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94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7.02cm"/>
    </style:style>
    <style:style style:name="co6" style:family="table-column">
      <style:table-column-properties fo:break-before="auto" style:column-width="8.241cm"/>
    </style:style>
    <style:style style:name="co7" style:family="table-column">
      <style:table-column-properties fo:break-before="auto" style:column-width="6.65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331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7.075cm"/>
    </style:style>
    <style:style style:name="co12" style:family="table-column">
      <style:table-column-properties fo:break-before="auto" style:column-width="9.795cm"/>
    </style:style>
    <style:style style:name="co13" style:family="table-column">
      <style:table-column-properties fo:break-before="auto" style:column-width="4.001cm"/>
    </style:style>
    <style:style style:name="co14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2.302cm"/>
    </style:style>
    <style:style style:name="co17" style:family="table-column">
      <style:table-column-properties fo:break-before="auto" style:column-width="5.161cm"/>
    </style:style>
    <style:style style:name="co18" style:family="table-column">
      <style:table-column-properties fo:break-before="auto" style:column-width="8.74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3.417cm"/>
    </style:style>
    <style:style style:name="co21" style:family="table-column">
      <style:table-column-properties fo:break-before="auto" style:column-width="3.889cm"/>
    </style:style>
    <style:style style:name="co22" style:family="table-column">
      <style:table-column-properties fo:break-before="auto" style:column-width="12.9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font-name="Courier New" fo:font-size="10pt" fo:language="zxx" fo:country="none" style:font-size-asian="10pt" style:language-asian="en" style:country-asian="US" style:font-size-complex="10pt" style:language-complex="en" style:country-complex="US"/>
    </style:style>
    <style:style style:name="ce3" style:family="table-cell" style:parent-style-name="Default">
      <style:text-properties style:font-name="Courier New" fo:font-size="10pt" fo:language="zxx" fo:country="none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Courier New" fo:font-size="10pt" style:font-size-asian="10pt" style:font-size-complex="10pt"/>
    </style:style>
    <style:style style:name="ce5" style:family="table-cell" style:parent-style-name="Default">
      <style:text-properties style:use-window-font-color="true" style:font-name="Courier New" fo:font-size="10pt" fo:language="zxx" fo:country="none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ce6" style:family="table-cell" style:parent-style-name="Default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color="#ff00ff" style:font-name="Courier New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use-window-font-color="true" style:font-name="Courier New" fo:font-size="10pt" fo:language="en" fo:country="US" fo:font-weight="normal" style:font-name-asian="Consolas" style:font-size-asian="10pt" style:language-asian="en" style:country-asian="US" style:font-weight-asian="normal" style:font-name-complex="Consolas" style:font-size-complex="10pt" style:language-complex="en" style:country-complex="US" style:font-weight-complex="normal"/>
    </style:style>
    <style:style style:name="ce9" style:family="table-cell" style:parent-style-name="Default">
      <style:text-properties fo:color="#ff0000" style:font-name="Courier New" fo:font-size="10pt" fo:language="zxx" fo:country="none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ce10" style:family="table-cell" style:parent-style-name="Default">
      <style:text-properties fo:color="#ff0000" style:font-name="Courier New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000000"/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/>
      <style:text-properties style:font-name="Courier New" fo:font-size="10pt" style:font-size-asian="10pt" style:font-size-complex="10pt"/>
    </style:style>
    <style:style style:name="ce13" style:family="table-cell" style:parent-style-name="Default">
      <style:table-cell-properties fo:background-color="#e6e6e6"/>
      <style:text-properties style:font-name="Courier New" fo:font-size="10pt" style:font-size-asian="10pt" style:font-size-complex="10pt"/>
    </style:style>
    <style:style style:name="ce14" style:family="table-cell" style:parent-style-name="Default">
      <style:table-cell-properties fo:background-color="#ffcc99"/>
      <style:text-properties style:font-name="Courier New" fo:font-size="10pt" style:font-size-asian="10pt" style:font-size-complex="10pt"/>
    </style:style>
    <style:style style:name="ce15" style:family="table-cell" style:parent-style-name="Default"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Courier New" fo:font-size="10pt" fo:language="zxx" fo:country="none" style:font-size-asian="10pt" style:language-asian="en" style:country-asian="US" style:font-size-complex="5.65000009536743pt" style:language-complex="en" style:country-complex="US"/>
    </style:style>
    <style:style style:name="ce17" style:family="table-cell" style:parent-style-name="Default">
      <style:text-properties style:use-window-font-color="true" style:font-name="Courier New" fo:font-size="10pt" fo:language="zxx" fo:country="none" fo:font-weight="normal" style:font-size-asian="10pt" style:language-asian="en" style:country-asian="US" style:font-weight-asian="normal" style:font-size-complex="5.65000009536743pt" style:language-complex="en" style:country-complex="US" style:font-weight-complex="normal"/>
    </style:style>
    <style:style style:name="ce18" style:family="table-cell" style:parent-style-name="Default">
      <style:text-properties style:font-name="Courier New"/>
    </style:style>
    <style:style style:name="ce19" style:family="table-cell" style:parent-style-name="Default">
      <style:table-cell-properties fo:background-color="#e6e6e6"/>
      <style:text-properties style:font-name="Courier New" fo:font-size="10pt" style:font-size-asian="10pt" style:language-asian="en" style:country-asian="US" style:font-size-complex="10pt" style:language-complex="en" style:country-complex="US"/>
    </style:style>
    <style:style style:name="ce20" style:family="table-cell" style:parent-style-name="Default">
      <style:text-properties style:use-window-font-color="true" style:font-name="Courier New" fo:font-size="10pt" style:font-size-asian="10pt" style:font-size-complex="10pt"/>
    </style:style>
  </office:automatic-styles>
  <office:body>
    <office:spreadsheet>
      <table:table table:name="ErrorType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1" office:value-type="string">
            <text:p>no_error</text:p>
          </table:table-cell>
          <table:table-cell table:style-name="ce11"/>
          <table:table-cell table:style-name="ce13" office:value-type="float" office:value="0">
            <text:p>0</text:p>
          </table:table-cell>
          <table:table-cell table:style-name="ce14" table:formula="of:=SUBSTITUTE(SUBSTITUTE(SUBSTITUTE([.A1];&quot;__WARNING&quot;;&quot;&quot;);&quot;__&quot;;&quot; - &quot;);&quot;_&quot;;&quot; &quot;)" office:value-type="string" office:string-value="no error">
            <text:p>no error</text:p>
          </table:table-cell>
          <table:table-cell table:style-name="ce13" table:formula="of:=IF([.A1]=&quot;&quot;;&quot;&quot;;&quot;public const int &quot; &amp; [.A1] &amp; &quot; = &quot; &amp; [.C1] &amp; &quot;;&quot;)" office:value-type="string" office:string-value="public const int no_error = 0;">
            <text:p>public const int no_error = 0;</text:p>
          </table:table-cell>
          <table:table-cell table:style-name="ce13" table:formula="of:=IF([.A1]=&quot;&quot;;&quot;&quot;;&quot;items_.Add(&quot; &amp; [.A1] &amp; &quot;, new ErrorItem(&quot;&quot;&quot; &amp; [.D1] &amp; &quot;&quot;&quot;, &quot; &amp; IF(OR([.A1]=&quot;no_error&quot;;NOT(ISERROR(SEARCH(&quot;__WARNING&quot;;[.A1])))); &quot;false&quot;; &quot;true&quot;) &amp; &quot;));&quot;)" office:value-type="string" office:string-value="items_.Add(no_error, new ErrorItem(&quot;no error&quot;, false));">
            <text:p>items_.Add(no_error, new ErrorItem("no error", false));</text:p>
          </table:table-cell>
          <table:table-cell table:formula="of:=IF([.A1]=&quot;&quot;;&quot;&quot;;&quot;  insert into &quot;&quot;LOG_Errortype&quot;&quot; (   &quot;&quot;IDErrortype&quot;&quot;,    &quot;&quot;Name&quot;&quot;  )  select    &quot; &amp; [.C1] &amp; &quot;,    '&quot; &amp; [.A1] &amp; &quot;'   where not exists (   select &quot;&quot;IDErrortype&quot;&quot;    from &quot;&quot;LOG_Errortype&quot;&quot;    where &quot;&quot;IDErrortype&quot;&quot; = &quot; &amp; [.C1] &amp; &quot;  );   update &quot;&quot;LOG_Errortype&quot;&quot;  set    &quot;&quot;Name&quot;&quot; = '&quot; &amp; [.A1] &amp; &quot;'  where    &quot;&quot;IDErrortype&quot;&quot; = &quot; &amp; [.C1] &amp; &quot;; &quot;)" office:value-type="string" office:string-value="  insert into &quot;LOG_Errortype&quot; (   &quot;IDErrortype&quot;,    &quot;Name&quot;  )  select    0,    'no_error'   where not exists (   select &quot;IDErrortype&quot;    from &quot;LOG_Errortype&quot;    where &quot;IDErrortype&quot; = 0  );   update &quot;LOG_Errortype&quot;  set    &quot;Name&quot; = 'no_error'  where    &quot;IDErrortype&quot; = 0; ">
            <text:p><text:s text:c="2"/>insert into "LOG_Errortype" ( <text:s text:c="2"/>"IDErrortype", <text:s text:c="3"/>"Name" <text:s/>) <text:s/>select <text:s text:c="3"/>0, <text:s text:c="3"/>'no_error' <text:s text:c="2"/>where not exists ( <text:s text:c="2"/>select "IDErrortype" <text:s text:c="3"/>from "LOG_Errortype" <text:s text:c="3"/>where "IDErrortype" = 0 <text:s/>); <text:s text:c="2"/>update "LOG_Errortype" <text:s/>set <text:s text:c="3"/>"Name" = 'no_error' <text:s/>where <text:s text:c="3"/>"IDErrortype" = 0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ck_of_permitions</text:p>
          </table:table-cell>
          <table:table-cell table:style-name="ce11"/>
          <table:table-cell table:style-name="ce13" table:formula="of:=[.C1]+1" office:value-type="float" office:value="1">
            <text:p>1</text:p>
          </table:table-cell>
          <table:table-cell table:style-name="ce14" table:formula="of:=SUBSTITUTE(SUBSTITUTE(SUBSTITUTE([.A2];&quot;__WARNING&quot;;&quot;&quot;);&quot;__&quot;;&quot; - &quot;);&quot;_&quot;;&quot; &quot;)" office:value-type="string" office:string-value="lack of permitions">
            <text:p>lack of permitions</text:p>
          </table:table-cell>
          <table:table-cell table:style-name="ce13" table:formula="of:=IF([.A2]=&quot;&quot;;&quot;&quot;;&quot;public const int &quot; &amp; [.A2] &amp; &quot; = &quot; &amp; [.C2] &amp; &quot;;&quot;)" office:value-type="string" office:string-value="public const int lack_of_permitions = 1;">
            <text:p>public const int lack_of_permitions = 1;</text:p>
          </table:table-cell>
          <table:table-cell table:style-name="ce13" table:formula="of:=IF([.A2]=&quot;&quot;;&quot;&quot;;&quot;items_.Add(&quot; &amp; [.A2] &amp; &quot;, new ErrorItem(&quot;&quot;&quot; &amp; [.D2] &amp; &quot;&quot;&quot;, &quot; &amp; IF(OR([.A2]=&quot;no_error&quot;;NOT(ISERROR(SEARCH(&quot;__WARNING&quot;;[.A2])))); &quot;false&quot;; &quot;true&quot;) &amp; &quot;));&quot;)" office:value-type="string" office:string-value="items_.Add(lack_of_permitions, new ErrorItem(&quot;lack of permitions&quot;, true));">
            <text:p>items_.Add(lack_of_permitions, new ErrorItem("lack of permitions", true));</text:p>
          </table:table-cell>
          <table:table-cell table:formula="of:=IF([.A2]=&quot;&quot;;&quot;&quot;;&quot;  insert into &quot;&quot;LOG_Errortype&quot;&quot; (   &quot;&quot;IDErrortype&quot;&quot;,    &quot;&quot;Name&quot;&quot;  )  select    &quot; &amp; [.C2] &amp; &quot;,    '&quot; &amp; [.A2] &amp; &quot;'   where not exists (   select &quot;&quot;IDErrortype&quot;&quot;    from &quot;&quot;LOG_Errortype&quot;&quot;    where &quot;&quot;IDErrortype&quot;&quot; = &quot; &amp; [.C2] &amp; &quot;  );   update &quot;&quot;LOG_Errortype&quot;&quot;  set    &quot;&quot;Name&quot;&quot; = '&quot; &amp; [.A2] &amp; &quot;'  where    &quot;&quot;IDErrortype&quot;&quot; = &quot; &amp; [.C2] &amp; &quot;; &quot;)" office:value-type="string" office:string-value="  insert into &quot;LOG_Errortype&quot; (   &quot;IDErrortype&quot;,    &quot;Name&quot;  )  select    1,    'lack_of_permitions'   where not exists (   select &quot;IDErrortype&quot;    from &quot;LOG_Errortype&quot;    where &quot;IDErrortype&quot; = 1  );   update &quot;LOG_Errortype&quot;  set    &quot;Name&quot; = 'lack_of_permitions'  where    &quot;IDErrortype&quot; = 1; ">
            <text:p><text:s text:c="2"/>insert into "LOG_Errortype" ( <text:s text:c="2"/>"IDErrortype", <text:s text:c="3"/>"Name" <text:s/>) <text:s/>select <text:s text:c="3"/>1, <text:s text:c="3"/>'lack_of_permitions' <text:s text:c="2"/>where not exists ( <text:s text:c="2"/>select "IDErrortype" <text:s text:c="3"/>from "LOG_Errortype" <text:s text:c="3"/>where "IDErrortype" = 1 <text:s/>); <text:s text:c="2"/>update "LOG_Errortype" <text:s/>set <text:s text:c="3"/>"Name" = 'lack_of_permitions' <text:s/>where <text:s text:c="3"/>"IDErrortype" = 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ck_of_permitions__not_logged_in</text:p>
          </table:table-cell>
          <table:table-cell table:style-name="ce11"/>
          <table:table-cell table:style-name="ce13" table:formula="of:=[.C2]+1" office:value-type="float" office:value="2">
            <text:p>2</text:p>
          </table:table-cell>
          <table:table-cell table:style-name="ce14" table:formula="of:=SUBSTITUTE(SUBSTITUTE(SUBSTITUTE([.A3];&quot;__WARNING&quot;;&quot;&quot;);&quot;__&quot;;&quot; - &quot;);&quot;_&quot;;&quot; &quot;)" office:value-type="string" office:string-value="lack of permitions - not logged in">
            <text:p>lack of permitions - not logged in</text:p>
          </table:table-cell>
          <table:table-cell table:style-name="ce13" table:formula="of:=IF([.A3]=&quot;&quot;;&quot;&quot;;&quot;public const int &quot; &amp; [.A3] &amp; &quot; = &quot; &amp; [.C3] &amp; &quot;;&quot;)" office:value-type="string" office:string-value="public const int lack_of_permitions__not_logged_in = 2;">
            <text:p>public const int lack_of_permitions__not_logged_in = 2;</text:p>
          </table:table-cell>
          <table:table-cell table:style-name="ce13" table:formula="of:=IF([.A3]=&quot;&quot;;&quot;&quot;;&quot;items_.Add(&quot; &amp; [.A3] &amp; &quot;, new ErrorItem(&quot;&quot;&quot; &amp; [.D3] &amp; &quot;&quot;&quot;, &quot; &amp; IF(OR([.A3]=&quot;no_error&quot;;NOT(ISERROR(SEARCH(&quot;__WARNING&quot;;[.A3])))); &quot;false&quot;; &quot;true&quot;) &amp; &quot;));&quot;)" office:value-type="string" office:string-value="items_.Add(lack_of_permitions__not_logged_in, new ErrorItem(&quot;lack of permitions - not logged in&quot;, true));">
            <text:p>items_.Add(lack_of_permitions__not_logged_in, new ErrorItem("lack of permitions - not logged in", true));</text:p>
          </table:table-cell>
          <table:table-cell table:formula="of:=IF([.A3]=&quot;&quot;;&quot;&quot;;&quot;  insert into &quot;&quot;LOG_Errortype&quot;&quot; (   &quot;&quot;IDErrortype&quot;&quot;,    &quot;&quot;Name&quot;&quot;  )  select    &quot; &amp; [.C3] &amp; &quot;,    '&quot; &amp; [.A3] &amp; &quot;'   where not exists (   select &quot;&quot;IDErrortype&quot;&quot;    from &quot;&quot;LOG_Errortype&quot;&quot;    where &quot;&quot;IDErrortype&quot;&quot; = &quot; &amp; [.C3] &amp; &quot;  );   update &quot;&quot;LOG_Errortype&quot;&quot;  set    &quot;&quot;Name&quot;&quot; = '&quot; &amp; [.A3] &amp; &quot;'  where    &quot;&quot;IDErrortype&quot;&quot; = &quot; &amp; [.C3] &amp; &quot;; &quot;)" office:value-type="string" office:string-value="  insert into &quot;LOG_Errortype&quot; (   &quot;IDErrortype&quot;,    &quot;Name&quot;  )  select    2,    'lack_of_permitions__not_logged_in'   where not exists (   select &quot;IDErrortype&quot;    from &quot;LOG_Errortype&quot;    where &quot;IDErrortype&quot; = 2  );   update &quot;LOG_Errortype&quot;  set    &quot;Name&quot; = 'lack_of_permitions__not_logged_in'  where    &quot;IDErrortype&quot; = 2; ">
            <text:p><text:s text:c="2"/>insert into "LOG_Errortype" ( <text:s text:c="2"/>"IDErrortype", <text:s text:c="3"/>"Name" <text:s/>) <text:s/>select <text:s text:c="3"/>2, <text:s text:c="3"/>'lack_of_permitions__not_logged_in' <text:s text:c="2"/>where not exists ( <text:s text:c="2"/>select "IDErrortype" <text:s text:c="3"/>from "LOG_Errortype" <text:s text:c="3"/>where "IDErrortype" = 2 <text:s/>); <text:s text:c="2"/>update "LOG_Errortype" <text:s/>set <text:s text:c="3"/>"Name" = 'lack_of_permitions__not_logged_in' <text:s/>where <text:s text:c="3"/>"IDErrortype" = 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</text:p>
          </table:table-cell>
          <table:table-cell table:style-name="ce11"/>
          <table:table-cell table:style-name="ce13" table:formula="of:=[.C3]+1" office:value-type="float" office:value="3">
            <text:p>3</text:p>
          </table:table-cell>
          <table:table-cell table:style-name="ce14" table:formula="of:=SUBSTITUTE(SUBSTITUTE(SUBSTITUTE([.A4];&quot;__WARNING&quot;;&quot;&quot;);&quot;__&quot;;&quot; - &quot;);&quot;_&quot;;&quot; &quot;)" office:value-type="string" office:string-value="data">
            <text:p>data</text:p>
          </table:table-cell>
          <table:table-cell table:style-name="ce13" table:formula="of:=IF([.A4]=&quot;&quot;;&quot;&quot;;&quot;public const int &quot; &amp; [.A4] &amp; &quot; = &quot; &amp; [.C4] &amp; &quot;;&quot;)" office:value-type="string" office:string-value="public const int data = 3;">
            <text:p>public const int data = 3;</text:p>
          </table:table-cell>
          <table:table-cell table:style-name="ce13" table:formula="of:=IF([.A4]=&quot;&quot;;&quot;&quot;;&quot;items_.Add(&quot; &amp; [.A4] &amp; &quot;, new ErrorItem(&quot;&quot;&quot; &amp; [.D4] &amp; &quot;&quot;&quot;, &quot; &amp; IF(OR([.A4]=&quot;no_error&quot;;NOT(ISERROR(SEARCH(&quot;__WARNING&quot;;[.A4])))); &quot;false&quot;; &quot;true&quot;) &amp; &quot;));&quot;)" office:value-type="string" office:string-value="items_.Add(data, new ErrorItem(&quot;data&quot;, true));">
            <text:p>items_.Add(data, new ErrorItem("data", true));</text:p>
          </table:table-cell>
          <table:table-cell table:formula="of:=IF([.A4]=&quot;&quot;;&quot;&quot;;&quot;  insert into &quot;&quot;LOG_Errortype&quot;&quot; (   &quot;&quot;IDErrortype&quot;&quot;,    &quot;&quot;Name&quot;&quot;  )  select    &quot; &amp; [.C4] &amp; &quot;,    '&quot; &amp; [.A4] &amp; &quot;'   where not exists (   select &quot;&quot;IDErrortype&quot;&quot;    from &quot;&quot;LOG_Errortype&quot;&quot;    where &quot;&quot;IDErrortype&quot;&quot; = &quot; &amp; [.C4] &amp; &quot;  );   update &quot;&quot;LOG_Errortype&quot;&quot;  set    &quot;&quot;Name&quot;&quot; = '&quot; &amp; [.A4] &amp; &quot;'  where    &quot;&quot;IDErrortype&quot;&quot; = &quot; &amp; [.C4] &amp; &quot;; &quot;)" office:value-type="string" office:string-value="  insert into &quot;LOG_Errortype&quot; (   &quot;IDErrortype&quot;,    &quot;Name&quot;  )  select    3,    'data'   where not exists (   select &quot;IDErrortype&quot;    from &quot;LOG_Errortype&quot;    where &quot;IDErrortype&quot; = 3  );   update &quot;LOG_Errortype&quot;  set    &quot;Name&quot; = 'data'  where    &quot;IDErrortype&quot; = 3; ">
            <text:p><text:s text:c="2"/>insert into "LOG_Errortype" ( <text:s text:c="2"/>"IDErrortype", <text:s text:c="3"/>"Name" <text:s/>) <text:s/>select <text:s text:c="3"/>3, <text:s text:c="3"/>'data' <text:s text:c="2"/>where not exists ( <text:s text:c="2"/>select "IDErrortype" <text:s text:c="3"/>from "LOG_Errortype" <text:s text:c="3"/>where "IDErrortype" = 3 <text:s/>); <text:s text:c="2"/>update "LOG_Errortype" <text:s/>set <text:s text:c="3"/>"Name" = 'data' <text:s/>where <text:s text:c="3"/>"IDErrortype" = 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not_found</text:p>
          </table:table-cell>
          <table:table-cell table:style-name="ce11"/>
          <table:table-cell table:style-name="ce13" table:formula="of:=[.C4]+1" office:value-type="float" office:value="4">
            <text:p>4</text:p>
          </table:table-cell>
          <table:table-cell table:style-name="ce14" table:formula="of:=SUBSTITUTE(SUBSTITUTE(SUBSTITUTE([.A5];&quot;__WARNING&quot;;&quot;&quot;);&quot;__&quot;;&quot; - &quot;);&quot;_&quot;;&quot; &quot;)" office:value-type="string" office:string-value="data - not found">
            <text:p>data - not found</text:p>
          </table:table-cell>
          <table:table-cell table:style-name="ce13" table:formula="of:=IF([.A5]=&quot;&quot;;&quot;&quot;;&quot;public const int &quot; &amp; [.A5] &amp; &quot; = &quot; &amp; [.C5] &amp; &quot;;&quot;)" office:value-type="string" office:string-value="public const int data__not_found = 4;">
            <text:p>public const int data__not_found = 4;</text:p>
          </table:table-cell>
          <table:table-cell table:style-name="ce13" table:formula="of:=IF([.A5]=&quot;&quot;;&quot;&quot;;&quot;items_.Add(&quot; &amp; [.A5] &amp; &quot;, new ErrorItem(&quot;&quot;&quot; &amp; [.D5] &amp; &quot;&quot;&quot;, &quot; &amp; IF(OR([.A5]=&quot;no_error&quot;;NOT(ISERROR(SEARCH(&quot;__WARNING&quot;;[.A5])))); &quot;false&quot;; &quot;true&quot;) &amp; &quot;));&quot;)" office:value-type="string" office:string-value="items_.Add(data__not_found, new ErrorItem(&quot;data - not found&quot;, true));">
            <text:p>items_.Add(data__not_found, new ErrorItem("data - not found", true));</text:p>
          </table:table-cell>
          <table:table-cell table:formula="of:=IF([.A5]=&quot;&quot;;&quot;&quot;;&quot;  insert into &quot;&quot;LOG_Errortype&quot;&quot; (   &quot;&quot;IDErrortype&quot;&quot;,    &quot;&quot;Name&quot;&quot;  )  select    &quot; &amp; [.C5] &amp; &quot;,    '&quot; &amp; [.A5] &amp; &quot;'   where not exists (   select &quot;&quot;IDErrortype&quot;&quot;    from &quot;&quot;LOG_Errortype&quot;&quot;    where &quot;&quot;IDErrortype&quot;&quot; = &quot; &amp; [.C5] &amp; &quot;  );   update &quot;&quot;LOG_Errortype&quot;&quot;  set    &quot;&quot;Name&quot;&quot; = '&quot; &amp; [.A5] &amp; &quot;'  where    &quot;&quot;IDErrortype&quot;&quot; = &quot; &amp; [.C5] &amp; &quot;; &quot;)" office:value-type="string" office:string-value="  insert into &quot;LOG_Errortype&quot; (   &quot;IDErrortype&quot;,    &quot;Name&quot;  )  select    4,    'data__not_found'   where not exists (   select &quot;IDErrortype&quot;    from &quot;LOG_Errortype&quot;    where &quot;IDErrortype&quot; = 4  );   update &quot;LOG_Errortype&quot;  set    &quot;Name&quot; = 'data__not_found'  where    &quot;IDErrortype&quot; = 4; ">
            <text:p><text:s text:c="2"/>insert into "LOG_Errortype" ( <text:s text:c="2"/>"IDErrortype", <text:s text:c="3"/>"Name" <text:s/>) <text:s/>select <text:s text:c="3"/>4, <text:s text:c="3"/>'data__not_found' <text:s text:c="2"/>where not exists ( <text:s text:c="2"/>select "IDErrortype" <text:s text:c="3"/>from "LOG_Errortype" <text:s text:c="3"/>where "IDErrortype" = 4 <text:s/>); <text:s text:c="2"/>update "LOG_Errortype" <text:s/>set <text:s text:c="3"/>"Name" = 'data__not_found' <text:s/>where <text:s text:c="3"/>"IDErrortype" = 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constraint_violation</text:p>
          </table:table-cell>
          <table:table-cell table:style-name="ce11"/>
          <table:table-cell table:style-name="ce13" table:formula="of:=[.C5]+1" office:value-type="float" office:value="5">
            <text:p>5</text:p>
          </table:table-cell>
          <table:table-cell table:style-name="ce14" table:formula="of:=SUBSTITUTE(SUBSTITUTE(SUBSTITUTE([.A6];&quot;__WARNING&quot;;&quot;&quot;);&quot;__&quot;;&quot; - &quot;);&quot;_&quot;;&quot; &quot;)" office:value-type="string" office:string-value="data - constraint violation">
            <text:p>data - constraint violation</text:p>
          </table:table-cell>
          <table:table-cell table:style-name="ce13" table:formula="of:=IF([.A6]=&quot;&quot;;&quot;&quot;;&quot;public const int &quot; &amp; [.A6] &amp; &quot; = &quot; &amp; [.C6] &amp; &quot;;&quot;)" office:value-type="string" office:string-value="public const int data__constraint_violation = 5;">
            <text:p>public const int data__constraint_violation = 5;</text:p>
          </table:table-cell>
          <table:table-cell table:style-name="ce13" table:formula="of:=IF([.A6]=&quot;&quot;;&quot;&quot;;&quot;items_.Add(&quot; &amp; [.A6] &amp; &quot;, new ErrorItem(&quot;&quot;&quot; &amp; [.D6] &amp; &quot;&quot;&quot;, &quot; &amp; IF(OR([.A6]=&quot;no_error&quot;;NOT(ISERROR(SEARCH(&quot;__WARNING&quot;;[.A6])))); &quot;false&quot;; &quot;true&quot;) &amp; &quot;));&quot;)" office:value-type="string" office:string-value="items_.Add(data__constraint_violation, new ErrorItem(&quot;data - constraint violation&quot;, true));">
            <text:p>items_.Add(data__constraint_violation, new ErrorItem("data - constraint violation", true));</text:p>
          </table:table-cell>
          <table:table-cell table:formula="of:=IF([.A6]=&quot;&quot;;&quot;&quot;;&quot;  insert into &quot;&quot;LOG_Errortype&quot;&quot; (   &quot;&quot;IDErrortype&quot;&quot;,    &quot;&quot;Name&quot;&quot;  )  select    &quot; &amp; [.C6] &amp; &quot;,    '&quot; &amp; [.A6] &amp; &quot;'   where not exists (   select &quot;&quot;IDErrortype&quot;&quot;    from &quot;&quot;LOG_Errortype&quot;&quot;    where &quot;&quot;IDErrortype&quot;&quot; = &quot; &amp; [.C6] &amp; &quot;  );   update &quot;&quot;LOG_Errortype&quot;&quot;  set    &quot;&quot;Name&quot;&quot; = '&quot; &amp; [.A6] &amp; &quot;'  where    &quot;&quot;IDErrortype&quot;&quot; = &quot; &amp; [.C6] &amp; &quot;; &quot;)" office:value-type="string" office:string-value="  insert into &quot;LOG_Errortype&quot; (   &quot;IDErrortype&quot;,    &quot;Name&quot;  )  select    5,    'data__constraint_violation'   where not exists (   select &quot;IDErrortype&quot;    from &quot;LOG_Errortype&quot;    where &quot;IDErrortype&quot; = 5  );   update &quot;LOG_Errortype&quot;  set    &quot;Name&quot; = 'data__constraint_violation'  where    &quot;IDErrortype&quot; = 5; ">
            <text:p><text:s text:c="2"/>insert into "LOG_Errortype" ( <text:s text:c="2"/>"IDErrortype", <text:s text:c="3"/>"Name" <text:s/>) <text:s/>select <text:s text:c="3"/>5, <text:s text:c="3"/>'data__constraint_violation' <text:s text:c="2"/>where not exists ( <text:s text:c="2"/>select "IDErrortype" <text:s text:c="3"/>from "LOG_Errortype" <text:s text:c="3"/>where "IDErrortype" = 5 <text:s/>); <text:s text:c="2"/>update "LOG_Errortype" <text:s/>set <text:s text:c="3"/>"Name" = 'data__constraint_violation' <text:s/>where <text:s text:c="3"/>"IDErrortype" = 5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can_not_delete__pending_references</text:p>
          </table:table-cell>
          <table:table-cell table:style-name="ce11"/>
          <table:table-cell table:style-name="ce13" table:formula="of:=[.C6]+1" office:value-type="float" office:value="6">
            <text:p>6</text:p>
          </table:table-cell>
          <table:table-cell table:style-name="ce14" table:formula="of:=SUBSTITUTE(SUBSTITUTE(SUBSTITUTE([.A7];&quot;__WARNING&quot;;&quot;&quot;);&quot;__&quot;;&quot; - &quot;);&quot;_&quot;;&quot; &quot;)" office:value-type="string" office:string-value="data - can not delete - pending references">
            <text:p>data - can not delete - pending references</text:p>
          </table:table-cell>
          <table:table-cell table:style-name="ce13" table:formula="of:=IF([.A7]=&quot;&quot;;&quot;&quot;;&quot;public const int &quot; &amp; [.A7] &amp; &quot; = &quot; &amp; [.C7] &amp; &quot;;&quot;)" office:value-type="string" office:string-value="public const int data__can_not_delete__pending_references = 6;">
            <text:p>public const int data__can_not_delete__pending_references = 6;</text:p>
          </table:table-cell>
          <table:table-cell table:style-name="ce13" table:formula="of:=IF([.A7]=&quot;&quot;;&quot;&quot;;&quot;items_.Add(&quot; &amp; [.A7] &amp; &quot;, new ErrorItem(&quot;&quot;&quot; &amp; [.D7] &amp; &quot;&quot;&quot;, &quot; &amp; IF(OR([.A7]=&quot;no_error&quot;;NOT(ISERROR(SEARCH(&quot;__WARNING&quot;;[.A7])))); &quot;false&quot;; &quot;true&quot;) &amp; &quot;));&quot;)" office:value-type="string" office:string-value="items_.Add(data__can_not_delete__pending_references, new ErrorItem(&quot;data - can not delete - pending references&quot;, true));">
            <text:p>items_.Add(data__can_not_delete__pending_references, new ErrorItem("data - can not delete - pending references", true));</text:p>
          </table:table-cell>
          <table:table-cell table:formula="of:=IF([.A7]=&quot;&quot;;&quot;&quot;;&quot;  insert into &quot;&quot;LOG_Errortype&quot;&quot; (   &quot;&quot;IDErrortype&quot;&quot;,    &quot;&quot;Name&quot;&quot;  )  select    &quot; &amp; [.C7] &amp; &quot;,    '&quot; &amp; [.A7] &amp; &quot;'   where not exists (   select &quot;&quot;IDErrortype&quot;&quot;    from &quot;&quot;LOG_Errortype&quot;&quot;    where &quot;&quot;IDErrortype&quot;&quot; = &quot; &amp; [.C7] &amp; &quot;  );   update &quot;&quot;LOG_Errortype&quot;&quot;  set    &quot;&quot;Name&quot;&quot; = '&quot; &amp; [.A7] &amp; &quot;'  where    &quot;&quot;IDErrortype&quot;&quot; = &quot; &amp; [.C7] &amp; &quot;; &quot;)" office:value-type="string" office:string-value="  insert into &quot;LOG_Errortype&quot; (   &quot;IDErrortype&quot;,    &quot;Name&quot;  )  select    6,    'data__can_not_delete__pending_references'   where not exists (   select &quot;IDErrortype&quot;    from &quot;LOG_Errortype&quot;    where &quot;IDErrortype&quot; = 6  );   update &quot;LOG_Errortype&quot;  set    &quot;Name&quot; = 'data__can_not_delete__pending_references'  where    &quot;IDErrortype&quot; = 6; ">
            <text:p><text:s text:c="2"/>insert into "LOG_Errortype" ( <text:s text:c="2"/>"IDErrortype", <text:s text:c="3"/>"Name" <text:s/>) <text:s/>select <text:s text:c="3"/>6, <text:s text:c="3"/>'data__can_not_delete__pending_references' <text:s text:c="2"/>where not exists ( <text:s text:c="2"/>select "IDErrortype" <text:s text:c="3"/>from "LOG_Errortype" <text:s text:c="3"/>where "IDErrortype" = 6 <text:s/>); <text:s text:c="2"/>update "LOG_Errortype" <text:s/>set <text:s text:c="3"/>"Name" = 'data__can_not_delete__pending_references' <text:s/>where <text:s text:c="3"/>"IDErrortype" = 6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item_inserted__WARNING</text:p>
          </table:table-cell>
          <table:table-cell table:style-name="ce11"/>
          <table:table-cell table:style-name="ce13" table:formula="of:=[.C7]+1" office:value-type="float" office:value="7">
            <text:p>7</text:p>
          </table:table-cell>
          <table:table-cell table:style-name="ce14" table:formula="of:=SUBSTITUTE(SUBSTITUTE(SUBSTITUTE([.A8];&quot;__WARNING&quot;;&quot;&quot;);&quot;__&quot;;&quot; - &quot;);&quot;_&quot;;&quot; &quot;)" office:value-type="string" office:string-value="data - item inserted">
            <text:p>data - item inserted</text:p>
          </table:table-cell>
          <table:table-cell table:style-name="ce13" table:formula="of:=IF([.A8]=&quot;&quot;;&quot;&quot;;&quot;public const int &quot; &amp; [.A8] &amp; &quot; = &quot; &amp; [.C8] &amp; &quot;;&quot;)" office:value-type="string" office:string-value="public const int data__item_inserted__WARNING = 7;">
            <text:p>public const int data__item_inserted__WARNING = 7;</text:p>
          </table:table-cell>
          <table:table-cell table:style-name="ce13" table:formula="of:=IF([.A8]=&quot;&quot;;&quot;&quot;;&quot;items_.Add(&quot; &amp; [.A8] &amp; &quot;, new ErrorItem(&quot;&quot;&quot; &amp; [.D8] &amp; &quot;&quot;&quot;, &quot; &amp; IF(OR([.A8]=&quot;no_error&quot;;NOT(ISERROR(SEARCH(&quot;__WARNING&quot;;[.A8])))); &quot;false&quot;; &quot;true&quot;) &amp; &quot;));&quot;)" office:value-type="string" office:string-value="items_.Add(data__item_inserted__WARNING, new ErrorItem(&quot;data - item inserted&quot;, false));">
            <text:p>items_.Add(data__item_inserted__WARNING, new ErrorItem("data - item inserted", false));</text:p>
          </table:table-cell>
          <table:table-cell table:formula="of:=IF([.A8]=&quot;&quot;;&quot;&quot;;&quot;  insert into &quot;&quot;LOG_Errortype&quot;&quot; (   &quot;&quot;IDErrortype&quot;&quot;,    &quot;&quot;Name&quot;&quot;  )  select    &quot; &amp; [.C8] &amp; &quot;,    '&quot; &amp; [.A8] &amp; &quot;'   where not exists (   select &quot;&quot;IDErrortype&quot;&quot;    from &quot;&quot;LOG_Errortype&quot;&quot;    where &quot;&quot;IDErrortype&quot;&quot; = &quot; &amp; [.C8] &amp; &quot;  );   update &quot;&quot;LOG_Errortype&quot;&quot;  set    &quot;&quot;Name&quot;&quot; = '&quot; &amp; [.A8] &amp; &quot;'  where    &quot;&quot;IDErrortype&quot;&quot; = &quot; &amp; [.C8] &amp; &quot;; &quot;)" office:value-type="string" office:string-value="  insert into &quot;LOG_Errortype&quot; (   &quot;IDErrortype&quot;,    &quot;Name&quot;  )  select    7,    'data__item_inserted__WARNING'   where not exists (   select &quot;IDErrortype&quot;    from &quot;LOG_Errortype&quot;    where &quot;IDErrortype&quot; = 7  );   update &quot;LOG_Errortype&quot;  set    &quot;Name&quot; = 'data__item_inserted__WARNING'  where    &quot;IDErrortype&quot; = 7; ">
            <text:p><text:s text:c="2"/>insert into "LOG_Errortype" ( <text:s text:c="2"/>"IDErrortype", <text:s text:c="3"/>"Name" <text:s/>) <text:s/>select <text:s text:c="3"/>7, <text:s text:c="3"/>'data__item_inserted__WARNING' <text:s text:c="2"/>where not exists ( <text:s text:c="2"/>select "IDErrortype" <text:s text:c="3"/>from "LOG_Errortype" <text:s text:c="3"/>where "IDErrortype" = 7 <text:s/>); <text:s text:c="2"/>update "LOG_Errortype" <text:s/>set <text:s text:c="3"/>"Name" = 'data__item_inserted__WARNING' <text:s/>where <text:s text:c="3"/>"IDErrortype" = 7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item_updated__WARNING</text:p>
          </table:table-cell>
          <table:table-cell table:style-name="ce11"/>
          <table:table-cell table:style-name="ce13" table:formula="of:=[.C8]+1" office:value-type="float" office:value="8">
            <text:p>8</text:p>
          </table:table-cell>
          <table:table-cell table:style-name="ce14" table:formula="of:=SUBSTITUTE(SUBSTITUTE(SUBSTITUTE([.A9];&quot;__WARNING&quot;;&quot;&quot;);&quot;__&quot;;&quot; - &quot;);&quot;_&quot;;&quot; &quot;)" office:value-type="string" office:string-value="data - item updated">
            <text:p>data - item updated</text:p>
          </table:table-cell>
          <table:table-cell table:style-name="ce13" table:formula="of:=IF([.A9]=&quot;&quot;;&quot;&quot;;&quot;public const int &quot; &amp; [.A9] &amp; &quot; = &quot; &amp; [.C9] &amp; &quot;;&quot;)" office:value-type="string" office:string-value="public const int data__item_updated__WARNING = 8;">
            <text:p>public const int data__item_updated__WARNING = 8;</text:p>
          </table:table-cell>
          <table:table-cell table:style-name="ce13" table:formula="of:=IF([.A9]=&quot;&quot;;&quot;&quot;;&quot;items_.Add(&quot; &amp; [.A9] &amp; &quot;, new ErrorItem(&quot;&quot;&quot; &amp; [.D9] &amp; &quot;&quot;&quot;, &quot; &amp; IF(OR([.A9]=&quot;no_error&quot;;NOT(ISERROR(SEARCH(&quot;__WARNING&quot;;[.A9])))); &quot;false&quot;; &quot;true&quot;) &amp; &quot;));&quot;)" office:value-type="string" office:string-value="items_.Add(data__item_updated__WARNING, new ErrorItem(&quot;data - item updated&quot;, false));">
            <text:p>items_.Add(data__item_updated__WARNING, new ErrorItem("data - item updated", false));</text:p>
          </table:table-cell>
          <table:table-cell table:formula="of:=IF([.A9]=&quot;&quot;;&quot;&quot;;&quot;  insert into &quot;&quot;LOG_Errortype&quot;&quot; (   &quot;&quot;IDErrortype&quot;&quot;,    &quot;&quot;Name&quot;&quot;  )  select    &quot; &amp; [.C9] &amp; &quot;,    '&quot; &amp; [.A9] &amp; &quot;'   where not exists (   select &quot;&quot;IDErrortype&quot;&quot;    from &quot;&quot;LOG_Errortype&quot;&quot;    where &quot;&quot;IDErrortype&quot;&quot; = &quot; &amp; [.C9] &amp; &quot;  );   update &quot;&quot;LOG_Errortype&quot;&quot;  set    &quot;&quot;Name&quot;&quot; = '&quot; &amp; [.A9] &amp; &quot;'  where    &quot;&quot;IDErrortype&quot;&quot; = &quot; &amp; [.C9] &amp; &quot;; &quot;)" office:value-type="string" office:string-value="  insert into &quot;LOG_Errortype&quot; (   &quot;IDErrortype&quot;,    &quot;Name&quot;  )  select    8,    'data__item_updated__WARNING'   where not exists (   select &quot;IDErrortype&quot;    from &quot;LOG_Errortype&quot;    where &quot;IDErrortype&quot; = 8  );   update &quot;LOG_Errortype&quot;  set    &quot;Name&quot; = 'data__item_updated__WARNING'  where    &quot;IDErrortype&quot; = 8; ">
            <text:p><text:s text:c="2"/>insert into "LOG_Errortype" ( <text:s text:c="2"/>"IDErrortype", <text:s text:c="3"/>"Name" <text:s/>) <text:s/>select <text:s text:c="3"/>8, <text:s text:c="3"/>'data__item_updated__WARNING' <text:s text:c="2"/>where not exists ( <text:s text:c="2"/>select "IDErrortype" <text:s text:c="3"/>from "LOG_Errortype" <text:s text:c="3"/>where "IDErrortype" = 8 <text:s/>); <text:s text:c="2"/>update "LOG_Errortype" <text:s/>set <text:s text:c="3"/>"Name" = 'data__item_updated__WARNING' <text:s/>where <text:s text:c="3"/>"IDErrortype" = 8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item_deleted__WARNING</text:p>
          </table:table-cell>
          <table:table-cell table:style-name="ce11"/>
          <table:table-cell table:style-name="ce13" table:formula="of:=[.C9]+1" office:value-type="float" office:value="9">
            <text:p>9</text:p>
          </table:table-cell>
          <table:table-cell table:style-name="ce14" table:formula="of:=SUBSTITUTE(SUBSTITUTE(SUBSTITUTE([.A10];&quot;__WARNING&quot;;&quot;&quot;);&quot;__&quot;;&quot; - &quot;);&quot;_&quot;;&quot; &quot;)" office:value-type="string" office:string-value="data - item deleted">
            <text:p>data - item deleted</text:p>
          </table:table-cell>
          <table:table-cell table:style-name="ce13" table:formula="of:=IF([.A10]=&quot;&quot;;&quot;&quot;;&quot;public const int &quot; &amp; [.A10] &amp; &quot; = &quot; &amp; [.C10] &amp; &quot;;&quot;)" office:value-type="string" office:string-value="public const int data__item_deleted__WARNING = 9;">
            <text:p>public const int data__item_deleted__WARNING = 9;</text:p>
          </table:table-cell>
          <table:table-cell table:style-name="ce13" table:formula="of:=IF([.A10]=&quot;&quot;;&quot;&quot;;&quot;items_.Add(&quot; &amp; [.A10] &amp; &quot;, new ErrorItem(&quot;&quot;&quot; &amp; [.D10] &amp; &quot;&quot;&quot;, &quot; &amp; IF(OR([.A10]=&quot;no_error&quot;;NOT(ISERROR(SEARCH(&quot;__WARNING&quot;;[.A10])))); &quot;false&quot;; &quot;true&quot;) &amp; &quot;));&quot;)" office:value-type="string" office:string-value="items_.Add(data__item_deleted__WARNING, new ErrorItem(&quot;data - item deleted&quot;, false));">
            <text:p>items_.Add(data__item_deleted__WARNING, new ErrorItem("data - item deleted", false));</text:p>
          </table:table-cell>
          <table:table-cell table:formula="of:=IF([.A10]=&quot;&quot;;&quot;&quot;;&quot;  insert into &quot;&quot;LOG_Errortype&quot;&quot; (   &quot;&quot;IDErrortype&quot;&quot;,    &quot;&quot;Name&quot;&quot;  )  select    &quot; &amp; [.C10] &amp; &quot;,    '&quot; &amp; [.A10] &amp; &quot;'   where not exists (   select &quot;&quot;IDErrortype&quot;&quot;    from &quot;&quot;LOG_Errortype&quot;&quot;    where &quot;&quot;IDErrortype&quot;&quot; = &quot; &amp; [.C10] &amp; &quot;  );   update &quot;&quot;LOG_Errortype&quot;&quot;  set    &quot;&quot;Name&quot;&quot; = '&quot; &amp; [.A10] &amp; &quot;'  where    &quot;&quot;IDErrortype&quot;&quot; = &quot; &amp; [.C10] &amp; &quot;; &quot;)" office:value-type="string" office:string-value="  insert into &quot;LOG_Errortype&quot; (   &quot;IDErrortype&quot;,    &quot;Name&quot;  )  select    9,    'data__item_deleted__WARNING'   where not exists (   select &quot;IDErrortype&quot;    from &quot;LOG_Errortype&quot;    where &quot;IDErrortype&quot; = 9  );   update &quot;LOG_Errortype&quot;  set    &quot;Name&quot; = 'data__item_deleted__WARNING'  where    &quot;IDErrortype&quot; = 9; ">
            <text:p><text:s text:c="2"/>insert into "LOG_Errortype" ( <text:s text:c="2"/>"IDErrortype", <text:s text:c="3"/>"Name" <text:s/>) <text:s/>select <text:s text:c="3"/>9, <text:s text:c="3"/>'data__item_deleted__WARNING' <text:s text:c="2"/>where not exists ( <text:s text:c="2"/>select "IDErrortype" <text:s text:c="3"/>from "LOG_Errortype" <text:s text:c="3"/>where "IDErrortype" = 9 <text:s/>); <text:s text:c="2"/>update "LOG_Errortype" <text:s/>set <text:s text:c="3"/>"Name" = 'data__item_deleted__WARNING' <text:s/>where <text:s text:c="3"/>"IDErrortype" = 9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g__already_marked_read</text:p>
          </table:table-cell>
          <table:table-cell table:style-name="ce11"/>
          <table:table-cell table:style-name="ce13" table:formula="of:=[.C10]+1" office:value-type="float" office:value="10">
            <text:p>10</text:p>
          </table:table-cell>
          <table:table-cell table:style-name="ce14" table:formula="of:=SUBSTITUTE(SUBSTITUTE(SUBSTITUTE([.A11];&quot;__WARNING&quot;;&quot;&quot;);&quot;__&quot;;&quot; - &quot;);&quot;_&quot;;&quot; &quot;)" office:value-type="string" office:string-value="log - already marked read">
            <text:p>log - already marked read</text:p>
          </table:table-cell>
          <table:table-cell table:style-name="ce13" table:formula="of:=IF([.A11]=&quot;&quot;;&quot;&quot;;&quot;public const int &quot; &amp; [.A11] &amp; &quot; = &quot; &amp; [.C11] &amp; &quot;;&quot;)" office:value-type="string" office:string-value="public const int log__already_marked_read = 10;">
            <text:p>public const int log__already_marked_read = 10;</text:p>
          </table:table-cell>
          <table:table-cell table:style-name="ce13" table:formula="of:=IF([.A11]=&quot;&quot;;&quot;&quot;;&quot;items_.Add(&quot; &amp; [.A11] &amp; &quot;, new ErrorItem(&quot;&quot;&quot; &amp; [.D11] &amp; &quot;&quot;&quot;, &quot; &amp; IF(OR([.A11]=&quot;no_error&quot;;NOT(ISERROR(SEARCH(&quot;__WARNING&quot;;[.A11])))); &quot;false&quot;; &quot;true&quot;) &amp; &quot;));&quot;)" office:value-type="string" office:string-value="items_.Add(log__already_marked_read, new ErrorItem(&quot;log - already marked read&quot;, true));">
            <text:p>items_.Add(log__already_marked_read, new ErrorItem("log - already marked read", true));</text:p>
          </table:table-cell>
          <table:table-cell table:formula="of:=IF([.A11]=&quot;&quot;;&quot;&quot;;&quot;  insert into &quot;&quot;LOG_Errortype&quot;&quot; (   &quot;&quot;IDErrortype&quot;&quot;,    &quot;&quot;Name&quot;&quot;  )  select    &quot; &amp; [.C11] &amp; &quot;,    '&quot; &amp; [.A11] &amp; &quot;'   where not exists (   select &quot;&quot;IDErrortype&quot;&quot;    from &quot;&quot;LOG_Errortype&quot;&quot;    where &quot;&quot;IDErrortype&quot;&quot; = &quot; &amp; [.C11] &amp; &quot;  );   update &quot;&quot;LOG_Errortype&quot;&quot;  set    &quot;&quot;Name&quot;&quot; = '&quot; &amp; [.A11] &amp; &quot;'  where    &quot;&quot;IDErrortype&quot;&quot; = &quot; &amp; [.C11] &amp; &quot;; &quot;)" office:value-type="string" office:string-value="  insert into &quot;LOG_Errortype&quot; (   &quot;IDErrortype&quot;,    &quot;Name&quot;  )  select    10,    'log__already_marked_read'   where not exists (   select &quot;IDErrortype&quot;    from &quot;LOG_Errortype&quot;    where &quot;IDErrortype&quot; = 10  );   update &quot;LOG_Errortype&quot;  set    &quot;Name&quot; = 'log__already_marked_read'  where    &quot;IDErrortype&quot; = 10; ">
            <text:p><text:s text:c="2"/>insert into "LOG_Errortype" ( <text:s text:c="2"/>"IDErrortype", <text:s text:c="3"/>"Name" <text:s/>) <text:s/>select <text:s text:c="3"/>10, <text:s text:c="3"/>'log__already_marked_read' <text:s text:c="2"/>where not exists ( <text:s text:c="2"/>select "IDErrortype" <text:s text:c="3"/>from "LOG_Errortype" <text:s text:c="3"/>where "IDErrortype" = 10 <text:s/>); <text:s text:c="2"/>update "LOG_Errortype" <text:s/>set <text:s text:c="3"/>"Name" = 'log__already_marked_read' <text:s/>where <text:s text:c="3"/>"IDErrortype" = 10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g__marked_read__WARNING</text:p>
          </table:table-cell>
          <table:table-cell table:style-name="ce11"/>
          <table:table-cell table:style-name="ce13" table:formula="of:=[.C11]+1" office:value-type="float" office:value="11">
            <text:p>11</text:p>
          </table:table-cell>
          <table:table-cell table:style-name="ce14" table:formula="of:=SUBSTITUTE(SUBSTITUTE(SUBSTITUTE([.A12];&quot;__WARNING&quot;;&quot;&quot;);&quot;__&quot;;&quot; - &quot;);&quot;_&quot;;&quot; &quot;)" office:value-type="string" office:string-value="log - marked read">
            <text:p>log - marked read</text:p>
          </table:table-cell>
          <table:table-cell table:style-name="ce13" table:formula="of:=IF([.A12]=&quot;&quot;;&quot;&quot;;&quot;public const int &quot; &amp; [.A12] &amp; &quot; = &quot; &amp; [.C12] &amp; &quot;;&quot;)" office:value-type="string" office:string-value="public const int log__marked_read__WARNING = 11;">
            <text:p>public const int log__marked_read__WARNING = 11;</text:p>
          </table:table-cell>
          <table:table-cell table:style-name="ce13" table:formula="of:=IF([.A12]=&quot;&quot;;&quot;&quot;;&quot;items_.Add(&quot; &amp; [.A12] &amp; &quot;, new ErrorItem(&quot;&quot;&quot; &amp; [.D12] &amp; &quot;&quot;&quot;, &quot; &amp; IF(OR([.A12]=&quot;no_error&quot;;NOT(ISERROR(SEARCH(&quot;__WARNING&quot;;[.A12])))); &quot;false&quot;; &quot;true&quot;) &amp; &quot;));&quot;)" office:value-type="string" office:string-value="items_.Add(log__marked_read__WARNING, new ErrorItem(&quot;log - marked read&quot;, false));">
            <text:p>items_.Add(log__marked_read__WARNING, new ErrorItem("log - marked read", false));</text:p>
          </table:table-cell>
          <table:table-cell table:formula="of:=IF([.A12]=&quot;&quot;;&quot;&quot;;&quot;  insert into &quot;&quot;LOG_Errortype&quot;&quot; (   &quot;&quot;IDErrortype&quot;&quot;,    &quot;&quot;Name&quot;&quot;  )  select    &quot; &amp; [.C12] &amp; &quot;,    '&quot; &amp; [.A12] &amp; &quot;'   where not exists (   select &quot;&quot;IDErrortype&quot;&quot;    from &quot;&quot;LOG_Errortype&quot;&quot;    where &quot;&quot;IDErrortype&quot;&quot; = &quot; &amp; [.C12] &amp; &quot;  );   update &quot;&quot;LOG_Errortype&quot;&quot;  set    &quot;&quot;Name&quot;&quot; = '&quot; &amp; [.A12] &amp; &quot;'  where    &quot;&quot;IDErrortype&quot;&quot; = &quot; &amp; [.C12] &amp; &quot;; &quot;)" office:value-type="string" office:string-value="  insert into &quot;LOG_Errortype&quot; (   &quot;IDErrortype&quot;,    &quot;Name&quot;  )  select    11,    'log__marked_read__WARNING'   where not exists (   select &quot;IDErrortype&quot;    from &quot;LOG_Errortype&quot;    where &quot;IDErrortype&quot; = 11  );   update &quot;LOG_Errortype&quot;  set    &quot;Name&quot; = 'log__marked_read__WARNING'  where    &quot;IDErrortype&quot; = 11; ">
            <text:p><text:s text:c="2"/>insert into "LOG_Errortype" ( <text:s text:c="2"/>"IDErrortype", <text:s text:c="3"/>"Name" <text:s/>) <text:s/>select <text:s text:c="3"/>11, <text:s text:c="3"/>'log__marked_read__WARNING' <text:s text:c="2"/>where not exists ( <text:s text:c="2"/>select "IDErrortype" <text:s text:c="3"/>from "LOG_Errortype" <text:s text:c="3"/>where "IDErrortype" = 11 <text:s/>); <text:s text:c="2"/>update "LOG_Errortype" <text:s/>set <text:s text:c="3"/>"Name" = 'log__marked_read__WARNING' <text:s/>where <text:s text:c="3"/>"IDErrortype" = 1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entication</text:p>
          </table:table-cell>
          <table:table-cell table:style-name="ce11"/>
          <table:table-cell table:style-name="ce13" table:formula="of:=[.C12]+1" office:value-type="float" office:value="12">
            <text:p>12</text:p>
          </table:table-cell>
          <table:table-cell table:style-name="ce14" table:formula="of:=SUBSTITUTE(SUBSTITUTE(SUBSTITUTE([.A13];&quot;__WARNING&quot;;&quot;&quot;);&quot;__&quot;;&quot; - &quot;);&quot;_&quot;;&quot; &quot;)" office:value-type="string" office:string-value="authentication">
            <text:p>authentication</text:p>
          </table:table-cell>
          <table:table-cell table:style-name="ce13" table:formula="of:=IF([.A13]=&quot;&quot;;&quot;&quot;;&quot;public const int &quot; &amp; [.A13] &amp; &quot; = &quot; &amp; [.C13] &amp; &quot;;&quot;)" office:value-type="string" office:string-value="public const int authentication = 12;">
            <text:p>public const int authentication = 12;</text:p>
          </table:table-cell>
          <table:table-cell table:style-name="ce13" table:formula="of:=IF([.A13]=&quot;&quot;;&quot;&quot;;&quot;items_.Add(&quot; &amp; [.A13] &amp; &quot;, new ErrorItem(&quot;&quot;&quot; &amp; [.D13] &amp; &quot;&quot;&quot;, &quot; &amp; IF(OR([.A13]=&quot;no_error&quot;;NOT(ISERROR(SEARCH(&quot;__WARNING&quot;;[.A13])))); &quot;false&quot;; &quot;true&quot;) &amp; &quot;));&quot;)" office:value-type="string" office:string-value="items_.Add(authentication, new ErrorItem(&quot;authentication&quot;, true));">
            <text:p>items_.Add(authentication, new ErrorItem("authentication", true));</text:p>
          </table:table-cell>
          <table:table-cell table:formula="of:=IF([.A13]=&quot;&quot;;&quot;&quot;;&quot;  insert into &quot;&quot;LOG_Errortype&quot;&quot; (   &quot;&quot;IDErrortype&quot;&quot;,    &quot;&quot;Name&quot;&quot;  )  select    &quot; &amp; [.C13] &amp; &quot;,    '&quot; &amp; [.A13] &amp; &quot;'   where not exists (   select &quot;&quot;IDErrortype&quot;&quot;    from &quot;&quot;LOG_Errortype&quot;&quot;    where &quot;&quot;IDErrortype&quot;&quot; = &quot; &amp; [.C13] &amp; &quot;  );   update &quot;&quot;LOG_Errortype&quot;&quot;  set    &quot;&quot;Name&quot;&quot; = '&quot; &amp; [.A13] &amp; &quot;'  where    &quot;&quot;IDErrortype&quot;&quot; = &quot; &amp; [.C13] &amp; &quot;; &quot;)" office:value-type="string" office:string-value="  insert into &quot;LOG_Errortype&quot; (   &quot;IDErrortype&quot;,    &quot;Name&quot;  )  select    12,    'authentication'   where not exists (   select &quot;IDErrortype&quot;    from &quot;LOG_Errortype&quot;    where &quot;IDErrortype&quot; = 12  );   update &quot;LOG_Errortype&quot;  set    &quot;Name&quot; = 'authentication'  where    &quot;IDErrortype&quot; = 12; ">
            <text:p><text:s text:c="2"/>insert into "LOG_Errortype" ( <text:s text:c="2"/>"IDErrortype", <text:s text:c="3"/>"Name" <text:s/>) <text:s/>select <text:s text:c="3"/>12, <text:s text:c="3"/>'authentication' <text:s text:c="2"/>where not exists ( <text:s text:c="2"/>select "IDErrortype" <text:s text:c="3"/>from "LOG_Errortype" <text:s text:c="3"/>where "IDErrortype" = 12 <text:s/>); <text:s text:c="2"/>update "LOG_Errortype" <text:s/>set <text:s text:c="3"/>"Name" = 'authentication' <text:s/>where <text:s text:c="3"/>"IDErrortype" = 1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entication__already_logged_in</text:p>
          </table:table-cell>
          <table:table-cell table:style-name="ce11"/>
          <table:table-cell table:style-name="ce13" table:formula="of:=[.C13]+1" office:value-type="float" office:value="13">
            <text:p>13</text:p>
          </table:table-cell>
          <table:table-cell table:style-name="ce14" table:formula="of:=SUBSTITUTE(SUBSTITUTE(SUBSTITUTE([.A14];&quot;__WARNING&quot;;&quot;&quot;);&quot;__&quot;;&quot; - &quot;);&quot;_&quot;;&quot; &quot;)" office:value-type="string" office:string-value="authentication - already logged in">
            <text:p>authentication - already logged in</text:p>
          </table:table-cell>
          <table:table-cell table:style-name="ce13" table:formula="of:=IF([.A14]=&quot;&quot;;&quot;&quot;;&quot;public const int &quot; &amp; [.A14] &amp; &quot; = &quot; &amp; [.C14] &amp; &quot;;&quot;)" office:value-type="string" office:string-value="public const int authentication__already_logged_in = 13;">
            <text:p>public const int authentication__already_logged_in = 13;</text:p>
          </table:table-cell>
          <table:table-cell table:style-name="ce13" table:formula="of:=IF([.A14]=&quot;&quot;;&quot;&quot;;&quot;items_.Add(&quot; &amp; [.A14] &amp; &quot;, new ErrorItem(&quot;&quot;&quot; &amp; [.D14] &amp; &quot;&quot;&quot;, &quot; &amp; IF(OR([.A14]=&quot;no_error&quot;;NOT(ISERROR(SEARCH(&quot;__WARNING&quot;;[.A14])))); &quot;false&quot;; &quot;true&quot;) &amp; &quot;));&quot;)" office:value-type="string" office:string-value="items_.Add(authentication__already_logged_in, new ErrorItem(&quot;authentication - already logged in&quot;, true));">
            <text:p>items_.Add(authentication__already_logged_in, new ErrorItem("authentication - already logged in", true));</text:p>
          </table:table-cell>
          <table:table-cell table:formula="of:=IF([.A14]=&quot;&quot;;&quot;&quot;;&quot;  insert into &quot;&quot;LOG_Errortype&quot;&quot; (   &quot;&quot;IDErrortype&quot;&quot;,    &quot;&quot;Name&quot;&quot;  )  select    &quot; &amp; [.C14] &amp; &quot;,    '&quot; &amp; [.A14] &amp; &quot;'   where not exists (   select &quot;&quot;IDErrortype&quot;&quot;    from &quot;&quot;LOG_Errortype&quot;&quot;    where &quot;&quot;IDErrortype&quot;&quot; = &quot; &amp; [.C14] &amp; &quot;  );   update &quot;&quot;LOG_Errortype&quot;&quot;  set    &quot;&quot;Name&quot;&quot; = '&quot; &amp; [.A14] &amp; &quot;'  where    &quot;&quot;IDErrortype&quot;&quot; = &quot; &amp; [.C14] &amp; &quot;; &quot;)" office:value-type="string" office:string-value="  insert into &quot;LOG_Errortype&quot; (   &quot;IDErrortype&quot;,    &quot;Name&quot;  )  select    13,    'authentication__already_logged_in'   where not exists (   select &quot;IDErrortype&quot;    from &quot;LOG_Errortype&quot;    where &quot;IDErrortype&quot; = 13  );   update &quot;LOG_Errortype&quot;  set    &quot;Name&quot; = 'authentication__already_logged_in'  where    &quot;IDErrortype&quot; = 13; ">
            <text:p><text:s text:c="2"/>insert into "LOG_Errortype" ( <text:s text:c="2"/>"IDErrortype", <text:s text:c="3"/>"Name" <text:s/>) <text:s/>select <text:s text:c="3"/>13, <text:s text:c="3"/>'authentication__already_logged_in' <text:s text:c="2"/>where not exists ( <text:s text:c="2"/>select "IDErrortype" <text:s text:c="3"/>from "LOG_Errortype" <text:s text:c="3"/>where "IDErrortype" = 13 <text:s/>); <text:s text:c="2"/>update "LOG_Errortype" <text:s/>set <text:s text:c="3"/>"Name" = 'authentication__already_logged_in' <text:s/>where <text:s text:c="3"/>"IDErrortype" = 1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entication__invalid_login</text:p>
          </table:table-cell>
          <table:table-cell table:style-name="ce11"/>
          <table:table-cell table:style-name="ce13" table:formula="of:=[.C14]+1" office:value-type="float" office:value="14">
            <text:p>14</text:p>
          </table:table-cell>
          <table:table-cell table:style-name="ce14" table:formula="of:=SUBSTITUTE(SUBSTITUTE(SUBSTITUTE([.A15];&quot;__WARNING&quot;;&quot;&quot;);&quot;__&quot;;&quot; - &quot;);&quot;_&quot;;&quot; &quot;)" office:value-type="string" office:string-value="authentication - invalid login">
            <text:p>authentication - invalid login</text:p>
          </table:table-cell>
          <table:table-cell table:style-name="ce13" table:formula="of:=IF([.A15]=&quot;&quot;;&quot;&quot;;&quot;public const int &quot; &amp; [.A15] &amp; &quot; = &quot; &amp; [.C15] &amp; &quot;;&quot;)" office:value-type="string" office:string-value="public const int authentication__invalid_login = 14;">
            <text:p>public const int authentication__invalid_login = 14;</text:p>
          </table:table-cell>
          <table:table-cell table:style-name="ce13" table:formula="of:=IF([.A15]=&quot;&quot;;&quot;&quot;;&quot;items_.Add(&quot; &amp; [.A15] &amp; &quot;, new ErrorItem(&quot;&quot;&quot; &amp; [.D15] &amp; &quot;&quot;&quot;, &quot; &amp; IF(OR([.A15]=&quot;no_error&quot;;NOT(ISERROR(SEARCH(&quot;__WARNING&quot;;[.A15])))); &quot;false&quot;; &quot;true&quot;) &amp; &quot;));&quot;)" office:value-type="string" office:string-value="items_.Add(authentication__invalid_login, new ErrorItem(&quot;authentication - invalid login&quot;, true));">
            <text:p>items_.Add(authentication__invalid_login, new ErrorItem("authentication - invalid login", true));</text:p>
          </table:table-cell>
          <table:table-cell table:formula="of:=IF([.A15]=&quot;&quot;;&quot;&quot;;&quot;  insert into &quot;&quot;LOG_Errortype&quot;&quot; (   &quot;&quot;IDErrortype&quot;&quot;,    &quot;&quot;Name&quot;&quot;  )  select    &quot; &amp; [.C15] &amp; &quot;,    '&quot; &amp; [.A15] &amp; &quot;'   where not exists (   select &quot;&quot;IDErrortype&quot;&quot;    from &quot;&quot;LOG_Errortype&quot;&quot;    where &quot;&quot;IDErrortype&quot;&quot; = &quot; &amp; [.C15] &amp; &quot;  );   update &quot;&quot;LOG_Errortype&quot;&quot;  set    &quot;&quot;Name&quot;&quot; = '&quot; &amp; [.A15] &amp; &quot;'  where    &quot;&quot;IDErrortype&quot;&quot; = &quot; &amp; [.C15] &amp; &quot;; &quot;)" office:value-type="string" office:string-value="  insert into &quot;LOG_Errortype&quot; (   &quot;IDErrortype&quot;,    &quot;Name&quot;  )  select    14,    'authentication__invalid_login'   where not exists (   select &quot;IDErrortype&quot;    from &quot;LOG_Errortype&quot;    where &quot;IDErrortype&quot; = 14  );   update &quot;LOG_Errortype&quot;  set    &quot;Name&quot; = 'authentication__invalid_login'  where    &quot;IDErrortype&quot; = 14; ">
            <text:p><text:s text:c="2"/>insert into "LOG_Errortype" ( <text:s text:c="2"/>"IDErrortype", <text:s text:c="3"/>"Name" <text:s/>) <text:s/>select <text:s text:c="3"/>14, <text:s text:c="3"/>'authentication__invalid_login' <text:s text:c="2"/>where not exists ( <text:s text:c="2"/>select "IDErrortype" <text:s text:c="3"/>from "LOG_Errortype" <text:s text:c="3"/>where "IDErrortype" = 14 <text:s/>); <text:s text:c="2"/>update "LOG_Errortype" <text:s/>set <text:s text:c="3"/>"Name" = 'authentication__invalid_login' <text:s/>where <text:s text:c="3"/>"IDErrortype" = 14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lack_of_permitions_to_read</text:p>
          </table:table-cell>
          <table:table-cell table:style-name="ce12"/>
          <table:table-cell table:style-name="ce13" table:formula="of:=[.C15]+1" office:value-type="float" office:value="15">
            <text:p>15</text:p>
          </table:table-cell>
          <table:table-cell table:style-name="ce14" table:formula="of:=SUBSTITUTE(SUBSTITUTE(SUBSTITUTE([.A16];&quot;__WARNING&quot;;&quot;&quot;);&quot;__&quot;;&quot; - &quot;);&quot;_&quot;;&quot; &quot;)" office:value-type="string" office:string-value="profile - lack of permitions to read">
            <text:p>profile - lack of permitions to read</text:p>
          </table:table-cell>
          <table:table-cell table:style-name="ce13" table:formula="of:=IF([.A16]=&quot;&quot;;&quot;&quot;;&quot;public const int &quot; &amp; [.A16] &amp; &quot; = &quot; &amp; [.C16] &amp; &quot;;&quot;)" office:value-type="string" office:string-value="public const int profile__lack_of_permitions_to_read = 15;">
            <text:p>public const int profile__lack_of_permitions_to_read = 15;</text:p>
          </table:table-cell>
          <table:table-cell table:style-name="ce13" table:formula="of:=IF([.A16]=&quot;&quot;;&quot;&quot;;&quot;items_.Add(&quot; &amp; [.A16] &amp; &quot;, new ErrorItem(&quot;&quot;&quot; &amp; [.D16] &amp; &quot;&quot;&quot;, &quot; &amp; IF(OR([.A16]=&quot;no_error&quot;;NOT(ISERROR(SEARCH(&quot;__WARNING&quot;;[.A16])))); &quot;false&quot;; &quot;true&quot;) &amp; &quot;));&quot;)" office:value-type="string" office:string-value="items_.Add(profile__lack_of_permitions_to_read, new ErrorItem(&quot;profile - lack of permitions to read&quot;, true));">
            <text:p>items_.Add(profile__lack_of_permitions_to_read, new ErrorItem("profile - lack of permitions to read", true));</text:p>
          </table:table-cell>
          <table:table-cell table:formula="of:=IF([.A16]=&quot;&quot;;&quot;&quot;;&quot;  insert into &quot;&quot;LOG_Errortype&quot;&quot; (   &quot;&quot;IDErrortype&quot;&quot;,    &quot;&quot;Name&quot;&quot;  )  select    &quot; &amp; [.C16] &amp; &quot;,    '&quot; &amp; [.A16] &amp; &quot;'   where not exists (   select &quot;&quot;IDErrortype&quot;&quot;    from &quot;&quot;LOG_Errortype&quot;&quot;    where &quot;&quot;IDErrortype&quot;&quot; = &quot; &amp; [.C16] &amp; &quot;  );   update &quot;&quot;LOG_Errortype&quot;&quot;  set    &quot;&quot;Name&quot;&quot; = '&quot; &amp; [.A16] &amp; &quot;'  where    &quot;&quot;IDErrortype&quot;&quot; = &quot; &amp; [.C16] &amp; &quot;; &quot;)" office:value-type="string" office:string-value="  insert into &quot;LOG_Errortype&quot; (   &quot;IDErrortype&quot;,    &quot;Name&quot;  )  select    15,    'profile__lack_of_permitions_to_read'   where not exists (   select &quot;IDErrortype&quot;    from &quot;LOG_Errortype&quot;    where &quot;IDErrortype&quot; = 15  );   update &quot;LOG_Errortype&quot;  set    &quot;Name&quot; = 'profile__lack_of_permitions_to_read'  where    &quot;IDErrortype&quot; = 15; ">
            <text:p><text:s text:c="2"/>insert into "LOG_Errortype" ( <text:s text:c="2"/>"IDErrortype", <text:s text:c="3"/>"Name" <text:s/>) <text:s/>select <text:s text:c="3"/>15, <text:s text:c="3"/>'profile__lack_of_permitions_to_read' <text:s text:c="2"/>where not exists ( <text:s text:c="2"/>select "IDErrortype" <text:s text:c="3"/>from "LOG_Errortype" <text:s text:c="3"/>where "IDErrortype" = 15 <text:s/>); <text:s text:c="2"/>update "LOG_Errortype" <text:s/>set <text:s text:c="3"/>"Name" = 'profile__lack_of_permitions_to_read' <text:s/>where <text:s text:c="3"/>"IDErrortype" = 15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lack_of_permitions_to_write</text:p>
          </table:table-cell>
          <table:table-cell table:style-name="ce12"/>
          <table:table-cell table:style-name="ce13" table:formula="of:=[.C16]+1" office:value-type="float" office:value="16">
            <text:p>16</text:p>
          </table:table-cell>
          <table:table-cell table:style-name="ce14" table:formula="of:=SUBSTITUTE(SUBSTITUTE(SUBSTITUTE([.A17];&quot;__WARNING&quot;;&quot;&quot;);&quot;__&quot;;&quot; - &quot;);&quot;_&quot;;&quot; &quot;)" office:value-type="string" office:string-value="profile - lack of permitions to write">
            <text:p>profile - lack of permitions to write</text:p>
          </table:table-cell>
          <table:table-cell table:style-name="ce13" table:formula="of:=IF([.A17]=&quot;&quot;;&quot;&quot;;&quot;public const int &quot; &amp; [.A17] &amp; &quot; = &quot; &amp; [.C17] &amp; &quot;;&quot;)" office:value-type="string" office:string-value="public const int profile__lack_of_permitions_to_write = 16;">
            <text:p>public const int profile__lack_of_permitions_to_write = 16;</text:p>
          </table:table-cell>
          <table:table-cell table:style-name="ce13" table:formula="of:=IF([.A17]=&quot;&quot;;&quot;&quot;;&quot;items_.Add(&quot; &amp; [.A17] &amp; &quot;, new ErrorItem(&quot;&quot;&quot; &amp; [.D17] &amp; &quot;&quot;&quot;, &quot; &amp; IF(OR([.A17]=&quot;no_error&quot;;NOT(ISERROR(SEARCH(&quot;__WARNING&quot;;[.A17])))); &quot;false&quot;; &quot;true&quot;) &amp; &quot;));&quot;)" office:value-type="string" office:string-value="items_.Add(profile__lack_of_permitions_to_write, new ErrorItem(&quot;profile - lack of permitions to write&quot;, true));">
            <text:p>items_.Add(profile__lack_of_permitions_to_write, new ErrorItem("profile - lack of permitions to write", true));</text:p>
          </table:table-cell>
          <table:table-cell table:formula="of:=IF([.A17]=&quot;&quot;;&quot;&quot;;&quot;  insert into &quot;&quot;LOG_Errortype&quot;&quot; (   &quot;&quot;IDErrortype&quot;&quot;,    &quot;&quot;Name&quot;&quot;  )  select    &quot; &amp; [.C17] &amp; &quot;,    '&quot; &amp; [.A17] &amp; &quot;'   where not exists (   select &quot;&quot;IDErrortype&quot;&quot;    from &quot;&quot;LOG_Errortype&quot;&quot;    where &quot;&quot;IDErrortype&quot;&quot; = &quot; &amp; [.C17] &amp; &quot;  );   update &quot;&quot;LOG_Errortype&quot;&quot;  set    &quot;&quot;Name&quot;&quot; = '&quot; &amp; [.A17] &amp; &quot;'  where    &quot;&quot;IDErrortype&quot;&quot; = &quot; &amp; [.C17] &amp; &quot;; &quot;)" office:value-type="string" office:string-value="  insert into &quot;LOG_Errortype&quot; (   &quot;IDErrortype&quot;,    &quot;Name&quot;  )  select    16,    'profile__lack_of_permitions_to_write'   where not exists (   select &quot;IDErrortype&quot;    from &quot;LOG_Errortype&quot;    where &quot;IDErrortype&quot; = 16  );   update &quot;LOG_Errortype&quot;  set    &quot;Name&quot; = 'profile__lack_of_permitions_to_write'  where    &quot;IDErrortype&quot; = 16; ">
            <text:p><text:s text:c="2"/>insert into "LOG_Errortype" ( <text:s text:c="2"/>"IDErrortype", <text:s text:c="3"/>"Name" <text:s/>) <text:s/>select <text:s text:c="3"/>16, <text:s text:c="3"/>'profile__lack_of_permitions_to_write' <text:s text:c="2"/>where not exists ( <text:s text:c="2"/>select "IDErrortype" <text:s text:c="3"/>from "LOG_Errortype" <text:s text:c="3"/>where "IDErrortype" = 16 <text:s/>); <text:s text:c="2"/>update "LOG_Errortype" <text:s/>set <text:s text:c="3"/>"Name" = 'profile__lack_of_permitions_to_write' <text:s/>where <text:s text:c="3"/>"IDErrortype" = 16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invalid_name</text:p>
          </table:table-cell>
          <table:table-cell table:style-name="ce12"/>
          <table:table-cell table:style-name="ce13" table:formula="of:=[.C17]+1" office:value-type="float" office:value="17">
            <text:p>17</text:p>
          </table:table-cell>
          <table:table-cell table:style-name="ce14" table:formula="of:=SUBSTITUTE(SUBSTITUTE(SUBSTITUTE([.A18];&quot;__WARNING&quot;;&quot;&quot;);&quot;__&quot;;&quot; - &quot;);&quot;_&quot;;&quot; &quot;)" office:value-type="string" office:string-value="profile - invalid name">
            <text:p>profile - invalid name</text:p>
          </table:table-cell>
          <table:table-cell table:style-name="ce13" table:formula="of:=IF([.A18]=&quot;&quot;;&quot;&quot;;&quot;public const int &quot; &amp; [.A18] &amp; &quot; = &quot; &amp; [.C18] &amp; &quot;;&quot;)" office:value-type="string" office:string-value="public const int profile__invalid_name = 17;">
            <text:p>public const int profile__invalid_name = 17;</text:p>
          </table:table-cell>
          <table:table-cell table:style-name="ce13" table:formula="of:=IF([.A18]=&quot;&quot;;&quot;&quot;;&quot;items_.Add(&quot; &amp; [.A18] &amp; &quot;, new ErrorItem(&quot;&quot;&quot; &amp; [.D18] &amp; &quot;&quot;&quot;, &quot; &amp; IF(OR([.A18]=&quot;no_error&quot;;NOT(ISERROR(SEARCH(&quot;__WARNING&quot;;[.A18])))); &quot;false&quot;; &quot;true&quot;) &amp; &quot;));&quot;)" office:value-type="string" office:string-value="items_.Add(profile__invalid_name, new ErrorItem(&quot;profile - invalid name&quot;, true));">
            <text:p>items_.Add(profile__invalid_name, new ErrorItem("profile - invalid name", true));</text:p>
          </table:table-cell>
          <table:table-cell table:formula="of:=IF([.A18]=&quot;&quot;;&quot;&quot;;&quot;  insert into &quot;&quot;LOG_Errortype&quot;&quot; (   &quot;&quot;IDErrortype&quot;&quot;,    &quot;&quot;Name&quot;&quot;  )  select    &quot; &amp; [.C18] &amp; &quot;,    '&quot; &amp; [.A18] &amp; &quot;'   where not exists (   select &quot;&quot;IDErrortype&quot;&quot;    from &quot;&quot;LOG_Errortype&quot;&quot;    where &quot;&quot;IDErrortype&quot;&quot; = &quot; &amp; [.C18] &amp; &quot;  );   update &quot;&quot;LOG_Errortype&quot;&quot;  set    &quot;&quot;Name&quot;&quot; = '&quot; &amp; [.A18] &amp; &quot;'  where    &quot;&quot;IDErrortype&quot;&quot; = &quot; &amp; [.C18] &amp; &quot;; &quot;)" office:value-type="string" office:string-value="  insert into &quot;LOG_Errortype&quot; (   &quot;IDErrortype&quot;,    &quot;Name&quot;  )  select    17,    'profile__invalid_name'   where not exists (   select &quot;IDErrortype&quot;    from &quot;LOG_Errortype&quot;    where &quot;IDErrortype&quot; = 17  );   update &quot;LOG_Errortype&quot;  set    &quot;Name&quot; = 'profile__invalid_name'  where    &quot;IDErrortype&quot; = 17; ">
            <text:p><text:s text:c="2"/>insert into "LOG_Errortype" ( <text:s text:c="2"/>"IDErrortype", <text:s text:c="3"/>"Name" <text:s/>) <text:s/>select <text:s text:c="3"/>17, <text:s text:c="3"/>'profile__invalid_name' <text:s text:c="2"/>where not exists ( <text:s text:c="2"/>select "IDErrortype" <text:s text:c="3"/>from "LOG_Errortype" <text:s text:c="3"/>where "IDErrortype" = 17 <text:s/>); <text:s text:c="2"/>update "LOG_Errortype" <text:s/>set <text:s text:c="3"/>"Name" = 'profile__invalid_name' <text:s/>where <text:s text:c="3"/>"IDErrortype" = 17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successfully_created__WARNING</text:p>
          </table:table-cell>
          <table:table-cell table:style-name="ce12"/>
          <table:table-cell table:style-name="ce13" table:formula="of:=[.C18]+1" office:value-type="float" office:value="18">
            <text:p>18</text:p>
          </table:table-cell>
          <table:table-cell table:style-name="ce14" table:formula="of:=SUBSTITUTE(SUBSTITUTE(SUBSTITUTE([.A19];&quot;__WARNING&quot;;&quot;&quot;);&quot;__&quot;;&quot; - &quot;);&quot;_&quot;;&quot; &quot;)" office:value-type="string" office:string-value="profile - successfully created">
            <text:p>profile - successfully created</text:p>
          </table:table-cell>
          <table:table-cell table:style-name="ce13" table:formula="of:=IF([.A19]=&quot;&quot;;&quot;&quot;;&quot;public const int &quot; &amp; [.A19] &amp; &quot; = &quot; &amp; [.C19] &amp; &quot;;&quot;)" office:value-type="string" office:string-value="public const int profile__successfully_created__WARNING = 18;">
            <text:p>public const int profile__successfully_created__WARNING = 18;</text:p>
          </table:table-cell>
          <table:table-cell table:style-name="ce13" table:formula="of:=IF([.A19]=&quot;&quot;;&quot;&quot;;&quot;items_.Add(&quot; &amp; [.A19] &amp; &quot;, new ErrorItem(&quot;&quot;&quot; &amp; [.D19] &amp; &quot;&quot;&quot;, &quot; &amp; IF(OR([.A19]=&quot;no_error&quot;;NOT(ISERROR(SEARCH(&quot;__WARNING&quot;;[.A19])))); &quot;false&quot;; &quot;true&quot;) &amp; &quot;));&quot;)" office:value-type="string" office:string-value="items_.Add(profile__successfully_created__WARNING, new ErrorItem(&quot;profile - successfully created&quot;, false));">
            <text:p>items_.Add(profile__successfully_created__WARNING, new ErrorItem("profile - successfully created", false));</text:p>
          </table:table-cell>
          <table:table-cell table:formula="of:=IF([.A19]=&quot;&quot;;&quot;&quot;;&quot;  insert into &quot;&quot;LOG_Errortype&quot;&quot; (   &quot;&quot;IDErrortype&quot;&quot;,    &quot;&quot;Name&quot;&quot;  )  select    &quot; &amp; [.C19] &amp; &quot;,    '&quot; &amp; [.A19] &amp; &quot;'   where not exists (   select &quot;&quot;IDErrortype&quot;&quot;    from &quot;&quot;LOG_Errortype&quot;&quot;    where &quot;&quot;IDErrortype&quot;&quot; = &quot; &amp; [.C19] &amp; &quot;  );   update &quot;&quot;LOG_Errortype&quot;&quot;  set    &quot;&quot;Name&quot;&quot; = '&quot; &amp; [.A19] &amp; &quot;'  where    &quot;&quot;IDErrortype&quot;&quot; = &quot; &amp; [.C19] &amp; &quot;; &quot;)" office:value-type="string" office:string-value="  insert into &quot;LOG_Errortype&quot; (   &quot;IDErrortype&quot;,    &quot;Name&quot;  )  select    18,    'profile__successfully_created__WARNING'   where not exists (   select &quot;IDErrortype&quot;    from &quot;LOG_Errortype&quot;    where &quot;IDErrortype&quot; = 18  );   update &quot;LOG_Errortype&quot;  set    &quot;Name&quot; = 'profile__successfully_created__WARNING'  where    &quot;IDErrortype&quot; = 18; ">
            <text:p><text:s text:c="2"/>insert into "LOG_Errortype" ( <text:s text:c="2"/>"IDErrortype", <text:s text:c="3"/>"Name" <text:s/>) <text:s/>select <text:s text:c="3"/>18, <text:s text:c="3"/>'profile__successfully_created__WARNING' <text:s text:c="2"/>where not exists ( <text:s text:c="2"/>select "IDErrortype" <text:s text:c="3"/>from "LOG_Errortype" <text:s text:c="3"/>where "IDErrortype" = 18 <text:s/>); <text:s text:c="2"/>update "LOG_Errortype" <text:s/>set <text:s text:c="3"/>"Name" = 'profile__successfully_created__WARNING' <text:s/>where <text:s text:c="3"/>"IDErrortype" = 18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successfully_updated__WARNING</text:p>
          </table:table-cell>
          <table:table-cell table:style-name="ce12"/>
          <table:table-cell table:style-name="ce13" table:formula="of:=[.C19]+1" office:value-type="float" office:value="19">
            <text:p>19</text:p>
          </table:table-cell>
          <table:table-cell table:style-name="ce14" table:formula="of:=SUBSTITUTE(SUBSTITUTE(SUBSTITUTE([.A20];&quot;__WARNING&quot;;&quot;&quot;);&quot;__&quot;;&quot; - &quot;);&quot;_&quot;;&quot; &quot;)" office:value-type="string" office:string-value="profile - successfully updated">
            <text:p>profile - successfully updated</text:p>
          </table:table-cell>
          <table:table-cell table:style-name="ce13" table:formula="of:=IF([.A20]=&quot;&quot;;&quot;&quot;;&quot;public const int &quot; &amp; [.A20] &amp; &quot; = &quot; &amp; [.C20] &amp; &quot;;&quot;)" office:value-type="string" office:string-value="public const int profile__successfully_updated__WARNING = 19;">
            <text:p>public const int profile__successfully_updated__WARNING = 19;</text:p>
          </table:table-cell>
          <table:table-cell table:style-name="ce13" table:formula="of:=IF([.A20]=&quot;&quot;;&quot;&quot;;&quot;items_.Add(&quot; &amp; [.A20] &amp; &quot;, new ErrorItem(&quot;&quot;&quot; &amp; [.D20] &amp; &quot;&quot;&quot;, &quot; &amp; IF(OR([.A20]=&quot;no_error&quot;;NOT(ISERROR(SEARCH(&quot;__WARNING&quot;;[.A20])))); &quot;false&quot;; &quot;true&quot;) &amp; &quot;));&quot;)" office:value-type="string" office:string-value="items_.Add(profile__successfully_updated__WARNING, new ErrorItem(&quot;profile - successfully updated&quot;, false));">
            <text:p>items_.Add(profile__successfully_updated__WARNING, new ErrorItem("profile - successfully updated", false));</text:p>
          </table:table-cell>
          <table:table-cell table:formula="of:=IF([.A20]=&quot;&quot;;&quot;&quot;;&quot;  insert into &quot;&quot;LOG_Errortype&quot;&quot; (   &quot;&quot;IDErrortype&quot;&quot;,    &quot;&quot;Name&quot;&quot;  )  select    &quot; &amp; [.C20] &amp; &quot;,    '&quot; &amp; [.A20] &amp; &quot;'   where not exists (   select &quot;&quot;IDErrortype&quot;&quot;    from &quot;&quot;LOG_Errortype&quot;&quot;    where &quot;&quot;IDErrortype&quot;&quot; = &quot; &amp; [.C20] &amp; &quot;  );   update &quot;&quot;LOG_Errortype&quot;&quot;  set    &quot;&quot;Name&quot;&quot; = '&quot; &amp; [.A20] &amp; &quot;'  where    &quot;&quot;IDErrortype&quot;&quot; = &quot; &amp; [.C20] &amp; &quot;; &quot;)" office:value-type="string" office:string-value="  insert into &quot;LOG_Errortype&quot; (   &quot;IDErrortype&quot;,    &quot;Name&quot;  )  select    19,    'profile__successfully_updated__WARNING'   where not exists (   select &quot;IDErrortype&quot;    from &quot;LOG_Errortype&quot;    where &quot;IDErrortype&quot; = 19  );   update &quot;LOG_Errortype&quot;  set    &quot;Name&quot; = 'profile__successfully_updated__WARNING'  where    &quot;IDErrortype&quot; = 19; ">
            <text:p><text:s text:c="2"/>insert into "LOG_Errortype" ( <text:s text:c="2"/>"IDErrortype", <text:s text:c="3"/>"Name" <text:s/>) <text:s/>select <text:s text:c="3"/>19, <text:s text:c="3"/>'profile__successfully_updated__WARNING' <text:s text:c="2"/>where not exists ( <text:s text:c="2"/>select "IDErrortype" <text:s text:c="3"/>from "LOG_Errortype" <text:s text:c="3"/>where "IDErrortype" = 19 <text:s/>); <text:s text:c="2"/>update "LOG_Errortype" <text:s/>set <text:s text:c="3"/>"Name" = 'profile__successfully_updated__WARNING' <text:s/>where <text:s text:c="3"/>"IDErrortype" = 19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lack_of_permitions_to_delete</text:p>
          </table:table-cell>
          <table:table-cell table:style-name="ce12"/>
          <table:table-cell table:style-name="ce13" table:formula="of:=[.C20]+1" office:value-type="float" office:value="20">
            <text:p>20</text:p>
          </table:table-cell>
          <table:table-cell table:style-name="ce14" table:formula="of:=SUBSTITUTE(SUBSTITUTE(SUBSTITUTE([.A21];&quot;__WARNING&quot;;&quot;&quot;);&quot;__&quot;;&quot; - &quot;);&quot;_&quot;;&quot; &quot;)" office:value-type="string" office:string-value="profile - lack of permitions to delete">
            <text:p>profile - lack of permitions to delete</text:p>
          </table:table-cell>
          <table:table-cell table:style-name="ce13" table:formula="of:=IF([.A21]=&quot;&quot;;&quot;&quot;;&quot;public const int &quot; &amp; [.A21] &amp; &quot; = &quot; &amp; [.C21] &amp; &quot;;&quot;)" office:value-type="string" office:string-value="public const int profile__lack_of_permitions_to_delete = 20;">
            <text:p>public const int profile__lack_of_permitions_to_delete = 20;</text:p>
          </table:table-cell>
          <table:table-cell table:style-name="ce13" table:formula="of:=IF([.A21]=&quot;&quot;;&quot;&quot;;&quot;items_.Add(&quot; &amp; [.A21] &amp; &quot;, new ErrorItem(&quot;&quot;&quot; &amp; [.D21] &amp; &quot;&quot;&quot;, &quot; &amp; IF(OR([.A21]=&quot;no_error&quot;;NOT(ISERROR(SEARCH(&quot;__WARNING&quot;;[.A21])))); &quot;false&quot;; &quot;true&quot;) &amp; &quot;));&quot;)" office:value-type="string" office:string-value="items_.Add(profile__lack_of_permitions_to_delete, new ErrorItem(&quot;profile - lack of permitions to delete&quot;, true));">
            <text:p>items_.Add(profile__lack_of_permitions_to_delete, new ErrorItem("profile - lack of permitions to delete", true));</text:p>
          </table:table-cell>
          <table:table-cell table:formula="of:=IF([.A21]=&quot;&quot;;&quot;&quot;;&quot;  insert into &quot;&quot;LOG_Errortype&quot;&quot; (   &quot;&quot;IDErrortype&quot;&quot;,    &quot;&quot;Name&quot;&quot;  )  select    &quot; &amp; [.C21] &amp; &quot;,    '&quot; &amp; [.A21] &amp; &quot;'   where not exists (   select &quot;&quot;IDErrortype&quot;&quot;    from &quot;&quot;LOG_Errortype&quot;&quot;    where &quot;&quot;IDErrortype&quot;&quot; = &quot; &amp; [.C21] &amp; &quot;  );   update &quot;&quot;LOG_Errortype&quot;&quot;  set    &quot;&quot;Name&quot;&quot; = '&quot; &amp; [.A21] &amp; &quot;'  where    &quot;&quot;IDErrortype&quot;&quot; = &quot; &amp; [.C21] &amp; &quot;; &quot;)" office:value-type="string" office:string-value="  insert into &quot;LOG_Errortype&quot; (   &quot;IDErrortype&quot;,    &quot;Name&quot;  )  select    20,    'profile__lack_of_permitions_to_delete'   where not exists (   select &quot;IDErrortype&quot;    from &quot;LOG_Errortype&quot;    where &quot;IDErrortype&quot; = 20  );   update &quot;LOG_Errortype&quot;  set    &quot;Name&quot; = 'profile__lack_of_permitions_to_delete'  where    &quot;IDErrortype&quot; = 20; ">
            <text:p><text:s text:c="2"/>insert into "LOG_Errortype" ( <text:s text:c="2"/>"IDErrortype", <text:s text:c="3"/>"Name" <text:s/>) <text:s/>select <text:s text:c="3"/>20, <text:s text:c="3"/>'profile__lack_of_permitions_to_delete' <text:s text:c="2"/>where not exists ( <text:s text:c="2"/>select "IDErrortype" <text:s text:c="3"/>from "LOG_Errortype" <text:s text:c="3"/>where "IDErrortype" = 20 <text:s/>); <text:s text:c="2"/>update "LOG_Errortype" <text:s/>set <text:s text:c="3"/>"Name" = 'profile__lack_of_permitions_to_delete' <text:s/>where <text:s text:c="3"/>"IDErrortype" = 20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successfully_deleted__WARNING</text:p>
          </table:table-cell>
          <table:table-cell table:style-name="ce12"/>
          <table:table-cell table:style-name="ce13" table:formula="of:=[.C21]+1" office:value-type="float" office:value="21">
            <text:p>21</text:p>
          </table:table-cell>
          <table:table-cell table:style-name="ce14" table:formula="of:=SUBSTITUTE(SUBSTITUTE(SUBSTITUTE([.A22];&quot;__WARNING&quot;;&quot;&quot;);&quot;__&quot;;&quot; - &quot;);&quot;_&quot;;&quot; &quot;)" office:value-type="string" office:string-value="profile - successfully deleted">
            <text:p>profile - successfully deleted</text:p>
          </table:table-cell>
          <table:table-cell table:style-name="ce13" table:formula="of:=IF([.A22]=&quot;&quot;;&quot;&quot;;&quot;public const int &quot; &amp; [.A22] &amp; &quot; = &quot; &amp; [.C22] &amp; &quot;;&quot;)" office:value-type="string" office:string-value="public const int profile__successfully_deleted__WARNING = 21;">
            <text:p>public const int profile__successfully_deleted__WARNING = 21;</text:p>
          </table:table-cell>
          <table:table-cell table:style-name="ce13" table:formula="of:=IF([.A22]=&quot;&quot;;&quot;&quot;;&quot;items_.Add(&quot; &amp; [.A22] &amp; &quot;, new ErrorItem(&quot;&quot;&quot; &amp; [.D22] &amp; &quot;&quot;&quot;, &quot; &amp; IF(OR([.A22]=&quot;no_error&quot;;NOT(ISERROR(SEARCH(&quot;__WARNING&quot;;[.A22])))); &quot;false&quot;; &quot;true&quot;) &amp; &quot;));&quot;)" office:value-type="string" office:string-value="items_.Add(profile__successfully_deleted__WARNING, new ErrorItem(&quot;profile - successfully deleted&quot;, false));">
            <text:p>items_.Add(profile__successfully_deleted__WARNING, new ErrorItem("profile - successfully deleted", false));</text:p>
          </table:table-cell>
          <table:table-cell table:formula="of:=IF([.A22]=&quot;&quot;;&quot;&quot;;&quot;  insert into &quot;&quot;LOG_Errortype&quot;&quot; (   &quot;&quot;IDErrortype&quot;&quot;,    &quot;&quot;Name&quot;&quot;  )  select    &quot; &amp; [.C22] &amp; &quot;,    '&quot; &amp; [.A22] &amp; &quot;'   where not exists (   select &quot;&quot;IDErrortype&quot;&quot;    from &quot;&quot;LOG_Errortype&quot;&quot;    where &quot;&quot;IDErrortype&quot;&quot; = &quot; &amp; [.C22] &amp; &quot;  );   update &quot;&quot;LOG_Errortype&quot;&quot;  set    &quot;&quot;Name&quot;&quot; = '&quot; &amp; [.A22] &amp; &quot;'  where    &quot;&quot;IDErrortype&quot;&quot; = &quot; &amp; [.C22] &amp; &quot;; &quot;)" office:value-type="string" office:string-value="  insert into &quot;LOG_Errortype&quot; (   &quot;IDErrortype&quot;,    &quot;Name&quot;  )  select    21,    'profile__successfully_deleted__WARNING'   where not exists (   select &quot;IDErrortype&quot;    from &quot;LOG_Errortype&quot;    where &quot;IDErrortype&quot; = 21  );   update &quot;LOG_Errortype&quot;  set    &quot;Name&quot; = 'profile__successfully_deleted__WARNING'  where    &quot;IDErrortype&quot; = 21; ">
            <text:p><text:s text:c="2"/>insert into "LOG_Errortype" ( <text:s text:c="2"/>"IDErrortype", <text:s text:c="3"/>"Name" <text:s/>) <text:s/>select <text:s text:c="3"/>21, <text:s text:c="3"/>'profile__successfully_deleted__WARNING' <text:s text:c="2"/>where not exists ( <text:s text:c="2"/>select "IDErrortype" <text:s text:c="3"/>from "LOG_Errortype" <text:s text:c="3"/>where "IDErrortype" = 21 <text:s/>); <text:s text:c="2"/>update "LOG_Errortype" <text:s/>set <text:s text:c="3"/>"Name" = 'profile__successfully_deleted__WARNING' <text:s/>where <text:s text:c="3"/>"IDErrortype" = 2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user__lack_of_permitions_to_read</text:p>
          </table:table-cell>
          <table:table-cell table:style-name="ce12"/>
          <table:table-cell table:style-name="ce13" table:formula="of:=[.C22]+1" office:value-type="float" office:value="22">
            <text:p>22</text:p>
          </table:table-cell>
          <table:table-cell table:style-name="ce14" table:formula="of:=SUBSTITUTE(SUBSTITUTE(SUBSTITUTE([.A23];&quot;__WARNING&quot;;&quot;&quot;);&quot;__&quot;;&quot; - &quot;);&quot;_&quot;;&quot; &quot;)" office:value-type="string" office:string-value="user - lack of permitions to read">
            <text:p>user - lack of permitions to read</text:p>
          </table:table-cell>
          <table:table-cell table:style-name="ce13" table:formula="of:=IF([.A23]=&quot;&quot;;&quot;&quot;;&quot;public const int &quot; &amp; [.A23] &amp; &quot; = &quot; &amp; [.C23] &amp; &quot;;&quot;)" office:value-type="string" office:string-value="public const int user__lack_of_permitions_to_read = 22;">
            <text:p>public const int user__lack_of_permitions_to_read = 22;</text:p>
          </table:table-cell>
          <table:table-cell table:style-name="ce13" table:formula="of:=IF([.A23]=&quot;&quot;;&quot;&quot;;&quot;items_.Add(&quot; &amp; [.A23] &amp; &quot;, new ErrorItem(&quot;&quot;&quot; &amp; [.D23] &amp; &quot;&quot;&quot;, &quot; &amp; IF(OR([.A23]=&quot;no_error&quot;;NOT(ISERROR(SEARCH(&quot;__WARNING&quot;;[.A23])))); &quot;false&quot;; &quot;true&quot;) &amp; &quot;));&quot;)" office:value-type="string" office:string-value="items_.Add(user__lack_of_permitions_to_read, new ErrorItem(&quot;user - lack of permitions to read&quot;, true));">
            <text:p>items_.Add(user__lack_of_permitions_to_read, new ErrorItem("user - lack of permitions to read", true));</text:p>
          </table:table-cell>
          <table:table-cell table:formula="of:=IF([.A23]=&quot;&quot;;&quot;&quot;;&quot;  insert into &quot;&quot;LOG_Errortype&quot;&quot; (   &quot;&quot;IDErrortype&quot;&quot;,    &quot;&quot;Name&quot;&quot;  )  select    &quot; &amp; [.C23] &amp; &quot;,    '&quot; &amp; [.A23] &amp; &quot;'   where not exists (   select &quot;&quot;IDErrortype&quot;&quot;    from &quot;&quot;LOG_Errortype&quot;&quot;    where &quot;&quot;IDErrortype&quot;&quot; = &quot; &amp; [.C23] &amp; &quot;  );   update &quot;&quot;LOG_Errortype&quot;&quot;  set    &quot;&quot;Name&quot;&quot; = '&quot; &amp; [.A23] &amp; &quot;'  where    &quot;&quot;IDErrortype&quot;&quot; = &quot; &amp; [.C23] &amp; &quot;; &quot;)" office:value-type="string" office:string-value="  insert into &quot;LOG_Errortype&quot; (   &quot;IDErrortype&quot;,    &quot;Name&quot;  )  select    22,    'user__lack_of_permitions_to_read'   where not exists (   select &quot;IDErrortype&quot;    from &quot;LOG_Errortype&quot;    where &quot;IDErrortype&quot; = 22  );   update &quot;LOG_Errortype&quot;  set    &quot;Name&quot; = 'user__lack_of_permitions_to_read'  where    &quot;IDErrortype&quot; = 22; ">
            <text:p><text:s text:c="2"/>insert into "LOG_Errortype" ( <text:s text:c="2"/>"IDErrortype", <text:s text:c="3"/>"Name" <text:s/>) <text:s/>select <text:s text:c="3"/>22, <text:s text:c="3"/>'user__lack_of_permitions_to_read' <text:s text:c="2"/>where not exists ( <text:s text:c="2"/>select "IDErrortype" <text:s text:c="3"/>from "LOG_Errortype" <text:s text:c="3"/>where "IDErrortype" = 22 <text:s/>); <text:s text:c="2"/>update "LOG_Errortype" <text:s/>set <text:s text:c="3"/>"Name" = 'user__lack_of_permitions_to_read' <text:s/>where <text:s text:c="3"/>"IDErrortype" = 22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ser__lack_of_permitions_to_write</text:p>
          </table:table-cell>
          <table:table-cell table:style-name="ce12"/>
          <table:table-cell table:style-name="ce13" table:formula="of:=[.C23]+1" office:value-type="float" office:value="23">
            <text:p>23</text:p>
          </table:table-cell>
          <table:table-cell table:style-name="ce14" table:formula="of:=SUBSTITUTE(SUBSTITUTE(SUBSTITUTE([.A24];&quot;__WARNING&quot;;&quot;&quot;);&quot;__&quot;;&quot; - &quot;);&quot;_&quot;;&quot; &quot;)" office:value-type="string" office:string-value="user - lack of permitions to write">
            <text:p>user - lack of permitions to write</text:p>
          </table:table-cell>
          <table:table-cell table:style-name="ce13" table:formula="of:=IF([.A24]=&quot;&quot;;&quot;&quot;;&quot;public const int &quot; &amp; [.A24] &amp; &quot; = &quot; &amp; [.C24] &amp; &quot;;&quot;)" office:value-type="string" office:string-value="public const int user__lack_of_permitions_to_write = 23;">
            <text:p>public const int user__lack_of_permitions_to_write = 23;</text:p>
          </table:table-cell>
          <table:table-cell table:style-name="ce13" table:formula="of:=IF([.A24]=&quot;&quot;;&quot;&quot;;&quot;items_.Add(&quot; &amp; [.A24] &amp; &quot;, new ErrorItem(&quot;&quot;&quot; &amp; [.D24] &amp; &quot;&quot;&quot;, &quot; &amp; IF(OR([.A24]=&quot;no_error&quot;;NOT(ISERROR(SEARCH(&quot;__WARNING&quot;;[.A24])))); &quot;false&quot;; &quot;true&quot;) &amp; &quot;));&quot;)" office:value-type="string" office:string-value="items_.Add(user__lack_of_permitions_to_write, new ErrorItem(&quot;user - lack of permitions to write&quot;, true));">
            <text:p>items_.Add(user__lack_of_permitions_to_write, new ErrorItem("user - lack of permitions to write", true));</text:p>
          </table:table-cell>
          <table:table-cell table:formula="of:=IF([.A24]=&quot;&quot;;&quot;&quot;;&quot;  insert into &quot;&quot;LOG_Errortype&quot;&quot; (   &quot;&quot;IDErrortype&quot;&quot;,    &quot;&quot;Name&quot;&quot;  )  select    &quot; &amp; [.C24] &amp; &quot;,    '&quot; &amp; [.A24] &amp; &quot;'   where not exists (   select &quot;&quot;IDErrortype&quot;&quot;    from &quot;&quot;LOG_Errortype&quot;&quot;    where &quot;&quot;IDErrortype&quot;&quot; = &quot; &amp; [.C24] &amp; &quot;  );   update &quot;&quot;LOG_Errortype&quot;&quot;  set    &quot;&quot;Name&quot;&quot; = '&quot; &amp; [.A24] &amp; &quot;'  where    &quot;&quot;IDErrortype&quot;&quot; = &quot; &amp; [.C24] &amp; &quot;; &quot;)" office:value-type="string" office:string-value="  insert into &quot;LOG_Errortype&quot; (   &quot;IDErrortype&quot;,    &quot;Name&quot;  )  select    23,    'user__lack_of_permitions_to_write'   where not exists (   select &quot;IDErrortype&quot;    from &quot;LOG_Errortype&quot;    where &quot;IDErrortype&quot; = 23  );   update &quot;LOG_Errortype&quot;  set    &quot;Name&quot; = 'user__lack_of_permitions_to_write'  where    &quot;IDErrortype&quot; = 23; ">
            <text:p><text:s text:c="2"/>insert into "LOG_Errortype" ( <text:s text:c="2"/>"IDErrortype", <text:s text:c="3"/>"Name" <text:s/>) <text:s/>select <text:s text:c="3"/>23, <text:s text:c="3"/>'user__lack_of_permitions_to_write' <text:s text:c="2"/>where not exists ( <text:s text:c="2"/>select "IDErrortype" <text:s text:c="3"/>from "LOG_Errortype" <text:s text:c="3"/>where "IDErrortype" = 23 <text:s/>); <text:s text:c="2"/>update "LOG_Errortype" <text:s/>set <text:s text:c="3"/>"Name" = 'user__lack_of_permitions_to_write' <text:s/>where <text:s text:c="3"/>"IDErrortype" = 23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ser__lack_of_permitions_to_delete</text:p>
          </table:table-cell>
          <table:table-cell table:style-name="ce12"/>
          <table:table-cell table:style-name="ce13" table:formula="of:=[.C24]+1" office:value-type="float" office:value="24">
            <text:p>24</text:p>
          </table:table-cell>
          <table:table-cell table:style-name="ce14" table:formula="of:=SUBSTITUTE(SUBSTITUTE(SUBSTITUTE([.A25];&quot;__WARNING&quot;;&quot;&quot;);&quot;__&quot;;&quot; - &quot;);&quot;_&quot;;&quot; &quot;)" office:value-type="string" office:string-value="user - lack of permitions to delete">
            <text:p>user - lack of permitions to delete</text:p>
          </table:table-cell>
          <table:table-cell table:style-name="ce13" table:formula="of:=IF([.A25]=&quot;&quot;;&quot;&quot;;&quot;public const int &quot; &amp; [.A25] &amp; &quot; = &quot; &amp; [.C25] &amp; &quot;;&quot;)" office:value-type="string" office:string-value="public const int user__lack_of_permitions_to_delete = 24;">
            <text:p>public const int user__lack_of_permitions_to_delete = 24;</text:p>
          </table:table-cell>
          <table:table-cell table:style-name="ce13" table:formula="of:=IF([.A25]=&quot;&quot;;&quot;&quot;;&quot;items_.Add(&quot; &amp; [.A25] &amp; &quot;, new ErrorItem(&quot;&quot;&quot; &amp; [.D25] &amp; &quot;&quot;&quot;, &quot; &amp; IF(OR([.A25]=&quot;no_error&quot;;NOT(ISERROR(SEARCH(&quot;__WARNING&quot;;[.A25])))); &quot;false&quot;; &quot;true&quot;) &amp; &quot;));&quot;)" office:value-type="string" office:string-value="items_.Add(user__lack_of_permitions_to_delete, new ErrorItem(&quot;user - lack of permitions to delete&quot;, true));">
            <text:p>items_.Add(user__lack_of_permitions_to_delete, new ErrorItem("user - lack of permitions to delete", true));</text:p>
          </table:table-cell>
          <table:table-cell table:formula="of:=IF([.A25]=&quot;&quot;;&quot;&quot;;&quot;  insert into &quot;&quot;LOG_Errortype&quot;&quot; (   &quot;&quot;IDErrortype&quot;&quot;,    &quot;&quot;Name&quot;&quot;  )  select    &quot; &amp; [.C25] &amp; &quot;,    '&quot; &amp; [.A25] &amp; &quot;'   where not exists (   select &quot;&quot;IDErrortype&quot;&quot;    from &quot;&quot;LOG_Errortype&quot;&quot;    where &quot;&quot;IDErrortype&quot;&quot; = &quot; &amp; [.C25] &amp; &quot;  );   update &quot;&quot;LOG_Errortype&quot;&quot;  set    &quot;&quot;Name&quot;&quot; = '&quot; &amp; [.A25] &amp; &quot;'  where    &quot;&quot;IDErrortype&quot;&quot; = &quot; &amp; [.C25] &amp; &quot;; &quot;)" office:value-type="string" office:string-value="  insert into &quot;LOG_Errortype&quot; (   &quot;IDErrortype&quot;,    &quot;Name&quot;  )  select    24,    'user__lack_of_permitions_to_delete'   where not exists (   select &quot;IDErrortype&quot;    from &quot;LOG_Errortype&quot;    where &quot;IDErrortype&quot; = 24  );   update &quot;LOG_Errortype&quot;  set    &quot;Name&quot; = 'user__lack_of_permitions_to_delete'  where    &quot;IDErrortype&quot; = 24; ">
            <text:p><text:s text:c="2"/>insert into "LOG_Errortype" ( <text:s text:c="2"/>"IDErrortype", <text:s text:c="3"/>"Name" <text:s/>) <text:s/>select <text:s text:c="3"/>24, <text:s text:c="3"/>'user__lack_of_permitions_to_delete' <text:s text:c="2"/>where not exists ( <text:s text:c="2"/>select "IDErrortype" <text:s text:c="3"/>from "LOG_Errortype" <text:s text:c="3"/>where "IDErrortype" = 24 <text:s/>); <text:s text:c="2"/>update "LOG_Errortype" <text:s/>set <text:s text:c="3"/>"Name" = 'user__lack_of_permitions_to_delete' <text:s/>where <text:s text:c="3"/>"IDErrortype" = 24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uthentication__change_password__wrong_password</text:p>
          </table:table-cell>
          <table:table-cell table:style-name="ce12"/>
          <table:table-cell table:style-name="ce13" table:formula="of:=[.C25]+1" office:value-type="float" office:value="25">
            <text:p>25</text:p>
          </table:table-cell>
          <table:table-cell table:style-name="ce14" table:formula="of:=SUBSTITUTE(SUBSTITUTE(SUBSTITUTE([.A26];&quot;__WARNING&quot;;&quot;&quot;);&quot;__&quot;;&quot; - &quot;);&quot;_&quot;;&quot; &quot;)" office:value-type="string" office:string-value="authentication - change password - wrong password">
            <text:p>authentication - change password - wrong password</text:p>
          </table:table-cell>
          <table:table-cell table:style-name="ce13" table:formula="of:=IF([.A26]=&quot;&quot;;&quot;&quot;;&quot;public const int &quot; &amp; [.A26] &amp; &quot; = &quot; &amp; [.C26] &amp; &quot;;&quot;)" office:value-type="string" office:string-value="public const int authentication__change_password__wrong_password = 25;">
            <text:p>public const int authentication__change_password__wrong_password = 25;</text:p>
          </table:table-cell>
          <table:table-cell table:style-name="ce13" table:formula="of:=IF([.A26]=&quot;&quot;;&quot;&quot;;&quot;items_.Add(&quot; &amp; [.A26] &amp; &quot;, new ErrorItem(&quot;&quot;&quot; &amp; [.D26] &amp; &quot;&quot;&quot;, &quot; &amp; IF(OR([.A26]=&quot;no_error&quot;;NOT(ISERROR(SEARCH(&quot;__WARNING&quot;;[.A26])))); &quot;false&quot;; &quot;true&quot;) &amp; &quot;));&quot;)" office:value-type="string" office:string-value="items_.Add(authentication__change_password__wrong_password, new ErrorItem(&quot;authentication - change password - wrong password&quot;, true));">
            <text:p>items_.Add(authentication__change_password__wrong_password, new ErrorItem("authentication - change password - wrong password", true));</text:p>
          </table:table-cell>
          <table:table-cell table:formula="of:=IF([.A26]=&quot;&quot;;&quot;&quot;;&quot;  insert into &quot;&quot;LOG_Errortype&quot;&quot; (   &quot;&quot;IDErrortype&quot;&quot;,    &quot;&quot;Name&quot;&quot;  )  select    &quot; &amp; [.C26] &amp; &quot;,    '&quot; &amp; [.A26] &amp; &quot;'   where not exists (   select &quot;&quot;IDErrortype&quot;&quot;    from &quot;&quot;LOG_Errortype&quot;&quot;    where &quot;&quot;IDErrortype&quot;&quot; = &quot; &amp; [.C26] &amp; &quot;  );   update &quot;&quot;LOG_Errortype&quot;&quot;  set    &quot;&quot;Name&quot;&quot; = '&quot; &amp; [.A26] &amp; &quot;'  where    &quot;&quot;IDErrortype&quot;&quot; = &quot; &amp; [.C26] &amp; &quot;; &quot;)" office:value-type="string" office:string-value="  insert into &quot;LOG_Errortype&quot; (   &quot;IDErrortype&quot;,    &quot;Name&quot;  )  select    25,    'authentication__change_password__wrong_password'   where not exists (   select &quot;IDErrortype&quot;    from &quot;LOG_Errortype&quot;    where &quot;IDErrortype&quot; = 25  );   update &quot;LOG_Errortype&quot;  set    &quot;Name&quot; = 'authentication__change_password__wrong_password'  where    &quot;IDErrortype&quot; = 25; ">
            <text:p><text:s text:c="2"/>insert into "LOG_Errortype" ( <text:s text:c="2"/>"IDErrortype", <text:s text:c="3"/>"Name" <text:s/>) <text:s/>select <text:s text:c="3"/>25, <text:s text:c="3"/>'authentication__change_password__wrong_password' <text:s text:c="2"/>where not exists ( <text:s text:c="2"/>select "IDErrortype" <text:s text:c="3"/>from "LOG_Errortype" <text:s text:c="3"/>where "IDErrortype" = 25 <text:s/>); <text:s text:c="2"/>update "LOG_Errortype" <text:s/>set <text:s text:c="3"/>"Name" = 'authentication__change_password__wrong_password' <text:s/>where <text:s text:c="3"/>"IDErrortype" = 25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uthentication__change_password__invalid_password</text:p>
          </table:table-cell>
          <table:table-cell table:style-name="ce12"/>
          <table:table-cell table:style-name="ce13" table:formula="of:=[.C26]+1" office:value-type="float" office:value="26">
            <text:p>26</text:p>
          </table:table-cell>
          <table:table-cell table:style-name="ce14" table:formula="of:=SUBSTITUTE(SUBSTITUTE(SUBSTITUTE([.A27];&quot;__WARNING&quot;;&quot;&quot;);&quot;__&quot;;&quot; - &quot;);&quot;_&quot;;&quot; &quot;)" office:value-type="string" office:string-value="authentication - change password - invalid password">
            <text:p>authentication - change password - invalid password</text:p>
          </table:table-cell>
          <table:table-cell table:style-name="ce13" table:formula="of:=IF([.A27]=&quot;&quot;;&quot;&quot;;&quot;public const int &quot; &amp; [.A27] &amp; &quot; = &quot; &amp; [.C27] &amp; &quot;;&quot;)" office:value-type="string" office:string-value="public const int authentication__change_password__invalid_password = 26;">
            <text:p>public const int authentication__change_password__invalid_password = 26;</text:p>
          </table:table-cell>
          <table:table-cell table:style-name="ce13" table:formula="of:=IF([.A27]=&quot;&quot;;&quot;&quot;;&quot;items_.Add(&quot; &amp; [.A27] &amp; &quot;, new ErrorItem(&quot;&quot;&quot; &amp; [.D27] &amp; &quot;&quot;&quot;, &quot; &amp; IF(OR([.A27]=&quot;no_error&quot;;NOT(ISERROR(SEARCH(&quot;__WARNING&quot;;[.A27])))); &quot;false&quot;; &quot;true&quot;) &amp; &quot;));&quot;)" office:value-type="string" office:string-value="items_.Add(authentication__change_password__invalid_password, new ErrorItem(&quot;authentication - change password - invalid password&quot;, true));">
            <text:p>items_.Add(authentication__change_password__invalid_password, new ErrorItem("authentication - change password - invalid password", true));</text:p>
          </table:table-cell>
          <table:table-cell table:formula="of:=IF([.A27]=&quot;&quot;;&quot;&quot;;&quot;  insert into &quot;&quot;LOG_Errortype&quot;&quot; (   &quot;&quot;IDErrortype&quot;&quot;,    &quot;&quot;Name&quot;&quot;  )  select    &quot; &amp; [.C27] &amp; &quot;,    '&quot; &amp; [.A27] &amp; &quot;'   where not exists (   select &quot;&quot;IDErrortype&quot;&quot;    from &quot;&quot;LOG_Errortype&quot;&quot;    where &quot;&quot;IDErrortype&quot;&quot; = &quot; &amp; [.C27] &amp; &quot;  );   update &quot;&quot;LOG_Errortype&quot;&quot;  set    &quot;&quot;Name&quot;&quot; = '&quot; &amp; [.A27] &amp; &quot;'  where    &quot;&quot;IDErrortype&quot;&quot; = &quot; &amp; [.C27] &amp; &quot;; &quot;)" office:value-type="string" office:string-value="  insert into &quot;LOG_Errortype&quot; (   &quot;IDErrortype&quot;,    &quot;Name&quot;  )  select    26,    'authentication__change_password__invalid_password'   where not exists (   select &quot;IDErrortype&quot;    from &quot;LOG_Errortype&quot;    where &quot;IDErrortype&quot; = 26  );   update &quot;LOG_Errortype&quot;  set    &quot;Name&quot; = 'authentication__change_password__invalid_password'  where    &quot;IDErrortype&quot; = 26; ">
            <text:p><text:s text:c="2"/>insert into "LOG_Errortype" ( <text:s text:c="2"/>"IDErrortype", <text:s text:c="3"/>"Name" <text:s/>) <text:s/>select <text:s text:c="3"/>26, <text:s text:c="3"/>'authentication__change_password__invalid_password' <text:s text:c="2"/>where not exists ( <text:s text:c="2"/>select "IDErrortype" <text:s text:c="3"/>from "LOG_Errortype" <text:s text:c="3"/>where "IDErrortype" = 26 <text:s/>); <text:s text:c="2"/>update "LOG_Errortype" <text:s/>set <text:s text:c="3"/>"Name" = 'authentication__change_password__invalid_password' <text:s/>where <text:s text:c="3"/>"IDErrortype" = 26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uthentication__change_password__invalid_login</text:p>
          </table:table-cell>
          <table:table-cell table:style-name="ce12"/>
          <table:table-cell table:style-name="ce13" table:formula="of:=[.C27]+1" office:value-type="float" office:value="27">
            <text:p>27</text:p>
          </table:table-cell>
          <table:table-cell table:style-name="ce14" table:formula="of:=SUBSTITUTE(SUBSTITUTE(SUBSTITUTE([.A28];&quot;__WARNING&quot;;&quot;&quot;);&quot;__&quot;;&quot; - &quot;);&quot;_&quot;;&quot; &quot;)" office:value-type="string" office:string-value="authentication - change password - invalid login">
            <text:p>authentication - change password - invalid login</text:p>
          </table:table-cell>
          <table:table-cell table:style-name="ce13" table:formula="of:=IF([.A28]=&quot;&quot;;&quot;&quot;;&quot;public const int &quot; &amp; [.A28] &amp; &quot; = &quot; &amp; [.C28] &amp; &quot;;&quot;)" office:value-type="string" office:string-value="public const int authentication__change_password__invalid_login = 27;">
            <text:p>public const int authentication__change_password__invalid_login = 27;</text:p>
          </table:table-cell>
          <table:table-cell table:style-name="ce13" table:formula="of:=IF([.A28]=&quot;&quot;;&quot;&quot;;&quot;items_.Add(&quot; &amp; [.A28] &amp; &quot;, new ErrorItem(&quot;&quot;&quot; &amp; [.D28] &amp; &quot;&quot;&quot;, &quot; &amp; IF(OR([.A28]=&quot;no_error&quot;;NOT(ISERROR(SEARCH(&quot;__WARNING&quot;;[.A28])))); &quot;false&quot;; &quot;true&quot;) &amp; &quot;));&quot;)" office:value-type="string" office:string-value="items_.Add(authentication__change_password__invalid_login, new ErrorItem(&quot;authentication - change password - invalid login&quot;, true));">
            <text:p>items_.Add(authentication__change_password__invalid_login, new ErrorItem("authentication - change password - invalid login", true));</text:p>
          </table:table-cell>
          <table:table-cell table:formula="of:=IF([.A28]=&quot;&quot;;&quot;&quot;;&quot;  insert into &quot;&quot;LOG_Errortype&quot;&quot; (   &quot;&quot;IDErrortype&quot;&quot;,    &quot;&quot;Name&quot;&quot;  )  select    &quot; &amp; [.C28] &amp; &quot;,    '&quot; &amp; [.A28] &amp; &quot;'   where not exists (   select &quot;&quot;IDErrortype&quot;&quot;    from &quot;&quot;LOG_Errortype&quot;&quot;    where &quot;&quot;IDErrortype&quot;&quot; = &quot; &amp; [.C28] &amp; &quot;  );   update &quot;&quot;LOG_Errortype&quot;&quot;  set    &quot;&quot;Name&quot;&quot; = '&quot; &amp; [.A28] &amp; &quot;'  where    &quot;&quot;IDErrortype&quot;&quot; = &quot; &amp; [.C28] &amp; &quot;; &quot;)" office:value-type="string" office:string-value="  insert into &quot;LOG_Errortype&quot; (   &quot;IDErrortype&quot;,    &quot;Name&quot;  )  select    27,    'authentication__change_password__invalid_login'   where not exists (   select &quot;IDErrortype&quot;    from &quot;LOG_Errortype&quot;    where &quot;IDErrortype&quot; = 27  );   update &quot;LOG_Errortype&quot;  set    &quot;Name&quot; = 'authentication__change_password__invalid_login'  where    &quot;IDErrortype&quot; = 27; ">
            <text:p><text:s text:c="2"/>insert into "LOG_Errortype" ( <text:s text:c="2"/>"IDErrortype", <text:s text:c="3"/>"Name" <text:s/>) <text:s/>select <text:s text:c="3"/>27, <text:s text:c="3"/>'authentication__change_password__invalid_login' <text:s text:c="2"/>where not exists ( <text:s text:c="2"/>select "IDErrortype" <text:s text:c="3"/>from "LOG_Errortype" <text:s text:c="3"/>where "IDErrortype" = 27 <text:s/>); <text:s text:c="2"/>update "LOG_Errortype" <text:s/>set <text:s text:c="3"/>"Name" = 'authentication__change_password__invalid_login' <text:s/>where <text:s text:c="3"/>"IDErrortype" = 27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ser_profile__successfully_set__WARNING</text:p>
          </table:table-cell>
          <table:table-cell table:style-name="ce12"/>
          <table:table-cell table:style-name="ce13" table:formula="of:=[.C28]+1" office:value-type="float" office:value="28">
            <text:p>28</text:p>
          </table:table-cell>
          <table:table-cell table:style-name="ce14" table:formula="of:=SUBSTITUTE(SUBSTITUTE(SUBSTITUTE([.A29];&quot;__WARNING&quot;;&quot;&quot;);&quot;__&quot;;&quot; - &quot;);&quot;_&quot;;&quot; &quot;)" office:value-type="string" office:string-value="user profile - successfully set">
            <text:p>user profile - successfully set</text:p>
          </table:table-cell>
          <table:table-cell table:style-name="ce13" table:formula="of:=IF([.A29]=&quot;&quot;;&quot;&quot;;&quot;public const int &quot; &amp; [.A29] &amp; &quot; = &quot; &amp; [.C29] &amp; &quot;;&quot;)" office:value-type="string" office:string-value="public const int user_profile__successfully_set__WARNING = 28;">
            <text:p>public const int user_profile__successfully_set__WARNING = 28;</text:p>
          </table:table-cell>
          <table:table-cell table:style-name="ce13" table:formula="of:=IF([.A29]=&quot;&quot;;&quot;&quot;;&quot;items_.Add(&quot; &amp; [.A29] &amp; &quot;, new ErrorItem(&quot;&quot;&quot; &amp; [.D29] &amp; &quot;&quot;&quot;, &quot; &amp; IF(OR([.A29]=&quot;no_error&quot;;NOT(ISERROR(SEARCH(&quot;__WARNING&quot;;[.A29])))); &quot;false&quot;; &quot;true&quot;) &amp; &quot;));&quot;)" office:value-type="string" office:string-value="items_.Add(user_profile__successfully_set__WARNING, new ErrorItem(&quot;user profile - successfully set&quot;, false));">
            <text:p>items_.Add(user_profile__successfully_set__WARNING, new ErrorItem("user profile - successfully set", false));</text:p>
          </table:table-cell>
          <table:table-cell table:formula="of:=IF([.A29]=&quot;&quot;;&quot;&quot;;&quot;  insert into &quot;&quot;LOG_Errortype&quot;&quot; (   &quot;&quot;IDErrortype&quot;&quot;,    &quot;&quot;Name&quot;&quot;  )  select    &quot; &amp; [.C29] &amp; &quot;,    '&quot; &amp; [.A29] &amp; &quot;'   where not exists (   select &quot;&quot;IDErrortype&quot;&quot;    from &quot;&quot;LOG_Errortype&quot;&quot;    where &quot;&quot;IDErrortype&quot;&quot; = &quot; &amp; [.C29] &amp; &quot;  );   update &quot;&quot;LOG_Errortype&quot;&quot;  set    &quot;&quot;Name&quot;&quot; = '&quot; &amp; [.A29] &amp; &quot;'  where    &quot;&quot;IDErrortype&quot;&quot; = &quot; &amp; [.C29] &amp; &quot;; &quot;)" office:value-type="string" office:string-value="  insert into &quot;LOG_Errortype&quot; (   &quot;IDErrortype&quot;,    &quot;Name&quot;  )  select    28,    'user_profile__successfully_set__WARNING'   where not exists (   select &quot;IDErrortype&quot;    from &quot;LOG_Errortype&quot;    where &quot;IDErrortype&quot; = 28  );   update &quot;LOG_Errortype&quot;  set    &quot;Name&quot; = 'user_profile__successfully_set__WARNING'  where    &quot;IDErrortype&quot; = 28; ">
            <text:p><text:s text:c="2"/>insert into "LOG_Errortype" ( <text:s text:c="2"/>"IDErrortype", <text:s text:c="3"/>"Name" <text:s/>) <text:s/>select <text:s text:c="3"/>28, <text:s text:c="3"/>'user_profile__successfully_set__WARNING' <text:s text:c="2"/>where not exists ( <text:s text:c="2"/>select "IDErrortype" <text:s text:c="3"/>from "LOG_Errortype" <text:s text:c="3"/>where "IDErrortype" = 28 <text:s/>); <text:s text:c="2"/>update "LOG_Errortype" <text:s/>set <text:s text:c="3"/>"Name" = 'user_profile__successfully_set__WARNING' <text:s/>where <text:s text:c="3"/>"IDErrortype" = 28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og__lack_of_permitions_to_read</text:p>
          </table:table-cell>
          <table:table-cell table:style-name="ce12"/>
          <table:table-cell table:style-name="ce13" table:formula="of:=[.C29]+1" office:value-type="float" office:value="29">
            <text:p>29</text:p>
          </table:table-cell>
          <table:table-cell table:style-name="ce14" table:formula="of:=SUBSTITUTE(SUBSTITUTE(SUBSTITUTE([.A30];&quot;__WARNING&quot;;&quot;&quot;);&quot;__&quot;;&quot; - &quot;);&quot;_&quot;;&quot; &quot;)" office:value-type="string" office:string-value="log - lack of permitions to read">
            <text:p>log - lack of permitions to read</text:p>
          </table:table-cell>
          <table:table-cell table:style-name="ce13" table:formula="of:=IF([.A30]=&quot;&quot;;&quot;&quot;;&quot;public const int &quot; &amp; [.A30] &amp; &quot; = &quot; &amp; [.C30] &amp; &quot;;&quot;)" office:value-type="string" office:string-value="public const int log__lack_of_permitions_to_read = 29;">
            <text:p>public const int log__lack_of_permitions_to_read = 29;</text:p>
          </table:table-cell>
          <table:table-cell table:style-name="ce13" table:formula="of:=IF([.A30]=&quot;&quot;;&quot;&quot;;&quot;items_.Add(&quot; &amp; [.A30] &amp; &quot;, new ErrorItem(&quot;&quot;&quot; &amp; [.D30] &amp; &quot;&quot;&quot;, &quot; &amp; IF(OR([.A30]=&quot;no_error&quot;;NOT(ISERROR(SEARCH(&quot;__WARNING&quot;;[.A30])))); &quot;false&quot;; &quot;true&quot;) &amp; &quot;));&quot;)" office:value-type="string" office:string-value="items_.Add(log__lack_of_permitions_to_read, new ErrorItem(&quot;log - lack of permitions to read&quot;, true));">
            <text:p>items_.Add(log__lack_of_permitions_to_read, new ErrorItem("log - lack of permitions to read", true));</text:p>
          </table:table-cell>
          <table:table-cell table:formula="of:=IF([.A30]=&quot;&quot;;&quot;&quot;;&quot;  insert into &quot;&quot;LOG_Errortype&quot;&quot; (   &quot;&quot;IDErrortype&quot;&quot;,    &quot;&quot;Name&quot;&quot;  )  select    &quot; &amp; [.C30] &amp; &quot;,    '&quot; &amp; [.A30] &amp; &quot;'   where not exists (   select &quot;&quot;IDErrortype&quot;&quot;    from &quot;&quot;LOG_Errortype&quot;&quot;    where &quot;&quot;IDErrortype&quot;&quot; = &quot; &amp; [.C30] &amp; &quot;  );   update &quot;&quot;LOG_Errortype&quot;&quot;  set    &quot;&quot;Name&quot;&quot; = '&quot; &amp; [.A30] &amp; &quot;'  where    &quot;&quot;IDErrortype&quot;&quot; = &quot; &amp; [.C30] &amp; &quot;; &quot;)" office:value-type="string" office:string-value="  insert into &quot;LOG_Errortype&quot; (   &quot;IDErrortype&quot;,    &quot;Name&quot;  )  select    29,    'log__lack_of_permitions_to_read'   where not exists (   select &quot;IDErrortype&quot;    from &quot;LOG_Errortype&quot;    where &quot;IDErrortype&quot; = 29  );   update &quot;LOG_Errortype&quot;  set    &quot;Name&quot; = 'log__lack_of_permitions_to_read'  where    &quot;IDErrortype&quot; = 29; ">
            <text:p><text:s text:c="2"/>insert into "LOG_Errortype" ( <text:s text:c="2"/>"IDErrortype", <text:s text:c="3"/>"Name" <text:s/>) <text:s/>select <text:s text:c="3"/>29, <text:s text:c="3"/>'log__lack_of_permitions_to_read' <text:s text:c="2"/>where not exists ( <text:s text:c="2"/>select "IDErrortype" <text:s text:c="3"/>from "LOG_Errortype" <text:s text:c="3"/>where "IDErrortype" = 29 <text:s/>); <text:s text:c="2"/>update "LOG_Errortype" <text:s/>set <text:s text:c="3"/>"Name" = 'log__lack_of_permitions_to_read' <text:s/>where <text:s text:c="3"/>"IDErrortype" = 29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ermition__lack_of_permitions_to_read</text:p>
          </table:table-cell>
          <table:table-cell table:style-name="ce12"/>
          <table:table-cell table:style-name="ce13" table:formula="of:=[.C30]+1" office:value-type="float" office:value="30">
            <text:p>30</text:p>
          </table:table-cell>
          <table:table-cell table:style-name="ce14" table:formula="of:=SUBSTITUTE(SUBSTITUTE(SUBSTITUTE([.A31];&quot;__WARNING&quot;;&quot;&quot;);&quot;__&quot;;&quot; - &quot;);&quot;_&quot;;&quot; &quot;)" office:value-type="string" office:string-value="permition - lack of permitions to read">
            <text:p>permition - lack of permitions to read</text:p>
          </table:table-cell>
          <table:table-cell table:style-name="ce13" table:formula="of:=IF([.A31]=&quot;&quot;;&quot;&quot;;&quot;public const int &quot; &amp; [.A31] &amp; &quot; = &quot; &amp; [.C31] &amp; &quot;;&quot;)" office:value-type="string" office:string-value="public const int permition__lack_of_permitions_to_read = 30;">
            <text:p>public const int permition__lack_of_permitions_to_read = 30;</text:p>
          </table:table-cell>
          <table:table-cell table:style-name="ce13" table:formula="of:=IF([.A31]=&quot;&quot;;&quot;&quot;;&quot;items_.Add(&quot; &amp; [.A31] &amp; &quot;, new ErrorItem(&quot;&quot;&quot; &amp; [.D31] &amp; &quot;&quot;&quot;, &quot; &amp; IF(OR([.A31]=&quot;no_error&quot;;NOT(ISERROR(SEARCH(&quot;__WARNING&quot;;[.A31])))); &quot;false&quot;; &quot;true&quot;) &amp; &quot;));&quot;)" office:value-type="string" office:string-value="items_.Add(permition__lack_of_permitions_to_read, new ErrorItem(&quot;permition - lack of permitions to read&quot;, true));">
            <text:p>items_.Add(permition__lack_of_permitions_to_read, new ErrorItem("permition - lack of permitions to read", true));</text:p>
          </table:table-cell>
          <table:table-cell table:formula="of:=IF([.A31]=&quot;&quot;;&quot;&quot;;&quot;  insert into &quot;&quot;LOG_Errortype&quot;&quot; (   &quot;&quot;IDErrortype&quot;&quot;,    &quot;&quot;Name&quot;&quot;  )  select    &quot; &amp; [.C31] &amp; &quot;,    '&quot; &amp; [.A31] &amp; &quot;'   where not exists (   select &quot;&quot;IDErrortype&quot;&quot;    from &quot;&quot;LOG_Errortype&quot;&quot;    where &quot;&quot;IDErrortype&quot;&quot; = &quot; &amp; [.C31] &amp; &quot;  );   update &quot;&quot;LOG_Errortype&quot;&quot;  set    &quot;&quot;Name&quot;&quot; = '&quot; &amp; [.A31] &amp; &quot;'  where    &quot;&quot;IDErrortype&quot;&quot; = &quot; &amp; [.C31] &amp; &quot;; &quot;)" office:value-type="string" office:string-value="  insert into &quot;LOG_Errortype&quot; (   &quot;IDErrortype&quot;,    &quot;Name&quot;  )  select    30,    'permition__lack_of_permitions_to_read'   where not exists (   select &quot;IDErrortype&quot;    from &quot;LOG_Errortype&quot;    where &quot;IDErrortype&quot; = 30  );   update &quot;LOG_Errortype&quot;  set    &quot;Name&quot; = 'permition__lack_of_permitions_to_read'  where    &quot;IDErrortype&quot; = 30; ">
            <text:p><text:s text:c="2"/>insert into "LOG_Errortype" ( <text:s text:c="2"/>"IDErrortype", <text:s text:c="3"/>"Name" <text:s/>) <text:s/>select <text:s text:c="3"/>30, <text:s text:c="3"/>'permition__lack_of_permitions_to_read' <text:s text:c="2"/>where not exists ( <text:s text:c="2"/>select "IDErrortype" <text:s text:c="3"/>from "LOG_Errortype" <text:s text:c="3"/>where "IDErrortype" = 30 <text:s/>); <text:s text:c="2"/>update "LOG_Errortype" <text:s/>set <text:s text:c="3"/>"Name" = 'permition__lack_of_permitions_to_read' <text:s/>where <text:s text:c="3"/>"IDErrortype" = 30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permition__successfully_set__WARNING</text:p>
          </table:table-cell>
          <table:table-cell table:style-name="ce12"/>
          <table:table-cell table:style-name="ce13" table:formula="of:=[.C31]+1" office:value-type="float" office:value="31">
            <text:p>31</text:p>
          </table:table-cell>
          <table:table-cell table:style-name="ce14" table:formula="of:=SUBSTITUTE(SUBSTITUTE(SUBSTITUTE([.A32];&quot;__WARNING&quot;;&quot;&quot;);&quot;__&quot;;&quot; - &quot;);&quot;_&quot;;&quot; &quot;)" office:value-type="string" office:string-value="profile permition - successfully set">
            <text:p>profile permition - successfully set</text:p>
          </table:table-cell>
          <table:table-cell table:style-name="ce13" table:formula="of:=IF([.A32]=&quot;&quot;;&quot;&quot;;&quot;public const int &quot; &amp; [.A32] &amp; &quot; = &quot; &amp; [.C32] &amp; &quot;;&quot;)" office:value-type="string" office:string-value="public const int profile_permition__successfully_set__WARNING = 31;">
            <text:p>public const int profile_permition__successfully_set__WARNING = 31;</text:p>
          </table:table-cell>
          <table:table-cell table:style-name="ce13" table:formula="of:=IF([.A32]=&quot;&quot;;&quot;&quot;;&quot;items_.Add(&quot; &amp; [.A32] &amp; &quot;, new ErrorItem(&quot;&quot;&quot; &amp; [.D32] &amp; &quot;&quot;&quot;, &quot; &amp; IF(OR([.A32]=&quot;no_error&quot;;NOT(ISERROR(SEARCH(&quot;__WARNING&quot;;[.A32])))); &quot;false&quot;; &quot;true&quot;) &amp; &quot;));&quot;)" office:value-type="string" office:string-value="items_.Add(profile_permition__successfully_set__WARNING, new ErrorItem(&quot;profile permition - successfully set&quot;, false));">
            <text:p>items_.Add(profile_permition__successfully_set__WARNING, new ErrorItem("profile permition - successfully set", false));</text:p>
          </table:table-cell>
          <table:table-cell table:formula="of:=IF([.A32]=&quot;&quot;;&quot;&quot;;&quot;  insert into &quot;&quot;LOG_Errortype&quot;&quot; (   &quot;&quot;IDErrortype&quot;&quot;,    &quot;&quot;Name&quot;&quot;  )  select    &quot; &amp; [.C32] &amp; &quot;,    '&quot; &amp; [.A32] &amp; &quot;'   where not exists (   select &quot;&quot;IDErrortype&quot;&quot;    from &quot;&quot;LOG_Errortype&quot;&quot;    where &quot;&quot;IDErrortype&quot;&quot; = &quot; &amp; [.C32] &amp; &quot;  );   update &quot;&quot;LOG_Errortype&quot;&quot;  set    &quot;&quot;Name&quot;&quot; = '&quot; &amp; [.A32] &amp; &quot;'  where    &quot;&quot;IDErrortype&quot;&quot; = &quot; &amp; [.C32] &amp; &quot;; &quot;)" office:value-type="string" office:string-value="  insert into &quot;LOG_Errortype&quot; (   &quot;IDErrortype&quot;,    &quot;Name&quot;  )  select    31,    'profile_permition__successfully_set__WARNING'   where not exists (   select &quot;IDErrortype&quot;    from &quot;LOG_Errortype&quot;    where &quot;IDErrortype&quot; = 31  );   update &quot;LOG_Errortype&quot;  set    &quot;Name&quot; = 'profile_permition__successfully_set__WARNING'  where    &quot;IDErrortype&quot; = 31; ">
            <text:p><text:s text:c="2"/>insert into "LOG_Errortype" ( <text:s text:c="2"/>"IDErrortype", <text:s text:c="3"/>"Name" <text:s/>) <text:s/>select <text:s text:c="3"/>31, <text:s text:c="3"/>'profile_permition__successfully_set__WARNING' <text:s text:c="2"/>where not exists ( <text:s text:c="2"/>select "IDErrortype" <text:s text:c="3"/>from "LOG_Errortype" <text:s text:c="3"/>where "IDErrortype" = 31 <text:s/>); <text:s text:c="2"/>update "LOG_Errortype" <text:s/>set <text:s text:c="3"/>"Name" = 'profile_permition__successfully_set__WARNING' <text:s/>where <text:s text:c="3"/>"IDErrortype" = 3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lack_of_permitions_to_delete</text:p>
          </table:table-cell>
          <table:table-cell table:style-name="ce12"/>
          <table:table-cell table:style-name="ce13" table:formula="of:=[.C32]+1" office:value-type="float" office:value="32">
            <text:p>32</text:p>
          </table:table-cell>
          <table:table-cell table:style-name="ce14" table:formula="of:=SUBSTITUTE(SUBSTITUTE(SUBSTITUTE([.A33];&quot;__WARNING&quot;;&quot;&quot;);&quot;__&quot;;&quot; - &quot;);&quot;_&quot;;&quot; &quot;)" office:value-type="string" office:string-value="news - lack of permitions to delete">
            <text:p>news - lack of permitions to delete</text:p>
          </table:table-cell>
          <table:table-cell table:style-name="ce13" table:formula="of:=IF([.A33]=&quot;&quot;;&quot;&quot;;&quot;public const int &quot; &amp; [.A33] &amp; &quot; = &quot; &amp; [.C33] &amp; &quot;;&quot;)" office:value-type="string" office:string-value="public const int news__lack_of_permitions_to_delete = 32;">
            <text:p>public const int news__lack_of_permitions_to_delete = 32;</text:p>
          </table:table-cell>
          <table:table-cell table:style-name="ce13" table:formula="of:=IF([.A33]=&quot;&quot;;&quot;&quot;;&quot;items_.Add(&quot; &amp; [.A33] &amp; &quot;, new ErrorItem(&quot;&quot;&quot; &amp; [.D33] &amp; &quot;&quot;&quot;, &quot; &amp; IF(OR([.A33]=&quot;no_error&quot;;NOT(ISERROR(SEARCH(&quot;__WARNING&quot;;[.A33])))); &quot;false&quot;; &quot;true&quot;) &amp; &quot;));&quot;)" office:value-type="string" office:string-value="items_.Add(news__lack_of_permitions_to_delete, new ErrorItem(&quot;news - lack of permitions to delete&quot;, true));">
            <text:p>items_.Add(news__lack_of_permitions_to_delete, new ErrorItem("news - lack of permitions to delete", true));</text:p>
          </table:table-cell>
          <table:table-cell table:formula="of:=IF([.A33]=&quot;&quot;;&quot;&quot;;&quot;  insert into &quot;&quot;LOG_Errortype&quot;&quot; (   &quot;&quot;IDErrortype&quot;&quot;,    &quot;&quot;Name&quot;&quot;  )  select    &quot; &amp; [.C33] &amp; &quot;,    '&quot; &amp; [.A33] &amp; &quot;'   where not exists (   select &quot;&quot;IDErrortype&quot;&quot;    from &quot;&quot;LOG_Errortype&quot;&quot;    where &quot;&quot;IDErrortype&quot;&quot; = &quot; &amp; [.C33] &amp; &quot;  );   update &quot;&quot;LOG_Errortype&quot;&quot;  set    &quot;&quot;Name&quot;&quot; = '&quot; &amp; [.A33] &amp; &quot;'  where    &quot;&quot;IDErrortype&quot;&quot; = &quot; &amp; [.C33] &amp; &quot;; &quot;)" office:value-type="string" office:string-value="  insert into &quot;LOG_Errortype&quot; (   &quot;IDErrortype&quot;,    &quot;Name&quot;  )  select    32,    'news__lack_of_permitions_to_delete'   where not exists (   select &quot;IDErrortype&quot;    from &quot;LOG_Errortype&quot;    where &quot;IDErrortype&quot; = 32  );   update &quot;LOG_Errortype&quot;  set    &quot;Name&quot; = 'news__lack_of_permitions_to_delete'  where    &quot;IDErrortype&quot; = 32; ">
            <text:p><text:s text:c="2"/>insert into "LOG_Errortype" ( <text:s text:c="2"/>"IDErrortype", <text:s text:c="3"/>"Name" <text:s/>) <text:s/>select <text:s text:c="3"/>32, <text:s text:c="3"/>'news__lack_of_permitions_to_delete' <text:s text:c="2"/>where not exists ( <text:s text:c="2"/>select "IDErrortype" <text:s text:c="3"/>from "LOG_Errortype" <text:s text:c="3"/>where "IDErrortype" = 32 <text:s/>); <text:s text:c="2"/>update "LOG_Errortype" <text:s/>set <text:s text:c="3"/>"Name" = 'news__lack_of_permitions_to_delete' <text:s/>where <text:s text:c="3"/>"IDErrortype" = 3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successfully_deleted__WARNING</text:p>
          </table:table-cell>
          <table:table-cell table:style-name="ce12"/>
          <table:table-cell table:style-name="ce13" table:formula="of:=[.C33]+1" office:value-type="float" office:value="33">
            <text:p>33</text:p>
          </table:table-cell>
          <table:table-cell table:style-name="ce14" table:formula="of:=SUBSTITUTE(SUBSTITUTE(SUBSTITUTE([.A34];&quot;__WARNING&quot;;&quot;&quot;);&quot;__&quot;;&quot; - &quot;);&quot;_&quot;;&quot; &quot;)" office:value-type="string" office:string-value="news - successfully deleted">
            <text:p>news - successfully deleted</text:p>
          </table:table-cell>
          <table:table-cell table:style-name="ce13" table:formula="of:=IF([.A34]=&quot;&quot;;&quot;&quot;;&quot;public const int &quot; &amp; [.A34] &amp; &quot; = &quot; &amp; [.C34] &amp; &quot;;&quot;)" office:value-type="string" office:string-value="public const int news__successfully_deleted__WARNING = 33;">
            <text:p>public const int news__successfully_deleted__WARNING = 33;</text:p>
          </table:table-cell>
          <table:table-cell table:style-name="ce13" table:formula="of:=IF([.A34]=&quot;&quot;;&quot;&quot;;&quot;items_.Add(&quot; &amp; [.A34] &amp; &quot;, new ErrorItem(&quot;&quot;&quot; &amp; [.D34] &amp; &quot;&quot;&quot;, &quot; &amp; IF(OR([.A34]=&quot;no_error&quot;;NOT(ISERROR(SEARCH(&quot;__WARNING&quot;;[.A34])))); &quot;false&quot;; &quot;true&quot;) &amp; &quot;));&quot;)" office:value-type="string" office:string-value="items_.Add(news__successfully_deleted__WARNING, new ErrorItem(&quot;news - successfully deleted&quot;, false));">
            <text:p>items_.Add(news__successfully_deleted__WARNING, new ErrorItem("news - successfully deleted", false));</text:p>
          </table:table-cell>
          <table:table-cell table:formula="of:=IF([.A34]=&quot;&quot;;&quot;&quot;;&quot;  insert into &quot;&quot;LOG_Errortype&quot;&quot; (   &quot;&quot;IDErrortype&quot;&quot;,    &quot;&quot;Name&quot;&quot;  )  select    &quot; &amp; [.C34] &amp; &quot;,    '&quot; &amp; [.A34] &amp; &quot;'   where not exists (   select &quot;&quot;IDErrortype&quot;&quot;    from &quot;&quot;LOG_Errortype&quot;&quot;    where &quot;&quot;IDErrortype&quot;&quot; = &quot; &amp; [.C34] &amp; &quot;  );   update &quot;&quot;LOG_Errortype&quot;&quot;  set    &quot;&quot;Name&quot;&quot; = '&quot; &amp; [.A34] &amp; &quot;'  where    &quot;&quot;IDErrortype&quot;&quot; = &quot; &amp; [.C34] &amp; &quot;; &quot;)" office:value-type="string" office:string-value="  insert into &quot;LOG_Errortype&quot; (   &quot;IDErrortype&quot;,    &quot;Name&quot;  )  select    33,    'news__successfully_deleted__WARNING'   where not exists (   select &quot;IDErrortype&quot;    from &quot;LOG_Errortype&quot;    where &quot;IDErrortype&quot; = 33  );   update &quot;LOG_Errortype&quot;  set    &quot;Name&quot; = 'news__successfully_deleted__WARNING'  where    &quot;IDErrortype&quot; = 33; ">
            <text:p><text:s text:c="2"/>insert into "LOG_Errortype" ( <text:s text:c="2"/>"IDErrortype", <text:s text:c="3"/>"Name" <text:s/>) <text:s/>select <text:s text:c="3"/>33, <text:s text:c="3"/>'news__successfully_deleted__WARNING' <text:s text:c="2"/>where not exists ( <text:s text:c="2"/>select "IDErrortype" <text:s text:c="3"/>from "LOG_Errortype" <text:s text:c="3"/>where "IDErrortype" = 33 <text:s/>); <text:s text:c="2"/>update "LOG_Errortype" <text:s/>set <text:s text:c="3"/>"Name" = 'news__successfully_deleted__WARNING' <text:s/>where <text:s text:c="3"/>"IDErrortype" = 3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successfully_updated__WARNING</text:p>
          </table:table-cell>
          <table:table-cell table:style-name="ce12"/>
          <table:table-cell table:style-name="ce13" table:formula="of:=[.C34]+1" office:value-type="float" office:value="34">
            <text:p>34</text:p>
          </table:table-cell>
          <table:table-cell table:style-name="ce14" table:formula="of:=SUBSTITUTE(SUBSTITUTE(SUBSTITUTE([.A35];&quot;__WARNING&quot;;&quot;&quot;);&quot;__&quot;;&quot; - &quot;);&quot;_&quot;;&quot; &quot;)" office:value-type="string" office:string-value="news - successfully updated">
            <text:p>news - successfully updated</text:p>
          </table:table-cell>
          <table:table-cell table:style-name="ce13" table:formula="of:=IF([.A35]=&quot;&quot;;&quot;&quot;;&quot;public const int &quot; &amp; [.A35] &amp; &quot; = &quot; &amp; [.C35] &amp; &quot;;&quot;)" office:value-type="string" office:string-value="public const int news__successfully_updated__WARNING = 34;">
            <text:p>public const int news__successfully_updated__WARNING = 34;</text:p>
          </table:table-cell>
          <table:table-cell table:style-name="ce13" table:formula="of:=IF([.A35]=&quot;&quot;;&quot;&quot;;&quot;items_.Add(&quot; &amp; [.A35] &amp; &quot;, new ErrorItem(&quot;&quot;&quot; &amp; [.D35] &amp; &quot;&quot;&quot;, &quot; &amp; IF(OR([.A35]=&quot;no_error&quot;;NOT(ISERROR(SEARCH(&quot;__WARNING&quot;;[.A35])))); &quot;false&quot;; &quot;true&quot;) &amp; &quot;));&quot;)" office:value-type="string" office:string-value="items_.Add(news__successfully_updated__WARNING, new ErrorItem(&quot;news - successfully updated&quot;, false));">
            <text:p>items_.Add(news__successfully_updated__WARNING, new ErrorItem("news - successfully updated", false));</text:p>
          </table:table-cell>
          <table:table-cell table:formula="of:=IF([.A35]=&quot;&quot;;&quot;&quot;;&quot;  insert into &quot;&quot;LOG_Errortype&quot;&quot; (   &quot;&quot;IDErrortype&quot;&quot;,    &quot;&quot;Name&quot;&quot;  )  select    &quot; &amp; [.C35] &amp; &quot;,    '&quot; &amp; [.A35] &amp; &quot;'   where not exists (   select &quot;&quot;IDErrortype&quot;&quot;    from &quot;&quot;LOG_Errortype&quot;&quot;    where &quot;&quot;IDErrortype&quot;&quot; = &quot; &amp; [.C35] &amp; &quot;  );   update &quot;&quot;LOG_Errortype&quot;&quot;  set    &quot;&quot;Name&quot;&quot; = '&quot; &amp; [.A35] &amp; &quot;'  where    &quot;&quot;IDErrortype&quot;&quot; = &quot; &amp; [.C35] &amp; &quot;; &quot;)" office:value-type="string" office:string-value="  insert into &quot;LOG_Errortype&quot; (   &quot;IDErrortype&quot;,    &quot;Name&quot;  )  select    34,    'news__successfully_updated__WARNING'   where not exists (   select &quot;IDErrortype&quot;    from &quot;LOG_Errortype&quot;    where &quot;IDErrortype&quot; = 34  );   update &quot;LOG_Errortype&quot;  set    &quot;Name&quot; = 'news__successfully_updated__WARNING'  where    &quot;IDErrortype&quot; = 34; ">
            <text:p><text:s text:c="2"/>insert into "LOG_Errortype" ( <text:s text:c="2"/>"IDErrortype", <text:s text:c="3"/>"Name" <text:s/>) <text:s/>select <text:s text:c="3"/>34, <text:s text:c="3"/>'news__successfully_updated__WARNING' <text:s text:c="2"/>where not exists ( <text:s text:c="2"/>select "IDErrortype" <text:s text:c="3"/>from "LOG_Errortype" <text:s text:c="3"/>where "IDErrortype" = 34 <text:s/>); <text:s text:c="2"/>update "LOG_Errortype" <text:s/>set <text:s text:c="3"/>"Name" = 'news__successfully_updated__WARNING' <text:s/>where <text:s text:c="3"/>"IDErrortype" = 3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successfully_created__WARNING</text:p>
          </table:table-cell>
          <table:table-cell table:style-name="ce12"/>
          <table:table-cell table:style-name="ce13" table:formula="of:=[.C35]+1" office:value-type="float" office:value="35">
            <text:p>35</text:p>
          </table:table-cell>
          <table:table-cell table:style-name="ce14" table:formula="of:=SUBSTITUTE(SUBSTITUTE(SUBSTITUTE([.A36];&quot;__WARNING&quot;;&quot;&quot;);&quot;__&quot;;&quot; - &quot;);&quot;_&quot;;&quot; &quot;)" office:value-type="string" office:string-value="news - successfully created">
            <text:p>news - successfully created</text:p>
          </table:table-cell>
          <table:table-cell table:style-name="ce13" table:formula="of:=IF([.A36]=&quot;&quot;;&quot;&quot;;&quot;public const int &quot; &amp; [.A36] &amp; &quot; = &quot; &amp; [.C36] &amp; &quot;;&quot;)" office:value-type="string" office:string-value="public const int news__successfully_created__WARNING = 35;">
            <text:p>public const int news__successfully_created__WARNING = 35;</text:p>
          </table:table-cell>
          <table:table-cell table:style-name="ce13" table:formula="of:=IF([.A36]=&quot;&quot;;&quot;&quot;;&quot;items_.Add(&quot; &amp; [.A36] &amp; &quot;, new ErrorItem(&quot;&quot;&quot; &amp; [.D36] &amp; &quot;&quot;&quot;, &quot; &amp; IF(OR([.A36]=&quot;no_error&quot;;NOT(ISERROR(SEARCH(&quot;__WARNING&quot;;[.A36])))); &quot;false&quot;; &quot;true&quot;) &amp; &quot;));&quot;)" office:value-type="string" office:string-value="items_.Add(news__successfully_created__WARNING, new ErrorItem(&quot;news - successfully created&quot;, false));">
            <text:p>items_.Add(news__successfully_created__WARNING, new ErrorItem("news - successfully created", false));</text:p>
          </table:table-cell>
          <table:table-cell table:formula="of:=IF([.A36]=&quot;&quot;;&quot;&quot;;&quot;  insert into &quot;&quot;LOG_Errortype&quot;&quot; (   &quot;&quot;IDErrortype&quot;&quot;,    &quot;&quot;Name&quot;&quot;  )  select    &quot; &amp; [.C36] &amp; &quot;,    '&quot; &amp; [.A36] &amp; &quot;'   where not exists (   select &quot;&quot;IDErrortype&quot;&quot;    from &quot;&quot;LOG_Errortype&quot;&quot;    where &quot;&quot;IDErrortype&quot;&quot; = &quot; &amp; [.C36] &amp; &quot;  );   update &quot;&quot;LOG_Errortype&quot;&quot;  set    &quot;&quot;Name&quot;&quot; = '&quot; &amp; [.A36] &amp; &quot;'  where    &quot;&quot;IDErrortype&quot;&quot; = &quot; &amp; [.C36] &amp; &quot;; &quot;)" office:value-type="string" office:string-value="  insert into &quot;LOG_Errortype&quot; (   &quot;IDErrortype&quot;,    &quot;Name&quot;  )  select    35,    'news__successfully_created__WARNING'   where not exists (   select &quot;IDErrortype&quot;    from &quot;LOG_Errortype&quot;    where &quot;IDErrortype&quot; = 35  );   update &quot;LOG_Errortype&quot;  set    &quot;Name&quot; = 'news__successfully_created__WARNING'  where    &quot;IDErrortype&quot; = 35; ">
            <text:p><text:s text:c="2"/>insert into "LOG_Errortype" ( <text:s text:c="2"/>"IDErrortype", <text:s text:c="3"/>"Name" <text:s/>) <text:s/>select <text:s text:c="3"/>35, <text:s text:c="3"/>'news__successfully_created__WARNING' <text:s text:c="2"/>where not exists ( <text:s text:c="2"/>select "IDErrortype" <text:s text:c="3"/>from "LOG_Errortype" <text:s text:c="3"/>where "IDErrortype" = 35 <text:s/>); <text:s text:c="2"/>update "LOG_Errortype" <text:s/>set <text:s text:c="3"/>"Name" = 'news__successfully_created__WARNING' <text:s/>where <text:s text:c="3"/>"IDErrortype" = 35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lack_of_permitions_to_write</text:p>
          </table:table-cell>
          <table:table-cell table:style-name="ce12"/>
          <table:table-cell table:style-name="ce13" table:formula="of:=[.C36]+1" office:value-type="float" office:value="36">
            <text:p>36</text:p>
          </table:table-cell>
          <table:table-cell table:style-name="ce14" table:formula="of:=SUBSTITUTE(SUBSTITUTE(SUBSTITUTE([.A37];&quot;__WARNING&quot;;&quot;&quot;);&quot;__&quot;;&quot; - &quot;);&quot;_&quot;;&quot; &quot;)" office:value-type="string" office:string-value="news - lack of permitions to write">
            <text:p>news - lack of permitions to write</text:p>
          </table:table-cell>
          <table:table-cell table:style-name="ce13" table:formula="of:=IF([.A37]=&quot;&quot;;&quot;&quot;;&quot;public const int &quot; &amp; [.A37] &amp; &quot; = &quot; &amp; [.C37] &amp; &quot;;&quot;)" office:value-type="string" office:string-value="public const int news__lack_of_permitions_to_write = 36;">
            <text:p>public const int news__lack_of_permitions_to_write = 36;</text:p>
          </table:table-cell>
          <table:table-cell table:style-name="ce13" table:formula="of:=IF([.A37]=&quot;&quot;;&quot;&quot;;&quot;items_.Add(&quot; &amp; [.A37] &amp; &quot;, new ErrorItem(&quot;&quot;&quot; &amp; [.D37] &amp; &quot;&quot;&quot;, &quot; &amp; IF(OR([.A37]=&quot;no_error&quot;;NOT(ISERROR(SEARCH(&quot;__WARNING&quot;;[.A37])))); &quot;false&quot;; &quot;true&quot;) &amp; &quot;));&quot;)" office:value-type="string" office:string-value="items_.Add(news__lack_of_permitions_to_write, new ErrorItem(&quot;news - lack of permitions to write&quot;, true));">
            <text:p>items_.Add(news__lack_of_permitions_to_write, new ErrorItem("news - lack of permitions to write", true));</text:p>
          </table:table-cell>
          <table:table-cell table:formula="of:=IF([.A37]=&quot;&quot;;&quot;&quot;;&quot;  insert into &quot;&quot;LOG_Errortype&quot;&quot; (   &quot;&quot;IDErrortype&quot;&quot;,    &quot;&quot;Name&quot;&quot;  )  select    &quot; &amp; [.C37] &amp; &quot;,    '&quot; &amp; [.A37] &amp; &quot;'   where not exists (   select &quot;&quot;IDErrortype&quot;&quot;    from &quot;&quot;LOG_Errortype&quot;&quot;    where &quot;&quot;IDErrortype&quot;&quot; = &quot; &amp; [.C37] &amp; &quot;  );   update &quot;&quot;LOG_Errortype&quot;&quot;  set    &quot;&quot;Name&quot;&quot; = '&quot; &amp; [.A37] &amp; &quot;'  where    &quot;&quot;IDErrortype&quot;&quot; = &quot; &amp; [.C37] &amp; &quot;; &quot;)" office:value-type="string" office:string-value="  insert into &quot;LOG_Errortype&quot; (   &quot;IDErrortype&quot;,    &quot;Name&quot;  )  select    36,    'news__lack_of_permitions_to_write'   where not exists (   select &quot;IDErrortype&quot;    from &quot;LOG_Errortype&quot;    where &quot;IDErrortype&quot; = 36  );   update &quot;LOG_Errortype&quot;  set    &quot;Name&quot; = 'news__lack_of_permitions_to_write'  where    &quot;IDErrortype&quot; = 36; ">
            <text:p><text:s text:c="2"/>insert into "LOG_Errortype" ( <text:s text:c="2"/>"IDErrortype", <text:s text:c="3"/>"Name" <text:s/>) <text:s/>select <text:s text:c="3"/>36, <text:s text:c="3"/>'news__lack_of_permitions_to_write' <text:s text:c="2"/>where not exists ( <text:s text:c="2"/>select "IDErrortype" <text:s text:c="3"/>from "LOG_Errortype" <text:s text:c="3"/>where "IDErrortype" = 36 <text:s/>); <text:s text:c="2"/>update "LOG_Errortype" <text:s/>set <text:s text:c="3"/>"Name" = 'news__lack_of_permitions_to_write' <text:s/>where <text:s text:c="3"/>"IDErrortype" = 36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lack_of_permitions_to_read</text:p>
          </table:table-cell>
          <table:table-cell table:style-name="ce12"/>
          <table:table-cell table:style-name="ce13" table:formula="of:=[.C37]+1" office:value-type="float" office:value="37">
            <text:p>37</text:p>
          </table:table-cell>
          <table:table-cell table:style-name="ce14" table:formula="of:=SUBSTITUTE(SUBSTITUTE(SUBSTITUTE([.A38];&quot;__WARNING&quot;;&quot;&quot;);&quot;__&quot;;&quot; - &quot;);&quot;_&quot;;&quot; &quot;)" office:value-type="string" office:string-value="news - lack of permitions to read">
            <text:p>news - lack of permitions to read</text:p>
          </table:table-cell>
          <table:table-cell table:style-name="ce13" table:formula="of:=IF([.A38]=&quot;&quot;;&quot;&quot;;&quot;public const int &quot; &amp; [.A38] &amp; &quot; = &quot; &amp; [.C38] &amp; &quot;;&quot;)" office:value-type="string" office:string-value="public const int news__lack_of_permitions_to_read = 37;">
            <text:p>public const int news__lack_of_permitions_to_read = 37;</text:p>
          </table:table-cell>
          <table:table-cell table:style-name="ce13" table:formula="of:=IF([.A38]=&quot;&quot;;&quot;&quot;;&quot;items_.Add(&quot; &amp; [.A38] &amp; &quot;, new ErrorItem(&quot;&quot;&quot; &amp; [.D38] &amp; &quot;&quot;&quot;, &quot; &amp; IF(OR([.A38]=&quot;no_error&quot;;NOT(ISERROR(SEARCH(&quot;__WARNING&quot;;[.A38])))); &quot;false&quot;; &quot;true&quot;) &amp; &quot;));&quot;)" office:value-type="string" office:string-value="items_.Add(news__lack_of_permitions_to_read, new ErrorItem(&quot;news - lack of permitions to read&quot;, true));">
            <text:p>items_.Add(news__lack_of_permitions_to_read, new ErrorItem("news - lack of permitions to read", true));</text:p>
          </table:table-cell>
          <table:table-cell table:formula="of:=IF([.A38]=&quot;&quot;;&quot;&quot;;&quot;  insert into &quot;&quot;LOG_Errortype&quot;&quot; (   &quot;&quot;IDErrortype&quot;&quot;,    &quot;&quot;Name&quot;&quot;  )  select    &quot; &amp; [.C38] &amp; &quot;,    '&quot; &amp; [.A38] &amp; &quot;'   where not exists (   select &quot;&quot;IDErrortype&quot;&quot;    from &quot;&quot;LOG_Errortype&quot;&quot;    where &quot;&quot;IDErrortype&quot;&quot; = &quot; &amp; [.C38] &amp; &quot;  );   update &quot;&quot;LOG_Errortype&quot;&quot;  set    &quot;&quot;Name&quot;&quot; = '&quot; &amp; [.A38] &amp; &quot;'  where    &quot;&quot;IDErrortype&quot;&quot; = &quot; &amp; [.C38] &amp; &quot;; &quot;)" office:value-type="string" office:string-value="  insert into &quot;LOG_Errortype&quot; (   &quot;IDErrortype&quot;,    &quot;Name&quot;  )  select    37,    'news__lack_of_permitions_to_read'   where not exists (   select &quot;IDErrortype&quot;    from &quot;LOG_Errortype&quot;    where &quot;IDErrortype&quot; = 37  );   update &quot;LOG_Errortype&quot;  set    &quot;Name&quot; = 'news__lack_of_permitions_to_read'  where    &quot;IDErrortype&quot; = 37; ">
            <text:p><text:s text:c="2"/>insert into "LOG_Errortype" ( <text:s text:c="2"/>"IDErrortype", <text:s text:c="3"/>"Name" <text:s/>) <text:s/>select <text:s text:c="3"/>37, <text:s text:c="3"/>'news__lack_of_permitions_to_read' <text:s text:c="2"/>where not exists ( <text:s text:c="2"/>select "IDErrortype" <text:s text:c="3"/>from "LOG_Errortype" <text:s text:c="3"/>where "IDErrortype" = 37 <text:s/>); <text:s text:c="2"/>update "LOG_Errortype" <text:s/>set <text:s text:c="3"/>"Name" = 'news__lack_of_permitions_to_read' <text:s/>where <text:s text:c="3"/>"IDErrortype" = 37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lack_of_permitions_to_approve</text:p>
          </table:table-cell>
          <table:table-cell table:style-name="ce12"/>
          <table:table-cell table:style-name="ce13" table:formula="of:=[.C38]+1" office:value-type="float" office:value="38">
            <text:p>38</text:p>
          </table:table-cell>
          <table:table-cell table:style-name="ce14" table:formula="of:=SUBSTITUTE(SUBSTITUTE(SUBSTITUTE([.A39];&quot;__WARNING&quot;;&quot;&quot;);&quot;__&quot;;&quot; - &quot;);&quot;_&quot;;&quot; &quot;)" office:value-type="string" office:string-value="news - lack of permitions to approve">
            <text:p>news - lack of permitions to approve</text:p>
          </table:table-cell>
          <table:table-cell table:style-name="ce13" table:formula="of:=IF([.A39]=&quot;&quot;;&quot;&quot;;&quot;public const int &quot; &amp; [.A39] &amp; &quot; = &quot; &amp; [.C39] &amp; &quot;;&quot;)" office:value-type="string" office:string-value="public const int news__lack_of_permitions_to_approve = 38;">
            <text:p>public const int news__lack_of_permitions_to_approve = 38;</text:p>
          </table:table-cell>
          <table:table-cell table:style-name="ce13" table:formula="of:=IF([.A39]=&quot;&quot;;&quot;&quot;;&quot;items_.Add(&quot; &amp; [.A39] &amp; &quot;, new ErrorItem(&quot;&quot;&quot; &amp; [.D39] &amp; &quot;&quot;&quot;, &quot; &amp; IF(OR([.A39]=&quot;no_error&quot;;NOT(ISERROR(SEARCH(&quot;__WARNING&quot;;[.A39])))); &quot;false&quot;; &quot;true&quot;) &amp; &quot;));&quot;)" office:value-type="string" office:string-value="items_.Add(news__lack_of_permitions_to_approve, new ErrorItem(&quot;news - lack of permitions to approve&quot;, true));">
            <text:p>items_.Add(news__lack_of_permitions_to_approve, new ErrorItem("news - lack of permitions to approve", true));</text:p>
          </table:table-cell>
          <table:table-cell table:formula="of:=IF([.A39]=&quot;&quot;;&quot;&quot;;&quot;  insert into &quot;&quot;LOG_Errortype&quot;&quot; (   &quot;&quot;IDErrortype&quot;&quot;,    &quot;&quot;Name&quot;&quot;  )  select    &quot; &amp; [.C39] &amp; &quot;,    '&quot; &amp; [.A39] &amp; &quot;'   where not exists (   select &quot;&quot;IDErrortype&quot;&quot;    from &quot;&quot;LOG_Errortype&quot;&quot;    where &quot;&quot;IDErrortype&quot;&quot; = &quot; &amp; [.C39] &amp; &quot;  );   update &quot;&quot;LOG_Errortype&quot;&quot;  set    &quot;&quot;Name&quot;&quot; = '&quot; &amp; [.A39] &amp; &quot;'  where    &quot;&quot;IDErrortype&quot;&quot; = &quot; &amp; [.C39] &amp; &quot;; &quot;)" office:value-type="string" office:string-value="  insert into &quot;LOG_Errortype&quot; (   &quot;IDErrortype&quot;,    &quot;Name&quot;  )  select    38,    'news__lack_of_permitions_to_approve'   where not exists (   select &quot;IDErrortype&quot;    from &quot;LOG_Errortype&quot;    where &quot;IDErrortype&quot; = 38  );   update &quot;LOG_Errortype&quot;  set    &quot;Name&quot; = 'news__lack_of_permitions_to_approve'  where    &quot;IDErrortype&quot; = 38; ">
            <text:p><text:s text:c="2"/>insert into "LOG_Errortype" ( <text:s text:c="2"/>"IDErrortype", <text:s text:c="3"/>"Name" <text:s/>) <text:s/>select <text:s text:c="3"/>38, <text:s text:c="3"/>'news__lack_of_permitions_to_approve' <text:s text:c="2"/>where not exists ( <text:s text:c="2"/>select "IDErrortype" <text:s text:c="3"/>from "LOG_Errortype" <text:s text:c="3"/>where "IDErrortype" = 38 <text:s/>); <text:s text:c="2"/>update "LOG_Errortype" <text:s/>set <text:s text:c="3"/>"Name" = 'news__lack_of_permitions_to_approve' <text:s/>where <text:s text:c="3"/>"IDErrortype" = 38; </text:p>
          </table:table-cell>
          <table:table-cell table:number-columns-repeated="1017"/>
        </table:table-row>
        <table:table-row table:style-name="ro1">
          <table:table-cell office:value-type="string">
            <text:p>news__invalid_date</text:p>
          </table:table-cell>
          <table:table-cell table:style-name="ce12"/>
          <table:table-cell table:style-name="ce13" table:formula="of:=[.C39]+1" office:value-type="float" office:value="39">
            <text:p>39</text:p>
          </table:table-cell>
          <table:table-cell table:style-name="ce14" table:formula="of:=SUBSTITUTE(SUBSTITUTE(SUBSTITUTE([.A40];&quot;__WARNING&quot;;&quot;&quot;);&quot;__&quot;;&quot; - &quot;);&quot;_&quot;;&quot; &quot;)" office:value-type="string" office:string-value="news - invalid date">
            <text:p>news - invalid date</text:p>
          </table:table-cell>
          <table:table-cell table:style-name="ce13" table:formula="of:=IF([.A40]=&quot;&quot;;&quot;&quot;;&quot;public const int &quot; &amp; [.A40] &amp; &quot; = &quot; &amp; [.C40] &amp; &quot;;&quot;)" office:value-type="string" office:string-value="public const int news__invalid_date = 39;">
            <text:p>public const int news__invalid_date = 39;</text:p>
          </table:table-cell>
          <table:table-cell table:style-name="ce13" table:formula="of:=IF([.A40]=&quot;&quot;;&quot;&quot;;&quot;items_.Add(&quot; &amp; [.A40] &amp; &quot;, new ErrorItem(&quot;&quot;&quot; &amp; [.D40] &amp; &quot;&quot;&quot;, &quot; &amp; IF(OR([.A40]=&quot;no_error&quot;;NOT(ISERROR(SEARCH(&quot;__WARNING&quot;;[.A40])))); &quot;false&quot;; &quot;true&quot;) &amp; &quot;));&quot;)" office:value-type="string" office:string-value="items_.Add(news__invalid_date, new ErrorItem(&quot;news - invalid date&quot;, true));">
            <text:p>items_.Add(news__invalid_date, new ErrorItem("news - invalid date", true));</text:p>
          </table:table-cell>
          <table:table-cell table:formula="of:=IF([.A40]=&quot;&quot;;&quot;&quot;;&quot;  insert into &quot;&quot;LOG_Errortype&quot;&quot; (   &quot;&quot;IDErrortype&quot;&quot;,    &quot;&quot;Name&quot;&quot;  )  select    &quot; &amp; [.C40] &amp; &quot;,    '&quot; &amp; [.A40] &amp; &quot;'   where not exists (   select &quot;&quot;IDErrortype&quot;&quot;    from &quot;&quot;LOG_Errortype&quot;&quot;    where &quot;&quot;IDErrortype&quot;&quot; = &quot; &amp; [.C40] &amp; &quot;  );   update &quot;&quot;LOG_Errortype&quot;&quot;  set    &quot;&quot;Name&quot;&quot; = '&quot; &amp; [.A40] &amp; &quot;'  where    &quot;&quot;IDErrortype&quot;&quot; = &quot; &amp; [.C40] &amp; &quot;; &quot;)" office:value-type="string" office:string-value="  insert into &quot;LOG_Errortype&quot; (   &quot;IDErrortype&quot;,    &quot;Name&quot;  )  select    39,    'news__invalid_date'   where not exists (   select &quot;IDErrortype&quot;    from &quot;LOG_Errortype&quot;    where &quot;IDErrortype&quot; = 39  );   update &quot;LOG_Errortype&quot;  set    &quot;Name&quot; = 'news__invalid_date'  where    &quot;IDErrortype&quot; = 39; ">
            <text:p><text:s text:c="2"/>insert into "LOG_Errortype" ( <text:s text:c="2"/>"IDErrortype", <text:s text:c="3"/>"Name" <text:s/>) <text:s/>select <text:s text:c="3"/>39, <text:s text:c="3"/>'news__invalid_date' <text:s text:c="2"/>where not exists ( <text:s text:c="2"/>select "IDErrortype" <text:s text:c="3"/>from "LOG_Errortype" <text:s text:c="3"/>where "IDErrortype" = 39 <text:s/>); <text:s text:c="2"/>update "LOG_Errortype" <text:s/>set <text:s text:c="3"/>"Name" = 'news__invalid_date' <text:s/>where <text:s text:c="3"/>"IDErrortype" = 39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ag__lack_of_permitions_to_read</text:p>
          </table:table-cell>
          <table:table-cell table:style-name="ce12"/>
          <table:table-cell table:style-name="ce13" table:formula="of:=[.C40]+1" office:value-type="float" office:value="40">
            <text:p>40</text:p>
          </table:table-cell>
          <table:table-cell table:style-name="ce14" table:formula="of:=SUBSTITUTE(SUBSTITUTE(SUBSTITUTE([.A41];&quot;__WARNING&quot;;&quot;&quot;);&quot;__&quot;;&quot; - &quot;);&quot;_&quot;;&quot; &quot;)" office:value-type="string" office:string-value="tag - lack of permitions to read">
            <text:p>tag - lack of permitions to read</text:p>
          </table:table-cell>
          <table:table-cell table:style-name="ce13" table:formula="of:=IF([.A41]=&quot;&quot;;&quot;&quot;;&quot;public const int &quot; &amp; [.A41] &amp; &quot; = &quot; &amp; [.C41] &amp; &quot;;&quot;)" office:value-type="string" office:string-value="public const int tag__lack_of_permitions_to_read = 40;">
            <text:p>public const int tag__lack_of_permitions_to_read = 40;</text:p>
          </table:table-cell>
          <table:table-cell table:style-name="ce13" table:formula="of:=IF([.A41]=&quot;&quot;;&quot;&quot;;&quot;items_.Add(&quot; &amp; [.A41] &amp; &quot;, new ErrorItem(&quot;&quot;&quot; &amp; [.D41] &amp; &quot;&quot;&quot;, &quot; &amp; IF(OR([.A41]=&quot;no_error&quot;;NOT(ISERROR(SEARCH(&quot;__WARNING&quot;;[.A41])))); &quot;false&quot;; &quot;true&quot;) &amp; &quot;));&quot;)" office:value-type="string" office:string-value="items_.Add(tag__lack_of_permitions_to_read, new ErrorItem(&quot;tag - lack of permitions to read&quot;, true));">
            <text:p>items_.Add(tag__lack_of_permitions_to_read, new ErrorItem("tag - lack of permitions to read", true));</text:p>
          </table:table-cell>
          <table:table-cell table:formula="of:=IF([.A41]=&quot;&quot;;&quot;&quot;;&quot;  insert into &quot;&quot;LOG_Errortype&quot;&quot; (   &quot;&quot;IDErrortype&quot;&quot;,    &quot;&quot;Name&quot;&quot;  )  select    &quot; &amp; [.C41] &amp; &quot;,    '&quot; &amp; [.A41] &amp; &quot;'   where not exists (   select &quot;&quot;IDErrortype&quot;&quot;    from &quot;&quot;LOG_Errortype&quot;&quot;    where &quot;&quot;IDErrortype&quot;&quot; = &quot; &amp; [.C41] &amp; &quot;  );   update &quot;&quot;LOG_Errortype&quot;&quot;  set    &quot;&quot;Name&quot;&quot; = '&quot; &amp; [.A41] &amp; &quot;'  where    &quot;&quot;IDErrortype&quot;&quot; = &quot; &amp; [.C41] &amp; &quot;; &quot;)" office:value-type="string" office:string-value="  insert into &quot;LOG_Errortype&quot; (   &quot;IDErrortype&quot;,    &quot;Name&quot;  )  select    40,    'tag__lack_of_permitions_to_read'   where not exists (   select &quot;IDErrortype&quot;    from &quot;LOG_Errortype&quot;    where &quot;IDErrortype&quot; = 40  );   update &quot;LOG_Errortype&quot;  set    &quot;Name&quot; = 'tag__lack_of_permitions_to_read'  where    &quot;IDErrortype&quot; = 40; ">
            <text:p><text:s text:c="2"/>insert into "LOG_Errortype" ( <text:s text:c="2"/>"IDErrortype", <text:s text:c="3"/>"Name" <text:s/>) <text:s/>select <text:s text:c="3"/>40, <text:s text:c="3"/>'tag__lack_of_permitions_to_read' <text:s text:c="2"/>where not exists ( <text:s text:c="2"/>select "IDErrortype" <text:s text:c="3"/>from "LOG_Errortype" <text:s text:c="3"/>where "IDErrortype" = 40 <text:s/>); <text:s text:c="2"/>update "LOG_Errortype" <text:s/>set <text:s text:c="3"/>"Name" = 'tag__lack_of_permitions_to_read' <text:s/>where <text:s text:c="3"/>"IDErrortype" = 40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ag__lack_of_permitions_to_read__not_approved</text:p>
          </table:table-cell>
          <table:table-cell table:style-name="ce12"/>
          <table:table-cell table:style-name="ce13" table:formula="of:=[.C41]+1" office:value-type="float" office:value="41">
            <text:p>41</text:p>
          </table:table-cell>
          <table:table-cell table:style-name="ce14" table:formula="of:=SUBSTITUTE(SUBSTITUTE(SUBSTITUTE([.A42];&quot;__WARNING&quot;;&quot;&quot;);&quot;__&quot;;&quot; - &quot;);&quot;_&quot;;&quot; &quot;)" office:value-type="string" office:string-value="tag - lack of permitions to read - not approved">
            <text:p>tag - lack of permitions to read - not approved</text:p>
          </table:table-cell>
          <table:table-cell table:style-name="ce13" table:formula="of:=IF([.A42]=&quot;&quot;;&quot;&quot;;&quot;public const int &quot; &amp; [.A42] &amp; &quot; = &quot; &amp; [.C42] &amp; &quot;;&quot;)" office:value-type="string" office:string-value="public const int tag__lack_of_permitions_to_read__not_approved = 41;">
            <text:p>public const int tag__lack_of_permitions_to_read__not_approved = 41;</text:p>
          </table:table-cell>
          <table:table-cell table:style-name="ce13" table:formula="of:=IF([.A42]=&quot;&quot;;&quot;&quot;;&quot;items_.Add(&quot; &amp; [.A42] &amp; &quot;, new ErrorItem(&quot;&quot;&quot; &amp; [.D42] &amp; &quot;&quot;&quot;, &quot; &amp; IF(OR([.A42]=&quot;no_error&quot;;NOT(ISERROR(SEARCH(&quot;__WARNING&quot;;[.A42])))); &quot;false&quot;; &quot;true&quot;) &amp; &quot;));&quot;)" office:value-type="string" office:string-value="items_.Add(tag__lack_of_permitions_to_read__not_approved, new ErrorItem(&quot;tag - lack of permitions to read - not approved&quot;, true));">
            <text:p>items_.Add(tag__lack_of_permitions_to_read__not_approved, new ErrorItem("tag - lack of permitions to read - not approved", true));</text:p>
          </table:table-cell>
          <table:table-cell table:formula="of:=IF([.A42]=&quot;&quot;;&quot;&quot;;&quot;  insert into &quot;&quot;LOG_Errortype&quot;&quot; (   &quot;&quot;IDErrortype&quot;&quot;,    &quot;&quot;Name&quot;&quot;  )  select    &quot; &amp; [.C42] &amp; &quot;,    '&quot; &amp; [.A42] &amp; &quot;'   where not exists (   select &quot;&quot;IDErrortype&quot;&quot;    from &quot;&quot;LOG_Errortype&quot;&quot;    where &quot;&quot;IDErrortype&quot;&quot; = &quot; &amp; [.C42] &amp; &quot;  );   update &quot;&quot;LOG_Errortype&quot;&quot;  set    &quot;&quot;Name&quot;&quot; = '&quot; &amp; [.A42] &amp; &quot;'  where    &quot;&quot;IDErrortype&quot;&quot; = &quot; &amp; [.C42] &amp; &quot;; &quot;)" office:value-type="string" office:string-value="  insert into &quot;LOG_Errortype&quot; (   &quot;IDErrortype&quot;,    &quot;Name&quot;  )  select    41,    'tag__lack_of_permitions_to_read__not_approved'   where not exists (   select &quot;IDErrortype&quot;    from &quot;LOG_Errortype&quot;    where &quot;IDErrortype&quot; = 41  );   update &quot;LOG_Errortype&quot;  set    &quot;Name&quot; = 'tag__lack_of_permitions_to_read__not_approved'  where    &quot;IDErrortype&quot; = 41; ">
            <text:p><text:s text:c="2"/>insert into "LOG_Errortype" ( <text:s text:c="2"/>"IDErrortype", <text:s text:c="3"/>"Name" <text:s/>) <text:s/>select <text:s text:c="3"/>41, <text:s text:c="3"/>'tag__lack_of_permitions_to_read__not_approved' <text:s text:c="2"/>where not exists ( <text:s text:c="2"/>select "IDErrortype" <text:s text:c="3"/>from "LOG_Errortype" <text:s text:c="3"/>where "IDErrortype" = 41 <text:s/>); <text:s text:c="2"/>update "LOG_Errortype" <text:s/>set <text:s text:c="3"/>"Name" = 'tag__lack_of_permitions_to_read__not_approved' <text:s/>where <text:s text:c="3"/>"IDErrortype" = 4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highlight__lack_of_permitions_to_read__not_approved</text:p>
          </table:table-cell>
          <table:table-cell table:style-name="ce12"/>
          <table:table-cell table:style-name="ce13" table:formula="of:=[.C42]+1" office:value-type="float" office:value="42">
            <text:p>42</text:p>
          </table:table-cell>
          <table:table-cell table:style-name="ce14" table:formula="of:=SUBSTITUTE(SUBSTITUTE(SUBSTITUTE([.A43];&quot;__WARNING&quot;;&quot;&quot;);&quot;__&quot;;&quot; - &quot;);&quot;_&quot;;&quot; &quot;)" office:value-type="string" office:string-value="highlight - lack of permitions to read - not approved">
            <text:p>highlight - lack of permitions to read - not approved</text:p>
          </table:table-cell>
          <table:table-cell table:style-name="ce13" table:formula="of:=IF([.A43]=&quot;&quot;;&quot;&quot;;&quot;public const int &quot; &amp; [.A43] &amp; &quot; = &quot; &amp; [.C43] &amp; &quot;;&quot;)" office:value-type="string" office:string-value="public const int highlight__lack_of_permitions_to_read__not_approved = 42;">
            <text:p>public const int highlight__lack_of_permitions_to_read__not_approved = 42;</text:p>
          </table:table-cell>
          <table:table-cell table:style-name="ce13" table:formula="of:=IF([.A43]=&quot;&quot;;&quot;&quot;;&quot;items_.Add(&quot; &amp; [.A43] &amp; &quot;, new ErrorItem(&quot;&quot;&quot; &amp; [.D43] &amp; &quot;&quot;&quot;, &quot; &amp; IF(OR([.A43]=&quot;no_error&quot;;NOT(ISERROR(SEARCH(&quot;__WARNING&quot;;[.A43])))); &quot;false&quot;; &quot;true&quot;) &amp; &quot;));&quot;)" office:value-type="string" office:string-value="items_.Add(highlight__lack_of_permitions_to_read__not_approved, new ErrorItem(&quot;highlight - lack of permitions to read - not approved&quot;, true));">
            <text:p>items_.Add(highlight__lack_of_permitions_to_read__not_approved, new ErrorItem("highlight - lack of permitions to read - not approved", true));</text:p>
          </table:table-cell>
          <table:table-cell table:formula="of:=IF([.A43]=&quot;&quot;;&quot;&quot;;&quot;  insert into &quot;&quot;LOG_Errortype&quot;&quot; (   &quot;&quot;IDErrortype&quot;&quot;,    &quot;&quot;Name&quot;&quot;  )  select    &quot; &amp; [.C43] &amp; &quot;,    '&quot; &amp; [.A43] &amp; &quot;'   where not exists (   select &quot;&quot;IDErrortype&quot;&quot;    from &quot;&quot;LOG_Errortype&quot;&quot;    where &quot;&quot;IDErrortype&quot;&quot; = &quot; &amp; [.C43] &amp; &quot;  );   update &quot;&quot;LOG_Errortype&quot;&quot;  set    &quot;&quot;Name&quot;&quot; = '&quot; &amp; [.A43] &amp; &quot;'  where    &quot;&quot;IDErrortype&quot;&quot; = &quot; &amp; [.C43] &amp; &quot;; &quot;)" office:value-type="string" office:string-value="  insert into &quot;LOG_Errortype&quot; (   &quot;IDErrortype&quot;,    &quot;Name&quot;  )  select    42,    'highlight__lack_of_permitions_to_read__not_approved'   where not exists (   select &quot;IDErrortype&quot;    from &quot;LOG_Errortype&quot;    where &quot;IDErrortype&quot; = 42  );   update &quot;LOG_Errortype&quot;  set    &quot;Name&quot; = 'highlight__lack_of_permitions_to_read__not_approved'  where    &quot;IDErrortype&quot; = 42; ">
            <text:p><text:s text:c="2"/>insert into "LOG_Errortype" ( <text:s text:c="2"/>"IDErrortype", <text:s text:c="3"/>"Name" <text:s/>) <text:s/>select <text:s text:c="3"/>42, <text:s text:c="3"/>'highlight__lack_of_permitions_to_read__not_approved' <text:s text:c="2"/>where not exists ( <text:s text:c="2"/>select "IDErrortype" <text:s text:c="3"/>from "LOG_Errortype" <text:s text:c="3"/>where "IDErrortype" = 42 <text:s/>); <text:s text:c="2"/>update "LOG_Errortype" <text:s/>set <text:s text:c="3"/>"Name" = 'highlight__lack_of_permitions_to_read__not_approved' <text:s/>where <text:s text:c="3"/>"IDErrortype" = 4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highlight__lack_of_permitions_to_read</text:p>
          </table:table-cell>
          <table:table-cell table:style-name="ce12"/>
          <table:table-cell table:style-name="ce13" table:formula="of:=[.C43]+1" office:value-type="float" office:value="43">
            <text:p>43</text:p>
          </table:table-cell>
          <table:table-cell table:style-name="ce14" table:formula="of:=SUBSTITUTE(SUBSTITUTE(SUBSTITUTE([.A44];&quot;__WARNING&quot;;&quot;&quot;);&quot;__&quot;;&quot; - &quot;);&quot;_&quot;;&quot; &quot;)" office:value-type="string" office:string-value="highlight - lack of permitions to read">
            <text:p>highlight - lack of permitions to read</text:p>
          </table:table-cell>
          <table:table-cell table:style-name="ce13" table:formula="of:=IF([.A44]=&quot;&quot;;&quot;&quot;;&quot;public const int &quot; &amp; [.A44] &amp; &quot; = &quot; &amp; [.C44] &amp; &quot;;&quot;)" office:value-type="string" office:string-value="public const int highlight__lack_of_permitions_to_read = 43;">
            <text:p>public const int highlight__lack_of_permitions_to_read = 43;</text:p>
          </table:table-cell>
          <table:table-cell table:style-name="ce13" table:formula="of:=IF([.A44]=&quot;&quot;;&quot;&quot;;&quot;items_.Add(&quot; &amp; [.A44] &amp; &quot;, new ErrorItem(&quot;&quot;&quot; &amp; [.D44] &amp; &quot;&quot;&quot;, &quot; &amp; IF(OR([.A44]=&quot;no_error&quot;;NOT(ISERROR(SEARCH(&quot;__WARNING&quot;;[.A44])))); &quot;false&quot;; &quot;true&quot;) &amp; &quot;));&quot;)" office:value-type="string" office:string-value="items_.Add(highlight__lack_of_permitions_to_read, new ErrorItem(&quot;highlight - lack of permitions to read&quot;, true));">
            <text:p>items_.Add(highlight__lack_of_permitions_to_read, new ErrorItem("highlight - lack of permitions to read", true));</text:p>
          </table:table-cell>
          <table:table-cell table:formula="of:=IF([.A44]=&quot;&quot;;&quot;&quot;;&quot;  insert into &quot;&quot;LOG_Errortype&quot;&quot; (   &quot;&quot;IDErrortype&quot;&quot;,    &quot;&quot;Name&quot;&quot;  )  select    &quot; &amp; [.C44] &amp; &quot;,    '&quot; &amp; [.A44] &amp; &quot;'   where not exists (   select &quot;&quot;IDErrortype&quot;&quot;    from &quot;&quot;LOG_Errortype&quot;&quot;    where &quot;&quot;IDErrortype&quot;&quot; = &quot; &amp; [.C44] &amp; &quot;  );   update &quot;&quot;LOG_Errortype&quot;&quot;  set    &quot;&quot;Name&quot;&quot; = '&quot; &amp; [.A44] &amp; &quot;'  where    &quot;&quot;IDErrortype&quot;&quot; = &quot; &amp; [.C44] &amp; &quot;; &quot;)" office:value-type="string" office:string-value="  insert into &quot;LOG_Errortype&quot; (   &quot;IDErrortype&quot;,    &quot;Name&quot;  )  select    43,    'highlight__lack_of_permitions_to_read'   where not exists (   select &quot;IDErrortype&quot;    from &quot;LOG_Errortype&quot;    where &quot;IDErrortype&quot; = 43  );   update &quot;LOG_Errortype&quot;  set    &quot;Name&quot; = 'highlight__lack_of_permitions_to_read'  where    &quot;IDErrortype&quot; = 43; ">
            <text:p><text:s text:c="2"/>insert into "LOG_Errortype" ( <text:s text:c="2"/>"IDErrortype", <text:s text:c="3"/>"Name" <text:s/>) <text:s/>select <text:s text:c="3"/>43, <text:s text:c="3"/>'highlight__lack_of_permitions_to_read' <text:s text:c="2"/>where not exists ( <text:s text:c="2"/>select "IDErrortype" <text:s text:c="3"/>from "LOG_Errortype" <text:s text:c="3"/>where "IDErrortype" = 43 <text:s/>); <text:s text:c="2"/>update "LOG_Errortype" <text:s/>set <text:s text:c="3"/>"Name" = 'highlight__lack_of_permitions_to_read' <text:s/>where <text:s text:c="3"/>"IDErrortype" = 4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ource__lack_of_permitions_to_read</text:p>
          </table:table-cell>
          <table:table-cell table:style-name="ce12"/>
          <table:table-cell table:style-name="ce13" table:formula="of:=[.C44]+1" office:value-type="float" office:value="44">
            <text:p>44</text:p>
          </table:table-cell>
          <table:table-cell table:style-name="ce14" table:formula="of:=SUBSTITUTE(SUBSTITUTE(SUBSTITUTE([.A45];&quot;__WARNING&quot;;&quot;&quot;);&quot;__&quot;;&quot; - &quot;);&quot;_&quot;;&quot; &quot;)" office:value-type="string" office:string-value="source - lack of permitions to read">
            <text:p>source - lack of permitions to read</text:p>
          </table:table-cell>
          <table:table-cell table:style-name="ce13" table:formula="of:=IF([.A45]=&quot;&quot;;&quot;&quot;;&quot;public const int &quot; &amp; [.A45] &amp; &quot; = &quot; &amp; [.C45] &amp; &quot;;&quot;)" office:value-type="string" office:string-value="public const int source__lack_of_permitions_to_read = 44;">
            <text:p>public const int source__lack_of_permitions_to_read = 44;</text:p>
          </table:table-cell>
          <table:table-cell table:style-name="ce13" table:formula="of:=IF([.A45]=&quot;&quot;;&quot;&quot;;&quot;items_.Add(&quot; &amp; [.A45] &amp; &quot;, new ErrorItem(&quot;&quot;&quot; &amp; [.D45] &amp; &quot;&quot;&quot;, &quot; &amp; IF(OR([.A45]=&quot;no_error&quot;;NOT(ISERROR(SEARCH(&quot;__WARNING&quot;;[.A45])))); &quot;false&quot;; &quot;true&quot;) &amp; &quot;));&quot;)" office:value-type="string" office:string-value="items_.Add(source__lack_of_permitions_to_read, new ErrorItem(&quot;source - lack of permitions to read&quot;, true));">
            <text:p>items_.Add(source__lack_of_permitions_to_read, new ErrorItem("source - lack of permitions to read", true));</text:p>
          </table:table-cell>
          <table:table-cell table:formula="of:=IF([.A45]=&quot;&quot;;&quot;&quot;;&quot;  insert into &quot;&quot;LOG_Errortype&quot;&quot; (   &quot;&quot;IDErrortype&quot;&quot;,    &quot;&quot;Name&quot;&quot;  )  select    &quot; &amp; [.C45] &amp; &quot;,    '&quot; &amp; [.A45] &amp; &quot;'   where not exists (   select &quot;&quot;IDErrortype&quot;&quot;    from &quot;&quot;LOG_Errortype&quot;&quot;    where &quot;&quot;IDErrortype&quot;&quot; = &quot; &amp; [.C45] &amp; &quot;  );   update &quot;&quot;LOG_Errortype&quot;&quot;  set    &quot;&quot;Name&quot;&quot; = '&quot; &amp; [.A45] &amp; &quot;'  where    &quot;&quot;IDErrortype&quot;&quot; = &quot; &amp; [.C45] &amp; &quot;; &quot;)" office:value-type="string" office:string-value="  insert into &quot;LOG_Errortype&quot; (   &quot;IDErrortype&quot;,    &quot;Name&quot;  )  select    44,    'source__lack_of_permitions_to_read'   where not exists (   select &quot;IDErrortype&quot;    from &quot;LOG_Errortype&quot;    where &quot;IDErrortype&quot; = 44  );   update &quot;LOG_Errortype&quot;  set    &quot;Name&quot; = 'source__lack_of_permitions_to_read'  where    &quot;IDErrortype&quot; = 44; ">
            <text:p><text:s text:c="2"/>insert into "LOG_Errortype" ( <text:s text:c="2"/>"IDErrortype", <text:s text:c="3"/>"Name" <text:s/>) <text:s/>select <text:s text:c="3"/>44, <text:s text:c="3"/>'source__lack_of_permitions_to_read' <text:s text:c="2"/>where not exists ( <text:s text:c="2"/>select "IDErrortype" <text:s text:c="3"/>from "LOG_Errortype" <text:s text:c="3"/>where "IDErrortype" = 44 <text:s/>); <text:s text:c="2"/>update "LOG_Errortype" <text:s/>set <text:s text:c="3"/>"Name" = 'source__lack_of_permitions_to_read' <text:s/>where <text:s text:c="3"/>"IDErrortype" = 4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ource__lack_of_permitions_to_read__not_approved</text:p>
          </table:table-cell>
          <table:table-cell table:style-name="ce12"/>
          <table:table-cell table:style-name="ce13" table:formula="of:=[.C45]+1" office:value-type="float" office:value="45">
            <text:p>45</text:p>
          </table:table-cell>
          <table:table-cell table:style-name="ce14" table:formula="of:=SUBSTITUTE(SUBSTITUTE(SUBSTITUTE([.A46];&quot;__WARNING&quot;;&quot;&quot;);&quot;__&quot;;&quot; - &quot;);&quot;_&quot;;&quot; &quot;)" office:value-type="string" office:string-value="source - lack of permitions to read - not approved">
            <text:p>source - lack of permitions to read - not approved</text:p>
          </table:table-cell>
          <table:table-cell table:style-name="ce13" table:formula="of:=IF([.A46]=&quot;&quot;;&quot;&quot;;&quot;public const int &quot; &amp; [.A46] &amp; &quot; = &quot; &amp; [.C46] &amp; &quot;;&quot;)" office:value-type="string" office:string-value="public const int source__lack_of_permitions_to_read__not_approved = 45;">
            <text:p>public const int source__lack_of_permitions_to_read__not_approved = 45;</text:p>
          </table:table-cell>
          <table:table-cell table:style-name="ce13" table:formula="of:=IF([.A46]=&quot;&quot;;&quot;&quot;;&quot;items_.Add(&quot; &amp; [.A46] &amp; &quot;, new ErrorItem(&quot;&quot;&quot; &amp; [.D46] &amp; &quot;&quot;&quot;, &quot; &amp; IF(OR([.A46]=&quot;no_error&quot;;NOT(ISERROR(SEARCH(&quot;__WARNING&quot;;[.A46])))); &quot;false&quot;; &quot;true&quot;) &amp; &quot;));&quot;)" office:value-type="string" office:string-value="items_.Add(source__lack_of_permitions_to_read__not_approved, new ErrorItem(&quot;source - lack of permitions to read - not approved&quot;, true));">
            <text:p>items_.Add(source__lack_of_permitions_to_read__not_approved, new ErrorItem("source - lack of permitions to read - not approved", true));</text:p>
          </table:table-cell>
          <table:table-cell table:formula="of:=IF([.A46]=&quot;&quot;;&quot;&quot;;&quot;  insert into &quot;&quot;LOG_Errortype&quot;&quot; (   &quot;&quot;IDErrortype&quot;&quot;,    &quot;&quot;Name&quot;&quot;  )  select    &quot; &amp; [.C46] &amp; &quot;,    '&quot; &amp; [.A46] &amp; &quot;'   where not exists (   select &quot;&quot;IDErrortype&quot;&quot;    from &quot;&quot;LOG_Errortype&quot;&quot;    where &quot;&quot;IDErrortype&quot;&quot; = &quot; &amp; [.C46] &amp; &quot;  );   update &quot;&quot;LOG_Errortype&quot;&quot;  set    &quot;&quot;Name&quot;&quot; = '&quot; &amp; [.A46] &amp; &quot;'  where    &quot;&quot;IDErrortype&quot;&quot; = &quot; &amp; [.C46] &amp; &quot;; &quot;)" office:value-type="string" office:string-value="  insert into &quot;LOG_Errortype&quot; (   &quot;IDErrortype&quot;,    &quot;Name&quot;  )  select    45,    'source__lack_of_permitions_to_read__not_approved'   where not exists (   select &quot;IDErrortype&quot;    from &quot;LOG_Errortype&quot;    where &quot;IDErrortype&quot; = 45  );   update &quot;LOG_Errortype&quot;  set    &quot;Name&quot; = 'source__lack_of_permitions_to_read__not_approved'  where    &quot;IDErrortype&quot; = 45; ">
            <text:p><text:s text:c="2"/>insert into "LOG_Errortype" ( <text:s text:c="2"/>"IDErrortype", <text:s text:c="3"/>"Name" <text:s/>) <text:s/>select <text:s text:c="3"/>45, <text:s text:c="3"/>'source__lack_of_permitions_to_read__not_approved' <text:s text:c="2"/>where not exists ( <text:s text:c="2"/>select "IDErrortype" <text:s text:c="3"/>from "LOG_Errortype" <text:s text:c="3"/>where "IDErrortype" = 45 <text:s/>); <text:s text:c="2"/>update "LOG_Errortype" <text:s/>set <text:s text:c="3"/>"Name" = 'source__lack_of_permitions_to_read__not_approved' <text:s/>where <text:s text:c="3"/>"IDErrortype" = 45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or__lack_of_permitions_to_read</text:p>
          </table:table-cell>
          <table:table-cell table:style-name="ce12"/>
          <table:table-cell table:style-name="ce13" table:formula="of:=[.C46]+1" office:value-type="float" office:value="46">
            <text:p>46</text:p>
          </table:table-cell>
          <table:table-cell table:style-name="ce14" table:formula="of:=SUBSTITUTE(SUBSTITUTE(SUBSTITUTE([.A47];&quot;__WARNING&quot;;&quot;&quot;);&quot;__&quot;;&quot; - &quot;);&quot;_&quot;;&quot; &quot;)" office:value-type="string" office:string-value="author - lack of permitions to read">
            <text:p>author - lack of permitions to read</text:p>
          </table:table-cell>
          <table:table-cell table:style-name="ce13" table:formula="of:=IF([.A47]=&quot;&quot;;&quot;&quot;;&quot;public const int &quot; &amp; [.A47] &amp; &quot; = &quot; &amp; [.C47] &amp; &quot;;&quot;)" office:value-type="string" office:string-value="public const int author__lack_of_permitions_to_read = 46;">
            <text:p>public const int author__lack_of_permitions_to_read = 46;</text:p>
          </table:table-cell>
          <table:table-cell table:style-name="ce13" table:formula="of:=IF([.A47]=&quot;&quot;;&quot;&quot;;&quot;items_.Add(&quot; &amp; [.A47] &amp; &quot;, new ErrorItem(&quot;&quot;&quot; &amp; [.D47] &amp; &quot;&quot;&quot;, &quot; &amp; IF(OR([.A47]=&quot;no_error&quot;;NOT(ISERROR(SEARCH(&quot;__WARNING&quot;;[.A47])))); &quot;false&quot;; &quot;true&quot;) &amp; &quot;));&quot;)" office:value-type="string" office:string-value="items_.Add(author__lack_of_permitions_to_read, new ErrorItem(&quot;author - lack of permitions to read&quot;, true));">
            <text:p>items_.Add(author__lack_of_permitions_to_read, new ErrorItem("author - lack of permitions to read", true));</text:p>
          </table:table-cell>
          <table:table-cell table:formula="of:=IF([.A47]=&quot;&quot;;&quot;&quot;;&quot;  insert into &quot;&quot;LOG_Errortype&quot;&quot; (   &quot;&quot;IDErrortype&quot;&quot;,    &quot;&quot;Name&quot;&quot;  )  select    &quot; &amp; [.C47] &amp; &quot;,    '&quot; &amp; [.A47] &amp; &quot;'   where not exists (   select &quot;&quot;IDErrortype&quot;&quot;    from &quot;&quot;LOG_Errortype&quot;&quot;    where &quot;&quot;IDErrortype&quot;&quot; = &quot; &amp; [.C47] &amp; &quot;  );   update &quot;&quot;LOG_Errortype&quot;&quot;  set    &quot;&quot;Name&quot;&quot; = '&quot; &amp; [.A47] &amp; &quot;'  where    &quot;&quot;IDErrortype&quot;&quot; = &quot; &amp; [.C47] &amp; &quot;; &quot;)" office:value-type="string" office:string-value="  insert into &quot;LOG_Errortype&quot; (   &quot;IDErrortype&quot;,    &quot;Name&quot;  )  select    46,    'author__lack_of_permitions_to_read'   where not exists (   select &quot;IDErrortype&quot;    from &quot;LOG_Errortype&quot;    where &quot;IDErrortype&quot; = 46  );   update &quot;LOG_Errortype&quot;  set    &quot;Name&quot; = 'author__lack_of_permitions_to_read'  where    &quot;IDErrortype&quot; = 46; ">
            <text:p><text:s text:c="2"/>insert into "LOG_Errortype" ( <text:s text:c="2"/>"IDErrortype", <text:s text:c="3"/>"Name" <text:s/>) <text:s/>select <text:s text:c="3"/>46, <text:s text:c="3"/>'author__lack_of_permitions_to_read' <text:s text:c="2"/>where not exists ( <text:s text:c="2"/>select "IDErrortype" <text:s text:c="3"/>from "LOG_Errortype" <text:s text:c="3"/>where "IDErrortype" = 46 <text:s/>); <text:s text:c="2"/>update "LOG_Errortype" <text:s/>set <text:s text:c="3"/>"Name" = 'author__lack_of_permitions_to_read' <text:s/>where <text:s text:c="3"/>"IDErrortype" = 46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or__lack_of_permitions_to_read__not_approved</text:p>
          </table:table-cell>
          <table:table-cell table:style-name="ce12"/>
          <table:table-cell table:style-name="ce13" table:formula="of:=[.C47]+1" office:value-type="float" office:value="47">
            <text:p>47</text:p>
          </table:table-cell>
          <table:table-cell table:style-name="ce14" table:formula="of:=SUBSTITUTE(SUBSTITUTE(SUBSTITUTE([.A48];&quot;__WARNING&quot;;&quot;&quot;);&quot;__&quot;;&quot; - &quot;);&quot;_&quot;;&quot; &quot;)" office:value-type="string" office:string-value="author - lack of permitions to read - not approved">
            <text:p>author - lack of permitions to read - not approved</text:p>
          </table:table-cell>
          <table:table-cell table:style-name="ce13" table:formula="of:=IF([.A48]=&quot;&quot;;&quot;&quot;;&quot;public const int &quot; &amp; [.A48] &amp; &quot; = &quot; &amp; [.C48] &amp; &quot;;&quot;)" office:value-type="string" office:string-value="public const int author__lack_of_permitions_to_read__not_approved = 47;">
            <text:p>public const int author__lack_of_permitions_to_read__not_approved = 47;</text:p>
          </table:table-cell>
          <table:table-cell table:style-name="ce13" table:formula="of:=IF([.A48]=&quot;&quot;;&quot;&quot;;&quot;items_.Add(&quot; &amp; [.A48] &amp; &quot;, new ErrorItem(&quot;&quot;&quot; &amp; [.D48] &amp; &quot;&quot;&quot;, &quot; &amp; IF(OR([.A48]=&quot;no_error&quot;;NOT(ISERROR(SEARCH(&quot;__WARNING&quot;;[.A48])))); &quot;false&quot;; &quot;true&quot;) &amp; &quot;));&quot;)" office:value-type="string" office:string-value="items_.Add(author__lack_of_permitions_to_read__not_approved, new ErrorItem(&quot;author - lack of permitions to read - not approved&quot;, true));">
            <text:p>items_.Add(author__lack_of_permitions_to_read__not_approved, new ErrorItem("author - lack of permitions to read - not approved", true));</text:p>
          </table:table-cell>
          <table:table-cell table:formula="of:=IF([.A48]=&quot;&quot;;&quot;&quot;;&quot;  insert into &quot;&quot;LOG_Errortype&quot;&quot; (   &quot;&quot;IDErrortype&quot;&quot;,    &quot;&quot;Name&quot;&quot;  )  select    &quot; &amp; [.C48] &amp; &quot;,    '&quot; &amp; [.A48] &amp; &quot;'   where not exists (   select &quot;&quot;IDErrortype&quot;&quot;    from &quot;&quot;LOG_Errortype&quot;&quot;    where &quot;&quot;IDErrortype&quot;&quot; = &quot; &amp; [.C48] &amp; &quot;  );   update &quot;&quot;LOG_Errortype&quot;&quot;  set    &quot;&quot;Name&quot;&quot; = '&quot; &amp; [.A48] &amp; &quot;'  where    &quot;&quot;IDErrortype&quot;&quot; = &quot; &amp; [.C48] &amp; &quot;; &quot;)" office:value-type="string" office:string-value="  insert into &quot;LOG_Errortype&quot; (   &quot;IDErrortype&quot;,    &quot;Name&quot;  )  select    47,    'author__lack_of_permitions_to_read__not_approved'   where not exists (   select &quot;IDErrortype&quot;    from &quot;LOG_Errortype&quot;    where &quot;IDErrortype&quot; = 47  );   update &quot;LOG_Errortype&quot;  set    &quot;Name&quot; = 'author__lack_of_permitions_to_read__not_approved'  where    &quot;IDErrortype&quot; = 47; ">
            <text:p><text:s text:c="2"/>insert into "LOG_Errortype" ( <text:s text:c="2"/>"IDErrortype", <text:s text:c="3"/>"Name" <text:s/>) <text:s/>select <text:s text:c="3"/>47, <text:s text:c="3"/>'author__lack_of_permitions_to_read__not_approved' <text:s text:c="2"/>where not exists ( <text:s text:c="2"/>select "IDErrortype" <text:s text:c="3"/>from "LOG_Errortype" <text:s text:c="3"/>where "IDErrortype" = 47 <text:s/>); <text:s text:c="2"/>update "LOG_Errortype" <text:s/>set <text:s text:c="3"/>"Name" = 'author__lack_of_permitions_to_read__not_approved' <text:s/>where <text:s text:c="3"/>"IDErrortype" = 47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profile__lack_of_permitions_to_read</text:p>
          </table:table-cell>
          <table:table-cell table:style-name="ce12"/>
          <table:table-cell table:style-name="ce13" table:formula="of:=[.C48]+1" office:value-type="float" office:value="48">
            <text:p>48</text:p>
          </table:table-cell>
          <table:table-cell table:style-name="ce14" table:formula="of:=SUBSTITUTE(SUBSTITUTE(SUBSTITUTE([.A49];&quot;__WARNING&quot;;&quot;&quot;);&quot;__&quot;;&quot; - &quot;);&quot;_&quot;;&quot; &quot;)" office:value-type="string" office:string-value="news - profile - lack of permitions to read">
            <text:p>news - profile - lack of permitions to read</text:p>
          </table:table-cell>
          <table:table-cell table:style-name="ce13" table:formula="of:=IF([.A49]=&quot;&quot;;&quot;&quot;;&quot;public const int &quot; &amp; [.A49] &amp; &quot; = &quot; &amp; [.C49] &amp; &quot;;&quot;)" office:value-type="string" office:string-value="public const int news__profile__lack_of_permitions_to_read = 48;">
            <text:p>public const int news__profile__lack_of_permitions_to_read = 48;</text:p>
          </table:table-cell>
          <table:table-cell table:style-name="ce13" table:formula="of:=IF([.A49]=&quot;&quot;;&quot;&quot;;&quot;items_.Add(&quot; &amp; [.A49] &amp; &quot;, new ErrorItem(&quot;&quot;&quot; &amp; [.D49] &amp; &quot;&quot;&quot;, &quot; &amp; IF(OR([.A49]=&quot;no_error&quot;;NOT(ISERROR(SEARCH(&quot;__WARNING&quot;;[.A49])))); &quot;false&quot;; &quot;true&quot;) &amp; &quot;));&quot;)" office:value-type="string" office:string-value="items_.Add(news__profile__lack_of_permitions_to_read, new ErrorItem(&quot;news - profile - lack of permitions to read&quot;, true));">
            <text:p>items_.Add(news__profile__lack_of_permitions_to_read, new ErrorItem("news - profile - lack of permitions to read", true));</text:p>
          </table:table-cell>
          <table:table-cell table:formula="of:=IF([.A49]=&quot;&quot;;&quot;&quot;;&quot;  insert into &quot;&quot;LOG_Errortype&quot;&quot; (   &quot;&quot;IDErrortype&quot;&quot;,    &quot;&quot;Name&quot;&quot;  )  select    &quot; &amp; [.C49] &amp; &quot;,    '&quot; &amp; [.A49] &amp; &quot;'   where not exists (   select &quot;&quot;IDErrortype&quot;&quot;    from &quot;&quot;LOG_Errortype&quot;&quot;    where &quot;&quot;IDErrortype&quot;&quot; = &quot; &amp; [.C49] &amp; &quot;  );   update &quot;&quot;LOG_Errortype&quot;&quot;  set    &quot;&quot;Name&quot;&quot; = '&quot; &amp; [.A49] &amp; &quot;'  where    &quot;&quot;IDErrortype&quot;&quot; = &quot; &amp; [.C49] &amp; &quot;; &quot;)" office:value-type="string" office:string-value="  insert into &quot;LOG_Errortype&quot; (   &quot;IDErrortype&quot;,    &quot;Name&quot;  )  select    48,    'news__profile__lack_of_permitions_to_read'   where not exists (   select &quot;IDErrortype&quot;    from &quot;LOG_Errortype&quot;    where &quot;IDErrortype&quot; = 48  );   update &quot;LOG_Errortype&quot;  set    &quot;Name&quot; = 'news__profile__lack_of_permitions_to_read'  where    &quot;IDErrortype&quot; = 48; ">
            <text:p><text:s text:c="2"/>insert into "LOG_Errortype" ( <text:s text:c="2"/>"IDErrortype", <text:s text:c="3"/>"Name" <text:s/>) <text:s/>select <text:s text:c="3"/>48, <text:s text:c="3"/>'news__profile__lack_of_permitions_to_read' <text:s text:c="2"/>where not exists ( <text:s text:c="2"/>select "IDErrortype" <text:s text:c="3"/>from "LOG_Errortype" <text:s text:c="3"/>where "IDErrortype" = 48 <text:s/>); <text:s text:c="2"/>update "LOG_Errortype" <text:s/>set <text:s text:c="3"/>"Name" = 'news__profile__lack_of_permitions_to_read' <text:s/>where <text:s text:c="3"/>"IDErrortype" = 48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profile__lack_of_permitions_to_write</text:p>
          </table:table-cell>
          <table:table-cell table:style-name="ce12"/>
          <table:table-cell table:style-name="ce13" table:formula="of:=[.C49]+1" office:value-type="float" office:value="49">
            <text:p>49</text:p>
          </table:table-cell>
          <table:table-cell table:style-name="ce14" table:formula="of:=SUBSTITUTE(SUBSTITUTE(SUBSTITUTE([.A50];&quot;__WARNING&quot;;&quot;&quot;);&quot;__&quot;;&quot; - &quot;);&quot;_&quot;;&quot; &quot;)" office:value-type="string" office:string-value="news - profile - lack of permitions to write">
            <text:p>news - profile - lack of permitions to write</text:p>
          </table:table-cell>
          <table:table-cell table:style-name="ce13" table:formula="of:=IF([.A50]=&quot;&quot;;&quot;&quot;;&quot;public const int &quot; &amp; [.A50] &amp; &quot; = &quot; &amp; [.C50] &amp; &quot;;&quot;)" office:value-type="string" office:string-value="public const int news__profile__lack_of_permitions_to_write = 49;">
            <text:p>public const int news__profile__lack_of_permitions_to_write = 49;</text:p>
          </table:table-cell>
          <table:table-cell table:style-name="ce13" table:formula="of:=IF([.A50]=&quot;&quot;;&quot;&quot;;&quot;items_.Add(&quot; &amp; [.A50] &amp; &quot;, new ErrorItem(&quot;&quot;&quot; &amp; [.D50] &amp; &quot;&quot;&quot;, &quot; &amp; IF(OR([.A50]=&quot;no_error&quot;;NOT(ISERROR(SEARCH(&quot;__WARNING&quot;;[.A50])))); &quot;false&quot;; &quot;true&quot;) &amp; &quot;));&quot;)" office:value-type="string" office:string-value="items_.Add(news__profile__lack_of_permitions_to_write, new ErrorItem(&quot;news - profile - lack of permitions to write&quot;, true));">
            <text:p>items_.Add(news__profile__lack_of_permitions_to_write, new ErrorItem("news - profile - lack of permitions to write", true));</text:p>
          </table:table-cell>
          <table:table-cell table:formula="of:=IF([.A50]=&quot;&quot;;&quot;&quot;;&quot;  insert into &quot;&quot;LOG_Errortype&quot;&quot; (   &quot;&quot;IDErrortype&quot;&quot;,    &quot;&quot;Name&quot;&quot;  )  select    &quot; &amp; [.C50] &amp; &quot;,    '&quot; &amp; [.A50] &amp; &quot;'   where not exists (   select &quot;&quot;IDErrortype&quot;&quot;    from &quot;&quot;LOG_Errortype&quot;&quot;    where &quot;&quot;IDErrortype&quot;&quot; = &quot; &amp; [.C50] &amp; &quot;  );   update &quot;&quot;LOG_Errortype&quot;&quot;  set    &quot;&quot;Name&quot;&quot; = '&quot; &amp; [.A50] &amp; &quot;'  where    &quot;&quot;IDErrortype&quot;&quot; = &quot; &amp; [.C50] &amp; &quot;; &quot;)" office:value-type="string" office:string-value="  insert into &quot;LOG_Errortype&quot; (   &quot;IDErrortype&quot;,    &quot;Name&quot;  )  select    49,    'news__profile__lack_of_permitions_to_write'   where not exists (   select &quot;IDErrortype&quot;    from &quot;LOG_Errortype&quot;    where &quot;IDErrortype&quot; = 49  );   update &quot;LOG_Errortype&quot;  set    &quot;Name&quot; = 'news__profile__lack_of_permitions_to_write'  where    &quot;IDErrortype&quot; = 49; ">
            <text:p><text:s text:c="2"/>insert into "LOG_Errortype" ( <text:s text:c="2"/>"IDErrortype", <text:s text:c="3"/>"Name" <text:s/>) <text:s/>select <text:s text:c="3"/>49, <text:s text:c="3"/>'news__profile__lack_of_permitions_to_write' <text:s text:c="2"/>where not exists ( <text:s text:c="2"/>select "IDErrortype" <text:s text:c="3"/>from "LOG_Errortype" <text:s text:c="3"/>where "IDErrortype" = 49 <text:s/>); <text:s text:c="2"/>update "LOG_Errortype" <text:s/>set <text:s text:c="3"/>"Name" = 'news__profile__lack_of_permitions_to_write' <text:s/>where <text:s text:c="3"/>"IDErrortype" = 49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profile__lack_of_permitions_to_delete</text:p>
          </table:table-cell>
          <table:table-cell table:style-name="ce12"/>
          <table:table-cell table:style-name="ce13" table:formula="of:=[.C50]+1" office:value-type="float" office:value="50">
            <text:p>50</text:p>
          </table:table-cell>
          <table:table-cell table:style-name="ce14" table:formula="of:=SUBSTITUTE(SUBSTITUTE(SUBSTITUTE([.A51];&quot;__WARNING&quot;;&quot;&quot;);&quot;__&quot;;&quot; - &quot;);&quot;_&quot;;&quot; &quot;)" office:value-type="string" office:string-value="news - profile - lack of permitions to delete">
            <text:p>news - profile - lack of permitions to delete</text:p>
          </table:table-cell>
          <table:table-cell table:style-name="ce13" table:formula="of:=IF([.A51]=&quot;&quot;;&quot;&quot;;&quot;public const int &quot; &amp; [.A51] &amp; &quot; = &quot; &amp; [.C51] &amp; &quot;;&quot;)" office:value-type="string" office:string-value="public const int news__profile__lack_of_permitions_to_delete = 50;">
            <text:p>public const int news__profile__lack_of_permitions_to_delete = 50;</text:p>
          </table:table-cell>
          <table:table-cell table:style-name="ce13" table:formula="of:=IF([.A51]=&quot;&quot;;&quot;&quot;;&quot;items_.Add(&quot; &amp; [.A51] &amp; &quot;, new ErrorItem(&quot;&quot;&quot; &amp; [.D51] &amp; &quot;&quot;&quot;, &quot; &amp; IF(OR([.A51]=&quot;no_error&quot;;NOT(ISERROR(SEARCH(&quot;__WARNING&quot;;[.A51])))); &quot;false&quot;; &quot;true&quot;) &amp; &quot;));&quot;)" office:value-type="string" office:string-value="items_.Add(news__profile__lack_of_permitions_to_delete, new ErrorItem(&quot;news - profile - lack of permitions to delete&quot;, true));">
            <text:p>items_.Add(news__profile__lack_of_permitions_to_delete, new ErrorItem("news - profile - lack of permitions to delete", true));</text:p>
          </table:table-cell>
          <table:table-cell table:formula="of:=IF([.A51]=&quot;&quot;;&quot;&quot;;&quot;  insert into &quot;&quot;LOG_Errortype&quot;&quot; (   &quot;&quot;IDErrortype&quot;&quot;,    &quot;&quot;Name&quot;&quot;  )  select    &quot; &amp; [.C51] &amp; &quot;,    '&quot; &amp; [.A51] &amp; &quot;'   where not exists (   select &quot;&quot;IDErrortype&quot;&quot;    from &quot;&quot;LOG_Errortype&quot;&quot;    where &quot;&quot;IDErrortype&quot;&quot; = &quot; &amp; [.C51] &amp; &quot;  );   update &quot;&quot;LOG_Errortype&quot;&quot;  set    &quot;&quot;Name&quot;&quot; = '&quot; &amp; [.A51] &amp; &quot;'  where    &quot;&quot;IDErrortype&quot;&quot; = &quot; &amp; [.C51] &amp; &quot;; &quot;)" office:value-type="string" office:string-value="  insert into &quot;LOG_Errortype&quot; (   &quot;IDErrortype&quot;,    &quot;Name&quot;  )  select    50,    'news__profile__lack_of_permitions_to_delete'   where not exists (   select &quot;IDErrortype&quot;    from &quot;LOG_Errortype&quot;    where &quot;IDErrortype&quot; = 50  );   update &quot;LOG_Errortype&quot;  set    &quot;Name&quot; = 'news__profile__lack_of_permitions_to_delete'  where    &quot;IDErrortype&quot; = 50; ">
            <text:p><text:s text:c="2"/>insert into "LOG_Errortype" ( <text:s text:c="2"/>"IDErrortype", <text:s text:c="3"/>"Name" <text:s/>) <text:s/>select <text:s text:c="3"/>50, <text:s text:c="3"/>'news__profile__lack_of_permitions_to_delete' <text:s text:c="2"/>where not exists ( <text:s text:c="2"/>select "IDErrortype" <text:s text:c="3"/>from "LOG_Errortype" <text:s text:c="3"/>where "IDErrortype" = 50 <text:s/>); <text:s text:c="2"/>update "LOG_Errortype" <text:s/>set <text:s text:c="3"/>"Name" = 'news__profile__lack_of_permitions_to_delete' <text:s/>where <text:s text:c="3"/>"IDErrortype" = 50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or__lack_of_permitions_to_write</text:p>
          </table:table-cell>
          <table:table-cell table:style-name="ce12"/>
          <table:table-cell table:style-name="ce13" table:formula="of:=[.C51]+1" office:value-type="float" office:value="51">
            <text:p>51</text:p>
          </table:table-cell>
          <table:table-cell table:style-name="ce14" table:formula="of:=SUBSTITUTE(SUBSTITUTE(SUBSTITUTE([.A52];&quot;__WARNING&quot;;&quot;&quot;);&quot;__&quot;;&quot; - &quot;);&quot;_&quot;;&quot; &quot;)" office:value-type="string" office:string-value="author - lack of permitions to write">
            <text:p>author - lack of permitions to write</text:p>
          </table:table-cell>
          <table:table-cell table:style-name="ce13" table:formula="of:=IF([.A52]=&quot;&quot;;&quot;&quot;;&quot;public const int &quot; &amp; [.A52] &amp; &quot; = &quot; &amp; [.C52] &amp; &quot;;&quot;)" office:value-type="string" office:string-value="public const int author__lack_of_permitions_to_write = 51;">
            <text:p>public const int author__lack_of_permitions_to_write = 51;</text:p>
          </table:table-cell>
          <table:table-cell table:style-name="ce13" table:formula="of:=IF([.A52]=&quot;&quot;;&quot;&quot;;&quot;items_.Add(&quot; &amp; [.A52] &amp; &quot;, new ErrorItem(&quot;&quot;&quot; &amp; [.D52] &amp; &quot;&quot;&quot;, &quot; &amp; IF(OR([.A52]=&quot;no_error&quot;;NOT(ISERROR(SEARCH(&quot;__WARNING&quot;;[.A52])))); &quot;false&quot;; &quot;true&quot;) &amp; &quot;));&quot;)" office:value-type="string" office:string-value="items_.Add(author__lack_of_permitions_to_write, new ErrorItem(&quot;author - lack of permitions to write&quot;, true));">
            <text:p>items_.Add(author__lack_of_permitions_to_write, new ErrorItem("author - lack of permitions to write", true));</text:p>
          </table:table-cell>
          <table:table-cell table:formula="of:=IF([.A52]=&quot;&quot;;&quot;&quot;;&quot;  insert into &quot;&quot;LOG_Errortype&quot;&quot; (   &quot;&quot;IDErrortype&quot;&quot;,    &quot;&quot;Name&quot;&quot;  )  select    &quot; &amp; [.C52] &amp; &quot;,    '&quot; &amp; [.A52] &amp; &quot;'   where not exists (   select &quot;&quot;IDErrortype&quot;&quot;    from &quot;&quot;LOG_Errortype&quot;&quot;    where &quot;&quot;IDErrortype&quot;&quot; = &quot; &amp; [.C52] &amp; &quot;  );   update &quot;&quot;LOG_Errortype&quot;&quot;  set    &quot;&quot;Name&quot;&quot; = '&quot; &amp; [.A52] &amp; &quot;'  where    &quot;&quot;IDErrortype&quot;&quot; = &quot; &amp; [.C52] &amp; &quot;; &quot;)" office:value-type="string" office:string-value="  insert into &quot;LOG_Errortype&quot; (   &quot;IDErrortype&quot;,    &quot;Name&quot;  )  select    51,    'author__lack_of_permitions_to_write'   where not exists (   select &quot;IDErrortype&quot;    from &quot;LOG_Errortype&quot;    where &quot;IDErrortype&quot; = 51  );   update &quot;LOG_Errortype&quot;  set    &quot;Name&quot; = 'author__lack_of_permitions_to_write'  where    &quot;IDErrortype&quot; = 51; ">
            <text:p><text:s text:c="2"/>insert into "LOG_Errortype" ( <text:s text:c="2"/>"IDErrortype", <text:s text:c="3"/>"Name" <text:s/>) <text:s/>select <text:s text:c="3"/>51, <text:s text:c="3"/>'author__lack_of_permitions_to_write' <text:s text:c="2"/>where not exists ( <text:s text:c="2"/>select "IDErrortype" <text:s text:c="3"/>from "LOG_Errortype" <text:s text:c="3"/>where "IDErrortype" = 51 <text:s/>); <text:s text:c="2"/>update "LOG_Errortype" <text:s/>set <text:s text:c="3"/>"Name" = 'author__lack_of_permitions_to_write' <text:s/>where <text:s text:c="3"/>"IDErrortype" = 5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or__successfully_created__WARNING</text:p>
          </table:table-cell>
          <table:table-cell table:style-name="ce12"/>
          <table:table-cell table:style-name="ce13" table:formula="of:=[.C52]+1" office:value-type="float" office:value="52">
            <text:p>52</text:p>
          </table:table-cell>
          <table:table-cell table:style-name="ce14" table:formula="of:=SUBSTITUTE(SUBSTITUTE(SUBSTITUTE([.A53];&quot;__WARNING&quot;;&quot;&quot;);&quot;__&quot;;&quot; - &quot;);&quot;_&quot;;&quot; &quot;)" office:value-type="string" office:string-value="author - successfully created">
            <text:p>author - successfully created</text:p>
          </table:table-cell>
          <table:table-cell table:style-name="ce13" table:formula="of:=IF([.A53]=&quot;&quot;;&quot;&quot;;&quot;public const int &quot; &amp; [.A53] &amp; &quot; = &quot; &amp; [.C53] &amp; &quot;;&quot;)" office:value-type="string" office:string-value="public const int author__successfully_created__WARNING = 52;">
            <text:p>public const int author__successfully_created__WARNING = 52;</text:p>
          </table:table-cell>
          <table:table-cell table:style-name="ce13" table:formula="of:=IF([.A53]=&quot;&quot;;&quot;&quot;;&quot;items_.Add(&quot; &amp; [.A53] &amp; &quot;, new ErrorItem(&quot;&quot;&quot; &amp; [.D53] &amp; &quot;&quot;&quot;, &quot; &amp; IF(OR([.A53]=&quot;no_error&quot;;NOT(ISERROR(SEARCH(&quot;__WARNING&quot;;[.A53])))); &quot;false&quot;; &quot;true&quot;) &amp; &quot;));&quot;)" office:value-type="string" office:string-value="items_.Add(author__successfully_created__WARNING, new ErrorItem(&quot;author - successfully created&quot;, false));">
            <text:p>items_.Add(author__successfully_created__WARNING, new ErrorItem("author - successfully created", false));</text:p>
          </table:table-cell>
          <table:table-cell table:formula="of:=IF([.A53]=&quot;&quot;;&quot;&quot;;&quot;  insert into &quot;&quot;LOG_Errortype&quot;&quot; (   &quot;&quot;IDErrortype&quot;&quot;,    &quot;&quot;Name&quot;&quot;  )  select    &quot; &amp; [.C53] &amp; &quot;,    '&quot; &amp; [.A53] &amp; &quot;'   where not exists (   select &quot;&quot;IDErrortype&quot;&quot;    from &quot;&quot;LOG_Errortype&quot;&quot;    where &quot;&quot;IDErrortype&quot;&quot; = &quot; &amp; [.C53] &amp; &quot;  );   update &quot;&quot;LOG_Errortype&quot;&quot;  set    &quot;&quot;Name&quot;&quot; = '&quot; &amp; [.A53] &amp; &quot;'  where    &quot;&quot;IDErrortype&quot;&quot; = &quot; &amp; [.C53] &amp; &quot;; &quot;)" office:value-type="string" office:string-value="  insert into &quot;LOG_Errortype&quot; (   &quot;IDErrortype&quot;,    &quot;Name&quot;  )  select    52,    'author__successfully_created__WARNING'   where not exists (   select &quot;IDErrortype&quot;    from &quot;LOG_Errortype&quot;    where &quot;IDErrortype&quot; = 52  );   update &quot;LOG_Errortype&quot;  set    &quot;Name&quot; = 'author__successfully_created__WARNING'  where    &quot;IDErrortype&quot; = 52; ">
            <text:p><text:s text:c="2"/>insert into "LOG_Errortype" ( <text:s text:c="2"/>"IDErrortype", <text:s text:c="3"/>"Name" <text:s/>) <text:s/>select <text:s text:c="3"/>52, <text:s text:c="3"/>'author__successfully_created__WARNING' <text:s text:c="2"/>where not exists ( <text:s text:c="2"/>select "IDErrortype" <text:s text:c="3"/>from "LOG_Errortype" <text:s text:c="3"/>where "IDErrortype" = 52 <text:s/>); <text:s text:c="2"/>update "LOG_Errortype" <text:s/>set <text:s text:c="3"/>"Name" = 'author__successfully_created__WARNING' <text:s/>where <text:s text:c="3"/>"IDErrortype" = 52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lack_of_permitions_to_delete</text:p>
          </table:table-cell>
          <table:table-cell table:style-name="ce12"/>
          <table:table-cell table:style-name="ce13" table:formula="of:=[.C53]+1" office:value-type="float" office:value="53">
            <text:p>53</text:p>
          </table:table-cell>
          <table:table-cell table:style-name="ce14" table:formula="of:=SUBSTITUTE(SUBSTITUTE(SUBSTITUTE([.A54];&quot;__WARNING&quot;;&quot;&quot;);&quot;__&quot;;&quot; - &quot;);&quot;_&quot;;&quot; &quot;)" office:value-type="string" office:string-value="author - lack of permitions to delete">
            <text:p>author - lack of permitions to delete</text:p>
          </table:table-cell>
          <table:table-cell table:style-name="ce13" table:formula="of:=IF([.A54]=&quot;&quot;;&quot;&quot;;&quot;public const int &quot; &amp; [.A54] &amp; &quot; = &quot; &amp; [.C54] &amp; &quot;;&quot;)" office:value-type="string" office:string-value="public const int author__lack_of_permitions_to_delete = 53;">
            <text:p>public const int author__lack_of_permitions_to_delete = 53;</text:p>
          </table:table-cell>
          <table:table-cell table:style-name="ce13" table:formula="of:=IF([.A54]=&quot;&quot;;&quot;&quot;;&quot;items_.Add(&quot; &amp; [.A54] &amp; &quot;, new ErrorItem(&quot;&quot;&quot; &amp; [.D54] &amp; &quot;&quot;&quot;, &quot; &amp; IF(OR([.A54]=&quot;no_error&quot;;NOT(ISERROR(SEARCH(&quot;__WARNING&quot;;[.A54])))); &quot;false&quot;; &quot;true&quot;) &amp; &quot;));&quot;)" office:value-type="string" office:string-value="items_.Add(author__lack_of_permitions_to_delete, new ErrorItem(&quot;author - lack of permitions to delete&quot;, true));">
            <text:p>items_.Add(author__lack_of_permitions_to_delete, new ErrorItem("author - lack of permitions to delete", true));</text:p>
          </table:table-cell>
          <table:table-cell table:formula="of:=IF([.A54]=&quot;&quot;;&quot;&quot;;&quot;  insert into &quot;&quot;LOG_Errortype&quot;&quot; (   &quot;&quot;IDErrortype&quot;&quot;,    &quot;&quot;Name&quot;&quot;  )  select    &quot; &amp; [.C54] &amp; &quot;,    '&quot; &amp; [.A54] &amp; &quot;'   where not exists (   select &quot;&quot;IDErrortype&quot;&quot;    from &quot;&quot;LOG_Errortype&quot;&quot;    where &quot;&quot;IDErrortype&quot;&quot; = &quot; &amp; [.C54] &amp; &quot;  );   update &quot;&quot;LOG_Errortype&quot;&quot;  set    &quot;&quot;Name&quot;&quot; = '&quot; &amp; [.A54] &amp; &quot;'  where    &quot;&quot;IDErrortype&quot;&quot; = &quot; &amp; [.C54] &amp; &quot;; &quot;)" office:value-type="string" office:string-value="  insert into &quot;LOG_Errortype&quot; (   &quot;IDErrortype&quot;,    &quot;Name&quot;  )  select    53,    'author__lack_of_permitions_to_delete'   where not exists (   select &quot;IDErrortype&quot;    from &quot;LOG_Errortype&quot;    where &quot;IDErrortype&quot; = 53  );   update &quot;LOG_Errortype&quot;  set    &quot;Name&quot; = 'author__lack_of_permitions_to_delete'  where    &quot;IDErrortype&quot; = 53; ">
            <text:p><text:s text:c="2"/>insert into "LOG_Errortype" ( <text:s text:c="2"/>"IDErrortype", <text:s text:c="3"/>"Name" <text:s/>) <text:s/>select <text:s text:c="3"/>53, <text:s text:c="3"/>'author__lack_of_permitions_to_delete' <text:s text:c="2"/>where not exists ( <text:s text:c="2"/>select "IDErrortype" <text:s text:c="3"/>from "LOG_Errortype" <text:s text:c="3"/>where "IDErrortype" = 53 <text:s/>); <text:s text:c="2"/>update "LOG_Errortype" <text:s/>set <text:s text:c="3"/>"Name" = 'author__lack_of_permitions_to_delete' <text:s/>where <text:s text:c="3"/>"IDErrortype" = 53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lack_of_permitions_to_approve</text:p>
          </table:table-cell>
          <table:table-cell table:style-name="ce12"/>
          <table:table-cell table:style-name="ce13" table:formula="of:=[.C54]+1" office:value-type="float" office:value="54">
            <text:p>54</text:p>
          </table:table-cell>
          <table:table-cell table:style-name="ce14" table:formula="of:=SUBSTITUTE(SUBSTITUTE(SUBSTITUTE([.A55];&quot;__WARNING&quot;;&quot;&quot;);&quot;__&quot;;&quot; - &quot;);&quot;_&quot;;&quot; &quot;)" office:value-type="string" office:string-value="author - lack of permitions to approve">
            <text:p>author - lack of permitions to approve</text:p>
          </table:table-cell>
          <table:table-cell table:style-name="ce13" table:formula="of:=IF([.A55]=&quot;&quot;;&quot;&quot;;&quot;public const int &quot; &amp; [.A55] &amp; &quot; = &quot; &amp; [.C55] &amp; &quot;;&quot;)" office:value-type="string" office:string-value="public const int author__lack_of_permitions_to_approve = 54;">
            <text:p>public const int author__lack_of_permitions_to_approve = 54;</text:p>
          </table:table-cell>
          <table:table-cell table:style-name="ce13" table:formula="of:=IF([.A55]=&quot;&quot;;&quot;&quot;;&quot;items_.Add(&quot; &amp; [.A55] &amp; &quot;, new ErrorItem(&quot;&quot;&quot; &amp; [.D55] &amp; &quot;&quot;&quot;, &quot; &amp; IF(OR([.A55]=&quot;no_error&quot;;NOT(ISERROR(SEARCH(&quot;__WARNING&quot;;[.A55])))); &quot;false&quot;; &quot;true&quot;) &amp; &quot;));&quot;)" office:value-type="string" office:string-value="items_.Add(author__lack_of_permitions_to_approve, new ErrorItem(&quot;author - lack of permitions to approve&quot;, true));">
            <text:p>items_.Add(author__lack_of_permitions_to_approve, new ErrorItem("author - lack of permitions to approve", true));</text:p>
          </table:table-cell>
          <table:table-cell table:formula="of:=IF([.A55]=&quot;&quot;;&quot;&quot;;&quot;  insert into &quot;&quot;LOG_Errortype&quot;&quot; (   &quot;&quot;IDErrortype&quot;&quot;,    &quot;&quot;Name&quot;&quot;  )  select    &quot; &amp; [.C55] &amp; &quot;,    '&quot; &amp; [.A55] &amp; &quot;'   where not exists (   select &quot;&quot;IDErrortype&quot;&quot;    from &quot;&quot;LOG_Errortype&quot;&quot;    where &quot;&quot;IDErrortype&quot;&quot; = &quot; &amp; [.C55] &amp; &quot;  );   update &quot;&quot;LOG_Errortype&quot;&quot;  set    &quot;&quot;Name&quot;&quot; = '&quot; &amp; [.A55] &amp; &quot;'  where    &quot;&quot;IDErrortype&quot;&quot; = &quot; &amp; [.C55] &amp; &quot;; &quot;)" office:value-type="string" office:string-value="  insert into &quot;LOG_Errortype&quot; (   &quot;IDErrortype&quot;,    &quot;Name&quot;  )  select    54,    'author__lack_of_permitions_to_approve'   where not exists (   select &quot;IDErrortype&quot;    from &quot;LOG_Errortype&quot;    where &quot;IDErrortype&quot; = 54  );   update &quot;LOG_Errortype&quot;  set    &quot;Name&quot; = 'author__lack_of_permitions_to_approve'  where    &quot;IDErrortype&quot; = 54; ">
            <text:p><text:s text:c="2"/>insert into "LOG_Errortype" ( <text:s text:c="2"/>"IDErrortype", <text:s text:c="3"/>"Name" <text:s/>) <text:s/>select <text:s text:c="3"/>54, <text:s text:c="3"/>'author__lack_of_permitions_to_approve' <text:s text:c="2"/>where not exists ( <text:s text:c="2"/>select "IDErrortype" <text:s text:c="3"/>from "LOG_Errortype" <text:s text:c="3"/>where "IDErrortype" = 54 <text:s/>); <text:s text:c="2"/>update "LOG_Errortype" <text:s/>set <text:s text:c="3"/>"Name" = 'author__lack_of_permitions_to_approve' <text:s/>where <text:s text:c="3"/>"IDErrortype" = 5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or__lack_of_permitions_to_delete_approved</text:p>
          </table:table-cell>
          <table:table-cell table:style-name="ce12"/>
          <table:table-cell table:style-name="ce13" table:formula="of:=[.C55]+1" office:value-type="float" office:value="55">
            <text:p>55</text:p>
          </table:table-cell>
          <table:table-cell table:style-name="ce14" table:formula="of:=SUBSTITUTE(SUBSTITUTE(SUBSTITUTE([.A56];&quot;__WARNING&quot;;&quot;&quot;);&quot;__&quot;;&quot; - &quot;);&quot;_&quot;;&quot; &quot;)" office:value-type="string" office:string-value="author - lack of permitions to delete approved">
            <text:p>author - lack of permitions to delete approved</text:p>
          </table:table-cell>
          <table:table-cell table:style-name="ce13" table:formula="of:=IF([.A56]=&quot;&quot;;&quot;&quot;;&quot;public const int &quot; &amp; [.A56] &amp; &quot; = &quot; &amp; [.C56] &amp; &quot;;&quot;)" office:value-type="string" office:string-value="public const int author__lack_of_permitions_to_delete_approved = 55;">
            <text:p>public const int author__lack_of_permitions_to_delete_approved = 55;</text:p>
          </table:table-cell>
          <table:table-cell table:style-name="ce13" table:formula="of:=IF([.A56]=&quot;&quot;;&quot;&quot;;&quot;items_.Add(&quot; &amp; [.A56] &amp; &quot;, new ErrorItem(&quot;&quot;&quot; &amp; [.D56] &amp; &quot;&quot;&quot;, &quot; &amp; IF(OR([.A56]=&quot;no_error&quot;;NOT(ISERROR(SEARCH(&quot;__WARNING&quot;;[.A56])))); &quot;false&quot;; &quot;true&quot;) &amp; &quot;));&quot;)" office:value-type="string" office:string-value="items_.Add(author__lack_of_permitions_to_delete_approved, new ErrorItem(&quot;author - lack of permitions to delete approved&quot;, true));">
            <text:p>items_.Add(author__lack_of_permitions_to_delete_approved, new ErrorItem("author - lack of permitions to delete approved", true));</text:p>
          </table:table-cell>
          <table:table-cell table:formula="of:=IF([.A56]=&quot;&quot;;&quot;&quot;;&quot;  insert into &quot;&quot;LOG_Errortype&quot;&quot; (   &quot;&quot;IDErrortype&quot;&quot;,    &quot;&quot;Name&quot;&quot;  )  select    &quot; &amp; [.C56] &amp; &quot;,    '&quot; &amp; [.A56] &amp; &quot;'   where not exists (   select &quot;&quot;IDErrortype&quot;&quot;    from &quot;&quot;LOG_Errortype&quot;&quot;    where &quot;&quot;IDErrortype&quot;&quot; = &quot; &amp; [.C56] &amp; &quot;  );   update &quot;&quot;LOG_Errortype&quot;&quot;  set    &quot;&quot;Name&quot;&quot; = '&quot; &amp; [.A56] &amp; &quot;'  where    &quot;&quot;IDErrortype&quot;&quot; = &quot; &amp; [.C56] &amp; &quot;; &quot;)" office:value-type="string" office:string-value="  insert into &quot;LOG_Errortype&quot; (   &quot;IDErrortype&quot;,    &quot;Name&quot;  )  select    55,    'author__lack_of_permitions_to_delete_approved'   where not exists (   select &quot;IDErrortype&quot;    from &quot;LOG_Errortype&quot;    where &quot;IDErrortype&quot; = 55  );   update &quot;LOG_Errortype&quot;  set    &quot;Name&quot; = 'author__lack_of_permitions_to_delete_approved'  where    &quot;IDErrortype&quot; = 55; ">
            <text:p><text:s text:c="2"/>insert into "LOG_Errortype" ( <text:s text:c="2"/>"IDErrortype", <text:s text:c="3"/>"Name" <text:s/>) <text:s/>select <text:s text:c="3"/>55, <text:s text:c="3"/>'author__lack_of_permitions_to_delete_approved' <text:s text:c="2"/>where not exists ( <text:s text:c="2"/>select "IDErrortype" <text:s text:c="3"/>from "LOG_Errortype" <text:s text:c="3"/>where "IDErrortype" = 55 <text:s/>); <text:s text:c="2"/>update "LOG_Errortype" <text:s/>set <text:s text:c="3"/>"Name" = 'author__lack_of_permitions_to_delete_approved' <text:s/>where <text:s text:c="3"/>"IDErrortype" = 55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successfully_deleted__WARNING</text:p>
          </table:table-cell>
          <table:table-cell table:style-name="ce12"/>
          <table:table-cell table:style-name="ce13" table:formula="of:=[.C56]+1" office:value-type="float" office:value="56">
            <text:p>56</text:p>
          </table:table-cell>
          <table:table-cell table:style-name="ce14" table:formula="of:=SUBSTITUTE(SUBSTITUTE(SUBSTITUTE([.A57];&quot;__WARNING&quot;;&quot;&quot;);&quot;__&quot;;&quot; - &quot;);&quot;_&quot;;&quot; &quot;)" office:value-type="string" office:string-value="author - successfully deleted">
            <text:p>author - successfully deleted</text:p>
          </table:table-cell>
          <table:table-cell table:style-name="ce13" table:formula="of:=IF([.A57]=&quot;&quot;;&quot;&quot;;&quot;public const int &quot; &amp; [.A57] &amp; &quot; = &quot; &amp; [.C57] &amp; &quot;;&quot;)" office:value-type="string" office:string-value="public const int author__successfully_deleted__WARNING = 56;">
            <text:p>public const int author__successfully_deleted__WARNING = 56;</text:p>
          </table:table-cell>
          <table:table-cell table:style-name="ce13" table:formula="of:=IF([.A57]=&quot;&quot;;&quot;&quot;;&quot;items_.Add(&quot; &amp; [.A57] &amp; &quot;, new ErrorItem(&quot;&quot;&quot; &amp; [.D57] &amp; &quot;&quot;&quot;, &quot; &amp; IF(OR([.A57]=&quot;no_error&quot;;NOT(ISERROR(SEARCH(&quot;__WARNING&quot;;[.A57])))); &quot;false&quot;; &quot;true&quot;) &amp; &quot;));&quot;)" office:value-type="string" office:string-value="items_.Add(author__successfully_deleted__WARNING, new ErrorItem(&quot;author - successfully deleted&quot;, false));">
            <text:p>items_.Add(author__successfully_deleted__WARNING, new ErrorItem("author - successfully deleted", false));</text:p>
          </table:table-cell>
          <table:table-cell table:formula="of:=IF([.A57]=&quot;&quot;;&quot;&quot;;&quot;  insert into &quot;&quot;LOG_Errortype&quot;&quot; (   &quot;&quot;IDErrortype&quot;&quot;,    &quot;&quot;Name&quot;&quot;  )  select    &quot; &amp; [.C57] &amp; &quot;,    '&quot; &amp; [.A57] &amp; &quot;'   where not exists (   select &quot;&quot;IDErrortype&quot;&quot;    from &quot;&quot;LOG_Errortype&quot;&quot;    where &quot;&quot;IDErrortype&quot;&quot; = &quot; &amp; [.C57] &amp; &quot;  );   update &quot;&quot;LOG_Errortype&quot;&quot;  set    &quot;&quot;Name&quot;&quot; = '&quot; &amp; [.A57] &amp; &quot;'  where    &quot;&quot;IDErrortype&quot;&quot; = &quot; &amp; [.C57] &amp; &quot;; &quot;)" office:value-type="string" office:string-value="  insert into &quot;LOG_Errortype&quot; (   &quot;IDErrortype&quot;,    &quot;Name&quot;  )  select    56,    'author__successfully_deleted__WARNING'   where not exists (   select &quot;IDErrortype&quot;    from &quot;LOG_Errortype&quot;    where &quot;IDErrortype&quot; = 56  );   update &quot;LOG_Errortype&quot;  set    &quot;Name&quot; = 'author__successfully_deleted__WARNING'  where    &quot;IDErrortype&quot; = 56; ">
            <text:p><text:s text:c="2"/>insert into "LOG_Errortype" ( <text:s text:c="2"/>"IDErrortype", <text:s text:c="3"/>"Name" <text:s/>) <text:s/>select <text:s text:c="3"/>56, <text:s text:c="3"/>'author__successfully_deleted__WARNING' <text:s text:c="2"/>where not exists ( <text:s text:c="2"/>select "IDErrortype" <text:s text:c="3"/>from "LOG_Errortype" <text:s text:c="3"/>where "IDErrortype" = 56 <text:s/>); <text:s text:c="2"/>update "LOG_Errortype" <text:s/>set <text:s text:c="3"/>"Name" = 'author__successfully_deleted__WARNING' <text:s/>where <text:s text:c="3"/>"IDErrortype" = 56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successfully_approved__WARNING</text:p>
          </table:table-cell>
          <table:table-cell table:style-name="ce12"/>
          <table:table-cell table:style-name="ce13" table:formula="of:=[.C57]+1" office:value-type="float" office:value="57">
            <text:p>57</text:p>
          </table:table-cell>
          <table:table-cell table:style-name="ce14" table:formula="of:=SUBSTITUTE(SUBSTITUTE(SUBSTITUTE([.A58];&quot;__WARNING&quot;;&quot;&quot;);&quot;__&quot;;&quot; - &quot;);&quot;_&quot;;&quot; &quot;)" office:value-type="string" office:string-value="author - successfully approved">
            <text:p>author - successfully approved</text:p>
          </table:table-cell>
          <table:table-cell table:style-name="ce13" table:formula="of:=IF([.A58]=&quot;&quot;;&quot;&quot;;&quot;public const int &quot; &amp; [.A58] &amp; &quot; = &quot; &amp; [.C58] &amp; &quot;;&quot;)" office:value-type="string" office:string-value="public const int author__successfully_approved__WARNING = 57;">
            <text:p>public const int author__successfully_approved__WARNING = 57;</text:p>
          </table:table-cell>
          <table:table-cell table:style-name="ce13" table:formula="of:=IF([.A58]=&quot;&quot;;&quot;&quot;;&quot;items_.Add(&quot; &amp; [.A58] &amp; &quot;, new ErrorItem(&quot;&quot;&quot; &amp; [.D58] &amp; &quot;&quot;&quot;, &quot; &amp; IF(OR([.A58]=&quot;no_error&quot;;NOT(ISERROR(SEARCH(&quot;__WARNING&quot;;[.A58])))); &quot;false&quot;; &quot;true&quot;) &amp; &quot;));&quot;)" office:value-type="string" office:string-value="items_.Add(author__successfully_approved__WARNING, new ErrorItem(&quot;author - successfully approved&quot;, false));">
            <text:p>items_.Add(author__successfully_approved__WARNING, new ErrorItem("author - successfully approved", false));</text:p>
          </table:table-cell>
          <table:table-cell table:formula="of:=IF([.A58]=&quot;&quot;;&quot;&quot;;&quot;  insert into &quot;&quot;LOG_Errortype&quot;&quot; (   &quot;&quot;IDErrortype&quot;&quot;,    &quot;&quot;Name&quot;&quot;  )  select    &quot; &amp; [.C58] &amp; &quot;,    '&quot; &amp; [.A58] &amp; &quot;'   where not exists (   select &quot;&quot;IDErrortype&quot;&quot;    from &quot;&quot;LOG_Errortype&quot;&quot;    where &quot;&quot;IDErrortype&quot;&quot; = &quot; &amp; [.C58] &amp; &quot;  );   update &quot;&quot;LOG_Errortype&quot;&quot;  set    &quot;&quot;Name&quot;&quot; = '&quot; &amp; [.A58] &amp; &quot;'  where    &quot;&quot;IDErrortype&quot;&quot; = &quot; &amp; [.C58] &amp; &quot;; &quot;)" office:value-type="string" office:string-value="  insert into &quot;LOG_Errortype&quot; (   &quot;IDErrortype&quot;,    &quot;Name&quot;  )  select    57,    'author__successfully_approved__WARNING'   where not exists (   select &quot;IDErrortype&quot;    from &quot;LOG_Errortype&quot;    where &quot;IDErrortype&quot; = 57  );   update &quot;LOG_Errortype&quot;  set    &quot;Name&quot; = 'author__successfully_approved__WARNING'  where    &quot;IDErrortype&quot; = 57; ">
            <text:p><text:s text:c="2"/>insert into "LOG_Errortype" ( <text:s text:c="2"/>"IDErrortype", <text:s text:c="3"/>"Name" <text:s/>) <text:s/>select <text:s text:c="3"/>57, <text:s text:c="3"/>'author__successfully_approved__WARNING' <text:s text:c="2"/>where not exists ( <text:s text:c="2"/>select "IDErrortype" <text:s text:c="3"/>from "LOG_Errortype" <text:s text:c="3"/>where "IDErrortype" = 57 <text:s/>); <text:s text:c="2"/>update "LOG_Errortype" <text:s/>set <text:s text:c="3"/>"Name" = 'author__successfully_approved__WARNING' <text:s/>where <text:s text:c="3"/>"IDErrortype" = 57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successfully_updated__WARNING</text:p>
          </table:table-cell>
          <table:table-cell table:style-name="ce12"/>
          <table:table-cell table:style-name="ce13" table:formula="of:=[.C58]+1" office:value-type="float" office:value="58">
            <text:p>58</text:p>
          </table:table-cell>
          <table:table-cell table:style-name="ce14" table:formula="of:=SUBSTITUTE(SUBSTITUTE(SUBSTITUTE([.A59];&quot;__WARNING&quot;;&quot;&quot;);&quot;__&quot;;&quot; - &quot;);&quot;_&quot;;&quot; &quot;)" office:value-type="string" office:string-value="author - successfully updated">
            <text:p>author - successfully updated</text:p>
          </table:table-cell>
          <table:table-cell table:style-name="ce13" table:formula="of:=IF([.A59]=&quot;&quot;;&quot;&quot;;&quot;public const int &quot; &amp; [.A59] &amp; &quot; = &quot; &amp; [.C59] &amp; &quot;;&quot;)" office:value-type="string" office:string-value="public const int author__successfully_updated__WARNING = 58;">
            <text:p>public const int author__successfully_updated__WARNING = 58;</text:p>
          </table:table-cell>
          <table:table-cell table:style-name="ce13" table:formula="of:=IF([.A59]=&quot;&quot;;&quot;&quot;;&quot;items_.Add(&quot; &amp; [.A59] &amp; &quot;, new ErrorItem(&quot;&quot;&quot; &amp; [.D59] &amp; &quot;&quot;&quot;, &quot; &amp; IF(OR([.A59]=&quot;no_error&quot;;NOT(ISERROR(SEARCH(&quot;__WARNING&quot;;[.A59])))); &quot;false&quot;; &quot;true&quot;) &amp; &quot;));&quot;)" office:value-type="string" office:string-value="items_.Add(author__successfully_updated__WARNING, new ErrorItem(&quot;author - successfully updated&quot;, false));">
            <text:p>items_.Add(author__successfully_updated__WARNING, new ErrorItem("author - successfully updated", false));</text:p>
          </table:table-cell>
          <table:table-cell table:formula="of:=IF([.A59]=&quot;&quot;;&quot;&quot;;&quot;  insert into &quot;&quot;LOG_Errortype&quot;&quot; (   &quot;&quot;IDErrortype&quot;&quot;,    &quot;&quot;Name&quot;&quot;  )  select    &quot; &amp; [.C59] &amp; &quot;,    '&quot; &amp; [.A59] &amp; &quot;'   where not exists (   select &quot;&quot;IDErrortype&quot;&quot;    from &quot;&quot;LOG_Errortype&quot;&quot;    where &quot;&quot;IDErrortype&quot;&quot; = &quot; &amp; [.C59] &amp; &quot;  );   update &quot;&quot;LOG_Errortype&quot;&quot;  set    &quot;&quot;Name&quot;&quot; = '&quot; &amp; [.A59] &amp; &quot;'  where    &quot;&quot;IDErrortype&quot;&quot; = &quot; &amp; [.C59] &amp; &quot;; &quot;)" office:value-type="string" office:string-value="  insert into &quot;LOG_Errortype&quot; (   &quot;IDErrortype&quot;,    &quot;Name&quot;  )  select    58,    'author__successfully_updated__WARNING'   where not exists (   select &quot;IDErrortype&quot;    from &quot;LOG_Errortype&quot;    where &quot;IDErrortype&quot; = 58  );   update &quot;LOG_Errortype&quot;  set    &quot;Name&quot; = 'author__successfully_updated__WARNING'  where    &quot;IDErrortype&quot; = 58; ">
            <text:p><text:s text:c="2"/>insert into "LOG_Errortype" ( <text:s text:c="2"/>"IDErrortype", <text:s text:c="3"/>"Name" <text:s/>) <text:s/>select <text:s text:c="3"/>58, <text:s text:c="3"/>'author__successfully_updated__WARNING' <text:s text:c="2"/>where not exists ( <text:s text:c="2"/>select "IDErrortype" <text:s text:c="3"/>from "LOG_Errortype" <text:s text:c="3"/>where "IDErrortype" = 58 <text:s/>); <text:s text:c="2"/>update "LOG_Errortype" <text:s/>set <text:s text:c="3"/>"Name" = 'author__successfully_updated__WARNING' <text:s/>where <text:s text:c="3"/>"IDErrortype" = 58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highlight__lack_of_permitions_to_write</text:p>
          </table:table-cell>
          <table:table-cell table:style-name="ce12"/>
          <table:table-cell table:style-name="ce13" table:formula="of:=[.C59]+1" office:value-type="float" office:value="59">
            <text:p>59</text:p>
          </table:table-cell>
          <table:table-cell table:style-name="ce14" table:formula="of:=SUBSTITUTE(SUBSTITUTE(SUBSTITUTE([.A60];&quot;__WARNING&quot;;&quot;&quot;);&quot;__&quot;;&quot; - &quot;);&quot;_&quot;;&quot; &quot;)" office:value-type="string" office:string-value="highlight - lack of permitions to write">
            <text:p>highlight - lack of permitions to write</text:p>
          </table:table-cell>
          <table:table-cell table:style-name="ce13" table:formula="of:=IF([.A60]=&quot;&quot;;&quot;&quot;;&quot;public const int &quot; &amp; [.A60] &amp; &quot; = &quot; &amp; [.C60] &amp; &quot;;&quot;)" office:value-type="string" office:string-value="public const int highlight__lack_of_permitions_to_write = 59;">
            <text:p>public const int highlight__lack_of_permitions_to_write = 59;</text:p>
          </table:table-cell>
          <table:table-cell table:style-name="ce13" table:formula="of:=IF([.A60]=&quot;&quot;;&quot;&quot;;&quot;items_.Add(&quot; &amp; [.A60] &amp; &quot;, new ErrorItem(&quot;&quot;&quot; &amp; [.D60] &amp; &quot;&quot;&quot;, &quot; &amp; IF(OR([.A60]=&quot;no_error&quot;;NOT(ISERROR(SEARCH(&quot;__WARNING&quot;;[.A60])))); &quot;false&quot;; &quot;true&quot;) &amp; &quot;));&quot;)" office:value-type="string" office:string-value="items_.Add(highlight__lack_of_permitions_to_write, new ErrorItem(&quot;highlight - lack of permitions to write&quot;, true));">
            <text:p>items_.Add(highlight__lack_of_permitions_to_write, new ErrorItem("highlight - lack of permitions to write", true));</text:p>
          </table:table-cell>
          <table:table-cell table:formula="of:=IF([.A60]=&quot;&quot;;&quot;&quot;;&quot;  insert into &quot;&quot;LOG_Errortype&quot;&quot; (   &quot;&quot;IDErrortype&quot;&quot;,    &quot;&quot;Name&quot;&quot;  )  select    &quot; &amp; [.C60] &amp; &quot;,    '&quot; &amp; [.A60] &amp; &quot;'   where not exists (   select &quot;&quot;IDErrortype&quot;&quot;    from &quot;&quot;LOG_Errortype&quot;&quot;    where &quot;&quot;IDErrortype&quot;&quot; = &quot; &amp; [.C60] &amp; &quot;  );   update &quot;&quot;LOG_Errortype&quot;&quot;  set    &quot;&quot;Name&quot;&quot; = '&quot; &amp; [.A60] &amp; &quot;'  where    &quot;&quot;IDErrortype&quot;&quot; = &quot; &amp; [.C60] &amp; &quot;; &quot;)" office:value-type="string" office:string-value="  insert into &quot;LOG_Errortype&quot; (   &quot;IDErrortype&quot;,    &quot;Name&quot;  )  select    59,    'highlight__lack_of_permitions_to_write'   where not exists (   select &quot;IDErrortype&quot;    from &quot;LOG_Errortype&quot;    where &quot;IDErrortype&quot; = 59  );   update &quot;LOG_Errortype&quot;  set    &quot;Name&quot; = 'highlight__lack_of_permitions_to_write'  where    &quot;IDErrortype&quot; = 59; ">
            <text:p><text:s text:c="2"/>insert into "LOG_Errortype" ( <text:s text:c="2"/>"IDErrortype", <text:s text:c="3"/>"Name" <text:s/>) <text:s/>select <text:s text:c="3"/>59, <text:s text:c="3"/>'highlight__lack_of_permitions_to_write' <text:s text:c="2"/>where not exists ( <text:s text:c="2"/>select "IDErrortype" <text:s text:c="3"/>from "LOG_Errortype" <text:s text:c="3"/>where "IDErrortype" = 59 <text:s/>); <text:s text:c="2"/>update "LOG_Errortype" <text:s/>set <text:s text:c="3"/>"Name" = 'highlight__lack_of_permitions_to_write' <text:s/>where <text:s text:c="3"/>"IDErrortype" = 59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highlight__lack_of_permitions_to_approve</text:p>
          </table:table-cell>
          <table:table-cell table:style-name="ce12"/>
          <table:table-cell table:style-name="ce13" table:formula="of:=[.C60]+1" office:value-type="float" office:value="60">
            <text:p>60</text:p>
          </table:table-cell>
          <table:table-cell table:style-name="ce14" table:formula="of:=SUBSTITUTE(SUBSTITUTE(SUBSTITUTE([.A61];&quot;__WARNING&quot;;&quot;&quot;);&quot;__&quot;;&quot; - &quot;);&quot;_&quot;;&quot; &quot;)" office:value-type="string" office:string-value="highlight - lack of permitions to approve">
            <text:p>highlight - lack of permitions to approve</text:p>
          </table:table-cell>
          <table:table-cell table:style-name="ce13" table:formula="of:=IF([.A61]=&quot;&quot;;&quot;&quot;;&quot;public const int &quot; &amp; [.A61] &amp; &quot; = &quot; &amp; [.C61] &amp; &quot;;&quot;)" office:value-type="string" office:string-value="public const int highlight__lack_of_permitions_to_approve = 60;">
            <text:p>public const int highlight__lack_of_permitions_to_approve = 60;</text:p>
          </table:table-cell>
          <table:table-cell table:style-name="ce13" table:formula="of:=IF([.A61]=&quot;&quot;;&quot;&quot;;&quot;items_.Add(&quot; &amp; [.A61] &amp; &quot;, new ErrorItem(&quot;&quot;&quot; &amp; [.D61] &amp; &quot;&quot;&quot;, &quot; &amp; IF(OR([.A61]=&quot;no_error&quot;;NOT(ISERROR(SEARCH(&quot;__WARNING&quot;;[.A61])))); &quot;false&quot;; &quot;true&quot;) &amp; &quot;));&quot;)" office:value-type="string" office:string-value="items_.Add(highlight__lack_of_permitions_to_approve, new ErrorItem(&quot;highlight - lack of permitions to approve&quot;, true));">
            <text:p>items_.Add(highlight__lack_of_permitions_to_approve, new ErrorItem("highlight - lack of permitions to approve", true));</text:p>
          </table:table-cell>
          <table:table-cell table:formula="of:=IF([.A61]=&quot;&quot;;&quot;&quot;;&quot;  insert into &quot;&quot;LOG_Errortype&quot;&quot; (   &quot;&quot;IDErrortype&quot;&quot;,    &quot;&quot;Name&quot;&quot;  )  select    &quot; &amp; [.C61] &amp; &quot;,    '&quot; &amp; [.A61] &amp; &quot;'   where not exists (   select &quot;&quot;IDErrortype&quot;&quot;    from &quot;&quot;LOG_Errortype&quot;&quot;    where &quot;&quot;IDErrortype&quot;&quot; = &quot; &amp; [.C61] &amp; &quot;  );   update &quot;&quot;LOG_Errortype&quot;&quot;  set    &quot;&quot;Name&quot;&quot; = '&quot; &amp; [.A61] &amp; &quot;'  where    &quot;&quot;IDErrortype&quot;&quot; = &quot; &amp; [.C61] &amp; &quot;; &quot;)" office:value-type="string" office:string-value="  insert into &quot;LOG_Errortype&quot; (   &quot;IDErrortype&quot;,    &quot;Name&quot;  )  select    60,    'highlight__lack_of_permitions_to_approve'   where not exists (   select &quot;IDErrortype&quot;    from &quot;LOG_Errortype&quot;    where &quot;IDErrortype&quot; = 60  );   update &quot;LOG_Errortype&quot;  set    &quot;Name&quot; = 'highlight__lack_of_permitions_to_approve'  where    &quot;IDErrortype&quot; = 60; ">
            <text:p><text:s text:c="2"/>insert into "LOG_Errortype" ( <text:s text:c="2"/>"IDErrortype", <text:s text:c="3"/>"Name" <text:s/>) <text:s/>select <text:s text:c="3"/>60, <text:s text:c="3"/>'highlight__lack_of_permitions_to_approve' <text:s text:c="2"/>where not exists ( <text:s text:c="2"/>select "IDErrortype" <text:s text:c="3"/>from "LOG_Errortype" <text:s text:c="3"/>where "IDErrortype" = 60 <text:s/>); <text:s text:c="2"/>update "LOG_Errortype" <text:s/>set <text:s text:c="3"/>"Name" = 'highlight__lack_of_permitions_to_approve' <text:s/>where <text:s text:c="3"/>"IDErrortype" = 6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highlight__successfully_created__WARNING</text:p>
          </table:table-cell>
          <table:table-cell table:style-name="ce12"/>
          <table:table-cell table:style-name="ce13" table:formula="of:=[.C61]+1" office:value-type="float" office:value="61">
            <text:p>61</text:p>
          </table:table-cell>
          <table:table-cell table:style-name="ce14" table:formula="of:=SUBSTITUTE(SUBSTITUTE(SUBSTITUTE([.A62];&quot;__WARNING&quot;;&quot;&quot;);&quot;__&quot;;&quot; - &quot;);&quot;_&quot;;&quot; &quot;)" office:value-type="string" office:string-value="highlight - successfully created">
            <text:p>highlight - successfully created</text:p>
          </table:table-cell>
          <table:table-cell table:style-name="ce13" table:formula="of:=IF([.A62]=&quot;&quot;;&quot;&quot;;&quot;public const int &quot; &amp; [.A62] &amp; &quot; = &quot; &amp; [.C62] &amp; &quot;;&quot;)" office:value-type="string" office:string-value="public const int highlight__successfully_created__WARNING = 61;">
            <text:p>public const int highlight__successfully_created__WARNING = 61;</text:p>
          </table:table-cell>
          <table:table-cell table:style-name="ce13" table:formula="of:=IF([.A62]=&quot;&quot;;&quot;&quot;;&quot;items_.Add(&quot; &amp; [.A62] &amp; &quot;, new ErrorItem(&quot;&quot;&quot; &amp; [.D62] &amp; &quot;&quot;&quot;, &quot; &amp; IF(OR([.A62]=&quot;no_error&quot;;NOT(ISERROR(SEARCH(&quot;__WARNING&quot;;[.A62])))); &quot;false&quot;; &quot;true&quot;) &amp; &quot;));&quot;)" office:value-type="string" office:string-value="items_.Add(highlight__successfully_created__WARNING, new ErrorItem(&quot;highlight - successfully created&quot;, false));">
            <text:p>items_.Add(highlight__successfully_created__WARNING, new ErrorItem("highlight - successfully created", false));</text:p>
          </table:table-cell>
          <table:table-cell table:formula="of:=IF([.A62]=&quot;&quot;;&quot;&quot;;&quot;  insert into &quot;&quot;LOG_Errortype&quot;&quot; (   &quot;&quot;IDErrortype&quot;&quot;,    &quot;&quot;Name&quot;&quot;  )  select    &quot; &amp; [.C62] &amp; &quot;,    '&quot; &amp; [.A62] &amp; &quot;'   where not exists (   select &quot;&quot;IDErrortype&quot;&quot;    from &quot;&quot;LOG_Errortype&quot;&quot;    where &quot;&quot;IDErrortype&quot;&quot; = &quot; &amp; [.C62] &amp; &quot;  );   update &quot;&quot;LOG_Errortype&quot;&quot;  set    &quot;&quot;Name&quot;&quot; = '&quot; &amp; [.A62] &amp; &quot;'  where    &quot;&quot;IDErrortype&quot;&quot; = &quot; &amp; [.C62] &amp; &quot;; &quot;)" office:value-type="string" office:string-value="  insert into &quot;LOG_Errortype&quot; (   &quot;IDErrortype&quot;,    &quot;Name&quot;  )  select    61,    'highlight__successfully_created__WARNING'   where not exists (   select &quot;IDErrortype&quot;    from &quot;LOG_Errortype&quot;    where &quot;IDErrortype&quot; = 61  );   update &quot;LOG_Errortype&quot;  set    &quot;Name&quot; = 'highlight__successfully_created__WARNING'  where    &quot;IDErrortype&quot; = 61; ">
            <text:p><text:s text:c="2"/>insert into "LOG_Errortype" ( <text:s text:c="2"/>"IDErrortype", <text:s text:c="3"/>"Name" <text:s/>) <text:s/>select <text:s text:c="3"/>61, <text:s text:c="3"/>'highlight__successfully_created__WARNING' <text:s text:c="2"/>where not exists ( <text:s text:c="2"/>select "IDErrortype" <text:s text:c="3"/>from "LOG_Errortype" <text:s text:c="3"/>where "IDErrortype" = 61 <text:s/>); <text:s text:c="2"/>update "LOG_Errortype" <text:s/>set <text:s text:c="3"/>"Name" = 'highlight__successfully_created__WARNING' <text:s/>where <text:s text:c="3"/>"IDErrortype" = 6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highlight__successfully_updated__WARNING</text:p>
          </table:table-cell>
          <table:table-cell table:style-name="ce12"/>
          <table:table-cell table:style-name="ce13" table:formula="of:=[.C62]+1" office:value-type="float" office:value="62">
            <text:p>62</text:p>
          </table:table-cell>
          <table:table-cell table:style-name="ce14" table:formula="of:=SUBSTITUTE(SUBSTITUTE(SUBSTITUTE([.A63];&quot;__WARNING&quot;;&quot;&quot;);&quot;__&quot;;&quot; - &quot;);&quot;_&quot;;&quot; &quot;)" office:value-type="string" office:string-value="highlight - successfully updated">
            <text:p>highlight - successfully updated</text:p>
          </table:table-cell>
          <table:table-cell table:style-name="ce13" table:formula="of:=IF([.A63]=&quot;&quot;;&quot;&quot;;&quot;public const int &quot; &amp; [.A63] &amp; &quot; = &quot; &amp; [.C63] &amp; &quot;;&quot;)" office:value-type="string" office:string-value="public const int highlight__successfully_updated__WARNING = 62;">
            <text:p>public const int highlight__successfully_updated__WARNING = 62;</text:p>
          </table:table-cell>
          <table:table-cell table:style-name="ce13" table:formula="of:=IF([.A63]=&quot;&quot;;&quot;&quot;;&quot;items_.Add(&quot; &amp; [.A63] &amp; &quot;, new ErrorItem(&quot;&quot;&quot; &amp; [.D63] &amp; &quot;&quot;&quot;, &quot; &amp; IF(OR([.A63]=&quot;no_error&quot;;NOT(ISERROR(SEARCH(&quot;__WARNING&quot;;[.A63])))); &quot;false&quot;; &quot;true&quot;) &amp; &quot;));&quot;)" office:value-type="string" office:string-value="items_.Add(highlight__successfully_updated__WARNING, new ErrorItem(&quot;highlight - successfully updated&quot;, false));">
            <text:p>items_.Add(highlight__successfully_updated__WARNING, new ErrorItem("highlight - successfully updated", false));</text:p>
          </table:table-cell>
          <table:table-cell table:formula="of:=IF([.A63]=&quot;&quot;;&quot;&quot;;&quot;  insert into &quot;&quot;LOG_Errortype&quot;&quot; (   &quot;&quot;IDErrortype&quot;&quot;,    &quot;&quot;Name&quot;&quot;  )  select    &quot; &amp; [.C63] &amp; &quot;,    '&quot; &amp; [.A63] &amp; &quot;'   where not exists (   select &quot;&quot;IDErrortype&quot;&quot;    from &quot;&quot;LOG_Errortype&quot;&quot;    where &quot;&quot;IDErrortype&quot;&quot; = &quot; &amp; [.C63] &amp; &quot;  );   update &quot;&quot;LOG_Errortype&quot;&quot;  set    &quot;&quot;Name&quot;&quot; = '&quot; &amp; [.A63] &amp; &quot;'  where    &quot;&quot;IDErrortype&quot;&quot; = &quot; &amp; [.C63] &amp; &quot;; &quot;)" office:value-type="string" office:string-value="  insert into &quot;LOG_Errortype&quot; (   &quot;IDErrortype&quot;,    &quot;Name&quot;  )  select    62,    'highlight__successfully_updated__WARNING'   where not exists (   select &quot;IDErrortype&quot;    from &quot;LOG_Errortype&quot;    where &quot;IDErrortype&quot; = 62  );   update &quot;LOG_Errortype&quot;  set    &quot;Name&quot; = 'highlight__successfully_updated__WARNING'  where    &quot;IDErrortype&quot; = 62; ">
            <text:p><text:s text:c="2"/>insert into "LOG_Errortype" ( <text:s text:c="2"/>"IDErrortype", <text:s text:c="3"/>"Name" <text:s/>) <text:s/>select <text:s text:c="3"/>62, <text:s text:c="3"/>'highlight__successfully_updated__WARNING' <text:s text:c="2"/>where not exists ( <text:s text:c="2"/>select "IDErrortype" <text:s text:c="3"/>from "LOG_Errortype" <text:s text:c="3"/>where "IDErrortype" = 62 <text:s/>); <text:s text:c="2"/>update "LOG_Errortype" <text:s/>set <text:s text:c="3"/>"Name" = 'highlight__successfully_updated__WARNING' <text:s/>where <text:s text:c="3"/>"IDErrortype" = 6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highlight__successfully_deleted__WARNING</text:p>
          </table:table-cell>
          <table:table-cell table:style-name="ce12"/>
          <table:table-cell table:style-name="ce13" table:formula="of:=[.C63]+1" office:value-type="float" office:value="63">
            <text:p>63</text:p>
          </table:table-cell>
          <table:table-cell table:style-name="ce14" table:formula="of:=SUBSTITUTE(SUBSTITUTE(SUBSTITUTE([.A64];&quot;__WARNING&quot;;&quot;&quot;);&quot;__&quot;;&quot; - &quot;);&quot;_&quot;;&quot; &quot;)" office:value-type="string" office:string-value="highlight - successfully deleted">
            <text:p>highlight - successfully deleted</text:p>
          </table:table-cell>
          <table:table-cell table:style-name="ce13" table:formula="of:=IF([.A64]=&quot;&quot;;&quot;&quot;;&quot;public const int &quot; &amp; [.A64] &amp; &quot; = &quot; &amp; [.C64] &amp; &quot;;&quot;)" office:value-type="string" office:string-value="public const int highlight__successfully_deleted__WARNING = 63;">
            <text:p>public const int highlight__successfully_deleted__WARNING = 63;</text:p>
          </table:table-cell>
          <table:table-cell table:style-name="ce13" table:formula="of:=IF([.A64]=&quot;&quot;;&quot;&quot;;&quot;items_.Add(&quot; &amp; [.A64] &amp; &quot;, new ErrorItem(&quot;&quot;&quot; &amp; [.D64] &amp; &quot;&quot;&quot;, &quot; &amp; IF(OR([.A64]=&quot;no_error&quot;;NOT(ISERROR(SEARCH(&quot;__WARNING&quot;;[.A64])))); &quot;false&quot;; &quot;true&quot;) &amp; &quot;));&quot;)" office:value-type="string" office:string-value="items_.Add(highlight__successfully_deleted__WARNING, new ErrorItem(&quot;highlight - successfully deleted&quot;, false));">
            <text:p>items_.Add(highlight__successfully_deleted__WARNING, new ErrorItem("highlight - successfully deleted", false));</text:p>
          </table:table-cell>
          <table:table-cell table:formula="of:=IF([.A64]=&quot;&quot;;&quot;&quot;;&quot;  insert into &quot;&quot;LOG_Errortype&quot;&quot; (   &quot;&quot;IDErrortype&quot;&quot;,    &quot;&quot;Name&quot;&quot;  )  select    &quot; &amp; [.C64] &amp; &quot;,    '&quot; &amp; [.A64] &amp; &quot;'   where not exists (   select &quot;&quot;IDErrortype&quot;&quot;    from &quot;&quot;LOG_Errortype&quot;&quot;    where &quot;&quot;IDErrortype&quot;&quot; = &quot; &amp; [.C64] &amp; &quot;  );   update &quot;&quot;LOG_Errortype&quot;&quot;  set    &quot;&quot;Name&quot;&quot; = '&quot; &amp; [.A64] &amp; &quot;'  where    &quot;&quot;IDErrortype&quot;&quot; = &quot; &amp; [.C64] &amp; &quot;; &quot;)" office:value-type="string" office:string-value="  insert into &quot;LOG_Errortype&quot; (   &quot;IDErrortype&quot;,    &quot;Name&quot;  )  select    63,    'highlight__successfully_deleted__WARNING'   where not exists (   select &quot;IDErrortype&quot;    from &quot;LOG_Errortype&quot;    where &quot;IDErrortype&quot; = 63  );   update &quot;LOG_Errortype&quot;  set    &quot;Name&quot; = 'highlight__successfully_deleted__WARNING'  where    &quot;IDErrortype&quot; = 63; ">
            <text:p><text:s text:c="2"/>insert into "LOG_Errortype" ( <text:s text:c="2"/>"IDErrortype", <text:s text:c="3"/>"Name" <text:s/>) <text:s/>select <text:s text:c="3"/>63, <text:s text:c="3"/>'highlight__successfully_deleted__WARNING' <text:s text:c="2"/>where not exists ( <text:s text:c="2"/>select "IDErrortype" <text:s text:c="3"/>from "LOG_Errortype" <text:s text:c="3"/>where "IDErrortype" = 63 <text:s/>); <text:s text:c="2"/>update "LOG_Errortype" <text:s/>set <text:s text:c="3"/>"Name" = 'highlight__successfully_deleted__WARNING' <text:s/>where <text:s text:c="3"/>"IDErrortype" = 6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highlight__successfully_approved__WARNING</text:p>
          </table:table-cell>
          <table:table-cell table:style-name="ce12"/>
          <table:table-cell table:style-name="ce13" table:formula="of:=[.C64]+1" office:value-type="float" office:value="64">
            <text:p>64</text:p>
          </table:table-cell>
          <table:table-cell table:style-name="ce14" table:formula="of:=SUBSTITUTE(SUBSTITUTE(SUBSTITUTE([.A65];&quot;__WARNING&quot;;&quot;&quot;);&quot;__&quot;;&quot; - &quot;);&quot;_&quot;;&quot; &quot;)" office:value-type="string" office:string-value="highlight - successfully approved">
            <text:p>highlight - successfully approved</text:p>
          </table:table-cell>
          <table:table-cell table:style-name="ce13" table:formula="of:=IF([.A65]=&quot;&quot;;&quot;&quot;;&quot;public const int &quot; &amp; [.A65] &amp; &quot; = &quot; &amp; [.C65] &amp; &quot;;&quot;)" office:value-type="string" office:string-value="public const int highlight__successfully_approved__WARNING = 64;">
            <text:p>public const int highlight__successfully_approved__WARNING = 64;</text:p>
          </table:table-cell>
          <table:table-cell table:style-name="ce13" table:formula="of:=IF([.A65]=&quot;&quot;;&quot;&quot;;&quot;items_.Add(&quot; &amp; [.A65] &amp; &quot;, new ErrorItem(&quot;&quot;&quot; &amp; [.D65] &amp; &quot;&quot;&quot;, &quot; &amp; IF(OR([.A65]=&quot;no_error&quot;;NOT(ISERROR(SEARCH(&quot;__WARNING&quot;;[.A65])))); &quot;false&quot;; &quot;true&quot;) &amp; &quot;));&quot;)" office:value-type="string" office:string-value="items_.Add(highlight__successfully_approved__WARNING, new ErrorItem(&quot;highlight - successfully approved&quot;, false));">
            <text:p>items_.Add(highlight__successfully_approved__WARNING, new ErrorItem("highlight - successfully approved", false));</text:p>
          </table:table-cell>
          <table:table-cell table:formula="of:=IF([.A65]=&quot;&quot;;&quot;&quot;;&quot;  insert into &quot;&quot;LOG_Errortype&quot;&quot; (   &quot;&quot;IDErrortype&quot;&quot;,    &quot;&quot;Name&quot;&quot;  )  select    &quot; &amp; [.C65] &amp; &quot;,    '&quot; &amp; [.A65] &amp; &quot;'   where not exists (   select &quot;&quot;IDErrortype&quot;&quot;    from &quot;&quot;LOG_Errortype&quot;&quot;    where &quot;&quot;IDErrortype&quot;&quot; = &quot; &amp; [.C65] &amp; &quot;  );   update &quot;&quot;LOG_Errortype&quot;&quot;  set    &quot;&quot;Name&quot;&quot; = '&quot; &amp; [.A65] &amp; &quot;'  where    &quot;&quot;IDErrortype&quot;&quot; = &quot; &amp; [.C65] &amp; &quot;; &quot;)" office:value-type="string" office:string-value="  insert into &quot;LOG_Errortype&quot; (   &quot;IDErrortype&quot;,    &quot;Name&quot;  )  select    64,    'highlight__successfully_approved__WARNING'   where not exists (   select &quot;IDErrortype&quot;    from &quot;LOG_Errortype&quot;    where &quot;IDErrortype&quot; = 64  );   update &quot;LOG_Errortype&quot;  set    &quot;Name&quot; = 'highlight__successfully_approved__WARNING'  where    &quot;IDErrortype&quot; = 64; ">
            <text:p><text:s text:c="2"/>insert into "LOG_Errortype" ( <text:s text:c="2"/>"IDErrortype", <text:s text:c="3"/>"Name" <text:s/>) <text:s/>select <text:s text:c="3"/>64, <text:s text:c="3"/>'highlight__successfully_approved__WARNING' <text:s text:c="2"/>where not exists ( <text:s text:c="2"/>select "IDErrortype" <text:s text:c="3"/>from "LOG_Errortype" <text:s text:c="3"/>where "IDErrortype" = 64 <text:s/>); <text:s text:c="2"/>update "LOG_Errortype" <text:s/>set <text:s text:c="3"/>"Name" = 'highlight__successfully_approved__WARNING' <text:s/>where <text:s text:c="3"/>"IDErrortype" = 6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highlight__lack_of_permitions_to_delete</text:p>
          </table:table-cell>
          <table:table-cell table:style-name="ce12"/>
          <table:table-cell table:style-name="ce13" table:formula="of:=[.C65]+1" office:value-type="float" office:value="65">
            <text:p>65</text:p>
          </table:table-cell>
          <table:table-cell table:style-name="ce14" table:formula="of:=SUBSTITUTE(SUBSTITUTE(SUBSTITUTE([.A66];&quot;__WARNING&quot;;&quot;&quot;);&quot;__&quot;;&quot; - &quot;);&quot;_&quot;;&quot; &quot;)" office:value-type="string" office:string-value="highlight - lack of permitions to delete">
            <text:p>highlight - lack of permitions to delete</text:p>
          </table:table-cell>
          <table:table-cell table:style-name="ce13" table:formula="of:=IF([.A66]=&quot;&quot;;&quot;&quot;;&quot;public const int &quot; &amp; [.A66] &amp; &quot; = &quot; &amp; [.C66] &amp; &quot;;&quot;)" office:value-type="string" office:string-value="public const int highlight__lack_of_permitions_to_delete = 65;">
            <text:p>public const int highlight__lack_of_permitions_to_delete = 65;</text:p>
          </table:table-cell>
          <table:table-cell table:style-name="ce13" table:formula="of:=IF([.A66]=&quot;&quot;;&quot;&quot;;&quot;items_.Add(&quot; &amp; [.A66] &amp; &quot;, new ErrorItem(&quot;&quot;&quot; &amp; [.D66] &amp; &quot;&quot;&quot;, &quot; &amp; IF(OR([.A66]=&quot;no_error&quot;;NOT(ISERROR(SEARCH(&quot;__WARNING&quot;;[.A66])))); &quot;false&quot;; &quot;true&quot;) &amp; &quot;));&quot;)" office:value-type="string" office:string-value="items_.Add(highlight__lack_of_permitions_to_delete, new ErrorItem(&quot;highlight - lack of permitions to delete&quot;, true));">
            <text:p>items_.Add(highlight__lack_of_permitions_to_delete, new ErrorItem("highlight - lack of permitions to delete", true));</text:p>
          </table:table-cell>
          <table:table-cell table:formula="of:=IF([.A66]=&quot;&quot;;&quot;&quot;;&quot;  insert into &quot;&quot;LOG_Errortype&quot;&quot; (   &quot;&quot;IDErrortype&quot;&quot;,    &quot;&quot;Name&quot;&quot;  )  select    &quot; &amp; [.C66] &amp; &quot;,    '&quot; &amp; [.A66] &amp; &quot;'   where not exists (   select &quot;&quot;IDErrortype&quot;&quot;    from &quot;&quot;LOG_Errortype&quot;&quot;    where &quot;&quot;IDErrortype&quot;&quot; = &quot; &amp; [.C66] &amp; &quot;  );   update &quot;&quot;LOG_Errortype&quot;&quot;  set    &quot;&quot;Name&quot;&quot; = '&quot; &amp; [.A66] &amp; &quot;'  where    &quot;&quot;IDErrortype&quot;&quot; = &quot; &amp; [.C66] &amp; &quot;; &quot;)" office:value-type="string" office:string-value="  insert into &quot;LOG_Errortype&quot; (   &quot;IDErrortype&quot;,    &quot;Name&quot;  )  select    65,    'highlight__lack_of_permitions_to_delete'   where not exists (   select &quot;IDErrortype&quot;    from &quot;LOG_Errortype&quot;    where &quot;IDErrortype&quot; = 65  );   update &quot;LOG_Errortype&quot;  set    &quot;Name&quot; = 'highlight__lack_of_permitions_to_delete'  where    &quot;IDErrortype&quot; = 65; ">
            <text:p><text:s text:c="2"/>insert into "LOG_Errortype" ( <text:s text:c="2"/>"IDErrortype", <text:s text:c="3"/>"Name" <text:s/>) <text:s/>select <text:s text:c="3"/>65, <text:s text:c="3"/>'highlight__lack_of_permitions_to_delete' <text:s text:c="2"/>where not exists ( <text:s text:c="2"/>select "IDErrortype" <text:s text:c="3"/>from "LOG_Errortype" <text:s text:c="3"/>where "IDErrortype" = 65 <text:s/>); <text:s text:c="2"/>update "LOG_Errortype" <text:s/>set <text:s text:c="3"/>"Name" = 'highlight__lack_of_permitions_to_delete' <text:s/>where <text:s text:c="3"/>"IDErrortype" = 65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highlight__lack_of_permitions_to_delete_approved</text:p>
          </table:table-cell>
          <table:table-cell table:style-name="ce12"/>
          <table:table-cell table:style-name="ce13" table:formula="of:=[.C66]+1" office:value-type="float" office:value="66">
            <text:p>66</text:p>
          </table:table-cell>
          <table:table-cell table:style-name="ce14" table:formula="of:=SUBSTITUTE(SUBSTITUTE(SUBSTITUTE([.A67];&quot;__WARNING&quot;;&quot;&quot;);&quot;__&quot;;&quot; - &quot;);&quot;_&quot;;&quot; &quot;)" office:value-type="string" office:string-value="highlight - lack of permitions to delete approved">
            <text:p>highlight - lack of permitions to delete approved</text:p>
          </table:table-cell>
          <table:table-cell table:style-name="ce13" table:formula="of:=IF([.A67]=&quot;&quot;;&quot;&quot;;&quot;public const int &quot; &amp; [.A67] &amp; &quot; = &quot; &amp; [.C67] &amp; &quot;;&quot;)" office:value-type="string" office:string-value="public const int highlight__lack_of_permitions_to_delete_approved = 66;">
            <text:p>public const int highlight__lack_of_permitions_to_delete_approved = 66;</text:p>
          </table:table-cell>
          <table:table-cell table:style-name="ce13" table:formula="of:=IF([.A67]=&quot;&quot;;&quot;&quot;;&quot;items_.Add(&quot; &amp; [.A67] &amp; &quot;, new ErrorItem(&quot;&quot;&quot; &amp; [.D67] &amp; &quot;&quot;&quot;, &quot; &amp; IF(OR([.A67]=&quot;no_error&quot;;NOT(ISERROR(SEARCH(&quot;__WARNING&quot;;[.A67])))); &quot;false&quot;; &quot;true&quot;) &amp; &quot;));&quot;)" office:value-type="string" office:string-value="items_.Add(highlight__lack_of_permitions_to_delete_approved, new ErrorItem(&quot;highlight - lack of permitions to delete approved&quot;, true));">
            <text:p>items_.Add(highlight__lack_of_permitions_to_delete_approved, new ErrorItem("highlight - lack of permitions to delete approved", true));</text:p>
          </table:table-cell>
          <table:table-cell table:formula="of:=IF([.A67]=&quot;&quot;;&quot;&quot;;&quot;  insert into &quot;&quot;LOG_Errortype&quot;&quot; (   &quot;&quot;IDErrortype&quot;&quot;,    &quot;&quot;Name&quot;&quot;  )  select    &quot; &amp; [.C67] &amp; &quot;,    '&quot; &amp; [.A67] &amp; &quot;'   where not exists (   select &quot;&quot;IDErrortype&quot;&quot;    from &quot;&quot;LOG_Errortype&quot;&quot;    where &quot;&quot;IDErrortype&quot;&quot; = &quot; &amp; [.C67] &amp; &quot;  );   update &quot;&quot;LOG_Errortype&quot;&quot;  set    &quot;&quot;Name&quot;&quot; = '&quot; &amp; [.A67] &amp; &quot;'  where    &quot;&quot;IDErrortype&quot;&quot; = &quot; &amp; [.C67] &amp; &quot;; &quot;)" office:value-type="string" office:string-value="  insert into &quot;LOG_Errortype&quot; (   &quot;IDErrortype&quot;,    &quot;Name&quot;  )  select    66,    'highlight__lack_of_permitions_to_delete_approved'   where not exists (   select &quot;IDErrortype&quot;    from &quot;LOG_Errortype&quot;    where &quot;IDErrortype&quot; = 66  );   update &quot;LOG_Errortype&quot;  set    &quot;Name&quot; = 'highlight__lack_of_permitions_to_delete_approved'  where    &quot;IDErrortype&quot; = 66; ">
            <text:p><text:s text:c="2"/>insert into "LOG_Errortype" ( <text:s text:c="2"/>"IDErrortype", <text:s text:c="3"/>"Name" <text:s/>) <text:s/>select <text:s text:c="3"/>66, <text:s text:c="3"/>'highlight__lack_of_permitions_to_delete_approved' <text:s text:c="2"/>where not exists ( <text:s text:c="2"/>select "IDErrortype" <text:s text:c="3"/>from "LOG_Errortype" <text:s text:c="3"/>where "IDErrortype" = 66 <text:s/>); <text:s text:c="2"/>update "LOG_Errortype" <text:s/>set <text:s text:c="3"/>"Name" = 'highlight__lack_of_permitions_to_delete_approved' <text:s/>where <text:s text:c="3"/>"IDErrortype" = 66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highlight__invalid_name</text:p>
          </table:table-cell>
          <table:table-cell table:style-name="ce12"/>
          <table:table-cell table:style-name="ce13" table:formula="of:=[.C67]+1" office:value-type="float" office:value="67">
            <text:p>67</text:p>
          </table:table-cell>
          <table:table-cell table:style-name="ce14" table:formula="of:=SUBSTITUTE(SUBSTITUTE(SUBSTITUTE([.A68];&quot;__WARNING&quot;;&quot;&quot;);&quot;__&quot;;&quot; - &quot;);&quot;_&quot;;&quot; &quot;)" office:value-type="string" office:string-value="highlight - invalid name">
            <text:p>highlight - invalid name</text:p>
          </table:table-cell>
          <table:table-cell table:style-name="ce13" table:formula="of:=IF([.A68]=&quot;&quot;;&quot;&quot;;&quot;public const int &quot; &amp; [.A68] &amp; &quot; = &quot; &amp; [.C68] &amp; &quot;;&quot;)" office:value-type="string" office:string-value="public const int highlight__invalid_name = 67;">
            <text:p>public const int highlight__invalid_name = 67;</text:p>
          </table:table-cell>
          <table:table-cell table:style-name="ce13" table:formula="of:=IF([.A68]=&quot;&quot;;&quot;&quot;;&quot;items_.Add(&quot; &amp; [.A68] &amp; &quot;, new ErrorItem(&quot;&quot;&quot; &amp; [.D68] &amp; &quot;&quot;&quot;, &quot; &amp; IF(OR([.A68]=&quot;no_error&quot;;NOT(ISERROR(SEARCH(&quot;__WARNING&quot;;[.A68])))); &quot;false&quot;; &quot;true&quot;) &amp; &quot;));&quot;)" office:value-type="string" office:string-value="items_.Add(highlight__invalid_name, new ErrorItem(&quot;highlight - invalid name&quot;, true));">
            <text:p>items_.Add(highlight__invalid_name, new ErrorItem("highlight - invalid name", true));</text:p>
          </table:table-cell>
          <table:table-cell table:formula="of:=IF([.A68]=&quot;&quot;;&quot;&quot;;&quot;  insert into &quot;&quot;LOG_Errortype&quot;&quot; (   &quot;&quot;IDErrortype&quot;&quot;,    &quot;&quot;Name&quot;&quot;  )  select    &quot; &amp; [.C68] &amp; &quot;,    '&quot; &amp; [.A68] &amp; &quot;'   where not exists (   select &quot;&quot;IDErrortype&quot;&quot;    from &quot;&quot;LOG_Errortype&quot;&quot;    where &quot;&quot;IDErrortype&quot;&quot; = &quot; &amp; [.C68] &amp; &quot;  );   update &quot;&quot;LOG_Errortype&quot;&quot;  set    &quot;&quot;Name&quot;&quot; = '&quot; &amp; [.A68] &amp; &quot;'  where    &quot;&quot;IDErrortype&quot;&quot; = &quot; &amp; [.C68] &amp; &quot;; &quot;)" office:value-type="string" office:string-value="  insert into &quot;LOG_Errortype&quot; (   &quot;IDErrortype&quot;,    &quot;Name&quot;  )  select    67,    'highlight__invalid_name'   where not exists (   select &quot;IDErrortype&quot;    from &quot;LOG_Errortype&quot;    where &quot;IDErrortype&quot; = 67  );   update &quot;LOG_Errortype&quot;  set    &quot;Name&quot; = 'highlight__invalid_name'  where    &quot;IDErrortype&quot; = 67; ">
            <text:p><text:s text:c="2"/>insert into "LOG_Errortype" ( <text:s text:c="2"/>"IDErrortype", <text:s text:c="3"/>"Name" <text:s/>) <text:s/>select <text:s text:c="3"/>67, <text:s text:c="3"/>'highlight__invalid_name' <text:s text:c="2"/>where not exists ( <text:s text:c="2"/>select "IDErrortype" <text:s text:c="3"/>from "LOG_Errortype" <text:s text:c="3"/>where "IDErrortype" = 67 <text:s/>); <text:s text:c="2"/>update "LOG_Errortype" <text:s/>set <text:s text:c="3"/>"Name" = 'highlight__invalid_name' <text:s/>where <text:s text:c="3"/>"IDErrortype" = 67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uthor__invalid_name</text:p>
          </table:table-cell>
          <table:table-cell table:style-name="ce12"/>
          <table:table-cell table:style-name="ce13" table:formula="of:=[.C68]+1" office:value-type="float" office:value="68">
            <text:p>68</text:p>
          </table:table-cell>
          <table:table-cell table:style-name="ce14" table:formula="of:=SUBSTITUTE(SUBSTITUTE(SUBSTITUTE([.A69];&quot;__WARNING&quot;;&quot;&quot;);&quot;__&quot;;&quot; - &quot;);&quot;_&quot;;&quot; &quot;)" office:value-type="string" office:string-value="author - invalid name">
            <text:p>author - invalid name</text:p>
          </table:table-cell>
          <table:table-cell table:style-name="ce13" table:formula="of:=IF([.A69]=&quot;&quot;;&quot;&quot;;&quot;public const int &quot; &amp; [.A69] &amp; &quot; = &quot; &amp; [.C69] &amp; &quot;;&quot;)" office:value-type="string" office:string-value="public const int author__invalid_name = 68;">
            <text:p>public const int author__invalid_name = 68;</text:p>
          </table:table-cell>
          <table:table-cell table:style-name="ce13" table:formula="of:=IF([.A69]=&quot;&quot;;&quot;&quot;;&quot;items_.Add(&quot; &amp; [.A69] &amp; &quot;, new ErrorItem(&quot;&quot;&quot; &amp; [.D69] &amp; &quot;&quot;&quot;, &quot; &amp; IF(OR([.A69]=&quot;no_error&quot;;NOT(ISERROR(SEARCH(&quot;__WARNING&quot;;[.A69])))); &quot;false&quot;; &quot;true&quot;) &amp; &quot;));&quot;)" office:value-type="string" office:string-value="items_.Add(author__invalid_name, new ErrorItem(&quot;author - invalid name&quot;, true));">
            <text:p>items_.Add(author__invalid_name, new ErrorItem("author - invalid name", true));</text:p>
          </table:table-cell>
          <table:table-cell table:formula="of:=IF([.A69]=&quot;&quot;;&quot;&quot;;&quot;  insert into &quot;&quot;LOG_Errortype&quot;&quot; (   &quot;&quot;IDErrortype&quot;&quot;,    &quot;&quot;Name&quot;&quot;  )  select    &quot; &amp; [.C69] &amp; &quot;,    '&quot; &amp; [.A69] &amp; &quot;'   where not exists (   select &quot;&quot;IDErrortype&quot;&quot;    from &quot;&quot;LOG_Errortype&quot;&quot;    where &quot;&quot;IDErrortype&quot;&quot; = &quot; &amp; [.C69] &amp; &quot;  );   update &quot;&quot;LOG_Errortype&quot;&quot;  set    &quot;&quot;Name&quot;&quot; = '&quot; &amp; [.A69] &amp; &quot;'  where    &quot;&quot;IDErrortype&quot;&quot; = &quot; &amp; [.C69] &amp; &quot;; &quot;)" office:value-type="string" office:string-value="  insert into &quot;LOG_Errortype&quot; (   &quot;IDErrortype&quot;,    &quot;Name&quot;  )  select    68,    'author__invalid_name'   where not exists (   select &quot;IDErrortype&quot;    from &quot;LOG_Errortype&quot;    where &quot;IDErrortype&quot; = 68  );   update &quot;LOG_Errortype&quot;  set    &quot;Name&quot; = 'author__invalid_name'  where    &quot;IDErrortype&quot; = 68; ">
            <text:p><text:s text:c="2"/>insert into "LOG_Errortype" ( <text:s text:c="2"/>"IDErrortype", <text:s text:c="3"/>"Name" <text:s/>) <text:s/>select <text:s text:c="3"/>68, <text:s text:c="3"/>'author__invalid_name' <text:s text:c="2"/>where not exists ( <text:s text:c="2"/>select "IDErrortype" <text:s text:c="3"/>from "LOG_Errortype" <text:s text:c="3"/>where "IDErrortype" = 68 <text:s/>); <text:s text:c="2"/>update "LOG_Errortype" <text:s/>set <text:s text:c="3"/>"Name" = 'author__invalid_name' <text:s/>where <text:s text:c="3"/>"IDErrortype" = 6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lack_of_permitions_to_write</text:p>
          </table:table-cell>
          <table:table-cell table:style-name="ce12"/>
          <table:table-cell table:style-name="ce13" table:formula="of:=[.C69]+1" office:value-type="float" office:value="69">
            <text:p>69</text:p>
          </table:table-cell>
          <table:table-cell table:style-name="ce14" table:formula="of:=SUBSTITUTE(SUBSTITUTE(SUBSTITUTE([.A70];&quot;__WARNING&quot;;&quot;&quot;);&quot;__&quot;;&quot; - &quot;);&quot;_&quot;;&quot; &quot;)" office:value-type="string" office:string-value="source - lack of permitions to write">
            <text:p>source - lack of permitions to write</text:p>
          </table:table-cell>
          <table:table-cell table:style-name="ce13" table:formula="of:=IF([.A70]=&quot;&quot;;&quot;&quot;;&quot;public const int &quot; &amp; [.A70] &amp; &quot; = &quot; &amp; [.C70] &amp; &quot;;&quot;)" office:value-type="string" office:string-value="public const int source__lack_of_permitions_to_write = 69;">
            <text:p>public const int source__lack_of_permitions_to_write = 69;</text:p>
          </table:table-cell>
          <table:table-cell table:style-name="ce13" table:formula="of:=IF([.A70]=&quot;&quot;;&quot;&quot;;&quot;items_.Add(&quot; &amp; [.A70] &amp; &quot;, new ErrorItem(&quot;&quot;&quot; &amp; [.D70] &amp; &quot;&quot;&quot;, &quot; &amp; IF(OR([.A70]=&quot;no_error&quot;;NOT(ISERROR(SEARCH(&quot;__WARNING&quot;;[.A70])))); &quot;false&quot;; &quot;true&quot;) &amp; &quot;));&quot;)" office:value-type="string" office:string-value="items_.Add(source__lack_of_permitions_to_write, new ErrorItem(&quot;source - lack of permitions to write&quot;, true));">
            <text:p>items_.Add(source__lack_of_permitions_to_write, new ErrorItem("source - lack of permitions to write", true));</text:p>
          </table:table-cell>
          <table:table-cell table:formula="of:=IF([.A70]=&quot;&quot;;&quot;&quot;;&quot;  insert into &quot;&quot;LOG_Errortype&quot;&quot; (   &quot;&quot;IDErrortype&quot;&quot;,    &quot;&quot;Name&quot;&quot;  )  select    &quot; &amp; [.C70] &amp; &quot;,    '&quot; &amp; [.A70] &amp; &quot;'   where not exists (   select &quot;&quot;IDErrortype&quot;&quot;    from &quot;&quot;LOG_Errortype&quot;&quot;    where &quot;&quot;IDErrortype&quot;&quot; = &quot; &amp; [.C70] &amp; &quot;  );   update &quot;&quot;LOG_Errortype&quot;&quot;  set    &quot;&quot;Name&quot;&quot; = '&quot; &amp; [.A70] &amp; &quot;'  where    &quot;&quot;IDErrortype&quot;&quot; = &quot; &amp; [.C70] &amp; &quot;; &quot;)" office:value-type="string" office:string-value="  insert into &quot;LOG_Errortype&quot; (   &quot;IDErrortype&quot;,    &quot;Name&quot;  )  select    69,    'source__lack_of_permitions_to_write'   where not exists (   select &quot;IDErrortype&quot;    from &quot;LOG_Errortype&quot;    where &quot;IDErrortype&quot; = 69  );   update &quot;LOG_Errortype&quot;  set    &quot;Name&quot; = 'source__lack_of_permitions_to_write'  where    &quot;IDErrortype&quot; = 69; ">
            <text:p><text:s text:c="2"/>insert into "LOG_Errortype" ( <text:s text:c="2"/>"IDErrortype", <text:s text:c="3"/>"Name" <text:s/>) <text:s/>select <text:s text:c="3"/>69, <text:s text:c="3"/>'source__lack_of_permitions_to_write' <text:s text:c="2"/>where not exists ( <text:s text:c="2"/>select "IDErrortype" <text:s text:c="3"/>from "LOG_Errortype" <text:s text:c="3"/>where "IDErrortype" = 69 <text:s/>); <text:s text:c="2"/>update "LOG_Errortype" <text:s/>set <text:s text:c="3"/>"Name" = 'source__lack_of_permitions_to_write' <text:s/>where <text:s text:c="3"/>"IDErrortype" = 69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lack_of_permitions_to_approve</text:p>
          </table:table-cell>
          <table:table-cell table:style-name="ce12"/>
          <table:table-cell table:style-name="ce13" table:formula="of:=[.C70]+1" office:value-type="float" office:value="70">
            <text:p>70</text:p>
          </table:table-cell>
          <table:table-cell table:style-name="ce14" table:formula="of:=SUBSTITUTE(SUBSTITUTE(SUBSTITUTE([.A71];&quot;__WARNING&quot;;&quot;&quot;);&quot;__&quot;;&quot; - &quot;);&quot;_&quot;;&quot; &quot;)" office:value-type="string" office:string-value="source - lack of permitions to approve">
            <text:p>source - lack of permitions to approve</text:p>
          </table:table-cell>
          <table:table-cell table:style-name="ce13" table:formula="of:=IF([.A71]=&quot;&quot;;&quot;&quot;;&quot;public const int &quot; &amp; [.A71] &amp; &quot; = &quot; &amp; [.C71] &amp; &quot;;&quot;)" office:value-type="string" office:string-value="public const int source__lack_of_permitions_to_approve = 70;">
            <text:p>public const int source__lack_of_permitions_to_approve = 70;</text:p>
          </table:table-cell>
          <table:table-cell table:style-name="ce13" table:formula="of:=IF([.A71]=&quot;&quot;;&quot;&quot;;&quot;items_.Add(&quot; &amp; [.A71] &amp; &quot;, new ErrorItem(&quot;&quot;&quot; &amp; [.D71] &amp; &quot;&quot;&quot;, &quot; &amp; IF(OR([.A71]=&quot;no_error&quot;;NOT(ISERROR(SEARCH(&quot;__WARNING&quot;;[.A71])))); &quot;false&quot;; &quot;true&quot;) &amp; &quot;));&quot;)" office:value-type="string" office:string-value="items_.Add(source__lack_of_permitions_to_approve, new ErrorItem(&quot;source - lack of permitions to approve&quot;, true));">
            <text:p>items_.Add(source__lack_of_permitions_to_approve, new ErrorItem("source - lack of permitions to approve", true));</text:p>
          </table:table-cell>
          <table:table-cell table:formula="of:=IF([.A71]=&quot;&quot;;&quot;&quot;;&quot;  insert into &quot;&quot;LOG_Errortype&quot;&quot; (   &quot;&quot;IDErrortype&quot;&quot;,    &quot;&quot;Name&quot;&quot;  )  select    &quot; &amp; [.C71] &amp; &quot;,    '&quot; &amp; [.A71] &amp; &quot;'   where not exists (   select &quot;&quot;IDErrortype&quot;&quot;    from &quot;&quot;LOG_Errortype&quot;&quot;    where &quot;&quot;IDErrortype&quot;&quot; = &quot; &amp; [.C71] &amp; &quot;  );   update &quot;&quot;LOG_Errortype&quot;&quot;  set    &quot;&quot;Name&quot;&quot; = '&quot; &amp; [.A71] &amp; &quot;'  where    &quot;&quot;IDErrortype&quot;&quot; = &quot; &amp; [.C71] &amp; &quot;; &quot;)" office:value-type="string" office:string-value="  insert into &quot;LOG_Errortype&quot; (   &quot;IDErrortype&quot;,    &quot;Name&quot;  )  select    70,    'source__lack_of_permitions_to_approve'   where not exists (   select &quot;IDErrortype&quot;    from &quot;LOG_Errortype&quot;    where &quot;IDErrortype&quot; = 70  );   update &quot;LOG_Errortype&quot;  set    &quot;Name&quot; = 'source__lack_of_permitions_to_approve'  where    &quot;IDErrortype&quot; = 70; ">
            <text:p><text:s text:c="2"/>insert into "LOG_Errortype" ( <text:s text:c="2"/>"IDErrortype", <text:s text:c="3"/>"Name" <text:s/>) <text:s/>select <text:s text:c="3"/>70, <text:s text:c="3"/>'source__lack_of_permitions_to_approve' <text:s text:c="2"/>where not exists ( <text:s text:c="2"/>select "IDErrortype" <text:s text:c="3"/>from "LOG_Errortype" <text:s text:c="3"/>where "IDErrortype" = 70 <text:s/>); <text:s text:c="2"/>update "LOG_Errortype" <text:s/>set <text:s text:c="3"/>"Name" = 'source__lack_of_permitions_to_approve' <text:s/>where <text:s text:c="3"/>"IDErrortype" = 7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invalid_name</text:p>
          </table:table-cell>
          <table:table-cell table:style-name="ce12"/>
          <table:table-cell table:style-name="ce13" table:formula="of:=[.C71]+1" office:value-type="float" office:value="71">
            <text:p>71</text:p>
          </table:table-cell>
          <table:table-cell table:style-name="ce14" table:formula="of:=SUBSTITUTE(SUBSTITUTE(SUBSTITUTE([.A72];&quot;__WARNING&quot;;&quot;&quot;);&quot;__&quot;;&quot; - &quot;);&quot;_&quot;;&quot; &quot;)" office:value-type="string" office:string-value="source - invalid name">
            <text:p>source - invalid name</text:p>
          </table:table-cell>
          <table:table-cell table:style-name="ce13" table:formula="of:=IF([.A72]=&quot;&quot;;&quot;&quot;;&quot;public const int &quot; &amp; [.A72] &amp; &quot; = &quot; &amp; [.C72] &amp; &quot;;&quot;)" office:value-type="string" office:string-value="public const int source__invalid_name = 71;">
            <text:p>public const int source__invalid_name = 71;</text:p>
          </table:table-cell>
          <table:table-cell table:style-name="ce13" table:formula="of:=IF([.A72]=&quot;&quot;;&quot;&quot;;&quot;items_.Add(&quot; &amp; [.A72] &amp; &quot;, new ErrorItem(&quot;&quot;&quot; &amp; [.D72] &amp; &quot;&quot;&quot;, &quot; &amp; IF(OR([.A72]=&quot;no_error&quot;;NOT(ISERROR(SEARCH(&quot;__WARNING&quot;;[.A72])))); &quot;false&quot;; &quot;true&quot;) &amp; &quot;));&quot;)" office:value-type="string" office:string-value="items_.Add(source__invalid_name, new ErrorItem(&quot;source - invalid name&quot;, true));">
            <text:p>items_.Add(source__invalid_name, new ErrorItem("source - invalid name", true));</text:p>
          </table:table-cell>
          <table:table-cell table:formula="of:=IF([.A72]=&quot;&quot;;&quot;&quot;;&quot;  insert into &quot;&quot;LOG_Errortype&quot;&quot; (   &quot;&quot;IDErrortype&quot;&quot;,    &quot;&quot;Name&quot;&quot;  )  select    &quot; &amp; [.C72] &amp; &quot;,    '&quot; &amp; [.A72] &amp; &quot;'   where not exists (   select &quot;&quot;IDErrortype&quot;&quot;    from &quot;&quot;LOG_Errortype&quot;&quot;    where &quot;&quot;IDErrortype&quot;&quot; = &quot; &amp; [.C72] &amp; &quot;  );   update &quot;&quot;LOG_Errortype&quot;&quot;  set    &quot;&quot;Name&quot;&quot; = '&quot; &amp; [.A72] &amp; &quot;'  where    &quot;&quot;IDErrortype&quot;&quot; = &quot; &amp; [.C72] &amp; &quot;; &quot;)" office:value-type="string" office:string-value="  insert into &quot;LOG_Errortype&quot; (   &quot;IDErrortype&quot;,    &quot;Name&quot;  )  select    71,    'source__invalid_name'   where not exists (   select &quot;IDErrortype&quot;    from &quot;LOG_Errortype&quot;    where &quot;IDErrortype&quot; = 71  );   update &quot;LOG_Errortype&quot;  set    &quot;Name&quot; = 'source__invalid_name'  where    &quot;IDErrortype&quot; = 71; ">
            <text:p><text:s text:c="2"/>insert into "LOG_Errortype" ( <text:s text:c="2"/>"IDErrortype", <text:s text:c="3"/>"Name" <text:s/>) <text:s/>select <text:s text:c="3"/>71, <text:s text:c="3"/>'source__invalid_name' <text:s text:c="2"/>where not exists ( <text:s text:c="2"/>select "IDErrortype" <text:s text:c="3"/>from "LOG_Errortype" <text:s text:c="3"/>where "IDErrortype" = 71 <text:s/>); <text:s text:c="2"/>update "LOG_Errortype" <text:s/>set <text:s text:c="3"/>"Name" = 'source__invalid_name' <text:s/>where <text:s text:c="3"/>"IDErrortype" = 7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successfully_created__WARNING</text:p>
          </table:table-cell>
          <table:table-cell table:style-name="ce12"/>
          <table:table-cell table:style-name="ce13" table:formula="of:=[.C72]+1" office:value-type="float" office:value="72">
            <text:p>72</text:p>
          </table:table-cell>
          <table:table-cell table:style-name="ce14" table:formula="of:=SUBSTITUTE(SUBSTITUTE(SUBSTITUTE([.A73];&quot;__WARNING&quot;;&quot;&quot;);&quot;__&quot;;&quot; - &quot;);&quot;_&quot;;&quot; &quot;)" office:value-type="string" office:string-value="source - successfully created">
            <text:p>source - successfully created</text:p>
          </table:table-cell>
          <table:table-cell table:style-name="ce13" table:formula="of:=IF([.A73]=&quot;&quot;;&quot;&quot;;&quot;public const int &quot; &amp; [.A73] &amp; &quot; = &quot; &amp; [.C73] &amp; &quot;;&quot;)" office:value-type="string" office:string-value="public const int source__successfully_created__WARNING = 72;">
            <text:p>public const int source__successfully_created__WARNING = 72;</text:p>
          </table:table-cell>
          <table:table-cell table:style-name="ce13" table:formula="of:=IF([.A73]=&quot;&quot;;&quot;&quot;;&quot;items_.Add(&quot; &amp; [.A73] &amp; &quot;, new ErrorItem(&quot;&quot;&quot; &amp; [.D73] &amp; &quot;&quot;&quot;, &quot; &amp; IF(OR([.A73]=&quot;no_error&quot;;NOT(ISERROR(SEARCH(&quot;__WARNING&quot;;[.A73])))); &quot;false&quot;; &quot;true&quot;) &amp; &quot;));&quot;)" office:value-type="string" office:string-value="items_.Add(source__successfully_created__WARNING, new ErrorItem(&quot;source - successfully created&quot;, false));">
            <text:p>items_.Add(source__successfully_created__WARNING, new ErrorItem("source - successfully created", false));</text:p>
          </table:table-cell>
          <table:table-cell table:formula="of:=IF([.A73]=&quot;&quot;;&quot;&quot;;&quot;  insert into &quot;&quot;LOG_Errortype&quot;&quot; (   &quot;&quot;IDErrortype&quot;&quot;,    &quot;&quot;Name&quot;&quot;  )  select    &quot; &amp; [.C73] &amp; &quot;,    '&quot; &amp; [.A73] &amp; &quot;'   where not exists (   select &quot;&quot;IDErrortype&quot;&quot;    from &quot;&quot;LOG_Errortype&quot;&quot;    where &quot;&quot;IDErrortype&quot;&quot; = &quot; &amp; [.C73] &amp; &quot;  );   update &quot;&quot;LOG_Errortype&quot;&quot;  set    &quot;&quot;Name&quot;&quot; = '&quot; &amp; [.A73] &amp; &quot;'  where    &quot;&quot;IDErrortype&quot;&quot; = &quot; &amp; [.C73] &amp; &quot;; &quot;)" office:value-type="string" office:string-value="  insert into &quot;LOG_Errortype&quot; (   &quot;IDErrortype&quot;,    &quot;Name&quot;  )  select    72,    'source__successfully_created__WARNING'   where not exists (   select &quot;IDErrortype&quot;    from &quot;LOG_Errortype&quot;    where &quot;IDErrortype&quot; = 72  );   update &quot;LOG_Errortype&quot;  set    &quot;Name&quot; = 'source__successfully_created__WARNING'  where    &quot;IDErrortype&quot; = 72; ">
            <text:p><text:s text:c="2"/>insert into "LOG_Errortype" ( <text:s text:c="2"/>"IDErrortype", <text:s text:c="3"/>"Name" <text:s/>) <text:s/>select <text:s text:c="3"/>72, <text:s text:c="3"/>'source__successfully_created__WARNING' <text:s text:c="2"/>where not exists ( <text:s text:c="2"/>select "IDErrortype" <text:s text:c="3"/>from "LOG_Errortype" <text:s text:c="3"/>where "IDErrortype" = 72 <text:s/>); <text:s text:c="2"/>update "LOG_Errortype" <text:s/>set <text:s text:c="3"/>"Name" = 'source__successfully_created__WARNING' <text:s/>where <text:s text:c="3"/>"IDErrortype" = 7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successfully_updated__WARNING</text:p>
          </table:table-cell>
          <table:table-cell table:style-name="ce12"/>
          <table:table-cell table:style-name="ce13" table:formula="of:=[.C73]+1" office:value-type="float" office:value="73">
            <text:p>73</text:p>
          </table:table-cell>
          <table:table-cell table:style-name="ce14" table:formula="of:=SUBSTITUTE(SUBSTITUTE(SUBSTITUTE([.A74];&quot;__WARNING&quot;;&quot;&quot;);&quot;__&quot;;&quot; - &quot;);&quot;_&quot;;&quot; &quot;)" office:value-type="string" office:string-value="source - successfully updated">
            <text:p>source - successfully updated</text:p>
          </table:table-cell>
          <table:table-cell table:style-name="ce13" table:formula="of:=IF([.A74]=&quot;&quot;;&quot;&quot;;&quot;public const int &quot; &amp; [.A74] &amp; &quot; = &quot; &amp; [.C74] &amp; &quot;;&quot;)" office:value-type="string" office:string-value="public const int source__successfully_updated__WARNING = 73;">
            <text:p>public const int source__successfully_updated__WARNING = 73;</text:p>
          </table:table-cell>
          <table:table-cell table:style-name="ce13" table:formula="of:=IF([.A74]=&quot;&quot;;&quot;&quot;;&quot;items_.Add(&quot; &amp; [.A74] &amp; &quot;, new ErrorItem(&quot;&quot;&quot; &amp; [.D74] &amp; &quot;&quot;&quot;, &quot; &amp; IF(OR([.A74]=&quot;no_error&quot;;NOT(ISERROR(SEARCH(&quot;__WARNING&quot;;[.A74])))); &quot;false&quot;; &quot;true&quot;) &amp; &quot;));&quot;)" office:value-type="string" office:string-value="items_.Add(source__successfully_updated__WARNING, new ErrorItem(&quot;source - successfully updated&quot;, false));">
            <text:p>items_.Add(source__successfully_updated__WARNING, new ErrorItem("source - successfully updated", false));</text:p>
          </table:table-cell>
          <table:table-cell table:formula="of:=IF([.A74]=&quot;&quot;;&quot;&quot;;&quot;  insert into &quot;&quot;LOG_Errortype&quot;&quot; (   &quot;&quot;IDErrortype&quot;&quot;,    &quot;&quot;Name&quot;&quot;  )  select    &quot; &amp; [.C74] &amp; &quot;,    '&quot; &amp; [.A74] &amp; &quot;'   where not exists (   select &quot;&quot;IDErrortype&quot;&quot;    from &quot;&quot;LOG_Errortype&quot;&quot;    where &quot;&quot;IDErrortype&quot;&quot; = &quot; &amp; [.C74] &amp; &quot;  );   update &quot;&quot;LOG_Errortype&quot;&quot;  set    &quot;&quot;Name&quot;&quot; = '&quot; &amp; [.A74] &amp; &quot;'  where    &quot;&quot;IDErrortype&quot;&quot; = &quot; &amp; [.C74] &amp; &quot;; &quot;)" office:value-type="string" office:string-value="  insert into &quot;LOG_Errortype&quot; (   &quot;IDErrortype&quot;,    &quot;Name&quot;  )  select    73,    'source__successfully_updated__WARNING'   where not exists (   select &quot;IDErrortype&quot;    from &quot;LOG_Errortype&quot;    where &quot;IDErrortype&quot; = 73  );   update &quot;LOG_Errortype&quot;  set    &quot;Name&quot; = 'source__successfully_updated__WARNING'  where    &quot;IDErrortype&quot; = 73; ">
            <text:p><text:s text:c="2"/>insert into "LOG_Errortype" ( <text:s text:c="2"/>"IDErrortype", <text:s text:c="3"/>"Name" <text:s/>) <text:s/>select <text:s text:c="3"/>73, <text:s text:c="3"/>'source__successfully_updated__WARNING' <text:s text:c="2"/>where not exists ( <text:s text:c="2"/>select "IDErrortype" <text:s text:c="3"/>from "LOG_Errortype" <text:s text:c="3"/>where "IDErrortype" = 73 <text:s/>); <text:s text:c="2"/>update "LOG_Errortype" <text:s/>set <text:s text:c="3"/>"Name" = 'source__successfully_updated__WARNING' <text:s/>where <text:s text:c="3"/>"IDErrortype" = 7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successfully_approved__WARNING</text:p>
          </table:table-cell>
          <table:table-cell table:style-name="ce12"/>
          <table:table-cell table:style-name="ce13" table:formula="of:=[.C74]+1" office:value-type="float" office:value="74">
            <text:p>74</text:p>
          </table:table-cell>
          <table:table-cell table:style-name="ce14" table:formula="of:=SUBSTITUTE(SUBSTITUTE(SUBSTITUTE([.A75];&quot;__WARNING&quot;;&quot;&quot;);&quot;__&quot;;&quot; - &quot;);&quot;_&quot;;&quot; &quot;)" office:value-type="string" office:string-value="source - successfully approved">
            <text:p>source - successfully approved</text:p>
          </table:table-cell>
          <table:table-cell table:style-name="ce13" table:formula="of:=IF([.A75]=&quot;&quot;;&quot;&quot;;&quot;public const int &quot; &amp; [.A75] &amp; &quot; = &quot; &amp; [.C75] &amp; &quot;;&quot;)" office:value-type="string" office:string-value="public const int source__successfully_approved__WARNING = 74;">
            <text:p>public const int source__successfully_approved__WARNING = 74;</text:p>
          </table:table-cell>
          <table:table-cell table:style-name="ce13" table:formula="of:=IF([.A75]=&quot;&quot;;&quot;&quot;;&quot;items_.Add(&quot; &amp; [.A75] &amp; &quot;, new ErrorItem(&quot;&quot;&quot; &amp; [.D75] &amp; &quot;&quot;&quot;, &quot; &amp; IF(OR([.A75]=&quot;no_error&quot;;NOT(ISERROR(SEARCH(&quot;__WARNING&quot;;[.A75])))); &quot;false&quot;; &quot;true&quot;) &amp; &quot;));&quot;)" office:value-type="string" office:string-value="items_.Add(source__successfully_approved__WARNING, new ErrorItem(&quot;source - successfully approved&quot;, false));">
            <text:p>items_.Add(source__successfully_approved__WARNING, new ErrorItem("source - successfully approved", false));</text:p>
          </table:table-cell>
          <table:table-cell table:formula="of:=IF([.A75]=&quot;&quot;;&quot;&quot;;&quot;  insert into &quot;&quot;LOG_Errortype&quot;&quot; (   &quot;&quot;IDErrortype&quot;&quot;,    &quot;&quot;Name&quot;&quot;  )  select    &quot; &amp; [.C75] &amp; &quot;,    '&quot; &amp; [.A75] &amp; &quot;'   where not exists (   select &quot;&quot;IDErrortype&quot;&quot;    from &quot;&quot;LOG_Errortype&quot;&quot;    where &quot;&quot;IDErrortype&quot;&quot; = &quot; &amp; [.C75] &amp; &quot;  );   update &quot;&quot;LOG_Errortype&quot;&quot;  set    &quot;&quot;Name&quot;&quot; = '&quot; &amp; [.A75] &amp; &quot;'  where    &quot;&quot;IDErrortype&quot;&quot; = &quot; &amp; [.C75] &amp; &quot;; &quot;)" office:value-type="string" office:string-value="  insert into &quot;LOG_Errortype&quot; (   &quot;IDErrortype&quot;,    &quot;Name&quot;  )  select    74,    'source__successfully_approved__WARNING'   where not exists (   select &quot;IDErrortype&quot;    from &quot;LOG_Errortype&quot;    where &quot;IDErrortype&quot; = 74  );   update &quot;LOG_Errortype&quot;  set    &quot;Name&quot; = 'source__successfully_approved__WARNING'  where    &quot;IDErrortype&quot; = 74; ">
            <text:p><text:s text:c="2"/>insert into "LOG_Errortype" ( <text:s text:c="2"/>"IDErrortype", <text:s text:c="3"/>"Name" <text:s/>) <text:s/>select <text:s text:c="3"/>74, <text:s text:c="3"/>'source__successfully_approved__WARNING' <text:s text:c="2"/>where not exists ( <text:s text:c="2"/>select "IDErrortype" <text:s text:c="3"/>from "LOG_Errortype" <text:s text:c="3"/>where "IDErrortype" = 74 <text:s/>); <text:s text:c="2"/>update "LOG_Errortype" <text:s/>set <text:s text:c="3"/>"Name" = 'source__successfully_approved__WARNING' <text:s/>where <text:s text:c="3"/>"IDErrortype" = 7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lack_of_permitions_to_delete</text:p>
          </table:table-cell>
          <table:table-cell table:style-name="ce12"/>
          <table:table-cell table:style-name="ce13" table:formula="of:=[.C75]+1" office:value-type="float" office:value="75">
            <text:p>75</text:p>
          </table:table-cell>
          <table:table-cell table:style-name="ce14" table:formula="of:=SUBSTITUTE(SUBSTITUTE(SUBSTITUTE([.A76];&quot;__WARNING&quot;;&quot;&quot;);&quot;__&quot;;&quot; - &quot;);&quot;_&quot;;&quot; &quot;)" office:value-type="string" office:string-value="source - lack of permitions to delete">
            <text:p>source - lack of permitions to delete</text:p>
          </table:table-cell>
          <table:table-cell table:style-name="ce13" table:formula="of:=IF([.A76]=&quot;&quot;;&quot;&quot;;&quot;public const int &quot; &amp; [.A76] &amp; &quot; = &quot; &amp; [.C76] &amp; &quot;;&quot;)" office:value-type="string" office:string-value="public const int source__lack_of_permitions_to_delete = 75;">
            <text:p>public const int source__lack_of_permitions_to_delete = 75;</text:p>
          </table:table-cell>
          <table:table-cell table:style-name="ce13" table:formula="of:=IF([.A76]=&quot;&quot;;&quot;&quot;;&quot;items_.Add(&quot; &amp; [.A76] &amp; &quot;, new ErrorItem(&quot;&quot;&quot; &amp; [.D76] &amp; &quot;&quot;&quot;, &quot; &amp; IF(OR([.A76]=&quot;no_error&quot;;NOT(ISERROR(SEARCH(&quot;__WARNING&quot;;[.A76])))); &quot;false&quot;; &quot;true&quot;) &amp; &quot;));&quot;)" office:value-type="string" office:string-value="items_.Add(source__lack_of_permitions_to_delete, new ErrorItem(&quot;source - lack of permitions to delete&quot;, true));">
            <text:p>items_.Add(source__lack_of_permitions_to_delete, new ErrorItem("source - lack of permitions to delete", true));</text:p>
          </table:table-cell>
          <table:table-cell table:formula="of:=IF([.A76]=&quot;&quot;;&quot;&quot;;&quot;  insert into &quot;&quot;LOG_Errortype&quot;&quot; (   &quot;&quot;IDErrortype&quot;&quot;,    &quot;&quot;Name&quot;&quot;  )  select    &quot; &amp; [.C76] &amp; &quot;,    '&quot; &amp; [.A76] &amp; &quot;'   where not exists (   select &quot;&quot;IDErrortype&quot;&quot;    from &quot;&quot;LOG_Errortype&quot;&quot;    where &quot;&quot;IDErrortype&quot;&quot; = &quot; &amp; [.C76] &amp; &quot;  );   update &quot;&quot;LOG_Errortype&quot;&quot;  set    &quot;&quot;Name&quot;&quot; = '&quot; &amp; [.A76] &amp; &quot;'  where    &quot;&quot;IDErrortype&quot;&quot; = &quot; &amp; [.C76] &amp; &quot;; &quot;)" office:value-type="string" office:string-value="  insert into &quot;LOG_Errortype&quot; (   &quot;IDErrortype&quot;,    &quot;Name&quot;  )  select    75,    'source__lack_of_permitions_to_delete'   where not exists (   select &quot;IDErrortype&quot;    from &quot;LOG_Errortype&quot;    where &quot;IDErrortype&quot; = 75  );   update &quot;LOG_Errortype&quot;  set    &quot;Name&quot; = 'source__lack_of_permitions_to_delete'  where    &quot;IDErrortype&quot; = 75; ">
            <text:p><text:s text:c="2"/>insert into "LOG_Errortype" ( <text:s text:c="2"/>"IDErrortype", <text:s text:c="3"/>"Name" <text:s/>) <text:s/>select <text:s text:c="3"/>75, <text:s text:c="3"/>'source__lack_of_permitions_to_delete' <text:s text:c="2"/>where not exists ( <text:s text:c="2"/>select "IDErrortype" <text:s text:c="3"/>from "LOG_Errortype" <text:s text:c="3"/>where "IDErrortype" = 75 <text:s/>); <text:s text:c="2"/>update "LOG_Errortype" <text:s/>set <text:s text:c="3"/>"Name" = 'source__lack_of_permitions_to_delete' <text:s/>where <text:s text:c="3"/>"IDErrortype" = 75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lack_of_permitions_to_delete_approved</text:p>
          </table:table-cell>
          <table:table-cell table:style-name="ce12"/>
          <table:table-cell table:style-name="ce13" table:formula="of:=[.C76]+1" office:value-type="float" office:value="76">
            <text:p>76</text:p>
          </table:table-cell>
          <table:table-cell table:style-name="ce14" table:formula="of:=SUBSTITUTE(SUBSTITUTE(SUBSTITUTE([.A77];&quot;__WARNING&quot;;&quot;&quot;);&quot;__&quot;;&quot; - &quot;);&quot;_&quot;;&quot; &quot;)" office:value-type="string" office:string-value="source - lack of permitions to delete approved">
            <text:p>source - lack of permitions to delete approved</text:p>
          </table:table-cell>
          <table:table-cell table:style-name="ce13" table:formula="of:=IF([.A77]=&quot;&quot;;&quot;&quot;;&quot;public const int &quot; &amp; [.A77] &amp; &quot; = &quot; &amp; [.C77] &amp; &quot;;&quot;)" office:value-type="string" office:string-value="public const int source__lack_of_permitions_to_delete_approved = 76;">
            <text:p>public const int source__lack_of_permitions_to_delete_approved = 76;</text:p>
          </table:table-cell>
          <table:table-cell table:style-name="ce13" table:formula="of:=IF([.A77]=&quot;&quot;;&quot;&quot;;&quot;items_.Add(&quot; &amp; [.A77] &amp; &quot;, new ErrorItem(&quot;&quot;&quot; &amp; [.D77] &amp; &quot;&quot;&quot;, &quot; &amp; IF(OR([.A77]=&quot;no_error&quot;;NOT(ISERROR(SEARCH(&quot;__WARNING&quot;;[.A77])))); &quot;false&quot;; &quot;true&quot;) &amp; &quot;));&quot;)" office:value-type="string" office:string-value="items_.Add(source__lack_of_permitions_to_delete_approved, new ErrorItem(&quot;source - lack of permitions to delete approved&quot;, true));">
            <text:p>items_.Add(source__lack_of_permitions_to_delete_approved, new ErrorItem("source - lack of permitions to delete approved", true));</text:p>
          </table:table-cell>
          <table:table-cell table:formula="of:=IF([.A77]=&quot;&quot;;&quot;&quot;;&quot;  insert into &quot;&quot;LOG_Errortype&quot;&quot; (   &quot;&quot;IDErrortype&quot;&quot;,    &quot;&quot;Name&quot;&quot;  )  select    &quot; &amp; [.C77] &amp; &quot;,    '&quot; &amp; [.A77] &amp; &quot;'   where not exists (   select &quot;&quot;IDErrortype&quot;&quot;    from &quot;&quot;LOG_Errortype&quot;&quot;    where &quot;&quot;IDErrortype&quot;&quot; = &quot; &amp; [.C77] &amp; &quot;  );   update &quot;&quot;LOG_Errortype&quot;&quot;  set    &quot;&quot;Name&quot;&quot; = '&quot; &amp; [.A77] &amp; &quot;'  where    &quot;&quot;IDErrortype&quot;&quot; = &quot; &amp; [.C77] &amp; &quot;; &quot;)" office:value-type="string" office:string-value="  insert into &quot;LOG_Errortype&quot; (   &quot;IDErrortype&quot;,    &quot;Name&quot;  )  select    76,    'source__lack_of_permitions_to_delete_approved'   where not exists (   select &quot;IDErrortype&quot;    from &quot;LOG_Errortype&quot;    where &quot;IDErrortype&quot; = 76  );   update &quot;LOG_Errortype&quot;  set    &quot;Name&quot; = 'source__lack_of_permitions_to_delete_approved'  where    &quot;IDErrortype&quot; = 76; ">
            <text:p><text:s text:c="2"/>insert into "LOG_Errortype" ( <text:s text:c="2"/>"IDErrortype", <text:s text:c="3"/>"Name" <text:s/>) <text:s/>select <text:s text:c="3"/>76, <text:s text:c="3"/>'source__lack_of_permitions_to_delete_approved' <text:s text:c="2"/>where not exists ( <text:s text:c="2"/>select "IDErrortype" <text:s text:c="3"/>from "LOG_Errortype" <text:s text:c="3"/>where "IDErrortype" = 76 <text:s/>); <text:s text:c="2"/>update "LOG_Errortype" <text:s/>set <text:s text:c="3"/>"Name" = 'source__lack_of_permitions_to_delete_approved' <text:s/>where <text:s text:c="3"/>"IDErrortype" = 7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successfully_deleted__WARNING</text:p>
          </table:table-cell>
          <table:table-cell table:style-name="ce12"/>
          <table:table-cell table:style-name="ce13" table:formula="of:=[.C77]+1" office:value-type="float" office:value="77">
            <text:p>77</text:p>
          </table:table-cell>
          <table:table-cell table:style-name="ce14" table:formula="of:=SUBSTITUTE(SUBSTITUTE(SUBSTITUTE([.A78];&quot;__WARNING&quot;;&quot;&quot;);&quot;__&quot;;&quot; - &quot;);&quot;_&quot;;&quot; &quot;)" office:value-type="string" office:string-value="source - successfully deleted">
            <text:p>source - successfully deleted</text:p>
          </table:table-cell>
          <table:table-cell table:style-name="ce13" table:formula="of:=IF([.A78]=&quot;&quot;;&quot;&quot;;&quot;public const int &quot; &amp; [.A78] &amp; &quot; = &quot; &amp; [.C78] &amp; &quot;;&quot;)" office:value-type="string" office:string-value="public const int source__successfully_deleted__WARNING = 77;">
            <text:p>public const int source__successfully_deleted__WARNING = 77;</text:p>
          </table:table-cell>
          <table:table-cell table:style-name="ce13" table:formula="of:=IF([.A78]=&quot;&quot;;&quot;&quot;;&quot;items_.Add(&quot; &amp; [.A78] &amp; &quot;, new ErrorItem(&quot;&quot;&quot; &amp; [.D78] &amp; &quot;&quot;&quot;, &quot; &amp; IF(OR([.A78]=&quot;no_error&quot;;NOT(ISERROR(SEARCH(&quot;__WARNING&quot;;[.A78])))); &quot;false&quot;; &quot;true&quot;) &amp; &quot;));&quot;)" office:value-type="string" office:string-value="items_.Add(source__successfully_deleted__WARNING, new ErrorItem(&quot;source - successfully deleted&quot;, false));">
            <text:p>items_.Add(source__successfully_deleted__WARNING, new ErrorItem("source - successfully deleted", false));</text:p>
          </table:table-cell>
          <table:table-cell table:formula="of:=IF([.A78]=&quot;&quot;;&quot;&quot;;&quot;  insert into &quot;&quot;LOG_Errortype&quot;&quot; (   &quot;&quot;IDErrortype&quot;&quot;,    &quot;&quot;Name&quot;&quot;  )  select    &quot; &amp; [.C78] &amp; &quot;,    '&quot; &amp; [.A78] &amp; &quot;'   where not exists (   select &quot;&quot;IDErrortype&quot;&quot;    from &quot;&quot;LOG_Errortype&quot;&quot;    where &quot;&quot;IDErrortype&quot;&quot; = &quot; &amp; [.C78] &amp; &quot;  );   update &quot;&quot;LOG_Errortype&quot;&quot;  set    &quot;&quot;Name&quot;&quot; = '&quot; &amp; [.A78] &amp; &quot;'  where    &quot;&quot;IDErrortype&quot;&quot; = &quot; &amp; [.C78] &amp; &quot;; &quot;)" office:value-type="string" office:string-value="  insert into &quot;LOG_Errortype&quot; (   &quot;IDErrortype&quot;,    &quot;Name&quot;  )  select    77,    'source__successfully_deleted__WARNING'   where not exists (   select &quot;IDErrortype&quot;    from &quot;LOG_Errortype&quot;    where &quot;IDErrortype&quot; = 77  );   update &quot;LOG_Errortype&quot;  set    &quot;Name&quot; = 'source__successfully_deleted__WARNING'  where    &quot;IDErrortype&quot; = 77; ">
            <text:p><text:s text:c="2"/>insert into "LOG_Errortype" ( <text:s text:c="2"/>"IDErrortype", <text:s text:c="3"/>"Name" <text:s/>) <text:s/>select <text:s text:c="3"/>77, <text:s text:c="3"/>'source__successfully_deleted__WARNING' <text:s text:c="2"/>where not exists ( <text:s text:c="2"/>select "IDErrortype" <text:s text:c="3"/>from "LOG_Errortype" <text:s text:c="3"/>where "IDErrortype" = 77 <text:s/>); <text:s text:c="2"/>update "LOG_Errortype" <text:s/>set <text:s text:c="3"/>"Name" = 'source__successfully_deleted__WARNING' <text:s/>where <text:s text:c="3"/>"IDErrortype" = 77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lack_of_permitions_to_delete_approved</text:p>
          </table:table-cell>
          <table:table-cell table:style-name="ce12"/>
          <table:table-cell table:style-name="ce13" table:formula="of:=[.C78]+1" office:value-type="float" office:value="78">
            <text:p>78</text:p>
          </table:table-cell>
          <table:table-cell table:style-name="ce14" table:formula="of:=SUBSTITUTE(SUBSTITUTE(SUBSTITUTE([.A79];&quot;__WARNING&quot;;&quot;&quot;);&quot;__&quot;;&quot; - &quot;);&quot;_&quot;;&quot; &quot;)" office:value-type="string" office:string-value="news - profile - lack of permitions to delete approved">
            <text:p>news - profile - lack of permitions to delete approved</text:p>
          </table:table-cell>
          <table:table-cell table:style-name="ce13" table:formula="of:=IF([.A79]=&quot;&quot;;&quot;&quot;;&quot;public const int &quot; &amp; [.A79] &amp; &quot; = &quot; &amp; [.C79] &amp; &quot;;&quot;)" office:value-type="string" office:string-value="public const int news__profile__lack_of_permitions_to_delete_approved = 78;">
            <text:p>public const int news__profile__lack_of_permitions_to_delete_approved = 78;</text:p>
          </table:table-cell>
          <table:table-cell table:style-name="ce13" table:formula="of:=IF([.A79]=&quot;&quot;;&quot;&quot;;&quot;items_.Add(&quot; &amp; [.A79] &amp; &quot;, new ErrorItem(&quot;&quot;&quot; &amp; [.D79] &amp; &quot;&quot;&quot;, &quot; &amp; IF(OR([.A79]=&quot;no_error&quot;;NOT(ISERROR(SEARCH(&quot;__WARNING&quot;;[.A79])))); &quot;false&quot;; &quot;true&quot;) &amp; &quot;));&quot;)" office:value-type="string" office:string-value="items_.Add(news__profile__lack_of_permitions_to_delete_approved, new ErrorItem(&quot;news - profile - lack of permitions to delete approved&quot;, true));">
            <text:p>items_.Add(news__profile__lack_of_permitions_to_delete_approved, new ErrorItem("news - profile - lack of permitions to delete approved", true));</text:p>
          </table:table-cell>
          <table:table-cell table:formula="of:=IF([.A79]=&quot;&quot;;&quot;&quot;;&quot;  insert into &quot;&quot;LOG_Errortype&quot;&quot; (   &quot;&quot;IDErrortype&quot;&quot;,    &quot;&quot;Name&quot;&quot;  )  select    &quot; &amp; [.C79] &amp; &quot;,    '&quot; &amp; [.A79] &amp; &quot;'   where not exists (   select &quot;&quot;IDErrortype&quot;&quot;    from &quot;&quot;LOG_Errortype&quot;&quot;    where &quot;&quot;IDErrortype&quot;&quot; = &quot; &amp; [.C79] &amp; &quot;  );   update &quot;&quot;LOG_Errortype&quot;&quot;  set    &quot;&quot;Name&quot;&quot; = '&quot; &amp; [.A79] &amp; &quot;'  where    &quot;&quot;IDErrortype&quot;&quot; = &quot; &amp; [.C79] &amp; &quot;; &quot;)" office:value-type="string" office:string-value="  insert into &quot;LOG_Errortype&quot; (   &quot;IDErrortype&quot;,    &quot;Name&quot;  )  select    78,    'news__profile__lack_of_permitions_to_delete_approved'   where not exists (   select &quot;IDErrortype&quot;    from &quot;LOG_Errortype&quot;    where &quot;IDErrortype&quot; = 78  );   update &quot;LOG_Errortype&quot;  set    &quot;Name&quot; = 'news__profile__lack_of_permitions_to_delete_approved'  where    &quot;IDErrortype&quot; = 78; ">
            <text:p><text:s text:c="2"/>insert into "LOG_Errortype" ( <text:s text:c="2"/>"IDErrortype", <text:s text:c="3"/>"Name" <text:s/>) <text:s/>select <text:s text:c="3"/>78, <text:s text:c="3"/>'news__profile__lack_of_permitions_to_delete_approved' <text:s text:c="2"/>where not exists ( <text:s text:c="2"/>select "IDErrortype" <text:s text:c="3"/>from "LOG_Errortype" <text:s text:c="3"/>where "IDErrortype" = 78 <text:s/>); <text:s text:c="2"/>update "LOG_Errortype" <text:s/>set <text:s text:c="3"/>"Name" = 'news__profile__lack_of_permitions_to_delete_approved' <text:s/>where <text:s text:c="3"/>"IDErrortype" = 7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successfully_deleted__WARNING</text:p>
          </table:table-cell>
          <table:table-cell table:style-name="ce12"/>
          <table:table-cell table:style-name="ce13" table:formula="of:=[.C79]+1" office:value-type="float" office:value="79">
            <text:p>79</text:p>
          </table:table-cell>
          <table:table-cell table:style-name="ce14" table:formula="of:=SUBSTITUTE(SUBSTITUTE(SUBSTITUTE([.A80];&quot;__WARNING&quot;;&quot;&quot;);&quot;__&quot;;&quot; - &quot;);&quot;_&quot;;&quot; &quot;)" office:value-type="string" office:string-value="news - profile - successfully deleted">
            <text:p>news - profile - successfully deleted</text:p>
          </table:table-cell>
          <table:table-cell table:style-name="ce13" table:formula="of:=IF([.A80]=&quot;&quot;;&quot;&quot;;&quot;public const int &quot; &amp; [.A80] &amp; &quot; = &quot; &amp; [.C80] &amp; &quot;;&quot;)" office:value-type="string" office:string-value="public const int news__profile__successfully_deleted__WARNING = 79;">
            <text:p>public const int news__profile__successfully_deleted__WARNING = 79;</text:p>
          </table:table-cell>
          <table:table-cell table:style-name="ce13" table:formula="of:=IF([.A80]=&quot;&quot;;&quot;&quot;;&quot;items_.Add(&quot; &amp; [.A80] &amp; &quot;, new ErrorItem(&quot;&quot;&quot; &amp; [.D80] &amp; &quot;&quot;&quot;, &quot; &amp; IF(OR([.A80]=&quot;no_error&quot;;NOT(ISERROR(SEARCH(&quot;__WARNING&quot;;[.A80])))); &quot;false&quot;; &quot;true&quot;) &amp; &quot;));&quot;)" office:value-type="string" office:string-value="items_.Add(news__profile__successfully_deleted__WARNING, new ErrorItem(&quot;news - profile - successfully deleted&quot;, false));">
            <text:p>items_.Add(news__profile__successfully_deleted__WARNING, new ErrorItem("news - profile - successfully deleted", false));</text:p>
          </table:table-cell>
          <table:table-cell table:formula="of:=IF([.A80]=&quot;&quot;;&quot;&quot;;&quot;  insert into &quot;&quot;LOG_Errortype&quot;&quot; (   &quot;&quot;IDErrortype&quot;&quot;,    &quot;&quot;Name&quot;&quot;  )  select    &quot; &amp; [.C80] &amp; &quot;,    '&quot; &amp; [.A80] &amp; &quot;'   where not exists (   select &quot;&quot;IDErrortype&quot;&quot;    from &quot;&quot;LOG_Errortype&quot;&quot;    where &quot;&quot;IDErrortype&quot;&quot; = &quot; &amp; [.C80] &amp; &quot;  );   update &quot;&quot;LOG_Errortype&quot;&quot;  set    &quot;&quot;Name&quot;&quot; = '&quot; &amp; [.A80] &amp; &quot;'  where    &quot;&quot;IDErrortype&quot;&quot; = &quot; &amp; [.C80] &amp; &quot;; &quot;)" office:value-type="string" office:string-value="  insert into &quot;LOG_Errortype&quot; (   &quot;IDErrortype&quot;,    &quot;Name&quot;  )  select    79,    'news__profile__successfully_deleted__WARNING'   where not exists (   select &quot;IDErrortype&quot;    from &quot;LOG_Errortype&quot;    where &quot;IDErrortype&quot; = 79  );   update &quot;LOG_Errortype&quot;  set    &quot;Name&quot; = 'news__profile__successfully_deleted__WARNING'  where    &quot;IDErrortype&quot; = 79; ">
            <text:p><text:s text:c="2"/>insert into "LOG_Errortype" ( <text:s text:c="2"/>"IDErrortype", <text:s text:c="3"/>"Name" <text:s/>) <text:s/>select <text:s text:c="3"/>79, <text:s text:c="3"/>'news__profile__successfully_deleted__WARNING' <text:s text:c="2"/>where not exists ( <text:s text:c="2"/>select "IDErrortype" <text:s text:c="3"/>from "LOG_Errortype" <text:s text:c="3"/>where "IDErrortype" = 79 <text:s/>); <text:s text:c="2"/>update "LOG_Errortype" <text:s/>set <text:s text:c="3"/>"Name" = 'news__profile__successfully_deleted__WARNING' <text:s/>where <text:s text:c="3"/>"IDErrortype" = 79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lack_of_permitions_to_approve</text:p>
          </table:table-cell>
          <table:table-cell table:style-name="ce12"/>
          <table:table-cell table:style-name="ce13" table:formula="of:=[.C80]+1" office:value-type="float" office:value="80">
            <text:p>80</text:p>
          </table:table-cell>
          <table:table-cell table:style-name="ce14" table:formula="of:=SUBSTITUTE(SUBSTITUTE(SUBSTITUTE([.A81];&quot;__WARNING&quot;;&quot;&quot;);&quot;__&quot;;&quot; - &quot;);&quot;_&quot;;&quot; &quot;)" office:value-type="string" office:string-value="news - profile - lack of permitions to approve">
            <text:p>news - profile - lack of permitions to approve</text:p>
          </table:table-cell>
          <table:table-cell table:style-name="ce13" table:formula="of:=IF([.A81]=&quot;&quot;;&quot;&quot;;&quot;public const int &quot; &amp; [.A81] &amp; &quot; = &quot; &amp; [.C81] &amp; &quot;;&quot;)" office:value-type="string" office:string-value="public const int news__profile__lack_of_permitions_to_approve = 80;">
            <text:p>public const int news__profile__lack_of_permitions_to_approve = 80;</text:p>
          </table:table-cell>
          <table:table-cell table:style-name="ce13" table:formula="of:=IF([.A81]=&quot;&quot;;&quot;&quot;;&quot;items_.Add(&quot; &amp; [.A81] &amp; &quot;, new ErrorItem(&quot;&quot;&quot; &amp; [.D81] &amp; &quot;&quot;&quot;, &quot; &amp; IF(OR([.A81]=&quot;no_error&quot;;NOT(ISERROR(SEARCH(&quot;__WARNING&quot;;[.A81])))); &quot;false&quot;; &quot;true&quot;) &amp; &quot;));&quot;)" office:value-type="string" office:string-value="items_.Add(news__profile__lack_of_permitions_to_approve, new ErrorItem(&quot;news - profile - lack of permitions to approve&quot;, true));">
            <text:p>items_.Add(news__profile__lack_of_permitions_to_approve, new ErrorItem("news - profile - lack of permitions to approve", true));</text:p>
          </table:table-cell>
          <table:table-cell table:formula="of:=IF([.A81]=&quot;&quot;;&quot;&quot;;&quot;  insert into &quot;&quot;LOG_Errortype&quot;&quot; (   &quot;&quot;IDErrortype&quot;&quot;,    &quot;&quot;Name&quot;&quot;  )  select    &quot; &amp; [.C81] &amp; &quot;,    '&quot; &amp; [.A81] &amp; &quot;'   where not exists (   select &quot;&quot;IDErrortype&quot;&quot;    from &quot;&quot;LOG_Errortype&quot;&quot;    where &quot;&quot;IDErrortype&quot;&quot; = &quot; &amp; [.C81] &amp; &quot;  );   update &quot;&quot;LOG_Errortype&quot;&quot;  set    &quot;&quot;Name&quot;&quot; = '&quot; &amp; [.A81] &amp; &quot;'  where    &quot;&quot;IDErrortype&quot;&quot; = &quot; &amp; [.C81] &amp; &quot;; &quot;)" office:value-type="string" office:string-value="  insert into &quot;LOG_Errortype&quot; (   &quot;IDErrortype&quot;,    &quot;Name&quot;  )  select    80,    'news__profile__lack_of_permitions_to_approve'   where not exists (   select &quot;IDErrortype&quot;    from &quot;LOG_Errortype&quot;    where &quot;IDErrortype&quot; = 80  );   update &quot;LOG_Errortype&quot;  set    &quot;Name&quot; = 'news__profile__lack_of_permitions_to_approve'  where    &quot;IDErrortype&quot; = 80; ">
            <text:p><text:s text:c="2"/>insert into "LOG_Errortype" ( <text:s text:c="2"/>"IDErrortype", <text:s text:c="3"/>"Name" <text:s/>) <text:s/>select <text:s text:c="3"/>80, <text:s text:c="3"/>'news__profile__lack_of_permitions_to_approve' <text:s text:c="2"/>where not exists ( <text:s text:c="2"/>select "IDErrortype" <text:s text:c="3"/>from "LOG_Errortype" <text:s text:c="3"/>where "IDErrortype" = 80 <text:s/>); <text:s text:c="2"/>update "LOG_Errortype" <text:s/>set <text:s text:c="3"/>"Name" = 'news__profile__lack_of_permitions_to_approve' <text:s/>where <text:s text:c="3"/>"IDErrortype" = 8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invalid_name</text:p>
          </table:table-cell>
          <table:table-cell table:style-name="ce12"/>
          <table:table-cell table:style-name="ce13" table:formula="of:=[.C81]+1" office:value-type="float" office:value="81">
            <text:p>81</text:p>
          </table:table-cell>
          <table:table-cell table:style-name="ce14" table:formula="of:=SUBSTITUTE(SUBSTITUTE(SUBSTITUTE([.A82];&quot;__WARNING&quot;;&quot;&quot;);&quot;__&quot;;&quot; - &quot;);&quot;_&quot;;&quot; &quot;)" office:value-type="string" office:string-value="news - profile - invalid name">
            <text:p>news - profile - invalid name</text:p>
          </table:table-cell>
          <table:table-cell table:style-name="ce13" table:formula="of:=IF([.A82]=&quot;&quot;;&quot;&quot;;&quot;public const int &quot; &amp; [.A82] &amp; &quot; = &quot; &amp; [.C82] &amp; &quot;;&quot;)" office:value-type="string" office:string-value="public const int news__profile__invalid_name = 81;">
            <text:p>public const int news__profile__invalid_name = 81;</text:p>
          </table:table-cell>
          <table:table-cell table:style-name="ce13" table:formula="of:=IF([.A82]=&quot;&quot;;&quot;&quot;;&quot;items_.Add(&quot; &amp; [.A82] &amp; &quot;, new ErrorItem(&quot;&quot;&quot; &amp; [.D82] &amp; &quot;&quot;&quot;, &quot; &amp; IF(OR([.A82]=&quot;no_error&quot;;NOT(ISERROR(SEARCH(&quot;__WARNING&quot;;[.A82])))); &quot;false&quot;; &quot;true&quot;) &amp; &quot;));&quot;)" office:value-type="string" office:string-value="items_.Add(news__profile__invalid_name, new ErrorItem(&quot;news - profile - invalid name&quot;, true));">
            <text:p>items_.Add(news__profile__invalid_name, new ErrorItem("news - profile - invalid name", true));</text:p>
          </table:table-cell>
          <table:table-cell table:formula="of:=IF([.A82]=&quot;&quot;;&quot;&quot;;&quot;  insert into &quot;&quot;LOG_Errortype&quot;&quot; (   &quot;&quot;IDErrortype&quot;&quot;,    &quot;&quot;Name&quot;&quot;  )  select    &quot; &amp; [.C82] &amp; &quot;,    '&quot; &amp; [.A82] &amp; &quot;'   where not exists (   select &quot;&quot;IDErrortype&quot;&quot;    from &quot;&quot;LOG_Errortype&quot;&quot;    where &quot;&quot;IDErrortype&quot;&quot; = &quot; &amp; [.C82] &amp; &quot;  );   update &quot;&quot;LOG_Errortype&quot;&quot;  set    &quot;&quot;Name&quot;&quot; = '&quot; &amp; [.A82] &amp; &quot;'  where    &quot;&quot;IDErrortype&quot;&quot; = &quot; &amp; [.C82] &amp; &quot;; &quot;)" office:value-type="string" office:string-value="  insert into &quot;LOG_Errortype&quot; (   &quot;IDErrortype&quot;,    &quot;Name&quot;  )  select    81,    'news__profile__invalid_name'   where not exists (   select &quot;IDErrortype&quot;    from &quot;LOG_Errortype&quot;    where &quot;IDErrortype&quot; = 81  );   update &quot;LOG_Errortype&quot;  set    &quot;Name&quot; = 'news__profile__invalid_name'  where    &quot;IDErrortype&quot; = 81; ">
            <text:p><text:s text:c="2"/>insert into "LOG_Errortype" ( <text:s text:c="2"/>"IDErrortype", <text:s text:c="3"/>"Name" <text:s/>) <text:s/>select <text:s text:c="3"/>81, <text:s text:c="3"/>'news__profile__invalid_name' <text:s text:c="2"/>where not exists ( <text:s text:c="2"/>select "IDErrortype" <text:s text:c="3"/>from "LOG_Errortype" <text:s text:c="3"/>where "IDErrortype" = 81 <text:s/>); <text:s text:c="2"/>update "LOG_Errortype" <text:s/>set <text:s text:c="3"/>"Name" = 'news__profile__invalid_name' <text:s/>where <text:s text:c="3"/>"IDErrortype" = 8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successfully_created__WARNING</text:p>
          </table:table-cell>
          <table:table-cell table:style-name="ce12"/>
          <table:table-cell table:style-name="ce13" table:formula="of:=[.C82]+1" office:value-type="float" office:value="82">
            <text:p>82</text:p>
          </table:table-cell>
          <table:table-cell table:style-name="ce14" table:formula="of:=SUBSTITUTE(SUBSTITUTE(SUBSTITUTE([.A83];&quot;__WARNING&quot;;&quot;&quot;);&quot;__&quot;;&quot; - &quot;);&quot;_&quot;;&quot; &quot;)" office:value-type="string" office:string-value="news - profile - successfully created">
            <text:p>news - profile - successfully created</text:p>
          </table:table-cell>
          <table:table-cell table:style-name="ce13" table:formula="of:=IF([.A83]=&quot;&quot;;&quot;&quot;;&quot;public const int &quot; &amp; [.A83] &amp; &quot; = &quot; &amp; [.C83] &amp; &quot;;&quot;)" office:value-type="string" office:string-value="public const int news__profile__successfully_created__WARNING = 82;">
            <text:p>public const int news__profile__successfully_created__WARNING = 82;</text:p>
          </table:table-cell>
          <table:table-cell table:style-name="ce13" table:formula="of:=IF([.A83]=&quot;&quot;;&quot;&quot;;&quot;items_.Add(&quot; &amp; [.A83] &amp; &quot;, new ErrorItem(&quot;&quot;&quot; &amp; [.D83] &amp; &quot;&quot;&quot;, &quot; &amp; IF(OR([.A83]=&quot;no_error&quot;;NOT(ISERROR(SEARCH(&quot;__WARNING&quot;;[.A83])))); &quot;false&quot;; &quot;true&quot;) &amp; &quot;));&quot;)" office:value-type="string" office:string-value="items_.Add(news__profile__successfully_created__WARNING, new ErrorItem(&quot;news - profile - successfully created&quot;, false));">
            <text:p>items_.Add(news__profile__successfully_created__WARNING, new ErrorItem("news - profile - successfully created", false));</text:p>
          </table:table-cell>
          <table:table-cell table:formula="of:=IF([.A83]=&quot;&quot;;&quot;&quot;;&quot;  insert into &quot;&quot;LOG_Errortype&quot;&quot; (   &quot;&quot;IDErrortype&quot;&quot;,    &quot;&quot;Name&quot;&quot;  )  select    &quot; &amp; [.C83] &amp; &quot;,    '&quot; &amp; [.A83] &amp; &quot;'   where not exists (   select &quot;&quot;IDErrortype&quot;&quot;    from &quot;&quot;LOG_Errortype&quot;&quot;    where &quot;&quot;IDErrortype&quot;&quot; = &quot; &amp; [.C83] &amp; &quot;  );   update &quot;&quot;LOG_Errortype&quot;&quot;  set    &quot;&quot;Name&quot;&quot; = '&quot; &amp; [.A83] &amp; &quot;'  where    &quot;&quot;IDErrortype&quot;&quot; = &quot; &amp; [.C83] &amp; &quot;; &quot;)" office:value-type="string" office:string-value="  insert into &quot;LOG_Errortype&quot; (   &quot;IDErrortype&quot;,    &quot;Name&quot;  )  select    82,    'news__profile__successfully_created__WARNING'   where not exists (   select &quot;IDErrortype&quot;    from &quot;LOG_Errortype&quot;    where &quot;IDErrortype&quot; = 82  );   update &quot;LOG_Errortype&quot;  set    &quot;Name&quot; = 'news__profile__successfully_created__WARNING'  where    &quot;IDErrortype&quot; = 82; ">
            <text:p><text:s text:c="2"/>insert into "LOG_Errortype" ( <text:s text:c="2"/>"IDErrortype", <text:s text:c="3"/>"Name" <text:s/>) <text:s/>select <text:s text:c="3"/>82, <text:s text:c="3"/>'news__profile__successfully_created__WARNING' <text:s text:c="2"/>where not exists ( <text:s text:c="2"/>select "IDErrortype" <text:s text:c="3"/>from "LOG_Errortype" <text:s text:c="3"/>where "IDErrortype" = 82 <text:s/>); <text:s text:c="2"/>update "LOG_Errortype" <text:s/>set <text:s text:c="3"/>"Name" = 'news__profile__successfully_created__WARNING' <text:s/>where <text:s text:c="3"/>"IDErrortype" = 8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successfully_updated__WARNING</text:p>
          </table:table-cell>
          <table:table-cell table:style-name="ce12"/>
          <table:table-cell table:style-name="ce13" table:formula="of:=[.C83]+1" office:value-type="float" office:value="83">
            <text:p>83</text:p>
          </table:table-cell>
          <table:table-cell table:style-name="ce14" table:formula="of:=SUBSTITUTE(SUBSTITUTE(SUBSTITUTE([.A84];&quot;__WARNING&quot;;&quot;&quot;);&quot;__&quot;;&quot; - &quot;);&quot;_&quot;;&quot; &quot;)" office:value-type="string" office:string-value="news - profile - successfully updated">
            <text:p>news - profile - successfully updated</text:p>
          </table:table-cell>
          <table:table-cell table:style-name="ce13" table:formula="of:=IF([.A84]=&quot;&quot;;&quot;&quot;;&quot;public const int &quot; &amp; [.A84] &amp; &quot; = &quot; &amp; [.C84] &amp; &quot;;&quot;)" office:value-type="string" office:string-value="public const int news__profile__successfully_updated__WARNING = 83;">
            <text:p>public const int news__profile__successfully_updated__WARNING = 83;</text:p>
          </table:table-cell>
          <table:table-cell table:style-name="ce13" table:formula="of:=IF([.A84]=&quot;&quot;;&quot;&quot;;&quot;items_.Add(&quot; &amp; [.A84] &amp; &quot;, new ErrorItem(&quot;&quot;&quot; &amp; [.D84] &amp; &quot;&quot;&quot;, &quot; &amp; IF(OR([.A84]=&quot;no_error&quot;;NOT(ISERROR(SEARCH(&quot;__WARNING&quot;;[.A84])))); &quot;false&quot;; &quot;true&quot;) &amp; &quot;));&quot;)" office:value-type="string" office:string-value="items_.Add(news__profile__successfully_updated__WARNING, new ErrorItem(&quot;news - profile - successfully updated&quot;, false));">
            <text:p>items_.Add(news__profile__successfully_updated__WARNING, new ErrorItem("news - profile - successfully updated", false));</text:p>
          </table:table-cell>
          <table:table-cell table:formula="of:=IF([.A84]=&quot;&quot;;&quot;&quot;;&quot;  insert into &quot;&quot;LOG_Errortype&quot;&quot; (   &quot;&quot;IDErrortype&quot;&quot;,    &quot;&quot;Name&quot;&quot;  )  select    &quot; &amp; [.C84] &amp; &quot;,    '&quot; &amp; [.A84] &amp; &quot;'   where not exists (   select &quot;&quot;IDErrortype&quot;&quot;    from &quot;&quot;LOG_Errortype&quot;&quot;    where &quot;&quot;IDErrortype&quot;&quot; = &quot; &amp; [.C84] &amp; &quot;  );   update &quot;&quot;LOG_Errortype&quot;&quot;  set    &quot;&quot;Name&quot;&quot; = '&quot; &amp; [.A84] &amp; &quot;'  where    &quot;&quot;IDErrortype&quot;&quot; = &quot; &amp; [.C84] &amp; &quot;; &quot;)" office:value-type="string" office:string-value="  insert into &quot;LOG_Errortype&quot; (   &quot;IDErrortype&quot;,    &quot;Name&quot;  )  select    83,    'news__profile__successfully_updated__WARNING'   where not exists (   select &quot;IDErrortype&quot;    from &quot;LOG_Errortype&quot;    where &quot;IDErrortype&quot; = 83  );   update &quot;LOG_Errortype&quot;  set    &quot;Name&quot; = 'news__profile__successfully_updated__WARNING'  where    &quot;IDErrortype&quot; = 83; ">
            <text:p><text:s text:c="2"/>insert into "LOG_Errortype" ( <text:s text:c="2"/>"IDErrortype", <text:s text:c="3"/>"Name" <text:s/>) <text:s/>select <text:s text:c="3"/>83, <text:s text:c="3"/>'news__profile__successfully_updated__WARNING' <text:s text:c="2"/>where not exists ( <text:s text:c="2"/>select "IDErrortype" <text:s text:c="3"/>from "LOG_Errortype" <text:s text:c="3"/>where "IDErrortype" = 83 <text:s/>); <text:s text:c="2"/>update "LOG_Errortype" <text:s/>set <text:s text:c="3"/>"Name" = 'news__profile__successfully_updated__WARNING' <text:s/>where <text:s text:c="3"/>"IDErrortype" = 8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successfully_approved__WARNING</text:p>
          </table:table-cell>
          <table:table-cell table:style-name="ce12"/>
          <table:table-cell table:style-name="ce13" table:formula="of:=[.C84]+1" office:value-type="float" office:value="84">
            <text:p>84</text:p>
          </table:table-cell>
          <table:table-cell table:style-name="ce14" table:formula="of:=SUBSTITUTE(SUBSTITUTE(SUBSTITUTE([.A85];&quot;__WARNING&quot;;&quot;&quot;);&quot;__&quot;;&quot; - &quot;);&quot;_&quot;;&quot; &quot;)" office:value-type="string" office:string-value="news - profile - successfully approved">
            <text:p>news - profile - successfully approved</text:p>
          </table:table-cell>
          <table:table-cell table:style-name="ce13" table:formula="of:=IF([.A85]=&quot;&quot;;&quot;&quot;;&quot;public const int &quot; &amp; [.A85] &amp; &quot; = &quot; &amp; [.C85] &amp; &quot;;&quot;)" office:value-type="string" office:string-value="public const int news__profile__successfully_approved__WARNING = 84;">
            <text:p>public const int news__profile__successfully_approved__WARNING = 84;</text:p>
          </table:table-cell>
          <table:table-cell table:style-name="ce13" table:formula="of:=IF([.A85]=&quot;&quot;;&quot;&quot;;&quot;items_.Add(&quot; &amp; [.A85] &amp; &quot;, new ErrorItem(&quot;&quot;&quot; &amp; [.D85] &amp; &quot;&quot;&quot;, &quot; &amp; IF(OR([.A85]=&quot;no_error&quot;;NOT(ISERROR(SEARCH(&quot;__WARNING&quot;;[.A85])))); &quot;false&quot;; &quot;true&quot;) &amp; &quot;));&quot;)" office:value-type="string" office:string-value="items_.Add(news__profile__successfully_approved__WARNING, new ErrorItem(&quot;news - profile - successfully approved&quot;, false));">
            <text:p>items_.Add(news__profile__successfully_approved__WARNING, new ErrorItem("news - profile - successfully approved", false));</text:p>
          </table:table-cell>
          <table:table-cell table:formula="of:=IF([.A85]=&quot;&quot;;&quot;&quot;;&quot;  insert into &quot;&quot;LOG_Errortype&quot;&quot; (   &quot;&quot;IDErrortype&quot;&quot;,    &quot;&quot;Name&quot;&quot;  )  select    &quot; &amp; [.C85] &amp; &quot;,    '&quot; &amp; [.A85] &amp; &quot;'   where not exists (   select &quot;&quot;IDErrortype&quot;&quot;    from &quot;&quot;LOG_Errortype&quot;&quot;    where &quot;&quot;IDErrortype&quot;&quot; = &quot; &amp; [.C85] &amp; &quot;  );   update &quot;&quot;LOG_Errortype&quot;&quot;  set    &quot;&quot;Name&quot;&quot; = '&quot; &amp; [.A85] &amp; &quot;'  where    &quot;&quot;IDErrortype&quot;&quot; = &quot; &amp; [.C85] &amp; &quot;; &quot;)" office:value-type="string" office:string-value="  insert into &quot;LOG_Errortype&quot; (   &quot;IDErrortype&quot;,    &quot;Name&quot;  )  select    84,    'news__profile__successfully_approved__WARNING'   where not exists (   select &quot;IDErrortype&quot;    from &quot;LOG_Errortype&quot;    where &quot;IDErrortype&quot; = 84  );   update &quot;LOG_Errortype&quot;  set    &quot;Name&quot; = 'news__profile__successfully_approved__WARNING'  where    &quot;IDErrortype&quot; = 84; ">
            <text:p><text:s text:c="2"/>insert into "LOG_Errortype" ( <text:s text:c="2"/>"IDErrortype", <text:s text:c="3"/>"Name" <text:s/>) <text:s/>select <text:s text:c="3"/>84, <text:s text:c="3"/>'news__profile__successfully_approved__WARNING' <text:s text:c="2"/>where not exists ( <text:s text:c="2"/>select "IDErrortype" <text:s text:c="3"/>from "LOG_Errortype" <text:s text:c="3"/>where "IDErrortype" = 84 <text:s/>); <text:s text:c="2"/>update "LOG_Errortype" <text:s/>set <text:s text:c="3"/>"Name" = 'news__profile__successfully_approved__WARNING' <text:s/>where <text:s text:c="3"/>"IDErrortype" = 8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lack_of_permitions_to_write</text:p>
          </table:table-cell>
          <table:table-cell table:style-name="ce12"/>
          <table:table-cell table:style-name="ce13" table:formula="of:=[.C85]+1" office:value-type="float" office:value="85">
            <text:p>85</text:p>
          </table:table-cell>
          <table:table-cell table:style-name="ce14" table:formula="of:=SUBSTITUTE(SUBSTITUTE(SUBSTITUTE([.A86];&quot;__WARNING&quot;;&quot;&quot;);&quot;__&quot;;&quot; - &quot;);&quot;_&quot;;&quot; &quot;)" office:value-type="string" office:string-value="tag - lack of permitions to write">
            <text:p>tag - lack of permitions to write</text:p>
          </table:table-cell>
          <table:table-cell table:style-name="ce13" table:formula="of:=IF([.A86]=&quot;&quot;;&quot;&quot;;&quot;public const int &quot; &amp; [.A86] &amp; &quot; = &quot; &amp; [.C86] &amp; &quot;;&quot;)" office:value-type="string" office:string-value="public const int tag__lack_of_permitions_to_write = 85;">
            <text:p>public const int tag__lack_of_permitions_to_write = 85;</text:p>
          </table:table-cell>
          <table:table-cell table:style-name="ce13" table:formula="of:=IF([.A86]=&quot;&quot;;&quot;&quot;;&quot;items_.Add(&quot; &amp; [.A86] &amp; &quot;, new ErrorItem(&quot;&quot;&quot; &amp; [.D86] &amp; &quot;&quot;&quot;, &quot; &amp; IF(OR([.A86]=&quot;no_error&quot;;NOT(ISERROR(SEARCH(&quot;__WARNING&quot;;[.A86])))); &quot;false&quot;; &quot;true&quot;) &amp; &quot;));&quot;)" office:value-type="string" office:string-value="items_.Add(tag__lack_of_permitions_to_write, new ErrorItem(&quot;tag - lack of permitions to write&quot;, true));">
            <text:p>items_.Add(tag__lack_of_permitions_to_write, new ErrorItem("tag - lack of permitions to write", true));</text:p>
          </table:table-cell>
          <table:table-cell table:formula="of:=IF([.A86]=&quot;&quot;;&quot;&quot;;&quot;  insert into &quot;&quot;LOG_Errortype&quot;&quot; (   &quot;&quot;IDErrortype&quot;&quot;,    &quot;&quot;Name&quot;&quot;  )  select    &quot; &amp; [.C86] &amp; &quot;,    '&quot; &amp; [.A86] &amp; &quot;'   where not exists (   select &quot;&quot;IDErrortype&quot;&quot;    from &quot;&quot;LOG_Errortype&quot;&quot;    where &quot;&quot;IDErrortype&quot;&quot; = &quot; &amp; [.C86] &amp; &quot;  );   update &quot;&quot;LOG_Errortype&quot;&quot;  set    &quot;&quot;Name&quot;&quot; = '&quot; &amp; [.A86] &amp; &quot;'  where    &quot;&quot;IDErrortype&quot;&quot; = &quot; &amp; [.C86] &amp; &quot;; &quot;)" office:value-type="string" office:string-value="  insert into &quot;LOG_Errortype&quot; (   &quot;IDErrortype&quot;,    &quot;Name&quot;  )  select    85,    'tag__lack_of_permitions_to_write'   where not exists (   select &quot;IDErrortype&quot;    from &quot;LOG_Errortype&quot;    where &quot;IDErrortype&quot; = 85  );   update &quot;LOG_Errortype&quot;  set    &quot;Name&quot; = 'tag__lack_of_permitions_to_write'  where    &quot;IDErrortype&quot; = 85; ">
            <text:p><text:s text:c="2"/>insert into "LOG_Errortype" ( <text:s text:c="2"/>"IDErrortype", <text:s text:c="3"/>"Name" <text:s/>) <text:s/>select <text:s text:c="3"/>85, <text:s text:c="3"/>'tag__lack_of_permitions_to_write' <text:s text:c="2"/>where not exists ( <text:s text:c="2"/>select "IDErrortype" <text:s text:c="3"/>from "LOG_Errortype" <text:s text:c="3"/>where "IDErrortype" = 85 <text:s/>); <text:s text:c="2"/>update "LOG_Errortype" <text:s/>set <text:s text:c="3"/>"Name" = 'tag__lack_of_permitions_to_write' <text:s/>where <text:s text:c="3"/>"IDErrortype" = 85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lack_of_permitions_to_approve</text:p>
          </table:table-cell>
          <table:table-cell table:style-name="ce12"/>
          <table:table-cell table:style-name="ce13" table:formula="of:=[.C86]+1" office:value-type="float" office:value="86">
            <text:p>86</text:p>
          </table:table-cell>
          <table:table-cell table:style-name="ce14" table:formula="of:=SUBSTITUTE(SUBSTITUTE(SUBSTITUTE([.A87];&quot;__WARNING&quot;;&quot;&quot;);&quot;__&quot;;&quot; - &quot;);&quot;_&quot;;&quot; &quot;)" office:value-type="string" office:string-value="tag - lack of permitions to approve">
            <text:p>tag - lack of permitions to approve</text:p>
          </table:table-cell>
          <table:table-cell table:style-name="ce13" table:formula="of:=IF([.A87]=&quot;&quot;;&quot;&quot;;&quot;public const int &quot; &amp; [.A87] &amp; &quot; = &quot; &amp; [.C87] &amp; &quot;;&quot;)" office:value-type="string" office:string-value="public const int tag__lack_of_permitions_to_approve = 86;">
            <text:p>public const int tag__lack_of_permitions_to_approve = 86;</text:p>
          </table:table-cell>
          <table:table-cell table:style-name="ce13" table:formula="of:=IF([.A87]=&quot;&quot;;&quot;&quot;;&quot;items_.Add(&quot; &amp; [.A87] &amp; &quot;, new ErrorItem(&quot;&quot;&quot; &amp; [.D87] &amp; &quot;&quot;&quot;, &quot; &amp; IF(OR([.A87]=&quot;no_error&quot;;NOT(ISERROR(SEARCH(&quot;__WARNING&quot;;[.A87])))); &quot;false&quot;; &quot;true&quot;) &amp; &quot;));&quot;)" office:value-type="string" office:string-value="items_.Add(tag__lack_of_permitions_to_approve, new ErrorItem(&quot;tag - lack of permitions to approve&quot;, true));">
            <text:p>items_.Add(tag__lack_of_permitions_to_approve, new ErrorItem("tag - lack of permitions to approve", true));</text:p>
          </table:table-cell>
          <table:table-cell table:formula="of:=IF([.A87]=&quot;&quot;;&quot;&quot;;&quot;  insert into &quot;&quot;LOG_Errortype&quot;&quot; (   &quot;&quot;IDErrortype&quot;&quot;,    &quot;&quot;Name&quot;&quot;  )  select    &quot; &amp; [.C87] &amp; &quot;,    '&quot; &amp; [.A87] &amp; &quot;'   where not exists (   select &quot;&quot;IDErrortype&quot;&quot;    from &quot;&quot;LOG_Errortype&quot;&quot;    where &quot;&quot;IDErrortype&quot;&quot; = &quot; &amp; [.C87] &amp; &quot;  );   update &quot;&quot;LOG_Errortype&quot;&quot;  set    &quot;&quot;Name&quot;&quot; = '&quot; &amp; [.A87] &amp; &quot;'  where    &quot;&quot;IDErrortype&quot;&quot; = &quot; &amp; [.C87] &amp; &quot;; &quot;)" office:value-type="string" office:string-value="  insert into &quot;LOG_Errortype&quot; (   &quot;IDErrortype&quot;,    &quot;Name&quot;  )  select    86,    'tag__lack_of_permitions_to_approve'   where not exists (   select &quot;IDErrortype&quot;    from &quot;LOG_Errortype&quot;    where &quot;IDErrortype&quot; = 86  );   update &quot;LOG_Errortype&quot;  set    &quot;Name&quot; = 'tag__lack_of_permitions_to_approve'  where    &quot;IDErrortype&quot; = 86; ">
            <text:p><text:s text:c="2"/>insert into "LOG_Errortype" ( <text:s text:c="2"/>"IDErrortype", <text:s text:c="3"/>"Name" <text:s/>) <text:s/>select <text:s text:c="3"/>86, <text:s text:c="3"/>'tag__lack_of_permitions_to_approve' <text:s text:c="2"/>where not exists ( <text:s text:c="2"/>select "IDErrortype" <text:s text:c="3"/>from "LOG_Errortype" <text:s text:c="3"/>where "IDErrortype" = 86 <text:s/>); <text:s text:c="2"/>update "LOG_Errortype" <text:s/>set <text:s text:c="3"/>"Name" = 'tag__lack_of_permitions_to_approve' <text:s/>where <text:s text:c="3"/>"IDErrortype" = 8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invalid_name</text:p>
          </table:table-cell>
          <table:table-cell table:style-name="ce12"/>
          <table:table-cell table:style-name="ce13" table:formula="of:=[.C87]+1" office:value-type="float" office:value="87">
            <text:p>87</text:p>
          </table:table-cell>
          <table:table-cell table:style-name="ce14" table:formula="of:=SUBSTITUTE(SUBSTITUTE(SUBSTITUTE([.A88];&quot;__WARNING&quot;;&quot;&quot;);&quot;__&quot;;&quot; - &quot;);&quot;_&quot;;&quot; &quot;)" office:value-type="string" office:string-value="tag - invalid name">
            <text:p>tag - invalid name</text:p>
          </table:table-cell>
          <table:table-cell table:style-name="ce13" table:formula="of:=IF([.A88]=&quot;&quot;;&quot;&quot;;&quot;public const int &quot; &amp; [.A88] &amp; &quot; = &quot; &amp; [.C88] &amp; &quot;;&quot;)" office:value-type="string" office:string-value="public const int tag__invalid_name = 87;">
            <text:p>public const int tag__invalid_name = 87;</text:p>
          </table:table-cell>
          <table:table-cell table:style-name="ce13" table:formula="of:=IF([.A88]=&quot;&quot;;&quot;&quot;;&quot;items_.Add(&quot; &amp; [.A88] &amp; &quot;, new ErrorItem(&quot;&quot;&quot; &amp; [.D88] &amp; &quot;&quot;&quot;, &quot; &amp; IF(OR([.A88]=&quot;no_error&quot;;NOT(ISERROR(SEARCH(&quot;__WARNING&quot;;[.A88])))); &quot;false&quot;; &quot;true&quot;) &amp; &quot;));&quot;)" office:value-type="string" office:string-value="items_.Add(tag__invalid_name, new ErrorItem(&quot;tag - invalid name&quot;, true));">
            <text:p>items_.Add(tag__invalid_name, new ErrorItem("tag - invalid name", true));</text:p>
          </table:table-cell>
          <table:table-cell table:formula="of:=IF([.A88]=&quot;&quot;;&quot;&quot;;&quot;  insert into &quot;&quot;LOG_Errortype&quot;&quot; (   &quot;&quot;IDErrortype&quot;&quot;,    &quot;&quot;Name&quot;&quot;  )  select    &quot; &amp; [.C88] &amp; &quot;,    '&quot; &amp; [.A88] &amp; &quot;'   where not exists (   select &quot;&quot;IDErrortype&quot;&quot;    from &quot;&quot;LOG_Errortype&quot;&quot;    where &quot;&quot;IDErrortype&quot;&quot; = &quot; &amp; [.C88] &amp; &quot;  );   update &quot;&quot;LOG_Errortype&quot;&quot;  set    &quot;&quot;Name&quot;&quot; = '&quot; &amp; [.A88] &amp; &quot;'  where    &quot;&quot;IDErrortype&quot;&quot; = &quot; &amp; [.C88] &amp; &quot;; &quot;)" office:value-type="string" office:string-value="  insert into &quot;LOG_Errortype&quot; (   &quot;IDErrortype&quot;,    &quot;Name&quot;  )  select    87,    'tag__invalid_name'   where not exists (   select &quot;IDErrortype&quot;    from &quot;LOG_Errortype&quot;    where &quot;IDErrortype&quot; = 87  );   update &quot;LOG_Errortype&quot;  set    &quot;Name&quot; = 'tag__invalid_name'  where    &quot;IDErrortype&quot; = 87; ">
            <text:p><text:s text:c="2"/>insert into "LOG_Errortype" ( <text:s text:c="2"/>"IDErrortype", <text:s text:c="3"/>"Name" <text:s/>) <text:s/>select <text:s text:c="3"/>87, <text:s text:c="3"/>'tag__invalid_name' <text:s text:c="2"/>where not exists ( <text:s text:c="2"/>select "IDErrortype" <text:s text:c="3"/>from "LOG_Errortype" <text:s text:c="3"/>where "IDErrortype" = 87 <text:s/>); <text:s text:c="2"/>update "LOG_Errortype" <text:s/>set <text:s text:c="3"/>"Name" = 'tag__invalid_name' <text:s/>where <text:s text:c="3"/>"IDErrortype" = 87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successfully_created__WARNING</text:p>
          </table:table-cell>
          <table:table-cell table:style-name="ce12"/>
          <table:table-cell table:style-name="ce13" table:formula="of:=[.C88]+1" office:value-type="float" office:value="88">
            <text:p>88</text:p>
          </table:table-cell>
          <table:table-cell table:style-name="ce14" table:formula="of:=SUBSTITUTE(SUBSTITUTE(SUBSTITUTE([.A89];&quot;__WARNING&quot;;&quot;&quot;);&quot;__&quot;;&quot; - &quot;);&quot;_&quot;;&quot; &quot;)" office:value-type="string" office:string-value="tag - successfully created">
            <text:p>tag - successfully created</text:p>
          </table:table-cell>
          <table:table-cell table:style-name="ce13" table:formula="of:=IF([.A89]=&quot;&quot;;&quot;&quot;;&quot;public const int &quot; &amp; [.A89] &amp; &quot; = &quot; &amp; [.C89] &amp; &quot;;&quot;)" office:value-type="string" office:string-value="public const int tag__successfully_created__WARNING = 88;">
            <text:p>public const int tag__successfully_created__WARNING = 88;</text:p>
          </table:table-cell>
          <table:table-cell table:style-name="ce13" table:formula="of:=IF([.A89]=&quot;&quot;;&quot;&quot;;&quot;items_.Add(&quot; &amp; [.A89] &amp; &quot;, new ErrorItem(&quot;&quot;&quot; &amp; [.D89] &amp; &quot;&quot;&quot;, &quot; &amp; IF(OR([.A89]=&quot;no_error&quot;;NOT(ISERROR(SEARCH(&quot;__WARNING&quot;;[.A89])))); &quot;false&quot;; &quot;true&quot;) &amp; &quot;));&quot;)" office:value-type="string" office:string-value="items_.Add(tag__successfully_created__WARNING, new ErrorItem(&quot;tag - successfully created&quot;, false));">
            <text:p>items_.Add(tag__successfully_created__WARNING, new ErrorItem("tag - successfully created", false));</text:p>
          </table:table-cell>
          <table:table-cell table:formula="of:=IF([.A89]=&quot;&quot;;&quot;&quot;;&quot;  insert into &quot;&quot;LOG_Errortype&quot;&quot; (   &quot;&quot;IDErrortype&quot;&quot;,    &quot;&quot;Name&quot;&quot;  )  select    &quot; &amp; [.C89] &amp; &quot;,    '&quot; &amp; [.A89] &amp; &quot;'   where not exists (   select &quot;&quot;IDErrortype&quot;&quot;    from &quot;&quot;LOG_Errortype&quot;&quot;    where &quot;&quot;IDErrortype&quot;&quot; = &quot; &amp; [.C89] &amp; &quot;  );   update &quot;&quot;LOG_Errortype&quot;&quot;  set    &quot;&quot;Name&quot;&quot; = '&quot; &amp; [.A89] &amp; &quot;'  where    &quot;&quot;IDErrortype&quot;&quot; = &quot; &amp; [.C89] &amp; &quot;; &quot;)" office:value-type="string" office:string-value="  insert into &quot;LOG_Errortype&quot; (   &quot;IDErrortype&quot;,    &quot;Name&quot;  )  select    88,    'tag__successfully_created__WARNING'   where not exists (   select &quot;IDErrortype&quot;    from &quot;LOG_Errortype&quot;    where &quot;IDErrortype&quot; = 88  );   update &quot;LOG_Errortype&quot;  set    &quot;Name&quot; = 'tag__successfully_created__WARNING'  where    &quot;IDErrortype&quot; = 88; ">
            <text:p><text:s text:c="2"/>insert into "LOG_Errortype" ( <text:s text:c="2"/>"IDErrortype", <text:s text:c="3"/>"Name" <text:s/>) <text:s/>select <text:s text:c="3"/>88, <text:s text:c="3"/>'tag__successfully_created__WARNING' <text:s text:c="2"/>where not exists ( <text:s text:c="2"/>select "IDErrortype" <text:s text:c="3"/>from "LOG_Errortype" <text:s text:c="3"/>where "IDErrortype" = 88 <text:s/>); <text:s text:c="2"/>update "LOG_Errortype" <text:s/>set <text:s text:c="3"/>"Name" = 'tag__successfully_created__WARNING' <text:s/>where <text:s text:c="3"/>"IDErrortype" = 8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successfully_updated__WARNING</text:p>
          </table:table-cell>
          <table:table-cell table:style-name="ce12"/>
          <table:table-cell table:style-name="ce13" table:formula="of:=[.C89]+1" office:value-type="float" office:value="89">
            <text:p>89</text:p>
          </table:table-cell>
          <table:table-cell table:style-name="ce14" table:formula="of:=SUBSTITUTE(SUBSTITUTE(SUBSTITUTE([.A90];&quot;__WARNING&quot;;&quot;&quot;);&quot;__&quot;;&quot; - &quot;);&quot;_&quot;;&quot; &quot;)" office:value-type="string" office:string-value="tag - successfully updated">
            <text:p>tag - successfully updated</text:p>
          </table:table-cell>
          <table:table-cell table:style-name="ce13" table:formula="of:=IF([.A90]=&quot;&quot;;&quot;&quot;;&quot;public const int &quot; &amp; [.A90] &amp; &quot; = &quot; &amp; [.C90] &amp; &quot;;&quot;)" office:value-type="string" office:string-value="public const int tag__successfully_updated__WARNING = 89;">
            <text:p>public const int tag__successfully_updated__WARNING = 89;</text:p>
          </table:table-cell>
          <table:table-cell table:style-name="ce13" table:formula="of:=IF([.A90]=&quot;&quot;;&quot;&quot;;&quot;items_.Add(&quot; &amp; [.A90] &amp; &quot;, new ErrorItem(&quot;&quot;&quot; &amp; [.D90] &amp; &quot;&quot;&quot;, &quot; &amp; IF(OR([.A90]=&quot;no_error&quot;;NOT(ISERROR(SEARCH(&quot;__WARNING&quot;;[.A90])))); &quot;false&quot;; &quot;true&quot;) &amp; &quot;));&quot;)" office:value-type="string" office:string-value="items_.Add(tag__successfully_updated__WARNING, new ErrorItem(&quot;tag - successfully updated&quot;, false));">
            <text:p>items_.Add(tag__successfully_updated__WARNING, new ErrorItem("tag - successfully updated", false));</text:p>
          </table:table-cell>
          <table:table-cell table:formula="of:=IF([.A90]=&quot;&quot;;&quot;&quot;;&quot;  insert into &quot;&quot;LOG_Errortype&quot;&quot; (   &quot;&quot;IDErrortype&quot;&quot;,    &quot;&quot;Name&quot;&quot;  )  select    &quot; &amp; [.C90] &amp; &quot;,    '&quot; &amp; [.A90] &amp; &quot;'   where not exists (   select &quot;&quot;IDErrortype&quot;&quot;    from &quot;&quot;LOG_Errortype&quot;&quot;    where &quot;&quot;IDErrortype&quot;&quot; = &quot; &amp; [.C90] &amp; &quot;  );   update &quot;&quot;LOG_Errortype&quot;&quot;  set    &quot;&quot;Name&quot;&quot; = '&quot; &amp; [.A90] &amp; &quot;'  where    &quot;&quot;IDErrortype&quot;&quot; = &quot; &amp; [.C90] &amp; &quot;; &quot;)" office:value-type="string" office:string-value="  insert into &quot;LOG_Errortype&quot; (   &quot;IDErrortype&quot;,    &quot;Name&quot;  )  select    89,    'tag__successfully_updated__WARNING'   where not exists (   select &quot;IDErrortype&quot;    from &quot;LOG_Errortype&quot;    where &quot;IDErrortype&quot; = 89  );   update &quot;LOG_Errortype&quot;  set    &quot;Name&quot; = 'tag__successfully_updated__WARNING'  where    &quot;IDErrortype&quot; = 89; ">
            <text:p><text:s text:c="2"/>insert into "LOG_Errortype" ( <text:s text:c="2"/>"IDErrortype", <text:s text:c="3"/>"Name" <text:s/>) <text:s/>select <text:s text:c="3"/>89, <text:s text:c="3"/>'tag__successfully_updated__WARNING' <text:s text:c="2"/>where not exists ( <text:s text:c="2"/>select "IDErrortype" <text:s text:c="3"/>from "LOG_Errortype" <text:s text:c="3"/>where "IDErrortype" = 89 <text:s/>); <text:s text:c="2"/>update "LOG_Errortype" <text:s/>set <text:s text:c="3"/>"Name" = 'tag__successfully_updated__WARNING' <text:s/>where <text:s text:c="3"/>"IDErrortype" = 89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successfully_approved__WARNING</text:p>
          </table:table-cell>
          <table:table-cell table:style-name="ce12"/>
          <table:table-cell table:style-name="ce13" table:formula="of:=[.C90]+1" office:value-type="float" office:value="90">
            <text:p>90</text:p>
          </table:table-cell>
          <table:table-cell table:style-name="ce14" table:formula="of:=SUBSTITUTE(SUBSTITUTE(SUBSTITUTE([.A91];&quot;__WARNING&quot;;&quot;&quot;);&quot;__&quot;;&quot; - &quot;);&quot;_&quot;;&quot; &quot;)" office:value-type="string" office:string-value="tag - successfully approved">
            <text:p>tag - successfully approved</text:p>
          </table:table-cell>
          <table:table-cell table:style-name="ce13" table:formula="of:=IF([.A91]=&quot;&quot;;&quot;&quot;;&quot;public const int &quot; &amp; [.A91] &amp; &quot; = &quot; &amp; [.C91] &amp; &quot;;&quot;)" office:value-type="string" office:string-value="public const int tag__successfully_approved__WARNING = 90;">
            <text:p>public const int tag__successfully_approved__WARNING = 90;</text:p>
          </table:table-cell>
          <table:table-cell table:style-name="ce13" table:formula="of:=IF([.A91]=&quot;&quot;;&quot;&quot;;&quot;items_.Add(&quot; &amp; [.A91] &amp; &quot;, new ErrorItem(&quot;&quot;&quot; &amp; [.D91] &amp; &quot;&quot;&quot;, &quot; &amp; IF(OR([.A91]=&quot;no_error&quot;;NOT(ISERROR(SEARCH(&quot;__WARNING&quot;;[.A91])))); &quot;false&quot;; &quot;true&quot;) &amp; &quot;));&quot;)" office:value-type="string" office:string-value="items_.Add(tag__successfully_approved__WARNING, new ErrorItem(&quot;tag - successfully approved&quot;, false));">
            <text:p>items_.Add(tag__successfully_approved__WARNING, new ErrorItem("tag - successfully approved", false));</text:p>
          </table:table-cell>
          <table:table-cell table:formula="of:=IF([.A91]=&quot;&quot;;&quot;&quot;;&quot;  insert into &quot;&quot;LOG_Errortype&quot;&quot; (   &quot;&quot;IDErrortype&quot;&quot;,    &quot;&quot;Name&quot;&quot;  )  select    &quot; &amp; [.C91] &amp; &quot;,    '&quot; &amp; [.A91] &amp; &quot;'   where not exists (   select &quot;&quot;IDErrortype&quot;&quot;    from &quot;&quot;LOG_Errortype&quot;&quot;    where &quot;&quot;IDErrortype&quot;&quot; = &quot; &amp; [.C91] &amp; &quot;  );   update &quot;&quot;LOG_Errortype&quot;&quot;  set    &quot;&quot;Name&quot;&quot; = '&quot; &amp; [.A91] &amp; &quot;'  where    &quot;&quot;IDErrortype&quot;&quot; = &quot; &amp; [.C91] &amp; &quot;; &quot;)" office:value-type="string" office:string-value="  insert into &quot;LOG_Errortype&quot; (   &quot;IDErrortype&quot;,    &quot;Name&quot;  )  select    90,    'tag__successfully_approved__WARNING'   where not exists (   select &quot;IDErrortype&quot;    from &quot;LOG_Errortype&quot;    where &quot;IDErrortype&quot; = 90  );   update &quot;LOG_Errortype&quot;  set    &quot;Name&quot; = 'tag__successfully_approved__WARNING'  where    &quot;IDErrortype&quot; = 90; ">
            <text:p><text:s text:c="2"/>insert into "LOG_Errortype" ( <text:s text:c="2"/>"IDErrortype", <text:s text:c="3"/>"Name" <text:s/>) <text:s/>select <text:s text:c="3"/>90, <text:s text:c="3"/>'tag__successfully_approved__WARNING' <text:s text:c="2"/>where not exists ( <text:s text:c="2"/>select "IDErrortype" <text:s text:c="3"/>from "LOG_Errortype" <text:s text:c="3"/>where "IDErrortype" = 90 <text:s/>); <text:s text:c="2"/>update "LOG_Errortype" <text:s/>set <text:s text:c="3"/>"Name" = 'tag__successfully_approved__WARNING' <text:s/>where <text:s text:c="3"/>"IDErrortype" = 9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lack_of_permitions_to_delete</text:p>
          </table:table-cell>
          <table:table-cell table:style-name="ce12"/>
          <table:table-cell table:style-name="ce13" table:formula="of:=[.C91]+1" office:value-type="float" office:value="91">
            <text:p>91</text:p>
          </table:table-cell>
          <table:table-cell table:style-name="ce14" table:formula="of:=SUBSTITUTE(SUBSTITUTE(SUBSTITUTE([.A92];&quot;__WARNING&quot;;&quot;&quot;);&quot;__&quot;;&quot; - &quot;);&quot;_&quot;;&quot; &quot;)" office:value-type="string" office:string-value="tag - lack of permitions to delete">
            <text:p>tag - lack of permitions to delete</text:p>
          </table:table-cell>
          <table:table-cell table:style-name="ce13" table:formula="of:=IF([.A92]=&quot;&quot;;&quot;&quot;;&quot;public const int &quot; &amp; [.A92] &amp; &quot; = &quot; &amp; [.C92] &amp; &quot;;&quot;)" office:value-type="string" office:string-value="public const int tag__lack_of_permitions_to_delete = 91;">
            <text:p>public const int tag__lack_of_permitions_to_delete = 91;</text:p>
          </table:table-cell>
          <table:table-cell table:style-name="ce13" table:formula="of:=IF([.A92]=&quot;&quot;;&quot;&quot;;&quot;items_.Add(&quot; &amp; [.A92] &amp; &quot;, new ErrorItem(&quot;&quot;&quot; &amp; [.D92] &amp; &quot;&quot;&quot;, &quot; &amp; IF(OR([.A92]=&quot;no_error&quot;;NOT(ISERROR(SEARCH(&quot;__WARNING&quot;;[.A92])))); &quot;false&quot;; &quot;true&quot;) &amp; &quot;));&quot;)" office:value-type="string" office:string-value="items_.Add(tag__lack_of_permitions_to_delete, new ErrorItem(&quot;tag - lack of permitions to delete&quot;, true));">
            <text:p>items_.Add(tag__lack_of_permitions_to_delete, new ErrorItem("tag - lack of permitions to delete", true));</text:p>
          </table:table-cell>
          <table:table-cell table:formula="of:=IF([.A92]=&quot;&quot;;&quot;&quot;;&quot;  insert into &quot;&quot;LOG_Errortype&quot;&quot; (   &quot;&quot;IDErrortype&quot;&quot;,    &quot;&quot;Name&quot;&quot;  )  select    &quot; &amp; [.C92] &amp; &quot;,    '&quot; &amp; [.A92] &amp; &quot;'   where not exists (   select &quot;&quot;IDErrortype&quot;&quot;    from &quot;&quot;LOG_Errortype&quot;&quot;    where &quot;&quot;IDErrortype&quot;&quot; = &quot; &amp; [.C92] &amp; &quot;  );   update &quot;&quot;LOG_Errortype&quot;&quot;  set    &quot;&quot;Name&quot;&quot; = '&quot; &amp; [.A92] &amp; &quot;'  where    &quot;&quot;IDErrortype&quot;&quot; = &quot; &amp; [.C92] &amp; &quot;; &quot;)" office:value-type="string" office:string-value="  insert into &quot;LOG_Errortype&quot; (   &quot;IDErrortype&quot;,    &quot;Name&quot;  )  select    91,    'tag__lack_of_permitions_to_delete'   where not exists (   select &quot;IDErrortype&quot;    from &quot;LOG_Errortype&quot;    where &quot;IDErrortype&quot; = 91  );   update &quot;LOG_Errortype&quot;  set    &quot;Name&quot; = 'tag__lack_of_permitions_to_delete'  where    &quot;IDErrortype&quot; = 91; ">
            <text:p><text:s text:c="2"/>insert into "LOG_Errortype" ( <text:s text:c="2"/>"IDErrortype", <text:s text:c="3"/>"Name" <text:s/>) <text:s/>select <text:s text:c="3"/>91, <text:s text:c="3"/>'tag__lack_of_permitions_to_delete' <text:s text:c="2"/>where not exists ( <text:s text:c="2"/>select "IDErrortype" <text:s text:c="3"/>from "LOG_Errortype" <text:s text:c="3"/>where "IDErrortype" = 91 <text:s/>); <text:s text:c="2"/>update "LOG_Errortype" <text:s/>set <text:s text:c="3"/>"Name" = 'tag__lack_of_permitions_to_delete' <text:s/>where <text:s text:c="3"/>"IDErrortype" = 9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lack_of_permitions_to_delete_approved</text:p>
          </table:table-cell>
          <table:table-cell table:style-name="ce12"/>
          <table:table-cell table:style-name="ce13" table:formula="of:=[.C92]+1" office:value-type="float" office:value="92">
            <text:p>92</text:p>
          </table:table-cell>
          <table:table-cell table:style-name="ce14" table:formula="of:=SUBSTITUTE(SUBSTITUTE(SUBSTITUTE([.A93];&quot;__WARNING&quot;;&quot;&quot;);&quot;__&quot;;&quot; - &quot;);&quot;_&quot;;&quot; &quot;)" office:value-type="string" office:string-value="tag - lack of permitions to delete approved">
            <text:p>tag - lack of permitions to delete approved</text:p>
          </table:table-cell>
          <table:table-cell table:style-name="ce13" table:formula="of:=IF([.A93]=&quot;&quot;;&quot;&quot;;&quot;public const int &quot; &amp; [.A93] &amp; &quot; = &quot; &amp; [.C93] &amp; &quot;;&quot;)" office:value-type="string" office:string-value="public const int tag__lack_of_permitions_to_delete_approved = 92;">
            <text:p>public const int tag__lack_of_permitions_to_delete_approved = 92;</text:p>
          </table:table-cell>
          <table:table-cell table:style-name="ce13" table:formula="of:=IF([.A93]=&quot;&quot;;&quot;&quot;;&quot;items_.Add(&quot; &amp; [.A93] &amp; &quot;, new ErrorItem(&quot;&quot;&quot; &amp; [.D93] &amp; &quot;&quot;&quot;, &quot; &amp; IF(OR([.A93]=&quot;no_error&quot;;NOT(ISERROR(SEARCH(&quot;__WARNING&quot;;[.A93])))); &quot;false&quot;; &quot;true&quot;) &amp; &quot;));&quot;)" office:value-type="string" office:string-value="items_.Add(tag__lack_of_permitions_to_delete_approved, new ErrorItem(&quot;tag - lack of permitions to delete approved&quot;, true));">
            <text:p>items_.Add(tag__lack_of_permitions_to_delete_approved, new ErrorItem("tag - lack of permitions to delete approved", true));</text:p>
          </table:table-cell>
          <table:table-cell table:formula="of:=IF([.A93]=&quot;&quot;;&quot;&quot;;&quot;  insert into &quot;&quot;LOG_Errortype&quot;&quot; (   &quot;&quot;IDErrortype&quot;&quot;,    &quot;&quot;Name&quot;&quot;  )  select    &quot; &amp; [.C93] &amp; &quot;,    '&quot; &amp; [.A93] &amp; &quot;'   where not exists (   select &quot;&quot;IDErrortype&quot;&quot;    from &quot;&quot;LOG_Errortype&quot;&quot;    where &quot;&quot;IDErrortype&quot;&quot; = &quot; &amp; [.C93] &amp; &quot;  );   update &quot;&quot;LOG_Errortype&quot;&quot;  set    &quot;&quot;Name&quot;&quot; = '&quot; &amp; [.A93] &amp; &quot;'  where    &quot;&quot;IDErrortype&quot;&quot; = &quot; &amp; [.C93] &amp; &quot;; &quot;)" office:value-type="string" office:string-value="  insert into &quot;LOG_Errortype&quot; (   &quot;IDErrortype&quot;,    &quot;Name&quot;  )  select    92,    'tag__lack_of_permitions_to_delete_approved'   where not exists (   select &quot;IDErrortype&quot;    from &quot;LOG_Errortype&quot;    where &quot;IDErrortype&quot; = 92  );   update &quot;LOG_Errortype&quot;  set    &quot;Name&quot; = 'tag__lack_of_permitions_to_delete_approved'  where    &quot;IDErrortype&quot; = 92; ">
            <text:p><text:s text:c="2"/>insert into "LOG_Errortype" ( <text:s text:c="2"/>"IDErrortype", <text:s text:c="3"/>"Name" <text:s/>) <text:s/>select <text:s text:c="3"/>92, <text:s text:c="3"/>'tag__lack_of_permitions_to_delete_approved' <text:s text:c="2"/>where not exists ( <text:s text:c="2"/>select "IDErrortype" <text:s text:c="3"/>from "LOG_Errortype" <text:s text:c="3"/>where "IDErrortype" = 92 <text:s/>); <text:s text:c="2"/>update "LOG_Errortype" <text:s/>set <text:s text:c="3"/>"Name" = 'tag__lack_of_permitions_to_delete_approved' <text:s/>where <text:s text:c="3"/>"IDErrortype" = 9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successfully_deleted__WARNING</text:p>
          </table:table-cell>
          <table:table-cell table:style-name="ce12"/>
          <table:table-cell table:style-name="ce13" table:formula="of:=[.C93]+1" office:value-type="float" office:value="93">
            <text:p>93</text:p>
          </table:table-cell>
          <table:table-cell table:style-name="ce14" table:formula="of:=SUBSTITUTE(SUBSTITUTE(SUBSTITUTE([.A94];&quot;__WARNING&quot;;&quot;&quot;);&quot;__&quot;;&quot; - &quot;);&quot;_&quot;;&quot; &quot;)" office:value-type="string" office:string-value="tag - successfully deleted">
            <text:p>tag - successfully deleted</text:p>
          </table:table-cell>
          <table:table-cell table:style-name="ce13" table:formula="of:=IF([.A94]=&quot;&quot;;&quot;&quot;;&quot;public const int &quot; &amp; [.A94] &amp; &quot; = &quot; &amp; [.C94] &amp; &quot;;&quot;)" office:value-type="string" office:string-value="public const int tag__successfully_deleted__WARNING = 93;">
            <text:p>public const int tag__successfully_deleted__WARNING = 93;</text:p>
          </table:table-cell>
          <table:table-cell table:style-name="ce13" table:formula="of:=IF([.A94]=&quot;&quot;;&quot;&quot;;&quot;items_.Add(&quot; &amp; [.A94] &amp; &quot;, new ErrorItem(&quot;&quot;&quot; &amp; [.D94] &amp; &quot;&quot;&quot;, &quot; &amp; IF(OR([.A94]=&quot;no_error&quot;;NOT(ISERROR(SEARCH(&quot;__WARNING&quot;;[.A94])))); &quot;false&quot;; &quot;true&quot;) &amp; &quot;));&quot;)" office:value-type="string" office:string-value="items_.Add(tag__successfully_deleted__WARNING, new ErrorItem(&quot;tag - successfully deleted&quot;, false));">
            <text:p>items_.Add(tag__successfully_deleted__WARNING, new ErrorItem("tag - successfully deleted", false));</text:p>
          </table:table-cell>
          <table:table-cell table:formula="of:=IF([.A94]=&quot;&quot;;&quot;&quot;;&quot;  insert into &quot;&quot;LOG_Errortype&quot;&quot; (   &quot;&quot;IDErrortype&quot;&quot;,    &quot;&quot;Name&quot;&quot;  )  select    &quot; &amp; [.C94] &amp; &quot;,    '&quot; &amp; [.A94] &amp; &quot;'   where not exists (   select &quot;&quot;IDErrortype&quot;&quot;    from &quot;&quot;LOG_Errortype&quot;&quot;    where &quot;&quot;IDErrortype&quot;&quot; = &quot; &amp; [.C94] &amp; &quot;  );   update &quot;&quot;LOG_Errortype&quot;&quot;  set    &quot;&quot;Name&quot;&quot; = '&quot; &amp; [.A94] &amp; &quot;'  where    &quot;&quot;IDErrortype&quot;&quot; = &quot; &amp; [.C94] &amp; &quot;; &quot;)" office:value-type="string" office:string-value="  insert into &quot;LOG_Errortype&quot; (   &quot;IDErrortype&quot;,    &quot;Name&quot;  )  select    93,    'tag__successfully_deleted__WARNING'   where not exists (   select &quot;IDErrortype&quot;    from &quot;LOG_Errortype&quot;    where &quot;IDErrortype&quot; = 93  );   update &quot;LOG_Errortype&quot;  set    &quot;Name&quot; = 'tag__successfully_deleted__WARNING'  where    &quot;IDErrortype&quot; = 93; ">
            <text:p><text:s text:c="2"/>insert into "LOG_Errortype" ( <text:s text:c="2"/>"IDErrortype", <text:s text:c="3"/>"Name" <text:s/>) <text:s/>select <text:s text:c="3"/>93, <text:s text:c="3"/>'tag__successfully_deleted__WARNING' <text:s text:c="2"/>where not exists ( <text:s text:c="2"/>select "IDErrortype" <text:s text:c="3"/>from "LOG_Errortype" <text:s text:c="3"/>where "IDErrortype" = 93 <text:s/>); <text:s text:c="2"/>update "LOG_Errortype" <text:s/>set <text:s text:c="3"/>"Name" = 'tag__successfully_deleted__WARNING' <text:s/>where <text:s text:c="3"/>"IDErrortype" = 9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attachment__successfully_created__WARNING</text:p>
          </table:table-cell>
          <table:table-cell table:style-name="ce12"/>
          <table:table-cell table:style-name="ce13" table:formula="of:=[.C94]+1" office:value-type="float" office:value="94">
            <text:p>94</text:p>
          </table:table-cell>
          <table:table-cell table:style-name="ce14" table:formula="of:=SUBSTITUTE(SUBSTITUTE(SUBSTITUTE([.A95];&quot;__WARNING&quot;;&quot;&quot;);&quot;__&quot;;&quot; - &quot;);&quot;_&quot;;&quot; &quot;)" office:value-type="string" office:string-value="news - attachment - successfully created">
            <text:p>news - attachment - successfully created</text:p>
          </table:table-cell>
          <table:table-cell table:style-name="ce13" table:formula="of:=IF([.A95]=&quot;&quot;;&quot;&quot;;&quot;public const int &quot; &amp; [.A95] &amp; &quot; = &quot; &amp; [.C95] &amp; &quot;;&quot;)" office:value-type="string" office:string-value="public const int news__attachment__successfully_created__WARNING = 94;">
            <text:p>public const int news__attachment__successfully_created__WARNING = 94;</text:p>
          </table:table-cell>
          <table:table-cell table:style-name="ce13" table:formula="of:=IF([.A95]=&quot;&quot;;&quot;&quot;;&quot;items_.Add(&quot; &amp; [.A95] &amp; &quot;, new ErrorItem(&quot;&quot;&quot; &amp; [.D95] &amp; &quot;&quot;&quot;, &quot; &amp; IF(OR([.A95]=&quot;no_error&quot;;NOT(ISERROR(SEARCH(&quot;__WARNING&quot;;[.A95])))); &quot;false&quot;; &quot;true&quot;) &amp; &quot;));&quot;)" office:value-type="string" office:string-value="items_.Add(news__attachment__successfully_created__WARNING, new ErrorItem(&quot;news - attachment - successfully created&quot;, false));">
            <text:p>items_.Add(news__attachment__successfully_created__WARNING, new ErrorItem("news - attachment - successfully created", false));</text:p>
          </table:table-cell>
          <table:table-cell table:formula="of:=IF([.A95]=&quot;&quot;;&quot;&quot;;&quot;  insert into &quot;&quot;LOG_Errortype&quot;&quot; (   &quot;&quot;IDErrortype&quot;&quot;,    &quot;&quot;Name&quot;&quot;  )  select    &quot; &amp; [.C95] &amp; &quot;,    '&quot; &amp; [.A95] &amp; &quot;'   where not exists (   select &quot;&quot;IDErrortype&quot;&quot;    from &quot;&quot;LOG_Errortype&quot;&quot;    where &quot;&quot;IDErrortype&quot;&quot; = &quot; &amp; [.C95] &amp; &quot;  );   update &quot;&quot;LOG_Errortype&quot;&quot;  set    &quot;&quot;Name&quot;&quot; = '&quot; &amp; [.A95] &amp; &quot;'  where    &quot;&quot;IDErrortype&quot;&quot; = &quot; &amp; [.C95] &amp; &quot;; &quot;)" office:value-type="string" office:string-value="  insert into &quot;LOG_Errortype&quot; (   &quot;IDErrortype&quot;,    &quot;Name&quot;  )  select    94,    'news__attachment__successfully_created__WARNING'   where not exists (   select &quot;IDErrortype&quot;    from &quot;LOG_Errortype&quot;    where &quot;IDErrortype&quot; = 94  );   update &quot;LOG_Errortype&quot;  set    &quot;Name&quot; = 'news__attachment__successfully_created__WARNING'  where    &quot;IDErrortype&quot; = 94; ">
            <text:p><text:s text:c="2"/>insert into "LOG_Errortype" ( <text:s text:c="2"/>"IDErrortype", <text:s text:c="3"/>"Name" <text:s/>) <text:s/>select <text:s text:c="3"/>94, <text:s text:c="3"/>'news__attachment__successfully_created__WARNING' <text:s text:c="2"/>where not exists ( <text:s text:c="2"/>select "IDErrortype" <text:s text:c="3"/>from "LOG_Errortype" <text:s text:c="3"/>where "IDErrortype" = 94 <text:s/>); <text:s text:c="2"/>update "LOG_Errortype" <text:s/>set <text:s text:c="3"/>"Name" = 'news__attachment__successfully_created__WARNING' <text:s/>where <text:s text:c="3"/>"IDErrortype" = 9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attachment__successfully_updated__WARNING</text:p>
          </table:table-cell>
          <table:table-cell table:style-name="ce12"/>
          <table:table-cell table:style-name="ce13" table:formula="of:=[.C95]+1" office:value-type="float" office:value="95">
            <text:p>95</text:p>
          </table:table-cell>
          <table:table-cell table:style-name="ce14" table:formula="of:=SUBSTITUTE(SUBSTITUTE(SUBSTITUTE([.A96];&quot;__WARNING&quot;;&quot;&quot;);&quot;__&quot;;&quot; - &quot;);&quot;_&quot;;&quot; &quot;)" office:value-type="string" office:string-value="news - attachment - successfully updated">
            <text:p>news - attachment - successfully updated</text:p>
          </table:table-cell>
          <table:table-cell table:style-name="ce13" table:formula="of:=IF([.A96]=&quot;&quot;;&quot;&quot;;&quot;public const int &quot; &amp; [.A96] &amp; &quot; = &quot; &amp; [.C96] &amp; &quot;;&quot;)" office:value-type="string" office:string-value="public const int news__attachment__successfully_updated__WARNING = 95;">
            <text:p>public const int news__attachment__successfully_updated__WARNING = 95;</text:p>
          </table:table-cell>
          <table:table-cell table:style-name="ce13" table:formula="of:=IF([.A96]=&quot;&quot;;&quot;&quot;;&quot;items_.Add(&quot; &amp; [.A96] &amp; &quot;, new ErrorItem(&quot;&quot;&quot; &amp; [.D96] &amp; &quot;&quot;&quot;, &quot; &amp; IF(OR([.A96]=&quot;no_error&quot;;NOT(ISERROR(SEARCH(&quot;__WARNING&quot;;[.A96])))); &quot;false&quot;; &quot;true&quot;) &amp; &quot;));&quot;)" office:value-type="string" office:string-value="items_.Add(news__attachment__successfully_updated__WARNING, new ErrorItem(&quot;news - attachment - successfully updated&quot;, false));">
            <text:p>items_.Add(news__attachment__successfully_updated__WARNING, new ErrorItem("news - attachment - successfully updated", false));</text:p>
          </table:table-cell>
          <table:table-cell table:formula="of:=IF([.A96]=&quot;&quot;;&quot;&quot;;&quot;  insert into &quot;&quot;LOG_Errortype&quot;&quot; (   &quot;&quot;IDErrortype&quot;&quot;,    &quot;&quot;Name&quot;&quot;  )  select    &quot; &amp; [.C96] &amp; &quot;,    '&quot; &amp; [.A96] &amp; &quot;'   where not exists (   select &quot;&quot;IDErrortype&quot;&quot;    from &quot;&quot;LOG_Errortype&quot;&quot;    where &quot;&quot;IDErrortype&quot;&quot; = &quot; &amp; [.C96] &amp; &quot;  );   update &quot;&quot;LOG_Errortype&quot;&quot;  set    &quot;&quot;Name&quot;&quot; = '&quot; &amp; [.A96] &amp; &quot;'  where    &quot;&quot;IDErrortype&quot;&quot; = &quot; &amp; [.C96] &amp; &quot;; &quot;)" office:value-type="string" office:string-value="  insert into &quot;LOG_Errortype&quot; (   &quot;IDErrortype&quot;,    &quot;Name&quot;  )  select    95,    'news__attachment__successfully_updated__WARNING'   where not exists (   select &quot;IDErrortype&quot;    from &quot;LOG_Errortype&quot;    where &quot;IDErrortype&quot; = 95  );   update &quot;LOG_Errortype&quot;  set    &quot;Name&quot; = 'news__attachment__successfully_updated__WARNING'  where    &quot;IDErrortype&quot; = 95; ">
            <text:p><text:s text:c="2"/>insert into "LOG_Errortype" ( <text:s text:c="2"/>"IDErrortype", <text:s text:c="3"/>"Name" <text:s/>) <text:s/>select <text:s text:c="3"/>95, <text:s text:c="3"/>'news__attachment__successfully_updated__WARNING' <text:s text:c="2"/>where not exists ( <text:s text:c="2"/>select "IDErrortype" <text:s text:c="3"/>from "LOG_Errortype" <text:s text:c="3"/>where "IDErrortype" = 95 <text:s/>); <text:s text:c="2"/>update "LOG_Errortype" <text:s/>set <text:s text:c="3"/>"Name" = 'news__attachment__successfully_updated__WARNING' <text:s/>where <text:s text:c="3"/>"IDErrortype" = 95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news__attachment__lack_of_permitions_to_delete</text:p>
          </table:table-cell>
          <table:table-cell table:style-name="ce12"/>
          <table:table-cell table:style-name="ce13" table:formula="of:=[.C96]+1" office:value-type="float" office:value="96">
            <text:p>96</text:p>
          </table:table-cell>
          <table:table-cell table:style-name="ce14" table:formula="of:=SUBSTITUTE(SUBSTITUTE(SUBSTITUTE([.A97];&quot;__WARNING&quot;;&quot;&quot;);&quot;__&quot;;&quot; - &quot;);&quot;_&quot;;&quot; &quot;)" office:value-type="string" office:string-value="news - attachment - lack of permitions to delete">
            <text:p>news - attachment - lack of permitions to delete</text:p>
          </table:table-cell>
          <table:table-cell table:style-name="ce13" table:formula="of:=IF([.A97]=&quot;&quot;;&quot;&quot;;&quot;public const int &quot; &amp; [.A97] &amp; &quot; = &quot; &amp; [.C97] &amp; &quot;;&quot;)" office:value-type="string" office:string-value="public const int news__attachment__lack_of_permitions_to_delete = 96;">
            <text:p>public const int news__attachment__lack_of_permitions_to_delete = 96;</text:p>
          </table:table-cell>
          <table:table-cell table:style-name="ce13" table:formula="of:=IF([.A97]=&quot;&quot;;&quot;&quot;;&quot;items_.Add(&quot; &amp; [.A97] &amp; &quot;, new ErrorItem(&quot;&quot;&quot; &amp; [.D97] &amp; &quot;&quot;&quot;, &quot; &amp; IF(OR([.A97]=&quot;no_error&quot;;NOT(ISERROR(SEARCH(&quot;__WARNING&quot;;[.A97])))); &quot;false&quot;; &quot;true&quot;) &amp; &quot;));&quot;)" office:value-type="string" office:string-value="items_.Add(news__attachment__lack_of_permitions_to_delete, new ErrorItem(&quot;news - attachment - lack of permitions to delete&quot;, true));">
            <text:p>items_.Add(news__attachment__lack_of_permitions_to_delete, new ErrorItem("news - attachment - lack of permitions to delete", true));</text:p>
          </table:table-cell>
          <table:table-cell table:formula="of:=IF([.A97]=&quot;&quot;;&quot;&quot;;&quot;  insert into &quot;&quot;LOG_Errortype&quot;&quot; (   &quot;&quot;IDErrortype&quot;&quot;,    &quot;&quot;Name&quot;&quot;  )  select    &quot; &amp; [.C97] &amp; &quot;,    '&quot; &amp; [.A97] &amp; &quot;'   where not exists (   select &quot;&quot;IDErrortype&quot;&quot;    from &quot;&quot;LOG_Errortype&quot;&quot;    where &quot;&quot;IDErrortype&quot;&quot; = &quot; &amp; [.C97] &amp; &quot;  );   update &quot;&quot;LOG_Errortype&quot;&quot;  set    &quot;&quot;Name&quot;&quot; = '&quot; &amp; [.A97] &amp; &quot;'  where    &quot;&quot;IDErrortype&quot;&quot; = &quot; &amp; [.C97] &amp; &quot;; &quot;)" office:value-type="string" office:string-value="  insert into &quot;LOG_Errortype&quot; (   &quot;IDErrortype&quot;,    &quot;Name&quot;  )  select    96,    'news__attachment__lack_of_permitions_to_delete'   where not exists (   select &quot;IDErrortype&quot;    from &quot;LOG_Errortype&quot;    where &quot;IDErrortype&quot; = 96  );   update &quot;LOG_Errortype&quot;  set    &quot;Name&quot; = 'news__attachment__lack_of_permitions_to_delete'  where    &quot;IDErrortype&quot; = 96; ">
            <text:p><text:s text:c="2"/>insert into "LOG_Errortype" ( <text:s text:c="2"/>"IDErrortype", <text:s text:c="3"/>"Name" <text:s/>) <text:s/>select <text:s text:c="3"/>96, <text:s text:c="3"/>'news__attachment__lack_of_permitions_to_delete' <text:s text:c="2"/>where not exists ( <text:s text:c="2"/>select "IDErrortype" <text:s text:c="3"/>from "LOG_Errortype" <text:s text:c="3"/>where "IDErrortype" = 96 <text:s/>); <text:s text:c="2"/>update "LOG_Errortype" <text:s/>set <text:s text:c="3"/>"Name" = 'news__attachment__lack_of_permitions_to_delete' <text:s/>where <text:s text:c="3"/>"IDErrortype" = 9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attachment__successfully_deleted__WARNING</text:p>
          </table:table-cell>
          <table:table-cell table:style-name="ce12"/>
          <table:table-cell table:style-name="ce13" table:formula="of:=[.C97]+1" office:value-type="float" office:value="97">
            <text:p>97</text:p>
          </table:table-cell>
          <table:table-cell table:style-name="ce14" table:formula="of:=SUBSTITUTE(SUBSTITUTE(SUBSTITUTE([.A98];&quot;__WARNING&quot;;&quot;&quot;);&quot;__&quot;;&quot; - &quot;);&quot;_&quot;;&quot; &quot;)" office:value-type="string" office:string-value="news - attachment - successfully deleted">
            <text:p>news - attachment - successfully deleted</text:p>
          </table:table-cell>
          <table:table-cell table:style-name="ce13" table:formula="of:=IF([.A98]=&quot;&quot;;&quot;&quot;;&quot;public const int &quot; &amp; [.A98] &amp; &quot; = &quot; &amp; [.C98] &amp; &quot;;&quot;)" office:value-type="string" office:string-value="public const int news__attachment__successfully_deleted__WARNING = 97;">
            <text:p>public const int news__attachment__successfully_deleted__WARNING = 97;</text:p>
          </table:table-cell>
          <table:table-cell table:style-name="ce13" table:formula="of:=IF([.A98]=&quot;&quot;;&quot;&quot;;&quot;items_.Add(&quot; &amp; [.A98] &amp; &quot;, new ErrorItem(&quot;&quot;&quot; &amp; [.D98] &amp; &quot;&quot;&quot;, &quot; &amp; IF(OR([.A98]=&quot;no_error&quot;;NOT(ISERROR(SEARCH(&quot;__WARNING&quot;;[.A98])))); &quot;false&quot;; &quot;true&quot;) &amp; &quot;));&quot;)" office:value-type="string" office:string-value="items_.Add(news__attachment__successfully_deleted__WARNING, new ErrorItem(&quot;news - attachment - successfully deleted&quot;, false));">
            <text:p>items_.Add(news__attachment__successfully_deleted__WARNING, new ErrorItem("news - attachment - successfully deleted", false));</text:p>
          </table:table-cell>
          <table:table-cell table:formula="of:=IF([.A98]=&quot;&quot;;&quot;&quot;;&quot;  insert into &quot;&quot;LOG_Errortype&quot;&quot; (   &quot;&quot;IDErrortype&quot;&quot;,    &quot;&quot;Name&quot;&quot;  )  select    &quot; &amp; [.C98] &amp; &quot;,    '&quot; &amp; [.A98] &amp; &quot;'   where not exists (   select &quot;&quot;IDErrortype&quot;&quot;    from &quot;&quot;LOG_Errortype&quot;&quot;    where &quot;&quot;IDErrortype&quot;&quot; = &quot; &amp; [.C98] &amp; &quot;  );   update &quot;&quot;LOG_Errortype&quot;&quot;  set    &quot;&quot;Name&quot;&quot; = '&quot; &amp; [.A98] &amp; &quot;'  where    &quot;&quot;IDErrortype&quot;&quot; = &quot; &amp; [.C98] &amp; &quot;; &quot;)" office:value-type="string" office:string-value="  insert into &quot;LOG_Errortype&quot; (   &quot;IDErrortype&quot;,    &quot;Name&quot;  )  select    97,    'news__attachment__successfully_deleted__WARNING'   where not exists (   select &quot;IDErrortype&quot;    from &quot;LOG_Errortype&quot;    where &quot;IDErrortype&quot; = 97  );   update &quot;LOG_Errortype&quot;  set    &quot;Name&quot; = 'news__attachment__successfully_deleted__WARNING'  where    &quot;IDErrortype&quot; = 97; ">
            <text:p><text:s text:c="2"/>insert into "LOG_Errortype" ( <text:s text:c="2"/>"IDErrortype", <text:s text:c="3"/>"Name" <text:s/>) <text:s/>select <text:s text:c="3"/>97, <text:s text:c="3"/>'news__attachment__successfully_deleted__WARNING' <text:s text:c="2"/>where not exists ( <text:s text:c="2"/>select "IDErrortype" <text:s text:c="3"/>from "LOG_Errortype" <text:s text:c="3"/>where "IDErrortype" = 97 <text:s/>); <text:s text:c="2"/>update "LOG_Errortype" <text:s/>set <text:s text:c="3"/>"Name" = 'news__attachment__successfully_deleted__WARNING' <text:s/>where <text:s text:c="3"/>"IDErrortype" = 97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lack_of_permitions_to_read</text:p>
          </table:table-cell>
          <table:table-cell table:style-name="ce12"/>
          <table:table-cell table:style-name="ce13" table:formula="of:=[.C98]+1" office:value-type="float" office:value="98">
            <text:p>98</text:p>
          </table:table-cell>
          <table:table-cell table:style-name="ce14" table:formula="of:=SUBSTITUTE(SUBSTITUTE(SUBSTITUTE([.A99];&quot;__WARNING&quot;;&quot;&quot;);&quot;__&quot;;&quot; - &quot;);&quot;_&quot;;&quot; &quot;)" office:value-type="string" office:string-value="forum - lack of permitions to read">
            <text:p>forum - lack of permitions to read</text:p>
          </table:table-cell>
          <table:table-cell table:style-name="ce13" table:formula="of:=IF([.A99]=&quot;&quot;;&quot;&quot;;&quot;public const int &quot; &amp; [.A99] &amp; &quot; = &quot; &amp; [.C99] &amp; &quot;;&quot;)" office:value-type="string" office:string-value="public const int forum__lack_of_permitions_to_read = 98;">
            <text:p>public const int forum__lack_of_permitions_to_read = 98;</text:p>
          </table:table-cell>
          <table:table-cell table:style-name="ce13" table:formula="of:=IF([.A99]=&quot;&quot;;&quot;&quot;;&quot;items_.Add(&quot; &amp; [.A99] &amp; &quot;, new ErrorItem(&quot;&quot;&quot; &amp; [.D99] &amp; &quot;&quot;&quot;, &quot; &amp; IF(OR([.A99]=&quot;no_error&quot;;NOT(ISERROR(SEARCH(&quot;__WARNING&quot;;[.A99])))); &quot;false&quot;; &quot;true&quot;) &amp; &quot;));&quot;)" office:value-type="string" office:string-value="items_.Add(forum__lack_of_permitions_to_read, new ErrorItem(&quot;forum - lack of permitions to read&quot;, true));">
            <text:p>items_.Add(forum__lack_of_permitions_to_read, new ErrorItem("forum - lack of permitions to read", true));</text:p>
          </table:table-cell>
          <table:table-cell table:formula="of:=IF([.A99]=&quot;&quot;;&quot;&quot;;&quot;  insert into &quot;&quot;LOG_Errortype&quot;&quot; (   &quot;&quot;IDErrortype&quot;&quot;,    &quot;&quot;Name&quot;&quot;  )  select    &quot; &amp; [.C99] &amp; &quot;,    '&quot; &amp; [.A99] &amp; &quot;'   where not exists (   select &quot;&quot;IDErrortype&quot;&quot;    from &quot;&quot;LOG_Errortype&quot;&quot;    where &quot;&quot;IDErrortype&quot;&quot; = &quot; &amp; [.C99] &amp; &quot;  );   update &quot;&quot;LOG_Errortype&quot;&quot;  set    &quot;&quot;Name&quot;&quot; = '&quot; &amp; [.A99] &amp; &quot;'  where    &quot;&quot;IDErrortype&quot;&quot; = &quot; &amp; [.C99] &amp; &quot;; &quot;)" office:value-type="string" office:string-value="  insert into &quot;LOG_Errortype&quot; (   &quot;IDErrortype&quot;,    &quot;Name&quot;  )  select    98,    'forum__lack_of_permitions_to_read'   where not exists (   select &quot;IDErrortype&quot;    from &quot;LOG_Errortype&quot;    where &quot;IDErrortype&quot; = 98  );   update &quot;LOG_Errortype&quot;  set    &quot;Name&quot; = 'forum__lack_of_permitions_to_read'  where    &quot;IDErrortype&quot; = 98; ">
            <text:p><text:s text:c="2"/>insert into "LOG_Errortype" ( <text:s text:c="2"/>"IDErrortype", <text:s text:c="3"/>"Name" <text:s/>) <text:s/>select <text:s text:c="3"/>98, <text:s text:c="3"/>'forum__lack_of_permitions_to_read' <text:s text:c="2"/>where not exists ( <text:s text:c="2"/>select "IDErrortype" <text:s text:c="3"/>from "LOG_Errortype" <text:s text:c="3"/>where "IDErrortype" = 98 <text:s/>); <text:s text:c="2"/>update "LOG_Errortype" <text:s/>set <text:s text:c="3"/>"Name" = 'forum__lack_of_permitions_to_read' <text:s/>where <text:s text:c="3"/>"IDErrortype" = 9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forum__lack_of_permitions_to_read</text:p>
          </table:table-cell>
          <table:table-cell table:style-name="ce12"/>
          <table:table-cell table:style-name="ce13" table:formula="of:=[.C99]+1" office:value-type="float" office:value="99">
            <text:p>99</text:p>
          </table:table-cell>
          <table:table-cell table:style-name="ce14" table:formula="of:=SUBSTITUTE(SUBSTITUTE(SUBSTITUTE([.A100];&quot;__WARNING&quot;;&quot;&quot;);&quot;__&quot;;&quot; - &quot;);&quot;_&quot;;&quot; &quot;)" office:value-type="string" office:string-value="forum - forum - lack of permitions to read">
            <text:p>forum - forum - lack of permitions to read</text:p>
          </table:table-cell>
          <table:table-cell table:style-name="ce13" table:formula="of:=IF([.A100]=&quot;&quot;;&quot;&quot;;&quot;public const int &quot; &amp; [.A100] &amp; &quot; = &quot; &amp; [.C100] &amp; &quot;;&quot;)" office:value-type="string" office:string-value="public const int forum__forum__lack_of_permitions_to_read = 99;">
            <text:p>public const int forum__forum__lack_of_permitions_to_read = 99;</text:p>
          </table:table-cell>
          <table:table-cell table:style-name="ce13" table:formula="of:=IF([.A100]=&quot;&quot;;&quot;&quot;;&quot;items_.Add(&quot; &amp; [.A100] &amp; &quot;, new ErrorItem(&quot;&quot;&quot; &amp; [.D100] &amp; &quot;&quot;&quot;, &quot; &amp; IF(OR([.A100]=&quot;no_error&quot;;NOT(ISERROR(SEARCH(&quot;__WARNING&quot;;[.A100])))); &quot;false&quot;; &quot;true&quot;) &amp; &quot;));&quot;)" office:value-type="string" office:string-value="items_.Add(forum__forum__lack_of_permitions_to_read, new ErrorItem(&quot;forum - forum - lack of permitions to read&quot;, true));">
            <text:p>items_.Add(forum__forum__lack_of_permitions_to_read, new ErrorItem("forum - forum - lack of permitions to read", true));</text:p>
          </table:table-cell>
          <table:table-cell table:formula="of:=IF([.A100]=&quot;&quot;;&quot;&quot;;&quot;  insert into &quot;&quot;LOG_Errortype&quot;&quot; (   &quot;&quot;IDErrortype&quot;&quot;,    &quot;&quot;Name&quot;&quot;  )  select    &quot; &amp; [.C100] &amp; &quot;,    '&quot; &amp; [.A100] &amp; &quot;'   where not exists (   select &quot;&quot;IDErrortype&quot;&quot;    from &quot;&quot;LOG_Errortype&quot;&quot;    where &quot;&quot;IDErrortype&quot;&quot; = &quot; &amp; [.C100] &amp; &quot;  );   update &quot;&quot;LOG_Errortype&quot;&quot;  set    &quot;&quot;Name&quot;&quot; = '&quot; &amp; [.A100] &amp; &quot;'  where    &quot;&quot;IDErrortype&quot;&quot; = &quot; &amp; [.C100] &amp; &quot;; &quot;)" office:value-type="string" office:string-value="  insert into &quot;LOG_Errortype&quot; (   &quot;IDErrortype&quot;,    &quot;Name&quot;  )  select    99,    'forum__forum__lack_of_permitions_to_read'   where not exists (   select &quot;IDErrortype&quot;    from &quot;LOG_Errortype&quot;    where &quot;IDErrortype&quot; = 99  );   update &quot;LOG_Errortype&quot;  set    &quot;Name&quot; = 'forum__forum__lack_of_permitions_to_read'  where    &quot;IDErrortype&quot; = 99; ">
            <text:p><text:s text:c="2"/>insert into "LOG_Errortype" ( <text:s text:c="2"/>"IDErrortype", <text:s text:c="3"/>"Name" <text:s/>) <text:s/>select <text:s text:c="3"/>99, <text:s text:c="3"/>'forum__forum__lack_of_permitions_to_read' <text:s text:c="2"/>where not exists ( <text:s text:c="2"/>select "IDErrortype" <text:s text:c="3"/>from "LOG_Errortype" <text:s text:c="3"/>where "IDErrortype" = 99 <text:s/>); <text:s text:c="2"/>update "LOG_Errortype" <text:s/>set <text:s text:c="3"/>"Name" = 'forum__forum__lack_of_permitions_to_read' <text:s/>where <text:s text:c="3"/>"IDErrortype" = 99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thread__lack_of_permitions_to_read</text:p>
          </table:table-cell>
          <table:table-cell table:style-name="ce12"/>
          <table:table-cell table:style-name="ce13" table:formula="of:=[.C100]+1" office:value-type="float" office:value="100">
            <text:p>100</text:p>
          </table:table-cell>
          <table:table-cell table:style-name="ce14" table:formula="of:=SUBSTITUTE(SUBSTITUTE(SUBSTITUTE([.A101];&quot;__WARNING&quot;;&quot;&quot;);&quot;__&quot;;&quot; - &quot;);&quot;_&quot;;&quot; &quot;)" office:value-type="string" office:string-value="forum - thread - lack of permitions to read">
            <text:p>forum - thread - lack of permitions to read</text:p>
          </table:table-cell>
          <table:table-cell table:style-name="ce13" table:formula="of:=IF([.A101]=&quot;&quot;;&quot;&quot;;&quot;public const int &quot; &amp; [.A101] &amp; &quot; = &quot; &amp; [.C101] &amp; &quot;;&quot;)" office:value-type="string" office:string-value="public const int forum__thread__lack_of_permitions_to_read = 100;">
            <text:p>public const int forum__thread__lack_of_permitions_to_read = 100;</text:p>
          </table:table-cell>
          <table:table-cell table:style-name="ce13" table:formula="of:=IF([.A101]=&quot;&quot;;&quot;&quot;;&quot;items_.Add(&quot; &amp; [.A101] &amp; &quot;, new ErrorItem(&quot;&quot;&quot; &amp; [.D101] &amp; &quot;&quot;&quot;, &quot; &amp; IF(OR([.A101]=&quot;no_error&quot;;NOT(ISERROR(SEARCH(&quot;__WARNING&quot;;[.A101])))); &quot;false&quot;; &quot;true&quot;) &amp; &quot;));&quot;)" office:value-type="string" office:string-value="items_.Add(forum__thread__lack_of_permitions_to_read, new ErrorItem(&quot;forum - thread - lack of permitions to read&quot;, true));">
            <text:p>items_.Add(forum__thread__lack_of_permitions_to_read, new ErrorItem("forum - thread - lack of permitions to read", true));</text:p>
          </table:table-cell>
          <table:table-cell table:formula="of:=IF([.A101]=&quot;&quot;;&quot;&quot;;&quot;  insert into &quot;&quot;LOG_Errortype&quot;&quot; (   &quot;&quot;IDErrortype&quot;&quot;,    &quot;&quot;Name&quot;&quot;  )  select    &quot; &amp; [.C101] &amp; &quot;,    '&quot; &amp; [.A101] &amp; &quot;'   where not exists (   select &quot;&quot;IDErrortype&quot;&quot;    from &quot;&quot;LOG_Errortype&quot;&quot;    where &quot;&quot;IDErrortype&quot;&quot; = &quot; &amp; [.C101] &amp; &quot;  );   update &quot;&quot;LOG_Errortype&quot;&quot;  set    &quot;&quot;Name&quot;&quot; = '&quot; &amp; [.A101] &amp; &quot;'  where    &quot;&quot;IDErrortype&quot;&quot; = &quot; &amp; [.C101] &amp; &quot;; &quot;)" office:value-type="string" office:string-value="  insert into &quot;LOG_Errortype&quot; (   &quot;IDErrortype&quot;,    &quot;Name&quot;  )  select    100,    'forum__thread__lack_of_permitions_to_read'   where not exists (   select &quot;IDErrortype&quot;    from &quot;LOG_Errortype&quot;    where &quot;IDErrortype&quot; = 100  );   update &quot;LOG_Errortype&quot;  set    &quot;Name&quot; = 'forum__thread__lack_of_permitions_to_read'  where    &quot;IDErrortype&quot; = 100; ">
            <text:p><text:s text:c="2"/>insert into "LOG_Errortype" ( <text:s text:c="2"/>"IDErrortype", <text:s text:c="3"/>"Name" <text:s/>) <text:s/>select <text:s text:c="3"/>100, <text:s text:c="3"/>'forum__thread__lack_of_permitions_to_read' <text:s text:c="2"/>where not exists ( <text:s text:c="2"/>select "IDErrortype" <text:s text:c="3"/>from "LOG_Errortype" <text:s text:c="3"/>where "IDErrortype" = 100 <text:s/>); <text:s text:c="2"/>update "LOG_Errortype" <text:s/>set <text:s text:c="3"/>"Name" = 'forum__thread__lack_of_permitions_to_read' <text:s/>where <text:s text:c="3"/>"IDErrortype" = 10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reply__lack_of_permitions_to_read_forum</text:p>
          </table:table-cell>
          <table:table-cell table:style-name="ce12"/>
          <table:table-cell table:style-name="ce13" table:formula="of:=[.C101]+1" office:value-type="float" office:value="101">
            <text:p>101</text:p>
          </table:table-cell>
          <table:table-cell table:style-name="ce14" table:formula="of:=SUBSTITUTE(SUBSTITUTE(SUBSTITUTE([.A102];&quot;__WARNING&quot;;&quot;&quot;);&quot;__&quot;;&quot; - &quot;);&quot;_&quot;;&quot; &quot;)" office:value-type="string" office:string-value="forum - reply - lack of permitions to read forum">
            <text:p>forum - reply - lack of permitions to read forum</text:p>
          </table:table-cell>
          <table:table-cell table:style-name="ce13" table:formula="of:=IF([.A102]=&quot;&quot;;&quot;&quot;;&quot;public const int &quot; &amp; [.A102] &amp; &quot; = &quot; &amp; [.C102] &amp; &quot;;&quot;)" office:value-type="string" office:string-value="public const int forum__reply__lack_of_permitions_to_read_forum = 101;">
            <text:p>public const int forum__reply__lack_of_permitions_to_read_forum = 101;</text:p>
          </table:table-cell>
          <table:table-cell table:style-name="ce13" table:formula="of:=IF([.A102]=&quot;&quot;;&quot;&quot;;&quot;items_.Add(&quot; &amp; [.A102] &amp; &quot;, new ErrorItem(&quot;&quot;&quot; &amp; [.D102] &amp; &quot;&quot;&quot;, &quot; &amp; IF(OR([.A102]=&quot;no_error&quot;;NOT(ISERROR(SEARCH(&quot;__WARNING&quot;;[.A102])))); &quot;false&quot;; &quot;true&quot;) &amp; &quot;));&quot;)" office:value-type="string" office:string-value="items_.Add(forum__reply__lack_of_permitions_to_read_forum, new ErrorItem(&quot;forum - reply - lack of permitions to read forum&quot;, true));">
            <text:p>items_.Add(forum__reply__lack_of_permitions_to_read_forum, new ErrorItem("forum - reply - lack of permitions to read forum", true));</text:p>
          </table:table-cell>
          <table:table-cell table:formula="of:=IF([.A102]=&quot;&quot;;&quot;&quot;;&quot;  insert into &quot;&quot;LOG_Errortype&quot;&quot; (   &quot;&quot;IDErrortype&quot;&quot;,    &quot;&quot;Name&quot;&quot;  )  select    &quot; &amp; [.C102] &amp; &quot;,    '&quot; &amp; [.A102] &amp; &quot;'   where not exists (   select &quot;&quot;IDErrortype&quot;&quot;    from &quot;&quot;LOG_Errortype&quot;&quot;    where &quot;&quot;IDErrortype&quot;&quot; = &quot; &amp; [.C102] &amp; &quot;  );   update &quot;&quot;LOG_Errortype&quot;&quot;  set    &quot;&quot;Name&quot;&quot; = '&quot; &amp; [.A102] &amp; &quot;'  where    &quot;&quot;IDErrortype&quot;&quot; = &quot; &amp; [.C102] &amp; &quot;; &quot;)" office:value-type="string" office:string-value="  insert into &quot;LOG_Errortype&quot; (   &quot;IDErrortype&quot;,    &quot;Name&quot;  )  select    101,    'forum__reply__lack_of_permitions_to_read_forum'   where not exists (   select &quot;IDErrortype&quot;    from &quot;LOG_Errortype&quot;    where &quot;IDErrortype&quot; = 101  );   update &quot;LOG_Errortype&quot;  set    &quot;Name&quot; = 'forum__reply__lack_of_permitions_to_read_forum'  where    &quot;IDErrortype&quot; = 101; ">
            <text:p><text:s text:c="2"/>insert into "LOG_Errortype" ( <text:s text:c="2"/>"IDErrortype", <text:s text:c="3"/>"Name" <text:s/>) <text:s/>select <text:s text:c="3"/>101, <text:s text:c="3"/>'forum__reply__lack_of_permitions_to_read_forum' <text:s text:c="2"/>where not exists ( <text:s text:c="2"/>select "IDErrortype" <text:s text:c="3"/>from "LOG_Errortype" <text:s text:c="3"/>where "IDErrortype" = 101 <text:s/>); <text:s text:c="2"/>update "LOG_Errortype" <text:s/>set <text:s text:c="3"/>"Name" = 'forum__reply__lack_of_permitions_to_read_forum' <text:s/>where <text:s text:c="3"/>"IDErrortype" = 10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lack_of_permitions_to_delete</text:p>
          </table:table-cell>
          <table:table-cell table:style-name="ce12"/>
          <table:table-cell table:style-name="ce13" table:formula="of:=[.C102]+1" office:value-type="float" office:value="102">
            <text:p>102</text:p>
          </table:table-cell>
          <table:table-cell table:style-name="ce14" table:formula="of:=SUBSTITUTE(SUBSTITUTE(SUBSTITUTE([.A103];&quot;__WARNING&quot;;&quot;&quot;);&quot;__&quot;;&quot; - &quot;);&quot;_&quot;;&quot; &quot;)" office:value-type="string" office:string-value="forum - lack of permitions to delete">
            <text:p>forum - lack of permitions to delete</text:p>
          </table:table-cell>
          <table:table-cell table:style-name="ce13" table:formula="of:=IF([.A103]=&quot;&quot;;&quot;&quot;;&quot;public const int &quot; &amp; [.A103] &amp; &quot; = &quot; &amp; [.C103] &amp; &quot;;&quot;)" office:value-type="string" office:string-value="public const int forum__lack_of_permitions_to_delete = 102;">
            <text:p>public const int forum__lack_of_permitions_to_delete = 102;</text:p>
          </table:table-cell>
          <table:table-cell table:style-name="ce13" table:formula="of:=IF([.A103]=&quot;&quot;;&quot;&quot;;&quot;items_.Add(&quot; &amp; [.A103] &amp; &quot;, new ErrorItem(&quot;&quot;&quot; &amp; [.D103] &amp; &quot;&quot;&quot;, &quot; &amp; IF(OR([.A103]=&quot;no_error&quot;;NOT(ISERROR(SEARCH(&quot;__WARNING&quot;;[.A103])))); &quot;false&quot;; &quot;true&quot;) &amp; &quot;));&quot;)" office:value-type="string" office:string-value="items_.Add(forum__lack_of_permitions_to_delete, new ErrorItem(&quot;forum - lack of permitions to delete&quot;, true));">
            <text:p>items_.Add(forum__lack_of_permitions_to_delete, new ErrorItem("forum - lack of permitions to delete", true));</text:p>
          </table:table-cell>
          <table:table-cell table:formula="of:=IF([.A103]=&quot;&quot;;&quot;&quot;;&quot;  insert into &quot;&quot;LOG_Errortype&quot;&quot; (   &quot;&quot;IDErrortype&quot;&quot;,    &quot;&quot;Name&quot;&quot;  )  select    &quot; &amp; [.C103] &amp; &quot;,    '&quot; &amp; [.A103] &amp; &quot;'   where not exists (   select &quot;&quot;IDErrortype&quot;&quot;    from &quot;&quot;LOG_Errortype&quot;&quot;    where &quot;&quot;IDErrortype&quot;&quot; = &quot; &amp; [.C103] &amp; &quot;  );   update &quot;&quot;LOG_Errortype&quot;&quot;  set    &quot;&quot;Name&quot;&quot; = '&quot; &amp; [.A103] &amp; &quot;'  where    &quot;&quot;IDErrortype&quot;&quot; = &quot; &amp; [.C103] &amp; &quot;; &quot;)" office:value-type="string" office:string-value="  insert into &quot;LOG_Errortype&quot; (   &quot;IDErrortype&quot;,    &quot;Name&quot;  )  select    102,    'forum__lack_of_permitions_to_delete'   where not exists (   select &quot;IDErrortype&quot;    from &quot;LOG_Errortype&quot;    where &quot;IDErrortype&quot; = 102  );   update &quot;LOG_Errortype&quot;  set    &quot;Name&quot; = 'forum__lack_of_permitions_to_delete'  where    &quot;IDErrortype&quot; = 102; ">
            <text:p><text:s text:c="2"/>insert into "LOG_Errortype" ( <text:s text:c="2"/>"IDErrortype", <text:s text:c="3"/>"Name" <text:s/>) <text:s/>select <text:s text:c="3"/>102, <text:s text:c="3"/>'forum__lack_of_permitions_to_delete' <text:s text:c="2"/>where not exists ( <text:s text:c="2"/>select "IDErrortype" <text:s text:c="3"/>from "LOG_Errortype" <text:s text:c="3"/>where "IDErrortype" = 102 <text:s/>); <text:s text:c="2"/>update "LOG_Errortype" <text:s/>set <text:s text:c="3"/>"Name" = 'forum__lack_of_permitions_to_delete' <text:s/>where <text:s text:c="3"/>"IDErrortype" = 10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forum__lack_of_permitions_to_delete</text:p>
          </table:table-cell>
          <table:table-cell table:style-name="ce12"/>
          <table:table-cell table:style-name="ce13" table:formula="of:=[.C103]+1" office:value-type="float" office:value="103">
            <text:p>103</text:p>
          </table:table-cell>
          <table:table-cell table:style-name="ce14" table:formula="of:=SUBSTITUTE(SUBSTITUTE(SUBSTITUTE([.A104];&quot;__WARNING&quot;;&quot;&quot;);&quot;__&quot;;&quot; - &quot;);&quot;_&quot;;&quot; &quot;)" office:value-type="string" office:string-value="forum - forum - lack of permitions to delete">
            <text:p>forum - forum - lack of permitions to delete</text:p>
          </table:table-cell>
          <table:table-cell table:style-name="ce13" table:formula="of:=IF([.A104]=&quot;&quot;;&quot;&quot;;&quot;public const int &quot; &amp; [.A104] &amp; &quot; = &quot; &amp; [.C104] &amp; &quot;;&quot;)" office:value-type="string" office:string-value="public const int forum__forum__lack_of_permitions_to_delete = 103;">
            <text:p>public const int forum__forum__lack_of_permitions_to_delete = 103;</text:p>
          </table:table-cell>
          <table:table-cell table:style-name="ce13" table:formula="of:=IF([.A104]=&quot;&quot;;&quot;&quot;;&quot;items_.Add(&quot; &amp; [.A104] &amp; &quot;, new ErrorItem(&quot;&quot;&quot; &amp; [.D104] &amp; &quot;&quot;&quot;, &quot; &amp; IF(OR([.A104]=&quot;no_error&quot;;NOT(ISERROR(SEARCH(&quot;__WARNING&quot;;[.A104])))); &quot;false&quot;; &quot;true&quot;) &amp; &quot;));&quot;)" office:value-type="string" office:string-value="items_.Add(forum__forum__lack_of_permitions_to_delete, new ErrorItem(&quot;forum - forum - lack of permitions to delete&quot;, true));">
            <text:p>items_.Add(forum__forum__lack_of_permitions_to_delete, new ErrorItem("forum - forum - lack of permitions to delete", true));</text:p>
          </table:table-cell>
          <table:table-cell table:formula="of:=IF([.A104]=&quot;&quot;;&quot;&quot;;&quot;  insert into &quot;&quot;LOG_Errortype&quot;&quot; (   &quot;&quot;IDErrortype&quot;&quot;,    &quot;&quot;Name&quot;&quot;  )  select    &quot; &amp; [.C104] &amp; &quot;,    '&quot; &amp; [.A104] &amp; &quot;'   where not exists (   select &quot;&quot;IDErrortype&quot;&quot;    from &quot;&quot;LOG_Errortype&quot;&quot;    where &quot;&quot;IDErrortype&quot;&quot; = &quot; &amp; [.C104] &amp; &quot;  );   update &quot;&quot;LOG_Errortype&quot;&quot;  set    &quot;&quot;Name&quot;&quot; = '&quot; &amp; [.A104] &amp; &quot;'  where    &quot;&quot;IDErrortype&quot;&quot; = &quot; &amp; [.C104] &amp; &quot;; &quot;)" office:value-type="string" office:string-value="  insert into &quot;LOG_Errortype&quot; (   &quot;IDErrortype&quot;,    &quot;Name&quot;  )  select    103,    'forum__forum__lack_of_permitions_to_delete'   where not exists (   select &quot;IDErrortype&quot;    from &quot;LOG_Errortype&quot;    where &quot;IDErrortype&quot; = 103  );   update &quot;LOG_Errortype&quot;  set    &quot;Name&quot; = 'forum__forum__lack_of_permitions_to_delete'  where    &quot;IDErrortype&quot; = 103; ">
            <text:p><text:s text:c="2"/>insert into "LOG_Errortype" ( <text:s text:c="2"/>"IDErrortype", <text:s text:c="3"/>"Name" <text:s/>) <text:s/>select <text:s text:c="3"/>103, <text:s text:c="3"/>'forum__forum__lack_of_permitions_to_delete' <text:s text:c="2"/>where not exists ( <text:s text:c="2"/>select "IDErrortype" <text:s text:c="3"/>from "LOG_Errortype" <text:s text:c="3"/>where "IDErrortype" = 103 <text:s/>); <text:s text:c="2"/>update "LOG_Errortype" <text:s/>set <text:s text:c="3"/>"Name" = 'forum__forum__lack_of_permitions_to_delete' <text:s/>where <text:s text:c="3"/>"IDErrortype" = 10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thread__lack_of_permitions_to_delete</text:p>
          </table:table-cell>
          <table:table-cell table:style-name="ce12"/>
          <table:table-cell table:style-name="ce13" table:formula="of:=[.C104]+1" office:value-type="float" office:value="104">
            <text:p>104</text:p>
          </table:table-cell>
          <table:table-cell table:style-name="ce14" table:formula="of:=SUBSTITUTE(SUBSTITUTE(SUBSTITUTE([.A105];&quot;__WARNING&quot;;&quot;&quot;);&quot;__&quot;;&quot; - &quot;);&quot;_&quot;;&quot; &quot;)" office:value-type="string" office:string-value="forum - thread - lack of permitions to delete">
            <text:p>forum - thread - lack of permitions to delete</text:p>
          </table:table-cell>
          <table:table-cell table:style-name="ce13" table:formula="of:=IF([.A105]=&quot;&quot;;&quot;&quot;;&quot;public const int &quot; &amp; [.A105] &amp; &quot; = &quot; &amp; [.C105] &amp; &quot;;&quot;)" office:value-type="string" office:string-value="public const int forum__thread__lack_of_permitions_to_delete = 104;">
            <text:p>public const int forum__thread__lack_of_permitions_to_delete = 104;</text:p>
          </table:table-cell>
          <table:table-cell table:style-name="ce13" table:formula="of:=IF([.A105]=&quot;&quot;;&quot;&quot;;&quot;items_.Add(&quot; &amp; [.A105] &amp; &quot;, new ErrorItem(&quot;&quot;&quot; &amp; [.D105] &amp; &quot;&quot;&quot;, &quot; &amp; IF(OR([.A105]=&quot;no_error&quot;;NOT(ISERROR(SEARCH(&quot;__WARNING&quot;;[.A105])))); &quot;false&quot;; &quot;true&quot;) &amp; &quot;));&quot;)" office:value-type="string" office:string-value="items_.Add(forum__thread__lack_of_permitions_to_delete, new ErrorItem(&quot;forum - thread - lack of permitions to delete&quot;, true));">
            <text:p>items_.Add(forum__thread__lack_of_permitions_to_delete, new ErrorItem("forum - thread - lack of permitions to delete", true));</text:p>
          </table:table-cell>
          <table:table-cell table:formula="of:=IF([.A105]=&quot;&quot;;&quot;&quot;;&quot;  insert into &quot;&quot;LOG_Errortype&quot;&quot; (   &quot;&quot;IDErrortype&quot;&quot;,    &quot;&quot;Name&quot;&quot;  )  select    &quot; &amp; [.C105] &amp; &quot;,    '&quot; &amp; [.A105] &amp; &quot;'   where not exists (   select &quot;&quot;IDErrortype&quot;&quot;    from &quot;&quot;LOG_Errortype&quot;&quot;    where &quot;&quot;IDErrortype&quot;&quot; = &quot; &amp; [.C105] &amp; &quot;  );   update &quot;&quot;LOG_Errortype&quot;&quot;  set    &quot;&quot;Name&quot;&quot; = '&quot; &amp; [.A105] &amp; &quot;'  where    &quot;&quot;IDErrortype&quot;&quot; = &quot; &amp; [.C105] &amp; &quot;; &quot;)" office:value-type="string" office:string-value="  insert into &quot;LOG_Errortype&quot; (   &quot;IDErrortype&quot;,    &quot;Name&quot;  )  select    104,    'forum__thread__lack_of_permitions_to_delete'   where not exists (   select &quot;IDErrortype&quot;    from &quot;LOG_Errortype&quot;    where &quot;IDErrortype&quot; = 104  );   update &quot;LOG_Errortype&quot;  set    &quot;Name&quot; = 'forum__thread__lack_of_permitions_to_delete'  where    &quot;IDErrortype&quot; = 104; ">
            <text:p><text:s text:c="2"/>insert into "LOG_Errortype" ( <text:s text:c="2"/>"IDErrortype", <text:s text:c="3"/>"Name" <text:s/>) <text:s/>select <text:s text:c="3"/>104, <text:s text:c="3"/>'forum__thread__lack_of_permitions_to_delete' <text:s text:c="2"/>where not exists ( <text:s text:c="2"/>select "IDErrortype" <text:s text:c="3"/>from "LOG_Errortype" <text:s text:c="3"/>where "IDErrortype" = 104 <text:s/>); <text:s text:c="2"/>update "LOG_Errortype" <text:s/>set <text:s text:c="3"/>"Name" = 'forum__thread__lack_of_permitions_to_delete' <text:s/>where <text:s text:c="3"/>"IDErrortype" = 10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reply__lack_of_permitions_to_delete</text:p>
          </table:table-cell>
          <table:table-cell table:style-name="ce12"/>
          <table:table-cell table:style-name="ce13" table:formula="of:=[.C105]+1" office:value-type="float" office:value="105">
            <text:p>105</text:p>
          </table:table-cell>
          <table:table-cell table:style-name="ce14" table:formula="of:=SUBSTITUTE(SUBSTITUTE(SUBSTITUTE([.A106];&quot;__WARNING&quot;;&quot;&quot;);&quot;__&quot;;&quot; - &quot;);&quot;_&quot;;&quot; &quot;)" office:value-type="string" office:string-value="forum - reply - lack of permitions to delete">
            <text:p>forum - reply - lack of permitions to delete</text:p>
          </table:table-cell>
          <table:table-cell table:style-name="ce13" table:formula="of:=IF([.A106]=&quot;&quot;;&quot;&quot;;&quot;public const int &quot; &amp; [.A106] &amp; &quot; = &quot; &amp; [.C106] &amp; &quot;;&quot;)" office:value-type="string" office:string-value="public const int forum__reply__lack_of_permitions_to_delete = 105;">
            <text:p>public const int forum__reply__lack_of_permitions_to_delete = 105;</text:p>
          </table:table-cell>
          <table:table-cell table:style-name="ce13" table:formula="of:=IF([.A106]=&quot;&quot;;&quot;&quot;;&quot;items_.Add(&quot; &amp; [.A106] &amp; &quot;, new ErrorItem(&quot;&quot;&quot; &amp; [.D106] &amp; &quot;&quot;&quot;, &quot; &amp; IF(OR([.A106]=&quot;no_error&quot;;NOT(ISERROR(SEARCH(&quot;__WARNING&quot;;[.A106])))); &quot;false&quot;; &quot;true&quot;) &amp; &quot;));&quot;)" office:value-type="string" office:string-value="items_.Add(forum__reply__lack_of_permitions_to_delete, new ErrorItem(&quot;forum - reply - lack of permitions to delete&quot;, true));">
            <text:p>items_.Add(forum__reply__lack_of_permitions_to_delete, new ErrorItem("forum - reply - lack of permitions to delete", true));</text:p>
          </table:table-cell>
          <table:table-cell table:formula="of:=IF([.A106]=&quot;&quot;;&quot;&quot;;&quot;  insert into &quot;&quot;LOG_Errortype&quot;&quot; (   &quot;&quot;IDErrortype&quot;&quot;,    &quot;&quot;Name&quot;&quot;  )  select    &quot; &amp; [.C106] &amp; &quot;,    '&quot; &amp; [.A106] &amp; &quot;'   where not exists (   select &quot;&quot;IDErrortype&quot;&quot;    from &quot;&quot;LOG_Errortype&quot;&quot;    where &quot;&quot;IDErrortype&quot;&quot; = &quot; &amp; [.C106] &amp; &quot;  );   update &quot;&quot;LOG_Errortype&quot;&quot;  set    &quot;&quot;Name&quot;&quot; = '&quot; &amp; [.A106] &amp; &quot;'  where    &quot;&quot;IDErrortype&quot;&quot; = &quot; &amp; [.C106] &amp; &quot;; &quot;)" office:value-type="string" office:string-value="  insert into &quot;LOG_Errortype&quot; (   &quot;IDErrortype&quot;,    &quot;Name&quot;  )  select    105,    'forum__reply__lack_of_permitions_to_delete'   where not exists (   select &quot;IDErrortype&quot;    from &quot;LOG_Errortype&quot;    where &quot;IDErrortype&quot; = 105  );   update &quot;LOG_Errortype&quot;  set    &quot;Name&quot; = 'forum__reply__lack_of_permitions_to_delete'  where    &quot;IDErrortype&quot; = 105; ">
            <text:p><text:s text:c="2"/>insert into "LOG_Errortype" ( <text:s text:c="2"/>"IDErrortype", <text:s text:c="3"/>"Name" <text:s/>) <text:s/>select <text:s text:c="3"/>105, <text:s text:c="3"/>'forum__reply__lack_of_permitions_to_delete' <text:s text:c="2"/>where not exists ( <text:s text:c="2"/>select "IDErrortype" <text:s text:c="3"/>from "LOG_Errortype" <text:s text:c="3"/>where "IDErrortype" = 105 <text:s/>); <text:s text:c="2"/>update "LOG_Errortype" <text:s/>set <text:s text:c="3"/>"Name" = 'forum__reply__lack_of_permitions_to_delete' <text:s/>where <text:s text:c="3"/>"IDErrortype" = 105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forum__successfully_deleted__WARNING</text:p>
          </table:table-cell>
          <table:table-cell table:style-name="ce12"/>
          <table:table-cell table:style-name="ce13" table:formula="of:=[.C106]+1" office:value-type="float" office:value="106">
            <text:p>106</text:p>
          </table:table-cell>
          <table:table-cell table:style-name="ce14" table:formula="of:=SUBSTITUTE(SUBSTITUTE(SUBSTITUTE([.A107];&quot;__WARNING&quot;;&quot;&quot;);&quot;__&quot;;&quot; - &quot;);&quot;_&quot;;&quot; &quot;)" office:value-type="string" office:string-value="forum - forum - successfully deleted">
            <text:p>forum - forum - successfully deleted</text:p>
          </table:table-cell>
          <table:table-cell table:style-name="ce13" table:formula="of:=IF([.A107]=&quot;&quot;;&quot;&quot;;&quot;public const int &quot; &amp; [.A107] &amp; &quot; = &quot; &amp; [.C107] &amp; &quot;;&quot;)" office:value-type="string" office:string-value="public const int forum__forum__successfully_deleted__WARNING = 106;">
            <text:p>public const int forum__forum__successfully_deleted__WARNING = 106;</text:p>
          </table:table-cell>
          <table:table-cell table:style-name="ce13" table:formula="of:=IF([.A107]=&quot;&quot;;&quot;&quot;;&quot;items_.Add(&quot; &amp; [.A107] &amp; &quot;, new ErrorItem(&quot;&quot;&quot; &amp; [.D107] &amp; &quot;&quot;&quot;, &quot; &amp; IF(OR([.A107]=&quot;no_error&quot;;NOT(ISERROR(SEARCH(&quot;__WARNING&quot;;[.A107])))); &quot;false&quot;; &quot;true&quot;) &amp; &quot;));&quot;)" office:value-type="string" office:string-value="items_.Add(forum__forum__successfully_deleted__WARNING, new ErrorItem(&quot;forum - forum - successfully deleted&quot;, false));">
            <text:p>items_.Add(forum__forum__successfully_deleted__WARNING, new ErrorItem("forum - forum - successfully deleted", false));</text:p>
          </table:table-cell>
          <table:table-cell table:formula="of:=IF([.A107]=&quot;&quot;;&quot;&quot;;&quot;  insert into &quot;&quot;LOG_Errortype&quot;&quot; (   &quot;&quot;IDErrortype&quot;&quot;,    &quot;&quot;Name&quot;&quot;  )  select    &quot; &amp; [.C107] &amp; &quot;,    '&quot; &amp; [.A107] &amp; &quot;'   where not exists (   select &quot;&quot;IDErrortype&quot;&quot;    from &quot;&quot;LOG_Errortype&quot;&quot;    where &quot;&quot;IDErrortype&quot;&quot; = &quot; &amp; [.C107] &amp; &quot;  );   update &quot;&quot;LOG_Errortype&quot;&quot;  set    &quot;&quot;Name&quot;&quot; = '&quot; &amp; [.A107] &amp; &quot;'  where    &quot;&quot;IDErrortype&quot;&quot; = &quot; &amp; [.C107] &amp; &quot;; &quot;)" office:value-type="string" office:string-value="  insert into &quot;LOG_Errortype&quot; (   &quot;IDErrortype&quot;,    &quot;Name&quot;  )  select    106,    'forum__forum__successfully_deleted__WARNING'   where not exists (   select &quot;IDErrortype&quot;    from &quot;LOG_Errortype&quot;    where &quot;IDErrortype&quot; = 106  );   update &quot;LOG_Errortype&quot;  set    &quot;Name&quot; = 'forum__forum__successfully_deleted__WARNING'  where    &quot;IDErrortype&quot; = 106; ">
            <text:p><text:s text:c="2"/>insert into "LOG_Errortype" ( <text:s text:c="2"/>"IDErrortype", <text:s text:c="3"/>"Name" <text:s/>) <text:s/>select <text:s text:c="3"/>106, <text:s text:c="3"/>'forum__forum__successfully_deleted__WARNING' <text:s text:c="2"/>where not exists ( <text:s text:c="2"/>select "IDErrortype" <text:s text:c="3"/>from "LOG_Errortype" <text:s text:c="3"/>where "IDErrortype" = 106 <text:s/>); <text:s text:c="2"/>update "LOG_Errortype" <text:s/>set <text:s text:c="3"/>"Name" = 'forum__forum__successfully_deleted__WARNING' <text:s/>where <text:s text:c="3"/>"IDErrortype" = 10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thread__successfully_deleted__WARNING</text:p>
          </table:table-cell>
          <table:table-cell table:style-name="ce12"/>
          <table:table-cell table:style-name="ce13" table:formula="of:=[.C107]+1" office:value-type="float" office:value="107">
            <text:p>107</text:p>
          </table:table-cell>
          <table:table-cell table:style-name="ce14" table:formula="of:=SUBSTITUTE(SUBSTITUTE(SUBSTITUTE([.A108];&quot;__WARNING&quot;;&quot;&quot;);&quot;__&quot;;&quot; - &quot;);&quot;_&quot;;&quot; &quot;)" office:value-type="string" office:string-value="forum - thread - successfully deleted">
            <text:p>forum - thread - successfully deleted</text:p>
          </table:table-cell>
          <table:table-cell table:style-name="ce13" table:formula="of:=IF([.A108]=&quot;&quot;;&quot;&quot;;&quot;public const int &quot; &amp; [.A108] &amp; &quot; = &quot; &amp; [.C108] &amp; &quot;;&quot;)" office:value-type="string" office:string-value="public const int forum__thread__successfully_deleted__WARNING = 107;">
            <text:p>public const int forum__thread__successfully_deleted__WARNING = 107;</text:p>
          </table:table-cell>
          <table:table-cell table:style-name="ce13" table:formula="of:=IF([.A108]=&quot;&quot;;&quot;&quot;;&quot;items_.Add(&quot; &amp; [.A108] &amp; &quot;, new ErrorItem(&quot;&quot;&quot; &amp; [.D108] &amp; &quot;&quot;&quot;, &quot; &amp; IF(OR([.A108]=&quot;no_error&quot;;NOT(ISERROR(SEARCH(&quot;__WARNING&quot;;[.A108])))); &quot;false&quot;; &quot;true&quot;) &amp; &quot;));&quot;)" office:value-type="string" office:string-value="items_.Add(forum__thread__successfully_deleted__WARNING, new ErrorItem(&quot;forum - thread - successfully deleted&quot;, false));">
            <text:p>items_.Add(forum__thread__successfully_deleted__WARNING, new ErrorItem("forum - thread - successfully deleted", false));</text:p>
          </table:table-cell>
          <table:table-cell table:formula="of:=IF([.A108]=&quot;&quot;;&quot;&quot;;&quot;  insert into &quot;&quot;LOG_Errortype&quot;&quot; (   &quot;&quot;IDErrortype&quot;&quot;,    &quot;&quot;Name&quot;&quot;  )  select    &quot; &amp; [.C108] &amp; &quot;,    '&quot; &amp; [.A108] &amp; &quot;'   where not exists (   select &quot;&quot;IDErrortype&quot;&quot;    from &quot;&quot;LOG_Errortype&quot;&quot;    where &quot;&quot;IDErrortype&quot;&quot; = &quot; &amp; [.C108] &amp; &quot;  );   update &quot;&quot;LOG_Errortype&quot;&quot;  set    &quot;&quot;Name&quot;&quot; = '&quot; &amp; [.A108] &amp; &quot;'  where    &quot;&quot;IDErrortype&quot;&quot; = &quot; &amp; [.C108] &amp; &quot;; &quot;)" office:value-type="string" office:string-value="  insert into &quot;LOG_Errortype&quot; (   &quot;IDErrortype&quot;,    &quot;Name&quot;  )  select    107,    'forum__thread__successfully_deleted__WARNING'   where not exists (   select &quot;IDErrortype&quot;    from &quot;LOG_Errortype&quot;    where &quot;IDErrortype&quot; = 107  );   update &quot;LOG_Errortype&quot;  set    &quot;Name&quot; = 'forum__thread__successfully_deleted__WARNING'  where    &quot;IDErrortype&quot; = 107; ">
            <text:p><text:s text:c="2"/>insert into "LOG_Errortype" ( <text:s text:c="2"/>"IDErrortype", <text:s text:c="3"/>"Name" <text:s/>) <text:s/>select <text:s text:c="3"/>107, <text:s text:c="3"/>'forum__thread__successfully_deleted__WARNING' <text:s text:c="2"/>where not exists ( <text:s text:c="2"/>select "IDErrortype" <text:s text:c="3"/>from "LOG_Errortype" <text:s text:c="3"/>where "IDErrortype" = 107 <text:s/>); <text:s text:c="2"/>update "LOG_Errortype" <text:s/>set <text:s text:c="3"/>"Name" = 'forum__thread__successfully_deleted__WARNING' <text:s/>where <text:s text:c="3"/>"IDErrortype" = 107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reply__successfully_deleted__WARNING</text:p>
          </table:table-cell>
          <table:table-cell table:style-name="ce12"/>
          <table:table-cell table:style-name="ce13" table:formula="of:=[.C108]+1" office:value-type="float" office:value="108">
            <text:p>108</text:p>
          </table:table-cell>
          <table:table-cell table:style-name="ce14" table:formula="of:=SUBSTITUTE(SUBSTITUTE(SUBSTITUTE([.A109];&quot;__WARNING&quot;;&quot;&quot;);&quot;__&quot;;&quot; - &quot;);&quot;_&quot;;&quot; &quot;)" office:value-type="string" office:string-value="forum - reply - successfully deleted">
            <text:p>forum - reply - successfully deleted</text:p>
          </table:table-cell>
          <table:table-cell table:style-name="ce13" table:formula="of:=IF([.A109]=&quot;&quot;;&quot;&quot;;&quot;public const int &quot; &amp; [.A109] &amp; &quot; = &quot; &amp; [.C109] &amp; &quot;;&quot;)" office:value-type="string" office:string-value="public const int forum__reply__successfully_deleted__WARNING = 108;">
            <text:p>public const int forum__reply__successfully_deleted__WARNING = 108;</text:p>
          </table:table-cell>
          <table:table-cell table:style-name="ce13" table:formula="of:=IF([.A109]=&quot;&quot;;&quot;&quot;;&quot;items_.Add(&quot; &amp; [.A109] &amp; &quot;, new ErrorItem(&quot;&quot;&quot; &amp; [.D109] &amp; &quot;&quot;&quot;, &quot; &amp; IF(OR([.A109]=&quot;no_error&quot;;NOT(ISERROR(SEARCH(&quot;__WARNING&quot;;[.A109])))); &quot;false&quot;; &quot;true&quot;) &amp; &quot;));&quot;)" office:value-type="string" office:string-value="items_.Add(forum__reply__successfully_deleted__WARNING, new ErrorItem(&quot;forum - reply - successfully deleted&quot;, false));">
            <text:p>items_.Add(forum__reply__successfully_deleted__WARNING, new ErrorItem("forum - reply - successfully deleted", false));</text:p>
          </table:table-cell>
          <table:table-cell table:formula="of:=IF([.A109]=&quot;&quot;;&quot;&quot;;&quot;  insert into &quot;&quot;LOG_Errortype&quot;&quot; (   &quot;&quot;IDErrortype&quot;&quot;,    &quot;&quot;Name&quot;&quot;  )  select    &quot; &amp; [.C109] &amp; &quot;,    '&quot; &amp; [.A109] &amp; &quot;'   where not exists (   select &quot;&quot;IDErrortype&quot;&quot;    from &quot;&quot;LOG_Errortype&quot;&quot;    where &quot;&quot;IDErrortype&quot;&quot; = &quot; &amp; [.C109] &amp; &quot;  );   update &quot;&quot;LOG_Errortype&quot;&quot;  set    &quot;&quot;Name&quot;&quot; = '&quot; &amp; [.A109] &amp; &quot;'  where    &quot;&quot;IDErrortype&quot;&quot; = &quot; &amp; [.C109] &amp; &quot;; &quot;)" office:value-type="string" office:string-value="  insert into &quot;LOG_Errortype&quot; (   &quot;IDErrortype&quot;,    &quot;Name&quot;  )  select    108,    'forum__reply__successfully_deleted__WARNING'   where not exists (   select &quot;IDErrortype&quot;    from &quot;LOG_Errortype&quot;    where &quot;IDErrortype&quot; = 108  );   update &quot;LOG_Errortype&quot;  set    &quot;Name&quot; = 'forum__reply__successfully_deleted__WARNING'  where    &quot;IDErrortype&quot; = 108; ">
            <text:p><text:s text:c="2"/>insert into "LOG_Errortype" ( <text:s text:c="2"/>"IDErrortype", <text:s text:c="3"/>"Name" <text:s/>) <text:s/>select <text:s text:c="3"/>108, <text:s text:c="3"/>'forum__reply__successfully_deleted__WARNING' <text:s text:c="2"/>where not exists ( <text:s text:c="2"/>select "IDErrortype" <text:s text:c="3"/>from "LOG_Errortype" <text:s text:c="3"/>where "IDErrortype" = 108 <text:s/>); <text:s text:c="2"/>update "LOG_Errortype" <text:s/>set <text:s text:c="3"/>"Name" = 'forum__reply__successfully_deleted__WARNING' <text:s/>where <text:s text:c="3"/>"IDErrortype" = 10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thread__lack_of_permitions_to_insert</text:p>
          </table:table-cell>
          <table:table-cell table:style-name="ce12"/>
          <table:table-cell table:style-name="ce13" table:formula="of:=[.C109]+1" office:value-type="float" office:value="109">
            <text:p>109</text:p>
          </table:table-cell>
          <table:table-cell table:style-name="ce14" table:formula="of:=SUBSTITUTE(SUBSTITUTE(SUBSTITUTE([.A110];&quot;__WARNING&quot;;&quot;&quot;);&quot;__&quot;;&quot; - &quot;);&quot;_&quot;;&quot; &quot;)" office:value-type="string" office:string-value="forum - thread - lack of permitions to insert">
            <text:p>forum - thread - lack of permitions to insert</text:p>
          </table:table-cell>
          <table:table-cell table:style-name="ce13" table:formula="of:=IF([.A110]=&quot;&quot;;&quot;&quot;;&quot;public const int &quot; &amp; [.A110] &amp; &quot; = &quot; &amp; [.C110] &amp; &quot;;&quot;)" office:value-type="string" office:string-value="public const int forum__thread__lack_of_permitions_to_insert = 109;">
            <text:p>public const int forum__thread__lack_of_permitions_to_insert = 109;</text:p>
          </table:table-cell>
          <table:table-cell table:style-name="ce13" table:formula="of:=IF([.A110]=&quot;&quot;;&quot;&quot;;&quot;items_.Add(&quot; &amp; [.A110] &amp; &quot;, new ErrorItem(&quot;&quot;&quot; &amp; [.D110] &amp; &quot;&quot;&quot;, &quot; &amp; IF(OR([.A110]=&quot;no_error&quot;;NOT(ISERROR(SEARCH(&quot;__WARNING&quot;;[.A110])))); &quot;false&quot;; &quot;true&quot;) &amp; &quot;));&quot;)" office:value-type="string" office:string-value="items_.Add(forum__thread__lack_of_permitions_to_insert, new ErrorItem(&quot;forum - thread - lack of permitions to insert&quot;, true));">
            <text:p>items_.Add(forum__thread__lack_of_permitions_to_insert, new ErrorItem("forum - thread - lack of permitions to insert", true));</text:p>
          </table:table-cell>
          <table:table-cell table:formula="of:=IF([.A110]=&quot;&quot;;&quot;&quot;;&quot;  insert into &quot;&quot;LOG_Errortype&quot;&quot; (   &quot;&quot;IDErrortype&quot;&quot;,    &quot;&quot;Name&quot;&quot;  )  select    &quot; &amp; [.C110] &amp; &quot;,    '&quot; &amp; [.A110] &amp; &quot;'   where not exists (   select &quot;&quot;IDErrortype&quot;&quot;    from &quot;&quot;LOG_Errortype&quot;&quot;    where &quot;&quot;IDErrortype&quot;&quot; = &quot; &amp; [.C110] &amp; &quot;  );   update &quot;&quot;LOG_Errortype&quot;&quot;  set    &quot;&quot;Name&quot;&quot; = '&quot; &amp; [.A110] &amp; &quot;'  where    &quot;&quot;IDErrortype&quot;&quot; = &quot; &amp; [.C110] &amp; &quot;; &quot;)" office:value-type="string" office:string-value="  insert into &quot;LOG_Errortype&quot; (   &quot;IDErrortype&quot;,    &quot;Name&quot;  )  select    109,    'forum__thread__lack_of_permitions_to_insert'   where not exists (   select &quot;IDErrortype&quot;    from &quot;LOG_Errortype&quot;    where &quot;IDErrortype&quot; = 109  );   update &quot;LOG_Errortype&quot;  set    &quot;Name&quot; = 'forum__thread__lack_of_permitions_to_insert'  where    &quot;IDErrortype&quot; = 109; ">
            <text:p><text:s text:c="2"/>insert into "LOG_Errortype" ( <text:s text:c="2"/>"IDErrortype", <text:s text:c="3"/>"Name" <text:s/>) <text:s/>select <text:s text:c="3"/>109, <text:s text:c="3"/>'forum__thread__lack_of_permitions_to_insert' <text:s text:c="2"/>where not exists ( <text:s text:c="2"/>select "IDErrortype" <text:s text:c="3"/>from "LOG_Errortype" <text:s text:c="3"/>where "IDErrortype" = 109 <text:s/>); <text:s text:c="2"/>update "LOG_Errortype" <text:s/>set <text:s text:c="3"/>"Name" = 'forum__thread__lack_of_permitions_to_insert' <text:s/>where <text:s text:c="3"/>"IDErrortype" = 109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reply__lack_of_permitions_to_insert</text:p>
          </table:table-cell>
          <table:table-cell table:style-name="ce12"/>
          <table:table-cell table:style-name="ce13" table:formula="of:=[.C110]+1" office:value-type="float" office:value="110">
            <text:p>110</text:p>
          </table:table-cell>
          <table:table-cell table:style-name="ce14" table:formula="of:=SUBSTITUTE(SUBSTITUTE(SUBSTITUTE([.A111];&quot;__WARNING&quot;;&quot;&quot;);&quot;__&quot;;&quot; - &quot;);&quot;_&quot;;&quot; &quot;)" office:value-type="string" office:string-value="forum - reply - lack of permitions to insert">
            <text:p>forum - reply - lack of permitions to insert</text:p>
          </table:table-cell>
          <table:table-cell table:style-name="ce13" table:formula="of:=IF([.A111]=&quot;&quot;;&quot;&quot;;&quot;public const int &quot; &amp; [.A111] &amp; &quot; = &quot; &amp; [.C111] &amp; &quot;;&quot;)" office:value-type="string" office:string-value="public const int forum__reply__lack_of_permitions_to_insert = 110;">
            <text:p>public const int forum__reply__lack_of_permitions_to_insert = 110;</text:p>
          </table:table-cell>
          <table:table-cell table:style-name="ce13" table:formula="of:=IF([.A111]=&quot;&quot;;&quot;&quot;;&quot;items_.Add(&quot; &amp; [.A111] &amp; &quot;, new ErrorItem(&quot;&quot;&quot; &amp; [.D111] &amp; &quot;&quot;&quot;, &quot; &amp; IF(OR([.A111]=&quot;no_error&quot;;NOT(ISERROR(SEARCH(&quot;__WARNING&quot;;[.A111])))); &quot;false&quot;; &quot;true&quot;) &amp; &quot;));&quot;)" office:value-type="string" office:string-value="items_.Add(forum__reply__lack_of_permitions_to_insert, new ErrorItem(&quot;forum - reply - lack of permitions to insert&quot;, true));">
            <text:p>items_.Add(forum__reply__lack_of_permitions_to_insert, new ErrorItem("forum - reply - lack of permitions to insert", true));</text:p>
          </table:table-cell>
          <table:table-cell table:formula="of:=IF([.A111]=&quot;&quot;;&quot;&quot;;&quot;  insert into &quot;&quot;LOG_Errortype&quot;&quot; (   &quot;&quot;IDErrortype&quot;&quot;,    &quot;&quot;Name&quot;&quot;  )  select    &quot; &amp; [.C111] &amp; &quot;,    '&quot; &amp; [.A111] &amp; &quot;'   where not exists (   select &quot;&quot;IDErrortype&quot;&quot;    from &quot;&quot;LOG_Errortype&quot;&quot;    where &quot;&quot;IDErrortype&quot;&quot; = &quot; &amp; [.C111] &amp; &quot;  );   update &quot;&quot;LOG_Errortype&quot;&quot;  set    &quot;&quot;Name&quot;&quot; = '&quot; &amp; [.A111] &amp; &quot;'  where    &quot;&quot;IDErrortype&quot;&quot; = &quot; &amp; [.C111] &amp; &quot;; &quot;)" office:value-type="string" office:string-value="  insert into &quot;LOG_Errortype&quot; (   &quot;IDErrortype&quot;,    &quot;Name&quot;  )  select    110,    'forum__reply__lack_of_permitions_to_insert'   where not exists (   select &quot;IDErrortype&quot;    from &quot;LOG_Errortype&quot;    where &quot;IDErrortype&quot; = 110  );   update &quot;LOG_Errortype&quot;  set    &quot;Name&quot; = 'forum__reply__lack_of_permitions_to_insert'  where    &quot;IDErrortype&quot; = 110; ">
            <text:p><text:s text:c="2"/>insert into "LOG_Errortype" ( <text:s text:c="2"/>"IDErrortype", <text:s text:c="3"/>"Name" <text:s/>) <text:s/>select <text:s text:c="3"/>110, <text:s text:c="3"/>'forum__reply__lack_of_permitions_to_insert' <text:s text:c="2"/>where not exists ( <text:s text:c="2"/>select "IDErrortype" <text:s text:c="3"/>from "LOG_Errortype" <text:s text:c="3"/>where "IDErrortype" = 110 <text:s/>); <text:s text:c="2"/>update "LOG_Errortype" <text:s/>set <text:s text:c="3"/>"Name" = 'forum__reply__lack_of_permitions_to_insert' <text:s/>where <text:s text:c="3"/>"IDErrortype" = 11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forum__lack_of_permitions_to_insert</text:p>
          </table:table-cell>
          <table:table-cell table:style-name="ce12"/>
          <table:table-cell table:style-name="ce13" table:formula="of:=[.C111]+1" office:value-type="float" office:value="111">
            <text:p>111</text:p>
          </table:table-cell>
          <table:table-cell table:style-name="ce14" table:formula="of:=SUBSTITUTE(SUBSTITUTE(SUBSTITUTE([.A112];&quot;__WARNING&quot;;&quot;&quot;);&quot;__&quot;;&quot; - &quot;);&quot;_&quot;;&quot; &quot;)" office:value-type="string" office:string-value="forum - forum - lack of permitions to insert">
            <text:p>forum - forum - lack of permitions to insert</text:p>
          </table:table-cell>
          <table:table-cell table:style-name="ce13" table:formula="of:=IF([.A112]=&quot;&quot;;&quot;&quot;;&quot;public const int &quot; &amp; [.A112] &amp; &quot; = &quot; &amp; [.C112] &amp; &quot;;&quot;)" office:value-type="string" office:string-value="public const int forum__forum__lack_of_permitions_to_insert = 111;">
            <text:p>public const int forum__forum__lack_of_permitions_to_insert = 111;</text:p>
          </table:table-cell>
          <table:table-cell table:style-name="ce13" table:formula="of:=IF([.A112]=&quot;&quot;;&quot;&quot;;&quot;items_.Add(&quot; &amp; [.A112] &amp; &quot;, new ErrorItem(&quot;&quot;&quot; &amp; [.D112] &amp; &quot;&quot;&quot;, &quot; &amp; IF(OR([.A112]=&quot;no_error&quot;;NOT(ISERROR(SEARCH(&quot;__WARNING&quot;;[.A112])))); &quot;false&quot;; &quot;true&quot;) &amp; &quot;));&quot;)" office:value-type="string" office:string-value="items_.Add(forum__forum__lack_of_permitions_to_insert, new ErrorItem(&quot;forum - forum - lack of permitions to insert&quot;, true));">
            <text:p>items_.Add(forum__forum__lack_of_permitions_to_insert, new ErrorItem("forum - forum - lack of permitions to insert", true));</text:p>
          </table:table-cell>
          <table:table-cell table:formula="of:=IF([.A112]=&quot;&quot;;&quot;&quot;;&quot;  insert into &quot;&quot;LOG_Errortype&quot;&quot; (   &quot;&quot;IDErrortype&quot;&quot;,    &quot;&quot;Name&quot;&quot;  )  select    &quot; &amp; [.C112] &amp; &quot;,    '&quot; &amp; [.A112] &amp; &quot;'   where not exists (   select &quot;&quot;IDErrortype&quot;&quot;    from &quot;&quot;LOG_Errortype&quot;&quot;    where &quot;&quot;IDErrortype&quot;&quot; = &quot; &amp; [.C112] &amp; &quot;  );   update &quot;&quot;LOG_Errortype&quot;&quot;  set    &quot;&quot;Name&quot;&quot; = '&quot; &amp; [.A112] &amp; &quot;'  where    &quot;&quot;IDErrortype&quot;&quot; = &quot; &amp; [.C112] &amp; &quot;; &quot;)" office:value-type="string" office:string-value="  insert into &quot;LOG_Errortype&quot; (   &quot;IDErrortype&quot;,    &quot;Name&quot;  )  select    111,    'forum__forum__lack_of_permitions_to_insert'   where not exists (   select &quot;IDErrortype&quot;    from &quot;LOG_Errortype&quot;    where &quot;IDErrortype&quot; = 111  );   update &quot;LOG_Errortype&quot;  set    &quot;Name&quot; = 'forum__forum__lack_of_permitions_to_insert'  where    &quot;IDErrortype&quot; = 111; ">
            <text:p><text:s text:c="2"/>insert into "LOG_Errortype" ( <text:s text:c="2"/>"IDErrortype", <text:s text:c="3"/>"Name" <text:s/>) <text:s/>select <text:s text:c="3"/>111, <text:s text:c="3"/>'forum__forum__lack_of_permitions_to_insert' <text:s text:c="2"/>where not exists ( <text:s text:c="2"/>select "IDErrortype" <text:s text:c="3"/>from "LOG_Errortype" <text:s text:c="3"/>where "IDErrortype" = 111 <text:s/>); <text:s text:c="2"/>update "LOG_Errortype" <text:s/>set <text:s text:c="3"/>"Name" = 'forum__forum__lack_of_permitions_to_insert' <text:s/>where <text:s text:c="3"/>"IDErrortype" = 11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invalid_subject</text:p>
          </table:table-cell>
          <table:table-cell table:style-name="ce12"/>
          <table:table-cell table:style-name="ce13" table:formula="of:=[.C112]+1" office:value-type="float" office:value="112">
            <text:p>112</text:p>
          </table:table-cell>
          <table:table-cell table:style-name="ce14" table:formula="of:=SUBSTITUTE(SUBSTITUTE(SUBSTITUTE([.A113];&quot;__WARNING&quot;;&quot;&quot;);&quot;__&quot;;&quot; - &quot;);&quot;_&quot;;&quot; &quot;)" office:value-type="string" office:string-value="forum - invalid subject">
            <text:p>forum - invalid subject</text:p>
          </table:table-cell>
          <table:table-cell table:style-name="ce13" table:formula="of:=IF([.A113]=&quot;&quot;;&quot;&quot;;&quot;public const int &quot; &amp; [.A113] &amp; &quot; = &quot; &amp; [.C113] &amp; &quot;;&quot;)" office:value-type="string" office:string-value="public const int forum__invalid_subject = 112;">
            <text:p>public const int forum__invalid_subject = 112;</text:p>
          </table:table-cell>
          <table:table-cell table:style-name="ce13" table:formula="of:=IF([.A113]=&quot;&quot;;&quot;&quot;;&quot;items_.Add(&quot; &amp; [.A113] &amp; &quot;, new ErrorItem(&quot;&quot;&quot; &amp; [.D113] &amp; &quot;&quot;&quot;, &quot; &amp; IF(OR([.A113]=&quot;no_error&quot;;NOT(ISERROR(SEARCH(&quot;__WARNING&quot;;[.A113])))); &quot;false&quot;; &quot;true&quot;) &amp; &quot;));&quot;)" office:value-type="string" office:string-value="items_.Add(forum__invalid_subject, new ErrorItem(&quot;forum - invalid subject&quot;, true));">
            <text:p>items_.Add(forum__invalid_subject, new ErrorItem("forum - invalid subject", true));</text:p>
          </table:table-cell>
          <table:table-cell table:formula="of:=IF([.A113]=&quot;&quot;;&quot;&quot;;&quot;  insert into &quot;&quot;LOG_Errortype&quot;&quot; (   &quot;&quot;IDErrortype&quot;&quot;,    &quot;&quot;Name&quot;&quot;  )  select    &quot; &amp; [.C113] &amp; &quot;,    '&quot; &amp; [.A113] &amp; &quot;'   where not exists (   select &quot;&quot;IDErrortype&quot;&quot;    from &quot;&quot;LOG_Errortype&quot;&quot;    where &quot;&quot;IDErrortype&quot;&quot; = &quot; &amp; [.C113] &amp; &quot;  );   update &quot;&quot;LOG_Errortype&quot;&quot;  set    &quot;&quot;Name&quot;&quot; = '&quot; &amp; [.A113] &amp; &quot;'  where    &quot;&quot;IDErrortype&quot;&quot; = &quot; &amp; [.C113] &amp; &quot;; &quot;)" office:value-type="string" office:string-value="  insert into &quot;LOG_Errortype&quot; (   &quot;IDErrortype&quot;,    &quot;Name&quot;  )  select    112,    'forum__invalid_subject'   where not exists (   select &quot;IDErrortype&quot;    from &quot;LOG_Errortype&quot;    where &quot;IDErrortype&quot; = 112  );   update &quot;LOG_Errortype&quot;  set    &quot;Name&quot; = 'forum__invalid_subject'  where    &quot;IDErrortype&quot; = 112; ">
            <text:p><text:s text:c="2"/>insert into "LOG_Errortype" ( <text:s text:c="2"/>"IDErrortype", <text:s text:c="3"/>"Name" <text:s/>) <text:s/>select <text:s text:c="3"/>112, <text:s text:c="3"/>'forum__invalid_subject' <text:s text:c="2"/>where not exists ( <text:s text:c="2"/>select "IDErrortype" <text:s text:c="3"/>from "LOG_Errortype" <text:s text:c="3"/>where "IDErrortype" = 112 <text:s/>); <text:s text:c="2"/>update "LOG_Errortype" <text:s/>set <text:s text:c="3"/>"Name" = 'forum__invalid_subject' <text:s/>where <text:s text:c="3"/>"IDErrortype" = 11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invalid_message</text:p>
          </table:table-cell>
          <table:table-cell table:style-name="ce12"/>
          <table:table-cell table:style-name="ce13" table:formula="of:=[.C113]+1" office:value-type="float" office:value="113">
            <text:p>113</text:p>
          </table:table-cell>
          <table:table-cell table:style-name="ce14" table:formula="of:=SUBSTITUTE(SUBSTITUTE(SUBSTITUTE([.A114];&quot;__WARNING&quot;;&quot;&quot;);&quot;__&quot;;&quot; - &quot;);&quot;_&quot;;&quot; &quot;)" office:value-type="string" office:string-value="forum - invalid message">
            <text:p>forum - invalid message</text:p>
          </table:table-cell>
          <table:table-cell table:style-name="ce13" table:formula="of:=IF([.A114]=&quot;&quot;;&quot;&quot;;&quot;public const int &quot; &amp; [.A114] &amp; &quot; = &quot; &amp; [.C114] &amp; &quot;;&quot;)" office:value-type="string" office:string-value="public const int forum__invalid_message = 113;">
            <text:p>public const int forum__invalid_message = 113;</text:p>
          </table:table-cell>
          <table:table-cell table:style-name="ce13" table:formula="of:=IF([.A114]=&quot;&quot;;&quot;&quot;;&quot;items_.Add(&quot; &amp; [.A114] &amp; &quot;, new ErrorItem(&quot;&quot;&quot; &amp; [.D114] &amp; &quot;&quot;&quot;, &quot; &amp; IF(OR([.A114]=&quot;no_error&quot;;NOT(ISERROR(SEARCH(&quot;__WARNING&quot;;[.A114])))); &quot;false&quot;; &quot;true&quot;) &amp; &quot;));&quot;)" office:value-type="string" office:string-value="items_.Add(forum__invalid_message, new ErrorItem(&quot;forum - invalid message&quot;, true));">
            <text:p>items_.Add(forum__invalid_message, new ErrorItem("forum - invalid message", true));</text:p>
          </table:table-cell>
          <table:table-cell table:formula="of:=IF([.A114]=&quot;&quot;;&quot;&quot;;&quot;  insert into &quot;&quot;LOG_Errortype&quot;&quot; (   &quot;&quot;IDErrortype&quot;&quot;,    &quot;&quot;Name&quot;&quot;  )  select    &quot; &amp; [.C114] &amp; &quot;,    '&quot; &amp; [.A114] &amp; &quot;'   where not exists (   select &quot;&quot;IDErrortype&quot;&quot;    from &quot;&quot;LOG_Errortype&quot;&quot;    where &quot;&quot;IDErrortype&quot;&quot; = &quot; &amp; [.C114] &amp; &quot;  );   update &quot;&quot;LOG_Errortype&quot;&quot;  set    &quot;&quot;Name&quot;&quot; = '&quot; &amp; [.A114] &amp; &quot;'  where    &quot;&quot;IDErrortype&quot;&quot; = &quot; &amp; [.C114] &amp; &quot;; &quot;)" office:value-type="string" office:string-value="  insert into &quot;LOG_Errortype&quot; (   &quot;IDErrortype&quot;,    &quot;Name&quot;  )  select    113,    'forum__invalid_message'   where not exists (   select &quot;IDErrortype&quot;    from &quot;LOG_Errortype&quot;    where &quot;IDErrortype&quot; = 113  );   update &quot;LOG_Errortype&quot;  set    &quot;Name&quot; = 'forum__invalid_message'  where    &quot;IDErrortype&quot; = 113; ">
            <text:p><text:s text:c="2"/>insert into "LOG_Errortype" ( <text:s text:c="2"/>"IDErrortype", <text:s text:c="3"/>"Name" <text:s/>) <text:s/>select <text:s text:c="3"/>113, <text:s text:c="3"/>'forum__invalid_message' <text:s text:c="2"/>where not exists ( <text:s text:c="2"/>select "IDErrortype" <text:s text:c="3"/>from "LOG_Errortype" <text:s text:c="3"/>where "IDErrortype" = 113 <text:s/>); <text:s text:c="2"/>update "LOG_Errortype" <text:s/>set <text:s text:c="3"/>"Name" = 'forum__invalid_message' <text:s/>where <text:s text:c="3"/>"IDErrortype" = 11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forum__successfully_created__WARNING</text:p>
          </table:table-cell>
          <table:table-cell table:style-name="ce12"/>
          <table:table-cell table:style-name="ce13" table:formula="of:=[.C114]+1" office:value-type="float" office:value="114">
            <text:p>114</text:p>
          </table:table-cell>
          <table:table-cell table:style-name="ce14" table:formula="of:=SUBSTITUTE(SUBSTITUTE(SUBSTITUTE([.A115];&quot;__WARNING&quot;;&quot;&quot;);&quot;__&quot;;&quot; - &quot;);&quot;_&quot;;&quot; &quot;)" office:value-type="string" office:string-value="forum - forum - successfully created">
            <text:p>forum - forum - successfully created</text:p>
          </table:table-cell>
          <table:table-cell table:style-name="ce13" table:formula="of:=IF([.A115]=&quot;&quot;;&quot;&quot;;&quot;public const int &quot; &amp; [.A115] &amp; &quot; = &quot; &amp; [.C115] &amp; &quot;;&quot;)" office:value-type="string" office:string-value="public const int forum__forum__successfully_created__WARNING = 114;">
            <text:p>public const int forum__forum__successfully_created__WARNING = 114;</text:p>
          </table:table-cell>
          <table:table-cell table:style-name="ce13" table:formula="of:=IF([.A115]=&quot;&quot;;&quot;&quot;;&quot;items_.Add(&quot; &amp; [.A115] &amp; &quot;, new ErrorItem(&quot;&quot;&quot; &amp; [.D115] &amp; &quot;&quot;&quot;, &quot; &amp; IF(OR([.A115]=&quot;no_error&quot;;NOT(ISERROR(SEARCH(&quot;__WARNING&quot;;[.A115])))); &quot;false&quot;; &quot;true&quot;) &amp; &quot;));&quot;)" office:value-type="string" office:string-value="items_.Add(forum__forum__successfully_created__WARNING, new ErrorItem(&quot;forum - forum - successfully created&quot;, false));">
            <text:p>items_.Add(forum__forum__successfully_created__WARNING, new ErrorItem("forum - forum - successfully created", false));</text:p>
          </table:table-cell>
          <table:table-cell table:formula="of:=IF([.A115]=&quot;&quot;;&quot;&quot;;&quot;  insert into &quot;&quot;LOG_Errortype&quot;&quot; (   &quot;&quot;IDErrortype&quot;&quot;,    &quot;&quot;Name&quot;&quot;  )  select    &quot; &amp; [.C115] &amp; &quot;,    '&quot; &amp; [.A115] &amp; &quot;'   where not exists (   select &quot;&quot;IDErrortype&quot;&quot;    from &quot;&quot;LOG_Errortype&quot;&quot;    where &quot;&quot;IDErrortype&quot;&quot; = &quot; &amp; [.C115] &amp; &quot;  );   update &quot;&quot;LOG_Errortype&quot;&quot;  set    &quot;&quot;Name&quot;&quot; = '&quot; &amp; [.A115] &amp; &quot;'  where    &quot;&quot;IDErrortype&quot;&quot; = &quot; &amp; [.C115] &amp; &quot;; &quot;)" office:value-type="string" office:string-value="  insert into &quot;LOG_Errortype&quot; (   &quot;IDErrortype&quot;,    &quot;Name&quot;  )  select    114,    'forum__forum__successfully_created__WARNING'   where not exists (   select &quot;IDErrortype&quot;    from &quot;LOG_Errortype&quot;    where &quot;IDErrortype&quot; = 114  );   update &quot;LOG_Errortype&quot;  set    &quot;Name&quot; = 'forum__forum__successfully_created__WARNING'  where    &quot;IDErrortype&quot; = 114; ">
            <text:p><text:s text:c="2"/>insert into "LOG_Errortype" ( <text:s text:c="2"/>"IDErrortype", <text:s text:c="3"/>"Name" <text:s/>) <text:s/>select <text:s text:c="3"/>114, <text:s text:c="3"/>'forum__forum__successfully_created__WARNING' <text:s text:c="2"/>where not exists ( <text:s text:c="2"/>select "IDErrortype" <text:s text:c="3"/>from "LOG_Errortype" <text:s text:c="3"/>where "IDErrortype" = 114 <text:s/>); <text:s text:c="2"/>update "LOG_Errortype" <text:s/>set <text:s text:c="3"/>"Name" = 'forum__forum__successfully_created__WARNING' <text:s/>where <text:s text:c="3"/>"IDErrortype" = 11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thread__successfully_created__WARNING</text:p>
          </table:table-cell>
          <table:table-cell table:style-name="ce12"/>
          <table:table-cell table:style-name="ce13" table:formula="of:=[.C115]+1" office:value-type="float" office:value="115">
            <text:p>115</text:p>
          </table:table-cell>
          <table:table-cell table:style-name="ce14" table:formula="of:=SUBSTITUTE(SUBSTITUTE(SUBSTITUTE([.A116];&quot;__WARNING&quot;;&quot;&quot;);&quot;__&quot;;&quot; - &quot;);&quot;_&quot;;&quot; &quot;)" office:value-type="string" office:string-value="forum - thread - successfully created">
            <text:p>forum - thread - successfully created</text:p>
          </table:table-cell>
          <table:table-cell table:style-name="ce13" table:formula="of:=IF([.A116]=&quot;&quot;;&quot;&quot;;&quot;public const int &quot; &amp; [.A116] &amp; &quot; = &quot; &amp; [.C116] &amp; &quot;;&quot;)" office:value-type="string" office:string-value="public const int forum__thread__successfully_created__WARNING = 115;">
            <text:p>public const int forum__thread__successfully_created__WARNING = 115;</text:p>
          </table:table-cell>
          <table:table-cell table:style-name="ce13" table:formula="of:=IF([.A116]=&quot;&quot;;&quot;&quot;;&quot;items_.Add(&quot; &amp; [.A116] &amp; &quot;, new ErrorItem(&quot;&quot;&quot; &amp; [.D116] &amp; &quot;&quot;&quot;, &quot; &amp; IF(OR([.A116]=&quot;no_error&quot;;NOT(ISERROR(SEARCH(&quot;__WARNING&quot;;[.A116])))); &quot;false&quot;; &quot;true&quot;) &amp; &quot;));&quot;)" office:value-type="string" office:string-value="items_.Add(forum__thread__successfully_created__WARNING, new ErrorItem(&quot;forum - thread - successfully created&quot;, false));">
            <text:p>items_.Add(forum__thread__successfully_created__WARNING, new ErrorItem("forum - thread - successfully created", false));</text:p>
          </table:table-cell>
          <table:table-cell table:formula="of:=IF([.A116]=&quot;&quot;;&quot;&quot;;&quot;  insert into &quot;&quot;LOG_Errortype&quot;&quot; (   &quot;&quot;IDErrortype&quot;&quot;,    &quot;&quot;Name&quot;&quot;  )  select    &quot; &amp; [.C116] &amp; &quot;,    '&quot; &amp; [.A116] &amp; &quot;'   where not exists (   select &quot;&quot;IDErrortype&quot;&quot;    from &quot;&quot;LOG_Errortype&quot;&quot;    where &quot;&quot;IDErrortype&quot;&quot; = &quot; &amp; [.C116] &amp; &quot;  );   update &quot;&quot;LOG_Errortype&quot;&quot;  set    &quot;&quot;Name&quot;&quot; = '&quot; &amp; [.A116] &amp; &quot;'  where    &quot;&quot;IDErrortype&quot;&quot; = &quot; &amp; [.C116] &amp; &quot;; &quot;)" office:value-type="string" office:string-value="  insert into &quot;LOG_Errortype&quot; (   &quot;IDErrortype&quot;,    &quot;Name&quot;  )  select    115,    'forum__thread__successfully_created__WARNING'   where not exists (   select &quot;IDErrortype&quot;    from &quot;LOG_Errortype&quot;    where &quot;IDErrortype&quot; = 115  );   update &quot;LOG_Errortype&quot;  set    &quot;Name&quot; = 'forum__thread__successfully_created__WARNING'  where    &quot;IDErrortype&quot; = 115; ">
            <text:p><text:s text:c="2"/>insert into "LOG_Errortype" ( <text:s text:c="2"/>"IDErrortype", <text:s text:c="3"/>"Name" <text:s/>) <text:s/>select <text:s text:c="3"/>115, <text:s text:c="3"/>'forum__thread__successfully_created__WARNING' <text:s text:c="2"/>where not exists ( <text:s text:c="2"/>select "IDErrortype" <text:s text:c="3"/>from "LOG_Errortype" <text:s text:c="3"/>where "IDErrortype" = 115 <text:s/>); <text:s text:c="2"/>update "LOG_Errortype" <text:s/>set <text:s text:c="3"/>"Name" = 'forum__thread__successfully_created__WARNING' <text:s/>where <text:s text:c="3"/>"IDErrortype" = 115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reply__successfully_created__WARNING</text:p>
          </table:table-cell>
          <table:table-cell table:style-name="ce12"/>
          <table:table-cell table:style-name="ce13" table:formula="of:=[.C116]+1" office:value-type="float" office:value="116">
            <text:p>116</text:p>
          </table:table-cell>
          <table:table-cell table:style-name="ce14" table:formula="of:=SUBSTITUTE(SUBSTITUTE(SUBSTITUTE([.A117];&quot;__WARNING&quot;;&quot;&quot;);&quot;__&quot;;&quot; - &quot;);&quot;_&quot;;&quot; &quot;)" office:value-type="string" office:string-value="forum - reply - successfully created">
            <text:p>forum - reply - successfully created</text:p>
          </table:table-cell>
          <table:table-cell table:style-name="ce13" table:formula="of:=IF([.A117]=&quot;&quot;;&quot;&quot;;&quot;public const int &quot; &amp; [.A117] &amp; &quot; = &quot; &amp; [.C117] &amp; &quot;;&quot;)" office:value-type="string" office:string-value="public const int forum__reply__successfully_created__WARNING = 116;">
            <text:p>public const int forum__reply__successfully_created__WARNING = 116;</text:p>
          </table:table-cell>
          <table:table-cell table:style-name="ce13" table:formula="of:=IF([.A117]=&quot;&quot;;&quot;&quot;;&quot;items_.Add(&quot; &amp; [.A117] &amp; &quot;, new ErrorItem(&quot;&quot;&quot; &amp; [.D117] &amp; &quot;&quot;&quot;, &quot; &amp; IF(OR([.A117]=&quot;no_error&quot;;NOT(ISERROR(SEARCH(&quot;__WARNING&quot;;[.A117])))); &quot;false&quot;; &quot;true&quot;) &amp; &quot;));&quot;)" office:value-type="string" office:string-value="items_.Add(forum__reply__successfully_created__WARNING, new ErrorItem(&quot;forum - reply - successfully created&quot;, false));">
            <text:p>items_.Add(forum__reply__successfully_created__WARNING, new ErrorItem("forum - reply - successfully created", false));</text:p>
          </table:table-cell>
          <table:table-cell table:formula="of:=IF([.A117]=&quot;&quot;;&quot;&quot;;&quot;  insert into &quot;&quot;LOG_Errortype&quot;&quot; (   &quot;&quot;IDErrortype&quot;&quot;,    &quot;&quot;Name&quot;&quot;  )  select    &quot; &amp; [.C117] &amp; &quot;,    '&quot; &amp; [.A117] &amp; &quot;'   where not exists (   select &quot;&quot;IDErrortype&quot;&quot;    from &quot;&quot;LOG_Errortype&quot;&quot;    where &quot;&quot;IDErrortype&quot;&quot; = &quot; &amp; [.C117] &amp; &quot;  );   update &quot;&quot;LOG_Errortype&quot;&quot;  set    &quot;&quot;Name&quot;&quot; = '&quot; &amp; [.A117] &amp; &quot;'  where    &quot;&quot;IDErrortype&quot;&quot; = &quot; &amp; [.C117] &amp; &quot;; &quot;)" office:value-type="string" office:string-value="  insert into &quot;LOG_Errortype&quot; (   &quot;IDErrortype&quot;,    &quot;Name&quot;  )  select    116,    'forum__reply__successfully_created__WARNING'   where not exists (   select &quot;IDErrortype&quot;    from &quot;LOG_Errortype&quot;    where &quot;IDErrortype&quot; = 116  );   update &quot;LOG_Errortype&quot;  set    &quot;Name&quot; = 'forum__reply__successfully_created__WARNING'  where    &quot;IDErrortype&quot; = 116; ">
            <text:p><text:s text:c="2"/>insert into "LOG_Errortype" ( <text:s text:c="2"/>"IDErrortype", <text:s text:c="3"/>"Name" <text:s/>) <text:s/>select <text:s text:c="3"/>116, <text:s text:c="3"/>'forum__reply__successfully_created__WARNING' <text:s text:c="2"/>where not exists ( <text:s text:c="2"/>select "IDErrortype" <text:s text:c="3"/>from "LOG_Errortype" <text:s text:c="3"/>where "IDErrortype" = 116 <text:s/>); <text:s text:c="2"/>update "LOG_Errortype" <text:s/>set <text:s text:c="3"/>"Name" = 'forum__reply__successfully_created__WARNING' <text:s/>where <text:s text:c="3"/>"IDErrortype" = 11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invalid_email</text:p>
          </table:table-cell>
          <table:table-cell table:style-name="ce12"/>
          <table:table-cell table:style-name="ce13" table:formula="of:=[.C117]+1" office:value-type="float" office:value="117">
            <text:p>117</text:p>
          </table:table-cell>
          <table:table-cell table:style-name="ce14" table:formula="of:=SUBSTITUTE(SUBSTITUTE(SUBSTITUTE([.A118];&quot;__WARNING&quot;;&quot;&quot;);&quot;__&quot;;&quot; - &quot;);&quot;_&quot;;&quot; &quot;)" office:value-type="string" office:string-value="web - user - invalid email">
            <text:p>web - user - invalid email</text:p>
          </table:table-cell>
          <table:table-cell table:style-name="ce13" table:formula="of:=IF([.A118]=&quot;&quot;;&quot;&quot;;&quot;public const int &quot; &amp; [.A118] &amp; &quot; = &quot; &amp; [.C118] &amp; &quot;;&quot;)" office:value-type="string" office:string-value="public const int web__user__invalid_email = 117;">
            <text:p>public const int web__user__invalid_email = 117;</text:p>
          </table:table-cell>
          <table:table-cell table:style-name="ce13" table:formula="of:=IF([.A118]=&quot;&quot;;&quot;&quot;;&quot;items_.Add(&quot; &amp; [.A118] &amp; &quot;, new ErrorItem(&quot;&quot;&quot; &amp; [.D118] &amp; &quot;&quot;&quot;, &quot; &amp; IF(OR([.A118]=&quot;no_error&quot;;NOT(ISERROR(SEARCH(&quot;__WARNING&quot;;[.A118])))); &quot;false&quot;; &quot;true&quot;) &amp; &quot;));&quot;)" office:value-type="string" office:string-value="items_.Add(web__user__invalid_email, new ErrorItem(&quot;web - user - invalid email&quot;, true));">
            <text:p>items_.Add(web__user__invalid_email, new ErrorItem("web - user - invalid email", true));</text:p>
          </table:table-cell>
          <table:table-cell table:formula="of:=IF([.A118]=&quot;&quot;;&quot;&quot;;&quot;  insert into &quot;&quot;LOG_Errortype&quot;&quot; (   &quot;&quot;IDErrortype&quot;&quot;,    &quot;&quot;Name&quot;&quot;  )  select    &quot; &amp; [.C118] &amp; &quot;,    '&quot; &amp; [.A118] &amp; &quot;'   where not exists (   select &quot;&quot;IDErrortype&quot;&quot;    from &quot;&quot;LOG_Errortype&quot;&quot;    where &quot;&quot;IDErrortype&quot;&quot; = &quot; &amp; [.C118] &amp; &quot;  );   update &quot;&quot;LOG_Errortype&quot;&quot;  set    &quot;&quot;Name&quot;&quot; = '&quot; &amp; [.A118] &amp; &quot;'  where    &quot;&quot;IDErrortype&quot;&quot; = &quot; &amp; [.C118] &amp; &quot;; &quot;)" office:value-type="string" office:string-value="  insert into &quot;LOG_Errortype&quot; (   &quot;IDErrortype&quot;,    &quot;Name&quot;  )  select    117,    'web__user__invalid_email'   where not exists (   select &quot;IDErrortype&quot;    from &quot;LOG_Errortype&quot;    where &quot;IDErrortype&quot; = 117  );   update &quot;LOG_Errortype&quot;  set    &quot;Name&quot; = 'web__user__invalid_email'  where    &quot;IDErrortype&quot; = 117; ">
            <text:p><text:s text:c="2"/>insert into "LOG_Errortype" ( <text:s text:c="2"/>"IDErrortype", <text:s text:c="3"/>"Name" <text:s/>) <text:s/>select <text:s text:c="3"/>117, <text:s text:c="3"/>'web__user__invalid_email' <text:s text:c="2"/>where not exists ( <text:s text:c="2"/>select "IDErrortype" <text:s text:c="3"/>from "LOG_Errortype" <text:s text:c="3"/>where "IDErrortype" = 117 <text:s/>); <text:s text:c="2"/>update "LOG_Errortype" <text:s/>set <text:s text:c="3"/>"Name" = 'web__user__invalid_email' <text:s/>where <text:s text:c="3"/>"IDErrortype" = 117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updating_email__WARNING</text:p>
          </table:table-cell>
          <table:table-cell table:style-name="ce12"/>
          <table:table-cell table:style-name="ce13" table:formula="of:=[.C118]+1" office:value-type="float" office:value="118">
            <text:p>118</text:p>
          </table:table-cell>
          <table:table-cell table:style-name="ce14" table:formula="of:=SUBSTITUTE(SUBSTITUTE(SUBSTITUTE([.A119];&quot;__WARNING&quot;;&quot;&quot;);&quot;__&quot;;&quot; - &quot;);&quot;_&quot;;&quot; &quot;)" office:value-type="string" office:string-value="web - user - updating email">
            <text:p>web - user - updating email</text:p>
          </table:table-cell>
          <table:table-cell table:style-name="ce13" table:formula="of:=IF([.A119]=&quot;&quot;;&quot;&quot;;&quot;public const int &quot; &amp; [.A119] &amp; &quot; = &quot; &amp; [.C119] &amp; &quot;;&quot;)" office:value-type="string" office:string-value="public const int web__user__updating_email__WARNING = 118;">
            <text:p>public const int web__user__updating_email__WARNING = 118;</text:p>
          </table:table-cell>
          <table:table-cell table:style-name="ce13" table:formula="of:=IF([.A119]=&quot;&quot;;&quot;&quot;;&quot;items_.Add(&quot; &amp; [.A119] &amp; &quot;, new ErrorItem(&quot;&quot;&quot; &amp; [.D119] &amp; &quot;&quot;&quot;, &quot; &amp; IF(OR([.A119]=&quot;no_error&quot;;NOT(ISERROR(SEARCH(&quot;__WARNING&quot;;[.A119])))); &quot;false&quot;; &quot;true&quot;) &amp; &quot;));&quot;)" office:value-type="string" office:string-value="items_.Add(web__user__updating_email__WARNING, new ErrorItem(&quot;web - user - updating email&quot;, false));">
            <text:p>items_.Add(web__user__updating_email__WARNING, new ErrorItem("web - user - updating email", false));</text:p>
          </table:table-cell>
          <table:table-cell table:formula="of:=IF([.A119]=&quot;&quot;;&quot;&quot;;&quot;  insert into &quot;&quot;LOG_Errortype&quot;&quot; (   &quot;&quot;IDErrortype&quot;&quot;,    &quot;&quot;Name&quot;&quot;  )  select    &quot; &amp; [.C119] &amp; &quot;,    '&quot; &amp; [.A119] &amp; &quot;'   where not exists (   select &quot;&quot;IDErrortype&quot;&quot;    from &quot;&quot;LOG_Errortype&quot;&quot;    where &quot;&quot;IDErrortype&quot;&quot; = &quot; &amp; [.C119] &amp; &quot;  );   update &quot;&quot;LOG_Errortype&quot;&quot;  set    &quot;&quot;Name&quot;&quot; = '&quot; &amp; [.A119] &amp; &quot;'  where    &quot;&quot;IDErrortype&quot;&quot; = &quot; &amp; [.C119] &amp; &quot;; &quot;)" office:value-type="string" office:string-value="  insert into &quot;LOG_Errortype&quot; (   &quot;IDErrortype&quot;,    &quot;Name&quot;  )  select    118,    'web__user__updating_email__WARNING'   where not exists (   select &quot;IDErrortype&quot;    from &quot;LOG_Errortype&quot;    where &quot;IDErrortype&quot; = 118  );   update &quot;LOG_Errortype&quot;  set    &quot;Name&quot; = 'web__user__updating_email__WARNING'  where    &quot;IDErrortype&quot; = 118; ">
            <text:p><text:s text:c="2"/>insert into "LOG_Errortype" ( <text:s text:c="2"/>"IDErrortype", <text:s text:c="3"/>"Name" <text:s/>) <text:s/>select <text:s text:c="3"/>118, <text:s text:c="3"/>'web__user__updating_email__WARNING' <text:s text:c="2"/>where not exists ( <text:s text:c="2"/>select "IDErrortype" <text:s text:c="3"/>from "LOG_Errortype" <text:s text:c="3"/>where "IDErrortype" = 118 <text:s/>); <text:s text:c="2"/>update "LOG_Errortype" <text:s/>set <text:s text:c="3"/>"Name" = 'web__user__updating_email__WARNING' <text:s/>where <text:s text:c="3"/>"IDErrortype" = 11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can_not_send_mail</text:p>
          </table:table-cell>
          <table:table-cell table:style-name="ce12"/>
          <table:table-cell table:style-name="ce13" table:formula="of:=[.C119]+1" office:value-type="float" office:value="119">
            <text:p>119</text:p>
          </table:table-cell>
          <table:table-cell table:style-name="ce14" table:formula="of:=SUBSTITUTE(SUBSTITUTE(SUBSTITUTE([.A120];&quot;__WARNING&quot;;&quot;&quot;);&quot;__&quot;;&quot; - &quot;);&quot;_&quot;;&quot; &quot;)" office:value-type="string" office:string-value="web - user - can not send mail">
            <text:p>web - user - can not send mail</text:p>
          </table:table-cell>
          <table:table-cell table:style-name="ce13" table:formula="of:=IF([.A120]=&quot;&quot;;&quot;&quot;;&quot;public const int &quot; &amp; [.A120] &amp; &quot; = &quot; &amp; [.C120] &amp; &quot;;&quot;)" office:value-type="string" office:string-value="public const int web__user__can_not_send_mail = 119;">
            <text:p>public const int web__user__can_not_send_mail = 119;</text:p>
          </table:table-cell>
          <table:table-cell table:style-name="ce13" table:formula="of:=IF([.A120]=&quot;&quot;;&quot;&quot;;&quot;items_.Add(&quot; &amp; [.A120] &amp; &quot;, new ErrorItem(&quot;&quot;&quot; &amp; [.D120] &amp; &quot;&quot;&quot;, &quot; &amp; IF(OR([.A120]=&quot;no_error&quot;;NOT(ISERROR(SEARCH(&quot;__WARNING&quot;;[.A120])))); &quot;false&quot;; &quot;true&quot;) &amp; &quot;));&quot;)" office:value-type="string" office:string-value="items_.Add(web__user__can_not_send_mail, new ErrorItem(&quot;web - user - can not send mail&quot;, true));">
            <text:p>items_.Add(web__user__can_not_send_mail, new ErrorItem("web - user - can not send mail", true));</text:p>
          </table:table-cell>
          <table:table-cell table:formula="of:=IF([.A120]=&quot;&quot;;&quot;&quot;;&quot;  insert into &quot;&quot;LOG_Errortype&quot;&quot; (   &quot;&quot;IDErrortype&quot;&quot;,    &quot;&quot;Name&quot;&quot;  )  select    &quot; &amp; [.C120] &amp; &quot;,    '&quot; &amp; [.A120] &amp; &quot;'   where not exists (   select &quot;&quot;IDErrortype&quot;&quot;    from &quot;&quot;LOG_Errortype&quot;&quot;    where &quot;&quot;IDErrortype&quot;&quot; = &quot; &amp; [.C120] &amp; &quot;  );   update &quot;&quot;LOG_Errortype&quot;&quot;  set    &quot;&quot;Name&quot;&quot; = '&quot; &amp; [.A120] &amp; &quot;'  where    &quot;&quot;IDErrortype&quot;&quot; = &quot; &amp; [.C120] &amp; &quot;; &quot;)" office:value-type="string" office:string-value="  insert into &quot;LOG_Errortype&quot; (   &quot;IDErrortype&quot;,    &quot;Name&quot;  )  select    119,    'web__user__can_not_send_mail'   where not exists (   select &quot;IDErrortype&quot;    from &quot;LOG_Errortype&quot;    where &quot;IDErrortype&quot; = 119  );   update &quot;LOG_Errortype&quot;  set    &quot;Name&quot; = 'web__user__can_not_send_mail'  where    &quot;IDErrortype&quot; = 119; ">
            <text:p><text:s text:c="2"/>insert into "LOG_Errortype" ( <text:s text:c="2"/>"IDErrortype", <text:s text:c="3"/>"Name" <text:s/>) <text:s/>select <text:s text:c="3"/>119, <text:s text:c="3"/>'web__user__can_not_send_mail' <text:s text:c="2"/>where not exists ( <text:s text:c="2"/>select "IDErrortype" <text:s text:c="3"/>from "LOG_Errortype" <text:s text:c="3"/>where "IDErrortype" = 119 <text:s/>); <text:s text:c="2"/>update "LOG_Errortype" <text:s/>set <text:s text:c="3"/>"Name" = 'web__user__can_not_send_mail' <text:s/>where <text:s text:c="3"/>"IDErrortype" = 119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user__successfully_created__WARNING</text:p>
          </table:table-cell>
          <table:table-cell table:style-name="ce12"/>
          <table:table-cell table:style-name="ce13" table:formula="of:=[.C120]+1" office:value-type="float" office:value="120">
            <text:p>120</text:p>
          </table:table-cell>
          <table:table-cell table:style-name="ce14" table:formula="of:=SUBSTITUTE(SUBSTITUTE(SUBSTITUTE([.A121];&quot;__WARNING&quot;;&quot;&quot;);&quot;__&quot;;&quot; - &quot;);&quot;_&quot;;&quot; &quot;)" office:value-type="string" office:string-value="user - successfully created">
            <text:p>user - successfully created</text:p>
          </table:table-cell>
          <table:table-cell table:style-name="ce13" table:formula="of:=IF([.A121]=&quot;&quot;;&quot;&quot;;&quot;public const int &quot; &amp; [.A121] &amp; &quot; = &quot; &amp; [.C121] &amp; &quot;;&quot;)" office:value-type="string" office:string-value="public const int user__successfully_created__WARNING = 120;">
            <text:p>public const int user__successfully_created__WARNING = 120;</text:p>
          </table:table-cell>
          <table:table-cell table:style-name="ce13" table:formula="of:=IF([.A121]=&quot;&quot;;&quot;&quot;;&quot;items_.Add(&quot; &amp; [.A121] &amp; &quot;, new ErrorItem(&quot;&quot;&quot; &amp; [.D121] &amp; &quot;&quot;&quot;, &quot; &amp; IF(OR([.A121]=&quot;no_error&quot;;NOT(ISERROR(SEARCH(&quot;__WARNING&quot;;[.A121])))); &quot;false&quot;; &quot;true&quot;) &amp; &quot;));&quot;)" office:value-type="string" office:string-value="items_.Add(user__successfully_created__WARNING, new ErrorItem(&quot;user - successfully created&quot;, false));">
            <text:p>items_.Add(user__successfully_created__WARNING, new ErrorItem("user - successfully created", false));</text:p>
          </table:table-cell>
          <table:table-cell table:formula="of:=IF([.A121]=&quot;&quot;;&quot;&quot;;&quot;  insert into &quot;&quot;LOG_Errortype&quot;&quot; (   &quot;&quot;IDErrortype&quot;&quot;,    &quot;&quot;Name&quot;&quot;  )  select    &quot; &amp; [.C121] &amp; &quot;,    '&quot; &amp; [.A121] &amp; &quot;'   where not exists (   select &quot;&quot;IDErrortype&quot;&quot;    from &quot;&quot;LOG_Errortype&quot;&quot;    where &quot;&quot;IDErrortype&quot;&quot; = &quot; &amp; [.C121] &amp; &quot;  );   update &quot;&quot;LOG_Errortype&quot;&quot;  set    &quot;&quot;Name&quot;&quot; = '&quot; &amp; [.A121] &amp; &quot;'  where    &quot;&quot;IDErrortype&quot;&quot; = &quot; &amp; [.C121] &amp; &quot;; &quot;)" office:value-type="string" office:string-value="  insert into &quot;LOG_Errortype&quot; (   &quot;IDErrortype&quot;,    &quot;Name&quot;  )  select    120,    'user__successfully_created__WARNING'   where not exists (   select &quot;IDErrortype&quot;    from &quot;LOG_Errortype&quot;    where &quot;IDErrortype&quot; = 120  );   update &quot;LOG_Errortype&quot;  set    &quot;Name&quot; = 'user__successfully_created__WARNING'  where    &quot;IDErrortype&quot; = 120; ">
            <text:p><text:s text:c="2"/>insert into "LOG_Errortype" ( <text:s text:c="2"/>"IDErrortype", <text:s text:c="3"/>"Name" <text:s/>) <text:s/>select <text:s text:c="3"/>120, <text:s text:c="3"/>'user__successfully_created__WARNING' <text:s text:c="2"/>where not exists ( <text:s text:c="2"/>select "IDErrortype" <text:s text:c="3"/>from "LOG_Errortype" <text:s text:c="3"/>where "IDErrortype" = 120 <text:s/>); <text:s text:c="2"/>update "LOG_Errortype" <text:s/>set <text:s text:c="3"/>"Name" = 'user__successfully_created__WARNING' <text:s/>where <text:s text:c="3"/>"IDErrortype" = 12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constraint_violation</text:p>
          </table:table-cell>
          <table:table-cell table:style-name="ce12"/>
          <table:table-cell table:style-name="ce13" table:formula="of:=[.C121]+1" office:value-type="float" office:value="121">
            <text:p>121</text:p>
          </table:table-cell>
          <table:table-cell table:style-name="ce14" table:formula="of:=SUBSTITUTE(SUBSTITUTE(SUBSTITUTE([.A122];&quot;__WARNING&quot;;&quot;&quot;);&quot;__&quot;;&quot; - &quot;);&quot;_&quot;;&quot; &quot;)" office:value-type="string" office:string-value="web - user - constraint violation">
            <text:p>web - user - constraint violation</text:p>
          </table:table-cell>
          <table:table-cell table:style-name="ce13" table:formula="of:=IF([.A122]=&quot;&quot;;&quot;&quot;;&quot;public const int &quot; &amp; [.A122] &amp; &quot; = &quot; &amp; [.C122] &amp; &quot;;&quot;)" office:value-type="string" office:string-value="public const int web__user__constraint_violation = 121;">
            <text:p>public const int web__user__constraint_violation = 121;</text:p>
          </table:table-cell>
          <table:table-cell table:style-name="ce13" table:formula="of:=IF([.A122]=&quot;&quot;;&quot;&quot;;&quot;items_.Add(&quot; &amp; [.A122] &amp; &quot;, new ErrorItem(&quot;&quot;&quot; &amp; [.D122] &amp; &quot;&quot;&quot;, &quot; &amp; IF(OR([.A122]=&quot;no_error&quot;;NOT(ISERROR(SEARCH(&quot;__WARNING&quot;;[.A122])))); &quot;false&quot;; &quot;true&quot;) &amp; &quot;));&quot;)" office:value-type="string" office:string-value="items_.Add(web__user__constraint_violation, new ErrorItem(&quot;web - user - constraint violation&quot;, true));">
            <text:p>items_.Add(web__user__constraint_violation, new ErrorItem("web - user - constraint violation", true));</text:p>
          </table:table-cell>
          <table:table-cell table:formula="of:=IF([.A122]=&quot;&quot;;&quot;&quot;;&quot;  insert into &quot;&quot;LOG_Errortype&quot;&quot; (   &quot;&quot;IDErrortype&quot;&quot;,    &quot;&quot;Name&quot;&quot;  )  select    &quot; &amp; [.C122] &amp; &quot;,    '&quot; &amp; [.A122] &amp; &quot;'   where not exists (   select &quot;&quot;IDErrortype&quot;&quot;    from &quot;&quot;LOG_Errortype&quot;&quot;    where &quot;&quot;IDErrortype&quot;&quot; = &quot; &amp; [.C122] &amp; &quot;  );   update &quot;&quot;LOG_Errortype&quot;&quot;  set    &quot;&quot;Name&quot;&quot; = '&quot; &amp; [.A122] &amp; &quot;'  where    &quot;&quot;IDErrortype&quot;&quot; = &quot; &amp; [.C122] &amp; &quot;; &quot;)" office:value-type="string" office:string-value="  insert into &quot;LOG_Errortype&quot; (   &quot;IDErrortype&quot;,    &quot;Name&quot;  )  select    121,    'web__user__constraint_violation'   where not exists (   select &quot;IDErrortype&quot;    from &quot;LOG_Errortype&quot;    where &quot;IDErrortype&quot; = 121  );   update &quot;LOG_Errortype&quot;  set    &quot;Name&quot; = 'web__user__constraint_violation'  where    &quot;IDErrortype&quot; = 121; ">
            <text:p><text:s text:c="2"/>insert into "LOG_Errortype" ( <text:s text:c="2"/>"IDErrortype", <text:s text:c="3"/>"Name" <text:s/>) <text:s/>select <text:s text:c="3"/>121, <text:s text:c="3"/>'web__user__constraint_violation' <text:s text:c="2"/>where not exists ( <text:s text:c="2"/>select "IDErrortype" <text:s text:c="3"/>from "LOG_Errortype" <text:s text:c="3"/>where "IDErrortype" = 121 <text:s/>); <text:s text:c="2"/>update "LOG_Errortype" <text:s/>set <text:s text:c="3"/>"Name" = 'web__user__constraint_violation' <text:s/>where <text:s text:c="3"/>"IDErrortype" = 12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encryption__failled_to_encrypt</text:p>
          </table:table-cell>
          <table:table-cell table:style-name="ce12"/>
          <table:table-cell table:style-name="ce13" table:formula="of:=[.C122]+1" office:value-type="float" office:value="122">
            <text:p>122</text:p>
          </table:table-cell>
          <table:table-cell table:style-name="ce14" table:formula="of:=SUBSTITUTE(SUBSTITUTE(SUBSTITUTE([.A123];&quot;__WARNING&quot;;&quot;&quot;);&quot;__&quot;;&quot; - &quot;);&quot;_&quot;;&quot; &quot;)" office:value-type="string" office:string-value="encryption - failled to encrypt">
            <text:p>encryption - failled to encrypt</text:p>
          </table:table-cell>
          <table:table-cell table:style-name="ce13" table:formula="of:=IF([.A123]=&quot;&quot;;&quot;&quot;;&quot;public const int &quot; &amp; [.A123] &amp; &quot; = &quot; &amp; [.C123] &amp; &quot;;&quot;)" office:value-type="string" office:string-value="public const int encryption__failled_to_encrypt = 122;">
            <text:p>public const int encryption__failled_to_encrypt = 122;</text:p>
          </table:table-cell>
          <table:table-cell table:style-name="ce13" table:formula="of:=IF([.A123]=&quot;&quot;;&quot;&quot;;&quot;items_.Add(&quot; &amp; [.A123] &amp; &quot;, new ErrorItem(&quot;&quot;&quot; &amp; [.D123] &amp; &quot;&quot;&quot;, &quot; &amp; IF(OR([.A123]=&quot;no_error&quot;;NOT(ISERROR(SEARCH(&quot;__WARNING&quot;;[.A123])))); &quot;false&quot;; &quot;true&quot;) &amp; &quot;));&quot;)" office:value-type="string" office:string-value="items_.Add(encryption__failled_to_encrypt, new ErrorItem(&quot;encryption - failled to encrypt&quot;, true));">
            <text:p>items_.Add(encryption__failled_to_encrypt, new ErrorItem("encryption - failled to encrypt", true));</text:p>
          </table:table-cell>
          <table:table-cell table:formula="of:=IF([.A123]=&quot;&quot;;&quot;&quot;;&quot;  insert into &quot;&quot;LOG_Errortype&quot;&quot; (   &quot;&quot;IDErrortype&quot;&quot;,    &quot;&quot;Name&quot;&quot;  )  select    &quot; &amp; [.C123] &amp; &quot;,    '&quot; &amp; [.A123] &amp; &quot;'   where not exists (   select &quot;&quot;IDErrortype&quot;&quot;    from &quot;&quot;LOG_Errortype&quot;&quot;    where &quot;&quot;IDErrortype&quot;&quot; = &quot; &amp; [.C123] &amp; &quot;  );   update &quot;&quot;LOG_Errortype&quot;&quot;  set    &quot;&quot;Name&quot;&quot; = '&quot; &amp; [.A123] &amp; &quot;'  where    &quot;&quot;IDErrortype&quot;&quot; = &quot; &amp; [.C123] &amp; &quot;; &quot;)" office:value-type="string" office:string-value="  insert into &quot;LOG_Errortype&quot; (   &quot;IDErrortype&quot;,    &quot;Name&quot;  )  select    122,    'encryption__failled_to_encrypt'   where not exists (   select &quot;IDErrortype&quot;    from &quot;LOG_Errortype&quot;    where &quot;IDErrortype&quot; = 122  );   update &quot;LOG_Errortype&quot;  set    &quot;Name&quot; = 'encryption__failled_to_encrypt'  where    &quot;IDErrortype&quot; = 122; ">
            <text:p><text:s text:c="2"/>insert into "LOG_Errortype" ( <text:s text:c="2"/>"IDErrortype", <text:s text:c="3"/>"Name" <text:s/>) <text:s/>select <text:s text:c="3"/>122, <text:s text:c="3"/>'encryption__failled_to_encrypt' <text:s text:c="2"/>where not exists ( <text:s text:c="2"/>select "IDErrortype" <text:s text:c="3"/>from "LOG_Errortype" <text:s text:c="3"/>where "IDErrortype" = 122 <text:s/>); <text:s text:c="2"/>update "LOG_Errortype" <text:s/>set <text:s text:c="3"/>"Name" = 'encryption__failled_to_encrypt' <text:s/>where <text:s text:c="3"/>"IDErrortype" = 12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encryption__failled_to_decrypt</text:p>
          </table:table-cell>
          <table:table-cell table:style-name="ce12"/>
          <table:table-cell table:style-name="ce13" table:formula="of:=[.C123]+1" office:value-type="float" office:value="123">
            <text:p>123</text:p>
          </table:table-cell>
          <table:table-cell table:style-name="ce14" table:formula="of:=SUBSTITUTE(SUBSTITUTE(SUBSTITUTE([.A124];&quot;__WARNING&quot;;&quot;&quot;);&quot;__&quot;;&quot; - &quot;);&quot;_&quot;;&quot; &quot;)" office:value-type="string" office:string-value="encryption - failled to decrypt">
            <text:p>encryption - failled to decrypt</text:p>
          </table:table-cell>
          <table:table-cell table:style-name="ce13" table:formula="of:=IF([.A124]=&quot;&quot;;&quot;&quot;;&quot;public const int &quot; &amp; [.A124] &amp; &quot; = &quot; &amp; [.C124] &amp; &quot;;&quot;)" office:value-type="string" office:string-value="public const int encryption__failled_to_decrypt = 123;">
            <text:p>public const int encryption__failled_to_decrypt = 123;</text:p>
          </table:table-cell>
          <table:table-cell table:style-name="ce13" table:formula="of:=IF([.A124]=&quot;&quot;;&quot;&quot;;&quot;items_.Add(&quot; &amp; [.A124] &amp; &quot;, new ErrorItem(&quot;&quot;&quot; &amp; [.D124] &amp; &quot;&quot;&quot;, &quot; &amp; IF(OR([.A124]=&quot;no_error&quot;;NOT(ISERROR(SEARCH(&quot;__WARNING&quot;;[.A124])))); &quot;false&quot;; &quot;true&quot;) &amp; &quot;));&quot;)" office:value-type="string" office:string-value="items_.Add(encryption__failled_to_decrypt, new ErrorItem(&quot;encryption - failled to decrypt&quot;, true));">
            <text:p>items_.Add(encryption__failled_to_decrypt, new ErrorItem("encryption - failled to decrypt", true));</text:p>
          </table:table-cell>
          <table:table-cell table:formula="of:=IF([.A124]=&quot;&quot;;&quot;&quot;;&quot;  insert into &quot;&quot;LOG_Errortype&quot;&quot; (   &quot;&quot;IDErrortype&quot;&quot;,    &quot;&quot;Name&quot;&quot;  )  select    &quot; &amp; [.C124] &amp; &quot;,    '&quot; &amp; [.A124] &amp; &quot;'   where not exists (   select &quot;&quot;IDErrortype&quot;&quot;    from &quot;&quot;LOG_Errortype&quot;&quot;    where &quot;&quot;IDErrortype&quot;&quot; = &quot; &amp; [.C124] &amp; &quot;  );   update &quot;&quot;LOG_Errortype&quot;&quot;  set    &quot;&quot;Name&quot;&quot; = '&quot; &amp; [.A124] &amp; &quot;'  where    &quot;&quot;IDErrortype&quot;&quot; = &quot; &amp; [.C124] &amp; &quot;; &quot;)" office:value-type="string" office:string-value="  insert into &quot;LOG_Errortype&quot; (   &quot;IDErrortype&quot;,    &quot;Name&quot;  )  select    123,    'encryption__failled_to_decrypt'   where not exists (   select &quot;IDErrortype&quot;    from &quot;LOG_Errortype&quot;    where &quot;IDErrortype&quot; = 123  );   update &quot;LOG_Errortype&quot;  set    &quot;Name&quot; = 'encryption__failled_to_decrypt'  where    &quot;IDErrortype&quot; = 123; ">
            <text:p><text:s text:c="2"/>insert into "LOG_Errortype" ( <text:s text:c="2"/>"IDErrortype", <text:s text:c="3"/>"Name" <text:s/>) <text:s/>select <text:s text:c="3"/>123, <text:s text:c="3"/>'encryption__failled_to_decrypt' <text:s text:c="2"/>where not exists ( <text:s text:c="2"/>select "IDErrortype" <text:s text:c="3"/>from "LOG_Errortype" <text:s text:c="3"/>where "IDErrortype" = 123 <text:s/>); <text:s text:c="2"/>update "LOG_Errortype" <text:s/>set <text:s text:c="3"/>"Name" = 'encryption__failled_to_decrypt' <text:s/>where <text:s text:c="3"/>"IDErrortype" = 12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encryption__failled_to_decrypt__expired</text:p>
          </table:table-cell>
          <table:table-cell table:style-name="ce12"/>
          <table:table-cell table:style-name="ce13" table:formula="of:=[.C124]+1" office:value-type="float" office:value="124">
            <text:p>124</text:p>
          </table:table-cell>
          <table:table-cell table:style-name="ce14" table:formula="of:=SUBSTITUTE(SUBSTITUTE(SUBSTITUTE([.A125];&quot;__WARNING&quot;;&quot;&quot;);&quot;__&quot;;&quot; - &quot;);&quot;_&quot;;&quot; &quot;)" office:value-type="string" office:string-value="encryption - failled to decrypt - expired">
            <text:p>encryption - failled to decrypt - expired</text:p>
          </table:table-cell>
          <table:table-cell table:style-name="ce13" table:formula="of:=IF([.A125]=&quot;&quot;;&quot;&quot;;&quot;public const int &quot; &amp; [.A125] &amp; &quot; = &quot; &amp; [.C125] &amp; &quot;;&quot;)" office:value-type="string" office:string-value="public const int encryption__failled_to_decrypt__expired = 124;">
            <text:p>public const int encryption__failled_to_decrypt__expired = 124;</text:p>
          </table:table-cell>
          <table:table-cell table:style-name="ce13" table:formula="of:=IF([.A125]=&quot;&quot;;&quot;&quot;;&quot;items_.Add(&quot; &amp; [.A125] &amp; &quot;, new ErrorItem(&quot;&quot;&quot; &amp; [.D125] &amp; &quot;&quot;&quot;, &quot; &amp; IF(OR([.A125]=&quot;no_error&quot;;NOT(ISERROR(SEARCH(&quot;__WARNING&quot;;[.A125])))); &quot;false&quot;; &quot;true&quot;) &amp; &quot;));&quot;)" office:value-type="string" office:string-value="items_.Add(encryption__failled_to_decrypt__expired, new ErrorItem(&quot;encryption - failled to decrypt - expired&quot;, true));">
            <text:p>items_.Add(encryption__failled_to_decrypt__expired, new ErrorItem("encryption - failled to decrypt - expired", true));</text:p>
          </table:table-cell>
          <table:table-cell table:formula="of:=IF([.A125]=&quot;&quot;;&quot;&quot;;&quot;  insert into &quot;&quot;LOG_Errortype&quot;&quot; (   &quot;&quot;IDErrortype&quot;&quot;,    &quot;&quot;Name&quot;&quot;  )  select    &quot; &amp; [.C125] &amp; &quot;,    '&quot; &amp; [.A125] &amp; &quot;'   where not exists (   select &quot;&quot;IDErrortype&quot;&quot;    from &quot;&quot;LOG_Errortype&quot;&quot;    where &quot;&quot;IDErrortype&quot;&quot; = &quot; &amp; [.C125] &amp; &quot;  );   update &quot;&quot;LOG_Errortype&quot;&quot;  set    &quot;&quot;Name&quot;&quot; = '&quot; &amp; [.A125] &amp; &quot;'  where    &quot;&quot;IDErrortype&quot;&quot; = &quot; &amp; [.C125] &amp; &quot;; &quot;)" office:value-type="string" office:string-value="  insert into &quot;LOG_Errortype&quot; (   &quot;IDErrortype&quot;,    &quot;Name&quot;  )  select    124,    'encryption__failled_to_decrypt__expired'   where not exists (   select &quot;IDErrortype&quot;    from &quot;LOG_Errortype&quot;    where &quot;IDErrortype&quot; = 124  );   update &quot;LOG_Errortype&quot;  set    &quot;Name&quot; = 'encryption__failled_to_decrypt__expired'  where    &quot;IDErrortype&quot; = 124; ">
            <text:p><text:s text:c="2"/>insert into "LOG_Errortype" ( <text:s text:c="2"/>"IDErrortype", <text:s text:c="3"/>"Name" <text:s/>) <text:s/>select <text:s text:c="3"/>124, <text:s text:c="3"/>'encryption__failled_to_decrypt__expired' <text:s text:c="2"/>where not exists ( <text:s text:c="2"/>select "IDErrortype" <text:s text:c="3"/>from "LOG_Errortype" <text:s text:c="3"/>where "IDErrortype" = 124 <text:s/>); <text:s text:c="2"/>update "LOG_Errortype" <text:s/>set <text:s text:c="3"/>"Name" = 'encryption__failled_to_decrypt__expired' <text:s/>where <text:s text:c="3"/>"IDErrortype" = 12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invalid_name</text:p>
          </table:table-cell>
          <table:table-cell table:style-name="ce12"/>
          <table:table-cell table:style-name="ce13" table:formula="of:=[.C125]+1" office:value-type="float" office:value="125">
            <text:p>125</text:p>
          </table:table-cell>
          <table:table-cell table:style-name="ce14" table:formula="of:=SUBSTITUTE(SUBSTITUTE(SUBSTITUTE([.A126];&quot;__WARNING&quot;;&quot;&quot;);&quot;__&quot;;&quot; - &quot;);&quot;_&quot;;&quot; &quot;)" office:value-type="string" office:string-value="web - user - invalid name">
            <text:p>web - user - invalid name</text:p>
          </table:table-cell>
          <table:table-cell table:style-name="ce13" table:formula="of:=IF([.A126]=&quot;&quot;;&quot;&quot;;&quot;public const int &quot; &amp; [.A126] &amp; &quot; = &quot; &amp; [.C126] &amp; &quot;;&quot;)" office:value-type="string" office:string-value="public const int web__user__invalid_name = 125;">
            <text:p>public const int web__user__invalid_name = 125;</text:p>
          </table:table-cell>
          <table:table-cell table:style-name="ce13" table:formula="of:=IF([.A126]=&quot;&quot;;&quot;&quot;;&quot;items_.Add(&quot; &amp; [.A126] &amp; &quot;, new ErrorItem(&quot;&quot;&quot; &amp; [.D126] &amp; &quot;&quot;&quot;, &quot; &amp; IF(OR([.A126]=&quot;no_error&quot;;NOT(ISERROR(SEARCH(&quot;__WARNING&quot;;[.A126])))); &quot;false&quot;; &quot;true&quot;) &amp; &quot;));&quot;)" office:value-type="string" office:string-value="items_.Add(web__user__invalid_name, new ErrorItem(&quot;web - user - invalid name&quot;, true));">
            <text:p>items_.Add(web__user__invalid_name, new ErrorItem("web - user - invalid name", true));</text:p>
          </table:table-cell>
          <table:table-cell table:formula="of:=IF([.A126]=&quot;&quot;;&quot;&quot;;&quot;  insert into &quot;&quot;LOG_Errortype&quot;&quot; (   &quot;&quot;IDErrortype&quot;&quot;,    &quot;&quot;Name&quot;&quot;  )  select    &quot; &amp; [.C126] &amp; &quot;,    '&quot; &amp; [.A126] &amp; &quot;'   where not exists (   select &quot;&quot;IDErrortype&quot;&quot;    from &quot;&quot;LOG_Errortype&quot;&quot;    where &quot;&quot;IDErrortype&quot;&quot; = &quot; &amp; [.C126] &amp; &quot;  );   update &quot;&quot;LOG_Errortype&quot;&quot;  set    &quot;&quot;Name&quot;&quot; = '&quot; &amp; [.A126] &amp; &quot;'  where    &quot;&quot;IDErrortype&quot;&quot; = &quot; &amp; [.C126] &amp; &quot;; &quot;)" office:value-type="string" office:string-value="  insert into &quot;LOG_Errortype&quot; (   &quot;IDErrortype&quot;,    &quot;Name&quot;  )  select    125,    'web__user__invalid_name'   where not exists (   select &quot;IDErrortype&quot;    from &quot;LOG_Errortype&quot;    where &quot;IDErrortype&quot; = 125  );   update &quot;LOG_Errortype&quot;  set    &quot;Name&quot; = 'web__user__invalid_name'  where    &quot;IDErrortype&quot; = 125; ">
            <text:p><text:s text:c="2"/>insert into "LOG_Errortype" ( <text:s text:c="2"/>"IDErrortype", <text:s text:c="3"/>"Name" <text:s/>) <text:s/>select <text:s text:c="3"/>125, <text:s text:c="3"/>'web__user__invalid_name' <text:s text:c="2"/>where not exists ( <text:s text:c="2"/>select "IDErrortype" <text:s text:c="3"/>from "LOG_Errortype" <text:s text:c="3"/>where "IDErrortype" = 125 <text:s/>); <text:s text:c="2"/>update "LOG_Errortype" <text:s/>set <text:s text:c="3"/>"Name" = 'web__user__invalid_name' <text:s/>where <text:s text:c="3"/>"IDErrortype" = 125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successfully_updated__WARNING</text:p>
          </table:table-cell>
          <table:table-cell table:style-name="ce12"/>
          <table:table-cell table:style-name="ce13" table:formula="of:=[.C126]+1" office:value-type="float" office:value="126">
            <text:p>126</text:p>
          </table:table-cell>
          <table:table-cell table:style-name="ce14" table:formula="of:=SUBSTITUTE(SUBSTITUTE(SUBSTITUTE([.A127];&quot;__WARNING&quot;;&quot;&quot;);&quot;__&quot;;&quot; - &quot;);&quot;_&quot;;&quot; &quot;)" office:value-type="string" office:string-value="web - user - successfully updated">
            <text:p>web - user - successfully updated</text:p>
          </table:table-cell>
          <table:table-cell table:style-name="ce13" table:formula="of:=IF([.A127]=&quot;&quot;;&quot;&quot;;&quot;public const int &quot; &amp; [.A127] &amp; &quot; = &quot; &amp; [.C127] &amp; &quot;;&quot;)" office:value-type="string" office:string-value="public const int web__user__successfully_updated__WARNING = 126;">
            <text:p>public const int web__user__successfully_updated__WARNING = 126;</text:p>
          </table:table-cell>
          <table:table-cell table:style-name="ce13" table:formula="of:=IF([.A127]=&quot;&quot;;&quot;&quot;;&quot;items_.Add(&quot; &amp; [.A127] &amp; &quot;, new ErrorItem(&quot;&quot;&quot; &amp; [.D127] &amp; &quot;&quot;&quot;, &quot; &amp; IF(OR([.A127]=&quot;no_error&quot;;NOT(ISERROR(SEARCH(&quot;__WARNING&quot;;[.A127])))); &quot;false&quot;; &quot;true&quot;) &amp; &quot;));&quot;)" office:value-type="string" office:string-value="items_.Add(web__user__successfully_updated__WARNING, new ErrorItem(&quot;web - user - successfully updated&quot;, false));">
            <text:p>items_.Add(web__user__successfully_updated__WARNING, new ErrorItem("web - user - successfully updated", false));</text:p>
          </table:table-cell>
          <table:table-cell table:formula="of:=IF([.A127]=&quot;&quot;;&quot;&quot;;&quot;  insert into &quot;&quot;LOG_Errortype&quot;&quot; (   &quot;&quot;IDErrortype&quot;&quot;,    &quot;&quot;Name&quot;&quot;  )  select    &quot; &amp; [.C127] &amp; &quot;,    '&quot; &amp; [.A127] &amp; &quot;'   where not exists (   select &quot;&quot;IDErrortype&quot;&quot;    from &quot;&quot;LOG_Errortype&quot;&quot;    where &quot;&quot;IDErrortype&quot;&quot; = &quot; &amp; [.C127] &amp; &quot;  );   update &quot;&quot;LOG_Errortype&quot;&quot;  set    &quot;&quot;Name&quot;&quot; = '&quot; &amp; [.A127] &amp; &quot;'  where    &quot;&quot;IDErrortype&quot;&quot; = &quot; &amp; [.C127] &amp; &quot;; &quot;)" office:value-type="string" office:string-value="  insert into &quot;LOG_Errortype&quot; (   &quot;IDErrortype&quot;,    &quot;Name&quot;  )  select    126,    'web__user__successfully_updated__WARNING'   where not exists (   select &quot;IDErrortype&quot;    from &quot;LOG_Errortype&quot;    where &quot;IDErrortype&quot; = 126  );   update &quot;LOG_Errortype&quot;  set    &quot;Name&quot; = 'web__user__successfully_updated__WARNING'  where    &quot;IDErrortype&quot; = 126; ">
            <text:p><text:s text:c="2"/>insert into "LOG_Errortype" ( <text:s text:c="2"/>"IDErrortype", <text:s text:c="3"/>"Name" <text:s/>) <text:s/>select <text:s text:c="3"/>126, <text:s text:c="3"/>'web__user__successfully_updated__WARNING' <text:s text:c="2"/>where not exists ( <text:s text:c="2"/>select "IDErrortype" <text:s text:c="3"/>from "LOG_Errortype" <text:s text:c="3"/>where "IDErrortype" = 126 <text:s/>); <text:s text:c="2"/>update "LOG_Errortype" <text:s/>set <text:s text:c="3"/>"Name" = 'web__user__successfully_updated__WARNING' <text:s/>where <text:s text:c="3"/>"IDErrortype" = 12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user__invalid_login</text:p>
          </table:table-cell>
          <table:table-cell table:style-name="ce12"/>
          <table:table-cell table:style-name="ce13" table:formula="of:=[.C127]+1" office:value-type="float" office:value="127">
            <text:p>127</text:p>
          </table:table-cell>
          <table:table-cell table:style-name="ce14" table:formula="of:=SUBSTITUTE(SUBSTITUTE(SUBSTITUTE([.A128];&quot;__WARNING&quot;;&quot;&quot;);&quot;__&quot;;&quot; - &quot;);&quot;_&quot;;&quot; &quot;)" office:value-type="string" office:string-value="user - invalid login">
            <text:p>user - invalid login</text:p>
          </table:table-cell>
          <table:table-cell table:style-name="ce13" table:formula="of:=IF([.A128]=&quot;&quot;;&quot;&quot;;&quot;public const int &quot; &amp; [.A128] &amp; &quot; = &quot; &amp; [.C128] &amp; &quot;;&quot;)" office:value-type="string" office:string-value="public const int user__invalid_login = 127;">
            <text:p>public const int user__invalid_login = 127;</text:p>
          </table:table-cell>
          <table:table-cell table:style-name="ce13" table:formula="of:=IF([.A128]=&quot;&quot;;&quot;&quot;;&quot;items_.Add(&quot; &amp; [.A128] &amp; &quot;, new ErrorItem(&quot;&quot;&quot; &amp; [.D128] &amp; &quot;&quot;&quot;, &quot; &amp; IF(OR([.A128]=&quot;no_error&quot;;NOT(ISERROR(SEARCH(&quot;__WARNING&quot;;[.A128])))); &quot;false&quot;; &quot;true&quot;) &amp; &quot;));&quot;)" office:value-type="string" office:string-value="items_.Add(user__invalid_login, new ErrorItem(&quot;user - invalid login&quot;, true));">
            <text:p>items_.Add(user__invalid_login, new ErrorItem("user - invalid login", true));</text:p>
          </table:table-cell>
          <table:table-cell table:formula="of:=IF([.A128]=&quot;&quot;;&quot;&quot;;&quot;  insert into &quot;&quot;LOG_Errortype&quot;&quot; (   &quot;&quot;IDErrortype&quot;&quot;,    &quot;&quot;Name&quot;&quot;  )  select    &quot; &amp; [.C128] &amp; &quot;,    '&quot; &amp; [.A128] &amp; &quot;'   where not exists (   select &quot;&quot;IDErrortype&quot;&quot;    from &quot;&quot;LOG_Errortype&quot;&quot;    where &quot;&quot;IDErrortype&quot;&quot; = &quot; &amp; [.C128] &amp; &quot;  );   update &quot;&quot;LOG_Errortype&quot;&quot;  set    &quot;&quot;Name&quot;&quot; = '&quot; &amp; [.A128] &amp; &quot;'  where    &quot;&quot;IDErrortype&quot;&quot; = &quot; &amp; [.C128] &amp; &quot;; &quot;)" office:value-type="string" office:string-value="  insert into &quot;LOG_Errortype&quot; (   &quot;IDErrortype&quot;,    &quot;Name&quot;  )  select    127,    'user__invalid_login'   where not exists (   select &quot;IDErrortype&quot;    from &quot;LOG_Errortype&quot;    where &quot;IDErrortype&quot; = 127  );   update &quot;LOG_Errortype&quot;  set    &quot;Name&quot; = 'user__invalid_login'  where    &quot;IDErrortype&quot; = 127; ">
            <text:p><text:s text:c="2"/>insert into "LOG_Errortype" ( <text:s text:c="2"/>"IDErrortype", <text:s text:c="3"/>"Name" <text:s/>) <text:s/>select <text:s text:c="3"/>127, <text:s text:c="3"/>'user__invalid_login' <text:s text:c="2"/>where not exists ( <text:s text:c="2"/>select "IDErrortype" <text:s text:c="3"/>from "LOG_Errortype" <text:s text:c="3"/>where "IDErrortype" = 127 <text:s/>); <text:s text:c="2"/>update "LOG_Errortype" <text:s/>set <text:s text:c="3"/>"Name" = 'user__invalid_login' <text:s/>where <text:s text:c="3"/>"IDErrortype" = 127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business__this_should_never_happen</text:p>
          </table:table-cell>
          <table:table-cell table:style-name="ce12"/>
          <table:table-cell table:style-name="ce13" table:formula="of:=[.C128]+1" office:value-type="float" office:value="128">
            <text:p>128</text:p>
          </table:table-cell>
          <table:table-cell table:style-name="ce14" table:formula="of:=SUBSTITUTE(SUBSTITUTE(SUBSTITUTE([.A129];&quot;__WARNING&quot;;&quot;&quot;);&quot;__&quot;;&quot; - &quot;);&quot;_&quot;;&quot; &quot;)" office:value-type="string" office:string-value="business - this should never happen">
            <text:p>business - this should never happen</text:p>
          </table:table-cell>
          <table:table-cell table:style-name="ce13" table:formula="of:=IF([.A129]=&quot;&quot;;&quot;&quot;;&quot;public const int &quot; &amp; [.A129] &amp; &quot; = &quot; &amp; [.C129] &amp; &quot;;&quot;)" office:value-type="string" office:string-value="public const int business__this_should_never_happen = 128;">
            <text:p>public const int business__this_should_never_happen = 128;</text:p>
          </table:table-cell>
          <table:table-cell table:style-name="ce13" table:formula="of:=IF([.A129]=&quot;&quot;;&quot;&quot;;&quot;items_.Add(&quot; &amp; [.A129] &amp; &quot;, new ErrorItem(&quot;&quot;&quot; &amp; [.D129] &amp; &quot;&quot;&quot;, &quot; &amp; IF(OR([.A129]=&quot;no_error&quot;;NOT(ISERROR(SEARCH(&quot;__WARNING&quot;;[.A129])))); &quot;false&quot;; &quot;true&quot;) &amp; &quot;));&quot;)" office:value-type="string" office:string-value="items_.Add(business__this_should_never_happen, new ErrorItem(&quot;business - this should never happen&quot;, true));">
            <text:p>items_.Add(business__this_should_never_happen, new ErrorItem("business - this should never happen", true));</text:p>
          </table:table-cell>
          <table:table-cell table:formula="of:=IF([.A129]=&quot;&quot;;&quot;&quot;;&quot;  insert into &quot;&quot;LOG_Errortype&quot;&quot; (   &quot;&quot;IDErrortype&quot;&quot;,    &quot;&quot;Name&quot;&quot;  )  select    &quot; &amp; [.C129] &amp; &quot;,    '&quot; &amp; [.A129] &amp; &quot;'   where not exists (   select &quot;&quot;IDErrortype&quot;&quot;    from &quot;&quot;LOG_Errortype&quot;&quot;    where &quot;&quot;IDErrortype&quot;&quot; = &quot; &amp; [.C129] &amp; &quot;  );   update &quot;&quot;LOG_Errortype&quot;&quot;  set    &quot;&quot;Name&quot;&quot; = '&quot; &amp; [.A129] &amp; &quot;'  where    &quot;&quot;IDErrortype&quot;&quot; = &quot; &amp; [.C129] &amp; &quot;; &quot;)" office:value-type="string" office:string-value="  insert into &quot;LOG_Errortype&quot; (   &quot;IDErrortype&quot;,    &quot;Name&quot;  )  select    128,    'business__this_should_never_happen'   where not exists (   select &quot;IDErrortype&quot;    from &quot;LOG_Errortype&quot;    where &quot;IDErrortype&quot; = 128  );   update &quot;LOG_Errortype&quot;  set    &quot;Name&quot; = 'business__this_should_never_happen'  where    &quot;IDErrortype&quot; = 128; ">
            <text:p><text:s text:c="2"/>insert into "LOG_Errortype" ( <text:s text:c="2"/>"IDErrortype", <text:s text:c="3"/>"Name" <text:s/>) <text:s/>select <text:s text:c="3"/>128, <text:s text:c="3"/>'business__this_should_never_happen' <text:s text:c="2"/>where not exists ( <text:s text:c="2"/>select "IDErrortype" <text:s text:c="3"/>from "LOG_Errortype" <text:s text:c="3"/>where "IDErrortype" = 128 <text:s/>); <text:s text:c="2"/>update "LOG_Errortype" <text:s/>set <text:s text:c="3"/>"Name" = 'business__this_should_never_happen' <text:s/>where <text:s text:c="3"/>"IDErrortype" = 12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hread_service__too_slow</text:p>
          </table:table-cell>
          <table:table-cell table:style-name="ce12"/>
          <table:table-cell table:style-name="ce13" table:formula="of:=[.C129]+1" office:value-type="float" office:value="129">
            <text:p>129</text:p>
          </table:table-cell>
          <table:table-cell table:style-name="ce14" table:formula="of:=SUBSTITUTE(SUBSTITUTE(SUBSTITUTE([.A130];&quot;__WARNING&quot;;&quot;&quot;);&quot;__&quot;;&quot; - &quot;);&quot;_&quot;;&quot; &quot;)" office:value-type="string" office:string-value="thread service - too slow">
            <text:p>thread service - too slow</text:p>
          </table:table-cell>
          <table:table-cell table:style-name="ce13" table:formula="of:=IF([.A130]=&quot;&quot;;&quot;&quot;;&quot;public const int &quot; &amp; [.A130] &amp; &quot; = &quot; &amp; [.C130] &amp; &quot;;&quot;)" office:value-type="string" office:string-value="public const int thread_service__too_slow = 129;">
            <text:p>public const int thread_service__too_slow = 129;</text:p>
          </table:table-cell>
          <table:table-cell table:style-name="ce13" table:formula="of:=IF([.A130]=&quot;&quot;;&quot;&quot;;&quot;items_.Add(&quot; &amp; [.A130] &amp; &quot;, new ErrorItem(&quot;&quot;&quot; &amp; [.D130] &amp; &quot;&quot;&quot;, &quot; &amp; IF(OR([.A130]=&quot;no_error&quot;;NOT(ISERROR(SEARCH(&quot;__WARNING&quot;;[.A130])))); &quot;false&quot;; &quot;true&quot;) &amp; &quot;));&quot;)" office:value-type="string" office:string-value="items_.Add(thread_service__too_slow, new ErrorItem(&quot;thread service - too slow&quot;, true));">
            <text:p>items_.Add(thread_service__too_slow, new ErrorItem("thread service - too slow", true));</text:p>
          </table:table-cell>
          <table:table-cell table:formula="of:=IF([.A130]=&quot;&quot;;&quot;&quot;;&quot;  insert into &quot;&quot;LOG_Errortype&quot;&quot; (   &quot;&quot;IDErrortype&quot;&quot;,    &quot;&quot;Name&quot;&quot;  )  select    &quot; &amp; [.C130] &amp; &quot;,    '&quot; &amp; [.A130] &amp; &quot;'   where not exists (   select &quot;&quot;IDErrortype&quot;&quot;    from &quot;&quot;LOG_Errortype&quot;&quot;    where &quot;&quot;IDErrortype&quot;&quot; = &quot; &amp; [.C130] &amp; &quot;  );   update &quot;&quot;LOG_Errortype&quot;&quot;  set    &quot;&quot;Name&quot;&quot; = '&quot; &amp; [.A130] &amp; &quot;'  where    &quot;&quot;IDErrortype&quot;&quot; = &quot; &amp; [.C130] &amp; &quot;; &quot;)" office:value-type="string" office:string-value="  insert into &quot;LOG_Errortype&quot; (   &quot;IDErrortype&quot;,    &quot;Name&quot;  )  select    129,    'thread_service__too_slow'   where not exists (   select &quot;IDErrortype&quot;    from &quot;LOG_Errortype&quot;    where &quot;IDErrortype&quot; = 129  );   update &quot;LOG_Errortype&quot;  set    &quot;Name&quot; = 'thread_service__too_slow'  where    &quot;IDErrortype&quot; = 129; ">
            <text:p><text:s text:c="2"/>insert into "LOG_Errortype" ( <text:s text:c="2"/>"IDErrortype", <text:s text:c="3"/>"Name" <text:s/>) <text:s/>select <text:s text:c="3"/>129, <text:s text:c="3"/>'thread_service__too_slow' <text:s text:c="2"/>where not exists ( <text:s text:c="2"/>select "IDErrortype" <text:s text:c="3"/>from "LOG_Errortype" <text:s text:c="3"/>where "IDErrortype" = 129 <text:s/>); <text:s text:c="2"/>update "LOG_Errortype" <text:s/>set <text:s text:c="3"/>"Name" = 'thread_service__too_slow' <text:s/>where <text:s text:c="3"/>"IDErrortype" = 129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authentication__invalid_guid</text:p>
          </table:table-cell>
          <table:table-cell table:style-name="ce12"/>
          <table:table-cell table:style-name="ce13" table:formula="of:=[.C130]+1" office:value-type="float" office:value="130">
            <text:p>130</text:p>
          </table:table-cell>
          <table:table-cell table:style-name="ce14" table:formula="of:=SUBSTITUTE(SUBSTITUTE(SUBSTITUTE([.A131];&quot;__WARNING&quot;;&quot;&quot;);&quot;__&quot;;&quot; - &quot;);&quot;_&quot;;&quot; &quot;)" office:value-type="string" office:string-value="authentication - invalid guid">
            <text:p>authentication - invalid guid</text:p>
          </table:table-cell>
          <table:table-cell table:style-name="ce13" table:formula="of:=IF([.A131]=&quot;&quot;;&quot;&quot;;&quot;public const int &quot; &amp; [.A131] &amp; &quot; = &quot; &amp; [.C131] &amp; &quot;;&quot;)" office:value-type="string" office:string-value="public const int authentication__invalid_guid = 130;">
            <text:p>public const int authentication__invalid_guid = 130;</text:p>
          </table:table-cell>
          <table:table-cell table:style-name="ce13" table:formula="of:=IF([.A131]=&quot;&quot;;&quot;&quot;;&quot;items_.Add(&quot; &amp; [.A131] &amp; &quot;, new ErrorItem(&quot;&quot;&quot; &amp; [.D131] &amp; &quot;&quot;&quot;, &quot; &amp; IF(OR([.A131]=&quot;no_error&quot;;NOT(ISERROR(SEARCH(&quot;__WARNING&quot;;[.A131])))); &quot;false&quot;; &quot;true&quot;) &amp; &quot;));&quot;)" office:value-type="string" office:string-value="items_.Add(authentication__invalid_guid, new ErrorItem(&quot;authentication - invalid guid&quot;, true));">
            <text:p>items_.Add(authentication__invalid_guid, new ErrorItem("authentication - invalid guid", true));</text:p>
          </table:table-cell>
          <table:table-cell table:formula="of:=IF([.A131]=&quot;&quot;;&quot;&quot;;&quot;  insert into &quot;&quot;LOG_Errortype&quot;&quot; (   &quot;&quot;IDErrortype&quot;&quot;,    &quot;&quot;Name&quot;&quot;  )  select    &quot; &amp; [.C131] &amp; &quot;,    '&quot; &amp; [.A131] &amp; &quot;'   where not exists (   select &quot;&quot;IDErrortype&quot;&quot;    from &quot;&quot;LOG_Errortype&quot;&quot;    where &quot;&quot;IDErrortype&quot;&quot; = &quot; &amp; [.C131] &amp; &quot;  );   update &quot;&quot;LOG_Errortype&quot;&quot;  set    &quot;&quot;Name&quot;&quot; = '&quot; &amp; [.A131] &amp; &quot;'  where    &quot;&quot;IDErrortype&quot;&quot; = &quot; &amp; [.C131] &amp; &quot;; &quot;)" office:value-type="string" office:string-value="  insert into &quot;LOG_Errortype&quot; (   &quot;IDErrortype&quot;,    &quot;Name&quot;  )  select    130,    'authentication__invalid_guid'   where not exists (   select &quot;IDErrortype&quot;    from &quot;LOG_Errortype&quot;    where &quot;IDErrortype&quot; = 130  );   update &quot;LOG_Errortype&quot;  set    &quot;Name&quot; = 'authentication__invalid_guid'  where    &quot;IDErrortype&quot; = 130; ">
            <text:p><text:s text:c="2"/>insert into "LOG_Errortype" ( <text:s text:c="2"/>"IDErrortype", <text:s text:c="3"/>"Name" <text:s/>) <text:s/>select <text:s text:c="3"/>130, <text:s text:c="3"/>'authentication__invalid_guid' <text:s text:c="2"/>where not exists ( <text:s text:c="2"/>select "IDErrortype" <text:s text:c="3"/>from "LOG_Errortype" <text:s text:c="3"/>where "IDErrortype" = 130 <text:s/>); <text:s text:c="2"/>update "LOG_Errortype" <text:s/>set <text:s text:c="3"/>"Name" = 'authentication__invalid_guid' <text:s/>where <text:s text:c="3"/>"IDErrortype" = 130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authentication__invalid_email</text:p>
          </table:table-cell>
          <table:table-cell table:style-name="ce12"/>
          <table:table-cell table:style-name="ce13" table:formula="of:=[.C131]+1" office:value-type="float" office:value="131">
            <text:p>131</text:p>
          </table:table-cell>
          <table:table-cell table:style-name="ce14" table:formula="of:=SUBSTITUTE(SUBSTITUTE(SUBSTITUTE([.A132];&quot;__WARNING&quot;;&quot;&quot;);&quot;__&quot;;&quot; - &quot;);&quot;_&quot;;&quot; &quot;)" office:value-type="string" office:string-value="authentication - invalid email">
            <text:p>authentication - invalid email</text:p>
          </table:table-cell>
          <table:table-cell table:style-name="ce13" table:formula="of:=IF([.A132]=&quot;&quot;;&quot;&quot;;&quot;public const int &quot; &amp; [.A132] &amp; &quot; = &quot; &amp; [.C132] &amp; &quot;;&quot;)" office:value-type="string" office:string-value="public const int authentication__invalid_email = 131;">
            <text:p>public const int authentication__invalid_email = 131;</text:p>
          </table:table-cell>
          <table:table-cell table:style-name="ce13" table:formula="of:=IF([.A132]=&quot;&quot;;&quot;&quot;;&quot;items_.Add(&quot; &amp; [.A132] &amp; &quot;, new ErrorItem(&quot;&quot;&quot; &amp; [.D132] &amp; &quot;&quot;&quot;, &quot; &amp; IF(OR([.A132]=&quot;no_error&quot;;NOT(ISERROR(SEARCH(&quot;__WARNING&quot;;[.A132])))); &quot;false&quot;; &quot;true&quot;) &amp; &quot;));&quot;)" office:value-type="string" office:string-value="items_.Add(authentication__invalid_email, new ErrorItem(&quot;authentication - invalid email&quot;, true));">
            <text:p>items_.Add(authentication__invalid_email, new ErrorItem("authentication - invalid email", true));</text:p>
          </table:table-cell>
          <table:table-cell table:formula="of:=IF([.A132]=&quot;&quot;;&quot;&quot;;&quot;  insert into &quot;&quot;LOG_Errortype&quot;&quot; (   &quot;&quot;IDErrortype&quot;&quot;,    &quot;&quot;Name&quot;&quot;  )  select    &quot; &amp; [.C132] &amp; &quot;,    '&quot; &amp; [.A132] &amp; &quot;'   where not exists (   select &quot;&quot;IDErrortype&quot;&quot;    from &quot;&quot;LOG_Errortype&quot;&quot;    where &quot;&quot;IDErrortype&quot;&quot; = &quot; &amp; [.C132] &amp; &quot;  );   update &quot;&quot;LOG_Errortype&quot;&quot;  set    &quot;&quot;Name&quot;&quot; = '&quot; &amp; [.A132] &amp; &quot;'  where    &quot;&quot;IDErrortype&quot;&quot; = &quot; &amp; [.C132] &amp; &quot;; &quot;)" office:value-type="string" office:string-value="  insert into &quot;LOG_Errortype&quot; (   &quot;IDErrortype&quot;,    &quot;Name&quot;  )  select    131,    'authentication__invalid_email'   where not exists (   select &quot;IDErrortype&quot;    from &quot;LOG_Errortype&quot;    where &quot;IDErrortype&quot; = 131  );   update &quot;LOG_Errortype&quot;  set    &quot;Name&quot; = 'authentication__invalid_email'  where    &quot;IDErrortype&quot; = 131; ">
            <text:p><text:s text:c="2"/>insert into "LOG_Errortype" ( <text:s text:c="2"/>"IDErrortype", <text:s text:c="3"/>"Name" <text:s/>) <text:s/>select <text:s text:c="3"/>131, <text:s text:c="3"/>'authentication__invalid_email' <text:s text:c="2"/>where not exists ( <text:s text:c="2"/>select "IDErrortype" <text:s text:c="3"/>from "LOG_Errortype" <text:s text:c="3"/>where "IDErrortype" = 131 <text:s/>); <text:s text:c="2"/>update "LOG_Errortype" <text:s/>set <text:s text:c="3"/>"Name" = 'authentication__invalid_email' <text:s/>where <text:s text:c="3"/>"IDErrortype" = 131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authentication__guid_not_yours</text:p>
          </table:table-cell>
          <table:table-cell table:style-name="ce12"/>
          <table:table-cell table:style-name="ce13" table:formula="of:=[.C132]+1" office:value-type="float" office:value="132">
            <text:p>132</text:p>
          </table:table-cell>
          <table:table-cell table:style-name="ce14" table:formula="of:=SUBSTITUTE(SUBSTITUTE(SUBSTITUTE([.A133];&quot;__WARNING&quot;;&quot;&quot;);&quot;__&quot;;&quot; - &quot;);&quot;_&quot;;&quot; &quot;)" office:value-type="string" office:string-value="authentication - guid not yours">
            <text:p>authentication - guid not yours</text:p>
          </table:table-cell>
          <table:table-cell table:style-name="ce13" table:formula="of:=IF([.A133]=&quot;&quot;;&quot;&quot;;&quot;public const int &quot; &amp; [.A133] &amp; &quot; = &quot; &amp; [.C133] &amp; &quot;;&quot;)" office:value-type="string" office:string-value="public const int authentication__guid_not_yours = 132;">
            <text:p>public const int authentication__guid_not_yours = 132;</text:p>
          </table:table-cell>
          <table:table-cell table:style-name="ce13" table:formula="of:=IF([.A133]=&quot;&quot;;&quot;&quot;;&quot;items_.Add(&quot; &amp; [.A133] &amp; &quot;, new ErrorItem(&quot;&quot;&quot; &amp; [.D133] &amp; &quot;&quot;&quot;, &quot; &amp; IF(OR([.A133]=&quot;no_error&quot;;NOT(ISERROR(SEARCH(&quot;__WARNING&quot;;[.A133])))); &quot;false&quot;; &quot;true&quot;) &amp; &quot;));&quot;)" office:value-type="string" office:string-value="items_.Add(authentication__guid_not_yours, new ErrorItem(&quot;authentication - guid not yours&quot;, true));">
            <text:p>items_.Add(authentication__guid_not_yours, new ErrorItem("authentication - guid not yours", true));</text:p>
          </table:table-cell>
          <table:table-cell table:formula="of:=IF([.A133]=&quot;&quot;;&quot;&quot;;&quot;  insert into &quot;&quot;LOG_Errortype&quot;&quot; (   &quot;&quot;IDErrortype&quot;&quot;,    &quot;&quot;Name&quot;&quot;  )  select    &quot; &amp; [.C133] &amp; &quot;,    '&quot; &amp; [.A133] &amp; &quot;'   where not exists (   select &quot;&quot;IDErrortype&quot;&quot;    from &quot;&quot;LOG_Errortype&quot;&quot;    where &quot;&quot;IDErrortype&quot;&quot; = &quot; &amp; [.C133] &amp; &quot;  );   update &quot;&quot;LOG_Errortype&quot;&quot;  set    &quot;&quot;Name&quot;&quot; = '&quot; &amp; [.A133] &amp; &quot;'  where    &quot;&quot;IDErrortype&quot;&quot; = &quot; &amp; [.C133] &amp; &quot;; &quot;)" office:value-type="string" office:string-value="  insert into &quot;LOG_Errortype&quot; (   &quot;IDErrortype&quot;,    &quot;Name&quot;  )  select    132,    'authentication__guid_not_yours'   where not exists (   select &quot;IDErrortype&quot;    from &quot;LOG_Errortype&quot;    where &quot;IDErrortype&quot; = 132  );   update &quot;LOG_Errortype&quot;  set    &quot;Name&quot; = 'authentication__guid_not_yours'  where    &quot;IDErrortype&quot; = 132; ">
            <text:p><text:s text:c="2"/>insert into "LOG_Errortype" ( <text:s text:c="2"/>"IDErrortype", <text:s text:c="3"/>"Name" <text:s/>) <text:s/>select <text:s text:c="3"/>132, <text:s text:c="3"/>'authentication__guid_not_yours' <text:s text:c="2"/>where not exists ( <text:s text:c="2"/>select "IDErrortype" <text:s text:c="3"/>from "LOG_Errortype" <text:s text:c="3"/>where "IDErrortype" = 132 <text:s/>); <text:s text:c="2"/>update "LOG_Errortype" <text:s/>set <text:s text:c="3"/>"Name" = 'authentication__guid_not_yours' <text:s/>where <text:s text:c="3"/>"IDErrortype" = 13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authentication__no_such_user</text:p>
          </table:table-cell>
          <table:table-cell table:style-name="ce12"/>
          <table:table-cell table:style-name="ce13" table:formula="of:=[.C133]+1" office:value-type="float" office:value="133">
            <text:p>133</text:p>
          </table:table-cell>
          <table:table-cell table:style-name="ce14" table:formula="of:=SUBSTITUTE(SUBSTITUTE(SUBSTITUTE([.A134];&quot;__WARNING&quot;;&quot;&quot;);&quot;__&quot;;&quot; - &quot;);&quot;_&quot;;&quot; &quot;)" office:value-type="string" office:string-value="authentication - no such user">
            <text:p>authentication - no such user</text:p>
          </table:table-cell>
          <table:table-cell table:style-name="ce13" table:formula="of:=IF([.A134]=&quot;&quot;;&quot;&quot;;&quot;public const int &quot; &amp; [.A134] &amp; &quot; = &quot; &amp; [.C134] &amp; &quot;;&quot;)" office:value-type="string" office:string-value="public const int authentication__no_such_user = 133;">
            <text:p>public const int authentication__no_such_user = 133;</text:p>
          </table:table-cell>
          <table:table-cell table:style-name="ce13" table:formula="of:=IF([.A134]=&quot;&quot;;&quot;&quot;;&quot;items_.Add(&quot; &amp; [.A134] &amp; &quot;, new ErrorItem(&quot;&quot;&quot; &amp; [.D134] &amp; &quot;&quot;&quot;, &quot; &amp; IF(OR([.A134]=&quot;no_error&quot;;NOT(ISERROR(SEARCH(&quot;__WARNING&quot;;[.A134])))); &quot;false&quot;; &quot;true&quot;) &amp; &quot;));&quot;)" office:value-type="string" office:string-value="items_.Add(authentication__no_such_user, new ErrorItem(&quot;authentication - no such user&quot;, true));">
            <text:p>items_.Add(authentication__no_such_user, new ErrorItem("authentication - no such user", true));</text:p>
          </table:table-cell>
          <table:table-cell table:formula="of:=IF([.A134]=&quot;&quot;;&quot;&quot;;&quot;  insert into &quot;&quot;LOG_Errortype&quot;&quot; (   &quot;&quot;IDErrortype&quot;&quot;,    &quot;&quot;Name&quot;&quot;  )  select    &quot; &amp; [.C134] &amp; &quot;,    '&quot; &amp; [.A134] &amp; &quot;'   where not exists (   select &quot;&quot;IDErrortype&quot;&quot;    from &quot;&quot;LOG_Errortype&quot;&quot;    where &quot;&quot;IDErrortype&quot;&quot; = &quot; &amp; [.C134] &amp; &quot;  );   update &quot;&quot;LOG_Errortype&quot;&quot;  set    &quot;&quot;Name&quot;&quot; = '&quot; &amp; [.A134] &amp; &quot;'  where    &quot;&quot;IDErrortype&quot;&quot; = &quot; &amp; [.C134] &amp; &quot;; &quot;)" office:value-type="string" office:string-value="  insert into &quot;LOG_Errortype&quot; (   &quot;IDErrortype&quot;,    &quot;Name&quot;  )  select    133,    'authentication__no_such_user'   where not exists (   select &quot;IDErrortype&quot;    from &quot;LOG_Errortype&quot;    where &quot;IDErrortype&quot; = 133  );   update &quot;LOG_Errortype&quot;  set    &quot;Name&quot; = 'authentication__no_such_user'  where    &quot;IDErrortype&quot; = 133; ">
            <text:p><text:s text:c="2"/>insert into "LOG_Errortype" ( <text:s text:c="2"/>"IDErrortype", <text:s text:c="3"/>"Name" <text:s/>) <text:s/>select <text:s text:c="3"/>133, <text:s text:c="3"/>'authentication__no_such_user' <text:s text:c="2"/>where not exists ( <text:s text:c="2"/>select "IDErrortype" <text:s text:c="3"/>from "LOG_Errortype" <text:s text:c="3"/>where "IDErrortype" = 133 <text:s/>); <text:s text:c="2"/>update "LOG_Errortype" <text:s/>set <text:s text:c="3"/>"Name" = 'authentication__no_such_user' <text:s/>where <text:s text:c="3"/>"IDErrortype" = 133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authentication__expired_guid</text:p>
          </table:table-cell>
          <table:table-cell table:style-name="ce12"/>
          <table:table-cell table:style-name="ce13" table:formula="of:=[.C134]+1" office:value-type="float" office:value="134">
            <text:p>134</text:p>
          </table:table-cell>
          <table:table-cell table:style-name="ce14" table:formula="of:=SUBSTITUTE(SUBSTITUTE(SUBSTITUTE([.A135];&quot;__WARNING&quot;;&quot;&quot;);&quot;__&quot;;&quot; - &quot;);&quot;_&quot;;&quot; &quot;)" office:value-type="string" office:string-value="authentication - expired guid">
            <text:p>authentication - expired guid</text:p>
          </table:table-cell>
          <table:table-cell table:style-name="ce13" table:formula="of:=IF([.A135]=&quot;&quot;;&quot;&quot;;&quot;public const int &quot; &amp; [.A135] &amp; &quot; = &quot; &amp; [.C135] &amp; &quot;;&quot;)" office:value-type="string" office:string-value="public const int authentication__expired_guid = 134;">
            <text:p>public const int authentication__expired_guid = 134;</text:p>
          </table:table-cell>
          <table:table-cell table:style-name="ce13" table:formula="of:=IF([.A135]=&quot;&quot;;&quot;&quot;;&quot;items_.Add(&quot; &amp; [.A135] &amp; &quot;, new ErrorItem(&quot;&quot;&quot; &amp; [.D135] &amp; &quot;&quot;&quot;, &quot; &amp; IF(OR([.A135]=&quot;no_error&quot;;NOT(ISERROR(SEARCH(&quot;__WARNING&quot;;[.A135])))); &quot;false&quot;; &quot;true&quot;) &amp; &quot;));&quot;)" office:value-type="string" office:string-value="items_.Add(authentication__expired_guid, new ErrorItem(&quot;authentication - expired guid&quot;, true));">
            <text:p>items_.Add(authentication__expired_guid, new ErrorItem("authentication - expired guid", true));</text:p>
          </table:table-cell>
          <table:table-cell table:formula="of:=IF([.A135]=&quot;&quot;;&quot;&quot;;&quot;  insert into &quot;&quot;LOG_Errortype&quot;&quot; (   &quot;&quot;IDErrortype&quot;&quot;,    &quot;&quot;Name&quot;&quot;  )  select    &quot; &amp; [.C135] &amp; &quot;,    '&quot; &amp; [.A135] &amp; &quot;'   where not exists (   select &quot;&quot;IDErrortype&quot;&quot;    from &quot;&quot;LOG_Errortype&quot;&quot;    where &quot;&quot;IDErrortype&quot;&quot; = &quot; &amp; [.C135] &amp; &quot;  );   update &quot;&quot;LOG_Errortype&quot;&quot;  set    &quot;&quot;Name&quot;&quot; = '&quot; &amp; [.A135] &amp; &quot;'  where    &quot;&quot;IDErrortype&quot;&quot; = &quot; &amp; [.C135] &amp; &quot;; &quot;)" office:value-type="string" office:string-value="  insert into &quot;LOG_Errortype&quot; (   &quot;IDErrortype&quot;,    &quot;Name&quot;  )  select    134,    'authentication__expired_guid'   where not exists (   select &quot;IDErrortype&quot;    from &quot;LOG_Errortype&quot;    where &quot;IDErrortype&quot; = 134  );   update &quot;LOG_Errortype&quot;  set    &quot;Name&quot; = 'authentication__expired_guid'  where    &quot;IDErrortype&quot; = 134; ">
            <text:p><text:s text:c="2"/>insert into "LOG_Errortype" ( <text:s text:c="2"/>"IDErrortype", <text:s text:c="3"/>"Name" <text:s/>) <text:s/>select <text:s text:c="3"/>134, <text:s text:c="3"/>'authentication__expired_guid' <text:s text:c="2"/>where not exists ( <text:s text:c="2"/>select "IDErrortype" <text:s text:c="3"/>from "LOG_Errortype" <text:s text:c="3"/>where "IDErrortype" = 134 <text:s/>); <text:s text:c="2"/>update "LOG_Errortype" <text:s/>set <text:s text:c="3"/>"Name" = 'authentication__expired_guid' <text:s/>where <text:s text:c="3"/>"IDErrortype" = 13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nguage__lack_of_permitions_to_write</text:p>
          </table:table-cell>
          <table:table-cell table:style-name="ce12"/>
          <table:table-cell table:style-name="ce13" table:formula="of:=[.C135]+1" office:value-type="float" office:value="135">
            <text:p>135</text:p>
          </table:table-cell>
          <table:table-cell table:style-name="ce14" table:formula="of:=SUBSTITUTE(SUBSTITUTE(SUBSTITUTE([.A136];&quot;__WARNING&quot;;&quot;&quot;);&quot;__&quot;;&quot; - &quot;);&quot;_&quot;;&quot; &quot;)" office:value-type="string" office:string-value="language - lack of permitions to write">
            <text:p>language - lack of permitions to write</text:p>
          </table:table-cell>
          <table:table-cell table:style-name="ce13" table:formula="of:=IF([.A136]=&quot;&quot;;&quot;&quot;;&quot;public const int &quot; &amp; [.A136] &amp; &quot; = &quot; &amp; [.C136] &amp; &quot;;&quot;)" office:value-type="string" office:string-value="public const int language__lack_of_permitions_to_write = 135;">
            <text:p>public const int language__lack_of_permitions_to_write = 135;</text:p>
          </table:table-cell>
          <table:table-cell table:style-name="ce13" table:formula="of:=IF([.A136]=&quot;&quot;;&quot;&quot;;&quot;items_.Add(&quot; &amp; [.A136] &amp; &quot;, new ErrorItem(&quot;&quot;&quot; &amp; [.D136] &amp; &quot;&quot;&quot;, &quot; &amp; IF(OR([.A136]=&quot;no_error&quot;;NOT(ISERROR(SEARCH(&quot;__WARNING&quot;;[.A136])))); &quot;false&quot;; &quot;true&quot;) &amp; &quot;));&quot;)" office:value-type="string" office:string-value="items_.Add(language__lack_of_permitions_to_write, new ErrorItem(&quot;language - lack of permitions to write&quot;, true));">
            <text:p>items_.Add(language__lack_of_permitions_to_write, new ErrorItem("language - lack of permitions to write", true));</text:p>
          </table:table-cell>
          <table:table-cell table:formula="of:=IF([.A136]=&quot;&quot;;&quot;&quot;;&quot;  insert into &quot;&quot;LOG_Errortype&quot;&quot; (   &quot;&quot;IDErrortype&quot;&quot;,    &quot;&quot;Name&quot;&quot;  )  select    &quot; &amp; [.C136] &amp; &quot;,    '&quot; &amp; [.A136] &amp; &quot;'   where not exists (   select &quot;&quot;IDErrortype&quot;&quot;    from &quot;&quot;LOG_Errortype&quot;&quot;    where &quot;&quot;IDErrortype&quot;&quot; = &quot; &amp; [.C136] &amp; &quot;  );   update &quot;&quot;LOG_Errortype&quot;&quot;  set    &quot;&quot;Name&quot;&quot; = '&quot; &amp; [.A136] &amp; &quot;'  where    &quot;&quot;IDErrortype&quot;&quot; = &quot; &amp; [.C136] &amp; &quot;; &quot;)" office:value-type="string" office:string-value="  insert into &quot;LOG_Errortype&quot; (   &quot;IDErrortype&quot;,    &quot;Name&quot;  )  select    135,    'language__lack_of_permitions_to_write'   where not exists (   select &quot;IDErrortype&quot;    from &quot;LOG_Errortype&quot;    where &quot;IDErrortype&quot; = 135  );   update &quot;LOG_Errortype&quot;  set    &quot;Name&quot; = 'language__lack_of_permitions_to_write'  where    &quot;IDErrortype&quot; = 135; ">
            <text:p><text:s text:c="2"/>insert into "LOG_Errortype" ( <text:s text:c="2"/>"IDErrortype", <text:s text:c="3"/>"Name" <text:s/>) <text:s/>select <text:s text:c="3"/>135, <text:s text:c="3"/>'language__lack_of_permitions_to_write' <text:s text:c="2"/>where not exists ( <text:s text:c="2"/>select "IDErrortype" <text:s text:c="3"/>from "LOG_Errortype" <text:s text:c="3"/>where "IDErrortype" = 135 <text:s/>); <text:s text:c="2"/>update "LOG_Errortype" <text:s/>set <text:s text:c="3"/>"Name" = 'language__lack_of_permitions_to_write' <text:s/>where <text:s text:c="3"/>"IDErrortype" = 135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anguage__lack_of_permitions_to_delete</text:p>
          </table:table-cell>
          <table:table-cell table:style-name="ce12"/>
          <table:table-cell table:style-name="ce13" table:formula="of:=[.C136]+1" office:value-type="float" office:value="136">
            <text:p>136</text:p>
          </table:table-cell>
          <table:table-cell table:style-name="ce14" table:formula="of:=SUBSTITUTE(SUBSTITUTE(SUBSTITUTE([.A137];&quot;__WARNING&quot;;&quot;&quot;);&quot;__&quot;;&quot; - &quot;);&quot;_&quot;;&quot; &quot;)" office:value-type="string" office:string-value="language - lack of permitions to delete">
            <text:p>language - lack of permitions to delete</text:p>
          </table:table-cell>
          <table:table-cell table:style-name="ce13" table:formula="of:=IF([.A137]=&quot;&quot;;&quot;&quot;;&quot;public const int &quot; &amp; [.A137] &amp; &quot; = &quot; &amp; [.C137] &amp; &quot;;&quot;)" office:value-type="string" office:string-value="public const int language__lack_of_permitions_to_delete = 136;">
            <text:p>public const int language__lack_of_permitions_to_delete = 136;</text:p>
          </table:table-cell>
          <table:table-cell table:style-name="ce13" table:formula="of:=IF([.A137]=&quot;&quot;;&quot;&quot;;&quot;items_.Add(&quot; &amp; [.A137] &amp; &quot;, new ErrorItem(&quot;&quot;&quot; &amp; [.D137] &amp; &quot;&quot;&quot;, &quot; &amp; IF(OR([.A137]=&quot;no_error&quot;;NOT(ISERROR(SEARCH(&quot;__WARNING&quot;;[.A137])))); &quot;false&quot;; &quot;true&quot;) &amp; &quot;));&quot;)" office:value-type="string" office:string-value="items_.Add(language__lack_of_permitions_to_delete, new ErrorItem(&quot;language - lack of permitions to delete&quot;, true));">
            <text:p>items_.Add(language__lack_of_permitions_to_delete, new ErrorItem("language - lack of permitions to delete", true));</text:p>
          </table:table-cell>
          <table:table-cell table:formula="of:=IF([.A137]=&quot;&quot;;&quot;&quot;;&quot;  insert into &quot;&quot;LOG_Errortype&quot;&quot; (   &quot;&quot;IDErrortype&quot;&quot;,    &quot;&quot;Name&quot;&quot;  )  select    &quot; &amp; [.C137] &amp; &quot;,    '&quot; &amp; [.A137] &amp; &quot;'   where not exists (   select &quot;&quot;IDErrortype&quot;&quot;    from &quot;&quot;LOG_Errortype&quot;&quot;    where &quot;&quot;IDErrortype&quot;&quot; = &quot; &amp; [.C137] &amp; &quot;  );   update &quot;&quot;LOG_Errortype&quot;&quot;  set    &quot;&quot;Name&quot;&quot; = '&quot; &amp; [.A137] &amp; &quot;'  where    &quot;&quot;IDErrortype&quot;&quot; = &quot; &amp; [.C137] &amp; &quot;; &quot;)" office:value-type="string" office:string-value="  insert into &quot;LOG_Errortype&quot; (   &quot;IDErrortype&quot;,    &quot;Name&quot;  )  select    136,    'language__lack_of_permitions_to_delete'   where not exists (   select &quot;IDErrortype&quot;    from &quot;LOG_Errortype&quot;    where &quot;IDErrortype&quot; = 136  );   update &quot;LOG_Errortype&quot;  set    &quot;Name&quot; = 'language__lack_of_permitions_to_delete'  where    &quot;IDErrortype&quot; = 136; ">
            <text:p><text:s text:c="2"/>insert into "LOG_Errortype" ( <text:s text:c="2"/>"IDErrortype", <text:s text:c="3"/>"Name" <text:s/>) <text:s/>select <text:s text:c="3"/>136, <text:s text:c="3"/>'language__lack_of_permitions_to_delete' <text:s text:c="2"/>where not exists ( <text:s text:c="2"/>select "IDErrortype" <text:s text:c="3"/>from "LOG_Errortype" <text:s text:c="3"/>where "IDErrortype" = 136 <text:s/>); <text:s text:c="2"/>update "LOG_Errortype" <text:s/>set <text:s text:c="3"/>"Name" = 'language__lack_of_permitions_to_delete' <text:s/>where <text:s text:c="3"/>"IDErrortype" = 136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nguage__successfully_created__WARNING</text:p>
          </table:table-cell>
          <table:table-cell table:style-name="ce12"/>
          <table:table-cell table:style-name="ce13" table:formula="of:=[.C137]+1" office:value-type="float" office:value="137">
            <text:p>137</text:p>
          </table:table-cell>
          <table:table-cell table:style-name="ce14" table:formula="of:=SUBSTITUTE(SUBSTITUTE(SUBSTITUTE([.A138];&quot;__WARNING&quot;;&quot;&quot;);&quot;__&quot;;&quot; - &quot;);&quot;_&quot;;&quot; &quot;)" office:value-type="string" office:string-value="language - successfully created">
            <text:p>language - successfully created</text:p>
          </table:table-cell>
          <table:table-cell table:style-name="ce13" table:formula="of:=IF([.A138]=&quot;&quot;;&quot;&quot;;&quot;public const int &quot; &amp; [.A138] &amp; &quot; = &quot; &amp; [.C138] &amp; &quot;;&quot;)" office:value-type="string" office:string-value="public const int language__successfully_created__WARNING = 137;">
            <text:p>public const int language__successfully_created__WARNING = 137;</text:p>
          </table:table-cell>
          <table:table-cell table:style-name="ce13" table:formula="of:=IF([.A138]=&quot;&quot;;&quot;&quot;;&quot;items_.Add(&quot; &amp; [.A138] &amp; &quot;, new ErrorItem(&quot;&quot;&quot; &amp; [.D138] &amp; &quot;&quot;&quot;, &quot; &amp; IF(OR([.A138]=&quot;no_error&quot;;NOT(ISERROR(SEARCH(&quot;__WARNING&quot;;[.A138])))); &quot;false&quot;; &quot;true&quot;) &amp; &quot;));&quot;)" office:value-type="string" office:string-value="items_.Add(language__successfully_created__WARNING, new ErrorItem(&quot;language - successfully created&quot;, false));">
            <text:p>items_.Add(language__successfully_created__WARNING, new ErrorItem("language - successfully created", false));</text:p>
          </table:table-cell>
          <table:table-cell table:formula="of:=IF([.A138]=&quot;&quot;;&quot;&quot;;&quot;  insert into &quot;&quot;LOG_Errortype&quot;&quot; (   &quot;&quot;IDErrortype&quot;&quot;,    &quot;&quot;Name&quot;&quot;  )  select    &quot; &amp; [.C138] &amp; &quot;,    '&quot; &amp; [.A138] &amp; &quot;'   where not exists (   select &quot;&quot;IDErrortype&quot;&quot;    from &quot;&quot;LOG_Errortype&quot;&quot;    where &quot;&quot;IDErrortype&quot;&quot; = &quot; &amp; [.C138] &amp; &quot;  );   update &quot;&quot;LOG_Errortype&quot;&quot;  set    &quot;&quot;Name&quot;&quot; = '&quot; &amp; [.A138] &amp; &quot;'  where    &quot;&quot;IDErrortype&quot;&quot; = &quot; &amp; [.C138] &amp; &quot;; &quot;)" office:value-type="string" office:string-value="  insert into &quot;LOG_Errortype&quot; (   &quot;IDErrortype&quot;,    &quot;Name&quot;  )  select    137,    'language__successfully_created__WARNING'   where not exists (   select &quot;IDErrortype&quot;    from &quot;LOG_Errortype&quot;    where &quot;IDErrortype&quot; = 137  );   update &quot;LOG_Errortype&quot;  set    &quot;Name&quot; = 'language__successfully_created__WARNING'  where    &quot;IDErrortype&quot; = 137; ">
            <text:p><text:s text:c="2"/>insert into "LOG_Errortype" ( <text:s text:c="2"/>"IDErrortype", <text:s text:c="3"/>"Name" <text:s/>) <text:s/>select <text:s text:c="3"/>137, <text:s text:c="3"/>'language__successfully_created__WARNING' <text:s text:c="2"/>where not exists ( <text:s text:c="2"/>select "IDErrortype" <text:s text:c="3"/>from "LOG_Errortype" <text:s text:c="3"/>where "IDErrortype" = 137 <text:s/>); <text:s text:c="2"/>update "LOG_Errortype" <text:s/>set <text:s text:c="3"/>"Name" = 'language__successfully_created__WARNING' <text:s/>where <text:s text:c="3"/>"IDErrortype" = 137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anguage__successfully_updated__WARNING</text:p>
          </table:table-cell>
          <table:table-cell table:style-name="ce12"/>
          <table:table-cell table:style-name="ce13" table:formula="of:=[.C138]+1" office:value-type="float" office:value="138">
            <text:p>138</text:p>
          </table:table-cell>
          <table:table-cell table:style-name="ce14" table:formula="of:=SUBSTITUTE(SUBSTITUTE(SUBSTITUTE([.A139];&quot;__WARNING&quot;;&quot;&quot;);&quot;__&quot;;&quot; - &quot;);&quot;_&quot;;&quot; &quot;)" office:value-type="string" office:string-value="language - successfully updated">
            <text:p>language - successfully updated</text:p>
          </table:table-cell>
          <table:table-cell table:style-name="ce13" table:formula="of:=IF([.A139]=&quot;&quot;;&quot;&quot;;&quot;public const int &quot; &amp; [.A139] &amp; &quot; = &quot; &amp; [.C139] &amp; &quot;;&quot;)" office:value-type="string" office:string-value="public const int language__successfully_updated__WARNING = 138;">
            <text:p>public const int language__successfully_updated__WARNING = 138;</text:p>
          </table:table-cell>
          <table:table-cell table:style-name="ce13" table:formula="of:=IF([.A139]=&quot;&quot;;&quot;&quot;;&quot;items_.Add(&quot; &amp; [.A139] &amp; &quot;, new ErrorItem(&quot;&quot;&quot; &amp; [.D139] &amp; &quot;&quot;&quot;, &quot; &amp; IF(OR([.A139]=&quot;no_error&quot;;NOT(ISERROR(SEARCH(&quot;__WARNING&quot;;[.A139])))); &quot;false&quot;; &quot;true&quot;) &amp; &quot;));&quot;)" office:value-type="string" office:string-value="items_.Add(language__successfully_updated__WARNING, new ErrorItem(&quot;language - successfully updated&quot;, false));">
            <text:p>items_.Add(language__successfully_updated__WARNING, new ErrorItem("language - successfully updated", false));</text:p>
          </table:table-cell>
          <table:table-cell table:formula="of:=IF([.A139]=&quot;&quot;;&quot;&quot;;&quot;  insert into &quot;&quot;LOG_Errortype&quot;&quot; (   &quot;&quot;IDErrortype&quot;&quot;,    &quot;&quot;Name&quot;&quot;  )  select    &quot; &amp; [.C139] &amp; &quot;,    '&quot; &amp; [.A139] &amp; &quot;'   where not exists (   select &quot;&quot;IDErrortype&quot;&quot;    from &quot;&quot;LOG_Errortype&quot;&quot;    where &quot;&quot;IDErrortype&quot;&quot; = &quot; &amp; [.C139] &amp; &quot;  );   update &quot;&quot;LOG_Errortype&quot;&quot;  set    &quot;&quot;Name&quot;&quot; = '&quot; &amp; [.A139] &amp; &quot;'  where    &quot;&quot;IDErrortype&quot;&quot; = &quot; &amp; [.C139] &amp; &quot;; &quot;)" office:value-type="string" office:string-value="  insert into &quot;LOG_Errortype&quot; (   &quot;IDErrortype&quot;,    &quot;Name&quot;  )  select    138,    'language__successfully_updated__WARNING'   where not exists (   select &quot;IDErrortype&quot;    from &quot;LOG_Errortype&quot;    where &quot;IDErrortype&quot; = 138  );   update &quot;LOG_Errortype&quot;  set    &quot;Name&quot; = 'language__successfully_updated__WARNING'  where    &quot;IDErrortype&quot; = 138; ">
            <text:p><text:s text:c="2"/>insert into "LOG_Errortype" ( <text:s text:c="2"/>"IDErrortype", <text:s text:c="3"/>"Name" <text:s/>) <text:s/>select <text:s text:c="3"/>138, <text:s text:c="3"/>'language__successfully_updated__WARNING' <text:s text:c="2"/>where not exists ( <text:s text:c="2"/>select "IDErrortype" <text:s text:c="3"/>from "LOG_Errortype" <text:s text:c="3"/>where "IDErrortype" = 138 <text:s/>); <text:s text:c="2"/>update "LOG_Errortype" <text:s/>set <text:s text:c="3"/>"Name" = 'language__successfully_updated__WARNING' <text:s/>where <text:s text:c="3"/>"IDErrortype" = 138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anguage__successfully_deleted__WARNING</text:p>
          </table:table-cell>
          <table:table-cell table:style-name="ce12"/>
          <table:table-cell table:style-name="ce13" table:formula="of:=[.C139]+1" office:value-type="float" office:value="139">
            <text:p>139</text:p>
          </table:table-cell>
          <table:table-cell table:style-name="ce14" table:formula="of:=SUBSTITUTE(SUBSTITUTE(SUBSTITUTE([.A140];&quot;__WARNING&quot;;&quot;&quot;);&quot;__&quot;;&quot; - &quot;);&quot;_&quot;;&quot; &quot;)" office:value-type="string" office:string-value="language - successfully deleted">
            <text:p>language - successfully deleted</text:p>
          </table:table-cell>
          <table:table-cell table:style-name="ce13" table:formula="of:=IF([.A140]=&quot;&quot;;&quot;&quot;;&quot;public const int &quot; &amp; [.A140] &amp; &quot; = &quot; &amp; [.C140] &amp; &quot;;&quot;)" office:value-type="string" office:string-value="public const int language__successfully_deleted__WARNING = 139;">
            <text:p>public const int language__successfully_deleted__WARNING = 139;</text:p>
          </table:table-cell>
          <table:table-cell table:style-name="ce13" table:formula="of:=IF([.A140]=&quot;&quot;;&quot;&quot;;&quot;items_.Add(&quot; &amp; [.A140] &amp; &quot;, new ErrorItem(&quot;&quot;&quot; &amp; [.D140] &amp; &quot;&quot;&quot;, &quot; &amp; IF(OR([.A140]=&quot;no_error&quot;;NOT(ISERROR(SEARCH(&quot;__WARNING&quot;;[.A140])))); &quot;false&quot;; &quot;true&quot;) &amp; &quot;));&quot;)" office:value-type="string" office:string-value="items_.Add(language__successfully_deleted__WARNING, new ErrorItem(&quot;language - successfully deleted&quot;, false));">
            <text:p>items_.Add(language__successfully_deleted__WARNING, new ErrorItem("language - successfully deleted", false));</text:p>
          </table:table-cell>
          <table:table-cell table:formula="of:=IF([.A140]=&quot;&quot;;&quot;&quot;;&quot;  insert into &quot;&quot;LOG_Errortype&quot;&quot; (   &quot;&quot;IDErrortype&quot;&quot;,    &quot;&quot;Name&quot;&quot;  )  select    &quot; &amp; [.C140] &amp; &quot;,    '&quot; &amp; [.A140] &amp; &quot;'   where not exists (   select &quot;&quot;IDErrortype&quot;&quot;    from &quot;&quot;LOG_Errortype&quot;&quot;    where &quot;&quot;IDErrortype&quot;&quot; = &quot; &amp; [.C140] &amp; &quot;  );   update &quot;&quot;LOG_Errortype&quot;&quot;  set    &quot;&quot;Name&quot;&quot; = '&quot; &amp; [.A140] &amp; &quot;'  where    &quot;&quot;IDErrortype&quot;&quot; = &quot; &amp; [.C140] &amp; &quot;; &quot;)" office:value-type="string" office:string-value="  insert into &quot;LOG_Errortype&quot; (   &quot;IDErrortype&quot;,    &quot;Name&quot;  )  select    139,    'language__successfully_deleted__WARNING'   where not exists (   select &quot;IDErrortype&quot;    from &quot;LOG_Errortype&quot;    where &quot;IDErrortype&quot; = 139  );   update &quot;LOG_Errortype&quot;  set    &quot;Name&quot; = 'language__successfully_deleted__WARNING'  where    &quot;IDErrortype&quot; = 139; ">
            <text:p><text:s text:c="2"/>insert into "LOG_Errortype" ( <text:s text:c="2"/>"IDErrortype", <text:s text:c="3"/>"Name" <text:s/>) <text:s/>select <text:s text:c="3"/>139, <text:s text:c="3"/>'language__successfully_deleted__WARNING' <text:s text:c="2"/>where not exists ( <text:s text:c="2"/>select "IDErrortype" <text:s text:c="3"/>from "LOG_Errortype" <text:s text:c="3"/>where "IDErrortype" = 139 <text:s/>); <text:s text:c="2"/>update "LOG_Errortype" <text:s/>set <text:s text:c="3"/>"Name" = 'language__successfully_deleted__WARNING' <text:s/>where <text:s text:c="3"/>"IDErrortype" = 139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anguage__lack_of_permitions_to_set</text:p>
          </table:table-cell>
          <table:table-cell table:style-name="ce12"/>
          <table:table-cell table:style-name="ce13" table:formula="of:=[.C140]+1" office:value-type="float" office:value="140">
            <text:p>140</text:p>
          </table:table-cell>
          <table:table-cell table:style-name="ce14" table:formula="of:=SUBSTITUTE(SUBSTITUTE(SUBSTITUTE([.A141];&quot;__WARNING&quot;;&quot;&quot;);&quot;__&quot;;&quot; - &quot;);&quot;_&quot;;&quot; &quot;)" office:value-type="string" office:string-value="language - lack of permitions to set">
            <text:p>language - lack of permitions to set</text:p>
          </table:table-cell>
          <table:table-cell table:style-name="ce13" table:formula="of:=IF([.A141]=&quot;&quot;;&quot;&quot;;&quot;public const int &quot; &amp; [.A141] &amp; &quot; = &quot; &amp; [.C141] &amp; &quot;;&quot;)" office:value-type="string" office:string-value="public const int language__lack_of_permitions_to_set = 140;">
            <text:p>public const int language__lack_of_permitions_to_set = 140;</text:p>
          </table:table-cell>
          <table:table-cell table:style-name="ce13" table:formula="of:=IF([.A141]=&quot;&quot;;&quot;&quot;;&quot;items_.Add(&quot; &amp; [.A141] &amp; &quot;, new ErrorItem(&quot;&quot;&quot; &amp; [.D141] &amp; &quot;&quot;&quot;, &quot; &amp; IF(OR([.A141]=&quot;no_error&quot;;NOT(ISERROR(SEARCH(&quot;__WARNING&quot;;[.A141])))); &quot;false&quot;; &quot;true&quot;) &amp; &quot;));&quot;)" office:value-type="string" office:string-value="items_.Add(language__lack_of_permitions_to_set, new ErrorItem(&quot;language - lack of permitions to set&quot;, true));">
            <text:p>items_.Add(language__lack_of_permitions_to_set, new ErrorItem("language - lack of permitions to set", true));</text:p>
          </table:table-cell>
          <table:table-cell table:formula="of:=IF([.A141]=&quot;&quot;;&quot;&quot;;&quot;  insert into &quot;&quot;LOG_Errortype&quot;&quot; (   &quot;&quot;IDErrortype&quot;&quot;,    &quot;&quot;Name&quot;&quot;  )  select    &quot; &amp; [.C141] &amp; &quot;,    '&quot; &amp; [.A141] &amp; &quot;'   where not exists (   select &quot;&quot;IDErrortype&quot;&quot;    from &quot;&quot;LOG_Errortype&quot;&quot;    where &quot;&quot;IDErrortype&quot;&quot; = &quot; &amp; [.C141] &amp; &quot;  );   update &quot;&quot;LOG_Errortype&quot;&quot;  set    &quot;&quot;Name&quot;&quot; = '&quot; &amp; [.A141] &amp; &quot;'  where    &quot;&quot;IDErrortype&quot;&quot; = &quot; &amp; [.C141] &amp; &quot;; &quot;)" office:value-type="string" office:string-value="  insert into &quot;LOG_Errortype&quot; (   &quot;IDErrortype&quot;,    &quot;Name&quot;  )  select    140,    'language__lack_of_permitions_to_set'   where not exists (   select &quot;IDErrortype&quot;    from &quot;LOG_Errortype&quot;    where &quot;IDErrortype&quot; = 140  );   update &quot;LOG_Errortype&quot;  set    &quot;Name&quot; = 'language__lack_of_permitions_to_set'  where    &quot;IDErrortype&quot; = 140; ">
            <text:p><text:s text:c="2"/>insert into "LOG_Errortype" ( <text:s text:c="2"/>"IDErrortype", <text:s text:c="3"/>"Name" <text:s/>) <text:s/>select <text:s text:c="3"/>140, <text:s text:c="3"/>'language__lack_of_permitions_to_set' <text:s text:c="2"/>where not exists ( <text:s text:c="2"/>select "IDErrortype" <text:s text:c="3"/>from "LOG_Errortype" <text:s text:c="3"/>where "IDErrortype" = 140 <text:s/>); <text:s text:c="2"/>update "LOG_Errortype" <text:s/>set <text:s text:c="3"/>"Name" = 'language__lack_of_permitions_to_set' <text:s/>where <text:s text:c="3"/>"IDErrortype" = 140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anguage__successfully_set__WARNING</text:p>
          </table:table-cell>
          <table:table-cell table:style-name="ce12"/>
          <table:table-cell table:style-name="ce13" table:formula="of:=[.C141]+1" office:value-type="float" office:value="141">
            <text:p>141</text:p>
          </table:table-cell>
          <table:table-cell table:style-name="ce14" table:formula="of:=SUBSTITUTE(SUBSTITUTE(SUBSTITUTE([.A142];&quot;__WARNING&quot;;&quot;&quot;);&quot;__&quot;;&quot; - &quot;);&quot;_&quot;;&quot; &quot;)" office:value-type="string" office:string-value="language - successfully set">
            <text:p>language - successfully set</text:p>
          </table:table-cell>
          <table:table-cell table:style-name="ce13" table:formula="of:=IF([.A142]=&quot;&quot;;&quot;&quot;;&quot;public const int &quot; &amp; [.A142] &amp; &quot; = &quot; &amp; [.C142] &amp; &quot;;&quot;)" office:value-type="string" office:string-value="public const int language__successfully_set__WARNING = 141;">
            <text:p>public const int language__successfully_set__WARNING = 141;</text:p>
          </table:table-cell>
          <table:table-cell table:style-name="ce13" table:formula="of:=IF([.A142]=&quot;&quot;;&quot;&quot;;&quot;items_.Add(&quot; &amp; [.A142] &amp; &quot;, new ErrorItem(&quot;&quot;&quot; &amp; [.D142] &amp; &quot;&quot;&quot;, &quot; &amp; IF(OR([.A142]=&quot;no_error&quot;;NOT(ISERROR(SEARCH(&quot;__WARNING&quot;;[.A142])))); &quot;false&quot;; &quot;true&quot;) &amp; &quot;));&quot;)" office:value-type="string" office:string-value="items_.Add(language__successfully_set__WARNING, new ErrorItem(&quot;language - successfully set&quot;, false));">
            <text:p>items_.Add(language__successfully_set__WARNING, new ErrorItem("language - successfully set", false));</text:p>
          </table:table-cell>
          <table:table-cell table:formula="of:=IF([.A142]=&quot;&quot;;&quot;&quot;;&quot;  insert into &quot;&quot;LOG_Errortype&quot;&quot; (   &quot;&quot;IDErrortype&quot;&quot;,    &quot;&quot;Name&quot;&quot;  )  select    &quot; &amp; [.C142] &amp; &quot;,    '&quot; &amp; [.A142] &amp; &quot;'   where not exists (   select &quot;&quot;IDErrortype&quot;&quot;    from &quot;&quot;LOG_Errortype&quot;&quot;    where &quot;&quot;IDErrortype&quot;&quot; = &quot; &amp; [.C142] &amp; &quot;  );   update &quot;&quot;LOG_Errortype&quot;&quot;  set    &quot;&quot;Name&quot;&quot; = '&quot; &amp; [.A142] &amp; &quot;'  where    &quot;&quot;IDErrortype&quot;&quot; = &quot; &amp; [.C142] &amp; &quot;; &quot;)" office:value-type="string" office:string-value="  insert into &quot;LOG_Errortype&quot; (   &quot;IDErrortype&quot;,    &quot;Name&quot;  )  select    141,    'language__successfully_set__WARNING'   where not exists (   select &quot;IDErrortype&quot;    from &quot;LOG_Errortype&quot;    where &quot;IDErrortype&quot; = 141  );   update &quot;LOG_Errortype&quot;  set    &quot;Name&quot; = 'language__successfully_set__WARNING'  where    &quot;IDErrortype&quot; = 141; ">
            <text:p><text:s text:c="2"/>insert into "LOG_Errortype" ( <text:s text:c="2"/>"IDErrortype", <text:s text:c="3"/>"Name" <text:s/>) <text:s/>select <text:s text:c="3"/>141, <text:s text:c="3"/>'language__successfully_set__WARNING' <text:s text:c="2"/>where not exists ( <text:s text:c="2"/>select "IDErrortype" <text:s text:c="3"/>from "LOG_Errortype" <text:s text:c="3"/>where "IDErrortype" = 141 <text:s/>); <text:s text:c="2"/>update "LOG_Errortype" <text:s/>set <text:s text:c="3"/>"Name" = 'language__successfully_set__WARNING' <text:s/>where <text:s text:c="3"/>"IDErrortype" = 141; 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2"/>
          <table:table-cell table:style-name="ce13" table:formula="of:=[.C142]+1" office:value-type="float" office:value="142">
            <text:p>142</text:p>
          </table:table-cell>
          <table:table-cell table:style-name="ce14" table:formula="of:=SUBSTITUTE(SUBSTITUTE(SUBSTITUTE([.A143];&quot;__WARNING&quot;;&quot;&quot;);&quot;__&quot;;&quot; - &quot;);&quot;_&quot;;&quot; &quot;)">
            <text:p/>
          </table:table-cell>
          <table:table-cell table:style-name="ce13" table:formula="of:=IF([.A143]=&quot;&quot;;&quot;&quot;;&quot;public const int &quot; &amp; [.A143] &amp; &quot; = &quot; &amp; [.C143] &amp; &quot;;&quot;)">
            <text:p/>
          </table:table-cell>
          <table:table-cell table:style-name="ce13" table:formula="of:=IF([.A143]=&quot;&quot;;&quot;&quot;;&quot;items_.Add(&quot; &amp; [.A143] &amp; &quot;, new ErrorItem(&quot;&quot;&quot; &amp; [.D143] &amp; &quot;&quot;&quot;, &quot; &amp; IF(OR([.A143]=&quot;no_error&quot;;NOT(ISERROR(SEARCH(&quot;__WARNING&quot;;[.A143])))); &quot;false&quot;; &quot;true&quot;) &amp; &quot;));&quot;)">
            <text:p/>
          </table:table-cell>
          <table:table-cell table:formula="of:=IF([.A143]=&quot;&quot;;&quot;&quot;;&quot;  insert into &quot;&quot;LOG_Errortype&quot;&quot; (   &quot;&quot;IDErrortype&quot;&quot;,    &quot;&quot;Name&quot;&quot;  )  select    &quot; &amp; [.C143] &amp; &quot;,    '&quot; &amp; [.A143] &amp; &quot;'   where not exists (   select &quot;&quot;IDErrortype&quot;&quot;    from &quot;&quot;LOG_Errortype&quot;&quot;    where &quot;&quot;IDErrortype&quot;&quot; = &quot; &amp; [.C143] &amp; &quot;  );   update &quot;&quot;LOG_Errortype&quot;&quot;  set    &quot;&quot;Name&quot;&quot; = '&quot; &amp; [.A143] &amp; &quot;'  where    &quot;&quot;IDErrortype&quot;&quot; = &quot; &amp; [.C14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3]+1" office:value-type="float" office:value="143">
            <text:p>143</text:p>
          </table:table-cell>
          <table:table-cell table:style-name="ce14" table:formula="of:=SUBSTITUTE(SUBSTITUTE(SUBSTITUTE([.A144];&quot;__WARNING&quot;;&quot;&quot;);&quot;__&quot;;&quot; - &quot;);&quot;_&quot;;&quot; &quot;)">
            <text:p/>
          </table:table-cell>
          <table:table-cell table:style-name="ce13" table:formula="of:=IF([.A144]=&quot;&quot;;&quot;&quot;;&quot;public const int &quot; &amp; [.A144] &amp; &quot; = &quot; &amp; [.C144] &amp; &quot;;&quot;)">
            <text:p/>
          </table:table-cell>
          <table:table-cell table:style-name="ce13" table:formula="of:=IF([.A144]=&quot;&quot;;&quot;&quot;;&quot;items_.Add(&quot; &amp; [.A144] &amp; &quot;, new ErrorItem(&quot;&quot;&quot; &amp; [.D144] &amp; &quot;&quot;&quot;, &quot; &amp; IF(OR([.A144]=&quot;no_error&quot;;NOT(ISERROR(SEARCH(&quot;__WARNING&quot;;[.A144])))); &quot;false&quot;; &quot;true&quot;) &amp; &quot;));&quot;)">
            <text:p/>
          </table:table-cell>
          <table:table-cell table:formula="of:=IF([.A144]=&quot;&quot;;&quot;&quot;;&quot;  insert into &quot;&quot;LOG_Errortype&quot;&quot; (   &quot;&quot;IDErrortype&quot;&quot;,    &quot;&quot;Name&quot;&quot;  )  select    &quot; &amp; [.C144] &amp; &quot;,    '&quot; &amp; [.A144] &amp; &quot;'   where not exists (   select &quot;&quot;IDErrortype&quot;&quot;    from &quot;&quot;LOG_Errortype&quot;&quot;    where &quot;&quot;IDErrortype&quot;&quot; = &quot; &amp; [.C144] &amp; &quot;  );   update &quot;&quot;LOG_Errortype&quot;&quot;  set    &quot;&quot;Name&quot;&quot; = '&quot; &amp; [.A144] &amp; &quot;'  where    &quot;&quot;IDErrortype&quot;&quot; = &quot; &amp; [.C14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4]+1" office:value-type="float" office:value="144">
            <text:p>144</text:p>
          </table:table-cell>
          <table:table-cell table:style-name="ce14" table:formula="of:=SUBSTITUTE(SUBSTITUTE(SUBSTITUTE([.A145];&quot;__WARNING&quot;;&quot;&quot;);&quot;__&quot;;&quot; - &quot;);&quot;_&quot;;&quot; &quot;)">
            <text:p/>
          </table:table-cell>
          <table:table-cell table:style-name="ce13" table:formula="of:=IF([.A145]=&quot;&quot;;&quot;&quot;;&quot;public const int &quot; &amp; [.A145] &amp; &quot; = &quot; &amp; [.C145] &amp; &quot;;&quot;)">
            <text:p/>
          </table:table-cell>
          <table:table-cell table:style-name="ce13" table:formula="of:=IF([.A145]=&quot;&quot;;&quot;&quot;;&quot;items_.Add(&quot; &amp; [.A145] &amp; &quot;, new ErrorItem(&quot;&quot;&quot; &amp; [.D145] &amp; &quot;&quot;&quot;, &quot; &amp; IF(OR([.A145]=&quot;no_error&quot;;NOT(ISERROR(SEARCH(&quot;__WARNING&quot;;[.A145])))); &quot;false&quot;; &quot;true&quot;) &amp; &quot;));&quot;)">
            <text:p/>
          </table:table-cell>
          <table:table-cell table:formula="of:=IF([.A145]=&quot;&quot;;&quot;&quot;;&quot;  insert into &quot;&quot;LOG_Errortype&quot;&quot; (   &quot;&quot;IDErrortype&quot;&quot;,    &quot;&quot;Name&quot;&quot;  )  select    &quot; &amp; [.C145] &amp; &quot;,    '&quot; &amp; [.A145] &amp; &quot;'   where not exists (   select &quot;&quot;IDErrortype&quot;&quot;    from &quot;&quot;LOG_Errortype&quot;&quot;    where &quot;&quot;IDErrortype&quot;&quot; = &quot; &amp; [.C145] &amp; &quot;  );   update &quot;&quot;LOG_Errortype&quot;&quot;  set    &quot;&quot;Name&quot;&quot; = '&quot; &amp; [.A145] &amp; &quot;'  where    &quot;&quot;IDErrortype&quot;&quot; = &quot; &amp; [.C14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5]+1" office:value-type="float" office:value="145">
            <text:p>145</text:p>
          </table:table-cell>
          <table:table-cell table:style-name="ce14" table:formula="of:=SUBSTITUTE(SUBSTITUTE(SUBSTITUTE([.A146];&quot;__WARNING&quot;;&quot;&quot;);&quot;__&quot;;&quot; - &quot;);&quot;_&quot;;&quot; &quot;)">
            <text:p/>
          </table:table-cell>
          <table:table-cell table:style-name="ce13" table:formula="of:=IF([.A146]=&quot;&quot;;&quot;&quot;;&quot;public const int &quot; &amp; [.A146] &amp; &quot; = &quot; &amp; [.C146] &amp; &quot;;&quot;)">
            <text:p/>
          </table:table-cell>
          <table:table-cell table:style-name="ce13" table:formula="of:=IF([.A146]=&quot;&quot;;&quot;&quot;;&quot;items_.Add(&quot; &amp; [.A146] &amp; &quot;, new ErrorItem(&quot;&quot;&quot; &amp; [.D146] &amp; &quot;&quot;&quot;, &quot; &amp; IF(OR([.A146]=&quot;no_error&quot;;NOT(ISERROR(SEARCH(&quot;__WARNING&quot;;[.A146])))); &quot;false&quot;; &quot;true&quot;) &amp; &quot;));&quot;)">
            <text:p/>
          </table:table-cell>
          <table:table-cell table:formula="of:=IF([.A146]=&quot;&quot;;&quot;&quot;;&quot;  insert into &quot;&quot;LOG_Errortype&quot;&quot; (   &quot;&quot;IDErrortype&quot;&quot;,    &quot;&quot;Name&quot;&quot;  )  select    &quot; &amp; [.C146] &amp; &quot;,    '&quot; &amp; [.A146] &amp; &quot;'   where not exists (   select &quot;&quot;IDErrortype&quot;&quot;    from &quot;&quot;LOG_Errortype&quot;&quot;    where &quot;&quot;IDErrortype&quot;&quot; = &quot; &amp; [.C146] &amp; &quot;  );   update &quot;&quot;LOG_Errortype&quot;&quot;  set    &quot;&quot;Name&quot;&quot; = '&quot; &amp; [.A146] &amp; &quot;'  where    &quot;&quot;IDErrortype&quot;&quot; = &quot; &amp; [.C14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6]+1" office:value-type="float" office:value="146">
            <text:p>146</text:p>
          </table:table-cell>
          <table:table-cell table:style-name="ce14" table:formula="of:=SUBSTITUTE(SUBSTITUTE(SUBSTITUTE([.A147];&quot;__WARNING&quot;;&quot;&quot;);&quot;__&quot;;&quot; - &quot;);&quot;_&quot;;&quot; &quot;)">
            <text:p/>
          </table:table-cell>
          <table:table-cell table:style-name="ce13" table:formula="of:=IF([.A147]=&quot;&quot;;&quot;&quot;;&quot;public const int &quot; &amp; [.A147] &amp; &quot; = &quot; &amp; [.C147] &amp; &quot;;&quot;)">
            <text:p/>
          </table:table-cell>
          <table:table-cell table:style-name="ce13" table:formula="of:=IF([.A147]=&quot;&quot;;&quot;&quot;;&quot;items_.Add(&quot; &amp; [.A147] &amp; &quot;, new ErrorItem(&quot;&quot;&quot; &amp; [.D147] &amp; &quot;&quot;&quot;, &quot; &amp; IF(OR([.A147]=&quot;no_error&quot;;NOT(ISERROR(SEARCH(&quot;__WARNING&quot;;[.A147])))); &quot;false&quot;; &quot;true&quot;) &amp; &quot;));&quot;)">
            <text:p/>
          </table:table-cell>
          <table:table-cell table:formula="of:=IF([.A147]=&quot;&quot;;&quot;&quot;;&quot;  insert into &quot;&quot;LOG_Errortype&quot;&quot; (   &quot;&quot;IDErrortype&quot;&quot;,    &quot;&quot;Name&quot;&quot;  )  select    &quot; &amp; [.C147] &amp; &quot;,    '&quot; &amp; [.A147] &amp; &quot;'   where not exists (   select &quot;&quot;IDErrortype&quot;&quot;    from &quot;&quot;LOG_Errortype&quot;&quot;    where &quot;&quot;IDErrortype&quot;&quot; = &quot; &amp; [.C147] &amp; &quot;  );   update &quot;&quot;LOG_Errortype&quot;&quot;  set    &quot;&quot;Name&quot;&quot; = '&quot; &amp; [.A147] &amp; &quot;'  where    &quot;&quot;IDErrortype&quot;&quot; = &quot; &amp; [.C14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7]+1" office:value-type="float" office:value="147">
            <text:p>147</text:p>
          </table:table-cell>
          <table:table-cell table:style-name="ce14" table:formula="of:=SUBSTITUTE(SUBSTITUTE(SUBSTITUTE([.A148];&quot;__WARNING&quot;;&quot;&quot;);&quot;__&quot;;&quot; - &quot;);&quot;_&quot;;&quot; &quot;)">
            <text:p/>
          </table:table-cell>
          <table:table-cell table:style-name="ce13" table:formula="of:=IF([.A148]=&quot;&quot;;&quot;&quot;;&quot;public const int &quot; &amp; [.A148] &amp; &quot; = &quot; &amp; [.C148] &amp; &quot;;&quot;)">
            <text:p/>
          </table:table-cell>
          <table:table-cell table:style-name="ce13" table:formula="of:=IF([.A148]=&quot;&quot;;&quot;&quot;;&quot;items_.Add(&quot; &amp; [.A148] &amp; &quot;, new ErrorItem(&quot;&quot;&quot; &amp; [.D148] &amp; &quot;&quot;&quot;, &quot; &amp; IF(OR([.A148]=&quot;no_error&quot;;NOT(ISERROR(SEARCH(&quot;__WARNING&quot;;[.A148])))); &quot;false&quot;; &quot;true&quot;) &amp; &quot;));&quot;)">
            <text:p/>
          </table:table-cell>
          <table:table-cell table:formula="of:=IF([.A148]=&quot;&quot;;&quot;&quot;;&quot;  insert into &quot;&quot;LOG_Errortype&quot;&quot; (   &quot;&quot;IDErrortype&quot;&quot;,    &quot;&quot;Name&quot;&quot;  )  select    &quot; &amp; [.C148] &amp; &quot;,    '&quot; &amp; [.A148] &amp; &quot;'   where not exists (   select &quot;&quot;IDErrortype&quot;&quot;    from &quot;&quot;LOG_Errortype&quot;&quot;    where &quot;&quot;IDErrortype&quot;&quot; = &quot; &amp; [.C148] &amp; &quot;  );   update &quot;&quot;LOG_Errortype&quot;&quot;  set    &quot;&quot;Name&quot;&quot; = '&quot; &amp; [.A148] &amp; &quot;'  where    &quot;&quot;IDErrortype&quot;&quot; = &quot; &amp; [.C14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8]+1" office:value-type="float" office:value="148">
            <text:p>148</text:p>
          </table:table-cell>
          <table:table-cell table:style-name="ce14" table:formula="of:=SUBSTITUTE(SUBSTITUTE(SUBSTITUTE([.A149];&quot;__WARNING&quot;;&quot;&quot;);&quot;__&quot;;&quot; - &quot;);&quot;_&quot;;&quot; &quot;)">
            <text:p/>
          </table:table-cell>
          <table:table-cell table:style-name="ce13" table:formula="of:=IF([.A149]=&quot;&quot;;&quot;&quot;;&quot;public const int &quot; &amp; [.A149] &amp; &quot; = &quot; &amp; [.C149] &amp; &quot;;&quot;)">
            <text:p/>
          </table:table-cell>
          <table:table-cell table:style-name="ce13" table:formula="of:=IF([.A149]=&quot;&quot;;&quot;&quot;;&quot;items_.Add(&quot; &amp; [.A149] &amp; &quot;, new ErrorItem(&quot;&quot;&quot; &amp; [.D149] &amp; &quot;&quot;&quot;, &quot; &amp; IF(OR([.A149]=&quot;no_error&quot;;NOT(ISERROR(SEARCH(&quot;__WARNING&quot;;[.A149])))); &quot;false&quot;; &quot;true&quot;) &amp; &quot;));&quot;)">
            <text:p/>
          </table:table-cell>
          <table:table-cell table:formula="of:=IF([.A149]=&quot;&quot;;&quot;&quot;;&quot;  insert into &quot;&quot;LOG_Errortype&quot;&quot; (   &quot;&quot;IDErrortype&quot;&quot;,    &quot;&quot;Name&quot;&quot;  )  select    &quot; &amp; [.C149] &amp; &quot;,    '&quot; &amp; [.A149] &amp; &quot;'   where not exists (   select &quot;&quot;IDErrortype&quot;&quot;    from &quot;&quot;LOG_Errortype&quot;&quot;    where &quot;&quot;IDErrortype&quot;&quot; = &quot; &amp; [.C149] &amp; &quot;  );   update &quot;&quot;LOG_Errortype&quot;&quot;  set    &quot;&quot;Name&quot;&quot; = '&quot; &amp; [.A149] &amp; &quot;'  where    &quot;&quot;IDErrortype&quot;&quot; = &quot; &amp; [.C14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9]+1" office:value-type="float" office:value="149">
            <text:p>149</text:p>
          </table:table-cell>
          <table:table-cell table:style-name="ce14" table:formula="of:=SUBSTITUTE(SUBSTITUTE(SUBSTITUTE([.A150];&quot;__WARNING&quot;;&quot;&quot;);&quot;__&quot;;&quot; - &quot;);&quot;_&quot;;&quot; &quot;)">
            <text:p/>
          </table:table-cell>
          <table:table-cell table:style-name="ce13" table:formula="of:=IF([.A150]=&quot;&quot;;&quot;&quot;;&quot;public const int &quot; &amp; [.A150] &amp; &quot; = &quot; &amp; [.C150] &amp; &quot;;&quot;)">
            <text:p/>
          </table:table-cell>
          <table:table-cell table:style-name="ce13" table:formula="of:=IF([.A150]=&quot;&quot;;&quot;&quot;;&quot;items_.Add(&quot; &amp; [.A150] &amp; &quot;, new ErrorItem(&quot;&quot;&quot; &amp; [.D150] &amp; &quot;&quot;&quot;, &quot; &amp; IF(OR([.A150]=&quot;no_error&quot;;NOT(ISERROR(SEARCH(&quot;__WARNING&quot;;[.A150])))); &quot;false&quot;; &quot;true&quot;) &amp; &quot;));&quot;)">
            <text:p/>
          </table:table-cell>
          <table:table-cell table:formula="of:=IF([.A150]=&quot;&quot;;&quot;&quot;;&quot;  insert into &quot;&quot;LOG_Errortype&quot;&quot; (   &quot;&quot;IDErrortype&quot;&quot;,    &quot;&quot;Name&quot;&quot;  )  select    &quot; &amp; [.C150] &amp; &quot;,    '&quot; &amp; [.A150] &amp; &quot;'   where not exists (   select &quot;&quot;IDErrortype&quot;&quot;    from &quot;&quot;LOG_Errortype&quot;&quot;    where &quot;&quot;IDErrortype&quot;&quot; = &quot; &amp; [.C150] &amp; &quot;  );   update &quot;&quot;LOG_Errortype&quot;&quot;  set    &quot;&quot;Name&quot;&quot; = '&quot; &amp; [.A150] &amp; &quot;'  where    &quot;&quot;IDErrortype&quot;&quot; = &quot; &amp; [.C15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0]+1" office:value-type="float" office:value="150">
            <text:p>150</text:p>
          </table:table-cell>
          <table:table-cell table:style-name="ce14" table:formula="of:=SUBSTITUTE(SUBSTITUTE(SUBSTITUTE([.A151];&quot;__WARNING&quot;;&quot;&quot;);&quot;__&quot;;&quot; - &quot;);&quot;_&quot;;&quot; &quot;)">
            <text:p/>
          </table:table-cell>
          <table:table-cell table:style-name="ce13" table:formula="of:=IF([.A151]=&quot;&quot;;&quot;&quot;;&quot;public const int &quot; &amp; [.A151] &amp; &quot; = &quot; &amp; [.C151] &amp; &quot;;&quot;)">
            <text:p/>
          </table:table-cell>
          <table:table-cell table:style-name="ce13" table:formula="of:=IF([.A151]=&quot;&quot;;&quot;&quot;;&quot;items_.Add(&quot; &amp; [.A151] &amp; &quot;, new ErrorItem(&quot;&quot;&quot; &amp; [.D151] &amp; &quot;&quot;&quot;, &quot; &amp; IF(OR([.A151]=&quot;no_error&quot;;NOT(ISERROR(SEARCH(&quot;__WARNING&quot;;[.A151])))); &quot;false&quot;; &quot;true&quot;) &amp; &quot;));&quot;)">
            <text:p/>
          </table:table-cell>
          <table:table-cell table:formula="of:=IF([.A151]=&quot;&quot;;&quot;&quot;;&quot;  insert into &quot;&quot;LOG_Errortype&quot;&quot; (   &quot;&quot;IDErrortype&quot;&quot;,    &quot;&quot;Name&quot;&quot;  )  select    &quot; &amp; [.C151] &amp; &quot;,    '&quot; &amp; [.A151] &amp; &quot;'   where not exists (   select &quot;&quot;IDErrortype&quot;&quot;    from &quot;&quot;LOG_Errortype&quot;&quot;    where &quot;&quot;IDErrortype&quot;&quot; = &quot; &amp; [.C151] &amp; &quot;  );   update &quot;&quot;LOG_Errortype&quot;&quot;  set    &quot;&quot;Name&quot;&quot; = '&quot; &amp; [.A151] &amp; &quot;'  where    &quot;&quot;IDErrortype&quot;&quot; = &quot; &amp; [.C15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1]+1" office:value-type="float" office:value="151">
            <text:p>151</text:p>
          </table:table-cell>
          <table:table-cell table:style-name="ce14" table:formula="of:=SUBSTITUTE(SUBSTITUTE(SUBSTITUTE([.A152];&quot;__WARNING&quot;;&quot;&quot;);&quot;__&quot;;&quot; - &quot;);&quot;_&quot;;&quot; &quot;)">
            <text:p/>
          </table:table-cell>
          <table:table-cell table:style-name="ce13" table:formula="of:=IF([.A152]=&quot;&quot;;&quot;&quot;;&quot;public const int &quot; &amp; [.A152] &amp; &quot; = &quot; &amp; [.C152] &amp; &quot;;&quot;)">
            <text:p/>
          </table:table-cell>
          <table:table-cell table:style-name="ce13" table:formula="of:=IF([.A152]=&quot;&quot;;&quot;&quot;;&quot;items_.Add(&quot; &amp; [.A152] &amp; &quot;, new ErrorItem(&quot;&quot;&quot; &amp; [.D152] &amp; &quot;&quot;&quot;, &quot; &amp; IF(OR([.A152]=&quot;no_error&quot;;NOT(ISERROR(SEARCH(&quot;__WARNING&quot;;[.A152])))); &quot;false&quot;; &quot;true&quot;) &amp; &quot;));&quot;)">
            <text:p/>
          </table:table-cell>
          <table:table-cell table:formula="of:=IF([.A152]=&quot;&quot;;&quot;&quot;;&quot;  insert into &quot;&quot;LOG_Errortype&quot;&quot; (   &quot;&quot;IDErrortype&quot;&quot;,    &quot;&quot;Name&quot;&quot;  )  select    &quot; &amp; [.C152] &amp; &quot;,    '&quot; &amp; [.A152] &amp; &quot;'   where not exists (   select &quot;&quot;IDErrortype&quot;&quot;    from &quot;&quot;LOG_Errortype&quot;&quot;    where &quot;&quot;IDErrortype&quot;&quot; = &quot; &amp; [.C152] &amp; &quot;  );   update &quot;&quot;LOG_Errortype&quot;&quot;  set    &quot;&quot;Name&quot;&quot; = '&quot; &amp; [.A152] &amp; &quot;'  where    &quot;&quot;IDErrortype&quot;&quot; = &quot; &amp; [.C15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2]+1" office:value-type="float" office:value="152">
            <text:p>152</text:p>
          </table:table-cell>
          <table:table-cell table:style-name="ce14" table:formula="of:=SUBSTITUTE(SUBSTITUTE(SUBSTITUTE([.A153];&quot;__WARNING&quot;;&quot;&quot;);&quot;__&quot;;&quot; - &quot;);&quot;_&quot;;&quot; &quot;)">
            <text:p/>
          </table:table-cell>
          <table:table-cell table:style-name="ce13" table:formula="of:=IF([.A153]=&quot;&quot;;&quot;&quot;;&quot;public const int &quot; &amp; [.A153] &amp; &quot; = &quot; &amp; [.C153] &amp; &quot;;&quot;)">
            <text:p/>
          </table:table-cell>
          <table:table-cell table:style-name="ce13" table:formula="of:=IF([.A153]=&quot;&quot;;&quot;&quot;;&quot;items_.Add(&quot; &amp; [.A153] &amp; &quot;, new ErrorItem(&quot;&quot;&quot; &amp; [.D153] &amp; &quot;&quot;&quot;, &quot; &amp; IF(OR([.A153]=&quot;no_error&quot;;NOT(ISERROR(SEARCH(&quot;__WARNING&quot;;[.A153])))); &quot;false&quot;; &quot;true&quot;) &amp; &quot;));&quot;)">
            <text:p/>
          </table:table-cell>
          <table:table-cell table:formula="of:=IF([.A153]=&quot;&quot;;&quot;&quot;;&quot;  insert into &quot;&quot;LOG_Errortype&quot;&quot; (   &quot;&quot;IDErrortype&quot;&quot;,    &quot;&quot;Name&quot;&quot;  )  select    &quot; &amp; [.C153] &amp; &quot;,    '&quot; &amp; [.A153] &amp; &quot;'   where not exists (   select &quot;&quot;IDErrortype&quot;&quot;    from &quot;&quot;LOG_Errortype&quot;&quot;    where &quot;&quot;IDErrortype&quot;&quot; = &quot; &amp; [.C153] &amp; &quot;  );   update &quot;&quot;LOG_Errortype&quot;&quot;  set    &quot;&quot;Name&quot;&quot; = '&quot; &amp; [.A153] &amp; &quot;'  where    &quot;&quot;IDErrortype&quot;&quot; = &quot; &amp; [.C15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3]+1" office:value-type="float" office:value="153">
            <text:p>153</text:p>
          </table:table-cell>
          <table:table-cell table:style-name="ce14" table:formula="of:=SUBSTITUTE(SUBSTITUTE(SUBSTITUTE([.A154];&quot;__WARNING&quot;;&quot;&quot;);&quot;__&quot;;&quot; - &quot;);&quot;_&quot;;&quot; &quot;)">
            <text:p/>
          </table:table-cell>
          <table:table-cell table:style-name="ce13" table:formula="of:=IF([.A154]=&quot;&quot;;&quot;&quot;;&quot;public const int &quot; &amp; [.A154] &amp; &quot; = &quot; &amp; [.C154] &amp; &quot;;&quot;)">
            <text:p/>
          </table:table-cell>
          <table:table-cell table:style-name="ce13" table:formula="of:=IF([.A154]=&quot;&quot;;&quot;&quot;;&quot;items_.Add(&quot; &amp; [.A154] &amp; &quot;, new ErrorItem(&quot;&quot;&quot; &amp; [.D154] &amp; &quot;&quot;&quot;, &quot; &amp; IF(OR([.A154]=&quot;no_error&quot;;NOT(ISERROR(SEARCH(&quot;__WARNING&quot;;[.A154])))); &quot;false&quot;; &quot;true&quot;) &amp; &quot;));&quot;)">
            <text:p/>
          </table:table-cell>
          <table:table-cell table:formula="of:=IF([.A154]=&quot;&quot;;&quot;&quot;;&quot;  insert into &quot;&quot;LOG_Errortype&quot;&quot; (   &quot;&quot;IDErrortype&quot;&quot;,    &quot;&quot;Name&quot;&quot;  )  select    &quot; &amp; [.C154] &amp; &quot;,    '&quot; &amp; [.A154] &amp; &quot;'   where not exists (   select &quot;&quot;IDErrortype&quot;&quot;    from &quot;&quot;LOG_Errortype&quot;&quot;    where &quot;&quot;IDErrortype&quot;&quot; = &quot; &amp; [.C154] &amp; &quot;  );   update &quot;&quot;LOG_Errortype&quot;&quot;  set    &quot;&quot;Name&quot;&quot; = '&quot; &amp; [.A154] &amp; &quot;'  where    &quot;&quot;IDErrortype&quot;&quot; = &quot; &amp; [.C15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4]+1" office:value-type="float" office:value="154">
            <text:p>154</text:p>
          </table:table-cell>
          <table:table-cell table:style-name="ce14" table:formula="of:=SUBSTITUTE(SUBSTITUTE(SUBSTITUTE([.A155];&quot;__WARNING&quot;;&quot;&quot;);&quot;__&quot;;&quot; - &quot;);&quot;_&quot;;&quot; &quot;)">
            <text:p/>
          </table:table-cell>
          <table:table-cell table:style-name="ce13" table:formula="of:=IF([.A155]=&quot;&quot;;&quot;&quot;;&quot;public const int &quot; &amp; [.A155] &amp; &quot; = &quot; &amp; [.C155] &amp; &quot;;&quot;)">
            <text:p/>
          </table:table-cell>
          <table:table-cell table:style-name="ce13" table:formula="of:=IF([.A155]=&quot;&quot;;&quot;&quot;;&quot;items_.Add(&quot; &amp; [.A155] &amp; &quot;, new ErrorItem(&quot;&quot;&quot; &amp; [.D155] &amp; &quot;&quot;&quot;, &quot; &amp; IF(OR([.A155]=&quot;no_error&quot;;NOT(ISERROR(SEARCH(&quot;__WARNING&quot;;[.A155])))); &quot;false&quot;; &quot;true&quot;) &amp; &quot;));&quot;)">
            <text:p/>
          </table:table-cell>
          <table:table-cell table:formula="of:=IF([.A155]=&quot;&quot;;&quot;&quot;;&quot;  insert into &quot;&quot;LOG_Errortype&quot;&quot; (   &quot;&quot;IDErrortype&quot;&quot;,    &quot;&quot;Name&quot;&quot;  )  select    &quot; &amp; [.C155] &amp; &quot;,    '&quot; &amp; [.A155] &amp; &quot;'   where not exists (   select &quot;&quot;IDErrortype&quot;&quot;    from &quot;&quot;LOG_Errortype&quot;&quot;    where &quot;&quot;IDErrortype&quot;&quot; = &quot; &amp; [.C155] &amp; &quot;  );   update &quot;&quot;LOG_Errortype&quot;&quot;  set    &quot;&quot;Name&quot;&quot; = '&quot; &amp; [.A155] &amp; &quot;'  where    &quot;&quot;IDErrortype&quot;&quot; = &quot; &amp; [.C15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5]+1" office:value-type="float" office:value="155">
            <text:p>155</text:p>
          </table:table-cell>
          <table:table-cell table:style-name="ce14" table:formula="of:=SUBSTITUTE(SUBSTITUTE(SUBSTITUTE([.A156];&quot;__WARNING&quot;;&quot;&quot;);&quot;__&quot;;&quot; - &quot;);&quot;_&quot;;&quot; &quot;)">
            <text:p/>
          </table:table-cell>
          <table:table-cell table:style-name="ce13" table:formula="of:=IF([.A156]=&quot;&quot;;&quot;&quot;;&quot;public const int &quot; &amp; [.A156] &amp; &quot; = &quot; &amp; [.C156] &amp; &quot;;&quot;)">
            <text:p/>
          </table:table-cell>
          <table:table-cell table:style-name="ce13" table:formula="of:=IF([.A156]=&quot;&quot;;&quot;&quot;;&quot;items_.Add(&quot; &amp; [.A156] &amp; &quot;, new ErrorItem(&quot;&quot;&quot; &amp; [.D156] &amp; &quot;&quot;&quot;, &quot; &amp; IF(OR([.A156]=&quot;no_error&quot;;NOT(ISERROR(SEARCH(&quot;__WARNING&quot;;[.A156])))); &quot;false&quot;; &quot;true&quot;) &amp; &quot;));&quot;)">
            <text:p/>
          </table:table-cell>
          <table:table-cell table:formula="of:=IF([.A156]=&quot;&quot;;&quot;&quot;;&quot;  insert into &quot;&quot;LOG_Errortype&quot;&quot; (   &quot;&quot;IDErrortype&quot;&quot;,    &quot;&quot;Name&quot;&quot;  )  select    &quot; &amp; [.C156] &amp; &quot;,    '&quot; &amp; [.A156] &amp; &quot;'   where not exists (   select &quot;&quot;IDErrortype&quot;&quot;    from &quot;&quot;LOG_Errortype&quot;&quot;    where &quot;&quot;IDErrortype&quot;&quot; = &quot; &amp; [.C156] &amp; &quot;  );   update &quot;&quot;LOG_Errortype&quot;&quot;  set    &quot;&quot;Name&quot;&quot; = '&quot; &amp; [.A156] &amp; &quot;'  where    &quot;&quot;IDErrortype&quot;&quot; = &quot; &amp; [.C15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6]+1" office:value-type="float" office:value="156">
            <text:p>156</text:p>
          </table:table-cell>
          <table:table-cell table:style-name="ce14" table:formula="of:=SUBSTITUTE(SUBSTITUTE(SUBSTITUTE([.A157];&quot;__WARNING&quot;;&quot;&quot;);&quot;__&quot;;&quot; - &quot;);&quot;_&quot;;&quot; &quot;)">
            <text:p/>
          </table:table-cell>
          <table:table-cell table:style-name="ce13" table:formula="of:=IF([.A157]=&quot;&quot;;&quot;&quot;;&quot;public const int &quot; &amp; [.A157] &amp; &quot; = &quot; &amp; [.C157] &amp; &quot;;&quot;)">
            <text:p/>
          </table:table-cell>
          <table:table-cell table:style-name="ce13" table:formula="of:=IF([.A157]=&quot;&quot;;&quot;&quot;;&quot;items_.Add(&quot; &amp; [.A157] &amp; &quot;, new ErrorItem(&quot;&quot;&quot; &amp; [.D157] &amp; &quot;&quot;&quot;, &quot; &amp; IF(OR([.A157]=&quot;no_error&quot;;NOT(ISERROR(SEARCH(&quot;__WARNING&quot;;[.A157])))); &quot;false&quot;; &quot;true&quot;) &amp; &quot;));&quot;)">
            <text:p/>
          </table:table-cell>
          <table:table-cell table:formula="of:=IF([.A157]=&quot;&quot;;&quot;&quot;;&quot;  insert into &quot;&quot;LOG_Errortype&quot;&quot; (   &quot;&quot;IDErrortype&quot;&quot;,    &quot;&quot;Name&quot;&quot;  )  select    &quot; &amp; [.C157] &amp; &quot;,    '&quot; &amp; [.A157] &amp; &quot;'   where not exists (   select &quot;&quot;IDErrortype&quot;&quot;    from &quot;&quot;LOG_Errortype&quot;&quot;    where &quot;&quot;IDErrortype&quot;&quot; = &quot; &amp; [.C157] &amp; &quot;  );   update &quot;&quot;LOG_Errortype&quot;&quot;  set    &quot;&quot;Name&quot;&quot; = '&quot; &amp; [.A157] &amp; &quot;'  where    &quot;&quot;IDErrortype&quot;&quot; = &quot; &amp; [.C15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7]+1" office:value-type="float" office:value="157">
            <text:p>157</text:p>
          </table:table-cell>
          <table:table-cell table:style-name="ce14" table:formula="of:=SUBSTITUTE(SUBSTITUTE(SUBSTITUTE([.A158];&quot;__WARNING&quot;;&quot;&quot;);&quot;__&quot;;&quot; - &quot;);&quot;_&quot;;&quot; &quot;)">
            <text:p/>
          </table:table-cell>
          <table:table-cell table:style-name="ce13" table:formula="of:=IF([.A158]=&quot;&quot;;&quot;&quot;;&quot;public const int &quot; &amp; [.A158] &amp; &quot; = &quot; &amp; [.C158] &amp; &quot;;&quot;)">
            <text:p/>
          </table:table-cell>
          <table:table-cell table:style-name="ce13" table:formula="of:=IF([.A158]=&quot;&quot;;&quot;&quot;;&quot;items_.Add(&quot; &amp; [.A158] &amp; &quot;, new ErrorItem(&quot;&quot;&quot; &amp; [.D158] &amp; &quot;&quot;&quot;, &quot; &amp; IF(OR([.A158]=&quot;no_error&quot;;NOT(ISERROR(SEARCH(&quot;__WARNING&quot;;[.A158])))); &quot;false&quot;; &quot;true&quot;) &amp; &quot;));&quot;)">
            <text:p/>
          </table:table-cell>
          <table:table-cell table:formula="of:=IF([.A158]=&quot;&quot;;&quot;&quot;;&quot;  insert into &quot;&quot;LOG_Errortype&quot;&quot; (   &quot;&quot;IDErrortype&quot;&quot;,    &quot;&quot;Name&quot;&quot;  )  select    &quot; &amp; [.C158] &amp; &quot;,    '&quot; &amp; [.A158] &amp; &quot;'   where not exists (   select &quot;&quot;IDErrortype&quot;&quot;    from &quot;&quot;LOG_Errortype&quot;&quot;    where &quot;&quot;IDErrortype&quot;&quot; = &quot; &amp; [.C158] &amp; &quot;  );   update &quot;&quot;LOG_Errortype&quot;&quot;  set    &quot;&quot;Name&quot;&quot; = '&quot; &amp; [.A158] &amp; &quot;'  where    &quot;&quot;IDErrortype&quot;&quot; = &quot; &amp; [.C15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8]+1" office:value-type="float" office:value="158">
            <text:p>158</text:p>
          </table:table-cell>
          <table:table-cell table:style-name="ce14" table:formula="of:=SUBSTITUTE(SUBSTITUTE(SUBSTITUTE([.A159];&quot;__WARNING&quot;;&quot;&quot;);&quot;__&quot;;&quot; - &quot;);&quot;_&quot;;&quot; &quot;)">
            <text:p/>
          </table:table-cell>
          <table:table-cell table:style-name="ce13" table:formula="of:=IF([.A159]=&quot;&quot;;&quot;&quot;;&quot;public const int &quot; &amp; [.A159] &amp; &quot; = &quot; &amp; [.C159] &amp; &quot;;&quot;)">
            <text:p/>
          </table:table-cell>
          <table:table-cell table:style-name="ce13" table:formula="of:=IF([.A159]=&quot;&quot;;&quot;&quot;;&quot;items_.Add(&quot; &amp; [.A159] &amp; &quot;, new ErrorItem(&quot;&quot;&quot; &amp; [.D159] &amp; &quot;&quot;&quot;, &quot; &amp; IF(OR([.A159]=&quot;no_error&quot;;NOT(ISERROR(SEARCH(&quot;__WARNING&quot;;[.A159])))); &quot;false&quot;; &quot;true&quot;) &amp; &quot;));&quot;)">
            <text:p/>
          </table:table-cell>
          <table:table-cell table:formula="of:=IF([.A159]=&quot;&quot;;&quot;&quot;;&quot;  insert into &quot;&quot;LOG_Errortype&quot;&quot; (   &quot;&quot;IDErrortype&quot;&quot;,    &quot;&quot;Name&quot;&quot;  )  select    &quot; &amp; [.C159] &amp; &quot;,    '&quot; &amp; [.A159] &amp; &quot;'   where not exists (   select &quot;&quot;IDErrortype&quot;&quot;    from &quot;&quot;LOG_Errortype&quot;&quot;    where &quot;&quot;IDErrortype&quot;&quot; = &quot; &amp; [.C159] &amp; &quot;  );   update &quot;&quot;LOG_Errortype&quot;&quot;  set    &quot;&quot;Name&quot;&quot; = '&quot; &amp; [.A159] &amp; &quot;'  where    &quot;&quot;IDErrortype&quot;&quot; = &quot; &amp; [.C15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9]+1" office:value-type="float" office:value="159">
            <text:p>159</text:p>
          </table:table-cell>
          <table:table-cell table:style-name="ce14" table:formula="of:=SUBSTITUTE(SUBSTITUTE(SUBSTITUTE([.A160];&quot;__WARNING&quot;;&quot;&quot;);&quot;__&quot;;&quot; - &quot;);&quot;_&quot;;&quot; &quot;)">
            <text:p/>
          </table:table-cell>
          <table:table-cell table:style-name="ce13" table:formula="of:=IF([.A160]=&quot;&quot;;&quot;&quot;;&quot;public const int &quot; &amp; [.A160] &amp; &quot; = &quot; &amp; [.C160] &amp; &quot;;&quot;)">
            <text:p/>
          </table:table-cell>
          <table:table-cell table:style-name="ce13" table:formula="of:=IF([.A160]=&quot;&quot;;&quot;&quot;;&quot;items_.Add(&quot; &amp; [.A160] &amp; &quot;, new ErrorItem(&quot;&quot;&quot; &amp; [.D160] &amp; &quot;&quot;&quot;, &quot; &amp; IF(OR([.A160]=&quot;no_error&quot;;NOT(ISERROR(SEARCH(&quot;__WARNING&quot;;[.A160])))); &quot;false&quot;; &quot;true&quot;) &amp; &quot;));&quot;)">
            <text:p/>
          </table:table-cell>
          <table:table-cell table:formula="of:=IF([.A160]=&quot;&quot;;&quot;&quot;;&quot;  insert into &quot;&quot;LOG_Errortype&quot;&quot; (   &quot;&quot;IDErrortype&quot;&quot;,    &quot;&quot;Name&quot;&quot;  )  select    &quot; &amp; [.C160] &amp; &quot;,    '&quot; &amp; [.A160] &amp; &quot;'   where not exists (   select &quot;&quot;IDErrortype&quot;&quot;    from &quot;&quot;LOG_Errortype&quot;&quot;    where &quot;&quot;IDErrortype&quot;&quot; = &quot; &amp; [.C160] &amp; &quot;  );   update &quot;&quot;LOG_Errortype&quot;&quot;  set    &quot;&quot;Name&quot;&quot; = '&quot; &amp; [.A160] &amp; &quot;'  where    &quot;&quot;IDErrortype&quot;&quot; = &quot; &amp; [.C16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0]+1" office:value-type="float" office:value="160">
            <text:p>160</text:p>
          </table:table-cell>
          <table:table-cell table:style-name="ce14" table:formula="of:=SUBSTITUTE(SUBSTITUTE(SUBSTITUTE([.A161];&quot;__WARNING&quot;;&quot;&quot;);&quot;__&quot;;&quot; - &quot;);&quot;_&quot;;&quot; &quot;)">
            <text:p/>
          </table:table-cell>
          <table:table-cell table:style-name="ce13" table:formula="of:=IF([.A161]=&quot;&quot;;&quot;&quot;;&quot;public const int &quot; &amp; [.A161] &amp; &quot; = &quot; &amp; [.C161] &amp; &quot;;&quot;)">
            <text:p/>
          </table:table-cell>
          <table:table-cell table:style-name="ce13" table:formula="of:=IF([.A161]=&quot;&quot;;&quot;&quot;;&quot;items_.Add(&quot; &amp; [.A161] &amp; &quot;, new ErrorItem(&quot;&quot;&quot; &amp; [.D161] &amp; &quot;&quot;&quot;, &quot; &amp; IF(OR([.A161]=&quot;no_error&quot;;NOT(ISERROR(SEARCH(&quot;__WARNING&quot;;[.A161])))); &quot;false&quot;; &quot;true&quot;) &amp; &quot;));&quot;)">
            <text:p/>
          </table:table-cell>
          <table:table-cell table:formula="of:=IF([.A161]=&quot;&quot;;&quot;&quot;;&quot;  insert into &quot;&quot;LOG_Errortype&quot;&quot; (   &quot;&quot;IDErrortype&quot;&quot;,    &quot;&quot;Name&quot;&quot;  )  select    &quot; &amp; [.C161] &amp; &quot;,    '&quot; &amp; [.A161] &amp; &quot;'   where not exists (   select &quot;&quot;IDErrortype&quot;&quot;    from &quot;&quot;LOG_Errortype&quot;&quot;    where &quot;&quot;IDErrortype&quot;&quot; = &quot; &amp; [.C161] &amp; &quot;  );   update &quot;&quot;LOG_Errortype&quot;&quot;  set    &quot;&quot;Name&quot;&quot; = '&quot; &amp; [.A161] &amp; &quot;'  where    &quot;&quot;IDErrortype&quot;&quot; = &quot; &amp; [.C16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1]+1" office:value-type="float" office:value="161">
            <text:p>161</text:p>
          </table:table-cell>
          <table:table-cell table:style-name="ce14" table:formula="of:=SUBSTITUTE(SUBSTITUTE(SUBSTITUTE([.A162];&quot;__WARNING&quot;;&quot;&quot;);&quot;__&quot;;&quot; - &quot;);&quot;_&quot;;&quot; &quot;)">
            <text:p/>
          </table:table-cell>
          <table:table-cell table:style-name="ce13" table:formula="of:=IF([.A162]=&quot;&quot;;&quot;&quot;;&quot;public const int &quot; &amp; [.A162] &amp; &quot; = &quot; &amp; [.C162] &amp; &quot;;&quot;)">
            <text:p/>
          </table:table-cell>
          <table:table-cell table:style-name="ce13" table:formula="of:=IF([.A162]=&quot;&quot;;&quot;&quot;;&quot;items_.Add(&quot; &amp; [.A162] &amp; &quot;, new ErrorItem(&quot;&quot;&quot; &amp; [.D162] &amp; &quot;&quot;&quot;, &quot; &amp; IF(OR([.A162]=&quot;no_error&quot;;NOT(ISERROR(SEARCH(&quot;__WARNING&quot;;[.A162])))); &quot;false&quot;; &quot;true&quot;) &amp; &quot;));&quot;)">
            <text:p/>
          </table:table-cell>
          <table:table-cell table:formula="of:=IF([.A162]=&quot;&quot;;&quot;&quot;;&quot;  insert into &quot;&quot;LOG_Errortype&quot;&quot; (   &quot;&quot;IDErrortype&quot;&quot;,    &quot;&quot;Name&quot;&quot;  )  select    &quot; &amp; [.C162] &amp; &quot;,    '&quot; &amp; [.A162] &amp; &quot;'   where not exists (   select &quot;&quot;IDErrortype&quot;&quot;    from &quot;&quot;LOG_Errortype&quot;&quot;    where &quot;&quot;IDErrortype&quot;&quot; = &quot; &amp; [.C162] &amp; &quot;  );   update &quot;&quot;LOG_Errortype&quot;&quot;  set    &quot;&quot;Name&quot;&quot; = '&quot; &amp; [.A162] &amp; &quot;'  where    &quot;&quot;IDErrortype&quot;&quot; = &quot; &amp; [.C16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2]+1" office:value-type="float" office:value="162">
            <text:p>162</text:p>
          </table:table-cell>
          <table:table-cell table:style-name="ce14" table:formula="of:=SUBSTITUTE(SUBSTITUTE(SUBSTITUTE([.A163];&quot;__WARNING&quot;;&quot;&quot;);&quot;__&quot;;&quot; - &quot;);&quot;_&quot;;&quot; &quot;)">
            <text:p/>
          </table:table-cell>
          <table:table-cell table:style-name="ce13" table:formula="of:=IF([.A163]=&quot;&quot;;&quot;&quot;;&quot;public const int &quot; &amp; [.A163] &amp; &quot; = &quot; &amp; [.C163] &amp; &quot;;&quot;)">
            <text:p/>
          </table:table-cell>
          <table:table-cell table:style-name="ce13" table:formula="of:=IF([.A163]=&quot;&quot;;&quot;&quot;;&quot;items_.Add(&quot; &amp; [.A163] &amp; &quot;, new ErrorItem(&quot;&quot;&quot; &amp; [.D163] &amp; &quot;&quot;&quot;, &quot; &amp; IF(OR([.A163]=&quot;no_error&quot;;NOT(ISERROR(SEARCH(&quot;__WARNING&quot;;[.A163])))); &quot;false&quot;; &quot;true&quot;) &amp; &quot;));&quot;)">
            <text:p/>
          </table:table-cell>
          <table:table-cell table:formula="of:=IF([.A163]=&quot;&quot;;&quot;&quot;;&quot;  insert into &quot;&quot;LOG_Errortype&quot;&quot; (   &quot;&quot;IDErrortype&quot;&quot;,    &quot;&quot;Name&quot;&quot;  )  select    &quot; &amp; [.C163] &amp; &quot;,    '&quot; &amp; [.A163] &amp; &quot;'   where not exists (   select &quot;&quot;IDErrortype&quot;&quot;    from &quot;&quot;LOG_Errortype&quot;&quot;    where &quot;&quot;IDErrortype&quot;&quot; = &quot; &amp; [.C163] &amp; &quot;  );   update &quot;&quot;LOG_Errortype&quot;&quot;  set    &quot;&quot;Name&quot;&quot; = '&quot; &amp; [.A163] &amp; &quot;'  where    &quot;&quot;IDErrortype&quot;&quot; = &quot; &amp; [.C16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3]+1" office:value-type="float" office:value="163">
            <text:p>163</text:p>
          </table:table-cell>
          <table:table-cell table:style-name="ce14" table:formula="of:=SUBSTITUTE(SUBSTITUTE(SUBSTITUTE([.A164];&quot;__WARNING&quot;;&quot;&quot;);&quot;__&quot;;&quot; - &quot;);&quot;_&quot;;&quot; &quot;)">
            <text:p/>
          </table:table-cell>
          <table:table-cell table:style-name="ce13" table:formula="of:=IF([.A164]=&quot;&quot;;&quot;&quot;;&quot;public const int &quot; &amp; [.A164] &amp; &quot; = &quot; &amp; [.C164] &amp; &quot;;&quot;)">
            <text:p/>
          </table:table-cell>
          <table:table-cell table:style-name="ce13" table:formula="of:=IF([.A164]=&quot;&quot;;&quot;&quot;;&quot;items_.Add(&quot; &amp; [.A164] &amp; &quot;, new ErrorItem(&quot;&quot;&quot; &amp; [.D164] &amp; &quot;&quot;&quot;, &quot; &amp; IF(OR([.A164]=&quot;no_error&quot;;NOT(ISERROR(SEARCH(&quot;__WARNING&quot;;[.A164])))); &quot;false&quot;; &quot;true&quot;) &amp; &quot;));&quot;)">
            <text:p/>
          </table:table-cell>
          <table:table-cell table:formula="of:=IF([.A164]=&quot;&quot;;&quot;&quot;;&quot;  insert into &quot;&quot;LOG_Errortype&quot;&quot; (   &quot;&quot;IDErrortype&quot;&quot;,    &quot;&quot;Name&quot;&quot;  )  select    &quot; &amp; [.C164] &amp; &quot;,    '&quot; &amp; [.A164] &amp; &quot;'   where not exists (   select &quot;&quot;IDErrortype&quot;&quot;    from &quot;&quot;LOG_Errortype&quot;&quot;    where &quot;&quot;IDErrortype&quot;&quot; = &quot; &amp; [.C164] &amp; &quot;  );   update &quot;&quot;LOG_Errortype&quot;&quot;  set    &quot;&quot;Name&quot;&quot; = '&quot; &amp; [.A164] &amp; &quot;'  where    &quot;&quot;IDErrortype&quot;&quot; = &quot; &amp; [.C16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4]+1" office:value-type="float" office:value="164">
            <text:p>164</text:p>
          </table:table-cell>
          <table:table-cell table:style-name="ce14" table:formula="of:=SUBSTITUTE(SUBSTITUTE(SUBSTITUTE([.A165];&quot;__WARNING&quot;;&quot;&quot;);&quot;__&quot;;&quot; - &quot;);&quot;_&quot;;&quot; &quot;)">
            <text:p/>
          </table:table-cell>
          <table:table-cell table:style-name="ce13" table:formula="of:=IF([.A165]=&quot;&quot;;&quot;&quot;;&quot;public const int &quot; &amp; [.A165] &amp; &quot; = &quot; &amp; [.C165] &amp; &quot;;&quot;)">
            <text:p/>
          </table:table-cell>
          <table:table-cell table:style-name="ce13" table:formula="of:=IF([.A165]=&quot;&quot;;&quot;&quot;;&quot;items_.Add(&quot; &amp; [.A165] &amp; &quot;, new ErrorItem(&quot;&quot;&quot; &amp; [.D165] &amp; &quot;&quot;&quot;, &quot; &amp; IF(OR([.A165]=&quot;no_error&quot;;NOT(ISERROR(SEARCH(&quot;__WARNING&quot;;[.A165])))); &quot;false&quot;; &quot;true&quot;) &amp; &quot;));&quot;)">
            <text:p/>
          </table:table-cell>
          <table:table-cell table:formula="of:=IF([.A165]=&quot;&quot;;&quot;&quot;;&quot;  insert into &quot;&quot;LOG_Errortype&quot;&quot; (   &quot;&quot;IDErrortype&quot;&quot;,    &quot;&quot;Name&quot;&quot;  )  select    &quot; &amp; [.C165] &amp; &quot;,    '&quot; &amp; [.A165] &amp; &quot;'   where not exists (   select &quot;&quot;IDErrortype&quot;&quot;    from &quot;&quot;LOG_Errortype&quot;&quot;    where &quot;&quot;IDErrortype&quot;&quot; = &quot; &amp; [.C165] &amp; &quot;  );   update &quot;&quot;LOG_Errortype&quot;&quot;  set    &quot;&quot;Name&quot;&quot; = '&quot; &amp; [.A165] &amp; &quot;'  where    &quot;&quot;IDErrortype&quot;&quot; = &quot; &amp; [.C16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5]+1" office:value-type="float" office:value="165">
            <text:p>165</text:p>
          </table:table-cell>
          <table:table-cell table:style-name="ce14" table:formula="of:=SUBSTITUTE(SUBSTITUTE(SUBSTITUTE([.A166];&quot;__WARNING&quot;;&quot;&quot;);&quot;__&quot;;&quot; - &quot;);&quot;_&quot;;&quot; &quot;)">
            <text:p/>
          </table:table-cell>
          <table:table-cell table:style-name="ce13" table:formula="of:=IF([.A166]=&quot;&quot;;&quot;&quot;;&quot;public const int &quot; &amp; [.A166] &amp; &quot; = &quot; &amp; [.C166] &amp; &quot;;&quot;)">
            <text:p/>
          </table:table-cell>
          <table:table-cell table:style-name="ce13" table:formula="of:=IF([.A166]=&quot;&quot;;&quot;&quot;;&quot;items_.Add(&quot; &amp; [.A166] &amp; &quot;, new ErrorItem(&quot;&quot;&quot; &amp; [.D166] &amp; &quot;&quot;&quot;, &quot; &amp; IF(OR([.A166]=&quot;no_error&quot;;NOT(ISERROR(SEARCH(&quot;__WARNING&quot;;[.A166])))); &quot;false&quot;; &quot;true&quot;) &amp; &quot;));&quot;)">
            <text:p/>
          </table:table-cell>
          <table:table-cell table:formula="of:=IF([.A166]=&quot;&quot;;&quot;&quot;;&quot;  insert into &quot;&quot;LOG_Errortype&quot;&quot; (   &quot;&quot;IDErrortype&quot;&quot;,    &quot;&quot;Name&quot;&quot;  )  select    &quot; &amp; [.C166] &amp; &quot;,    '&quot; &amp; [.A166] &amp; &quot;'   where not exists (   select &quot;&quot;IDErrortype&quot;&quot;    from &quot;&quot;LOG_Errortype&quot;&quot;    where &quot;&quot;IDErrortype&quot;&quot; = &quot; &amp; [.C166] &amp; &quot;  );   update &quot;&quot;LOG_Errortype&quot;&quot;  set    &quot;&quot;Name&quot;&quot; = '&quot; &amp; [.A166] &amp; &quot;'  where    &quot;&quot;IDErrortype&quot;&quot; = &quot; &amp; [.C16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6]+1" office:value-type="float" office:value="166">
            <text:p>166</text:p>
          </table:table-cell>
          <table:table-cell table:style-name="ce14" table:formula="of:=SUBSTITUTE(SUBSTITUTE(SUBSTITUTE([.A167];&quot;__WARNING&quot;;&quot;&quot;);&quot;__&quot;;&quot; - &quot;);&quot;_&quot;;&quot; &quot;)">
            <text:p/>
          </table:table-cell>
          <table:table-cell table:style-name="ce13" table:formula="of:=IF([.A167]=&quot;&quot;;&quot;&quot;;&quot;public const int &quot; &amp; [.A167] &amp; &quot; = &quot; &amp; [.C167] &amp; &quot;;&quot;)">
            <text:p/>
          </table:table-cell>
          <table:table-cell table:style-name="ce13" table:formula="of:=IF([.A167]=&quot;&quot;;&quot;&quot;;&quot;items_.Add(&quot; &amp; [.A167] &amp; &quot;, new ErrorItem(&quot;&quot;&quot; &amp; [.D167] &amp; &quot;&quot;&quot;, &quot; &amp; IF(OR([.A167]=&quot;no_error&quot;;NOT(ISERROR(SEARCH(&quot;__WARNING&quot;;[.A167])))); &quot;false&quot;; &quot;true&quot;) &amp; &quot;));&quot;)">
            <text:p/>
          </table:table-cell>
          <table:table-cell table:formula="of:=IF([.A167]=&quot;&quot;;&quot;&quot;;&quot;  insert into &quot;&quot;LOG_Errortype&quot;&quot; (   &quot;&quot;IDErrortype&quot;&quot;,    &quot;&quot;Name&quot;&quot;  )  select    &quot; &amp; [.C167] &amp; &quot;,    '&quot; &amp; [.A167] &amp; &quot;'   where not exists (   select &quot;&quot;IDErrortype&quot;&quot;    from &quot;&quot;LOG_Errortype&quot;&quot;    where &quot;&quot;IDErrortype&quot;&quot; = &quot; &amp; [.C167] &amp; &quot;  );   update &quot;&quot;LOG_Errortype&quot;&quot;  set    &quot;&quot;Name&quot;&quot; = '&quot; &amp; [.A167] &amp; &quot;'  where    &quot;&quot;IDErrortype&quot;&quot; = &quot; &amp; [.C16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7]+1" office:value-type="float" office:value="167">
            <text:p>167</text:p>
          </table:table-cell>
          <table:table-cell table:style-name="ce14" table:formula="of:=SUBSTITUTE(SUBSTITUTE(SUBSTITUTE([.A168];&quot;__WARNING&quot;;&quot;&quot;);&quot;__&quot;;&quot; - &quot;);&quot;_&quot;;&quot; &quot;)">
            <text:p/>
          </table:table-cell>
          <table:table-cell table:style-name="ce13" table:formula="of:=IF([.A168]=&quot;&quot;;&quot;&quot;;&quot;public const int &quot; &amp; [.A168] &amp; &quot; = &quot; &amp; [.C168] &amp; &quot;;&quot;)">
            <text:p/>
          </table:table-cell>
          <table:table-cell table:style-name="ce13" table:formula="of:=IF([.A168]=&quot;&quot;;&quot;&quot;;&quot;items_.Add(&quot; &amp; [.A168] &amp; &quot;, new ErrorItem(&quot;&quot;&quot; &amp; [.D168] &amp; &quot;&quot;&quot;, &quot; &amp; IF(OR([.A168]=&quot;no_error&quot;;NOT(ISERROR(SEARCH(&quot;__WARNING&quot;;[.A168])))); &quot;false&quot;; &quot;true&quot;) &amp; &quot;));&quot;)">
            <text:p/>
          </table:table-cell>
          <table:table-cell table:formula="of:=IF([.A168]=&quot;&quot;;&quot;&quot;;&quot;  insert into &quot;&quot;LOG_Errortype&quot;&quot; (   &quot;&quot;IDErrortype&quot;&quot;,    &quot;&quot;Name&quot;&quot;  )  select    &quot; &amp; [.C168] &amp; &quot;,    '&quot; &amp; [.A168] &amp; &quot;'   where not exists (   select &quot;&quot;IDErrortype&quot;&quot;    from &quot;&quot;LOG_Errortype&quot;&quot;    where &quot;&quot;IDErrortype&quot;&quot; = &quot; &amp; [.C168] &amp; &quot;  );   update &quot;&quot;LOG_Errortype&quot;&quot;  set    &quot;&quot;Name&quot;&quot; = '&quot; &amp; [.A168] &amp; &quot;'  where    &quot;&quot;IDErrortype&quot;&quot; = &quot; &amp; [.C16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8]+1" office:value-type="float" office:value="168">
            <text:p>168</text:p>
          </table:table-cell>
          <table:table-cell table:style-name="ce14" table:formula="of:=SUBSTITUTE(SUBSTITUTE(SUBSTITUTE([.A169];&quot;__WARNING&quot;;&quot;&quot;);&quot;__&quot;;&quot; - &quot;);&quot;_&quot;;&quot; &quot;)">
            <text:p/>
          </table:table-cell>
          <table:table-cell table:style-name="ce13" table:formula="of:=IF([.A169]=&quot;&quot;;&quot;&quot;;&quot;public const int &quot; &amp; [.A169] &amp; &quot; = &quot; &amp; [.C169] &amp; &quot;;&quot;)">
            <text:p/>
          </table:table-cell>
          <table:table-cell table:style-name="ce13" table:formula="of:=IF([.A169]=&quot;&quot;;&quot;&quot;;&quot;items_.Add(&quot; &amp; [.A169] &amp; &quot;, new ErrorItem(&quot;&quot;&quot; &amp; [.D169] &amp; &quot;&quot;&quot;, &quot; &amp; IF(OR([.A169]=&quot;no_error&quot;;NOT(ISERROR(SEARCH(&quot;__WARNING&quot;;[.A169])))); &quot;false&quot;; &quot;true&quot;) &amp; &quot;));&quot;)">
            <text:p/>
          </table:table-cell>
          <table:table-cell table:formula="of:=IF([.A169]=&quot;&quot;;&quot;&quot;;&quot;  insert into &quot;&quot;LOG_Errortype&quot;&quot; (   &quot;&quot;IDErrortype&quot;&quot;,    &quot;&quot;Name&quot;&quot;  )  select    &quot; &amp; [.C169] &amp; &quot;,    '&quot; &amp; [.A169] &amp; &quot;'   where not exists (   select &quot;&quot;IDErrortype&quot;&quot;    from &quot;&quot;LOG_Errortype&quot;&quot;    where &quot;&quot;IDErrortype&quot;&quot; = &quot; &amp; [.C169] &amp; &quot;  );   update &quot;&quot;LOG_Errortype&quot;&quot;  set    &quot;&quot;Name&quot;&quot; = '&quot; &amp; [.A169] &amp; &quot;'  where    &quot;&quot;IDErrortype&quot;&quot; = &quot; &amp; [.C16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9]+1" office:value-type="float" office:value="169">
            <text:p>169</text:p>
          </table:table-cell>
          <table:table-cell table:style-name="ce14" table:formula="of:=SUBSTITUTE(SUBSTITUTE(SUBSTITUTE([.A170];&quot;__WARNING&quot;;&quot;&quot;);&quot;__&quot;;&quot; - &quot;);&quot;_&quot;;&quot; &quot;)">
            <text:p/>
          </table:table-cell>
          <table:table-cell table:style-name="ce13" table:formula="of:=IF([.A170]=&quot;&quot;;&quot;&quot;;&quot;public const int &quot; &amp; [.A170] &amp; &quot; = &quot; &amp; [.C170] &amp; &quot;;&quot;)">
            <text:p/>
          </table:table-cell>
          <table:table-cell table:style-name="ce13" table:formula="of:=IF([.A170]=&quot;&quot;;&quot;&quot;;&quot;items_.Add(&quot; &amp; [.A170] &amp; &quot;, new ErrorItem(&quot;&quot;&quot; &amp; [.D170] &amp; &quot;&quot;&quot;, &quot; &amp; IF(OR([.A170]=&quot;no_error&quot;;NOT(ISERROR(SEARCH(&quot;__WARNING&quot;;[.A170])))); &quot;false&quot;; &quot;true&quot;) &amp; &quot;));&quot;)">
            <text:p/>
          </table:table-cell>
          <table:table-cell table:formula="of:=IF([.A170]=&quot;&quot;;&quot;&quot;;&quot;  insert into &quot;&quot;LOG_Errortype&quot;&quot; (   &quot;&quot;IDErrortype&quot;&quot;,    &quot;&quot;Name&quot;&quot;  )  select    &quot; &amp; [.C170] &amp; &quot;,    '&quot; &amp; [.A170] &amp; &quot;'   where not exists (   select &quot;&quot;IDErrortype&quot;&quot;    from &quot;&quot;LOG_Errortype&quot;&quot;    where &quot;&quot;IDErrortype&quot;&quot; = &quot; &amp; [.C170] &amp; &quot;  );   update &quot;&quot;LOG_Errortype&quot;&quot;  set    &quot;&quot;Name&quot;&quot; = '&quot; &amp; [.A170] &amp; &quot;'  where    &quot;&quot;IDErrortype&quot;&quot; = &quot; &amp; [.C17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0]+1" office:value-type="float" office:value="170">
            <text:p>170</text:p>
          </table:table-cell>
          <table:table-cell table:style-name="ce14" table:formula="of:=SUBSTITUTE(SUBSTITUTE(SUBSTITUTE([.A171];&quot;__WARNING&quot;;&quot;&quot;);&quot;__&quot;;&quot; - &quot;);&quot;_&quot;;&quot; &quot;)">
            <text:p/>
          </table:table-cell>
          <table:table-cell table:style-name="ce13" table:formula="of:=IF([.A171]=&quot;&quot;;&quot;&quot;;&quot;public const int &quot; &amp; [.A171] &amp; &quot; = &quot; &amp; [.C171] &amp; &quot;;&quot;)">
            <text:p/>
          </table:table-cell>
          <table:table-cell table:style-name="ce13" table:formula="of:=IF([.A171]=&quot;&quot;;&quot;&quot;;&quot;items_.Add(&quot; &amp; [.A171] &amp; &quot;, new ErrorItem(&quot;&quot;&quot; &amp; [.D171] &amp; &quot;&quot;&quot;, &quot; &amp; IF(OR([.A171]=&quot;no_error&quot;;NOT(ISERROR(SEARCH(&quot;__WARNING&quot;;[.A171])))); &quot;false&quot;; &quot;true&quot;) &amp; &quot;));&quot;)">
            <text:p/>
          </table:table-cell>
          <table:table-cell table:formula="of:=IF([.A171]=&quot;&quot;;&quot;&quot;;&quot;  insert into &quot;&quot;LOG_Errortype&quot;&quot; (   &quot;&quot;IDErrortype&quot;&quot;,    &quot;&quot;Name&quot;&quot;  )  select    &quot; &amp; [.C171] &amp; &quot;,    '&quot; &amp; [.A171] &amp; &quot;'   where not exists (   select &quot;&quot;IDErrortype&quot;&quot;    from &quot;&quot;LOG_Errortype&quot;&quot;    where &quot;&quot;IDErrortype&quot;&quot; = &quot; &amp; [.C171] &amp; &quot;  );   update &quot;&quot;LOG_Errortype&quot;&quot;  set    &quot;&quot;Name&quot;&quot; = '&quot; &amp; [.A171] &amp; &quot;'  where    &quot;&quot;IDErrortype&quot;&quot; = &quot; &amp; [.C17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1]+1" office:value-type="float" office:value="171">
            <text:p>171</text:p>
          </table:table-cell>
          <table:table-cell table:style-name="ce14" table:formula="of:=SUBSTITUTE(SUBSTITUTE(SUBSTITUTE([.A172];&quot;__WARNING&quot;;&quot;&quot;);&quot;__&quot;;&quot; - &quot;);&quot;_&quot;;&quot; &quot;)">
            <text:p/>
          </table:table-cell>
          <table:table-cell table:style-name="ce13" table:formula="of:=IF([.A172]=&quot;&quot;;&quot;&quot;;&quot;public const int &quot; &amp; [.A172] &amp; &quot; = &quot; &amp; [.C172] &amp; &quot;;&quot;)">
            <text:p/>
          </table:table-cell>
          <table:table-cell table:style-name="ce13" table:formula="of:=IF([.A172]=&quot;&quot;;&quot;&quot;;&quot;items_.Add(&quot; &amp; [.A172] &amp; &quot;, new ErrorItem(&quot;&quot;&quot; &amp; [.D172] &amp; &quot;&quot;&quot;, &quot; &amp; IF(OR([.A172]=&quot;no_error&quot;;NOT(ISERROR(SEARCH(&quot;__WARNING&quot;;[.A172])))); &quot;false&quot;; &quot;true&quot;) &amp; &quot;));&quot;)">
            <text:p/>
          </table:table-cell>
          <table:table-cell table:formula="of:=IF([.A172]=&quot;&quot;;&quot;&quot;;&quot;  insert into &quot;&quot;LOG_Errortype&quot;&quot; (   &quot;&quot;IDErrortype&quot;&quot;,    &quot;&quot;Name&quot;&quot;  )  select    &quot; &amp; [.C172] &amp; &quot;,    '&quot; &amp; [.A172] &amp; &quot;'   where not exists (   select &quot;&quot;IDErrortype&quot;&quot;    from &quot;&quot;LOG_Errortype&quot;&quot;    where &quot;&quot;IDErrortype&quot;&quot; = &quot; &amp; [.C172] &amp; &quot;  );   update &quot;&quot;LOG_Errortype&quot;&quot;  set    &quot;&quot;Name&quot;&quot; = '&quot; &amp; [.A172] &amp; &quot;'  where    &quot;&quot;IDErrortype&quot;&quot; = &quot; &amp; [.C17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2]+1" office:value-type="float" office:value="172">
            <text:p>172</text:p>
          </table:table-cell>
          <table:table-cell table:style-name="ce14" table:formula="of:=SUBSTITUTE(SUBSTITUTE(SUBSTITUTE([.A173];&quot;__WARNING&quot;;&quot;&quot;);&quot;__&quot;;&quot; - &quot;);&quot;_&quot;;&quot; &quot;)">
            <text:p/>
          </table:table-cell>
          <table:table-cell table:style-name="ce13" table:formula="of:=IF([.A173]=&quot;&quot;;&quot;&quot;;&quot;public const int &quot; &amp; [.A173] &amp; &quot; = &quot; &amp; [.C173] &amp; &quot;;&quot;)">
            <text:p/>
          </table:table-cell>
          <table:table-cell table:style-name="ce13" table:formula="of:=IF([.A173]=&quot;&quot;;&quot;&quot;;&quot;items_.Add(&quot; &amp; [.A173] &amp; &quot;, new ErrorItem(&quot;&quot;&quot; &amp; [.D173] &amp; &quot;&quot;&quot;, &quot; &amp; IF(OR([.A173]=&quot;no_error&quot;;NOT(ISERROR(SEARCH(&quot;__WARNING&quot;;[.A173])))); &quot;false&quot;; &quot;true&quot;) &amp; &quot;));&quot;)">
            <text:p/>
          </table:table-cell>
          <table:table-cell table:formula="of:=IF([.A173]=&quot;&quot;;&quot;&quot;;&quot;  insert into &quot;&quot;LOG_Errortype&quot;&quot; (   &quot;&quot;IDErrortype&quot;&quot;,    &quot;&quot;Name&quot;&quot;  )  select    &quot; &amp; [.C173] &amp; &quot;,    '&quot; &amp; [.A173] &amp; &quot;'   where not exists (   select &quot;&quot;IDErrortype&quot;&quot;    from &quot;&quot;LOG_Errortype&quot;&quot;    where &quot;&quot;IDErrortype&quot;&quot; = &quot; &amp; [.C173] &amp; &quot;  );   update &quot;&quot;LOG_Errortype&quot;&quot;  set    &quot;&quot;Name&quot;&quot; = '&quot; &amp; [.A173] &amp; &quot;'  where    &quot;&quot;IDErrortype&quot;&quot; = &quot; &amp; [.C17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3]+1" office:value-type="float" office:value="173">
            <text:p>173</text:p>
          </table:table-cell>
          <table:table-cell table:style-name="ce14" table:formula="of:=SUBSTITUTE(SUBSTITUTE(SUBSTITUTE([.A174];&quot;__WARNING&quot;;&quot;&quot;);&quot;__&quot;;&quot; - &quot;);&quot;_&quot;;&quot; &quot;)">
            <text:p/>
          </table:table-cell>
          <table:table-cell table:style-name="ce13" table:formula="of:=IF([.A174]=&quot;&quot;;&quot;&quot;;&quot;public const int &quot; &amp; [.A174] &amp; &quot; = &quot; &amp; [.C174] &amp; &quot;;&quot;)">
            <text:p/>
          </table:table-cell>
          <table:table-cell table:style-name="ce13" table:formula="of:=IF([.A174]=&quot;&quot;;&quot;&quot;;&quot;items_.Add(&quot; &amp; [.A174] &amp; &quot;, new ErrorItem(&quot;&quot;&quot; &amp; [.D174] &amp; &quot;&quot;&quot;, &quot; &amp; IF(OR([.A174]=&quot;no_error&quot;;NOT(ISERROR(SEARCH(&quot;__WARNING&quot;;[.A174])))); &quot;false&quot;; &quot;true&quot;) &amp; &quot;));&quot;)">
            <text:p/>
          </table:table-cell>
          <table:table-cell table:formula="of:=IF([.A174]=&quot;&quot;;&quot;&quot;;&quot;  insert into &quot;&quot;LOG_Errortype&quot;&quot; (   &quot;&quot;IDErrortype&quot;&quot;,    &quot;&quot;Name&quot;&quot;  )  select    &quot; &amp; [.C174] &amp; &quot;,    '&quot; &amp; [.A174] &amp; &quot;'   where not exists (   select &quot;&quot;IDErrortype&quot;&quot;    from &quot;&quot;LOG_Errortype&quot;&quot;    where &quot;&quot;IDErrortype&quot;&quot; = &quot; &amp; [.C174] &amp; &quot;  );   update &quot;&quot;LOG_Errortype&quot;&quot;  set    &quot;&quot;Name&quot;&quot; = '&quot; &amp; [.A174] &amp; &quot;'  where    &quot;&quot;IDErrortype&quot;&quot; = &quot; &amp; [.C17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4]+1" office:value-type="float" office:value="174">
            <text:p>174</text:p>
          </table:table-cell>
          <table:table-cell table:style-name="ce14" table:formula="of:=SUBSTITUTE(SUBSTITUTE(SUBSTITUTE([.A175];&quot;__WARNING&quot;;&quot;&quot;);&quot;__&quot;;&quot; - &quot;);&quot;_&quot;;&quot; &quot;)">
            <text:p/>
          </table:table-cell>
          <table:table-cell table:style-name="ce13" table:formula="of:=IF([.A175]=&quot;&quot;;&quot;&quot;;&quot;public const int &quot; &amp; [.A175] &amp; &quot; = &quot; &amp; [.C175] &amp; &quot;;&quot;)">
            <text:p/>
          </table:table-cell>
          <table:table-cell table:style-name="ce13" table:formula="of:=IF([.A175]=&quot;&quot;;&quot;&quot;;&quot;items_.Add(&quot; &amp; [.A175] &amp; &quot;, new ErrorItem(&quot;&quot;&quot; &amp; [.D175] &amp; &quot;&quot;&quot;, &quot; &amp; IF(OR([.A175]=&quot;no_error&quot;;NOT(ISERROR(SEARCH(&quot;__WARNING&quot;;[.A175])))); &quot;false&quot;; &quot;true&quot;) &amp; &quot;));&quot;)">
            <text:p/>
          </table:table-cell>
          <table:table-cell table:formula="of:=IF([.A175]=&quot;&quot;;&quot;&quot;;&quot;  insert into &quot;&quot;LOG_Errortype&quot;&quot; (   &quot;&quot;IDErrortype&quot;&quot;,    &quot;&quot;Name&quot;&quot;  )  select    &quot; &amp; [.C175] &amp; &quot;,    '&quot; &amp; [.A175] &amp; &quot;'   where not exists (   select &quot;&quot;IDErrortype&quot;&quot;    from &quot;&quot;LOG_Errortype&quot;&quot;    where &quot;&quot;IDErrortype&quot;&quot; = &quot; &amp; [.C175] &amp; &quot;  );   update &quot;&quot;LOG_Errortype&quot;&quot;  set    &quot;&quot;Name&quot;&quot; = '&quot; &amp; [.A175] &amp; &quot;'  where    &quot;&quot;IDErrortype&quot;&quot; = &quot; &amp; [.C17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5]+1" office:value-type="float" office:value="175">
            <text:p>175</text:p>
          </table:table-cell>
          <table:table-cell table:style-name="ce14" table:formula="of:=SUBSTITUTE(SUBSTITUTE(SUBSTITUTE([.A176];&quot;__WARNING&quot;;&quot;&quot;);&quot;__&quot;;&quot; - &quot;);&quot;_&quot;;&quot; &quot;)">
            <text:p/>
          </table:table-cell>
          <table:table-cell table:style-name="ce13" table:formula="of:=IF([.A176]=&quot;&quot;;&quot;&quot;;&quot;public const int &quot; &amp; [.A176] &amp; &quot; = &quot; &amp; [.C176] &amp; &quot;;&quot;)">
            <text:p/>
          </table:table-cell>
          <table:table-cell table:style-name="ce13" table:formula="of:=IF([.A176]=&quot;&quot;;&quot;&quot;;&quot;items_.Add(&quot; &amp; [.A176] &amp; &quot;, new ErrorItem(&quot;&quot;&quot; &amp; [.D176] &amp; &quot;&quot;&quot;, &quot; &amp; IF(OR([.A176]=&quot;no_error&quot;;NOT(ISERROR(SEARCH(&quot;__WARNING&quot;;[.A176])))); &quot;false&quot;; &quot;true&quot;) &amp; &quot;));&quot;)">
            <text:p/>
          </table:table-cell>
          <table:table-cell table:formula="of:=IF([.A176]=&quot;&quot;;&quot;&quot;;&quot;  insert into &quot;&quot;LOG_Errortype&quot;&quot; (   &quot;&quot;IDErrortype&quot;&quot;,    &quot;&quot;Name&quot;&quot;  )  select    &quot; &amp; [.C176] &amp; &quot;,    '&quot; &amp; [.A176] &amp; &quot;'   where not exists (   select &quot;&quot;IDErrortype&quot;&quot;    from &quot;&quot;LOG_Errortype&quot;&quot;    where &quot;&quot;IDErrortype&quot;&quot; = &quot; &amp; [.C176] &amp; &quot;  );   update &quot;&quot;LOG_Errortype&quot;&quot;  set    &quot;&quot;Name&quot;&quot; = '&quot; &amp; [.A176] &amp; &quot;'  where    &quot;&quot;IDErrortype&quot;&quot; = &quot; &amp; [.C17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6]+1" office:value-type="float" office:value="176">
            <text:p>176</text:p>
          </table:table-cell>
          <table:table-cell table:style-name="ce14" table:formula="of:=SUBSTITUTE(SUBSTITUTE(SUBSTITUTE([.A177];&quot;__WARNING&quot;;&quot;&quot;);&quot;__&quot;;&quot; - &quot;);&quot;_&quot;;&quot; &quot;)">
            <text:p/>
          </table:table-cell>
          <table:table-cell table:style-name="ce13" table:formula="of:=IF([.A177]=&quot;&quot;;&quot;&quot;;&quot;public const int &quot; &amp; [.A177] &amp; &quot; = &quot; &amp; [.C177] &amp; &quot;;&quot;)">
            <text:p/>
          </table:table-cell>
          <table:table-cell table:style-name="ce13" table:formula="of:=IF([.A177]=&quot;&quot;;&quot;&quot;;&quot;items_.Add(&quot; &amp; [.A177] &amp; &quot;, new ErrorItem(&quot;&quot;&quot; &amp; [.D177] &amp; &quot;&quot;&quot;, &quot; &amp; IF(OR([.A177]=&quot;no_error&quot;;NOT(ISERROR(SEARCH(&quot;__WARNING&quot;;[.A177])))); &quot;false&quot;; &quot;true&quot;) &amp; &quot;));&quot;)">
            <text:p/>
          </table:table-cell>
          <table:table-cell table:formula="of:=IF([.A177]=&quot;&quot;;&quot;&quot;;&quot;  insert into &quot;&quot;LOG_Errortype&quot;&quot; (   &quot;&quot;IDErrortype&quot;&quot;,    &quot;&quot;Name&quot;&quot;  )  select    &quot; &amp; [.C177] &amp; &quot;,    '&quot; &amp; [.A177] &amp; &quot;'   where not exists (   select &quot;&quot;IDErrortype&quot;&quot;    from &quot;&quot;LOG_Errortype&quot;&quot;    where &quot;&quot;IDErrortype&quot;&quot; = &quot; &amp; [.C177] &amp; &quot;  );   update &quot;&quot;LOG_Errortype&quot;&quot;  set    &quot;&quot;Name&quot;&quot; = '&quot; &amp; [.A177] &amp; &quot;'  where    &quot;&quot;IDErrortype&quot;&quot; = &quot; &amp; [.C17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7]+1" office:value-type="float" office:value="177">
            <text:p>177</text:p>
          </table:table-cell>
          <table:table-cell table:style-name="ce14" table:formula="of:=SUBSTITUTE(SUBSTITUTE(SUBSTITUTE([.A178];&quot;__WARNING&quot;;&quot;&quot;);&quot;__&quot;;&quot; - &quot;);&quot;_&quot;;&quot; &quot;)">
            <text:p/>
          </table:table-cell>
          <table:table-cell table:style-name="ce13" table:formula="of:=IF([.A178]=&quot;&quot;;&quot;&quot;;&quot;public const int &quot; &amp; [.A178] &amp; &quot; = &quot; &amp; [.C178] &amp; &quot;;&quot;)">
            <text:p/>
          </table:table-cell>
          <table:table-cell table:style-name="ce13" table:formula="of:=IF([.A178]=&quot;&quot;;&quot;&quot;;&quot;items_.Add(&quot; &amp; [.A178] &amp; &quot;, new ErrorItem(&quot;&quot;&quot; &amp; [.D178] &amp; &quot;&quot;&quot;, &quot; &amp; IF(OR([.A178]=&quot;no_error&quot;;NOT(ISERROR(SEARCH(&quot;__WARNING&quot;;[.A178])))); &quot;false&quot;; &quot;true&quot;) &amp; &quot;));&quot;)">
            <text:p/>
          </table:table-cell>
          <table:table-cell table:formula="of:=IF([.A178]=&quot;&quot;;&quot;&quot;;&quot;  insert into &quot;&quot;LOG_Errortype&quot;&quot; (   &quot;&quot;IDErrortype&quot;&quot;,    &quot;&quot;Name&quot;&quot;  )  select    &quot; &amp; [.C178] &amp; &quot;,    '&quot; &amp; [.A178] &amp; &quot;'   where not exists (   select &quot;&quot;IDErrortype&quot;&quot;    from &quot;&quot;LOG_Errortype&quot;&quot;    where &quot;&quot;IDErrortype&quot;&quot; = &quot; &amp; [.C178] &amp; &quot;  );   update &quot;&quot;LOG_Errortype&quot;&quot;  set    &quot;&quot;Name&quot;&quot; = '&quot; &amp; [.A178] &amp; &quot;'  where    &quot;&quot;IDErrortype&quot;&quot; = &quot; &amp; [.C17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8]+1" office:value-type="float" office:value="178">
            <text:p>178</text:p>
          </table:table-cell>
          <table:table-cell table:style-name="ce14" table:formula="of:=SUBSTITUTE(SUBSTITUTE(SUBSTITUTE([.A179];&quot;__WARNING&quot;;&quot;&quot;);&quot;__&quot;;&quot; - &quot;);&quot;_&quot;;&quot; &quot;)">
            <text:p/>
          </table:table-cell>
          <table:table-cell table:style-name="ce13" table:formula="of:=IF([.A179]=&quot;&quot;;&quot;&quot;;&quot;public const int &quot; &amp; [.A179] &amp; &quot; = &quot; &amp; [.C179] &amp; &quot;;&quot;)">
            <text:p/>
          </table:table-cell>
          <table:table-cell table:style-name="ce13" table:formula="of:=IF([.A179]=&quot;&quot;;&quot;&quot;;&quot;items_.Add(&quot; &amp; [.A179] &amp; &quot;, new ErrorItem(&quot;&quot;&quot; &amp; [.D179] &amp; &quot;&quot;&quot;, &quot; &amp; IF(OR([.A179]=&quot;no_error&quot;;NOT(ISERROR(SEARCH(&quot;__WARNING&quot;;[.A179])))); &quot;false&quot;; &quot;true&quot;) &amp; &quot;));&quot;)">
            <text:p/>
          </table:table-cell>
          <table:table-cell table:formula="of:=IF([.A179]=&quot;&quot;;&quot;&quot;;&quot;  insert into &quot;&quot;LOG_Errortype&quot;&quot; (   &quot;&quot;IDErrortype&quot;&quot;,    &quot;&quot;Name&quot;&quot;  )  select    &quot; &amp; [.C179] &amp; &quot;,    '&quot; &amp; [.A179] &amp; &quot;'   where not exists (   select &quot;&quot;IDErrortype&quot;&quot;    from &quot;&quot;LOG_Errortype&quot;&quot;    where &quot;&quot;IDErrortype&quot;&quot; = &quot; &amp; [.C179] &amp; &quot;  );   update &quot;&quot;LOG_Errortype&quot;&quot;  set    &quot;&quot;Name&quot;&quot; = '&quot; &amp; [.A179] &amp; &quot;'  where    &quot;&quot;IDErrortype&quot;&quot; = &quot; &amp; [.C17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9]+1" office:value-type="float" office:value="179">
            <text:p>179</text:p>
          </table:table-cell>
          <table:table-cell table:style-name="ce14" table:formula="of:=SUBSTITUTE(SUBSTITUTE(SUBSTITUTE([.A180];&quot;__WARNING&quot;;&quot;&quot;);&quot;__&quot;;&quot; - &quot;);&quot;_&quot;;&quot; &quot;)">
            <text:p/>
          </table:table-cell>
          <table:table-cell table:style-name="ce13" table:formula="of:=IF([.A180]=&quot;&quot;;&quot;&quot;;&quot;public const int &quot; &amp; [.A180] &amp; &quot; = &quot; &amp; [.C180] &amp; &quot;;&quot;)">
            <text:p/>
          </table:table-cell>
          <table:table-cell table:style-name="ce13" table:formula="of:=IF([.A180]=&quot;&quot;;&quot;&quot;;&quot;items_.Add(&quot; &amp; [.A180] &amp; &quot;, new ErrorItem(&quot;&quot;&quot; &amp; [.D180] &amp; &quot;&quot;&quot;, &quot; &amp; IF(OR([.A180]=&quot;no_error&quot;;NOT(ISERROR(SEARCH(&quot;__WARNING&quot;;[.A180])))); &quot;false&quot;; &quot;true&quot;) &amp; &quot;));&quot;)">
            <text:p/>
          </table:table-cell>
          <table:table-cell table:formula="of:=IF([.A180]=&quot;&quot;;&quot;&quot;;&quot;  insert into &quot;&quot;LOG_Errortype&quot;&quot; (   &quot;&quot;IDErrortype&quot;&quot;,    &quot;&quot;Name&quot;&quot;  )  select    &quot; &amp; [.C180] &amp; &quot;,    '&quot; &amp; [.A180] &amp; &quot;'   where not exists (   select &quot;&quot;IDErrortype&quot;&quot;    from &quot;&quot;LOG_Errortype&quot;&quot;    where &quot;&quot;IDErrortype&quot;&quot; = &quot; &amp; [.C180] &amp; &quot;  );   update &quot;&quot;LOG_Errortype&quot;&quot;  set    &quot;&quot;Name&quot;&quot; = '&quot; &amp; [.A180] &amp; &quot;'  where    &quot;&quot;IDErrortype&quot;&quot; = &quot; &amp; [.C18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0]+1" office:value-type="float" office:value="180">
            <text:p>180</text:p>
          </table:table-cell>
          <table:table-cell table:style-name="ce14" table:formula="of:=SUBSTITUTE(SUBSTITUTE(SUBSTITUTE([.A181];&quot;__WARNING&quot;;&quot;&quot;);&quot;__&quot;;&quot; - &quot;);&quot;_&quot;;&quot; &quot;)">
            <text:p/>
          </table:table-cell>
          <table:table-cell table:style-name="ce13" table:formula="of:=IF([.A181]=&quot;&quot;;&quot;&quot;;&quot;public const int &quot; &amp; [.A181] &amp; &quot; = &quot; &amp; [.C181] &amp; &quot;;&quot;)">
            <text:p/>
          </table:table-cell>
          <table:table-cell table:style-name="ce13" table:formula="of:=IF([.A181]=&quot;&quot;;&quot;&quot;;&quot;items_.Add(&quot; &amp; [.A181] &amp; &quot;, new ErrorItem(&quot;&quot;&quot; &amp; [.D181] &amp; &quot;&quot;&quot;, &quot; &amp; IF(OR([.A181]=&quot;no_error&quot;;NOT(ISERROR(SEARCH(&quot;__WARNING&quot;;[.A181])))); &quot;false&quot;; &quot;true&quot;) &amp; &quot;));&quot;)">
            <text:p/>
          </table:table-cell>
          <table:table-cell table:formula="of:=IF([.A181]=&quot;&quot;;&quot;&quot;;&quot;  insert into &quot;&quot;LOG_Errortype&quot;&quot; (   &quot;&quot;IDErrortype&quot;&quot;,    &quot;&quot;Name&quot;&quot;  )  select    &quot; &amp; [.C181] &amp; &quot;,    '&quot; &amp; [.A181] &amp; &quot;'   where not exists (   select &quot;&quot;IDErrortype&quot;&quot;    from &quot;&quot;LOG_Errortype&quot;&quot;    where &quot;&quot;IDErrortype&quot;&quot; = &quot; &amp; [.C181] &amp; &quot;  );   update &quot;&quot;LOG_Errortype&quot;&quot;  set    &quot;&quot;Name&quot;&quot; = '&quot; &amp; [.A181] &amp; &quot;'  where    &quot;&quot;IDErrortype&quot;&quot; = &quot; &amp; [.C18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1]+1" office:value-type="float" office:value="181">
            <text:p>181</text:p>
          </table:table-cell>
          <table:table-cell table:style-name="ce14" table:formula="of:=SUBSTITUTE(SUBSTITUTE(SUBSTITUTE([.A182];&quot;__WARNING&quot;;&quot;&quot;);&quot;__&quot;;&quot; - &quot;);&quot;_&quot;;&quot; &quot;)">
            <text:p/>
          </table:table-cell>
          <table:table-cell table:style-name="ce13" table:formula="of:=IF([.A182]=&quot;&quot;;&quot;&quot;;&quot;public const int &quot; &amp; [.A182] &amp; &quot; = &quot; &amp; [.C182] &amp; &quot;;&quot;)">
            <text:p/>
          </table:table-cell>
          <table:table-cell table:style-name="ce13" table:formula="of:=IF([.A182]=&quot;&quot;;&quot;&quot;;&quot;items_.Add(&quot; &amp; [.A182] &amp; &quot;, new ErrorItem(&quot;&quot;&quot; &amp; [.D182] &amp; &quot;&quot;&quot;, &quot; &amp; IF(OR([.A182]=&quot;no_error&quot;;NOT(ISERROR(SEARCH(&quot;__WARNING&quot;;[.A182])))); &quot;false&quot;; &quot;true&quot;) &amp; &quot;));&quot;)">
            <text:p/>
          </table:table-cell>
          <table:table-cell table:formula="of:=IF([.A182]=&quot;&quot;;&quot;&quot;;&quot;  insert into &quot;&quot;LOG_Errortype&quot;&quot; (   &quot;&quot;IDErrortype&quot;&quot;,    &quot;&quot;Name&quot;&quot;  )  select    &quot; &amp; [.C182] &amp; &quot;,    '&quot; &amp; [.A182] &amp; &quot;'   where not exists (   select &quot;&quot;IDErrortype&quot;&quot;    from &quot;&quot;LOG_Errortype&quot;&quot;    where &quot;&quot;IDErrortype&quot;&quot; = &quot; &amp; [.C182] &amp; &quot;  );   update &quot;&quot;LOG_Errortype&quot;&quot;  set    &quot;&quot;Name&quot;&quot; = '&quot; &amp; [.A182] &amp; &quot;'  where    &quot;&quot;IDErrortype&quot;&quot; = &quot; &amp; [.C18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2]+1" office:value-type="float" office:value="182">
            <text:p>182</text:p>
          </table:table-cell>
          <table:table-cell table:style-name="ce14" table:formula="of:=SUBSTITUTE(SUBSTITUTE(SUBSTITUTE([.A183];&quot;__WARNING&quot;;&quot;&quot;);&quot;__&quot;;&quot; - &quot;);&quot;_&quot;;&quot; &quot;)">
            <text:p/>
          </table:table-cell>
          <table:table-cell table:style-name="ce13" table:formula="of:=IF([.A183]=&quot;&quot;;&quot;&quot;;&quot;public const int &quot; &amp; [.A183] &amp; &quot; = &quot; &amp; [.C183] &amp; &quot;;&quot;)">
            <text:p/>
          </table:table-cell>
          <table:table-cell table:style-name="ce13" table:formula="of:=IF([.A183]=&quot;&quot;;&quot;&quot;;&quot;items_.Add(&quot; &amp; [.A183] &amp; &quot;, new ErrorItem(&quot;&quot;&quot; &amp; [.D183] &amp; &quot;&quot;&quot;, &quot; &amp; IF(OR([.A183]=&quot;no_error&quot;;NOT(ISERROR(SEARCH(&quot;__WARNING&quot;;[.A183])))); &quot;false&quot;; &quot;true&quot;) &amp; &quot;));&quot;)">
            <text:p/>
          </table:table-cell>
          <table:table-cell table:formula="of:=IF([.A183]=&quot;&quot;;&quot;&quot;;&quot;  insert into &quot;&quot;LOG_Errortype&quot;&quot; (   &quot;&quot;IDErrortype&quot;&quot;,    &quot;&quot;Name&quot;&quot;  )  select    &quot; &amp; [.C183] &amp; &quot;,    '&quot; &amp; [.A183] &amp; &quot;'   where not exists (   select &quot;&quot;IDErrortype&quot;&quot;    from &quot;&quot;LOG_Errortype&quot;&quot;    where &quot;&quot;IDErrortype&quot;&quot; = &quot; &amp; [.C183] &amp; &quot;  );   update &quot;&quot;LOG_Errortype&quot;&quot;  set    &quot;&quot;Name&quot;&quot; = '&quot; &amp; [.A183] &amp; &quot;'  where    &quot;&quot;IDErrortype&quot;&quot; = &quot; &amp; [.C18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3]+1" office:value-type="float" office:value="183">
            <text:p>183</text:p>
          </table:table-cell>
          <table:table-cell table:style-name="ce14" table:formula="of:=SUBSTITUTE(SUBSTITUTE(SUBSTITUTE([.A184];&quot;__WARNING&quot;;&quot;&quot;);&quot;__&quot;;&quot; - &quot;);&quot;_&quot;;&quot; &quot;)">
            <text:p/>
          </table:table-cell>
          <table:table-cell table:style-name="ce13" table:formula="of:=IF([.A184]=&quot;&quot;;&quot;&quot;;&quot;public const int &quot; &amp; [.A184] &amp; &quot; = &quot; &amp; [.C184] &amp; &quot;;&quot;)">
            <text:p/>
          </table:table-cell>
          <table:table-cell table:style-name="ce13" table:formula="of:=IF([.A184]=&quot;&quot;;&quot;&quot;;&quot;items_.Add(&quot; &amp; [.A184] &amp; &quot;, new ErrorItem(&quot;&quot;&quot; &amp; [.D184] &amp; &quot;&quot;&quot;, &quot; &amp; IF(OR([.A184]=&quot;no_error&quot;;NOT(ISERROR(SEARCH(&quot;__WARNING&quot;;[.A184])))); &quot;false&quot;; &quot;true&quot;) &amp; &quot;));&quot;)">
            <text:p/>
          </table:table-cell>
          <table:table-cell table:formula="of:=IF([.A184]=&quot;&quot;;&quot;&quot;;&quot;  insert into &quot;&quot;LOG_Errortype&quot;&quot; (   &quot;&quot;IDErrortype&quot;&quot;,    &quot;&quot;Name&quot;&quot;  )  select    &quot; &amp; [.C184] &amp; &quot;,    '&quot; &amp; [.A184] &amp; &quot;'   where not exists (   select &quot;&quot;IDErrortype&quot;&quot;    from &quot;&quot;LOG_Errortype&quot;&quot;    where &quot;&quot;IDErrortype&quot;&quot; = &quot; &amp; [.C184] &amp; &quot;  );   update &quot;&quot;LOG_Errortype&quot;&quot;  set    &quot;&quot;Name&quot;&quot; = '&quot; &amp; [.A184] &amp; &quot;'  where    &quot;&quot;IDErrortype&quot;&quot; = &quot; &amp; [.C18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4]+1" office:value-type="float" office:value="184">
            <text:p>184</text:p>
          </table:table-cell>
          <table:table-cell table:style-name="ce14" table:formula="of:=SUBSTITUTE(SUBSTITUTE(SUBSTITUTE([.A185];&quot;__WARNING&quot;;&quot;&quot;);&quot;__&quot;;&quot; - &quot;);&quot;_&quot;;&quot; &quot;)">
            <text:p/>
          </table:table-cell>
          <table:table-cell table:style-name="ce13" table:formula="of:=IF([.A185]=&quot;&quot;;&quot;&quot;;&quot;public const int &quot; &amp; [.A185] &amp; &quot; = &quot; &amp; [.C185] &amp; &quot;;&quot;)">
            <text:p/>
          </table:table-cell>
          <table:table-cell table:style-name="ce13" table:formula="of:=IF([.A185]=&quot;&quot;;&quot;&quot;;&quot;items_.Add(&quot; &amp; [.A185] &amp; &quot;, new ErrorItem(&quot;&quot;&quot; &amp; [.D185] &amp; &quot;&quot;&quot;, &quot; &amp; IF(OR([.A185]=&quot;no_error&quot;;NOT(ISERROR(SEARCH(&quot;__WARNING&quot;;[.A185])))); &quot;false&quot;; &quot;true&quot;) &amp; &quot;));&quot;)">
            <text:p/>
          </table:table-cell>
          <table:table-cell table:formula="of:=IF([.A185]=&quot;&quot;;&quot;&quot;;&quot;  insert into &quot;&quot;LOG_Errortype&quot;&quot; (   &quot;&quot;IDErrortype&quot;&quot;,    &quot;&quot;Name&quot;&quot;  )  select    &quot; &amp; [.C185] &amp; &quot;,    '&quot; &amp; [.A185] &amp; &quot;'   where not exists (   select &quot;&quot;IDErrortype&quot;&quot;    from &quot;&quot;LOG_Errortype&quot;&quot;    where &quot;&quot;IDErrortype&quot;&quot; = &quot; &amp; [.C185] &amp; &quot;  );   update &quot;&quot;LOG_Errortype&quot;&quot;  set    &quot;&quot;Name&quot;&quot; = '&quot; &amp; [.A185] &amp; &quot;'  where    &quot;&quot;IDErrortype&quot;&quot; = &quot; &amp; [.C18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5]+1" office:value-type="float" office:value="185">
            <text:p>185</text:p>
          </table:table-cell>
          <table:table-cell table:style-name="ce14" table:formula="of:=SUBSTITUTE(SUBSTITUTE(SUBSTITUTE([.A186];&quot;__WARNING&quot;;&quot;&quot;);&quot;__&quot;;&quot; - &quot;);&quot;_&quot;;&quot; &quot;)">
            <text:p/>
          </table:table-cell>
          <table:table-cell table:style-name="ce13" table:formula="of:=IF([.A186]=&quot;&quot;;&quot;&quot;;&quot;public const int &quot; &amp; [.A186] &amp; &quot; = &quot; &amp; [.C186] &amp; &quot;;&quot;)">
            <text:p/>
          </table:table-cell>
          <table:table-cell table:style-name="ce13" table:formula="of:=IF([.A186]=&quot;&quot;;&quot;&quot;;&quot;items_.Add(&quot; &amp; [.A186] &amp; &quot;, new ErrorItem(&quot;&quot;&quot; &amp; [.D186] &amp; &quot;&quot;&quot;, &quot; &amp; IF(OR([.A186]=&quot;no_error&quot;;NOT(ISERROR(SEARCH(&quot;__WARNING&quot;;[.A186])))); &quot;false&quot;; &quot;true&quot;) &amp; &quot;));&quot;)">
            <text:p/>
          </table:table-cell>
          <table:table-cell table:formula="of:=IF([.A186]=&quot;&quot;;&quot;&quot;;&quot;  insert into &quot;&quot;LOG_Errortype&quot;&quot; (   &quot;&quot;IDErrortype&quot;&quot;,    &quot;&quot;Name&quot;&quot;  )  select    &quot; &amp; [.C186] &amp; &quot;,    '&quot; &amp; [.A186] &amp; &quot;'   where not exists (   select &quot;&quot;IDErrortype&quot;&quot;    from &quot;&quot;LOG_Errortype&quot;&quot;    where &quot;&quot;IDErrortype&quot;&quot; = &quot; &amp; [.C186] &amp; &quot;  );   update &quot;&quot;LOG_Errortype&quot;&quot;  set    &quot;&quot;Name&quot;&quot; = '&quot; &amp; [.A186] &amp; &quot;'  where    &quot;&quot;IDErrortype&quot;&quot; = &quot; &amp; [.C18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6]+1" office:value-type="float" office:value="186">
            <text:p>186</text:p>
          </table:table-cell>
          <table:table-cell table:style-name="ce14" table:formula="of:=SUBSTITUTE(SUBSTITUTE(SUBSTITUTE([.A187];&quot;__WARNING&quot;;&quot;&quot;);&quot;__&quot;;&quot; - &quot;);&quot;_&quot;;&quot; &quot;)">
            <text:p/>
          </table:table-cell>
          <table:table-cell table:style-name="ce13" table:formula="of:=IF([.A187]=&quot;&quot;;&quot;&quot;;&quot;public const int &quot; &amp; [.A187] &amp; &quot; = &quot; &amp; [.C187] &amp; &quot;;&quot;)">
            <text:p/>
          </table:table-cell>
          <table:table-cell table:style-name="ce13" table:formula="of:=IF([.A187]=&quot;&quot;;&quot;&quot;;&quot;items_.Add(&quot; &amp; [.A187] &amp; &quot;, new ErrorItem(&quot;&quot;&quot; &amp; [.D187] &amp; &quot;&quot;&quot;, &quot; &amp; IF(OR([.A187]=&quot;no_error&quot;;NOT(ISERROR(SEARCH(&quot;__WARNING&quot;;[.A187])))); &quot;false&quot;; &quot;true&quot;) &amp; &quot;));&quot;)">
            <text:p/>
          </table:table-cell>
          <table:table-cell table:formula="of:=IF([.A187]=&quot;&quot;;&quot;&quot;;&quot;  insert into &quot;&quot;LOG_Errortype&quot;&quot; (   &quot;&quot;IDErrortype&quot;&quot;,    &quot;&quot;Name&quot;&quot;  )  select    &quot; &amp; [.C187] &amp; &quot;,    '&quot; &amp; [.A187] &amp; &quot;'   where not exists (   select &quot;&quot;IDErrortype&quot;&quot;    from &quot;&quot;LOG_Errortype&quot;&quot;    where &quot;&quot;IDErrortype&quot;&quot; = &quot; &amp; [.C187] &amp; &quot;  );   update &quot;&quot;LOG_Errortype&quot;&quot;  set    &quot;&quot;Name&quot;&quot; = '&quot; &amp; [.A187] &amp; &quot;'  where    &quot;&quot;IDErrortype&quot;&quot; = &quot; &amp; [.C18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7]+1" office:value-type="float" office:value="187">
            <text:p>187</text:p>
          </table:table-cell>
          <table:table-cell table:style-name="ce14" table:formula="of:=SUBSTITUTE(SUBSTITUTE(SUBSTITUTE([.A188];&quot;__WARNING&quot;;&quot;&quot;);&quot;__&quot;;&quot; - &quot;);&quot;_&quot;;&quot; &quot;)">
            <text:p/>
          </table:table-cell>
          <table:table-cell table:style-name="ce13" table:formula="of:=IF([.A188]=&quot;&quot;;&quot;&quot;;&quot;public const int &quot; &amp; [.A188] &amp; &quot; = &quot; &amp; [.C188] &amp; &quot;;&quot;)">
            <text:p/>
          </table:table-cell>
          <table:table-cell table:style-name="ce13" table:formula="of:=IF([.A188]=&quot;&quot;;&quot;&quot;;&quot;items_.Add(&quot; &amp; [.A188] &amp; &quot;, new ErrorItem(&quot;&quot;&quot; &amp; [.D188] &amp; &quot;&quot;&quot;, &quot; &amp; IF(OR([.A188]=&quot;no_error&quot;;NOT(ISERROR(SEARCH(&quot;__WARNING&quot;;[.A188])))); &quot;false&quot;; &quot;true&quot;) &amp; &quot;));&quot;)">
            <text:p/>
          </table:table-cell>
          <table:table-cell table:formula="of:=IF([.A188]=&quot;&quot;;&quot;&quot;;&quot;  insert into &quot;&quot;LOG_Errortype&quot;&quot; (   &quot;&quot;IDErrortype&quot;&quot;,    &quot;&quot;Name&quot;&quot;  )  select    &quot; &amp; [.C188] &amp; &quot;,    '&quot; &amp; [.A188] &amp; &quot;'   where not exists (   select &quot;&quot;IDErrortype&quot;&quot;    from &quot;&quot;LOG_Errortype&quot;&quot;    where &quot;&quot;IDErrortype&quot;&quot; = &quot; &amp; [.C188] &amp; &quot;  );   update &quot;&quot;LOG_Errortype&quot;&quot;  set    &quot;&quot;Name&quot;&quot; = '&quot; &amp; [.A188] &amp; &quot;'  where    &quot;&quot;IDErrortype&quot;&quot; = &quot; &amp; [.C18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8]+1" office:value-type="float" office:value="188">
            <text:p>188</text:p>
          </table:table-cell>
          <table:table-cell table:style-name="ce14" table:formula="of:=SUBSTITUTE(SUBSTITUTE(SUBSTITUTE([.A189];&quot;__WARNING&quot;;&quot;&quot;);&quot;__&quot;;&quot; - &quot;);&quot;_&quot;;&quot; &quot;)">
            <text:p/>
          </table:table-cell>
          <table:table-cell table:style-name="ce13" table:formula="of:=IF([.A189]=&quot;&quot;;&quot;&quot;;&quot;public const int &quot; &amp; [.A189] &amp; &quot; = &quot; &amp; [.C189] &amp; &quot;;&quot;)">
            <text:p/>
          </table:table-cell>
          <table:table-cell table:style-name="ce13" table:formula="of:=IF([.A189]=&quot;&quot;;&quot;&quot;;&quot;items_.Add(&quot; &amp; [.A189] &amp; &quot;, new ErrorItem(&quot;&quot;&quot; &amp; [.D189] &amp; &quot;&quot;&quot;, &quot; &amp; IF(OR([.A189]=&quot;no_error&quot;;NOT(ISERROR(SEARCH(&quot;__WARNING&quot;;[.A189])))); &quot;false&quot;; &quot;true&quot;) &amp; &quot;));&quot;)">
            <text:p/>
          </table:table-cell>
          <table:table-cell table:formula="of:=IF([.A189]=&quot;&quot;;&quot;&quot;;&quot;  insert into &quot;&quot;LOG_Errortype&quot;&quot; (   &quot;&quot;IDErrortype&quot;&quot;,    &quot;&quot;Name&quot;&quot;  )  select    &quot; &amp; [.C189] &amp; &quot;,    '&quot; &amp; [.A189] &amp; &quot;'   where not exists (   select &quot;&quot;IDErrortype&quot;&quot;    from &quot;&quot;LOG_Errortype&quot;&quot;    where &quot;&quot;IDErrortype&quot;&quot; = &quot; &amp; [.C189] &amp; &quot;  );   update &quot;&quot;LOG_Errortype&quot;&quot;  set    &quot;&quot;Name&quot;&quot; = '&quot; &amp; [.A189] &amp; &quot;'  where    &quot;&quot;IDErrortype&quot;&quot; = &quot; &amp; [.C18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9]+1" office:value-type="float" office:value="189">
            <text:p>189</text:p>
          </table:table-cell>
          <table:table-cell table:style-name="ce14" table:formula="of:=SUBSTITUTE(SUBSTITUTE(SUBSTITUTE([.A190];&quot;__WARNING&quot;;&quot;&quot;);&quot;__&quot;;&quot; - &quot;);&quot;_&quot;;&quot; &quot;)">
            <text:p/>
          </table:table-cell>
          <table:table-cell table:style-name="ce13" table:formula="of:=IF([.A190]=&quot;&quot;;&quot;&quot;;&quot;public const int &quot; &amp; [.A190] &amp; &quot; = &quot; &amp; [.C190] &amp; &quot;;&quot;)">
            <text:p/>
          </table:table-cell>
          <table:table-cell table:style-name="ce13" table:formula="of:=IF([.A190]=&quot;&quot;;&quot;&quot;;&quot;items_.Add(&quot; &amp; [.A190] &amp; &quot;, new ErrorItem(&quot;&quot;&quot; &amp; [.D190] &amp; &quot;&quot;&quot;, &quot; &amp; IF(OR([.A190]=&quot;no_error&quot;;NOT(ISERROR(SEARCH(&quot;__WARNING&quot;;[.A190])))); &quot;false&quot;; &quot;true&quot;) &amp; &quot;));&quot;)">
            <text:p/>
          </table:table-cell>
          <table:table-cell table:formula="of:=IF([.A190]=&quot;&quot;;&quot;&quot;;&quot;  insert into &quot;&quot;LOG_Errortype&quot;&quot; (   &quot;&quot;IDErrortype&quot;&quot;,    &quot;&quot;Name&quot;&quot;  )  select    &quot; &amp; [.C190] &amp; &quot;,    '&quot; &amp; [.A190] &amp; &quot;'   where not exists (   select &quot;&quot;IDErrortype&quot;&quot;    from &quot;&quot;LOG_Errortype&quot;&quot;    where &quot;&quot;IDErrortype&quot;&quot; = &quot; &amp; [.C190] &amp; &quot;  );   update &quot;&quot;LOG_Errortype&quot;&quot;  set    &quot;&quot;Name&quot;&quot; = '&quot; &amp; [.A190] &amp; &quot;'  where    &quot;&quot;IDErrortype&quot;&quot; = &quot; &amp; [.C19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0]+1" office:value-type="float" office:value="190">
            <text:p>190</text:p>
          </table:table-cell>
          <table:table-cell table:style-name="ce14" table:formula="of:=SUBSTITUTE(SUBSTITUTE(SUBSTITUTE([.A191];&quot;__WARNING&quot;;&quot;&quot;);&quot;__&quot;;&quot; - &quot;);&quot;_&quot;;&quot; &quot;)">
            <text:p/>
          </table:table-cell>
          <table:table-cell table:style-name="ce13" table:formula="of:=IF([.A191]=&quot;&quot;;&quot;&quot;;&quot;public const int &quot; &amp; [.A191] &amp; &quot; = &quot; &amp; [.C191] &amp; &quot;;&quot;)">
            <text:p/>
          </table:table-cell>
          <table:table-cell table:style-name="ce13" table:formula="of:=IF([.A191]=&quot;&quot;;&quot;&quot;;&quot;items_.Add(&quot; &amp; [.A191] &amp; &quot;, new ErrorItem(&quot;&quot;&quot; &amp; [.D191] &amp; &quot;&quot;&quot;, &quot; &amp; IF(OR([.A191]=&quot;no_error&quot;;NOT(ISERROR(SEARCH(&quot;__WARNING&quot;;[.A191])))); &quot;false&quot;; &quot;true&quot;) &amp; &quot;));&quot;)">
            <text:p/>
          </table:table-cell>
          <table:table-cell table:formula="of:=IF([.A191]=&quot;&quot;;&quot;&quot;;&quot;  insert into &quot;&quot;LOG_Errortype&quot;&quot; (   &quot;&quot;IDErrortype&quot;&quot;,    &quot;&quot;Name&quot;&quot;  )  select    &quot; &amp; [.C191] &amp; &quot;,    '&quot; &amp; [.A191] &amp; &quot;'   where not exists (   select &quot;&quot;IDErrortype&quot;&quot;    from &quot;&quot;LOG_Errortype&quot;&quot;    where &quot;&quot;IDErrortype&quot;&quot; = &quot; &amp; [.C191] &amp; &quot;  );   update &quot;&quot;LOG_Errortype&quot;&quot;  set    &quot;&quot;Name&quot;&quot; = '&quot; &amp; [.A191] &amp; &quot;'  where    &quot;&quot;IDErrortype&quot;&quot; = &quot; &amp; [.C19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1]+1" office:value-type="float" office:value="191">
            <text:p>191</text:p>
          </table:table-cell>
          <table:table-cell table:style-name="ce14" table:formula="of:=SUBSTITUTE(SUBSTITUTE(SUBSTITUTE([.A192];&quot;__WARNING&quot;;&quot;&quot;);&quot;__&quot;;&quot; - &quot;);&quot;_&quot;;&quot; &quot;)">
            <text:p/>
          </table:table-cell>
          <table:table-cell table:style-name="ce13" table:formula="of:=IF([.A192]=&quot;&quot;;&quot;&quot;;&quot;public const int &quot; &amp; [.A192] &amp; &quot; = &quot; &amp; [.C192] &amp; &quot;;&quot;)">
            <text:p/>
          </table:table-cell>
          <table:table-cell table:style-name="ce13" table:formula="of:=IF([.A192]=&quot;&quot;;&quot;&quot;;&quot;items_.Add(&quot; &amp; [.A192] &amp; &quot;, new ErrorItem(&quot;&quot;&quot; &amp; [.D192] &amp; &quot;&quot;&quot;, &quot; &amp; IF(OR([.A192]=&quot;no_error&quot;;NOT(ISERROR(SEARCH(&quot;__WARNING&quot;;[.A192])))); &quot;false&quot;; &quot;true&quot;) &amp; &quot;));&quot;)">
            <text:p/>
          </table:table-cell>
          <table:table-cell table:formula="of:=IF([.A192]=&quot;&quot;;&quot;&quot;;&quot;  insert into &quot;&quot;LOG_Errortype&quot;&quot; (   &quot;&quot;IDErrortype&quot;&quot;,    &quot;&quot;Name&quot;&quot;  )  select    &quot; &amp; [.C192] &amp; &quot;,    '&quot; &amp; [.A192] &amp; &quot;'   where not exists (   select &quot;&quot;IDErrortype&quot;&quot;    from &quot;&quot;LOG_Errortype&quot;&quot;    where &quot;&quot;IDErrortype&quot;&quot; = &quot; &amp; [.C192] &amp; &quot;  );   update &quot;&quot;LOG_Errortype&quot;&quot;  set    &quot;&quot;Name&quot;&quot; = '&quot; &amp; [.A192] &amp; &quot;'  where    &quot;&quot;IDErrortype&quot;&quot; = &quot; &amp; [.C19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2]+1" office:value-type="float" office:value="192">
            <text:p>192</text:p>
          </table:table-cell>
          <table:table-cell table:style-name="ce14" table:formula="of:=SUBSTITUTE(SUBSTITUTE(SUBSTITUTE([.A193];&quot;__WARNING&quot;;&quot;&quot;);&quot;__&quot;;&quot; - &quot;);&quot;_&quot;;&quot; &quot;)">
            <text:p/>
          </table:table-cell>
          <table:table-cell table:style-name="ce13" table:formula="of:=IF([.A193]=&quot;&quot;;&quot;&quot;;&quot;public const int &quot; &amp; [.A193] &amp; &quot; = &quot; &amp; [.C193] &amp; &quot;;&quot;)">
            <text:p/>
          </table:table-cell>
          <table:table-cell table:style-name="ce13" table:formula="of:=IF([.A193]=&quot;&quot;;&quot;&quot;;&quot;items_.Add(&quot; &amp; [.A193] &amp; &quot;, new ErrorItem(&quot;&quot;&quot; &amp; [.D193] &amp; &quot;&quot;&quot;, &quot; &amp; IF(OR([.A193]=&quot;no_error&quot;;NOT(ISERROR(SEARCH(&quot;__WARNING&quot;;[.A193])))); &quot;false&quot;; &quot;true&quot;) &amp; &quot;));&quot;)">
            <text:p/>
          </table:table-cell>
          <table:table-cell table:formula="of:=IF([.A193]=&quot;&quot;;&quot;&quot;;&quot;  insert into &quot;&quot;LOG_Errortype&quot;&quot; (   &quot;&quot;IDErrortype&quot;&quot;,    &quot;&quot;Name&quot;&quot;  )  select    &quot; &amp; [.C193] &amp; &quot;,    '&quot; &amp; [.A193] &amp; &quot;'   where not exists (   select &quot;&quot;IDErrortype&quot;&quot;    from &quot;&quot;LOG_Errortype&quot;&quot;    where &quot;&quot;IDErrortype&quot;&quot; = &quot; &amp; [.C193] &amp; &quot;  );   update &quot;&quot;LOG_Errortype&quot;&quot;  set    &quot;&quot;Name&quot;&quot; = '&quot; &amp; [.A193] &amp; &quot;'  where    &quot;&quot;IDErrortype&quot;&quot; = &quot; &amp; [.C19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3]+1" office:value-type="float" office:value="193">
            <text:p>193</text:p>
          </table:table-cell>
          <table:table-cell table:style-name="ce14" table:formula="of:=SUBSTITUTE(SUBSTITUTE(SUBSTITUTE([.A194];&quot;__WARNING&quot;;&quot;&quot;);&quot;__&quot;;&quot; - &quot;);&quot;_&quot;;&quot; &quot;)">
            <text:p/>
          </table:table-cell>
          <table:table-cell table:style-name="ce13" table:formula="of:=IF([.A194]=&quot;&quot;;&quot;&quot;;&quot;public const int &quot; &amp; [.A194] &amp; &quot; = &quot; &amp; [.C194] &amp; &quot;;&quot;)">
            <text:p/>
          </table:table-cell>
          <table:table-cell table:style-name="ce13" table:formula="of:=IF([.A194]=&quot;&quot;;&quot;&quot;;&quot;items_.Add(&quot; &amp; [.A194] &amp; &quot;, new ErrorItem(&quot;&quot;&quot; &amp; [.D194] &amp; &quot;&quot;&quot;, &quot; &amp; IF(OR([.A194]=&quot;no_error&quot;;NOT(ISERROR(SEARCH(&quot;__WARNING&quot;;[.A194])))); &quot;false&quot;; &quot;true&quot;) &amp; &quot;));&quot;)">
            <text:p/>
          </table:table-cell>
          <table:table-cell table:formula="of:=IF([.A194]=&quot;&quot;;&quot;&quot;;&quot;  insert into &quot;&quot;LOG_Errortype&quot;&quot; (   &quot;&quot;IDErrortype&quot;&quot;,    &quot;&quot;Name&quot;&quot;  )  select    &quot; &amp; [.C194] &amp; &quot;,    '&quot; &amp; [.A194] &amp; &quot;'   where not exists (   select &quot;&quot;IDErrortype&quot;&quot;    from &quot;&quot;LOG_Errortype&quot;&quot;    where &quot;&quot;IDErrortype&quot;&quot; = &quot; &amp; [.C194] &amp; &quot;  );   update &quot;&quot;LOG_Errortype&quot;&quot;  set    &quot;&quot;Name&quot;&quot; = '&quot; &amp; [.A194] &amp; &quot;'  where    &quot;&quot;IDErrortype&quot;&quot; = &quot; &amp; [.C19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4]+1" office:value-type="float" office:value="194">
            <text:p>194</text:p>
          </table:table-cell>
          <table:table-cell table:style-name="ce14" table:formula="of:=SUBSTITUTE(SUBSTITUTE(SUBSTITUTE([.A195];&quot;__WARNING&quot;;&quot;&quot;);&quot;__&quot;;&quot; - &quot;);&quot;_&quot;;&quot; &quot;)">
            <text:p/>
          </table:table-cell>
          <table:table-cell table:style-name="ce13" table:formula="of:=IF([.A195]=&quot;&quot;;&quot;&quot;;&quot;public const int &quot; &amp; [.A195] &amp; &quot; = &quot; &amp; [.C195] &amp; &quot;;&quot;)">
            <text:p/>
          </table:table-cell>
          <table:table-cell table:style-name="ce13" table:formula="of:=IF([.A195]=&quot;&quot;;&quot;&quot;;&quot;items_.Add(&quot; &amp; [.A195] &amp; &quot;, new ErrorItem(&quot;&quot;&quot; &amp; [.D195] &amp; &quot;&quot;&quot;, &quot; &amp; IF(OR([.A195]=&quot;no_error&quot;;NOT(ISERROR(SEARCH(&quot;__WARNING&quot;;[.A195])))); &quot;false&quot;; &quot;true&quot;) &amp; &quot;));&quot;)">
            <text:p/>
          </table:table-cell>
          <table:table-cell table:formula="of:=IF([.A195]=&quot;&quot;;&quot;&quot;;&quot;  insert into &quot;&quot;LOG_Errortype&quot;&quot; (   &quot;&quot;IDErrortype&quot;&quot;,    &quot;&quot;Name&quot;&quot;  )  select    &quot; &amp; [.C195] &amp; &quot;,    '&quot; &amp; [.A195] &amp; &quot;'   where not exists (   select &quot;&quot;IDErrortype&quot;&quot;    from &quot;&quot;LOG_Errortype&quot;&quot;    where &quot;&quot;IDErrortype&quot;&quot; = &quot; &amp; [.C195] &amp; &quot;  );   update &quot;&quot;LOG_Errortype&quot;&quot;  set    &quot;&quot;Name&quot;&quot; = '&quot; &amp; [.A195] &amp; &quot;'  where    &quot;&quot;IDErrortype&quot;&quot; = &quot; &amp; [.C19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5]+1" office:value-type="float" office:value="195">
            <text:p>195</text:p>
          </table:table-cell>
          <table:table-cell table:style-name="ce14" table:formula="of:=SUBSTITUTE(SUBSTITUTE(SUBSTITUTE([.A196];&quot;__WARNING&quot;;&quot;&quot;);&quot;__&quot;;&quot; - &quot;);&quot;_&quot;;&quot; &quot;)">
            <text:p/>
          </table:table-cell>
          <table:table-cell table:style-name="ce13" table:formula="of:=IF([.A196]=&quot;&quot;;&quot;&quot;;&quot;public const int &quot; &amp; [.A196] &amp; &quot; = &quot; &amp; [.C196] &amp; &quot;;&quot;)">
            <text:p/>
          </table:table-cell>
          <table:table-cell table:style-name="ce13" table:formula="of:=IF([.A196]=&quot;&quot;;&quot;&quot;;&quot;items_.Add(&quot; &amp; [.A196] &amp; &quot;, new ErrorItem(&quot;&quot;&quot; &amp; [.D196] &amp; &quot;&quot;&quot;, &quot; &amp; IF(OR([.A196]=&quot;no_error&quot;;NOT(ISERROR(SEARCH(&quot;__WARNING&quot;;[.A196])))); &quot;false&quot;; &quot;true&quot;) &amp; &quot;));&quot;)">
            <text:p/>
          </table:table-cell>
          <table:table-cell table:formula="of:=IF([.A196]=&quot;&quot;;&quot;&quot;;&quot;  insert into &quot;&quot;LOG_Errortype&quot;&quot; (   &quot;&quot;IDErrortype&quot;&quot;,    &quot;&quot;Name&quot;&quot;  )  select    &quot; &amp; [.C196] &amp; &quot;,    '&quot; &amp; [.A196] &amp; &quot;'   where not exists (   select &quot;&quot;IDErrortype&quot;&quot;    from &quot;&quot;LOG_Errortype&quot;&quot;    where &quot;&quot;IDErrortype&quot;&quot; = &quot; &amp; [.C196] &amp; &quot;  );   update &quot;&quot;LOG_Errortype&quot;&quot;  set    &quot;&quot;Name&quot;&quot; = '&quot; &amp; [.A196] &amp; &quot;'  where    &quot;&quot;IDErrortype&quot;&quot; = &quot; &amp; [.C19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6]+1" office:value-type="float" office:value="196">
            <text:p>196</text:p>
          </table:table-cell>
          <table:table-cell table:style-name="ce14" table:formula="of:=SUBSTITUTE(SUBSTITUTE(SUBSTITUTE([.A197];&quot;__WARNING&quot;;&quot;&quot;);&quot;__&quot;;&quot; - &quot;);&quot;_&quot;;&quot; &quot;)">
            <text:p/>
          </table:table-cell>
          <table:table-cell table:style-name="ce13" table:formula="of:=IF([.A197]=&quot;&quot;;&quot;&quot;;&quot;public const int &quot; &amp; [.A197] &amp; &quot; = &quot; &amp; [.C197] &amp; &quot;;&quot;)">
            <text:p/>
          </table:table-cell>
          <table:table-cell table:style-name="ce13" table:formula="of:=IF([.A197]=&quot;&quot;;&quot;&quot;;&quot;items_.Add(&quot; &amp; [.A197] &amp; &quot;, new ErrorItem(&quot;&quot;&quot; &amp; [.D197] &amp; &quot;&quot;&quot;, &quot; &amp; IF(OR([.A197]=&quot;no_error&quot;;NOT(ISERROR(SEARCH(&quot;__WARNING&quot;;[.A197])))); &quot;false&quot;; &quot;true&quot;) &amp; &quot;));&quot;)">
            <text:p/>
          </table:table-cell>
          <table:table-cell table:formula="of:=IF([.A197]=&quot;&quot;;&quot;&quot;;&quot;  insert into &quot;&quot;LOG_Errortype&quot;&quot; (   &quot;&quot;IDErrortype&quot;&quot;,    &quot;&quot;Name&quot;&quot;  )  select    &quot; &amp; [.C197] &amp; &quot;,    '&quot; &amp; [.A197] &amp; &quot;'   where not exists (   select &quot;&quot;IDErrortype&quot;&quot;    from &quot;&quot;LOG_Errortype&quot;&quot;    where &quot;&quot;IDErrortype&quot;&quot; = &quot; &amp; [.C197] &amp; &quot;  );   update &quot;&quot;LOG_Errortype&quot;&quot;  set    &quot;&quot;Name&quot;&quot; = '&quot; &amp; [.A197] &amp; &quot;'  where    &quot;&quot;IDErrortype&quot;&quot; = &quot; &amp; [.C19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7]+1" office:value-type="float" office:value="197">
            <text:p>197</text:p>
          </table:table-cell>
          <table:table-cell table:style-name="ce14" table:formula="of:=SUBSTITUTE(SUBSTITUTE(SUBSTITUTE([.A198];&quot;__WARNING&quot;;&quot;&quot;);&quot;__&quot;;&quot; - &quot;);&quot;_&quot;;&quot; &quot;)">
            <text:p/>
          </table:table-cell>
          <table:table-cell table:style-name="ce13" table:formula="of:=IF([.A198]=&quot;&quot;;&quot;&quot;;&quot;public const int &quot; &amp; [.A198] &amp; &quot; = &quot; &amp; [.C198] &amp; &quot;;&quot;)">
            <text:p/>
          </table:table-cell>
          <table:table-cell table:style-name="ce13" table:formula="of:=IF([.A198]=&quot;&quot;;&quot;&quot;;&quot;items_.Add(&quot; &amp; [.A198] &amp; &quot;, new ErrorItem(&quot;&quot;&quot; &amp; [.D198] &amp; &quot;&quot;&quot;, &quot; &amp; IF(OR([.A198]=&quot;no_error&quot;;NOT(ISERROR(SEARCH(&quot;__WARNING&quot;;[.A198])))); &quot;false&quot;; &quot;true&quot;) &amp; &quot;));&quot;)">
            <text:p/>
          </table:table-cell>
          <table:table-cell table:formula="of:=IF([.A198]=&quot;&quot;;&quot;&quot;;&quot;  insert into &quot;&quot;LOG_Errortype&quot;&quot; (   &quot;&quot;IDErrortype&quot;&quot;,    &quot;&quot;Name&quot;&quot;  )  select    &quot; &amp; [.C198] &amp; &quot;,    '&quot; &amp; [.A198] &amp; &quot;'   where not exists (   select &quot;&quot;IDErrortype&quot;&quot;    from &quot;&quot;LOG_Errortype&quot;&quot;    where &quot;&quot;IDErrortype&quot;&quot; = &quot; &amp; [.C198] &amp; &quot;  );   update &quot;&quot;LOG_Errortype&quot;&quot;  set    &quot;&quot;Name&quot;&quot; = '&quot; &amp; [.A198] &amp; &quot;'  where    &quot;&quot;IDErrortype&quot;&quot; = &quot; &amp; [.C19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8]+1" office:value-type="float" office:value="198">
            <text:p>198</text:p>
          </table:table-cell>
          <table:table-cell table:style-name="ce14" table:formula="of:=SUBSTITUTE(SUBSTITUTE(SUBSTITUTE([.A199];&quot;__WARNING&quot;;&quot;&quot;);&quot;__&quot;;&quot; - &quot;);&quot;_&quot;;&quot; &quot;)">
            <text:p/>
          </table:table-cell>
          <table:table-cell table:style-name="ce13" table:formula="of:=IF([.A199]=&quot;&quot;;&quot;&quot;;&quot;public const int &quot; &amp; [.A199] &amp; &quot; = &quot; &amp; [.C199] &amp; &quot;;&quot;)">
            <text:p/>
          </table:table-cell>
          <table:table-cell table:style-name="ce13" table:formula="of:=IF([.A199]=&quot;&quot;;&quot;&quot;;&quot;items_.Add(&quot; &amp; [.A199] &amp; &quot;, new ErrorItem(&quot;&quot;&quot; &amp; [.D199] &amp; &quot;&quot;&quot;, &quot; &amp; IF(OR([.A199]=&quot;no_error&quot;;NOT(ISERROR(SEARCH(&quot;__WARNING&quot;;[.A199])))); &quot;false&quot;; &quot;true&quot;) &amp; &quot;));&quot;)">
            <text:p/>
          </table:table-cell>
          <table:table-cell table:formula="of:=IF([.A199]=&quot;&quot;;&quot;&quot;;&quot;  insert into &quot;&quot;LOG_Errortype&quot;&quot; (   &quot;&quot;IDErrortype&quot;&quot;,    &quot;&quot;Name&quot;&quot;  )  select    &quot; &amp; [.C199] &amp; &quot;,    '&quot; &amp; [.A199] &amp; &quot;'   where not exists (   select &quot;&quot;IDErrortype&quot;&quot;    from &quot;&quot;LOG_Errortype&quot;&quot;    where &quot;&quot;IDErrortype&quot;&quot; = &quot; &amp; [.C199] &amp; &quot;  );   update &quot;&quot;LOG_Errortype&quot;&quot;  set    &quot;&quot;Name&quot;&quot; = '&quot; &amp; [.A199] &amp; &quot;'  where    &quot;&quot;IDErrortype&quot;&quot; = &quot; &amp; [.C19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9]+1" office:value-type="float" office:value="199">
            <text:p>199</text:p>
          </table:table-cell>
          <table:table-cell table:style-name="ce14" table:formula="of:=SUBSTITUTE(SUBSTITUTE(SUBSTITUTE([.A200];&quot;__WARNING&quot;;&quot;&quot;);&quot;__&quot;;&quot; - &quot;);&quot;_&quot;;&quot; &quot;)">
            <text:p/>
          </table:table-cell>
          <table:table-cell table:style-name="ce13" table:formula="of:=IF([.A200]=&quot;&quot;;&quot;&quot;;&quot;public const int &quot; &amp; [.A200] &amp; &quot; = &quot; &amp; [.C200] &amp; &quot;;&quot;)">
            <text:p/>
          </table:table-cell>
          <table:table-cell table:style-name="ce13" table:formula="of:=IF([.A200]=&quot;&quot;;&quot;&quot;;&quot;items_.Add(&quot; &amp; [.A200] &amp; &quot;, new ErrorItem(&quot;&quot;&quot; &amp; [.D200] &amp; &quot;&quot;&quot;, &quot; &amp; IF(OR([.A200]=&quot;no_error&quot;;NOT(ISERROR(SEARCH(&quot;__WARNING&quot;;[.A200])))); &quot;false&quot;; &quot;true&quot;) &amp; &quot;));&quot;)">
            <text:p/>
          </table:table-cell>
          <table:table-cell table:formula="of:=IF([.A200]=&quot;&quot;;&quot;&quot;;&quot;  insert into &quot;&quot;LOG_Errortype&quot;&quot; (   &quot;&quot;IDErrortype&quot;&quot;,    &quot;&quot;Name&quot;&quot;  )  select    &quot; &amp; [.C200] &amp; &quot;,    '&quot; &amp; [.A200] &amp; &quot;'   where not exists (   select &quot;&quot;IDErrortype&quot;&quot;    from &quot;&quot;LOG_Errortype&quot;&quot;    where &quot;&quot;IDErrortype&quot;&quot; = &quot; &amp; [.C200] &amp; &quot;  );   update &quot;&quot;LOG_Errortype&quot;&quot;  set    &quot;&quot;Name&quot;&quot; = '&quot; &amp; [.A200] &amp; &quot;'  where    &quot;&quot;IDErrortype&quot;&quot; = &quot; &amp; [.C20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0]+1" office:value-type="float" office:value="200">
            <text:p>200</text:p>
          </table:table-cell>
          <table:table-cell table:style-name="ce14" table:formula="of:=SUBSTITUTE(SUBSTITUTE(SUBSTITUTE([.A201];&quot;__WARNING&quot;;&quot;&quot;);&quot;__&quot;;&quot; - &quot;);&quot;_&quot;;&quot; &quot;)">
            <text:p/>
          </table:table-cell>
          <table:table-cell table:style-name="ce13" table:formula="of:=IF([.A201]=&quot;&quot;;&quot;&quot;;&quot;public const int &quot; &amp; [.A201] &amp; &quot; = &quot; &amp; [.C201] &amp; &quot;;&quot;)">
            <text:p/>
          </table:table-cell>
          <table:table-cell table:style-name="ce13" table:formula="of:=IF([.A201]=&quot;&quot;;&quot;&quot;;&quot;items_.Add(&quot; &amp; [.A201] &amp; &quot;, new ErrorItem(&quot;&quot;&quot; &amp; [.D201] &amp; &quot;&quot;&quot;, &quot; &amp; IF(OR([.A201]=&quot;no_error&quot;;NOT(ISERROR(SEARCH(&quot;__WARNING&quot;;[.A201])))); &quot;false&quot;; &quot;true&quot;) &amp; &quot;));&quot;)">
            <text:p/>
          </table:table-cell>
          <table:table-cell table:formula="of:=IF([.A201]=&quot;&quot;;&quot;&quot;;&quot;  insert into &quot;&quot;LOG_Errortype&quot;&quot; (   &quot;&quot;IDErrortype&quot;&quot;,    &quot;&quot;Name&quot;&quot;  )  select    &quot; &amp; [.C201] &amp; &quot;,    '&quot; &amp; [.A201] &amp; &quot;'   where not exists (   select &quot;&quot;IDErrortype&quot;&quot;    from &quot;&quot;LOG_Errortype&quot;&quot;    where &quot;&quot;IDErrortype&quot;&quot; = &quot; &amp; [.C201] &amp; &quot;  );   update &quot;&quot;LOG_Errortype&quot;&quot;  set    &quot;&quot;Name&quot;&quot; = '&quot; &amp; [.A201] &amp; &quot;'  where    &quot;&quot;IDErrortype&quot;&quot; = &quot; &amp; [.C20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1]+1" office:value-type="float" office:value="201">
            <text:p>201</text:p>
          </table:table-cell>
          <table:table-cell table:style-name="ce14" table:formula="of:=SUBSTITUTE(SUBSTITUTE(SUBSTITUTE([.A202];&quot;__WARNING&quot;;&quot;&quot;);&quot;__&quot;;&quot; - &quot;);&quot;_&quot;;&quot; &quot;)">
            <text:p/>
          </table:table-cell>
          <table:table-cell table:style-name="ce13" table:formula="of:=IF([.A202]=&quot;&quot;;&quot;&quot;;&quot;public const int &quot; &amp; [.A202] &amp; &quot; = &quot; &amp; [.C202] &amp; &quot;;&quot;)">
            <text:p/>
          </table:table-cell>
          <table:table-cell table:style-name="ce13" table:formula="of:=IF([.A202]=&quot;&quot;;&quot;&quot;;&quot;items_.Add(&quot; &amp; [.A202] &amp; &quot;, new ErrorItem(&quot;&quot;&quot; &amp; [.D202] &amp; &quot;&quot;&quot;, &quot; &amp; IF(OR([.A202]=&quot;no_error&quot;;NOT(ISERROR(SEARCH(&quot;__WARNING&quot;;[.A202])))); &quot;false&quot;; &quot;true&quot;) &amp; &quot;));&quot;)">
            <text:p/>
          </table:table-cell>
          <table:table-cell table:formula="of:=IF([.A202]=&quot;&quot;;&quot;&quot;;&quot;  insert into &quot;&quot;LOG_Errortype&quot;&quot; (   &quot;&quot;IDErrortype&quot;&quot;,    &quot;&quot;Name&quot;&quot;  )  select    &quot; &amp; [.C202] &amp; &quot;,    '&quot; &amp; [.A202] &amp; &quot;'   where not exists (   select &quot;&quot;IDErrortype&quot;&quot;    from &quot;&quot;LOG_Errortype&quot;&quot;    where &quot;&quot;IDErrortype&quot;&quot; = &quot; &amp; [.C202] &amp; &quot;  );   update &quot;&quot;LOG_Errortype&quot;&quot;  set    &quot;&quot;Name&quot;&quot; = '&quot; &amp; [.A202] &amp; &quot;'  where    &quot;&quot;IDErrortype&quot;&quot; = &quot; &amp; [.C20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2]+1" office:value-type="float" office:value="202">
            <text:p>202</text:p>
          </table:table-cell>
          <table:table-cell table:style-name="ce14" table:formula="of:=SUBSTITUTE(SUBSTITUTE(SUBSTITUTE([.A203];&quot;__WARNING&quot;;&quot;&quot;);&quot;__&quot;;&quot; - &quot;);&quot;_&quot;;&quot; &quot;)">
            <text:p/>
          </table:table-cell>
          <table:table-cell table:style-name="ce13" table:formula="of:=IF([.A203]=&quot;&quot;;&quot;&quot;;&quot;public const int &quot; &amp; [.A203] &amp; &quot; = &quot; &amp; [.C203] &amp; &quot;;&quot;)">
            <text:p/>
          </table:table-cell>
          <table:table-cell table:style-name="ce13" table:formula="of:=IF([.A203]=&quot;&quot;;&quot;&quot;;&quot;items_.Add(&quot; &amp; [.A203] &amp; &quot;, new ErrorItem(&quot;&quot;&quot; &amp; [.D203] &amp; &quot;&quot;&quot;, &quot; &amp; IF(OR([.A203]=&quot;no_error&quot;;NOT(ISERROR(SEARCH(&quot;__WARNING&quot;;[.A203])))); &quot;false&quot;; &quot;true&quot;) &amp; &quot;));&quot;)">
            <text:p/>
          </table:table-cell>
          <table:table-cell table:formula="of:=IF([.A203]=&quot;&quot;;&quot;&quot;;&quot;  insert into &quot;&quot;LOG_Errortype&quot;&quot; (   &quot;&quot;IDErrortype&quot;&quot;,    &quot;&quot;Name&quot;&quot;  )  select    &quot; &amp; [.C203] &amp; &quot;,    '&quot; &amp; [.A203] &amp; &quot;'   where not exists (   select &quot;&quot;IDErrortype&quot;&quot;    from &quot;&quot;LOG_Errortype&quot;&quot;    where &quot;&quot;IDErrortype&quot;&quot; = &quot; &amp; [.C203] &amp; &quot;  );   update &quot;&quot;LOG_Errortype&quot;&quot;  set    &quot;&quot;Name&quot;&quot; = '&quot; &amp; [.A203] &amp; &quot;'  where    &quot;&quot;IDErrortype&quot;&quot; = &quot; &amp; [.C20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3]+1" office:value-type="float" office:value="203">
            <text:p>203</text:p>
          </table:table-cell>
          <table:table-cell table:style-name="ce14" table:formula="of:=SUBSTITUTE(SUBSTITUTE(SUBSTITUTE([.A204];&quot;__WARNING&quot;;&quot;&quot;);&quot;__&quot;;&quot; - &quot;);&quot;_&quot;;&quot; &quot;)">
            <text:p/>
          </table:table-cell>
          <table:table-cell table:style-name="ce13" table:formula="of:=IF([.A204]=&quot;&quot;;&quot;&quot;;&quot;public const int &quot; &amp; [.A204] &amp; &quot; = &quot; &amp; [.C204] &amp; &quot;;&quot;)">
            <text:p/>
          </table:table-cell>
          <table:table-cell table:style-name="ce13" table:formula="of:=IF([.A204]=&quot;&quot;;&quot;&quot;;&quot;items_.Add(&quot; &amp; [.A204] &amp; &quot;, new ErrorItem(&quot;&quot;&quot; &amp; [.D204] &amp; &quot;&quot;&quot;, &quot; &amp; IF(OR([.A204]=&quot;no_error&quot;;NOT(ISERROR(SEARCH(&quot;__WARNING&quot;;[.A204])))); &quot;false&quot;; &quot;true&quot;) &amp; &quot;));&quot;)">
            <text:p/>
          </table:table-cell>
          <table:table-cell table:formula="of:=IF([.A204]=&quot;&quot;;&quot;&quot;;&quot;  insert into &quot;&quot;LOG_Errortype&quot;&quot; (   &quot;&quot;IDErrortype&quot;&quot;,    &quot;&quot;Name&quot;&quot;  )  select    &quot; &amp; [.C204] &amp; &quot;,    '&quot; &amp; [.A204] &amp; &quot;'   where not exists (   select &quot;&quot;IDErrortype&quot;&quot;    from &quot;&quot;LOG_Errortype&quot;&quot;    where &quot;&quot;IDErrortype&quot;&quot; = &quot; &amp; [.C204] &amp; &quot;  );   update &quot;&quot;LOG_Errortype&quot;&quot;  set    &quot;&quot;Name&quot;&quot; = '&quot; &amp; [.A204] &amp; &quot;'  where    &quot;&quot;IDErrortype&quot;&quot; = &quot; &amp; [.C20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4]+1" office:value-type="float" office:value="204">
            <text:p>204</text:p>
          </table:table-cell>
          <table:table-cell table:style-name="ce14" table:formula="of:=SUBSTITUTE(SUBSTITUTE(SUBSTITUTE([.A205];&quot;__WARNING&quot;;&quot;&quot;);&quot;__&quot;;&quot; - &quot;);&quot;_&quot;;&quot; &quot;)">
            <text:p/>
          </table:table-cell>
          <table:table-cell table:style-name="ce13" table:formula="of:=IF([.A205]=&quot;&quot;;&quot;&quot;;&quot;public const int &quot; &amp; [.A205] &amp; &quot; = &quot; &amp; [.C205] &amp; &quot;;&quot;)">
            <text:p/>
          </table:table-cell>
          <table:table-cell table:style-name="ce13" table:formula="of:=IF([.A205]=&quot;&quot;;&quot;&quot;;&quot;items_.Add(&quot; &amp; [.A205] &amp; &quot;, new ErrorItem(&quot;&quot;&quot; &amp; [.D205] &amp; &quot;&quot;&quot;, &quot; &amp; IF(OR([.A205]=&quot;no_error&quot;;NOT(ISERROR(SEARCH(&quot;__WARNING&quot;;[.A205])))); &quot;false&quot;; &quot;true&quot;) &amp; &quot;));&quot;)">
            <text:p/>
          </table:table-cell>
          <table:table-cell table:formula="of:=IF([.A205]=&quot;&quot;;&quot;&quot;;&quot;  insert into &quot;&quot;LOG_Errortype&quot;&quot; (   &quot;&quot;IDErrortype&quot;&quot;,    &quot;&quot;Name&quot;&quot;  )  select    &quot; &amp; [.C205] &amp; &quot;,    '&quot; &amp; [.A205] &amp; &quot;'   where not exists (   select &quot;&quot;IDErrortype&quot;&quot;    from &quot;&quot;LOG_Errortype&quot;&quot;    where &quot;&quot;IDErrortype&quot;&quot; = &quot; &amp; [.C205] &amp; &quot;  );   update &quot;&quot;LOG_Errortype&quot;&quot;  set    &quot;&quot;Name&quot;&quot; = '&quot; &amp; [.A205] &amp; &quot;'  where    &quot;&quot;IDErrortype&quot;&quot; = &quot; &amp; [.C20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5]+1" office:value-type="float" office:value="205">
            <text:p>205</text:p>
          </table:table-cell>
          <table:table-cell table:style-name="ce14" table:formula="of:=SUBSTITUTE(SUBSTITUTE(SUBSTITUTE([.A206];&quot;__WARNING&quot;;&quot;&quot;);&quot;__&quot;;&quot; - &quot;);&quot;_&quot;;&quot; &quot;)">
            <text:p/>
          </table:table-cell>
          <table:table-cell table:style-name="ce13" table:formula="of:=IF([.A206]=&quot;&quot;;&quot;&quot;;&quot;public const int &quot; &amp; [.A206] &amp; &quot; = &quot; &amp; [.C206] &amp; &quot;;&quot;)">
            <text:p/>
          </table:table-cell>
          <table:table-cell table:style-name="ce13" table:formula="of:=IF([.A206]=&quot;&quot;;&quot;&quot;;&quot;items_.Add(&quot; &amp; [.A206] &amp; &quot;, new ErrorItem(&quot;&quot;&quot; &amp; [.D206] &amp; &quot;&quot;&quot;, &quot; &amp; IF(OR([.A206]=&quot;no_error&quot;;NOT(ISERROR(SEARCH(&quot;__WARNING&quot;;[.A206])))); &quot;false&quot;; &quot;true&quot;) &amp; &quot;));&quot;)">
            <text:p/>
          </table:table-cell>
          <table:table-cell table:formula="of:=IF([.A206]=&quot;&quot;;&quot;&quot;;&quot;  insert into &quot;&quot;LOG_Errortype&quot;&quot; (   &quot;&quot;IDErrortype&quot;&quot;,    &quot;&quot;Name&quot;&quot;  )  select    &quot; &amp; [.C206] &amp; &quot;,    '&quot; &amp; [.A206] &amp; &quot;'   where not exists (   select &quot;&quot;IDErrortype&quot;&quot;    from &quot;&quot;LOG_Errortype&quot;&quot;    where &quot;&quot;IDErrortype&quot;&quot; = &quot; &amp; [.C206] &amp; &quot;  );   update &quot;&quot;LOG_Errortype&quot;&quot;  set    &quot;&quot;Name&quot;&quot; = '&quot; &amp; [.A206] &amp; &quot;'  where    &quot;&quot;IDErrortype&quot;&quot; = &quot; &amp; [.C20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6]+1" office:value-type="float" office:value="206">
            <text:p>206</text:p>
          </table:table-cell>
          <table:table-cell table:style-name="ce14" table:formula="of:=SUBSTITUTE(SUBSTITUTE(SUBSTITUTE([.A207];&quot;__WARNING&quot;;&quot;&quot;);&quot;__&quot;;&quot; - &quot;);&quot;_&quot;;&quot; &quot;)">
            <text:p/>
          </table:table-cell>
          <table:table-cell table:style-name="ce13" table:formula="of:=IF([.A207]=&quot;&quot;;&quot;&quot;;&quot;public const int &quot; &amp; [.A207] &amp; &quot; = &quot; &amp; [.C207] &amp; &quot;;&quot;)">
            <text:p/>
          </table:table-cell>
          <table:table-cell table:style-name="ce13" table:formula="of:=IF([.A207]=&quot;&quot;;&quot;&quot;;&quot;items_.Add(&quot; &amp; [.A207] &amp; &quot;, new ErrorItem(&quot;&quot;&quot; &amp; [.D207] &amp; &quot;&quot;&quot;, &quot; &amp; IF(OR([.A207]=&quot;no_error&quot;;NOT(ISERROR(SEARCH(&quot;__WARNING&quot;;[.A207])))); &quot;false&quot;; &quot;true&quot;) &amp; &quot;));&quot;)">
            <text:p/>
          </table:table-cell>
          <table:table-cell table:formula="of:=IF([.A207]=&quot;&quot;;&quot;&quot;;&quot;  insert into &quot;&quot;LOG_Errortype&quot;&quot; (   &quot;&quot;IDErrortype&quot;&quot;,    &quot;&quot;Name&quot;&quot;  )  select    &quot; &amp; [.C207] &amp; &quot;,    '&quot; &amp; [.A207] &amp; &quot;'   where not exists (   select &quot;&quot;IDErrortype&quot;&quot;    from &quot;&quot;LOG_Errortype&quot;&quot;    where &quot;&quot;IDErrortype&quot;&quot; = &quot; &amp; [.C207] &amp; &quot;  );   update &quot;&quot;LOG_Errortype&quot;&quot;  set    &quot;&quot;Name&quot;&quot; = '&quot; &amp; [.A207] &amp; &quot;'  where    &quot;&quot;IDErrortype&quot;&quot; = &quot; &amp; [.C20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7]+1" office:value-type="float" office:value="207">
            <text:p>207</text:p>
          </table:table-cell>
          <table:table-cell table:style-name="ce14" table:formula="of:=SUBSTITUTE(SUBSTITUTE(SUBSTITUTE([.A208];&quot;__WARNING&quot;;&quot;&quot;);&quot;__&quot;;&quot; - &quot;);&quot;_&quot;;&quot; &quot;)">
            <text:p/>
          </table:table-cell>
          <table:table-cell table:style-name="ce13" table:formula="of:=IF([.A208]=&quot;&quot;;&quot;&quot;;&quot;public const int &quot; &amp; [.A208] &amp; &quot; = &quot; &amp; [.C208] &amp; &quot;;&quot;)">
            <text:p/>
          </table:table-cell>
          <table:table-cell table:style-name="ce13" table:formula="of:=IF([.A208]=&quot;&quot;;&quot;&quot;;&quot;items_.Add(&quot; &amp; [.A208] &amp; &quot;, new ErrorItem(&quot;&quot;&quot; &amp; [.D208] &amp; &quot;&quot;&quot;, &quot; &amp; IF(OR([.A208]=&quot;no_error&quot;;NOT(ISERROR(SEARCH(&quot;__WARNING&quot;;[.A208])))); &quot;false&quot;; &quot;true&quot;) &amp; &quot;));&quot;)">
            <text:p/>
          </table:table-cell>
          <table:table-cell table:formula="of:=IF([.A208]=&quot;&quot;;&quot;&quot;;&quot;  insert into &quot;&quot;LOG_Errortype&quot;&quot; (   &quot;&quot;IDErrortype&quot;&quot;,    &quot;&quot;Name&quot;&quot;  )  select    &quot; &amp; [.C208] &amp; &quot;,    '&quot; &amp; [.A208] &amp; &quot;'   where not exists (   select &quot;&quot;IDErrortype&quot;&quot;    from &quot;&quot;LOG_Errortype&quot;&quot;    where &quot;&quot;IDErrortype&quot;&quot; = &quot; &amp; [.C208] &amp; &quot;  );   update &quot;&quot;LOG_Errortype&quot;&quot;  set    &quot;&quot;Name&quot;&quot; = '&quot; &amp; [.A208] &amp; &quot;'  where    &quot;&quot;IDErrortype&quot;&quot; = &quot; &amp; [.C20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8]+1" office:value-type="float" office:value="208">
            <text:p>208</text:p>
          </table:table-cell>
          <table:table-cell table:style-name="ce14" table:formula="of:=SUBSTITUTE(SUBSTITUTE(SUBSTITUTE([.A209];&quot;__WARNING&quot;;&quot;&quot;);&quot;__&quot;;&quot; - &quot;);&quot;_&quot;;&quot; &quot;)">
            <text:p/>
          </table:table-cell>
          <table:table-cell table:style-name="ce13" table:formula="of:=IF([.A209]=&quot;&quot;;&quot;&quot;;&quot;public const int &quot; &amp; [.A209] &amp; &quot; = &quot; &amp; [.C209] &amp; &quot;;&quot;)">
            <text:p/>
          </table:table-cell>
          <table:table-cell table:style-name="ce13" table:formula="of:=IF([.A209]=&quot;&quot;;&quot;&quot;;&quot;items_.Add(&quot; &amp; [.A209] &amp; &quot;, new ErrorItem(&quot;&quot;&quot; &amp; [.D209] &amp; &quot;&quot;&quot;, &quot; &amp; IF(OR([.A209]=&quot;no_error&quot;;NOT(ISERROR(SEARCH(&quot;__WARNING&quot;;[.A209])))); &quot;false&quot;; &quot;true&quot;) &amp; &quot;));&quot;)">
            <text:p/>
          </table:table-cell>
          <table:table-cell table:formula="of:=IF([.A209]=&quot;&quot;;&quot;&quot;;&quot;  insert into &quot;&quot;LOG_Errortype&quot;&quot; (   &quot;&quot;IDErrortype&quot;&quot;,    &quot;&quot;Name&quot;&quot;  )  select    &quot; &amp; [.C209] &amp; &quot;,    '&quot; &amp; [.A209] &amp; &quot;'   where not exists (   select &quot;&quot;IDErrortype&quot;&quot;    from &quot;&quot;LOG_Errortype&quot;&quot;    where &quot;&quot;IDErrortype&quot;&quot; = &quot; &amp; [.C209] &amp; &quot;  );   update &quot;&quot;LOG_Errortype&quot;&quot;  set    &quot;&quot;Name&quot;&quot; = '&quot; &amp; [.A209] &amp; &quot;'  where    &quot;&quot;IDErrortype&quot;&quot; = &quot; &amp; [.C20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9]+1" office:value-type="float" office:value="209">
            <text:p>209</text:p>
          </table:table-cell>
          <table:table-cell table:style-name="ce14" table:formula="of:=SUBSTITUTE(SUBSTITUTE(SUBSTITUTE([.A210];&quot;__WARNING&quot;;&quot;&quot;);&quot;__&quot;;&quot; - &quot;);&quot;_&quot;;&quot; &quot;)">
            <text:p/>
          </table:table-cell>
          <table:table-cell table:style-name="ce13" table:formula="of:=IF([.A210]=&quot;&quot;;&quot;&quot;;&quot;public const int &quot; &amp; [.A210] &amp; &quot; = &quot; &amp; [.C210] &amp; &quot;;&quot;)">
            <text:p/>
          </table:table-cell>
          <table:table-cell table:style-name="ce13" table:formula="of:=IF([.A210]=&quot;&quot;;&quot;&quot;;&quot;items_.Add(&quot; &amp; [.A210] &amp; &quot;, new ErrorItem(&quot;&quot;&quot; &amp; [.D210] &amp; &quot;&quot;&quot;, &quot; &amp; IF(OR([.A210]=&quot;no_error&quot;;NOT(ISERROR(SEARCH(&quot;__WARNING&quot;;[.A210])))); &quot;false&quot;; &quot;true&quot;) &amp; &quot;));&quot;)">
            <text:p/>
          </table:table-cell>
          <table:table-cell table:formula="of:=IF([.A210]=&quot;&quot;;&quot;&quot;;&quot;  insert into &quot;&quot;LOG_Errortype&quot;&quot; (   &quot;&quot;IDErrortype&quot;&quot;,    &quot;&quot;Name&quot;&quot;  )  select    &quot; &amp; [.C210] &amp; &quot;,    '&quot; &amp; [.A210] &amp; &quot;'   where not exists (   select &quot;&quot;IDErrortype&quot;&quot;    from &quot;&quot;LOG_Errortype&quot;&quot;    where &quot;&quot;IDErrortype&quot;&quot; = &quot; &amp; [.C210] &amp; &quot;  );   update &quot;&quot;LOG_Errortype&quot;&quot;  set    &quot;&quot;Name&quot;&quot; = '&quot; &amp; [.A210] &amp; &quot;'  where    &quot;&quot;IDErrortype&quot;&quot; = &quot; &amp; [.C21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0]+1" office:value-type="float" office:value="210">
            <text:p>210</text:p>
          </table:table-cell>
          <table:table-cell table:style-name="ce14" table:formula="of:=SUBSTITUTE(SUBSTITUTE(SUBSTITUTE([.A211];&quot;__WARNING&quot;;&quot;&quot;);&quot;__&quot;;&quot; - &quot;);&quot;_&quot;;&quot; &quot;)">
            <text:p/>
          </table:table-cell>
          <table:table-cell table:style-name="ce13" table:formula="of:=IF([.A211]=&quot;&quot;;&quot;&quot;;&quot;public const int &quot; &amp; [.A211] &amp; &quot; = &quot; &amp; [.C211] &amp; &quot;;&quot;)">
            <text:p/>
          </table:table-cell>
          <table:table-cell table:style-name="ce13" table:formula="of:=IF([.A211]=&quot;&quot;;&quot;&quot;;&quot;items_.Add(&quot; &amp; [.A211] &amp; &quot;, new ErrorItem(&quot;&quot;&quot; &amp; [.D211] &amp; &quot;&quot;&quot;, &quot; &amp; IF(OR([.A211]=&quot;no_error&quot;;NOT(ISERROR(SEARCH(&quot;__WARNING&quot;;[.A211])))); &quot;false&quot;; &quot;true&quot;) &amp; &quot;));&quot;)">
            <text:p/>
          </table:table-cell>
          <table:table-cell table:formula="of:=IF([.A211]=&quot;&quot;;&quot;&quot;;&quot;  insert into &quot;&quot;LOG_Errortype&quot;&quot; (   &quot;&quot;IDErrortype&quot;&quot;,    &quot;&quot;Name&quot;&quot;  )  select    &quot; &amp; [.C211] &amp; &quot;,    '&quot; &amp; [.A211] &amp; &quot;'   where not exists (   select &quot;&quot;IDErrortype&quot;&quot;    from &quot;&quot;LOG_Errortype&quot;&quot;    where &quot;&quot;IDErrortype&quot;&quot; = &quot; &amp; [.C211] &amp; &quot;  );   update &quot;&quot;LOG_Errortype&quot;&quot;  set    &quot;&quot;Name&quot;&quot; = '&quot; &amp; [.A211] &amp; &quot;'  where    &quot;&quot;IDErrortype&quot;&quot; = &quot; &amp; [.C21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1]+1" office:value-type="float" office:value="211">
            <text:p>211</text:p>
          </table:table-cell>
          <table:table-cell table:style-name="ce14" table:formula="of:=SUBSTITUTE(SUBSTITUTE(SUBSTITUTE([.A212];&quot;__WARNING&quot;;&quot;&quot;);&quot;__&quot;;&quot; - &quot;);&quot;_&quot;;&quot; &quot;)">
            <text:p/>
          </table:table-cell>
          <table:table-cell table:style-name="ce13" table:formula="of:=IF([.A212]=&quot;&quot;;&quot;&quot;;&quot;public const int &quot; &amp; [.A212] &amp; &quot; = &quot; &amp; [.C212] &amp; &quot;;&quot;)">
            <text:p/>
          </table:table-cell>
          <table:table-cell table:style-name="ce13" table:formula="of:=IF([.A212]=&quot;&quot;;&quot;&quot;;&quot;items_.Add(&quot; &amp; [.A212] &amp; &quot;, new ErrorItem(&quot;&quot;&quot; &amp; [.D212] &amp; &quot;&quot;&quot;, &quot; &amp; IF(OR([.A212]=&quot;no_error&quot;;NOT(ISERROR(SEARCH(&quot;__WARNING&quot;;[.A212])))); &quot;false&quot;; &quot;true&quot;) &amp; &quot;));&quot;)">
            <text:p/>
          </table:table-cell>
          <table:table-cell table:formula="of:=IF([.A212]=&quot;&quot;;&quot;&quot;;&quot;  insert into &quot;&quot;LOG_Errortype&quot;&quot; (   &quot;&quot;IDErrortype&quot;&quot;,    &quot;&quot;Name&quot;&quot;  )  select    &quot; &amp; [.C212] &amp; &quot;,    '&quot; &amp; [.A212] &amp; &quot;'   where not exists (   select &quot;&quot;IDErrortype&quot;&quot;    from &quot;&quot;LOG_Errortype&quot;&quot;    where &quot;&quot;IDErrortype&quot;&quot; = &quot; &amp; [.C212] &amp; &quot;  );   update &quot;&quot;LOG_Errortype&quot;&quot;  set    &quot;&quot;Name&quot;&quot; = '&quot; &amp; [.A212] &amp; &quot;'  where    &quot;&quot;IDErrortype&quot;&quot; = &quot; &amp; [.C21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2]+1" office:value-type="float" office:value="212">
            <text:p>212</text:p>
          </table:table-cell>
          <table:table-cell table:style-name="ce14" table:formula="of:=SUBSTITUTE(SUBSTITUTE(SUBSTITUTE([.A213];&quot;__WARNING&quot;;&quot;&quot;);&quot;__&quot;;&quot; - &quot;);&quot;_&quot;;&quot; &quot;)">
            <text:p/>
          </table:table-cell>
          <table:table-cell table:style-name="ce13" table:formula="of:=IF([.A213]=&quot;&quot;;&quot;&quot;;&quot;public const int &quot; &amp; [.A213] &amp; &quot; = &quot; &amp; [.C213] &amp; &quot;;&quot;)">
            <text:p/>
          </table:table-cell>
          <table:table-cell table:style-name="ce13" table:formula="of:=IF([.A213]=&quot;&quot;;&quot;&quot;;&quot;items_.Add(&quot; &amp; [.A213] &amp; &quot;, new ErrorItem(&quot;&quot;&quot; &amp; [.D213] &amp; &quot;&quot;&quot;, &quot; &amp; IF(OR([.A213]=&quot;no_error&quot;;NOT(ISERROR(SEARCH(&quot;__WARNING&quot;;[.A213])))); &quot;false&quot;; &quot;true&quot;) &amp; &quot;));&quot;)">
            <text:p/>
          </table:table-cell>
          <table:table-cell table:formula="of:=IF([.A213]=&quot;&quot;;&quot;&quot;;&quot;  insert into &quot;&quot;LOG_Errortype&quot;&quot; (   &quot;&quot;IDErrortype&quot;&quot;,    &quot;&quot;Name&quot;&quot;  )  select    &quot; &amp; [.C213] &amp; &quot;,    '&quot; &amp; [.A213] &amp; &quot;'   where not exists (   select &quot;&quot;IDErrortype&quot;&quot;    from &quot;&quot;LOG_Errortype&quot;&quot;    where &quot;&quot;IDErrortype&quot;&quot; = &quot; &amp; [.C213] &amp; &quot;  );   update &quot;&quot;LOG_Errortype&quot;&quot;  set    &quot;&quot;Name&quot;&quot; = '&quot; &amp; [.A213] &amp; &quot;'  where    &quot;&quot;IDErrortype&quot;&quot; = &quot; &amp; [.C21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3]+1" office:value-type="float" office:value="213">
            <text:p>213</text:p>
          </table:table-cell>
          <table:table-cell table:style-name="ce14" table:formula="of:=SUBSTITUTE(SUBSTITUTE(SUBSTITUTE([.A214];&quot;__WARNING&quot;;&quot;&quot;);&quot;__&quot;;&quot; - &quot;);&quot;_&quot;;&quot; &quot;)">
            <text:p/>
          </table:table-cell>
          <table:table-cell table:style-name="ce13" table:formula="of:=IF([.A214]=&quot;&quot;;&quot;&quot;;&quot;public const int &quot; &amp; [.A214] &amp; &quot; = &quot; &amp; [.C214] &amp; &quot;;&quot;)">
            <text:p/>
          </table:table-cell>
          <table:table-cell table:style-name="ce13" table:formula="of:=IF([.A214]=&quot;&quot;;&quot;&quot;;&quot;items_.Add(&quot; &amp; [.A214] &amp; &quot;, new ErrorItem(&quot;&quot;&quot; &amp; [.D214] &amp; &quot;&quot;&quot;, &quot; &amp; IF(OR([.A214]=&quot;no_error&quot;;NOT(ISERROR(SEARCH(&quot;__WARNING&quot;;[.A214])))); &quot;false&quot;; &quot;true&quot;) &amp; &quot;));&quot;)">
            <text:p/>
          </table:table-cell>
          <table:table-cell table:formula="of:=IF([.A214]=&quot;&quot;;&quot;&quot;;&quot;  insert into &quot;&quot;LOG_Errortype&quot;&quot; (   &quot;&quot;IDErrortype&quot;&quot;,    &quot;&quot;Name&quot;&quot;  )  select    &quot; &amp; [.C214] &amp; &quot;,    '&quot; &amp; [.A214] &amp; &quot;'   where not exists (   select &quot;&quot;IDErrortype&quot;&quot;    from &quot;&quot;LOG_Errortype&quot;&quot;    where &quot;&quot;IDErrortype&quot;&quot; = &quot; &amp; [.C214] &amp; &quot;  );   update &quot;&quot;LOG_Errortype&quot;&quot;  set    &quot;&quot;Name&quot;&quot; = '&quot; &amp; [.A214] &amp; &quot;'  where    &quot;&quot;IDErrortype&quot;&quot; = &quot; &amp; [.C21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4]+1" office:value-type="float" office:value="214">
            <text:p>214</text:p>
          </table:table-cell>
          <table:table-cell table:style-name="ce14" table:formula="of:=SUBSTITUTE(SUBSTITUTE(SUBSTITUTE([.A215];&quot;__WARNING&quot;;&quot;&quot;);&quot;__&quot;;&quot; - &quot;);&quot;_&quot;;&quot; &quot;)">
            <text:p/>
          </table:table-cell>
          <table:table-cell table:style-name="ce13" table:formula="of:=IF([.A215]=&quot;&quot;;&quot;&quot;;&quot;public const int &quot; &amp; [.A215] &amp; &quot; = &quot; &amp; [.C215] &amp; &quot;;&quot;)">
            <text:p/>
          </table:table-cell>
          <table:table-cell table:style-name="ce13" table:formula="of:=IF([.A215]=&quot;&quot;;&quot;&quot;;&quot;items_.Add(&quot; &amp; [.A215] &amp; &quot;, new ErrorItem(&quot;&quot;&quot; &amp; [.D215] &amp; &quot;&quot;&quot;, &quot; &amp; IF(OR([.A215]=&quot;no_error&quot;;NOT(ISERROR(SEARCH(&quot;__WARNING&quot;;[.A215])))); &quot;false&quot;; &quot;true&quot;) &amp; &quot;));&quot;)">
            <text:p/>
          </table:table-cell>
          <table:table-cell table:formula="of:=IF([.A215]=&quot;&quot;;&quot;&quot;;&quot;  insert into &quot;&quot;LOG_Errortype&quot;&quot; (   &quot;&quot;IDErrortype&quot;&quot;,    &quot;&quot;Name&quot;&quot;  )  select    &quot; &amp; [.C215] &amp; &quot;,    '&quot; &amp; [.A215] &amp; &quot;'   where not exists (   select &quot;&quot;IDErrortype&quot;&quot;    from &quot;&quot;LOG_Errortype&quot;&quot;    where &quot;&quot;IDErrortype&quot;&quot; = &quot; &amp; [.C215] &amp; &quot;  );   update &quot;&quot;LOG_Errortype&quot;&quot;  set    &quot;&quot;Name&quot;&quot; = '&quot; &amp; [.A215] &amp; &quot;'  where    &quot;&quot;IDErrortype&quot;&quot; = &quot; &amp; [.C21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5]+1" office:value-type="float" office:value="215">
            <text:p>215</text:p>
          </table:table-cell>
          <table:table-cell table:style-name="ce14" table:formula="of:=SUBSTITUTE(SUBSTITUTE(SUBSTITUTE([.A216];&quot;__WARNING&quot;;&quot;&quot;);&quot;__&quot;;&quot; - &quot;);&quot;_&quot;;&quot; &quot;)">
            <text:p/>
          </table:table-cell>
          <table:table-cell table:style-name="ce13" table:formula="of:=IF([.A216]=&quot;&quot;;&quot;&quot;;&quot;public const int &quot; &amp; [.A216] &amp; &quot; = &quot; &amp; [.C216] &amp; &quot;;&quot;)">
            <text:p/>
          </table:table-cell>
          <table:table-cell table:style-name="ce13" table:formula="of:=IF([.A216]=&quot;&quot;;&quot;&quot;;&quot;items_.Add(&quot; &amp; [.A216] &amp; &quot;, new ErrorItem(&quot;&quot;&quot; &amp; [.D216] &amp; &quot;&quot;&quot;, &quot; &amp; IF(OR([.A216]=&quot;no_error&quot;;NOT(ISERROR(SEARCH(&quot;__WARNING&quot;;[.A216])))); &quot;false&quot;; &quot;true&quot;) &amp; &quot;));&quot;)">
            <text:p/>
          </table:table-cell>
          <table:table-cell table:formula="of:=IF([.A216]=&quot;&quot;;&quot;&quot;;&quot;  insert into &quot;&quot;LOG_Errortype&quot;&quot; (   &quot;&quot;IDErrortype&quot;&quot;,    &quot;&quot;Name&quot;&quot;  )  select    &quot; &amp; [.C216] &amp; &quot;,    '&quot; &amp; [.A216] &amp; &quot;'   where not exists (   select &quot;&quot;IDErrortype&quot;&quot;    from &quot;&quot;LOG_Errortype&quot;&quot;    where &quot;&quot;IDErrortype&quot;&quot; = &quot; &amp; [.C216] &amp; &quot;  );   update &quot;&quot;LOG_Errortype&quot;&quot;  set    &quot;&quot;Name&quot;&quot; = '&quot; &amp; [.A216] &amp; &quot;'  where    &quot;&quot;IDErrortype&quot;&quot; = &quot; &amp; [.C21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6]+1" office:value-type="float" office:value="216">
            <text:p>216</text:p>
          </table:table-cell>
          <table:table-cell table:style-name="ce14" table:formula="of:=SUBSTITUTE(SUBSTITUTE(SUBSTITUTE([.A217];&quot;__WARNING&quot;;&quot;&quot;);&quot;__&quot;;&quot; - &quot;);&quot;_&quot;;&quot; &quot;)">
            <text:p/>
          </table:table-cell>
          <table:table-cell table:style-name="ce13" table:formula="of:=IF([.A217]=&quot;&quot;;&quot;&quot;;&quot;public const int &quot; &amp; [.A217] &amp; &quot; = &quot; &amp; [.C217] &amp; &quot;;&quot;)">
            <text:p/>
          </table:table-cell>
          <table:table-cell table:style-name="ce13" table:formula="of:=IF([.A217]=&quot;&quot;;&quot;&quot;;&quot;items_.Add(&quot; &amp; [.A217] &amp; &quot;, new ErrorItem(&quot;&quot;&quot; &amp; [.D217] &amp; &quot;&quot;&quot;, &quot; &amp; IF(OR([.A217]=&quot;no_error&quot;;NOT(ISERROR(SEARCH(&quot;__WARNING&quot;;[.A217])))); &quot;false&quot;; &quot;true&quot;) &amp; &quot;));&quot;)">
            <text:p/>
          </table:table-cell>
          <table:table-cell table:formula="of:=IF([.A217]=&quot;&quot;;&quot;&quot;;&quot;  insert into &quot;&quot;LOG_Errortype&quot;&quot; (   &quot;&quot;IDErrortype&quot;&quot;,    &quot;&quot;Name&quot;&quot;  )  select    &quot; &amp; [.C217] &amp; &quot;,    '&quot; &amp; [.A217] &amp; &quot;'   where not exists (   select &quot;&quot;IDErrortype&quot;&quot;    from &quot;&quot;LOG_Errortype&quot;&quot;    where &quot;&quot;IDErrortype&quot;&quot; = &quot; &amp; [.C217] &amp; &quot;  );   update &quot;&quot;LOG_Errortype&quot;&quot;  set    &quot;&quot;Name&quot;&quot; = '&quot; &amp; [.A217] &amp; &quot;'  where    &quot;&quot;IDErrortype&quot;&quot; = &quot; &amp; [.C21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7]+1" office:value-type="float" office:value="217">
            <text:p>217</text:p>
          </table:table-cell>
          <table:table-cell table:style-name="ce14" table:formula="of:=SUBSTITUTE(SUBSTITUTE(SUBSTITUTE([.A218];&quot;__WARNING&quot;;&quot;&quot;);&quot;__&quot;;&quot; - &quot;);&quot;_&quot;;&quot; &quot;)">
            <text:p/>
          </table:table-cell>
          <table:table-cell table:style-name="ce13" table:formula="of:=IF([.A218]=&quot;&quot;;&quot;&quot;;&quot;public const int &quot; &amp; [.A218] &amp; &quot; = &quot; &amp; [.C218] &amp; &quot;;&quot;)">
            <text:p/>
          </table:table-cell>
          <table:table-cell table:style-name="ce13" table:formula="of:=IF([.A218]=&quot;&quot;;&quot;&quot;;&quot;items_.Add(&quot; &amp; [.A218] &amp; &quot;, new ErrorItem(&quot;&quot;&quot; &amp; [.D218] &amp; &quot;&quot;&quot;, &quot; &amp; IF(OR([.A218]=&quot;no_error&quot;;NOT(ISERROR(SEARCH(&quot;__WARNING&quot;;[.A218])))); &quot;false&quot;; &quot;true&quot;) &amp; &quot;));&quot;)">
            <text:p/>
          </table:table-cell>
          <table:table-cell table:formula="of:=IF([.A218]=&quot;&quot;;&quot;&quot;;&quot;  insert into &quot;&quot;LOG_Errortype&quot;&quot; (   &quot;&quot;IDErrortype&quot;&quot;,    &quot;&quot;Name&quot;&quot;  )  select    &quot; &amp; [.C218] &amp; &quot;,    '&quot; &amp; [.A218] &amp; &quot;'   where not exists (   select &quot;&quot;IDErrortype&quot;&quot;    from &quot;&quot;LOG_Errortype&quot;&quot;    where &quot;&quot;IDErrortype&quot;&quot; = &quot; &amp; [.C218] &amp; &quot;  );   update &quot;&quot;LOG_Errortype&quot;&quot;  set    &quot;&quot;Name&quot;&quot; = '&quot; &amp; [.A218] &amp; &quot;'  where    &quot;&quot;IDErrortype&quot;&quot; = &quot; &amp; [.C21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8]+1" office:value-type="float" office:value="218">
            <text:p>218</text:p>
          </table:table-cell>
          <table:table-cell table:style-name="ce14" table:formula="of:=SUBSTITUTE(SUBSTITUTE(SUBSTITUTE([.A219];&quot;__WARNING&quot;;&quot;&quot;);&quot;__&quot;;&quot; - &quot;);&quot;_&quot;;&quot; &quot;)">
            <text:p/>
          </table:table-cell>
          <table:table-cell table:style-name="ce13" table:formula="of:=IF([.A219]=&quot;&quot;;&quot;&quot;;&quot;public const int &quot; &amp; [.A219] &amp; &quot; = &quot; &amp; [.C219] &amp; &quot;;&quot;)">
            <text:p/>
          </table:table-cell>
          <table:table-cell table:style-name="ce13" table:formula="of:=IF([.A219]=&quot;&quot;;&quot;&quot;;&quot;items_.Add(&quot; &amp; [.A219] &amp; &quot;, new ErrorItem(&quot;&quot;&quot; &amp; [.D219] &amp; &quot;&quot;&quot;, &quot; &amp; IF(OR([.A219]=&quot;no_error&quot;;NOT(ISERROR(SEARCH(&quot;__WARNING&quot;;[.A219])))); &quot;false&quot;; &quot;true&quot;) &amp; &quot;));&quot;)">
            <text:p/>
          </table:table-cell>
          <table:table-cell table:formula="of:=IF([.A219]=&quot;&quot;;&quot;&quot;;&quot;  insert into &quot;&quot;LOG_Errortype&quot;&quot; (   &quot;&quot;IDErrortype&quot;&quot;,    &quot;&quot;Name&quot;&quot;  )  select    &quot; &amp; [.C219] &amp; &quot;,    '&quot; &amp; [.A219] &amp; &quot;'   where not exists (   select &quot;&quot;IDErrortype&quot;&quot;    from &quot;&quot;LOG_Errortype&quot;&quot;    where &quot;&quot;IDErrortype&quot;&quot; = &quot; &amp; [.C219] &amp; &quot;  );   update &quot;&quot;LOG_Errortype&quot;&quot;  set    &quot;&quot;Name&quot;&quot; = '&quot; &amp; [.A219] &amp; &quot;'  where    &quot;&quot;IDErrortype&quot;&quot; = &quot; &amp; [.C21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9]+1" office:value-type="float" office:value="219">
            <text:p>219</text:p>
          </table:table-cell>
          <table:table-cell table:style-name="ce14" table:formula="of:=SUBSTITUTE(SUBSTITUTE(SUBSTITUTE([.A220];&quot;__WARNING&quot;;&quot;&quot;);&quot;__&quot;;&quot; - &quot;);&quot;_&quot;;&quot; &quot;)">
            <text:p/>
          </table:table-cell>
          <table:table-cell table:style-name="ce13" table:formula="of:=IF([.A220]=&quot;&quot;;&quot;&quot;;&quot;public const int &quot; &amp; [.A220] &amp; &quot; = &quot; &amp; [.C220] &amp; &quot;;&quot;)">
            <text:p/>
          </table:table-cell>
          <table:table-cell table:style-name="ce13" table:formula="of:=IF([.A220]=&quot;&quot;;&quot;&quot;;&quot;items_.Add(&quot; &amp; [.A220] &amp; &quot;, new ErrorItem(&quot;&quot;&quot; &amp; [.D220] &amp; &quot;&quot;&quot;, &quot; &amp; IF(OR([.A220]=&quot;no_error&quot;;NOT(ISERROR(SEARCH(&quot;__WARNING&quot;;[.A220])))); &quot;false&quot;; &quot;true&quot;) &amp; &quot;));&quot;)">
            <text:p/>
          </table:table-cell>
          <table:table-cell table:formula="of:=IF([.A220]=&quot;&quot;;&quot;&quot;;&quot;  insert into &quot;&quot;LOG_Errortype&quot;&quot; (   &quot;&quot;IDErrortype&quot;&quot;,    &quot;&quot;Name&quot;&quot;  )  select    &quot; &amp; [.C220] &amp; &quot;,    '&quot; &amp; [.A220] &amp; &quot;'   where not exists (   select &quot;&quot;IDErrortype&quot;&quot;    from &quot;&quot;LOG_Errortype&quot;&quot;    where &quot;&quot;IDErrortype&quot;&quot; = &quot; &amp; [.C220] &amp; &quot;  );   update &quot;&quot;LOG_Errortype&quot;&quot;  set    &quot;&quot;Name&quot;&quot; = '&quot; &amp; [.A220] &amp; &quot;'  where    &quot;&quot;IDErrortype&quot;&quot; = &quot; &amp; [.C22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0]+1" office:value-type="float" office:value="220">
            <text:p>220</text:p>
          </table:table-cell>
          <table:table-cell table:style-name="ce14" table:formula="of:=SUBSTITUTE(SUBSTITUTE(SUBSTITUTE([.A221];&quot;__WARNING&quot;;&quot;&quot;);&quot;__&quot;;&quot; - &quot;);&quot;_&quot;;&quot; &quot;)">
            <text:p/>
          </table:table-cell>
          <table:table-cell table:style-name="ce13" table:formula="of:=IF([.A221]=&quot;&quot;;&quot;&quot;;&quot;public const int &quot; &amp; [.A221] &amp; &quot; = &quot; &amp; [.C221] &amp; &quot;;&quot;)">
            <text:p/>
          </table:table-cell>
          <table:table-cell table:style-name="ce13" table:formula="of:=IF([.A221]=&quot;&quot;;&quot;&quot;;&quot;items_.Add(&quot; &amp; [.A221] &amp; &quot;, new ErrorItem(&quot;&quot;&quot; &amp; [.D221] &amp; &quot;&quot;&quot;, &quot; &amp; IF(OR([.A221]=&quot;no_error&quot;;NOT(ISERROR(SEARCH(&quot;__WARNING&quot;;[.A221])))); &quot;false&quot;; &quot;true&quot;) &amp; &quot;));&quot;)">
            <text:p/>
          </table:table-cell>
          <table:table-cell table:formula="of:=IF([.A221]=&quot;&quot;;&quot;&quot;;&quot;  insert into &quot;&quot;LOG_Errortype&quot;&quot; (   &quot;&quot;IDErrortype&quot;&quot;,    &quot;&quot;Name&quot;&quot;  )  select    &quot; &amp; [.C221] &amp; &quot;,    '&quot; &amp; [.A221] &amp; &quot;'   where not exists (   select &quot;&quot;IDErrortype&quot;&quot;    from &quot;&quot;LOG_Errortype&quot;&quot;    where &quot;&quot;IDErrortype&quot;&quot; = &quot; &amp; [.C221] &amp; &quot;  );   update &quot;&quot;LOG_Errortype&quot;&quot;  set    &quot;&quot;Name&quot;&quot; = '&quot; &amp; [.A221] &amp; &quot;'  where    &quot;&quot;IDErrortype&quot;&quot; = &quot; &amp; [.C22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1]+1" office:value-type="float" office:value="221">
            <text:p>221</text:p>
          </table:table-cell>
          <table:table-cell table:style-name="ce14" table:formula="of:=SUBSTITUTE(SUBSTITUTE(SUBSTITUTE([.A222];&quot;__WARNING&quot;;&quot;&quot;);&quot;__&quot;;&quot; - &quot;);&quot;_&quot;;&quot; &quot;)">
            <text:p/>
          </table:table-cell>
          <table:table-cell table:style-name="ce13" table:formula="of:=IF([.A222]=&quot;&quot;;&quot;&quot;;&quot;public const int &quot; &amp; [.A222] &amp; &quot; = &quot; &amp; [.C222] &amp; &quot;;&quot;)">
            <text:p/>
          </table:table-cell>
          <table:table-cell table:style-name="ce13" table:formula="of:=IF([.A222]=&quot;&quot;;&quot;&quot;;&quot;items_.Add(&quot; &amp; [.A222] &amp; &quot;, new ErrorItem(&quot;&quot;&quot; &amp; [.D222] &amp; &quot;&quot;&quot;, &quot; &amp; IF(OR([.A222]=&quot;no_error&quot;;NOT(ISERROR(SEARCH(&quot;__WARNING&quot;;[.A222])))); &quot;false&quot;; &quot;true&quot;) &amp; &quot;));&quot;)">
            <text:p/>
          </table:table-cell>
          <table:table-cell table:formula="of:=IF([.A222]=&quot;&quot;;&quot;&quot;;&quot;  insert into &quot;&quot;LOG_Errortype&quot;&quot; (   &quot;&quot;IDErrortype&quot;&quot;,    &quot;&quot;Name&quot;&quot;  )  select    &quot; &amp; [.C222] &amp; &quot;,    '&quot; &amp; [.A222] &amp; &quot;'   where not exists (   select &quot;&quot;IDErrortype&quot;&quot;    from &quot;&quot;LOG_Errortype&quot;&quot;    where &quot;&quot;IDErrortype&quot;&quot; = &quot; &amp; [.C222] &amp; &quot;  );   update &quot;&quot;LOG_Errortype&quot;&quot;  set    &quot;&quot;Name&quot;&quot; = '&quot; &amp; [.A222] &amp; &quot;'  where    &quot;&quot;IDErrortype&quot;&quot; = &quot; &amp; [.C22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2]+1" office:value-type="float" office:value="222">
            <text:p>222</text:p>
          </table:table-cell>
          <table:table-cell table:style-name="ce14" table:formula="of:=SUBSTITUTE(SUBSTITUTE(SUBSTITUTE([.A223];&quot;__WARNING&quot;;&quot;&quot;);&quot;__&quot;;&quot; - &quot;);&quot;_&quot;;&quot; &quot;)">
            <text:p/>
          </table:table-cell>
          <table:table-cell table:style-name="ce13" table:formula="of:=IF([.A223]=&quot;&quot;;&quot;&quot;;&quot;public const int &quot; &amp; [.A223] &amp; &quot; = &quot; &amp; [.C223] &amp; &quot;;&quot;)">
            <text:p/>
          </table:table-cell>
          <table:table-cell table:style-name="ce13" table:formula="of:=IF([.A223]=&quot;&quot;;&quot;&quot;;&quot;items_.Add(&quot; &amp; [.A223] &amp; &quot;, new ErrorItem(&quot;&quot;&quot; &amp; [.D223] &amp; &quot;&quot;&quot;, &quot; &amp; IF(OR([.A223]=&quot;no_error&quot;;NOT(ISERROR(SEARCH(&quot;__WARNING&quot;;[.A223])))); &quot;false&quot;; &quot;true&quot;) &amp; &quot;));&quot;)">
            <text:p/>
          </table:table-cell>
          <table:table-cell table:formula="of:=IF([.A223]=&quot;&quot;;&quot;&quot;;&quot;  insert into &quot;&quot;LOG_Errortype&quot;&quot; (   &quot;&quot;IDErrortype&quot;&quot;,    &quot;&quot;Name&quot;&quot;  )  select    &quot; &amp; [.C223] &amp; &quot;,    '&quot; &amp; [.A223] &amp; &quot;'   where not exists (   select &quot;&quot;IDErrortype&quot;&quot;    from &quot;&quot;LOG_Errortype&quot;&quot;    where &quot;&quot;IDErrortype&quot;&quot; = &quot; &amp; [.C223] &amp; &quot;  );   update &quot;&quot;LOG_Errortype&quot;&quot;  set    &quot;&quot;Name&quot;&quot; = '&quot; &amp; [.A223] &amp; &quot;'  where    &quot;&quot;IDErrortype&quot;&quot; = &quot; &amp; [.C22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3]+1" office:value-type="float" office:value="223">
            <text:p>223</text:p>
          </table:table-cell>
          <table:table-cell table:style-name="ce14" table:formula="of:=SUBSTITUTE(SUBSTITUTE(SUBSTITUTE([.A224];&quot;__WARNING&quot;;&quot;&quot;);&quot;__&quot;;&quot; - &quot;);&quot;_&quot;;&quot; &quot;)">
            <text:p/>
          </table:table-cell>
          <table:table-cell table:style-name="ce13" table:formula="of:=IF([.A224]=&quot;&quot;;&quot;&quot;;&quot;public const int &quot; &amp; [.A224] &amp; &quot; = &quot; &amp; [.C224] &amp; &quot;;&quot;)">
            <text:p/>
          </table:table-cell>
          <table:table-cell table:style-name="ce13" table:formula="of:=IF([.A224]=&quot;&quot;;&quot;&quot;;&quot;items_.Add(&quot; &amp; [.A224] &amp; &quot;, new ErrorItem(&quot;&quot;&quot; &amp; [.D224] &amp; &quot;&quot;&quot;, &quot; &amp; IF(OR([.A224]=&quot;no_error&quot;;NOT(ISERROR(SEARCH(&quot;__WARNING&quot;;[.A224])))); &quot;false&quot;; &quot;true&quot;) &amp; &quot;));&quot;)">
            <text:p/>
          </table:table-cell>
          <table:table-cell table:formula="of:=IF([.A224]=&quot;&quot;;&quot;&quot;;&quot;  insert into &quot;&quot;LOG_Errortype&quot;&quot; (   &quot;&quot;IDErrortype&quot;&quot;,    &quot;&quot;Name&quot;&quot;  )  select    &quot; &amp; [.C224] &amp; &quot;,    '&quot; &amp; [.A224] &amp; &quot;'   where not exists (   select &quot;&quot;IDErrortype&quot;&quot;    from &quot;&quot;LOG_Errortype&quot;&quot;    where &quot;&quot;IDErrortype&quot;&quot; = &quot; &amp; [.C224] &amp; &quot;  );   update &quot;&quot;LOG_Errortype&quot;&quot;  set    &quot;&quot;Name&quot;&quot; = '&quot; &amp; [.A224] &amp; &quot;'  where    &quot;&quot;IDErrortype&quot;&quot; = &quot; &amp; [.C22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4]+1" office:value-type="float" office:value="224">
            <text:p>224</text:p>
          </table:table-cell>
          <table:table-cell table:style-name="ce14" table:formula="of:=SUBSTITUTE(SUBSTITUTE(SUBSTITUTE([.A225];&quot;__WARNING&quot;;&quot;&quot;);&quot;__&quot;;&quot; - &quot;);&quot;_&quot;;&quot; &quot;)">
            <text:p/>
          </table:table-cell>
          <table:table-cell table:style-name="ce13" table:formula="of:=IF([.A225]=&quot;&quot;;&quot;&quot;;&quot;public const int &quot; &amp; [.A225] &amp; &quot; = &quot; &amp; [.C225] &amp; &quot;;&quot;)">
            <text:p/>
          </table:table-cell>
          <table:table-cell table:style-name="ce13" table:formula="of:=IF([.A225]=&quot;&quot;;&quot;&quot;;&quot;items_.Add(&quot; &amp; [.A225] &amp; &quot;, new ErrorItem(&quot;&quot;&quot; &amp; [.D225] &amp; &quot;&quot;&quot;, &quot; &amp; IF(OR([.A225]=&quot;no_error&quot;;NOT(ISERROR(SEARCH(&quot;__WARNING&quot;;[.A225])))); &quot;false&quot;; &quot;true&quot;) &amp; &quot;));&quot;)">
            <text:p/>
          </table:table-cell>
          <table:table-cell table:formula="of:=IF([.A225]=&quot;&quot;;&quot;&quot;;&quot;  insert into &quot;&quot;LOG_Errortype&quot;&quot; (   &quot;&quot;IDErrortype&quot;&quot;,    &quot;&quot;Name&quot;&quot;  )  select    &quot; &amp; [.C225] &amp; &quot;,    '&quot; &amp; [.A225] &amp; &quot;'   where not exists (   select &quot;&quot;IDErrortype&quot;&quot;    from &quot;&quot;LOG_Errortype&quot;&quot;    where &quot;&quot;IDErrortype&quot;&quot; = &quot; &amp; [.C225] &amp; &quot;  );   update &quot;&quot;LOG_Errortype&quot;&quot;  set    &quot;&quot;Name&quot;&quot; = '&quot; &amp; [.A225] &amp; &quot;'  where    &quot;&quot;IDErrortype&quot;&quot; = &quot; &amp; [.C22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5]+1" office:value-type="float" office:value="225">
            <text:p>225</text:p>
          </table:table-cell>
          <table:table-cell table:style-name="ce14" table:formula="of:=SUBSTITUTE(SUBSTITUTE(SUBSTITUTE([.A226];&quot;__WARNING&quot;;&quot;&quot;);&quot;__&quot;;&quot; - &quot;);&quot;_&quot;;&quot; &quot;)">
            <text:p/>
          </table:table-cell>
          <table:table-cell table:style-name="ce13" table:formula="of:=IF([.A226]=&quot;&quot;;&quot;&quot;;&quot;public const int &quot; &amp; [.A226] &amp; &quot; = &quot; &amp; [.C226] &amp; &quot;;&quot;)">
            <text:p/>
          </table:table-cell>
          <table:table-cell table:style-name="ce13" table:formula="of:=IF([.A226]=&quot;&quot;;&quot;&quot;;&quot;items_.Add(&quot; &amp; [.A226] &amp; &quot;, new ErrorItem(&quot;&quot;&quot; &amp; [.D226] &amp; &quot;&quot;&quot;, &quot; &amp; IF(OR([.A226]=&quot;no_error&quot;;NOT(ISERROR(SEARCH(&quot;__WARNING&quot;;[.A226])))); &quot;false&quot;; &quot;true&quot;) &amp; &quot;));&quot;)">
            <text:p/>
          </table:table-cell>
          <table:table-cell table:formula="of:=IF([.A226]=&quot;&quot;;&quot;&quot;;&quot;  insert into &quot;&quot;LOG_Errortype&quot;&quot; (   &quot;&quot;IDErrortype&quot;&quot;,    &quot;&quot;Name&quot;&quot;  )  select    &quot; &amp; [.C226] &amp; &quot;,    '&quot; &amp; [.A226] &amp; &quot;'   where not exists (   select &quot;&quot;IDErrortype&quot;&quot;    from &quot;&quot;LOG_Errortype&quot;&quot;    where &quot;&quot;IDErrortype&quot;&quot; = &quot; &amp; [.C226] &amp; &quot;  );   update &quot;&quot;LOG_Errortype&quot;&quot;  set    &quot;&quot;Name&quot;&quot; = '&quot; &amp; [.A226] &amp; &quot;'  where    &quot;&quot;IDErrortype&quot;&quot; = &quot; &amp; [.C22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6]+1" office:value-type="float" office:value="226">
            <text:p>226</text:p>
          </table:table-cell>
          <table:table-cell table:style-name="ce14" table:formula="of:=SUBSTITUTE(SUBSTITUTE(SUBSTITUTE([.A227];&quot;__WARNING&quot;;&quot;&quot;);&quot;__&quot;;&quot; - &quot;);&quot;_&quot;;&quot; &quot;)">
            <text:p/>
          </table:table-cell>
          <table:table-cell table:style-name="ce13" table:formula="of:=IF([.A227]=&quot;&quot;;&quot;&quot;;&quot;public const int &quot; &amp; [.A227] &amp; &quot; = &quot; &amp; [.C227] &amp; &quot;;&quot;)">
            <text:p/>
          </table:table-cell>
          <table:table-cell table:style-name="ce13" table:formula="of:=IF([.A227]=&quot;&quot;;&quot;&quot;;&quot;items_.Add(&quot; &amp; [.A227] &amp; &quot;, new ErrorItem(&quot;&quot;&quot; &amp; [.D227] &amp; &quot;&quot;&quot;, &quot; &amp; IF(OR([.A227]=&quot;no_error&quot;;NOT(ISERROR(SEARCH(&quot;__WARNING&quot;;[.A227])))); &quot;false&quot;; &quot;true&quot;) &amp; &quot;));&quot;)">
            <text:p/>
          </table:table-cell>
          <table:table-cell table:formula="of:=IF([.A227]=&quot;&quot;;&quot;&quot;;&quot;  insert into &quot;&quot;LOG_Errortype&quot;&quot; (   &quot;&quot;IDErrortype&quot;&quot;,    &quot;&quot;Name&quot;&quot;  )  select    &quot; &amp; [.C227] &amp; &quot;,    '&quot; &amp; [.A227] &amp; &quot;'   where not exists (   select &quot;&quot;IDErrortype&quot;&quot;    from &quot;&quot;LOG_Errortype&quot;&quot;    where &quot;&quot;IDErrortype&quot;&quot; = &quot; &amp; [.C227] &amp; &quot;  );   update &quot;&quot;LOG_Errortype&quot;&quot;  set    &quot;&quot;Name&quot;&quot; = '&quot; &amp; [.A227] &amp; &quot;'  where    &quot;&quot;IDErrortype&quot;&quot; = &quot; &amp; [.C22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7]+1" office:value-type="float" office:value="227">
            <text:p>227</text:p>
          </table:table-cell>
          <table:table-cell table:style-name="ce14" table:formula="of:=SUBSTITUTE(SUBSTITUTE(SUBSTITUTE([.A228];&quot;__WARNING&quot;;&quot;&quot;);&quot;__&quot;;&quot; - &quot;);&quot;_&quot;;&quot; &quot;)">
            <text:p/>
          </table:table-cell>
          <table:table-cell table:style-name="ce13" table:formula="of:=IF([.A228]=&quot;&quot;;&quot;&quot;;&quot;public const int &quot; &amp; [.A228] &amp; &quot; = &quot; &amp; [.C228] &amp; &quot;;&quot;)">
            <text:p/>
          </table:table-cell>
          <table:table-cell table:style-name="ce13" table:formula="of:=IF([.A228]=&quot;&quot;;&quot;&quot;;&quot;items_.Add(&quot; &amp; [.A228] &amp; &quot;, new ErrorItem(&quot;&quot;&quot; &amp; [.D228] &amp; &quot;&quot;&quot;, &quot; &amp; IF(OR([.A228]=&quot;no_error&quot;;NOT(ISERROR(SEARCH(&quot;__WARNING&quot;;[.A228])))); &quot;false&quot;; &quot;true&quot;) &amp; &quot;));&quot;)">
            <text:p/>
          </table:table-cell>
          <table:table-cell table:formula="of:=IF([.A228]=&quot;&quot;;&quot;&quot;;&quot;  insert into &quot;&quot;LOG_Errortype&quot;&quot; (   &quot;&quot;IDErrortype&quot;&quot;,    &quot;&quot;Name&quot;&quot;  )  select    &quot; &amp; [.C228] &amp; &quot;,    '&quot; &amp; [.A228] &amp; &quot;'   where not exists (   select &quot;&quot;IDErrortype&quot;&quot;    from &quot;&quot;LOG_Errortype&quot;&quot;    where &quot;&quot;IDErrortype&quot;&quot; = &quot; &amp; [.C228] &amp; &quot;  );   update &quot;&quot;LOG_Errortype&quot;&quot;  set    &quot;&quot;Name&quot;&quot; = '&quot; &amp; [.A228] &amp; &quot;'  where    &quot;&quot;IDErrortype&quot;&quot; = &quot; &amp; [.C22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8]+1" office:value-type="float" office:value="228">
            <text:p>228</text:p>
          </table:table-cell>
          <table:table-cell table:style-name="ce14" table:formula="of:=SUBSTITUTE(SUBSTITUTE(SUBSTITUTE([.A229];&quot;__WARNING&quot;;&quot;&quot;);&quot;__&quot;;&quot; - &quot;);&quot;_&quot;;&quot; &quot;)">
            <text:p/>
          </table:table-cell>
          <table:table-cell table:style-name="ce13" table:formula="of:=IF([.A229]=&quot;&quot;;&quot;&quot;;&quot;public const int &quot; &amp; [.A229] &amp; &quot; = &quot; &amp; [.C229] &amp; &quot;;&quot;)">
            <text:p/>
          </table:table-cell>
          <table:table-cell table:style-name="ce13" table:formula="of:=IF([.A229]=&quot;&quot;;&quot;&quot;;&quot;items_.Add(&quot; &amp; [.A229] &amp; &quot;, new ErrorItem(&quot;&quot;&quot; &amp; [.D229] &amp; &quot;&quot;&quot;, &quot; &amp; IF(OR([.A229]=&quot;no_error&quot;;NOT(ISERROR(SEARCH(&quot;__WARNING&quot;;[.A229])))); &quot;false&quot;; &quot;true&quot;) &amp; &quot;));&quot;)">
            <text:p/>
          </table:table-cell>
          <table:table-cell table:formula="of:=IF([.A229]=&quot;&quot;;&quot;&quot;;&quot;  insert into &quot;&quot;LOG_Errortype&quot;&quot; (   &quot;&quot;IDErrortype&quot;&quot;,    &quot;&quot;Name&quot;&quot;  )  select    &quot; &amp; [.C229] &amp; &quot;,    '&quot; &amp; [.A229] &amp; &quot;'   where not exists (   select &quot;&quot;IDErrortype&quot;&quot;    from &quot;&quot;LOG_Errortype&quot;&quot;    where &quot;&quot;IDErrortype&quot;&quot; = &quot; &amp; [.C229] &amp; &quot;  );   update &quot;&quot;LOG_Errortype&quot;&quot;  set    &quot;&quot;Name&quot;&quot; = '&quot; &amp; [.A229] &amp; &quot;'  where    &quot;&quot;IDErrortype&quot;&quot; = &quot; &amp; [.C22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9]+1" office:value-type="float" office:value="229">
            <text:p>229</text:p>
          </table:table-cell>
          <table:table-cell table:style-name="ce14" table:formula="of:=SUBSTITUTE(SUBSTITUTE(SUBSTITUTE([.A230];&quot;__WARNING&quot;;&quot;&quot;);&quot;__&quot;;&quot; - &quot;);&quot;_&quot;;&quot; &quot;)">
            <text:p/>
          </table:table-cell>
          <table:table-cell table:style-name="ce13" table:formula="of:=IF([.A230]=&quot;&quot;;&quot;&quot;;&quot;public const int &quot; &amp; [.A230] &amp; &quot; = &quot; &amp; [.C230] &amp; &quot;;&quot;)">
            <text:p/>
          </table:table-cell>
          <table:table-cell table:style-name="ce13" table:formula="of:=IF([.A230]=&quot;&quot;;&quot;&quot;;&quot;items_.Add(&quot; &amp; [.A230] &amp; &quot;, new ErrorItem(&quot;&quot;&quot; &amp; [.D230] &amp; &quot;&quot;&quot;, &quot; &amp; IF(OR([.A230]=&quot;no_error&quot;;NOT(ISERROR(SEARCH(&quot;__WARNING&quot;;[.A230])))); &quot;false&quot;; &quot;true&quot;) &amp; &quot;));&quot;)">
            <text:p/>
          </table:table-cell>
          <table:table-cell table:formula="of:=IF([.A230]=&quot;&quot;;&quot;&quot;;&quot;  insert into &quot;&quot;LOG_Errortype&quot;&quot; (   &quot;&quot;IDErrortype&quot;&quot;,    &quot;&quot;Name&quot;&quot;  )  select    &quot; &amp; [.C230] &amp; &quot;,    '&quot; &amp; [.A230] &amp; &quot;'   where not exists (   select &quot;&quot;IDErrortype&quot;&quot;    from &quot;&quot;LOG_Errortype&quot;&quot;    where &quot;&quot;IDErrortype&quot;&quot; = &quot; &amp; [.C230] &amp; &quot;  );   update &quot;&quot;LOG_Errortype&quot;&quot;  set    &quot;&quot;Name&quot;&quot; = '&quot; &amp; [.A230] &amp; &quot;'  where    &quot;&quot;IDErrortype&quot;&quot; = &quot; &amp; [.C23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0]+1" office:value-type="float" office:value="230">
            <text:p>230</text:p>
          </table:table-cell>
          <table:table-cell table:style-name="ce14" table:formula="of:=SUBSTITUTE(SUBSTITUTE(SUBSTITUTE([.A231];&quot;__WARNING&quot;;&quot;&quot;);&quot;__&quot;;&quot; - &quot;);&quot;_&quot;;&quot; &quot;)">
            <text:p/>
          </table:table-cell>
          <table:table-cell table:style-name="ce13" table:formula="of:=IF([.A231]=&quot;&quot;;&quot;&quot;;&quot;public const int &quot; &amp; [.A231] &amp; &quot; = &quot; &amp; [.C231] &amp; &quot;;&quot;)">
            <text:p/>
          </table:table-cell>
          <table:table-cell table:style-name="ce13" table:formula="of:=IF([.A231]=&quot;&quot;;&quot;&quot;;&quot;items_.Add(&quot; &amp; [.A231] &amp; &quot;, new ErrorItem(&quot;&quot;&quot; &amp; [.D231] &amp; &quot;&quot;&quot;, &quot; &amp; IF(OR([.A231]=&quot;no_error&quot;;NOT(ISERROR(SEARCH(&quot;__WARNING&quot;;[.A231])))); &quot;false&quot;; &quot;true&quot;) &amp; &quot;));&quot;)">
            <text:p/>
          </table:table-cell>
          <table:table-cell table:formula="of:=IF([.A231]=&quot;&quot;;&quot;&quot;;&quot;  insert into &quot;&quot;LOG_Errortype&quot;&quot; (   &quot;&quot;IDErrortype&quot;&quot;,    &quot;&quot;Name&quot;&quot;  )  select    &quot; &amp; [.C231] &amp; &quot;,    '&quot; &amp; [.A231] &amp; &quot;'   where not exists (   select &quot;&quot;IDErrortype&quot;&quot;    from &quot;&quot;LOG_Errortype&quot;&quot;    where &quot;&quot;IDErrortype&quot;&quot; = &quot; &amp; [.C231] &amp; &quot;  );   update &quot;&quot;LOG_Errortype&quot;&quot;  set    &quot;&quot;Name&quot;&quot; = '&quot; &amp; [.A231] &amp; &quot;'  where    &quot;&quot;IDErrortype&quot;&quot; = &quot; &amp; [.C23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1]+1" office:value-type="float" office:value="231">
            <text:p>231</text:p>
          </table:table-cell>
          <table:table-cell table:style-name="ce14" table:formula="of:=SUBSTITUTE(SUBSTITUTE(SUBSTITUTE([.A232];&quot;__WARNING&quot;;&quot;&quot;);&quot;__&quot;;&quot; - &quot;);&quot;_&quot;;&quot; &quot;)">
            <text:p/>
          </table:table-cell>
          <table:table-cell table:style-name="ce13" table:formula="of:=IF([.A232]=&quot;&quot;;&quot;&quot;;&quot;public const int &quot; &amp; [.A232] &amp; &quot; = &quot; &amp; [.C232] &amp; &quot;;&quot;)">
            <text:p/>
          </table:table-cell>
          <table:table-cell table:style-name="ce13" table:formula="of:=IF([.A232]=&quot;&quot;;&quot;&quot;;&quot;items_.Add(&quot; &amp; [.A232] &amp; &quot;, new ErrorItem(&quot;&quot;&quot; &amp; [.D232] &amp; &quot;&quot;&quot;, &quot; &amp; IF(OR([.A232]=&quot;no_error&quot;;NOT(ISERROR(SEARCH(&quot;__WARNING&quot;;[.A232])))); &quot;false&quot;; &quot;true&quot;) &amp; &quot;));&quot;)">
            <text:p/>
          </table:table-cell>
          <table:table-cell table:formula="of:=IF([.A232]=&quot;&quot;;&quot;&quot;;&quot;  insert into &quot;&quot;LOG_Errortype&quot;&quot; (   &quot;&quot;IDErrortype&quot;&quot;,    &quot;&quot;Name&quot;&quot;  )  select    &quot; &amp; [.C232] &amp; &quot;,    '&quot; &amp; [.A232] &amp; &quot;'   where not exists (   select &quot;&quot;IDErrortype&quot;&quot;    from &quot;&quot;LOG_Errortype&quot;&quot;    where &quot;&quot;IDErrortype&quot;&quot; = &quot; &amp; [.C232] &amp; &quot;  );   update &quot;&quot;LOG_Errortype&quot;&quot;  set    &quot;&quot;Name&quot;&quot; = '&quot; &amp; [.A232] &amp; &quot;'  where    &quot;&quot;IDErrortype&quot;&quot; = &quot; &amp; [.C23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2]+1" office:value-type="float" office:value="232">
            <text:p>232</text:p>
          </table:table-cell>
          <table:table-cell table:style-name="ce14" table:formula="of:=SUBSTITUTE(SUBSTITUTE(SUBSTITUTE([.A233];&quot;__WARNING&quot;;&quot;&quot;);&quot;__&quot;;&quot; - &quot;);&quot;_&quot;;&quot; &quot;)">
            <text:p/>
          </table:table-cell>
          <table:table-cell table:style-name="ce13" table:formula="of:=IF([.A233]=&quot;&quot;;&quot;&quot;;&quot;public const int &quot; &amp; [.A233] &amp; &quot; = &quot; &amp; [.C233] &amp; &quot;;&quot;)">
            <text:p/>
          </table:table-cell>
          <table:table-cell table:style-name="ce13" table:formula="of:=IF([.A233]=&quot;&quot;;&quot;&quot;;&quot;items_.Add(&quot; &amp; [.A233] &amp; &quot;, new ErrorItem(&quot;&quot;&quot; &amp; [.D233] &amp; &quot;&quot;&quot;, &quot; &amp; IF(OR([.A233]=&quot;no_error&quot;;NOT(ISERROR(SEARCH(&quot;__WARNING&quot;;[.A233])))); &quot;false&quot;; &quot;true&quot;) &amp; &quot;));&quot;)">
            <text:p/>
          </table:table-cell>
          <table:table-cell table:formula="of:=IF([.A233]=&quot;&quot;;&quot;&quot;;&quot;  insert into &quot;&quot;LOG_Errortype&quot;&quot; (   &quot;&quot;IDErrortype&quot;&quot;,    &quot;&quot;Name&quot;&quot;  )  select    &quot; &amp; [.C233] &amp; &quot;,    '&quot; &amp; [.A233] &amp; &quot;'   where not exists (   select &quot;&quot;IDErrortype&quot;&quot;    from &quot;&quot;LOG_Errortype&quot;&quot;    where &quot;&quot;IDErrortype&quot;&quot; = &quot; &amp; [.C233] &amp; &quot;  );   update &quot;&quot;LOG_Errortype&quot;&quot;  set    &quot;&quot;Name&quot;&quot; = '&quot; &amp; [.A233] &amp; &quot;'  where    &quot;&quot;IDErrortype&quot;&quot; = &quot; &amp; [.C23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3]+1" office:value-type="float" office:value="233">
            <text:p>233</text:p>
          </table:table-cell>
          <table:table-cell table:style-name="ce14" table:formula="of:=SUBSTITUTE(SUBSTITUTE(SUBSTITUTE([.A234];&quot;__WARNING&quot;;&quot;&quot;);&quot;__&quot;;&quot; - &quot;);&quot;_&quot;;&quot; &quot;)">
            <text:p/>
          </table:table-cell>
          <table:table-cell table:style-name="ce13" table:formula="of:=IF([.A234]=&quot;&quot;;&quot;&quot;;&quot;public const int &quot; &amp; [.A234] &amp; &quot; = &quot; &amp; [.C234] &amp; &quot;;&quot;)">
            <text:p/>
          </table:table-cell>
          <table:table-cell table:style-name="ce13" table:formula="of:=IF([.A234]=&quot;&quot;;&quot;&quot;;&quot;items_.Add(&quot; &amp; [.A234] &amp; &quot;, new ErrorItem(&quot;&quot;&quot; &amp; [.D234] &amp; &quot;&quot;&quot;, &quot; &amp; IF(OR([.A234]=&quot;no_error&quot;;NOT(ISERROR(SEARCH(&quot;__WARNING&quot;;[.A234])))); &quot;false&quot;; &quot;true&quot;) &amp; &quot;));&quot;)">
            <text:p/>
          </table:table-cell>
          <table:table-cell table:formula="of:=IF([.A234]=&quot;&quot;;&quot;&quot;;&quot;  insert into &quot;&quot;LOG_Errortype&quot;&quot; (   &quot;&quot;IDErrortype&quot;&quot;,    &quot;&quot;Name&quot;&quot;  )  select    &quot; &amp; [.C234] &amp; &quot;,    '&quot; &amp; [.A234] &amp; &quot;'   where not exists (   select &quot;&quot;IDErrortype&quot;&quot;    from &quot;&quot;LOG_Errortype&quot;&quot;    where &quot;&quot;IDErrortype&quot;&quot; = &quot; &amp; [.C234] &amp; &quot;  );   update &quot;&quot;LOG_Errortype&quot;&quot;  set    &quot;&quot;Name&quot;&quot; = '&quot; &amp; [.A234] &amp; &quot;'  where    &quot;&quot;IDErrortype&quot;&quot; = &quot; &amp; [.C23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4]+1" office:value-type="float" office:value="234">
            <text:p>234</text:p>
          </table:table-cell>
          <table:table-cell table:style-name="ce14" table:formula="of:=SUBSTITUTE(SUBSTITUTE(SUBSTITUTE([.A235];&quot;__WARNING&quot;;&quot;&quot;);&quot;__&quot;;&quot; - &quot;);&quot;_&quot;;&quot; &quot;)">
            <text:p/>
          </table:table-cell>
          <table:table-cell table:style-name="ce13" table:formula="of:=IF([.A235]=&quot;&quot;;&quot;&quot;;&quot;public const int &quot; &amp; [.A235] &amp; &quot; = &quot; &amp; [.C235] &amp; &quot;;&quot;)">
            <text:p/>
          </table:table-cell>
          <table:table-cell table:style-name="ce13" table:formula="of:=IF([.A235]=&quot;&quot;;&quot;&quot;;&quot;items_.Add(&quot; &amp; [.A235] &amp; &quot;, new ErrorItem(&quot;&quot;&quot; &amp; [.D235] &amp; &quot;&quot;&quot;, &quot; &amp; IF(OR([.A235]=&quot;no_error&quot;;NOT(ISERROR(SEARCH(&quot;__WARNING&quot;;[.A235])))); &quot;false&quot;; &quot;true&quot;) &amp; &quot;));&quot;)">
            <text:p/>
          </table:table-cell>
          <table:table-cell table:formula="of:=IF([.A235]=&quot;&quot;;&quot;&quot;;&quot;  insert into &quot;&quot;LOG_Errortype&quot;&quot; (   &quot;&quot;IDErrortype&quot;&quot;,    &quot;&quot;Name&quot;&quot;  )  select    &quot; &amp; [.C235] &amp; &quot;,    '&quot; &amp; [.A235] &amp; &quot;'   where not exists (   select &quot;&quot;IDErrortype&quot;&quot;    from &quot;&quot;LOG_Errortype&quot;&quot;    where &quot;&quot;IDErrortype&quot;&quot; = &quot; &amp; [.C235] &amp; &quot;  );   update &quot;&quot;LOG_Errortype&quot;&quot;  set    &quot;&quot;Name&quot;&quot; = '&quot; &amp; [.A235] &amp; &quot;'  where    &quot;&quot;IDErrortype&quot;&quot; = &quot; &amp; [.C23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5]+1" office:value-type="float" office:value="235">
            <text:p>235</text:p>
          </table:table-cell>
          <table:table-cell table:style-name="ce14" table:formula="of:=SUBSTITUTE(SUBSTITUTE(SUBSTITUTE([.A236];&quot;__WARNING&quot;;&quot;&quot;);&quot;__&quot;;&quot; - &quot;);&quot;_&quot;;&quot; &quot;)">
            <text:p/>
          </table:table-cell>
          <table:table-cell table:style-name="ce13" table:formula="of:=IF([.A236]=&quot;&quot;;&quot;&quot;;&quot;public const int &quot; &amp; [.A236] &amp; &quot; = &quot; &amp; [.C236] &amp; &quot;;&quot;)">
            <text:p/>
          </table:table-cell>
          <table:table-cell table:style-name="ce13" table:formula="of:=IF([.A236]=&quot;&quot;;&quot;&quot;;&quot;items_.Add(&quot; &amp; [.A236] &amp; &quot;, new ErrorItem(&quot;&quot;&quot; &amp; [.D236] &amp; &quot;&quot;&quot;, &quot; &amp; IF(OR([.A236]=&quot;no_error&quot;;NOT(ISERROR(SEARCH(&quot;__WARNING&quot;;[.A236])))); &quot;false&quot;; &quot;true&quot;) &amp; &quot;));&quot;)">
            <text:p/>
          </table:table-cell>
          <table:table-cell table:formula="of:=IF([.A236]=&quot;&quot;;&quot;&quot;;&quot;  insert into &quot;&quot;LOG_Errortype&quot;&quot; (   &quot;&quot;IDErrortype&quot;&quot;,    &quot;&quot;Name&quot;&quot;  )  select    &quot; &amp; [.C236] &amp; &quot;,    '&quot; &amp; [.A236] &amp; &quot;'   where not exists (   select &quot;&quot;IDErrortype&quot;&quot;    from &quot;&quot;LOG_Errortype&quot;&quot;    where &quot;&quot;IDErrortype&quot;&quot; = &quot; &amp; [.C236] &amp; &quot;  );   update &quot;&quot;LOG_Errortype&quot;&quot;  set    &quot;&quot;Name&quot;&quot; = '&quot; &amp; [.A236] &amp; &quot;'  where    &quot;&quot;IDErrortype&quot;&quot; = &quot; &amp; [.C23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6]+1" office:value-type="float" office:value="236">
            <text:p>236</text:p>
          </table:table-cell>
          <table:table-cell table:style-name="ce14" table:formula="of:=SUBSTITUTE(SUBSTITUTE(SUBSTITUTE([.A237];&quot;__WARNING&quot;;&quot;&quot;);&quot;__&quot;;&quot; - &quot;);&quot;_&quot;;&quot; &quot;)">
            <text:p/>
          </table:table-cell>
          <table:table-cell table:style-name="ce13" table:formula="of:=IF([.A237]=&quot;&quot;;&quot;&quot;;&quot;public const int &quot; &amp; [.A237] &amp; &quot; = &quot; &amp; [.C237] &amp; &quot;;&quot;)">
            <text:p/>
          </table:table-cell>
          <table:table-cell table:style-name="ce13" table:formula="of:=IF([.A237]=&quot;&quot;;&quot;&quot;;&quot;items_.Add(&quot; &amp; [.A237] &amp; &quot;, new ErrorItem(&quot;&quot;&quot; &amp; [.D237] &amp; &quot;&quot;&quot;, &quot; &amp; IF(OR([.A237]=&quot;no_error&quot;;NOT(ISERROR(SEARCH(&quot;__WARNING&quot;;[.A237])))); &quot;false&quot;; &quot;true&quot;) &amp; &quot;));&quot;)">
            <text:p/>
          </table:table-cell>
          <table:table-cell table:formula="of:=IF([.A237]=&quot;&quot;;&quot;&quot;;&quot;  insert into &quot;&quot;LOG_Errortype&quot;&quot; (   &quot;&quot;IDErrortype&quot;&quot;,    &quot;&quot;Name&quot;&quot;  )  select    &quot; &amp; [.C237] &amp; &quot;,    '&quot; &amp; [.A237] &amp; &quot;'   where not exists (   select &quot;&quot;IDErrortype&quot;&quot;    from &quot;&quot;LOG_Errortype&quot;&quot;    where &quot;&quot;IDErrortype&quot;&quot; = &quot; &amp; [.C237] &amp; &quot;  );   update &quot;&quot;LOG_Errortype&quot;&quot;  set    &quot;&quot;Name&quot;&quot; = '&quot; &amp; [.A237] &amp; &quot;'  where    &quot;&quot;IDErrortype&quot;&quot; = &quot; &amp; [.C23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7]+1" office:value-type="float" office:value="237">
            <text:p>237</text:p>
          </table:table-cell>
          <table:table-cell table:style-name="ce14" table:formula="of:=SUBSTITUTE(SUBSTITUTE(SUBSTITUTE([.A238];&quot;__WARNING&quot;;&quot;&quot;);&quot;__&quot;;&quot; - &quot;);&quot;_&quot;;&quot; &quot;)">
            <text:p/>
          </table:table-cell>
          <table:table-cell table:style-name="ce13" table:formula="of:=IF([.A238]=&quot;&quot;;&quot;&quot;;&quot;public const int &quot; &amp; [.A238] &amp; &quot; = &quot; &amp; [.C238] &amp; &quot;;&quot;)">
            <text:p/>
          </table:table-cell>
          <table:table-cell table:style-name="ce13" table:formula="of:=IF([.A238]=&quot;&quot;;&quot;&quot;;&quot;items_.Add(&quot; &amp; [.A238] &amp; &quot;, new ErrorItem(&quot;&quot;&quot; &amp; [.D238] &amp; &quot;&quot;&quot;, &quot; &amp; IF(OR([.A238]=&quot;no_error&quot;;NOT(ISERROR(SEARCH(&quot;__WARNING&quot;;[.A238])))); &quot;false&quot;; &quot;true&quot;) &amp; &quot;));&quot;)">
            <text:p/>
          </table:table-cell>
          <table:table-cell table:formula="of:=IF([.A238]=&quot;&quot;;&quot;&quot;;&quot;  insert into &quot;&quot;LOG_Errortype&quot;&quot; (   &quot;&quot;IDErrortype&quot;&quot;,    &quot;&quot;Name&quot;&quot;  )  select    &quot; &amp; [.C238] &amp; &quot;,    '&quot; &amp; [.A238] &amp; &quot;'   where not exists (   select &quot;&quot;IDErrortype&quot;&quot;    from &quot;&quot;LOG_Errortype&quot;&quot;    where &quot;&quot;IDErrortype&quot;&quot; = &quot; &amp; [.C238] &amp; &quot;  );   update &quot;&quot;LOG_Errortype&quot;&quot;  set    &quot;&quot;Name&quot;&quot; = '&quot; &amp; [.A238] &amp; &quot;'  where    &quot;&quot;IDErrortype&quot;&quot; = &quot; &amp; [.C23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8]+1" office:value-type="float" office:value="238">
            <text:p>238</text:p>
          </table:table-cell>
          <table:table-cell table:style-name="ce14" table:formula="of:=SUBSTITUTE(SUBSTITUTE(SUBSTITUTE([.A239];&quot;__WARNING&quot;;&quot;&quot;);&quot;__&quot;;&quot; - &quot;);&quot;_&quot;;&quot; &quot;)">
            <text:p/>
          </table:table-cell>
          <table:table-cell table:style-name="ce13" table:formula="of:=IF([.A239]=&quot;&quot;;&quot;&quot;;&quot;public const int &quot; &amp; [.A239] &amp; &quot; = &quot; &amp; [.C239] &amp; &quot;;&quot;)">
            <text:p/>
          </table:table-cell>
          <table:table-cell table:style-name="ce13" table:formula="of:=IF([.A239]=&quot;&quot;;&quot;&quot;;&quot;items_.Add(&quot; &amp; [.A239] &amp; &quot;, new ErrorItem(&quot;&quot;&quot; &amp; [.D239] &amp; &quot;&quot;&quot;, &quot; &amp; IF(OR([.A239]=&quot;no_error&quot;;NOT(ISERROR(SEARCH(&quot;__WARNING&quot;;[.A239])))); &quot;false&quot;; &quot;true&quot;) &amp; &quot;));&quot;)">
            <text:p/>
          </table:table-cell>
          <table:table-cell table:formula="of:=IF([.A239]=&quot;&quot;;&quot;&quot;;&quot;  insert into &quot;&quot;LOG_Errortype&quot;&quot; (   &quot;&quot;IDErrortype&quot;&quot;,    &quot;&quot;Name&quot;&quot;  )  select    &quot; &amp; [.C239] &amp; &quot;,    '&quot; &amp; [.A239] &amp; &quot;'   where not exists (   select &quot;&quot;IDErrortype&quot;&quot;    from &quot;&quot;LOG_Errortype&quot;&quot;    where &quot;&quot;IDErrortype&quot;&quot; = &quot; &amp; [.C239] &amp; &quot;  );   update &quot;&quot;LOG_Errortype&quot;&quot;  set    &quot;&quot;Name&quot;&quot; = '&quot; &amp; [.A239] &amp; &quot;'  where    &quot;&quot;IDErrortype&quot;&quot; = &quot; &amp; [.C23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9]+1" office:value-type="float" office:value="239">
            <text:p>239</text:p>
          </table:table-cell>
          <table:table-cell table:style-name="ce14" table:formula="of:=SUBSTITUTE(SUBSTITUTE(SUBSTITUTE([.A240];&quot;__WARNING&quot;;&quot;&quot;);&quot;__&quot;;&quot; - &quot;);&quot;_&quot;;&quot; &quot;)">
            <text:p/>
          </table:table-cell>
          <table:table-cell table:style-name="ce13" table:formula="of:=IF([.A240]=&quot;&quot;;&quot;&quot;;&quot;public const int &quot; &amp; [.A240] &amp; &quot; = &quot; &amp; [.C240] &amp; &quot;;&quot;)">
            <text:p/>
          </table:table-cell>
          <table:table-cell table:style-name="ce13" table:formula="of:=IF([.A240]=&quot;&quot;;&quot;&quot;;&quot;items_.Add(&quot; &amp; [.A240] &amp; &quot;, new ErrorItem(&quot;&quot;&quot; &amp; [.D240] &amp; &quot;&quot;&quot;, &quot; &amp; IF(OR([.A240]=&quot;no_error&quot;;NOT(ISERROR(SEARCH(&quot;__WARNING&quot;;[.A240])))); &quot;false&quot;; &quot;true&quot;) &amp; &quot;));&quot;)">
            <text:p/>
          </table:table-cell>
          <table:table-cell table:formula="of:=IF([.A240]=&quot;&quot;;&quot;&quot;;&quot;  insert into &quot;&quot;LOG_Errortype&quot;&quot; (   &quot;&quot;IDErrortype&quot;&quot;,    &quot;&quot;Name&quot;&quot;  )  select    &quot; &amp; [.C240] &amp; &quot;,    '&quot; &amp; [.A240] &amp; &quot;'   where not exists (   select &quot;&quot;IDErrortype&quot;&quot;    from &quot;&quot;LOG_Errortype&quot;&quot;    where &quot;&quot;IDErrortype&quot;&quot; = &quot; &amp; [.C240] &amp; &quot;  );   update &quot;&quot;LOG_Errortype&quot;&quot;  set    &quot;&quot;Name&quot;&quot; = '&quot; &amp; [.A240] &amp; &quot;'  where    &quot;&quot;IDErrortype&quot;&quot; = &quot; &amp; [.C24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0]+1" office:value-type="float" office:value="240">
            <text:p>240</text:p>
          </table:table-cell>
          <table:table-cell table:style-name="ce14" table:formula="of:=SUBSTITUTE(SUBSTITUTE(SUBSTITUTE([.A241];&quot;__WARNING&quot;;&quot;&quot;);&quot;__&quot;;&quot; - &quot;);&quot;_&quot;;&quot; &quot;)">
            <text:p/>
          </table:table-cell>
          <table:table-cell table:style-name="ce13" table:formula="of:=IF([.A241]=&quot;&quot;;&quot;&quot;;&quot;public const int &quot; &amp; [.A241] &amp; &quot; = &quot; &amp; [.C241] &amp; &quot;;&quot;)">
            <text:p/>
          </table:table-cell>
          <table:table-cell table:style-name="ce13" table:formula="of:=IF([.A241]=&quot;&quot;;&quot;&quot;;&quot;items_.Add(&quot; &amp; [.A241] &amp; &quot;, new ErrorItem(&quot;&quot;&quot; &amp; [.D241] &amp; &quot;&quot;&quot;, &quot; &amp; IF(OR([.A241]=&quot;no_error&quot;;NOT(ISERROR(SEARCH(&quot;__WARNING&quot;;[.A241])))); &quot;false&quot;; &quot;true&quot;) &amp; &quot;));&quot;)">
            <text:p/>
          </table:table-cell>
          <table:table-cell table:formula="of:=IF([.A241]=&quot;&quot;;&quot;&quot;;&quot;  insert into &quot;&quot;LOG_Errortype&quot;&quot; (   &quot;&quot;IDErrortype&quot;&quot;,    &quot;&quot;Name&quot;&quot;  )  select    &quot; &amp; [.C241] &amp; &quot;,    '&quot; &amp; [.A241] &amp; &quot;'   where not exists (   select &quot;&quot;IDErrortype&quot;&quot;    from &quot;&quot;LOG_Errortype&quot;&quot;    where &quot;&quot;IDErrortype&quot;&quot; = &quot; &amp; [.C241] &amp; &quot;  );   update &quot;&quot;LOG_Errortype&quot;&quot;  set    &quot;&quot;Name&quot;&quot; = '&quot; &amp; [.A241] &amp; &quot;'  where    &quot;&quot;IDErrortype&quot;&quot; = &quot; &amp; [.C24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1]+1" office:value-type="float" office:value="241">
            <text:p>241</text:p>
          </table:table-cell>
          <table:table-cell table:style-name="ce14" table:formula="of:=SUBSTITUTE(SUBSTITUTE(SUBSTITUTE([.A242];&quot;__WARNING&quot;;&quot;&quot;);&quot;__&quot;;&quot; - &quot;);&quot;_&quot;;&quot; &quot;)">
            <text:p/>
          </table:table-cell>
          <table:table-cell table:style-name="ce13" table:formula="of:=IF([.A242]=&quot;&quot;;&quot;&quot;;&quot;public const int &quot; &amp; [.A242] &amp; &quot; = &quot; &amp; [.C242] &amp; &quot;;&quot;)">
            <text:p/>
          </table:table-cell>
          <table:table-cell table:style-name="ce13" table:formula="of:=IF([.A242]=&quot;&quot;;&quot;&quot;;&quot;items_.Add(&quot; &amp; [.A242] &amp; &quot;, new ErrorItem(&quot;&quot;&quot; &amp; [.D242] &amp; &quot;&quot;&quot;, &quot; &amp; IF(OR([.A242]=&quot;no_error&quot;;NOT(ISERROR(SEARCH(&quot;__WARNING&quot;;[.A242])))); &quot;false&quot;; &quot;true&quot;) &amp; &quot;));&quot;)">
            <text:p/>
          </table:table-cell>
          <table:table-cell table:formula="of:=IF([.A242]=&quot;&quot;;&quot;&quot;;&quot;  insert into &quot;&quot;LOG_Errortype&quot;&quot; (   &quot;&quot;IDErrortype&quot;&quot;,    &quot;&quot;Name&quot;&quot;  )  select    &quot; &amp; [.C242] &amp; &quot;,    '&quot; &amp; [.A242] &amp; &quot;'   where not exists (   select &quot;&quot;IDErrortype&quot;&quot;    from &quot;&quot;LOG_Errortype&quot;&quot;    where &quot;&quot;IDErrortype&quot;&quot; = &quot; &amp; [.C242] &amp; &quot;  );   update &quot;&quot;LOG_Errortype&quot;&quot;  set    &quot;&quot;Name&quot;&quot; = '&quot; &amp; [.A242] &amp; &quot;'  where    &quot;&quot;IDErrortype&quot;&quot; = &quot; &amp; [.C24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2]+1" office:value-type="float" office:value="242">
            <text:p>242</text:p>
          </table:table-cell>
          <table:table-cell table:style-name="ce14" table:formula="of:=SUBSTITUTE(SUBSTITUTE(SUBSTITUTE([.A243];&quot;__WARNING&quot;;&quot;&quot;);&quot;__&quot;;&quot; - &quot;);&quot;_&quot;;&quot; &quot;)">
            <text:p/>
          </table:table-cell>
          <table:table-cell table:style-name="ce13" table:formula="of:=IF([.A243]=&quot;&quot;;&quot;&quot;;&quot;public const int &quot; &amp; [.A243] &amp; &quot; = &quot; &amp; [.C243] &amp; &quot;;&quot;)">
            <text:p/>
          </table:table-cell>
          <table:table-cell table:style-name="ce13" table:formula="of:=IF([.A243]=&quot;&quot;;&quot;&quot;;&quot;items_.Add(&quot; &amp; [.A243] &amp; &quot;, new ErrorItem(&quot;&quot;&quot; &amp; [.D243] &amp; &quot;&quot;&quot;, &quot; &amp; IF(OR([.A243]=&quot;no_error&quot;;NOT(ISERROR(SEARCH(&quot;__WARNING&quot;;[.A243])))); &quot;false&quot;; &quot;true&quot;) &amp; &quot;));&quot;)">
            <text:p/>
          </table:table-cell>
          <table:table-cell table:formula="of:=IF([.A243]=&quot;&quot;;&quot;&quot;;&quot;  insert into &quot;&quot;LOG_Errortype&quot;&quot; (   &quot;&quot;IDErrortype&quot;&quot;,    &quot;&quot;Name&quot;&quot;  )  select    &quot; &amp; [.C243] &amp; &quot;,    '&quot; &amp; [.A243] &amp; &quot;'   where not exists (   select &quot;&quot;IDErrortype&quot;&quot;    from &quot;&quot;LOG_Errortype&quot;&quot;    where &quot;&quot;IDErrortype&quot;&quot; = &quot; &amp; [.C243] &amp; &quot;  );   update &quot;&quot;LOG_Errortype&quot;&quot;  set    &quot;&quot;Name&quot;&quot; = '&quot; &amp; [.A243] &amp; &quot;'  where    &quot;&quot;IDErrortype&quot;&quot; = &quot; &amp; [.C24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3]+1" office:value-type="float" office:value="243">
            <text:p>243</text:p>
          </table:table-cell>
          <table:table-cell table:style-name="ce14" table:formula="of:=SUBSTITUTE(SUBSTITUTE(SUBSTITUTE([.A244];&quot;__WARNING&quot;;&quot;&quot;);&quot;__&quot;;&quot; - &quot;);&quot;_&quot;;&quot; &quot;)">
            <text:p/>
          </table:table-cell>
          <table:table-cell table:style-name="ce13" table:formula="of:=IF([.A244]=&quot;&quot;;&quot;&quot;;&quot;public const int &quot; &amp; [.A244] &amp; &quot; = &quot; &amp; [.C244] &amp; &quot;;&quot;)">
            <text:p/>
          </table:table-cell>
          <table:table-cell table:style-name="ce13" table:formula="of:=IF([.A244]=&quot;&quot;;&quot;&quot;;&quot;items_.Add(&quot; &amp; [.A244] &amp; &quot;, new ErrorItem(&quot;&quot;&quot; &amp; [.D244] &amp; &quot;&quot;&quot;, &quot; &amp; IF(OR([.A244]=&quot;no_error&quot;;NOT(ISERROR(SEARCH(&quot;__WARNING&quot;;[.A244])))); &quot;false&quot;; &quot;true&quot;) &amp; &quot;));&quot;)">
            <text:p/>
          </table:table-cell>
          <table:table-cell table:formula="of:=IF([.A244]=&quot;&quot;;&quot;&quot;;&quot;  insert into &quot;&quot;LOG_Errortype&quot;&quot; (   &quot;&quot;IDErrortype&quot;&quot;,    &quot;&quot;Name&quot;&quot;  )  select    &quot; &amp; [.C244] &amp; &quot;,    '&quot; &amp; [.A244] &amp; &quot;'   where not exists (   select &quot;&quot;IDErrortype&quot;&quot;    from &quot;&quot;LOG_Errortype&quot;&quot;    where &quot;&quot;IDErrortype&quot;&quot; = &quot; &amp; [.C244] &amp; &quot;  );   update &quot;&quot;LOG_Errortype&quot;&quot;  set    &quot;&quot;Name&quot;&quot; = '&quot; &amp; [.A244] &amp; &quot;'  where    &quot;&quot;IDErrortype&quot;&quot; = &quot; &amp; [.C24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4]+1" office:value-type="float" office:value="244">
            <text:p>244</text:p>
          </table:table-cell>
          <table:table-cell table:style-name="ce14" table:formula="of:=SUBSTITUTE(SUBSTITUTE(SUBSTITUTE([.A245];&quot;__WARNING&quot;;&quot;&quot;);&quot;__&quot;;&quot; - &quot;);&quot;_&quot;;&quot; &quot;)">
            <text:p/>
          </table:table-cell>
          <table:table-cell table:style-name="ce13" table:formula="of:=IF([.A245]=&quot;&quot;;&quot;&quot;;&quot;public const int &quot; &amp; [.A245] &amp; &quot; = &quot; &amp; [.C245] &amp; &quot;;&quot;)">
            <text:p/>
          </table:table-cell>
          <table:table-cell table:style-name="ce13" table:formula="of:=IF([.A245]=&quot;&quot;;&quot;&quot;;&quot;items_.Add(&quot; &amp; [.A245] &amp; &quot;, new ErrorItem(&quot;&quot;&quot; &amp; [.D245] &amp; &quot;&quot;&quot;, &quot; &amp; IF(OR([.A245]=&quot;no_error&quot;;NOT(ISERROR(SEARCH(&quot;__WARNING&quot;;[.A245])))); &quot;false&quot;; &quot;true&quot;) &amp; &quot;));&quot;)">
            <text:p/>
          </table:table-cell>
          <table:table-cell table:formula="of:=IF([.A245]=&quot;&quot;;&quot;&quot;;&quot;  insert into &quot;&quot;LOG_Errortype&quot;&quot; (   &quot;&quot;IDErrortype&quot;&quot;,    &quot;&quot;Name&quot;&quot;  )  select    &quot; &amp; [.C245] &amp; &quot;,    '&quot; &amp; [.A245] &amp; &quot;'   where not exists (   select &quot;&quot;IDErrortype&quot;&quot;    from &quot;&quot;LOG_Errortype&quot;&quot;    where &quot;&quot;IDErrortype&quot;&quot; = &quot; &amp; [.C245] &amp; &quot;  );   update &quot;&quot;LOG_Errortype&quot;&quot;  set    &quot;&quot;Name&quot;&quot; = '&quot; &amp; [.A245] &amp; &quot;'  where    &quot;&quot;IDErrortype&quot;&quot; = &quot; &amp; [.C24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5]+1" office:value-type="float" office:value="245">
            <text:p>245</text:p>
          </table:table-cell>
          <table:table-cell table:style-name="ce14" table:formula="of:=SUBSTITUTE(SUBSTITUTE(SUBSTITUTE([.A246];&quot;__WARNING&quot;;&quot;&quot;);&quot;__&quot;;&quot; - &quot;);&quot;_&quot;;&quot; &quot;)">
            <text:p/>
          </table:table-cell>
          <table:table-cell table:style-name="ce13" table:formula="of:=IF([.A246]=&quot;&quot;;&quot;&quot;;&quot;public const int &quot; &amp; [.A246] &amp; &quot; = &quot; &amp; [.C246] &amp; &quot;;&quot;)">
            <text:p/>
          </table:table-cell>
          <table:table-cell table:style-name="ce13" table:formula="of:=IF([.A246]=&quot;&quot;;&quot;&quot;;&quot;items_.Add(&quot; &amp; [.A246] &amp; &quot;, new ErrorItem(&quot;&quot;&quot; &amp; [.D246] &amp; &quot;&quot;&quot;, &quot; &amp; IF(OR([.A246]=&quot;no_error&quot;;NOT(ISERROR(SEARCH(&quot;__WARNING&quot;;[.A246])))); &quot;false&quot;; &quot;true&quot;) &amp; &quot;));&quot;)">
            <text:p/>
          </table:table-cell>
          <table:table-cell table:formula="of:=IF([.A246]=&quot;&quot;;&quot;&quot;;&quot;  insert into &quot;&quot;LOG_Errortype&quot;&quot; (   &quot;&quot;IDErrortype&quot;&quot;,    &quot;&quot;Name&quot;&quot;  )  select    &quot; &amp; [.C246] &amp; &quot;,    '&quot; &amp; [.A246] &amp; &quot;'   where not exists (   select &quot;&quot;IDErrortype&quot;&quot;    from &quot;&quot;LOG_Errortype&quot;&quot;    where &quot;&quot;IDErrortype&quot;&quot; = &quot; &amp; [.C246] &amp; &quot;  );   update &quot;&quot;LOG_Errortype&quot;&quot;  set    &quot;&quot;Name&quot;&quot; = '&quot; &amp; [.A246] &amp; &quot;'  where    &quot;&quot;IDErrortype&quot;&quot; = &quot; &amp; [.C24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6]+1" office:value-type="float" office:value="246">
            <text:p>246</text:p>
          </table:table-cell>
          <table:table-cell table:style-name="ce14" table:formula="of:=SUBSTITUTE(SUBSTITUTE(SUBSTITUTE([.A247];&quot;__WARNING&quot;;&quot;&quot;);&quot;__&quot;;&quot; - &quot;);&quot;_&quot;;&quot; &quot;)">
            <text:p/>
          </table:table-cell>
          <table:table-cell table:style-name="ce13" table:formula="of:=IF([.A247]=&quot;&quot;;&quot;&quot;;&quot;public const int &quot; &amp; [.A247] &amp; &quot; = &quot; &amp; [.C247] &amp; &quot;;&quot;)">
            <text:p/>
          </table:table-cell>
          <table:table-cell table:style-name="ce13" table:formula="of:=IF([.A247]=&quot;&quot;;&quot;&quot;;&quot;items_.Add(&quot; &amp; [.A247] &amp; &quot;, new ErrorItem(&quot;&quot;&quot; &amp; [.D247] &amp; &quot;&quot;&quot;, &quot; &amp; IF(OR([.A247]=&quot;no_error&quot;;NOT(ISERROR(SEARCH(&quot;__WARNING&quot;;[.A247])))); &quot;false&quot;; &quot;true&quot;) &amp; &quot;));&quot;)">
            <text:p/>
          </table:table-cell>
          <table:table-cell table:formula="of:=IF([.A247]=&quot;&quot;;&quot;&quot;;&quot;  insert into &quot;&quot;LOG_Errortype&quot;&quot; (   &quot;&quot;IDErrortype&quot;&quot;,    &quot;&quot;Name&quot;&quot;  )  select    &quot; &amp; [.C247] &amp; &quot;,    '&quot; &amp; [.A247] &amp; &quot;'   where not exists (   select &quot;&quot;IDErrortype&quot;&quot;    from &quot;&quot;LOG_Errortype&quot;&quot;    where &quot;&quot;IDErrortype&quot;&quot; = &quot; &amp; [.C247] &amp; &quot;  );   update &quot;&quot;LOG_Errortype&quot;&quot;  set    &quot;&quot;Name&quot;&quot; = '&quot; &amp; [.A247] &amp; &quot;'  where    &quot;&quot;IDErrortype&quot;&quot; = &quot; &amp; [.C24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7]+1" office:value-type="float" office:value="247">
            <text:p>247</text:p>
          </table:table-cell>
          <table:table-cell table:style-name="ce14" table:formula="of:=SUBSTITUTE(SUBSTITUTE(SUBSTITUTE([.A248];&quot;__WARNING&quot;;&quot;&quot;);&quot;__&quot;;&quot; - &quot;);&quot;_&quot;;&quot; &quot;)">
            <text:p/>
          </table:table-cell>
          <table:table-cell table:style-name="ce13" table:formula="of:=IF([.A248]=&quot;&quot;;&quot;&quot;;&quot;public const int &quot; &amp; [.A248] &amp; &quot; = &quot; &amp; [.C248] &amp; &quot;;&quot;)">
            <text:p/>
          </table:table-cell>
          <table:table-cell table:style-name="ce13" table:formula="of:=IF([.A248]=&quot;&quot;;&quot;&quot;;&quot;items_.Add(&quot; &amp; [.A248] &amp; &quot;, new ErrorItem(&quot;&quot;&quot; &amp; [.D248] &amp; &quot;&quot;&quot;, &quot; &amp; IF(OR([.A248]=&quot;no_error&quot;;NOT(ISERROR(SEARCH(&quot;__WARNING&quot;;[.A248])))); &quot;false&quot;; &quot;true&quot;) &amp; &quot;));&quot;)">
            <text:p/>
          </table:table-cell>
          <table:table-cell table:formula="of:=IF([.A248]=&quot;&quot;;&quot;&quot;;&quot;  insert into &quot;&quot;LOG_Errortype&quot;&quot; (   &quot;&quot;IDErrortype&quot;&quot;,    &quot;&quot;Name&quot;&quot;  )  select    &quot; &amp; [.C248] &amp; &quot;,    '&quot; &amp; [.A248] &amp; &quot;'   where not exists (   select &quot;&quot;IDErrortype&quot;&quot;    from &quot;&quot;LOG_Errortype&quot;&quot;    where &quot;&quot;IDErrortype&quot;&quot; = &quot; &amp; [.C248] &amp; &quot;  );   update &quot;&quot;LOG_Errortype&quot;&quot;  set    &quot;&quot;Name&quot;&quot; = '&quot; &amp; [.A248] &amp; &quot;'  where    &quot;&quot;IDErrortype&quot;&quot; = &quot; &amp; [.C24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8]+1" office:value-type="float" office:value="248">
            <text:p>248</text:p>
          </table:table-cell>
          <table:table-cell table:style-name="ce14" table:formula="of:=SUBSTITUTE(SUBSTITUTE(SUBSTITUTE([.A249];&quot;__WARNING&quot;;&quot;&quot;);&quot;__&quot;;&quot; - &quot;);&quot;_&quot;;&quot; &quot;)">
            <text:p/>
          </table:table-cell>
          <table:table-cell table:style-name="ce13" table:formula="of:=IF([.A249]=&quot;&quot;;&quot;&quot;;&quot;public const int &quot; &amp; [.A249] &amp; &quot; = &quot; &amp; [.C249] &amp; &quot;;&quot;)">
            <text:p/>
          </table:table-cell>
          <table:table-cell table:style-name="ce13" table:formula="of:=IF([.A249]=&quot;&quot;;&quot;&quot;;&quot;items_.Add(&quot; &amp; [.A249] &amp; &quot;, new ErrorItem(&quot;&quot;&quot; &amp; [.D249] &amp; &quot;&quot;&quot;, &quot; &amp; IF(OR([.A249]=&quot;no_error&quot;;NOT(ISERROR(SEARCH(&quot;__WARNING&quot;;[.A249])))); &quot;false&quot;; &quot;true&quot;) &amp; &quot;));&quot;)">
            <text:p/>
          </table:table-cell>
          <table:table-cell table:formula="of:=IF([.A249]=&quot;&quot;;&quot;&quot;;&quot;  insert into &quot;&quot;LOG_Errortype&quot;&quot; (   &quot;&quot;IDErrortype&quot;&quot;,    &quot;&quot;Name&quot;&quot;  )  select    &quot; &amp; [.C249] &amp; &quot;,    '&quot; &amp; [.A249] &amp; &quot;'   where not exists (   select &quot;&quot;IDErrortype&quot;&quot;    from &quot;&quot;LOG_Errortype&quot;&quot;    where &quot;&quot;IDErrortype&quot;&quot; = &quot; &amp; [.C249] &amp; &quot;  );   update &quot;&quot;LOG_Errortype&quot;&quot;  set    &quot;&quot;Name&quot;&quot; = '&quot; &amp; [.A249] &amp; &quot;'  where    &quot;&quot;IDErrortype&quot;&quot; = &quot; &amp; [.C24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9]+1" office:value-type="float" office:value="249">
            <text:p>249</text:p>
          </table:table-cell>
          <table:table-cell table:style-name="ce14" table:formula="of:=SUBSTITUTE(SUBSTITUTE(SUBSTITUTE([.A250];&quot;__WARNING&quot;;&quot;&quot;);&quot;__&quot;;&quot; - &quot;);&quot;_&quot;;&quot; &quot;)">
            <text:p/>
          </table:table-cell>
          <table:table-cell table:style-name="ce13" table:formula="of:=IF([.A250]=&quot;&quot;;&quot;&quot;;&quot;public const int &quot; &amp; [.A250] &amp; &quot; = &quot; &amp; [.C250] &amp; &quot;;&quot;)">
            <text:p/>
          </table:table-cell>
          <table:table-cell table:style-name="ce13" table:formula="of:=IF([.A250]=&quot;&quot;;&quot;&quot;;&quot;items_.Add(&quot; &amp; [.A250] &amp; &quot;, new ErrorItem(&quot;&quot;&quot; &amp; [.D250] &amp; &quot;&quot;&quot;, &quot; &amp; IF(OR([.A250]=&quot;no_error&quot;;NOT(ISERROR(SEARCH(&quot;__WARNING&quot;;[.A250])))); &quot;false&quot;; &quot;true&quot;) &amp; &quot;));&quot;)">
            <text:p/>
          </table:table-cell>
          <table:table-cell table:formula="of:=IF([.A250]=&quot;&quot;;&quot;&quot;;&quot;  insert into &quot;&quot;LOG_Errortype&quot;&quot; (   &quot;&quot;IDErrortype&quot;&quot;,    &quot;&quot;Name&quot;&quot;  )  select    &quot; &amp; [.C250] &amp; &quot;,    '&quot; &amp; [.A250] &amp; &quot;'   where not exists (   select &quot;&quot;IDErrortype&quot;&quot;    from &quot;&quot;LOG_Errortype&quot;&quot;    where &quot;&quot;IDErrortype&quot;&quot; = &quot; &amp; [.C250] &amp; &quot;  );   update &quot;&quot;LOG_Errortype&quot;&quot;  set    &quot;&quot;Name&quot;&quot; = '&quot; &amp; [.A250] &amp; &quot;'  where    &quot;&quot;IDErrortype&quot;&quot; = &quot; &amp; [.C25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0]+1" office:value-type="float" office:value="250">
            <text:p>250</text:p>
          </table:table-cell>
          <table:table-cell table:style-name="ce14" table:formula="of:=SUBSTITUTE(SUBSTITUTE(SUBSTITUTE([.A251];&quot;__WARNING&quot;;&quot;&quot;);&quot;__&quot;;&quot; - &quot;);&quot;_&quot;;&quot; &quot;)">
            <text:p/>
          </table:table-cell>
          <table:table-cell table:style-name="ce13" table:formula="of:=IF([.A251]=&quot;&quot;;&quot;&quot;;&quot;public const int &quot; &amp; [.A251] &amp; &quot; = &quot; &amp; [.C251] &amp; &quot;;&quot;)">
            <text:p/>
          </table:table-cell>
          <table:table-cell table:style-name="ce13" table:formula="of:=IF([.A251]=&quot;&quot;;&quot;&quot;;&quot;items_.Add(&quot; &amp; [.A251] &amp; &quot;, new ErrorItem(&quot;&quot;&quot; &amp; [.D251] &amp; &quot;&quot;&quot;, &quot; &amp; IF(OR([.A251]=&quot;no_error&quot;;NOT(ISERROR(SEARCH(&quot;__WARNING&quot;;[.A251])))); &quot;false&quot;; &quot;true&quot;) &amp; &quot;));&quot;)">
            <text:p/>
          </table:table-cell>
          <table:table-cell table:formula="of:=IF([.A251]=&quot;&quot;;&quot;&quot;;&quot;  insert into &quot;&quot;LOG_Errortype&quot;&quot; (   &quot;&quot;IDErrortype&quot;&quot;,    &quot;&quot;Name&quot;&quot;  )  select    &quot; &amp; [.C251] &amp; &quot;,    '&quot; &amp; [.A251] &amp; &quot;'   where not exists (   select &quot;&quot;IDErrortype&quot;&quot;    from &quot;&quot;LOG_Errortype&quot;&quot;    where &quot;&quot;IDErrortype&quot;&quot; = &quot; &amp; [.C251] &amp; &quot;  );   update &quot;&quot;LOG_Errortype&quot;&quot;  set    &quot;&quot;Name&quot;&quot; = '&quot; &amp; [.A251] &amp; &quot;'  where    &quot;&quot;IDErrortype&quot;&quot; = &quot; &amp; [.C25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1]+1" office:value-type="float" office:value="251">
            <text:p>251</text:p>
          </table:table-cell>
          <table:table-cell table:style-name="ce14" table:formula="of:=SUBSTITUTE(SUBSTITUTE(SUBSTITUTE([.A252];&quot;__WARNING&quot;;&quot;&quot;);&quot;__&quot;;&quot; - &quot;);&quot;_&quot;;&quot; &quot;)">
            <text:p/>
          </table:table-cell>
          <table:table-cell table:style-name="ce13" table:formula="of:=IF([.A252]=&quot;&quot;;&quot;&quot;;&quot;public const int &quot; &amp; [.A252] &amp; &quot; = &quot; &amp; [.C252] &amp; &quot;;&quot;)">
            <text:p/>
          </table:table-cell>
          <table:table-cell table:style-name="ce13" table:formula="of:=IF([.A252]=&quot;&quot;;&quot;&quot;;&quot;items_.Add(&quot; &amp; [.A252] &amp; &quot;, new ErrorItem(&quot;&quot;&quot; &amp; [.D252] &amp; &quot;&quot;&quot;, &quot; &amp; IF(OR([.A252]=&quot;no_error&quot;;NOT(ISERROR(SEARCH(&quot;__WARNING&quot;;[.A252])))); &quot;false&quot;; &quot;true&quot;) &amp; &quot;));&quot;)">
            <text:p/>
          </table:table-cell>
          <table:table-cell table:formula="of:=IF([.A252]=&quot;&quot;;&quot;&quot;;&quot;  insert into &quot;&quot;LOG_Errortype&quot;&quot; (   &quot;&quot;IDErrortype&quot;&quot;,    &quot;&quot;Name&quot;&quot;  )  select    &quot; &amp; [.C252] &amp; &quot;,    '&quot; &amp; [.A252] &amp; &quot;'   where not exists (   select &quot;&quot;IDErrortype&quot;&quot;    from &quot;&quot;LOG_Errortype&quot;&quot;    where &quot;&quot;IDErrortype&quot;&quot; = &quot; &amp; [.C252] &amp; &quot;  );   update &quot;&quot;LOG_Errortype&quot;&quot;  set    &quot;&quot;Name&quot;&quot; = '&quot; &amp; [.A252] &amp; &quot;'  where    &quot;&quot;IDErrortype&quot;&quot; = &quot; &amp; [.C25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2]+1" office:value-type="float" office:value="252">
            <text:p>252</text:p>
          </table:table-cell>
          <table:table-cell table:style-name="ce14" table:formula="of:=SUBSTITUTE(SUBSTITUTE(SUBSTITUTE([.A253];&quot;__WARNING&quot;;&quot;&quot;);&quot;__&quot;;&quot; - &quot;);&quot;_&quot;;&quot; &quot;)">
            <text:p/>
          </table:table-cell>
          <table:table-cell table:style-name="ce13" table:formula="of:=IF([.A253]=&quot;&quot;;&quot;&quot;;&quot;public const int &quot; &amp; [.A253] &amp; &quot; = &quot; &amp; [.C253] &amp; &quot;;&quot;)">
            <text:p/>
          </table:table-cell>
          <table:table-cell table:style-name="ce13" table:formula="of:=IF([.A253]=&quot;&quot;;&quot;&quot;;&quot;items_.Add(&quot; &amp; [.A253] &amp; &quot;, new ErrorItem(&quot;&quot;&quot; &amp; [.D253] &amp; &quot;&quot;&quot;, &quot; &amp; IF(OR([.A253]=&quot;no_error&quot;;NOT(ISERROR(SEARCH(&quot;__WARNING&quot;;[.A253])))); &quot;false&quot;; &quot;true&quot;) &amp; &quot;));&quot;)">
            <text:p/>
          </table:table-cell>
          <table:table-cell table:formula="of:=IF([.A253]=&quot;&quot;;&quot;&quot;;&quot;  insert into &quot;&quot;LOG_Errortype&quot;&quot; (   &quot;&quot;IDErrortype&quot;&quot;,    &quot;&quot;Name&quot;&quot;  )  select    &quot; &amp; [.C253] &amp; &quot;,    '&quot; &amp; [.A253] &amp; &quot;'   where not exists (   select &quot;&quot;IDErrortype&quot;&quot;    from &quot;&quot;LOG_Errortype&quot;&quot;    where &quot;&quot;IDErrortype&quot;&quot; = &quot; &amp; [.C253] &amp; &quot;  );   update &quot;&quot;LOG_Errortype&quot;&quot;  set    &quot;&quot;Name&quot;&quot; = '&quot; &amp; [.A253] &amp; &quot;'  where    &quot;&quot;IDErrortype&quot;&quot; = &quot; &amp; [.C25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3]+1" office:value-type="float" office:value="253">
            <text:p>253</text:p>
          </table:table-cell>
          <table:table-cell table:style-name="ce14" table:formula="of:=SUBSTITUTE(SUBSTITUTE(SUBSTITUTE([.A254];&quot;__WARNING&quot;;&quot;&quot;);&quot;__&quot;;&quot; - &quot;);&quot;_&quot;;&quot; &quot;)">
            <text:p/>
          </table:table-cell>
          <table:table-cell table:style-name="ce13" table:formula="of:=IF([.A254]=&quot;&quot;;&quot;&quot;;&quot;public const int &quot; &amp; [.A254] &amp; &quot; = &quot; &amp; [.C254] &amp; &quot;;&quot;)">
            <text:p/>
          </table:table-cell>
          <table:table-cell table:style-name="ce13" table:formula="of:=IF([.A254]=&quot;&quot;;&quot;&quot;;&quot;items_.Add(&quot; &amp; [.A254] &amp; &quot;, new ErrorItem(&quot;&quot;&quot; &amp; [.D254] &amp; &quot;&quot;&quot;, &quot; &amp; IF(OR([.A254]=&quot;no_error&quot;;NOT(ISERROR(SEARCH(&quot;__WARNING&quot;;[.A254])))); &quot;false&quot;; &quot;true&quot;) &amp; &quot;));&quot;)">
            <text:p/>
          </table:table-cell>
          <table:table-cell table:formula="of:=IF([.A254]=&quot;&quot;;&quot;&quot;;&quot;  insert into &quot;&quot;LOG_Errortype&quot;&quot; (   &quot;&quot;IDErrortype&quot;&quot;,    &quot;&quot;Name&quot;&quot;  )  select    &quot; &amp; [.C254] &amp; &quot;,    '&quot; &amp; [.A254] &amp; &quot;'   where not exists (   select &quot;&quot;IDErrortype&quot;&quot;    from &quot;&quot;LOG_Errortype&quot;&quot;    where &quot;&quot;IDErrortype&quot;&quot; = &quot; &amp; [.C254] &amp; &quot;  );   update &quot;&quot;LOG_Errortype&quot;&quot;  set    &quot;&quot;Name&quot;&quot; = '&quot; &amp; [.A254] &amp; &quot;'  where    &quot;&quot;IDErrortype&quot;&quot; = &quot; &amp; [.C25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4]+1" office:value-type="float" office:value="254">
            <text:p>254</text:p>
          </table:table-cell>
          <table:table-cell table:style-name="ce14" table:formula="of:=SUBSTITUTE(SUBSTITUTE(SUBSTITUTE([.A255];&quot;__WARNING&quot;;&quot;&quot;);&quot;__&quot;;&quot; - &quot;);&quot;_&quot;;&quot; &quot;)">
            <text:p/>
          </table:table-cell>
          <table:table-cell table:style-name="ce13" table:formula="of:=IF([.A255]=&quot;&quot;;&quot;&quot;;&quot;public const int &quot; &amp; [.A255] &amp; &quot; = &quot; &amp; [.C255] &amp; &quot;;&quot;)">
            <text:p/>
          </table:table-cell>
          <table:table-cell table:style-name="ce13" table:formula="of:=IF([.A255]=&quot;&quot;;&quot;&quot;;&quot;items_.Add(&quot; &amp; [.A255] &amp; &quot;, new ErrorItem(&quot;&quot;&quot; &amp; [.D255] &amp; &quot;&quot;&quot;, &quot; &amp; IF(OR([.A255]=&quot;no_error&quot;;NOT(ISERROR(SEARCH(&quot;__WARNING&quot;;[.A255])))); &quot;false&quot;; &quot;true&quot;) &amp; &quot;));&quot;)">
            <text:p/>
          </table:table-cell>
          <table:table-cell table:formula="of:=IF([.A255]=&quot;&quot;;&quot;&quot;;&quot;  insert into &quot;&quot;LOG_Errortype&quot;&quot; (   &quot;&quot;IDErrortype&quot;&quot;,    &quot;&quot;Name&quot;&quot;  )  select    &quot; &amp; [.C255] &amp; &quot;,    '&quot; &amp; [.A255] &amp; &quot;'   where not exists (   select &quot;&quot;IDErrortype&quot;&quot;    from &quot;&quot;LOG_Errortype&quot;&quot;    where &quot;&quot;IDErrortype&quot;&quot; = &quot; &amp; [.C255] &amp; &quot;  );   update &quot;&quot;LOG_Errortype&quot;&quot;  set    &quot;&quot;Name&quot;&quot; = '&quot; &amp; [.A255] &amp; &quot;'  where    &quot;&quot;IDErrortype&quot;&quot; = &quot; &amp; [.C25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5]+1" office:value-type="float" office:value="255">
            <text:p>255</text:p>
          </table:table-cell>
          <table:table-cell table:style-name="ce14" table:formula="of:=SUBSTITUTE(SUBSTITUTE(SUBSTITUTE([.A256];&quot;__WARNING&quot;;&quot;&quot;);&quot;__&quot;;&quot; - &quot;);&quot;_&quot;;&quot; &quot;)">
            <text:p/>
          </table:table-cell>
          <table:table-cell table:style-name="ce13" table:formula="of:=IF([.A256]=&quot;&quot;;&quot;&quot;;&quot;public const int &quot; &amp; [.A256] &amp; &quot; = &quot; &amp; [.C256] &amp; &quot;;&quot;)">
            <text:p/>
          </table:table-cell>
          <table:table-cell table:style-name="ce13" table:formula="of:=IF([.A256]=&quot;&quot;;&quot;&quot;;&quot;items_.Add(&quot; &amp; [.A256] &amp; &quot;, new ErrorItem(&quot;&quot;&quot; &amp; [.D256] &amp; &quot;&quot;&quot;, &quot; &amp; IF(OR([.A256]=&quot;no_error&quot;;NOT(ISERROR(SEARCH(&quot;__WARNING&quot;;[.A256])))); &quot;false&quot;; &quot;true&quot;) &amp; &quot;));&quot;)">
            <text:p/>
          </table:table-cell>
          <table:table-cell table:formula="of:=IF([.A256]=&quot;&quot;;&quot;&quot;;&quot;  insert into &quot;&quot;LOG_Errortype&quot;&quot; (   &quot;&quot;IDErrortype&quot;&quot;,    &quot;&quot;Name&quot;&quot;  )  select    &quot; &amp; [.C256] &amp; &quot;,    '&quot; &amp; [.A256] &amp; &quot;'   where not exists (   select &quot;&quot;IDErrortype&quot;&quot;    from &quot;&quot;LOG_Errortype&quot;&quot;    where &quot;&quot;IDErrortype&quot;&quot; = &quot; &amp; [.C256] &amp; &quot;  );   update &quot;&quot;LOG_Errortype&quot;&quot;  set    &quot;&quot;Name&quot;&quot; = '&quot; &amp; [.A256] &amp; &quot;'  where    &quot;&quot;IDErrortype&quot;&quot; = &quot; &amp; [.C25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6]+1" office:value-type="float" office:value="256">
            <text:p>256</text:p>
          </table:table-cell>
          <table:table-cell table:style-name="ce14" table:formula="of:=SUBSTITUTE(SUBSTITUTE(SUBSTITUTE([.A257];&quot;__WARNING&quot;;&quot;&quot;);&quot;__&quot;;&quot; - &quot;);&quot;_&quot;;&quot; &quot;)">
            <text:p/>
          </table:table-cell>
          <table:table-cell table:style-name="ce13" table:formula="of:=IF([.A257]=&quot;&quot;;&quot;&quot;;&quot;public const int &quot; &amp; [.A257] &amp; &quot; = &quot; &amp; [.C257] &amp; &quot;;&quot;)">
            <text:p/>
          </table:table-cell>
          <table:table-cell table:style-name="ce13" table:formula="of:=IF([.A257]=&quot;&quot;;&quot;&quot;;&quot;items_.Add(&quot; &amp; [.A257] &amp; &quot;, new ErrorItem(&quot;&quot;&quot; &amp; [.D257] &amp; &quot;&quot;&quot;, &quot; &amp; IF(OR([.A257]=&quot;no_error&quot;;NOT(ISERROR(SEARCH(&quot;__WARNING&quot;;[.A257])))); &quot;false&quot;; &quot;true&quot;) &amp; &quot;));&quot;)">
            <text:p/>
          </table:table-cell>
          <table:table-cell table:formula="of:=IF([.A257]=&quot;&quot;;&quot;&quot;;&quot;  insert into &quot;&quot;LOG_Errortype&quot;&quot; (   &quot;&quot;IDErrortype&quot;&quot;,    &quot;&quot;Name&quot;&quot;  )  select    &quot; &amp; [.C257] &amp; &quot;,    '&quot; &amp; [.A257] &amp; &quot;'   where not exists (   select &quot;&quot;IDErrortype&quot;&quot;    from &quot;&quot;LOG_Errortype&quot;&quot;    where &quot;&quot;IDErrortype&quot;&quot; = &quot; &amp; [.C257] &amp; &quot;  );   update &quot;&quot;LOG_Errortype&quot;&quot;  set    &quot;&quot;Name&quot;&quot; = '&quot; &amp; [.A257] &amp; &quot;'  where    &quot;&quot;IDErrortype&quot;&quot; = &quot; &amp; [.C25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7]+1" office:value-type="float" office:value="257">
            <text:p>257</text:p>
          </table:table-cell>
          <table:table-cell table:style-name="ce14" table:formula="of:=SUBSTITUTE(SUBSTITUTE(SUBSTITUTE([.A258];&quot;__WARNING&quot;;&quot;&quot;);&quot;__&quot;;&quot; - &quot;);&quot;_&quot;;&quot; &quot;)">
            <text:p/>
          </table:table-cell>
          <table:table-cell table:style-name="ce13" table:formula="of:=IF([.A258]=&quot;&quot;;&quot;&quot;;&quot;public const int &quot; &amp; [.A258] &amp; &quot; = &quot; &amp; [.C258] &amp; &quot;;&quot;)">
            <text:p/>
          </table:table-cell>
          <table:table-cell table:style-name="ce13" table:formula="of:=IF([.A258]=&quot;&quot;;&quot;&quot;;&quot;items_.Add(&quot; &amp; [.A258] &amp; &quot;, new ErrorItem(&quot;&quot;&quot; &amp; [.D258] &amp; &quot;&quot;&quot;, &quot; &amp; IF(OR([.A258]=&quot;no_error&quot;;NOT(ISERROR(SEARCH(&quot;__WARNING&quot;;[.A258])))); &quot;false&quot;; &quot;true&quot;) &amp; &quot;));&quot;)">
            <text:p/>
          </table:table-cell>
          <table:table-cell table:formula="of:=IF([.A258]=&quot;&quot;;&quot;&quot;;&quot;  insert into &quot;&quot;LOG_Errortype&quot;&quot; (   &quot;&quot;IDErrortype&quot;&quot;,    &quot;&quot;Name&quot;&quot;  )  select    &quot; &amp; [.C258] &amp; &quot;,    '&quot; &amp; [.A258] &amp; &quot;'   where not exists (   select &quot;&quot;IDErrortype&quot;&quot;    from &quot;&quot;LOG_Errortype&quot;&quot;    where &quot;&quot;IDErrortype&quot;&quot; = &quot; &amp; [.C258] &amp; &quot;  );   update &quot;&quot;LOG_Errortype&quot;&quot;  set    &quot;&quot;Name&quot;&quot; = '&quot; &amp; [.A258] &amp; &quot;'  where    &quot;&quot;IDErrortype&quot;&quot; = &quot; &amp; [.C25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8]+1" office:value-type="float" office:value="258">
            <text:p>258</text:p>
          </table:table-cell>
          <table:table-cell table:style-name="ce14" table:formula="of:=SUBSTITUTE(SUBSTITUTE(SUBSTITUTE([.A259];&quot;__WARNING&quot;;&quot;&quot;);&quot;__&quot;;&quot; - &quot;);&quot;_&quot;;&quot; &quot;)">
            <text:p/>
          </table:table-cell>
          <table:table-cell table:style-name="ce13" table:formula="of:=IF([.A259]=&quot;&quot;;&quot;&quot;;&quot;public const int &quot; &amp; [.A259] &amp; &quot; = &quot; &amp; [.C259] &amp; &quot;;&quot;)">
            <text:p/>
          </table:table-cell>
          <table:table-cell table:style-name="ce13" table:formula="of:=IF([.A259]=&quot;&quot;;&quot;&quot;;&quot;items_.Add(&quot; &amp; [.A259] &amp; &quot;, new ErrorItem(&quot;&quot;&quot; &amp; [.D259] &amp; &quot;&quot;&quot;, &quot; &amp; IF(OR([.A259]=&quot;no_error&quot;;NOT(ISERROR(SEARCH(&quot;__WARNING&quot;;[.A259])))); &quot;false&quot;; &quot;true&quot;) &amp; &quot;));&quot;)">
            <text:p/>
          </table:table-cell>
          <table:table-cell table:formula="of:=IF([.A259]=&quot;&quot;;&quot;&quot;;&quot;  insert into &quot;&quot;LOG_Errortype&quot;&quot; (   &quot;&quot;IDErrortype&quot;&quot;,    &quot;&quot;Name&quot;&quot;  )  select    &quot; &amp; [.C259] &amp; &quot;,    '&quot; &amp; [.A259] &amp; &quot;'   where not exists (   select &quot;&quot;IDErrortype&quot;&quot;    from &quot;&quot;LOG_Errortype&quot;&quot;    where &quot;&quot;IDErrortype&quot;&quot; = &quot; &amp; [.C259] &amp; &quot;  );   update &quot;&quot;LOG_Errortype&quot;&quot;  set    &quot;&quot;Name&quot;&quot; = '&quot; &amp; [.A259] &amp; &quot;'  where    &quot;&quot;IDErrortype&quot;&quot; = &quot; &amp; [.C25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9]+1" office:value-type="float" office:value="259">
            <text:p>259</text:p>
          </table:table-cell>
          <table:table-cell table:style-name="ce14" table:formula="of:=SUBSTITUTE(SUBSTITUTE(SUBSTITUTE([.A260];&quot;__WARNING&quot;;&quot;&quot;);&quot;__&quot;;&quot; - &quot;);&quot;_&quot;;&quot; &quot;)">
            <text:p/>
          </table:table-cell>
          <table:table-cell table:style-name="ce13" table:formula="of:=IF([.A260]=&quot;&quot;;&quot;&quot;;&quot;public const int &quot; &amp; [.A260] &amp; &quot; = &quot; &amp; [.C260] &amp; &quot;;&quot;)">
            <text:p/>
          </table:table-cell>
          <table:table-cell table:style-name="ce13" table:formula="of:=IF([.A260]=&quot;&quot;;&quot;&quot;;&quot;items_.Add(&quot; &amp; [.A260] &amp; &quot;, new ErrorItem(&quot;&quot;&quot; &amp; [.D260] &amp; &quot;&quot;&quot;, &quot; &amp; IF(OR([.A260]=&quot;no_error&quot;;NOT(ISERROR(SEARCH(&quot;__WARNING&quot;;[.A260])))); &quot;false&quot;; &quot;true&quot;) &amp; &quot;));&quot;)">
            <text:p/>
          </table:table-cell>
          <table:table-cell table:formula="of:=IF([.A260]=&quot;&quot;;&quot;&quot;;&quot;  insert into &quot;&quot;LOG_Errortype&quot;&quot; (   &quot;&quot;IDErrortype&quot;&quot;,    &quot;&quot;Name&quot;&quot;  )  select    &quot; &amp; [.C260] &amp; &quot;,    '&quot; &amp; [.A260] &amp; &quot;'   where not exists (   select &quot;&quot;IDErrortype&quot;&quot;    from &quot;&quot;LOG_Errortype&quot;&quot;    where &quot;&quot;IDErrortype&quot;&quot; = &quot; &amp; [.C260] &amp; &quot;  );   update &quot;&quot;LOG_Errortype&quot;&quot;  set    &quot;&quot;Name&quot;&quot; = '&quot; &amp; [.A260] &amp; &quot;'  where    &quot;&quot;IDErrortype&quot;&quot; = &quot; &amp; [.C26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0]+1" office:value-type="float" office:value="260">
            <text:p>260</text:p>
          </table:table-cell>
          <table:table-cell table:style-name="ce14" table:formula="of:=SUBSTITUTE(SUBSTITUTE(SUBSTITUTE([.A261];&quot;__WARNING&quot;;&quot;&quot;);&quot;__&quot;;&quot; - &quot;);&quot;_&quot;;&quot; &quot;)">
            <text:p/>
          </table:table-cell>
          <table:table-cell table:style-name="ce13" table:formula="of:=IF([.A261]=&quot;&quot;;&quot;&quot;;&quot;public const int &quot; &amp; [.A261] &amp; &quot; = &quot; &amp; [.C261] &amp; &quot;;&quot;)">
            <text:p/>
          </table:table-cell>
          <table:table-cell table:style-name="ce13" table:formula="of:=IF([.A261]=&quot;&quot;;&quot;&quot;;&quot;items_.Add(&quot; &amp; [.A261] &amp; &quot;, new ErrorItem(&quot;&quot;&quot; &amp; [.D261] &amp; &quot;&quot;&quot;, &quot; &amp; IF(OR([.A261]=&quot;no_error&quot;;NOT(ISERROR(SEARCH(&quot;__WARNING&quot;;[.A261])))); &quot;false&quot;; &quot;true&quot;) &amp; &quot;));&quot;)">
            <text:p/>
          </table:table-cell>
          <table:table-cell table:formula="of:=IF([.A261]=&quot;&quot;;&quot;&quot;;&quot;  insert into &quot;&quot;LOG_Errortype&quot;&quot; (   &quot;&quot;IDErrortype&quot;&quot;,    &quot;&quot;Name&quot;&quot;  )  select    &quot; &amp; [.C261] &amp; &quot;,    '&quot; &amp; [.A261] &amp; &quot;'   where not exists (   select &quot;&quot;IDErrortype&quot;&quot;    from &quot;&quot;LOG_Errortype&quot;&quot;    where &quot;&quot;IDErrortype&quot;&quot; = &quot; &amp; [.C261] &amp; &quot;  );   update &quot;&quot;LOG_Errortype&quot;&quot;  set    &quot;&quot;Name&quot;&quot; = '&quot; &amp; [.A261] &amp; &quot;'  where    &quot;&quot;IDErrortype&quot;&quot; = &quot; &amp; [.C26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1]+1" office:value-type="float" office:value="261">
            <text:p>261</text:p>
          </table:table-cell>
          <table:table-cell table:style-name="ce14" table:formula="of:=SUBSTITUTE(SUBSTITUTE(SUBSTITUTE([.A262];&quot;__WARNING&quot;;&quot;&quot;);&quot;__&quot;;&quot; - &quot;);&quot;_&quot;;&quot; &quot;)">
            <text:p/>
          </table:table-cell>
          <table:table-cell table:style-name="ce13" table:formula="of:=IF([.A262]=&quot;&quot;;&quot;&quot;;&quot;public const int &quot; &amp; [.A262] &amp; &quot; = &quot; &amp; [.C262] &amp; &quot;;&quot;)">
            <text:p/>
          </table:table-cell>
          <table:table-cell table:style-name="ce13" table:formula="of:=IF([.A262]=&quot;&quot;;&quot;&quot;;&quot;items_.Add(&quot; &amp; [.A262] &amp; &quot;, new ErrorItem(&quot;&quot;&quot; &amp; [.D262] &amp; &quot;&quot;&quot;, &quot; &amp; IF(OR([.A262]=&quot;no_error&quot;;NOT(ISERROR(SEARCH(&quot;__WARNING&quot;;[.A262])))); &quot;false&quot;; &quot;true&quot;) &amp; &quot;));&quot;)">
            <text:p/>
          </table:table-cell>
          <table:table-cell table:formula="of:=IF([.A262]=&quot;&quot;;&quot;&quot;;&quot;  insert into &quot;&quot;LOG_Errortype&quot;&quot; (   &quot;&quot;IDErrortype&quot;&quot;,    &quot;&quot;Name&quot;&quot;  )  select    &quot; &amp; [.C262] &amp; &quot;,    '&quot; &amp; [.A262] &amp; &quot;'   where not exists (   select &quot;&quot;IDErrortype&quot;&quot;    from &quot;&quot;LOG_Errortype&quot;&quot;    where &quot;&quot;IDErrortype&quot;&quot; = &quot; &amp; [.C262] &amp; &quot;  );   update &quot;&quot;LOG_Errortype&quot;&quot;  set    &quot;&quot;Name&quot;&quot; = '&quot; &amp; [.A262] &amp; &quot;'  where    &quot;&quot;IDErrortype&quot;&quot; = &quot; &amp; [.C26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2]+1" office:value-type="float" office:value="262">
            <text:p>262</text:p>
          </table:table-cell>
          <table:table-cell table:style-name="ce14" table:formula="of:=SUBSTITUTE(SUBSTITUTE(SUBSTITUTE([.A263];&quot;__WARNING&quot;;&quot;&quot;);&quot;__&quot;;&quot; - &quot;);&quot;_&quot;;&quot; &quot;)">
            <text:p/>
          </table:table-cell>
          <table:table-cell table:style-name="ce13" table:formula="of:=IF([.A263]=&quot;&quot;;&quot;&quot;;&quot;public const int &quot; &amp; [.A263] &amp; &quot; = &quot; &amp; [.C263] &amp; &quot;;&quot;)">
            <text:p/>
          </table:table-cell>
          <table:table-cell table:style-name="ce13" table:formula="of:=IF([.A263]=&quot;&quot;;&quot;&quot;;&quot;items_.Add(&quot; &amp; [.A263] &amp; &quot;, new ErrorItem(&quot;&quot;&quot; &amp; [.D263] &amp; &quot;&quot;&quot;, &quot; &amp; IF(OR([.A263]=&quot;no_error&quot;;NOT(ISERROR(SEARCH(&quot;__WARNING&quot;;[.A263])))); &quot;false&quot;; &quot;true&quot;) &amp; &quot;));&quot;)">
            <text:p/>
          </table:table-cell>
          <table:table-cell table:formula="of:=IF([.A263]=&quot;&quot;;&quot;&quot;;&quot;  insert into &quot;&quot;LOG_Errortype&quot;&quot; (   &quot;&quot;IDErrortype&quot;&quot;,    &quot;&quot;Name&quot;&quot;  )  select    &quot; &amp; [.C263] &amp; &quot;,    '&quot; &amp; [.A263] &amp; &quot;'   where not exists (   select &quot;&quot;IDErrortype&quot;&quot;    from &quot;&quot;LOG_Errortype&quot;&quot;    where &quot;&quot;IDErrortype&quot;&quot; = &quot; &amp; [.C263] &amp; &quot;  );   update &quot;&quot;LOG_Errortype&quot;&quot;  set    &quot;&quot;Name&quot;&quot; = '&quot; &amp; [.A263] &amp; &quot;'  where    &quot;&quot;IDErrortype&quot;&quot; = &quot; &amp; [.C26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3]+1" office:value-type="float" office:value="263">
            <text:p>263</text:p>
          </table:table-cell>
          <table:table-cell table:style-name="ce14" table:formula="of:=SUBSTITUTE(SUBSTITUTE(SUBSTITUTE([.A264];&quot;__WARNING&quot;;&quot;&quot;);&quot;__&quot;;&quot; - &quot;);&quot;_&quot;;&quot; &quot;)">
            <text:p/>
          </table:table-cell>
          <table:table-cell table:style-name="ce13" table:formula="of:=IF([.A264]=&quot;&quot;;&quot;&quot;;&quot;public const int &quot; &amp; [.A264] &amp; &quot; = &quot; &amp; [.C264] &amp; &quot;;&quot;)">
            <text:p/>
          </table:table-cell>
          <table:table-cell table:style-name="ce13" table:formula="of:=IF([.A264]=&quot;&quot;;&quot;&quot;;&quot;items_.Add(&quot; &amp; [.A264] &amp; &quot;, new ErrorItem(&quot;&quot;&quot; &amp; [.D264] &amp; &quot;&quot;&quot;, &quot; &amp; IF(OR([.A264]=&quot;no_error&quot;;NOT(ISERROR(SEARCH(&quot;__WARNING&quot;;[.A264])))); &quot;false&quot;; &quot;true&quot;) &amp; &quot;));&quot;)">
            <text:p/>
          </table:table-cell>
          <table:table-cell table:formula="of:=IF([.A264]=&quot;&quot;;&quot;&quot;;&quot;  insert into &quot;&quot;LOG_Errortype&quot;&quot; (   &quot;&quot;IDErrortype&quot;&quot;,    &quot;&quot;Name&quot;&quot;  )  select    &quot; &amp; [.C264] &amp; &quot;,    '&quot; &amp; [.A264] &amp; &quot;'   where not exists (   select &quot;&quot;IDErrortype&quot;&quot;    from &quot;&quot;LOG_Errortype&quot;&quot;    where &quot;&quot;IDErrortype&quot;&quot; = &quot; &amp; [.C264] &amp; &quot;  );   update &quot;&quot;LOG_Errortype&quot;&quot;  set    &quot;&quot;Name&quot;&quot; = '&quot; &amp; [.A264] &amp; &quot;'  where    &quot;&quot;IDErrortype&quot;&quot; = &quot; &amp; [.C26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4]+1" office:value-type="float" office:value="264">
            <text:p>264</text:p>
          </table:table-cell>
          <table:table-cell table:style-name="ce14" table:formula="of:=SUBSTITUTE(SUBSTITUTE(SUBSTITUTE([.A265];&quot;__WARNING&quot;;&quot;&quot;);&quot;__&quot;;&quot; - &quot;);&quot;_&quot;;&quot; &quot;)">
            <text:p/>
          </table:table-cell>
          <table:table-cell table:style-name="ce13" table:formula="of:=IF([.A265]=&quot;&quot;;&quot;&quot;;&quot;public const int &quot; &amp; [.A265] &amp; &quot; = &quot; &amp; [.C265] &amp; &quot;;&quot;)">
            <text:p/>
          </table:table-cell>
          <table:table-cell table:style-name="ce13" table:formula="of:=IF([.A265]=&quot;&quot;;&quot;&quot;;&quot;items_.Add(&quot; &amp; [.A265] &amp; &quot;, new ErrorItem(&quot;&quot;&quot; &amp; [.D265] &amp; &quot;&quot;&quot;, &quot; &amp; IF(OR([.A265]=&quot;no_error&quot;;NOT(ISERROR(SEARCH(&quot;__WARNING&quot;;[.A265])))); &quot;false&quot;; &quot;true&quot;) &amp; &quot;));&quot;)">
            <text:p/>
          </table:table-cell>
          <table:table-cell table:formula="of:=IF([.A265]=&quot;&quot;;&quot;&quot;;&quot;  insert into &quot;&quot;LOG_Errortype&quot;&quot; (   &quot;&quot;IDErrortype&quot;&quot;,    &quot;&quot;Name&quot;&quot;  )  select    &quot; &amp; [.C265] &amp; &quot;,    '&quot; &amp; [.A265] &amp; &quot;'   where not exists (   select &quot;&quot;IDErrortype&quot;&quot;    from &quot;&quot;LOG_Errortype&quot;&quot;    where &quot;&quot;IDErrortype&quot;&quot; = &quot; &amp; [.C265] &amp; &quot;  );   update &quot;&quot;LOG_Errortype&quot;&quot;  set    &quot;&quot;Name&quot;&quot; = '&quot; &amp; [.A265] &amp; &quot;'  where    &quot;&quot;IDErrortype&quot;&quot; = &quot; &amp; [.C26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5]+1" office:value-type="float" office:value="265">
            <text:p>265</text:p>
          </table:table-cell>
          <table:table-cell table:style-name="ce14" table:formula="of:=SUBSTITUTE(SUBSTITUTE(SUBSTITUTE([.A266];&quot;__WARNING&quot;;&quot;&quot;);&quot;__&quot;;&quot; - &quot;);&quot;_&quot;;&quot; &quot;)">
            <text:p/>
          </table:table-cell>
          <table:table-cell table:style-name="ce13" table:formula="of:=IF([.A266]=&quot;&quot;;&quot;&quot;;&quot;public const int &quot; &amp; [.A266] &amp; &quot; = &quot; &amp; [.C266] &amp; &quot;;&quot;)">
            <text:p/>
          </table:table-cell>
          <table:table-cell table:style-name="ce13" table:formula="of:=IF([.A266]=&quot;&quot;;&quot;&quot;;&quot;items_.Add(&quot; &amp; [.A266] &amp; &quot;, new ErrorItem(&quot;&quot;&quot; &amp; [.D266] &amp; &quot;&quot;&quot;, &quot; &amp; IF(OR([.A266]=&quot;no_error&quot;;NOT(ISERROR(SEARCH(&quot;__WARNING&quot;;[.A266])))); &quot;false&quot;; &quot;true&quot;) &amp; &quot;));&quot;)">
            <text:p/>
          </table:table-cell>
          <table:table-cell table:formula="of:=IF([.A266]=&quot;&quot;;&quot;&quot;;&quot;  insert into &quot;&quot;LOG_Errortype&quot;&quot; (   &quot;&quot;IDErrortype&quot;&quot;,    &quot;&quot;Name&quot;&quot;  )  select    &quot; &amp; [.C266] &amp; &quot;,    '&quot; &amp; [.A266] &amp; &quot;'   where not exists (   select &quot;&quot;IDErrortype&quot;&quot;    from &quot;&quot;LOG_Errortype&quot;&quot;    where &quot;&quot;IDErrortype&quot;&quot; = &quot; &amp; [.C266] &amp; &quot;  );   update &quot;&quot;LOG_Errortype&quot;&quot;  set    &quot;&quot;Name&quot;&quot; = '&quot; &amp; [.A266] &amp; &quot;'  where    &quot;&quot;IDErrortype&quot;&quot; = &quot; &amp; [.C26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6]+1" office:value-type="float" office:value="266">
            <text:p>266</text:p>
          </table:table-cell>
          <table:table-cell table:style-name="ce14" table:formula="of:=SUBSTITUTE(SUBSTITUTE(SUBSTITUTE([.A267];&quot;__WARNING&quot;;&quot;&quot;);&quot;__&quot;;&quot; - &quot;);&quot;_&quot;;&quot; &quot;)">
            <text:p/>
          </table:table-cell>
          <table:table-cell table:style-name="ce13" table:formula="of:=IF([.A267]=&quot;&quot;;&quot;&quot;;&quot;public const int &quot; &amp; [.A267] &amp; &quot; = &quot; &amp; [.C267] &amp; &quot;;&quot;)">
            <text:p/>
          </table:table-cell>
          <table:table-cell table:style-name="ce13" table:formula="of:=IF([.A267]=&quot;&quot;;&quot;&quot;;&quot;items_.Add(&quot; &amp; [.A267] &amp; &quot;, new ErrorItem(&quot;&quot;&quot; &amp; [.D267] &amp; &quot;&quot;&quot;, &quot; &amp; IF(OR([.A267]=&quot;no_error&quot;;NOT(ISERROR(SEARCH(&quot;__WARNING&quot;;[.A267])))); &quot;false&quot;; &quot;true&quot;) &amp; &quot;));&quot;)">
            <text:p/>
          </table:table-cell>
          <table:table-cell table:formula="of:=IF([.A267]=&quot;&quot;;&quot;&quot;;&quot;  insert into &quot;&quot;LOG_Errortype&quot;&quot; (   &quot;&quot;IDErrortype&quot;&quot;,    &quot;&quot;Name&quot;&quot;  )  select    &quot; &amp; [.C267] &amp; &quot;,    '&quot; &amp; [.A267] &amp; &quot;'   where not exists (   select &quot;&quot;IDErrortype&quot;&quot;    from &quot;&quot;LOG_Errortype&quot;&quot;    where &quot;&quot;IDErrortype&quot;&quot; = &quot; &amp; [.C267] &amp; &quot;  );   update &quot;&quot;LOG_Errortype&quot;&quot;  set    &quot;&quot;Name&quot;&quot; = '&quot; &amp; [.A267] &amp; &quot;'  where    &quot;&quot;IDErrortype&quot;&quot; = &quot; &amp; [.C26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7]+1" office:value-type="float" office:value="267">
            <text:p>267</text:p>
          </table:table-cell>
          <table:table-cell table:style-name="ce14" table:formula="of:=SUBSTITUTE(SUBSTITUTE(SUBSTITUTE([.A268];&quot;__WARNING&quot;;&quot;&quot;);&quot;__&quot;;&quot; - &quot;);&quot;_&quot;;&quot; &quot;)">
            <text:p/>
          </table:table-cell>
          <table:table-cell table:style-name="ce13" table:formula="of:=IF([.A268]=&quot;&quot;;&quot;&quot;;&quot;public const int &quot; &amp; [.A268] &amp; &quot; = &quot; &amp; [.C268] &amp; &quot;;&quot;)">
            <text:p/>
          </table:table-cell>
          <table:table-cell table:style-name="ce13" table:formula="of:=IF([.A268]=&quot;&quot;;&quot;&quot;;&quot;items_.Add(&quot; &amp; [.A268] &amp; &quot;, new ErrorItem(&quot;&quot;&quot; &amp; [.D268] &amp; &quot;&quot;&quot;, &quot; &amp; IF(OR([.A268]=&quot;no_error&quot;;NOT(ISERROR(SEARCH(&quot;__WARNING&quot;;[.A268])))); &quot;false&quot;; &quot;true&quot;) &amp; &quot;));&quot;)">
            <text:p/>
          </table:table-cell>
          <table:table-cell table:formula="of:=IF([.A268]=&quot;&quot;;&quot;&quot;;&quot;  insert into &quot;&quot;LOG_Errortype&quot;&quot; (   &quot;&quot;IDErrortype&quot;&quot;,    &quot;&quot;Name&quot;&quot;  )  select    &quot; &amp; [.C268] &amp; &quot;,    '&quot; &amp; [.A268] &amp; &quot;'   where not exists (   select &quot;&quot;IDErrortype&quot;&quot;    from &quot;&quot;LOG_Errortype&quot;&quot;    where &quot;&quot;IDErrortype&quot;&quot; = &quot; &amp; [.C268] &amp; &quot;  );   update &quot;&quot;LOG_Errortype&quot;&quot;  set    &quot;&quot;Name&quot;&quot; = '&quot; &amp; [.A268] &amp; &quot;'  where    &quot;&quot;IDErrortype&quot;&quot; = &quot; &amp; [.C26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8]+1" office:value-type="float" office:value="268">
            <text:p>268</text:p>
          </table:table-cell>
          <table:table-cell table:style-name="ce14" table:formula="of:=SUBSTITUTE(SUBSTITUTE(SUBSTITUTE([.A269];&quot;__WARNING&quot;;&quot;&quot;);&quot;__&quot;;&quot; - &quot;);&quot;_&quot;;&quot; &quot;)">
            <text:p/>
          </table:table-cell>
          <table:table-cell table:style-name="ce13" table:formula="of:=IF([.A269]=&quot;&quot;;&quot;&quot;;&quot;public const int &quot; &amp; [.A269] &amp; &quot; = &quot; &amp; [.C269] &amp; &quot;;&quot;)">
            <text:p/>
          </table:table-cell>
          <table:table-cell table:style-name="ce13" table:formula="of:=IF([.A269]=&quot;&quot;;&quot;&quot;;&quot;items_.Add(&quot; &amp; [.A269] &amp; &quot;, new ErrorItem(&quot;&quot;&quot; &amp; [.D269] &amp; &quot;&quot;&quot;, &quot; &amp; IF(OR([.A269]=&quot;no_error&quot;;NOT(ISERROR(SEARCH(&quot;__WARNING&quot;;[.A269])))); &quot;false&quot;; &quot;true&quot;) &amp; &quot;));&quot;)">
            <text:p/>
          </table:table-cell>
          <table:table-cell table:formula="of:=IF([.A269]=&quot;&quot;;&quot;&quot;;&quot;  insert into &quot;&quot;LOG_Errortype&quot;&quot; (   &quot;&quot;IDErrortype&quot;&quot;,    &quot;&quot;Name&quot;&quot;  )  select    &quot; &amp; [.C269] &amp; &quot;,    '&quot; &amp; [.A269] &amp; &quot;'   where not exists (   select &quot;&quot;IDErrortype&quot;&quot;    from &quot;&quot;LOG_Errortype&quot;&quot;    where &quot;&quot;IDErrortype&quot;&quot; = &quot; &amp; [.C269] &amp; &quot;  );   update &quot;&quot;LOG_Errortype&quot;&quot;  set    &quot;&quot;Name&quot;&quot; = '&quot; &amp; [.A269] &amp; &quot;'  where    &quot;&quot;IDErrortype&quot;&quot; = &quot; &amp; [.C26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9]+1" office:value-type="float" office:value="269">
            <text:p>269</text:p>
          </table:table-cell>
          <table:table-cell table:style-name="ce14" table:formula="of:=SUBSTITUTE(SUBSTITUTE(SUBSTITUTE([.A270];&quot;__WARNING&quot;;&quot;&quot;);&quot;__&quot;;&quot; - &quot;);&quot;_&quot;;&quot; &quot;)">
            <text:p/>
          </table:table-cell>
          <table:table-cell table:style-name="ce13" table:formula="of:=IF([.A270]=&quot;&quot;;&quot;&quot;;&quot;public const int &quot; &amp; [.A270] &amp; &quot; = &quot; &amp; [.C270] &amp; &quot;;&quot;)">
            <text:p/>
          </table:table-cell>
          <table:table-cell table:style-name="ce13" table:formula="of:=IF([.A270]=&quot;&quot;;&quot;&quot;;&quot;items_.Add(&quot; &amp; [.A270] &amp; &quot;, new ErrorItem(&quot;&quot;&quot; &amp; [.D270] &amp; &quot;&quot;&quot;, &quot; &amp; IF(OR([.A270]=&quot;no_error&quot;;NOT(ISERROR(SEARCH(&quot;__WARNING&quot;;[.A270])))); &quot;false&quot;; &quot;true&quot;) &amp; &quot;));&quot;)">
            <text:p/>
          </table:table-cell>
          <table:table-cell table:formula="of:=IF([.A270]=&quot;&quot;;&quot;&quot;;&quot;  insert into &quot;&quot;LOG_Errortype&quot;&quot; (   &quot;&quot;IDErrortype&quot;&quot;,    &quot;&quot;Name&quot;&quot;  )  select    &quot; &amp; [.C270] &amp; &quot;,    '&quot; &amp; [.A270] &amp; &quot;'   where not exists (   select &quot;&quot;IDErrortype&quot;&quot;    from &quot;&quot;LOG_Errortype&quot;&quot;    where &quot;&quot;IDErrortype&quot;&quot; = &quot; &amp; [.C270] &amp; &quot;  );   update &quot;&quot;LOG_Errortype&quot;&quot;  set    &quot;&quot;Name&quot;&quot; = '&quot; &amp; [.A270] &amp; &quot;'  where    &quot;&quot;IDErrortype&quot;&quot; = &quot; &amp; [.C27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0]+1" office:value-type="float" office:value="270">
            <text:p>270</text:p>
          </table:table-cell>
          <table:table-cell table:style-name="ce14" table:formula="of:=SUBSTITUTE(SUBSTITUTE(SUBSTITUTE([.A271];&quot;__WARNING&quot;;&quot;&quot;);&quot;__&quot;;&quot; - &quot;);&quot;_&quot;;&quot; &quot;)">
            <text:p/>
          </table:table-cell>
          <table:table-cell table:style-name="ce13" table:formula="of:=IF([.A271]=&quot;&quot;;&quot;&quot;;&quot;public const int &quot; &amp; [.A271] &amp; &quot; = &quot; &amp; [.C271] &amp; &quot;;&quot;)">
            <text:p/>
          </table:table-cell>
          <table:table-cell table:style-name="ce13" table:formula="of:=IF([.A271]=&quot;&quot;;&quot;&quot;;&quot;items_.Add(&quot; &amp; [.A271] &amp; &quot;, new ErrorItem(&quot;&quot;&quot; &amp; [.D271] &amp; &quot;&quot;&quot;, &quot; &amp; IF(OR([.A271]=&quot;no_error&quot;;NOT(ISERROR(SEARCH(&quot;__WARNING&quot;;[.A271])))); &quot;false&quot;; &quot;true&quot;) &amp; &quot;));&quot;)">
            <text:p/>
          </table:table-cell>
          <table:table-cell table:formula="of:=IF([.A271]=&quot;&quot;;&quot;&quot;;&quot;  insert into &quot;&quot;LOG_Errortype&quot;&quot; (   &quot;&quot;IDErrortype&quot;&quot;,    &quot;&quot;Name&quot;&quot;  )  select    &quot; &amp; [.C271] &amp; &quot;,    '&quot; &amp; [.A271] &amp; &quot;'   where not exists (   select &quot;&quot;IDErrortype&quot;&quot;    from &quot;&quot;LOG_Errortype&quot;&quot;    where &quot;&quot;IDErrortype&quot;&quot; = &quot; &amp; [.C271] &amp; &quot;  );   update &quot;&quot;LOG_Errortype&quot;&quot;  set    &quot;&quot;Name&quot;&quot; = '&quot; &amp; [.A271] &amp; &quot;'  where    &quot;&quot;IDErrortype&quot;&quot; = &quot; &amp; [.C27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1]+1" office:value-type="float" office:value="271">
            <text:p>271</text:p>
          </table:table-cell>
          <table:table-cell table:style-name="ce14" table:formula="of:=SUBSTITUTE(SUBSTITUTE(SUBSTITUTE([.A272];&quot;__WARNING&quot;;&quot;&quot;);&quot;__&quot;;&quot; - &quot;);&quot;_&quot;;&quot; &quot;)">
            <text:p/>
          </table:table-cell>
          <table:table-cell table:style-name="ce13" table:formula="of:=IF([.A272]=&quot;&quot;;&quot;&quot;;&quot;public const int &quot; &amp; [.A272] &amp; &quot; = &quot; &amp; [.C272] &amp; &quot;;&quot;)">
            <text:p/>
          </table:table-cell>
          <table:table-cell table:style-name="ce13" table:formula="of:=IF([.A272]=&quot;&quot;;&quot;&quot;;&quot;items_.Add(&quot; &amp; [.A272] &amp; &quot;, new ErrorItem(&quot;&quot;&quot; &amp; [.D272] &amp; &quot;&quot;&quot;, &quot; &amp; IF(OR([.A272]=&quot;no_error&quot;;NOT(ISERROR(SEARCH(&quot;__WARNING&quot;;[.A272])))); &quot;false&quot;; &quot;true&quot;) &amp; &quot;));&quot;)">
            <text:p/>
          </table:table-cell>
          <table:table-cell table:formula="of:=IF([.A272]=&quot;&quot;;&quot;&quot;;&quot;  insert into &quot;&quot;LOG_Errortype&quot;&quot; (   &quot;&quot;IDErrortype&quot;&quot;,    &quot;&quot;Name&quot;&quot;  )  select    &quot; &amp; [.C272] &amp; &quot;,    '&quot; &amp; [.A272] &amp; &quot;'   where not exists (   select &quot;&quot;IDErrortype&quot;&quot;    from &quot;&quot;LOG_Errortype&quot;&quot;    where &quot;&quot;IDErrortype&quot;&quot; = &quot; &amp; [.C272] &amp; &quot;  );   update &quot;&quot;LOG_Errortype&quot;&quot;  set    &quot;&quot;Name&quot;&quot; = '&quot; &amp; [.A272] &amp; &quot;'  where    &quot;&quot;IDErrortype&quot;&quot; = &quot; &amp; [.C27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2]+1" office:value-type="float" office:value="272">
            <text:p>272</text:p>
          </table:table-cell>
          <table:table-cell table:style-name="ce14" table:formula="of:=SUBSTITUTE(SUBSTITUTE(SUBSTITUTE([.A273];&quot;__WARNING&quot;;&quot;&quot;);&quot;__&quot;;&quot; - &quot;);&quot;_&quot;;&quot; &quot;)">
            <text:p/>
          </table:table-cell>
          <table:table-cell table:style-name="ce13" table:formula="of:=IF([.A273]=&quot;&quot;;&quot;&quot;;&quot;public const int &quot; &amp; [.A273] &amp; &quot; = &quot; &amp; [.C273] &amp; &quot;;&quot;)">
            <text:p/>
          </table:table-cell>
          <table:table-cell table:style-name="ce13" table:formula="of:=IF([.A273]=&quot;&quot;;&quot;&quot;;&quot;items_.Add(&quot; &amp; [.A273] &amp; &quot;, new ErrorItem(&quot;&quot;&quot; &amp; [.D273] &amp; &quot;&quot;&quot;, &quot; &amp; IF(OR([.A273]=&quot;no_error&quot;;NOT(ISERROR(SEARCH(&quot;__WARNING&quot;;[.A273])))); &quot;false&quot;; &quot;true&quot;) &amp; &quot;));&quot;)">
            <text:p/>
          </table:table-cell>
          <table:table-cell table:formula="of:=IF([.A273]=&quot;&quot;;&quot;&quot;;&quot;  insert into &quot;&quot;LOG_Errortype&quot;&quot; (   &quot;&quot;IDErrortype&quot;&quot;,    &quot;&quot;Name&quot;&quot;  )  select    &quot; &amp; [.C273] &amp; &quot;,    '&quot; &amp; [.A273] &amp; &quot;'   where not exists (   select &quot;&quot;IDErrortype&quot;&quot;    from &quot;&quot;LOG_Errortype&quot;&quot;    where &quot;&quot;IDErrortype&quot;&quot; = &quot; &amp; [.C273] &amp; &quot;  );   update &quot;&quot;LOG_Errortype&quot;&quot;  set    &quot;&quot;Name&quot;&quot; = '&quot; &amp; [.A273] &amp; &quot;'  where    &quot;&quot;IDErrortype&quot;&quot; = &quot; &amp; [.C27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3]+1" office:value-type="float" office:value="273">
            <text:p>273</text:p>
          </table:table-cell>
          <table:table-cell table:style-name="ce14" table:formula="of:=SUBSTITUTE(SUBSTITUTE(SUBSTITUTE([.A274];&quot;__WARNING&quot;;&quot;&quot;);&quot;__&quot;;&quot; - &quot;);&quot;_&quot;;&quot; &quot;)">
            <text:p/>
          </table:table-cell>
          <table:table-cell table:style-name="ce13" table:formula="of:=IF([.A274]=&quot;&quot;;&quot;&quot;;&quot;public const int &quot; &amp; [.A274] &amp; &quot; = &quot; &amp; [.C274] &amp; &quot;;&quot;)">
            <text:p/>
          </table:table-cell>
          <table:table-cell table:style-name="ce13" table:formula="of:=IF([.A274]=&quot;&quot;;&quot;&quot;;&quot;items_.Add(&quot; &amp; [.A274] &amp; &quot;, new ErrorItem(&quot;&quot;&quot; &amp; [.D274] &amp; &quot;&quot;&quot;, &quot; &amp; IF(OR([.A274]=&quot;no_error&quot;;NOT(ISERROR(SEARCH(&quot;__WARNING&quot;;[.A274])))); &quot;false&quot;; &quot;true&quot;) &amp; &quot;));&quot;)">
            <text:p/>
          </table:table-cell>
          <table:table-cell table:formula="of:=IF([.A274]=&quot;&quot;;&quot;&quot;;&quot;  insert into &quot;&quot;LOG_Errortype&quot;&quot; (   &quot;&quot;IDErrortype&quot;&quot;,    &quot;&quot;Name&quot;&quot;  )  select    &quot; &amp; [.C274] &amp; &quot;,    '&quot; &amp; [.A274] &amp; &quot;'   where not exists (   select &quot;&quot;IDErrortype&quot;&quot;    from &quot;&quot;LOG_Errortype&quot;&quot;    where &quot;&quot;IDErrortype&quot;&quot; = &quot; &amp; [.C274] &amp; &quot;  );   update &quot;&quot;LOG_Errortype&quot;&quot;  set    &quot;&quot;Name&quot;&quot; = '&quot; &amp; [.A274] &amp; &quot;'  where    &quot;&quot;IDErrortype&quot;&quot; = &quot; &amp; [.C27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4]+1" office:value-type="float" office:value="274">
            <text:p>274</text:p>
          </table:table-cell>
          <table:table-cell table:style-name="ce14" table:formula="of:=SUBSTITUTE(SUBSTITUTE(SUBSTITUTE([.A275];&quot;__WARNING&quot;;&quot;&quot;);&quot;__&quot;;&quot; - &quot;);&quot;_&quot;;&quot; &quot;)">
            <text:p/>
          </table:table-cell>
          <table:table-cell table:style-name="ce13" table:formula="of:=IF([.A275]=&quot;&quot;;&quot;&quot;;&quot;public const int &quot; &amp; [.A275] &amp; &quot; = &quot; &amp; [.C275] &amp; &quot;;&quot;)">
            <text:p/>
          </table:table-cell>
          <table:table-cell table:style-name="ce13" table:formula="of:=IF([.A275]=&quot;&quot;;&quot;&quot;;&quot;items_.Add(&quot; &amp; [.A275] &amp; &quot;, new ErrorItem(&quot;&quot;&quot; &amp; [.D275] &amp; &quot;&quot;&quot;, &quot; &amp; IF(OR([.A275]=&quot;no_error&quot;;NOT(ISERROR(SEARCH(&quot;__WARNING&quot;;[.A275])))); &quot;false&quot;; &quot;true&quot;) &amp; &quot;));&quot;)">
            <text:p/>
          </table:table-cell>
          <table:table-cell table:formula="of:=IF([.A275]=&quot;&quot;;&quot;&quot;;&quot;  insert into &quot;&quot;LOG_Errortype&quot;&quot; (   &quot;&quot;IDErrortype&quot;&quot;,    &quot;&quot;Name&quot;&quot;  )  select    &quot; &amp; [.C275] &amp; &quot;,    '&quot; &amp; [.A275] &amp; &quot;'   where not exists (   select &quot;&quot;IDErrortype&quot;&quot;    from &quot;&quot;LOG_Errortype&quot;&quot;    where &quot;&quot;IDErrortype&quot;&quot; = &quot; &amp; [.C275] &amp; &quot;  );   update &quot;&quot;LOG_Errortype&quot;&quot;  set    &quot;&quot;Name&quot;&quot; = '&quot; &amp; [.A275] &amp; &quot;'  where    &quot;&quot;IDErrortype&quot;&quot; = &quot; &amp; [.C27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5]+1" office:value-type="float" office:value="275">
            <text:p>275</text:p>
          </table:table-cell>
          <table:table-cell table:style-name="ce14" table:formula="of:=SUBSTITUTE(SUBSTITUTE(SUBSTITUTE([.A276];&quot;__WARNING&quot;;&quot;&quot;);&quot;__&quot;;&quot; - &quot;);&quot;_&quot;;&quot; &quot;)">
            <text:p/>
          </table:table-cell>
          <table:table-cell table:style-name="ce13" table:formula="of:=IF([.A276]=&quot;&quot;;&quot;&quot;;&quot;public const int &quot; &amp; [.A276] &amp; &quot; = &quot; &amp; [.C276] &amp; &quot;;&quot;)">
            <text:p/>
          </table:table-cell>
          <table:table-cell table:style-name="ce13" table:formula="of:=IF([.A276]=&quot;&quot;;&quot;&quot;;&quot;items_.Add(&quot; &amp; [.A276] &amp; &quot;, new ErrorItem(&quot;&quot;&quot; &amp; [.D276] &amp; &quot;&quot;&quot;, &quot; &amp; IF(OR([.A276]=&quot;no_error&quot;;NOT(ISERROR(SEARCH(&quot;__WARNING&quot;;[.A276])))); &quot;false&quot;; &quot;true&quot;) &amp; &quot;));&quot;)">
            <text:p/>
          </table:table-cell>
          <table:table-cell table:formula="of:=IF([.A276]=&quot;&quot;;&quot;&quot;;&quot;  insert into &quot;&quot;LOG_Errortype&quot;&quot; (   &quot;&quot;IDErrortype&quot;&quot;,    &quot;&quot;Name&quot;&quot;  )  select    &quot; &amp; [.C276] &amp; &quot;,    '&quot; &amp; [.A276] &amp; &quot;'   where not exists (   select &quot;&quot;IDErrortype&quot;&quot;    from &quot;&quot;LOG_Errortype&quot;&quot;    where &quot;&quot;IDErrortype&quot;&quot; = &quot; &amp; [.C276] &amp; &quot;  );   update &quot;&quot;LOG_Errortype&quot;&quot;  set    &quot;&quot;Name&quot;&quot; = '&quot; &amp; [.A276] &amp; &quot;'  where    &quot;&quot;IDErrortype&quot;&quot; = &quot; &amp; [.C27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6]+1" office:value-type="float" office:value="276">
            <text:p>276</text:p>
          </table:table-cell>
          <table:table-cell table:style-name="ce14" table:formula="of:=SUBSTITUTE(SUBSTITUTE(SUBSTITUTE([.A277];&quot;__WARNING&quot;;&quot;&quot;);&quot;__&quot;;&quot; - &quot;);&quot;_&quot;;&quot; &quot;)">
            <text:p/>
          </table:table-cell>
          <table:table-cell table:style-name="ce13" table:formula="of:=IF([.A277]=&quot;&quot;;&quot;&quot;;&quot;public const int &quot; &amp; [.A277] &amp; &quot; = &quot; &amp; [.C277] &amp; &quot;;&quot;)">
            <text:p/>
          </table:table-cell>
          <table:table-cell table:style-name="ce13" table:formula="of:=IF([.A277]=&quot;&quot;;&quot;&quot;;&quot;items_.Add(&quot; &amp; [.A277] &amp; &quot;, new ErrorItem(&quot;&quot;&quot; &amp; [.D277] &amp; &quot;&quot;&quot;, &quot; &amp; IF(OR([.A277]=&quot;no_error&quot;;NOT(ISERROR(SEARCH(&quot;__WARNING&quot;;[.A277])))); &quot;false&quot;; &quot;true&quot;) &amp; &quot;));&quot;)">
            <text:p/>
          </table:table-cell>
          <table:table-cell table:formula="of:=IF([.A277]=&quot;&quot;;&quot;&quot;;&quot;  insert into &quot;&quot;LOG_Errortype&quot;&quot; (   &quot;&quot;IDErrortype&quot;&quot;,    &quot;&quot;Name&quot;&quot;  )  select    &quot; &amp; [.C277] &amp; &quot;,    '&quot; &amp; [.A277] &amp; &quot;'   where not exists (   select &quot;&quot;IDErrortype&quot;&quot;    from &quot;&quot;LOG_Errortype&quot;&quot;    where &quot;&quot;IDErrortype&quot;&quot; = &quot; &amp; [.C277] &amp; &quot;  );   update &quot;&quot;LOG_Errortype&quot;&quot;  set    &quot;&quot;Name&quot;&quot; = '&quot; &amp; [.A277] &amp; &quot;'  where    &quot;&quot;IDErrortype&quot;&quot; = &quot; &amp; [.C27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7]+1" office:value-type="float" office:value="277">
            <text:p>277</text:p>
          </table:table-cell>
          <table:table-cell table:style-name="ce14" table:formula="of:=SUBSTITUTE(SUBSTITUTE(SUBSTITUTE([.A278];&quot;__WARNING&quot;;&quot;&quot;);&quot;__&quot;;&quot; - &quot;);&quot;_&quot;;&quot; &quot;)">
            <text:p/>
          </table:table-cell>
          <table:table-cell table:style-name="ce13" table:formula="of:=IF([.A278]=&quot;&quot;;&quot;&quot;;&quot;public const int &quot; &amp; [.A278] &amp; &quot; = &quot; &amp; [.C278] &amp; &quot;;&quot;)">
            <text:p/>
          </table:table-cell>
          <table:table-cell table:style-name="ce13" table:formula="of:=IF([.A278]=&quot;&quot;;&quot;&quot;;&quot;items_.Add(&quot; &amp; [.A278] &amp; &quot;, new ErrorItem(&quot;&quot;&quot; &amp; [.D278] &amp; &quot;&quot;&quot;, &quot; &amp; IF(OR([.A278]=&quot;no_error&quot;;NOT(ISERROR(SEARCH(&quot;__WARNING&quot;;[.A278])))); &quot;false&quot;; &quot;true&quot;) &amp; &quot;));&quot;)">
            <text:p/>
          </table:table-cell>
          <table:table-cell table:formula="of:=IF([.A278]=&quot;&quot;;&quot;&quot;;&quot;  insert into &quot;&quot;LOG_Errortype&quot;&quot; (   &quot;&quot;IDErrortype&quot;&quot;,    &quot;&quot;Name&quot;&quot;  )  select    &quot; &amp; [.C278] &amp; &quot;,    '&quot; &amp; [.A278] &amp; &quot;'   where not exists (   select &quot;&quot;IDErrortype&quot;&quot;    from &quot;&quot;LOG_Errortype&quot;&quot;    where &quot;&quot;IDErrortype&quot;&quot; = &quot; &amp; [.C278] &amp; &quot;  );   update &quot;&quot;LOG_Errortype&quot;&quot;  set    &quot;&quot;Name&quot;&quot; = '&quot; &amp; [.A278] &amp; &quot;'  where    &quot;&quot;IDErrortype&quot;&quot; = &quot; &amp; [.C27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8]+1" office:value-type="float" office:value="278">
            <text:p>278</text:p>
          </table:table-cell>
          <table:table-cell table:style-name="ce14" table:formula="of:=SUBSTITUTE(SUBSTITUTE(SUBSTITUTE([.A279];&quot;__WARNING&quot;;&quot;&quot;);&quot;__&quot;;&quot; - &quot;);&quot;_&quot;;&quot; &quot;)">
            <text:p/>
          </table:table-cell>
          <table:table-cell table:style-name="ce13" table:formula="of:=IF([.A279]=&quot;&quot;;&quot;&quot;;&quot;public const int &quot; &amp; [.A279] &amp; &quot; = &quot; &amp; [.C279] &amp; &quot;;&quot;)">
            <text:p/>
          </table:table-cell>
          <table:table-cell table:style-name="ce13" table:formula="of:=IF([.A279]=&quot;&quot;;&quot;&quot;;&quot;items_.Add(&quot; &amp; [.A279] &amp; &quot;, new ErrorItem(&quot;&quot;&quot; &amp; [.D279] &amp; &quot;&quot;&quot;, &quot; &amp; IF(OR([.A279]=&quot;no_error&quot;;NOT(ISERROR(SEARCH(&quot;__WARNING&quot;;[.A279])))); &quot;false&quot;; &quot;true&quot;) &amp; &quot;));&quot;)">
            <text:p/>
          </table:table-cell>
          <table:table-cell table:formula="of:=IF([.A279]=&quot;&quot;;&quot;&quot;;&quot;  insert into &quot;&quot;LOG_Errortype&quot;&quot; (   &quot;&quot;IDErrortype&quot;&quot;,    &quot;&quot;Name&quot;&quot;  )  select    &quot; &amp; [.C279] &amp; &quot;,    '&quot; &amp; [.A279] &amp; &quot;'   where not exists (   select &quot;&quot;IDErrortype&quot;&quot;    from &quot;&quot;LOG_Errortype&quot;&quot;    where &quot;&quot;IDErrortype&quot;&quot; = &quot; &amp; [.C279] &amp; &quot;  );   update &quot;&quot;LOG_Errortype&quot;&quot;  set    &quot;&quot;Name&quot;&quot; = '&quot; &amp; [.A279] &amp; &quot;'  where    &quot;&quot;IDErrortype&quot;&quot; = &quot; &amp; [.C27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9]+1" office:value-type="float" office:value="279">
            <text:p>279</text:p>
          </table:table-cell>
          <table:table-cell table:style-name="ce14" table:formula="of:=SUBSTITUTE(SUBSTITUTE(SUBSTITUTE([.A280];&quot;__WARNING&quot;;&quot;&quot;);&quot;__&quot;;&quot; - &quot;);&quot;_&quot;;&quot; &quot;)">
            <text:p/>
          </table:table-cell>
          <table:table-cell table:style-name="ce13" table:formula="of:=IF([.A280]=&quot;&quot;;&quot;&quot;;&quot;public const int &quot; &amp; [.A280] &amp; &quot; = &quot; &amp; [.C280] &amp; &quot;;&quot;)">
            <text:p/>
          </table:table-cell>
          <table:table-cell table:style-name="ce13" table:formula="of:=IF([.A280]=&quot;&quot;;&quot;&quot;;&quot;items_.Add(&quot; &amp; [.A280] &amp; &quot;, new ErrorItem(&quot;&quot;&quot; &amp; [.D280] &amp; &quot;&quot;&quot;, &quot; &amp; IF(OR([.A280]=&quot;no_error&quot;;NOT(ISERROR(SEARCH(&quot;__WARNING&quot;;[.A280])))); &quot;false&quot;; &quot;true&quot;) &amp; &quot;));&quot;)">
            <text:p/>
          </table:table-cell>
          <table:table-cell table:formula="of:=IF([.A280]=&quot;&quot;;&quot;&quot;;&quot;  insert into &quot;&quot;LOG_Errortype&quot;&quot; (   &quot;&quot;IDErrortype&quot;&quot;,    &quot;&quot;Name&quot;&quot;  )  select    &quot; &amp; [.C280] &amp; &quot;,    '&quot; &amp; [.A280] &amp; &quot;'   where not exists (   select &quot;&quot;IDErrortype&quot;&quot;    from &quot;&quot;LOG_Errortype&quot;&quot;    where &quot;&quot;IDErrortype&quot;&quot; = &quot; &amp; [.C280] &amp; &quot;  );   update &quot;&quot;LOG_Errortype&quot;&quot;  set    &quot;&quot;Name&quot;&quot; = '&quot; &amp; [.A280] &amp; &quot;'  where    &quot;&quot;IDErrortype&quot;&quot; = &quot; &amp; [.C28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0]+1" office:value-type="float" office:value="280">
            <text:p>280</text:p>
          </table:table-cell>
          <table:table-cell table:style-name="ce14" table:formula="of:=SUBSTITUTE(SUBSTITUTE(SUBSTITUTE([.A281];&quot;__WARNING&quot;;&quot;&quot;);&quot;__&quot;;&quot; - &quot;);&quot;_&quot;;&quot; &quot;)">
            <text:p/>
          </table:table-cell>
          <table:table-cell table:style-name="ce13" table:formula="of:=IF([.A281]=&quot;&quot;;&quot;&quot;;&quot;public const int &quot; &amp; [.A281] &amp; &quot; = &quot; &amp; [.C281] &amp; &quot;;&quot;)">
            <text:p/>
          </table:table-cell>
          <table:table-cell table:style-name="ce13" table:formula="of:=IF([.A281]=&quot;&quot;;&quot;&quot;;&quot;items_.Add(&quot; &amp; [.A281] &amp; &quot;, new ErrorItem(&quot;&quot;&quot; &amp; [.D281] &amp; &quot;&quot;&quot;, &quot; &amp; IF(OR([.A281]=&quot;no_error&quot;;NOT(ISERROR(SEARCH(&quot;__WARNING&quot;;[.A281])))); &quot;false&quot;; &quot;true&quot;) &amp; &quot;));&quot;)">
            <text:p/>
          </table:table-cell>
          <table:table-cell table:formula="of:=IF([.A281]=&quot;&quot;;&quot;&quot;;&quot;  insert into &quot;&quot;LOG_Errortype&quot;&quot; (   &quot;&quot;IDErrortype&quot;&quot;,    &quot;&quot;Name&quot;&quot;  )  select    &quot; &amp; [.C281] &amp; &quot;,    '&quot; &amp; [.A281] &amp; &quot;'   where not exists (   select &quot;&quot;IDErrortype&quot;&quot;    from &quot;&quot;LOG_Errortype&quot;&quot;    where &quot;&quot;IDErrortype&quot;&quot; = &quot; &amp; [.C281] &amp; &quot;  );   update &quot;&quot;LOG_Errortype&quot;&quot;  set    &quot;&quot;Name&quot;&quot; = '&quot; &amp; [.A281] &amp; &quot;'  where    &quot;&quot;IDErrortype&quot;&quot; = &quot; &amp; [.C28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1]+1" office:value-type="float" office:value="281">
            <text:p>281</text:p>
          </table:table-cell>
          <table:table-cell table:style-name="ce14" table:formula="of:=SUBSTITUTE(SUBSTITUTE(SUBSTITUTE([.A282];&quot;__WARNING&quot;;&quot;&quot;);&quot;__&quot;;&quot; - &quot;);&quot;_&quot;;&quot; &quot;)">
            <text:p/>
          </table:table-cell>
          <table:table-cell table:style-name="ce13" table:formula="of:=IF([.A282]=&quot;&quot;;&quot;&quot;;&quot;public const int &quot; &amp; [.A282] &amp; &quot; = &quot; &amp; [.C282] &amp; &quot;;&quot;)">
            <text:p/>
          </table:table-cell>
          <table:table-cell table:style-name="ce13" table:formula="of:=IF([.A282]=&quot;&quot;;&quot;&quot;;&quot;items_.Add(&quot; &amp; [.A282] &amp; &quot;, new ErrorItem(&quot;&quot;&quot; &amp; [.D282] &amp; &quot;&quot;&quot;, &quot; &amp; IF(OR([.A282]=&quot;no_error&quot;;NOT(ISERROR(SEARCH(&quot;__WARNING&quot;;[.A282])))); &quot;false&quot;; &quot;true&quot;) &amp; &quot;));&quot;)">
            <text:p/>
          </table:table-cell>
          <table:table-cell table:formula="of:=IF([.A282]=&quot;&quot;;&quot;&quot;;&quot;  insert into &quot;&quot;LOG_Errortype&quot;&quot; (   &quot;&quot;IDErrortype&quot;&quot;,    &quot;&quot;Name&quot;&quot;  )  select    &quot; &amp; [.C282] &amp; &quot;,    '&quot; &amp; [.A282] &amp; &quot;'   where not exists (   select &quot;&quot;IDErrortype&quot;&quot;    from &quot;&quot;LOG_Errortype&quot;&quot;    where &quot;&quot;IDErrortype&quot;&quot; = &quot; &amp; [.C282] &amp; &quot;  );   update &quot;&quot;LOG_Errortype&quot;&quot;  set    &quot;&quot;Name&quot;&quot; = '&quot; &amp; [.A282] &amp; &quot;'  where    &quot;&quot;IDErrortype&quot;&quot; = &quot; &amp; [.C28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2]+1" office:value-type="float" office:value="282">
            <text:p>282</text:p>
          </table:table-cell>
          <table:table-cell table:style-name="ce14" table:formula="of:=SUBSTITUTE(SUBSTITUTE(SUBSTITUTE([.A283];&quot;__WARNING&quot;;&quot;&quot;);&quot;__&quot;;&quot; - &quot;);&quot;_&quot;;&quot; &quot;)">
            <text:p/>
          </table:table-cell>
          <table:table-cell table:style-name="ce13" table:formula="of:=IF([.A283]=&quot;&quot;;&quot;&quot;;&quot;public const int &quot; &amp; [.A283] &amp; &quot; = &quot; &amp; [.C283] &amp; &quot;;&quot;)">
            <text:p/>
          </table:table-cell>
          <table:table-cell table:style-name="ce13" table:formula="of:=IF([.A283]=&quot;&quot;;&quot;&quot;;&quot;items_.Add(&quot; &amp; [.A283] &amp; &quot;, new ErrorItem(&quot;&quot;&quot; &amp; [.D283] &amp; &quot;&quot;&quot;, &quot; &amp; IF(OR([.A283]=&quot;no_error&quot;;NOT(ISERROR(SEARCH(&quot;__WARNING&quot;;[.A283])))); &quot;false&quot;; &quot;true&quot;) &amp; &quot;));&quot;)">
            <text:p/>
          </table:table-cell>
          <table:table-cell table:formula="of:=IF([.A283]=&quot;&quot;;&quot;&quot;;&quot;  insert into &quot;&quot;LOG_Errortype&quot;&quot; (   &quot;&quot;IDErrortype&quot;&quot;,    &quot;&quot;Name&quot;&quot;  )  select    &quot; &amp; [.C283] &amp; &quot;,    '&quot; &amp; [.A283] &amp; &quot;'   where not exists (   select &quot;&quot;IDErrortype&quot;&quot;    from &quot;&quot;LOG_Errortype&quot;&quot;    where &quot;&quot;IDErrortype&quot;&quot; = &quot; &amp; [.C283] &amp; &quot;  );   update &quot;&quot;LOG_Errortype&quot;&quot;  set    &quot;&quot;Name&quot;&quot; = '&quot; &amp; [.A283] &amp; &quot;'  where    &quot;&quot;IDErrortype&quot;&quot; = &quot; &amp; [.C28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3]+1" office:value-type="float" office:value="283">
            <text:p>283</text:p>
          </table:table-cell>
          <table:table-cell table:style-name="ce14" table:formula="of:=SUBSTITUTE(SUBSTITUTE(SUBSTITUTE([.A284];&quot;__WARNING&quot;;&quot;&quot;);&quot;__&quot;;&quot; - &quot;);&quot;_&quot;;&quot; &quot;)">
            <text:p/>
          </table:table-cell>
          <table:table-cell table:style-name="ce13" table:formula="of:=IF([.A284]=&quot;&quot;;&quot;&quot;;&quot;public const int &quot; &amp; [.A284] &amp; &quot; = &quot; &amp; [.C284] &amp; &quot;;&quot;)">
            <text:p/>
          </table:table-cell>
          <table:table-cell table:style-name="ce13" table:formula="of:=IF([.A284]=&quot;&quot;;&quot;&quot;;&quot;items_.Add(&quot; &amp; [.A284] &amp; &quot;, new ErrorItem(&quot;&quot;&quot; &amp; [.D284] &amp; &quot;&quot;&quot;, &quot; &amp; IF(OR([.A284]=&quot;no_error&quot;;NOT(ISERROR(SEARCH(&quot;__WARNING&quot;;[.A284])))); &quot;false&quot;; &quot;true&quot;) &amp; &quot;));&quot;)">
            <text:p/>
          </table:table-cell>
          <table:table-cell table:formula="of:=IF([.A284]=&quot;&quot;;&quot;&quot;;&quot;  insert into &quot;&quot;LOG_Errortype&quot;&quot; (   &quot;&quot;IDErrortype&quot;&quot;,    &quot;&quot;Name&quot;&quot;  )  select    &quot; &amp; [.C284] &amp; &quot;,    '&quot; &amp; [.A284] &amp; &quot;'   where not exists (   select &quot;&quot;IDErrortype&quot;&quot;    from &quot;&quot;LOG_Errortype&quot;&quot;    where &quot;&quot;IDErrortype&quot;&quot; = &quot; &amp; [.C284] &amp; &quot;  );   update &quot;&quot;LOG_Errortype&quot;&quot;  set    &quot;&quot;Name&quot;&quot; = '&quot; &amp; [.A284] &amp; &quot;'  where    &quot;&quot;IDErrortype&quot;&quot; = &quot; &amp; [.C28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4]+1" office:value-type="float" office:value="284">
            <text:p>284</text:p>
          </table:table-cell>
          <table:table-cell table:style-name="ce14" table:formula="of:=SUBSTITUTE(SUBSTITUTE(SUBSTITUTE([.A285];&quot;__WARNING&quot;;&quot;&quot;);&quot;__&quot;;&quot; - &quot;);&quot;_&quot;;&quot; &quot;)">
            <text:p/>
          </table:table-cell>
          <table:table-cell table:style-name="ce13" table:formula="of:=IF([.A285]=&quot;&quot;;&quot;&quot;;&quot;public const int &quot; &amp; [.A285] &amp; &quot; = &quot; &amp; [.C285] &amp; &quot;;&quot;)">
            <text:p/>
          </table:table-cell>
          <table:table-cell table:style-name="ce13" table:formula="of:=IF([.A285]=&quot;&quot;;&quot;&quot;;&quot;items_.Add(&quot; &amp; [.A285] &amp; &quot;, new ErrorItem(&quot;&quot;&quot; &amp; [.D285] &amp; &quot;&quot;&quot;, &quot; &amp; IF(OR([.A285]=&quot;no_error&quot;;NOT(ISERROR(SEARCH(&quot;__WARNING&quot;;[.A285])))); &quot;false&quot;; &quot;true&quot;) &amp; &quot;));&quot;)">
            <text:p/>
          </table:table-cell>
          <table:table-cell table:formula="of:=IF([.A285]=&quot;&quot;;&quot;&quot;;&quot;  insert into &quot;&quot;LOG_Errortype&quot;&quot; (   &quot;&quot;IDErrortype&quot;&quot;,    &quot;&quot;Name&quot;&quot;  )  select    &quot; &amp; [.C285] &amp; &quot;,    '&quot; &amp; [.A285] &amp; &quot;'   where not exists (   select &quot;&quot;IDErrortype&quot;&quot;    from &quot;&quot;LOG_Errortype&quot;&quot;    where &quot;&quot;IDErrortype&quot;&quot; = &quot; &amp; [.C285] &amp; &quot;  );   update &quot;&quot;LOG_Errortype&quot;&quot;  set    &quot;&quot;Name&quot;&quot; = '&quot; &amp; [.A285] &amp; &quot;'  where    &quot;&quot;IDErrortype&quot;&quot; = &quot; &amp; [.C28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5]+1" office:value-type="float" office:value="285">
            <text:p>285</text:p>
          </table:table-cell>
          <table:table-cell table:style-name="ce14" table:formula="of:=SUBSTITUTE(SUBSTITUTE(SUBSTITUTE([.A286];&quot;__WARNING&quot;;&quot;&quot;);&quot;__&quot;;&quot; - &quot;);&quot;_&quot;;&quot; &quot;)">
            <text:p/>
          </table:table-cell>
          <table:table-cell table:style-name="ce13" table:formula="of:=IF([.A286]=&quot;&quot;;&quot;&quot;;&quot;public const int &quot; &amp; [.A286] &amp; &quot; = &quot; &amp; [.C286] &amp; &quot;;&quot;)">
            <text:p/>
          </table:table-cell>
          <table:table-cell table:style-name="ce13" table:formula="of:=IF([.A286]=&quot;&quot;;&quot;&quot;;&quot;items_.Add(&quot; &amp; [.A286] &amp; &quot;, new ErrorItem(&quot;&quot;&quot; &amp; [.D286] &amp; &quot;&quot;&quot;, &quot; &amp; IF(OR([.A286]=&quot;no_error&quot;;NOT(ISERROR(SEARCH(&quot;__WARNING&quot;;[.A286])))); &quot;false&quot;; &quot;true&quot;) &amp; &quot;));&quot;)">
            <text:p/>
          </table:table-cell>
          <table:table-cell table:formula="of:=IF([.A286]=&quot;&quot;;&quot;&quot;;&quot;  insert into &quot;&quot;LOG_Errortype&quot;&quot; (   &quot;&quot;IDErrortype&quot;&quot;,    &quot;&quot;Name&quot;&quot;  )  select    &quot; &amp; [.C286] &amp; &quot;,    '&quot; &amp; [.A286] &amp; &quot;'   where not exists (   select &quot;&quot;IDErrortype&quot;&quot;    from &quot;&quot;LOG_Errortype&quot;&quot;    where &quot;&quot;IDErrortype&quot;&quot; = &quot; &amp; [.C286] &amp; &quot;  );   update &quot;&quot;LOG_Errortype&quot;&quot;  set    &quot;&quot;Name&quot;&quot; = '&quot; &amp; [.A286] &amp; &quot;'  where    &quot;&quot;IDErrortype&quot;&quot; = &quot; &amp; [.C28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6]+1" office:value-type="float" office:value="286">
            <text:p>286</text:p>
          </table:table-cell>
          <table:table-cell table:style-name="ce14" table:formula="of:=SUBSTITUTE(SUBSTITUTE(SUBSTITUTE([.A287];&quot;__WARNING&quot;;&quot;&quot;);&quot;__&quot;;&quot; - &quot;);&quot;_&quot;;&quot; &quot;)">
            <text:p/>
          </table:table-cell>
          <table:table-cell table:style-name="ce13" table:formula="of:=IF([.A287]=&quot;&quot;;&quot;&quot;;&quot;public const int &quot; &amp; [.A287] &amp; &quot; = &quot; &amp; [.C287] &amp; &quot;;&quot;)">
            <text:p/>
          </table:table-cell>
          <table:table-cell table:style-name="ce13" table:formula="of:=IF([.A287]=&quot;&quot;;&quot;&quot;;&quot;items_.Add(&quot; &amp; [.A287] &amp; &quot;, new ErrorItem(&quot;&quot;&quot; &amp; [.D287] &amp; &quot;&quot;&quot;, &quot; &amp; IF(OR([.A287]=&quot;no_error&quot;;NOT(ISERROR(SEARCH(&quot;__WARNING&quot;;[.A287])))); &quot;false&quot;; &quot;true&quot;) &amp; &quot;));&quot;)">
            <text:p/>
          </table:table-cell>
          <table:table-cell table:formula="of:=IF([.A287]=&quot;&quot;;&quot;&quot;;&quot;  insert into &quot;&quot;LOG_Errortype&quot;&quot; (   &quot;&quot;IDErrortype&quot;&quot;,    &quot;&quot;Name&quot;&quot;  )  select    &quot; &amp; [.C287] &amp; &quot;,    '&quot; &amp; [.A287] &amp; &quot;'   where not exists (   select &quot;&quot;IDErrortype&quot;&quot;    from &quot;&quot;LOG_Errortype&quot;&quot;    where &quot;&quot;IDErrortype&quot;&quot; = &quot; &amp; [.C287] &amp; &quot;  );   update &quot;&quot;LOG_Errortype&quot;&quot;  set    &quot;&quot;Name&quot;&quot; = '&quot; &amp; [.A287] &amp; &quot;'  where    &quot;&quot;IDErrortype&quot;&quot; = &quot; &amp; [.C28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7]+1" office:value-type="float" office:value="287">
            <text:p>287</text:p>
          </table:table-cell>
          <table:table-cell table:style-name="ce14" table:formula="of:=SUBSTITUTE(SUBSTITUTE(SUBSTITUTE([.A288];&quot;__WARNING&quot;;&quot;&quot;);&quot;__&quot;;&quot; - &quot;);&quot;_&quot;;&quot; &quot;)">
            <text:p/>
          </table:table-cell>
          <table:table-cell table:style-name="ce13" table:formula="of:=IF([.A288]=&quot;&quot;;&quot;&quot;;&quot;public const int &quot; &amp; [.A288] &amp; &quot; = &quot; &amp; [.C288] &amp; &quot;;&quot;)">
            <text:p/>
          </table:table-cell>
          <table:table-cell table:style-name="ce13" table:formula="of:=IF([.A288]=&quot;&quot;;&quot;&quot;;&quot;items_.Add(&quot; &amp; [.A288] &amp; &quot;, new ErrorItem(&quot;&quot;&quot; &amp; [.D288] &amp; &quot;&quot;&quot;, &quot; &amp; IF(OR([.A288]=&quot;no_error&quot;;NOT(ISERROR(SEARCH(&quot;__WARNING&quot;;[.A288])))); &quot;false&quot;; &quot;true&quot;) &amp; &quot;));&quot;)">
            <text:p/>
          </table:table-cell>
          <table:table-cell table:formula="of:=IF([.A288]=&quot;&quot;;&quot;&quot;;&quot;  insert into &quot;&quot;LOG_Errortype&quot;&quot; (   &quot;&quot;IDErrortype&quot;&quot;,    &quot;&quot;Name&quot;&quot;  )  select    &quot; &amp; [.C288] &amp; &quot;,    '&quot; &amp; [.A288] &amp; &quot;'   where not exists (   select &quot;&quot;IDErrortype&quot;&quot;    from &quot;&quot;LOG_Errortype&quot;&quot;    where &quot;&quot;IDErrortype&quot;&quot; = &quot; &amp; [.C288] &amp; &quot;  );   update &quot;&quot;LOG_Errortype&quot;&quot;  set    &quot;&quot;Name&quot;&quot; = '&quot; &amp; [.A288] &amp; &quot;'  where    &quot;&quot;IDErrortype&quot;&quot; = &quot; &amp; [.C28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8]+1" office:value-type="float" office:value="288">
            <text:p>288</text:p>
          </table:table-cell>
          <table:table-cell table:style-name="ce14" table:formula="of:=SUBSTITUTE(SUBSTITUTE(SUBSTITUTE([.A289];&quot;__WARNING&quot;;&quot;&quot;);&quot;__&quot;;&quot; - &quot;);&quot;_&quot;;&quot; &quot;)">
            <text:p/>
          </table:table-cell>
          <table:table-cell table:style-name="ce13" table:formula="of:=IF([.A289]=&quot;&quot;;&quot;&quot;;&quot;public const int &quot; &amp; [.A289] &amp; &quot; = &quot; &amp; [.C289] &amp; &quot;;&quot;)">
            <text:p/>
          </table:table-cell>
          <table:table-cell table:style-name="ce13" table:formula="of:=IF([.A289]=&quot;&quot;;&quot;&quot;;&quot;items_.Add(&quot; &amp; [.A289] &amp; &quot;, new ErrorItem(&quot;&quot;&quot; &amp; [.D289] &amp; &quot;&quot;&quot;, &quot; &amp; IF(OR([.A289]=&quot;no_error&quot;;NOT(ISERROR(SEARCH(&quot;__WARNING&quot;;[.A289])))); &quot;false&quot;; &quot;true&quot;) &amp; &quot;));&quot;)">
            <text:p/>
          </table:table-cell>
          <table:table-cell table:formula="of:=IF([.A289]=&quot;&quot;;&quot;&quot;;&quot;  insert into &quot;&quot;LOG_Errortype&quot;&quot; (   &quot;&quot;IDErrortype&quot;&quot;,    &quot;&quot;Name&quot;&quot;  )  select    &quot; &amp; [.C289] &amp; &quot;,    '&quot; &amp; [.A289] &amp; &quot;'   where not exists (   select &quot;&quot;IDErrortype&quot;&quot;    from &quot;&quot;LOG_Errortype&quot;&quot;    where &quot;&quot;IDErrortype&quot;&quot; = &quot; &amp; [.C289] &amp; &quot;  );   update &quot;&quot;LOG_Errortype&quot;&quot;  set    &quot;&quot;Name&quot;&quot; = '&quot; &amp; [.A289] &amp; &quot;'  where    &quot;&quot;IDErrortype&quot;&quot; = &quot; &amp; [.C28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9]+1" office:value-type="float" office:value="289">
            <text:p>289</text:p>
          </table:table-cell>
          <table:table-cell table:style-name="ce14" table:formula="of:=SUBSTITUTE(SUBSTITUTE(SUBSTITUTE([.A290];&quot;__WARNING&quot;;&quot;&quot;);&quot;__&quot;;&quot; - &quot;);&quot;_&quot;;&quot; &quot;)">
            <text:p/>
          </table:table-cell>
          <table:table-cell table:style-name="ce13" table:formula="of:=IF([.A290]=&quot;&quot;;&quot;&quot;;&quot;public const int &quot; &amp; [.A290] &amp; &quot; = &quot; &amp; [.C290] &amp; &quot;;&quot;)">
            <text:p/>
          </table:table-cell>
          <table:table-cell table:style-name="ce13" table:formula="of:=IF([.A290]=&quot;&quot;;&quot;&quot;;&quot;items_.Add(&quot; &amp; [.A290] &amp; &quot;, new ErrorItem(&quot;&quot;&quot; &amp; [.D290] &amp; &quot;&quot;&quot;, &quot; &amp; IF(OR([.A290]=&quot;no_error&quot;;NOT(ISERROR(SEARCH(&quot;__WARNING&quot;;[.A290])))); &quot;false&quot;; &quot;true&quot;) &amp; &quot;));&quot;)">
            <text:p/>
          </table:table-cell>
          <table:table-cell table:formula="of:=IF([.A290]=&quot;&quot;;&quot;&quot;;&quot;  insert into &quot;&quot;LOG_Errortype&quot;&quot; (   &quot;&quot;IDErrortype&quot;&quot;,    &quot;&quot;Name&quot;&quot;  )  select    &quot; &amp; [.C290] &amp; &quot;,    '&quot; &amp; [.A290] &amp; &quot;'   where not exists (   select &quot;&quot;IDErrortype&quot;&quot;    from &quot;&quot;LOG_Errortype&quot;&quot;    where &quot;&quot;IDErrortype&quot;&quot; = &quot; &amp; [.C290] &amp; &quot;  );   update &quot;&quot;LOG_Errortype&quot;&quot;  set    &quot;&quot;Name&quot;&quot; = '&quot; &amp; [.A290] &amp; &quot;'  where    &quot;&quot;IDErrortype&quot;&quot; = &quot; &amp; [.C29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0]+1" office:value-type="float" office:value="290">
            <text:p>290</text:p>
          </table:table-cell>
          <table:table-cell table:style-name="ce14" table:formula="of:=SUBSTITUTE(SUBSTITUTE(SUBSTITUTE([.A291];&quot;__WARNING&quot;;&quot;&quot;);&quot;__&quot;;&quot; - &quot;);&quot;_&quot;;&quot; &quot;)">
            <text:p/>
          </table:table-cell>
          <table:table-cell table:style-name="ce13" table:formula="of:=IF([.A291]=&quot;&quot;;&quot;&quot;;&quot;public const int &quot; &amp; [.A291] &amp; &quot; = &quot; &amp; [.C291] &amp; &quot;;&quot;)">
            <text:p/>
          </table:table-cell>
          <table:table-cell table:style-name="ce13" table:formula="of:=IF([.A291]=&quot;&quot;;&quot;&quot;;&quot;items_.Add(&quot; &amp; [.A291] &amp; &quot;, new ErrorItem(&quot;&quot;&quot; &amp; [.D291] &amp; &quot;&quot;&quot;, &quot; &amp; IF(OR([.A291]=&quot;no_error&quot;;NOT(ISERROR(SEARCH(&quot;__WARNING&quot;;[.A291])))); &quot;false&quot;; &quot;true&quot;) &amp; &quot;));&quot;)">
            <text:p/>
          </table:table-cell>
          <table:table-cell table:formula="of:=IF([.A291]=&quot;&quot;;&quot;&quot;;&quot;  insert into &quot;&quot;LOG_Errortype&quot;&quot; (   &quot;&quot;IDErrortype&quot;&quot;,    &quot;&quot;Name&quot;&quot;  )  select    &quot; &amp; [.C291] &amp; &quot;,    '&quot; &amp; [.A291] &amp; &quot;'   where not exists (   select &quot;&quot;IDErrortype&quot;&quot;    from &quot;&quot;LOG_Errortype&quot;&quot;    where &quot;&quot;IDErrortype&quot;&quot; = &quot; &amp; [.C291] &amp; &quot;  );   update &quot;&quot;LOG_Errortype&quot;&quot;  set    &quot;&quot;Name&quot;&quot; = '&quot; &amp; [.A291] &amp; &quot;'  where    &quot;&quot;IDErrortype&quot;&quot; = &quot; &amp; [.C29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1]+1" office:value-type="float" office:value="291">
            <text:p>291</text:p>
          </table:table-cell>
          <table:table-cell table:style-name="ce14" table:formula="of:=SUBSTITUTE(SUBSTITUTE(SUBSTITUTE([.A292];&quot;__WARNING&quot;;&quot;&quot;);&quot;__&quot;;&quot; - &quot;);&quot;_&quot;;&quot; &quot;)">
            <text:p/>
          </table:table-cell>
          <table:table-cell table:style-name="ce13" table:formula="of:=IF([.A292]=&quot;&quot;;&quot;&quot;;&quot;public const int &quot; &amp; [.A292] &amp; &quot; = &quot; &amp; [.C292] &amp; &quot;;&quot;)">
            <text:p/>
          </table:table-cell>
          <table:table-cell table:style-name="ce13" table:formula="of:=IF([.A292]=&quot;&quot;;&quot;&quot;;&quot;items_.Add(&quot; &amp; [.A292] &amp; &quot;, new ErrorItem(&quot;&quot;&quot; &amp; [.D292] &amp; &quot;&quot;&quot;, &quot; &amp; IF(OR([.A292]=&quot;no_error&quot;;NOT(ISERROR(SEARCH(&quot;__WARNING&quot;;[.A292])))); &quot;false&quot;; &quot;true&quot;) &amp; &quot;));&quot;)">
            <text:p/>
          </table:table-cell>
          <table:table-cell table:formula="of:=IF([.A292]=&quot;&quot;;&quot;&quot;;&quot;  insert into &quot;&quot;LOG_Errortype&quot;&quot; (   &quot;&quot;IDErrortype&quot;&quot;,    &quot;&quot;Name&quot;&quot;  )  select    &quot; &amp; [.C292] &amp; &quot;,    '&quot; &amp; [.A292] &amp; &quot;'   where not exists (   select &quot;&quot;IDErrortype&quot;&quot;    from &quot;&quot;LOG_Errortype&quot;&quot;    where &quot;&quot;IDErrortype&quot;&quot; = &quot; &amp; [.C292] &amp; &quot;  );   update &quot;&quot;LOG_Errortype&quot;&quot;  set    &quot;&quot;Name&quot;&quot; = '&quot; &amp; [.A292] &amp; &quot;'  where    &quot;&quot;IDErrortype&quot;&quot; = &quot; &amp; [.C29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2]+1" office:value-type="float" office:value="292">
            <text:p>292</text:p>
          </table:table-cell>
          <table:table-cell table:style-name="ce14" table:formula="of:=SUBSTITUTE(SUBSTITUTE(SUBSTITUTE([.A293];&quot;__WARNING&quot;;&quot;&quot;);&quot;__&quot;;&quot; - &quot;);&quot;_&quot;;&quot; &quot;)">
            <text:p/>
          </table:table-cell>
          <table:table-cell table:style-name="ce13" table:formula="of:=IF([.A293]=&quot;&quot;;&quot;&quot;;&quot;public const int &quot; &amp; [.A293] &amp; &quot; = &quot; &amp; [.C293] &amp; &quot;;&quot;)">
            <text:p/>
          </table:table-cell>
          <table:table-cell table:style-name="ce13" table:formula="of:=IF([.A293]=&quot;&quot;;&quot;&quot;;&quot;items_.Add(&quot; &amp; [.A293] &amp; &quot;, new ErrorItem(&quot;&quot;&quot; &amp; [.D293] &amp; &quot;&quot;&quot;, &quot; &amp; IF(OR([.A293]=&quot;no_error&quot;;NOT(ISERROR(SEARCH(&quot;__WARNING&quot;;[.A293])))); &quot;false&quot;; &quot;true&quot;) &amp; &quot;));&quot;)">
            <text:p/>
          </table:table-cell>
          <table:table-cell table:formula="of:=IF([.A293]=&quot;&quot;;&quot;&quot;;&quot;  insert into &quot;&quot;LOG_Errortype&quot;&quot; (   &quot;&quot;IDErrortype&quot;&quot;,    &quot;&quot;Name&quot;&quot;  )  select    &quot; &amp; [.C293] &amp; &quot;,    '&quot; &amp; [.A293] &amp; &quot;'   where not exists (   select &quot;&quot;IDErrortype&quot;&quot;    from &quot;&quot;LOG_Errortype&quot;&quot;    where &quot;&quot;IDErrortype&quot;&quot; = &quot; &amp; [.C293] &amp; &quot;  );   update &quot;&quot;LOG_Errortype&quot;&quot;  set    &quot;&quot;Name&quot;&quot; = '&quot; &amp; [.A293] &amp; &quot;'  where    &quot;&quot;IDErrortype&quot;&quot; = &quot; &amp; [.C29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3]+1" office:value-type="float" office:value="293">
            <text:p>293</text:p>
          </table:table-cell>
          <table:table-cell table:style-name="ce14" table:formula="of:=SUBSTITUTE(SUBSTITUTE(SUBSTITUTE([.A294];&quot;__WARNING&quot;;&quot;&quot;);&quot;__&quot;;&quot; - &quot;);&quot;_&quot;;&quot; &quot;)">
            <text:p/>
          </table:table-cell>
          <table:table-cell table:style-name="ce13" table:formula="of:=IF([.A294]=&quot;&quot;;&quot;&quot;;&quot;public const int &quot; &amp; [.A294] &amp; &quot; = &quot; &amp; [.C294] &amp; &quot;;&quot;)">
            <text:p/>
          </table:table-cell>
          <table:table-cell table:style-name="ce13" table:formula="of:=IF([.A294]=&quot;&quot;;&quot;&quot;;&quot;items_.Add(&quot; &amp; [.A294] &amp; &quot;, new ErrorItem(&quot;&quot;&quot; &amp; [.D294] &amp; &quot;&quot;&quot;, &quot; &amp; IF(OR([.A294]=&quot;no_error&quot;;NOT(ISERROR(SEARCH(&quot;__WARNING&quot;;[.A294])))); &quot;false&quot;; &quot;true&quot;) &amp; &quot;));&quot;)">
            <text:p/>
          </table:table-cell>
          <table:table-cell table:formula="of:=IF([.A294]=&quot;&quot;;&quot;&quot;;&quot;  insert into &quot;&quot;LOG_Errortype&quot;&quot; (   &quot;&quot;IDErrortype&quot;&quot;,    &quot;&quot;Name&quot;&quot;  )  select    &quot; &amp; [.C294] &amp; &quot;,    '&quot; &amp; [.A294] &amp; &quot;'   where not exists (   select &quot;&quot;IDErrortype&quot;&quot;    from &quot;&quot;LOG_Errortype&quot;&quot;    where &quot;&quot;IDErrortype&quot;&quot; = &quot; &amp; [.C294] &amp; &quot;  );   update &quot;&quot;LOG_Errortype&quot;&quot;  set    &quot;&quot;Name&quot;&quot; = '&quot; &amp; [.A294] &amp; &quot;'  where    &quot;&quot;IDErrortype&quot;&quot; = &quot; &amp; [.C29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4]+1" office:value-type="float" office:value="294">
            <text:p>294</text:p>
          </table:table-cell>
          <table:table-cell table:style-name="ce14" table:formula="of:=SUBSTITUTE(SUBSTITUTE(SUBSTITUTE([.A295];&quot;__WARNING&quot;;&quot;&quot;);&quot;__&quot;;&quot; - &quot;);&quot;_&quot;;&quot; &quot;)">
            <text:p/>
          </table:table-cell>
          <table:table-cell table:style-name="ce13" table:formula="of:=IF([.A295]=&quot;&quot;;&quot;&quot;;&quot;public const int &quot; &amp; [.A295] &amp; &quot; = &quot; &amp; [.C295] &amp; &quot;;&quot;)">
            <text:p/>
          </table:table-cell>
          <table:table-cell table:style-name="ce13" table:formula="of:=IF([.A295]=&quot;&quot;;&quot;&quot;;&quot;items_.Add(&quot; &amp; [.A295] &amp; &quot;, new ErrorItem(&quot;&quot;&quot; &amp; [.D295] &amp; &quot;&quot;&quot;, &quot; &amp; IF(OR([.A295]=&quot;no_error&quot;;NOT(ISERROR(SEARCH(&quot;__WARNING&quot;;[.A295])))); &quot;false&quot;; &quot;true&quot;) &amp; &quot;));&quot;)">
            <text:p/>
          </table:table-cell>
          <table:table-cell table:formula="of:=IF([.A295]=&quot;&quot;;&quot;&quot;;&quot;  insert into &quot;&quot;LOG_Errortype&quot;&quot; (   &quot;&quot;IDErrortype&quot;&quot;,    &quot;&quot;Name&quot;&quot;  )  select    &quot; &amp; [.C295] &amp; &quot;,    '&quot; &amp; [.A295] &amp; &quot;'   where not exists (   select &quot;&quot;IDErrortype&quot;&quot;    from &quot;&quot;LOG_Errortype&quot;&quot;    where &quot;&quot;IDErrortype&quot;&quot; = &quot; &amp; [.C295] &amp; &quot;  );   update &quot;&quot;LOG_Errortype&quot;&quot;  set    &quot;&quot;Name&quot;&quot; = '&quot; &amp; [.A295] &amp; &quot;'  where    &quot;&quot;IDErrortype&quot;&quot; = &quot; &amp; [.C29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5]+1" office:value-type="float" office:value="295">
            <text:p>295</text:p>
          </table:table-cell>
          <table:table-cell table:style-name="ce14" table:formula="of:=SUBSTITUTE(SUBSTITUTE(SUBSTITUTE([.A296];&quot;__WARNING&quot;;&quot;&quot;);&quot;__&quot;;&quot; - &quot;);&quot;_&quot;;&quot; &quot;)">
            <text:p/>
          </table:table-cell>
          <table:table-cell table:style-name="ce13" table:formula="of:=IF([.A296]=&quot;&quot;;&quot;&quot;;&quot;public const int &quot; &amp; [.A296] &amp; &quot; = &quot; &amp; [.C296] &amp; &quot;;&quot;)">
            <text:p/>
          </table:table-cell>
          <table:table-cell table:style-name="ce13" table:formula="of:=IF([.A296]=&quot;&quot;;&quot;&quot;;&quot;items_.Add(&quot; &amp; [.A296] &amp; &quot;, new ErrorItem(&quot;&quot;&quot; &amp; [.D296] &amp; &quot;&quot;&quot;, &quot; &amp; IF(OR([.A296]=&quot;no_error&quot;;NOT(ISERROR(SEARCH(&quot;__WARNING&quot;;[.A296])))); &quot;false&quot;; &quot;true&quot;) &amp; &quot;));&quot;)">
            <text:p/>
          </table:table-cell>
          <table:table-cell table:formula="of:=IF([.A296]=&quot;&quot;;&quot;&quot;;&quot;  insert into &quot;&quot;LOG_Errortype&quot;&quot; (   &quot;&quot;IDErrortype&quot;&quot;,    &quot;&quot;Name&quot;&quot;  )  select    &quot; &amp; [.C296] &amp; &quot;,    '&quot; &amp; [.A296] &amp; &quot;'   where not exists (   select &quot;&quot;IDErrortype&quot;&quot;    from &quot;&quot;LOG_Errortype&quot;&quot;    where &quot;&quot;IDErrortype&quot;&quot; = &quot; &amp; [.C296] &amp; &quot;  );   update &quot;&quot;LOG_Errortype&quot;&quot;  set    &quot;&quot;Name&quot;&quot; = '&quot; &amp; [.A296] &amp; &quot;'  where    &quot;&quot;IDErrortype&quot;&quot; = &quot; &amp; [.C29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6]+1" office:value-type="float" office:value="296">
            <text:p>296</text:p>
          </table:table-cell>
          <table:table-cell table:style-name="ce14" table:formula="of:=SUBSTITUTE(SUBSTITUTE(SUBSTITUTE([.A297];&quot;__WARNING&quot;;&quot;&quot;);&quot;__&quot;;&quot; - &quot;);&quot;_&quot;;&quot; &quot;)">
            <text:p/>
          </table:table-cell>
          <table:table-cell table:style-name="ce13" table:formula="of:=IF([.A297]=&quot;&quot;;&quot;&quot;;&quot;public const int &quot; &amp; [.A297] &amp; &quot; = &quot; &amp; [.C297] &amp; &quot;;&quot;)">
            <text:p/>
          </table:table-cell>
          <table:table-cell table:style-name="ce13" table:formula="of:=IF([.A297]=&quot;&quot;;&quot;&quot;;&quot;items_.Add(&quot; &amp; [.A297] &amp; &quot;, new ErrorItem(&quot;&quot;&quot; &amp; [.D297] &amp; &quot;&quot;&quot;, &quot; &amp; IF(OR([.A297]=&quot;no_error&quot;;NOT(ISERROR(SEARCH(&quot;__WARNING&quot;;[.A297])))); &quot;false&quot;; &quot;true&quot;) &amp; &quot;));&quot;)">
            <text:p/>
          </table:table-cell>
          <table:table-cell table:formula="of:=IF([.A297]=&quot;&quot;;&quot;&quot;;&quot;  insert into &quot;&quot;LOG_Errortype&quot;&quot; (   &quot;&quot;IDErrortype&quot;&quot;,    &quot;&quot;Name&quot;&quot;  )  select    &quot; &amp; [.C297] &amp; &quot;,    '&quot; &amp; [.A297] &amp; &quot;'   where not exists (   select &quot;&quot;IDErrortype&quot;&quot;    from &quot;&quot;LOG_Errortype&quot;&quot;    where &quot;&quot;IDErrortype&quot;&quot; = &quot; &amp; [.C297] &amp; &quot;  );   update &quot;&quot;LOG_Errortype&quot;&quot;  set    &quot;&quot;Name&quot;&quot; = '&quot; &amp; [.A297] &amp; &quot;'  where    &quot;&quot;IDErrortype&quot;&quot; = &quot; &amp; [.C29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7]+1" office:value-type="float" office:value="297">
            <text:p>297</text:p>
          </table:table-cell>
          <table:table-cell table:style-name="ce14" table:formula="of:=SUBSTITUTE(SUBSTITUTE(SUBSTITUTE([.A298];&quot;__WARNING&quot;;&quot;&quot;);&quot;__&quot;;&quot; - &quot;);&quot;_&quot;;&quot; &quot;)">
            <text:p/>
          </table:table-cell>
          <table:table-cell table:style-name="ce13" table:formula="of:=IF([.A298]=&quot;&quot;;&quot;&quot;;&quot;public const int &quot; &amp; [.A298] &amp; &quot; = &quot; &amp; [.C298] &amp; &quot;;&quot;)">
            <text:p/>
          </table:table-cell>
          <table:table-cell table:style-name="ce13" table:formula="of:=IF([.A298]=&quot;&quot;;&quot;&quot;;&quot;items_.Add(&quot; &amp; [.A298] &amp; &quot;, new ErrorItem(&quot;&quot;&quot; &amp; [.D298] &amp; &quot;&quot;&quot;, &quot; &amp; IF(OR([.A298]=&quot;no_error&quot;;NOT(ISERROR(SEARCH(&quot;__WARNING&quot;;[.A298])))); &quot;false&quot;; &quot;true&quot;) &amp; &quot;));&quot;)">
            <text:p/>
          </table:table-cell>
          <table:table-cell table:formula="of:=IF([.A298]=&quot;&quot;;&quot;&quot;;&quot;  insert into &quot;&quot;LOG_Errortype&quot;&quot; (   &quot;&quot;IDErrortype&quot;&quot;,    &quot;&quot;Name&quot;&quot;  )  select    &quot; &amp; [.C298] &amp; &quot;,    '&quot; &amp; [.A298] &amp; &quot;'   where not exists (   select &quot;&quot;IDErrortype&quot;&quot;    from &quot;&quot;LOG_Errortype&quot;&quot;    where &quot;&quot;IDErrortype&quot;&quot; = &quot; &amp; [.C298] &amp; &quot;  );   update &quot;&quot;LOG_Errortype&quot;&quot;  set    &quot;&quot;Name&quot;&quot; = '&quot; &amp; [.A298] &amp; &quot;'  where    &quot;&quot;IDErrortype&quot;&quot; = &quot; &amp; [.C29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8]+1" office:value-type="float" office:value="298">
            <text:p>298</text:p>
          </table:table-cell>
          <table:table-cell table:style-name="ce14" table:formula="of:=SUBSTITUTE(SUBSTITUTE(SUBSTITUTE([.A299];&quot;__WARNING&quot;;&quot;&quot;);&quot;__&quot;;&quot; - &quot;);&quot;_&quot;;&quot; &quot;)">
            <text:p/>
          </table:table-cell>
          <table:table-cell table:style-name="ce13" table:formula="of:=IF([.A299]=&quot;&quot;;&quot;&quot;;&quot;public const int &quot; &amp; [.A299] &amp; &quot; = &quot; &amp; [.C299] &amp; &quot;;&quot;)">
            <text:p/>
          </table:table-cell>
          <table:table-cell table:style-name="ce13" table:formula="of:=IF([.A299]=&quot;&quot;;&quot;&quot;;&quot;items_.Add(&quot; &amp; [.A299] &amp; &quot;, new ErrorItem(&quot;&quot;&quot; &amp; [.D299] &amp; &quot;&quot;&quot;, &quot; &amp; IF(OR([.A299]=&quot;no_error&quot;;NOT(ISERROR(SEARCH(&quot;__WARNING&quot;;[.A299])))); &quot;false&quot;; &quot;true&quot;) &amp; &quot;));&quot;)">
            <text:p/>
          </table:table-cell>
          <table:table-cell table:formula="of:=IF([.A299]=&quot;&quot;;&quot;&quot;;&quot;  insert into &quot;&quot;LOG_Errortype&quot;&quot; (   &quot;&quot;IDErrortype&quot;&quot;,    &quot;&quot;Name&quot;&quot;  )  select    &quot; &amp; [.C299] &amp; &quot;,    '&quot; &amp; [.A299] &amp; &quot;'   where not exists (   select &quot;&quot;IDErrortype&quot;&quot;    from &quot;&quot;LOG_Errortype&quot;&quot;    where &quot;&quot;IDErrortype&quot;&quot; = &quot; &amp; [.C299] &amp; &quot;  );   update &quot;&quot;LOG_Errortype&quot;&quot;  set    &quot;&quot;Name&quot;&quot; = '&quot; &amp; [.A299] &amp; &quot;'  where    &quot;&quot;IDErrortype&quot;&quot; = &quot; &amp; [.C29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9]+1" office:value-type="float" office:value="299">
            <text:p>299</text:p>
          </table:table-cell>
          <table:table-cell table:style-name="ce14" table:formula="of:=SUBSTITUTE(SUBSTITUTE(SUBSTITUTE([.A300];&quot;__WARNING&quot;;&quot;&quot;);&quot;__&quot;;&quot; - &quot;);&quot;_&quot;;&quot; &quot;)">
            <text:p/>
          </table:table-cell>
          <table:table-cell table:style-name="ce13" table:formula="of:=IF([.A300]=&quot;&quot;;&quot;&quot;;&quot;public const int &quot; &amp; [.A300] &amp; &quot; = &quot; &amp; [.C300] &amp; &quot;;&quot;)">
            <text:p/>
          </table:table-cell>
          <table:table-cell table:style-name="ce13" table:formula="of:=IF([.A300]=&quot;&quot;;&quot;&quot;;&quot;items_.Add(&quot; &amp; [.A300] &amp; &quot;, new ErrorItem(&quot;&quot;&quot; &amp; [.D300] &amp; &quot;&quot;&quot;, &quot; &amp; IF(OR([.A300]=&quot;no_error&quot;;NOT(ISERROR(SEARCH(&quot;__WARNING&quot;;[.A300])))); &quot;false&quot;; &quot;true&quot;) &amp; &quot;));&quot;)">
            <text:p/>
          </table:table-cell>
          <table:table-cell table:formula="of:=IF([.A300]=&quot;&quot;;&quot;&quot;;&quot;  insert into &quot;&quot;LOG_Errortype&quot;&quot; (   &quot;&quot;IDErrortype&quot;&quot;,    &quot;&quot;Name&quot;&quot;  )  select    &quot; &amp; [.C300] &amp; &quot;,    '&quot; &amp; [.A300] &amp; &quot;'   where not exists (   select &quot;&quot;IDErrortype&quot;&quot;    from &quot;&quot;LOG_Errortype&quot;&quot;    where &quot;&quot;IDErrortype&quot;&quot; = &quot; &amp; [.C300] &amp; &quot;  );   update &quot;&quot;LOG_Errortype&quot;&quot;  set    &quot;&quot;Name&quot;&quot; = '&quot; &amp; [.A300] &amp; &quot;'  where    &quot;&quot;IDErrortype&quot;&quot; = &quot; &amp; [.C30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0]+1" office:value-type="float" office:value="300">
            <text:p>300</text:p>
          </table:table-cell>
          <table:table-cell table:style-name="ce14" table:formula="of:=SUBSTITUTE(SUBSTITUTE(SUBSTITUTE([.A301];&quot;__WARNING&quot;;&quot;&quot;);&quot;__&quot;;&quot; - &quot;);&quot;_&quot;;&quot; &quot;)">
            <text:p/>
          </table:table-cell>
          <table:table-cell table:style-name="ce13" table:formula="of:=IF([.A301]=&quot;&quot;;&quot;&quot;;&quot;public const int &quot; &amp; [.A301] &amp; &quot; = &quot; &amp; [.C301] &amp; &quot;;&quot;)">
            <text:p/>
          </table:table-cell>
          <table:table-cell table:style-name="ce13" table:formula="of:=IF([.A301]=&quot;&quot;;&quot;&quot;;&quot;items_.Add(&quot; &amp; [.A301] &amp; &quot;, new ErrorItem(&quot;&quot;&quot; &amp; [.D301] &amp; &quot;&quot;&quot;, &quot; &amp; IF(OR([.A301]=&quot;no_error&quot;;NOT(ISERROR(SEARCH(&quot;__WARNING&quot;;[.A301])))); &quot;false&quot;; &quot;true&quot;) &amp; &quot;));&quot;)">
            <text:p/>
          </table:table-cell>
          <table:table-cell table:formula="of:=IF([.A301]=&quot;&quot;;&quot;&quot;;&quot;  insert into &quot;&quot;LOG_Errortype&quot;&quot; (   &quot;&quot;IDErrortype&quot;&quot;,    &quot;&quot;Name&quot;&quot;  )  select    &quot; &amp; [.C301] &amp; &quot;,    '&quot; &amp; [.A301] &amp; &quot;'   where not exists (   select &quot;&quot;IDErrortype&quot;&quot;    from &quot;&quot;LOG_Errortype&quot;&quot;    where &quot;&quot;IDErrortype&quot;&quot; = &quot; &amp; [.C301] &amp; &quot;  );   update &quot;&quot;LOG_Errortype&quot;&quot;  set    &quot;&quot;Name&quot;&quot; = '&quot; &amp; [.A301] &amp; &quot;'  where    &quot;&quot;IDErrortype&quot;&quot; = &quot; &amp; [.C30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1]+1" office:value-type="float" office:value="301">
            <text:p>301</text:p>
          </table:table-cell>
          <table:table-cell table:style-name="ce14" table:formula="of:=SUBSTITUTE(SUBSTITUTE(SUBSTITUTE([.A302];&quot;__WARNING&quot;;&quot;&quot;);&quot;__&quot;;&quot; - &quot;);&quot;_&quot;;&quot; &quot;)">
            <text:p/>
          </table:table-cell>
          <table:table-cell table:style-name="ce13" table:formula="of:=IF([.A302]=&quot;&quot;;&quot;&quot;;&quot;public const int &quot; &amp; [.A302] &amp; &quot; = &quot; &amp; [.C302] &amp; &quot;;&quot;)">
            <text:p/>
          </table:table-cell>
          <table:table-cell table:style-name="ce13" table:formula="of:=IF([.A302]=&quot;&quot;;&quot;&quot;;&quot;items_.Add(&quot; &amp; [.A302] &amp; &quot;, new ErrorItem(&quot;&quot;&quot; &amp; [.D302] &amp; &quot;&quot;&quot;, &quot; &amp; IF(OR([.A302]=&quot;no_error&quot;;NOT(ISERROR(SEARCH(&quot;__WARNING&quot;;[.A302])))); &quot;false&quot;; &quot;true&quot;) &amp; &quot;));&quot;)">
            <text:p/>
          </table:table-cell>
          <table:table-cell table:formula="of:=IF([.A302]=&quot;&quot;;&quot;&quot;;&quot;  insert into &quot;&quot;LOG_Errortype&quot;&quot; (   &quot;&quot;IDErrortype&quot;&quot;,    &quot;&quot;Name&quot;&quot;  )  select    &quot; &amp; [.C302] &amp; &quot;,    '&quot; &amp; [.A302] &amp; &quot;'   where not exists (   select &quot;&quot;IDErrortype&quot;&quot;    from &quot;&quot;LOG_Errortype&quot;&quot;    where &quot;&quot;IDErrortype&quot;&quot; = &quot; &amp; [.C302] &amp; &quot;  );   update &quot;&quot;LOG_Errortype&quot;&quot;  set    &quot;&quot;Name&quot;&quot; = '&quot; &amp; [.A302] &amp; &quot;'  where    &quot;&quot;IDErrortype&quot;&quot; = &quot; &amp; [.C30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2]+1" office:value-type="float" office:value="302">
            <text:p>302</text:p>
          </table:table-cell>
          <table:table-cell table:style-name="ce14" table:formula="of:=SUBSTITUTE(SUBSTITUTE(SUBSTITUTE([.A303];&quot;__WARNING&quot;;&quot;&quot;);&quot;__&quot;;&quot; - &quot;);&quot;_&quot;;&quot; &quot;)">
            <text:p/>
          </table:table-cell>
          <table:table-cell table:style-name="ce13" table:formula="of:=IF([.A303]=&quot;&quot;;&quot;&quot;;&quot;public const int &quot; &amp; [.A303] &amp; &quot; = &quot; &amp; [.C303] &amp; &quot;;&quot;)">
            <text:p/>
          </table:table-cell>
          <table:table-cell table:style-name="ce13" table:formula="of:=IF([.A303]=&quot;&quot;;&quot;&quot;;&quot;items_.Add(&quot; &amp; [.A303] &amp; &quot;, new ErrorItem(&quot;&quot;&quot; &amp; [.D303] &amp; &quot;&quot;&quot;, &quot; &amp; IF(OR([.A303]=&quot;no_error&quot;;NOT(ISERROR(SEARCH(&quot;__WARNING&quot;;[.A303])))); &quot;false&quot;; &quot;true&quot;) &amp; &quot;));&quot;)">
            <text:p/>
          </table:table-cell>
          <table:table-cell table:formula="of:=IF([.A303]=&quot;&quot;;&quot;&quot;;&quot;  insert into &quot;&quot;LOG_Errortype&quot;&quot; (   &quot;&quot;IDErrortype&quot;&quot;,    &quot;&quot;Name&quot;&quot;  )  select    &quot; &amp; [.C303] &amp; &quot;,    '&quot; &amp; [.A303] &amp; &quot;'   where not exists (   select &quot;&quot;IDErrortype&quot;&quot;    from &quot;&quot;LOG_Errortype&quot;&quot;    where &quot;&quot;IDErrortype&quot;&quot; = &quot; &amp; [.C303] &amp; &quot;  );   update &quot;&quot;LOG_Errortype&quot;&quot;  set    &quot;&quot;Name&quot;&quot; = '&quot; &amp; [.A303] &amp; &quot;'  where    &quot;&quot;IDErrortype&quot;&quot; = &quot; &amp; [.C30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3]+1" office:value-type="float" office:value="303">
            <text:p>303</text:p>
          </table:table-cell>
          <table:table-cell table:style-name="ce14" table:formula="of:=SUBSTITUTE(SUBSTITUTE(SUBSTITUTE([.A304];&quot;__WARNING&quot;;&quot;&quot;);&quot;__&quot;;&quot; - &quot;);&quot;_&quot;;&quot; &quot;)">
            <text:p/>
          </table:table-cell>
          <table:table-cell table:style-name="ce13" table:formula="of:=IF([.A304]=&quot;&quot;;&quot;&quot;;&quot;public const int &quot; &amp; [.A304] &amp; &quot; = &quot; &amp; [.C304] &amp; &quot;;&quot;)">
            <text:p/>
          </table:table-cell>
          <table:table-cell table:style-name="ce13" table:formula="of:=IF([.A304]=&quot;&quot;;&quot;&quot;;&quot;items_.Add(&quot; &amp; [.A304] &amp; &quot;, new ErrorItem(&quot;&quot;&quot; &amp; [.D304] &amp; &quot;&quot;&quot;, &quot; &amp; IF(OR([.A304]=&quot;no_error&quot;;NOT(ISERROR(SEARCH(&quot;__WARNING&quot;;[.A304])))); &quot;false&quot;; &quot;true&quot;) &amp; &quot;));&quot;)">
            <text:p/>
          </table:table-cell>
          <table:table-cell table:formula="of:=IF([.A304]=&quot;&quot;;&quot;&quot;;&quot;  insert into &quot;&quot;LOG_Errortype&quot;&quot; (   &quot;&quot;IDErrortype&quot;&quot;,    &quot;&quot;Name&quot;&quot;  )  select    &quot; &amp; [.C304] &amp; &quot;,    '&quot; &amp; [.A304] &amp; &quot;'   where not exists (   select &quot;&quot;IDErrortype&quot;&quot;    from &quot;&quot;LOG_Errortype&quot;&quot;    where &quot;&quot;IDErrortype&quot;&quot; = &quot; &amp; [.C304] &amp; &quot;  );   update &quot;&quot;LOG_Errortype&quot;&quot;  set    &quot;&quot;Name&quot;&quot; = '&quot; &amp; [.A304] &amp; &quot;'  where    &quot;&quot;IDErrortype&quot;&quot; = &quot; &amp; [.C30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4]+1" office:value-type="float" office:value="304">
            <text:p>304</text:p>
          </table:table-cell>
          <table:table-cell table:style-name="ce14" table:formula="of:=SUBSTITUTE(SUBSTITUTE(SUBSTITUTE([.A305];&quot;__WARNING&quot;;&quot;&quot;);&quot;__&quot;;&quot; - &quot;);&quot;_&quot;;&quot; &quot;)">
            <text:p/>
          </table:table-cell>
          <table:table-cell table:style-name="ce13" table:formula="of:=IF([.A305]=&quot;&quot;;&quot;&quot;;&quot;public const int &quot; &amp; [.A305] &amp; &quot; = &quot; &amp; [.C305] &amp; &quot;;&quot;)">
            <text:p/>
          </table:table-cell>
          <table:table-cell table:style-name="ce13" table:formula="of:=IF([.A305]=&quot;&quot;;&quot;&quot;;&quot;items_.Add(&quot; &amp; [.A305] &amp; &quot;, new ErrorItem(&quot;&quot;&quot; &amp; [.D305] &amp; &quot;&quot;&quot;, &quot; &amp; IF(OR([.A305]=&quot;no_error&quot;;NOT(ISERROR(SEARCH(&quot;__WARNING&quot;;[.A305])))); &quot;false&quot;; &quot;true&quot;) &amp; &quot;));&quot;)">
            <text:p/>
          </table:table-cell>
          <table:table-cell table:formula="of:=IF([.A305]=&quot;&quot;;&quot;&quot;;&quot;  insert into &quot;&quot;LOG_Errortype&quot;&quot; (   &quot;&quot;IDErrortype&quot;&quot;,    &quot;&quot;Name&quot;&quot;  )  select    &quot; &amp; [.C305] &amp; &quot;,    '&quot; &amp; [.A305] &amp; &quot;'   where not exists (   select &quot;&quot;IDErrortype&quot;&quot;    from &quot;&quot;LOG_Errortype&quot;&quot;    where &quot;&quot;IDErrortype&quot;&quot; = &quot; &amp; [.C305] &amp; &quot;  );   update &quot;&quot;LOG_Errortype&quot;&quot;  set    &quot;&quot;Name&quot;&quot; = '&quot; &amp; [.A305] &amp; &quot;'  where    &quot;&quot;IDErrortype&quot;&quot; = &quot; &amp; [.C30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5]+1" office:value-type="float" office:value="305">
            <text:p>305</text:p>
          </table:table-cell>
          <table:table-cell table:style-name="ce14" table:formula="of:=SUBSTITUTE(SUBSTITUTE(SUBSTITUTE([.A306];&quot;__WARNING&quot;;&quot;&quot;);&quot;__&quot;;&quot; - &quot;);&quot;_&quot;;&quot; &quot;)">
            <text:p/>
          </table:table-cell>
          <table:table-cell table:style-name="ce13" table:formula="of:=IF([.A306]=&quot;&quot;;&quot;&quot;;&quot;public const int &quot; &amp; [.A306] &amp; &quot; = &quot; &amp; [.C306] &amp; &quot;;&quot;)">
            <text:p/>
          </table:table-cell>
          <table:table-cell table:style-name="ce13" table:formula="of:=IF([.A306]=&quot;&quot;;&quot;&quot;;&quot;items_.Add(&quot; &amp; [.A306] &amp; &quot;, new ErrorItem(&quot;&quot;&quot; &amp; [.D306] &amp; &quot;&quot;&quot;, &quot; &amp; IF(OR([.A306]=&quot;no_error&quot;;NOT(ISERROR(SEARCH(&quot;__WARNING&quot;;[.A306])))); &quot;false&quot;; &quot;true&quot;) &amp; &quot;));&quot;)">
            <text:p/>
          </table:table-cell>
          <table:table-cell table:formula="of:=IF([.A306]=&quot;&quot;;&quot;&quot;;&quot;  insert into &quot;&quot;LOG_Errortype&quot;&quot; (   &quot;&quot;IDErrortype&quot;&quot;,    &quot;&quot;Name&quot;&quot;  )  select    &quot; &amp; [.C306] &amp; &quot;,    '&quot; &amp; [.A306] &amp; &quot;'   where not exists (   select &quot;&quot;IDErrortype&quot;&quot;    from &quot;&quot;LOG_Errortype&quot;&quot;    where &quot;&quot;IDErrortype&quot;&quot; = &quot; &amp; [.C306] &amp; &quot;  );   update &quot;&quot;LOG_Errortype&quot;&quot;  set    &quot;&quot;Name&quot;&quot; = '&quot; &amp; [.A306] &amp; &quot;'  where    &quot;&quot;IDErrortype&quot;&quot; = &quot; &amp; [.C30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6]+1" office:value-type="float" office:value="306">
            <text:p>306</text:p>
          </table:table-cell>
          <table:table-cell table:style-name="ce14" table:formula="of:=SUBSTITUTE(SUBSTITUTE(SUBSTITUTE([.A307];&quot;__WARNING&quot;;&quot;&quot;);&quot;__&quot;;&quot; - &quot;);&quot;_&quot;;&quot; &quot;)">
            <text:p/>
          </table:table-cell>
          <table:table-cell table:style-name="ce13" table:formula="of:=IF([.A307]=&quot;&quot;;&quot;&quot;;&quot;public const int &quot; &amp; [.A307] &amp; &quot; = &quot; &amp; [.C307] &amp; &quot;;&quot;)">
            <text:p/>
          </table:table-cell>
          <table:table-cell table:style-name="ce13" table:formula="of:=IF([.A307]=&quot;&quot;;&quot;&quot;;&quot;items_.Add(&quot; &amp; [.A307] &amp; &quot;, new ErrorItem(&quot;&quot;&quot; &amp; [.D307] &amp; &quot;&quot;&quot;, &quot; &amp; IF(OR([.A307]=&quot;no_error&quot;;NOT(ISERROR(SEARCH(&quot;__WARNING&quot;;[.A307])))); &quot;false&quot;; &quot;true&quot;) &amp; &quot;));&quot;)">
            <text:p/>
          </table:table-cell>
          <table:table-cell table:formula="of:=IF([.A307]=&quot;&quot;;&quot;&quot;;&quot;  insert into &quot;&quot;LOG_Errortype&quot;&quot; (   &quot;&quot;IDErrortype&quot;&quot;,    &quot;&quot;Name&quot;&quot;  )  select    &quot; &amp; [.C307] &amp; &quot;,    '&quot; &amp; [.A307] &amp; &quot;'   where not exists (   select &quot;&quot;IDErrortype&quot;&quot;    from &quot;&quot;LOG_Errortype&quot;&quot;    where &quot;&quot;IDErrortype&quot;&quot; = &quot; &amp; [.C307] &amp; &quot;  );   update &quot;&quot;LOG_Errortype&quot;&quot;  set    &quot;&quot;Name&quot;&quot; = '&quot; &amp; [.A307] &amp; &quot;'  where    &quot;&quot;IDErrortype&quot;&quot; = &quot; &amp; [.C30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7]+1" office:value-type="float" office:value="307">
            <text:p>307</text:p>
          </table:table-cell>
          <table:table-cell table:style-name="ce14" table:formula="of:=SUBSTITUTE(SUBSTITUTE(SUBSTITUTE([.A308];&quot;__WARNING&quot;;&quot;&quot;);&quot;__&quot;;&quot; - &quot;);&quot;_&quot;;&quot; &quot;)">
            <text:p/>
          </table:table-cell>
          <table:table-cell table:style-name="ce13" table:formula="of:=IF([.A308]=&quot;&quot;;&quot;&quot;;&quot;public const int &quot; &amp; [.A308] &amp; &quot; = &quot; &amp; [.C308] &amp; &quot;;&quot;)">
            <text:p/>
          </table:table-cell>
          <table:table-cell table:style-name="ce13" table:formula="of:=IF([.A308]=&quot;&quot;;&quot;&quot;;&quot;items_.Add(&quot; &amp; [.A308] &amp; &quot;, new ErrorItem(&quot;&quot;&quot; &amp; [.D308] &amp; &quot;&quot;&quot;, &quot; &amp; IF(OR([.A308]=&quot;no_error&quot;;NOT(ISERROR(SEARCH(&quot;__WARNING&quot;;[.A308])))); &quot;false&quot;; &quot;true&quot;) &amp; &quot;));&quot;)">
            <text:p/>
          </table:table-cell>
          <table:table-cell table:formula="of:=IF([.A308]=&quot;&quot;;&quot;&quot;;&quot;  insert into &quot;&quot;LOG_Errortype&quot;&quot; (   &quot;&quot;IDErrortype&quot;&quot;,    &quot;&quot;Name&quot;&quot;  )  select    &quot; &amp; [.C308] &amp; &quot;,    '&quot; &amp; [.A308] &amp; &quot;'   where not exists (   select &quot;&quot;IDErrortype&quot;&quot;    from &quot;&quot;LOG_Errortype&quot;&quot;    where &quot;&quot;IDErrortype&quot;&quot; = &quot; &amp; [.C308] &amp; &quot;  );   update &quot;&quot;LOG_Errortype&quot;&quot;  set    &quot;&quot;Name&quot;&quot; = '&quot; &amp; [.A308] &amp; &quot;'  where    &quot;&quot;IDErrortype&quot;&quot; = &quot; &amp; [.C30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8]+1" office:value-type="float" office:value="308">
            <text:p>308</text:p>
          </table:table-cell>
          <table:table-cell table:style-name="ce14" table:formula="of:=SUBSTITUTE(SUBSTITUTE(SUBSTITUTE([.A309];&quot;__WARNING&quot;;&quot;&quot;);&quot;__&quot;;&quot; - &quot;);&quot;_&quot;;&quot; &quot;)">
            <text:p/>
          </table:table-cell>
          <table:table-cell table:style-name="ce13" table:formula="of:=IF([.A309]=&quot;&quot;;&quot;&quot;;&quot;public const int &quot; &amp; [.A309] &amp; &quot; = &quot; &amp; [.C309] &amp; &quot;;&quot;)">
            <text:p/>
          </table:table-cell>
          <table:table-cell table:style-name="ce13" table:formula="of:=IF([.A309]=&quot;&quot;;&quot;&quot;;&quot;items_.Add(&quot; &amp; [.A309] &amp; &quot;, new ErrorItem(&quot;&quot;&quot; &amp; [.D309] &amp; &quot;&quot;&quot;, &quot; &amp; IF(OR([.A309]=&quot;no_error&quot;;NOT(ISERROR(SEARCH(&quot;__WARNING&quot;;[.A309])))); &quot;false&quot;; &quot;true&quot;) &amp; &quot;));&quot;)">
            <text:p/>
          </table:table-cell>
          <table:table-cell table:formula="of:=IF([.A309]=&quot;&quot;;&quot;&quot;;&quot;  insert into &quot;&quot;LOG_Errortype&quot;&quot; (   &quot;&quot;IDErrortype&quot;&quot;,    &quot;&quot;Name&quot;&quot;  )  select    &quot; &amp; [.C309] &amp; &quot;,    '&quot; &amp; [.A309] &amp; &quot;'   where not exists (   select &quot;&quot;IDErrortype&quot;&quot;    from &quot;&quot;LOG_Errortype&quot;&quot;    where &quot;&quot;IDErrortype&quot;&quot; = &quot; &amp; [.C309] &amp; &quot;  );   update &quot;&quot;LOG_Errortype&quot;&quot;  set    &quot;&quot;Name&quot;&quot; = '&quot; &amp; [.A309] &amp; &quot;'  where    &quot;&quot;IDErrortype&quot;&quot; = &quot; &amp; [.C30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9]+1" office:value-type="float" office:value="309">
            <text:p>309</text:p>
          </table:table-cell>
          <table:table-cell table:style-name="ce14" table:formula="of:=SUBSTITUTE(SUBSTITUTE(SUBSTITUTE([.A310];&quot;__WARNING&quot;;&quot;&quot;);&quot;__&quot;;&quot; - &quot;);&quot;_&quot;;&quot; &quot;)">
            <text:p/>
          </table:table-cell>
          <table:table-cell table:style-name="ce13" table:formula="of:=IF([.A310]=&quot;&quot;;&quot;&quot;;&quot;public const int &quot; &amp; [.A310] &amp; &quot; = &quot; &amp; [.C310] &amp; &quot;;&quot;)">
            <text:p/>
          </table:table-cell>
          <table:table-cell table:style-name="ce13" table:formula="of:=IF([.A310]=&quot;&quot;;&quot;&quot;;&quot;items_.Add(&quot; &amp; [.A310] &amp; &quot;, new ErrorItem(&quot;&quot;&quot; &amp; [.D310] &amp; &quot;&quot;&quot;, &quot; &amp; IF(OR([.A310]=&quot;no_error&quot;;NOT(ISERROR(SEARCH(&quot;__WARNING&quot;;[.A310])))); &quot;false&quot;; &quot;true&quot;) &amp; &quot;));&quot;)">
            <text:p/>
          </table:table-cell>
          <table:table-cell table:formula="of:=IF([.A310]=&quot;&quot;;&quot;&quot;;&quot;  insert into &quot;&quot;LOG_Errortype&quot;&quot; (   &quot;&quot;IDErrortype&quot;&quot;,    &quot;&quot;Name&quot;&quot;  )  select    &quot; &amp; [.C310] &amp; &quot;,    '&quot; &amp; [.A310] &amp; &quot;'   where not exists (   select &quot;&quot;IDErrortype&quot;&quot;    from &quot;&quot;LOG_Errortype&quot;&quot;    where &quot;&quot;IDErrortype&quot;&quot; = &quot; &amp; [.C310] &amp; &quot;  );   update &quot;&quot;LOG_Errortype&quot;&quot;  set    &quot;&quot;Name&quot;&quot; = '&quot; &amp; [.A310] &amp; &quot;'  where    &quot;&quot;IDErrortype&quot;&quot; = &quot; &amp; [.C31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0]+1" office:value-type="float" office:value="310">
            <text:p>310</text:p>
          </table:table-cell>
          <table:table-cell table:style-name="ce14" table:formula="of:=SUBSTITUTE(SUBSTITUTE(SUBSTITUTE([.A311];&quot;__WARNING&quot;;&quot;&quot;);&quot;__&quot;;&quot; - &quot;);&quot;_&quot;;&quot; &quot;)">
            <text:p/>
          </table:table-cell>
          <table:table-cell table:style-name="ce13" table:formula="of:=IF([.A311]=&quot;&quot;;&quot;&quot;;&quot;public const int &quot; &amp; [.A311] &amp; &quot; = &quot; &amp; [.C311] &amp; &quot;;&quot;)">
            <text:p/>
          </table:table-cell>
          <table:table-cell table:style-name="ce13" table:formula="of:=IF([.A311]=&quot;&quot;;&quot;&quot;;&quot;items_.Add(&quot; &amp; [.A311] &amp; &quot;, new ErrorItem(&quot;&quot;&quot; &amp; [.D311] &amp; &quot;&quot;&quot;, &quot; &amp; IF(OR([.A311]=&quot;no_error&quot;;NOT(ISERROR(SEARCH(&quot;__WARNING&quot;;[.A311])))); &quot;false&quot;; &quot;true&quot;) &amp; &quot;));&quot;)">
            <text:p/>
          </table:table-cell>
          <table:table-cell table:formula="of:=IF([.A311]=&quot;&quot;;&quot;&quot;;&quot;  insert into &quot;&quot;LOG_Errortype&quot;&quot; (   &quot;&quot;IDErrortype&quot;&quot;,    &quot;&quot;Name&quot;&quot;  )  select    &quot; &amp; [.C311] &amp; &quot;,    '&quot; &amp; [.A311] &amp; &quot;'   where not exists (   select &quot;&quot;IDErrortype&quot;&quot;    from &quot;&quot;LOG_Errortype&quot;&quot;    where &quot;&quot;IDErrortype&quot;&quot; = &quot; &amp; [.C311] &amp; &quot;  );   update &quot;&quot;LOG_Errortype&quot;&quot;  set    &quot;&quot;Name&quot;&quot; = '&quot; &amp; [.A311] &amp; &quot;'  where    &quot;&quot;IDErrortype&quot;&quot; = &quot; &amp; [.C31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1]+1" office:value-type="float" office:value="311">
            <text:p>311</text:p>
          </table:table-cell>
          <table:table-cell table:style-name="ce14" table:formula="of:=SUBSTITUTE(SUBSTITUTE(SUBSTITUTE([.A312];&quot;__WARNING&quot;;&quot;&quot;);&quot;__&quot;;&quot; - &quot;);&quot;_&quot;;&quot; &quot;)">
            <text:p/>
          </table:table-cell>
          <table:table-cell table:style-name="ce13" table:formula="of:=IF([.A312]=&quot;&quot;;&quot;&quot;;&quot;public const int &quot; &amp; [.A312] &amp; &quot; = &quot; &amp; [.C312] &amp; &quot;;&quot;)">
            <text:p/>
          </table:table-cell>
          <table:table-cell table:style-name="ce13" table:formula="of:=IF([.A312]=&quot;&quot;;&quot;&quot;;&quot;items_.Add(&quot; &amp; [.A312] &amp; &quot;, new ErrorItem(&quot;&quot;&quot; &amp; [.D312] &amp; &quot;&quot;&quot;, &quot; &amp; IF(OR([.A312]=&quot;no_error&quot;;NOT(ISERROR(SEARCH(&quot;__WARNING&quot;;[.A312])))); &quot;false&quot;; &quot;true&quot;) &amp; &quot;));&quot;)">
            <text:p/>
          </table:table-cell>
          <table:table-cell table:formula="of:=IF([.A312]=&quot;&quot;;&quot;&quot;;&quot;  insert into &quot;&quot;LOG_Errortype&quot;&quot; (   &quot;&quot;IDErrortype&quot;&quot;,    &quot;&quot;Name&quot;&quot;  )  select    &quot; &amp; [.C312] &amp; &quot;,    '&quot; &amp; [.A312] &amp; &quot;'   where not exists (   select &quot;&quot;IDErrortype&quot;&quot;    from &quot;&quot;LOG_Errortype&quot;&quot;    where &quot;&quot;IDErrortype&quot;&quot; = &quot; &amp; [.C312] &amp; &quot;  );   update &quot;&quot;LOG_Errortype&quot;&quot;  set    &quot;&quot;Name&quot;&quot; = '&quot; &amp; [.A312] &amp; &quot;'  where    &quot;&quot;IDErrortype&quot;&quot; = &quot; &amp; [.C31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2]+1" office:value-type="float" office:value="312">
            <text:p>312</text:p>
          </table:table-cell>
          <table:table-cell table:style-name="ce14" table:formula="of:=SUBSTITUTE(SUBSTITUTE(SUBSTITUTE([.A313];&quot;__WARNING&quot;;&quot;&quot;);&quot;__&quot;;&quot; - &quot;);&quot;_&quot;;&quot; &quot;)">
            <text:p/>
          </table:table-cell>
          <table:table-cell table:style-name="ce13" table:formula="of:=IF([.A313]=&quot;&quot;;&quot;&quot;;&quot;public const int &quot; &amp; [.A313] &amp; &quot; = &quot; &amp; [.C313] &amp; &quot;;&quot;)">
            <text:p/>
          </table:table-cell>
          <table:table-cell table:style-name="ce13" table:formula="of:=IF([.A313]=&quot;&quot;;&quot;&quot;;&quot;items_.Add(&quot; &amp; [.A313] &amp; &quot;, new ErrorItem(&quot;&quot;&quot; &amp; [.D313] &amp; &quot;&quot;&quot;, &quot; &amp; IF(OR([.A313]=&quot;no_error&quot;;NOT(ISERROR(SEARCH(&quot;__WARNING&quot;;[.A313])))); &quot;false&quot;; &quot;true&quot;) &amp; &quot;));&quot;)">
            <text:p/>
          </table:table-cell>
          <table:table-cell table:formula="of:=IF([.A313]=&quot;&quot;;&quot;&quot;;&quot;  insert into &quot;&quot;LOG_Errortype&quot;&quot; (   &quot;&quot;IDErrortype&quot;&quot;,    &quot;&quot;Name&quot;&quot;  )  select    &quot; &amp; [.C313] &amp; &quot;,    '&quot; &amp; [.A313] &amp; &quot;'   where not exists (   select &quot;&quot;IDErrortype&quot;&quot;    from &quot;&quot;LOG_Errortype&quot;&quot;    where &quot;&quot;IDErrortype&quot;&quot; = &quot; &amp; [.C313] &amp; &quot;  );   update &quot;&quot;LOG_Errortype&quot;&quot;  set    &quot;&quot;Name&quot;&quot; = '&quot; &amp; [.A313] &amp; &quot;'  where    &quot;&quot;IDErrortype&quot;&quot; = &quot; &amp; [.C31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3]+1" office:value-type="float" office:value="313">
            <text:p>313</text:p>
          </table:table-cell>
          <table:table-cell table:style-name="ce14" table:formula="of:=SUBSTITUTE(SUBSTITUTE(SUBSTITUTE([.A314];&quot;__WARNING&quot;;&quot;&quot;);&quot;__&quot;;&quot; - &quot;);&quot;_&quot;;&quot; &quot;)">
            <text:p/>
          </table:table-cell>
          <table:table-cell table:style-name="ce13" table:formula="of:=IF([.A314]=&quot;&quot;;&quot;&quot;;&quot;public const int &quot; &amp; [.A314] &amp; &quot; = &quot; &amp; [.C314] &amp; &quot;;&quot;)">
            <text:p/>
          </table:table-cell>
          <table:table-cell table:style-name="ce13" table:formula="of:=IF([.A314]=&quot;&quot;;&quot;&quot;;&quot;items_.Add(&quot; &amp; [.A314] &amp; &quot;, new ErrorItem(&quot;&quot;&quot; &amp; [.D314] &amp; &quot;&quot;&quot;, &quot; &amp; IF(OR([.A314]=&quot;no_error&quot;;NOT(ISERROR(SEARCH(&quot;__WARNING&quot;;[.A314])))); &quot;false&quot;; &quot;true&quot;) &amp; &quot;));&quot;)">
            <text:p/>
          </table:table-cell>
          <table:table-cell table:formula="of:=IF([.A314]=&quot;&quot;;&quot;&quot;;&quot;  insert into &quot;&quot;LOG_Errortype&quot;&quot; (   &quot;&quot;IDErrortype&quot;&quot;,    &quot;&quot;Name&quot;&quot;  )  select    &quot; &amp; [.C314] &amp; &quot;,    '&quot; &amp; [.A314] &amp; &quot;'   where not exists (   select &quot;&quot;IDErrortype&quot;&quot;    from &quot;&quot;LOG_Errortype&quot;&quot;    where &quot;&quot;IDErrortype&quot;&quot; = &quot; &amp; [.C314] &amp; &quot;  );   update &quot;&quot;LOG_Errortype&quot;&quot;  set    &quot;&quot;Name&quot;&quot; = '&quot; &amp; [.A314] &amp; &quot;'  where    &quot;&quot;IDErrortype&quot;&quot; = &quot; &amp; [.C31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4]+1" office:value-type="float" office:value="314">
            <text:p>314</text:p>
          </table:table-cell>
          <table:table-cell table:style-name="ce14" table:formula="of:=SUBSTITUTE(SUBSTITUTE(SUBSTITUTE([.A315];&quot;__WARNING&quot;;&quot;&quot;);&quot;__&quot;;&quot; - &quot;);&quot;_&quot;;&quot; &quot;)">
            <text:p/>
          </table:table-cell>
          <table:table-cell table:style-name="ce13" table:formula="of:=IF([.A315]=&quot;&quot;;&quot;&quot;;&quot;public const int &quot; &amp; [.A315] &amp; &quot; = &quot; &amp; [.C315] &amp; &quot;;&quot;)">
            <text:p/>
          </table:table-cell>
          <table:table-cell table:style-name="ce13" table:formula="of:=IF([.A315]=&quot;&quot;;&quot;&quot;;&quot;items_.Add(&quot; &amp; [.A315] &amp; &quot;, new ErrorItem(&quot;&quot;&quot; &amp; [.D315] &amp; &quot;&quot;&quot;, &quot; &amp; IF(OR([.A315]=&quot;no_error&quot;;NOT(ISERROR(SEARCH(&quot;__WARNING&quot;;[.A315])))); &quot;false&quot;; &quot;true&quot;) &amp; &quot;));&quot;)">
            <text:p/>
          </table:table-cell>
          <table:table-cell table:formula="of:=IF([.A315]=&quot;&quot;;&quot;&quot;;&quot;  insert into &quot;&quot;LOG_Errortype&quot;&quot; (   &quot;&quot;IDErrortype&quot;&quot;,    &quot;&quot;Name&quot;&quot;  )  select    &quot; &amp; [.C315] &amp; &quot;,    '&quot; &amp; [.A315] &amp; &quot;'   where not exists (   select &quot;&quot;IDErrortype&quot;&quot;    from &quot;&quot;LOG_Errortype&quot;&quot;    where &quot;&quot;IDErrortype&quot;&quot; = &quot; &amp; [.C315] &amp; &quot;  );   update &quot;&quot;LOG_Errortype&quot;&quot;  set    &quot;&quot;Name&quot;&quot; = '&quot; &amp; [.A315] &amp; &quot;'  where    &quot;&quot;IDErrortype&quot;&quot; = &quot; &amp; [.C31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5]+1" office:value-type="float" office:value="315">
            <text:p>315</text:p>
          </table:table-cell>
          <table:table-cell table:style-name="ce14" table:formula="of:=SUBSTITUTE(SUBSTITUTE(SUBSTITUTE([.A316];&quot;__WARNING&quot;;&quot;&quot;);&quot;__&quot;;&quot; - &quot;);&quot;_&quot;;&quot; &quot;)">
            <text:p/>
          </table:table-cell>
          <table:table-cell table:style-name="ce13" table:formula="of:=IF([.A316]=&quot;&quot;;&quot;&quot;;&quot;public const int &quot; &amp; [.A316] &amp; &quot; = &quot; &amp; [.C316] &amp; &quot;;&quot;)">
            <text:p/>
          </table:table-cell>
          <table:table-cell table:style-name="ce13" table:formula="of:=IF([.A316]=&quot;&quot;;&quot;&quot;;&quot;items_.Add(&quot; &amp; [.A316] &amp; &quot;, new ErrorItem(&quot;&quot;&quot; &amp; [.D316] &amp; &quot;&quot;&quot;, &quot; &amp; IF(OR([.A316]=&quot;no_error&quot;;NOT(ISERROR(SEARCH(&quot;__WARNING&quot;;[.A316])))); &quot;false&quot;; &quot;true&quot;) &amp; &quot;));&quot;)">
            <text:p/>
          </table:table-cell>
          <table:table-cell table:formula="of:=IF([.A316]=&quot;&quot;;&quot;&quot;;&quot;  insert into &quot;&quot;LOG_Errortype&quot;&quot; (   &quot;&quot;IDErrortype&quot;&quot;,    &quot;&quot;Name&quot;&quot;  )  select    &quot; &amp; [.C316] &amp; &quot;,    '&quot; &amp; [.A316] &amp; &quot;'   where not exists (   select &quot;&quot;IDErrortype&quot;&quot;    from &quot;&quot;LOG_Errortype&quot;&quot;    where &quot;&quot;IDErrortype&quot;&quot; = &quot; &amp; [.C316] &amp; &quot;  );   update &quot;&quot;LOG_Errortype&quot;&quot;  set    &quot;&quot;Name&quot;&quot; = '&quot; &amp; [.A316] &amp; &quot;'  where    &quot;&quot;IDErrortype&quot;&quot; = &quot; &amp; [.C31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6]+1" office:value-type="float" office:value="316">
            <text:p>316</text:p>
          </table:table-cell>
          <table:table-cell table:style-name="ce14" table:formula="of:=SUBSTITUTE(SUBSTITUTE(SUBSTITUTE([.A317];&quot;__WARNING&quot;;&quot;&quot;);&quot;__&quot;;&quot; - &quot;);&quot;_&quot;;&quot; &quot;)">
            <text:p/>
          </table:table-cell>
          <table:table-cell table:style-name="ce13" table:formula="of:=IF([.A317]=&quot;&quot;;&quot;&quot;;&quot;public const int &quot; &amp; [.A317] &amp; &quot; = &quot; &amp; [.C317] &amp; &quot;;&quot;)">
            <text:p/>
          </table:table-cell>
          <table:table-cell table:style-name="ce13" table:formula="of:=IF([.A317]=&quot;&quot;;&quot;&quot;;&quot;items_.Add(&quot; &amp; [.A317] &amp; &quot;, new ErrorItem(&quot;&quot;&quot; &amp; [.D317] &amp; &quot;&quot;&quot;, &quot; &amp; IF(OR([.A317]=&quot;no_error&quot;;NOT(ISERROR(SEARCH(&quot;__WARNING&quot;;[.A317])))); &quot;false&quot;; &quot;true&quot;) &amp; &quot;));&quot;)">
            <text:p/>
          </table:table-cell>
          <table:table-cell table:formula="of:=IF([.A317]=&quot;&quot;;&quot;&quot;;&quot;  insert into &quot;&quot;LOG_Errortype&quot;&quot; (   &quot;&quot;IDErrortype&quot;&quot;,    &quot;&quot;Name&quot;&quot;  )  select    &quot; &amp; [.C317] &amp; &quot;,    '&quot; &amp; [.A317] &amp; &quot;'   where not exists (   select &quot;&quot;IDErrortype&quot;&quot;    from &quot;&quot;LOG_Errortype&quot;&quot;    where &quot;&quot;IDErrortype&quot;&quot; = &quot; &amp; [.C317] &amp; &quot;  );   update &quot;&quot;LOG_Errortype&quot;&quot;  set    &quot;&quot;Name&quot;&quot; = '&quot; &amp; [.A317] &amp; &quot;'  where    &quot;&quot;IDErrortype&quot;&quot; = &quot; &amp; [.C31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7]+1" office:value-type="float" office:value="317">
            <text:p>317</text:p>
          </table:table-cell>
          <table:table-cell table:style-name="ce14" table:formula="of:=SUBSTITUTE(SUBSTITUTE(SUBSTITUTE([.A318];&quot;__WARNING&quot;;&quot;&quot;);&quot;__&quot;;&quot; - &quot;);&quot;_&quot;;&quot; &quot;)">
            <text:p/>
          </table:table-cell>
          <table:table-cell table:style-name="ce13" table:formula="of:=IF([.A318]=&quot;&quot;;&quot;&quot;;&quot;public const int &quot; &amp; [.A318] &amp; &quot; = &quot; &amp; [.C318] &amp; &quot;;&quot;)">
            <text:p/>
          </table:table-cell>
          <table:table-cell table:style-name="ce13" table:formula="of:=IF([.A318]=&quot;&quot;;&quot;&quot;;&quot;items_.Add(&quot; &amp; [.A318] &amp; &quot;, new ErrorItem(&quot;&quot;&quot; &amp; [.D318] &amp; &quot;&quot;&quot;, &quot; &amp; IF(OR([.A318]=&quot;no_error&quot;;NOT(ISERROR(SEARCH(&quot;__WARNING&quot;;[.A318])))); &quot;false&quot;; &quot;true&quot;) &amp; &quot;));&quot;)">
            <text:p/>
          </table:table-cell>
          <table:table-cell table:formula="of:=IF([.A318]=&quot;&quot;;&quot;&quot;;&quot;  insert into &quot;&quot;LOG_Errortype&quot;&quot; (   &quot;&quot;IDErrortype&quot;&quot;,    &quot;&quot;Name&quot;&quot;  )  select    &quot; &amp; [.C318] &amp; &quot;,    '&quot; &amp; [.A318] &amp; &quot;'   where not exists (   select &quot;&quot;IDErrortype&quot;&quot;    from &quot;&quot;LOG_Errortype&quot;&quot;    where &quot;&quot;IDErrortype&quot;&quot; = &quot; &amp; [.C318] &amp; &quot;  );   update &quot;&quot;LOG_Errortype&quot;&quot;  set    &quot;&quot;Name&quot;&quot; = '&quot; &amp; [.A318] &amp; &quot;'  where    &quot;&quot;IDErrortype&quot;&quot; = &quot; &amp; [.C31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8]+1" office:value-type="float" office:value="318">
            <text:p>318</text:p>
          </table:table-cell>
          <table:table-cell table:style-name="ce14" table:formula="of:=SUBSTITUTE(SUBSTITUTE(SUBSTITUTE([.A319];&quot;__WARNING&quot;;&quot;&quot;);&quot;__&quot;;&quot; - &quot;);&quot;_&quot;;&quot; &quot;)">
            <text:p/>
          </table:table-cell>
          <table:table-cell table:style-name="ce13" table:formula="of:=IF([.A319]=&quot;&quot;;&quot;&quot;;&quot;public const int &quot; &amp; [.A319] &amp; &quot; = &quot; &amp; [.C319] &amp; &quot;;&quot;)">
            <text:p/>
          </table:table-cell>
          <table:table-cell table:style-name="ce13" table:formula="of:=IF([.A319]=&quot;&quot;;&quot;&quot;;&quot;items_.Add(&quot; &amp; [.A319] &amp; &quot;, new ErrorItem(&quot;&quot;&quot; &amp; [.D319] &amp; &quot;&quot;&quot;, &quot; &amp; IF(OR([.A319]=&quot;no_error&quot;;NOT(ISERROR(SEARCH(&quot;__WARNING&quot;;[.A319])))); &quot;false&quot;; &quot;true&quot;) &amp; &quot;));&quot;)">
            <text:p/>
          </table:table-cell>
          <table:table-cell table:formula="of:=IF([.A319]=&quot;&quot;;&quot;&quot;;&quot;  insert into &quot;&quot;LOG_Errortype&quot;&quot; (   &quot;&quot;IDErrortype&quot;&quot;,    &quot;&quot;Name&quot;&quot;  )  select    &quot; &amp; [.C319] &amp; &quot;,    '&quot; &amp; [.A319] &amp; &quot;'   where not exists (   select &quot;&quot;IDErrortype&quot;&quot;    from &quot;&quot;LOG_Errortype&quot;&quot;    where &quot;&quot;IDErrortype&quot;&quot; = &quot; &amp; [.C319] &amp; &quot;  );   update &quot;&quot;LOG_Errortype&quot;&quot;  set    &quot;&quot;Name&quot;&quot; = '&quot; &amp; [.A319] &amp; &quot;'  where    &quot;&quot;IDErrortype&quot;&quot; = &quot; &amp; [.C31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9]+1" office:value-type="float" office:value="319">
            <text:p>319</text:p>
          </table:table-cell>
          <table:table-cell table:style-name="ce14" table:formula="of:=SUBSTITUTE(SUBSTITUTE(SUBSTITUTE([.A320];&quot;__WARNING&quot;;&quot;&quot;);&quot;__&quot;;&quot; - &quot;);&quot;_&quot;;&quot; &quot;)">
            <text:p/>
          </table:table-cell>
          <table:table-cell table:style-name="ce13" table:formula="of:=IF([.A320]=&quot;&quot;;&quot;&quot;;&quot;public const int &quot; &amp; [.A320] &amp; &quot; = &quot; &amp; [.C320] &amp; &quot;;&quot;)">
            <text:p/>
          </table:table-cell>
          <table:table-cell table:style-name="ce13" table:formula="of:=IF([.A320]=&quot;&quot;;&quot;&quot;;&quot;items_.Add(&quot; &amp; [.A320] &amp; &quot;, new ErrorItem(&quot;&quot;&quot; &amp; [.D320] &amp; &quot;&quot;&quot;, &quot; &amp; IF(OR([.A320]=&quot;no_error&quot;;NOT(ISERROR(SEARCH(&quot;__WARNING&quot;;[.A320])))); &quot;false&quot;; &quot;true&quot;) &amp; &quot;));&quot;)">
            <text:p/>
          </table:table-cell>
          <table:table-cell table:formula="of:=IF([.A320]=&quot;&quot;;&quot;&quot;;&quot;  insert into &quot;&quot;LOG_Errortype&quot;&quot; (   &quot;&quot;IDErrortype&quot;&quot;,    &quot;&quot;Name&quot;&quot;  )  select    &quot; &amp; [.C320] &amp; &quot;,    '&quot; &amp; [.A320] &amp; &quot;'   where not exists (   select &quot;&quot;IDErrortype&quot;&quot;    from &quot;&quot;LOG_Errortype&quot;&quot;    where &quot;&quot;IDErrortype&quot;&quot; = &quot; &amp; [.C320] &amp; &quot;  );   update &quot;&quot;LOG_Errortype&quot;&quot;  set    &quot;&quot;Name&quot;&quot; = '&quot; &amp; [.A320] &amp; &quot;'  where    &quot;&quot;IDErrortype&quot;&quot; = &quot; &amp; [.C32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0]+1" office:value-type="float" office:value="320">
            <text:p>320</text:p>
          </table:table-cell>
          <table:table-cell table:style-name="ce14" table:formula="of:=SUBSTITUTE(SUBSTITUTE(SUBSTITUTE([.A321];&quot;__WARNING&quot;;&quot;&quot;);&quot;__&quot;;&quot; - &quot;);&quot;_&quot;;&quot; &quot;)">
            <text:p/>
          </table:table-cell>
          <table:table-cell table:style-name="ce13" table:formula="of:=IF([.A321]=&quot;&quot;;&quot;&quot;;&quot;public const int &quot; &amp; [.A321] &amp; &quot; = &quot; &amp; [.C321] &amp; &quot;;&quot;)">
            <text:p/>
          </table:table-cell>
          <table:table-cell table:style-name="ce13" table:formula="of:=IF([.A321]=&quot;&quot;;&quot;&quot;;&quot;items_.Add(&quot; &amp; [.A321] &amp; &quot;, new ErrorItem(&quot;&quot;&quot; &amp; [.D321] &amp; &quot;&quot;&quot;, &quot; &amp; IF(OR([.A321]=&quot;no_error&quot;;NOT(ISERROR(SEARCH(&quot;__WARNING&quot;;[.A321])))); &quot;false&quot;; &quot;true&quot;) &amp; &quot;));&quot;)">
            <text:p/>
          </table:table-cell>
          <table:table-cell table:formula="of:=IF([.A321]=&quot;&quot;;&quot;&quot;;&quot;  insert into &quot;&quot;LOG_Errortype&quot;&quot; (   &quot;&quot;IDErrortype&quot;&quot;,    &quot;&quot;Name&quot;&quot;  )  select    &quot; &amp; [.C321] &amp; &quot;,    '&quot; &amp; [.A321] &amp; &quot;'   where not exists (   select &quot;&quot;IDErrortype&quot;&quot;    from &quot;&quot;LOG_Errortype&quot;&quot;    where &quot;&quot;IDErrortype&quot;&quot; = &quot; &amp; [.C321] &amp; &quot;  );   update &quot;&quot;LOG_Errortype&quot;&quot;  set    &quot;&quot;Name&quot;&quot; = '&quot; &amp; [.A321] &amp; &quot;'  where    &quot;&quot;IDErrortype&quot;&quot; = &quot; &amp; [.C32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1]+1" office:value-type="float" office:value="321">
            <text:p>321</text:p>
          </table:table-cell>
          <table:table-cell table:style-name="ce14" table:formula="of:=SUBSTITUTE(SUBSTITUTE(SUBSTITUTE([.A322];&quot;__WARNING&quot;;&quot;&quot;);&quot;__&quot;;&quot; - &quot;);&quot;_&quot;;&quot; &quot;)">
            <text:p/>
          </table:table-cell>
          <table:table-cell table:style-name="ce13" table:formula="of:=IF([.A322]=&quot;&quot;;&quot;&quot;;&quot;public const int &quot; &amp; [.A322] &amp; &quot; = &quot; &amp; [.C322] &amp; &quot;;&quot;)">
            <text:p/>
          </table:table-cell>
          <table:table-cell table:style-name="ce13" table:formula="of:=IF([.A322]=&quot;&quot;;&quot;&quot;;&quot;items_.Add(&quot; &amp; [.A322] &amp; &quot;, new ErrorItem(&quot;&quot;&quot; &amp; [.D322] &amp; &quot;&quot;&quot;, &quot; &amp; IF(OR([.A322]=&quot;no_error&quot;;NOT(ISERROR(SEARCH(&quot;__WARNING&quot;;[.A322])))); &quot;false&quot;; &quot;true&quot;) &amp; &quot;));&quot;)">
            <text:p/>
          </table:table-cell>
          <table:table-cell table:formula="of:=IF([.A322]=&quot;&quot;;&quot;&quot;;&quot;  insert into &quot;&quot;LOG_Errortype&quot;&quot; (   &quot;&quot;IDErrortype&quot;&quot;,    &quot;&quot;Name&quot;&quot;  )  select    &quot; &amp; [.C322] &amp; &quot;,    '&quot; &amp; [.A322] &amp; &quot;'   where not exists (   select &quot;&quot;IDErrortype&quot;&quot;    from &quot;&quot;LOG_Errortype&quot;&quot;    where &quot;&quot;IDErrortype&quot;&quot; = &quot; &amp; [.C322] &amp; &quot;  );   update &quot;&quot;LOG_Errortype&quot;&quot;  set    &quot;&quot;Name&quot;&quot; = '&quot; &amp; [.A322] &amp; &quot;'  where    &quot;&quot;IDErrortype&quot;&quot; = &quot; &amp; [.C32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2]+1" office:value-type="float" office:value="322">
            <text:p>322</text:p>
          </table:table-cell>
          <table:table-cell table:style-name="ce14" table:formula="of:=SUBSTITUTE(SUBSTITUTE(SUBSTITUTE([.A323];&quot;__WARNING&quot;;&quot;&quot;);&quot;__&quot;;&quot; - &quot;);&quot;_&quot;;&quot; &quot;)">
            <text:p/>
          </table:table-cell>
          <table:table-cell table:style-name="ce13" table:formula="of:=IF([.A323]=&quot;&quot;;&quot;&quot;;&quot;public const int &quot; &amp; [.A323] &amp; &quot; = &quot; &amp; [.C323] &amp; &quot;;&quot;)">
            <text:p/>
          </table:table-cell>
          <table:table-cell table:style-name="ce13" table:formula="of:=IF([.A323]=&quot;&quot;;&quot;&quot;;&quot;items_.Add(&quot; &amp; [.A323] &amp; &quot;, new ErrorItem(&quot;&quot;&quot; &amp; [.D323] &amp; &quot;&quot;&quot;, &quot; &amp; IF(OR([.A323]=&quot;no_error&quot;;NOT(ISERROR(SEARCH(&quot;__WARNING&quot;;[.A323])))); &quot;false&quot;; &quot;true&quot;) &amp; &quot;));&quot;)">
            <text:p/>
          </table:table-cell>
          <table:table-cell table:formula="of:=IF([.A323]=&quot;&quot;;&quot;&quot;;&quot;  insert into &quot;&quot;LOG_Errortype&quot;&quot; (   &quot;&quot;IDErrortype&quot;&quot;,    &quot;&quot;Name&quot;&quot;  )  select    &quot; &amp; [.C323] &amp; &quot;,    '&quot; &amp; [.A323] &amp; &quot;'   where not exists (   select &quot;&quot;IDErrortype&quot;&quot;    from &quot;&quot;LOG_Errortype&quot;&quot;    where &quot;&quot;IDErrortype&quot;&quot; = &quot; &amp; [.C323] &amp; &quot;  );   update &quot;&quot;LOG_Errortype&quot;&quot;  set    &quot;&quot;Name&quot;&quot; = '&quot; &amp; [.A323] &amp; &quot;'  where    &quot;&quot;IDErrortype&quot;&quot; = &quot; &amp; [.C32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3]+1" office:value-type="float" office:value="323">
            <text:p>323</text:p>
          </table:table-cell>
          <table:table-cell table:style-name="ce14" table:formula="of:=SUBSTITUTE(SUBSTITUTE(SUBSTITUTE([.A324];&quot;__WARNING&quot;;&quot;&quot;);&quot;__&quot;;&quot; - &quot;);&quot;_&quot;;&quot; &quot;)">
            <text:p/>
          </table:table-cell>
          <table:table-cell table:style-name="ce13" table:formula="of:=IF([.A324]=&quot;&quot;;&quot;&quot;;&quot;public const int &quot; &amp; [.A324] &amp; &quot; = &quot; &amp; [.C324] &amp; &quot;;&quot;)">
            <text:p/>
          </table:table-cell>
          <table:table-cell table:style-name="ce13" table:formula="of:=IF([.A324]=&quot;&quot;;&quot;&quot;;&quot;items_.Add(&quot; &amp; [.A324] &amp; &quot;, new ErrorItem(&quot;&quot;&quot; &amp; [.D324] &amp; &quot;&quot;&quot;, &quot; &amp; IF(OR([.A324]=&quot;no_error&quot;;NOT(ISERROR(SEARCH(&quot;__WARNING&quot;;[.A324])))); &quot;false&quot;; &quot;true&quot;) &amp; &quot;));&quot;)">
            <text:p/>
          </table:table-cell>
          <table:table-cell table:formula="of:=IF([.A324]=&quot;&quot;;&quot;&quot;;&quot;  insert into &quot;&quot;LOG_Errortype&quot;&quot; (   &quot;&quot;IDErrortype&quot;&quot;,    &quot;&quot;Name&quot;&quot;  )  select    &quot; &amp; [.C324] &amp; &quot;,    '&quot; &amp; [.A324] &amp; &quot;'   where not exists (   select &quot;&quot;IDErrortype&quot;&quot;    from &quot;&quot;LOG_Errortype&quot;&quot;    where &quot;&quot;IDErrortype&quot;&quot; = &quot; &amp; [.C324] &amp; &quot;  );   update &quot;&quot;LOG_Errortype&quot;&quot;  set    &quot;&quot;Name&quot;&quot; = '&quot; &amp; [.A324] &amp; &quot;'  where    &quot;&quot;IDErrortype&quot;&quot; = &quot; &amp; [.C32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4]+1" office:value-type="float" office:value="324">
            <text:p>324</text:p>
          </table:table-cell>
          <table:table-cell table:style-name="ce14" table:formula="of:=SUBSTITUTE(SUBSTITUTE(SUBSTITUTE([.A325];&quot;__WARNING&quot;;&quot;&quot;);&quot;__&quot;;&quot; - &quot;);&quot;_&quot;;&quot; &quot;)">
            <text:p/>
          </table:table-cell>
          <table:table-cell table:style-name="ce13" table:formula="of:=IF([.A325]=&quot;&quot;;&quot;&quot;;&quot;public const int &quot; &amp; [.A325] &amp; &quot; = &quot; &amp; [.C325] &amp; &quot;;&quot;)">
            <text:p/>
          </table:table-cell>
          <table:table-cell table:style-name="ce13" table:formula="of:=IF([.A325]=&quot;&quot;;&quot;&quot;;&quot;items_.Add(&quot; &amp; [.A325] &amp; &quot;, new ErrorItem(&quot;&quot;&quot; &amp; [.D325] &amp; &quot;&quot;&quot;, &quot; &amp; IF(OR([.A325]=&quot;no_error&quot;;NOT(ISERROR(SEARCH(&quot;__WARNING&quot;;[.A325])))); &quot;false&quot;; &quot;true&quot;) &amp; &quot;));&quot;)">
            <text:p/>
          </table:table-cell>
          <table:table-cell table:formula="of:=IF([.A325]=&quot;&quot;;&quot;&quot;;&quot;  insert into &quot;&quot;LOG_Errortype&quot;&quot; (   &quot;&quot;IDErrortype&quot;&quot;,    &quot;&quot;Name&quot;&quot;  )  select    &quot; &amp; [.C325] &amp; &quot;,    '&quot; &amp; [.A325] &amp; &quot;'   where not exists (   select &quot;&quot;IDErrortype&quot;&quot;    from &quot;&quot;LOG_Errortype&quot;&quot;    where &quot;&quot;IDErrortype&quot;&quot; = &quot; &amp; [.C325] &amp; &quot;  );   update &quot;&quot;LOG_Errortype&quot;&quot;  set    &quot;&quot;Name&quot;&quot; = '&quot; &amp; [.A325] &amp; &quot;'  where    &quot;&quot;IDErrortype&quot;&quot; = &quot; &amp; [.C32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5]+1" office:value-type="float" office:value="325">
            <text:p>325</text:p>
          </table:table-cell>
          <table:table-cell table:style-name="ce14" table:formula="of:=SUBSTITUTE(SUBSTITUTE(SUBSTITUTE([.A326];&quot;__WARNING&quot;;&quot;&quot;);&quot;__&quot;;&quot; - &quot;);&quot;_&quot;;&quot; &quot;)">
            <text:p/>
          </table:table-cell>
          <table:table-cell table:style-name="ce13" table:formula="of:=IF([.A326]=&quot;&quot;;&quot;&quot;;&quot;public const int &quot; &amp; [.A326] &amp; &quot; = &quot; &amp; [.C326] &amp; &quot;;&quot;)">
            <text:p/>
          </table:table-cell>
          <table:table-cell table:style-name="ce13" table:formula="of:=IF([.A326]=&quot;&quot;;&quot;&quot;;&quot;items_.Add(&quot; &amp; [.A326] &amp; &quot;, new ErrorItem(&quot;&quot;&quot; &amp; [.D326] &amp; &quot;&quot;&quot;, &quot; &amp; IF(OR([.A326]=&quot;no_error&quot;;NOT(ISERROR(SEARCH(&quot;__WARNING&quot;;[.A326])))); &quot;false&quot;; &quot;true&quot;) &amp; &quot;));&quot;)">
            <text:p/>
          </table:table-cell>
          <table:table-cell table:formula="of:=IF([.A326]=&quot;&quot;;&quot;&quot;;&quot;  insert into &quot;&quot;LOG_Errortype&quot;&quot; (   &quot;&quot;IDErrortype&quot;&quot;,    &quot;&quot;Name&quot;&quot;  )  select    &quot; &amp; [.C326] &amp; &quot;,    '&quot; &amp; [.A326] &amp; &quot;'   where not exists (   select &quot;&quot;IDErrortype&quot;&quot;    from &quot;&quot;LOG_Errortype&quot;&quot;    where &quot;&quot;IDErrortype&quot;&quot; = &quot; &amp; [.C326] &amp; &quot;  );   update &quot;&quot;LOG_Errortype&quot;&quot;  set    &quot;&quot;Name&quot;&quot; = '&quot; &amp; [.A326] &amp; &quot;'  where    &quot;&quot;IDErrortype&quot;&quot; = &quot; &amp; [.C32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6]+1" office:value-type="float" office:value="326">
            <text:p>326</text:p>
          </table:table-cell>
          <table:table-cell table:style-name="ce14" table:formula="of:=SUBSTITUTE(SUBSTITUTE(SUBSTITUTE([.A327];&quot;__WARNING&quot;;&quot;&quot;);&quot;__&quot;;&quot; - &quot;);&quot;_&quot;;&quot; &quot;)">
            <text:p/>
          </table:table-cell>
          <table:table-cell table:style-name="ce13" table:formula="of:=IF([.A327]=&quot;&quot;;&quot;&quot;;&quot;public const int &quot; &amp; [.A327] &amp; &quot; = &quot; &amp; [.C327] &amp; &quot;;&quot;)">
            <text:p/>
          </table:table-cell>
          <table:table-cell table:style-name="ce13" table:formula="of:=IF([.A327]=&quot;&quot;;&quot;&quot;;&quot;items_.Add(&quot; &amp; [.A327] &amp; &quot;, new ErrorItem(&quot;&quot;&quot; &amp; [.D327] &amp; &quot;&quot;&quot;, &quot; &amp; IF(OR([.A327]=&quot;no_error&quot;;NOT(ISERROR(SEARCH(&quot;__WARNING&quot;;[.A327])))); &quot;false&quot;; &quot;true&quot;) &amp; &quot;));&quot;)">
            <text:p/>
          </table:table-cell>
          <table:table-cell table:formula="of:=IF([.A327]=&quot;&quot;;&quot;&quot;;&quot;  insert into &quot;&quot;LOG_Errortype&quot;&quot; (   &quot;&quot;IDErrortype&quot;&quot;,    &quot;&quot;Name&quot;&quot;  )  select    &quot; &amp; [.C327] &amp; &quot;,    '&quot; &amp; [.A327] &amp; &quot;'   where not exists (   select &quot;&quot;IDErrortype&quot;&quot;    from &quot;&quot;LOG_Errortype&quot;&quot;    where &quot;&quot;IDErrortype&quot;&quot; = &quot; &amp; [.C327] &amp; &quot;  );   update &quot;&quot;LOG_Errortype&quot;&quot;  set    &quot;&quot;Name&quot;&quot; = '&quot; &amp; [.A327] &amp; &quot;'  where    &quot;&quot;IDErrortype&quot;&quot; = &quot; &amp; [.C32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7]+1" office:value-type="float" office:value="327">
            <text:p>327</text:p>
          </table:table-cell>
          <table:table-cell table:style-name="ce14" table:formula="of:=SUBSTITUTE(SUBSTITUTE(SUBSTITUTE([.A328];&quot;__WARNING&quot;;&quot;&quot;);&quot;__&quot;;&quot; - &quot;);&quot;_&quot;;&quot; &quot;)">
            <text:p/>
          </table:table-cell>
          <table:table-cell table:style-name="ce13" table:formula="of:=IF([.A328]=&quot;&quot;;&quot;&quot;;&quot;public const int &quot; &amp; [.A328] &amp; &quot; = &quot; &amp; [.C328] &amp; &quot;;&quot;)">
            <text:p/>
          </table:table-cell>
          <table:table-cell table:style-name="ce13" table:formula="of:=IF([.A328]=&quot;&quot;;&quot;&quot;;&quot;items_.Add(&quot; &amp; [.A328] &amp; &quot;, new ErrorItem(&quot;&quot;&quot; &amp; [.D328] &amp; &quot;&quot;&quot;, &quot; &amp; IF(OR([.A328]=&quot;no_error&quot;;NOT(ISERROR(SEARCH(&quot;__WARNING&quot;;[.A328])))); &quot;false&quot;; &quot;true&quot;) &amp; &quot;));&quot;)">
            <text:p/>
          </table:table-cell>
          <table:table-cell table:formula="of:=IF([.A328]=&quot;&quot;;&quot;&quot;;&quot;  insert into &quot;&quot;LOG_Errortype&quot;&quot; (   &quot;&quot;IDErrortype&quot;&quot;,    &quot;&quot;Name&quot;&quot;  )  select    &quot; &amp; [.C328] &amp; &quot;,    '&quot; &amp; [.A328] &amp; &quot;'   where not exists (   select &quot;&quot;IDErrortype&quot;&quot;    from &quot;&quot;LOG_Errortype&quot;&quot;    where &quot;&quot;IDErrortype&quot;&quot; = &quot; &amp; [.C328] &amp; &quot;  );   update &quot;&quot;LOG_Errortype&quot;&quot;  set    &quot;&quot;Name&quot;&quot; = '&quot; &amp; [.A328] &amp; &quot;'  where    &quot;&quot;IDErrortype&quot;&quot; = &quot; &amp; [.C32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8]+1" office:value-type="float" office:value="328">
            <text:p>328</text:p>
          </table:table-cell>
          <table:table-cell table:style-name="ce14" table:formula="of:=SUBSTITUTE(SUBSTITUTE(SUBSTITUTE([.A329];&quot;__WARNING&quot;;&quot;&quot;);&quot;__&quot;;&quot; - &quot;);&quot;_&quot;;&quot; &quot;)">
            <text:p/>
          </table:table-cell>
          <table:table-cell table:style-name="ce13" table:formula="of:=IF([.A329]=&quot;&quot;;&quot;&quot;;&quot;public const int &quot; &amp; [.A329] &amp; &quot; = &quot; &amp; [.C329] &amp; &quot;;&quot;)">
            <text:p/>
          </table:table-cell>
          <table:table-cell table:style-name="ce13" table:formula="of:=IF([.A329]=&quot;&quot;;&quot;&quot;;&quot;items_.Add(&quot; &amp; [.A329] &amp; &quot;, new ErrorItem(&quot;&quot;&quot; &amp; [.D329] &amp; &quot;&quot;&quot;, &quot; &amp; IF(OR([.A329]=&quot;no_error&quot;;NOT(ISERROR(SEARCH(&quot;__WARNING&quot;;[.A329])))); &quot;false&quot;; &quot;true&quot;) &amp; &quot;));&quot;)">
            <text:p/>
          </table:table-cell>
          <table:table-cell table:formula="of:=IF([.A329]=&quot;&quot;;&quot;&quot;;&quot;  insert into &quot;&quot;LOG_Errortype&quot;&quot; (   &quot;&quot;IDErrortype&quot;&quot;,    &quot;&quot;Name&quot;&quot;  )  select    &quot; &amp; [.C329] &amp; &quot;,    '&quot; &amp; [.A329] &amp; &quot;'   where not exists (   select &quot;&quot;IDErrortype&quot;&quot;    from &quot;&quot;LOG_Errortype&quot;&quot;    where &quot;&quot;IDErrortype&quot;&quot; = &quot; &amp; [.C329] &amp; &quot;  );   update &quot;&quot;LOG_Errortype&quot;&quot;  set    &quot;&quot;Name&quot;&quot; = '&quot; &amp; [.A329] &amp; &quot;'  where    &quot;&quot;IDErrortype&quot;&quot; = &quot; &amp; [.C32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9]+1" office:value-type="float" office:value="329">
            <text:p>329</text:p>
          </table:table-cell>
          <table:table-cell table:style-name="ce14" table:formula="of:=SUBSTITUTE(SUBSTITUTE(SUBSTITUTE([.A330];&quot;__WARNING&quot;;&quot;&quot;);&quot;__&quot;;&quot; - &quot;);&quot;_&quot;;&quot; &quot;)">
            <text:p/>
          </table:table-cell>
          <table:table-cell table:style-name="ce13" table:formula="of:=IF([.A330]=&quot;&quot;;&quot;&quot;;&quot;public const int &quot; &amp; [.A330] &amp; &quot; = &quot; &amp; [.C330] &amp; &quot;;&quot;)">
            <text:p/>
          </table:table-cell>
          <table:table-cell table:style-name="ce13" table:formula="of:=IF([.A330]=&quot;&quot;;&quot;&quot;;&quot;items_.Add(&quot; &amp; [.A330] &amp; &quot;, new ErrorItem(&quot;&quot;&quot; &amp; [.D330] &amp; &quot;&quot;&quot;, &quot; &amp; IF(OR([.A330]=&quot;no_error&quot;;NOT(ISERROR(SEARCH(&quot;__WARNING&quot;;[.A330])))); &quot;false&quot;; &quot;true&quot;) &amp; &quot;));&quot;)">
            <text:p/>
          </table:table-cell>
          <table:table-cell table:formula="of:=IF([.A330]=&quot;&quot;;&quot;&quot;;&quot;  insert into &quot;&quot;LOG_Errortype&quot;&quot; (   &quot;&quot;IDErrortype&quot;&quot;,    &quot;&quot;Name&quot;&quot;  )  select    &quot; &amp; [.C330] &amp; &quot;,    '&quot; &amp; [.A330] &amp; &quot;'   where not exists (   select &quot;&quot;IDErrortype&quot;&quot;    from &quot;&quot;LOG_Errortype&quot;&quot;    where &quot;&quot;IDErrortype&quot;&quot; = &quot; &amp; [.C330] &amp; &quot;  );   update &quot;&quot;LOG_Errortype&quot;&quot;  set    &quot;&quot;Name&quot;&quot; = '&quot; &amp; [.A330] &amp; &quot;'  where    &quot;&quot;IDErrortype&quot;&quot; = &quot; &amp; [.C33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0]+1" office:value-type="float" office:value="330">
            <text:p>330</text:p>
          </table:table-cell>
          <table:table-cell table:style-name="ce14" table:formula="of:=SUBSTITUTE(SUBSTITUTE(SUBSTITUTE([.A331];&quot;__WARNING&quot;;&quot;&quot;);&quot;__&quot;;&quot; - &quot;);&quot;_&quot;;&quot; &quot;)">
            <text:p/>
          </table:table-cell>
          <table:table-cell table:style-name="ce13" table:formula="of:=IF([.A331]=&quot;&quot;;&quot;&quot;;&quot;public const int &quot; &amp; [.A331] &amp; &quot; = &quot; &amp; [.C331] &amp; &quot;;&quot;)">
            <text:p/>
          </table:table-cell>
          <table:table-cell table:style-name="ce13" table:formula="of:=IF([.A331]=&quot;&quot;;&quot;&quot;;&quot;items_.Add(&quot; &amp; [.A331] &amp; &quot;, new ErrorItem(&quot;&quot;&quot; &amp; [.D331] &amp; &quot;&quot;&quot;, &quot; &amp; IF(OR([.A331]=&quot;no_error&quot;;NOT(ISERROR(SEARCH(&quot;__WARNING&quot;;[.A331])))); &quot;false&quot;; &quot;true&quot;) &amp; &quot;));&quot;)">
            <text:p/>
          </table:table-cell>
          <table:table-cell table:formula="of:=IF([.A331]=&quot;&quot;;&quot;&quot;;&quot;  insert into &quot;&quot;LOG_Errortype&quot;&quot; (   &quot;&quot;IDErrortype&quot;&quot;,    &quot;&quot;Name&quot;&quot;  )  select    &quot; &amp; [.C331] &amp; &quot;,    '&quot; &amp; [.A331] &amp; &quot;'   where not exists (   select &quot;&quot;IDErrortype&quot;&quot;    from &quot;&quot;LOG_Errortype&quot;&quot;    where &quot;&quot;IDErrortype&quot;&quot; = &quot; &amp; [.C331] &amp; &quot;  );   update &quot;&quot;LOG_Errortype&quot;&quot;  set    &quot;&quot;Name&quot;&quot; = '&quot; &amp; [.A331] &amp; &quot;'  where    &quot;&quot;IDErrortype&quot;&quot; = &quot; &amp; [.C33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1]+1" office:value-type="float" office:value="331">
            <text:p>331</text:p>
          </table:table-cell>
          <table:table-cell table:style-name="ce14" table:formula="of:=SUBSTITUTE(SUBSTITUTE(SUBSTITUTE([.A332];&quot;__WARNING&quot;;&quot;&quot;);&quot;__&quot;;&quot; - &quot;);&quot;_&quot;;&quot; &quot;)">
            <text:p/>
          </table:table-cell>
          <table:table-cell table:style-name="ce13" table:formula="of:=IF([.A332]=&quot;&quot;;&quot;&quot;;&quot;public const int &quot; &amp; [.A332] &amp; &quot; = &quot; &amp; [.C332] &amp; &quot;;&quot;)">
            <text:p/>
          </table:table-cell>
          <table:table-cell table:style-name="ce13" table:formula="of:=IF([.A332]=&quot;&quot;;&quot;&quot;;&quot;items_.Add(&quot; &amp; [.A332] &amp; &quot;, new ErrorItem(&quot;&quot;&quot; &amp; [.D332] &amp; &quot;&quot;&quot;, &quot; &amp; IF(OR([.A332]=&quot;no_error&quot;;NOT(ISERROR(SEARCH(&quot;__WARNING&quot;;[.A332])))); &quot;false&quot;; &quot;true&quot;) &amp; &quot;));&quot;)">
            <text:p/>
          </table:table-cell>
          <table:table-cell table:formula="of:=IF([.A332]=&quot;&quot;;&quot;&quot;;&quot;  insert into &quot;&quot;LOG_Errortype&quot;&quot; (   &quot;&quot;IDErrortype&quot;&quot;,    &quot;&quot;Name&quot;&quot;  )  select    &quot; &amp; [.C332] &amp; &quot;,    '&quot; &amp; [.A332] &amp; &quot;'   where not exists (   select &quot;&quot;IDErrortype&quot;&quot;    from &quot;&quot;LOG_Errortype&quot;&quot;    where &quot;&quot;IDErrortype&quot;&quot; = &quot; &amp; [.C332] &amp; &quot;  );   update &quot;&quot;LOG_Errortype&quot;&quot;  set    &quot;&quot;Name&quot;&quot; = '&quot; &amp; [.A332] &amp; &quot;'  where    &quot;&quot;IDErrortype&quot;&quot; = &quot; &amp; [.C33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2]+1" office:value-type="float" office:value="332">
            <text:p>332</text:p>
          </table:table-cell>
          <table:table-cell table:style-name="ce14" table:formula="of:=SUBSTITUTE(SUBSTITUTE(SUBSTITUTE([.A333];&quot;__WARNING&quot;;&quot;&quot;);&quot;__&quot;;&quot; - &quot;);&quot;_&quot;;&quot; &quot;)">
            <text:p/>
          </table:table-cell>
          <table:table-cell table:style-name="ce13" table:formula="of:=IF([.A333]=&quot;&quot;;&quot;&quot;;&quot;public const int &quot; &amp; [.A333] &amp; &quot; = &quot; &amp; [.C333] &amp; &quot;;&quot;)">
            <text:p/>
          </table:table-cell>
          <table:table-cell table:style-name="ce13" table:formula="of:=IF([.A333]=&quot;&quot;;&quot;&quot;;&quot;items_.Add(&quot; &amp; [.A333] &amp; &quot;, new ErrorItem(&quot;&quot;&quot; &amp; [.D333] &amp; &quot;&quot;&quot;, &quot; &amp; IF(OR([.A333]=&quot;no_error&quot;;NOT(ISERROR(SEARCH(&quot;__WARNING&quot;;[.A333])))); &quot;false&quot;; &quot;true&quot;) &amp; &quot;));&quot;)">
            <text:p/>
          </table:table-cell>
          <table:table-cell table:formula="of:=IF([.A333]=&quot;&quot;;&quot;&quot;;&quot;  insert into &quot;&quot;LOG_Errortype&quot;&quot; (   &quot;&quot;IDErrortype&quot;&quot;,    &quot;&quot;Name&quot;&quot;  )  select    &quot; &amp; [.C333] &amp; &quot;,    '&quot; &amp; [.A333] &amp; &quot;'   where not exists (   select &quot;&quot;IDErrortype&quot;&quot;    from &quot;&quot;LOG_Errortype&quot;&quot;    where &quot;&quot;IDErrortype&quot;&quot; = &quot; &amp; [.C333] &amp; &quot;  );   update &quot;&quot;LOG_Errortype&quot;&quot;  set    &quot;&quot;Name&quot;&quot; = '&quot; &amp; [.A333] &amp; &quot;'  where    &quot;&quot;IDErrortype&quot;&quot; = &quot; &amp; [.C33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3]+1" office:value-type="float" office:value="333">
            <text:p>333</text:p>
          </table:table-cell>
          <table:table-cell table:style-name="ce14" table:formula="of:=SUBSTITUTE(SUBSTITUTE(SUBSTITUTE([.A334];&quot;__WARNING&quot;;&quot;&quot;);&quot;__&quot;;&quot; - &quot;);&quot;_&quot;;&quot; &quot;)">
            <text:p/>
          </table:table-cell>
          <table:table-cell table:style-name="ce13" table:formula="of:=IF([.A334]=&quot;&quot;;&quot;&quot;;&quot;public const int &quot; &amp; [.A334] &amp; &quot; = &quot; &amp; [.C334] &amp; &quot;;&quot;)">
            <text:p/>
          </table:table-cell>
          <table:table-cell table:style-name="ce13" table:formula="of:=IF([.A334]=&quot;&quot;;&quot;&quot;;&quot;items_.Add(&quot; &amp; [.A334] &amp; &quot;, new ErrorItem(&quot;&quot;&quot; &amp; [.D334] &amp; &quot;&quot;&quot;, &quot; &amp; IF(OR([.A334]=&quot;no_error&quot;;NOT(ISERROR(SEARCH(&quot;__WARNING&quot;;[.A334])))); &quot;false&quot;; &quot;true&quot;) &amp; &quot;));&quot;)">
            <text:p/>
          </table:table-cell>
          <table:table-cell table:formula="of:=IF([.A334]=&quot;&quot;;&quot;&quot;;&quot;  insert into &quot;&quot;LOG_Errortype&quot;&quot; (   &quot;&quot;IDErrortype&quot;&quot;,    &quot;&quot;Name&quot;&quot;  )  select    &quot; &amp; [.C334] &amp; &quot;,    '&quot; &amp; [.A334] &amp; &quot;'   where not exists (   select &quot;&quot;IDErrortype&quot;&quot;    from &quot;&quot;LOG_Errortype&quot;&quot;    where &quot;&quot;IDErrortype&quot;&quot; = &quot; &amp; [.C334] &amp; &quot;  );   update &quot;&quot;LOG_Errortype&quot;&quot;  set    &quot;&quot;Name&quot;&quot; = '&quot; &amp; [.A334] &amp; &quot;'  where    &quot;&quot;IDErrortype&quot;&quot; = &quot; &amp; [.C33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4]+1" office:value-type="float" office:value="334">
            <text:p>334</text:p>
          </table:table-cell>
          <table:table-cell table:style-name="ce14" table:formula="of:=SUBSTITUTE(SUBSTITUTE(SUBSTITUTE([.A335];&quot;__WARNING&quot;;&quot;&quot;);&quot;__&quot;;&quot; - &quot;);&quot;_&quot;;&quot; &quot;)">
            <text:p/>
          </table:table-cell>
          <table:table-cell table:style-name="ce13" table:formula="of:=IF([.A335]=&quot;&quot;;&quot;&quot;;&quot;public const int &quot; &amp; [.A335] &amp; &quot; = &quot; &amp; [.C335] &amp; &quot;;&quot;)">
            <text:p/>
          </table:table-cell>
          <table:table-cell table:style-name="ce13" table:formula="of:=IF([.A335]=&quot;&quot;;&quot;&quot;;&quot;items_.Add(&quot; &amp; [.A335] &amp; &quot;, new ErrorItem(&quot;&quot;&quot; &amp; [.D335] &amp; &quot;&quot;&quot;, &quot; &amp; IF(OR([.A335]=&quot;no_error&quot;;NOT(ISERROR(SEARCH(&quot;__WARNING&quot;;[.A335])))); &quot;false&quot;; &quot;true&quot;) &amp; &quot;));&quot;)">
            <text:p/>
          </table:table-cell>
          <table:table-cell table:formula="of:=IF([.A335]=&quot;&quot;;&quot;&quot;;&quot;  insert into &quot;&quot;LOG_Errortype&quot;&quot; (   &quot;&quot;IDErrortype&quot;&quot;,    &quot;&quot;Name&quot;&quot;  )  select    &quot; &amp; [.C335] &amp; &quot;,    '&quot; &amp; [.A335] &amp; &quot;'   where not exists (   select &quot;&quot;IDErrortype&quot;&quot;    from &quot;&quot;LOG_Errortype&quot;&quot;    where &quot;&quot;IDErrortype&quot;&quot; = &quot; &amp; [.C335] &amp; &quot;  );   update &quot;&quot;LOG_Errortype&quot;&quot;  set    &quot;&quot;Name&quot;&quot; = '&quot; &amp; [.A335] &amp; &quot;'  where    &quot;&quot;IDErrortype&quot;&quot; = &quot; &amp; [.C33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5]+1" office:value-type="float" office:value="335">
            <text:p>335</text:p>
          </table:table-cell>
          <table:table-cell table:style-name="ce14" table:formula="of:=SUBSTITUTE(SUBSTITUTE(SUBSTITUTE([.A336];&quot;__WARNING&quot;;&quot;&quot;);&quot;__&quot;;&quot; - &quot;);&quot;_&quot;;&quot; &quot;)">
            <text:p/>
          </table:table-cell>
          <table:table-cell table:style-name="ce13" table:formula="of:=IF([.A336]=&quot;&quot;;&quot;&quot;;&quot;public const int &quot; &amp; [.A336] &amp; &quot; = &quot; &amp; [.C336] &amp; &quot;;&quot;)">
            <text:p/>
          </table:table-cell>
          <table:table-cell table:style-name="ce13" table:formula="of:=IF([.A336]=&quot;&quot;;&quot;&quot;;&quot;items_.Add(&quot; &amp; [.A336] &amp; &quot;, new ErrorItem(&quot;&quot;&quot; &amp; [.D336] &amp; &quot;&quot;&quot;, &quot; &amp; IF(OR([.A336]=&quot;no_error&quot;;NOT(ISERROR(SEARCH(&quot;__WARNING&quot;;[.A336])))); &quot;false&quot;; &quot;true&quot;) &amp; &quot;));&quot;)">
            <text:p/>
          </table:table-cell>
          <table:table-cell table:formula="of:=IF([.A336]=&quot;&quot;;&quot;&quot;;&quot;  insert into &quot;&quot;LOG_Errortype&quot;&quot; (   &quot;&quot;IDErrortype&quot;&quot;,    &quot;&quot;Name&quot;&quot;  )  select    &quot; &amp; [.C336] &amp; &quot;,    '&quot; &amp; [.A336] &amp; &quot;'   where not exists (   select &quot;&quot;IDErrortype&quot;&quot;    from &quot;&quot;LOG_Errortype&quot;&quot;    where &quot;&quot;IDErrortype&quot;&quot; = &quot; &amp; [.C336] &amp; &quot;  );   update &quot;&quot;LOG_Errortype&quot;&quot;  set    &quot;&quot;Name&quot;&quot; = '&quot; &amp; [.A336] &amp; &quot;'  where    &quot;&quot;IDErrortype&quot;&quot; = &quot; &amp; [.C33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6]+1" office:value-type="float" office:value="336">
            <text:p>336</text:p>
          </table:table-cell>
          <table:table-cell table:style-name="ce14" table:formula="of:=SUBSTITUTE(SUBSTITUTE(SUBSTITUTE([.A337];&quot;__WARNING&quot;;&quot;&quot;);&quot;__&quot;;&quot; - &quot;);&quot;_&quot;;&quot; &quot;)">
            <text:p/>
          </table:table-cell>
          <table:table-cell table:style-name="ce13" table:formula="of:=IF([.A337]=&quot;&quot;;&quot;&quot;;&quot;public const int &quot; &amp; [.A337] &amp; &quot; = &quot; &amp; [.C337] &amp; &quot;;&quot;)">
            <text:p/>
          </table:table-cell>
          <table:table-cell table:style-name="ce13" table:formula="of:=IF([.A337]=&quot;&quot;;&quot;&quot;;&quot;items_.Add(&quot; &amp; [.A337] &amp; &quot;, new ErrorItem(&quot;&quot;&quot; &amp; [.D337] &amp; &quot;&quot;&quot;, &quot; &amp; IF(OR([.A337]=&quot;no_error&quot;;NOT(ISERROR(SEARCH(&quot;__WARNING&quot;;[.A337])))); &quot;false&quot;; &quot;true&quot;) &amp; &quot;));&quot;)">
            <text:p/>
          </table:table-cell>
          <table:table-cell table:formula="of:=IF([.A337]=&quot;&quot;;&quot;&quot;;&quot;  insert into &quot;&quot;LOG_Errortype&quot;&quot; (   &quot;&quot;IDErrortype&quot;&quot;,    &quot;&quot;Name&quot;&quot;  )  select    &quot; &amp; [.C337] &amp; &quot;,    '&quot; &amp; [.A337] &amp; &quot;'   where not exists (   select &quot;&quot;IDErrortype&quot;&quot;    from &quot;&quot;LOG_Errortype&quot;&quot;    where &quot;&quot;IDErrortype&quot;&quot; = &quot; &amp; [.C337] &amp; &quot;  );   update &quot;&quot;LOG_Errortype&quot;&quot;  set    &quot;&quot;Name&quot;&quot; = '&quot; &amp; [.A337] &amp; &quot;'  where    &quot;&quot;IDErrortype&quot;&quot; = &quot; &amp; [.C33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7]+1" office:value-type="float" office:value="337">
            <text:p>337</text:p>
          </table:table-cell>
          <table:table-cell table:style-name="ce14" table:formula="of:=SUBSTITUTE(SUBSTITUTE(SUBSTITUTE([.A338];&quot;__WARNING&quot;;&quot;&quot;);&quot;__&quot;;&quot; - &quot;);&quot;_&quot;;&quot; &quot;)">
            <text:p/>
          </table:table-cell>
          <table:table-cell table:style-name="ce13" table:formula="of:=IF([.A338]=&quot;&quot;;&quot;&quot;;&quot;public const int &quot; &amp; [.A338] &amp; &quot; = &quot; &amp; [.C338] &amp; &quot;;&quot;)">
            <text:p/>
          </table:table-cell>
          <table:table-cell table:style-name="ce13" table:formula="of:=IF([.A338]=&quot;&quot;;&quot;&quot;;&quot;items_.Add(&quot; &amp; [.A338] &amp; &quot;, new ErrorItem(&quot;&quot;&quot; &amp; [.D338] &amp; &quot;&quot;&quot;, &quot; &amp; IF(OR([.A338]=&quot;no_error&quot;;NOT(ISERROR(SEARCH(&quot;__WARNING&quot;;[.A338])))); &quot;false&quot;; &quot;true&quot;) &amp; &quot;));&quot;)">
            <text:p/>
          </table:table-cell>
          <table:table-cell table:formula="of:=IF([.A338]=&quot;&quot;;&quot;&quot;;&quot;  insert into &quot;&quot;LOG_Errortype&quot;&quot; (   &quot;&quot;IDErrortype&quot;&quot;,    &quot;&quot;Name&quot;&quot;  )  select    &quot; &amp; [.C338] &amp; &quot;,    '&quot; &amp; [.A338] &amp; &quot;'   where not exists (   select &quot;&quot;IDErrortype&quot;&quot;    from &quot;&quot;LOG_Errortype&quot;&quot;    where &quot;&quot;IDErrortype&quot;&quot; = &quot; &amp; [.C338] &amp; &quot;  );   update &quot;&quot;LOG_Errortype&quot;&quot;  set    &quot;&quot;Name&quot;&quot; = '&quot; &amp; [.A338] &amp; &quot;'  where    &quot;&quot;IDErrortype&quot;&quot; = &quot; &amp; [.C33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8]+1" office:value-type="float" office:value="338">
            <text:p>338</text:p>
          </table:table-cell>
          <table:table-cell table:style-name="ce14" table:formula="of:=SUBSTITUTE(SUBSTITUTE(SUBSTITUTE([.A339];&quot;__WARNING&quot;;&quot;&quot;);&quot;__&quot;;&quot; - &quot;);&quot;_&quot;;&quot; &quot;)">
            <text:p/>
          </table:table-cell>
          <table:table-cell table:style-name="ce13" table:formula="of:=IF([.A339]=&quot;&quot;;&quot;&quot;;&quot;public const int &quot; &amp; [.A339] &amp; &quot; = &quot; &amp; [.C339] &amp; &quot;;&quot;)">
            <text:p/>
          </table:table-cell>
          <table:table-cell table:style-name="ce13" table:formula="of:=IF([.A339]=&quot;&quot;;&quot;&quot;;&quot;items_.Add(&quot; &amp; [.A339] &amp; &quot;, new ErrorItem(&quot;&quot;&quot; &amp; [.D339] &amp; &quot;&quot;&quot;, &quot; &amp; IF(OR([.A339]=&quot;no_error&quot;;NOT(ISERROR(SEARCH(&quot;__WARNING&quot;;[.A339])))); &quot;false&quot;; &quot;true&quot;) &amp; &quot;));&quot;)">
            <text:p/>
          </table:table-cell>
          <table:table-cell table:formula="of:=IF([.A339]=&quot;&quot;;&quot;&quot;;&quot;  insert into &quot;&quot;LOG_Errortype&quot;&quot; (   &quot;&quot;IDErrortype&quot;&quot;,    &quot;&quot;Name&quot;&quot;  )  select    &quot; &amp; [.C339] &amp; &quot;,    '&quot; &amp; [.A339] &amp; &quot;'   where not exists (   select &quot;&quot;IDErrortype&quot;&quot;    from &quot;&quot;LOG_Errortype&quot;&quot;    where &quot;&quot;IDErrortype&quot;&quot; = &quot; &amp; [.C339] &amp; &quot;  );   update &quot;&quot;LOG_Errortype&quot;&quot;  set    &quot;&quot;Name&quot;&quot; = '&quot; &amp; [.A339] &amp; &quot;'  where    &quot;&quot;IDErrortype&quot;&quot; = &quot; &amp; [.C33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9]+1" office:value-type="float" office:value="339">
            <text:p>339</text:p>
          </table:table-cell>
          <table:table-cell table:style-name="ce14" table:formula="of:=SUBSTITUTE(SUBSTITUTE(SUBSTITUTE([.A340];&quot;__WARNING&quot;;&quot;&quot;);&quot;__&quot;;&quot; - &quot;);&quot;_&quot;;&quot; &quot;)">
            <text:p/>
          </table:table-cell>
          <table:table-cell table:style-name="ce13" table:formula="of:=IF([.A340]=&quot;&quot;;&quot;&quot;;&quot;public const int &quot; &amp; [.A340] &amp; &quot; = &quot; &amp; [.C340] &amp; &quot;;&quot;)">
            <text:p/>
          </table:table-cell>
          <table:table-cell table:style-name="ce13" table:formula="of:=IF([.A340]=&quot;&quot;;&quot;&quot;;&quot;items_.Add(&quot; &amp; [.A340] &amp; &quot;, new ErrorItem(&quot;&quot;&quot; &amp; [.D340] &amp; &quot;&quot;&quot;, &quot; &amp; IF(OR([.A340]=&quot;no_error&quot;;NOT(ISERROR(SEARCH(&quot;__WARNING&quot;;[.A340])))); &quot;false&quot;; &quot;true&quot;) &amp; &quot;));&quot;)">
            <text:p/>
          </table:table-cell>
          <table:table-cell table:formula="of:=IF([.A340]=&quot;&quot;;&quot;&quot;;&quot;  insert into &quot;&quot;LOG_Errortype&quot;&quot; (   &quot;&quot;IDErrortype&quot;&quot;,    &quot;&quot;Name&quot;&quot;  )  select    &quot; &amp; [.C340] &amp; &quot;,    '&quot; &amp; [.A340] &amp; &quot;'   where not exists (   select &quot;&quot;IDErrortype&quot;&quot;    from &quot;&quot;LOG_Errortype&quot;&quot;    where &quot;&quot;IDErrortype&quot;&quot; = &quot; &amp; [.C340] &amp; &quot;  );   update &quot;&quot;LOG_Errortype&quot;&quot;  set    &quot;&quot;Name&quot;&quot; = '&quot; &amp; [.A340] &amp; &quot;'  where    &quot;&quot;IDErrortype&quot;&quot; = &quot; &amp; [.C34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0]+1" office:value-type="float" office:value="340">
            <text:p>340</text:p>
          </table:table-cell>
          <table:table-cell table:style-name="ce14" table:formula="of:=SUBSTITUTE(SUBSTITUTE(SUBSTITUTE([.A341];&quot;__WARNING&quot;;&quot;&quot;);&quot;__&quot;;&quot; - &quot;);&quot;_&quot;;&quot; &quot;)">
            <text:p/>
          </table:table-cell>
          <table:table-cell table:style-name="ce13" table:formula="of:=IF([.A341]=&quot;&quot;;&quot;&quot;;&quot;public const int &quot; &amp; [.A341] &amp; &quot; = &quot; &amp; [.C341] &amp; &quot;;&quot;)">
            <text:p/>
          </table:table-cell>
          <table:table-cell table:style-name="ce13" table:formula="of:=IF([.A341]=&quot;&quot;;&quot;&quot;;&quot;items_.Add(&quot; &amp; [.A341] &amp; &quot;, new ErrorItem(&quot;&quot;&quot; &amp; [.D341] &amp; &quot;&quot;&quot;, &quot; &amp; IF(OR([.A341]=&quot;no_error&quot;;NOT(ISERROR(SEARCH(&quot;__WARNING&quot;;[.A341])))); &quot;false&quot;; &quot;true&quot;) &amp; &quot;));&quot;)">
            <text:p/>
          </table:table-cell>
          <table:table-cell table:formula="of:=IF([.A341]=&quot;&quot;;&quot;&quot;;&quot;  insert into &quot;&quot;LOG_Errortype&quot;&quot; (   &quot;&quot;IDErrortype&quot;&quot;,    &quot;&quot;Name&quot;&quot;  )  select    &quot; &amp; [.C341] &amp; &quot;,    '&quot; &amp; [.A341] &amp; &quot;'   where not exists (   select &quot;&quot;IDErrortype&quot;&quot;    from &quot;&quot;LOG_Errortype&quot;&quot;    where &quot;&quot;IDErrortype&quot;&quot; = &quot; &amp; [.C341] &amp; &quot;  );   update &quot;&quot;LOG_Errortype&quot;&quot;  set    &quot;&quot;Name&quot;&quot; = '&quot; &amp; [.A341] &amp; &quot;'  where    &quot;&quot;IDErrortype&quot;&quot; = &quot; &amp; [.C34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1]+1" office:value-type="float" office:value="341">
            <text:p>341</text:p>
          </table:table-cell>
          <table:table-cell table:style-name="ce14" table:formula="of:=SUBSTITUTE(SUBSTITUTE(SUBSTITUTE([.A342];&quot;__WARNING&quot;;&quot;&quot;);&quot;__&quot;;&quot; - &quot;);&quot;_&quot;;&quot; &quot;)">
            <text:p/>
          </table:table-cell>
          <table:table-cell table:style-name="ce13" table:formula="of:=IF([.A342]=&quot;&quot;;&quot;&quot;;&quot;public const int &quot; &amp; [.A342] &amp; &quot; = &quot; &amp; [.C342] &amp; &quot;;&quot;)">
            <text:p/>
          </table:table-cell>
          <table:table-cell table:style-name="ce13" table:formula="of:=IF([.A342]=&quot;&quot;;&quot;&quot;;&quot;items_.Add(&quot; &amp; [.A342] &amp; &quot;, new ErrorItem(&quot;&quot;&quot; &amp; [.D342] &amp; &quot;&quot;&quot;, &quot; &amp; IF(OR([.A342]=&quot;no_error&quot;;NOT(ISERROR(SEARCH(&quot;__WARNING&quot;;[.A342])))); &quot;false&quot;; &quot;true&quot;) &amp; &quot;));&quot;)">
            <text:p/>
          </table:table-cell>
          <table:table-cell table:formula="of:=IF([.A342]=&quot;&quot;;&quot;&quot;;&quot;  insert into &quot;&quot;LOG_Errortype&quot;&quot; (   &quot;&quot;IDErrortype&quot;&quot;,    &quot;&quot;Name&quot;&quot;  )  select    &quot; &amp; [.C342] &amp; &quot;,    '&quot; &amp; [.A342] &amp; &quot;'   where not exists (   select &quot;&quot;IDErrortype&quot;&quot;    from &quot;&quot;LOG_Errortype&quot;&quot;    where &quot;&quot;IDErrortype&quot;&quot; = &quot; &amp; [.C342] &amp; &quot;  );   update &quot;&quot;LOG_Errortype&quot;&quot;  set    &quot;&quot;Name&quot;&quot; = '&quot; &amp; [.A342] &amp; &quot;'  where    &quot;&quot;IDErrortype&quot;&quot; = &quot; &amp; [.C34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2]+1" office:value-type="float" office:value="342">
            <text:p>342</text:p>
          </table:table-cell>
          <table:table-cell table:style-name="ce14" table:formula="of:=SUBSTITUTE(SUBSTITUTE(SUBSTITUTE([.A343];&quot;__WARNING&quot;;&quot;&quot;);&quot;__&quot;;&quot; - &quot;);&quot;_&quot;;&quot; &quot;)">
            <text:p/>
          </table:table-cell>
          <table:table-cell table:style-name="ce13" table:formula="of:=IF([.A343]=&quot;&quot;;&quot;&quot;;&quot;public const int &quot; &amp; [.A343] &amp; &quot; = &quot; &amp; [.C343] &amp; &quot;;&quot;)">
            <text:p/>
          </table:table-cell>
          <table:table-cell table:style-name="ce13" table:formula="of:=IF([.A343]=&quot;&quot;;&quot;&quot;;&quot;items_.Add(&quot; &amp; [.A343] &amp; &quot;, new ErrorItem(&quot;&quot;&quot; &amp; [.D343] &amp; &quot;&quot;&quot;, &quot; &amp; IF(OR([.A343]=&quot;no_error&quot;;NOT(ISERROR(SEARCH(&quot;__WARNING&quot;;[.A343])))); &quot;false&quot;; &quot;true&quot;) &amp; &quot;));&quot;)">
            <text:p/>
          </table:table-cell>
          <table:table-cell table:formula="of:=IF([.A343]=&quot;&quot;;&quot;&quot;;&quot;  insert into &quot;&quot;LOG_Errortype&quot;&quot; (   &quot;&quot;IDErrortype&quot;&quot;,    &quot;&quot;Name&quot;&quot;  )  select    &quot; &amp; [.C343] &amp; &quot;,    '&quot; &amp; [.A343] &amp; &quot;'   where not exists (   select &quot;&quot;IDErrortype&quot;&quot;    from &quot;&quot;LOG_Errortype&quot;&quot;    where &quot;&quot;IDErrortype&quot;&quot; = &quot; &amp; [.C343] &amp; &quot;  );   update &quot;&quot;LOG_Errortype&quot;&quot;  set    &quot;&quot;Name&quot;&quot; = '&quot; &amp; [.A343] &amp; &quot;'  where    &quot;&quot;IDErrortype&quot;&quot; = &quot; &amp; [.C34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3]+1" office:value-type="float" office:value="343">
            <text:p>343</text:p>
          </table:table-cell>
          <table:table-cell table:style-name="ce14" table:formula="of:=SUBSTITUTE(SUBSTITUTE(SUBSTITUTE([.A344];&quot;__WARNING&quot;;&quot;&quot;);&quot;__&quot;;&quot; - &quot;);&quot;_&quot;;&quot; &quot;)">
            <text:p/>
          </table:table-cell>
          <table:table-cell table:style-name="ce13" table:formula="of:=IF([.A344]=&quot;&quot;;&quot;&quot;;&quot;public const int &quot; &amp; [.A344] &amp; &quot; = &quot; &amp; [.C344] &amp; &quot;;&quot;)">
            <text:p/>
          </table:table-cell>
          <table:table-cell table:style-name="ce13" table:formula="of:=IF([.A344]=&quot;&quot;;&quot;&quot;;&quot;items_.Add(&quot; &amp; [.A344] &amp; &quot;, new ErrorItem(&quot;&quot;&quot; &amp; [.D344] &amp; &quot;&quot;&quot;, &quot; &amp; IF(OR([.A344]=&quot;no_error&quot;;NOT(ISERROR(SEARCH(&quot;__WARNING&quot;;[.A344])))); &quot;false&quot;; &quot;true&quot;) &amp; &quot;));&quot;)">
            <text:p/>
          </table:table-cell>
          <table:table-cell table:formula="of:=IF([.A344]=&quot;&quot;;&quot;&quot;;&quot;  insert into &quot;&quot;LOG_Errortype&quot;&quot; (   &quot;&quot;IDErrortype&quot;&quot;,    &quot;&quot;Name&quot;&quot;  )  select    &quot; &amp; [.C344] &amp; &quot;,    '&quot; &amp; [.A344] &amp; &quot;'   where not exists (   select &quot;&quot;IDErrortype&quot;&quot;    from &quot;&quot;LOG_Errortype&quot;&quot;    where &quot;&quot;IDErrortype&quot;&quot; = &quot; &amp; [.C344] &amp; &quot;  );   update &quot;&quot;LOG_Errortype&quot;&quot;  set    &quot;&quot;Name&quot;&quot; = '&quot; &amp; [.A344] &amp; &quot;'  where    &quot;&quot;IDErrortype&quot;&quot; = &quot; &amp; [.C34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4]+1" office:value-type="float" office:value="344">
            <text:p>344</text:p>
          </table:table-cell>
          <table:table-cell table:style-name="ce14" table:formula="of:=SUBSTITUTE(SUBSTITUTE(SUBSTITUTE([.A345];&quot;__WARNING&quot;;&quot;&quot;);&quot;__&quot;;&quot; - &quot;);&quot;_&quot;;&quot; &quot;)">
            <text:p/>
          </table:table-cell>
          <table:table-cell table:style-name="ce13" table:formula="of:=IF([.A345]=&quot;&quot;;&quot;&quot;;&quot;public const int &quot; &amp; [.A345] &amp; &quot; = &quot; &amp; [.C345] &amp; &quot;;&quot;)">
            <text:p/>
          </table:table-cell>
          <table:table-cell table:style-name="ce13" table:formula="of:=IF([.A345]=&quot;&quot;;&quot;&quot;;&quot;items_.Add(&quot; &amp; [.A345] &amp; &quot;, new ErrorItem(&quot;&quot;&quot; &amp; [.D345] &amp; &quot;&quot;&quot;, &quot; &amp; IF(OR([.A345]=&quot;no_error&quot;;NOT(ISERROR(SEARCH(&quot;__WARNING&quot;;[.A345])))); &quot;false&quot;; &quot;true&quot;) &amp; &quot;));&quot;)">
            <text:p/>
          </table:table-cell>
          <table:table-cell table:formula="of:=IF([.A345]=&quot;&quot;;&quot;&quot;;&quot;  insert into &quot;&quot;LOG_Errortype&quot;&quot; (   &quot;&quot;IDErrortype&quot;&quot;,    &quot;&quot;Name&quot;&quot;  )  select    &quot; &amp; [.C345] &amp; &quot;,    '&quot; &amp; [.A345] &amp; &quot;'   where not exists (   select &quot;&quot;IDErrortype&quot;&quot;    from &quot;&quot;LOG_Errortype&quot;&quot;    where &quot;&quot;IDErrortype&quot;&quot; = &quot; &amp; [.C345] &amp; &quot;  );   update &quot;&quot;LOG_Errortype&quot;&quot;  set    &quot;&quot;Name&quot;&quot; = '&quot; &amp; [.A345] &amp; &quot;'  where    &quot;&quot;IDErrortype&quot;&quot; = &quot; &amp; [.C34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5]+1" office:value-type="float" office:value="345">
            <text:p>345</text:p>
          </table:table-cell>
          <table:table-cell table:style-name="ce14" table:formula="of:=SUBSTITUTE(SUBSTITUTE(SUBSTITUTE([.A346];&quot;__WARNING&quot;;&quot;&quot;);&quot;__&quot;;&quot; - &quot;);&quot;_&quot;;&quot; &quot;)">
            <text:p/>
          </table:table-cell>
          <table:table-cell table:style-name="ce13" table:formula="of:=IF([.A346]=&quot;&quot;;&quot;&quot;;&quot;public const int &quot; &amp; [.A346] &amp; &quot; = &quot; &amp; [.C346] &amp; &quot;;&quot;)">
            <text:p/>
          </table:table-cell>
          <table:table-cell table:style-name="ce13" table:formula="of:=IF([.A346]=&quot;&quot;;&quot;&quot;;&quot;items_.Add(&quot; &amp; [.A346] &amp; &quot;, new ErrorItem(&quot;&quot;&quot; &amp; [.D346] &amp; &quot;&quot;&quot;, &quot; &amp; IF(OR([.A346]=&quot;no_error&quot;;NOT(ISERROR(SEARCH(&quot;__WARNING&quot;;[.A346])))); &quot;false&quot;; &quot;true&quot;) &amp; &quot;));&quot;)">
            <text:p/>
          </table:table-cell>
          <table:table-cell table:formula="of:=IF([.A346]=&quot;&quot;;&quot;&quot;;&quot;  insert into &quot;&quot;LOG_Errortype&quot;&quot; (   &quot;&quot;IDErrortype&quot;&quot;,    &quot;&quot;Name&quot;&quot;  )  select    &quot; &amp; [.C346] &amp; &quot;,    '&quot; &amp; [.A346] &amp; &quot;'   where not exists (   select &quot;&quot;IDErrortype&quot;&quot;    from &quot;&quot;LOG_Errortype&quot;&quot;    where &quot;&quot;IDErrortype&quot;&quot; = &quot; &amp; [.C346] &amp; &quot;  );   update &quot;&quot;LOG_Errortype&quot;&quot;  set    &quot;&quot;Name&quot;&quot; = '&quot; &amp; [.A346] &amp; &quot;'  where    &quot;&quot;IDErrortype&quot;&quot; = &quot; &amp; [.C34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6]+1" office:value-type="float" office:value="346">
            <text:p>346</text:p>
          </table:table-cell>
          <table:table-cell table:style-name="ce14" table:formula="of:=SUBSTITUTE(SUBSTITUTE(SUBSTITUTE([.A347];&quot;__WARNING&quot;;&quot;&quot;);&quot;__&quot;;&quot; - &quot;);&quot;_&quot;;&quot; &quot;)">
            <text:p/>
          </table:table-cell>
          <table:table-cell table:style-name="ce13" table:formula="of:=IF([.A347]=&quot;&quot;;&quot;&quot;;&quot;public const int &quot; &amp; [.A347] &amp; &quot; = &quot; &amp; [.C347] &amp; &quot;;&quot;)">
            <text:p/>
          </table:table-cell>
          <table:table-cell table:style-name="ce13" table:formula="of:=IF([.A347]=&quot;&quot;;&quot;&quot;;&quot;items_.Add(&quot; &amp; [.A347] &amp; &quot;, new ErrorItem(&quot;&quot;&quot; &amp; [.D347] &amp; &quot;&quot;&quot;, &quot; &amp; IF(OR([.A347]=&quot;no_error&quot;;NOT(ISERROR(SEARCH(&quot;__WARNING&quot;;[.A347])))); &quot;false&quot;; &quot;true&quot;) &amp; &quot;));&quot;)">
            <text:p/>
          </table:table-cell>
          <table:table-cell table:formula="of:=IF([.A347]=&quot;&quot;;&quot;&quot;;&quot;  insert into &quot;&quot;LOG_Errortype&quot;&quot; (   &quot;&quot;IDErrortype&quot;&quot;,    &quot;&quot;Name&quot;&quot;  )  select    &quot; &amp; [.C347] &amp; &quot;,    '&quot; &amp; [.A347] &amp; &quot;'   where not exists (   select &quot;&quot;IDErrortype&quot;&quot;    from &quot;&quot;LOG_Errortype&quot;&quot;    where &quot;&quot;IDErrortype&quot;&quot; = &quot; &amp; [.C347] &amp; &quot;  );   update &quot;&quot;LOG_Errortype&quot;&quot;  set    &quot;&quot;Name&quot;&quot; = '&quot; &amp; [.A347] &amp; &quot;'  where    &quot;&quot;IDErrortype&quot;&quot; = &quot; &amp; [.C34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7]+1" office:value-type="float" office:value="347">
            <text:p>347</text:p>
          </table:table-cell>
          <table:table-cell table:style-name="ce14" table:formula="of:=SUBSTITUTE(SUBSTITUTE(SUBSTITUTE([.A348];&quot;__WARNING&quot;;&quot;&quot;);&quot;__&quot;;&quot; - &quot;);&quot;_&quot;;&quot; &quot;)">
            <text:p/>
          </table:table-cell>
          <table:table-cell table:style-name="ce13" table:formula="of:=IF([.A348]=&quot;&quot;;&quot;&quot;;&quot;public const int &quot; &amp; [.A348] &amp; &quot; = &quot; &amp; [.C348] &amp; &quot;;&quot;)">
            <text:p/>
          </table:table-cell>
          <table:table-cell table:style-name="ce13" table:formula="of:=IF([.A348]=&quot;&quot;;&quot;&quot;;&quot;items_.Add(&quot; &amp; [.A348] &amp; &quot;, new ErrorItem(&quot;&quot;&quot; &amp; [.D348] &amp; &quot;&quot;&quot;, &quot; &amp; IF(OR([.A348]=&quot;no_error&quot;;NOT(ISERROR(SEARCH(&quot;__WARNING&quot;;[.A348])))); &quot;false&quot;; &quot;true&quot;) &amp; &quot;));&quot;)">
            <text:p/>
          </table:table-cell>
          <table:table-cell table:formula="of:=IF([.A348]=&quot;&quot;;&quot;&quot;;&quot;  insert into &quot;&quot;LOG_Errortype&quot;&quot; (   &quot;&quot;IDErrortype&quot;&quot;,    &quot;&quot;Name&quot;&quot;  )  select    &quot; &amp; [.C348] &amp; &quot;,    '&quot; &amp; [.A348] &amp; &quot;'   where not exists (   select &quot;&quot;IDErrortype&quot;&quot;    from &quot;&quot;LOG_Errortype&quot;&quot;    where &quot;&quot;IDErrortype&quot;&quot; = &quot; &amp; [.C348] &amp; &quot;  );   update &quot;&quot;LOG_Errortype&quot;&quot;  set    &quot;&quot;Name&quot;&quot; = '&quot; &amp; [.A348] &amp; &quot;'  where    &quot;&quot;IDErrortype&quot;&quot; = &quot; &amp; [.C34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8]+1" office:value-type="float" office:value="348">
            <text:p>348</text:p>
          </table:table-cell>
          <table:table-cell table:style-name="ce14" table:formula="of:=SUBSTITUTE(SUBSTITUTE(SUBSTITUTE([.A349];&quot;__WARNING&quot;;&quot;&quot;);&quot;__&quot;;&quot; - &quot;);&quot;_&quot;;&quot; &quot;)">
            <text:p/>
          </table:table-cell>
          <table:table-cell table:style-name="ce13" table:formula="of:=IF([.A349]=&quot;&quot;;&quot;&quot;;&quot;public const int &quot; &amp; [.A349] &amp; &quot; = &quot; &amp; [.C349] &amp; &quot;;&quot;)">
            <text:p/>
          </table:table-cell>
          <table:table-cell table:style-name="ce13" table:formula="of:=IF([.A349]=&quot;&quot;;&quot;&quot;;&quot;items_.Add(&quot; &amp; [.A349] &amp; &quot;, new ErrorItem(&quot;&quot;&quot; &amp; [.D349] &amp; &quot;&quot;&quot;, &quot; &amp; IF(OR([.A349]=&quot;no_error&quot;;NOT(ISERROR(SEARCH(&quot;__WARNING&quot;;[.A349])))); &quot;false&quot;; &quot;true&quot;) &amp; &quot;));&quot;)">
            <text:p/>
          </table:table-cell>
          <table:table-cell table:formula="of:=IF([.A349]=&quot;&quot;;&quot;&quot;;&quot;  insert into &quot;&quot;LOG_Errortype&quot;&quot; (   &quot;&quot;IDErrortype&quot;&quot;,    &quot;&quot;Name&quot;&quot;  )  select    &quot; &amp; [.C349] &amp; &quot;,    '&quot; &amp; [.A349] &amp; &quot;'   where not exists (   select &quot;&quot;IDErrortype&quot;&quot;    from &quot;&quot;LOG_Errortype&quot;&quot;    where &quot;&quot;IDErrortype&quot;&quot; = &quot; &amp; [.C349] &amp; &quot;  );   update &quot;&quot;LOG_Errortype&quot;&quot;  set    &quot;&quot;Name&quot;&quot; = '&quot; &amp; [.A349] &amp; &quot;'  where    &quot;&quot;IDErrortype&quot;&quot; = &quot; &amp; [.C34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9]+1" office:value-type="float" office:value="349">
            <text:p>349</text:p>
          </table:table-cell>
          <table:table-cell table:style-name="ce14" table:formula="of:=SUBSTITUTE(SUBSTITUTE(SUBSTITUTE([.A350];&quot;__WARNING&quot;;&quot;&quot;);&quot;__&quot;;&quot; - &quot;);&quot;_&quot;;&quot; &quot;)">
            <text:p/>
          </table:table-cell>
          <table:table-cell table:style-name="ce13" table:formula="of:=IF([.A350]=&quot;&quot;;&quot;&quot;;&quot;public const int &quot; &amp; [.A350] &amp; &quot; = &quot; &amp; [.C350] &amp; &quot;;&quot;)">
            <text:p/>
          </table:table-cell>
          <table:table-cell table:style-name="ce13" table:formula="of:=IF([.A350]=&quot;&quot;;&quot;&quot;;&quot;items_.Add(&quot; &amp; [.A350] &amp; &quot;, new ErrorItem(&quot;&quot;&quot; &amp; [.D350] &amp; &quot;&quot;&quot;, &quot; &amp; IF(OR([.A350]=&quot;no_error&quot;;NOT(ISERROR(SEARCH(&quot;__WARNING&quot;;[.A350])))); &quot;false&quot;; &quot;true&quot;) &amp; &quot;));&quot;)">
            <text:p/>
          </table:table-cell>
          <table:table-cell table:formula="of:=IF([.A350]=&quot;&quot;;&quot;&quot;;&quot;  insert into &quot;&quot;LOG_Errortype&quot;&quot; (   &quot;&quot;IDErrortype&quot;&quot;,    &quot;&quot;Name&quot;&quot;  )  select    &quot; &amp; [.C350] &amp; &quot;,    '&quot; &amp; [.A350] &amp; &quot;'   where not exists (   select &quot;&quot;IDErrortype&quot;&quot;    from &quot;&quot;LOG_Errortype&quot;&quot;    where &quot;&quot;IDErrortype&quot;&quot; = &quot; &amp; [.C350] &amp; &quot;  );   update &quot;&quot;LOG_Errortype&quot;&quot;  set    &quot;&quot;Name&quot;&quot; = '&quot; &amp; [.A350] &amp; &quot;'  where    &quot;&quot;IDErrortype&quot;&quot; = &quot; &amp; [.C35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50]+1" office:value-type="float" office:value="350">
            <text:p>350</text:p>
          </table:table-cell>
          <table:table-cell table:style-name="ce14" table:formula="of:=SUBSTITUTE(SUBSTITUTE(SUBSTITUTE([.A351];&quot;__WARNING&quot;;&quot;&quot;);&quot;__&quot;;&quot; - &quot;);&quot;_&quot;;&quot; &quot;)">
            <text:p/>
          </table:table-cell>
          <table:table-cell table:style-name="ce13" table:formula="of:=IF([.A351]=&quot;&quot;;&quot;&quot;;&quot;public const int &quot; &amp; [.A351] &amp; &quot; = &quot; &amp; [.C351] &amp; &quot;;&quot;)">
            <text:p/>
          </table:table-cell>
          <table:table-cell table:style-name="ce13" table:formula="of:=IF([.A351]=&quot;&quot;;&quot;&quot;;&quot;items_.Add(&quot; &amp; [.A351] &amp; &quot;, new ErrorItem(&quot;&quot;&quot; &amp; [.D351] &amp; &quot;&quot;&quot;, &quot; &amp; IF(OR([.A351]=&quot;no_error&quot;;NOT(ISERROR(SEARCH(&quot;__WARNING&quot;;[.A351])))); &quot;false&quot;; &quot;true&quot;) &amp; &quot;));&quot;)">
            <text:p/>
          </table:table-cell>
          <table:table-cell table:formula="of:=IF([.A351]=&quot;&quot;;&quot;&quot;;&quot;  insert into &quot;&quot;LOG_Errortype&quot;&quot; (   &quot;&quot;IDErrortype&quot;&quot;,    &quot;&quot;Name&quot;&quot;  )  select    &quot; &amp; [.C351] &amp; &quot;,    '&quot; &amp; [.A351] &amp; &quot;'   where not exists (   select &quot;&quot;IDErrortype&quot;&quot;    from &quot;&quot;LOG_Errortype&quot;&quot;    where &quot;&quot;IDErrortype&quot;&quot; = &quot; &amp; [.C351] &amp; &quot;  );   update &quot;&quot;LOG_Errortype&quot;&quot;  set    &quot;&quot;Name&quot;&quot; = '&quot; &amp; [.A351] &amp; &quot;'  where    &quot;&quot;IDErrortype&quot;&quot; = &quot; &amp; [.C35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51]+1" office:value-type="float" office:value="351">
            <text:p>351</text:p>
          </table:table-cell>
          <table:table-cell table:style-name="ce14" table:formula="of:=SUBSTITUTE(SUBSTITUTE(SUBSTITUTE([.A352];&quot;__WARNING&quot;;&quot;&quot;);&quot;__&quot;;&quot; - &quot;);&quot;_&quot;;&quot; &quot;)">
            <text:p/>
          </table:table-cell>
          <table:table-cell table:style-name="ce13" table:formula="of:=IF([.A352]=&quot;&quot;;&quot;&quot;;&quot;public const int &quot; &amp; [.A352] &amp; &quot; = &quot; &amp; [.C352] &amp; &quot;;&quot;)">
            <text:p/>
          </table:table-cell>
          <table:table-cell table:style-name="ce13" table:formula="of:=IF([.A352]=&quot;&quot;;&quot;&quot;;&quot;items_.Add(&quot; &amp; [.A352] &amp; &quot;, new ErrorItem(&quot;&quot;&quot; &amp; [.D352] &amp; &quot;&quot;&quot;, &quot; &amp; IF(OR([.A352]=&quot;no_error&quot;;NOT(ISERROR(SEARCH(&quot;__WARNING&quot;;[.A352])))); &quot;false&quot;; &quot;true&quot;) &amp; &quot;));&quot;)">
            <text:p/>
          </table:table-cell>
          <table:table-cell table:formula="of:=IF([.A352]=&quot;&quot;;&quot;&quot;;&quot;  insert into &quot;&quot;LOG_Errortype&quot;&quot; (   &quot;&quot;IDErrortype&quot;&quot;,    &quot;&quot;Name&quot;&quot;  )  select    &quot; &amp; [.C352] &amp; &quot;,    '&quot; &amp; [.A352] &amp; &quot;'   where not exists (   select &quot;&quot;IDErrortype&quot;&quot;    from &quot;&quot;LOG_Errortype&quot;&quot;    where &quot;&quot;IDErrortype&quot;&quot; = &quot; &amp; [.C352] &amp; &quot;  );   update &quot;&quot;LOG_Errortype&quot;&quot;  set    &quot;&quot;Name&quot;&quot; = '&quot; &amp; [.A352] &amp; &quot;'  where    &quot;&quot;IDErrortype&quot;&quot; = &quot; &amp; [.C35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52]+1" office:value-type="float" office:value="352">
            <text:p>352</text:p>
          </table:table-cell>
          <table:table-cell table:style-name="ce14" table:formula="of:=SUBSTITUTE(SUBSTITUTE(SUBSTITUTE([.A353];&quot;__WARNING&quot;;&quot;&quot;);&quot;__&quot;;&quot; - &quot;);&quot;_&quot;;&quot; &quot;)">
            <text:p/>
          </table:table-cell>
          <table:table-cell table:style-name="ce13" table:formula="of:=IF([.A353]=&quot;&quot;;&quot;&quot;;&quot;public const int &quot; &amp; [.A353] &amp; &quot; = &quot; &amp; [.C353] &amp; &quot;;&quot;)">
            <text:p/>
          </table:table-cell>
          <table:table-cell table:style-name="ce13" table:formula="of:=IF([.A353]=&quot;&quot;;&quot;&quot;;&quot;items_.Add(&quot; &amp; [.A353] &amp; &quot;, new ErrorItem(&quot;&quot;&quot; &amp; [.D353] &amp; &quot;&quot;&quot;, &quot; &amp; IF(OR([.A353]=&quot;no_error&quot;;NOT(ISERROR(SEARCH(&quot;__WARNING&quot;;[.A353])))); &quot;false&quot;; &quot;true&quot;) &amp; &quot;));&quot;)">
            <text:p/>
          </table:table-cell>
          <table:table-cell table:formula="of:=IF([.A353]=&quot;&quot;;&quot;&quot;;&quot;  insert into &quot;&quot;LOG_Errortype&quot;&quot; (   &quot;&quot;IDErrortype&quot;&quot;,    &quot;&quot;Name&quot;&quot;  )  select    &quot; &amp; [.C353] &amp; &quot;,    '&quot; &amp; [.A353] &amp; &quot;'   where not exists (   select &quot;&quot;IDErrortype&quot;&quot;    from &quot;&quot;LOG_Errortype&quot;&quot;    where &quot;&quot;IDErrortype&quot;&quot; = &quot; &amp; [.C353] &amp; &quot;  );   update &quot;&quot;LOG_Errortype&quot;&quot;  set    &quot;&quot;Name&quot;&quot; = '&quot; &amp; [.A353] &amp; &quot;'  where    &quot;&quot;IDErrortype&quot;&quot; = &quot; &amp; [.C35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53]+1" office:value-type="float" office:value="353">
            <text:p>353</text:p>
          </table:table-cell>
          <table:table-cell table:style-name="ce14" table:formula="of:=SUBSTITUTE(SUBSTITUTE(SUBSTITUTE([.A354];&quot;__WARNING&quot;;&quot;&quot;);&quot;__&quot;;&quot; - &quot;);&quot;_&quot;;&quot; &quot;)">
            <text:p/>
          </table:table-cell>
          <table:table-cell table:style-name="ce13" table:formula="of:=IF([.A354]=&quot;&quot;;&quot;&quot;;&quot;public const int &quot; &amp; [.A354] &amp; &quot; = &quot; &amp; [.C354] &amp; &quot;;&quot;)">
            <text:p/>
          </table:table-cell>
          <table:table-cell table:style-name="ce13" table:formula="of:=IF([.A354]=&quot;&quot;;&quot;&quot;;&quot;items_.Add(&quot; &amp; [.A354] &amp; &quot;, new ErrorItem(&quot;&quot;&quot; &amp; [.D354] &amp; &quot;&quot;&quot;, &quot; &amp; IF(OR([.A354]=&quot;no_error&quot;;NOT(ISERROR(SEARCH(&quot;__WARNING&quot;;[.A354])))); &quot;false&quot;; &quot;true&quot;) &amp; &quot;));&quot;)">
            <text:p/>
          </table:table-cell>
          <table:table-cell table:formula="of:=IF([.A354]=&quot;&quot;;&quot;&quot;;&quot;  insert into &quot;&quot;LOG_Errortype&quot;&quot; (   &quot;&quot;IDErrortype&quot;&quot;,    &quot;&quot;Name&quot;&quot;  )  select    &quot; &amp; [.C354] &amp; &quot;,    '&quot; &amp; [.A354] &amp; &quot;'   where not exists (   select &quot;&quot;IDErrortype&quot;&quot;    from &quot;&quot;LOG_Errortype&quot;&quot;    where &quot;&quot;IDErrortype&quot;&quot; = &quot; &amp; [.C354] &amp; &quot;  );   update &quot;&quot;LOG_Errortype&quot;&quot;  set    &quot;&quot;Name&quot;&quot; = '&quot; &amp; [.A354] &amp; &quot;'  where    &quot;&quot;IDErrortype&quot;&quot; = &quot; &amp; [.C35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54]+1" office:value-type="float" office:value="354">
            <text:p>354</text:p>
          </table:table-cell>
          <table:table-cell table:style-name="ce14" table:formula="of:=SUBSTITUTE(SUBSTITUTE(SUBSTITUTE([.A355];&quot;__WARNING&quot;;&quot;&quot;);&quot;__&quot;;&quot; - &quot;);&quot;_&quot;;&quot; &quot;)">
            <text:p/>
          </table:table-cell>
          <table:table-cell table:style-name="ce13" table:formula="of:=IF([.A355]=&quot;&quot;;&quot;&quot;;&quot;public const int &quot; &amp; [.A355] &amp; &quot; = &quot; &amp; [.C355] &amp; &quot;;&quot;)">
            <text:p/>
          </table:table-cell>
          <table:table-cell table:style-name="ce13" table:formula="of:=IF([.A355]=&quot;&quot;;&quot;&quot;;&quot;items_.Add(&quot; &amp; [.A355] &amp; &quot;, new ErrorItem(&quot;&quot;&quot; &amp; [.D355] &amp; &quot;&quot;&quot;, &quot; &amp; IF(OR([.A355]=&quot;no_error&quot;;NOT(ISERROR(SEARCH(&quot;__WARNING&quot;;[.A355])))); &quot;false&quot;; &quot;true&quot;) &amp; &quot;));&quot;)">
            <text:p/>
          </table:table-cell>
          <table:table-cell table:formula="of:=IF([.A355]=&quot;&quot;;&quot;&quot;;&quot;  insert into &quot;&quot;LOG_Errortype&quot;&quot; (   &quot;&quot;IDErrortype&quot;&quot;,    &quot;&quot;Name&quot;&quot;  )  select    &quot; &amp; [.C355] &amp; &quot;,    '&quot; &amp; [.A355] &amp; &quot;'   where not exists (   select &quot;&quot;IDErrortype&quot;&quot;    from &quot;&quot;LOG_Errortype&quot;&quot;    where &quot;&quot;IDErrortype&quot;&quot; = &quot; &amp; [.C355] &amp; &quot;  );   update &quot;&quot;LOG_Errortype&quot;&quot;  set    &quot;&quot;Name&quot;&quot; = '&quot; &amp; [.A355] &amp; &quot;'  where    &quot;&quot;IDErrortype&quot;&quot; = &quot; &amp; [.C355] &amp; &quot;; &quot;)">
            <text:p/>
          </table:table-cell>
          <table:table-cell table:number-columns-repeated="1017"/>
        </table:table-row>
        <table:table-row table:style-name="ro1" table:number-rows-repeated="64891">
          <table:table-cell/>
          <table:table-cell table:style-name="ce12"/>
          <table:table-cell table:style-name="ce13"/>
          <table:table-cell table:style-name="ce14"/>
          <table:table-cell table:style-name="ce13" table:number-columns-repeated="2"/>
          <table:table-cell table:number-columns-repeated="1018"/>
        </table:table-row>
        <table:table-row table:style-name="ro1" table:number-rows-repeated="9833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mitionType" table:style-name="ta1" table:print="false">
        <table:table-column table:style-name="co9" table:default-cell-style-name="ce18"/>
        <table:table-column table:style-name="co2" table:default-cell-style-name="ce18"/>
        <table:table-column table:style-name="co3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8" table:number-columns-repeated="1016" table:default-cell-style-name="ce18"/>
        <table:table-row table:style-name="ro1">
          <table:table-cell table:style-name="ce1" office:value-type="string">
            <text:p>User__select</text:p>
          </table:table-cell>
          <table:table-cell table:style-name="ce11"/>
          <table:table-cell table:style-name="ce13" office:value-type="float" office:value="1">
            <text:p>1</text:p>
          </table:table-cell>
          <table:table-cell table:style-name="ce14" table:formula="of:=SUBSTITUTE(SUBSTITUTE(SUBSTITUTE([.A1];&quot;__WARNING&quot;;&quot;&quot;);&quot;__&quot;;&quot; - &quot;);&quot;_&quot;;&quot; &quot;)" office:value-type="string" office:string-value="User - select">
            <text:p>User - select</text:p>
          </table:table-cell>
          <table:table-cell table:style-name="ce13" table:formula="of:=IF([.A1]=&quot;&quot;;&quot;&quot;;&quot;public const int &quot; &amp; [.A1] &amp; &quot; = &quot; &amp; [.C1] &amp; &quot;;&quot;)" office:value-type="string" office:string-value="public const int User__select = 1;">
            <text:p>public const int User__select = 1;</text:p>
          </table:table-cell>
          <table:table-cell table:style-name="ce19" table:formula="of:=IF([.A1]=&quot;&quot;;&quot;&quot;;&quot;items_.Add(&quot; &amp; [.A1] &amp; &quot;, new PseudoEnumItem(&quot;&quot;&quot; &amp; [.D1] &amp; &quot;&quot;&quot;));&quot;)" office:value-type="string" office:string-value="items_.Add(User__select, new PseudoEnumItem(&quot;User - select&quot;));">
            <text:p>items_.Add(User__select, new PseudoEnumItem("User - select"));</text:p>
          </table:table-cell>
          <table:table-cell table:style-name="ce4" table:formula="of:=IF([.A1]=&quot;&quot;;&quot;&quot;;&quot;  insert into &quot;&quot;CRD_Permition&quot;&quot; (   &quot;&quot;IDPermition&quot;&quot;,    &quot;&quot;Name&quot;&quot;  )  select    &quot; &amp; [.C1] &amp; &quot;,    '&quot; &amp; [.A1] &amp; &quot;'   where not exists (   select &quot;&quot;IDPermition&quot;&quot;    from &quot;&quot;CRD_Permition&quot;&quot;    where &quot;&quot;IDPermition&quot;&quot; = &quot; &amp; [.C1] &amp; &quot;  );   update &quot;&quot;CRD_Permition&quot;&quot;  set    &quot;&quot;Name&quot;&quot; = '&quot; &amp; [.A1] &amp; &quot;'  where    &quot;&quot;IDPermition&quot;&quot; = &quot; &amp; [.C1] &amp; &quot;; &quot;)" office:value-type="string" office:string-value="  insert into &quot;CRD_Permition&quot; (   &quot;IDPermition&quot;,    &quot;Name&quot;  )  select    1,    'User__select'   where not exists (   select &quot;IDPermition&quot;    from &quot;CRD_Permition&quot;    where &quot;IDPermition&quot; = 1  );   update &quot;CRD_Permition&quot;  set    &quot;Name&quot; = 'User__select'  where    &quot;IDPermition&quot; = 1; ">
            <text:p><text:s text:c="2"/>insert into "CRD_Permition" ( <text:s text:c="2"/>"IDPermition", <text:s text:c="3"/>"Name" <text:s/>) <text:s/>select <text:s text:c="3"/>1, <text:s text:c="3"/>'User__select' <text:s text:c="2"/>where not exists ( <text:s text:c="2"/>select "IDPermition" <text:s text:c="3"/>from "CRD_Permition" <text:s text:c="3"/>where "IDPermition" = 1 <text:s/>); <text:s text:c="2"/>update "CRD_Permition" <text:s/>set <text:s text:c="3"/>"Name" = 'User__select' <text:s/>where <text:s text:c="3"/>"IDPermition" = 1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User__insert</text:p>
          </table:table-cell>
          <table:table-cell table:style-name="ce11"/>
          <table:table-cell table:style-name="ce13" table:formula="of:=[.C1]+1" office:value-type="float" office:value="2">
            <text:p>2</text:p>
          </table:table-cell>
          <table:table-cell table:style-name="ce14" table:formula="of:=SUBSTITUTE(SUBSTITUTE(SUBSTITUTE([.A2];&quot;__WARNING&quot;;&quot;&quot;);&quot;__&quot;;&quot; - &quot;);&quot;_&quot;;&quot; &quot;)" office:value-type="string" office:string-value="User - insert">
            <text:p>User - insert</text:p>
          </table:table-cell>
          <table:table-cell table:style-name="ce13" table:formula="of:=IF([.A2]=&quot;&quot;;&quot;&quot;;&quot;public const int &quot; &amp; [.A2] &amp; &quot; = &quot; &amp; [.C2] &amp; &quot;;&quot;)" office:value-type="string" office:string-value="public const int User__insert = 2;">
            <text:p>public const int User__insert = 2;</text:p>
          </table:table-cell>
          <table:table-cell table:style-name="ce19" table:formula="of:=IF([.A2]=&quot;&quot;;&quot;&quot;;&quot;items_.Add(&quot; &amp; [.A2] &amp; &quot;, new PseudoEnumItem(&quot;&quot;&quot; &amp; [.D2] &amp; &quot;&quot;&quot;));&quot;)" office:value-type="string" office:string-value="items_.Add(User__insert, new PseudoEnumItem(&quot;User - insert&quot;));">
            <text:p>items_.Add(User__insert, new PseudoEnumItem("User - insert"));</text:p>
          </table:table-cell>
          <table:table-cell table:style-name="ce4" table:formula="of:=IF([.A2]=&quot;&quot;;&quot;&quot;;&quot;  insert into &quot;&quot;CRD_Permition&quot;&quot; (   &quot;&quot;IDPermition&quot;&quot;,    &quot;&quot;Name&quot;&quot;  )  select    &quot; &amp; [.C2] &amp; &quot;,    '&quot; &amp; [.A2] &amp; &quot;'   where not exists (   select &quot;&quot;IDPermition&quot;&quot;    from &quot;&quot;CRD_Permition&quot;&quot;    where &quot;&quot;IDPermition&quot;&quot; = &quot; &amp; [.C2] &amp; &quot;  );   update &quot;&quot;CRD_Permition&quot;&quot;  set    &quot;&quot;Name&quot;&quot; = '&quot; &amp; [.A2] &amp; &quot;'  where    &quot;&quot;IDPermition&quot;&quot; = &quot; &amp; [.C2] &amp; &quot;; &quot;)" office:value-type="string" office:string-value="  insert into &quot;CRD_Permition&quot; (   &quot;IDPermition&quot;,    &quot;Name&quot;  )  select    2,    'User__insert'   where not exists (   select &quot;IDPermition&quot;    from &quot;CRD_Permition&quot;    where &quot;IDPermition&quot; = 2  );   update &quot;CRD_Permition&quot;  set    &quot;Name&quot; = 'User__insert'  where    &quot;IDPermition&quot; = 2; ">
            <text:p><text:s text:c="2"/>insert into "CRD_Permition" ( <text:s text:c="2"/>"IDPermition", <text:s text:c="3"/>"Name" <text:s/>) <text:s/>select <text:s text:c="3"/>2, <text:s text:c="3"/>'User__insert' <text:s text:c="2"/>where not exists ( <text:s text:c="2"/>select "IDPermition" <text:s text:c="3"/>from "CRD_Permition" <text:s text:c="3"/>where "IDPermition" = 2 <text:s/>); <text:s text:c="2"/>update "CRD_Permition" <text:s/>set <text:s text:c="3"/>"Name" = 'User__insert' <text:s/>where <text:s text:c="3"/>"IDPermition" = 2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User__update</text:p>
          </table:table-cell>
          <table:table-cell table:style-name="ce11"/>
          <table:table-cell table:style-name="ce13" table:formula="of:=[.C2]+1" office:value-type="float" office:value="3">
            <text:p>3</text:p>
          </table:table-cell>
          <table:table-cell table:style-name="ce14" table:formula="of:=SUBSTITUTE(SUBSTITUTE(SUBSTITUTE([.A3];&quot;__WARNING&quot;;&quot;&quot;);&quot;__&quot;;&quot; - &quot;);&quot;_&quot;;&quot; &quot;)" office:value-type="string" office:string-value="User - update">
            <text:p>User - update</text:p>
          </table:table-cell>
          <table:table-cell table:style-name="ce13" table:formula="of:=IF([.A3]=&quot;&quot;;&quot;&quot;;&quot;public const int &quot; &amp; [.A3] &amp; &quot; = &quot; &amp; [.C3] &amp; &quot;;&quot;)" office:value-type="string" office:string-value="public const int User__update = 3;">
            <text:p>public const int User__update = 3;</text:p>
          </table:table-cell>
          <table:table-cell table:style-name="ce19" table:formula="of:=IF([.A3]=&quot;&quot;;&quot;&quot;;&quot;items_.Add(&quot; &amp; [.A3] &amp; &quot;, new PseudoEnumItem(&quot;&quot;&quot; &amp; [.D3] &amp; &quot;&quot;&quot;));&quot;)" office:value-type="string" office:string-value="items_.Add(User__update, new PseudoEnumItem(&quot;User - update&quot;));">
            <text:p>items_.Add(User__update, new PseudoEnumItem("User - update"));</text:p>
          </table:table-cell>
          <table:table-cell table:style-name="ce4" table:formula="of:=IF([.A3]=&quot;&quot;;&quot;&quot;;&quot;  insert into &quot;&quot;CRD_Permition&quot;&quot; (   &quot;&quot;IDPermition&quot;&quot;,    &quot;&quot;Name&quot;&quot;  )  select    &quot; &amp; [.C3] &amp; &quot;,    '&quot; &amp; [.A3] &amp; &quot;'   where not exists (   select &quot;&quot;IDPermition&quot;&quot;    from &quot;&quot;CRD_Permition&quot;&quot;    where &quot;&quot;IDPermition&quot;&quot; = &quot; &amp; [.C3] &amp; &quot;  );   update &quot;&quot;CRD_Permition&quot;&quot;  set    &quot;&quot;Name&quot;&quot; = '&quot; &amp; [.A3] &amp; &quot;'  where    &quot;&quot;IDPermition&quot;&quot; = &quot; &amp; [.C3] &amp; &quot;; &quot;)" office:value-type="string" office:string-value="  insert into &quot;CRD_Permition&quot; (   &quot;IDPermition&quot;,    &quot;Name&quot;  )  select    3,    'User__update'   where not exists (   select &quot;IDPermition&quot;    from &quot;CRD_Permition&quot;    where &quot;IDPermition&quot; = 3  );   update &quot;CRD_Permition&quot;  set    &quot;Name&quot; = 'User__update'  where    &quot;IDPermition&quot; = 3; ">
            <text:p><text:s text:c="2"/>insert into "CRD_Permition" ( <text:s text:c="2"/>"IDPermition", <text:s text:c="3"/>"Name" <text:s/>) <text:s/>select <text:s text:c="3"/>3, <text:s text:c="3"/>'User__update' <text:s text:c="2"/>where not exists ( <text:s text:c="2"/>select "IDPermition" <text:s text:c="3"/>from "CRD_Permition" <text:s text:c="3"/>where "IDPermition" = 3 <text:s/>); <text:s text:c="2"/>update "CRD_Permition" <text:s/>set <text:s text:c="3"/>"Name" = 'User__update' <text:s/>where <text:s text:c="3"/>"IDPermition" = 3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User__delete</text:p>
          </table:table-cell>
          <table:table-cell table:style-name="ce11"/>
          <table:table-cell table:style-name="ce13" table:formula="of:=[.C3]+1" office:value-type="float" office:value="4">
            <text:p>4</text:p>
          </table:table-cell>
          <table:table-cell table:style-name="ce14" table:formula="of:=SUBSTITUTE(SUBSTITUTE(SUBSTITUTE([.A4];&quot;__WARNING&quot;;&quot;&quot;);&quot;__&quot;;&quot; - &quot;);&quot;_&quot;;&quot; &quot;)" office:value-type="string" office:string-value="User - delete">
            <text:p>User - delete</text:p>
          </table:table-cell>
          <table:table-cell table:style-name="ce13" table:formula="of:=IF([.A4]=&quot;&quot;;&quot;&quot;;&quot;public const int &quot; &amp; [.A4] &amp; &quot; = &quot; &amp; [.C4] &amp; &quot;;&quot;)" office:value-type="string" office:string-value="public const int User__delete = 4;">
            <text:p>public const int User__delete = 4;</text:p>
          </table:table-cell>
          <table:table-cell table:style-name="ce19" table:formula="of:=IF([.A4]=&quot;&quot;;&quot;&quot;;&quot;items_.Add(&quot; &amp; [.A4] &amp; &quot;, new PseudoEnumItem(&quot;&quot;&quot; &amp; [.D4] &amp; &quot;&quot;&quot;));&quot;)" office:value-type="string" office:string-value="items_.Add(User__delete, new PseudoEnumItem(&quot;User - delete&quot;));">
            <text:p>items_.Add(User__delete, new PseudoEnumItem("User - delete"));</text:p>
          </table:table-cell>
          <table:table-cell table:style-name="ce4" table:formula="of:=IF([.A4]=&quot;&quot;;&quot;&quot;;&quot;  insert into &quot;&quot;CRD_Permition&quot;&quot; (   &quot;&quot;IDPermition&quot;&quot;,    &quot;&quot;Name&quot;&quot;  )  select    &quot; &amp; [.C4] &amp; &quot;,    '&quot; &amp; [.A4] &amp; &quot;'   where not exists (   select &quot;&quot;IDPermition&quot;&quot;    from &quot;&quot;CRD_Permition&quot;&quot;    where &quot;&quot;IDPermition&quot;&quot; = &quot; &amp; [.C4] &amp; &quot;  );   update &quot;&quot;CRD_Permition&quot;&quot;  set    &quot;&quot;Name&quot;&quot; = '&quot; &amp; [.A4] &amp; &quot;'  where    &quot;&quot;IDPermition&quot;&quot; = &quot; &amp; [.C4] &amp; &quot;; &quot;)" office:value-type="string" office:string-value="  insert into &quot;CRD_Permition&quot; (   &quot;IDPermition&quot;,    &quot;Name&quot;  )  select    4,    'User__delete'   where not exists (   select &quot;IDPermition&quot;    from &quot;CRD_Permition&quot;    where &quot;IDPermition&quot; = 4  );   update &quot;CRD_Permition&quot;  set    &quot;Name&quot; = 'User__delete'  where    &quot;IDPermition&quot; = 4; ">
            <text:p><text:s text:c="2"/>insert into "CRD_Permition" ( <text:s text:c="2"/>"IDPermition", <text:s text:c="3"/>"Name" <text:s/>) <text:s/>select <text:s text:c="3"/>4, <text:s text:c="3"/>'User__delete' <text:s text:c="2"/>where not exists ( <text:s text:c="2"/>select "IDPermition" <text:s text:c="3"/>from "CRD_Permition" <text:s text:c="3"/>where "IDPermition" = 4 <text:s/>); <text:s text:c="2"/>update "CRD_Permition" <text:s/>set <text:s text:c="3"/>"Name" = 'User__delete' <text:s/>where <text:s text:c="3"/>"IDPermition" = 4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Log__mark_read</text:p>
          </table:table-cell>
          <table:table-cell table:style-name="ce11"/>
          <table:table-cell table:style-name="ce13" table:formula="of:=[.C4]+1" office:value-type="float" office:value="5">
            <text:p>5</text:p>
          </table:table-cell>
          <table:table-cell table:style-name="ce14" table:formula="of:=SUBSTITUTE(SUBSTITUTE(SUBSTITUTE([.A5];&quot;__WARNING&quot;;&quot;&quot;);&quot;__&quot;;&quot; - &quot;);&quot;_&quot;;&quot; &quot;)" office:value-type="string" office:string-value="Log - mark read">
            <text:p>Log - mark read</text:p>
          </table:table-cell>
          <table:table-cell table:style-name="ce13" table:formula="of:=IF([.A5]=&quot;&quot;;&quot;&quot;;&quot;public const int &quot; &amp; [.A5] &amp; &quot; = &quot; &amp; [.C5] &amp; &quot;;&quot;)" office:value-type="string" office:string-value="public const int Log__mark_read = 5;">
            <text:p>public const int Log__mark_read = 5;</text:p>
          </table:table-cell>
          <table:table-cell table:style-name="ce19" table:formula="of:=IF([.A5]=&quot;&quot;;&quot;&quot;;&quot;items_.Add(&quot; &amp; [.A5] &amp; &quot;, new PseudoEnumItem(&quot;&quot;&quot; &amp; [.D5] &amp; &quot;&quot;&quot;));&quot;)" office:value-type="string" office:string-value="items_.Add(Log__mark_read, new PseudoEnumItem(&quot;Log - mark read&quot;));">
            <text:p>items_.Add(Log__mark_read, new PseudoEnumItem("Log - mark read"));</text:p>
          </table:table-cell>
          <table:table-cell table:style-name="ce4" table:formula="of:=IF([.A5]=&quot;&quot;;&quot;&quot;;&quot;  insert into &quot;&quot;CRD_Permition&quot;&quot; (   &quot;&quot;IDPermition&quot;&quot;,    &quot;&quot;Name&quot;&quot;  )  select    &quot; &amp; [.C5] &amp; &quot;,    '&quot; &amp; [.A5] &amp; &quot;'   where not exists (   select &quot;&quot;IDPermition&quot;&quot;    from &quot;&quot;CRD_Permition&quot;&quot;    where &quot;&quot;IDPermition&quot;&quot; = &quot; &amp; [.C5] &amp; &quot;  );   update &quot;&quot;CRD_Permition&quot;&quot;  set    &quot;&quot;Name&quot;&quot; = '&quot; &amp; [.A5] &amp; &quot;'  where    &quot;&quot;IDPermition&quot;&quot; = &quot; &amp; [.C5] &amp; &quot;; &quot;)" office:value-type="string" office:string-value="  insert into &quot;CRD_Permition&quot; (   &quot;IDPermition&quot;,    &quot;Name&quot;  )  select    5,    'Log__mark_read'   where not exists (   select &quot;IDPermition&quot;    from &quot;CRD_Permition&quot;    where &quot;IDPermition&quot; = 5  );   update &quot;CRD_Permition&quot;  set    &quot;Name&quot; = 'Log__mark_read'  where    &quot;IDPermition&quot; = 5; ">
            <text:p><text:s text:c="2"/>insert into "CRD_Permition" ( <text:s text:c="2"/>"IDPermition", <text:s text:c="3"/>"Name" <text:s/>) <text:s/>select <text:s text:c="3"/>5, <text:s text:c="3"/>'Log__mark_read' <text:s text:c="2"/>where not exists ( <text:s text:c="2"/>select "IDPermition" <text:s text:c="3"/>from "CRD_Permition" <text:s text:c="3"/>where "IDPermition" = 5 <text:s/>); <text:s text:c="2"/>update "CRD_Permition" <text:s/>set <text:s text:c="3"/>"Name" = 'Log__mark_read' <text:s/>where <text:s text:c="3"/>"IDPermition" = 5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Profile__select</text:p>
          </table:table-cell>
          <table:table-cell table:style-name="ce11"/>
          <table:table-cell table:style-name="ce13" table:formula="of:=[.C5]+1" office:value-type="float" office:value="6">
            <text:p>6</text:p>
          </table:table-cell>
          <table:table-cell table:style-name="ce14" table:formula="of:=SUBSTITUTE(SUBSTITUTE(SUBSTITUTE([.A6];&quot;__WARNING&quot;;&quot;&quot;);&quot;__&quot;;&quot; - &quot;);&quot;_&quot;;&quot; &quot;)" office:value-type="string" office:string-value="Profile - select">
            <text:p>Profile - select</text:p>
          </table:table-cell>
          <table:table-cell table:style-name="ce13" table:formula="of:=IF([.A6]=&quot;&quot;;&quot;&quot;;&quot;public const int &quot; &amp; [.A6] &amp; &quot; = &quot; &amp; [.C6] &amp; &quot;;&quot;)" office:value-type="string" office:string-value="public const int Profile__select = 6;">
            <text:p>public const int Profile__select = 6;</text:p>
          </table:table-cell>
          <table:table-cell table:style-name="ce19" table:formula="of:=IF([.A6]=&quot;&quot;;&quot;&quot;;&quot;items_.Add(&quot; &amp; [.A6] &amp; &quot;, new PseudoEnumItem(&quot;&quot;&quot; &amp; [.D6] &amp; &quot;&quot;&quot;));&quot;)" office:value-type="string" office:string-value="items_.Add(Profile__select, new PseudoEnumItem(&quot;Profile - select&quot;));">
            <text:p>items_.Add(Profile__select, new PseudoEnumItem("Profile - select"));</text:p>
          </table:table-cell>
          <table:table-cell table:style-name="ce4" table:formula="of:=IF([.A6]=&quot;&quot;;&quot;&quot;;&quot;  insert into &quot;&quot;CRD_Permition&quot;&quot; (   &quot;&quot;IDPermition&quot;&quot;,    &quot;&quot;Name&quot;&quot;  )  select    &quot; &amp; [.C6] &amp; &quot;,    '&quot; &amp; [.A6] &amp; &quot;'   where not exists (   select &quot;&quot;IDPermition&quot;&quot;    from &quot;&quot;CRD_Permition&quot;&quot;    where &quot;&quot;IDPermition&quot;&quot; = &quot; &amp; [.C6] &amp; &quot;  );   update &quot;&quot;CRD_Permition&quot;&quot;  set    &quot;&quot;Name&quot;&quot; = '&quot; &amp; [.A6] &amp; &quot;'  where    &quot;&quot;IDPermition&quot;&quot; = &quot; &amp; [.C6] &amp; &quot;; &quot;)" office:value-type="string" office:string-value="  insert into &quot;CRD_Permition&quot; (   &quot;IDPermition&quot;,    &quot;Name&quot;  )  select    6,    'Profile__select'   where not exists (   select &quot;IDPermition&quot;    from &quot;CRD_Permition&quot;    where &quot;IDPermition&quot; = 6  );   update &quot;CRD_Permition&quot;  set    &quot;Name&quot; = 'Profile__select'  where    &quot;IDPermition&quot; = 6; ">
            <text:p><text:s text:c="2"/>insert into "CRD_Permition" ( <text:s text:c="2"/>"IDPermition", <text:s text:c="3"/>"Name" <text:s/>) <text:s/>select <text:s text:c="3"/>6, <text:s text:c="3"/>'Profile__select' <text:s text:c="2"/>where not exists ( <text:s text:c="2"/>select "IDPermition" <text:s text:c="3"/>from "CRD_Permition" <text:s text:c="3"/>where "IDPermition" = 6 <text:s/>); <text:s text:c="2"/>update "CRD_Permition" <text:s/>set <text:s text:c="3"/>"Name" = 'Profile__select' <text:s/>where <text:s text:c="3"/>"IDPermition" = 6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Profile__insert</text:p>
          </table:table-cell>
          <table:table-cell table:style-name="ce11"/>
          <table:table-cell table:style-name="ce13" table:formula="of:=[.C6]+1" office:value-type="float" office:value="7">
            <text:p>7</text:p>
          </table:table-cell>
          <table:table-cell table:style-name="ce14" table:formula="of:=SUBSTITUTE(SUBSTITUTE(SUBSTITUTE([.A7];&quot;__WARNING&quot;;&quot;&quot;);&quot;__&quot;;&quot; - &quot;);&quot;_&quot;;&quot; &quot;)" office:value-type="string" office:string-value="Profile - insert">
            <text:p>Profile - insert</text:p>
          </table:table-cell>
          <table:table-cell table:style-name="ce13" table:formula="of:=IF([.A7]=&quot;&quot;;&quot;&quot;;&quot;public const int &quot; &amp; [.A7] &amp; &quot; = &quot; &amp; [.C7] &amp; &quot;;&quot;)" office:value-type="string" office:string-value="public const int Profile__insert = 7;">
            <text:p>public const int Profile__insert = 7;</text:p>
          </table:table-cell>
          <table:table-cell table:style-name="ce19" table:formula="of:=IF([.A7]=&quot;&quot;;&quot;&quot;;&quot;items_.Add(&quot; &amp; [.A7] &amp; &quot;, new PseudoEnumItem(&quot;&quot;&quot; &amp; [.D7] &amp; &quot;&quot;&quot;));&quot;)" office:value-type="string" office:string-value="items_.Add(Profile__insert, new PseudoEnumItem(&quot;Profile - insert&quot;));">
            <text:p>items_.Add(Profile__insert, new PseudoEnumItem("Profile - insert"));</text:p>
          </table:table-cell>
          <table:table-cell table:style-name="ce4" table:formula="of:=IF([.A7]=&quot;&quot;;&quot;&quot;;&quot;  insert into &quot;&quot;CRD_Permition&quot;&quot; (   &quot;&quot;IDPermition&quot;&quot;,    &quot;&quot;Name&quot;&quot;  )  select    &quot; &amp; [.C7] &amp; &quot;,    '&quot; &amp; [.A7] &amp; &quot;'   where not exists (   select &quot;&quot;IDPermition&quot;&quot;    from &quot;&quot;CRD_Permition&quot;&quot;    where &quot;&quot;IDPermition&quot;&quot; = &quot; &amp; [.C7] &amp; &quot;  );   update &quot;&quot;CRD_Permition&quot;&quot;  set    &quot;&quot;Name&quot;&quot; = '&quot; &amp; [.A7] &amp; &quot;'  where    &quot;&quot;IDPermition&quot;&quot; = &quot; &amp; [.C7] &amp; &quot;; &quot;)" office:value-type="string" office:string-value="  insert into &quot;CRD_Permition&quot; (   &quot;IDPermition&quot;,    &quot;Name&quot;  )  select    7,    'Profile__insert'   where not exists (   select &quot;IDPermition&quot;    from &quot;CRD_Permition&quot;    where &quot;IDPermition&quot; = 7  );   update &quot;CRD_Permition&quot;  set    &quot;Name&quot; = 'Profile__insert'  where    &quot;IDPermition&quot; = 7; ">
            <text:p><text:s text:c="2"/>insert into "CRD_Permition" ( <text:s text:c="2"/>"IDPermition", <text:s text:c="3"/>"Name" <text:s/>) <text:s/>select <text:s text:c="3"/>7, <text:s text:c="3"/>'Profile__insert' <text:s text:c="2"/>where not exists ( <text:s text:c="2"/>select "IDPermition" <text:s text:c="3"/>from "CRD_Permition" <text:s text:c="3"/>where "IDPermition" = 7 <text:s/>); <text:s text:c="2"/>update "CRD_Permition" <text:s/>set <text:s text:c="3"/>"Name" = 'Profile__insert' <text:s/>where <text:s text:c="3"/>"IDPermition" = 7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Profile__update</text:p>
          </table:table-cell>
          <table:table-cell table:style-name="ce11"/>
          <table:table-cell table:style-name="ce13" table:formula="of:=[.C7]+1" office:value-type="float" office:value="8">
            <text:p>8</text:p>
          </table:table-cell>
          <table:table-cell table:style-name="ce14" table:formula="of:=SUBSTITUTE(SUBSTITUTE(SUBSTITUTE([.A8];&quot;__WARNING&quot;;&quot;&quot;);&quot;__&quot;;&quot; - &quot;);&quot;_&quot;;&quot; &quot;)" office:value-type="string" office:string-value="Profile - update">
            <text:p>Profile - update</text:p>
          </table:table-cell>
          <table:table-cell table:style-name="ce13" table:formula="of:=IF([.A8]=&quot;&quot;;&quot;&quot;;&quot;public const int &quot; &amp; [.A8] &amp; &quot; = &quot; &amp; [.C8] &amp; &quot;;&quot;)" office:value-type="string" office:string-value="public const int Profile__update = 8;">
            <text:p>public const int Profile__update = 8;</text:p>
          </table:table-cell>
          <table:table-cell table:style-name="ce19" table:formula="of:=IF([.A8]=&quot;&quot;;&quot;&quot;;&quot;items_.Add(&quot; &amp; [.A8] &amp; &quot;, new PseudoEnumItem(&quot;&quot;&quot; &amp; [.D8] &amp; &quot;&quot;&quot;));&quot;)" office:value-type="string" office:string-value="items_.Add(Profile__update, new PseudoEnumItem(&quot;Profile - update&quot;));">
            <text:p>items_.Add(Profile__update, new PseudoEnumItem("Profile - update"));</text:p>
          </table:table-cell>
          <table:table-cell table:style-name="ce4" table:formula="of:=IF([.A8]=&quot;&quot;;&quot;&quot;;&quot;  insert into &quot;&quot;CRD_Permition&quot;&quot; (   &quot;&quot;IDPermition&quot;&quot;,    &quot;&quot;Name&quot;&quot;  )  select    &quot; &amp; [.C8] &amp; &quot;,    '&quot; &amp; [.A8] &amp; &quot;'   where not exists (   select &quot;&quot;IDPermition&quot;&quot;    from &quot;&quot;CRD_Permition&quot;&quot;    where &quot;&quot;IDPermition&quot;&quot; = &quot; &amp; [.C8] &amp; &quot;  );   update &quot;&quot;CRD_Permition&quot;&quot;  set    &quot;&quot;Name&quot;&quot; = '&quot; &amp; [.A8] &amp; &quot;'  where    &quot;&quot;IDPermition&quot;&quot; = &quot; &amp; [.C8] &amp; &quot;; &quot;)" office:value-type="string" office:string-value="  insert into &quot;CRD_Permition&quot; (   &quot;IDPermition&quot;,    &quot;Name&quot;  )  select    8,    'Profile__update'   where not exists (   select &quot;IDPermition&quot;    from &quot;CRD_Permition&quot;    where &quot;IDPermition&quot; = 8  );   update &quot;CRD_Permition&quot;  set    &quot;Name&quot; = 'Profile__update'  where    &quot;IDPermition&quot; = 8; ">
            <text:p><text:s text:c="2"/>insert into "CRD_Permition" ( <text:s text:c="2"/>"IDPermition", <text:s text:c="3"/>"Name" <text:s/>) <text:s/>select <text:s text:c="3"/>8, <text:s text:c="3"/>'Profile__update' <text:s text:c="2"/>where not exists ( <text:s text:c="2"/>select "IDPermition" <text:s text:c="3"/>from "CRD_Permition" <text:s text:c="3"/>where "IDPermition" = 8 <text:s/>); <text:s text:c="2"/>update "CRD_Permition" <text:s/>set <text:s text:c="3"/>"Name" = 'Profile__update' <text:s/>where <text:s text:c="3"/>"IDPermition" = 8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Profile__delete</text:p>
          </table:table-cell>
          <table:table-cell table:style-name="ce11"/>
          <table:table-cell table:style-name="ce13" table:formula="of:=[.C8]+1" office:value-type="float" office:value="9">
            <text:p>9</text:p>
          </table:table-cell>
          <table:table-cell table:style-name="ce14" table:formula="of:=SUBSTITUTE(SUBSTITUTE(SUBSTITUTE([.A9];&quot;__WARNING&quot;;&quot;&quot;);&quot;__&quot;;&quot; - &quot;);&quot;_&quot;;&quot; &quot;)" office:value-type="string" office:string-value="Profile - delete">
            <text:p>Profile - delete</text:p>
          </table:table-cell>
          <table:table-cell table:style-name="ce13" table:formula="of:=IF([.A9]=&quot;&quot;;&quot;&quot;;&quot;public const int &quot; &amp; [.A9] &amp; &quot; = &quot; &amp; [.C9] &amp; &quot;;&quot;)" office:value-type="string" office:string-value="public const int Profile__delete = 9;">
            <text:p>public const int Profile__delete = 9;</text:p>
          </table:table-cell>
          <table:table-cell table:style-name="ce19" table:formula="of:=IF([.A9]=&quot;&quot;;&quot;&quot;;&quot;items_.Add(&quot; &amp; [.A9] &amp; &quot;, new PseudoEnumItem(&quot;&quot;&quot; &amp; [.D9] &amp; &quot;&quot;&quot;));&quot;)" office:value-type="string" office:string-value="items_.Add(Profile__delete, new PseudoEnumItem(&quot;Profile - delete&quot;));">
            <text:p>items_.Add(Profile__delete, new PseudoEnumItem("Profile - delete"));</text:p>
          </table:table-cell>
          <table:table-cell table:style-name="ce4" table:formula="of:=IF([.A9]=&quot;&quot;;&quot;&quot;;&quot;  insert into &quot;&quot;CRD_Permition&quot;&quot; (   &quot;&quot;IDPermition&quot;&quot;,    &quot;&quot;Name&quot;&quot;  )  select    &quot; &amp; [.C9] &amp; &quot;,    '&quot; &amp; [.A9] &amp; &quot;'   where not exists (   select &quot;&quot;IDPermition&quot;&quot;    from &quot;&quot;CRD_Permition&quot;&quot;    where &quot;&quot;IDPermition&quot;&quot; = &quot; &amp; [.C9] &amp; &quot;  );   update &quot;&quot;CRD_Permition&quot;&quot;  set    &quot;&quot;Name&quot;&quot; = '&quot; &amp; [.A9] &amp; &quot;'  where    &quot;&quot;IDPermition&quot;&quot; = &quot; &amp; [.C9] &amp; &quot;; &quot;)" office:value-type="string" office:string-value="  insert into &quot;CRD_Permition&quot; (   &quot;IDPermition&quot;,    &quot;Name&quot;  )  select    9,    'Profile__delete'   where not exists (   select &quot;IDPermition&quot;    from &quot;CRD_Permition&quot;    where &quot;IDPermition&quot; = 9  );   update &quot;CRD_Permition&quot;  set    &quot;Name&quot; = 'Profile__delete'  where    &quot;IDPermition&quot; = 9; ">
            <text:p><text:s text:c="2"/>insert into "CRD_Permition" ( <text:s text:c="2"/>"IDPermition", <text:s text:c="3"/>"Name" <text:s/>) <text:s/>select <text:s text:c="3"/>9, <text:s text:c="3"/>'Profile__delete' <text:s text:c="2"/>where not exists ( <text:s text:c="2"/>select "IDPermition" <text:s text:c="3"/>from "CRD_Permition" <text:s text:c="3"/>where "IDPermition" = 9 <text:s/>); <text:s text:c="2"/>update "CRD_Permition" <text:s/>set <text:s text:c="3"/>"Name" = 'Profile__delete' <text:s/>where <text:s text:c="3"/>"IDPermition" = 9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Log__read</text:p>
          </table:table-cell>
          <table:table-cell table:style-name="ce11"/>
          <table:table-cell table:style-name="ce13" table:formula="of:=[.C9]+1" office:value-type="float" office:value="10">
            <text:p>10</text:p>
          </table:table-cell>
          <table:table-cell table:style-name="ce14" table:formula="of:=SUBSTITUTE(SUBSTITUTE(SUBSTITUTE([.A10];&quot;__WARNING&quot;;&quot;&quot;);&quot;__&quot;;&quot; - &quot;);&quot;_&quot;;&quot; &quot;)" office:value-type="string" office:string-value="Log - read">
            <text:p>Log - read</text:p>
          </table:table-cell>
          <table:table-cell table:style-name="ce13" table:formula="of:=IF([.A10]=&quot;&quot;;&quot;&quot;;&quot;public const int &quot; &amp; [.A10] &amp; &quot; = &quot; &amp; [.C10] &amp; &quot;;&quot;)" office:value-type="string" office:string-value="public const int Log__read = 10;">
            <text:p>public const int Log__read = 10;</text:p>
          </table:table-cell>
          <table:table-cell table:style-name="ce19" table:formula="of:=IF([.A10]=&quot;&quot;;&quot;&quot;;&quot;items_.Add(&quot; &amp; [.A10] &amp; &quot;, new PseudoEnumItem(&quot;&quot;&quot; &amp; [.D10] &amp; &quot;&quot;&quot;));&quot;)" office:value-type="string" office:string-value="items_.Add(Log__read, new PseudoEnumItem(&quot;Log - read&quot;));">
            <text:p>items_.Add(Log__read, new PseudoEnumItem("Log - read"));</text:p>
          </table:table-cell>
          <table:table-cell table:style-name="ce4" table:formula="of:=IF([.A10]=&quot;&quot;;&quot;&quot;;&quot;  insert into &quot;&quot;CRD_Permition&quot;&quot; (   &quot;&quot;IDPermition&quot;&quot;,    &quot;&quot;Name&quot;&quot;  )  select    &quot; &amp; [.C10] &amp; &quot;,    '&quot; &amp; [.A10] &amp; &quot;'   where not exists (   select &quot;&quot;IDPermition&quot;&quot;    from &quot;&quot;CRD_Permition&quot;&quot;    where &quot;&quot;IDPermition&quot;&quot; = &quot; &amp; [.C10] &amp; &quot;  );   update &quot;&quot;CRD_Permition&quot;&quot;  set    &quot;&quot;Name&quot;&quot; = '&quot; &amp; [.A10] &amp; &quot;'  where    &quot;&quot;IDPermition&quot;&quot; = &quot; &amp; [.C10] &amp; &quot;; &quot;)" office:value-type="string" office:string-value="  insert into &quot;CRD_Permition&quot; (   &quot;IDPermition&quot;,    &quot;Name&quot;  )  select    10,    'Log__read'   where not exists (   select &quot;IDPermition&quot;    from &quot;CRD_Permition&quot;    where &quot;IDPermition&quot; = 10  );   update &quot;CRD_Permition&quot;  set    &quot;Name&quot; = 'Log__read'  where    &quot;IDPermition&quot; = 10; ">
            <text:p><text:s text:c="2"/>insert into "CRD_Permition" ( <text:s text:c="2"/>"IDPermition", <text:s text:c="3"/>"Name" <text:s/>) <text:s/>select <text:s text:c="3"/>10, <text:s text:c="3"/>'Log__read' <text:s text:c="2"/>where not exists ( <text:s text:c="2"/>select "IDPermition" <text:s text:c="3"/>from "CRD_Permition" <text:s text:c="3"/>where "IDPermition" = 10 <text:s/>); <text:s text:c="2"/>update "CRD_Permition" <text:s/>set <text:s text:c="3"/>"Name" = 'Log__read' <text:s/>where <text:s text:c="3"/>"IDPermition" = 10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Permition__select</text:p>
          </table:table-cell>
          <table:table-cell table:style-name="ce11"/>
          <table:table-cell table:style-name="ce13" table:formula="of:=[.C10]+1" office:value-type="float" office:value="11">
            <text:p>11</text:p>
          </table:table-cell>
          <table:table-cell table:style-name="ce14" table:formula="of:=SUBSTITUTE(SUBSTITUTE(SUBSTITUTE([.A11];&quot;__WARNING&quot;;&quot;&quot;);&quot;__&quot;;&quot; - &quot;);&quot;_&quot;;&quot; &quot;)" office:value-type="string" office:string-value="Permition - select">
            <text:p>Permition - select</text:p>
          </table:table-cell>
          <table:table-cell table:style-name="ce13" table:formula="of:=IF([.A11]=&quot;&quot;;&quot;&quot;;&quot;public const int &quot; &amp; [.A11] &amp; &quot; = &quot; &amp; [.C11] &amp; &quot;;&quot;)" office:value-type="string" office:string-value="public const int Permition__select = 11;">
            <text:p>public const int Permition__select = 11;</text:p>
          </table:table-cell>
          <table:table-cell table:style-name="ce19" table:formula="of:=IF([.A11]=&quot;&quot;;&quot;&quot;;&quot;items_.Add(&quot; &amp; [.A11] &amp; &quot;, new PseudoEnumItem(&quot;&quot;&quot; &amp; [.D11] &amp; &quot;&quot;&quot;));&quot;)" office:value-type="string" office:string-value="items_.Add(Permition__select, new PseudoEnumItem(&quot;Permition - select&quot;));">
            <text:p>items_.Add(Permition__select, new PseudoEnumItem("Permition - select"));</text:p>
          </table:table-cell>
          <table:table-cell table:style-name="ce4" table:formula="of:=IF([.A11]=&quot;&quot;;&quot;&quot;;&quot;  insert into &quot;&quot;CRD_Permition&quot;&quot; (   &quot;&quot;IDPermition&quot;&quot;,    &quot;&quot;Name&quot;&quot;  )  select    &quot; &amp; [.C11] &amp; &quot;,    '&quot; &amp; [.A11] &amp; &quot;'   where not exists (   select &quot;&quot;IDPermition&quot;&quot;    from &quot;&quot;CRD_Permition&quot;&quot;    where &quot;&quot;IDPermition&quot;&quot; = &quot; &amp; [.C11] &amp; &quot;  );   update &quot;&quot;CRD_Permition&quot;&quot;  set    &quot;&quot;Name&quot;&quot; = '&quot; &amp; [.A11] &amp; &quot;'  where    &quot;&quot;IDPermition&quot;&quot; = &quot; &amp; [.C11] &amp; &quot;; &quot;)" office:value-type="string" office:string-value="  insert into &quot;CRD_Permition&quot; (   &quot;IDPermition&quot;,    &quot;Name&quot;  )  select    11,    'Permition__select'   where not exists (   select &quot;IDPermition&quot;    from &quot;CRD_Permition&quot;    where &quot;IDPermition&quot; = 11  );   update &quot;CRD_Permition&quot;  set    &quot;Name&quot; = 'Permition__select'  where    &quot;IDPermition&quot; = 11; ">
            <text:p><text:s text:c="2"/>insert into "CRD_Permition" ( <text:s text:c="2"/>"IDPermition", <text:s text:c="3"/>"Name" <text:s/>) <text:s/>select <text:s text:c="3"/>11, <text:s text:c="3"/>'Permition__select' <text:s text:c="2"/>where not exists ( <text:s text:c="2"/>select "IDPermition" <text:s text:c="3"/>from "CRD_Permition" <text:s text:c="3"/>where "IDPermition" = 11 <text:s/>); <text:s text:c="2"/>update "CRD_Permition" <text:s/>set <text:s text:c="3"/>"Name" = 'Permition__select' <text:s/>where <text:s text:c="3"/>"IDPermition" = 11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delete_Approved</text:p>
          </table:table-cell>
          <table:table-cell table:style-name="ce11"/>
          <table:table-cell table:style-name="ce13" table:formula="of:=[.C11]+1" office:value-type="float" office:value="12">
            <text:p>12</text:p>
          </table:table-cell>
          <table:table-cell table:style-name="ce14" table:formula="of:=SUBSTITUTE(SUBSTITUTE(SUBSTITUTE([.A12];&quot;__WARNING&quot;;&quot;&quot;);&quot;__&quot;;&quot; - &quot;);&quot;_&quot;;&quot; &quot;)" office:value-type="string" office:string-value="News - delete Approved">
            <text:p>News - delete Approved</text:p>
          </table:table-cell>
          <table:table-cell table:style-name="ce13" table:formula="of:=IF([.A12]=&quot;&quot;;&quot;&quot;;&quot;public const int &quot; &amp; [.A12] &amp; &quot; = &quot; &amp; [.C12] &amp; &quot;;&quot;)" office:value-type="string" office:string-value="public const int News__delete_Approved = 12;">
            <text:p>public const int News__delete_Approved = 12;</text:p>
          </table:table-cell>
          <table:table-cell table:style-name="ce19" table:formula="of:=IF([.A12]=&quot;&quot;;&quot;&quot;;&quot;items_.Add(&quot; &amp; [.A12] &amp; &quot;, new PseudoEnumItem(&quot;&quot;&quot; &amp; [.D12] &amp; &quot;&quot;&quot;));&quot;)" office:value-type="string" office:string-value="items_.Add(News__delete_Approved, new PseudoEnumItem(&quot;News - delete Approved&quot;));">
            <text:p>items_.Add(News__delete_Approved, new PseudoEnumItem("News - delete Approved"));</text:p>
          </table:table-cell>
          <table:table-cell table:style-name="ce4" table:formula="of:=IF([.A12]=&quot;&quot;;&quot;&quot;;&quot;  insert into &quot;&quot;CRD_Permition&quot;&quot; (   &quot;&quot;IDPermition&quot;&quot;,    &quot;&quot;Name&quot;&quot;  )  select    &quot; &amp; [.C12] &amp; &quot;,    '&quot; &amp; [.A12] &amp; &quot;'   where not exists (   select &quot;&quot;IDPermition&quot;&quot;    from &quot;&quot;CRD_Permition&quot;&quot;    where &quot;&quot;IDPermition&quot;&quot; = &quot; &amp; [.C12] &amp; &quot;  );   update &quot;&quot;CRD_Permition&quot;&quot;  set    &quot;&quot;Name&quot;&quot; = '&quot; &amp; [.A12] &amp; &quot;'  where    &quot;&quot;IDPermition&quot;&quot; = &quot; &amp; [.C12] &amp; &quot;; &quot;)" office:value-type="string" office:string-value="  insert into &quot;CRD_Permition&quot; (   &quot;IDPermition&quot;,    &quot;Name&quot;  )  select    12,    'News__delete_Approved'   where not exists (   select &quot;IDPermition&quot;    from &quot;CRD_Permition&quot;    where &quot;IDPermition&quot; = 12  );   update &quot;CRD_Permition&quot;  set    &quot;Name&quot; = 'News__delete_Approved'  where    &quot;IDPermition&quot; = 12; ">
            <text:p><text:s text:c="2"/>insert into "CRD_Permition" ( <text:s text:c="2"/>"IDPermition", <text:s text:c="3"/>"Name" <text:s/>) <text:s/>select <text:s text:c="3"/>12, <text:s text:c="3"/>'News__delete_Approved' <text:s text:c="2"/>where not exists ( <text:s text:c="2"/>select "IDPermition" <text:s text:c="3"/>from "CRD_Permition" <text:s text:c="3"/>where "IDPermition" = 12 <text:s/>); <text:s text:c="2"/>update "CRD_Permition" <text:s/>set <text:s text:c="3"/>"Name" = 'News__delete_Approved' <text:s/>where <text:s text:c="3"/>"IDPermition" = 12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delete_Mine_notApproved</text:p>
          </table:table-cell>
          <table:table-cell table:style-name="ce11"/>
          <table:table-cell table:style-name="ce13" table:formula="of:=[.C12]+1" office:value-type="float" office:value="13">
            <text:p>13</text:p>
          </table:table-cell>
          <table:table-cell table:style-name="ce14" table:formula="of:=SUBSTITUTE(SUBSTITUTE(SUBSTITUTE([.A13];&quot;__WARNING&quot;;&quot;&quot;);&quot;__&quot;;&quot; - &quot;);&quot;_&quot;;&quot; &quot;)" office:value-type="string" office:string-value="News - delete Mine notApproved">
            <text:p>News - delete Mine notApproved</text:p>
          </table:table-cell>
          <table:table-cell table:style-name="ce13" table:formula="of:=IF([.A13]=&quot;&quot;;&quot;&quot;;&quot;public const int &quot; &amp; [.A13] &amp; &quot; = &quot; &amp; [.C13] &amp; &quot;;&quot;)" office:value-type="string" office:string-value="public const int News__delete_Mine_notApproved = 13;">
            <text:p>public const int News__delete_Mine_notApproved = 13;</text:p>
          </table:table-cell>
          <table:table-cell table:style-name="ce19" table:formula="of:=IF([.A13]=&quot;&quot;;&quot;&quot;;&quot;items_.Add(&quot; &amp; [.A13] &amp; &quot;, new PseudoEnumItem(&quot;&quot;&quot; &amp; [.D13] &amp; &quot;&quot;&quot;));&quot;)" office:value-type="string" office:string-value="items_.Add(News__delete_Mine_notApproved, new PseudoEnumItem(&quot;News - delete Mine notApproved&quot;));">
            <text:p>items_.Add(News__delete_Mine_notApproved, new PseudoEnumItem("News - delete Mine notApproved"));</text:p>
          </table:table-cell>
          <table:table-cell table:style-name="ce4" table:formula="of:=IF([.A13]=&quot;&quot;;&quot;&quot;;&quot;  insert into &quot;&quot;CRD_Permition&quot;&quot; (   &quot;&quot;IDPermition&quot;&quot;,    &quot;&quot;Name&quot;&quot;  )  select    &quot; &amp; [.C13] &amp; &quot;,    '&quot; &amp; [.A13] &amp; &quot;'   where not exists (   select &quot;&quot;IDPermition&quot;&quot;    from &quot;&quot;CRD_Permition&quot;&quot;    where &quot;&quot;IDPermition&quot;&quot; = &quot; &amp; [.C13] &amp; &quot;  );   update &quot;&quot;CRD_Permition&quot;&quot;  set    &quot;&quot;Name&quot;&quot; = '&quot; &amp; [.A13] &amp; &quot;'  where    &quot;&quot;IDPermition&quot;&quot; = &quot; &amp; [.C13] &amp; &quot;; &quot;)" office:value-type="string" office:string-value="  insert into &quot;CRD_Permition&quot; (   &quot;IDPermition&quot;,    &quot;Name&quot;  )  select    13,    'News__delete_Mine_notApproved'   where not exists (   select &quot;IDPermition&quot;    from &quot;CRD_Permition&quot;    where &quot;IDPermition&quot; = 13  );   update &quot;CRD_Permition&quot;  set    &quot;Name&quot; = 'News__delete_Mine_notApproved'  where    &quot;IDPermition&quot; = 13; ">
            <text:p><text:s text:c="2"/>insert into "CRD_Permition" ( <text:s text:c="2"/>"IDPermition", <text:s text:c="3"/>"Name" <text:s/>) <text:s/>select <text:s text:c="3"/>13, <text:s text:c="3"/>'News__delete_Mine_notApproved' <text:s text:c="2"/>where not exists ( <text:s text:c="2"/>select "IDPermition" <text:s text:c="3"/>from "CRD_Permition" <text:s text:c="3"/>where "IDPermition" = 13 <text:s/>); <text:s text:c="2"/>update "CRD_Permition" <text:s/>set <text:s text:c="3"/>"Name" = 'News__delete_Mine_notApproved' <text:s/>where <text:s text:c="3"/>"IDPermition" = 13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insert</text:p>
          </table:table-cell>
          <table:table-cell table:style-name="ce11"/>
          <table:table-cell table:style-name="ce13" table:formula="of:=[.C13]+1" office:value-type="float" office:value="14">
            <text:p>14</text:p>
          </table:table-cell>
          <table:table-cell table:style-name="ce14" table:formula="of:=SUBSTITUTE(SUBSTITUTE(SUBSTITUTE([.A14];&quot;__WARNING&quot;;&quot;&quot;);&quot;__&quot;;&quot; - &quot;);&quot;_&quot;;&quot; &quot;)" office:value-type="string" office:string-value="News - insert">
            <text:p>News - insert</text:p>
          </table:table-cell>
          <table:table-cell table:style-name="ce13" table:formula="of:=IF([.A14]=&quot;&quot;;&quot;&quot;;&quot;public const int &quot; &amp; [.A14] &amp; &quot; = &quot; &amp; [.C14] &amp; &quot;;&quot;)" office:value-type="string" office:string-value="public const int News__insert = 14;">
            <text:p>public const int News__insert = 14;</text:p>
          </table:table-cell>
          <table:table-cell table:style-name="ce19" table:formula="of:=IF([.A14]=&quot;&quot;;&quot;&quot;;&quot;items_.Add(&quot; &amp; [.A14] &amp; &quot;, new PseudoEnumItem(&quot;&quot;&quot; &amp; [.D14] &amp; &quot;&quot;&quot;));&quot;)" office:value-type="string" office:string-value="items_.Add(News__insert, new PseudoEnumItem(&quot;News - insert&quot;));">
            <text:p>items_.Add(News__insert, new PseudoEnumItem("News - insert"));</text:p>
          </table:table-cell>
          <table:table-cell table:style-name="ce4" table:formula="of:=IF([.A14]=&quot;&quot;;&quot;&quot;;&quot;  insert into &quot;&quot;CRD_Permition&quot;&quot; (   &quot;&quot;IDPermition&quot;&quot;,    &quot;&quot;Name&quot;&quot;  )  select    &quot; &amp; [.C14] &amp; &quot;,    '&quot; &amp; [.A14] &amp; &quot;'   where not exists (   select &quot;&quot;IDPermition&quot;&quot;    from &quot;&quot;CRD_Permition&quot;&quot;    where &quot;&quot;IDPermition&quot;&quot; = &quot; &amp; [.C14] &amp; &quot;  );   update &quot;&quot;CRD_Permition&quot;&quot;  set    &quot;&quot;Name&quot;&quot; = '&quot; &amp; [.A14] &amp; &quot;'  where    &quot;&quot;IDPermition&quot;&quot; = &quot; &amp; [.C14] &amp; &quot;; &quot;)" office:value-type="string" office:string-value="  insert into &quot;CRD_Permition&quot; (   &quot;IDPermition&quot;,    &quot;Name&quot;  )  select    14,    'News__insert'   where not exists (   select &quot;IDPermition&quot;    from &quot;CRD_Permition&quot;    where &quot;IDPermition&quot; = 14  );   update &quot;CRD_Permition&quot;  set    &quot;Name&quot; = 'News__insert'  where    &quot;IDPermition&quot; = 14; ">
            <text:p><text:s text:c="2"/>insert into "CRD_Permition" ( <text:s text:c="2"/>"IDPermition", <text:s text:c="3"/>"Name" <text:s/>) <text:s/>select <text:s text:c="3"/>14, <text:s text:c="3"/>'News__insert' <text:s text:c="2"/>where not exists ( <text:s text:c="2"/>select "IDPermition" <text:s text:c="3"/>from "CRD_Permition" <text:s text:c="3"/>where "IDPermition" = 14 <text:s/>); <text:s text:c="2"/>update "CRD_Permition" <text:s/>set <text:s text:c="3"/>"Name" = 'News__insert' <text:s/>where <text:s text:c="3"/>"IDPermition" = 14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update_Approved</text:p>
          </table:table-cell>
          <table:table-cell table:style-name="ce11"/>
          <table:table-cell table:style-name="ce13" table:formula="of:=[.C14]+1" office:value-type="float" office:value="15">
            <text:p>15</text:p>
          </table:table-cell>
          <table:table-cell table:style-name="ce14" table:formula="of:=SUBSTITUTE(SUBSTITUTE(SUBSTITUTE([.A15];&quot;__WARNING&quot;;&quot;&quot;);&quot;__&quot;;&quot; - &quot;);&quot;_&quot;;&quot; &quot;)" office:value-type="string" office:string-value="News - update Approved">
            <text:p>News - update Approved</text:p>
          </table:table-cell>
          <table:table-cell table:style-name="ce13" table:formula="of:=IF([.A15]=&quot;&quot;;&quot;&quot;;&quot;public const int &quot; &amp; [.A15] &amp; &quot; = &quot; &amp; [.C15] &amp; &quot;;&quot;)" office:value-type="string" office:string-value="public const int News__update_Approved = 15;">
            <text:p>public const int News__update_Approved = 15;</text:p>
          </table:table-cell>
          <table:table-cell table:style-name="ce19" table:formula="of:=IF([.A15]=&quot;&quot;;&quot;&quot;;&quot;items_.Add(&quot; &amp; [.A15] &amp; &quot;, new PseudoEnumItem(&quot;&quot;&quot; &amp; [.D15] &amp; &quot;&quot;&quot;));&quot;)" office:value-type="string" office:string-value="items_.Add(News__update_Approved, new PseudoEnumItem(&quot;News - update Approved&quot;));">
            <text:p>items_.Add(News__update_Approved, new PseudoEnumItem("News - update Approved"));</text:p>
          </table:table-cell>
          <table:table-cell table:style-name="ce4" table:formula="of:=IF([.A15]=&quot;&quot;;&quot;&quot;;&quot;  insert into &quot;&quot;CRD_Permition&quot;&quot; (   &quot;&quot;IDPermition&quot;&quot;,    &quot;&quot;Name&quot;&quot;  )  select    &quot; &amp; [.C15] &amp; &quot;,    '&quot; &amp; [.A15] &amp; &quot;'   where not exists (   select &quot;&quot;IDPermition&quot;&quot;    from &quot;&quot;CRD_Permition&quot;&quot;    where &quot;&quot;IDPermition&quot;&quot; = &quot; &amp; [.C15] &amp; &quot;  );   update &quot;&quot;CRD_Permition&quot;&quot;  set    &quot;&quot;Name&quot;&quot; = '&quot; &amp; [.A15] &amp; &quot;'  where    &quot;&quot;IDPermition&quot;&quot; = &quot; &amp; [.C15] &amp; &quot;; &quot;)" office:value-type="string" office:string-value="  insert into &quot;CRD_Permition&quot; (   &quot;IDPermition&quot;,    &quot;Name&quot;  )  select    15,    'News__update_Approved'   where not exists (   select &quot;IDPermition&quot;    from &quot;CRD_Permition&quot;    where &quot;IDPermition&quot; = 15  );   update &quot;CRD_Permition&quot;  set    &quot;Name&quot; = 'News__update_Approved'  where    &quot;IDPermition&quot; = 15; ">
            <text:p><text:s text:c="2"/>insert into "CRD_Permition" ( <text:s text:c="2"/>"IDPermition", <text:s text:c="3"/>"Name" <text:s/>) <text:s/>select <text:s text:c="3"/>15, <text:s text:c="3"/>'News__update_Approved' <text:s text:c="2"/>where not exists ( <text:s text:c="2"/>select "IDPermition" <text:s text:c="3"/>from "CRD_Permition" <text:s text:c="3"/>where "IDPermition" = 15 <text:s/>); <text:s text:c="2"/>update "CRD_Permition" <text:s/>set <text:s text:c="3"/>"Name" = 'News__update_Approved' <text:s/>where <text:s text:c="3"/>"IDPermition" = 15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update_Mine_notApproved</text:p>
          </table:table-cell>
          <table:table-cell table:style-name="ce12"/>
          <table:table-cell table:style-name="ce13" table:formula="of:=[.C15]+1" office:value-type="float" office:value="16">
            <text:p>16</text:p>
          </table:table-cell>
          <table:table-cell table:style-name="ce14" table:formula="of:=SUBSTITUTE(SUBSTITUTE(SUBSTITUTE([.A16];&quot;__WARNING&quot;;&quot;&quot;);&quot;__&quot;;&quot; - &quot;);&quot;_&quot;;&quot; &quot;)" office:value-type="string" office:string-value="News - update Mine notApproved">
            <text:p>News - update Mine notApproved</text:p>
          </table:table-cell>
          <table:table-cell table:style-name="ce13" table:formula="of:=IF([.A16]=&quot;&quot;;&quot;&quot;;&quot;public const int &quot; &amp; [.A16] &amp; &quot; = &quot; &amp; [.C16] &amp; &quot;;&quot;)" office:value-type="string" office:string-value="public const int News__update_Mine_notApproved = 16;">
            <text:p>public const int News__update_Mine_notApproved = 16;</text:p>
          </table:table-cell>
          <table:table-cell table:style-name="ce19" table:formula="of:=IF([.A16]=&quot;&quot;;&quot;&quot;;&quot;items_.Add(&quot; &amp; [.A16] &amp; &quot;, new PseudoEnumItem(&quot;&quot;&quot; &amp; [.D16] &amp; &quot;&quot;&quot;));&quot;)" office:value-type="string" office:string-value="items_.Add(News__update_Mine_notApproved, new PseudoEnumItem(&quot;News - update Mine notApproved&quot;));">
            <text:p>items_.Add(News__update_Mine_notApproved, new PseudoEnumItem("News - update Mine notApproved"));</text:p>
          </table:table-cell>
          <table:table-cell table:style-name="ce4" table:formula="of:=IF([.A16]=&quot;&quot;;&quot;&quot;;&quot;  insert into &quot;&quot;CRD_Permition&quot;&quot; (   &quot;&quot;IDPermition&quot;&quot;,    &quot;&quot;Name&quot;&quot;  )  select    &quot; &amp; [.C16] &amp; &quot;,    '&quot; &amp; [.A16] &amp; &quot;'   where not exists (   select &quot;&quot;IDPermition&quot;&quot;    from &quot;&quot;CRD_Permition&quot;&quot;    where &quot;&quot;IDPermition&quot;&quot; = &quot; &amp; [.C16] &amp; &quot;  );   update &quot;&quot;CRD_Permition&quot;&quot;  set    &quot;&quot;Name&quot;&quot; = '&quot; &amp; [.A16] &amp; &quot;'  where    &quot;&quot;IDPermition&quot;&quot; = &quot; &amp; [.C16] &amp; &quot;; &quot;)" office:value-type="string" office:string-value="  insert into &quot;CRD_Permition&quot; (   &quot;IDPermition&quot;,    &quot;Name&quot;  )  select    16,    'News__update_Mine_notApproved'   where not exists (   select &quot;IDPermition&quot;    from &quot;CRD_Permition&quot;    where &quot;IDPermition&quot; = 16  );   update &quot;CRD_Permition&quot;  set    &quot;Name&quot; = 'News__update_Mine_notApproved'  where    &quot;IDPermition&quot; = 16; ">
            <text:p><text:s text:c="2"/>insert into "CRD_Permition" ( <text:s text:c="2"/>"IDPermition", <text:s text:c="3"/>"Name" <text:s/>) <text:s/>select <text:s text:c="3"/>16, <text:s text:c="3"/>'News__update_Mine_notApproved' <text:s text:c="2"/>where not exists ( <text:s text:c="2"/>select "IDPermition" <text:s text:c="3"/>from "CRD_Permition" <text:s text:c="3"/>where "IDPermition" = 16 <text:s/>); <text:s text:c="2"/>update "CRD_Permition" <text:s/>set <text:s text:c="3"/>"Name" = 'News__update_Mine_notApproved' <text:s/>where <text:s text:c="3"/>"IDPermition" = 16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select_OnSchedule</text:p>
          </table:table-cell>
          <table:table-cell table:style-name="ce12"/>
          <table:table-cell table:style-name="ce13" table:formula="of:=[.C16]+1" office:value-type="float" office:value="17">
            <text:p>17</text:p>
          </table:table-cell>
          <table:table-cell table:style-name="ce14" table:formula="of:=SUBSTITUTE(SUBSTITUTE(SUBSTITUTE([.A17];&quot;__WARNING&quot;;&quot;&quot;);&quot;__&quot;;&quot; - &quot;);&quot;_&quot;;&quot; &quot;)" office:value-type="string" office:string-value="News - select OnSchedule">
            <text:p>News - select OnSchedule</text:p>
          </table:table-cell>
          <table:table-cell table:style-name="ce13" table:formula="of:=IF([.A17]=&quot;&quot;;&quot;&quot;;&quot;public const int &quot; &amp; [.A17] &amp; &quot; = &quot; &amp; [.C17] &amp; &quot;;&quot;)" office:value-type="string" office:string-value="public const int News__select_OnSchedule = 17;">
            <text:p>public const int News__select_OnSchedule = 17;</text:p>
          </table:table-cell>
          <table:table-cell table:style-name="ce19" table:formula="of:=IF([.A17]=&quot;&quot;;&quot;&quot;;&quot;items_.Add(&quot; &amp; [.A17] &amp; &quot;, new PseudoEnumItem(&quot;&quot;&quot; &amp; [.D17] &amp; &quot;&quot;&quot;));&quot;)" office:value-type="string" office:string-value="items_.Add(News__select_OnSchedule, new PseudoEnumItem(&quot;News - select OnSchedule&quot;));">
            <text:p>items_.Add(News__select_OnSchedule, new PseudoEnumItem("News - select OnSchedule"));</text:p>
          </table:table-cell>
          <table:table-cell table:style-name="ce4" table:formula="of:=IF([.A17]=&quot;&quot;;&quot;&quot;;&quot;  insert into &quot;&quot;CRD_Permition&quot;&quot; (   &quot;&quot;IDPermition&quot;&quot;,    &quot;&quot;Name&quot;&quot;  )  select    &quot; &amp; [.C17] &amp; &quot;,    '&quot; &amp; [.A17] &amp; &quot;'   where not exists (   select &quot;&quot;IDPermition&quot;&quot;    from &quot;&quot;CRD_Permition&quot;&quot;    where &quot;&quot;IDPermition&quot;&quot; = &quot; &amp; [.C17] &amp; &quot;  );   update &quot;&quot;CRD_Permition&quot;&quot;  set    &quot;&quot;Name&quot;&quot; = '&quot; &amp; [.A17] &amp; &quot;'  where    &quot;&quot;IDPermition&quot;&quot; = &quot; &amp; [.C17] &amp; &quot;; &quot;)" office:value-type="string" office:string-value="  insert into &quot;CRD_Permition&quot; (   &quot;IDPermition&quot;,    &quot;Name&quot;  )  select    17,    'News__select_OnSchedule'   where not exists (   select &quot;IDPermition&quot;    from &quot;CRD_Permition&quot;    where &quot;IDPermition&quot; = 17  );   update &quot;CRD_Permition&quot;  set    &quot;Name&quot; = 'News__select_OnSchedule'  where    &quot;IDPermition&quot; = 17; ">
            <text:p><text:s text:c="2"/>insert into "CRD_Permition" ( <text:s text:c="2"/>"IDPermition", <text:s text:c="3"/>"Name" <text:s/>) <text:s/>select <text:s text:c="3"/>17, <text:s text:c="3"/>'News__select_OnSchedule' <text:s text:c="2"/>where not exists ( <text:s text:c="2"/>select "IDPermition" <text:s text:c="3"/>from "CRD_Permition" <text:s text:c="3"/>where "IDPermition" = 17 <text:s/>); <text:s text:c="2"/>update "CRD_Permition" <text:s/>set <text:s text:c="3"/>"Name" = 'News__select_OnSchedule' <text:s/>where <text:s text:c="3"/>"IDPermition" = 17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select_OffSchedule</text:p>
          </table:table-cell>
          <table:table-cell table:style-name="ce12"/>
          <table:table-cell table:style-name="ce13" table:formula="of:=[.C17]+1" office:value-type="float" office:value="18">
            <text:p>18</text:p>
          </table:table-cell>
          <table:table-cell table:style-name="ce14" table:formula="of:=SUBSTITUTE(SUBSTITUTE(SUBSTITUTE([.A18];&quot;__WARNING&quot;;&quot;&quot;);&quot;__&quot;;&quot; - &quot;);&quot;_&quot;;&quot; &quot;)" office:value-type="string" office:string-value="News - select OffSchedule">
            <text:p>News - select OffSchedule</text:p>
          </table:table-cell>
          <table:table-cell table:style-name="ce13" table:formula="of:=IF([.A18]=&quot;&quot;;&quot;&quot;;&quot;public const int &quot; &amp; [.A18] &amp; &quot; = &quot; &amp; [.C18] &amp; &quot;;&quot;)" office:value-type="string" office:string-value="public const int News__select_OffSchedule = 18;">
            <text:p>public const int News__select_OffSchedule = 18;</text:p>
          </table:table-cell>
          <table:table-cell table:style-name="ce19" table:formula="of:=IF([.A18]=&quot;&quot;;&quot;&quot;;&quot;items_.Add(&quot; &amp; [.A18] &amp; &quot;, new PseudoEnumItem(&quot;&quot;&quot; &amp; [.D18] &amp; &quot;&quot;&quot;));&quot;)" office:value-type="string" office:string-value="items_.Add(News__select_OffSchedule, new PseudoEnumItem(&quot;News - select OffSchedule&quot;));">
            <text:p>items_.Add(News__select_OffSchedule, new PseudoEnumItem("News - select OffSchedule"));</text:p>
          </table:table-cell>
          <table:table-cell table:style-name="ce4" table:formula="of:=IF([.A18]=&quot;&quot;;&quot;&quot;;&quot;  insert into &quot;&quot;CRD_Permition&quot;&quot; (   &quot;&quot;IDPermition&quot;&quot;,    &quot;&quot;Name&quot;&quot;  )  select    &quot; &amp; [.C18] &amp; &quot;,    '&quot; &amp; [.A18] &amp; &quot;'   where not exists (   select &quot;&quot;IDPermition&quot;&quot;    from &quot;&quot;CRD_Permition&quot;&quot;    where &quot;&quot;IDPermition&quot;&quot; = &quot; &amp; [.C18] &amp; &quot;  );   update &quot;&quot;CRD_Permition&quot;&quot;  set    &quot;&quot;Name&quot;&quot; = '&quot; &amp; [.A18] &amp; &quot;'  where    &quot;&quot;IDPermition&quot;&quot; = &quot; &amp; [.C18] &amp; &quot;; &quot;)" office:value-type="string" office:string-value="  insert into &quot;CRD_Permition&quot; (   &quot;IDPermition&quot;,    &quot;Name&quot;  )  select    18,    'News__select_OffSchedule'   where not exists (   select &quot;IDPermition&quot;    from &quot;CRD_Permition&quot;    where &quot;IDPermition&quot; = 18  );   update &quot;CRD_Permition&quot;  set    &quot;Name&quot; = 'News__select_OffSchedule'  where    &quot;IDPermition&quot; = 18; ">
            <text:p><text:s text:c="2"/>insert into "CRD_Permition" ( <text:s text:c="2"/>"IDPermition", <text:s text:c="3"/>"Name" <text:s/>) <text:s/>select <text:s text:c="3"/>18, <text:s text:c="3"/>'News__select_OffSchedule' <text:s text:c="2"/>where not exists ( <text:s text:c="2"/>select "IDPermition" <text:s text:c="3"/>from "CRD_Permition" <text:s text:c="3"/>where "IDPermition" = 18 <text:s/>); <text:s text:c="2"/>update "CRD_Permition" <text:s/>set <text:s text:c="3"/>"Name" = 'News__select_OffSchedule' <text:s/>where <text:s text:c="3"/>"IDPermition" = 18; </text:p>
          </table:table-cell>
          <table:table-cell table:style-name="ce4" table:number-columns-repeated="1017"/>
        </table:table-row>
        <table:table-row table:style-name="ro1">
          <table:table-cell table:style-name="ce16" office:value-type="string">
            <text:p>News__approve</text:p>
          </table:table-cell>
          <table:table-cell table:style-name="ce12"/>
          <table:table-cell table:style-name="ce13" table:formula="of:=[.C18]+1" office:value-type="float" office:value="19">
            <text:p>19</text:p>
          </table:table-cell>
          <table:table-cell table:style-name="ce14" table:formula="of:=SUBSTITUTE(SUBSTITUTE(SUBSTITUTE([.A19];&quot;__WARNING&quot;;&quot;&quot;);&quot;__&quot;;&quot; - &quot;);&quot;_&quot;;&quot; &quot;)" office:value-type="string" office:string-value="News - approve">
            <text:p>News - approve</text:p>
          </table:table-cell>
          <table:table-cell table:style-name="ce13" table:formula="of:=IF([.A19]=&quot;&quot;;&quot;&quot;;&quot;public const int &quot; &amp; [.A19] &amp; &quot; = &quot; &amp; [.C19] &amp; &quot;;&quot;)" office:value-type="string" office:string-value="public const int News__approve = 19;">
            <text:p>public const int News__approve = 19;</text:p>
          </table:table-cell>
          <table:table-cell table:style-name="ce19" table:formula="of:=IF([.A19]=&quot;&quot;;&quot;&quot;;&quot;items_.Add(&quot; &amp; [.A19] &amp; &quot;, new PseudoEnumItem(&quot;&quot;&quot; &amp; [.D19] &amp; &quot;&quot;&quot;));&quot;)" office:value-type="string" office:string-value="items_.Add(News__approve, new PseudoEnumItem(&quot;News - approve&quot;));">
            <text:p>items_.Add(News__approve, new PseudoEnumItem("News - approve"));</text:p>
          </table:table-cell>
          <table:table-cell table:style-name="ce4" table:formula="of:=IF([.A19]=&quot;&quot;;&quot;&quot;;&quot;  insert into &quot;&quot;CRD_Permition&quot;&quot; (   &quot;&quot;IDPermition&quot;&quot;,    &quot;&quot;Name&quot;&quot;  )  select    &quot; &amp; [.C19] &amp; &quot;,    '&quot; &amp; [.A19] &amp; &quot;'   where not exists (   select &quot;&quot;IDPermition&quot;&quot;    from &quot;&quot;CRD_Permition&quot;&quot;    where &quot;&quot;IDPermition&quot;&quot; = &quot; &amp; [.C19] &amp; &quot;  );   update &quot;&quot;CRD_Permition&quot;&quot;  set    &quot;&quot;Name&quot;&quot; = '&quot; &amp; [.A19] &amp; &quot;'  where    &quot;&quot;IDPermition&quot;&quot; = &quot; &amp; [.C19] &amp; &quot;; &quot;)" office:value-type="string" office:string-value="  insert into &quot;CRD_Permition&quot; (   &quot;IDPermition&quot;,    &quot;Name&quot;  )  select    19,    'News__approve'   where not exists (   select &quot;IDPermition&quot;    from &quot;CRD_Permition&quot;    where &quot;IDPermition&quot; = 19  );   update &quot;CRD_Permition&quot;  set    &quot;Name&quot; = 'News__approve'  where    &quot;IDPermition&quot; = 19; ">
            <text:p><text:s text:c="2"/>insert into "CRD_Permition" ( <text:s text:c="2"/>"IDPermition", <text:s text:c="3"/>"Name" <text:s/>) <text:s/>select <text:s text:c="3"/>19, <text:s text:c="3"/>'News__approve' <text:s text:c="2"/>where not exists ( <text:s text:c="2"/>select "IDPermition" <text:s text:c="3"/>from "CRD_Permition" <text:s text:c="3"/>where "IDPermition" = 19 <text:s/>); <text:s text:c="2"/>update "CRD_Permition" <text:s/>set <text:s text:c="3"/>"Name" = 'News__approve' <text:s/>where <text:s text:c="3"/>"IDPermition" = 19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Tag__select</text:p>
          </table:table-cell>
          <table:table-cell table:style-name="ce12"/>
          <table:table-cell table:style-name="ce13" table:formula="of:=[.C19]+1" office:value-type="float" office:value="20">
            <text:p>20</text:p>
          </table:table-cell>
          <table:table-cell table:style-name="ce14" table:formula="of:=SUBSTITUTE(SUBSTITUTE(SUBSTITUTE([.A20];&quot;__WARNING&quot;;&quot;&quot;);&quot;__&quot;;&quot; - &quot;);&quot;_&quot;;&quot; &quot;)" office:value-type="string" office:string-value="Tag - select">
            <text:p>Tag - select</text:p>
          </table:table-cell>
          <table:table-cell table:style-name="ce13" table:formula="of:=IF([.A20]=&quot;&quot;;&quot;&quot;;&quot;public const int &quot; &amp; [.A20] &amp; &quot; = &quot; &amp; [.C20] &amp; &quot;;&quot;)" office:value-type="string" office:string-value="public const int Tag__select = 20;">
            <text:p>public const int Tag__select = 20;</text:p>
          </table:table-cell>
          <table:table-cell table:style-name="ce19" table:formula="of:=IF([.A20]=&quot;&quot;;&quot;&quot;;&quot;items_.Add(&quot; &amp; [.A20] &amp; &quot;, new PseudoEnumItem(&quot;&quot;&quot; &amp; [.D20] &amp; &quot;&quot;&quot;));&quot;)" office:value-type="string" office:string-value="items_.Add(Tag__select, new PseudoEnumItem(&quot;Tag - select&quot;));">
            <text:p>items_.Add(Tag__select, new PseudoEnumItem("Tag - select"));</text:p>
          </table:table-cell>
          <table:table-cell table:style-name="ce4" table:formula="of:=IF([.A20]=&quot;&quot;;&quot;&quot;;&quot;  insert into &quot;&quot;CRD_Permition&quot;&quot; (   &quot;&quot;IDPermition&quot;&quot;,    &quot;&quot;Name&quot;&quot;  )  select    &quot; &amp; [.C20] &amp; &quot;,    '&quot; &amp; [.A20] &amp; &quot;'   where not exists (   select &quot;&quot;IDPermition&quot;&quot;    from &quot;&quot;CRD_Permition&quot;&quot;    where &quot;&quot;IDPermition&quot;&quot; = &quot; &amp; [.C20] &amp; &quot;  );   update &quot;&quot;CRD_Permition&quot;&quot;  set    &quot;&quot;Name&quot;&quot; = '&quot; &amp; [.A20] &amp; &quot;'  where    &quot;&quot;IDPermition&quot;&quot; = &quot; &amp; [.C20] &amp; &quot;; &quot;)" office:value-type="string" office:string-value="  insert into &quot;CRD_Permition&quot; (   &quot;IDPermition&quot;,    &quot;Name&quot;  )  select    20,    'Tag__select'   where not exists (   select &quot;IDPermition&quot;    from &quot;CRD_Permition&quot;    where &quot;IDPermition&quot; = 20  );   update &quot;CRD_Permition&quot;  set    &quot;Name&quot; = 'Tag__select'  where    &quot;IDPermition&quot; = 20; ">
            <text:p><text:s text:c="2"/>insert into "CRD_Permition" ( <text:s text:c="2"/>"IDPermition", <text:s text:c="3"/>"Name" <text:s/>) <text:s/>select <text:s text:c="3"/>20, <text:s text:c="3"/>'Tag__select' <text:s text:c="2"/>where not exists ( <text:s text:c="2"/>select "IDPermition" <text:s text:c="3"/>from "CRD_Permition" <text:s text:c="3"/>where "IDPermition" = 20 <text:s/>); <text:s text:c="2"/>update "CRD_Permition" <text:s/>set <text:s text:c="3"/>"Name" = 'Tag__select' <text:s/>where <text:s text:c="3"/>"IDPermition" = 20; </text:p>
          </table:table-cell>
          <table:table-cell table:style-name="ce4" table:number-columns-repeated="1017"/>
        </table:table-row>
        <table:table-row table:style-name="ro1">
          <table:table-cell table:style-name="ce16" office:value-type="string">
            <text:p>Tag__select_notApproved</text:p>
          </table:table-cell>
          <table:table-cell table:style-name="ce12"/>
          <table:table-cell table:style-name="ce13" table:formula="of:=[.C20]+1" office:value-type="float" office:value="21">
            <text:p>21</text:p>
          </table:table-cell>
          <table:table-cell table:style-name="ce14" table:formula="of:=SUBSTITUTE(SUBSTITUTE(SUBSTITUTE([.A21];&quot;__WARNING&quot;;&quot;&quot;);&quot;__&quot;;&quot; - &quot;);&quot;_&quot;;&quot; &quot;)" office:value-type="string" office:string-value="Tag - select notApproved">
            <text:p>Tag - select notApproved</text:p>
          </table:table-cell>
          <table:table-cell table:style-name="ce13" table:formula="of:=IF([.A21]=&quot;&quot;;&quot;&quot;;&quot;public const int &quot; &amp; [.A21] &amp; &quot; = &quot; &amp; [.C21] &amp; &quot;;&quot;)" office:value-type="string" office:string-value="public const int Tag__select_notApproved = 21;">
            <text:p>public const int Tag__select_notApproved = 21;</text:p>
          </table:table-cell>
          <table:table-cell table:style-name="ce19" table:formula="of:=IF([.A21]=&quot;&quot;;&quot;&quot;;&quot;items_.Add(&quot; &amp; [.A21] &amp; &quot;, new PseudoEnumItem(&quot;&quot;&quot; &amp; [.D21] &amp; &quot;&quot;&quot;));&quot;)" office:value-type="string" office:string-value="items_.Add(Tag__select_notApproved, new PseudoEnumItem(&quot;Tag - select notApproved&quot;));">
            <text:p>items_.Add(Tag__select_notApproved, new PseudoEnumItem("Tag - select notApproved"));</text:p>
          </table:table-cell>
          <table:table-cell table:style-name="ce4" table:formula="of:=IF([.A21]=&quot;&quot;;&quot;&quot;;&quot;  insert into &quot;&quot;CRD_Permition&quot;&quot; (   &quot;&quot;IDPermition&quot;&quot;,    &quot;&quot;Name&quot;&quot;  )  select    &quot; &amp; [.C21] &amp; &quot;,    '&quot; &amp; [.A21] &amp; &quot;'   where not exists (   select &quot;&quot;IDPermition&quot;&quot;    from &quot;&quot;CRD_Permition&quot;&quot;    where &quot;&quot;IDPermition&quot;&quot; = &quot; &amp; [.C21] &amp; &quot;  );   update &quot;&quot;CRD_Permition&quot;&quot;  set    &quot;&quot;Name&quot;&quot; = '&quot; &amp; [.A21] &amp; &quot;'  where    &quot;&quot;IDPermition&quot;&quot; = &quot; &amp; [.C21] &amp; &quot;; &quot;)" office:value-type="string" office:string-value="  insert into &quot;CRD_Permition&quot; (   &quot;IDPermition&quot;,    &quot;Name&quot;  )  select    21,    'Tag__select_notApproved'   where not exists (   select &quot;IDPermition&quot;    from &quot;CRD_Permition&quot;    where &quot;IDPermition&quot; = 21  );   update &quot;CRD_Permition&quot;  set    &quot;Name&quot; = 'Tag__select_notApproved'  where    &quot;IDPermition&quot; = 21; ">
            <text:p><text:s text:c="2"/>insert into "CRD_Permition" ( <text:s text:c="2"/>"IDPermition", <text:s text:c="3"/>"Name" <text:s/>) <text:s/>select <text:s text:c="3"/>21, <text:s text:c="3"/>'Tag__select_notApproved' <text:s text:c="2"/>where not exists ( <text:s text:c="2"/>select "IDPermition" <text:s text:c="3"/>from "CRD_Permition" <text:s text:c="3"/>where "IDPermition" = 21 <text:s/>); <text:s text:c="2"/>update "CRD_Permition" <text:s/>set <text:s text:c="3"/>"Name" = 'Tag__select_notApproved' <text:s/>where <text:s text:c="3"/>"IDPermition" = 21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Highlight__select</text:p>
          </table:table-cell>
          <table:table-cell table:style-name="ce12"/>
          <table:table-cell table:style-name="ce13" table:formula="of:=[.C21]+1" office:value-type="float" office:value="22">
            <text:p>22</text:p>
          </table:table-cell>
          <table:table-cell table:style-name="ce14" table:formula="of:=SUBSTITUTE(SUBSTITUTE(SUBSTITUTE([.A22];&quot;__WARNING&quot;;&quot;&quot;);&quot;__&quot;;&quot; - &quot;);&quot;_&quot;;&quot; &quot;)" office:value-type="string" office:string-value="Highlight - select">
            <text:p>Highlight - select</text:p>
          </table:table-cell>
          <table:table-cell table:style-name="ce13" table:formula="of:=IF([.A22]=&quot;&quot;;&quot;&quot;;&quot;public const int &quot; &amp; [.A22] &amp; &quot; = &quot; &amp; [.C22] &amp; &quot;;&quot;)" office:value-type="string" office:string-value="public const int Highlight__select = 22;">
            <text:p>public const int Highlight__select = 22;</text:p>
          </table:table-cell>
          <table:table-cell table:style-name="ce19" table:formula="of:=IF([.A22]=&quot;&quot;;&quot;&quot;;&quot;items_.Add(&quot; &amp; [.A22] &amp; &quot;, new PseudoEnumItem(&quot;&quot;&quot; &amp; [.D22] &amp; &quot;&quot;&quot;));&quot;)" office:value-type="string" office:string-value="items_.Add(Highlight__select, new PseudoEnumItem(&quot;Highlight - select&quot;));">
            <text:p>items_.Add(Highlight__select, new PseudoEnumItem("Highlight - select"));</text:p>
          </table:table-cell>
          <table:table-cell table:style-name="ce4" table:formula="of:=IF([.A22]=&quot;&quot;;&quot;&quot;;&quot;  insert into &quot;&quot;CRD_Permition&quot;&quot; (   &quot;&quot;IDPermition&quot;&quot;,    &quot;&quot;Name&quot;&quot;  )  select    &quot; &amp; [.C22] &amp; &quot;,    '&quot; &amp; [.A22] &amp; &quot;'   where not exists (   select &quot;&quot;IDPermition&quot;&quot;    from &quot;&quot;CRD_Permition&quot;&quot;    where &quot;&quot;IDPermition&quot;&quot; = &quot; &amp; [.C22] &amp; &quot;  );   update &quot;&quot;CRD_Permition&quot;&quot;  set    &quot;&quot;Name&quot;&quot; = '&quot; &amp; [.A22] &amp; &quot;'  where    &quot;&quot;IDPermition&quot;&quot; = &quot; &amp; [.C22] &amp; &quot;; &quot;)" office:value-type="string" office:string-value="  insert into &quot;CRD_Permition&quot; (   &quot;IDPermition&quot;,    &quot;Name&quot;  )  select    22,    'Highlight__select'   where not exists (   select &quot;IDPermition&quot;    from &quot;CRD_Permition&quot;    where &quot;IDPermition&quot; = 22  );   update &quot;CRD_Permition&quot;  set    &quot;Name&quot; = 'Highlight__select'  where    &quot;IDPermition&quot; = 22; ">
            <text:p><text:s text:c="2"/>insert into "CRD_Permition" ( <text:s text:c="2"/>"IDPermition", <text:s text:c="3"/>"Name" <text:s/>) <text:s/>select <text:s text:c="3"/>22, <text:s text:c="3"/>'Highlight__select' <text:s text:c="2"/>where not exists ( <text:s text:c="2"/>select "IDPermition" <text:s text:c="3"/>from "CRD_Permition" <text:s text:c="3"/>where "IDPermition" = 22 <text:s/>); <text:s text:c="2"/>update "CRD_Permition" <text:s/>set <text:s text:c="3"/>"Name" = 'Highlight__select' <text:s/>where <text:s text:c="3"/>"IDPermition" = 22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Highlight__select_notApproved</text:p>
          </table:table-cell>
          <table:table-cell table:style-name="ce12"/>
          <table:table-cell table:style-name="ce13" table:formula="of:=[.C22]+1" office:value-type="float" office:value="23">
            <text:p>23</text:p>
          </table:table-cell>
          <table:table-cell table:style-name="ce14" table:formula="of:=SUBSTITUTE(SUBSTITUTE(SUBSTITUTE([.A23];&quot;__WARNING&quot;;&quot;&quot;);&quot;__&quot;;&quot; - &quot;);&quot;_&quot;;&quot; &quot;)" office:value-type="string" office:string-value="Highlight - select notApproved">
            <text:p>Highlight - select notApproved</text:p>
          </table:table-cell>
          <table:table-cell table:style-name="ce13" table:formula="of:=IF([.A23]=&quot;&quot;;&quot;&quot;;&quot;public const int &quot; &amp; [.A23] &amp; &quot; = &quot; &amp; [.C23] &amp; &quot;;&quot;)" office:value-type="string" office:string-value="public const int Highlight__select_notApproved = 23;">
            <text:p>public const int Highlight__select_notApproved = 23;</text:p>
          </table:table-cell>
          <table:table-cell table:style-name="ce19" table:formula="of:=IF([.A23]=&quot;&quot;;&quot;&quot;;&quot;items_.Add(&quot; &amp; [.A23] &amp; &quot;, new PseudoEnumItem(&quot;&quot;&quot; &amp; [.D23] &amp; &quot;&quot;&quot;));&quot;)" office:value-type="string" office:string-value="items_.Add(Highlight__select_notApproved, new PseudoEnumItem(&quot;Highlight - select notApproved&quot;));">
            <text:p>items_.Add(Highlight__select_notApproved, new PseudoEnumItem("Highlight - select notApproved"));</text:p>
          </table:table-cell>
          <table:table-cell table:style-name="ce4" table:formula="of:=IF([.A23]=&quot;&quot;;&quot;&quot;;&quot;  insert into &quot;&quot;CRD_Permition&quot;&quot; (   &quot;&quot;IDPermition&quot;&quot;,    &quot;&quot;Name&quot;&quot;  )  select    &quot; &amp; [.C23] &amp; &quot;,    '&quot; &amp; [.A23] &amp; &quot;'   where not exists (   select &quot;&quot;IDPermition&quot;&quot;    from &quot;&quot;CRD_Permition&quot;&quot;    where &quot;&quot;IDPermition&quot;&quot; = &quot; &amp; [.C23] &amp; &quot;  );   update &quot;&quot;CRD_Permition&quot;&quot;  set    &quot;&quot;Name&quot;&quot; = '&quot; &amp; [.A23] &amp; &quot;'  where    &quot;&quot;IDPermition&quot;&quot; = &quot; &amp; [.C23] &amp; &quot;; &quot;)" office:value-type="string" office:string-value="  insert into &quot;CRD_Permition&quot; (   &quot;IDPermition&quot;,    &quot;Name&quot;  )  select    23,    'Highlight__select_notApproved'   where not exists (   select &quot;IDPermition&quot;    from &quot;CRD_Permition&quot;    where &quot;IDPermition&quot; = 23  );   update &quot;CRD_Permition&quot;  set    &quot;Name&quot; = 'Highlight__select_notApproved'  where    &quot;IDPermition&quot; = 23; ">
            <text:p><text:s text:c="2"/>insert into "CRD_Permition" ( <text:s text:c="2"/>"IDPermition", <text:s text:c="3"/>"Name" <text:s/>) <text:s/>select <text:s text:c="3"/>23, <text:s text:c="3"/>'Highlight__select_notApproved' <text:s text:c="2"/>where not exists ( <text:s text:c="2"/>select "IDPermition" <text:s text:c="3"/>from "CRD_Permition" <text:s text:c="3"/>where "IDPermition" = 23 <text:s/>); <text:s text:c="2"/>update "CRD_Permition" <text:s/>set <text:s text:c="3"/>"Name" = 'Highlight__select_notApproved' <text:s/>where <text:s text:c="3"/>"IDPermition" = 23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Source__select</text:p>
          </table:table-cell>
          <table:table-cell table:style-name="ce12"/>
          <table:table-cell table:style-name="ce13" table:formula="of:=[.C23]+1" office:value-type="float" office:value="24">
            <text:p>24</text:p>
          </table:table-cell>
          <table:table-cell table:style-name="ce14" table:formula="of:=SUBSTITUTE(SUBSTITUTE(SUBSTITUTE([.A24];&quot;__WARNING&quot;;&quot;&quot;);&quot;__&quot;;&quot; - &quot;);&quot;_&quot;;&quot; &quot;)" office:value-type="string" office:string-value="Source - select">
            <text:p>Source - select</text:p>
          </table:table-cell>
          <table:table-cell table:style-name="ce13" table:formula="of:=IF([.A24]=&quot;&quot;;&quot;&quot;;&quot;public const int &quot; &amp; [.A24] &amp; &quot; = &quot; &amp; [.C24] &amp; &quot;;&quot;)" office:value-type="string" office:string-value="public const int Source__select = 24;">
            <text:p>public const int Source__select = 24;</text:p>
          </table:table-cell>
          <table:table-cell table:style-name="ce19" table:formula="of:=IF([.A24]=&quot;&quot;;&quot;&quot;;&quot;items_.Add(&quot; &amp; [.A24] &amp; &quot;, new PseudoEnumItem(&quot;&quot;&quot; &amp; [.D24] &amp; &quot;&quot;&quot;));&quot;)" office:value-type="string" office:string-value="items_.Add(Source__select, new PseudoEnumItem(&quot;Source - select&quot;));">
            <text:p>items_.Add(Source__select, new PseudoEnumItem("Source - select"));</text:p>
          </table:table-cell>
          <table:table-cell table:style-name="ce4" table:formula="of:=IF([.A24]=&quot;&quot;;&quot;&quot;;&quot;  insert into &quot;&quot;CRD_Permition&quot;&quot; (   &quot;&quot;IDPermition&quot;&quot;,    &quot;&quot;Name&quot;&quot;  )  select    &quot; &amp; [.C24] &amp; &quot;,    '&quot; &amp; [.A24] &amp; &quot;'   where not exists (   select &quot;&quot;IDPermition&quot;&quot;    from &quot;&quot;CRD_Permition&quot;&quot;    where &quot;&quot;IDPermition&quot;&quot; = &quot; &amp; [.C24] &amp; &quot;  );   update &quot;&quot;CRD_Permition&quot;&quot;  set    &quot;&quot;Name&quot;&quot; = '&quot; &amp; [.A24] &amp; &quot;'  where    &quot;&quot;IDPermition&quot;&quot; = &quot; &amp; [.C24] &amp; &quot;; &quot;)" office:value-type="string" office:string-value="  insert into &quot;CRD_Permition&quot; (   &quot;IDPermition&quot;,    &quot;Name&quot;  )  select    24,    'Source__select'   where not exists (   select &quot;IDPermition&quot;    from &quot;CRD_Permition&quot;    where &quot;IDPermition&quot; = 24  );   update &quot;CRD_Permition&quot;  set    &quot;Name&quot; = 'Source__select'  where    &quot;IDPermition&quot; = 24; ">
            <text:p><text:s text:c="2"/>insert into "CRD_Permition" ( <text:s text:c="2"/>"IDPermition", <text:s text:c="3"/>"Name" <text:s/>) <text:s/>select <text:s text:c="3"/>24, <text:s text:c="3"/>'Source__select' <text:s text:c="2"/>where not exists ( <text:s text:c="2"/>select "IDPermition" <text:s text:c="3"/>from "CRD_Permition" <text:s text:c="3"/>where "IDPermition" = 24 <text:s/>); <text:s text:c="2"/>update "CRD_Permition" <text:s/>set <text:s text:c="3"/>"Name" = 'Source__select' <text:s/>where <text:s text:c="3"/>"IDPermition" = 24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Source__select_notApproved</text:p>
          </table:table-cell>
          <table:table-cell table:style-name="ce12"/>
          <table:table-cell table:style-name="ce13" table:formula="of:=[.C24]+1" office:value-type="float" office:value="25">
            <text:p>25</text:p>
          </table:table-cell>
          <table:table-cell table:style-name="ce14" table:formula="of:=SUBSTITUTE(SUBSTITUTE(SUBSTITUTE([.A25];&quot;__WARNING&quot;;&quot;&quot;);&quot;__&quot;;&quot; - &quot;);&quot;_&quot;;&quot; &quot;)" office:value-type="string" office:string-value="Source - select notApproved">
            <text:p>Source - select notApproved</text:p>
          </table:table-cell>
          <table:table-cell table:style-name="ce13" table:formula="of:=IF([.A25]=&quot;&quot;;&quot;&quot;;&quot;public const int &quot; &amp; [.A25] &amp; &quot; = &quot; &amp; [.C25] &amp; &quot;;&quot;)" office:value-type="string" office:string-value="public const int Source__select_notApproved = 25;">
            <text:p>public const int Source__select_notApproved = 25;</text:p>
          </table:table-cell>
          <table:table-cell table:style-name="ce19" table:formula="of:=IF([.A25]=&quot;&quot;;&quot;&quot;;&quot;items_.Add(&quot; &amp; [.A25] &amp; &quot;, new PseudoEnumItem(&quot;&quot;&quot; &amp; [.D25] &amp; &quot;&quot;&quot;));&quot;)" office:value-type="string" office:string-value="items_.Add(Source__select_notApproved, new PseudoEnumItem(&quot;Source - select notApproved&quot;));">
            <text:p>items_.Add(Source__select_notApproved, new PseudoEnumItem("Source - select notApproved"));</text:p>
          </table:table-cell>
          <table:table-cell table:style-name="ce4" table:formula="of:=IF([.A25]=&quot;&quot;;&quot;&quot;;&quot;  insert into &quot;&quot;CRD_Permition&quot;&quot; (   &quot;&quot;IDPermition&quot;&quot;,    &quot;&quot;Name&quot;&quot;  )  select    &quot; &amp; [.C25] &amp; &quot;,    '&quot; &amp; [.A25] &amp; &quot;'   where not exists (   select &quot;&quot;IDPermition&quot;&quot;    from &quot;&quot;CRD_Permition&quot;&quot;    where &quot;&quot;IDPermition&quot;&quot; = &quot; &amp; [.C25] &amp; &quot;  );   update &quot;&quot;CRD_Permition&quot;&quot;  set    &quot;&quot;Name&quot;&quot; = '&quot; &amp; [.A25] &amp; &quot;'  where    &quot;&quot;IDPermition&quot;&quot; = &quot; &amp; [.C25] &amp; &quot;; &quot;)" office:value-type="string" office:string-value="  insert into &quot;CRD_Permition&quot; (   &quot;IDPermition&quot;,    &quot;Name&quot;  )  select    25,    'Source__select_notApproved'   where not exists (   select &quot;IDPermition&quot;    from &quot;CRD_Permition&quot;    where &quot;IDPermition&quot; = 25  );   update &quot;CRD_Permition&quot;  set    &quot;Name&quot; = 'Source__select_notApproved'  where    &quot;IDPermition&quot; = 25; ">
            <text:p><text:s text:c="2"/>insert into "CRD_Permition" ( <text:s text:c="2"/>"IDPermition", <text:s text:c="3"/>"Name" <text:s/>) <text:s/>select <text:s text:c="3"/>25, <text:s text:c="3"/>'Source__select_notApproved' <text:s text:c="2"/>where not exists ( <text:s text:c="2"/>select "IDPermition" <text:s text:c="3"/>from "CRD_Permition" <text:s text:c="3"/>where "IDPermition" = 25 <text:s/>); <text:s text:c="2"/>update "CRD_Permition" <text:s/>set <text:s text:c="3"/>"Name" = 'Source__select_notApproved' <text:s/>where <text:s text:c="3"/>"IDPermition" = 25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Author__select</text:p>
          </table:table-cell>
          <table:table-cell table:style-name="ce12"/>
          <table:table-cell table:style-name="ce13" table:formula="of:=[.C25]+1" office:value-type="float" office:value="26">
            <text:p>26</text:p>
          </table:table-cell>
          <table:table-cell table:style-name="ce14" table:formula="of:=SUBSTITUTE(SUBSTITUTE(SUBSTITUTE([.A26];&quot;__WARNING&quot;;&quot;&quot;);&quot;__&quot;;&quot; - &quot;);&quot;_&quot;;&quot; &quot;)" office:value-type="string" office:string-value="Author - select">
            <text:p>Author - select</text:p>
          </table:table-cell>
          <table:table-cell table:style-name="ce13" table:formula="of:=IF([.A26]=&quot;&quot;;&quot;&quot;;&quot;public const int &quot; &amp; [.A26] &amp; &quot; = &quot; &amp; [.C26] &amp; &quot;;&quot;)" office:value-type="string" office:string-value="public const int Author__select = 26;">
            <text:p>public const int Author__select = 26;</text:p>
          </table:table-cell>
          <table:table-cell table:style-name="ce19" table:formula="of:=IF([.A26]=&quot;&quot;;&quot;&quot;;&quot;items_.Add(&quot; &amp; [.A26] &amp; &quot;, new PseudoEnumItem(&quot;&quot;&quot; &amp; [.D26] &amp; &quot;&quot;&quot;));&quot;)" office:value-type="string" office:string-value="items_.Add(Author__select, new PseudoEnumItem(&quot;Author - select&quot;));">
            <text:p>items_.Add(Author__select, new PseudoEnumItem("Author - select"));</text:p>
          </table:table-cell>
          <table:table-cell table:style-name="ce4" table:formula="of:=IF([.A26]=&quot;&quot;;&quot;&quot;;&quot;  insert into &quot;&quot;CRD_Permition&quot;&quot; (   &quot;&quot;IDPermition&quot;&quot;,    &quot;&quot;Name&quot;&quot;  )  select    &quot; &amp; [.C26] &amp; &quot;,    '&quot; &amp; [.A26] &amp; &quot;'   where not exists (   select &quot;&quot;IDPermition&quot;&quot;    from &quot;&quot;CRD_Permition&quot;&quot;    where &quot;&quot;IDPermition&quot;&quot; = &quot; &amp; [.C26] &amp; &quot;  );   update &quot;&quot;CRD_Permition&quot;&quot;  set    &quot;&quot;Name&quot;&quot; = '&quot; &amp; [.A26] &amp; &quot;'  where    &quot;&quot;IDPermition&quot;&quot; = &quot; &amp; [.C26] &amp; &quot;; &quot;)" office:value-type="string" office:string-value="  insert into &quot;CRD_Permition&quot; (   &quot;IDPermition&quot;,    &quot;Name&quot;  )  select    26,    'Author__select'   where not exists (   select &quot;IDPermition&quot;    from &quot;CRD_Permition&quot;    where &quot;IDPermition&quot; = 26  );   update &quot;CRD_Permition&quot;  set    &quot;Name&quot; = 'Author__select'  where    &quot;IDPermition&quot; = 26; ">
            <text:p><text:s text:c="2"/>insert into "CRD_Permition" ( <text:s text:c="2"/>"IDPermition", <text:s text:c="3"/>"Name" <text:s/>) <text:s/>select <text:s text:c="3"/>26, <text:s text:c="3"/>'Author__select' <text:s text:c="2"/>where not exists ( <text:s text:c="2"/>select "IDPermition" <text:s text:c="3"/>from "CRD_Permition" <text:s text:c="3"/>where "IDPermition" = 26 <text:s/>); <text:s text:c="2"/>update "CRD_Permition" <text:s/>set <text:s text:c="3"/>"Name" = 'Author__select' <text:s/>where <text:s text:c="3"/>"IDPermition" = 26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Author__select_notApproved</text:p>
          </table:table-cell>
          <table:table-cell table:style-name="ce12"/>
          <table:table-cell table:style-name="ce13" table:formula="of:=[.C26]+1" office:value-type="float" office:value="27">
            <text:p>27</text:p>
          </table:table-cell>
          <table:table-cell table:style-name="ce14" table:formula="of:=SUBSTITUTE(SUBSTITUTE(SUBSTITUTE([.A27];&quot;__WARNING&quot;;&quot;&quot;);&quot;__&quot;;&quot; - &quot;);&quot;_&quot;;&quot; &quot;)" office:value-type="string" office:string-value="Author - select notApproved">
            <text:p>Author - select notApproved</text:p>
          </table:table-cell>
          <table:table-cell table:style-name="ce13" table:formula="of:=IF([.A27]=&quot;&quot;;&quot;&quot;;&quot;public const int &quot; &amp; [.A27] &amp; &quot; = &quot; &amp; [.C27] &amp; &quot;;&quot;)" office:value-type="string" office:string-value="public const int Author__select_notApproved = 27;">
            <text:p>public const int Author__select_notApproved = 27;</text:p>
          </table:table-cell>
          <table:table-cell table:style-name="ce19" table:formula="of:=IF([.A27]=&quot;&quot;;&quot;&quot;;&quot;items_.Add(&quot; &amp; [.A27] &amp; &quot;, new PseudoEnumItem(&quot;&quot;&quot; &amp; [.D27] &amp; &quot;&quot;&quot;));&quot;)" office:value-type="string" office:string-value="items_.Add(Author__select_notApproved, new PseudoEnumItem(&quot;Author - select notApproved&quot;));">
            <text:p>items_.Add(Author__select_notApproved, new PseudoEnumItem("Author - select notApproved"));</text:p>
          </table:table-cell>
          <table:table-cell table:style-name="ce4" table:formula="of:=IF([.A27]=&quot;&quot;;&quot;&quot;;&quot;  insert into &quot;&quot;CRD_Permition&quot;&quot; (   &quot;&quot;IDPermition&quot;&quot;,    &quot;&quot;Name&quot;&quot;  )  select    &quot; &amp; [.C27] &amp; &quot;,    '&quot; &amp; [.A27] &amp; &quot;'   where not exists (   select &quot;&quot;IDPermition&quot;&quot;    from &quot;&quot;CRD_Permition&quot;&quot;    where &quot;&quot;IDPermition&quot;&quot; = &quot; &amp; [.C27] &amp; &quot;  );   update &quot;&quot;CRD_Permition&quot;&quot;  set    &quot;&quot;Name&quot;&quot; = '&quot; &amp; [.A27] &amp; &quot;'  where    &quot;&quot;IDPermition&quot;&quot; = &quot; &amp; [.C27] &amp; &quot;; &quot;)" office:value-type="string" office:string-value="  insert into &quot;CRD_Permition&quot; (   &quot;IDPermition&quot;,    &quot;Name&quot;  )  select    27,    'Author__select_notApproved'   where not exists (   select &quot;IDPermition&quot;    from &quot;CRD_Permition&quot;    where &quot;IDPermition&quot; = 27  );   update &quot;CRD_Permition&quot;  set    &quot;Name&quot; = 'Author__select_notApproved'  where    &quot;IDPermition&quot; = 27; ">
            <text:p><text:s text:c="2"/>insert into "CRD_Permition" ( <text:s text:c="2"/>"IDPermition", <text:s text:c="3"/>"Name" <text:s/>) <text:s/>select <text:s text:c="3"/>27, <text:s text:c="3"/>'Author__select_notApproved' <text:s text:c="2"/>where not exists ( <text:s text:c="2"/>select "IDPermition" <text:s text:c="3"/>from "CRD_Permition" <text:s text:c="3"/>where "IDPermition" = 27 <text:s/>); <text:s text:c="2"/>update "CRD_Permition" <text:s/>set <text:s text:c="3"/>"Name" = 'Author__select_notApproved' <text:s/>where <text:s text:c="3"/>"IDPermition" = 27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Profile__select</text:p>
          </table:table-cell>
          <table:table-cell table:style-name="ce12"/>
          <table:table-cell table:style-name="ce13" table:formula="of:=[.C27]+1" office:value-type="float" office:value="28">
            <text:p>28</text:p>
          </table:table-cell>
          <table:table-cell table:style-name="ce14" table:formula="of:=SUBSTITUTE(SUBSTITUTE(SUBSTITUTE([.A28];&quot;__WARNING&quot;;&quot;&quot;);&quot;__&quot;;&quot; - &quot;);&quot;_&quot;;&quot; &quot;)" office:value-type="string" office:string-value="News - Profile - select">
            <text:p>News - Profile - select</text:p>
          </table:table-cell>
          <table:table-cell table:style-name="ce13" table:formula="of:=IF([.A28]=&quot;&quot;;&quot;&quot;;&quot;public const int &quot; &amp; [.A28] &amp; &quot; = &quot; &amp; [.C28] &amp; &quot;;&quot;)" office:value-type="string" office:string-value="public const int News__Profile__select = 28;">
            <text:p>public const int News__Profile__select = 28;</text:p>
          </table:table-cell>
          <table:table-cell table:style-name="ce19" table:formula="of:=IF([.A28]=&quot;&quot;;&quot;&quot;;&quot;items_.Add(&quot; &amp; [.A28] &amp; &quot;, new PseudoEnumItem(&quot;&quot;&quot; &amp; [.D28] &amp; &quot;&quot;&quot;));&quot;)" office:value-type="string" office:string-value="items_.Add(News__Profile__select, new PseudoEnumItem(&quot;News - Profile - select&quot;));">
            <text:p>items_.Add(News__Profile__select, new PseudoEnumItem("News - Profile - select"));</text:p>
          </table:table-cell>
          <table:table-cell table:style-name="ce4" table:formula="of:=IF([.A28]=&quot;&quot;;&quot;&quot;;&quot;  insert into &quot;&quot;CRD_Permition&quot;&quot; (   &quot;&quot;IDPermition&quot;&quot;,    &quot;&quot;Name&quot;&quot;  )  select    &quot; &amp; [.C28] &amp; &quot;,    '&quot; &amp; [.A28] &amp; &quot;'   where not exists (   select &quot;&quot;IDPermition&quot;&quot;    from &quot;&quot;CRD_Permition&quot;&quot;    where &quot;&quot;IDPermition&quot;&quot; = &quot; &amp; [.C28] &amp; &quot;  );   update &quot;&quot;CRD_Permition&quot;&quot;  set    &quot;&quot;Name&quot;&quot; = '&quot; &amp; [.A28] &amp; &quot;'  where    &quot;&quot;IDPermition&quot;&quot; = &quot; &amp; [.C28] &amp; &quot;; &quot;)" office:value-type="string" office:string-value="  insert into &quot;CRD_Permition&quot; (   &quot;IDPermition&quot;,    &quot;Name&quot;  )  select    28,    'News__Profile__select'   where not exists (   select &quot;IDPermition&quot;    from &quot;CRD_Permition&quot;    where &quot;IDPermition&quot; = 28  );   update &quot;CRD_Permition&quot;  set    &quot;Name&quot; = 'News__Profile__select'  where    &quot;IDPermition&quot; = 28; ">
            <text:p><text:s text:c="2"/>insert into "CRD_Permition" ( <text:s text:c="2"/>"IDPermition", <text:s text:c="3"/>"Name" <text:s/>) <text:s/>select <text:s text:c="3"/>28, <text:s text:c="3"/>'News__Profile__select' <text:s text:c="2"/>where not exists ( <text:s text:c="2"/>select "IDPermition" <text:s text:c="3"/>from "CRD_Permition" <text:s text:c="3"/>where "IDPermition" = 28 <text:s/>); <text:s text:c="2"/>update "CRD_Permition" <text:s/>set <text:s text:c="3"/>"Name" = 'News__Profile__select' <text:s/>where <text:s text:c="3"/>"IDPermition" = 28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Profile__insert</text:p>
          </table:table-cell>
          <table:table-cell table:style-name="ce12"/>
          <table:table-cell table:style-name="ce13" table:formula="of:=[.C28]+1" office:value-type="float" office:value="29">
            <text:p>29</text:p>
          </table:table-cell>
          <table:table-cell table:style-name="ce14" table:formula="of:=SUBSTITUTE(SUBSTITUTE(SUBSTITUTE([.A29];&quot;__WARNING&quot;;&quot;&quot;);&quot;__&quot;;&quot; - &quot;);&quot;_&quot;;&quot; &quot;)" office:value-type="string" office:string-value="News - Profile - insert">
            <text:p>News - Profile - insert</text:p>
          </table:table-cell>
          <table:table-cell table:style-name="ce13" table:formula="of:=IF([.A29]=&quot;&quot;;&quot;&quot;;&quot;public const int &quot; &amp; [.A29] &amp; &quot; = &quot; &amp; [.C29] &amp; &quot;;&quot;)" office:value-type="string" office:string-value="public const int News__Profile__insert = 29;">
            <text:p>public const int News__Profile__insert = 29;</text:p>
          </table:table-cell>
          <table:table-cell table:style-name="ce19" table:formula="of:=IF([.A29]=&quot;&quot;;&quot;&quot;;&quot;items_.Add(&quot; &amp; [.A29] &amp; &quot;, new PseudoEnumItem(&quot;&quot;&quot; &amp; [.D29] &amp; &quot;&quot;&quot;));&quot;)" office:value-type="string" office:string-value="items_.Add(News__Profile__insert, new PseudoEnumItem(&quot;News - Profile - insert&quot;));">
            <text:p>items_.Add(News__Profile__insert, new PseudoEnumItem("News - Profile - insert"));</text:p>
          </table:table-cell>
          <table:table-cell table:style-name="ce4" table:formula="of:=IF([.A29]=&quot;&quot;;&quot;&quot;;&quot;  insert into &quot;&quot;CRD_Permition&quot;&quot; (   &quot;&quot;IDPermition&quot;&quot;,    &quot;&quot;Name&quot;&quot;  )  select    &quot; &amp; [.C29] &amp; &quot;,    '&quot; &amp; [.A29] &amp; &quot;'   where not exists (   select &quot;&quot;IDPermition&quot;&quot;    from &quot;&quot;CRD_Permition&quot;&quot;    where &quot;&quot;IDPermition&quot;&quot; = &quot; &amp; [.C29] &amp; &quot;  );   update &quot;&quot;CRD_Permition&quot;&quot;  set    &quot;&quot;Name&quot;&quot; = '&quot; &amp; [.A29] &amp; &quot;'  where    &quot;&quot;IDPermition&quot;&quot; = &quot; &amp; [.C29] &amp; &quot;; &quot;)" office:value-type="string" office:string-value="  insert into &quot;CRD_Permition&quot; (   &quot;IDPermition&quot;,    &quot;Name&quot;  )  select    29,    'News__Profile__insert'   where not exists (   select &quot;IDPermition&quot;    from &quot;CRD_Permition&quot;    where &quot;IDPermition&quot; = 29  );   update &quot;CRD_Permition&quot;  set    &quot;Name&quot; = 'News__Profile__insert'  where    &quot;IDPermition&quot; = 29; ">
            <text:p><text:s text:c="2"/>insert into "CRD_Permition" ( <text:s text:c="2"/>"IDPermition", <text:s text:c="3"/>"Name" <text:s/>) <text:s/>select <text:s text:c="3"/>29, <text:s text:c="3"/>'News__Profile__insert' <text:s text:c="2"/>where not exists ( <text:s text:c="2"/>select "IDPermition" <text:s text:c="3"/>from "CRD_Permition" <text:s text:c="3"/>where "IDPermition" = 29 <text:s/>); <text:s text:c="2"/>update "CRD_Permition" <text:s/>set <text:s text:c="3"/>"Name" = 'News__Profile__insert' <text:s/>where <text:s text:c="3"/>"IDPermition" = 29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Profile__update</text:p>
          </table:table-cell>
          <table:table-cell table:style-name="ce12"/>
          <table:table-cell table:style-name="ce13" table:formula="of:=[.C29]+1" office:value-type="float" office:value="30">
            <text:p>30</text:p>
          </table:table-cell>
          <table:table-cell table:style-name="ce14" table:formula="of:=SUBSTITUTE(SUBSTITUTE(SUBSTITUTE([.A30];&quot;__WARNING&quot;;&quot;&quot;);&quot;__&quot;;&quot; - &quot;);&quot;_&quot;;&quot; &quot;)" office:value-type="string" office:string-value="News - Profile - update">
            <text:p>News - Profile - update</text:p>
          </table:table-cell>
          <table:table-cell table:style-name="ce13" table:formula="of:=IF([.A30]=&quot;&quot;;&quot;&quot;;&quot;public const int &quot; &amp; [.A30] &amp; &quot; = &quot; &amp; [.C30] &amp; &quot;;&quot;)" office:value-type="string" office:string-value="public const int News__Profile__update = 30;">
            <text:p>public const int News__Profile__update = 30;</text:p>
          </table:table-cell>
          <table:table-cell table:style-name="ce19" table:formula="of:=IF([.A30]=&quot;&quot;;&quot;&quot;;&quot;items_.Add(&quot; &amp; [.A30] &amp; &quot;, new PseudoEnumItem(&quot;&quot;&quot; &amp; [.D30] &amp; &quot;&quot;&quot;));&quot;)" office:value-type="string" office:string-value="items_.Add(News__Profile__update, new PseudoEnumItem(&quot;News - Profile - update&quot;));">
            <text:p>items_.Add(News__Profile__update, new PseudoEnumItem("News - Profile - update"));</text:p>
          </table:table-cell>
          <table:table-cell table:style-name="ce4" table:formula="of:=IF([.A30]=&quot;&quot;;&quot;&quot;;&quot;  insert into &quot;&quot;CRD_Permition&quot;&quot; (   &quot;&quot;IDPermition&quot;&quot;,    &quot;&quot;Name&quot;&quot;  )  select    &quot; &amp; [.C30] &amp; &quot;,    '&quot; &amp; [.A30] &amp; &quot;'   where not exists (   select &quot;&quot;IDPermition&quot;&quot;    from &quot;&quot;CRD_Permition&quot;&quot;    where &quot;&quot;IDPermition&quot;&quot; = &quot; &amp; [.C30] &amp; &quot;  );   update &quot;&quot;CRD_Permition&quot;&quot;  set    &quot;&quot;Name&quot;&quot; = '&quot; &amp; [.A30] &amp; &quot;'  where    &quot;&quot;IDPermition&quot;&quot; = &quot; &amp; [.C30] &amp; &quot;; &quot;)" office:value-type="string" office:string-value="  insert into &quot;CRD_Permition&quot; (   &quot;IDPermition&quot;,    &quot;Name&quot;  )  select    30,    'News__Profile__update'   where not exists (   select &quot;IDPermition&quot;    from &quot;CRD_Permition&quot;    where &quot;IDPermition&quot; = 30  );   update &quot;CRD_Permition&quot;  set    &quot;Name&quot; = 'News__Profile__update'  where    &quot;IDPermition&quot; = 30; ">
            <text:p><text:s text:c="2"/>insert into "CRD_Permition" ( <text:s text:c="2"/>"IDPermition", <text:s text:c="3"/>"Name" <text:s/>) <text:s/>select <text:s text:c="3"/>30, <text:s text:c="3"/>'News__Profile__update' <text:s text:c="2"/>where not exists ( <text:s text:c="2"/>select "IDPermition" <text:s text:c="3"/>from "CRD_Permition" <text:s text:c="3"/>where "IDPermition" = 30 <text:s/>); <text:s text:c="2"/>update "CRD_Permition" <text:s/>set <text:s text:c="3"/>"Name" = 'News__Profile__update' <text:s/>where <text:s text:c="3"/>"IDPermition" = 30; </text:p>
          </table:table-cell>
          <table:table-cell table:style-name="ce4" table:number-columns-repeated="1017"/>
        </table:table-row>
        <table:table-row table:style-name="ro1">
          <table:table-cell table:style-name="ce16" office:value-type="string">
            <text:p>News__Profile__delete</text:p>
          </table:table-cell>
          <table:table-cell table:style-name="ce12"/>
          <table:table-cell table:style-name="ce13" table:formula="of:=[.C30]+1" office:value-type="float" office:value="31">
            <text:p>31</text:p>
          </table:table-cell>
          <table:table-cell table:style-name="ce14" table:formula="of:=SUBSTITUTE(SUBSTITUTE(SUBSTITUTE([.A31];&quot;__WARNING&quot;;&quot;&quot;);&quot;__&quot;;&quot; - &quot;);&quot;_&quot;;&quot; &quot;)" office:value-type="string" office:string-value="News - Profile - delete">
            <text:p>News - Profile - delete</text:p>
          </table:table-cell>
          <table:table-cell table:style-name="ce13" table:formula="of:=IF([.A31]=&quot;&quot;;&quot;&quot;;&quot;public const int &quot; &amp; [.A31] &amp; &quot; = &quot; &amp; [.C31] &amp; &quot;;&quot;)" office:value-type="string" office:string-value="public const int News__Profile__delete = 31;">
            <text:p>public const int News__Profile__delete = 31;</text:p>
          </table:table-cell>
          <table:table-cell table:style-name="ce19" table:formula="of:=IF([.A31]=&quot;&quot;;&quot;&quot;;&quot;items_.Add(&quot; &amp; [.A31] &amp; &quot;, new PseudoEnumItem(&quot;&quot;&quot; &amp; [.D31] &amp; &quot;&quot;&quot;));&quot;)" office:value-type="string" office:string-value="items_.Add(News__Profile__delete, new PseudoEnumItem(&quot;News - Profile - delete&quot;));">
            <text:p>items_.Add(News__Profile__delete, new PseudoEnumItem("News - Profile - delete"));</text:p>
          </table:table-cell>
          <table:table-cell table:style-name="ce4" table:formula="of:=IF([.A31]=&quot;&quot;;&quot;&quot;;&quot;  insert into &quot;&quot;CRD_Permition&quot;&quot; (   &quot;&quot;IDPermition&quot;&quot;,    &quot;&quot;Name&quot;&quot;  )  select    &quot; &amp; [.C31] &amp; &quot;,    '&quot; &amp; [.A31] &amp; &quot;'   where not exists (   select &quot;&quot;IDPermition&quot;&quot;    from &quot;&quot;CRD_Permition&quot;&quot;    where &quot;&quot;IDPermition&quot;&quot; = &quot; &amp; [.C31] &amp; &quot;  );   update &quot;&quot;CRD_Permition&quot;&quot;  set    &quot;&quot;Name&quot;&quot; = '&quot; &amp; [.A31] &amp; &quot;'  where    &quot;&quot;IDPermition&quot;&quot; = &quot; &amp; [.C31] &amp; &quot;; &quot;)" office:value-type="string" office:string-value="  insert into &quot;CRD_Permition&quot; (   &quot;IDPermition&quot;,    &quot;Name&quot;  )  select    31,    'News__Profile__delete'   where not exists (   select &quot;IDPermition&quot;    from &quot;CRD_Permition&quot;    where &quot;IDPermition&quot; = 31  );   update &quot;CRD_Permition&quot;  set    &quot;Name&quot; = 'News__Profile__delete'  where    &quot;IDPermition&quot; = 31; ">
            <text:p><text:s text:c="2"/>insert into "CRD_Permition" ( <text:s text:c="2"/>"IDPermition", <text:s text:c="3"/>"Name" <text:s/>) <text:s/>select <text:s text:c="3"/>31, <text:s text:c="3"/>'News__Profile__delete' <text:s text:c="2"/>where not exists ( <text:s text:c="2"/>select "IDPermition" <text:s text:c="3"/>from "CRD_Permition" <text:s text:c="3"/>where "IDPermition" = 31 <text:s/>); <text:s text:c="2"/>update "CRD_Permition" <text:s/>set <text:s text:c="3"/>"Name" = 'News__Profile__delete' <text:s/>where <text:s text:c="3"/>"IDPermition" = 31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Author__insert</text:p>
          </table:table-cell>
          <table:table-cell table:style-name="ce12"/>
          <table:table-cell table:style-name="ce13" table:formula="of:=[.C31]+1" office:value-type="float" office:value="32">
            <text:p>32</text:p>
          </table:table-cell>
          <table:table-cell table:style-name="ce14" table:formula="of:=SUBSTITUTE(SUBSTITUTE(SUBSTITUTE([.A32];&quot;__WARNING&quot;;&quot;&quot;);&quot;__&quot;;&quot; - &quot;);&quot;_&quot;;&quot; &quot;)" office:value-type="string" office:string-value="Author - insert">
            <text:p>Author - insert</text:p>
          </table:table-cell>
          <table:table-cell table:style-name="ce13" table:formula="of:=IF([.A32]=&quot;&quot;;&quot;&quot;;&quot;public const int &quot; &amp; [.A32] &amp; &quot; = &quot; &amp; [.C32] &amp; &quot;;&quot;)" office:value-type="string" office:string-value="public const int Author__insert = 32;">
            <text:p>public const int Author__insert = 32;</text:p>
          </table:table-cell>
          <table:table-cell table:style-name="ce19" table:formula="of:=IF([.A32]=&quot;&quot;;&quot;&quot;;&quot;items_.Add(&quot; &amp; [.A32] &amp; &quot;, new PseudoEnumItem(&quot;&quot;&quot; &amp; [.D32] &amp; &quot;&quot;&quot;));&quot;)" office:value-type="string" office:string-value="items_.Add(Author__insert, new PseudoEnumItem(&quot;Author - insert&quot;));">
            <text:p>items_.Add(Author__insert, new PseudoEnumItem("Author - insert"));</text:p>
          </table:table-cell>
          <table:table-cell table:style-name="ce4" table:formula="of:=IF([.A32]=&quot;&quot;;&quot;&quot;;&quot;  insert into &quot;&quot;CRD_Permition&quot;&quot; (   &quot;&quot;IDPermition&quot;&quot;,    &quot;&quot;Name&quot;&quot;  )  select    &quot; &amp; [.C32] &amp; &quot;,    '&quot; &amp; [.A32] &amp; &quot;'   where not exists (   select &quot;&quot;IDPermition&quot;&quot;    from &quot;&quot;CRD_Permition&quot;&quot;    where &quot;&quot;IDPermition&quot;&quot; = &quot; &amp; [.C32] &amp; &quot;  );   update &quot;&quot;CRD_Permition&quot;&quot;  set    &quot;&quot;Name&quot;&quot; = '&quot; &amp; [.A32] &amp; &quot;'  where    &quot;&quot;IDPermition&quot;&quot; = &quot; &amp; [.C32] &amp; &quot;; &quot;)" office:value-type="string" office:string-value="  insert into &quot;CRD_Permition&quot; (   &quot;IDPermition&quot;,    &quot;Name&quot;  )  select    32,    'Author__insert'   where not exists (   select &quot;IDPermition&quot;    from &quot;CRD_Permition&quot;    where &quot;IDPermition&quot; = 32  );   update &quot;CRD_Permition&quot;  set    &quot;Name&quot; = 'Author__insert'  where    &quot;IDPermition&quot; = 32; ">
            <text:p><text:s text:c="2"/>insert into "CRD_Permition" ( <text:s text:c="2"/>"IDPermition", <text:s text:c="3"/>"Name" <text:s/>) <text:s/>select <text:s text:c="3"/>32, <text:s text:c="3"/>'Author__insert' <text:s text:c="2"/>where not exists ( <text:s text:c="2"/>select "IDPermition" <text:s text:c="3"/>from "CRD_Permition" <text:s text:c="3"/>where "IDPermition" = 32 <text:s/>); <text:s text:c="2"/>update "CRD_Permition" <text:s/>set <text:s text:c="3"/>"Name" = 'Author__insert' <text:s/>where <text:s text:c="3"/>"IDPermition" = 32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Author__update</text:p>
          </table:table-cell>
          <table:table-cell table:style-name="ce12"/>
          <table:table-cell table:style-name="ce13" table:formula="of:=[.C32]+1" office:value-type="float" office:value="33">
            <text:p>33</text:p>
          </table:table-cell>
          <table:table-cell table:style-name="ce14" table:formula="of:=SUBSTITUTE(SUBSTITUTE(SUBSTITUTE([.A33];&quot;__WARNING&quot;;&quot;&quot;);&quot;__&quot;;&quot; - &quot;);&quot;_&quot;;&quot; &quot;)" office:value-type="string" office:string-value="Author - update">
            <text:p>Author - update</text:p>
          </table:table-cell>
          <table:table-cell table:style-name="ce13" table:formula="of:=IF([.A33]=&quot;&quot;;&quot;&quot;;&quot;public const int &quot; &amp; [.A33] &amp; &quot; = &quot; &amp; [.C33] &amp; &quot;;&quot;)" office:value-type="string" office:string-value="public const int Author__update = 33;">
            <text:p>public const int Author__update = 33;</text:p>
          </table:table-cell>
          <table:table-cell table:style-name="ce19" table:formula="of:=IF([.A33]=&quot;&quot;;&quot;&quot;;&quot;items_.Add(&quot; &amp; [.A33] &amp; &quot;, new PseudoEnumItem(&quot;&quot;&quot; &amp; [.D33] &amp; &quot;&quot;&quot;));&quot;)" office:value-type="string" office:string-value="items_.Add(Author__update, new PseudoEnumItem(&quot;Author - update&quot;));">
            <text:p>items_.Add(Author__update, new PseudoEnumItem("Author - update"));</text:p>
          </table:table-cell>
          <table:table-cell table:style-name="ce4" table:formula="of:=IF([.A33]=&quot;&quot;;&quot;&quot;;&quot;  insert into &quot;&quot;CRD_Permition&quot;&quot; (   &quot;&quot;IDPermition&quot;&quot;,    &quot;&quot;Name&quot;&quot;  )  select    &quot; &amp; [.C33] &amp; &quot;,    '&quot; &amp; [.A33] &amp; &quot;'   where not exists (   select &quot;&quot;IDPermition&quot;&quot;    from &quot;&quot;CRD_Permition&quot;&quot;    where &quot;&quot;IDPermition&quot;&quot; = &quot; &amp; [.C33] &amp; &quot;  );   update &quot;&quot;CRD_Permition&quot;&quot;  set    &quot;&quot;Name&quot;&quot; = '&quot; &amp; [.A33] &amp; &quot;'  where    &quot;&quot;IDPermition&quot;&quot; = &quot; &amp; [.C33] &amp; &quot;; &quot;)" office:value-type="string" office:string-value="  insert into &quot;CRD_Permition&quot; (   &quot;IDPermition&quot;,    &quot;Name&quot;  )  select    33,    'Author__update'   where not exists (   select &quot;IDPermition&quot;    from &quot;CRD_Permition&quot;    where &quot;IDPermition&quot; = 33  );   update &quot;CRD_Permition&quot;  set    &quot;Name&quot; = 'Author__update'  where    &quot;IDPermition&quot; = 33; ">
            <text:p><text:s text:c="2"/>insert into "CRD_Permition" ( <text:s text:c="2"/>"IDPermition", <text:s text:c="3"/>"Name" <text:s/>) <text:s/>select <text:s text:c="3"/>33, <text:s text:c="3"/>'Author__update' <text:s text:c="2"/>where not exists ( <text:s text:c="2"/>select "IDPermition" <text:s text:c="3"/>from "CRD_Permition" <text:s text:c="3"/>where "IDPermition" = 33 <text:s/>); <text:s text:c="2"/>update "CRD_Permition" <text:s/>set <text:s text:c="3"/>"Name" = 'Author__update' <text:s/>where <text:s text:c="3"/>"IDPermition" = 33; </text:p>
          </table:table-cell>
          <table:table-cell table:style-name="ce4" table:number-columns-repeated="1017"/>
        </table:table-row>
        <table:table-row table:style-name="ro1">
          <table:table-cell table:style-name="ce16" office:value-type="string">
            <text:p>Author__approve</text:p>
          </table:table-cell>
          <table:table-cell table:style-name="ce12"/>
          <table:table-cell table:style-name="ce13" table:formula="of:=[.C33]+1" office:value-type="float" office:value="34">
            <text:p>34</text:p>
          </table:table-cell>
          <table:table-cell table:style-name="ce14" table:formula="of:=SUBSTITUTE(SUBSTITUTE(SUBSTITUTE([.A34];&quot;__WARNING&quot;;&quot;&quot;);&quot;__&quot;;&quot; - &quot;);&quot;_&quot;;&quot; &quot;)" office:value-type="string" office:string-value="Author - approve">
            <text:p>Author - approve</text:p>
          </table:table-cell>
          <table:table-cell table:style-name="ce13" table:formula="of:=IF([.A34]=&quot;&quot;;&quot;&quot;;&quot;public const int &quot; &amp; [.A34] &amp; &quot; = &quot; &amp; [.C34] &amp; &quot;;&quot;)" office:value-type="string" office:string-value="public const int Author__approve = 34;">
            <text:p>public const int Author__approve = 34;</text:p>
          </table:table-cell>
          <table:table-cell table:style-name="ce19" table:formula="of:=IF([.A34]=&quot;&quot;;&quot;&quot;;&quot;items_.Add(&quot; &amp; [.A34] &amp; &quot;, new PseudoEnumItem(&quot;&quot;&quot; &amp; [.D34] &amp; &quot;&quot;&quot;));&quot;)" office:value-type="string" office:string-value="items_.Add(Author__approve, new PseudoEnumItem(&quot;Author - approve&quot;));">
            <text:p>items_.Add(Author__approve, new PseudoEnumItem("Author - approve"));</text:p>
          </table:table-cell>
          <table:table-cell table:style-name="ce4" table:formula="of:=IF([.A34]=&quot;&quot;;&quot;&quot;;&quot;  insert into &quot;&quot;CRD_Permition&quot;&quot; (   &quot;&quot;IDPermition&quot;&quot;,    &quot;&quot;Name&quot;&quot;  )  select    &quot; &amp; [.C34] &amp; &quot;,    '&quot; &amp; [.A34] &amp; &quot;'   where not exists (   select &quot;&quot;IDPermition&quot;&quot;    from &quot;&quot;CRD_Permition&quot;&quot;    where &quot;&quot;IDPermition&quot;&quot; = &quot; &amp; [.C34] &amp; &quot;  );   update &quot;&quot;CRD_Permition&quot;&quot;  set    &quot;&quot;Name&quot;&quot; = '&quot; &amp; [.A34] &amp; &quot;'  where    &quot;&quot;IDPermition&quot;&quot; = &quot; &amp; [.C34] &amp; &quot;; &quot;)" office:value-type="string" office:string-value="  insert into &quot;CRD_Permition&quot; (   &quot;IDPermition&quot;,    &quot;Name&quot;  )  select    34,    'Author__approve'   where not exists (   select &quot;IDPermition&quot;    from &quot;CRD_Permition&quot;    where &quot;IDPermition&quot; = 34  );   update &quot;CRD_Permition&quot;  set    &quot;Name&quot; = 'Author__approve'  where    &quot;IDPermition&quot; = 34; ">
            <text:p><text:s text:c="2"/>insert into "CRD_Permition" ( <text:s text:c="2"/>"IDPermition", <text:s text:c="3"/>"Name" <text:s/>) <text:s/>select <text:s text:c="3"/>34, <text:s text:c="3"/>'Author__approve' <text:s text:c="2"/>where not exists ( <text:s text:c="2"/>select "IDPermition" <text:s text:c="3"/>from "CRD_Permition" <text:s text:c="3"/>where "IDPermition" = 34 <text:s/>); <text:s text:c="2"/>update "CRD_Permition" <text:s/>set <text:s text:c="3"/>"Name" = 'Author__approve' <text:s/>where <text:s text:c="3"/>"IDPermition" = 34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Author__delete</text:p>
          </table:table-cell>
          <table:table-cell table:style-name="ce12"/>
          <table:table-cell table:style-name="ce13" table:formula="of:=[.C34]+1" office:value-type="float" office:value="35">
            <text:p>35</text:p>
          </table:table-cell>
          <table:table-cell table:style-name="ce14" table:formula="of:=SUBSTITUTE(SUBSTITUTE(SUBSTITUTE([.A35];&quot;__WARNING&quot;;&quot;&quot;);&quot;__&quot;;&quot; - &quot;);&quot;_&quot;;&quot; &quot;)" office:value-type="string" office:string-value="Author - delete">
            <text:p>Author - delete</text:p>
          </table:table-cell>
          <table:table-cell table:style-name="ce13" table:formula="of:=IF([.A35]=&quot;&quot;;&quot;&quot;;&quot;public const int &quot; &amp; [.A35] &amp; &quot; = &quot; &amp; [.C35] &amp; &quot;;&quot;)" office:value-type="string" office:string-value="public const int Author__delete = 35;">
            <text:p>public const int Author__delete = 35;</text:p>
          </table:table-cell>
          <table:table-cell table:style-name="ce19" table:formula="of:=IF([.A35]=&quot;&quot;;&quot;&quot;;&quot;items_.Add(&quot; &amp; [.A35] &amp; &quot;, new PseudoEnumItem(&quot;&quot;&quot; &amp; [.D35] &amp; &quot;&quot;&quot;));&quot;)" office:value-type="string" office:string-value="items_.Add(Author__delete, new PseudoEnumItem(&quot;Author - delete&quot;));">
            <text:p>items_.Add(Author__delete, new PseudoEnumItem("Author - delete"));</text:p>
          </table:table-cell>
          <table:table-cell table:style-name="ce4" table:formula="of:=IF([.A35]=&quot;&quot;;&quot;&quot;;&quot;  insert into &quot;&quot;CRD_Permition&quot;&quot; (   &quot;&quot;IDPermition&quot;&quot;,    &quot;&quot;Name&quot;&quot;  )  select    &quot; &amp; [.C35] &amp; &quot;,    '&quot; &amp; [.A35] &amp; &quot;'   where not exists (   select &quot;&quot;IDPermition&quot;&quot;    from &quot;&quot;CRD_Permition&quot;&quot;    where &quot;&quot;IDPermition&quot;&quot; = &quot; &amp; [.C35] &amp; &quot;  );   update &quot;&quot;CRD_Permition&quot;&quot;  set    &quot;&quot;Name&quot;&quot; = '&quot; &amp; [.A35] &amp; &quot;'  where    &quot;&quot;IDPermition&quot;&quot; = &quot; &amp; [.C35] &amp; &quot;; &quot;)" office:value-type="string" office:string-value="  insert into &quot;CRD_Permition&quot; (   &quot;IDPermition&quot;,    &quot;Name&quot;  )  select    35,    'Author__delete'   where not exists (   select &quot;IDPermition&quot;    from &quot;CRD_Permition&quot;    where &quot;IDPermition&quot; = 35  );   update &quot;CRD_Permition&quot;  set    &quot;Name&quot; = 'Author__delete'  where    &quot;IDPermition&quot; = 35; ">
            <text:p><text:s text:c="2"/>insert into "CRD_Permition" ( <text:s text:c="2"/>"IDPermition", <text:s text:c="3"/>"Name" <text:s/>) <text:s/>select <text:s text:c="3"/>35, <text:s text:c="3"/>'Author__delete' <text:s text:c="2"/>where not exists ( <text:s text:c="2"/>select "IDPermition" <text:s text:c="3"/>from "CRD_Permition" <text:s text:c="3"/>where "IDPermition" = 35 <text:s/>); <text:s text:c="2"/>update "CRD_Permition" <text:s/>set <text:s text:c="3"/>"Name" = 'Author__delete' <text:s/>where <text:s text:c="3"/>"IDPermition" = 35; </text:p>
          </table:table-cell>
          <table:table-cell table:style-name="ce4" table:number-columns-repeated="1017"/>
        </table:table-row>
        <table:table-row table:style-name="ro1">
          <table:table-cell table:style-name="ce17" office:value-type="string">
            <text:p>Highlight__insert</text:p>
          </table:table-cell>
          <table:table-cell table:style-name="ce12"/>
          <table:table-cell table:style-name="ce13" table:formula="of:=[.C35]+1" office:value-type="float" office:value="36">
            <text:p>36</text:p>
          </table:table-cell>
          <table:table-cell table:style-name="ce14" table:formula="of:=SUBSTITUTE(SUBSTITUTE(SUBSTITUTE([.A36];&quot;__WARNING&quot;;&quot;&quot;);&quot;__&quot;;&quot; - &quot;);&quot;_&quot;;&quot; &quot;)" office:value-type="string" office:string-value="Highlight - insert">
            <text:p>Highlight - insert</text:p>
          </table:table-cell>
          <table:table-cell table:style-name="ce13" table:formula="of:=IF([.A36]=&quot;&quot;;&quot;&quot;;&quot;public const int &quot; &amp; [.A36] &amp; &quot; = &quot; &amp; [.C36] &amp; &quot;;&quot;)" office:value-type="string" office:string-value="public const int Highlight__insert = 36;">
            <text:p>public const int Highlight__insert = 36;</text:p>
          </table:table-cell>
          <table:table-cell table:style-name="ce19" table:formula="of:=IF([.A36]=&quot;&quot;;&quot;&quot;;&quot;items_.Add(&quot; &amp; [.A36] &amp; &quot;, new PseudoEnumItem(&quot;&quot;&quot; &amp; [.D36] &amp; &quot;&quot;&quot;));&quot;)" office:value-type="string" office:string-value="items_.Add(Highlight__insert, new PseudoEnumItem(&quot;Highlight - insert&quot;));">
            <text:p>items_.Add(Highlight__insert, new PseudoEnumItem("Highlight - insert"));</text:p>
          </table:table-cell>
          <table:table-cell table:style-name="ce4" table:formula="of:=IF([.A36]=&quot;&quot;;&quot;&quot;;&quot;  insert into &quot;&quot;CRD_Permition&quot;&quot; (   &quot;&quot;IDPermition&quot;&quot;,    &quot;&quot;Name&quot;&quot;  )  select    &quot; &amp; [.C36] &amp; &quot;,    '&quot; &amp; [.A36] &amp; &quot;'   where not exists (   select &quot;&quot;IDPermition&quot;&quot;    from &quot;&quot;CRD_Permition&quot;&quot;    where &quot;&quot;IDPermition&quot;&quot; = &quot; &amp; [.C36] &amp; &quot;  );   update &quot;&quot;CRD_Permition&quot;&quot;  set    &quot;&quot;Name&quot;&quot; = '&quot; &amp; [.A36] &amp; &quot;'  where    &quot;&quot;IDPermition&quot;&quot; = &quot; &amp; [.C36] &amp; &quot;; &quot;)" office:value-type="string" office:string-value="  insert into &quot;CRD_Permition&quot; (   &quot;IDPermition&quot;,    &quot;Name&quot;  )  select    36,    'Highlight__insert'   where not exists (   select &quot;IDPermition&quot;    from &quot;CRD_Permition&quot;    where &quot;IDPermition&quot; = 36  );   update &quot;CRD_Permition&quot;  set    &quot;Name&quot; = 'Highlight__insert'  where    &quot;IDPermition&quot; = 36; ">
            <text:p><text:s text:c="2"/>insert into "CRD_Permition" ( <text:s text:c="2"/>"IDPermition", <text:s text:c="3"/>"Name" <text:s/>) <text:s/>select <text:s text:c="3"/>36, <text:s text:c="3"/>'Highlight__insert' <text:s text:c="2"/>where not exists ( <text:s text:c="2"/>select "IDPermition" <text:s text:c="3"/>from "CRD_Permition" <text:s text:c="3"/>where "IDPermition" = 36 <text:s/>); <text:s text:c="2"/>update "CRD_Permition" <text:s/>set <text:s text:c="3"/>"Name" = 'Highlight__insert' <text:s/>where <text:s text:c="3"/>"IDPermition" = 36; </text:p>
          </table:table-cell>
          <table:table-cell table:style-name="ce4" table:number-columns-repeated="1017"/>
        </table:table-row>
        <table:table-row table:style-name="ro1">
          <table:table-cell table:style-name="ce17" office:value-type="string">
            <text:p>Highlight__update</text:p>
          </table:table-cell>
          <table:table-cell table:style-name="ce12"/>
          <table:table-cell table:style-name="ce13" table:formula="of:=[.C36]+1" office:value-type="float" office:value="37">
            <text:p>37</text:p>
          </table:table-cell>
          <table:table-cell table:style-name="ce14" table:formula="of:=SUBSTITUTE(SUBSTITUTE(SUBSTITUTE([.A37];&quot;__WARNING&quot;;&quot;&quot;);&quot;__&quot;;&quot; - &quot;);&quot;_&quot;;&quot; &quot;)" office:value-type="string" office:string-value="Highlight - update">
            <text:p>Highlight - update</text:p>
          </table:table-cell>
          <table:table-cell table:style-name="ce13" table:formula="of:=IF([.A37]=&quot;&quot;;&quot;&quot;;&quot;public const int &quot; &amp; [.A37] &amp; &quot; = &quot; &amp; [.C37] &amp; &quot;;&quot;)" office:value-type="string" office:string-value="public const int Highlight__update = 37;">
            <text:p>public const int Highlight__update = 37;</text:p>
          </table:table-cell>
          <table:table-cell table:style-name="ce19" table:formula="of:=IF([.A37]=&quot;&quot;;&quot;&quot;;&quot;items_.Add(&quot; &amp; [.A37] &amp; &quot;, new PseudoEnumItem(&quot;&quot;&quot; &amp; [.D37] &amp; &quot;&quot;&quot;));&quot;)" office:value-type="string" office:string-value="items_.Add(Highlight__update, new PseudoEnumItem(&quot;Highlight - update&quot;));">
            <text:p>items_.Add(Highlight__update, new PseudoEnumItem("Highlight - update"));</text:p>
          </table:table-cell>
          <table:table-cell table:style-name="ce4" table:formula="of:=IF([.A37]=&quot;&quot;;&quot;&quot;;&quot;  insert into &quot;&quot;CRD_Permition&quot;&quot; (   &quot;&quot;IDPermition&quot;&quot;,    &quot;&quot;Name&quot;&quot;  )  select    &quot; &amp; [.C37] &amp; &quot;,    '&quot; &amp; [.A37] &amp; &quot;'   where not exists (   select &quot;&quot;IDPermition&quot;&quot;    from &quot;&quot;CRD_Permition&quot;&quot;    where &quot;&quot;IDPermition&quot;&quot; = &quot; &amp; [.C37] &amp; &quot;  );   update &quot;&quot;CRD_Permition&quot;&quot;  set    &quot;&quot;Name&quot;&quot; = '&quot; &amp; [.A37] &amp; &quot;'  where    &quot;&quot;IDPermition&quot;&quot; = &quot; &amp; [.C37] &amp; &quot;; &quot;)" office:value-type="string" office:string-value="  insert into &quot;CRD_Permition&quot; (   &quot;IDPermition&quot;,    &quot;Name&quot;  )  select    37,    'Highlight__update'   where not exists (   select &quot;IDPermition&quot;    from &quot;CRD_Permition&quot;    where &quot;IDPermition&quot; = 37  );   update &quot;CRD_Permition&quot;  set    &quot;Name&quot; = 'Highlight__update'  where    &quot;IDPermition&quot; = 37; ">
            <text:p><text:s text:c="2"/>insert into "CRD_Permition" ( <text:s text:c="2"/>"IDPermition", <text:s text:c="3"/>"Name" <text:s/>) <text:s/>select <text:s text:c="3"/>37, <text:s text:c="3"/>'Highlight__update' <text:s text:c="2"/>where not exists ( <text:s text:c="2"/>select "IDPermition" <text:s text:c="3"/>from "CRD_Permition" <text:s text:c="3"/>where "IDPermition" = 37 <text:s/>); <text:s text:c="2"/>update "CRD_Permition" <text:s/>set <text:s text:c="3"/>"Name" = 'Highlight__update' <text:s/>where <text:s text:c="3"/>"IDPermition" = 37; </text:p>
          </table:table-cell>
          <table:table-cell table:style-name="ce4" table:number-columns-repeated="1017"/>
        </table:table-row>
        <table:table-row table:style-name="ro1">
          <table:table-cell table:style-name="ce17" office:value-type="string">
            <text:p>Highlight__approve</text:p>
          </table:table-cell>
          <table:table-cell table:style-name="ce12"/>
          <table:table-cell table:style-name="ce13" table:formula="of:=[.C37]+1" office:value-type="float" office:value="38">
            <text:p>38</text:p>
          </table:table-cell>
          <table:table-cell table:style-name="ce14" table:formula="of:=SUBSTITUTE(SUBSTITUTE(SUBSTITUTE([.A38];&quot;__WARNING&quot;;&quot;&quot;);&quot;__&quot;;&quot; - &quot;);&quot;_&quot;;&quot; &quot;)" office:value-type="string" office:string-value="Highlight - approve">
            <text:p>Highlight - approve</text:p>
          </table:table-cell>
          <table:table-cell table:style-name="ce13" table:formula="of:=IF([.A38]=&quot;&quot;;&quot;&quot;;&quot;public const int &quot; &amp; [.A38] &amp; &quot; = &quot; &amp; [.C38] &amp; &quot;;&quot;)" office:value-type="string" office:string-value="public const int Highlight__approve = 38;">
            <text:p>public const int Highlight__approve = 38;</text:p>
          </table:table-cell>
          <table:table-cell table:style-name="ce19" table:formula="of:=IF([.A38]=&quot;&quot;;&quot;&quot;;&quot;items_.Add(&quot; &amp; [.A38] &amp; &quot;, new PseudoEnumItem(&quot;&quot;&quot; &amp; [.D38] &amp; &quot;&quot;&quot;));&quot;)" office:value-type="string" office:string-value="items_.Add(Highlight__approve, new PseudoEnumItem(&quot;Highlight - approve&quot;));">
            <text:p>items_.Add(Highlight__approve, new PseudoEnumItem("Highlight - approve"));</text:p>
          </table:table-cell>
          <table:table-cell table:style-name="ce4" table:formula="of:=IF([.A38]=&quot;&quot;;&quot;&quot;;&quot;  insert into &quot;&quot;CRD_Permition&quot;&quot; (   &quot;&quot;IDPermition&quot;&quot;,    &quot;&quot;Name&quot;&quot;  )  select    &quot; &amp; [.C38] &amp; &quot;,    '&quot; &amp; [.A38] &amp; &quot;'   where not exists (   select &quot;&quot;IDPermition&quot;&quot;    from &quot;&quot;CRD_Permition&quot;&quot;    where &quot;&quot;IDPermition&quot;&quot; = &quot; &amp; [.C38] &amp; &quot;  );   update &quot;&quot;CRD_Permition&quot;&quot;  set    &quot;&quot;Name&quot;&quot; = '&quot; &amp; [.A38] &amp; &quot;'  where    &quot;&quot;IDPermition&quot;&quot; = &quot; &amp; [.C38] &amp; &quot;; &quot;)" office:value-type="string" office:string-value="  insert into &quot;CRD_Permition&quot; (   &quot;IDPermition&quot;,    &quot;Name&quot;  )  select    38,    'Highlight__approve'   where not exists (   select &quot;IDPermition&quot;    from &quot;CRD_Permition&quot;    where &quot;IDPermition&quot; = 38  );   update &quot;CRD_Permition&quot;  set    &quot;Name&quot; = 'Highlight__approve'  where    &quot;IDPermition&quot; = 38; ">
            <text:p><text:s text:c="2"/>insert into "CRD_Permition" ( <text:s text:c="2"/>"IDPermition", <text:s text:c="3"/>"Name" <text:s/>) <text:s/>select <text:s text:c="3"/>38, <text:s text:c="3"/>'Highlight__approve' <text:s text:c="2"/>where not exists ( <text:s text:c="2"/>select "IDPermition" <text:s text:c="3"/>from "CRD_Permition" <text:s text:c="3"/>where "IDPermition" = 38 <text:s/>); <text:s text:c="2"/>update "CRD_Permition" <text:s/>set <text:s text:c="3"/>"Name" = 'Highlight__approve' <text:s/>where <text:s text:c="3"/>"IDPermition" = 38; </text:p>
          </table:table-cell>
          <table:table-cell table:style-name="ce4" table:number-columns-repeated="1017"/>
        </table:table-row>
        <table:table-row table:style-name="ro1">
          <table:table-cell table:style-name="ce17" office:value-type="string">
            <text:p>Highlight__delete</text:p>
          </table:table-cell>
          <table:table-cell table:style-name="ce12"/>
          <table:table-cell table:style-name="ce13" table:formula="of:=[.C38]+1" office:value-type="float" office:value="39">
            <text:p>39</text:p>
          </table:table-cell>
          <table:table-cell table:style-name="ce14" table:formula="of:=SUBSTITUTE(SUBSTITUTE(SUBSTITUTE([.A39];&quot;__WARNING&quot;;&quot;&quot;);&quot;__&quot;;&quot; - &quot;);&quot;_&quot;;&quot; &quot;)" office:value-type="string" office:string-value="Highlight - delete">
            <text:p>Highlight - delete</text:p>
          </table:table-cell>
          <table:table-cell table:style-name="ce13" table:formula="of:=IF([.A39]=&quot;&quot;;&quot;&quot;;&quot;public const int &quot; &amp; [.A39] &amp; &quot; = &quot; &amp; [.C39] &amp; &quot;;&quot;)" office:value-type="string" office:string-value="public const int Highlight__delete = 39;">
            <text:p>public const int Highlight__delete = 39;</text:p>
          </table:table-cell>
          <table:table-cell table:style-name="ce19" table:formula="of:=IF([.A39]=&quot;&quot;;&quot;&quot;;&quot;items_.Add(&quot; &amp; [.A39] &amp; &quot;, new PseudoEnumItem(&quot;&quot;&quot; &amp; [.D39] &amp; &quot;&quot;&quot;));&quot;)" office:value-type="string" office:string-value="items_.Add(Highlight__delete, new PseudoEnumItem(&quot;Highlight - delete&quot;));">
            <text:p>items_.Add(Highlight__delete, new PseudoEnumItem("Highlight - delete"));</text:p>
          </table:table-cell>
          <table:table-cell table:style-name="ce4" table:formula="of:=IF([.A39]=&quot;&quot;;&quot;&quot;;&quot;  insert into &quot;&quot;CRD_Permition&quot;&quot; (   &quot;&quot;IDPermition&quot;&quot;,    &quot;&quot;Name&quot;&quot;  )  select    &quot; &amp; [.C39] &amp; &quot;,    '&quot; &amp; [.A39] &amp; &quot;'   where not exists (   select &quot;&quot;IDPermition&quot;&quot;    from &quot;&quot;CRD_Permition&quot;&quot;    where &quot;&quot;IDPermition&quot;&quot; = &quot; &amp; [.C39] &amp; &quot;  );   update &quot;&quot;CRD_Permition&quot;&quot;  set    &quot;&quot;Name&quot;&quot; = '&quot; &amp; [.A39] &amp; &quot;'  where    &quot;&quot;IDPermition&quot;&quot; = &quot; &amp; [.C39] &amp; &quot;; &quot;)" office:value-type="string" office:string-value="  insert into &quot;CRD_Permition&quot; (   &quot;IDPermition&quot;,    &quot;Name&quot;  )  select    39,    'Highlight__delete'   where not exists (   select &quot;IDPermition&quot;    from &quot;CRD_Permition&quot;    where &quot;IDPermition&quot; = 39  );   update &quot;CRD_Permition&quot;  set    &quot;Name&quot; = 'Highlight__delete'  where    &quot;IDPermition&quot; = 39; ">
            <text:p><text:s text:c="2"/>insert into "CRD_Permition" ( <text:s text:c="2"/>"IDPermition", <text:s text:c="3"/>"Name" <text:s/>) <text:s/>select <text:s text:c="3"/>39, <text:s text:c="3"/>'Highlight__delete' <text:s text:c="2"/>where not exists ( <text:s text:c="2"/>select "IDPermition" <text:s text:c="3"/>from "CRD_Permition" <text:s text:c="3"/>where "IDPermition" = 39 <text:s/>); <text:s text:c="2"/>update "CRD_Permition" <text:s/>set <text:s text:c="3"/>"Name" = 'Highlight__delete' <text:s/>where <text:s text:c="3"/>"IDPermition" = 39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Source__insert</text:p>
          </table:table-cell>
          <table:table-cell table:style-name="ce12"/>
          <table:table-cell table:style-name="ce13" table:formula="of:=[.C39]+1" office:value-type="float" office:value="40">
            <text:p>40</text:p>
          </table:table-cell>
          <table:table-cell table:style-name="ce14" table:formula="of:=SUBSTITUTE(SUBSTITUTE(SUBSTITUTE([.A40];&quot;__WARNING&quot;;&quot;&quot;);&quot;__&quot;;&quot; - &quot;);&quot;_&quot;;&quot; &quot;)" office:value-type="string" office:string-value="Source - insert">
            <text:p>Source - insert</text:p>
          </table:table-cell>
          <table:table-cell table:style-name="ce13" table:formula="of:=IF([.A40]=&quot;&quot;;&quot;&quot;;&quot;public const int &quot; &amp; [.A40] &amp; &quot; = &quot; &amp; [.C40] &amp; &quot;;&quot;)" office:value-type="string" office:string-value="public const int Source__insert = 40;">
            <text:p>public const int Source__insert = 40;</text:p>
          </table:table-cell>
          <table:table-cell table:style-name="ce19" table:formula="of:=IF([.A40]=&quot;&quot;;&quot;&quot;;&quot;items_.Add(&quot; &amp; [.A40] &amp; &quot;, new PseudoEnumItem(&quot;&quot;&quot; &amp; [.D40] &amp; &quot;&quot;&quot;));&quot;)" office:value-type="string" office:string-value="items_.Add(Source__insert, new PseudoEnumItem(&quot;Source - insert&quot;));">
            <text:p>items_.Add(Source__insert, new PseudoEnumItem("Source - insert"));</text:p>
          </table:table-cell>
          <table:table-cell table:style-name="ce4" table:formula="of:=IF([.A40]=&quot;&quot;;&quot;&quot;;&quot;  insert into &quot;&quot;CRD_Permition&quot;&quot; (   &quot;&quot;IDPermition&quot;&quot;,    &quot;&quot;Name&quot;&quot;  )  select    &quot; &amp; [.C40] &amp; &quot;,    '&quot; &amp; [.A40] &amp; &quot;'   where not exists (   select &quot;&quot;IDPermition&quot;&quot;    from &quot;&quot;CRD_Permition&quot;&quot;    where &quot;&quot;IDPermition&quot;&quot; = &quot; &amp; [.C40] &amp; &quot;  );   update &quot;&quot;CRD_Permition&quot;&quot;  set    &quot;&quot;Name&quot;&quot; = '&quot; &amp; [.A40] &amp; &quot;'  where    &quot;&quot;IDPermition&quot;&quot; = &quot; &amp; [.C40] &amp; &quot;; &quot;)" office:value-type="string" office:string-value="  insert into &quot;CRD_Permition&quot; (   &quot;IDPermition&quot;,    &quot;Name&quot;  )  select    40,    'Source__insert'   where not exists (   select &quot;IDPermition&quot;    from &quot;CRD_Permition&quot;    where &quot;IDPermition&quot; = 40  );   update &quot;CRD_Permition&quot;  set    &quot;Name&quot; = 'Source__insert'  where    &quot;IDPermition&quot; = 40; ">
            <text:p><text:s text:c="2"/>insert into "CRD_Permition" ( <text:s text:c="2"/>"IDPermition", <text:s text:c="3"/>"Name" <text:s/>) <text:s/>select <text:s text:c="3"/>40, <text:s text:c="3"/>'Source__insert' <text:s text:c="2"/>where not exists ( <text:s text:c="2"/>select "IDPermition" <text:s text:c="3"/>from "CRD_Permition" <text:s text:c="3"/>where "IDPermition" = 40 <text:s/>); <text:s text:c="2"/>update "CRD_Permition" <text:s/>set <text:s text:c="3"/>"Name" = 'Source__insert' <text:s/>where <text:s text:c="3"/>"IDPermition" = 40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Source__update</text:p>
          </table:table-cell>
          <table:table-cell table:style-name="ce12"/>
          <table:table-cell table:style-name="ce13" table:formula="of:=[.C40]+1" office:value-type="float" office:value="41">
            <text:p>41</text:p>
          </table:table-cell>
          <table:table-cell table:style-name="ce14" table:formula="of:=SUBSTITUTE(SUBSTITUTE(SUBSTITUTE([.A41];&quot;__WARNING&quot;;&quot;&quot;);&quot;__&quot;;&quot; - &quot;);&quot;_&quot;;&quot; &quot;)" office:value-type="string" office:string-value="Source - update">
            <text:p>Source - update</text:p>
          </table:table-cell>
          <table:table-cell table:style-name="ce13" table:formula="of:=IF([.A41]=&quot;&quot;;&quot;&quot;;&quot;public const int &quot; &amp; [.A41] &amp; &quot; = &quot; &amp; [.C41] &amp; &quot;;&quot;)" office:value-type="string" office:string-value="public const int Source__update = 41;">
            <text:p>public const int Source__update = 41;</text:p>
          </table:table-cell>
          <table:table-cell table:style-name="ce19" table:formula="of:=IF([.A41]=&quot;&quot;;&quot;&quot;;&quot;items_.Add(&quot; &amp; [.A41] &amp; &quot;, new PseudoEnumItem(&quot;&quot;&quot; &amp; [.D41] &amp; &quot;&quot;&quot;));&quot;)" office:value-type="string" office:string-value="items_.Add(Source__update, new PseudoEnumItem(&quot;Source - update&quot;));">
            <text:p>items_.Add(Source__update, new PseudoEnumItem("Source - update"));</text:p>
          </table:table-cell>
          <table:table-cell table:style-name="ce4" table:formula="of:=IF([.A41]=&quot;&quot;;&quot;&quot;;&quot;  insert into &quot;&quot;CRD_Permition&quot;&quot; (   &quot;&quot;IDPermition&quot;&quot;,    &quot;&quot;Name&quot;&quot;  )  select    &quot; &amp; [.C41] &amp; &quot;,    '&quot; &amp; [.A41] &amp; &quot;'   where not exists (   select &quot;&quot;IDPermition&quot;&quot;    from &quot;&quot;CRD_Permition&quot;&quot;    where &quot;&quot;IDPermition&quot;&quot; = &quot; &amp; [.C41] &amp; &quot;  );   update &quot;&quot;CRD_Permition&quot;&quot;  set    &quot;&quot;Name&quot;&quot; = '&quot; &amp; [.A41] &amp; &quot;'  where    &quot;&quot;IDPermition&quot;&quot; = &quot; &amp; [.C41] &amp; &quot;; &quot;)" office:value-type="string" office:string-value="  insert into &quot;CRD_Permition&quot; (   &quot;IDPermition&quot;,    &quot;Name&quot;  )  select    41,    'Source__update'   where not exists (   select &quot;IDPermition&quot;    from &quot;CRD_Permition&quot;    where &quot;IDPermition&quot; = 41  );   update &quot;CRD_Permition&quot;  set    &quot;Name&quot; = 'Source__update'  where    &quot;IDPermition&quot; = 41; ">
            <text:p><text:s text:c="2"/>insert into "CRD_Permition" ( <text:s text:c="2"/>"IDPermition", <text:s text:c="3"/>"Name" <text:s/>) <text:s/>select <text:s text:c="3"/>41, <text:s text:c="3"/>'Source__update' <text:s text:c="2"/>where not exists ( <text:s text:c="2"/>select "IDPermition" <text:s text:c="3"/>from "CRD_Permition" <text:s text:c="3"/>where "IDPermition" = 41 <text:s/>); <text:s text:c="2"/>update "CRD_Permition" <text:s/>set <text:s text:c="3"/>"Name" = 'Source__update' <text:s/>where <text:s text:c="3"/>"IDPermition" = 41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Source__approve</text:p>
          </table:table-cell>
          <table:table-cell table:style-name="ce12"/>
          <table:table-cell table:style-name="ce13" table:formula="of:=[.C41]+1" office:value-type="float" office:value="42">
            <text:p>42</text:p>
          </table:table-cell>
          <table:table-cell table:style-name="ce14" table:formula="of:=SUBSTITUTE(SUBSTITUTE(SUBSTITUTE([.A42];&quot;__WARNING&quot;;&quot;&quot;);&quot;__&quot;;&quot; - &quot;);&quot;_&quot;;&quot; &quot;)" office:value-type="string" office:string-value="Source - approve">
            <text:p>Source - approve</text:p>
          </table:table-cell>
          <table:table-cell table:style-name="ce13" table:formula="of:=IF([.A42]=&quot;&quot;;&quot;&quot;;&quot;public const int &quot; &amp; [.A42] &amp; &quot; = &quot; &amp; [.C42] &amp; &quot;;&quot;)" office:value-type="string" office:string-value="public const int Source__approve = 42;">
            <text:p>public const int Source__approve = 42;</text:p>
          </table:table-cell>
          <table:table-cell table:style-name="ce19" table:formula="of:=IF([.A42]=&quot;&quot;;&quot;&quot;;&quot;items_.Add(&quot; &amp; [.A42] &amp; &quot;, new PseudoEnumItem(&quot;&quot;&quot; &amp; [.D42] &amp; &quot;&quot;&quot;));&quot;)" office:value-type="string" office:string-value="items_.Add(Source__approve, new PseudoEnumItem(&quot;Source - approve&quot;));">
            <text:p>items_.Add(Source__approve, new PseudoEnumItem("Source - approve"));</text:p>
          </table:table-cell>
          <table:table-cell table:style-name="ce4" table:formula="of:=IF([.A42]=&quot;&quot;;&quot;&quot;;&quot;  insert into &quot;&quot;CRD_Permition&quot;&quot; (   &quot;&quot;IDPermition&quot;&quot;,    &quot;&quot;Name&quot;&quot;  )  select    &quot; &amp; [.C42] &amp; &quot;,    '&quot; &amp; [.A42] &amp; &quot;'   where not exists (   select &quot;&quot;IDPermition&quot;&quot;    from &quot;&quot;CRD_Permition&quot;&quot;    where &quot;&quot;IDPermition&quot;&quot; = &quot; &amp; [.C42] &amp; &quot;  );   update &quot;&quot;CRD_Permition&quot;&quot;  set    &quot;&quot;Name&quot;&quot; = '&quot; &amp; [.A42] &amp; &quot;'  where    &quot;&quot;IDPermition&quot;&quot; = &quot; &amp; [.C42] &amp; &quot;; &quot;)" office:value-type="string" office:string-value="  insert into &quot;CRD_Permition&quot; (   &quot;IDPermition&quot;,    &quot;Name&quot;  )  select    42,    'Source__approve'   where not exists (   select &quot;IDPermition&quot;    from &quot;CRD_Permition&quot;    where &quot;IDPermition&quot; = 42  );   update &quot;CRD_Permition&quot;  set    &quot;Name&quot; = 'Source__approve'  where    &quot;IDPermition&quot; = 42; ">
            <text:p><text:s text:c="2"/>insert into "CRD_Permition" ( <text:s text:c="2"/>"IDPermition", <text:s text:c="3"/>"Name" <text:s/>) <text:s/>select <text:s text:c="3"/>42, <text:s text:c="3"/>'Source__approve' <text:s text:c="2"/>where not exists ( <text:s text:c="2"/>select "IDPermition" <text:s text:c="3"/>from "CRD_Permition" <text:s text:c="3"/>where "IDPermition" = 42 <text:s/>); <text:s text:c="2"/>update "CRD_Permition" <text:s/>set <text:s text:c="3"/>"Name" = 'Source__approve' <text:s/>where <text:s text:c="3"/>"IDPermition" = 42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Source__delete</text:p>
          </table:table-cell>
          <table:table-cell table:style-name="ce12"/>
          <table:table-cell table:style-name="ce13" table:formula="of:=[.C42]+1" office:value-type="float" office:value="43">
            <text:p>43</text:p>
          </table:table-cell>
          <table:table-cell table:style-name="ce14" table:formula="of:=SUBSTITUTE(SUBSTITUTE(SUBSTITUTE([.A43];&quot;__WARNING&quot;;&quot;&quot;);&quot;__&quot;;&quot; - &quot;);&quot;_&quot;;&quot; &quot;)" office:value-type="string" office:string-value="Source - delete">
            <text:p>Source - delete</text:p>
          </table:table-cell>
          <table:table-cell table:style-name="ce13" table:formula="of:=IF([.A43]=&quot;&quot;;&quot;&quot;;&quot;public const int &quot; &amp; [.A43] &amp; &quot; = &quot; &amp; [.C43] &amp; &quot;;&quot;)" office:value-type="string" office:string-value="public const int Source__delete = 43;">
            <text:p>public const int Source__delete = 43;</text:p>
          </table:table-cell>
          <table:table-cell table:style-name="ce19" table:formula="of:=IF([.A43]=&quot;&quot;;&quot;&quot;;&quot;items_.Add(&quot; &amp; [.A43] &amp; &quot;, new PseudoEnumItem(&quot;&quot;&quot; &amp; [.D43] &amp; &quot;&quot;&quot;));&quot;)" office:value-type="string" office:string-value="items_.Add(Source__delete, new PseudoEnumItem(&quot;Source - delete&quot;));">
            <text:p>items_.Add(Source__delete, new PseudoEnumItem("Source - delete"));</text:p>
          </table:table-cell>
          <table:table-cell table:style-name="ce4" table:formula="of:=IF([.A43]=&quot;&quot;;&quot;&quot;;&quot;  insert into &quot;&quot;CRD_Permition&quot;&quot; (   &quot;&quot;IDPermition&quot;&quot;,    &quot;&quot;Name&quot;&quot;  )  select    &quot; &amp; [.C43] &amp; &quot;,    '&quot; &amp; [.A43] &amp; &quot;'   where not exists (   select &quot;&quot;IDPermition&quot;&quot;    from &quot;&quot;CRD_Permition&quot;&quot;    where &quot;&quot;IDPermition&quot;&quot; = &quot; &amp; [.C43] &amp; &quot;  );   update &quot;&quot;CRD_Permition&quot;&quot;  set    &quot;&quot;Name&quot;&quot; = '&quot; &amp; [.A43] &amp; &quot;'  where    &quot;&quot;IDPermition&quot;&quot; = &quot; &amp; [.C43] &amp; &quot;; &quot;)" office:value-type="string" office:string-value="  insert into &quot;CRD_Permition&quot; (   &quot;IDPermition&quot;,    &quot;Name&quot;  )  select    43,    'Source__delete'   where not exists (   select &quot;IDPermition&quot;    from &quot;CRD_Permition&quot;    where &quot;IDPermition&quot; = 43  );   update &quot;CRD_Permition&quot;  set    &quot;Name&quot; = 'Source__delete'  where    &quot;IDPermition&quot; = 43; ">
            <text:p><text:s text:c="2"/>insert into "CRD_Permition" ( <text:s text:c="2"/>"IDPermition", <text:s text:c="3"/>"Name" <text:s/>) <text:s/>select <text:s text:c="3"/>43, <text:s text:c="3"/>'Source__delete' <text:s text:c="2"/>where not exists ( <text:s text:c="2"/>select "IDPermition" <text:s text:c="3"/>from "CRD_Permition" <text:s text:c="3"/>where "IDPermition" = 43 <text:s/>); <text:s text:c="2"/>update "CRD_Permition" <text:s/>set <text:s text:c="3"/>"Name" = 'Source__delete' <text:s/>where <text:s text:c="3"/>"IDPermition" = 43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News__Profile__approve</text:p>
          </table:table-cell>
          <table:table-cell table:style-name="ce12"/>
          <table:table-cell table:style-name="ce13" table:formula="of:=[.C43]+1" office:value-type="float" office:value="44">
            <text:p>44</text:p>
          </table:table-cell>
          <table:table-cell table:style-name="ce14" table:formula="of:=SUBSTITUTE(SUBSTITUTE(SUBSTITUTE([.A44];&quot;__WARNING&quot;;&quot;&quot;);&quot;__&quot;;&quot; - &quot;);&quot;_&quot;;&quot; &quot;)" office:value-type="string" office:string-value="News - Profile - approve">
            <text:p>News - Profile - approve</text:p>
          </table:table-cell>
          <table:table-cell table:style-name="ce13" table:formula="of:=IF([.A44]=&quot;&quot;;&quot;&quot;;&quot;public const int &quot; &amp; [.A44] &amp; &quot; = &quot; &amp; [.C44] &amp; &quot;;&quot;)" office:value-type="string" office:string-value="public const int News__Profile__approve = 44;">
            <text:p>public const int News__Profile__approve = 44;</text:p>
          </table:table-cell>
          <table:table-cell table:style-name="ce19" table:formula="of:=IF([.A44]=&quot;&quot;;&quot;&quot;;&quot;items_.Add(&quot; &amp; [.A44] &amp; &quot;, new PseudoEnumItem(&quot;&quot;&quot; &amp; [.D44] &amp; &quot;&quot;&quot;));&quot;)" office:value-type="string" office:string-value="items_.Add(News__Profile__approve, new PseudoEnumItem(&quot;News - Profile - approve&quot;));">
            <text:p>items_.Add(News__Profile__approve, new PseudoEnumItem("News - Profile - approve"));</text:p>
          </table:table-cell>
          <table:table-cell table:style-name="ce4" table:formula="of:=IF([.A44]=&quot;&quot;;&quot;&quot;;&quot;  insert into &quot;&quot;CRD_Permition&quot;&quot; (   &quot;&quot;IDPermition&quot;&quot;,    &quot;&quot;Name&quot;&quot;  )  select    &quot; &amp; [.C44] &amp; &quot;,    '&quot; &amp; [.A44] &amp; &quot;'   where not exists (   select &quot;&quot;IDPermition&quot;&quot;    from &quot;&quot;CRD_Permition&quot;&quot;    where &quot;&quot;IDPermition&quot;&quot; = &quot; &amp; [.C44] &amp; &quot;  );   update &quot;&quot;CRD_Permition&quot;&quot;  set    &quot;&quot;Name&quot;&quot; = '&quot; &amp; [.A44] &amp; &quot;'  where    &quot;&quot;IDPermition&quot;&quot; = &quot; &amp; [.C44] &amp; &quot;; &quot;)" office:value-type="string" office:string-value="  insert into &quot;CRD_Permition&quot; (   &quot;IDPermition&quot;,    &quot;Name&quot;  )  select    44,    'News__Profile__approve'   where not exists (   select &quot;IDPermition&quot;    from &quot;CRD_Permition&quot;    where &quot;IDPermition&quot; = 44  );   update &quot;CRD_Permition&quot;  set    &quot;Name&quot; = 'News__Profile__approve'  where    &quot;IDPermition&quot; = 44; ">
            <text:p><text:s text:c="2"/>insert into "CRD_Permition" ( <text:s text:c="2"/>"IDPermition", <text:s text:c="3"/>"Name" <text:s/>) <text:s/>select <text:s text:c="3"/>44, <text:s text:c="3"/>'News__Profile__approve' <text:s text:c="2"/>where not exists ( <text:s text:c="2"/>select "IDPermition" <text:s text:c="3"/>from "CRD_Permition" <text:s text:c="3"/>where "IDPermition" = 44 <text:s/>); <text:s text:c="2"/>update "CRD_Permition" <text:s/>set <text:s text:c="3"/>"Name" = 'News__Profile__approve' <text:s/>where <text:s text:c="3"/>"IDPermition" = 44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Tag__insert</text:p>
          </table:table-cell>
          <table:table-cell table:style-name="ce12"/>
          <table:table-cell table:style-name="ce13" table:formula="of:=[.C44]+1" office:value-type="float" office:value="45">
            <text:p>45</text:p>
          </table:table-cell>
          <table:table-cell table:style-name="ce14" table:formula="of:=SUBSTITUTE(SUBSTITUTE(SUBSTITUTE([.A45];&quot;__WARNING&quot;;&quot;&quot;);&quot;__&quot;;&quot; - &quot;);&quot;_&quot;;&quot; &quot;)" office:value-type="string" office:string-value="Tag - insert">
            <text:p>Tag - insert</text:p>
          </table:table-cell>
          <table:table-cell table:style-name="ce13" table:formula="of:=IF([.A45]=&quot;&quot;;&quot;&quot;;&quot;public const int &quot; &amp; [.A45] &amp; &quot; = &quot; &amp; [.C45] &amp; &quot;;&quot;)" office:value-type="string" office:string-value="public const int Tag__insert = 45;">
            <text:p>public const int Tag__insert = 45;</text:p>
          </table:table-cell>
          <table:table-cell table:style-name="ce19" table:formula="of:=IF([.A45]=&quot;&quot;;&quot;&quot;;&quot;items_.Add(&quot; &amp; [.A45] &amp; &quot;, new PseudoEnumItem(&quot;&quot;&quot; &amp; [.D45] &amp; &quot;&quot;&quot;));&quot;)" office:value-type="string" office:string-value="items_.Add(Tag__insert, new PseudoEnumItem(&quot;Tag - insert&quot;));">
            <text:p>items_.Add(Tag__insert, new PseudoEnumItem("Tag - insert"));</text:p>
          </table:table-cell>
          <table:table-cell table:style-name="ce4" table:formula="of:=IF([.A45]=&quot;&quot;;&quot;&quot;;&quot;  insert into &quot;&quot;CRD_Permition&quot;&quot; (   &quot;&quot;IDPermition&quot;&quot;,    &quot;&quot;Name&quot;&quot;  )  select    &quot; &amp; [.C45] &amp; &quot;,    '&quot; &amp; [.A45] &amp; &quot;'   where not exists (   select &quot;&quot;IDPermition&quot;&quot;    from &quot;&quot;CRD_Permition&quot;&quot;    where &quot;&quot;IDPermition&quot;&quot; = &quot; &amp; [.C45] &amp; &quot;  );   update &quot;&quot;CRD_Permition&quot;&quot;  set    &quot;&quot;Name&quot;&quot; = '&quot; &amp; [.A45] &amp; &quot;'  where    &quot;&quot;IDPermition&quot;&quot; = &quot; &amp; [.C45] &amp; &quot;; &quot;)" office:value-type="string" office:string-value="  insert into &quot;CRD_Permition&quot; (   &quot;IDPermition&quot;,    &quot;Name&quot;  )  select    45,    'Tag__insert'   where not exists (   select &quot;IDPermition&quot;    from &quot;CRD_Permition&quot;    where &quot;IDPermition&quot; = 45  );   update &quot;CRD_Permition&quot;  set    &quot;Name&quot; = 'Tag__insert'  where    &quot;IDPermition&quot; = 45; ">
            <text:p><text:s text:c="2"/>insert into "CRD_Permition" ( <text:s text:c="2"/>"IDPermition", <text:s text:c="3"/>"Name" <text:s/>) <text:s/>select <text:s text:c="3"/>45, <text:s text:c="3"/>'Tag__insert' <text:s text:c="2"/>where not exists ( <text:s text:c="2"/>select "IDPermition" <text:s text:c="3"/>from "CRD_Permition" <text:s text:c="3"/>where "IDPermition" = 45 <text:s/>); <text:s text:c="2"/>update "CRD_Permition" <text:s/>set <text:s text:c="3"/>"Name" = 'Tag__insert' <text:s/>where <text:s text:c="3"/>"IDPermition" = 45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Tag__update</text:p>
          </table:table-cell>
          <table:table-cell table:style-name="ce12"/>
          <table:table-cell table:style-name="ce13" table:formula="of:=[.C45]+1" office:value-type="float" office:value="46">
            <text:p>46</text:p>
          </table:table-cell>
          <table:table-cell table:style-name="ce14" table:formula="of:=SUBSTITUTE(SUBSTITUTE(SUBSTITUTE([.A46];&quot;__WARNING&quot;;&quot;&quot;);&quot;__&quot;;&quot; - &quot;);&quot;_&quot;;&quot; &quot;)" office:value-type="string" office:string-value="Tag - update">
            <text:p>Tag - update</text:p>
          </table:table-cell>
          <table:table-cell table:style-name="ce13" table:formula="of:=IF([.A46]=&quot;&quot;;&quot;&quot;;&quot;public const int &quot; &amp; [.A46] &amp; &quot; = &quot; &amp; [.C46] &amp; &quot;;&quot;)" office:value-type="string" office:string-value="public const int Tag__update = 46;">
            <text:p>public const int Tag__update = 46;</text:p>
          </table:table-cell>
          <table:table-cell table:style-name="ce19" table:formula="of:=IF([.A46]=&quot;&quot;;&quot;&quot;;&quot;items_.Add(&quot; &amp; [.A46] &amp; &quot;, new PseudoEnumItem(&quot;&quot;&quot; &amp; [.D46] &amp; &quot;&quot;&quot;));&quot;)" office:value-type="string" office:string-value="items_.Add(Tag__update, new PseudoEnumItem(&quot;Tag - update&quot;));">
            <text:p>items_.Add(Tag__update, new PseudoEnumItem("Tag - update"));</text:p>
          </table:table-cell>
          <table:table-cell table:style-name="ce4" table:formula="of:=IF([.A46]=&quot;&quot;;&quot;&quot;;&quot;  insert into &quot;&quot;CRD_Permition&quot;&quot; (   &quot;&quot;IDPermition&quot;&quot;,    &quot;&quot;Name&quot;&quot;  )  select    &quot; &amp; [.C46] &amp; &quot;,    '&quot; &amp; [.A46] &amp; &quot;'   where not exists (   select &quot;&quot;IDPermition&quot;&quot;    from &quot;&quot;CRD_Permition&quot;&quot;    where &quot;&quot;IDPermition&quot;&quot; = &quot; &amp; [.C46] &amp; &quot;  );   update &quot;&quot;CRD_Permition&quot;&quot;  set    &quot;&quot;Name&quot;&quot; = '&quot; &amp; [.A46] &amp; &quot;'  where    &quot;&quot;IDPermition&quot;&quot; = &quot; &amp; [.C46] &amp; &quot;; &quot;)" office:value-type="string" office:string-value="  insert into &quot;CRD_Permition&quot; (   &quot;IDPermition&quot;,    &quot;Name&quot;  )  select    46,    'Tag__update'   where not exists (   select &quot;IDPermition&quot;    from &quot;CRD_Permition&quot;    where &quot;IDPermition&quot; = 46  );   update &quot;CRD_Permition&quot;  set    &quot;Name&quot; = 'Tag__update'  where    &quot;IDPermition&quot; = 46; ">
            <text:p><text:s text:c="2"/>insert into "CRD_Permition" ( <text:s text:c="2"/>"IDPermition", <text:s text:c="3"/>"Name" <text:s/>) <text:s/>select <text:s text:c="3"/>46, <text:s text:c="3"/>'Tag__update' <text:s text:c="2"/>where not exists ( <text:s text:c="2"/>select "IDPermition" <text:s text:c="3"/>from "CRD_Permition" <text:s text:c="3"/>where "IDPermition" = 46 <text:s/>); <text:s text:c="2"/>update "CRD_Permition" <text:s/>set <text:s text:c="3"/>"Name" = 'Tag__update' <text:s/>where <text:s text:c="3"/>"IDPermition" = 46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Tag__approve</text:p>
          </table:table-cell>
          <table:table-cell table:style-name="ce12"/>
          <table:table-cell table:style-name="ce13" table:formula="of:=[.C46]+1" office:value-type="float" office:value="47">
            <text:p>47</text:p>
          </table:table-cell>
          <table:table-cell table:style-name="ce14" table:formula="of:=SUBSTITUTE(SUBSTITUTE(SUBSTITUTE([.A47];&quot;__WARNING&quot;;&quot;&quot;);&quot;__&quot;;&quot; - &quot;);&quot;_&quot;;&quot; &quot;)" office:value-type="string" office:string-value="Tag - approve">
            <text:p>Tag - approve</text:p>
          </table:table-cell>
          <table:table-cell table:style-name="ce13" table:formula="of:=IF([.A47]=&quot;&quot;;&quot;&quot;;&quot;public const int &quot; &amp; [.A47] &amp; &quot; = &quot; &amp; [.C47] &amp; &quot;;&quot;)" office:value-type="string" office:string-value="public const int Tag__approve = 47;">
            <text:p>public const int Tag__approve = 47;</text:p>
          </table:table-cell>
          <table:table-cell table:style-name="ce19" table:formula="of:=IF([.A47]=&quot;&quot;;&quot;&quot;;&quot;items_.Add(&quot; &amp; [.A47] &amp; &quot;, new PseudoEnumItem(&quot;&quot;&quot; &amp; [.D47] &amp; &quot;&quot;&quot;));&quot;)" office:value-type="string" office:string-value="items_.Add(Tag__approve, new PseudoEnumItem(&quot;Tag - approve&quot;));">
            <text:p>items_.Add(Tag__approve, new PseudoEnumItem("Tag - approve"));</text:p>
          </table:table-cell>
          <table:table-cell table:style-name="ce4" table:formula="of:=IF([.A47]=&quot;&quot;;&quot;&quot;;&quot;  insert into &quot;&quot;CRD_Permition&quot;&quot; (   &quot;&quot;IDPermition&quot;&quot;,    &quot;&quot;Name&quot;&quot;  )  select    &quot; &amp; [.C47] &amp; &quot;,    '&quot; &amp; [.A47] &amp; &quot;'   where not exists (   select &quot;&quot;IDPermition&quot;&quot;    from &quot;&quot;CRD_Permition&quot;&quot;    where &quot;&quot;IDPermition&quot;&quot; = &quot; &amp; [.C47] &amp; &quot;  );   update &quot;&quot;CRD_Permition&quot;&quot;  set    &quot;&quot;Name&quot;&quot; = '&quot; &amp; [.A47] &amp; &quot;'  where    &quot;&quot;IDPermition&quot;&quot; = &quot; &amp; [.C47] &amp; &quot;; &quot;)" office:value-type="string" office:string-value="  insert into &quot;CRD_Permition&quot; (   &quot;IDPermition&quot;,    &quot;Name&quot;  )  select    47,    'Tag__approve'   where not exists (   select &quot;IDPermition&quot;    from &quot;CRD_Permition&quot;    where &quot;IDPermition&quot; = 47  );   update &quot;CRD_Permition&quot;  set    &quot;Name&quot; = 'Tag__approve'  where    &quot;IDPermition&quot; = 47; ">
            <text:p><text:s text:c="2"/>insert into "CRD_Permition" ( <text:s text:c="2"/>"IDPermition", <text:s text:c="3"/>"Name" <text:s/>) <text:s/>select <text:s text:c="3"/>47, <text:s text:c="3"/>'Tag__approve' <text:s text:c="2"/>where not exists ( <text:s text:c="2"/>select "IDPermition" <text:s text:c="3"/>from "CRD_Permition" <text:s text:c="3"/>where "IDPermition" = 47 <text:s/>); <text:s text:c="2"/>update "CRD_Permition" <text:s/>set <text:s text:c="3"/>"Name" = 'Tag__approve' <text:s/>where <text:s text:c="3"/>"IDPermition" = 47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Tag__delete</text:p>
          </table:table-cell>
          <table:table-cell table:style-name="ce12"/>
          <table:table-cell table:style-name="ce13" table:formula="of:=[.C47]+1" office:value-type="float" office:value="48">
            <text:p>48</text:p>
          </table:table-cell>
          <table:table-cell table:style-name="ce14" table:formula="of:=SUBSTITUTE(SUBSTITUTE(SUBSTITUTE([.A48];&quot;__WARNING&quot;;&quot;&quot;);&quot;__&quot;;&quot; - &quot;);&quot;_&quot;;&quot; &quot;)" office:value-type="string" office:string-value="Tag - delete">
            <text:p>Tag - delete</text:p>
          </table:table-cell>
          <table:table-cell table:style-name="ce13" table:formula="of:=IF([.A48]=&quot;&quot;;&quot;&quot;;&quot;public const int &quot; &amp; [.A48] &amp; &quot; = &quot; &amp; [.C48] &amp; &quot;;&quot;)" office:value-type="string" office:string-value="public const int Tag__delete = 48;">
            <text:p>public const int Tag__delete = 48;</text:p>
          </table:table-cell>
          <table:table-cell table:style-name="ce19" table:formula="of:=IF([.A48]=&quot;&quot;;&quot;&quot;;&quot;items_.Add(&quot; &amp; [.A48] &amp; &quot;, new PseudoEnumItem(&quot;&quot;&quot; &amp; [.D48] &amp; &quot;&quot;&quot;));&quot;)" office:value-type="string" office:string-value="items_.Add(Tag__delete, new PseudoEnumItem(&quot;Tag - delete&quot;));">
            <text:p>items_.Add(Tag__delete, new PseudoEnumItem("Tag - delete"));</text:p>
          </table:table-cell>
          <table:table-cell table:style-name="ce4" table:formula="of:=IF([.A48]=&quot;&quot;;&quot;&quot;;&quot;  insert into &quot;&quot;CRD_Permition&quot;&quot; (   &quot;&quot;IDPermition&quot;&quot;,    &quot;&quot;Name&quot;&quot;  )  select    &quot; &amp; [.C48] &amp; &quot;,    '&quot; &amp; [.A48] &amp; &quot;'   where not exists (   select &quot;&quot;IDPermition&quot;&quot;    from &quot;&quot;CRD_Permition&quot;&quot;    where &quot;&quot;IDPermition&quot;&quot; = &quot; &amp; [.C48] &amp; &quot;  );   update &quot;&quot;CRD_Permition&quot;&quot;  set    &quot;&quot;Name&quot;&quot; = '&quot; &amp; [.A48] &amp; &quot;'  where    &quot;&quot;IDPermition&quot;&quot; = &quot; &amp; [.C48] &amp; &quot;; &quot;)" office:value-type="string" office:string-value="  insert into &quot;CRD_Permition&quot; (   &quot;IDPermition&quot;,    &quot;Name&quot;  )  select    48,    'Tag__delete'   where not exists (   select &quot;IDPermition&quot;    from &quot;CRD_Permition&quot;    where &quot;IDPermition&quot; = 48  );   update &quot;CRD_Permition&quot;  set    &quot;Name&quot; = 'Tag__delete'  where    &quot;IDPermition&quot; = 48; ">
            <text:p><text:s text:c="2"/>insert into "CRD_Permition" ( <text:s text:c="2"/>"IDPermition", <text:s text:c="3"/>"Name" <text:s/>) <text:s/>select <text:s text:c="3"/>48, <text:s text:c="3"/>'Tag__delete' <text:s text:c="2"/>where not exists ( <text:s text:c="2"/>select "IDPermition" <text:s text:c="3"/>from "CRD_Permition" <text:s text:c="3"/>where "IDPermition" = 48 <text:s/>); <text:s text:c="2"/>update "CRD_Permition" <text:s/>set <text:s text:c="3"/>"Name" = 'Tag__delete' <text:s/>where <text:s text:c="3"/>"IDPermition" = 48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Forum__read</text:p>
          </table:table-cell>
          <table:table-cell table:style-name="ce12"/>
          <table:table-cell table:style-name="ce13" table:formula="of:=[.C48]+1" office:value-type="float" office:value="49">
            <text:p>49</text:p>
          </table:table-cell>
          <table:table-cell table:style-name="ce14" table:formula="of:=SUBSTITUTE(SUBSTITUTE(SUBSTITUTE([.A49];&quot;__WARNING&quot;;&quot;&quot;);&quot;__&quot;;&quot; - &quot;);&quot;_&quot;;&quot; &quot;)" office:value-type="string" office:string-value="Forum - Forum - read">
            <text:p>Forum - Forum - read</text:p>
          </table:table-cell>
          <table:table-cell table:style-name="ce13" table:formula="of:=IF([.A49]=&quot;&quot;;&quot;&quot;;&quot;public const int &quot; &amp; [.A49] &amp; &quot; = &quot; &amp; [.C49] &amp; &quot;;&quot;)" office:value-type="string" office:string-value="public const int Forum__Forum__read = 49;">
            <text:p>public const int Forum__Forum__read = 49;</text:p>
          </table:table-cell>
          <table:table-cell table:style-name="ce19" table:formula="of:=IF([.A49]=&quot;&quot;;&quot;&quot;;&quot;items_.Add(&quot; &amp; [.A49] &amp; &quot;, new PseudoEnumItem(&quot;&quot;&quot; &amp; [.D49] &amp; &quot;&quot;&quot;));&quot;)" office:value-type="string" office:string-value="items_.Add(Forum__Forum__read, new PseudoEnumItem(&quot;Forum - Forum - read&quot;));">
            <text:p>items_.Add(Forum__Forum__read, new PseudoEnumItem("Forum - Forum - read"));</text:p>
          </table:table-cell>
          <table:table-cell table:style-name="ce4" table:formula="of:=IF([.A49]=&quot;&quot;;&quot;&quot;;&quot;  insert into &quot;&quot;CRD_Permition&quot;&quot; (   &quot;&quot;IDPermition&quot;&quot;,    &quot;&quot;Name&quot;&quot;  )  select    &quot; &amp; [.C49] &amp; &quot;,    '&quot; &amp; [.A49] &amp; &quot;'   where not exists (   select &quot;&quot;IDPermition&quot;&quot;    from &quot;&quot;CRD_Permition&quot;&quot;    where &quot;&quot;IDPermition&quot;&quot; = &quot; &amp; [.C49] &amp; &quot;  );   update &quot;&quot;CRD_Permition&quot;&quot;  set    &quot;&quot;Name&quot;&quot; = '&quot; &amp; [.A49] &amp; &quot;'  where    &quot;&quot;IDPermition&quot;&quot; = &quot; &amp; [.C49] &amp; &quot;; &quot;)" office:value-type="string" office:string-value="  insert into &quot;CRD_Permition&quot; (   &quot;IDPermition&quot;,    &quot;Name&quot;  )  select    49,    'Forum__Forum__read'   where not exists (   select &quot;IDPermition&quot;    from &quot;CRD_Permition&quot;    where &quot;IDPermition&quot; = 49  );   update &quot;CRD_Permition&quot;  set    &quot;Name&quot; = 'Forum__Forum__read'  where    &quot;IDPermition&quot; = 49; ">
            <text:p><text:s text:c="2"/>insert into "CRD_Permition" ( <text:s text:c="2"/>"IDPermition", <text:s text:c="3"/>"Name" <text:s/>) <text:s/>select <text:s text:c="3"/>49, <text:s text:c="3"/>'Forum__Forum__read' <text:s text:c="2"/>where not exists ( <text:s text:c="2"/>select "IDPermition" <text:s text:c="3"/>from "CRD_Permition" <text:s text:c="3"/>where "IDPermition" = 49 <text:s/>); <text:s text:c="2"/>update "CRD_Permition" <text:s/>set <text:s text:c="3"/>"Name" = 'Forum__Forum__read' <text:s/>where <text:s text:c="3"/>"IDPermition" = 49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Thread__read</text:p>
          </table:table-cell>
          <table:table-cell table:style-name="ce12"/>
          <table:table-cell table:style-name="ce13" table:formula="of:=[.C49]+1" office:value-type="float" office:value="50">
            <text:p>50</text:p>
          </table:table-cell>
          <table:table-cell table:style-name="ce14" table:formula="of:=SUBSTITUTE(SUBSTITUTE(SUBSTITUTE([.A50];&quot;__WARNING&quot;;&quot;&quot;);&quot;__&quot;;&quot; - &quot;);&quot;_&quot;;&quot; &quot;)" office:value-type="string" office:string-value="Forum - Thread - read">
            <text:p>Forum - Thread - read</text:p>
          </table:table-cell>
          <table:table-cell table:style-name="ce13" table:formula="of:=IF([.A50]=&quot;&quot;;&quot;&quot;;&quot;public const int &quot; &amp; [.A50] &amp; &quot; = &quot; &amp; [.C50] &amp; &quot;;&quot;)" office:value-type="string" office:string-value="public const int Forum__Thread__read = 50;">
            <text:p>public const int Forum__Thread__read = 50;</text:p>
          </table:table-cell>
          <table:table-cell table:style-name="ce19" table:formula="of:=IF([.A50]=&quot;&quot;;&quot;&quot;;&quot;items_.Add(&quot; &amp; [.A50] &amp; &quot;, new PseudoEnumItem(&quot;&quot;&quot; &amp; [.D50] &amp; &quot;&quot;&quot;));&quot;)" office:value-type="string" office:string-value="items_.Add(Forum__Thread__read, new PseudoEnumItem(&quot;Forum - Thread - read&quot;));">
            <text:p>items_.Add(Forum__Thread__read, new PseudoEnumItem("Forum - Thread - read"));</text:p>
          </table:table-cell>
          <table:table-cell table:style-name="ce4" table:formula="of:=IF([.A50]=&quot;&quot;;&quot;&quot;;&quot;  insert into &quot;&quot;CRD_Permition&quot;&quot; (   &quot;&quot;IDPermition&quot;&quot;,    &quot;&quot;Name&quot;&quot;  )  select    &quot; &amp; [.C50] &amp; &quot;,    '&quot; &amp; [.A50] &amp; &quot;'   where not exists (   select &quot;&quot;IDPermition&quot;&quot;    from &quot;&quot;CRD_Permition&quot;&quot;    where &quot;&quot;IDPermition&quot;&quot; = &quot; &amp; [.C50] &amp; &quot;  );   update &quot;&quot;CRD_Permition&quot;&quot;  set    &quot;&quot;Name&quot;&quot; = '&quot; &amp; [.A50] &amp; &quot;'  where    &quot;&quot;IDPermition&quot;&quot; = &quot; &amp; [.C50] &amp; &quot;; &quot;)" office:value-type="string" office:string-value="  insert into &quot;CRD_Permition&quot; (   &quot;IDPermition&quot;,    &quot;Name&quot;  )  select    50,    'Forum__Thread__read'   where not exists (   select &quot;IDPermition&quot;    from &quot;CRD_Permition&quot;    where &quot;IDPermition&quot; = 50  );   update &quot;CRD_Permition&quot;  set    &quot;Name&quot; = 'Forum__Thread__read'  where    &quot;IDPermition&quot; = 50; ">
            <text:p><text:s text:c="2"/>insert into "CRD_Permition" ( <text:s text:c="2"/>"IDPermition", <text:s text:c="3"/>"Name" <text:s/>) <text:s/>select <text:s text:c="3"/>50, <text:s text:c="3"/>'Forum__Thread__read' <text:s text:c="2"/>where not exists ( <text:s text:c="2"/>select "IDPermition" <text:s text:c="3"/>from "CRD_Permition" <text:s text:c="3"/>where "IDPermition" = 50 <text:s/>); <text:s text:c="2"/>update "CRD_Permition" <text:s/>set <text:s text:c="3"/>"Name" = 'Forum__Thread__read' <text:s/>where <text:s text:c="3"/>"IDPermition" = 50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Reply__read</text:p>
          </table:table-cell>
          <table:table-cell table:style-name="ce12"/>
          <table:table-cell table:style-name="ce13" table:formula="of:=[.C50]+1" office:value-type="float" office:value="51">
            <text:p>51</text:p>
          </table:table-cell>
          <table:table-cell table:style-name="ce14" table:formula="of:=SUBSTITUTE(SUBSTITUTE(SUBSTITUTE([.A51];&quot;__WARNING&quot;;&quot;&quot;);&quot;__&quot;;&quot; - &quot;);&quot;_&quot;;&quot; &quot;)" office:value-type="string" office:string-value="Forum - Reply - read">
            <text:p>Forum - Reply - read</text:p>
          </table:table-cell>
          <table:table-cell table:style-name="ce13" table:formula="of:=IF([.A51]=&quot;&quot;;&quot;&quot;;&quot;public const int &quot; &amp; [.A51] &amp; &quot; = &quot; &amp; [.C51] &amp; &quot;;&quot;)" office:value-type="string" office:string-value="public const int Forum__Reply__read = 51;">
            <text:p>public const int Forum__Reply__read = 51;</text:p>
          </table:table-cell>
          <table:table-cell table:style-name="ce19" table:formula="of:=IF([.A51]=&quot;&quot;;&quot;&quot;;&quot;items_.Add(&quot; &amp; [.A51] &amp; &quot;, new PseudoEnumItem(&quot;&quot;&quot; &amp; [.D51] &amp; &quot;&quot;&quot;));&quot;)" office:value-type="string" office:string-value="items_.Add(Forum__Reply__read, new PseudoEnumItem(&quot;Forum - Reply - read&quot;));">
            <text:p>items_.Add(Forum__Reply__read, new PseudoEnumItem("Forum - Reply - read"));</text:p>
          </table:table-cell>
          <table:table-cell table:style-name="ce4" table:formula="of:=IF([.A51]=&quot;&quot;;&quot;&quot;;&quot;  insert into &quot;&quot;CRD_Permition&quot;&quot; (   &quot;&quot;IDPermition&quot;&quot;,    &quot;&quot;Name&quot;&quot;  )  select    &quot; &amp; [.C51] &amp; &quot;,    '&quot; &amp; [.A51] &amp; &quot;'   where not exists (   select &quot;&quot;IDPermition&quot;&quot;    from &quot;&quot;CRD_Permition&quot;&quot;    where &quot;&quot;IDPermition&quot;&quot; = &quot; &amp; [.C51] &amp; &quot;  );   update &quot;&quot;CRD_Permition&quot;&quot;  set    &quot;&quot;Name&quot;&quot; = '&quot; &amp; [.A51] &amp; &quot;'  where    &quot;&quot;IDPermition&quot;&quot; = &quot; &amp; [.C51] &amp; &quot;; &quot;)" office:value-type="string" office:string-value="  insert into &quot;CRD_Permition&quot; (   &quot;IDPermition&quot;,    &quot;Name&quot;  )  select    51,    'Forum__Reply__read'   where not exists (   select &quot;IDPermition&quot;    from &quot;CRD_Permition&quot;    where &quot;IDPermition&quot; = 51  );   update &quot;CRD_Permition&quot;  set    &quot;Name&quot; = 'Forum__Reply__read'  where    &quot;IDPermition&quot; = 51; ">
            <text:p><text:s text:c="2"/>insert into "CRD_Permition" ( <text:s text:c="2"/>"IDPermition", <text:s text:c="3"/>"Name" <text:s/>) <text:s/>select <text:s text:c="3"/>51, <text:s text:c="3"/>'Forum__Reply__read' <text:s text:c="2"/>where not exists ( <text:s text:c="2"/>select "IDPermition" <text:s text:c="3"/>from "CRD_Permition" <text:s text:c="3"/>where "IDPermition" = 51 <text:s/>); <text:s text:c="2"/>update "CRD_Permition" <text:s/>set <text:s text:c="3"/>"Name" = 'Forum__Reply__read' <text:s/>where <text:s text:c="3"/>"IDPermition" = 51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Forum__delete</text:p>
          </table:table-cell>
          <table:table-cell table:style-name="ce12"/>
          <table:table-cell table:style-name="ce13" table:formula="of:=[.C51]+1" office:value-type="float" office:value="52">
            <text:p>52</text:p>
          </table:table-cell>
          <table:table-cell table:style-name="ce14" table:formula="of:=SUBSTITUTE(SUBSTITUTE(SUBSTITUTE([.A52];&quot;__WARNING&quot;;&quot;&quot;);&quot;__&quot;;&quot; - &quot;);&quot;_&quot;;&quot; &quot;)" office:value-type="string" office:string-value="Forum - Forum - delete">
            <text:p>Forum - Forum - delete</text:p>
          </table:table-cell>
          <table:table-cell table:style-name="ce13" table:formula="of:=IF([.A52]=&quot;&quot;;&quot;&quot;;&quot;public const int &quot; &amp; [.A52] &amp; &quot; = &quot; &amp; [.C52] &amp; &quot;;&quot;)" office:value-type="string" office:string-value="public const int Forum__Forum__delete = 52;">
            <text:p>public const int Forum__Forum__delete = 52;</text:p>
          </table:table-cell>
          <table:table-cell table:style-name="ce19" table:formula="of:=IF([.A52]=&quot;&quot;;&quot;&quot;;&quot;items_.Add(&quot; &amp; [.A52] &amp; &quot;, new PseudoEnumItem(&quot;&quot;&quot; &amp; [.D52] &amp; &quot;&quot;&quot;));&quot;)" office:value-type="string" office:string-value="items_.Add(Forum__Forum__delete, new PseudoEnumItem(&quot;Forum - Forum - delete&quot;));">
            <text:p>items_.Add(Forum__Forum__delete, new PseudoEnumItem("Forum - Forum - delete"));</text:p>
          </table:table-cell>
          <table:table-cell table:style-name="ce4" table:formula="of:=IF([.A52]=&quot;&quot;;&quot;&quot;;&quot;  insert into &quot;&quot;CRD_Permition&quot;&quot; (   &quot;&quot;IDPermition&quot;&quot;,    &quot;&quot;Name&quot;&quot;  )  select    &quot; &amp; [.C52] &amp; &quot;,    '&quot; &amp; [.A52] &amp; &quot;'   where not exists (   select &quot;&quot;IDPermition&quot;&quot;    from &quot;&quot;CRD_Permition&quot;&quot;    where &quot;&quot;IDPermition&quot;&quot; = &quot; &amp; [.C52] &amp; &quot;  );   update &quot;&quot;CRD_Permition&quot;&quot;  set    &quot;&quot;Name&quot;&quot; = '&quot; &amp; [.A52] &amp; &quot;'  where    &quot;&quot;IDPermition&quot;&quot; = &quot; &amp; [.C52] &amp; &quot;; &quot;)" office:value-type="string" office:string-value="  insert into &quot;CRD_Permition&quot; (   &quot;IDPermition&quot;,    &quot;Name&quot;  )  select    52,    'Forum__Forum__delete'   where not exists (   select &quot;IDPermition&quot;    from &quot;CRD_Permition&quot;    where &quot;IDPermition&quot; = 52  );   update &quot;CRD_Permition&quot;  set    &quot;Name&quot; = 'Forum__Forum__delete'  where    &quot;IDPermition&quot; = 52; ">
            <text:p><text:s text:c="2"/>insert into "CRD_Permition" ( <text:s text:c="2"/>"IDPermition", <text:s text:c="3"/>"Name" <text:s/>) <text:s/>select <text:s text:c="3"/>52, <text:s text:c="3"/>'Forum__Forum__delete' <text:s text:c="2"/>where not exists ( <text:s text:c="2"/>select "IDPermition" <text:s text:c="3"/>from "CRD_Permition" <text:s text:c="3"/>where "IDPermition" = 52 <text:s/>); <text:s text:c="2"/>update "CRD_Permition" <text:s/>set <text:s text:c="3"/>"Name" = 'Forum__Forum__delete' <text:s/>where <text:s text:c="3"/>"IDPermition" = 52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Thread__delete</text:p>
          </table:table-cell>
          <table:table-cell table:style-name="ce12"/>
          <table:table-cell table:style-name="ce13" table:formula="of:=[.C52]+1" office:value-type="float" office:value="53">
            <text:p>53</text:p>
          </table:table-cell>
          <table:table-cell table:style-name="ce14" table:formula="of:=SUBSTITUTE(SUBSTITUTE(SUBSTITUTE([.A53];&quot;__WARNING&quot;;&quot;&quot;);&quot;__&quot;;&quot; - &quot;);&quot;_&quot;;&quot; &quot;)" office:value-type="string" office:string-value="Forum - Thread - delete">
            <text:p>Forum - Thread - delete</text:p>
          </table:table-cell>
          <table:table-cell table:style-name="ce13" table:formula="of:=IF([.A53]=&quot;&quot;;&quot;&quot;;&quot;public const int &quot; &amp; [.A53] &amp; &quot; = &quot; &amp; [.C53] &amp; &quot;;&quot;)" office:value-type="string" office:string-value="public const int Forum__Thread__delete = 53;">
            <text:p>public const int Forum__Thread__delete = 53;</text:p>
          </table:table-cell>
          <table:table-cell table:style-name="ce19" table:formula="of:=IF([.A53]=&quot;&quot;;&quot;&quot;;&quot;items_.Add(&quot; &amp; [.A53] &amp; &quot;, new PseudoEnumItem(&quot;&quot;&quot; &amp; [.D53] &amp; &quot;&quot;&quot;));&quot;)" office:value-type="string" office:string-value="items_.Add(Forum__Thread__delete, new PseudoEnumItem(&quot;Forum - Thread - delete&quot;));">
            <text:p>items_.Add(Forum__Thread__delete, new PseudoEnumItem("Forum - Thread - delete"));</text:p>
          </table:table-cell>
          <table:table-cell table:style-name="ce4" table:formula="of:=IF([.A53]=&quot;&quot;;&quot;&quot;;&quot;  insert into &quot;&quot;CRD_Permition&quot;&quot; (   &quot;&quot;IDPermition&quot;&quot;,    &quot;&quot;Name&quot;&quot;  )  select    &quot; &amp; [.C53] &amp; &quot;,    '&quot; &amp; [.A53] &amp; &quot;'   where not exists (   select &quot;&quot;IDPermition&quot;&quot;    from &quot;&quot;CRD_Permition&quot;&quot;    where &quot;&quot;IDPermition&quot;&quot; = &quot; &amp; [.C53] &amp; &quot;  );   update &quot;&quot;CRD_Permition&quot;&quot;  set    &quot;&quot;Name&quot;&quot; = '&quot; &amp; [.A53] &amp; &quot;'  where    &quot;&quot;IDPermition&quot;&quot; = &quot; &amp; [.C53] &amp; &quot;; &quot;)" office:value-type="string" office:string-value="  insert into &quot;CRD_Permition&quot; (   &quot;IDPermition&quot;,    &quot;Name&quot;  )  select    53,    'Forum__Thread__delete'   where not exists (   select &quot;IDPermition&quot;    from &quot;CRD_Permition&quot;    where &quot;IDPermition&quot; = 53  );   update &quot;CRD_Permition&quot;  set    &quot;Name&quot; = 'Forum__Thread__delete'  where    &quot;IDPermition&quot; = 53; ">
            <text:p><text:s text:c="2"/>insert into "CRD_Permition" ( <text:s text:c="2"/>"IDPermition", <text:s text:c="3"/>"Name" <text:s/>) <text:s/>select <text:s text:c="3"/>53, <text:s text:c="3"/>'Forum__Thread__delete' <text:s text:c="2"/>where not exists ( <text:s text:c="2"/>select "IDPermition" <text:s text:c="3"/>from "CRD_Permition" <text:s text:c="3"/>where "IDPermition" = 53 <text:s/>); <text:s text:c="2"/>update "CRD_Permition" <text:s/>set <text:s text:c="3"/>"Name" = 'Forum__Thread__delete' <text:s/>where <text:s text:c="3"/>"IDPermition" = 53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Reply__delete</text:p>
          </table:table-cell>
          <table:table-cell table:style-name="ce12"/>
          <table:table-cell table:style-name="ce13" table:formula="of:=[.C53]+1" office:value-type="float" office:value="54">
            <text:p>54</text:p>
          </table:table-cell>
          <table:table-cell table:style-name="ce14" table:formula="of:=SUBSTITUTE(SUBSTITUTE(SUBSTITUTE([.A54];&quot;__WARNING&quot;;&quot;&quot;);&quot;__&quot;;&quot; - &quot;);&quot;_&quot;;&quot; &quot;)" office:value-type="string" office:string-value="Forum - Reply - delete">
            <text:p>Forum - Reply - delete</text:p>
          </table:table-cell>
          <table:table-cell table:style-name="ce13" table:formula="of:=IF([.A54]=&quot;&quot;;&quot;&quot;;&quot;public const int &quot; &amp; [.A54] &amp; &quot; = &quot; &amp; [.C54] &amp; &quot;;&quot;)" office:value-type="string" office:string-value="public const int Forum__Reply__delete = 54;">
            <text:p>public const int Forum__Reply__delete = 54;</text:p>
          </table:table-cell>
          <table:table-cell table:style-name="ce19" table:formula="of:=IF([.A54]=&quot;&quot;;&quot;&quot;;&quot;items_.Add(&quot; &amp; [.A54] &amp; &quot;, new PseudoEnumItem(&quot;&quot;&quot; &amp; [.D54] &amp; &quot;&quot;&quot;));&quot;)" office:value-type="string" office:string-value="items_.Add(Forum__Reply__delete, new PseudoEnumItem(&quot;Forum - Reply - delete&quot;));">
            <text:p>items_.Add(Forum__Reply__delete, new PseudoEnumItem("Forum - Reply - delete"));</text:p>
          </table:table-cell>
          <table:table-cell table:style-name="ce4" table:formula="of:=IF([.A54]=&quot;&quot;;&quot;&quot;;&quot;  insert into &quot;&quot;CRD_Permition&quot;&quot; (   &quot;&quot;IDPermition&quot;&quot;,    &quot;&quot;Name&quot;&quot;  )  select    &quot; &amp; [.C54] &amp; &quot;,    '&quot; &amp; [.A54] &amp; &quot;'   where not exists (   select &quot;&quot;IDPermition&quot;&quot;    from &quot;&quot;CRD_Permition&quot;&quot;    where &quot;&quot;IDPermition&quot;&quot; = &quot; &amp; [.C54] &amp; &quot;  );   update &quot;&quot;CRD_Permition&quot;&quot;  set    &quot;&quot;Name&quot;&quot; = '&quot; &amp; [.A54] &amp; &quot;'  where    &quot;&quot;IDPermition&quot;&quot; = &quot; &amp; [.C54] &amp; &quot;; &quot;)" office:value-type="string" office:string-value="  insert into &quot;CRD_Permition&quot; (   &quot;IDPermition&quot;,    &quot;Name&quot;  )  select    54,    'Forum__Reply__delete'   where not exists (   select &quot;IDPermition&quot;    from &quot;CRD_Permition&quot;    where &quot;IDPermition&quot; = 54  );   update &quot;CRD_Permition&quot;  set    &quot;Name&quot; = 'Forum__Reply__delete'  where    &quot;IDPermition&quot; = 54; ">
            <text:p><text:s text:c="2"/>insert into "CRD_Permition" ( <text:s text:c="2"/>"IDPermition", <text:s text:c="3"/>"Name" <text:s/>) <text:s/>select <text:s text:c="3"/>54, <text:s text:c="3"/>'Forum__Reply__delete' <text:s text:c="2"/>where not exists ( <text:s text:c="2"/>select "IDPermition" <text:s text:c="3"/>from "CRD_Permition" <text:s text:c="3"/>where "IDPermition" = 54 <text:s/>); <text:s text:c="2"/>update "CRD_Permition" <text:s/>set <text:s text:c="3"/>"Name" = 'Forum__Reply__delete' <text:s/>where <text:s text:c="3"/>"IDPermition" = 54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Thread__insert</text:p>
          </table:table-cell>
          <table:table-cell table:style-name="ce12"/>
          <table:table-cell table:style-name="ce13" table:formula="of:=[.C54]+1" office:value-type="float" office:value="55">
            <text:p>55</text:p>
          </table:table-cell>
          <table:table-cell table:style-name="ce14" table:formula="of:=SUBSTITUTE(SUBSTITUTE(SUBSTITUTE([.A55];&quot;__WARNING&quot;;&quot;&quot;);&quot;__&quot;;&quot; - &quot;);&quot;_&quot;;&quot; &quot;)" office:value-type="string" office:string-value="Forum - Thread - insert">
            <text:p>Forum - Thread - insert</text:p>
          </table:table-cell>
          <table:table-cell table:style-name="ce13" table:formula="of:=IF([.A55]=&quot;&quot;;&quot;&quot;;&quot;public const int &quot; &amp; [.A55] &amp; &quot; = &quot; &amp; [.C55] &amp; &quot;;&quot;)" office:value-type="string" office:string-value="public const int Forum__Thread__insert = 55;">
            <text:p>public const int Forum__Thread__insert = 55;</text:p>
          </table:table-cell>
          <table:table-cell table:style-name="ce19" table:formula="of:=IF([.A55]=&quot;&quot;;&quot;&quot;;&quot;items_.Add(&quot; &amp; [.A55] &amp; &quot;, new PseudoEnumItem(&quot;&quot;&quot; &amp; [.D55] &amp; &quot;&quot;&quot;));&quot;)" office:value-type="string" office:string-value="items_.Add(Forum__Thread__insert, new PseudoEnumItem(&quot;Forum - Thread - insert&quot;));">
            <text:p>items_.Add(Forum__Thread__insert, new PseudoEnumItem("Forum - Thread - insert"));</text:p>
          </table:table-cell>
          <table:table-cell table:style-name="ce4" table:formula="of:=IF([.A55]=&quot;&quot;;&quot;&quot;;&quot;  insert into &quot;&quot;CRD_Permition&quot;&quot; (   &quot;&quot;IDPermition&quot;&quot;,    &quot;&quot;Name&quot;&quot;  )  select    &quot; &amp; [.C55] &amp; &quot;,    '&quot; &amp; [.A55] &amp; &quot;'   where not exists (   select &quot;&quot;IDPermition&quot;&quot;    from &quot;&quot;CRD_Permition&quot;&quot;    where &quot;&quot;IDPermition&quot;&quot; = &quot; &amp; [.C55] &amp; &quot;  );   update &quot;&quot;CRD_Permition&quot;&quot;  set    &quot;&quot;Name&quot;&quot; = '&quot; &amp; [.A55] &amp; &quot;'  where    &quot;&quot;IDPermition&quot;&quot; = &quot; &amp; [.C55] &amp; &quot;; &quot;)" office:value-type="string" office:string-value="  insert into &quot;CRD_Permition&quot; (   &quot;IDPermition&quot;,    &quot;Name&quot;  )  select    55,    'Forum__Thread__insert'   where not exists (   select &quot;IDPermition&quot;    from &quot;CRD_Permition&quot;    where &quot;IDPermition&quot; = 55  );   update &quot;CRD_Permition&quot;  set    &quot;Name&quot; = 'Forum__Thread__insert'  where    &quot;IDPermition&quot; = 55; ">
            <text:p><text:s text:c="2"/>insert into "CRD_Permition" ( <text:s text:c="2"/>"IDPermition", <text:s text:c="3"/>"Name" <text:s/>) <text:s/>select <text:s text:c="3"/>55, <text:s text:c="3"/>'Forum__Thread__insert' <text:s text:c="2"/>where not exists ( <text:s text:c="2"/>select "IDPermition" <text:s text:c="3"/>from "CRD_Permition" <text:s text:c="3"/>where "IDPermition" = 55 <text:s/>); <text:s text:c="2"/>update "CRD_Permition" <text:s/>set <text:s text:c="3"/>"Name" = 'Forum__Thread__insert' <text:s/>where <text:s text:c="3"/>"IDPermition" = 55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Reply__insert</text:p>
          </table:table-cell>
          <table:table-cell table:style-name="ce12"/>
          <table:table-cell table:style-name="ce13" table:formula="of:=[.C55]+1" office:value-type="float" office:value="56">
            <text:p>56</text:p>
          </table:table-cell>
          <table:table-cell table:style-name="ce14" table:formula="of:=SUBSTITUTE(SUBSTITUTE(SUBSTITUTE([.A56];&quot;__WARNING&quot;;&quot;&quot;);&quot;__&quot;;&quot; - &quot;);&quot;_&quot;;&quot; &quot;)" office:value-type="string" office:string-value="Forum - Reply - insert">
            <text:p>Forum - Reply - insert</text:p>
          </table:table-cell>
          <table:table-cell table:style-name="ce13" table:formula="of:=IF([.A56]=&quot;&quot;;&quot;&quot;;&quot;public const int &quot; &amp; [.A56] &amp; &quot; = &quot; &amp; [.C56] &amp; &quot;;&quot;)" office:value-type="string" office:string-value="public const int Forum__Reply__insert = 56;">
            <text:p>public const int Forum__Reply__insert = 56;</text:p>
          </table:table-cell>
          <table:table-cell table:style-name="ce19" table:formula="of:=IF([.A56]=&quot;&quot;;&quot;&quot;;&quot;items_.Add(&quot; &amp; [.A56] &amp; &quot;, new PseudoEnumItem(&quot;&quot;&quot; &amp; [.D56] &amp; &quot;&quot;&quot;));&quot;)" office:value-type="string" office:string-value="items_.Add(Forum__Reply__insert, new PseudoEnumItem(&quot;Forum - Reply - insert&quot;));">
            <text:p>items_.Add(Forum__Reply__insert, new PseudoEnumItem("Forum - Reply - insert"));</text:p>
          </table:table-cell>
          <table:table-cell table:style-name="ce4" table:formula="of:=IF([.A56]=&quot;&quot;;&quot;&quot;;&quot;  insert into &quot;&quot;CRD_Permition&quot;&quot; (   &quot;&quot;IDPermition&quot;&quot;,    &quot;&quot;Name&quot;&quot;  )  select    &quot; &amp; [.C56] &amp; &quot;,    '&quot; &amp; [.A56] &amp; &quot;'   where not exists (   select &quot;&quot;IDPermition&quot;&quot;    from &quot;&quot;CRD_Permition&quot;&quot;    where &quot;&quot;IDPermition&quot;&quot; = &quot; &amp; [.C56] &amp; &quot;  );   update &quot;&quot;CRD_Permition&quot;&quot;  set    &quot;&quot;Name&quot;&quot; = '&quot; &amp; [.A56] &amp; &quot;'  where    &quot;&quot;IDPermition&quot;&quot; = &quot; &amp; [.C56] &amp; &quot;; &quot;)" office:value-type="string" office:string-value="  insert into &quot;CRD_Permition&quot; (   &quot;IDPermition&quot;,    &quot;Name&quot;  )  select    56,    'Forum__Reply__insert'   where not exists (   select &quot;IDPermition&quot;    from &quot;CRD_Permition&quot;    where &quot;IDPermition&quot; = 56  );   update &quot;CRD_Permition&quot;  set    &quot;Name&quot; = 'Forum__Reply__insert'  where    &quot;IDPermition&quot; = 56; ">
            <text:p><text:s text:c="2"/>insert into "CRD_Permition" ( <text:s text:c="2"/>"IDPermition", <text:s text:c="3"/>"Name" <text:s/>) <text:s/>select <text:s text:c="3"/>56, <text:s text:c="3"/>'Forum__Reply__insert' <text:s text:c="2"/>where not exists ( <text:s text:c="2"/>select "IDPermition" <text:s text:c="3"/>from "CRD_Permition" <text:s text:c="3"/>where "IDPermition" = 56 <text:s/>); <text:s text:c="2"/>update "CRD_Permition" <text:s/>set <text:s text:c="3"/>"Name" = 'Forum__Reply__insert' <text:s/>where <text:s text:c="3"/>"IDPermition" = 56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Forum__insert</text:p>
          </table:table-cell>
          <table:table-cell table:style-name="ce12"/>
          <table:table-cell table:style-name="ce13" table:formula="of:=[.C56]+1" office:value-type="float" office:value="57">
            <text:p>57</text:p>
          </table:table-cell>
          <table:table-cell table:style-name="ce14" table:formula="of:=SUBSTITUTE(SUBSTITUTE(SUBSTITUTE([.A57];&quot;__WARNING&quot;;&quot;&quot;);&quot;__&quot;;&quot; - &quot;);&quot;_&quot;;&quot; &quot;)" office:value-type="string" office:string-value="Forum - Forum - insert">
            <text:p>Forum - Forum - insert</text:p>
          </table:table-cell>
          <table:table-cell table:style-name="ce13" table:formula="of:=IF([.A57]=&quot;&quot;;&quot;&quot;;&quot;public const int &quot; &amp; [.A57] &amp; &quot; = &quot; &amp; [.C57] &amp; &quot;;&quot;)" office:value-type="string" office:string-value="public const int Forum__Forum__insert = 57;">
            <text:p>public const int Forum__Forum__insert = 57;</text:p>
          </table:table-cell>
          <table:table-cell table:style-name="ce19" table:formula="of:=IF([.A57]=&quot;&quot;;&quot;&quot;;&quot;items_.Add(&quot; &amp; [.A57] &amp; &quot;, new PseudoEnumItem(&quot;&quot;&quot; &amp; [.D57] &amp; &quot;&quot;&quot;));&quot;)" office:value-type="string" office:string-value="items_.Add(Forum__Forum__insert, new PseudoEnumItem(&quot;Forum - Forum - insert&quot;));">
            <text:p>items_.Add(Forum__Forum__insert, new PseudoEnumItem("Forum - Forum - insert"));</text:p>
          </table:table-cell>
          <table:table-cell table:style-name="ce4" table:formula="of:=IF([.A57]=&quot;&quot;;&quot;&quot;;&quot;  insert into &quot;&quot;CRD_Permition&quot;&quot; (   &quot;&quot;IDPermition&quot;&quot;,    &quot;&quot;Name&quot;&quot;  )  select    &quot; &amp; [.C57] &amp; &quot;,    '&quot; &amp; [.A57] &amp; &quot;'   where not exists (   select &quot;&quot;IDPermition&quot;&quot;    from &quot;&quot;CRD_Permition&quot;&quot;    where &quot;&quot;IDPermition&quot;&quot; = &quot; &amp; [.C57] &amp; &quot;  );   update &quot;&quot;CRD_Permition&quot;&quot;  set    &quot;&quot;Name&quot;&quot; = '&quot; &amp; [.A57] &amp; &quot;'  where    &quot;&quot;IDPermition&quot;&quot; = &quot; &amp; [.C57] &amp; &quot;; &quot;)" office:value-type="string" office:string-value="  insert into &quot;CRD_Permition&quot; (   &quot;IDPermition&quot;,    &quot;Name&quot;  )  select    57,    'Forum__Forum__insert'   where not exists (   select &quot;IDPermition&quot;    from &quot;CRD_Permition&quot;    where &quot;IDPermition&quot; = 57  );   update &quot;CRD_Permition&quot;  set    &quot;Name&quot; = 'Forum__Forum__insert'  where    &quot;IDPermition&quot; = 57; ">
            <text:p><text:s text:c="2"/>insert into "CRD_Permition" ( <text:s text:c="2"/>"IDPermition", <text:s text:c="3"/>"Name" <text:s/>) <text:s/>select <text:s text:c="3"/>57, <text:s text:c="3"/>'Forum__Forum__insert' <text:s text:c="2"/>where not exists ( <text:s text:c="2"/>select "IDPermition" <text:s text:c="3"/>from "CRD_Permition" <text:s text:c="3"/>where "IDPermition" = 57 <text:s/>); <text:s text:c="2"/>update "CRD_Permition" <text:s/>set <text:s text:c="3"/>"Name" = 'Forum__Forum__insert' <text:s/>where <text:s text:c="3"/>"IDPermition" = 57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Language__insert</text:p>
          </table:table-cell>
          <table:table-cell table:style-name="ce12"/>
          <table:table-cell table:style-name="ce13" table:formula="of:=[.C57]+1" office:value-type="float" office:value="58">
            <text:p>58</text:p>
          </table:table-cell>
          <table:table-cell table:style-name="ce14" table:formula="of:=SUBSTITUTE(SUBSTITUTE(SUBSTITUTE([.A58];&quot;__WARNING&quot;;&quot;&quot;);&quot;__&quot;;&quot; - &quot;);&quot;_&quot;;&quot; &quot;)" office:value-type="string" office:string-value="Language - insert">
            <text:p>Language - insert</text:p>
          </table:table-cell>
          <table:table-cell table:style-name="ce13" table:formula="of:=IF([.A58]=&quot;&quot;;&quot;&quot;;&quot;public const int &quot; &amp; [.A58] &amp; &quot; = &quot; &amp; [.C58] &amp; &quot;;&quot;)" office:value-type="string" office:string-value="public const int Language__insert = 58;">
            <text:p>public const int Language__insert = 58;</text:p>
          </table:table-cell>
          <table:table-cell table:style-name="ce19" table:formula="of:=IF([.A58]=&quot;&quot;;&quot;&quot;;&quot;items_.Add(&quot; &amp; [.A58] &amp; &quot;, new PseudoEnumItem(&quot;&quot;&quot; &amp; [.D58] &amp; &quot;&quot;&quot;));&quot;)" office:value-type="string" office:string-value="items_.Add(Language__insert, new PseudoEnumItem(&quot;Language - insert&quot;));">
            <text:p>items_.Add(Language__insert, new PseudoEnumItem("Language - insert"));</text:p>
          </table:table-cell>
          <table:table-cell table:style-name="ce4" table:formula="of:=IF([.A58]=&quot;&quot;;&quot;&quot;;&quot;  insert into &quot;&quot;CRD_Permition&quot;&quot; (   &quot;&quot;IDPermition&quot;&quot;,    &quot;&quot;Name&quot;&quot;  )  select    &quot; &amp; [.C58] &amp; &quot;,    '&quot; &amp; [.A58] &amp; &quot;'   where not exists (   select &quot;&quot;IDPermition&quot;&quot;    from &quot;&quot;CRD_Permition&quot;&quot;    where &quot;&quot;IDPermition&quot;&quot; = &quot; &amp; [.C58] &amp; &quot;  );   update &quot;&quot;CRD_Permition&quot;&quot;  set    &quot;&quot;Name&quot;&quot; = '&quot; &amp; [.A58] &amp; &quot;'  where    &quot;&quot;IDPermition&quot;&quot; = &quot; &amp; [.C58] &amp; &quot;; &quot;)" office:value-type="string" office:string-value="  insert into &quot;CRD_Permition&quot; (   &quot;IDPermition&quot;,    &quot;Name&quot;  )  select    58,    'Language__insert'   where not exists (   select &quot;IDPermition&quot;    from &quot;CRD_Permition&quot;    where &quot;IDPermition&quot; = 58  );   update &quot;CRD_Permition&quot;  set    &quot;Name&quot; = 'Language__insert'  where    &quot;IDPermition&quot; = 58; ">
            <text:p><text:s text:c="2"/>insert into "CRD_Permition" ( <text:s text:c="2"/>"IDPermition", <text:s text:c="3"/>"Name" <text:s/>) <text:s/>select <text:s text:c="3"/>58, <text:s text:c="3"/>'Language__insert' <text:s text:c="2"/>where not exists ( <text:s text:c="2"/>select "IDPermition" <text:s text:c="3"/>from "CRD_Permition" <text:s text:c="3"/>where "IDPermition" = 58 <text:s/>); <text:s text:c="2"/>update "CRD_Permition" <text:s/>set <text:s text:c="3"/>"Name" = 'Language__insert' <text:s/>where <text:s text:c="3"/>"IDPermition" = 58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Language__update</text:p>
          </table:table-cell>
          <table:table-cell table:style-name="ce12"/>
          <table:table-cell table:style-name="ce13" table:formula="of:=[.C58]+1" office:value-type="float" office:value="59">
            <text:p>59</text:p>
          </table:table-cell>
          <table:table-cell table:style-name="ce14" table:formula="of:=SUBSTITUTE(SUBSTITUTE(SUBSTITUTE([.A59];&quot;__WARNING&quot;;&quot;&quot;);&quot;__&quot;;&quot; - &quot;);&quot;_&quot;;&quot; &quot;)" office:value-type="string" office:string-value="Language - update">
            <text:p>Language - update</text:p>
          </table:table-cell>
          <table:table-cell table:style-name="ce13" table:formula="of:=IF([.A59]=&quot;&quot;;&quot;&quot;;&quot;public const int &quot; &amp; [.A59] &amp; &quot; = &quot; &amp; [.C59] &amp; &quot;;&quot;)" office:value-type="string" office:string-value="public const int Language__update = 59;">
            <text:p>public const int Language__update = 59;</text:p>
          </table:table-cell>
          <table:table-cell table:style-name="ce19" table:formula="of:=IF([.A59]=&quot;&quot;;&quot;&quot;;&quot;items_.Add(&quot; &amp; [.A59] &amp; &quot;, new PseudoEnumItem(&quot;&quot;&quot; &amp; [.D59] &amp; &quot;&quot;&quot;));&quot;)" office:value-type="string" office:string-value="items_.Add(Language__update, new PseudoEnumItem(&quot;Language - update&quot;));">
            <text:p>items_.Add(Language__update, new PseudoEnumItem("Language - update"));</text:p>
          </table:table-cell>
          <table:table-cell table:style-name="ce4" table:formula="of:=IF([.A59]=&quot;&quot;;&quot;&quot;;&quot;  insert into &quot;&quot;CRD_Permition&quot;&quot; (   &quot;&quot;IDPermition&quot;&quot;,    &quot;&quot;Name&quot;&quot;  )  select    &quot; &amp; [.C59] &amp; &quot;,    '&quot; &amp; [.A59] &amp; &quot;'   where not exists (   select &quot;&quot;IDPermition&quot;&quot;    from &quot;&quot;CRD_Permition&quot;&quot;    where &quot;&quot;IDPermition&quot;&quot; = &quot; &amp; [.C59] &amp; &quot;  );   update &quot;&quot;CRD_Permition&quot;&quot;  set    &quot;&quot;Name&quot;&quot; = '&quot; &amp; [.A59] &amp; &quot;'  where    &quot;&quot;IDPermition&quot;&quot; = &quot; &amp; [.C59] &amp; &quot;; &quot;)" office:value-type="string" office:string-value="  insert into &quot;CRD_Permition&quot; (   &quot;IDPermition&quot;,    &quot;Name&quot;  )  select    59,    'Language__update'   where not exists (   select &quot;IDPermition&quot;    from &quot;CRD_Permition&quot;    where &quot;IDPermition&quot; = 59  );   update &quot;CRD_Permition&quot;  set    &quot;Name&quot; = 'Language__update'  where    &quot;IDPermition&quot; = 59; ">
            <text:p><text:s text:c="2"/>insert into "CRD_Permition" ( <text:s text:c="2"/>"IDPermition", <text:s text:c="3"/>"Name" <text:s/>) <text:s/>select <text:s text:c="3"/>59, <text:s text:c="3"/>'Language__update' <text:s text:c="2"/>where not exists ( <text:s text:c="2"/>select "IDPermition" <text:s text:c="3"/>from "CRD_Permition" <text:s text:c="3"/>where "IDPermition" = 59 <text:s/>); <text:s text:c="2"/>update "CRD_Permition" <text:s/>set <text:s text:c="3"/>"Name" = 'Language__update' <text:s/>where <text:s text:c="3"/>"IDPermition" = 59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Language__delete</text:p>
          </table:table-cell>
          <table:table-cell table:style-name="ce12"/>
          <table:table-cell table:style-name="ce13" table:formula="of:=[.C59]+1" office:value-type="float" office:value="60">
            <text:p>60</text:p>
          </table:table-cell>
          <table:table-cell table:style-name="ce14" table:formula="of:=SUBSTITUTE(SUBSTITUTE(SUBSTITUTE([.A60];&quot;__WARNING&quot;;&quot;&quot;);&quot;__&quot;;&quot; - &quot;);&quot;_&quot;;&quot; &quot;)" office:value-type="string" office:string-value="Language - delete">
            <text:p>Language - delete</text:p>
          </table:table-cell>
          <table:table-cell table:style-name="ce13" table:formula="of:=IF([.A60]=&quot;&quot;;&quot;&quot;;&quot;public const int &quot; &amp; [.A60] &amp; &quot; = &quot; &amp; [.C60] &amp; &quot;;&quot;)" office:value-type="string" office:string-value="public const int Language__delete = 60;">
            <text:p>public const int Language__delete = 60;</text:p>
          </table:table-cell>
          <table:table-cell table:style-name="ce19" table:formula="of:=IF([.A60]=&quot;&quot;;&quot;&quot;;&quot;items_.Add(&quot; &amp; [.A60] &amp; &quot;, new PseudoEnumItem(&quot;&quot;&quot; &amp; [.D60] &amp; &quot;&quot;&quot;));&quot;)" office:value-type="string" office:string-value="items_.Add(Language__delete, new PseudoEnumItem(&quot;Language - delete&quot;));">
            <text:p>items_.Add(Language__delete, new PseudoEnumItem("Language - delete"));</text:p>
          </table:table-cell>
          <table:table-cell table:style-name="ce4" table:formula="of:=IF([.A60]=&quot;&quot;;&quot;&quot;;&quot;  insert into &quot;&quot;CRD_Permition&quot;&quot; (   &quot;&quot;IDPermition&quot;&quot;,    &quot;&quot;Name&quot;&quot;  )  select    &quot; &amp; [.C60] &amp; &quot;,    '&quot; &amp; [.A60] &amp; &quot;'   where not exists (   select &quot;&quot;IDPermition&quot;&quot;    from &quot;&quot;CRD_Permition&quot;&quot;    where &quot;&quot;IDPermition&quot;&quot; = &quot; &amp; [.C60] &amp; &quot;  );   update &quot;&quot;CRD_Permition&quot;&quot;  set    &quot;&quot;Name&quot;&quot; = '&quot; &amp; [.A60] &amp; &quot;'  where    &quot;&quot;IDPermition&quot;&quot; = &quot; &amp; [.C60] &amp; &quot;; &quot;)" office:value-type="string" office:string-value="  insert into &quot;CRD_Permition&quot; (   &quot;IDPermition&quot;,    &quot;Name&quot;  )  select    60,    'Language__delete'   where not exists (   select &quot;IDPermition&quot;    from &quot;CRD_Permition&quot;    where &quot;IDPermition&quot; = 60  );   update &quot;CRD_Permition&quot;  set    &quot;Name&quot; = 'Language__delete'  where    &quot;IDPermition&quot; = 60; ">
            <text:p><text:s text:c="2"/>insert into "CRD_Permition" ( <text:s text:c="2"/>"IDPermition", <text:s text:c="3"/>"Name" <text:s/>) <text:s/>select <text:s text:c="3"/>60, <text:s text:c="3"/>'Language__delete' <text:s text:c="2"/>where not exists ( <text:s text:c="2"/>select "IDPermition" <text:s text:c="3"/>from "CRD_Permition" <text:s text:c="3"/>where "IDPermition" = 60 <text:s/>); <text:s text:c="2"/>update "CRD_Permition" <text:s/>set <text:s text:c="3"/>"Name" = 'Language__delete' <text:s/>where <text:s text:c="3"/>"IDPermition" = 60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Language__set_supported</text:p>
          </table:table-cell>
          <table:table-cell table:style-name="ce12"/>
          <table:table-cell table:style-name="ce13" table:formula="of:=[.C60]+1" office:value-type="float" office:value="61">
            <text:p>61</text:p>
          </table:table-cell>
          <table:table-cell table:style-name="ce14" table:formula="of:=SUBSTITUTE(SUBSTITUTE(SUBSTITUTE([.A61];&quot;__WARNING&quot;;&quot;&quot;);&quot;__&quot;;&quot; - &quot;);&quot;_&quot;;&quot; &quot;)" office:value-type="string" office:string-value="Language - set supported">
            <text:p>Language - set supported</text:p>
          </table:table-cell>
          <table:table-cell table:style-name="ce13" table:formula="of:=IF([.A61]=&quot;&quot;;&quot;&quot;;&quot;public const int &quot; &amp; [.A61] &amp; &quot; = &quot; &amp; [.C61] &amp; &quot;;&quot;)" office:value-type="string" office:string-value="public const int Language__set_supported = 61;">
            <text:p>public const int Language__set_supported = 61;</text:p>
          </table:table-cell>
          <table:table-cell table:style-name="ce19" table:formula="of:=IF([.A61]=&quot;&quot;;&quot;&quot;;&quot;items_.Add(&quot; &amp; [.A61] &amp; &quot;, new PseudoEnumItem(&quot;&quot;&quot; &amp; [.D61] &amp; &quot;&quot;&quot;));&quot;)" office:value-type="string" office:string-value="items_.Add(Language__set_supported, new PseudoEnumItem(&quot;Language - set supported&quot;));">
            <text:p>items_.Add(Language__set_supported, new PseudoEnumItem("Language - set supported"));</text:p>
          </table:table-cell>
          <table:table-cell table:style-name="ce4" table:formula="of:=IF([.A61]=&quot;&quot;;&quot;&quot;;&quot;  insert into &quot;&quot;CRD_Permition&quot;&quot; (   &quot;&quot;IDPermition&quot;&quot;,    &quot;&quot;Name&quot;&quot;  )  select    &quot; &amp; [.C61] &amp; &quot;,    '&quot; &amp; [.A61] &amp; &quot;'   where not exists (   select &quot;&quot;IDPermition&quot;&quot;    from &quot;&quot;CRD_Permition&quot;&quot;    where &quot;&quot;IDPermition&quot;&quot; = &quot; &amp; [.C61] &amp; &quot;  );   update &quot;&quot;CRD_Permition&quot;&quot;  set    &quot;&quot;Name&quot;&quot; = '&quot; &amp; [.A61] &amp; &quot;'  where    &quot;&quot;IDPermition&quot;&quot; = &quot; &amp; [.C61] &amp; &quot;; &quot;)" office:value-type="string" office:string-value="  insert into &quot;CRD_Permition&quot; (   &quot;IDPermition&quot;,    &quot;Name&quot;  )  select    61,    'Language__set_supported'   where not exists (   select &quot;IDPermition&quot;    from &quot;CRD_Permition&quot;    where &quot;IDPermition&quot; = 61  );   update &quot;CRD_Permition&quot;  set    &quot;Name&quot; = 'Language__set_supported'  where    &quot;IDPermition&quot; = 61; ">
            <text:p><text:s text:c="2"/>insert into "CRD_Permition" ( <text:s text:c="2"/>"IDPermition", <text:s text:c="3"/>"Name" <text:s/>) <text:s/>select <text:s text:c="3"/>61, <text:s text:c="3"/>'Language__set_supported' <text:s text:c="2"/>where not exists ( <text:s text:c="2"/>select "IDPermition" <text:s text:c="3"/>from "CRD_Permition" <text:s text:c="3"/>where "IDPermition" = 61 <text:s/>); <text:s text:c="2"/>update "CRD_Permition" <text:s/>set <text:s text:c="3"/>"Name" = 'Language__set_supported' <text:s/>where <text:s text:c="3"/>"IDPermition" = 61; </text:p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1]+1" office:value-type="float" office:value="62">
            <text:p>62</text:p>
          </table:table-cell>
          <table:table-cell table:style-name="ce14" table:formula="of:=SUBSTITUTE(SUBSTITUTE(SUBSTITUTE([.A62];&quot;__WARNING&quot;;&quot;&quot;);&quot;__&quot;;&quot; - &quot;);&quot;_&quot;;&quot; &quot;)">
            <text:p/>
          </table:table-cell>
          <table:table-cell table:style-name="ce13" table:formula="of:=IF([.A62]=&quot;&quot;;&quot;&quot;;&quot;public const int &quot; &amp; [.A62] &amp; &quot; = &quot; &amp; [.C62] &amp; &quot;;&quot;)">
            <text:p/>
          </table:table-cell>
          <table:table-cell table:style-name="ce19" table:formula="of:=IF([.A62]=&quot;&quot;;&quot;&quot;;&quot;items_.Add(&quot; &amp; [.A62] &amp; &quot;, new PseudoEnumItem(&quot;&quot;&quot; &amp; [.D62] &amp; &quot;&quot;&quot;));&quot;)">
            <text:p/>
          </table:table-cell>
          <table:table-cell table:style-name="ce4" table:formula="of:=IF([.A62]=&quot;&quot;;&quot;&quot;;&quot;  insert into &quot;&quot;CRD_Permition&quot;&quot; (   &quot;&quot;IDPermition&quot;&quot;,    &quot;&quot;Name&quot;&quot;  )  select    &quot; &amp; [.C62] &amp; &quot;,    '&quot; &amp; [.A62] &amp; &quot;'   where not exists (   select &quot;&quot;IDPermition&quot;&quot;    from &quot;&quot;CRD_Permition&quot;&quot;    where &quot;&quot;IDPermition&quot;&quot; = &quot; &amp; [.C62] &amp; &quot;  );   update &quot;&quot;CRD_Permition&quot;&quot;  set    &quot;&quot;Name&quot;&quot; = '&quot; &amp; [.A62] &amp; &quot;'  where    &quot;&quot;IDPermition&quot;&quot; = &quot; &amp; [.C62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2]+1" office:value-type="float" office:value="63">
            <text:p>63</text:p>
          </table:table-cell>
          <table:table-cell table:style-name="ce14" table:formula="of:=SUBSTITUTE(SUBSTITUTE(SUBSTITUTE([.A63];&quot;__WARNING&quot;;&quot;&quot;);&quot;__&quot;;&quot; - &quot;);&quot;_&quot;;&quot; &quot;)">
            <text:p/>
          </table:table-cell>
          <table:table-cell table:style-name="ce13" table:formula="of:=IF([.A63]=&quot;&quot;;&quot;&quot;;&quot;public const int &quot; &amp; [.A63] &amp; &quot; = &quot; &amp; [.C63] &amp; &quot;;&quot;)">
            <text:p/>
          </table:table-cell>
          <table:table-cell table:style-name="ce19" table:formula="of:=IF([.A63]=&quot;&quot;;&quot;&quot;;&quot;items_.Add(&quot; &amp; [.A63] &amp; &quot;, new PseudoEnumItem(&quot;&quot;&quot; &amp; [.D63] &amp; &quot;&quot;&quot;));&quot;)">
            <text:p/>
          </table:table-cell>
          <table:table-cell table:style-name="ce4" table:formula="of:=IF([.A63]=&quot;&quot;;&quot;&quot;;&quot;  insert into &quot;&quot;CRD_Permition&quot;&quot; (   &quot;&quot;IDPermition&quot;&quot;,    &quot;&quot;Name&quot;&quot;  )  select    &quot; &amp; [.C63] &amp; &quot;,    '&quot; &amp; [.A63] &amp; &quot;'   where not exists (   select &quot;&quot;IDPermition&quot;&quot;    from &quot;&quot;CRD_Permition&quot;&quot;    where &quot;&quot;IDPermition&quot;&quot; = &quot; &amp; [.C63] &amp; &quot;  );   update &quot;&quot;CRD_Permition&quot;&quot;  set    &quot;&quot;Name&quot;&quot; = '&quot; &amp; [.A63] &amp; &quot;'  where    &quot;&quot;IDPermition&quot;&quot; = &quot; &amp; [.C63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3]+1" office:value-type="float" office:value="64">
            <text:p>64</text:p>
          </table:table-cell>
          <table:table-cell table:style-name="ce14" table:formula="of:=SUBSTITUTE(SUBSTITUTE(SUBSTITUTE([.A64];&quot;__WARNING&quot;;&quot;&quot;);&quot;__&quot;;&quot; - &quot;);&quot;_&quot;;&quot; &quot;)">
            <text:p/>
          </table:table-cell>
          <table:table-cell table:style-name="ce13" table:formula="of:=IF([.A64]=&quot;&quot;;&quot;&quot;;&quot;public const int &quot; &amp; [.A64] &amp; &quot; = &quot; &amp; [.C64] &amp; &quot;;&quot;)">
            <text:p/>
          </table:table-cell>
          <table:table-cell table:style-name="ce19" table:formula="of:=IF([.A64]=&quot;&quot;;&quot;&quot;;&quot;items_.Add(&quot; &amp; [.A64] &amp; &quot;, new PseudoEnumItem(&quot;&quot;&quot; &amp; [.D64] &amp; &quot;&quot;&quot;));&quot;)">
            <text:p/>
          </table:table-cell>
          <table:table-cell table:style-name="ce4" table:formula="of:=IF([.A64]=&quot;&quot;;&quot;&quot;;&quot;  insert into &quot;&quot;CRD_Permition&quot;&quot; (   &quot;&quot;IDPermition&quot;&quot;,    &quot;&quot;Name&quot;&quot;  )  select    &quot; &amp; [.C64] &amp; &quot;,    '&quot; &amp; [.A64] &amp; &quot;'   where not exists (   select &quot;&quot;IDPermition&quot;&quot;    from &quot;&quot;CRD_Permition&quot;&quot;    where &quot;&quot;IDPermition&quot;&quot; = &quot; &amp; [.C64] &amp; &quot;  );   update &quot;&quot;CRD_Permition&quot;&quot;  set    &quot;&quot;Name&quot;&quot; = '&quot; &amp; [.A64] &amp; &quot;'  where    &quot;&quot;IDPermition&quot;&quot; = &quot; &amp; [.C64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4]+1" office:value-type="float" office:value="65">
            <text:p>65</text:p>
          </table:table-cell>
          <table:table-cell table:style-name="ce14" table:formula="of:=SUBSTITUTE(SUBSTITUTE(SUBSTITUTE([.A65];&quot;__WARNING&quot;;&quot;&quot;);&quot;__&quot;;&quot; - &quot;);&quot;_&quot;;&quot; &quot;)">
            <text:p/>
          </table:table-cell>
          <table:table-cell table:style-name="ce13" table:formula="of:=IF([.A65]=&quot;&quot;;&quot;&quot;;&quot;public const int &quot; &amp; [.A65] &amp; &quot; = &quot; &amp; [.C65] &amp; &quot;;&quot;)">
            <text:p/>
          </table:table-cell>
          <table:table-cell table:style-name="ce19" table:formula="of:=IF([.A65]=&quot;&quot;;&quot;&quot;;&quot;items_.Add(&quot; &amp; [.A65] &amp; &quot;, new PseudoEnumItem(&quot;&quot;&quot; &amp; [.D65] &amp; &quot;&quot;&quot;));&quot;)">
            <text:p/>
          </table:table-cell>
          <table:table-cell table:style-name="ce4" table:formula="of:=IF([.A65]=&quot;&quot;;&quot;&quot;;&quot;  insert into &quot;&quot;CRD_Permition&quot;&quot; (   &quot;&quot;IDPermition&quot;&quot;,    &quot;&quot;Name&quot;&quot;  )  select    &quot; &amp; [.C65] &amp; &quot;,    '&quot; &amp; [.A65] &amp; &quot;'   where not exists (   select &quot;&quot;IDPermition&quot;&quot;    from &quot;&quot;CRD_Permition&quot;&quot;    where &quot;&quot;IDPermition&quot;&quot; = &quot; &amp; [.C65] &amp; &quot;  );   update &quot;&quot;CRD_Permition&quot;&quot;  set    &quot;&quot;Name&quot;&quot; = '&quot; &amp; [.A65] &amp; &quot;'  where    &quot;&quot;IDPermition&quot;&quot; = &quot; &amp; [.C65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5]+1" office:value-type="float" office:value="66">
            <text:p>66</text:p>
          </table:table-cell>
          <table:table-cell table:style-name="ce14" table:formula="of:=SUBSTITUTE(SUBSTITUTE(SUBSTITUTE([.A66];&quot;__WARNING&quot;;&quot;&quot;);&quot;__&quot;;&quot; - &quot;);&quot;_&quot;;&quot; &quot;)">
            <text:p/>
          </table:table-cell>
          <table:table-cell table:style-name="ce13" table:formula="of:=IF([.A66]=&quot;&quot;;&quot;&quot;;&quot;public const int &quot; &amp; [.A66] &amp; &quot; = &quot; &amp; [.C66] &amp; &quot;;&quot;)">
            <text:p/>
          </table:table-cell>
          <table:table-cell table:style-name="ce19" table:formula="of:=IF([.A66]=&quot;&quot;;&quot;&quot;;&quot;items_.Add(&quot; &amp; [.A66] &amp; &quot;, new PseudoEnumItem(&quot;&quot;&quot; &amp; [.D66] &amp; &quot;&quot;&quot;));&quot;)">
            <text:p/>
          </table:table-cell>
          <table:table-cell table:style-name="ce4" table:formula="of:=IF([.A66]=&quot;&quot;;&quot;&quot;;&quot;  insert into &quot;&quot;CRD_Permition&quot;&quot; (   &quot;&quot;IDPermition&quot;&quot;,    &quot;&quot;Name&quot;&quot;  )  select    &quot; &amp; [.C66] &amp; &quot;,    '&quot; &amp; [.A66] &amp; &quot;'   where not exists (   select &quot;&quot;IDPermition&quot;&quot;    from &quot;&quot;CRD_Permition&quot;&quot;    where &quot;&quot;IDPermition&quot;&quot; = &quot; &amp; [.C66] &amp; &quot;  );   update &quot;&quot;CRD_Permition&quot;&quot;  set    &quot;&quot;Name&quot;&quot; = '&quot; &amp; [.A66] &amp; &quot;'  where    &quot;&quot;IDPermition&quot;&quot; = &quot; &amp; [.C66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6]+1" office:value-type="float" office:value="67">
            <text:p>67</text:p>
          </table:table-cell>
          <table:table-cell table:style-name="ce14" table:formula="of:=SUBSTITUTE(SUBSTITUTE(SUBSTITUTE([.A67];&quot;__WARNING&quot;;&quot;&quot;);&quot;__&quot;;&quot; - &quot;);&quot;_&quot;;&quot; &quot;)">
            <text:p/>
          </table:table-cell>
          <table:table-cell table:style-name="ce13" table:formula="of:=IF([.A67]=&quot;&quot;;&quot;&quot;;&quot;public const int &quot; &amp; [.A67] &amp; &quot; = &quot; &amp; [.C67] &amp; &quot;;&quot;)">
            <text:p/>
          </table:table-cell>
          <table:table-cell table:style-name="ce19" table:formula="of:=IF([.A67]=&quot;&quot;;&quot;&quot;;&quot;items_.Add(&quot; &amp; [.A67] &amp; &quot;, new PseudoEnumItem(&quot;&quot;&quot; &amp; [.D67] &amp; &quot;&quot;&quot;));&quot;)">
            <text:p/>
          </table:table-cell>
          <table:table-cell table:style-name="ce4" table:formula="of:=IF([.A67]=&quot;&quot;;&quot;&quot;;&quot;  insert into &quot;&quot;CRD_Permition&quot;&quot; (   &quot;&quot;IDPermition&quot;&quot;,    &quot;&quot;Name&quot;&quot;  )  select    &quot; &amp; [.C67] &amp; &quot;,    '&quot; &amp; [.A67] &amp; &quot;'   where not exists (   select &quot;&quot;IDPermition&quot;&quot;    from &quot;&quot;CRD_Permition&quot;&quot;    where &quot;&quot;IDPermition&quot;&quot; = &quot; &amp; [.C67] &amp; &quot;  );   update &quot;&quot;CRD_Permition&quot;&quot;  set    &quot;&quot;Name&quot;&quot; = '&quot; &amp; [.A67] &amp; &quot;'  where    &quot;&quot;IDPermition&quot;&quot; = &quot; &amp; [.C67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7]+1" office:value-type="float" office:value="68">
            <text:p>68</text:p>
          </table:table-cell>
          <table:table-cell table:style-name="ce14" table:formula="of:=SUBSTITUTE(SUBSTITUTE(SUBSTITUTE([.A68];&quot;__WARNING&quot;;&quot;&quot;);&quot;__&quot;;&quot; - &quot;);&quot;_&quot;;&quot; &quot;)">
            <text:p/>
          </table:table-cell>
          <table:table-cell table:style-name="ce13" table:formula="of:=IF([.A68]=&quot;&quot;;&quot;&quot;;&quot;public const int &quot; &amp; [.A68] &amp; &quot; = &quot; &amp; [.C68] &amp; &quot;;&quot;)">
            <text:p/>
          </table:table-cell>
          <table:table-cell table:style-name="ce19" table:formula="of:=IF([.A68]=&quot;&quot;;&quot;&quot;;&quot;items_.Add(&quot; &amp; [.A68] &amp; &quot;, new PseudoEnumItem(&quot;&quot;&quot; &amp; [.D68] &amp; &quot;&quot;&quot;));&quot;)">
            <text:p/>
          </table:table-cell>
          <table:table-cell table:style-name="ce4" table:formula="of:=IF([.A68]=&quot;&quot;;&quot;&quot;;&quot;  insert into &quot;&quot;CRD_Permition&quot;&quot; (   &quot;&quot;IDPermition&quot;&quot;,    &quot;&quot;Name&quot;&quot;  )  select    &quot; &amp; [.C68] &amp; &quot;,    '&quot; &amp; [.A68] &amp; &quot;'   where not exists (   select &quot;&quot;IDPermition&quot;&quot;    from &quot;&quot;CRD_Permition&quot;&quot;    where &quot;&quot;IDPermition&quot;&quot; = &quot; &amp; [.C68] &amp; &quot;  );   update &quot;&quot;CRD_Permition&quot;&quot;  set    &quot;&quot;Name&quot;&quot; = '&quot; &amp; [.A68] &amp; &quot;'  where    &quot;&quot;IDPermition&quot;&quot; = &quot; &amp; [.C68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8]+1" office:value-type="float" office:value="69">
            <text:p>69</text:p>
          </table:table-cell>
          <table:table-cell table:style-name="ce14" table:formula="of:=SUBSTITUTE(SUBSTITUTE(SUBSTITUTE([.A69];&quot;__WARNING&quot;;&quot;&quot;);&quot;__&quot;;&quot; - &quot;);&quot;_&quot;;&quot; &quot;)">
            <text:p/>
          </table:table-cell>
          <table:table-cell table:style-name="ce13" table:formula="of:=IF([.A69]=&quot;&quot;;&quot;&quot;;&quot;public const int &quot; &amp; [.A69] &amp; &quot; = &quot; &amp; [.C69] &amp; &quot;;&quot;)">
            <text:p/>
          </table:table-cell>
          <table:table-cell table:style-name="ce19" table:formula="of:=IF([.A69]=&quot;&quot;;&quot;&quot;;&quot;items_.Add(&quot; &amp; [.A69] &amp; &quot;, new PseudoEnumItem(&quot;&quot;&quot; &amp; [.D69] &amp; &quot;&quot;&quot;));&quot;)">
            <text:p/>
          </table:table-cell>
          <table:table-cell table:style-name="ce4" table:formula="of:=IF([.A69]=&quot;&quot;;&quot;&quot;;&quot;  insert into &quot;&quot;CRD_Permition&quot;&quot; (   &quot;&quot;IDPermition&quot;&quot;,    &quot;&quot;Name&quot;&quot;  )  select    &quot; &amp; [.C69] &amp; &quot;,    '&quot; &amp; [.A69] &amp; &quot;'   where not exists (   select &quot;&quot;IDPermition&quot;&quot;    from &quot;&quot;CRD_Permition&quot;&quot;    where &quot;&quot;IDPermition&quot;&quot; = &quot; &amp; [.C69] &amp; &quot;  );   update &quot;&quot;CRD_Permition&quot;&quot;  set    &quot;&quot;Name&quot;&quot; = '&quot; &amp; [.A69] &amp; &quot;'  where    &quot;&quot;IDPermition&quot;&quot; = &quot; &amp; [.C69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9]+1" office:value-type="float" office:value="70">
            <text:p>70</text:p>
          </table:table-cell>
          <table:table-cell table:style-name="ce14" table:formula="of:=SUBSTITUTE(SUBSTITUTE(SUBSTITUTE([.A70];&quot;__WARNING&quot;;&quot;&quot;);&quot;__&quot;;&quot; - &quot;);&quot;_&quot;;&quot; &quot;)">
            <text:p/>
          </table:table-cell>
          <table:table-cell table:style-name="ce13" table:formula="of:=IF([.A70]=&quot;&quot;;&quot;&quot;;&quot;public const int &quot; &amp; [.A70] &amp; &quot; = &quot; &amp; [.C70] &amp; &quot;;&quot;)">
            <text:p/>
          </table:table-cell>
          <table:table-cell table:style-name="ce19" table:formula="of:=IF([.A70]=&quot;&quot;;&quot;&quot;;&quot;items_.Add(&quot; &amp; [.A70] &amp; &quot;, new PseudoEnumItem(&quot;&quot;&quot; &amp; [.D70] &amp; &quot;&quot;&quot;));&quot;)">
            <text:p/>
          </table:table-cell>
          <table:table-cell table:style-name="ce4" table:formula="of:=IF([.A70]=&quot;&quot;;&quot;&quot;;&quot;  insert into &quot;&quot;CRD_Permition&quot;&quot; (   &quot;&quot;IDPermition&quot;&quot;,    &quot;&quot;Name&quot;&quot;  )  select    &quot; &amp; [.C70] &amp; &quot;,    '&quot; &amp; [.A70] &amp; &quot;'   where not exists (   select &quot;&quot;IDPermition&quot;&quot;    from &quot;&quot;CRD_Permition&quot;&quot;    where &quot;&quot;IDPermition&quot;&quot; = &quot; &amp; [.C70] &amp; &quot;  );   update &quot;&quot;CRD_Permition&quot;&quot;  set    &quot;&quot;Name&quot;&quot; = '&quot; &amp; [.A70] &amp; &quot;'  where    &quot;&quot;IDPermition&quot;&quot; = &quot; &amp; [.C70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0]+1" office:value-type="float" office:value="71">
            <text:p>71</text:p>
          </table:table-cell>
          <table:table-cell table:style-name="ce14" table:formula="of:=SUBSTITUTE(SUBSTITUTE(SUBSTITUTE([.A71];&quot;__WARNING&quot;;&quot;&quot;);&quot;__&quot;;&quot; - &quot;);&quot;_&quot;;&quot; &quot;)">
            <text:p/>
          </table:table-cell>
          <table:table-cell table:style-name="ce13" table:formula="of:=IF([.A71]=&quot;&quot;;&quot;&quot;;&quot;public const int &quot; &amp; [.A71] &amp; &quot; = &quot; &amp; [.C71] &amp; &quot;;&quot;)">
            <text:p/>
          </table:table-cell>
          <table:table-cell table:style-name="ce19" table:formula="of:=IF([.A71]=&quot;&quot;;&quot;&quot;;&quot;items_.Add(&quot; &amp; [.A71] &amp; &quot;, new PseudoEnumItem(&quot;&quot;&quot; &amp; [.D71] &amp; &quot;&quot;&quot;));&quot;)">
            <text:p/>
          </table:table-cell>
          <table:table-cell table:style-name="ce4" table:formula="of:=IF([.A71]=&quot;&quot;;&quot;&quot;;&quot;  insert into &quot;&quot;CRD_Permition&quot;&quot; (   &quot;&quot;IDPermition&quot;&quot;,    &quot;&quot;Name&quot;&quot;  )  select    &quot; &amp; [.C71] &amp; &quot;,    '&quot; &amp; [.A71] &amp; &quot;'   where not exists (   select &quot;&quot;IDPermition&quot;&quot;    from &quot;&quot;CRD_Permition&quot;&quot;    where &quot;&quot;IDPermition&quot;&quot; = &quot; &amp; [.C71] &amp; &quot;  );   update &quot;&quot;CRD_Permition&quot;&quot;  set    &quot;&quot;Name&quot;&quot; = '&quot; &amp; [.A71] &amp; &quot;'  where    &quot;&quot;IDPermition&quot;&quot; = &quot; &amp; [.C71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1]+1" office:value-type="float" office:value="72">
            <text:p>72</text:p>
          </table:table-cell>
          <table:table-cell table:style-name="ce14" table:formula="of:=SUBSTITUTE(SUBSTITUTE(SUBSTITUTE([.A72];&quot;__WARNING&quot;;&quot;&quot;);&quot;__&quot;;&quot; - &quot;);&quot;_&quot;;&quot; &quot;)">
            <text:p/>
          </table:table-cell>
          <table:table-cell table:style-name="ce13" table:formula="of:=IF([.A72]=&quot;&quot;;&quot;&quot;;&quot;public const int &quot; &amp; [.A72] &amp; &quot; = &quot; &amp; [.C72] &amp; &quot;;&quot;)">
            <text:p/>
          </table:table-cell>
          <table:table-cell table:style-name="ce19" table:formula="of:=IF([.A72]=&quot;&quot;;&quot;&quot;;&quot;items_.Add(&quot; &amp; [.A72] &amp; &quot;, new PseudoEnumItem(&quot;&quot;&quot; &amp; [.D72] &amp; &quot;&quot;&quot;));&quot;)">
            <text:p/>
          </table:table-cell>
          <table:table-cell table:style-name="ce4" table:formula="of:=IF([.A72]=&quot;&quot;;&quot;&quot;;&quot;  insert into &quot;&quot;CRD_Permition&quot;&quot; (   &quot;&quot;IDPermition&quot;&quot;,    &quot;&quot;Name&quot;&quot;  )  select    &quot; &amp; [.C72] &amp; &quot;,    '&quot; &amp; [.A72] &amp; &quot;'   where not exists (   select &quot;&quot;IDPermition&quot;&quot;    from &quot;&quot;CRD_Permition&quot;&quot;    where &quot;&quot;IDPermition&quot;&quot; = &quot; &amp; [.C72] &amp; &quot;  );   update &quot;&quot;CRD_Permition&quot;&quot;  set    &quot;&quot;Name&quot;&quot; = '&quot; &amp; [.A72] &amp; &quot;'  where    &quot;&quot;IDPermition&quot;&quot; = &quot; &amp; [.C72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2]+1" office:value-type="float" office:value="73">
            <text:p>73</text:p>
          </table:table-cell>
          <table:table-cell table:style-name="ce14" table:formula="of:=SUBSTITUTE(SUBSTITUTE(SUBSTITUTE([.A73];&quot;__WARNING&quot;;&quot;&quot;);&quot;__&quot;;&quot; - &quot;);&quot;_&quot;;&quot; &quot;)">
            <text:p/>
          </table:table-cell>
          <table:table-cell table:style-name="ce13" table:formula="of:=IF([.A73]=&quot;&quot;;&quot;&quot;;&quot;public const int &quot; &amp; [.A73] &amp; &quot; = &quot; &amp; [.C73] &amp; &quot;;&quot;)">
            <text:p/>
          </table:table-cell>
          <table:table-cell table:style-name="ce19" table:formula="of:=IF([.A73]=&quot;&quot;;&quot;&quot;;&quot;items_.Add(&quot; &amp; [.A73] &amp; &quot;, new PseudoEnumItem(&quot;&quot;&quot; &amp; [.D73] &amp; &quot;&quot;&quot;));&quot;)">
            <text:p/>
          </table:table-cell>
          <table:table-cell table:style-name="ce4" table:formula="of:=IF([.A73]=&quot;&quot;;&quot;&quot;;&quot;  insert into &quot;&quot;CRD_Permition&quot;&quot; (   &quot;&quot;IDPermition&quot;&quot;,    &quot;&quot;Name&quot;&quot;  )  select    &quot; &amp; [.C73] &amp; &quot;,    '&quot; &amp; [.A73] &amp; &quot;'   where not exists (   select &quot;&quot;IDPermition&quot;&quot;    from &quot;&quot;CRD_Permition&quot;&quot;    where &quot;&quot;IDPermition&quot;&quot; = &quot; &amp; [.C73] &amp; &quot;  );   update &quot;&quot;CRD_Permition&quot;&quot;  set    &quot;&quot;Name&quot;&quot; = '&quot; &amp; [.A73] &amp; &quot;'  where    &quot;&quot;IDPermition&quot;&quot; = &quot; &amp; [.C73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3]+1" office:value-type="float" office:value="74">
            <text:p>74</text:p>
          </table:table-cell>
          <table:table-cell table:style-name="ce14" table:formula="of:=SUBSTITUTE(SUBSTITUTE(SUBSTITUTE([.A74];&quot;__WARNING&quot;;&quot;&quot;);&quot;__&quot;;&quot; - &quot;);&quot;_&quot;;&quot; &quot;)">
            <text:p/>
          </table:table-cell>
          <table:table-cell table:style-name="ce13" table:formula="of:=IF([.A74]=&quot;&quot;;&quot;&quot;;&quot;public const int &quot; &amp; [.A74] &amp; &quot; = &quot; &amp; [.C74] &amp; &quot;;&quot;)">
            <text:p/>
          </table:table-cell>
          <table:table-cell table:style-name="ce19" table:formula="of:=IF([.A74]=&quot;&quot;;&quot;&quot;;&quot;items_.Add(&quot; &amp; [.A74] &amp; &quot;, new PseudoEnumItem(&quot;&quot;&quot; &amp; [.D74] &amp; &quot;&quot;&quot;));&quot;)">
            <text:p/>
          </table:table-cell>
          <table:table-cell table:style-name="ce4" table:formula="of:=IF([.A74]=&quot;&quot;;&quot;&quot;;&quot;  insert into &quot;&quot;CRD_Permition&quot;&quot; (   &quot;&quot;IDPermition&quot;&quot;,    &quot;&quot;Name&quot;&quot;  )  select    &quot; &amp; [.C74] &amp; &quot;,    '&quot; &amp; [.A74] &amp; &quot;'   where not exists (   select &quot;&quot;IDPermition&quot;&quot;    from &quot;&quot;CRD_Permition&quot;&quot;    where &quot;&quot;IDPermition&quot;&quot; = &quot; &amp; [.C74] &amp; &quot;  );   update &quot;&quot;CRD_Permition&quot;&quot;  set    &quot;&quot;Name&quot;&quot; = '&quot; &amp; [.A74] &amp; &quot;'  where    &quot;&quot;IDPermition&quot;&quot; = &quot; &amp; [.C74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4]+1" office:value-type="float" office:value="75">
            <text:p>75</text:p>
          </table:table-cell>
          <table:table-cell table:style-name="ce14" table:formula="of:=SUBSTITUTE(SUBSTITUTE(SUBSTITUTE([.A75];&quot;__WARNING&quot;;&quot;&quot;);&quot;__&quot;;&quot; - &quot;);&quot;_&quot;;&quot; &quot;)">
            <text:p/>
          </table:table-cell>
          <table:table-cell table:style-name="ce13" table:formula="of:=IF([.A75]=&quot;&quot;;&quot;&quot;;&quot;public const int &quot; &amp; [.A75] &amp; &quot; = &quot; &amp; [.C75] &amp; &quot;;&quot;)">
            <text:p/>
          </table:table-cell>
          <table:table-cell table:style-name="ce19" table:formula="of:=IF([.A75]=&quot;&quot;;&quot;&quot;;&quot;items_.Add(&quot; &amp; [.A75] &amp; &quot;, new PseudoEnumItem(&quot;&quot;&quot; &amp; [.D75] &amp; &quot;&quot;&quot;));&quot;)">
            <text:p/>
          </table:table-cell>
          <table:table-cell table:style-name="ce4" table:formula="of:=IF([.A75]=&quot;&quot;;&quot;&quot;;&quot;  insert into &quot;&quot;CRD_Permition&quot;&quot; (   &quot;&quot;IDPermition&quot;&quot;,    &quot;&quot;Name&quot;&quot;  )  select    &quot; &amp; [.C75] &amp; &quot;,    '&quot; &amp; [.A75] &amp; &quot;'   where not exists (   select &quot;&quot;IDPermition&quot;&quot;    from &quot;&quot;CRD_Permition&quot;&quot;    where &quot;&quot;IDPermition&quot;&quot; = &quot; &amp; [.C75] &amp; &quot;  );   update &quot;&quot;CRD_Permition&quot;&quot;  set    &quot;&quot;Name&quot;&quot; = '&quot; &amp; [.A75] &amp; &quot;'  where    &quot;&quot;IDPermition&quot;&quot; = &quot; &amp; [.C75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5]+1" office:value-type="float" office:value="76">
            <text:p>76</text:p>
          </table:table-cell>
          <table:table-cell table:style-name="ce14" table:formula="of:=SUBSTITUTE(SUBSTITUTE(SUBSTITUTE([.A76];&quot;__WARNING&quot;;&quot;&quot;);&quot;__&quot;;&quot; - &quot;);&quot;_&quot;;&quot; &quot;)">
            <text:p/>
          </table:table-cell>
          <table:table-cell table:style-name="ce13" table:formula="of:=IF([.A76]=&quot;&quot;;&quot;&quot;;&quot;public const int &quot; &amp; [.A76] &amp; &quot; = &quot; &amp; [.C76] &amp; &quot;;&quot;)">
            <text:p/>
          </table:table-cell>
          <table:table-cell table:style-name="ce19" table:formula="of:=IF([.A76]=&quot;&quot;;&quot;&quot;;&quot;items_.Add(&quot; &amp; [.A76] &amp; &quot;, new PseudoEnumItem(&quot;&quot;&quot; &amp; [.D76] &amp; &quot;&quot;&quot;));&quot;)">
            <text:p/>
          </table:table-cell>
          <table:table-cell table:style-name="ce4" table:formula="of:=IF([.A76]=&quot;&quot;;&quot;&quot;;&quot;  insert into &quot;&quot;CRD_Permition&quot;&quot; (   &quot;&quot;IDPermition&quot;&quot;,    &quot;&quot;Name&quot;&quot;  )  select    &quot; &amp; [.C76] &amp; &quot;,    '&quot; &amp; [.A76] &amp; &quot;'   where not exists (   select &quot;&quot;IDPermition&quot;&quot;    from &quot;&quot;CRD_Permition&quot;&quot;    where &quot;&quot;IDPermition&quot;&quot; = &quot; &amp; [.C76] &amp; &quot;  );   update &quot;&quot;CRD_Permition&quot;&quot;  set    &quot;&quot;Name&quot;&quot; = '&quot; &amp; [.A76] &amp; &quot;'  where    &quot;&quot;IDPermition&quot;&quot; = &quot; &amp; [.C76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6]+1" office:value-type="float" office:value="77">
            <text:p>77</text:p>
          </table:table-cell>
          <table:table-cell table:style-name="ce14" table:formula="of:=SUBSTITUTE(SUBSTITUTE(SUBSTITUTE([.A77];&quot;__WARNING&quot;;&quot;&quot;);&quot;__&quot;;&quot; - &quot;);&quot;_&quot;;&quot; &quot;)">
            <text:p/>
          </table:table-cell>
          <table:table-cell table:style-name="ce13" table:formula="of:=IF([.A77]=&quot;&quot;;&quot;&quot;;&quot;public const int &quot; &amp; [.A77] &amp; &quot; = &quot; &amp; [.C77] &amp; &quot;;&quot;)">
            <text:p/>
          </table:table-cell>
          <table:table-cell table:style-name="ce19" table:formula="of:=IF([.A77]=&quot;&quot;;&quot;&quot;;&quot;items_.Add(&quot; &amp; [.A77] &amp; &quot;, new PseudoEnumItem(&quot;&quot;&quot; &amp; [.D77] &amp; &quot;&quot;&quot;));&quot;)">
            <text:p/>
          </table:table-cell>
          <table:table-cell table:style-name="ce4" table:formula="of:=IF([.A77]=&quot;&quot;;&quot;&quot;;&quot;  insert into &quot;&quot;CRD_Permition&quot;&quot; (   &quot;&quot;IDPermition&quot;&quot;,    &quot;&quot;Name&quot;&quot;  )  select    &quot; &amp; [.C77] &amp; &quot;,    '&quot; &amp; [.A77] &amp; &quot;'   where not exists (   select &quot;&quot;IDPermition&quot;&quot;    from &quot;&quot;CRD_Permition&quot;&quot;    where &quot;&quot;IDPermition&quot;&quot; = &quot; &amp; [.C77] &amp; &quot;  );   update &quot;&quot;CRD_Permition&quot;&quot;  set    &quot;&quot;Name&quot;&quot; = '&quot; &amp; [.A77] &amp; &quot;'  where    &quot;&quot;IDPermition&quot;&quot; = &quot; &amp; [.C77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7]+1" office:value-type="float" office:value="78">
            <text:p>78</text:p>
          </table:table-cell>
          <table:table-cell table:style-name="ce14" table:formula="of:=SUBSTITUTE(SUBSTITUTE(SUBSTITUTE([.A78];&quot;__WARNING&quot;;&quot;&quot;);&quot;__&quot;;&quot; - &quot;);&quot;_&quot;;&quot; &quot;)">
            <text:p/>
          </table:table-cell>
          <table:table-cell table:style-name="ce13" table:formula="of:=IF([.A78]=&quot;&quot;;&quot;&quot;;&quot;public const int &quot; &amp; [.A78] &amp; &quot; = &quot; &amp; [.C78] &amp; &quot;;&quot;)">
            <text:p/>
          </table:table-cell>
          <table:table-cell table:style-name="ce19" table:formula="of:=IF([.A78]=&quot;&quot;;&quot;&quot;;&quot;items_.Add(&quot; &amp; [.A78] &amp; &quot;, new PseudoEnumItem(&quot;&quot;&quot; &amp; [.D78] &amp; &quot;&quot;&quot;));&quot;)">
            <text:p/>
          </table:table-cell>
          <table:table-cell table:style-name="ce4" table:formula="of:=IF([.A78]=&quot;&quot;;&quot;&quot;;&quot;  insert into &quot;&quot;CRD_Permition&quot;&quot; (   &quot;&quot;IDPermition&quot;&quot;,    &quot;&quot;Name&quot;&quot;  )  select    &quot; &amp; [.C78] &amp; &quot;,    '&quot; &amp; [.A78] &amp; &quot;'   where not exists (   select &quot;&quot;IDPermition&quot;&quot;    from &quot;&quot;CRD_Permition&quot;&quot;    where &quot;&quot;IDPermition&quot;&quot; = &quot; &amp; [.C78] &amp; &quot;  );   update &quot;&quot;CRD_Permition&quot;&quot;  set    &quot;&quot;Name&quot;&quot; = '&quot; &amp; [.A78] &amp; &quot;'  where    &quot;&quot;IDPermition&quot;&quot; = &quot; &amp; [.C78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8]+1" office:value-type="float" office:value="79">
            <text:p>79</text:p>
          </table:table-cell>
          <table:table-cell table:style-name="ce14" table:formula="of:=SUBSTITUTE(SUBSTITUTE(SUBSTITUTE([.A79];&quot;__WARNING&quot;;&quot;&quot;);&quot;__&quot;;&quot; - &quot;);&quot;_&quot;;&quot; &quot;)">
            <text:p/>
          </table:table-cell>
          <table:table-cell table:style-name="ce13" table:formula="of:=IF([.A79]=&quot;&quot;;&quot;&quot;;&quot;public const int &quot; &amp; [.A79] &amp; &quot; = &quot; &amp; [.C79] &amp; &quot;;&quot;)">
            <text:p/>
          </table:table-cell>
          <table:table-cell table:style-name="ce19" table:formula="of:=IF([.A79]=&quot;&quot;;&quot;&quot;;&quot;items_.Add(&quot; &amp; [.A79] &amp; &quot;, new PseudoEnumItem(&quot;&quot;&quot; &amp; [.D79] &amp; &quot;&quot;&quot;));&quot;)">
            <text:p/>
          </table:table-cell>
          <table:table-cell table:style-name="ce4" table:formula="of:=IF([.A79]=&quot;&quot;;&quot;&quot;;&quot;  insert into &quot;&quot;CRD_Permition&quot;&quot; (   &quot;&quot;IDPermition&quot;&quot;,    &quot;&quot;Name&quot;&quot;  )  select    &quot; &amp; [.C79] &amp; &quot;,    '&quot; &amp; [.A79] &amp; &quot;'   where not exists (   select &quot;&quot;IDPermition&quot;&quot;    from &quot;&quot;CRD_Permition&quot;&quot;    where &quot;&quot;IDPermition&quot;&quot; = &quot; &amp; [.C79] &amp; &quot;  );   update &quot;&quot;CRD_Permition&quot;&quot;  set    &quot;&quot;Name&quot;&quot; = '&quot; &amp; [.A79] &amp; &quot;'  where    &quot;&quot;IDPermition&quot;&quot; = &quot; &amp; [.C79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9]+1" office:value-type="float" office:value="80">
            <text:p>80</text:p>
          </table:table-cell>
          <table:table-cell table:style-name="ce14" table:formula="of:=SUBSTITUTE(SUBSTITUTE(SUBSTITUTE([.A80];&quot;__WARNING&quot;;&quot;&quot;);&quot;__&quot;;&quot; - &quot;);&quot;_&quot;;&quot; &quot;)">
            <text:p/>
          </table:table-cell>
          <table:table-cell table:style-name="ce13" table:formula="of:=IF([.A80]=&quot;&quot;;&quot;&quot;;&quot;public const int &quot; &amp; [.A80] &amp; &quot; = &quot; &amp; [.C80] &amp; &quot;;&quot;)">
            <text:p/>
          </table:table-cell>
          <table:table-cell table:style-name="ce19" table:formula="of:=IF([.A80]=&quot;&quot;;&quot;&quot;;&quot;items_.Add(&quot; &amp; [.A80] &amp; &quot;, new PseudoEnumItem(&quot;&quot;&quot; &amp; [.D80] &amp; &quot;&quot;&quot;));&quot;)">
            <text:p/>
          </table:table-cell>
          <table:table-cell table:style-name="ce4" table:formula="of:=IF([.A80]=&quot;&quot;;&quot;&quot;;&quot;  insert into &quot;&quot;CRD_Permition&quot;&quot; (   &quot;&quot;IDPermition&quot;&quot;,    &quot;&quot;Name&quot;&quot;  )  select    &quot; &amp; [.C80] &amp; &quot;,    '&quot; &amp; [.A80] &amp; &quot;'   where not exists (   select &quot;&quot;IDPermition&quot;&quot;    from &quot;&quot;CRD_Permition&quot;&quot;    where &quot;&quot;IDPermition&quot;&quot; = &quot; &amp; [.C80] &amp; &quot;  );   update &quot;&quot;CRD_Permition&quot;&quot;  set    &quot;&quot;Name&quot;&quot; = '&quot; &amp; [.A80] &amp; &quot;'  where    &quot;&quot;IDPermition&quot;&quot; = &quot; &amp; [.C80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0]+1" office:value-type="float" office:value="81">
            <text:p>81</text:p>
          </table:table-cell>
          <table:table-cell table:style-name="ce14" table:formula="of:=SUBSTITUTE(SUBSTITUTE(SUBSTITUTE([.A81];&quot;__WARNING&quot;;&quot;&quot;);&quot;__&quot;;&quot; - &quot;);&quot;_&quot;;&quot; &quot;)">
            <text:p/>
          </table:table-cell>
          <table:table-cell table:style-name="ce13" table:formula="of:=IF([.A81]=&quot;&quot;;&quot;&quot;;&quot;public const int &quot; &amp; [.A81] &amp; &quot; = &quot; &amp; [.C81] &amp; &quot;;&quot;)">
            <text:p/>
          </table:table-cell>
          <table:table-cell table:style-name="ce19" table:formula="of:=IF([.A81]=&quot;&quot;;&quot;&quot;;&quot;items_.Add(&quot; &amp; [.A81] &amp; &quot;, new PseudoEnumItem(&quot;&quot;&quot; &amp; [.D81] &amp; &quot;&quot;&quot;));&quot;)">
            <text:p/>
          </table:table-cell>
          <table:table-cell table:style-name="ce4" table:formula="of:=IF([.A81]=&quot;&quot;;&quot;&quot;;&quot;  insert into &quot;&quot;CRD_Permition&quot;&quot; (   &quot;&quot;IDPermition&quot;&quot;,    &quot;&quot;Name&quot;&quot;  )  select    &quot; &amp; [.C81] &amp; &quot;,    '&quot; &amp; [.A81] &amp; &quot;'   where not exists (   select &quot;&quot;IDPermition&quot;&quot;    from &quot;&quot;CRD_Permition&quot;&quot;    where &quot;&quot;IDPermition&quot;&quot; = &quot; &amp; [.C81] &amp; &quot;  );   update &quot;&quot;CRD_Permition&quot;&quot;  set    &quot;&quot;Name&quot;&quot; = '&quot; &amp; [.A81] &amp; &quot;'  where    &quot;&quot;IDPermition&quot;&quot; = &quot; &amp; [.C81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1]+1" office:value-type="float" office:value="82">
            <text:p>82</text:p>
          </table:table-cell>
          <table:table-cell table:style-name="ce14" table:formula="of:=SUBSTITUTE(SUBSTITUTE(SUBSTITUTE([.A82];&quot;__WARNING&quot;;&quot;&quot;);&quot;__&quot;;&quot; - &quot;);&quot;_&quot;;&quot; &quot;)">
            <text:p/>
          </table:table-cell>
          <table:table-cell table:style-name="ce13" table:formula="of:=IF([.A82]=&quot;&quot;;&quot;&quot;;&quot;public const int &quot; &amp; [.A82] &amp; &quot; = &quot; &amp; [.C82] &amp; &quot;;&quot;)">
            <text:p/>
          </table:table-cell>
          <table:table-cell table:style-name="ce19" table:formula="of:=IF([.A82]=&quot;&quot;;&quot;&quot;;&quot;items_.Add(&quot; &amp; [.A82] &amp; &quot;, new PseudoEnumItem(&quot;&quot;&quot; &amp; [.D82] &amp; &quot;&quot;&quot;));&quot;)">
            <text:p/>
          </table:table-cell>
          <table:table-cell table:style-name="ce4" table:formula="of:=IF([.A82]=&quot;&quot;;&quot;&quot;;&quot;  insert into &quot;&quot;CRD_Permition&quot;&quot; (   &quot;&quot;IDPermition&quot;&quot;,    &quot;&quot;Name&quot;&quot;  )  select    &quot; &amp; [.C82] &amp; &quot;,    '&quot; &amp; [.A82] &amp; &quot;'   where not exists (   select &quot;&quot;IDPermition&quot;&quot;    from &quot;&quot;CRD_Permition&quot;&quot;    where &quot;&quot;IDPermition&quot;&quot; = &quot; &amp; [.C82] &amp; &quot;  );   update &quot;&quot;CRD_Permition&quot;&quot;  set    &quot;&quot;Name&quot;&quot; = '&quot; &amp; [.A82] &amp; &quot;'  where    &quot;&quot;IDPermition&quot;&quot; = &quot; &amp; [.C82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2]+1" office:value-type="float" office:value="83">
            <text:p>83</text:p>
          </table:table-cell>
          <table:table-cell table:style-name="ce14" table:formula="of:=SUBSTITUTE(SUBSTITUTE(SUBSTITUTE([.A83];&quot;__WARNING&quot;;&quot;&quot;);&quot;__&quot;;&quot; - &quot;);&quot;_&quot;;&quot; &quot;)">
            <text:p/>
          </table:table-cell>
          <table:table-cell table:style-name="ce13" table:formula="of:=IF([.A83]=&quot;&quot;;&quot;&quot;;&quot;public const int &quot; &amp; [.A83] &amp; &quot; = &quot; &amp; [.C83] &amp; &quot;;&quot;)">
            <text:p/>
          </table:table-cell>
          <table:table-cell table:style-name="ce19" table:formula="of:=IF([.A83]=&quot;&quot;;&quot;&quot;;&quot;items_.Add(&quot; &amp; [.A83] &amp; &quot;, new PseudoEnumItem(&quot;&quot;&quot; &amp; [.D83] &amp; &quot;&quot;&quot;));&quot;)">
            <text:p/>
          </table:table-cell>
          <table:table-cell table:style-name="ce4" table:formula="of:=IF([.A83]=&quot;&quot;;&quot;&quot;;&quot;  insert into &quot;&quot;CRD_Permition&quot;&quot; (   &quot;&quot;IDPermition&quot;&quot;,    &quot;&quot;Name&quot;&quot;  )  select    &quot; &amp; [.C83] &amp; &quot;,    '&quot; &amp; [.A83] &amp; &quot;'   where not exists (   select &quot;&quot;IDPermition&quot;&quot;    from &quot;&quot;CRD_Permition&quot;&quot;    where &quot;&quot;IDPermition&quot;&quot; = &quot; &amp; [.C83] &amp; &quot;  );   update &quot;&quot;CRD_Permition&quot;&quot;  set    &quot;&quot;Name&quot;&quot; = '&quot; &amp; [.A83] &amp; &quot;'  where    &quot;&quot;IDPermition&quot;&quot; = &quot; &amp; [.C83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3]+1" office:value-type="float" office:value="84">
            <text:p>84</text:p>
          </table:table-cell>
          <table:table-cell table:style-name="ce14" table:formula="of:=SUBSTITUTE(SUBSTITUTE(SUBSTITUTE([.A84];&quot;__WARNING&quot;;&quot;&quot;);&quot;__&quot;;&quot; - &quot;);&quot;_&quot;;&quot; &quot;)">
            <text:p/>
          </table:table-cell>
          <table:table-cell table:style-name="ce13" table:formula="of:=IF([.A84]=&quot;&quot;;&quot;&quot;;&quot;public const int &quot; &amp; [.A84] &amp; &quot; = &quot; &amp; [.C84] &amp; &quot;;&quot;)">
            <text:p/>
          </table:table-cell>
          <table:table-cell table:style-name="ce19" table:formula="of:=IF([.A84]=&quot;&quot;;&quot;&quot;;&quot;items_.Add(&quot; &amp; [.A84] &amp; &quot;, new PseudoEnumItem(&quot;&quot;&quot; &amp; [.D84] &amp; &quot;&quot;&quot;));&quot;)">
            <text:p/>
          </table:table-cell>
          <table:table-cell table:style-name="ce4" table:formula="of:=IF([.A84]=&quot;&quot;;&quot;&quot;;&quot;  insert into &quot;&quot;CRD_Permition&quot;&quot; (   &quot;&quot;IDPermition&quot;&quot;,    &quot;&quot;Name&quot;&quot;  )  select    &quot; &amp; [.C84] &amp; &quot;,    '&quot; &amp; [.A84] &amp; &quot;'   where not exists (   select &quot;&quot;IDPermition&quot;&quot;    from &quot;&quot;CRD_Permition&quot;&quot;    where &quot;&quot;IDPermition&quot;&quot; = &quot; &amp; [.C84] &amp; &quot;  );   update &quot;&quot;CRD_Permition&quot;&quot;  set    &quot;&quot;Name&quot;&quot; = '&quot; &amp; [.A84] &amp; &quot;'  where    &quot;&quot;IDPermition&quot;&quot; = &quot; &amp; [.C84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4]+1" office:value-type="float" office:value="85">
            <text:p>85</text:p>
          </table:table-cell>
          <table:table-cell table:style-name="ce14" table:formula="of:=SUBSTITUTE(SUBSTITUTE(SUBSTITUTE([.A85];&quot;__WARNING&quot;;&quot;&quot;);&quot;__&quot;;&quot; - &quot;);&quot;_&quot;;&quot; &quot;)">
            <text:p/>
          </table:table-cell>
          <table:table-cell table:style-name="ce13" table:formula="of:=IF([.A85]=&quot;&quot;;&quot;&quot;;&quot;public const int &quot; &amp; [.A85] &amp; &quot; = &quot; &amp; [.C85] &amp; &quot;;&quot;)">
            <text:p/>
          </table:table-cell>
          <table:table-cell table:style-name="ce19" table:formula="of:=IF([.A85]=&quot;&quot;;&quot;&quot;;&quot;items_.Add(&quot; &amp; [.A85] &amp; &quot;, new PseudoEnumItem(&quot;&quot;&quot; &amp; [.D85] &amp; &quot;&quot;&quot;));&quot;)">
            <text:p/>
          </table:table-cell>
          <table:table-cell table:style-name="ce4" table:formula="of:=IF([.A85]=&quot;&quot;;&quot;&quot;;&quot;  insert into &quot;&quot;CRD_Permition&quot;&quot; (   &quot;&quot;IDPermition&quot;&quot;,    &quot;&quot;Name&quot;&quot;  )  select    &quot; &amp; [.C85] &amp; &quot;,    '&quot; &amp; [.A85] &amp; &quot;'   where not exists (   select &quot;&quot;IDPermition&quot;&quot;    from &quot;&quot;CRD_Permition&quot;&quot;    where &quot;&quot;IDPermition&quot;&quot; = &quot; &amp; [.C85] &amp; &quot;  );   update &quot;&quot;CRD_Permition&quot;&quot;  set    &quot;&quot;Name&quot;&quot; = '&quot; &amp; [.A85] &amp; &quot;'  where    &quot;&quot;IDPermition&quot;&quot; = &quot; &amp; [.C85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5]+1" office:value-type="float" office:value="86">
            <text:p>86</text:p>
          </table:table-cell>
          <table:table-cell table:style-name="ce14" table:formula="of:=SUBSTITUTE(SUBSTITUTE(SUBSTITUTE([.A86];&quot;__WARNING&quot;;&quot;&quot;);&quot;__&quot;;&quot; - &quot;);&quot;_&quot;;&quot; &quot;)">
            <text:p/>
          </table:table-cell>
          <table:table-cell table:style-name="ce13" table:formula="of:=IF([.A86]=&quot;&quot;;&quot;&quot;;&quot;public const int &quot; &amp; [.A86] &amp; &quot; = &quot; &amp; [.C86] &amp; &quot;;&quot;)">
            <text:p/>
          </table:table-cell>
          <table:table-cell table:style-name="ce19" table:formula="of:=IF([.A86]=&quot;&quot;;&quot;&quot;;&quot;items_.Add(&quot; &amp; [.A86] &amp; &quot;, new PseudoEnumItem(&quot;&quot;&quot; &amp; [.D86] &amp; &quot;&quot;&quot;));&quot;)">
            <text:p/>
          </table:table-cell>
          <table:table-cell table:style-name="ce4" table:formula="of:=IF([.A86]=&quot;&quot;;&quot;&quot;;&quot;  insert into &quot;&quot;CRD_Permition&quot;&quot; (   &quot;&quot;IDPermition&quot;&quot;,    &quot;&quot;Name&quot;&quot;  )  select    &quot; &amp; [.C86] &amp; &quot;,    '&quot; &amp; [.A86] &amp; &quot;'   where not exists (   select &quot;&quot;IDPermition&quot;&quot;    from &quot;&quot;CRD_Permition&quot;&quot;    where &quot;&quot;IDPermition&quot;&quot; = &quot; &amp; [.C86] &amp; &quot;  );   update &quot;&quot;CRD_Permition&quot;&quot;  set    &quot;&quot;Name&quot;&quot; = '&quot; &amp; [.A86] &amp; &quot;'  where    &quot;&quot;IDPermition&quot;&quot; = &quot; &amp; [.C86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6]+1" office:value-type="float" office:value="87">
            <text:p>87</text:p>
          </table:table-cell>
          <table:table-cell table:style-name="ce14" table:formula="of:=SUBSTITUTE(SUBSTITUTE(SUBSTITUTE([.A87];&quot;__WARNING&quot;;&quot;&quot;);&quot;__&quot;;&quot; - &quot;);&quot;_&quot;;&quot; &quot;)">
            <text:p/>
          </table:table-cell>
          <table:table-cell table:style-name="ce13" table:formula="of:=IF([.A87]=&quot;&quot;;&quot;&quot;;&quot;public const int &quot; &amp; [.A87] &amp; &quot; = &quot; &amp; [.C87] &amp; &quot;;&quot;)">
            <text:p/>
          </table:table-cell>
          <table:table-cell table:style-name="ce19" table:formula="of:=IF([.A87]=&quot;&quot;;&quot;&quot;;&quot;items_.Add(&quot; &amp; [.A87] &amp; &quot;, new PseudoEnumItem(&quot;&quot;&quot; &amp; [.D87] &amp; &quot;&quot;&quot;));&quot;)">
            <text:p/>
          </table:table-cell>
          <table:table-cell table:style-name="ce4" table:formula="of:=IF([.A87]=&quot;&quot;;&quot;&quot;;&quot;  insert into &quot;&quot;CRD_Permition&quot;&quot; (   &quot;&quot;IDPermition&quot;&quot;,    &quot;&quot;Name&quot;&quot;  )  select    &quot; &amp; [.C87] &amp; &quot;,    '&quot; &amp; [.A87] &amp; &quot;'   where not exists (   select &quot;&quot;IDPermition&quot;&quot;    from &quot;&quot;CRD_Permition&quot;&quot;    where &quot;&quot;IDPermition&quot;&quot; = &quot; &amp; [.C87] &amp; &quot;  );   update &quot;&quot;CRD_Permition&quot;&quot;  set    &quot;&quot;Name&quot;&quot; = '&quot; &amp; [.A87] &amp; &quot;'  where    &quot;&quot;IDPermition&quot;&quot; = &quot; &amp; [.C87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7]+1" office:value-type="float" office:value="88">
            <text:p>88</text:p>
          </table:table-cell>
          <table:table-cell table:style-name="ce14" table:formula="of:=SUBSTITUTE(SUBSTITUTE(SUBSTITUTE([.A88];&quot;__WARNING&quot;;&quot;&quot;);&quot;__&quot;;&quot; - &quot;);&quot;_&quot;;&quot; &quot;)">
            <text:p/>
          </table:table-cell>
          <table:table-cell table:style-name="ce13" table:formula="of:=IF([.A88]=&quot;&quot;;&quot;&quot;;&quot;public const int &quot; &amp; [.A88] &amp; &quot; = &quot; &amp; [.C88] &amp; &quot;;&quot;)">
            <text:p/>
          </table:table-cell>
          <table:table-cell table:style-name="ce19" table:formula="of:=IF([.A88]=&quot;&quot;;&quot;&quot;;&quot;items_.Add(&quot; &amp; [.A88] &amp; &quot;, new PseudoEnumItem(&quot;&quot;&quot; &amp; [.D88] &amp; &quot;&quot;&quot;));&quot;)">
            <text:p/>
          </table:table-cell>
          <table:table-cell table:style-name="ce4" table:formula="of:=IF([.A88]=&quot;&quot;;&quot;&quot;;&quot;  insert into &quot;&quot;CRD_Permition&quot;&quot; (   &quot;&quot;IDPermition&quot;&quot;,    &quot;&quot;Name&quot;&quot;  )  select    &quot; &amp; [.C88] &amp; &quot;,    '&quot; &amp; [.A88] &amp; &quot;'   where not exists (   select &quot;&quot;IDPermition&quot;&quot;    from &quot;&quot;CRD_Permition&quot;&quot;    where &quot;&quot;IDPermition&quot;&quot; = &quot; &amp; [.C88] &amp; &quot;  );   update &quot;&quot;CRD_Permition&quot;&quot;  set    &quot;&quot;Name&quot;&quot; = '&quot; &amp; [.A88] &amp; &quot;'  where    &quot;&quot;IDPermition&quot;&quot; = &quot; &amp; [.C88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8]+1" office:value-type="float" office:value="89">
            <text:p>89</text:p>
          </table:table-cell>
          <table:table-cell table:style-name="ce14" table:formula="of:=SUBSTITUTE(SUBSTITUTE(SUBSTITUTE([.A89];&quot;__WARNING&quot;;&quot;&quot;);&quot;__&quot;;&quot; - &quot;);&quot;_&quot;;&quot; &quot;)">
            <text:p/>
          </table:table-cell>
          <table:table-cell table:style-name="ce13" table:formula="of:=IF([.A89]=&quot;&quot;;&quot;&quot;;&quot;public const int &quot; &amp; [.A89] &amp; &quot; = &quot; &amp; [.C89] &amp; &quot;;&quot;)">
            <text:p/>
          </table:table-cell>
          <table:table-cell table:style-name="ce19" table:formula="of:=IF([.A89]=&quot;&quot;;&quot;&quot;;&quot;items_.Add(&quot; &amp; [.A89] &amp; &quot;, new PseudoEnumItem(&quot;&quot;&quot; &amp; [.D89] &amp; &quot;&quot;&quot;));&quot;)">
            <text:p/>
          </table:table-cell>
          <table:table-cell table:style-name="ce4" table:formula="of:=IF([.A89]=&quot;&quot;;&quot;&quot;;&quot;  insert into &quot;&quot;CRD_Permition&quot;&quot; (   &quot;&quot;IDPermition&quot;&quot;,    &quot;&quot;Name&quot;&quot;  )  select    &quot; &amp; [.C89] &amp; &quot;,    '&quot; &amp; [.A89] &amp; &quot;'   where not exists (   select &quot;&quot;IDPermition&quot;&quot;    from &quot;&quot;CRD_Permition&quot;&quot;    where &quot;&quot;IDPermition&quot;&quot; = &quot; &amp; [.C89] &amp; &quot;  );   update &quot;&quot;CRD_Permition&quot;&quot;  set    &quot;&quot;Name&quot;&quot; = '&quot; &amp; [.A89] &amp; &quot;'  where    &quot;&quot;IDPermition&quot;&quot; = &quot; &amp; [.C89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9]+1" office:value-type="float" office:value="90">
            <text:p>90</text:p>
          </table:table-cell>
          <table:table-cell table:style-name="ce14" table:formula="of:=SUBSTITUTE(SUBSTITUTE(SUBSTITUTE([.A90];&quot;__WARNING&quot;;&quot;&quot;);&quot;__&quot;;&quot; - &quot;);&quot;_&quot;;&quot; &quot;)">
            <text:p/>
          </table:table-cell>
          <table:table-cell table:style-name="ce13" table:formula="of:=IF([.A90]=&quot;&quot;;&quot;&quot;;&quot;public const int &quot; &amp; [.A90] &amp; &quot; = &quot; &amp; [.C90] &amp; &quot;;&quot;)">
            <text:p/>
          </table:table-cell>
          <table:table-cell table:style-name="ce19" table:formula="of:=IF([.A90]=&quot;&quot;;&quot;&quot;;&quot;items_.Add(&quot; &amp; [.A90] &amp; &quot;, new PseudoEnumItem(&quot;&quot;&quot; &amp; [.D90] &amp; &quot;&quot;&quot;));&quot;)">
            <text:p/>
          </table:table-cell>
          <table:table-cell table:style-name="ce4" table:formula="of:=IF([.A90]=&quot;&quot;;&quot;&quot;;&quot;  insert into &quot;&quot;CRD_Permition&quot;&quot; (   &quot;&quot;IDPermition&quot;&quot;,    &quot;&quot;Name&quot;&quot;  )  select    &quot; &amp; [.C90] &amp; &quot;,    '&quot; &amp; [.A90] &amp; &quot;'   where not exists (   select &quot;&quot;IDPermition&quot;&quot;    from &quot;&quot;CRD_Permition&quot;&quot;    where &quot;&quot;IDPermition&quot;&quot; = &quot; &amp; [.C90] &amp; &quot;  );   update &quot;&quot;CRD_Permition&quot;&quot;  set    &quot;&quot;Name&quot;&quot; = '&quot; &amp; [.A90] &amp; &quot;'  where    &quot;&quot;IDPermition&quot;&quot; = &quot; &amp; [.C90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0]+1" office:value-type="float" office:value="91">
            <text:p>91</text:p>
          </table:table-cell>
          <table:table-cell table:style-name="ce14" table:formula="of:=SUBSTITUTE(SUBSTITUTE(SUBSTITUTE([.A91];&quot;__WARNING&quot;;&quot;&quot;);&quot;__&quot;;&quot; - &quot;);&quot;_&quot;;&quot; &quot;)">
            <text:p/>
          </table:table-cell>
          <table:table-cell table:style-name="ce13" table:formula="of:=IF([.A91]=&quot;&quot;;&quot;&quot;;&quot;public const int &quot; &amp; [.A91] &amp; &quot; = &quot; &amp; [.C91] &amp; &quot;;&quot;)">
            <text:p/>
          </table:table-cell>
          <table:table-cell table:style-name="ce19" table:formula="of:=IF([.A91]=&quot;&quot;;&quot;&quot;;&quot;items_.Add(&quot; &amp; [.A91] &amp; &quot;, new PseudoEnumItem(&quot;&quot;&quot; &amp; [.D91] &amp; &quot;&quot;&quot;));&quot;)">
            <text:p/>
          </table:table-cell>
          <table:table-cell table:style-name="ce4" table:formula="of:=IF([.A91]=&quot;&quot;;&quot;&quot;;&quot;  insert into &quot;&quot;CRD_Permition&quot;&quot; (   &quot;&quot;IDPermition&quot;&quot;,    &quot;&quot;Name&quot;&quot;  )  select    &quot; &amp; [.C91] &amp; &quot;,    '&quot; &amp; [.A91] &amp; &quot;'   where not exists (   select &quot;&quot;IDPermition&quot;&quot;    from &quot;&quot;CRD_Permition&quot;&quot;    where &quot;&quot;IDPermition&quot;&quot; = &quot; &amp; [.C91] &amp; &quot;  );   update &quot;&quot;CRD_Permition&quot;&quot;  set    &quot;&quot;Name&quot;&quot; = '&quot; &amp; [.A91] &amp; &quot;'  where    &quot;&quot;IDPermition&quot;&quot; = &quot; &amp; [.C91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1]+1" office:value-type="float" office:value="92">
            <text:p>92</text:p>
          </table:table-cell>
          <table:table-cell table:style-name="ce14" table:formula="of:=SUBSTITUTE(SUBSTITUTE(SUBSTITUTE([.A92];&quot;__WARNING&quot;;&quot;&quot;);&quot;__&quot;;&quot; - &quot;);&quot;_&quot;;&quot; &quot;)">
            <text:p/>
          </table:table-cell>
          <table:table-cell table:style-name="ce13" table:formula="of:=IF([.A92]=&quot;&quot;;&quot;&quot;;&quot;public const int &quot; &amp; [.A92] &amp; &quot; = &quot; &amp; [.C92] &amp; &quot;;&quot;)">
            <text:p/>
          </table:table-cell>
          <table:table-cell table:style-name="ce19" table:formula="of:=IF([.A92]=&quot;&quot;;&quot;&quot;;&quot;items_.Add(&quot; &amp; [.A92] &amp; &quot;, new PseudoEnumItem(&quot;&quot;&quot; &amp; [.D92] &amp; &quot;&quot;&quot;));&quot;)">
            <text:p/>
          </table:table-cell>
          <table:table-cell table:style-name="ce4" table:formula="of:=IF([.A92]=&quot;&quot;;&quot;&quot;;&quot;  insert into &quot;&quot;CRD_Permition&quot;&quot; (   &quot;&quot;IDPermition&quot;&quot;,    &quot;&quot;Name&quot;&quot;  )  select    &quot; &amp; [.C92] &amp; &quot;,    '&quot; &amp; [.A92] &amp; &quot;'   where not exists (   select &quot;&quot;IDPermition&quot;&quot;    from &quot;&quot;CRD_Permition&quot;&quot;    where &quot;&quot;IDPermition&quot;&quot; = &quot; &amp; [.C92] &amp; &quot;  );   update &quot;&quot;CRD_Permition&quot;&quot;  set    &quot;&quot;Name&quot;&quot; = '&quot; &amp; [.A92] &amp; &quot;'  where    &quot;&quot;IDPermition&quot;&quot; = &quot; &amp; [.C92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2]+1" office:value-type="float" office:value="93">
            <text:p>93</text:p>
          </table:table-cell>
          <table:table-cell table:style-name="ce14" table:formula="of:=SUBSTITUTE(SUBSTITUTE(SUBSTITUTE([.A93];&quot;__WARNING&quot;;&quot;&quot;);&quot;__&quot;;&quot; - &quot;);&quot;_&quot;;&quot; &quot;)">
            <text:p/>
          </table:table-cell>
          <table:table-cell table:style-name="ce13" table:formula="of:=IF([.A93]=&quot;&quot;;&quot;&quot;;&quot;public const int &quot; &amp; [.A93] &amp; &quot; = &quot; &amp; [.C93] &amp; &quot;;&quot;)">
            <text:p/>
          </table:table-cell>
          <table:table-cell table:style-name="ce19" table:formula="of:=IF([.A93]=&quot;&quot;;&quot;&quot;;&quot;items_.Add(&quot; &amp; [.A93] &amp; &quot;, new PseudoEnumItem(&quot;&quot;&quot; &amp; [.D93] &amp; &quot;&quot;&quot;));&quot;)">
            <text:p/>
          </table:table-cell>
          <table:table-cell table:style-name="ce4" table:formula="of:=IF([.A93]=&quot;&quot;;&quot;&quot;;&quot;  insert into &quot;&quot;CRD_Permition&quot;&quot; (   &quot;&quot;IDPermition&quot;&quot;,    &quot;&quot;Name&quot;&quot;  )  select    &quot; &amp; [.C93] &amp; &quot;,    '&quot; &amp; [.A93] &amp; &quot;'   where not exists (   select &quot;&quot;IDPermition&quot;&quot;    from &quot;&quot;CRD_Permition&quot;&quot;    where &quot;&quot;IDPermition&quot;&quot; = &quot; &amp; [.C93] &amp; &quot;  );   update &quot;&quot;CRD_Permition&quot;&quot;  set    &quot;&quot;Name&quot;&quot; = '&quot; &amp; [.A93] &amp; &quot;'  where    &quot;&quot;IDPermition&quot;&quot; = &quot; &amp; [.C93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3]+1" office:value-type="float" office:value="94">
            <text:p>94</text:p>
          </table:table-cell>
          <table:table-cell table:style-name="ce14" table:formula="of:=SUBSTITUTE(SUBSTITUTE(SUBSTITUTE([.A94];&quot;__WARNING&quot;;&quot;&quot;);&quot;__&quot;;&quot; - &quot;);&quot;_&quot;;&quot; &quot;)">
            <text:p/>
          </table:table-cell>
          <table:table-cell table:style-name="ce13" table:formula="of:=IF([.A94]=&quot;&quot;;&quot;&quot;;&quot;public const int &quot; &amp; [.A94] &amp; &quot; = &quot; &amp; [.C94] &amp; &quot;;&quot;)">
            <text:p/>
          </table:table-cell>
          <table:table-cell table:style-name="ce19" table:formula="of:=IF([.A94]=&quot;&quot;;&quot;&quot;;&quot;items_.Add(&quot; &amp; [.A94] &amp; &quot;, new PseudoEnumItem(&quot;&quot;&quot; &amp; [.D94] &amp; &quot;&quot;&quot;));&quot;)">
            <text:p/>
          </table:table-cell>
          <table:table-cell table:style-name="ce4" table:formula="of:=IF([.A94]=&quot;&quot;;&quot;&quot;;&quot;  insert into &quot;&quot;CRD_Permition&quot;&quot; (   &quot;&quot;IDPermition&quot;&quot;,    &quot;&quot;Name&quot;&quot;  )  select    &quot; &amp; [.C94] &amp; &quot;,    '&quot; &amp; [.A94] &amp; &quot;'   where not exists (   select &quot;&quot;IDPermition&quot;&quot;    from &quot;&quot;CRD_Permition&quot;&quot;    where &quot;&quot;IDPermition&quot;&quot; = &quot; &amp; [.C94] &amp; &quot;  );   update &quot;&quot;CRD_Permition&quot;&quot;  set    &quot;&quot;Name&quot;&quot; = '&quot; &amp; [.A94] &amp; &quot;'  where    &quot;&quot;IDPermition&quot;&quot; = &quot; &amp; [.C94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4]+1" office:value-type="float" office:value="95">
            <text:p>95</text:p>
          </table:table-cell>
          <table:table-cell table:style-name="ce14" table:formula="of:=SUBSTITUTE(SUBSTITUTE(SUBSTITUTE([.A95];&quot;__WARNING&quot;;&quot;&quot;);&quot;__&quot;;&quot; - &quot;);&quot;_&quot;;&quot; &quot;)">
            <text:p/>
          </table:table-cell>
          <table:table-cell table:style-name="ce13" table:formula="of:=IF([.A95]=&quot;&quot;;&quot;&quot;;&quot;public const int &quot; &amp; [.A95] &amp; &quot; = &quot; &amp; [.C95] &amp; &quot;;&quot;)">
            <text:p/>
          </table:table-cell>
          <table:table-cell table:style-name="ce19" table:formula="of:=IF([.A95]=&quot;&quot;;&quot;&quot;;&quot;items_.Add(&quot; &amp; [.A95] &amp; &quot;, new PseudoEnumItem(&quot;&quot;&quot; &amp; [.D95] &amp; &quot;&quot;&quot;));&quot;)">
            <text:p/>
          </table:table-cell>
          <table:table-cell table:style-name="ce4" table:formula="of:=IF([.A95]=&quot;&quot;;&quot;&quot;;&quot;  insert into &quot;&quot;CRD_Permition&quot;&quot; (   &quot;&quot;IDPermition&quot;&quot;,    &quot;&quot;Name&quot;&quot;  )  select    &quot; &amp; [.C95] &amp; &quot;,    '&quot; &amp; [.A95] &amp; &quot;'   where not exists (   select &quot;&quot;IDPermition&quot;&quot;    from &quot;&quot;CRD_Permition&quot;&quot;    where &quot;&quot;IDPermition&quot;&quot; = &quot; &amp; [.C95] &amp; &quot;  );   update &quot;&quot;CRD_Permition&quot;&quot;  set    &quot;&quot;Name&quot;&quot; = '&quot; &amp; [.A95] &amp; &quot;'  where    &quot;&quot;IDPermition&quot;&quot; = &quot; &amp; [.C95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5]+1" office:value-type="float" office:value="96">
            <text:p>96</text:p>
          </table:table-cell>
          <table:table-cell table:style-name="ce14" table:formula="of:=SUBSTITUTE(SUBSTITUTE(SUBSTITUTE([.A96];&quot;__WARNING&quot;;&quot;&quot;);&quot;__&quot;;&quot; - &quot;);&quot;_&quot;;&quot; &quot;)">
            <text:p/>
          </table:table-cell>
          <table:table-cell table:style-name="ce13" table:formula="of:=IF([.A96]=&quot;&quot;;&quot;&quot;;&quot;public const int &quot; &amp; [.A96] &amp; &quot; = &quot; &amp; [.C96] &amp; &quot;;&quot;)">
            <text:p/>
          </table:table-cell>
          <table:table-cell table:style-name="ce19" table:formula="of:=IF([.A96]=&quot;&quot;;&quot;&quot;;&quot;items_.Add(&quot; &amp; [.A96] &amp; &quot;, new PseudoEnumItem(&quot;&quot;&quot; &amp; [.D96] &amp; &quot;&quot;&quot;));&quot;)">
            <text:p/>
          </table:table-cell>
          <table:table-cell table:style-name="ce4" table:formula="of:=IF([.A96]=&quot;&quot;;&quot;&quot;;&quot;  insert into &quot;&quot;CRD_Permition&quot;&quot; (   &quot;&quot;IDPermition&quot;&quot;,    &quot;&quot;Name&quot;&quot;  )  select    &quot; &amp; [.C96] &amp; &quot;,    '&quot; &amp; [.A96] &amp; &quot;'   where not exists (   select &quot;&quot;IDPermition&quot;&quot;    from &quot;&quot;CRD_Permition&quot;&quot;    where &quot;&quot;IDPermition&quot;&quot; = &quot; &amp; [.C96] &amp; &quot;  );   update &quot;&quot;CRD_Permition&quot;&quot;  set    &quot;&quot;Name&quot;&quot; = '&quot; &amp; [.A96] &amp; &quot;'  where    &quot;&quot;IDPermition&quot;&quot; = &quot; &amp; [.C96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6]+1" office:value-type="float" office:value="97">
            <text:p>97</text:p>
          </table:table-cell>
          <table:table-cell table:style-name="ce14" table:formula="of:=SUBSTITUTE(SUBSTITUTE(SUBSTITUTE([.A97];&quot;__WARNING&quot;;&quot;&quot;);&quot;__&quot;;&quot; - &quot;);&quot;_&quot;;&quot; &quot;)">
            <text:p/>
          </table:table-cell>
          <table:table-cell table:style-name="ce13" table:formula="of:=IF([.A97]=&quot;&quot;;&quot;&quot;;&quot;public const int &quot; &amp; [.A97] &amp; &quot; = &quot; &amp; [.C97] &amp; &quot;;&quot;)">
            <text:p/>
          </table:table-cell>
          <table:table-cell table:style-name="ce19" table:formula="of:=IF([.A97]=&quot;&quot;;&quot;&quot;;&quot;items_.Add(&quot; &amp; [.A97] &amp; &quot;, new PseudoEnumItem(&quot;&quot;&quot; &amp; [.D97] &amp; &quot;&quot;&quot;));&quot;)">
            <text:p/>
          </table:table-cell>
          <table:table-cell table:style-name="ce4" table:formula="of:=IF([.A97]=&quot;&quot;;&quot;&quot;;&quot;  insert into &quot;&quot;CRD_Permition&quot;&quot; (   &quot;&quot;IDPermition&quot;&quot;,    &quot;&quot;Name&quot;&quot;  )  select    &quot; &amp; [.C97] &amp; &quot;,    '&quot; &amp; [.A97] &amp; &quot;'   where not exists (   select &quot;&quot;IDPermition&quot;&quot;    from &quot;&quot;CRD_Permition&quot;&quot;    where &quot;&quot;IDPermition&quot;&quot; = &quot; &amp; [.C97] &amp; &quot;  );   update &quot;&quot;CRD_Permition&quot;&quot;  set    &quot;&quot;Name&quot;&quot; = '&quot; &amp; [.A97] &amp; &quot;'  where    &quot;&quot;IDPermition&quot;&quot; = &quot; &amp; [.C97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7]+1" office:value-type="float" office:value="98">
            <text:p>98</text:p>
          </table:table-cell>
          <table:table-cell table:style-name="ce14" table:formula="of:=SUBSTITUTE(SUBSTITUTE(SUBSTITUTE([.A98];&quot;__WARNING&quot;;&quot;&quot;);&quot;__&quot;;&quot; - &quot;);&quot;_&quot;;&quot; &quot;)">
            <text:p/>
          </table:table-cell>
          <table:table-cell table:style-name="ce13" table:formula="of:=IF([.A98]=&quot;&quot;;&quot;&quot;;&quot;public const int &quot; &amp; [.A98] &amp; &quot; = &quot; &amp; [.C98] &amp; &quot;;&quot;)">
            <text:p/>
          </table:table-cell>
          <table:table-cell table:style-name="ce19" table:formula="of:=IF([.A98]=&quot;&quot;;&quot;&quot;;&quot;items_.Add(&quot; &amp; [.A98] &amp; &quot;, new PseudoEnumItem(&quot;&quot;&quot; &amp; [.D98] &amp; &quot;&quot;&quot;));&quot;)">
            <text:p/>
          </table:table-cell>
          <table:table-cell table:style-name="ce4" table:formula="of:=IF([.A98]=&quot;&quot;;&quot;&quot;;&quot;  insert into &quot;&quot;CRD_Permition&quot;&quot; (   &quot;&quot;IDPermition&quot;&quot;,    &quot;&quot;Name&quot;&quot;  )  select    &quot; &amp; [.C98] &amp; &quot;,    '&quot; &amp; [.A98] &amp; &quot;'   where not exists (   select &quot;&quot;IDPermition&quot;&quot;    from &quot;&quot;CRD_Permition&quot;&quot;    where &quot;&quot;IDPermition&quot;&quot; = &quot; &amp; [.C98] &amp; &quot;  );   update &quot;&quot;CRD_Permition&quot;&quot;  set    &quot;&quot;Name&quot;&quot; = '&quot; &amp; [.A98] &amp; &quot;'  where    &quot;&quot;IDPermition&quot;&quot; = &quot; &amp; [.C98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8]+1" office:value-type="float" office:value="99">
            <text:p>99</text:p>
          </table:table-cell>
          <table:table-cell table:style-name="ce14" table:formula="of:=SUBSTITUTE(SUBSTITUTE(SUBSTITUTE([.A99];&quot;__WARNING&quot;;&quot;&quot;);&quot;__&quot;;&quot; - &quot;);&quot;_&quot;;&quot; &quot;)">
            <text:p/>
          </table:table-cell>
          <table:table-cell table:style-name="ce13" table:formula="of:=IF([.A99]=&quot;&quot;;&quot;&quot;;&quot;public const int &quot; &amp; [.A99] &amp; &quot; = &quot; &amp; [.C99] &amp; &quot;;&quot;)">
            <text:p/>
          </table:table-cell>
          <table:table-cell table:style-name="ce19" table:formula="of:=IF([.A99]=&quot;&quot;;&quot;&quot;;&quot;items_.Add(&quot; &amp; [.A99] &amp; &quot;, new PseudoEnumItem(&quot;&quot;&quot; &amp; [.D99] &amp; &quot;&quot;&quot;));&quot;)">
            <text:p/>
          </table:table-cell>
          <table:table-cell table:style-name="ce4" table:formula="of:=IF([.A99]=&quot;&quot;;&quot;&quot;;&quot;  insert into &quot;&quot;CRD_Permition&quot;&quot; (   &quot;&quot;IDPermition&quot;&quot;,    &quot;&quot;Name&quot;&quot;  )  select    &quot; &amp; [.C99] &amp; &quot;,    '&quot; &amp; [.A99] &amp; &quot;'   where not exists (   select &quot;&quot;IDPermition&quot;&quot;    from &quot;&quot;CRD_Permition&quot;&quot;    where &quot;&quot;IDPermition&quot;&quot; = &quot; &amp; [.C99] &amp; &quot;  );   update &quot;&quot;CRD_Permition&quot;&quot;  set    &quot;&quot;Name&quot;&quot; = '&quot; &amp; [.A99] &amp; &quot;'  where    &quot;&quot;IDPermition&quot;&quot; = &quot; &amp; [.C99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9]+1" office:value-type="float" office:value="100">
            <text:p>100</text:p>
          </table:table-cell>
          <table:table-cell table:style-name="ce14" table:formula="of:=SUBSTITUTE(SUBSTITUTE(SUBSTITUTE([.A100];&quot;__WARNING&quot;;&quot;&quot;);&quot;__&quot;;&quot; - &quot;);&quot;_&quot;;&quot; &quot;)">
            <text:p/>
          </table:table-cell>
          <table:table-cell table:style-name="ce13" table:formula="of:=IF([.A100]=&quot;&quot;;&quot;&quot;;&quot;public const int &quot; &amp; [.A100] &amp; &quot; = &quot; &amp; [.C100] &amp; &quot;;&quot;)">
            <text:p/>
          </table:table-cell>
          <table:table-cell table:style-name="ce19" table:formula="of:=IF([.A100]=&quot;&quot;;&quot;&quot;;&quot;items_.Add(&quot; &amp; [.A100] &amp; &quot;, new PseudoEnumItem(&quot;&quot;&quot; &amp; [.D100] &amp; &quot;&quot;&quot;));&quot;)">
            <text:p/>
          </table:table-cell>
          <table:table-cell table:style-name="ce4" table:formula="of:=IF([.A100]=&quot;&quot;;&quot;&quot;;&quot;  insert into &quot;&quot;CRD_Permition&quot;&quot; (   &quot;&quot;IDPermition&quot;&quot;,    &quot;&quot;Name&quot;&quot;  )  select    &quot; &amp; [.C100] &amp; &quot;,    '&quot; &amp; [.A100] &amp; &quot;'   where not exists (   select &quot;&quot;IDPermition&quot;&quot;    from &quot;&quot;CRD_Permition&quot;&quot;    where &quot;&quot;IDPermition&quot;&quot; = &quot; &amp; [.C100] &amp; &quot;  );   update &quot;&quot;CRD_Permition&quot;&quot;  set    &quot;&quot;Name&quot;&quot; = '&quot; &amp; [.A100] &amp; &quot;'  where    &quot;&quot;IDPermition&quot;&quot; = &quot; &amp; [.C100] &amp; &quot;; &quot;)">
            <text:p/>
          </table:table-cell>
          <table:table-cell table:style-name="ce4" table:number-columns-repeated="1017"/>
        </table:table-row>
        <table:table-row table:style-name="ro1" table:number-rows-repeated="64766">
          <table:table-cell table:style-name="ce4"/>
          <table:table-cell table:style-name="ce12"/>
          <table:table-cell table:style-name="ce13"/>
          <table:table-cell table:style-name="ce14"/>
          <table:table-cell table:style-name="ce13" table:number-columns-repeated="2"/>
          <table:table-cell table:style-name="ce4" table:number-columns-repeated="1018"/>
        </table:table-row>
        <table:table-row table:style-name="ro1" table:number-rows-repeated="9837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Type" table:style-name="ta1" table:print="false">
        <table:table-column table:style-name="co15" table:default-cell-style-name="ce18"/>
        <table:table-column table:style-name="co2" table:default-cell-style-name="ce18"/>
        <table:table-column table:style-name="co3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8" table:number-columns-repeated="1017" table:default-cell-style-name="ce18"/>
        <table:table-row table:style-name="ro1">
          <table:table-cell table:style-name="ce15" office:value-type="string">
            <text:p>error</text:p>
          </table:table-cell>
          <table:table-cell table:style-name="ce11"/>
          <table:table-cell table:style-name="ce13" office:value-type="float" office:value="1">
            <text:p>1</text:p>
          </table:table-cell>
          <table:table-cell table:style-name="ce13" table:formula="of:=SUBSTITUTE(SUBSTITUTE(SUBSTITUTE([.A1];&quot;__WARNING&quot;;&quot;&quot;);&quot;__&quot;;&quot; - &quot;);&quot;_&quot;;&quot; &quot;)" office:value-type="string" office:string-value="error">
            <text:p>error</text:p>
          </table:table-cell>
          <table:table-cell table:style-name="ce13" table:formula="of:=IF([.A1]=&quot;&quot;;&quot;&quot;;&quot;public const int &quot; &amp; [.A1] &amp; &quot; = &quot; &amp; [.C1] &amp; &quot;;&quot;)" office:value-type="string" office:string-value="public const int error = 1;">
            <text:p>public const int error = 1;</text:p>
          </table:table-cell>
          <table:table-cell table:style-name="ce19" table:formula="of:=IF([.A1]=&quot;&quot;;&quot;&quot;;&quot;items_.Add(&quot; &amp; [.A1] &amp; &quot;, new PseudoEnumItem(&quot;&quot;&quot; &amp; [.D1] &amp; &quot;&quot;&quot;));&quot;)" office:value-type="string" office:string-value="items_.Add(error, new PseudoEnumItem(&quot;error&quot;));">
            <text:p>items_.Add(error, new PseudoEnumItem("error"));</text:p>
          </table:table-cell>
          <table:table-cell table:style-name="ce4" table:formula="of:=IF([.A1]=&quot;&quot;;&quot;&quot;;&quot;  insert into &quot;&quot;LOG_Logtype&quot;&quot; (   &quot;&quot;IDLogtype&quot;&quot;,    &quot;&quot;IFLogtype_parent&quot;&quot;,    &quot;&quot;Name&quot;&quot;  )  select    &quot; &amp; [.C1] &amp; &quot;,    null,    '&quot; &amp; [.A1] &amp; &quot;'   where not exists (   select &quot;&quot;IDLogtype&quot;&quot;    from &quot;&quot;LOG_Logtype&quot;&quot;    where &quot;&quot;IDLogtype&quot;&quot; = &quot; &amp; [.C1] &amp; &quot;  );   update &quot;&quot;LOG_Logtype&quot;&quot;  set    &quot;&quot;Name&quot;&quot; = '&quot; &amp; [.A1] &amp; &quot;'  where    &quot;&quot;IDLogtype&quot;&quot; = &quot; &amp; [.C1] &amp; &quot;; &quot;)" office:value-type="string" office:string-value="  insert into &quot;LOG_Logtype&quot; (   &quot;IDLogtype&quot;,    &quot;IFLogtype_parent&quot;,    &quot;Name&quot;  )  select    1,    null,    'error'   where not exists (   select &quot;IDLogtype&quot;    from &quot;LOG_Logtype&quot;    where &quot;IDLogtype&quot; = 1  );   update &quot;LOG_Logtype&quot;  set    &quot;Name&quot; = 'error'  where    &quot;IDLogtype&quot; = 1; ">
            <text:p><text:s text:c="2"/>insert into "LOG_Logtype" ( <text:s text:c="2"/>"IDLogtype", <text:s text:c="3"/>"IFLogtype_parent", <text:s text:c="3"/>"Name" <text:s/>) <text:s/>select <text:s text:c="3"/>1, <text:s text:c="3"/>null, <text:s text:c="3"/>'error' <text:s text:c="2"/>where not exists ( <text:s text:c="2"/>select "IDLogtype" <text:s text:c="3"/>from "LOG_Logtype" <text:s text:c="3"/>where "IDLogtype" = 1 <text:s/>); <text:s text:c="2"/>update "LOG_Logtype" <text:s/>set <text:s text:c="3"/>"Name" = 'error' <text:s/>where <text:s text:c="3"/>"IDLogtype" = 1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debug</text:p>
          </table:table-cell>
          <table:table-cell table:style-name="ce11"/>
          <table:table-cell table:style-name="ce13" table:formula="of:=[.C1]+1" office:value-type="float" office:value="2">
            <text:p>2</text:p>
          </table:table-cell>
          <table:table-cell table:style-name="ce13" table:formula="of:=SUBSTITUTE(SUBSTITUTE(SUBSTITUTE([.A2];&quot;__WARNING&quot;;&quot;&quot;);&quot;__&quot;;&quot; - &quot;);&quot;_&quot;;&quot; &quot;)" office:value-type="string" office:string-value="debug">
            <text:p>debug</text:p>
          </table:table-cell>
          <table:table-cell table:style-name="ce13" table:formula="of:=IF([.A2]=&quot;&quot;;&quot;&quot;;&quot;public const int &quot; &amp; [.A2] &amp; &quot; = &quot; &amp; [.C2] &amp; &quot;;&quot;)" office:value-type="string" office:string-value="public const int debug = 2;">
            <text:p>public const int debug = 2;</text:p>
          </table:table-cell>
          <table:table-cell table:style-name="ce19" table:formula="of:=IF([.A2]=&quot;&quot;;&quot;&quot;;&quot;items_.Add(&quot; &amp; [.A2] &amp; &quot;, new PseudoEnumItem(&quot;&quot;&quot; &amp; [.D2] &amp; &quot;&quot;&quot;));&quot;)" office:value-type="string" office:string-value="items_.Add(debug, new PseudoEnumItem(&quot;debug&quot;));">
            <text:p>items_.Add(debug, new PseudoEnumItem("debug"));</text:p>
          </table:table-cell>
          <table:table-cell table:style-name="ce4" table:formula="of:=IF([.A2]=&quot;&quot;;&quot;&quot;;&quot;  insert into &quot;&quot;LOG_Logtype&quot;&quot; (   &quot;&quot;IDLogtype&quot;&quot;,    &quot;&quot;IFLogtype_parent&quot;&quot;,    &quot;&quot;Name&quot;&quot;  )  select    &quot; &amp; [.C2] &amp; &quot;,    null,    '&quot; &amp; [.A2] &amp; &quot;'   where not exists (   select &quot;&quot;IDLogtype&quot;&quot;    from &quot;&quot;LOG_Logtype&quot;&quot;    where &quot;&quot;IDLogtype&quot;&quot; = &quot; &amp; [.C2] &amp; &quot;  );   update &quot;&quot;LOG_Logtype&quot;&quot;  set    &quot;&quot;Name&quot;&quot; = '&quot; &amp; [.A2] &amp; &quot;'  where    &quot;&quot;IDLogtype&quot;&quot; = &quot; &amp; [.C2] &amp; &quot;; &quot;)" office:value-type="string" office:string-value="  insert into &quot;LOG_Logtype&quot; (   &quot;IDLogtype&quot;,    &quot;IFLogtype_parent&quot;,    &quot;Name&quot;  )  select    2,    null,    'debug'   where not exists (   select &quot;IDLogtype&quot;    from &quot;LOG_Logtype&quot;    where &quot;IDLogtype&quot; = 2  );   update &quot;LOG_Logtype&quot;  set    &quot;Name&quot; = 'debug'  where    &quot;IDLogtype&quot; = 2; ">
            <text:p><text:s text:c="2"/>insert into "LOG_Logtype" ( <text:s text:c="2"/>"IDLogtype", <text:s text:c="3"/>"IFLogtype_parent", <text:s text:c="3"/>"Name" <text:s/>) <text:s/>select <text:s text:c="3"/>2, <text:s text:c="3"/>null, <text:s text:c="3"/>'debug' <text:s text:c="2"/>where not exists ( <text:s text:c="2"/>select "IDLogtype" <text:s text:c="3"/>from "LOG_Logtype" <text:s text:c="3"/>where "IDLogtype" = 2 <text:s/>); <text:s text:c="2"/>update "LOG_Logtype" <text:s/>set <text:s text:c="3"/>"Name" = 'debug' <text:s/>where <text:s text:c="3"/>"IDLogtype" = 2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thread_service</text:p>
          </table:table-cell>
          <table:table-cell table:style-name="ce11"/>
          <table:table-cell table:style-name="ce13" table:formula="of:=[.C2]+1" office:value-type="float" office:value="3">
            <text:p>3</text:p>
          </table:table-cell>
          <table:table-cell table:style-name="ce13" table:formula="of:=SUBSTITUTE(SUBSTITUTE(SUBSTITUTE([.A3];&quot;__WARNING&quot;;&quot;&quot;);&quot;__&quot;;&quot; - &quot;);&quot;_&quot;;&quot; &quot;)" office:value-type="string" office:string-value="thread service">
            <text:p>thread service</text:p>
          </table:table-cell>
          <table:table-cell table:style-name="ce13" table:formula="of:=IF([.A3]=&quot;&quot;;&quot;&quot;;&quot;public const int &quot; &amp; [.A3] &amp; &quot; = &quot; &amp; [.C3] &amp; &quot;;&quot;)" office:value-type="string" office:string-value="public const int thread_service = 3;">
            <text:p>public const int thread_service = 3;</text:p>
          </table:table-cell>
          <table:table-cell table:style-name="ce19" table:formula="of:=IF([.A3]=&quot;&quot;;&quot;&quot;;&quot;items_.Add(&quot; &amp; [.A3] &amp; &quot;, new PseudoEnumItem(&quot;&quot;&quot; &amp; [.D3] &amp; &quot;&quot;&quot;));&quot;)" office:value-type="string" office:string-value="items_.Add(thread_service, new PseudoEnumItem(&quot;thread service&quot;));">
            <text:p>items_.Add(thread_service, new PseudoEnumItem("thread service"));</text:p>
          </table:table-cell>
          <table:table-cell table:style-name="ce4" table:formula="of:=IF([.A3]=&quot;&quot;;&quot;&quot;;&quot;  insert into &quot;&quot;LOG_Logtype&quot;&quot; (   &quot;&quot;IDLogtype&quot;&quot;,    &quot;&quot;IFLogtype_parent&quot;&quot;,    &quot;&quot;Name&quot;&quot;  )  select    &quot; &amp; [.C3] &amp; &quot;,    null,    '&quot; &amp; [.A3] &amp; &quot;'   where not exists (   select &quot;&quot;IDLogtype&quot;&quot;    from &quot;&quot;LOG_Logtype&quot;&quot;    where &quot;&quot;IDLogtype&quot;&quot; = &quot; &amp; [.C3] &amp; &quot;  );   update &quot;&quot;LOG_Logtype&quot;&quot;  set    &quot;&quot;Name&quot;&quot; = '&quot; &amp; [.A3] &amp; &quot;'  where    &quot;&quot;IDLogtype&quot;&quot; = &quot; &amp; [.C3] &amp; &quot;; &quot;)" office:value-type="string" office:string-value="  insert into &quot;LOG_Logtype&quot; (   &quot;IDLogtype&quot;,    &quot;IFLogtype_parent&quot;,    &quot;Name&quot;  )  select    3,    null,    'thread_service'   where not exists (   select &quot;IDLogtype&quot;    from &quot;LOG_Logtype&quot;    where &quot;IDLogtype&quot; = 3  );   update &quot;LOG_Logtype&quot;  set    &quot;Name&quot; = 'thread_service'  where    &quot;IDLogtype&quot; = 3; ">
            <text:p><text:s text:c="2"/>insert into "LOG_Logtype" ( <text:s text:c="2"/>"IDLogtype", <text:s text:c="3"/>"IFLogtype_parent", <text:s text:c="3"/>"Name" <text:s/>) <text:s/>select <text:s text:c="3"/>3, <text:s text:c="3"/>null, <text:s text:c="3"/>'thread_service' <text:s text:c="2"/>where not exists ( <text:s text:c="2"/>select "IDLogtype" <text:s text:c="3"/>from "LOG_Logtype" <text:s text:c="3"/>where "IDLogtype" = 3 <text:s/>); <text:s text:c="2"/>update "LOG_Logtype" <text:s/>set <text:s text:c="3"/>"Name" = 'thread_service' <text:s/>where <text:s text:c="3"/>"IDLogtype" = 3; </text:p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3]+1" office:value-type="float" office:value="4">
            <text:p>4</text:p>
          </table:table-cell>
          <table:table-cell table:style-name="ce13" table:formula="of:=SUBSTITUTE(SUBSTITUTE(SUBSTITUTE([.A4];&quot;__WARNING&quot;;&quot;&quot;);&quot;__&quot;;&quot; - &quot;);&quot;_&quot;;&quot; &quot;)">
            <text:p/>
          </table:table-cell>
          <table:table-cell table:style-name="ce13" table:formula="of:=IF([.A4]=&quot;&quot;;&quot;&quot;;&quot;public const int &quot; &amp; [.A4] &amp; &quot; = &quot; &amp; [.C4] &amp; &quot;;&quot;)">
            <text:p/>
          </table:table-cell>
          <table:table-cell table:style-name="ce19" table:formula="of:=IF([.A4]=&quot;&quot;;&quot;&quot;;&quot;items_.Add(&quot; &amp; [.A4] &amp; &quot;, new PseudoEnumItem(&quot;&quot;&quot; &amp; [.D4] &amp; &quot;&quot;&quot;));&quot;)">
            <text:p/>
          </table:table-cell>
          <table:table-cell table:style-name="ce4" table:formula="of:=IF([.A4]=&quot;&quot;;&quot;&quot;;&quot;  insert into &quot;&quot;LOG_Logtype&quot;&quot; (   &quot;&quot;IDLogtype&quot;&quot;,    &quot;&quot;IFLogtype_parent&quot;&quot;,    &quot;&quot;Name&quot;&quot;  )  select    &quot; &amp; [.C4] &amp; &quot;,    null,    '&quot; &amp; [.A4] &amp; &quot;'   where not exists (   select &quot;&quot;IDLogtype&quot;&quot;    from &quot;&quot;LOG_Logtype&quot;&quot;    where &quot;&quot;IDLogtype&quot;&quot; = &quot; &amp; [.C4] &amp; &quot;  );   update &quot;&quot;LOG_Logtype&quot;&quot;  set    &quot;&quot;Name&quot;&quot; = '&quot; &amp; [.A4] &amp; &quot;'  where    &quot;&quot;IDLogtype&quot;&quot; = &quot; &amp; [.C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4]+1" office:value-type="float" office:value="5">
            <text:p>5</text:p>
          </table:table-cell>
          <table:table-cell table:style-name="ce13" table:formula="of:=SUBSTITUTE(SUBSTITUTE(SUBSTITUTE([.A5];&quot;__WARNING&quot;;&quot;&quot;);&quot;__&quot;;&quot; - &quot;);&quot;_&quot;;&quot; &quot;)">
            <text:p/>
          </table:table-cell>
          <table:table-cell table:style-name="ce13" table:formula="of:=IF([.A5]=&quot;&quot;;&quot;&quot;;&quot;public const int &quot; &amp; [.A5] &amp; &quot; = &quot; &amp; [.C5] &amp; &quot;;&quot;)">
            <text:p/>
          </table:table-cell>
          <table:table-cell table:style-name="ce19" table:formula="of:=IF([.A5]=&quot;&quot;;&quot;&quot;;&quot;items_.Add(&quot; &amp; [.A5] &amp; &quot;, new PseudoEnumItem(&quot;&quot;&quot; &amp; [.D5] &amp; &quot;&quot;&quot;));&quot;)">
            <text:p/>
          </table:table-cell>
          <table:table-cell table:style-name="ce4" table:formula="of:=IF([.A5]=&quot;&quot;;&quot;&quot;;&quot;  insert into &quot;&quot;LOG_Logtype&quot;&quot; (   &quot;&quot;IDLogtype&quot;&quot;,    &quot;&quot;IFLogtype_parent&quot;&quot;,    &quot;&quot;Name&quot;&quot;  )  select    &quot; &amp; [.C5] &amp; &quot;,    null,    '&quot; &amp; [.A5] &amp; &quot;'   where not exists (   select &quot;&quot;IDLogtype&quot;&quot;    from &quot;&quot;LOG_Logtype&quot;&quot;    where &quot;&quot;IDLogtype&quot;&quot; = &quot; &amp; [.C5] &amp; &quot;  );   update &quot;&quot;LOG_Logtype&quot;&quot;  set    &quot;&quot;Name&quot;&quot; = '&quot; &amp; [.A5] &amp; &quot;'  where    &quot;&quot;IDLogtype&quot;&quot; = &quot; &amp; [.C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5]+1" office:value-type="float" office:value="6">
            <text:p>6</text:p>
          </table:table-cell>
          <table:table-cell table:style-name="ce13" table:formula="of:=SUBSTITUTE(SUBSTITUTE(SUBSTITUTE([.A6];&quot;__WARNING&quot;;&quot;&quot;);&quot;__&quot;;&quot; - &quot;);&quot;_&quot;;&quot; &quot;)">
            <text:p/>
          </table:table-cell>
          <table:table-cell table:style-name="ce13" table:formula="of:=IF([.A6]=&quot;&quot;;&quot;&quot;;&quot;public const int &quot; &amp; [.A6] &amp; &quot; = &quot; &amp; [.C6] &amp; &quot;;&quot;)">
            <text:p/>
          </table:table-cell>
          <table:table-cell table:style-name="ce19" table:formula="of:=IF([.A6]=&quot;&quot;;&quot;&quot;;&quot;items_.Add(&quot; &amp; [.A6] &amp; &quot;, new PseudoEnumItem(&quot;&quot;&quot; &amp; [.D6] &amp; &quot;&quot;&quot;));&quot;)">
            <text:p/>
          </table:table-cell>
          <table:table-cell table:style-name="ce4" table:formula="of:=IF([.A6]=&quot;&quot;;&quot;&quot;;&quot;  insert into &quot;&quot;LOG_Logtype&quot;&quot; (   &quot;&quot;IDLogtype&quot;&quot;,    &quot;&quot;IFLogtype_parent&quot;&quot;,    &quot;&quot;Name&quot;&quot;  )  select    &quot; &amp; [.C6] &amp; &quot;,    null,    '&quot; &amp; [.A6] &amp; &quot;'   where not exists (   select &quot;&quot;IDLogtype&quot;&quot;    from &quot;&quot;LOG_Logtype&quot;&quot;    where &quot;&quot;IDLogtype&quot;&quot; = &quot; &amp; [.C6] &amp; &quot;  );   update &quot;&quot;LOG_Logtype&quot;&quot;  set    &quot;&quot;Name&quot;&quot; = '&quot; &amp; [.A6] &amp; &quot;'  where    &quot;&quot;IDLogtype&quot;&quot; = &quot; &amp; [.C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6]+1" office:value-type="float" office:value="7">
            <text:p>7</text:p>
          </table:table-cell>
          <table:table-cell table:style-name="ce13" table:formula="of:=SUBSTITUTE(SUBSTITUTE(SUBSTITUTE([.A7];&quot;__WARNING&quot;;&quot;&quot;);&quot;__&quot;;&quot; - &quot;);&quot;_&quot;;&quot; &quot;)">
            <text:p/>
          </table:table-cell>
          <table:table-cell table:style-name="ce13" table:formula="of:=IF([.A7]=&quot;&quot;;&quot;&quot;;&quot;public const int &quot; &amp; [.A7] &amp; &quot; = &quot; &amp; [.C7] &amp; &quot;;&quot;)">
            <text:p/>
          </table:table-cell>
          <table:table-cell table:style-name="ce19" table:formula="of:=IF([.A7]=&quot;&quot;;&quot;&quot;;&quot;items_.Add(&quot; &amp; [.A7] &amp; &quot;, new PseudoEnumItem(&quot;&quot;&quot; &amp; [.D7] &amp; &quot;&quot;&quot;));&quot;)">
            <text:p/>
          </table:table-cell>
          <table:table-cell table:style-name="ce4" table:formula="of:=IF([.A7]=&quot;&quot;;&quot;&quot;;&quot;  insert into &quot;&quot;LOG_Logtype&quot;&quot; (   &quot;&quot;IDLogtype&quot;&quot;,    &quot;&quot;IFLogtype_parent&quot;&quot;,    &quot;&quot;Name&quot;&quot;  )  select    &quot; &amp; [.C7] &amp; &quot;,    null,    '&quot; &amp; [.A7] &amp; &quot;'   where not exists (   select &quot;&quot;IDLogtype&quot;&quot;    from &quot;&quot;LOG_Logtype&quot;&quot;    where &quot;&quot;IDLogtype&quot;&quot; = &quot; &amp; [.C7] &amp; &quot;  );   update &quot;&quot;LOG_Logtype&quot;&quot;  set    &quot;&quot;Name&quot;&quot; = '&quot; &amp; [.A7] &amp; &quot;'  where    &quot;&quot;IDLogtype&quot;&quot; = &quot; &amp; [.C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7]+1" office:value-type="float" office:value="8">
            <text:p>8</text:p>
          </table:table-cell>
          <table:table-cell table:style-name="ce13" table:formula="of:=SUBSTITUTE(SUBSTITUTE(SUBSTITUTE([.A8];&quot;__WARNING&quot;;&quot;&quot;);&quot;__&quot;;&quot; - &quot;);&quot;_&quot;;&quot; &quot;)">
            <text:p/>
          </table:table-cell>
          <table:table-cell table:style-name="ce13" table:formula="of:=IF([.A8]=&quot;&quot;;&quot;&quot;;&quot;public const int &quot; &amp; [.A8] &amp; &quot; = &quot; &amp; [.C8] &amp; &quot;;&quot;)">
            <text:p/>
          </table:table-cell>
          <table:table-cell table:style-name="ce19" table:formula="of:=IF([.A8]=&quot;&quot;;&quot;&quot;;&quot;items_.Add(&quot; &amp; [.A8] &amp; &quot;, new PseudoEnumItem(&quot;&quot;&quot; &amp; [.D8] &amp; &quot;&quot;&quot;));&quot;)">
            <text:p/>
          </table:table-cell>
          <table:table-cell table:style-name="ce4" table:formula="of:=IF([.A8]=&quot;&quot;;&quot;&quot;;&quot;  insert into &quot;&quot;LOG_Logtype&quot;&quot; (   &quot;&quot;IDLogtype&quot;&quot;,    &quot;&quot;IFLogtype_parent&quot;&quot;,    &quot;&quot;Name&quot;&quot;  )  select    &quot; &amp; [.C8] &amp; &quot;,    null,    '&quot; &amp; [.A8] &amp; &quot;'   where not exists (   select &quot;&quot;IDLogtype&quot;&quot;    from &quot;&quot;LOG_Logtype&quot;&quot;    where &quot;&quot;IDLogtype&quot;&quot; = &quot; &amp; [.C8] &amp; &quot;  );   update &quot;&quot;LOG_Logtype&quot;&quot;  set    &quot;&quot;Name&quot;&quot; = '&quot; &amp; [.A8] &amp; &quot;'  where    &quot;&quot;IDLogtype&quot;&quot; = &quot; &amp; [.C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8]+1" office:value-type="float" office:value="9">
            <text:p>9</text:p>
          </table:table-cell>
          <table:table-cell table:style-name="ce13" table:formula="of:=SUBSTITUTE(SUBSTITUTE(SUBSTITUTE([.A9];&quot;__WARNING&quot;;&quot;&quot;);&quot;__&quot;;&quot; - &quot;);&quot;_&quot;;&quot; &quot;)">
            <text:p/>
          </table:table-cell>
          <table:table-cell table:style-name="ce13" table:formula="of:=IF([.A9]=&quot;&quot;;&quot;&quot;;&quot;public const int &quot; &amp; [.A9] &amp; &quot; = &quot; &amp; [.C9] &amp; &quot;;&quot;)">
            <text:p/>
          </table:table-cell>
          <table:table-cell table:style-name="ce19" table:formula="of:=IF([.A9]=&quot;&quot;;&quot;&quot;;&quot;items_.Add(&quot; &amp; [.A9] &amp; &quot;, new PseudoEnumItem(&quot;&quot;&quot; &amp; [.D9] &amp; &quot;&quot;&quot;));&quot;)">
            <text:p/>
          </table:table-cell>
          <table:table-cell table:style-name="ce4" table:formula="of:=IF([.A9]=&quot;&quot;;&quot;&quot;;&quot;  insert into &quot;&quot;LOG_Logtype&quot;&quot; (   &quot;&quot;IDLogtype&quot;&quot;,    &quot;&quot;IFLogtype_parent&quot;&quot;,    &quot;&quot;Name&quot;&quot;  )  select    &quot; &amp; [.C9] &amp; &quot;,    null,    '&quot; &amp; [.A9] &amp; &quot;'   where not exists (   select &quot;&quot;IDLogtype&quot;&quot;    from &quot;&quot;LOG_Logtype&quot;&quot;    where &quot;&quot;IDLogtype&quot;&quot; = &quot; &amp; [.C9] &amp; &quot;  );   update &quot;&quot;LOG_Logtype&quot;&quot;  set    &quot;&quot;Name&quot;&quot; = '&quot; &amp; [.A9] &amp; &quot;'  where    &quot;&quot;IDLogtype&quot;&quot; = &quot; &amp; [.C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9]+1" office:value-type="float" office:value="10">
            <text:p>10</text:p>
          </table:table-cell>
          <table:table-cell table:style-name="ce13" table:formula="of:=SUBSTITUTE(SUBSTITUTE(SUBSTITUTE([.A10];&quot;__WARNING&quot;;&quot;&quot;);&quot;__&quot;;&quot; - &quot;);&quot;_&quot;;&quot; &quot;)">
            <text:p/>
          </table:table-cell>
          <table:table-cell table:style-name="ce13" table:formula="of:=IF([.A10]=&quot;&quot;;&quot;&quot;;&quot;public const int &quot; &amp; [.A10] &amp; &quot; = &quot; &amp; [.C10] &amp; &quot;;&quot;)">
            <text:p/>
          </table:table-cell>
          <table:table-cell table:style-name="ce19" table:formula="of:=IF([.A10]=&quot;&quot;;&quot;&quot;;&quot;items_.Add(&quot; &amp; [.A10] &amp; &quot;, new PseudoEnumItem(&quot;&quot;&quot; &amp; [.D10] &amp; &quot;&quot;&quot;));&quot;)">
            <text:p/>
          </table:table-cell>
          <table:table-cell table:style-name="ce4" table:formula="of:=IF([.A10]=&quot;&quot;;&quot;&quot;;&quot;  insert into &quot;&quot;LOG_Logtype&quot;&quot; (   &quot;&quot;IDLogtype&quot;&quot;,    &quot;&quot;IFLogtype_parent&quot;&quot;,    &quot;&quot;Name&quot;&quot;  )  select    &quot; &amp; [.C10] &amp; &quot;,    null,    '&quot; &amp; [.A10] &amp; &quot;'   where not exists (   select &quot;&quot;IDLogtype&quot;&quot;    from &quot;&quot;LOG_Logtype&quot;&quot;    where &quot;&quot;IDLogtype&quot;&quot; = &quot; &amp; [.C10] &amp; &quot;  );   update &quot;&quot;LOG_Logtype&quot;&quot;  set    &quot;&quot;Name&quot;&quot; = '&quot; &amp; [.A10] &amp; &quot;'  where    &quot;&quot;IDLogtype&quot;&quot; = &quot; &amp; [.C1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10]+1" office:value-type="float" office:value="11">
            <text:p>11</text:p>
          </table:table-cell>
          <table:table-cell table:style-name="ce13" table:formula="of:=SUBSTITUTE(SUBSTITUTE(SUBSTITUTE([.A11];&quot;__WARNING&quot;;&quot;&quot;);&quot;__&quot;;&quot; - &quot;);&quot;_&quot;;&quot; &quot;)">
            <text:p/>
          </table:table-cell>
          <table:table-cell table:style-name="ce13" table:formula="of:=IF([.A11]=&quot;&quot;;&quot;&quot;;&quot;public const int &quot; &amp; [.A11] &amp; &quot; = &quot; &amp; [.C11] &amp; &quot;;&quot;)">
            <text:p/>
          </table:table-cell>
          <table:table-cell table:style-name="ce19" table:formula="of:=IF([.A11]=&quot;&quot;;&quot;&quot;;&quot;items_.Add(&quot; &amp; [.A11] &amp; &quot;, new PseudoEnumItem(&quot;&quot;&quot; &amp; [.D11] &amp; &quot;&quot;&quot;));&quot;)">
            <text:p/>
          </table:table-cell>
          <table:table-cell table:style-name="ce4" table:formula="of:=IF([.A11]=&quot;&quot;;&quot;&quot;;&quot;  insert into &quot;&quot;LOG_Logtype&quot;&quot; (   &quot;&quot;IDLogtype&quot;&quot;,    &quot;&quot;IFLogtype_parent&quot;&quot;,    &quot;&quot;Name&quot;&quot;  )  select    &quot; &amp; [.C11] &amp; &quot;,    null,    '&quot; &amp; [.A11] &amp; &quot;'   where not exists (   select &quot;&quot;IDLogtype&quot;&quot;    from &quot;&quot;LOG_Logtype&quot;&quot;    where &quot;&quot;IDLogtype&quot;&quot; = &quot; &amp; [.C11] &amp; &quot;  );   update &quot;&quot;LOG_Logtype&quot;&quot;  set    &quot;&quot;Name&quot;&quot; = '&quot; &amp; [.A11] &amp; &quot;'  where    &quot;&quot;IDLogtype&quot;&quot; = &quot; &amp; [.C1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11]+1" office:value-type="float" office:value="12">
            <text:p>12</text:p>
          </table:table-cell>
          <table:table-cell table:style-name="ce13" table:formula="of:=SUBSTITUTE(SUBSTITUTE(SUBSTITUTE([.A12];&quot;__WARNING&quot;;&quot;&quot;);&quot;__&quot;;&quot; - &quot;);&quot;_&quot;;&quot; &quot;)">
            <text:p/>
          </table:table-cell>
          <table:table-cell table:style-name="ce13" table:formula="of:=IF([.A12]=&quot;&quot;;&quot;&quot;;&quot;public const int &quot; &amp; [.A12] &amp; &quot; = &quot; &amp; [.C12] &amp; &quot;;&quot;)">
            <text:p/>
          </table:table-cell>
          <table:table-cell table:style-name="ce19" table:formula="of:=IF([.A12]=&quot;&quot;;&quot;&quot;;&quot;items_.Add(&quot; &amp; [.A12] &amp; &quot;, new PseudoEnumItem(&quot;&quot;&quot; &amp; [.D12] &amp; &quot;&quot;&quot;));&quot;)">
            <text:p/>
          </table:table-cell>
          <table:table-cell table:style-name="ce4" table:formula="of:=IF([.A12]=&quot;&quot;;&quot;&quot;;&quot;  insert into &quot;&quot;LOG_Logtype&quot;&quot; (   &quot;&quot;IDLogtype&quot;&quot;,    &quot;&quot;IFLogtype_parent&quot;&quot;,    &quot;&quot;Name&quot;&quot;  )  select    &quot; &amp; [.C12] &amp; &quot;,    null,    '&quot; &amp; [.A12] &amp; &quot;'   where not exists (   select &quot;&quot;IDLogtype&quot;&quot;    from &quot;&quot;LOG_Logtype&quot;&quot;    where &quot;&quot;IDLogtype&quot;&quot; = &quot; &amp; [.C12] &amp; &quot;  );   update &quot;&quot;LOG_Logtype&quot;&quot;  set    &quot;&quot;Name&quot;&quot; = '&quot; &amp; [.A12] &amp; &quot;'  where    &quot;&quot;IDLogtype&quot;&quot; = &quot; &amp; [.C1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12]+1" office:value-type="float" office:value="13">
            <text:p>13</text:p>
          </table:table-cell>
          <table:table-cell table:style-name="ce13" table:formula="of:=SUBSTITUTE(SUBSTITUTE(SUBSTITUTE([.A13];&quot;__WARNING&quot;;&quot;&quot;);&quot;__&quot;;&quot; - &quot;);&quot;_&quot;;&quot; &quot;)">
            <text:p/>
          </table:table-cell>
          <table:table-cell table:style-name="ce13" table:formula="of:=IF([.A13]=&quot;&quot;;&quot;&quot;;&quot;public const int &quot; &amp; [.A13] &amp; &quot; = &quot; &amp; [.C13] &amp; &quot;;&quot;)">
            <text:p/>
          </table:table-cell>
          <table:table-cell table:style-name="ce19" table:formula="of:=IF([.A13]=&quot;&quot;;&quot;&quot;;&quot;items_.Add(&quot; &amp; [.A13] &amp; &quot;, new PseudoEnumItem(&quot;&quot;&quot; &amp; [.D13] &amp; &quot;&quot;&quot;));&quot;)">
            <text:p/>
          </table:table-cell>
          <table:table-cell table:style-name="ce4" table:formula="of:=IF([.A13]=&quot;&quot;;&quot;&quot;;&quot;  insert into &quot;&quot;LOG_Logtype&quot;&quot; (   &quot;&quot;IDLogtype&quot;&quot;,    &quot;&quot;IFLogtype_parent&quot;&quot;,    &quot;&quot;Name&quot;&quot;  )  select    &quot; &amp; [.C13] &amp; &quot;,    null,    '&quot; &amp; [.A13] &amp; &quot;'   where not exists (   select &quot;&quot;IDLogtype&quot;&quot;    from &quot;&quot;LOG_Logtype&quot;&quot;    where &quot;&quot;IDLogtype&quot;&quot; = &quot; &amp; [.C13] &amp; &quot;  );   update &quot;&quot;LOG_Logtype&quot;&quot;  set    &quot;&quot;Name&quot;&quot; = '&quot; &amp; [.A13] &amp; &quot;'  where    &quot;&quot;IDLogtype&quot;&quot; = &quot; &amp; [.C1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13]+1" office:value-type="float" office:value="14">
            <text:p>14</text:p>
          </table:table-cell>
          <table:table-cell table:style-name="ce13" table:formula="of:=SUBSTITUTE(SUBSTITUTE(SUBSTITUTE([.A14];&quot;__WARNING&quot;;&quot;&quot;);&quot;__&quot;;&quot; - &quot;);&quot;_&quot;;&quot; &quot;)">
            <text:p/>
          </table:table-cell>
          <table:table-cell table:style-name="ce13" table:formula="of:=IF([.A14]=&quot;&quot;;&quot;&quot;;&quot;public const int &quot; &amp; [.A14] &amp; &quot; = &quot; &amp; [.C14] &amp; &quot;;&quot;)">
            <text:p/>
          </table:table-cell>
          <table:table-cell table:style-name="ce19" table:formula="of:=IF([.A14]=&quot;&quot;;&quot;&quot;;&quot;items_.Add(&quot; &amp; [.A14] &amp; &quot;, new PseudoEnumItem(&quot;&quot;&quot; &amp; [.D14] &amp; &quot;&quot;&quot;));&quot;)">
            <text:p/>
          </table:table-cell>
          <table:table-cell table:style-name="ce4" table:formula="of:=IF([.A14]=&quot;&quot;;&quot;&quot;;&quot;  insert into &quot;&quot;LOG_Logtype&quot;&quot; (   &quot;&quot;IDLogtype&quot;&quot;,    &quot;&quot;IFLogtype_parent&quot;&quot;,    &quot;&quot;Name&quot;&quot;  )  select    &quot; &amp; [.C14] &amp; &quot;,    null,    '&quot; &amp; [.A14] &amp; &quot;'   where not exists (   select &quot;&quot;IDLogtype&quot;&quot;    from &quot;&quot;LOG_Logtype&quot;&quot;    where &quot;&quot;IDLogtype&quot;&quot; = &quot; &amp; [.C14] &amp; &quot;  );   update &quot;&quot;LOG_Logtype&quot;&quot;  set    &quot;&quot;Name&quot;&quot; = '&quot; &amp; [.A14] &amp; &quot;'  where    &quot;&quot;IDLogtype&quot;&quot; = &quot; &amp; [.C1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14]+1" office:value-type="float" office:value="15">
            <text:p>15</text:p>
          </table:table-cell>
          <table:table-cell table:style-name="ce13" table:formula="of:=SUBSTITUTE(SUBSTITUTE(SUBSTITUTE([.A15];&quot;__WARNING&quot;;&quot;&quot;);&quot;__&quot;;&quot; - &quot;);&quot;_&quot;;&quot; &quot;)">
            <text:p/>
          </table:table-cell>
          <table:table-cell table:style-name="ce13" table:formula="of:=IF([.A15]=&quot;&quot;;&quot;&quot;;&quot;public const int &quot; &amp; [.A15] &amp; &quot; = &quot; &amp; [.C15] &amp; &quot;;&quot;)">
            <text:p/>
          </table:table-cell>
          <table:table-cell table:style-name="ce19" table:formula="of:=IF([.A15]=&quot;&quot;;&quot;&quot;;&quot;items_.Add(&quot; &amp; [.A15] &amp; &quot;, new PseudoEnumItem(&quot;&quot;&quot; &amp; [.D15] &amp; &quot;&quot;&quot;));&quot;)">
            <text:p/>
          </table:table-cell>
          <table:table-cell table:style-name="ce4" table:formula="of:=IF([.A15]=&quot;&quot;;&quot;&quot;;&quot;  insert into &quot;&quot;LOG_Logtype&quot;&quot; (   &quot;&quot;IDLogtype&quot;&quot;,    &quot;&quot;IFLogtype_parent&quot;&quot;,    &quot;&quot;Name&quot;&quot;  )  select    &quot; &amp; [.C15] &amp; &quot;,    null,    '&quot; &amp; [.A15] &amp; &quot;'   where not exists (   select &quot;&quot;IDLogtype&quot;&quot;    from &quot;&quot;LOG_Logtype&quot;&quot;    where &quot;&quot;IDLogtype&quot;&quot; = &quot; &amp; [.C15] &amp; &quot;  );   update &quot;&quot;LOG_Logtype&quot;&quot;  set    &quot;&quot;Name&quot;&quot; = '&quot; &amp; [.A15] &amp; &quot;'  where    &quot;&quot;IDLogtype&quot;&quot; = &quot; &amp; [.C1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15]+1" office:value-type="float" office:value="16">
            <text:p>16</text:p>
          </table:table-cell>
          <table:table-cell table:style-name="ce13" table:formula="of:=SUBSTITUTE(SUBSTITUTE(SUBSTITUTE([.A16];&quot;__WARNING&quot;;&quot;&quot;);&quot;__&quot;;&quot; - &quot;);&quot;_&quot;;&quot; &quot;)">
            <text:p/>
          </table:table-cell>
          <table:table-cell table:style-name="ce13" table:formula="of:=IF([.A16]=&quot;&quot;;&quot;&quot;;&quot;public const int &quot; &amp; [.A16] &amp; &quot; = &quot; &amp; [.C16] &amp; &quot;;&quot;)">
            <text:p/>
          </table:table-cell>
          <table:table-cell table:style-name="ce19" table:formula="of:=IF([.A16]=&quot;&quot;;&quot;&quot;;&quot;items_.Add(&quot; &amp; [.A16] &amp; &quot;, new PseudoEnumItem(&quot;&quot;&quot; &amp; [.D16] &amp; &quot;&quot;&quot;));&quot;)">
            <text:p/>
          </table:table-cell>
          <table:table-cell table:style-name="ce4" table:formula="of:=IF([.A16]=&quot;&quot;;&quot;&quot;;&quot;  insert into &quot;&quot;LOG_Logtype&quot;&quot; (   &quot;&quot;IDLogtype&quot;&quot;,    &quot;&quot;IFLogtype_parent&quot;&quot;,    &quot;&quot;Name&quot;&quot;  )  select    &quot; &amp; [.C16] &amp; &quot;,    null,    '&quot; &amp; [.A16] &amp; &quot;'   where not exists (   select &quot;&quot;IDLogtype&quot;&quot;    from &quot;&quot;LOG_Logtype&quot;&quot;    where &quot;&quot;IDLogtype&quot;&quot; = &quot; &amp; [.C16] &amp; &quot;  );   update &quot;&quot;LOG_Logtype&quot;&quot;  set    &quot;&quot;Name&quot;&quot; = '&quot; &amp; [.A16] &amp; &quot;'  where    &quot;&quot;IDLogtype&quot;&quot; = &quot; &amp; [.C1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16]+1" office:value-type="float" office:value="17">
            <text:p>17</text:p>
          </table:table-cell>
          <table:table-cell table:style-name="ce13" table:formula="of:=SUBSTITUTE(SUBSTITUTE(SUBSTITUTE([.A17];&quot;__WARNING&quot;;&quot;&quot;);&quot;__&quot;;&quot; - &quot;);&quot;_&quot;;&quot; &quot;)">
            <text:p/>
          </table:table-cell>
          <table:table-cell table:style-name="ce13" table:formula="of:=IF([.A17]=&quot;&quot;;&quot;&quot;;&quot;public const int &quot; &amp; [.A17] &amp; &quot; = &quot; &amp; [.C17] &amp; &quot;;&quot;)">
            <text:p/>
          </table:table-cell>
          <table:table-cell table:style-name="ce19" table:formula="of:=IF([.A17]=&quot;&quot;;&quot;&quot;;&quot;items_.Add(&quot; &amp; [.A17] &amp; &quot;, new PseudoEnumItem(&quot;&quot;&quot; &amp; [.D17] &amp; &quot;&quot;&quot;));&quot;)">
            <text:p/>
          </table:table-cell>
          <table:table-cell table:style-name="ce4" table:formula="of:=IF([.A17]=&quot;&quot;;&quot;&quot;;&quot;  insert into &quot;&quot;LOG_Logtype&quot;&quot; (   &quot;&quot;IDLogtype&quot;&quot;,    &quot;&quot;IFLogtype_parent&quot;&quot;,    &quot;&quot;Name&quot;&quot;  )  select    &quot; &amp; [.C17] &amp; &quot;,    null,    '&quot; &amp; [.A17] &amp; &quot;'   where not exists (   select &quot;&quot;IDLogtype&quot;&quot;    from &quot;&quot;LOG_Logtype&quot;&quot;    where &quot;&quot;IDLogtype&quot;&quot; = &quot; &amp; [.C17] &amp; &quot;  );   update &quot;&quot;LOG_Logtype&quot;&quot;  set    &quot;&quot;Name&quot;&quot; = '&quot; &amp; [.A17] &amp; &quot;'  where    &quot;&quot;IDLogtype&quot;&quot; = &quot; &amp; [.C1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17]+1" office:value-type="float" office:value="18">
            <text:p>18</text:p>
          </table:table-cell>
          <table:table-cell table:style-name="ce13" table:formula="of:=SUBSTITUTE(SUBSTITUTE(SUBSTITUTE([.A18];&quot;__WARNING&quot;;&quot;&quot;);&quot;__&quot;;&quot; - &quot;);&quot;_&quot;;&quot; &quot;)">
            <text:p/>
          </table:table-cell>
          <table:table-cell table:style-name="ce13" table:formula="of:=IF([.A18]=&quot;&quot;;&quot;&quot;;&quot;public const int &quot; &amp; [.A18] &amp; &quot; = &quot; &amp; [.C18] &amp; &quot;;&quot;)">
            <text:p/>
          </table:table-cell>
          <table:table-cell table:style-name="ce19" table:formula="of:=IF([.A18]=&quot;&quot;;&quot;&quot;;&quot;items_.Add(&quot; &amp; [.A18] &amp; &quot;, new PseudoEnumItem(&quot;&quot;&quot; &amp; [.D18] &amp; &quot;&quot;&quot;));&quot;)">
            <text:p/>
          </table:table-cell>
          <table:table-cell table:style-name="ce4" table:formula="of:=IF([.A18]=&quot;&quot;;&quot;&quot;;&quot;  insert into &quot;&quot;LOG_Logtype&quot;&quot; (   &quot;&quot;IDLogtype&quot;&quot;,    &quot;&quot;IFLogtype_parent&quot;&quot;,    &quot;&quot;Name&quot;&quot;  )  select    &quot; &amp; [.C18] &amp; &quot;,    null,    '&quot; &amp; [.A18] &amp; &quot;'   where not exists (   select &quot;&quot;IDLogtype&quot;&quot;    from &quot;&quot;LOG_Logtype&quot;&quot;    where &quot;&quot;IDLogtype&quot;&quot; = &quot; &amp; [.C18] &amp; &quot;  );   update &quot;&quot;LOG_Logtype&quot;&quot;  set    &quot;&quot;Name&quot;&quot; = '&quot; &amp; [.A18] &amp; &quot;'  where    &quot;&quot;IDLogtype&quot;&quot; = &quot; &amp; [.C1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18]+1" office:value-type="float" office:value="19">
            <text:p>19</text:p>
          </table:table-cell>
          <table:table-cell table:style-name="ce13" table:formula="of:=SUBSTITUTE(SUBSTITUTE(SUBSTITUTE([.A19];&quot;__WARNING&quot;;&quot;&quot;);&quot;__&quot;;&quot; - &quot;);&quot;_&quot;;&quot; &quot;)">
            <text:p/>
          </table:table-cell>
          <table:table-cell table:style-name="ce13" table:formula="of:=IF([.A19]=&quot;&quot;;&quot;&quot;;&quot;public const int &quot; &amp; [.A19] &amp; &quot; = &quot; &amp; [.C19] &amp; &quot;;&quot;)">
            <text:p/>
          </table:table-cell>
          <table:table-cell table:style-name="ce19" table:formula="of:=IF([.A19]=&quot;&quot;;&quot;&quot;;&quot;items_.Add(&quot; &amp; [.A19] &amp; &quot;, new PseudoEnumItem(&quot;&quot;&quot; &amp; [.D19] &amp; &quot;&quot;&quot;));&quot;)">
            <text:p/>
          </table:table-cell>
          <table:table-cell table:style-name="ce4" table:formula="of:=IF([.A19]=&quot;&quot;;&quot;&quot;;&quot;  insert into &quot;&quot;LOG_Logtype&quot;&quot; (   &quot;&quot;IDLogtype&quot;&quot;,    &quot;&quot;IFLogtype_parent&quot;&quot;,    &quot;&quot;Name&quot;&quot;  )  select    &quot; &amp; [.C19] &amp; &quot;,    null,    '&quot; &amp; [.A19] &amp; &quot;'   where not exists (   select &quot;&quot;IDLogtype&quot;&quot;    from &quot;&quot;LOG_Logtype&quot;&quot;    where &quot;&quot;IDLogtype&quot;&quot; = &quot; &amp; [.C19] &amp; &quot;  );   update &quot;&quot;LOG_Logtype&quot;&quot;  set    &quot;&quot;Name&quot;&quot; = '&quot; &amp; [.A19] &amp; &quot;'  where    &quot;&quot;IDLogtype&quot;&quot; = &quot; &amp; [.C1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19]+1" office:value-type="float" office:value="20">
            <text:p>20</text:p>
          </table:table-cell>
          <table:table-cell table:style-name="ce13" table:formula="of:=SUBSTITUTE(SUBSTITUTE(SUBSTITUTE([.A20];&quot;__WARNING&quot;;&quot;&quot;);&quot;__&quot;;&quot; - &quot;);&quot;_&quot;;&quot; &quot;)">
            <text:p/>
          </table:table-cell>
          <table:table-cell table:style-name="ce13" table:formula="of:=IF([.A20]=&quot;&quot;;&quot;&quot;;&quot;public const int &quot; &amp; [.A20] &amp; &quot; = &quot; &amp; [.C20] &amp; &quot;;&quot;)">
            <text:p/>
          </table:table-cell>
          <table:table-cell table:style-name="ce19" table:formula="of:=IF([.A20]=&quot;&quot;;&quot;&quot;;&quot;items_.Add(&quot; &amp; [.A20] &amp; &quot;, new PseudoEnumItem(&quot;&quot;&quot; &amp; [.D20] &amp; &quot;&quot;&quot;));&quot;)">
            <text:p/>
          </table:table-cell>
          <table:table-cell table:style-name="ce4" table:formula="of:=IF([.A20]=&quot;&quot;;&quot;&quot;;&quot;  insert into &quot;&quot;LOG_Logtype&quot;&quot; (   &quot;&quot;IDLogtype&quot;&quot;,    &quot;&quot;IFLogtype_parent&quot;&quot;,    &quot;&quot;Name&quot;&quot;  )  select    &quot; &amp; [.C20] &amp; &quot;,    null,    '&quot; &amp; [.A20] &amp; &quot;'   where not exists (   select &quot;&quot;IDLogtype&quot;&quot;    from &quot;&quot;LOG_Logtype&quot;&quot;    where &quot;&quot;IDLogtype&quot;&quot; = &quot; &amp; [.C20] &amp; &quot;  );   update &quot;&quot;LOG_Logtype&quot;&quot;  set    &quot;&quot;Name&quot;&quot; = '&quot; &amp; [.A20] &amp; &quot;'  where    &quot;&quot;IDLogtype&quot;&quot; = &quot; &amp; [.C2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0]+1" office:value-type="float" office:value="21">
            <text:p>21</text:p>
          </table:table-cell>
          <table:table-cell table:style-name="ce13" table:formula="of:=SUBSTITUTE(SUBSTITUTE(SUBSTITUTE([.A21];&quot;__WARNING&quot;;&quot;&quot;);&quot;__&quot;;&quot; - &quot;);&quot;_&quot;;&quot; &quot;)">
            <text:p/>
          </table:table-cell>
          <table:table-cell table:style-name="ce13" table:formula="of:=IF([.A21]=&quot;&quot;;&quot;&quot;;&quot;public const int &quot; &amp; [.A21] &amp; &quot; = &quot; &amp; [.C21] &amp; &quot;;&quot;)">
            <text:p/>
          </table:table-cell>
          <table:table-cell table:style-name="ce19" table:formula="of:=IF([.A21]=&quot;&quot;;&quot;&quot;;&quot;items_.Add(&quot; &amp; [.A21] &amp; &quot;, new PseudoEnumItem(&quot;&quot;&quot; &amp; [.D21] &amp; &quot;&quot;&quot;));&quot;)">
            <text:p/>
          </table:table-cell>
          <table:table-cell table:style-name="ce4" table:formula="of:=IF([.A21]=&quot;&quot;;&quot;&quot;;&quot;  insert into &quot;&quot;LOG_Logtype&quot;&quot; (   &quot;&quot;IDLogtype&quot;&quot;,    &quot;&quot;IFLogtype_parent&quot;&quot;,    &quot;&quot;Name&quot;&quot;  )  select    &quot; &amp; [.C21] &amp; &quot;,    null,    '&quot; &amp; [.A21] &amp; &quot;'   where not exists (   select &quot;&quot;IDLogtype&quot;&quot;    from &quot;&quot;LOG_Logtype&quot;&quot;    where &quot;&quot;IDLogtype&quot;&quot; = &quot; &amp; [.C21] &amp; &quot;  );   update &quot;&quot;LOG_Logtype&quot;&quot;  set    &quot;&quot;Name&quot;&quot; = '&quot; &amp; [.A21] &amp; &quot;'  where    &quot;&quot;IDLogtype&quot;&quot; = &quot; &amp; [.C2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1]+1" office:value-type="float" office:value="22">
            <text:p>22</text:p>
          </table:table-cell>
          <table:table-cell table:style-name="ce13" table:formula="of:=SUBSTITUTE(SUBSTITUTE(SUBSTITUTE([.A22];&quot;__WARNING&quot;;&quot;&quot;);&quot;__&quot;;&quot; - &quot;);&quot;_&quot;;&quot; &quot;)">
            <text:p/>
          </table:table-cell>
          <table:table-cell table:style-name="ce13" table:formula="of:=IF([.A22]=&quot;&quot;;&quot;&quot;;&quot;public const int &quot; &amp; [.A22] &amp; &quot; = &quot; &amp; [.C22] &amp; &quot;;&quot;)">
            <text:p/>
          </table:table-cell>
          <table:table-cell table:style-name="ce19" table:formula="of:=IF([.A22]=&quot;&quot;;&quot;&quot;;&quot;items_.Add(&quot; &amp; [.A22] &amp; &quot;, new PseudoEnumItem(&quot;&quot;&quot; &amp; [.D22] &amp; &quot;&quot;&quot;));&quot;)">
            <text:p/>
          </table:table-cell>
          <table:table-cell table:style-name="ce4" table:formula="of:=IF([.A22]=&quot;&quot;;&quot;&quot;;&quot;  insert into &quot;&quot;LOG_Logtype&quot;&quot; (   &quot;&quot;IDLogtype&quot;&quot;,    &quot;&quot;IFLogtype_parent&quot;&quot;,    &quot;&quot;Name&quot;&quot;  )  select    &quot; &amp; [.C22] &amp; &quot;,    null,    '&quot; &amp; [.A22] &amp; &quot;'   where not exists (   select &quot;&quot;IDLogtype&quot;&quot;    from &quot;&quot;LOG_Logtype&quot;&quot;    where &quot;&quot;IDLogtype&quot;&quot; = &quot; &amp; [.C22] &amp; &quot;  );   update &quot;&quot;LOG_Logtype&quot;&quot;  set    &quot;&quot;Name&quot;&quot; = '&quot; &amp; [.A22] &amp; &quot;'  where    &quot;&quot;IDLogtype&quot;&quot; = &quot; &amp; [.C2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2]+1" office:value-type="float" office:value="23">
            <text:p>23</text:p>
          </table:table-cell>
          <table:table-cell table:style-name="ce13" table:formula="of:=SUBSTITUTE(SUBSTITUTE(SUBSTITUTE([.A23];&quot;__WARNING&quot;;&quot;&quot;);&quot;__&quot;;&quot; - &quot;);&quot;_&quot;;&quot; &quot;)">
            <text:p/>
          </table:table-cell>
          <table:table-cell table:style-name="ce13" table:formula="of:=IF([.A23]=&quot;&quot;;&quot;&quot;;&quot;public const int &quot; &amp; [.A23] &amp; &quot; = &quot; &amp; [.C23] &amp; &quot;;&quot;)">
            <text:p/>
          </table:table-cell>
          <table:table-cell table:style-name="ce19" table:formula="of:=IF([.A23]=&quot;&quot;;&quot;&quot;;&quot;items_.Add(&quot; &amp; [.A23] &amp; &quot;, new PseudoEnumItem(&quot;&quot;&quot; &amp; [.D23] &amp; &quot;&quot;&quot;));&quot;)">
            <text:p/>
          </table:table-cell>
          <table:table-cell table:style-name="ce4" table:formula="of:=IF([.A23]=&quot;&quot;;&quot;&quot;;&quot;  insert into &quot;&quot;LOG_Logtype&quot;&quot; (   &quot;&quot;IDLogtype&quot;&quot;,    &quot;&quot;IFLogtype_parent&quot;&quot;,    &quot;&quot;Name&quot;&quot;  )  select    &quot; &amp; [.C23] &amp; &quot;,    null,    '&quot; &amp; [.A23] &amp; &quot;'   where not exists (   select &quot;&quot;IDLogtype&quot;&quot;    from &quot;&quot;LOG_Logtype&quot;&quot;    where &quot;&quot;IDLogtype&quot;&quot; = &quot; &amp; [.C23] &amp; &quot;  );   update &quot;&quot;LOG_Logtype&quot;&quot;  set    &quot;&quot;Name&quot;&quot; = '&quot; &amp; [.A23] &amp; &quot;'  where    &quot;&quot;IDLogtype&quot;&quot; = &quot; &amp; [.C2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3]+1" office:value-type="float" office:value="24">
            <text:p>24</text:p>
          </table:table-cell>
          <table:table-cell table:style-name="ce13" table:formula="of:=SUBSTITUTE(SUBSTITUTE(SUBSTITUTE([.A24];&quot;__WARNING&quot;;&quot;&quot;);&quot;__&quot;;&quot; - &quot;);&quot;_&quot;;&quot; &quot;)">
            <text:p/>
          </table:table-cell>
          <table:table-cell table:style-name="ce13" table:formula="of:=IF([.A24]=&quot;&quot;;&quot;&quot;;&quot;public const int &quot; &amp; [.A24] &amp; &quot; = &quot; &amp; [.C24] &amp; &quot;;&quot;)">
            <text:p/>
          </table:table-cell>
          <table:table-cell table:style-name="ce19" table:formula="of:=IF([.A24]=&quot;&quot;;&quot;&quot;;&quot;items_.Add(&quot; &amp; [.A24] &amp; &quot;, new PseudoEnumItem(&quot;&quot;&quot; &amp; [.D24] &amp; &quot;&quot;&quot;));&quot;)">
            <text:p/>
          </table:table-cell>
          <table:table-cell table:style-name="ce4" table:formula="of:=IF([.A24]=&quot;&quot;;&quot;&quot;;&quot;  insert into &quot;&quot;LOG_Logtype&quot;&quot; (   &quot;&quot;IDLogtype&quot;&quot;,    &quot;&quot;IFLogtype_parent&quot;&quot;,    &quot;&quot;Name&quot;&quot;  )  select    &quot; &amp; [.C24] &amp; &quot;,    null,    '&quot; &amp; [.A24] &amp; &quot;'   where not exists (   select &quot;&quot;IDLogtype&quot;&quot;    from &quot;&quot;LOG_Logtype&quot;&quot;    where &quot;&quot;IDLogtype&quot;&quot; = &quot; &amp; [.C24] &amp; &quot;  );   update &quot;&quot;LOG_Logtype&quot;&quot;  set    &quot;&quot;Name&quot;&quot; = '&quot; &amp; [.A24] &amp; &quot;'  where    &quot;&quot;IDLogtype&quot;&quot; = &quot; &amp; [.C2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4]+1" office:value-type="float" office:value="25">
            <text:p>25</text:p>
          </table:table-cell>
          <table:table-cell table:style-name="ce13" table:formula="of:=SUBSTITUTE(SUBSTITUTE(SUBSTITUTE([.A25];&quot;__WARNING&quot;;&quot;&quot;);&quot;__&quot;;&quot; - &quot;);&quot;_&quot;;&quot; &quot;)">
            <text:p/>
          </table:table-cell>
          <table:table-cell table:style-name="ce13" table:formula="of:=IF([.A25]=&quot;&quot;;&quot;&quot;;&quot;public const int &quot; &amp; [.A25] &amp; &quot; = &quot; &amp; [.C25] &amp; &quot;;&quot;)">
            <text:p/>
          </table:table-cell>
          <table:table-cell table:style-name="ce19" table:formula="of:=IF([.A25]=&quot;&quot;;&quot;&quot;;&quot;items_.Add(&quot; &amp; [.A25] &amp; &quot;, new PseudoEnumItem(&quot;&quot;&quot; &amp; [.D25] &amp; &quot;&quot;&quot;));&quot;)">
            <text:p/>
          </table:table-cell>
          <table:table-cell table:style-name="ce4" table:formula="of:=IF([.A25]=&quot;&quot;;&quot;&quot;;&quot;  insert into &quot;&quot;LOG_Logtype&quot;&quot; (   &quot;&quot;IDLogtype&quot;&quot;,    &quot;&quot;IFLogtype_parent&quot;&quot;,    &quot;&quot;Name&quot;&quot;  )  select    &quot; &amp; [.C25] &amp; &quot;,    null,    '&quot; &amp; [.A25] &amp; &quot;'   where not exists (   select &quot;&quot;IDLogtype&quot;&quot;    from &quot;&quot;LOG_Logtype&quot;&quot;    where &quot;&quot;IDLogtype&quot;&quot; = &quot; &amp; [.C25] &amp; &quot;  );   update &quot;&quot;LOG_Logtype&quot;&quot;  set    &quot;&quot;Name&quot;&quot; = '&quot; &amp; [.A25] &amp; &quot;'  where    &quot;&quot;IDLogtype&quot;&quot; = &quot; &amp; [.C2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5]+1" office:value-type="float" office:value="26">
            <text:p>26</text:p>
          </table:table-cell>
          <table:table-cell table:style-name="ce13" table:formula="of:=SUBSTITUTE(SUBSTITUTE(SUBSTITUTE([.A26];&quot;__WARNING&quot;;&quot;&quot;);&quot;__&quot;;&quot; - &quot;);&quot;_&quot;;&quot; &quot;)">
            <text:p/>
          </table:table-cell>
          <table:table-cell table:style-name="ce13" table:formula="of:=IF([.A26]=&quot;&quot;;&quot;&quot;;&quot;public const int &quot; &amp; [.A26] &amp; &quot; = &quot; &amp; [.C26] &amp; &quot;;&quot;)">
            <text:p/>
          </table:table-cell>
          <table:table-cell table:style-name="ce19" table:formula="of:=IF([.A26]=&quot;&quot;;&quot;&quot;;&quot;items_.Add(&quot; &amp; [.A26] &amp; &quot;, new PseudoEnumItem(&quot;&quot;&quot; &amp; [.D26] &amp; &quot;&quot;&quot;));&quot;)">
            <text:p/>
          </table:table-cell>
          <table:table-cell table:style-name="ce4" table:formula="of:=IF([.A26]=&quot;&quot;;&quot;&quot;;&quot;  insert into &quot;&quot;LOG_Logtype&quot;&quot; (   &quot;&quot;IDLogtype&quot;&quot;,    &quot;&quot;IFLogtype_parent&quot;&quot;,    &quot;&quot;Name&quot;&quot;  )  select    &quot; &amp; [.C26] &amp; &quot;,    null,    '&quot; &amp; [.A26] &amp; &quot;'   where not exists (   select &quot;&quot;IDLogtype&quot;&quot;    from &quot;&quot;LOG_Logtype&quot;&quot;    where &quot;&quot;IDLogtype&quot;&quot; = &quot; &amp; [.C26] &amp; &quot;  );   update &quot;&quot;LOG_Logtype&quot;&quot;  set    &quot;&quot;Name&quot;&quot; = '&quot; &amp; [.A26] &amp; &quot;'  where    &quot;&quot;IDLogtype&quot;&quot; = &quot; &amp; [.C2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6]+1" office:value-type="float" office:value="27">
            <text:p>27</text:p>
          </table:table-cell>
          <table:table-cell table:style-name="ce13" table:formula="of:=SUBSTITUTE(SUBSTITUTE(SUBSTITUTE([.A27];&quot;__WARNING&quot;;&quot;&quot;);&quot;__&quot;;&quot; - &quot;);&quot;_&quot;;&quot; &quot;)">
            <text:p/>
          </table:table-cell>
          <table:table-cell table:style-name="ce13" table:formula="of:=IF([.A27]=&quot;&quot;;&quot;&quot;;&quot;public const int &quot; &amp; [.A27] &amp; &quot; = &quot; &amp; [.C27] &amp; &quot;;&quot;)">
            <text:p/>
          </table:table-cell>
          <table:table-cell table:style-name="ce19" table:formula="of:=IF([.A27]=&quot;&quot;;&quot;&quot;;&quot;items_.Add(&quot; &amp; [.A27] &amp; &quot;, new PseudoEnumItem(&quot;&quot;&quot; &amp; [.D27] &amp; &quot;&quot;&quot;));&quot;)">
            <text:p/>
          </table:table-cell>
          <table:table-cell table:style-name="ce4" table:formula="of:=IF([.A27]=&quot;&quot;;&quot;&quot;;&quot;  insert into &quot;&quot;LOG_Logtype&quot;&quot; (   &quot;&quot;IDLogtype&quot;&quot;,    &quot;&quot;IFLogtype_parent&quot;&quot;,    &quot;&quot;Name&quot;&quot;  )  select    &quot; &amp; [.C27] &amp; &quot;,    null,    '&quot; &amp; [.A27] &amp; &quot;'   where not exists (   select &quot;&quot;IDLogtype&quot;&quot;    from &quot;&quot;LOG_Logtype&quot;&quot;    where &quot;&quot;IDLogtype&quot;&quot; = &quot; &amp; [.C27] &amp; &quot;  );   update &quot;&quot;LOG_Logtype&quot;&quot;  set    &quot;&quot;Name&quot;&quot; = '&quot; &amp; [.A27] &amp; &quot;'  where    &quot;&quot;IDLogtype&quot;&quot; = &quot; &amp; [.C2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7]+1" office:value-type="float" office:value="28">
            <text:p>28</text:p>
          </table:table-cell>
          <table:table-cell table:style-name="ce13" table:formula="of:=SUBSTITUTE(SUBSTITUTE(SUBSTITUTE([.A28];&quot;__WARNING&quot;;&quot;&quot;);&quot;__&quot;;&quot; - &quot;);&quot;_&quot;;&quot; &quot;)">
            <text:p/>
          </table:table-cell>
          <table:table-cell table:style-name="ce13" table:formula="of:=IF([.A28]=&quot;&quot;;&quot;&quot;;&quot;public const int &quot; &amp; [.A28] &amp; &quot; = &quot; &amp; [.C28] &amp; &quot;;&quot;)">
            <text:p/>
          </table:table-cell>
          <table:table-cell table:style-name="ce19" table:formula="of:=IF([.A28]=&quot;&quot;;&quot;&quot;;&quot;items_.Add(&quot; &amp; [.A28] &amp; &quot;, new PseudoEnumItem(&quot;&quot;&quot; &amp; [.D28] &amp; &quot;&quot;&quot;));&quot;)">
            <text:p/>
          </table:table-cell>
          <table:table-cell table:style-name="ce4" table:formula="of:=IF([.A28]=&quot;&quot;;&quot;&quot;;&quot;  insert into &quot;&quot;LOG_Logtype&quot;&quot; (   &quot;&quot;IDLogtype&quot;&quot;,    &quot;&quot;IFLogtype_parent&quot;&quot;,    &quot;&quot;Name&quot;&quot;  )  select    &quot; &amp; [.C28] &amp; &quot;,    null,    '&quot; &amp; [.A28] &amp; &quot;'   where not exists (   select &quot;&quot;IDLogtype&quot;&quot;    from &quot;&quot;LOG_Logtype&quot;&quot;    where &quot;&quot;IDLogtype&quot;&quot; = &quot; &amp; [.C28] &amp; &quot;  );   update &quot;&quot;LOG_Logtype&quot;&quot;  set    &quot;&quot;Name&quot;&quot; = '&quot; &amp; [.A28] &amp; &quot;'  where    &quot;&quot;IDLogtype&quot;&quot; = &quot; &amp; [.C2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8]+1" office:value-type="float" office:value="29">
            <text:p>29</text:p>
          </table:table-cell>
          <table:table-cell table:style-name="ce13" table:formula="of:=SUBSTITUTE(SUBSTITUTE(SUBSTITUTE([.A29];&quot;__WARNING&quot;;&quot;&quot;);&quot;__&quot;;&quot; - &quot;);&quot;_&quot;;&quot; &quot;)">
            <text:p/>
          </table:table-cell>
          <table:table-cell table:style-name="ce13" table:formula="of:=IF([.A29]=&quot;&quot;;&quot;&quot;;&quot;public const int &quot; &amp; [.A29] &amp; &quot; = &quot; &amp; [.C29] &amp; &quot;;&quot;)">
            <text:p/>
          </table:table-cell>
          <table:table-cell table:style-name="ce19" table:formula="of:=IF([.A29]=&quot;&quot;;&quot;&quot;;&quot;items_.Add(&quot; &amp; [.A29] &amp; &quot;, new PseudoEnumItem(&quot;&quot;&quot; &amp; [.D29] &amp; &quot;&quot;&quot;));&quot;)">
            <text:p/>
          </table:table-cell>
          <table:table-cell table:style-name="ce4" table:formula="of:=IF([.A29]=&quot;&quot;;&quot;&quot;;&quot;  insert into &quot;&quot;LOG_Logtype&quot;&quot; (   &quot;&quot;IDLogtype&quot;&quot;,    &quot;&quot;IFLogtype_parent&quot;&quot;,    &quot;&quot;Name&quot;&quot;  )  select    &quot; &amp; [.C29] &amp; &quot;,    null,    '&quot; &amp; [.A29] &amp; &quot;'   where not exists (   select &quot;&quot;IDLogtype&quot;&quot;    from &quot;&quot;LOG_Logtype&quot;&quot;    where &quot;&quot;IDLogtype&quot;&quot; = &quot; &amp; [.C29] &amp; &quot;  );   update &quot;&quot;LOG_Logtype&quot;&quot;  set    &quot;&quot;Name&quot;&quot; = '&quot; &amp; [.A29] &amp; &quot;'  where    &quot;&quot;IDLogtype&quot;&quot; = &quot; &amp; [.C2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29]+1" office:value-type="float" office:value="30">
            <text:p>30</text:p>
          </table:table-cell>
          <table:table-cell table:style-name="ce13" table:formula="of:=SUBSTITUTE(SUBSTITUTE(SUBSTITUTE([.A30];&quot;__WARNING&quot;;&quot;&quot;);&quot;__&quot;;&quot; - &quot;);&quot;_&quot;;&quot; &quot;)">
            <text:p/>
          </table:table-cell>
          <table:table-cell table:style-name="ce13" table:formula="of:=IF([.A30]=&quot;&quot;;&quot;&quot;;&quot;public const int &quot; &amp; [.A30] &amp; &quot; = &quot; &amp; [.C30] &amp; &quot;;&quot;)">
            <text:p/>
          </table:table-cell>
          <table:table-cell table:style-name="ce19" table:formula="of:=IF([.A30]=&quot;&quot;;&quot;&quot;;&quot;items_.Add(&quot; &amp; [.A30] &amp; &quot;, new PseudoEnumItem(&quot;&quot;&quot; &amp; [.D30] &amp; &quot;&quot;&quot;));&quot;)">
            <text:p/>
          </table:table-cell>
          <table:table-cell table:style-name="ce4" table:formula="of:=IF([.A30]=&quot;&quot;;&quot;&quot;;&quot;  insert into &quot;&quot;LOG_Logtype&quot;&quot; (   &quot;&quot;IDLogtype&quot;&quot;,    &quot;&quot;IFLogtype_parent&quot;&quot;,    &quot;&quot;Name&quot;&quot;  )  select    &quot; &amp; [.C30] &amp; &quot;,    null,    '&quot; &amp; [.A30] &amp; &quot;'   where not exists (   select &quot;&quot;IDLogtype&quot;&quot;    from &quot;&quot;LOG_Logtype&quot;&quot;    where &quot;&quot;IDLogtype&quot;&quot; = &quot; &amp; [.C30] &amp; &quot;  );   update &quot;&quot;LOG_Logtype&quot;&quot;  set    &quot;&quot;Name&quot;&quot; = '&quot; &amp; [.A30] &amp; &quot;'  where    &quot;&quot;IDLogtype&quot;&quot; = &quot; &amp; [.C3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0]+1" office:value-type="float" office:value="31">
            <text:p>31</text:p>
          </table:table-cell>
          <table:table-cell table:style-name="ce13" table:formula="of:=SUBSTITUTE(SUBSTITUTE(SUBSTITUTE([.A31];&quot;__WARNING&quot;;&quot;&quot;);&quot;__&quot;;&quot; - &quot;);&quot;_&quot;;&quot; &quot;)">
            <text:p/>
          </table:table-cell>
          <table:table-cell table:style-name="ce13" table:formula="of:=IF([.A31]=&quot;&quot;;&quot;&quot;;&quot;public const int &quot; &amp; [.A31] &amp; &quot; = &quot; &amp; [.C31] &amp; &quot;;&quot;)">
            <text:p/>
          </table:table-cell>
          <table:table-cell table:style-name="ce19" table:formula="of:=IF([.A31]=&quot;&quot;;&quot;&quot;;&quot;items_.Add(&quot; &amp; [.A31] &amp; &quot;, new PseudoEnumItem(&quot;&quot;&quot; &amp; [.D31] &amp; &quot;&quot;&quot;));&quot;)">
            <text:p/>
          </table:table-cell>
          <table:table-cell table:style-name="ce4" table:formula="of:=IF([.A31]=&quot;&quot;;&quot;&quot;;&quot;  insert into &quot;&quot;LOG_Logtype&quot;&quot; (   &quot;&quot;IDLogtype&quot;&quot;,    &quot;&quot;IFLogtype_parent&quot;&quot;,    &quot;&quot;Name&quot;&quot;  )  select    &quot; &amp; [.C31] &amp; &quot;,    null,    '&quot; &amp; [.A31] &amp; &quot;'   where not exists (   select &quot;&quot;IDLogtype&quot;&quot;    from &quot;&quot;LOG_Logtype&quot;&quot;    where &quot;&quot;IDLogtype&quot;&quot; = &quot; &amp; [.C31] &amp; &quot;  );   update &quot;&quot;LOG_Logtype&quot;&quot;  set    &quot;&quot;Name&quot;&quot; = '&quot; &amp; [.A31] &amp; &quot;'  where    &quot;&quot;IDLogtype&quot;&quot; = &quot; &amp; [.C3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1]+1" office:value-type="float" office:value="32">
            <text:p>32</text:p>
          </table:table-cell>
          <table:table-cell table:style-name="ce13" table:formula="of:=SUBSTITUTE(SUBSTITUTE(SUBSTITUTE([.A32];&quot;__WARNING&quot;;&quot;&quot;);&quot;__&quot;;&quot; - &quot;);&quot;_&quot;;&quot; &quot;)">
            <text:p/>
          </table:table-cell>
          <table:table-cell table:style-name="ce13" table:formula="of:=IF([.A32]=&quot;&quot;;&quot;&quot;;&quot;public const int &quot; &amp; [.A32] &amp; &quot; = &quot; &amp; [.C32] &amp; &quot;;&quot;)">
            <text:p/>
          </table:table-cell>
          <table:table-cell table:style-name="ce19" table:formula="of:=IF([.A32]=&quot;&quot;;&quot;&quot;;&quot;items_.Add(&quot; &amp; [.A32] &amp; &quot;, new PseudoEnumItem(&quot;&quot;&quot; &amp; [.D32] &amp; &quot;&quot;&quot;));&quot;)">
            <text:p/>
          </table:table-cell>
          <table:table-cell table:style-name="ce4" table:formula="of:=IF([.A32]=&quot;&quot;;&quot;&quot;;&quot;  insert into &quot;&quot;LOG_Logtype&quot;&quot; (   &quot;&quot;IDLogtype&quot;&quot;,    &quot;&quot;IFLogtype_parent&quot;&quot;,    &quot;&quot;Name&quot;&quot;  )  select    &quot; &amp; [.C32] &amp; &quot;,    null,    '&quot; &amp; [.A32] &amp; &quot;'   where not exists (   select &quot;&quot;IDLogtype&quot;&quot;    from &quot;&quot;LOG_Logtype&quot;&quot;    where &quot;&quot;IDLogtype&quot;&quot; = &quot; &amp; [.C32] &amp; &quot;  );   update &quot;&quot;LOG_Logtype&quot;&quot;  set    &quot;&quot;Name&quot;&quot; = '&quot; &amp; [.A32] &amp; &quot;'  where    &quot;&quot;IDLogtype&quot;&quot; = &quot; &amp; [.C3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2]+1" office:value-type="float" office:value="33">
            <text:p>33</text:p>
          </table:table-cell>
          <table:table-cell table:style-name="ce13" table:formula="of:=SUBSTITUTE(SUBSTITUTE(SUBSTITUTE([.A33];&quot;__WARNING&quot;;&quot;&quot;);&quot;__&quot;;&quot; - &quot;);&quot;_&quot;;&quot; &quot;)">
            <text:p/>
          </table:table-cell>
          <table:table-cell table:style-name="ce13" table:formula="of:=IF([.A33]=&quot;&quot;;&quot;&quot;;&quot;public const int &quot; &amp; [.A33] &amp; &quot; = &quot; &amp; [.C33] &amp; &quot;;&quot;)">
            <text:p/>
          </table:table-cell>
          <table:table-cell table:style-name="ce19" table:formula="of:=IF([.A33]=&quot;&quot;;&quot;&quot;;&quot;items_.Add(&quot; &amp; [.A33] &amp; &quot;, new PseudoEnumItem(&quot;&quot;&quot; &amp; [.D33] &amp; &quot;&quot;&quot;));&quot;)">
            <text:p/>
          </table:table-cell>
          <table:table-cell table:style-name="ce4" table:formula="of:=IF([.A33]=&quot;&quot;;&quot;&quot;;&quot;  insert into &quot;&quot;LOG_Logtype&quot;&quot; (   &quot;&quot;IDLogtype&quot;&quot;,    &quot;&quot;IFLogtype_parent&quot;&quot;,    &quot;&quot;Name&quot;&quot;  )  select    &quot; &amp; [.C33] &amp; &quot;,    null,    '&quot; &amp; [.A33] &amp; &quot;'   where not exists (   select &quot;&quot;IDLogtype&quot;&quot;    from &quot;&quot;LOG_Logtype&quot;&quot;    where &quot;&quot;IDLogtype&quot;&quot; = &quot; &amp; [.C33] &amp; &quot;  );   update &quot;&quot;LOG_Logtype&quot;&quot;  set    &quot;&quot;Name&quot;&quot; = '&quot; &amp; [.A33] &amp; &quot;'  where    &quot;&quot;IDLogtype&quot;&quot; = &quot; &amp; [.C3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3]+1" office:value-type="float" office:value="34">
            <text:p>34</text:p>
          </table:table-cell>
          <table:table-cell table:style-name="ce13" table:formula="of:=SUBSTITUTE(SUBSTITUTE(SUBSTITUTE([.A34];&quot;__WARNING&quot;;&quot;&quot;);&quot;__&quot;;&quot; - &quot;);&quot;_&quot;;&quot; &quot;)">
            <text:p/>
          </table:table-cell>
          <table:table-cell table:style-name="ce13" table:formula="of:=IF([.A34]=&quot;&quot;;&quot;&quot;;&quot;public const int &quot; &amp; [.A34] &amp; &quot; = &quot; &amp; [.C34] &amp; &quot;;&quot;)">
            <text:p/>
          </table:table-cell>
          <table:table-cell table:style-name="ce19" table:formula="of:=IF([.A34]=&quot;&quot;;&quot;&quot;;&quot;items_.Add(&quot; &amp; [.A34] &amp; &quot;, new PseudoEnumItem(&quot;&quot;&quot; &amp; [.D34] &amp; &quot;&quot;&quot;));&quot;)">
            <text:p/>
          </table:table-cell>
          <table:table-cell table:style-name="ce4" table:formula="of:=IF([.A34]=&quot;&quot;;&quot;&quot;;&quot;  insert into &quot;&quot;LOG_Logtype&quot;&quot; (   &quot;&quot;IDLogtype&quot;&quot;,    &quot;&quot;IFLogtype_parent&quot;&quot;,    &quot;&quot;Name&quot;&quot;  )  select    &quot; &amp; [.C34] &amp; &quot;,    null,    '&quot; &amp; [.A34] &amp; &quot;'   where not exists (   select &quot;&quot;IDLogtype&quot;&quot;    from &quot;&quot;LOG_Logtype&quot;&quot;    where &quot;&quot;IDLogtype&quot;&quot; = &quot; &amp; [.C34] &amp; &quot;  );   update &quot;&quot;LOG_Logtype&quot;&quot;  set    &quot;&quot;Name&quot;&quot; = '&quot; &amp; [.A34] &amp; &quot;'  where    &quot;&quot;IDLogtype&quot;&quot; = &quot; &amp; [.C3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4]+1" office:value-type="float" office:value="35">
            <text:p>35</text:p>
          </table:table-cell>
          <table:table-cell table:style-name="ce13" table:formula="of:=SUBSTITUTE(SUBSTITUTE(SUBSTITUTE([.A35];&quot;__WARNING&quot;;&quot;&quot;);&quot;__&quot;;&quot; - &quot;);&quot;_&quot;;&quot; &quot;)">
            <text:p/>
          </table:table-cell>
          <table:table-cell table:style-name="ce13" table:formula="of:=IF([.A35]=&quot;&quot;;&quot;&quot;;&quot;public const int &quot; &amp; [.A35] &amp; &quot; = &quot; &amp; [.C35] &amp; &quot;;&quot;)">
            <text:p/>
          </table:table-cell>
          <table:table-cell table:style-name="ce19" table:formula="of:=IF([.A35]=&quot;&quot;;&quot;&quot;;&quot;items_.Add(&quot; &amp; [.A35] &amp; &quot;, new PseudoEnumItem(&quot;&quot;&quot; &amp; [.D35] &amp; &quot;&quot;&quot;));&quot;)">
            <text:p/>
          </table:table-cell>
          <table:table-cell table:style-name="ce4" table:formula="of:=IF([.A35]=&quot;&quot;;&quot;&quot;;&quot;  insert into &quot;&quot;LOG_Logtype&quot;&quot; (   &quot;&quot;IDLogtype&quot;&quot;,    &quot;&quot;IFLogtype_parent&quot;&quot;,    &quot;&quot;Name&quot;&quot;  )  select    &quot; &amp; [.C35] &amp; &quot;,    null,    '&quot; &amp; [.A35] &amp; &quot;'   where not exists (   select &quot;&quot;IDLogtype&quot;&quot;    from &quot;&quot;LOG_Logtype&quot;&quot;    where &quot;&quot;IDLogtype&quot;&quot; = &quot; &amp; [.C35] &amp; &quot;  );   update &quot;&quot;LOG_Logtype&quot;&quot;  set    &quot;&quot;Name&quot;&quot; = '&quot; &amp; [.A35] &amp; &quot;'  where    &quot;&quot;IDLogtype&quot;&quot; = &quot; &amp; [.C3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5]+1" office:value-type="float" office:value="36">
            <text:p>36</text:p>
          </table:table-cell>
          <table:table-cell table:style-name="ce13" table:formula="of:=SUBSTITUTE(SUBSTITUTE(SUBSTITUTE([.A36];&quot;__WARNING&quot;;&quot;&quot;);&quot;__&quot;;&quot; - &quot;);&quot;_&quot;;&quot; &quot;)">
            <text:p/>
          </table:table-cell>
          <table:table-cell table:style-name="ce13" table:formula="of:=IF([.A36]=&quot;&quot;;&quot;&quot;;&quot;public const int &quot; &amp; [.A36] &amp; &quot; = &quot; &amp; [.C36] &amp; &quot;;&quot;)">
            <text:p/>
          </table:table-cell>
          <table:table-cell table:style-name="ce19" table:formula="of:=IF([.A36]=&quot;&quot;;&quot;&quot;;&quot;items_.Add(&quot; &amp; [.A36] &amp; &quot;, new PseudoEnumItem(&quot;&quot;&quot; &amp; [.D36] &amp; &quot;&quot;&quot;));&quot;)">
            <text:p/>
          </table:table-cell>
          <table:table-cell table:style-name="ce4" table:formula="of:=IF([.A36]=&quot;&quot;;&quot;&quot;;&quot;  insert into &quot;&quot;LOG_Logtype&quot;&quot; (   &quot;&quot;IDLogtype&quot;&quot;,    &quot;&quot;IFLogtype_parent&quot;&quot;,    &quot;&quot;Name&quot;&quot;  )  select    &quot; &amp; [.C36] &amp; &quot;,    null,    '&quot; &amp; [.A36] &amp; &quot;'   where not exists (   select &quot;&quot;IDLogtype&quot;&quot;    from &quot;&quot;LOG_Logtype&quot;&quot;    where &quot;&quot;IDLogtype&quot;&quot; = &quot; &amp; [.C36] &amp; &quot;  );   update &quot;&quot;LOG_Logtype&quot;&quot;  set    &quot;&quot;Name&quot;&quot; = '&quot; &amp; [.A36] &amp; &quot;'  where    &quot;&quot;IDLogtype&quot;&quot; = &quot; &amp; [.C3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6]+1" office:value-type="float" office:value="37">
            <text:p>37</text:p>
          </table:table-cell>
          <table:table-cell table:style-name="ce13" table:formula="of:=SUBSTITUTE(SUBSTITUTE(SUBSTITUTE([.A37];&quot;__WARNING&quot;;&quot;&quot;);&quot;__&quot;;&quot; - &quot;);&quot;_&quot;;&quot; &quot;)">
            <text:p/>
          </table:table-cell>
          <table:table-cell table:style-name="ce13" table:formula="of:=IF([.A37]=&quot;&quot;;&quot;&quot;;&quot;public const int &quot; &amp; [.A37] &amp; &quot; = &quot; &amp; [.C37] &amp; &quot;;&quot;)">
            <text:p/>
          </table:table-cell>
          <table:table-cell table:style-name="ce19" table:formula="of:=IF([.A37]=&quot;&quot;;&quot;&quot;;&quot;items_.Add(&quot; &amp; [.A37] &amp; &quot;, new PseudoEnumItem(&quot;&quot;&quot; &amp; [.D37] &amp; &quot;&quot;&quot;));&quot;)">
            <text:p/>
          </table:table-cell>
          <table:table-cell table:style-name="ce4" table:formula="of:=IF([.A37]=&quot;&quot;;&quot;&quot;;&quot;  insert into &quot;&quot;LOG_Logtype&quot;&quot; (   &quot;&quot;IDLogtype&quot;&quot;,    &quot;&quot;IFLogtype_parent&quot;&quot;,    &quot;&quot;Name&quot;&quot;  )  select    &quot; &amp; [.C37] &amp; &quot;,    null,    '&quot; &amp; [.A37] &amp; &quot;'   where not exists (   select &quot;&quot;IDLogtype&quot;&quot;    from &quot;&quot;LOG_Logtype&quot;&quot;    where &quot;&quot;IDLogtype&quot;&quot; = &quot; &amp; [.C37] &amp; &quot;  );   update &quot;&quot;LOG_Logtype&quot;&quot;  set    &quot;&quot;Name&quot;&quot; = '&quot; &amp; [.A37] &amp; &quot;'  where    &quot;&quot;IDLogtype&quot;&quot; = &quot; &amp; [.C3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7]+1" office:value-type="float" office:value="38">
            <text:p>38</text:p>
          </table:table-cell>
          <table:table-cell table:style-name="ce13" table:formula="of:=SUBSTITUTE(SUBSTITUTE(SUBSTITUTE([.A38];&quot;__WARNING&quot;;&quot;&quot;);&quot;__&quot;;&quot; - &quot;);&quot;_&quot;;&quot; &quot;)">
            <text:p/>
          </table:table-cell>
          <table:table-cell table:style-name="ce13" table:formula="of:=IF([.A38]=&quot;&quot;;&quot;&quot;;&quot;public const int &quot; &amp; [.A38] &amp; &quot; = &quot; &amp; [.C38] &amp; &quot;;&quot;)">
            <text:p/>
          </table:table-cell>
          <table:table-cell table:style-name="ce19" table:formula="of:=IF([.A38]=&quot;&quot;;&quot;&quot;;&quot;items_.Add(&quot; &amp; [.A38] &amp; &quot;, new PseudoEnumItem(&quot;&quot;&quot; &amp; [.D38] &amp; &quot;&quot;&quot;));&quot;)">
            <text:p/>
          </table:table-cell>
          <table:table-cell table:style-name="ce4" table:formula="of:=IF([.A38]=&quot;&quot;;&quot;&quot;;&quot;  insert into &quot;&quot;LOG_Logtype&quot;&quot; (   &quot;&quot;IDLogtype&quot;&quot;,    &quot;&quot;IFLogtype_parent&quot;&quot;,    &quot;&quot;Name&quot;&quot;  )  select    &quot; &amp; [.C38] &amp; &quot;,    null,    '&quot; &amp; [.A38] &amp; &quot;'   where not exists (   select &quot;&quot;IDLogtype&quot;&quot;    from &quot;&quot;LOG_Logtype&quot;&quot;    where &quot;&quot;IDLogtype&quot;&quot; = &quot; &amp; [.C38] &amp; &quot;  );   update &quot;&quot;LOG_Logtype&quot;&quot;  set    &quot;&quot;Name&quot;&quot; = '&quot; &amp; [.A38] &amp; &quot;'  where    &quot;&quot;IDLogtype&quot;&quot; = &quot; &amp; [.C3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8]+1" office:value-type="float" office:value="39">
            <text:p>39</text:p>
          </table:table-cell>
          <table:table-cell table:style-name="ce13" table:formula="of:=SUBSTITUTE(SUBSTITUTE(SUBSTITUTE([.A39];&quot;__WARNING&quot;;&quot;&quot;);&quot;__&quot;;&quot; - &quot;);&quot;_&quot;;&quot; &quot;)">
            <text:p/>
          </table:table-cell>
          <table:table-cell table:style-name="ce13" table:formula="of:=IF([.A39]=&quot;&quot;;&quot;&quot;;&quot;public const int &quot; &amp; [.A39] &amp; &quot; = &quot; &amp; [.C39] &amp; &quot;;&quot;)">
            <text:p/>
          </table:table-cell>
          <table:table-cell table:style-name="ce19" table:formula="of:=IF([.A39]=&quot;&quot;;&quot;&quot;;&quot;items_.Add(&quot; &amp; [.A39] &amp; &quot;, new PseudoEnumItem(&quot;&quot;&quot; &amp; [.D39] &amp; &quot;&quot;&quot;));&quot;)">
            <text:p/>
          </table:table-cell>
          <table:table-cell table:style-name="ce4" table:formula="of:=IF([.A39]=&quot;&quot;;&quot;&quot;;&quot;  insert into &quot;&quot;LOG_Logtype&quot;&quot; (   &quot;&quot;IDLogtype&quot;&quot;,    &quot;&quot;IFLogtype_parent&quot;&quot;,    &quot;&quot;Name&quot;&quot;  )  select    &quot; &amp; [.C39] &amp; &quot;,    null,    '&quot; &amp; [.A39] &amp; &quot;'   where not exists (   select &quot;&quot;IDLogtype&quot;&quot;    from &quot;&quot;LOG_Logtype&quot;&quot;    where &quot;&quot;IDLogtype&quot;&quot; = &quot; &amp; [.C39] &amp; &quot;  );   update &quot;&quot;LOG_Logtype&quot;&quot;  set    &quot;&quot;Name&quot;&quot; = '&quot; &amp; [.A39] &amp; &quot;'  where    &quot;&quot;IDLogtype&quot;&quot; = &quot; &amp; [.C3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39]+1" office:value-type="float" office:value="40">
            <text:p>40</text:p>
          </table:table-cell>
          <table:table-cell table:style-name="ce13" table:formula="of:=SUBSTITUTE(SUBSTITUTE(SUBSTITUTE([.A40];&quot;__WARNING&quot;;&quot;&quot;);&quot;__&quot;;&quot; - &quot;);&quot;_&quot;;&quot; &quot;)">
            <text:p/>
          </table:table-cell>
          <table:table-cell table:style-name="ce13" table:formula="of:=IF([.A40]=&quot;&quot;;&quot;&quot;;&quot;public const int &quot; &amp; [.A40] &amp; &quot; = &quot; &amp; [.C40] &amp; &quot;;&quot;)">
            <text:p/>
          </table:table-cell>
          <table:table-cell table:style-name="ce19" table:formula="of:=IF([.A40]=&quot;&quot;;&quot;&quot;;&quot;items_.Add(&quot; &amp; [.A40] &amp; &quot;, new PseudoEnumItem(&quot;&quot;&quot; &amp; [.D40] &amp; &quot;&quot;&quot;));&quot;)">
            <text:p/>
          </table:table-cell>
          <table:table-cell table:style-name="ce4" table:formula="of:=IF([.A40]=&quot;&quot;;&quot;&quot;;&quot;  insert into &quot;&quot;LOG_Logtype&quot;&quot; (   &quot;&quot;IDLogtype&quot;&quot;,    &quot;&quot;IFLogtype_parent&quot;&quot;,    &quot;&quot;Name&quot;&quot;  )  select    &quot; &amp; [.C40] &amp; &quot;,    null,    '&quot; &amp; [.A40] &amp; &quot;'   where not exists (   select &quot;&quot;IDLogtype&quot;&quot;    from &quot;&quot;LOG_Logtype&quot;&quot;    where &quot;&quot;IDLogtype&quot;&quot; = &quot; &amp; [.C40] &amp; &quot;  );   update &quot;&quot;LOG_Logtype&quot;&quot;  set    &quot;&quot;Name&quot;&quot; = '&quot; &amp; [.A40] &amp; &quot;'  where    &quot;&quot;IDLogtype&quot;&quot; = &quot; &amp; [.C4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0]+1" office:value-type="float" office:value="41">
            <text:p>41</text:p>
          </table:table-cell>
          <table:table-cell table:style-name="ce13" table:formula="of:=SUBSTITUTE(SUBSTITUTE(SUBSTITUTE([.A41];&quot;__WARNING&quot;;&quot;&quot;);&quot;__&quot;;&quot; - &quot;);&quot;_&quot;;&quot; &quot;)">
            <text:p/>
          </table:table-cell>
          <table:table-cell table:style-name="ce13" table:formula="of:=IF([.A41]=&quot;&quot;;&quot;&quot;;&quot;public const int &quot; &amp; [.A41] &amp; &quot; = &quot; &amp; [.C41] &amp; &quot;;&quot;)">
            <text:p/>
          </table:table-cell>
          <table:table-cell table:style-name="ce19" table:formula="of:=IF([.A41]=&quot;&quot;;&quot;&quot;;&quot;items_.Add(&quot; &amp; [.A41] &amp; &quot;, new PseudoEnumItem(&quot;&quot;&quot; &amp; [.D41] &amp; &quot;&quot;&quot;));&quot;)">
            <text:p/>
          </table:table-cell>
          <table:table-cell table:style-name="ce4" table:formula="of:=IF([.A41]=&quot;&quot;;&quot;&quot;;&quot;  insert into &quot;&quot;LOG_Logtype&quot;&quot; (   &quot;&quot;IDLogtype&quot;&quot;,    &quot;&quot;IFLogtype_parent&quot;&quot;,    &quot;&quot;Name&quot;&quot;  )  select    &quot; &amp; [.C41] &amp; &quot;,    null,    '&quot; &amp; [.A41] &amp; &quot;'   where not exists (   select &quot;&quot;IDLogtype&quot;&quot;    from &quot;&quot;LOG_Logtype&quot;&quot;    where &quot;&quot;IDLogtype&quot;&quot; = &quot; &amp; [.C41] &amp; &quot;  );   update &quot;&quot;LOG_Logtype&quot;&quot;  set    &quot;&quot;Name&quot;&quot; = '&quot; &amp; [.A41] &amp; &quot;'  where    &quot;&quot;IDLogtype&quot;&quot; = &quot; &amp; [.C4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1]+1" office:value-type="float" office:value="42">
            <text:p>42</text:p>
          </table:table-cell>
          <table:table-cell table:style-name="ce13" table:formula="of:=SUBSTITUTE(SUBSTITUTE(SUBSTITUTE([.A42];&quot;__WARNING&quot;;&quot;&quot;);&quot;__&quot;;&quot; - &quot;);&quot;_&quot;;&quot; &quot;)">
            <text:p/>
          </table:table-cell>
          <table:table-cell table:style-name="ce13" table:formula="of:=IF([.A42]=&quot;&quot;;&quot;&quot;;&quot;public const int &quot; &amp; [.A42] &amp; &quot; = &quot; &amp; [.C42] &amp; &quot;;&quot;)">
            <text:p/>
          </table:table-cell>
          <table:table-cell table:style-name="ce19" table:formula="of:=IF([.A42]=&quot;&quot;;&quot;&quot;;&quot;items_.Add(&quot; &amp; [.A42] &amp; &quot;, new PseudoEnumItem(&quot;&quot;&quot; &amp; [.D42] &amp; &quot;&quot;&quot;));&quot;)">
            <text:p/>
          </table:table-cell>
          <table:table-cell table:style-name="ce4" table:formula="of:=IF([.A42]=&quot;&quot;;&quot;&quot;;&quot;  insert into &quot;&quot;LOG_Logtype&quot;&quot; (   &quot;&quot;IDLogtype&quot;&quot;,    &quot;&quot;IFLogtype_parent&quot;&quot;,    &quot;&quot;Name&quot;&quot;  )  select    &quot; &amp; [.C42] &amp; &quot;,    null,    '&quot; &amp; [.A42] &amp; &quot;'   where not exists (   select &quot;&quot;IDLogtype&quot;&quot;    from &quot;&quot;LOG_Logtype&quot;&quot;    where &quot;&quot;IDLogtype&quot;&quot; = &quot; &amp; [.C42] &amp; &quot;  );   update &quot;&quot;LOG_Logtype&quot;&quot;  set    &quot;&quot;Name&quot;&quot; = '&quot; &amp; [.A42] &amp; &quot;'  where    &quot;&quot;IDLogtype&quot;&quot; = &quot; &amp; [.C4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2]+1" office:value-type="float" office:value="43">
            <text:p>43</text:p>
          </table:table-cell>
          <table:table-cell table:style-name="ce13" table:formula="of:=SUBSTITUTE(SUBSTITUTE(SUBSTITUTE([.A43];&quot;__WARNING&quot;;&quot;&quot;);&quot;__&quot;;&quot; - &quot;);&quot;_&quot;;&quot; &quot;)">
            <text:p/>
          </table:table-cell>
          <table:table-cell table:style-name="ce13" table:formula="of:=IF([.A43]=&quot;&quot;;&quot;&quot;;&quot;public const int &quot; &amp; [.A43] &amp; &quot; = &quot; &amp; [.C43] &amp; &quot;;&quot;)">
            <text:p/>
          </table:table-cell>
          <table:table-cell table:style-name="ce19" table:formula="of:=IF([.A43]=&quot;&quot;;&quot;&quot;;&quot;items_.Add(&quot; &amp; [.A43] &amp; &quot;, new PseudoEnumItem(&quot;&quot;&quot; &amp; [.D43] &amp; &quot;&quot;&quot;));&quot;)">
            <text:p/>
          </table:table-cell>
          <table:table-cell table:style-name="ce4" table:formula="of:=IF([.A43]=&quot;&quot;;&quot;&quot;;&quot;  insert into &quot;&quot;LOG_Logtype&quot;&quot; (   &quot;&quot;IDLogtype&quot;&quot;,    &quot;&quot;IFLogtype_parent&quot;&quot;,    &quot;&quot;Name&quot;&quot;  )  select    &quot; &amp; [.C43] &amp; &quot;,    null,    '&quot; &amp; [.A43] &amp; &quot;'   where not exists (   select &quot;&quot;IDLogtype&quot;&quot;    from &quot;&quot;LOG_Logtype&quot;&quot;    where &quot;&quot;IDLogtype&quot;&quot; = &quot; &amp; [.C43] &amp; &quot;  );   update &quot;&quot;LOG_Logtype&quot;&quot;  set    &quot;&quot;Name&quot;&quot; = '&quot; &amp; [.A43] &amp; &quot;'  where    &quot;&quot;IDLogtype&quot;&quot; = &quot; &amp; [.C4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3]+1" office:value-type="float" office:value="44">
            <text:p>44</text:p>
          </table:table-cell>
          <table:table-cell table:style-name="ce13" table:formula="of:=SUBSTITUTE(SUBSTITUTE(SUBSTITUTE([.A44];&quot;__WARNING&quot;;&quot;&quot;);&quot;__&quot;;&quot; - &quot;);&quot;_&quot;;&quot; &quot;)">
            <text:p/>
          </table:table-cell>
          <table:table-cell table:style-name="ce13" table:formula="of:=IF([.A44]=&quot;&quot;;&quot;&quot;;&quot;public const int &quot; &amp; [.A44] &amp; &quot; = &quot; &amp; [.C44] &amp; &quot;;&quot;)">
            <text:p/>
          </table:table-cell>
          <table:table-cell table:style-name="ce19" table:formula="of:=IF([.A44]=&quot;&quot;;&quot;&quot;;&quot;items_.Add(&quot; &amp; [.A44] &amp; &quot;, new PseudoEnumItem(&quot;&quot;&quot; &amp; [.D44] &amp; &quot;&quot;&quot;));&quot;)">
            <text:p/>
          </table:table-cell>
          <table:table-cell table:style-name="ce4" table:formula="of:=IF([.A44]=&quot;&quot;;&quot;&quot;;&quot;  insert into &quot;&quot;LOG_Logtype&quot;&quot; (   &quot;&quot;IDLogtype&quot;&quot;,    &quot;&quot;IFLogtype_parent&quot;&quot;,    &quot;&quot;Name&quot;&quot;  )  select    &quot; &amp; [.C44] &amp; &quot;,    null,    '&quot; &amp; [.A44] &amp; &quot;'   where not exists (   select &quot;&quot;IDLogtype&quot;&quot;    from &quot;&quot;LOG_Logtype&quot;&quot;    where &quot;&quot;IDLogtype&quot;&quot; = &quot; &amp; [.C44] &amp; &quot;  );   update &quot;&quot;LOG_Logtype&quot;&quot;  set    &quot;&quot;Name&quot;&quot; = '&quot; &amp; [.A44] &amp; &quot;'  where    &quot;&quot;IDLogtype&quot;&quot; = &quot; &amp; [.C4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4]+1" office:value-type="float" office:value="45">
            <text:p>45</text:p>
          </table:table-cell>
          <table:table-cell table:style-name="ce13" table:formula="of:=SUBSTITUTE(SUBSTITUTE(SUBSTITUTE([.A45];&quot;__WARNING&quot;;&quot;&quot;);&quot;__&quot;;&quot; - &quot;);&quot;_&quot;;&quot; &quot;)">
            <text:p/>
          </table:table-cell>
          <table:table-cell table:style-name="ce13" table:formula="of:=IF([.A45]=&quot;&quot;;&quot;&quot;;&quot;public const int &quot; &amp; [.A45] &amp; &quot; = &quot; &amp; [.C45] &amp; &quot;;&quot;)">
            <text:p/>
          </table:table-cell>
          <table:table-cell table:style-name="ce19" table:formula="of:=IF([.A45]=&quot;&quot;;&quot;&quot;;&quot;items_.Add(&quot; &amp; [.A45] &amp; &quot;, new PseudoEnumItem(&quot;&quot;&quot; &amp; [.D45] &amp; &quot;&quot;&quot;));&quot;)">
            <text:p/>
          </table:table-cell>
          <table:table-cell table:style-name="ce4" table:formula="of:=IF([.A45]=&quot;&quot;;&quot;&quot;;&quot;  insert into &quot;&quot;LOG_Logtype&quot;&quot; (   &quot;&quot;IDLogtype&quot;&quot;,    &quot;&quot;IFLogtype_parent&quot;&quot;,    &quot;&quot;Name&quot;&quot;  )  select    &quot; &amp; [.C45] &amp; &quot;,    null,    '&quot; &amp; [.A45] &amp; &quot;'   where not exists (   select &quot;&quot;IDLogtype&quot;&quot;    from &quot;&quot;LOG_Logtype&quot;&quot;    where &quot;&quot;IDLogtype&quot;&quot; = &quot; &amp; [.C45] &amp; &quot;  );   update &quot;&quot;LOG_Logtype&quot;&quot;  set    &quot;&quot;Name&quot;&quot; = '&quot; &amp; [.A45] &amp; &quot;'  where    &quot;&quot;IDLogtype&quot;&quot; = &quot; &amp; [.C4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5]+1" office:value-type="float" office:value="46">
            <text:p>46</text:p>
          </table:table-cell>
          <table:table-cell table:style-name="ce13" table:formula="of:=SUBSTITUTE(SUBSTITUTE(SUBSTITUTE([.A46];&quot;__WARNING&quot;;&quot;&quot;);&quot;__&quot;;&quot; - &quot;);&quot;_&quot;;&quot; &quot;)">
            <text:p/>
          </table:table-cell>
          <table:table-cell table:style-name="ce13" table:formula="of:=IF([.A46]=&quot;&quot;;&quot;&quot;;&quot;public const int &quot; &amp; [.A46] &amp; &quot; = &quot; &amp; [.C46] &amp; &quot;;&quot;)">
            <text:p/>
          </table:table-cell>
          <table:table-cell table:style-name="ce19" table:formula="of:=IF([.A46]=&quot;&quot;;&quot;&quot;;&quot;items_.Add(&quot; &amp; [.A46] &amp; &quot;, new PseudoEnumItem(&quot;&quot;&quot; &amp; [.D46] &amp; &quot;&quot;&quot;));&quot;)">
            <text:p/>
          </table:table-cell>
          <table:table-cell table:style-name="ce4" table:formula="of:=IF([.A46]=&quot;&quot;;&quot;&quot;;&quot;  insert into &quot;&quot;LOG_Logtype&quot;&quot; (   &quot;&quot;IDLogtype&quot;&quot;,    &quot;&quot;IFLogtype_parent&quot;&quot;,    &quot;&quot;Name&quot;&quot;  )  select    &quot; &amp; [.C46] &amp; &quot;,    null,    '&quot; &amp; [.A46] &amp; &quot;'   where not exists (   select &quot;&quot;IDLogtype&quot;&quot;    from &quot;&quot;LOG_Logtype&quot;&quot;    where &quot;&quot;IDLogtype&quot;&quot; = &quot; &amp; [.C46] &amp; &quot;  );   update &quot;&quot;LOG_Logtype&quot;&quot;  set    &quot;&quot;Name&quot;&quot; = '&quot; &amp; [.A46] &amp; &quot;'  where    &quot;&quot;IDLogtype&quot;&quot; = &quot; &amp; [.C4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6]+1" office:value-type="float" office:value="47">
            <text:p>47</text:p>
          </table:table-cell>
          <table:table-cell table:style-name="ce13" table:formula="of:=SUBSTITUTE(SUBSTITUTE(SUBSTITUTE([.A47];&quot;__WARNING&quot;;&quot;&quot;);&quot;__&quot;;&quot; - &quot;);&quot;_&quot;;&quot; &quot;)">
            <text:p/>
          </table:table-cell>
          <table:table-cell table:style-name="ce13" table:formula="of:=IF([.A47]=&quot;&quot;;&quot;&quot;;&quot;public const int &quot; &amp; [.A47] &amp; &quot; = &quot; &amp; [.C47] &amp; &quot;;&quot;)">
            <text:p/>
          </table:table-cell>
          <table:table-cell table:style-name="ce19" table:formula="of:=IF([.A47]=&quot;&quot;;&quot;&quot;;&quot;items_.Add(&quot; &amp; [.A47] &amp; &quot;, new PseudoEnumItem(&quot;&quot;&quot; &amp; [.D47] &amp; &quot;&quot;&quot;));&quot;)">
            <text:p/>
          </table:table-cell>
          <table:table-cell table:style-name="ce4" table:formula="of:=IF([.A47]=&quot;&quot;;&quot;&quot;;&quot;  insert into &quot;&quot;LOG_Logtype&quot;&quot; (   &quot;&quot;IDLogtype&quot;&quot;,    &quot;&quot;IFLogtype_parent&quot;&quot;,    &quot;&quot;Name&quot;&quot;  )  select    &quot; &amp; [.C47] &amp; &quot;,    null,    '&quot; &amp; [.A47] &amp; &quot;'   where not exists (   select &quot;&quot;IDLogtype&quot;&quot;    from &quot;&quot;LOG_Logtype&quot;&quot;    where &quot;&quot;IDLogtype&quot;&quot; = &quot; &amp; [.C47] &amp; &quot;  );   update &quot;&quot;LOG_Logtype&quot;&quot;  set    &quot;&quot;Name&quot;&quot; = '&quot; &amp; [.A47] &amp; &quot;'  where    &quot;&quot;IDLogtype&quot;&quot; = &quot; &amp; [.C4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7]+1" office:value-type="float" office:value="48">
            <text:p>48</text:p>
          </table:table-cell>
          <table:table-cell table:style-name="ce13" table:formula="of:=SUBSTITUTE(SUBSTITUTE(SUBSTITUTE([.A48];&quot;__WARNING&quot;;&quot;&quot;);&quot;__&quot;;&quot; - &quot;);&quot;_&quot;;&quot; &quot;)">
            <text:p/>
          </table:table-cell>
          <table:table-cell table:style-name="ce13" table:formula="of:=IF([.A48]=&quot;&quot;;&quot;&quot;;&quot;public const int &quot; &amp; [.A48] &amp; &quot; = &quot; &amp; [.C48] &amp; &quot;;&quot;)">
            <text:p/>
          </table:table-cell>
          <table:table-cell table:style-name="ce19" table:formula="of:=IF([.A48]=&quot;&quot;;&quot;&quot;;&quot;items_.Add(&quot; &amp; [.A48] &amp; &quot;, new PseudoEnumItem(&quot;&quot;&quot; &amp; [.D48] &amp; &quot;&quot;&quot;));&quot;)">
            <text:p/>
          </table:table-cell>
          <table:table-cell table:style-name="ce4" table:formula="of:=IF([.A48]=&quot;&quot;;&quot;&quot;;&quot;  insert into &quot;&quot;LOG_Logtype&quot;&quot; (   &quot;&quot;IDLogtype&quot;&quot;,    &quot;&quot;IFLogtype_parent&quot;&quot;,    &quot;&quot;Name&quot;&quot;  )  select    &quot; &amp; [.C48] &amp; &quot;,    null,    '&quot; &amp; [.A48] &amp; &quot;'   where not exists (   select &quot;&quot;IDLogtype&quot;&quot;    from &quot;&quot;LOG_Logtype&quot;&quot;    where &quot;&quot;IDLogtype&quot;&quot; = &quot; &amp; [.C48] &amp; &quot;  );   update &quot;&quot;LOG_Logtype&quot;&quot;  set    &quot;&quot;Name&quot;&quot; = '&quot; &amp; [.A48] &amp; &quot;'  where    &quot;&quot;IDLogtype&quot;&quot; = &quot; &amp; [.C4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8]+1" office:value-type="float" office:value="49">
            <text:p>49</text:p>
          </table:table-cell>
          <table:table-cell table:style-name="ce13" table:formula="of:=SUBSTITUTE(SUBSTITUTE(SUBSTITUTE([.A49];&quot;__WARNING&quot;;&quot;&quot;);&quot;__&quot;;&quot; - &quot;);&quot;_&quot;;&quot; &quot;)">
            <text:p/>
          </table:table-cell>
          <table:table-cell table:style-name="ce13" table:formula="of:=IF([.A49]=&quot;&quot;;&quot;&quot;;&quot;public const int &quot; &amp; [.A49] &amp; &quot; = &quot; &amp; [.C49] &amp; &quot;;&quot;)">
            <text:p/>
          </table:table-cell>
          <table:table-cell table:style-name="ce19" table:formula="of:=IF([.A49]=&quot;&quot;;&quot;&quot;;&quot;items_.Add(&quot; &amp; [.A49] &amp; &quot;, new PseudoEnumItem(&quot;&quot;&quot; &amp; [.D49] &amp; &quot;&quot;&quot;));&quot;)">
            <text:p/>
          </table:table-cell>
          <table:table-cell table:style-name="ce4" table:formula="of:=IF([.A49]=&quot;&quot;;&quot;&quot;;&quot;  insert into &quot;&quot;LOG_Logtype&quot;&quot; (   &quot;&quot;IDLogtype&quot;&quot;,    &quot;&quot;IFLogtype_parent&quot;&quot;,    &quot;&quot;Name&quot;&quot;  )  select    &quot; &amp; [.C49] &amp; &quot;,    null,    '&quot; &amp; [.A49] &amp; &quot;'   where not exists (   select &quot;&quot;IDLogtype&quot;&quot;    from &quot;&quot;LOG_Logtype&quot;&quot;    where &quot;&quot;IDLogtype&quot;&quot; = &quot; &amp; [.C49] &amp; &quot;  );   update &quot;&quot;LOG_Logtype&quot;&quot;  set    &quot;&quot;Name&quot;&quot; = '&quot; &amp; [.A49] &amp; &quot;'  where    &quot;&quot;IDLogtype&quot;&quot; = &quot; &amp; [.C4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49]+1" office:value-type="float" office:value="50">
            <text:p>50</text:p>
          </table:table-cell>
          <table:table-cell table:style-name="ce13" table:formula="of:=SUBSTITUTE(SUBSTITUTE(SUBSTITUTE([.A50];&quot;__WARNING&quot;;&quot;&quot;);&quot;__&quot;;&quot; - &quot;);&quot;_&quot;;&quot; &quot;)">
            <text:p/>
          </table:table-cell>
          <table:table-cell table:style-name="ce13" table:formula="of:=IF([.A50]=&quot;&quot;;&quot;&quot;;&quot;public const int &quot; &amp; [.A50] &amp; &quot; = &quot; &amp; [.C50] &amp; &quot;;&quot;)">
            <text:p/>
          </table:table-cell>
          <table:table-cell table:style-name="ce19" table:formula="of:=IF([.A50]=&quot;&quot;;&quot;&quot;;&quot;items_.Add(&quot; &amp; [.A50] &amp; &quot;, new PseudoEnumItem(&quot;&quot;&quot; &amp; [.D50] &amp; &quot;&quot;&quot;));&quot;)">
            <text:p/>
          </table:table-cell>
          <table:table-cell table:style-name="ce4" table:formula="of:=IF([.A50]=&quot;&quot;;&quot;&quot;;&quot;  insert into &quot;&quot;LOG_Logtype&quot;&quot; (   &quot;&quot;IDLogtype&quot;&quot;,    &quot;&quot;IFLogtype_parent&quot;&quot;,    &quot;&quot;Name&quot;&quot;  )  select    &quot; &amp; [.C50] &amp; &quot;,    null,    '&quot; &amp; [.A50] &amp; &quot;'   where not exists (   select &quot;&quot;IDLogtype&quot;&quot;    from &quot;&quot;LOG_Logtype&quot;&quot;    where &quot;&quot;IDLogtype&quot;&quot; = &quot; &amp; [.C50] &amp; &quot;  );   update &quot;&quot;LOG_Logtype&quot;&quot;  set    &quot;&quot;Name&quot;&quot; = '&quot; &amp; [.A50] &amp; &quot;'  where    &quot;&quot;IDLogtype&quot;&quot; = &quot; &amp; [.C5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0]+1" office:value-type="float" office:value="51">
            <text:p>51</text:p>
          </table:table-cell>
          <table:table-cell table:style-name="ce13" table:formula="of:=SUBSTITUTE(SUBSTITUTE(SUBSTITUTE([.A51];&quot;__WARNING&quot;;&quot;&quot;);&quot;__&quot;;&quot; - &quot;);&quot;_&quot;;&quot; &quot;)">
            <text:p/>
          </table:table-cell>
          <table:table-cell table:style-name="ce13" table:formula="of:=IF([.A51]=&quot;&quot;;&quot;&quot;;&quot;public const int &quot; &amp; [.A51] &amp; &quot; = &quot; &amp; [.C51] &amp; &quot;;&quot;)">
            <text:p/>
          </table:table-cell>
          <table:table-cell table:style-name="ce19" table:formula="of:=IF([.A51]=&quot;&quot;;&quot;&quot;;&quot;items_.Add(&quot; &amp; [.A51] &amp; &quot;, new PseudoEnumItem(&quot;&quot;&quot; &amp; [.D51] &amp; &quot;&quot;&quot;));&quot;)">
            <text:p/>
          </table:table-cell>
          <table:table-cell table:style-name="ce4" table:formula="of:=IF([.A51]=&quot;&quot;;&quot;&quot;;&quot;  insert into &quot;&quot;LOG_Logtype&quot;&quot; (   &quot;&quot;IDLogtype&quot;&quot;,    &quot;&quot;IFLogtype_parent&quot;&quot;,    &quot;&quot;Name&quot;&quot;  )  select    &quot; &amp; [.C51] &amp; &quot;,    null,    '&quot; &amp; [.A51] &amp; &quot;'   where not exists (   select &quot;&quot;IDLogtype&quot;&quot;    from &quot;&quot;LOG_Logtype&quot;&quot;    where &quot;&quot;IDLogtype&quot;&quot; = &quot; &amp; [.C51] &amp; &quot;  );   update &quot;&quot;LOG_Logtype&quot;&quot;  set    &quot;&quot;Name&quot;&quot; = '&quot; &amp; [.A51] &amp; &quot;'  where    &quot;&quot;IDLogtype&quot;&quot; = &quot; &amp; [.C5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1]+1" office:value-type="float" office:value="52">
            <text:p>52</text:p>
          </table:table-cell>
          <table:table-cell table:style-name="ce13" table:formula="of:=SUBSTITUTE(SUBSTITUTE(SUBSTITUTE([.A52];&quot;__WARNING&quot;;&quot;&quot;);&quot;__&quot;;&quot; - &quot;);&quot;_&quot;;&quot; &quot;)">
            <text:p/>
          </table:table-cell>
          <table:table-cell table:style-name="ce13" table:formula="of:=IF([.A52]=&quot;&quot;;&quot;&quot;;&quot;public const int &quot; &amp; [.A52] &amp; &quot; = &quot; &amp; [.C52] &amp; &quot;;&quot;)">
            <text:p/>
          </table:table-cell>
          <table:table-cell table:style-name="ce19" table:formula="of:=IF([.A52]=&quot;&quot;;&quot;&quot;;&quot;items_.Add(&quot; &amp; [.A52] &amp; &quot;, new PseudoEnumItem(&quot;&quot;&quot; &amp; [.D52] &amp; &quot;&quot;&quot;));&quot;)">
            <text:p/>
          </table:table-cell>
          <table:table-cell table:style-name="ce4" table:formula="of:=IF([.A52]=&quot;&quot;;&quot;&quot;;&quot;  insert into &quot;&quot;LOG_Logtype&quot;&quot; (   &quot;&quot;IDLogtype&quot;&quot;,    &quot;&quot;IFLogtype_parent&quot;&quot;,    &quot;&quot;Name&quot;&quot;  )  select    &quot; &amp; [.C52] &amp; &quot;,    null,    '&quot; &amp; [.A52] &amp; &quot;'   where not exists (   select &quot;&quot;IDLogtype&quot;&quot;    from &quot;&quot;LOG_Logtype&quot;&quot;    where &quot;&quot;IDLogtype&quot;&quot; = &quot; &amp; [.C52] &amp; &quot;  );   update &quot;&quot;LOG_Logtype&quot;&quot;  set    &quot;&quot;Name&quot;&quot; = '&quot; &amp; [.A52] &amp; &quot;'  where    &quot;&quot;IDLogtype&quot;&quot; = &quot; &amp; [.C5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2]+1" office:value-type="float" office:value="53">
            <text:p>53</text:p>
          </table:table-cell>
          <table:table-cell table:style-name="ce13" table:formula="of:=SUBSTITUTE(SUBSTITUTE(SUBSTITUTE([.A53];&quot;__WARNING&quot;;&quot;&quot;);&quot;__&quot;;&quot; - &quot;);&quot;_&quot;;&quot; &quot;)">
            <text:p/>
          </table:table-cell>
          <table:table-cell table:style-name="ce13" table:formula="of:=IF([.A53]=&quot;&quot;;&quot;&quot;;&quot;public const int &quot; &amp; [.A53] &amp; &quot; = &quot; &amp; [.C53] &amp; &quot;;&quot;)">
            <text:p/>
          </table:table-cell>
          <table:table-cell table:style-name="ce19" table:formula="of:=IF([.A53]=&quot;&quot;;&quot;&quot;;&quot;items_.Add(&quot; &amp; [.A53] &amp; &quot;, new PseudoEnumItem(&quot;&quot;&quot; &amp; [.D53] &amp; &quot;&quot;&quot;));&quot;)">
            <text:p/>
          </table:table-cell>
          <table:table-cell table:style-name="ce4" table:formula="of:=IF([.A53]=&quot;&quot;;&quot;&quot;;&quot;  insert into &quot;&quot;LOG_Logtype&quot;&quot; (   &quot;&quot;IDLogtype&quot;&quot;,    &quot;&quot;IFLogtype_parent&quot;&quot;,    &quot;&quot;Name&quot;&quot;  )  select    &quot; &amp; [.C53] &amp; &quot;,    null,    '&quot; &amp; [.A53] &amp; &quot;'   where not exists (   select &quot;&quot;IDLogtype&quot;&quot;    from &quot;&quot;LOG_Logtype&quot;&quot;    where &quot;&quot;IDLogtype&quot;&quot; = &quot; &amp; [.C53] &amp; &quot;  );   update &quot;&quot;LOG_Logtype&quot;&quot;  set    &quot;&quot;Name&quot;&quot; = '&quot; &amp; [.A53] &amp; &quot;'  where    &quot;&quot;IDLogtype&quot;&quot; = &quot; &amp; [.C5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3]+1" office:value-type="float" office:value="54">
            <text:p>54</text:p>
          </table:table-cell>
          <table:table-cell table:style-name="ce13" table:formula="of:=SUBSTITUTE(SUBSTITUTE(SUBSTITUTE([.A54];&quot;__WARNING&quot;;&quot;&quot;);&quot;__&quot;;&quot; - &quot;);&quot;_&quot;;&quot; &quot;)">
            <text:p/>
          </table:table-cell>
          <table:table-cell table:style-name="ce13" table:formula="of:=IF([.A54]=&quot;&quot;;&quot;&quot;;&quot;public const int &quot; &amp; [.A54] &amp; &quot; = &quot; &amp; [.C54] &amp; &quot;;&quot;)">
            <text:p/>
          </table:table-cell>
          <table:table-cell table:style-name="ce19" table:formula="of:=IF([.A54]=&quot;&quot;;&quot;&quot;;&quot;items_.Add(&quot; &amp; [.A54] &amp; &quot;, new PseudoEnumItem(&quot;&quot;&quot; &amp; [.D54] &amp; &quot;&quot;&quot;));&quot;)">
            <text:p/>
          </table:table-cell>
          <table:table-cell table:style-name="ce4" table:formula="of:=IF([.A54]=&quot;&quot;;&quot;&quot;;&quot;  insert into &quot;&quot;LOG_Logtype&quot;&quot; (   &quot;&quot;IDLogtype&quot;&quot;,    &quot;&quot;IFLogtype_parent&quot;&quot;,    &quot;&quot;Name&quot;&quot;  )  select    &quot; &amp; [.C54] &amp; &quot;,    null,    '&quot; &amp; [.A54] &amp; &quot;'   where not exists (   select &quot;&quot;IDLogtype&quot;&quot;    from &quot;&quot;LOG_Logtype&quot;&quot;    where &quot;&quot;IDLogtype&quot;&quot; = &quot; &amp; [.C54] &amp; &quot;  );   update &quot;&quot;LOG_Logtype&quot;&quot;  set    &quot;&quot;Name&quot;&quot; = '&quot; &amp; [.A54] &amp; &quot;'  where    &quot;&quot;IDLogtype&quot;&quot; = &quot; &amp; [.C5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4]+1" office:value-type="float" office:value="55">
            <text:p>55</text:p>
          </table:table-cell>
          <table:table-cell table:style-name="ce13" table:formula="of:=SUBSTITUTE(SUBSTITUTE(SUBSTITUTE([.A55];&quot;__WARNING&quot;;&quot;&quot;);&quot;__&quot;;&quot; - &quot;);&quot;_&quot;;&quot; &quot;)">
            <text:p/>
          </table:table-cell>
          <table:table-cell table:style-name="ce13" table:formula="of:=IF([.A55]=&quot;&quot;;&quot;&quot;;&quot;public const int &quot; &amp; [.A55] &amp; &quot; = &quot; &amp; [.C55] &amp; &quot;;&quot;)">
            <text:p/>
          </table:table-cell>
          <table:table-cell table:style-name="ce19" table:formula="of:=IF([.A55]=&quot;&quot;;&quot;&quot;;&quot;items_.Add(&quot; &amp; [.A55] &amp; &quot;, new PseudoEnumItem(&quot;&quot;&quot; &amp; [.D55] &amp; &quot;&quot;&quot;));&quot;)">
            <text:p/>
          </table:table-cell>
          <table:table-cell table:style-name="ce4" table:formula="of:=IF([.A55]=&quot;&quot;;&quot;&quot;;&quot;  insert into &quot;&quot;LOG_Logtype&quot;&quot; (   &quot;&quot;IDLogtype&quot;&quot;,    &quot;&quot;IFLogtype_parent&quot;&quot;,    &quot;&quot;Name&quot;&quot;  )  select    &quot; &amp; [.C55] &amp; &quot;,    null,    '&quot; &amp; [.A55] &amp; &quot;'   where not exists (   select &quot;&quot;IDLogtype&quot;&quot;    from &quot;&quot;LOG_Logtype&quot;&quot;    where &quot;&quot;IDLogtype&quot;&quot; = &quot; &amp; [.C55] &amp; &quot;  );   update &quot;&quot;LOG_Logtype&quot;&quot;  set    &quot;&quot;Name&quot;&quot; = '&quot; &amp; [.A55] &amp; &quot;'  where    &quot;&quot;IDLogtype&quot;&quot; = &quot; &amp; [.C5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5]+1" office:value-type="float" office:value="56">
            <text:p>56</text:p>
          </table:table-cell>
          <table:table-cell table:style-name="ce13" table:formula="of:=SUBSTITUTE(SUBSTITUTE(SUBSTITUTE([.A56];&quot;__WARNING&quot;;&quot;&quot;);&quot;__&quot;;&quot; - &quot;);&quot;_&quot;;&quot; &quot;)">
            <text:p/>
          </table:table-cell>
          <table:table-cell table:style-name="ce13" table:formula="of:=IF([.A56]=&quot;&quot;;&quot;&quot;;&quot;public const int &quot; &amp; [.A56] &amp; &quot; = &quot; &amp; [.C56] &amp; &quot;;&quot;)">
            <text:p/>
          </table:table-cell>
          <table:table-cell table:style-name="ce19" table:formula="of:=IF([.A56]=&quot;&quot;;&quot;&quot;;&quot;items_.Add(&quot; &amp; [.A56] &amp; &quot;, new PseudoEnumItem(&quot;&quot;&quot; &amp; [.D56] &amp; &quot;&quot;&quot;));&quot;)">
            <text:p/>
          </table:table-cell>
          <table:table-cell table:style-name="ce4" table:formula="of:=IF([.A56]=&quot;&quot;;&quot;&quot;;&quot;  insert into &quot;&quot;LOG_Logtype&quot;&quot; (   &quot;&quot;IDLogtype&quot;&quot;,    &quot;&quot;IFLogtype_parent&quot;&quot;,    &quot;&quot;Name&quot;&quot;  )  select    &quot; &amp; [.C56] &amp; &quot;,    null,    '&quot; &amp; [.A56] &amp; &quot;'   where not exists (   select &quot;&quot;IDLogtype&quot;&quot;    from &quot;&quot;LOG_Logtype&quot;&quot;    where &quot;&quot;IDLogtype&quot;&quot; = &quot; &amp; [.C56] &amp; &quot;  );   update &quot;&quot;LOG_Logtype&quot;&quot;  set    &quot;&quot;Name&quot;&quot; = '&quot; &amp; [.A56] &amp; &quot;'  where    &quot;&quot;IDLogtype&quot;&quot; = &quot; &amp; [.C5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6]+1" office:value-type="float" office:value="57">
            <text:p>57</text:p>
          </table:table-cell>
          <table:table-cell table:style-name="ce13" table:formula="of:=SUBSTITUTE(SUBSTITUTE(SUBSTITUTE([.A57];&quot;__WARNING&quot;;&quot;&quot;);&quot;__&quot;;&quot; - &quot;);&quot;_&quot;;&quot; &quot;)">
            <text:p/>
          </table:table-cell>
          <table:table-cell table:style-name="ce13" table:formula="of:=IF([.A57]=&quot;&quot;;&quot;&quot;;&quot;public const int &quot; &amp; [.A57] &amp; &quot; = &quot; &amp; [.C57] &amp; &quot;;&quot;)">
            <text:p/>
          </table:table-cell>
          <table:table-cell table:style-name="ce19" table:formula="of:=IF([.A57]=&quot;&quot;;&quot;&quot;;&quot;items_.Add(&quot; &amp; [.A57] &amp; &quot;, new PseudoEnumItem(&quot;&quot;&quot; &amp; [.D57] &amp; &quot;&quot;&quot;));&quot;)">
            <text:p/>
          </table:table-cell>
          <table:table-cell table:style-name="ce4" table:formula="of:=IF([.A57]=&quot;&quot;;&quot;&quot;;&quot;  insert into &quot;&quot;LOG_Logtype&quot;&quot; (   &quot;&quot;IDLogtype&quot;&quot;,    &quot;&quot;IFLogtype_parent&quot;&quot;,    &quot;&quot;Name&quot;&quot;  )  select    &quot; &amp; [.C57] &amp; &quot;,    null,    '&quot; &amp; [.A57] &amp; &quot;'   where not exists (   select &quot;&quot;IDLogtype&quot;&quot;    from &quot;&quot;LOG_Logtype&quot;&quot;    where &quot;&quot;IDLogtype&quot;&quot; = &quot; &amp; [.C57] &amp; &quot;  );   update &quot;&quot;LOG_Logtype&quot;&quot;  set    &quot;&quot;Name&quot;&quot; = '&quot; &amp; [.A57] &amp; &quot;'  where    &quot;&quot;IDLogtype&quot;&quot; = &quot; &amp; [.C5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7]+1" office:value-type="float" office:value="58">
            <text:p>58</text:p>
          </table:table-cell>
          <table:table-cell table:style-name="ce13" table:formula="of:=SUBSTITUTE(SUBSTITUTE(SUBSTITUTE([.A58];&quot;__WARNING&quot;;&quot;&quot;);&quot;__&quot;;&quot; - &quot;);&quot;_&quot;;&quot; &quot;)">
            <text:p/>
          </table:table-cell>
          <table:table-cell table:style-name="ce13" table:formula="of:=IF([.A58]=&quot;&quot;;&quot;&quot;;&quot;public const int &quot; &amp; [.A58] &amp; &quot; = &quot; &amp; [.C58] &amp; &quot;;&quot;)">
            <text:p/>
          </table:table-cell>
          <table:table-cell table:style-name="ce19" table:formula="of:=IF([.A58]=&quot;&quot;;&quot;&quot;;&quot;items_.Add(&quot; &amp; [.A58] &amp; &quot;, new PseudoEnumItem(&quot;&quot;&quot; &amp; [.D58] &amp; &quot;&quot;&quot;));&quot;)">
            <text:p/>
          </table:table-cell>
          <table:table-cell table:style-name="ce4" table:formula="of:=IF([.A58]=&quot;&quot;;&quot;&quot;;&quot;  insert into &quot;&quot;LOG_Logtype&quot;&quot; (   &quot;&quot;IDLogtype&quot;&quot;,    &quot;&quot;IFLogtype_parent&quot;&quot;,    &quot;&quot;Name&quot;&quot;  )  select    &quot; &amp; [.C58] &amp; &quot;,    null,    '&quot; &amp; [.A58] &amp; &quot;'   where not exists (   select &quot;&quot;IDLogtype&quot;&quot;    from &quot;&quot;LOG_Logtype&quot;&quot;    where &quot;&quot;IDLogtype&quot;&quot; = &quot; &amp; [.C58] &amp; &quot;  );   update &quot;&quot;LOG_Logtype&quot;&quot;  set    &quot;&quot;Name&quot;&quot; = '&quot; &amp; [.A58] &amp; &quot;'  where    &quot;&quot;IDLogtype&quot;&quot; = &quot; &amp; [.C5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8]+1" office:value-type="float" office:value="59">
            <text:p>59</text:p>
          </table:table-cell>
          <table:table-cell table:style-name="ce13" table:formula="of:=SUBSTITUTE(SUBSTITUTE(SUBSTITUTE([.A59];&quot;__WARNING&quot;;&quot;&quot;);&quot;__&quot;;&quot; - &quot;);&quot;_&quot;;&quot; &quot;)">
            <text:p/>
          </table:table-cell>
          <table:table-cell table:style-name="ce13" table:formula="of:=IF([.A59]=&quot;&quot;;&quot;&quot;;&quot;public const int &quot; &amp; [.A59] &amp; &quot; = &quot; &amp; [.C59] &amp; &quot;;&quot;)">
            <text:p/>
          </table:table-cell>
          <table:table-cell table:style-name="ce19" table:formula="of:=IF([.A59]=&quot;&quot;;&quot;&quot;;&quot;items_.Add(&quot; &amp; [.A59] &amp; &quot;, new PseudoEnumItem(&quot;&quot;&quot; &amp; [.D59] &amp; &quot;&quot;&quot;));&quot;)">
            <text:p/>
          </table:table-cell>
          <table:table-cell table:style-name="ce4" table:formula="of:=IF([.A59]=&quot;&quot;;&quot;&quot;;&quot;  insert into &quot;&quot;LOG_Logtype&quot;&quot; (   &quot;&quot;IDLogtype&quot;&quot;,    &quot;&quot;IFLogtype_parent&quot;&quot;,    &quot;&quot;Name&quot;&quot;  )  select    &quot; &amp; [.C59] &amp; &quot;,    null,    '&quot; &amp; [.A59] &amp; &quot;'   where not exists (   select &quot;&quot;IDLogtype&quot;&quot;    from &quot;&quot;LOG_Logtype&quot;&quot;    where &quot;&quot;IDLogtype&quot;&quot; = &quot; &amp; [.C59] &amp; &quot;  );   update &quot;&quot;LOG_Logtype&quot;&quot;  set    &quot;&quot;Name&quot;&quot; = '&quot; &amp; [.A59] &amp; &quot;'  where    &quot;&quot;IDLogtype&quot;&quot; = &quot; &amp; [.C5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59]+1" office:value-type="float" office:value="60">
            <text:p>60</text:p>
          </table:table-cell>
          <table:table-cell table:style-name="ce13" table:formula="of:=SUBSTITUTE(SUBSTITUTE(SUBSTITUTE([.A60];&quot;__WARNING&quot;;&quot;&quot;);&quot;__&quot;;&quot; - &quot;);&quot;_&quot;;&quot; &quot;)">
            <text:p/>
          </table:table-cell>
          <table:table-cell table:style-name="ce13" table:formula="of:=IF([.A60]=&quot;&quot;;&quot;&quot;;&quot;public const int &quot; &amp; [.A60] &amp; &quot; = &quot; &amp; [.C60] &amp; &quot;;&quot;)">
            <text:p/>
          </table:table-cell>
          <table:table-cell table:style-name="ce19" table:formula="of:=IF([.A60]=&quot;&quot;;&quot;&quot;;&quot;items_.Add(&quot; &amp; [.A60] &amp; &quot;, new PseudoEnumItem(&quot;&quot;&quot; &amp; [.D60] &amp; &quot;&quot;&quot;));&quot;)">
            <text:p/>
          </table:table-cell>
          <table:table-cell table:style-name="ce4" table:formula="of:=IF([.A60]=&quot;&quot;;&quot;&quot;;&quot;  insert into &quot;&quot;LOG_Logtype&quot;&quot; (   &quot;&quot;IDLogtype&quot;&quot;,    &quot;&quot;IFLogtype_parent&quot;&quot;,    &quot;&quot;Name&quot;&quot;  )  select    &quot; &amp; [.C60] &amp; &quot;,    null,    '&quot; &amp; [.A60] &amp; &quot;'   where not exists (   select &quot;&quot;IDLogtype&quot;&quot;    from &quot;&quot;LOG_Logtype&quot;&quot;    where &quot;&quot;IDLogtype&quot;&quot; = &quot; &amp; [.C60] &amp; &quot;  );   update &quot;&quot;LOG_Logtype&quot;&quot;  set    &quot;&quot;Name&quot;&quot; = '&quot; &amp; [.A60] &amp; &quot;'  where    &quot;&quot;IDLogtype&quot;&quot; = &quot; &amp; [.C6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0]+1" office:value-type="float" office:value="61">
            <text:p>61</text:p>
          </table:table-cell>
          <table:table-cell table:style-name="ce13" table:formula="of:=SUBSTITUTE(SUBSTITUTE(SUBSTITUTE([.A61];&quot;__WARNING&quot;;&quot;&quot;);&quot;__&quot;;&quot; - &quot;);&quot;_&quot;;&quot; &quot;)">
            <text:p/>
          </table:table-cell>
          <table:table-cell table:style-name="ce13" table:formula="of:=IF([.A61]=&quot;&quot;;&quot;&quot;;&quot;public const int &quot; &amp; [.A61] &amp; &quot; = &quot; &amp; [.C61] &amp; &quot;;&quot;)">
            <text:p/>
          </table:table-cell>
          <table:table-cell table:style-name="ce19" table:formula="of:=IF([.A61]=&quot;&quot;;&quot;&quot;;&quot;items_.Add(&quot; &amp; [.A61] &amp; &quot;, new PseudoEnumItem(&quot;&quot;&quot; &amp; [.D61] &amp; &quot;&quot;&quot;));&quot;)">
            <text:p/>
          </table:table-cell>
          <table:table-cell table:style-name="ce4" table:formula="of:=IF([.A61]=&quot;&quot;;&quot;&quot;;&quot;  insert into &quot;&quot;LOG_Logtype&quot;&quot; (   &quot;&quot;IDLogtype&quot;&quot;,    &quot;&quot;IFLogtype_parent&quot;&quot;,    &quot;&quot;Name&quot;&quot;  )  select    &quot; &amp; [.C61] &amp; &quot;,    null,    '&quot; &amp; [.A61] &amp; &quot;'   where not exists (   select &quot;&quot;IDLogtype&quot;&quot;    from &quot;&quot;LOG_Logtype&quot;&quot;    where &quot;&quot;IDLogtype&quot;&quot; = &quot; &amp; [.C61] &amp; &quot;  );   update &quot;&quot;LOG_Logtype&quot;&quot;  set    &quot;&quot;Name&quot;&quot; = '&quot; &amp; [.A61] &amp; &quot;'  where    &quot;&quot;IDLogtype&quot;&quot; = &quot; &amp; [.C6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1]+1" office:value-type="float" office:value="62">
            <text:p>62</text:p>
          </table:table-cell>
          <table:table-cell table:style-name="ce13" table:formula="of:=SUBSTITUTE(SUBSTITUTE(SUBSTITUTE([.A62];&quot;__WARNING&quot;;&quot;&quot;);&quot;__&quot;;&quot; - &quot;);&quot;_&quot;;&quot; &quot;)">
            <text:p/>
          </table:table-cell>
          <table:table-cell table:style-name="ce13" table:formula="of:=IF([.A62]=&quot;&quot;;&quot;&quot;;&quot;public const int &quot; &amp; [.A62] &amp; &quot; = &quot; &amp; [.C62] &amp; &quot;;&quot;)">
            <text:p/>
          </table:table-cell>
          <table:table-cell table:style-name="ce19" table:formula="of:=IF([.A62]=&quot;&quot;;&quot;&quot;;&quot;items_.Add(&quot; &amp; [.A62] &amp; &quot;, new PseudoEnumItem(&quot;&quot;&quot; &amp; [.D62] &amp; &quot;&quot;&quot;));&quot;)">
            <text:p/>
          </table:table-cell>
          <table:table-cell table:style-name="ce4" table:formula="of:=IF([.A62]=&quot;&quot;;&quot;&quot;;&quot;  insert into &quot;&quot;LOG_Logtype&quot;&quot; (   &quot;&quot;IDLogtype&quot;&quot;,    &quot;&quot;IFLogtype_parent&quot;&quot;,    &quot;&quot;Name&quot;&quot;  )  select    &quot; &amp; [.C62] &amp; &quot;,    null,    '&quot; &amp; [.A62] &amp; &quot;'   where not exists (   select &quot;&quot;IDLogtype&quot;&quot;    from &quot;&quot;LOG_Logtype&quot;&quot;    where &quot;&quot;IDLogtype&quot;&quot; = &quot; &amp; [.C62] &amp; &quot;  );   update &quot;&quot;LOG_Logtype&quot;&quot;  set    &quot;&quot;Name&quot;&quot; = '&quot; &amp; [.A62] &amp; &quot;'  where    &quot;&quot;IDLogtype&quot;&quot; = &quot; &amp; [.C6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2]+1" office:value-type="float" office:value="63">
            <text:p>63</text:p>
          </table:table-cell>
          <table:table-cell table:style-name="ce13" table:formula="of:=SUBSTITUTE(SUBSTITUTE(SUBSTITUTE([.A63];&quot;__WARNING&quot;;&quot;&quot;);&quot;__&quot;;&quot; - &quot;);&quot;_&quot;;&quot; &quot;)">
            <text:p/>
          </table:table-cell>
          <table:table-cell table:style-name="ce13" table:formula="of:=IF([.A63]=&quot;&quot;;&quot;&quot;;&quot;public const int &quot; &amp; [.A63] &amp; &quot; = &quot; &amp; [.C63] &amp; &quot;;&quot;)">
            <text:p/>
          </table:table-cell>
          <table:table-cell table:style-name="ce19" table:formula="of:=IF([.A63]=&quot;&quot;;&quot;&quot;;&quot;items_.Add(&quot; &amp; [.A63] &amp; &quot;, new PseudoEnumItem(&quot;&quot;&quot; &amp; [.D63] &amp; &quot;&quot;&quot;));&quot;)">
            <text:p/>
          </table:table-cell>
          <table:table-cell table:style-name="ce4" table:formula="of:=IF([.A63]=&quot;&quot;;&quot;&quot;;&quot;  insert into &quot;&quot;LOG_Logtype&quot;&quot; (   &quot;&quot;IDLogtype&quot;&quot;,    &quot;&quot;IFLogtype_parent&quot;&quot;,    &quot;&quot;Name&quot;&quot;  )  select    &quot; &amp; [.C63] &amp; &quot;,    null,    '&quot; &amp; [.A63] &amp; &quot;'   where not exists (   select &quot;&quot;IDLogtype&quot;&quot;    from &quot;&quot;LOG_Logtype&quot;&quot;    where &quot;&quot;IDLogtype&quot;&quot; = &quot; &amp; [.C63] &amp; &quot;  );   update &quot;&quot;LOG_Logtype&quot;&quot;  set    &quot;&quot;Name&quot;&quot; = '&quot; &amp; [.A63] &amp; &quot;'  where    &quot;&quot;IDLogtype&quot;&quot; = &quot; &amp; [.C6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3]+1" office:value-type="float" office:value="64">
            <text:p>64</text:p>
          </table:table-cell>
          <table:table-cell table:style-name="ce13" table:formula="of:=SUBSTITUTE(SUBSTITUTE(SUBSTITUTE([.A64];&quot;__WARNING&quot;;&quot;&quot;);&quot;__&quot;;&quot; - &quot;);&quot;_&quot;;&quot; &quot;)">
            <text:p/>
          </table:table-cell>
          <table:table-cell table:style-name="ce13" table:formula="of:=IF([.A64]=&quot;&quot;;&quot;&quot;;&quot;public const int &quot; &amp; [.A64] &amp; &quot; = &quot; &amp; [.C64] &amp; &quot;;&quot;)">
            <text:p/>
          </table:table-cell>
          <table:table-cell table:style-name="ce19" table:formula="of:=IF([.A64]=&quot;&quot;;&quot;&quot;;&quot;items_.Add(&quot; &amp; [.A64] &amp; &quot;, new PseudoEnumItem(&quot;&quot;&quot; &amp; [.D64] &amp; &quot;&quot;&quot;));&quot;)">
            <text:p/>
          </table:table-cell>
          <table:table-cell table:style-name="ce4" table:formula="of:=IF([.A64]=&quot;&quot;;&quot;&quot;;&quot;  insert into &quot;&quot;LOG_Logtype&quot;&quot; (   &quot;&quot;IDLogtype&quot;&quot;,    &quot;&quot;IFLogtype_parent&quot;&quot;,    &quot;&quot;Name&quot;&quot;  )  select    &quot; &amp; [.C64] &amp; &quot;,    null,    '&quot; &amp; [.A64] &amp; &quot;'   where not exists (   select &quot;&quot;IDLogtype&quot;&quot;    from &quot;&quot;LOG_Logtype&quot;&quot;    where &quot;&quot;IDLogtype&quot;&quot; = &quot; &amp; [.C64] &amp; &quot;  );   update &quot;&quot;LOG_Logtype&quot;&quot;  set    &quot;&quot;Name&quot;&quot; = '&quot; &amp; [.A64] &amp; &quot;'  where    &quot;&quot;IDLogtype&quot;&quot; = &quot; &amp; [.C6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4]+1" office:value-type="float" office:value="65">
            <text:p>65</text:p>
          </table:table-cell>
          <table:table-cell table:style-name="ce13" table:formula="of:=SUBSTITUTE(SUBSTITUTE(SUBSTITUTE([.A65];&quot;__WARNING&quot;;&quot;&quot;);&quot;__&quot;;&quot; - &quot;);&quot;_&quot;;&quot; &quot;)">
            <text:p/>
          </table:table-cell>
          <table:table-cell table:style-name="ce13" table:formula="of:=IF([.A65]=&quot;&quot;;&quot;&quot;;&quot;public const int &quot; &amp; [.A65] &amp; &quot; = &quot; &amp; [.C65] &amp; &quot;;&quot;)">
            <text:p/>
          </table:table-cell>
          <table:table-cell table:style-name="ce19" table:formula="of:=IF([.A65]=&quot;&quot;;&quot;&quot;;&quot;items_.Add(&quot; &amp; [.A65] &amp; &quot;, new PseudoEnumItem(&quot;&quot;&quot; &amp; [.D65] &amp; &quot;&quot;&quot;));&quot;)">
            <text:p/>
          </table:table-cell>
          <table:table-cell table:style-name="ce4" table:formula="of:=IF([.A65]=&quot;&quot;;&quot;&quot;;&quot;  insert into &quot;&quot;LOG_Logtype&quot;&quot; (   &quot;&quot;IDLogtype&quot;&quot;,    &quot;&quot;IFLogtype_parent&quot;&quot;,    &quot;&quot;Name&quot;&quot;  )  select    &quot; &amp; [.C65] &amp; &quot;,    null,    '&quot; &amp; [.A65] &amp; &quot;'   where not exists (   select &quot;&quot;IDLogtype&quot;&quot;    from &quot;&quot;LOG_Logtype&quot;&quot;    where &quot;&quot;IDLogtype&quot;&quot; = &quot; &amp; [.C65] &amp; &quot;  );   update &quot;&quot;LOG_Logtype&quot;&quot;  set    &quot;&quot;Name&quot;&quot; = '&quot; &amp; [.A65] &amp; &quot;'  where    &quot;&quot;IDLogtype&quot;&quot; = &quot; &amp; [.C6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5]+1" office:value-type="float" office:value="66">
            <text:p>66</text:p>
          </table:table-cell>
          <table:table-cell table:style-name="ce13" table:formula="of:=SUBSTITUTE(SUBSTITUTE(SUBSTITUTE([.A66];&quot;__WARNING&quot;;&quot;&quot;);&quot;__&quot;;&quot; - &quot;);&quot;_&quot;;&quot; &quot;)">
            <text:p/>
          </table:table-cell>
          <table:table-cell table:style-name="ce13" table:formula="of:=IF([.A66]=&quot;&quot;;&quot;&quot;;&quot;public const int &quot; &amp; [.A66] &amp; &quot; = &quot; &amp; [.C66] &amp; &quot;;&quot;)">
            <text:p/>
          </table:table-cell>
          <table:table-cell table:style-name="ce19" table:formula="of:=IF([.A66]=&quot;&quot;;&quot;&quot;;&quot;items_.Add(&quot; &amp; [.A66] &amp; &quot;, new PseudoEnumItem(&quot;&quot;&quot; &amp; [.D66] &amp; &quot;&quot;&quot;));&quot;)">
            <text:p/>
          </table:table-cell>
          <table:table-cell table:style-name="ce4" table:formula="of:=IF([.A66]=&quot;&quot;;&quot;&quot;;&quot;  insert into &quot;&quot;LOG_Logtype&quot;&quot; (   &quot;&quot;IDLogtype&quot;&quot;,    &quot;&quot;IFLogtype_parent&quot;&quot;,    &quot;&quot;Name&quot;&quot;  )  select    &quot; &amp; [.C66] &amp; &quot;,    null,    '&quot; &amp; [.A66] &amp; &quot;'   where not exists (   select &quot;&quot;IDLogtype&quot;&quot;    from &quot;&quot;LOG_Logtype&quot;&quot;    where &quot;&quot;IDLogtype&quot;&quot; = &quot; &amp; [.C66] &amp; &quot;  );   update &quot;&quot;LOG_Logtype&quot;&quot;  set    &quot;&quot;Name&quot;&quot; = '&quot; &amp; [.A66] &amp; &quot;'  where    &quot;&quot;IDLogtype&quot;&quot; = &quot; &amp; [.C6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6]+1" office:value-type="float" office:value="67">
            <text:p>67</text:p>
          </table:table-cell>
          <table:table-cell table:style-name="ce13" table:formula="of:=SUBSTITUTE(SUBSTITUTE(SUBSTITUTE([.A67];&quot;__WARNING&quot;;&quot;&quot;);&quot;__&quot;;&quot; - &quot;);&quot;_&quot;;&quot; &quot;)">
            <text:p/>
          </table:table-cell>
          <table:table-cell table:style-name="ce13" table:formula="of:=IF([.A67]=&quot;&quot;;&quot;&quot;;&quot;public const int &quot; &amp; [.A67] &amp; &quot; = &quot; &amp; [.C67] &amp; &quot;;&quot;)">
            <text:p/>
          </table:table-cell>
          <table:table-cell table:style-name="ce19" table:formula="of:=IF([.A67]=&quot;&quot;;&quot;&quot;;&quot;items_.Add(&quot; &amp; [.A67] &amp; &quot;, new PseudoEnumItem(&quot;&quot;&quot; &amp; [.D67] &amp; &quot;&quot;&quot;));&quot;)">
            <text:p/>
          </table:table-cell>
          <table:table-cell table:style-name="ce4" table:formula="of:=IF([.A67]=&quot;&quot;;&quot;&quot;;&quot;  insert into &quot;&quot;LOG_Logtype&quot;&quot; (   &quot;&quot;IDLogtype&quot;&quot;,    &quot;&quot;IFLogtype_parent&quot;&quot;,    &quot;&quot;Name&quot;&quot;  )  select    &quot; &amp; [.C67] &amp; &quot;,    null,    '&quot; &amp; [.A67] &amp; &quot;'   where not exists (   select &quot;&quot;IDLogtype&quot;&quot;    from &quot;&quot;LOG_Logtype&quot;&quot;    where &quot;&quot;IDLogtype&quot;&quot; = &quot; &amp; [.C67] &amp; &quot;  );   update &quot;&quot;LOG_Logtype&quot;&quot;  set    &quot;&quot;Name&quot;&quot; = '&quot; &amp; [.A67] &amp; &quot;'  where    &quot;&quot;IDLogtype&quot;&quot; = &quot; &amp; [.C6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7]+1" office:value-type="float" office:value="68">
            <text:p>68</text:p>
          </table:table-cell>
          <table:table-cell table:style-name="ce13" table:formula="of:=SUBSTITUTE(SUBSTITUTE(SUBSTITUTE([.A68];&quot;__WARNING&quot;;&quot;&quot;);&quot;__&quot;;&quot; - &quot;);&quot;_&quot;;&quot; &quot;)">
            <text:p/>
          </table:table-cell>
          <table:table-cell table:style-name="ce13" table:formula="of:=IF([.A68]=&quot;&quot;;&quot;&quot;;&quot;public const int &quot; &amp; [.A68] &amp; &quot; = &quot; &amp; [.C68] &amp; &quot;;&quot;)">
            <text:p/>
          </table:table-cell>
          <table:table-cell table:style-name="ce19" table:formula="of:=IF([.A68]=&quot;&quot;;&quot;&quot;;&quot;items_.Add(&quot; &amp; [.A68] &amp; &quot;, new PseudoEnumItem(&quot;&quot;&quot; &amp; [.D68] &amp; &quot;&quot;&quot;));&quot;)">
            <text:p/>
          </table:table-cell>
          <table:table-cell table:style-name="ce4" table:formula="of:=IF([.A68]=&quot;&quot;;&quot;&quot;;&quot;  insert into &quot;&quot;LOG_Logtype&quot;&quot; (   &quot;&quot;IDLogtype&quot;&quot;,    &quot;&quot;IFLogtype_parent&quot;&quot;,    &quot;&quot;Name&quot;&quot;  )  select    &quot; &amp; [.C68] &amp; &quot;,    null,    '&quot; &amp; [.A68] &amp; &quot;'   where not exists (   select &quot;&quot;IDLogtype&quot;&quot;    from &quot;&quot;LOG_Logtype&quot;&quot;    where &quot;&quot;IDLogtype&quot;&quot; = &quot; &amp; [.C68] &amp; &quot;  );   update &quot;&quot;LOG_Logtype&quot;&quot;  set    &quot;&quot;Name&quot;&quot; = '&quot; &amp; [.A68] &amp; &quot;'  where    &quot;&quot;IDLogtype&quot;&quot; = &quot; &amp; [.C6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8]+1" office:value-type="float" office:value="69">
            <text:p>69</text:p>
          </table:table-cell>
          <table:table-cell table:style-name="ce13" table:formula="of:=SUBSTITUTE(SUBSTITUTE(SUBSTITUTE([.A69];&quot;__WARNING&quot;;&quot;&quot;);&quot;__&quot;;&quot; - &quot;);&quot;_&quot;;&quot; &quot;)">
            <text:p/>
          </table:table-cell>
          <table:table-cell table:style-name="ce13" table:formula="of:=IF([.A69]=&quot;&quot;;&quot;&quot;;&quot;public const int &quot; &amp; [.A69] &amp; &quot; = &quot; &amp; [.C69] &amp; &quot;;&quot;)">
            <text:p/>
          </table:table-cell>
          <table:table-cell table:style-name="ce19" table:formula="of:=IF([.A69]=&quot;&quot;;&quot;&quot;;&quot;items_.Add(&quot; &amp; [.A69] &amp; &quot;, new PseudoEnumItem(&quot;&quot;&quot; &amp; [.D69] &amp; &quot;&quot;&quot;));&quot;)">
            <text:p/>
          </table:table-cell>
          <table:table-cell table:style-name="ce4" table:formula="of:=IF([.A69]=&quot;&quot;;&quot;&quot;;&quot;  insert into &quot;&quot;LOG_Logtype&quot;&quot; (   &quot;&quot;IDLogtype&quot;&quot;,    &quot;&quot;IFLogtype_parent&quot;&quot;,    &quot;&quot;Name&quot;&quot;  )  select    &quot; &amp; [.C69] &amp; &quot;,    null,    '&quot; &amp; [.A69] &amp; &quot;'   where not exists (   select &quot;&quot;IDLogtype&quot;&quot;    from &quot;&quot;LOG_Logtype&quot;&quot;    where &quot;&quot;IDLogtype&quot;&quot; = &quot; &amp; [.C69] &amp; &quot;  );   update &quot;&quot;LOG_Logtype&quot;&quot;  set    &quot;&quot;Name&quot;&quot; = '&quot; &amp; [.A69] &amp; &quot;'  where    &quot;&quot;IDLogtype&quot;&quot; = &quot; &amp; [.C6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69]+1" office:value-type="float" office:value="70">
            <text:p>70</text:p>
          </table:table-cell>
          <table:table-cell table:style-name="ce13" table:formula="of:=SUBSTITUTE(SUBSTITUTE(SUBSTITUTE([.A70];&quot;__WARNING&quot;;&quot;&quot;);&quot;__&quot;;&quot; - &quot;);&quot;_&quot;;&quot; &quot;)">
            <text:p/>
          </table:table-cell>
          <table:table-cell table:style-name="ce13" table:formula="of:=IF([.A70]=&quot;&quot;;&quot;&quot;;&quot;public const int &quot; &amp; [.A70] &amp; &quot; = &quot; &amp; [.C70] &amp; &quot;;&quot;)">
            <text:p/>
          </table:table-cell>
          <table:table-cell table:style-name="ce19" table:formula="of:=IF([.A70]=&quot;&quot;;&quot;&quot;;&quot;items_.Add(&quot; &amp; [.A70] &amp; &quot;, new PseudoEnumItem(&quot;&quot;&quot; &amp; [.D70] &amp; &quot;&quot;&quot;));&quot;)">
            <text:p/>
          </table:table-cell>
          <table:table-cell table:style-name="ce4" table:formula="of:=IF([.A70]=&quot;&quot;;&quot;&quot;;&quot;  insert into &quot;&quot;LOG_Logtype&quot;&quot; (   &quot;&quot;IDLogtype&quot;&quot;,    &quot;&quot;IFLogtype_parent&quot;&quot;,    &quot;&quot;Name&quot;&quot;  )  select    &quot; &amp; [.C70] &amp; &quot;,    null,    '&quot; &amp; [.A70] &amp; &quot;'   where not exists (   select &quot;&quot;IDLogtype&quot;&quot;    from &quot;&quot;LOG_Logtype&quot;&quot;    where &quot;&quot;IDLogtype&quot;&quot; = &quot; &amp; [.C70] &amp; &quot;  );   update &quot;&quot;LOG_Logtype&quot;&quot;  set    &quot;&quot;Name&quot;&quot; = '&quot; &amp; [.A70] &amp; &quot;'  where    &quot;&quot;IDLogtype&quot;&quot; = &quot; &amp; [.C7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0]+1" office:value-type="float" office:value="71">
            <text:p>71</text:p>
          </table:table-cell>
          <table:table-cell table:style-name="ce13" table:formula="of:=SUBSTITUTE(SUBSTITUTE(SUBSTITUTE([.A71];&quot;__WARNING&quot;;&quot;&quot;);&quot;__&quot;;&quot; - &quot;);&quot;_&quot;;&quot; &quot;)">
            <text:p/>
          </table:table-cell>
          <table:table-cell table:style-name="ce13" table:formula="of:=IF([.A71]=&quot;&quot;;&quot;&quot;;&quot;public const int &quot; &amp; [.A71] &amp; &quot; = &quot; &amp; [.C71] &amp; &quot;;&quot;)">
            <text:p/>
          </table:table-cell>
          <table:table-cell table:style-name="ce19" table:formula="of:=IF([.A71]=&quot;&quot;;&quot;&quot;;&quot;items_.Add(&quot; &amp; [.A71] &amp; &quot;, new PseudoEnumItem(&quot;&quot;&quot; &amp; [.D71] &amp; &quot;&quot;&quot;));&quot;)">
            <text:p/>
          </table:table-cell>
          <table:table-cell table:style-name="ce4" table:formula="of:=IF([.A71]=&quot;&quot;;&quot;&quot;;&quot;  insert into &quot;&quot;LOG_Logtype&quot;&quot; (   &quot;&quot;IDLogtype&quot;&quot;,    &quot;&quot;IFLogtype_parent&quot;&quot;,    &quot;&quot;Name&quot;&quot;  )  select    &quot; &amp; [.C71] &amp; &quot;,    null,    '&quot; &amp; [.A71] &amp; &quot;'   where not exists (   select &quot;&quot;IDLogtype&quot;&quot;    from &quot;&quot;LOG_Logtype&quot;&quot;    where &quot;&quot;IDLogtype&quot;&quot; = &quot; &amp; [.C71] &amp; &quot;  );   update &quot;&quot;LOG_Logtype&quot;&quot;  set    &quot;&quot;Name&quot;&quot; = '&quot; &amp; [.A71] &amp; &quot;'  where    &quot;&quot;IDLogtype&quot;&quot; = &quot; &amp; [.C7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1]+1" office:value-type="float" office:value="72">
            <text:p>72</text:p>
          </table:table-cell>
          <table:table-cell table:style-name="ce13" table:formula="of:=SUBSTITUTE(SUBSTITUTE(SUBSTITUTE([.A72];&quot;__WARNING&quot;;&quot;&quot;);&quot;__&quot;;&quot; - &quot;);&quot;_&quot;;&quot; &quot;)">
            <text:p/>
          </table:table-cell>
          <table:table-cell table:style-name="ce13" table:formula="of:=IF([.A72]=&quot;&quot;;&quot;&quot;;&quot;public const int &quot; &amp; [.A72] &amp; &quot; = &quot; &amp; [.C72] &amp; &quot;;&quot;)">
            <text:p/>
          </table:table-cell>
          <table:table-cell table:style-name="ce19" table:formula="of:=IF([.A72]=&quot;&quot;;&quot;&quot;;&quot;items_.Add(&quot; &amp; [.A72] &amp; &quot;, new PseudoEnumItem(&quot;&quot;&quot; &amp; [.D72] &amp; &quot;&quot;&quot;));&quot;)">
            <text:p/>
          </table:table-cell>
          <table:table-cell table:style-name="ce4" table:formula="of:=IF([.A72]=&quot;&quot;;&quot;&quot;;&quot;  insert into &quot;&quot;LOG_Logtype&quot;&quot; (   &quot;&quot;IDLogtype&quot;&quot;,    &quot;&quot;IFLogtype_parent&quot;&quot;,    &quot;&quot;Name&quot;&quot;  )  select    &quot; &amp; [.C72] &amp; &quot;,    null,    '&quot; &amp; [.A72] &amp; &quot;'   where not exists (   select &quot;&quot;IDLogtype&quot;&quot;    from &quot;&quot;LOG_Logtype&quot;&quot;    where &quot;&quot;IDLogtype&quot;&quot; = &quot; &amp; [.C72] &amp; &quot;  );   update &quot;&quot;LOG_Logtype&quot;&quot;  set    &quot;&quot;Name&quot;&quot; = '&quot; &amp; [.A72] &amp; &quot;'  where    &quot;&quot;IDLogtype&quot;&quot; = &quot; &amp; [.C7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2]+1" office:value-type="float" office:value="73">
            <text:p>73</text:p>
          </table:table-cell>
          <table:table-cell table:style-name="ce13" table:formula="of:=SUBSTITUTE(SUBSTITUTE(SUBSTITUTE([.A73];&quot;__WARNING&quot;;&quot;&quot;);&quot;__&quot;;&quot; - &quot;);&quot;_&quot;;&quot; &quot;)">
            <text:p/>
          </table:table-cell>
          <table:table-cell table:style-name="ce13" table:formula="of:=IF([.A73]=&quot;&quot;;&quot;&quot;;&quot;public const int &quot; &amp; [.A73] &amp; &quot; = &quot; &amp; [.C73] &amp; &quot;;&quot;)">
            <text:p/>
          </table:table-cell>
          <table:table-cell table:style-name="ce19" table:formula="of:=IF([.A73]=&quot;&quot;;&quot;&quot;;&quot;items_.Add(&quot; &amp; [.A73] &amp; &quot;, new PseudoEnumItem(&quot;&quot;&quot; &amp; [.D73] &amp; &quot;&quot;&quot;));&quot;)">
            <text:p/>
          </table:table-cell>
          <table:table-cell table:style-name="ce4" table:formula="of:=IF([.A73]=&quot;&quot;;&quot;&quot;;&quot;  insert into &quot;&quot;LOG_Logtype&quot;&quot; (   &quot;&quot;IDLogtype&quot;&quot;,    &quot;&quot;IFLogtype_parent&quot;&quot;,    &quot;&quot;Name&quot;&quot;  )  select    &quot; &amp; [.C73] &amp; &quot;,    null,    '&quot; &amp; [.A73] &amp; &quot;'   where not exists (   select &quot;&quot;IDLogtype&quot;&quot;    from &quot;&quot;LOG_Logtype&quot;&quot;    where &quot;&quot;IDLogtype&quot;&quot; = &quot; &amp; [.C73] &amp; &quot;  );   update &quot;&quot;LOG_Logtype&quot;&quot;  set    &quot;&quot;Name&quot;&quot; = '&quot; &amp; [.A73] &amp; &quot;'  where    &quot;&quot;IDLogtype&quot;&quot; = &quot; &amp; [.C7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3]+1" office:value-type="float" office:value="74">
            <text:p>74</text:p>
          </table:table-cell>
          <table:table-cell table:style-name="ce13" table:formula="of:=SUBSTITUTE(SUBSTITUTE(SUBSTITUTE([.A74];&quot;__WARNING&quot;;&quot;&quot;);&quot;__&quot;;&quot; - &quot;);&quot;_&quot;;&quot; &quot;)">
            <text:p/>
          </table:table-cell>
          <table:table-cell table:style-name="ce13" table:formula="of:=IF([.A74]=&quot;&quot;;&quot;&quot;;&quot;public const int &quot; &amp; [.A74] &amp; &quot; = &quot; &amp; [.C74] &amp; &quot;;&quot;)">
            <text:p/>
          </table:table-cell>
          <table:table-cell table:style-name="ce19" table:formula="of:=IF([.A74]=&quot;&quot;;&quot;&quot;;&quot;items_.Add(&quot; &amp; [.A74] &amp; &quot;, new PseudoEnumItem(&quot;&quot;&quot; &amp; [.D74] &amp; &quot;&quot;&quot;));&quot;)">
            <text:p/>
          </table:table-cell>
          <table:table-cell table:style-name="ce4" table:formula="of:=IF([.A74]=&quot;&quot;;&quot;&quot;;&quot;  insert into &quot;&quot;LOG_Logtype&quot;&quot; (   &quot;&quot;IDLogtype&quot;&quot;,    &quot;&quot;IFLogtype_parent&quot;&quot;,    &quot;&quot;Name&quot;&quot;  )  select    &quot; &amp; [.C74] &amp; &quot;,    null,    '&quot; &amp; [.A74] &amp; &quot;'   where not exists (   select &quot;&quot;IDLogtype&quot;&quot;    from &quot;&quot;LOG_Logtype&quot;&quot;    where &quot;&quot;IDLogtype&quot;&quot; = &quot; &amp; [.C74] &amp; &quot;  );   update &quot;&quot;LOG_Logtype&quot;&quot;  set    &quot;&quot;Name&quot;&quot; = '&quot; &amp; [.A74] &amp; &quot;'  where    &quot;&quot;IDLogtype&quot;&quot; = &quot; &amp; [.C7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4]+1" office:value-type="float" office:value="75">
            <text:p>75</text:p>
          </table:table-cell>
          <table:table-cell table:style-name="ce13" table:formula="of:=SUBSTITUTE(SUBSTITUTE(SUBSTITUTE([.A75];&quot;__WARNING&quot;;&quot;&quot;);&quot;__&quot;;&quot; - &quot;);&quot;_&quot;;&quot; &quot;)">
            <text:p/>
          </table:table-cell>
          <table:table-cell table:style-name="ce13" table:formula="of:=IF([.A75]=&quot;&quot;;&quot;&quot;;&quot;public const int &quot; &amp; [.A75] &amp; &quot; = &quot; &amp; [.C75] &amp; &quot;;&quot;)">
            <text:p/>
          </table:table-cell>
          <table:table-cell table:style-name="ce19" table:formula="of:=IF([.A75]=&quot;&quot;;&quot;&quot;;&quot;items_.Add(&quot; &amp; [.A75] &amp; &quot;, new PseudoEnumItem(&quot;&quot;&quot; &amp; [.D75] &amp; &quot;&quot;&quot;));&quot;)">
            <text:p/>
          </table:table-cell>
          <table:table-cell table:style-name="ce4" table:formula="of:=IF([.A75]=&quot;&quot;;&quot;&quot;;&quot;  insert into &quot;&quot;LOG_Logtype&quot;&quot; (   &quot;&quot;IDLogtype&quot;&quot;,    &quot;&quot;IFLogtype_parent&quot;&quot;,    &quot;&quot;Name&quot;&quot;  )  select    &quot; &amp; [.C75] &amp; &quot;,    null,    '&quot; &amp; [.A75] &amp; &quot;'   where not exists (   select &quot;&quot;IDLogtype&quot;&quot;    from &quot;&quot;LOG_Logtype&quot;&quot;    where &quot;&quot;IDLogtype&quot;&quot; = &quot; &amp; [.C75] &amp; &quot;  );   update &quot;&quot;LOG_Logtype&quot;&quot;  set    &quot;&quot;Name&quot;&quot; = '&quot; &amp; [.A75] &amp; &quot;'  where    &quot;&quot;IDLogtype&quot;&quot; = &quot; &amp; [.C7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5]+1" office:value-type="float" office:value="76">
            <text:p>76</text:p>
          </table:table-cell>
          <table:table-cell table:style-name="ce13" table:formula="of:=SUBSTITUTE(SUBSTITUTE(SUBSTITUTE([.A76];&quot;__WARNING&quot;;&quot;&quot;);&quot;__&quot;;&quot; - &quot;);&quot;_&quot;;&quot; &quot;)">
            <text:p/>
          </table:table-cell>
          <table:table-cell table:style-name="ce13" table:formula="of:=IF([.A76]=&quot;&quot;;&quot;&quot;;&quot;public const int &quot; &amp; [.A76] &amp; &quot; = &quot; &amp; [.C76] &amp; &quot;;&quot;)">
            <text:p/>
          </table:table-cell>
          <table:table-cell table:style-name="ce19" table:formula="of:=IF([.A76]=&quot;&quot;;&quot;&quot;;&quot;items_.Add(&quot; &amp; [.A76] &amp; &quot;, new PseudoEnumItem(&quot;&quot;&quot; &amp; [.D76] &amp; &quot;&quot;&quot;));&quot;)">
            <text:p/>
          </table:table-cell>
          <table:table-cell table:style-name="ce4" table:formula="of:=IF([.A76]=&quot;&quot;;&quot;&quot;;&quot;  insert into &quot;&quot;LOG_Logtype&quot;&quot; (   &quot;&quot;IDLogtype&quot;&quot;,    &quot;&quot;IFLogtype_parent&quot;&quot;,    &quot;&quot;Name&quot;&quot;  )  select    &quot; &amp; [.C76] &amp; &quot;,    null,    '&quot; &amp; [.A76] &amp; &quot;'   where not exists (   select &quot;&quot;IDLogtype&quot;&quot;    from &quot;&quot;LOG_Logtype&quot;&quot;    where &quot;&quot;IDLogtype&quot;&quot; = &quot; &amp; [.C76] &amp; &quot;  );   update &quot;&quot;LOG_Logtype&quot;&quot;  set    &quot;&quot;Name&quot;&quot; = '&quot; &amp; [.A76] &amp; &quot;'  where    &quot;&quot;IDLogtype&quot;&quot; = &quot; &amp; [.C7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6]+1" office:value-type="float" office:value="77">
            <text:p>77</text:p>
          </table:table-cell>
          <table:table-cell table:style-name="ce13" table:formula="of:=SUBSTITUTE(SUBSTITUTE(SUBSTITUTE([.A77];&quot;__WARNING&quot;;&quot;&quot;);&quot;__&quot;;&quot; - &quot;);&quot;_&quot;;&quot; &quot;)">
            <text:p/>
          </table:table-cell>
          <table:table-cell table:style-name="ce13" table:formula="of:=IF([.A77]=&quot;&quot;;&quot;&quot;;&quot;public const int &quot; &amp; [.A77] &amp; &quot; = &quot; &amp; [.C77] &amp; &quot;;&quot;)">
            <text:p/>
          </table:table-cell>
          <table:table-cell table:style-name="ce19" table:formula="of:=IF([.A77]=&quot;&quot;;&quot;&quot;;&quot;items_.Add(&quot; &amp; [.A77] &amp; &quot;, new PseudoEnumItem(&quot;&quot;&quot; &amp; [.D77] &amp; &quot;&quot;&quot;));&quot;)">
            <text:p/>
          </table:table-cell>
          <table:table-cell table:style-name="ce4" table:formula="of:=IF([.A77]=&quot;&quot;;&quot;&quot;;&quot;  insert into &quot;&quot;LOG_Logtype&quot;&quot; (   &quot;&quot;IDLogtype&quot;&quot;,    &quot;&quot;IFLogtype_parent&quot;&quot;,    &quot;&quot;Name&quot;&quot;  )  select    &quot; &amp; [.C77] &amp; &quot;,    null,    '&quot; &amp; [.A77] &amp; &quot;'   where not exists (   select &quot;&quot;IDLogtype&quot;&quot;    from &quot;&quot;LOG_Logtype&quot;&quot;    where &quot;&quot;IDLogtype&quot;&quot; = &quot; &amp; [.C77] &amp; &quot;  );   update &quot;&quot;LOG_Logtype&quot;&quot;  set    &quot;&quot;Name&quot;&quot; = '&quot; &amp; [.A77] &amp; &quot;'  where    &quot;&quot;IDLogtype&quot;&quot; = &quot; &amp; [.C7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7]+1" office:value-type="float" office:value="78">
            <text:p>78</text:p>
          </table:table-cell>
          <table:table-cell table:style-name="ce13" table:formula="of:=SUBSTITUTE(SUBSTITUTE(SUBSTITUTE([.A78];&quot;__WARNING&quot;;&quot;&quot;);&quot;__&quot;;&quot; - &quot;);&quot;_&quot;;&quot; &quot;)">
            <text:p/>
          </table:table-cell>
          <table:table-cell table:style-name="ce13" table:formula="of:=IF([.A78]=&quot;&quot;;&quot;&quot;;&quot;public const int &quot; &amp; [.A78] &amp; &quot; = &quot; &amp; [.C78] &amp; &quot;;&quot;)">
            <text:p/>
          </table:table-cell>
          <table:table-cell table:style-name="ce19" table:formula="of:=IF([.A78]=&quot;&quot;;&quot;&quot;;&quot;items_.Add(&quot; &amp; [.A78] &amp; &quot;, new PseudoEnumItem(&quot;&quot;&quot; &amp; [.D78] &amp; &quot;&quot;&quot;));&quot;)">
            <text:p/>
          </table:table-cell>
          <table:table-cell table:style-name="ce4" table:formula="of:=IF([.A78]=&quot;&quot;;&quot;&quot;;&quot;  insert into &quot;&quot;LOG_Logtype&quot;&quot; (   &quot;&quot;IDLogtype&quot;&quot;,    &quot;&quot;IFLogtype_parent&quot;&quot;,    &quot;&quot;Name&quot;&quot;  )  select    &quot; &amp; [.C78] &amp; &quot;,    null,    '&quot; &amp; [.A78] &amp; &quot;'   where not exists (   select &quot;&quot;IDLogtype&quot;&quot;    from &quot;&quot;LOG_Logtype&quot;&quot;    where &quot;&quot;IDLogtype&quot;&quot; = &quot; &amp; [.C78] &amp; &quot;  );   update &quot;&quot;LOG_Logtype&quot;&quot;  set    &quot;&quot;Name&quot;&quot; = '&quot; &amp; [.A78] &amp; &quot;'  where    &quot;&quot;IDLogtype&quot;&quot; = &quot; &amp; [.C7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8]+1" office:value-type="float" office:value="79">
            <text:p>79</text:p>
          </table:table-cell>
          <table:table-cell table:style-name="ce13" table:formula="of:=SUBSTITUTE(SUBSTITUTE(SUBSTITUTE([.A79];&quot;__WARNING&quot;;&quot;&quot;);&quot;__&quot;;&quot; - &quot;);&quot;_&quot;;&quot; &quot;)">
            <text:p/>
          </table:table-cell>
          <table:table-cell table:style-name="ce13" table:formula="of:=IF([.A79]=&quot;&quot;;&quot;&quot;;&quot;public const int &quot; &amp; [.A79] &amp; &quot; = &quot; &amp; [.C79] &amp; &quot;;&quot;)">
            <text:p/>
          </table:table-cell>
          <table:table-cell table:style-name="ce19" table:formula="of:=IF([.A79]=&quot;&quot;;&quot;&quot;;&quot;items_.Add(&quot; &amp; [.A79] &amp; &quot;, new PseudoEnumItem(&quot;&quot;&quot; &amp; [.D79] &amp; &quot;&quot;&quot;));&quot;)">
            <text:p/>
          </table:table-cell>
          <table:table-cell table:style-name="ce4" table:formula="of:=IF([.A79]=&quot;&quot;;&quot;&quot;;&quot;  insert into &quot;&quot;LOG_Logtype&quot;&quot; (   &quot;&quot;IDLogtype&quot;&quot;,    &quot;&quot;IFLogtype_parent&quot;&quot;,    &quot;&quot;Name&quot;&quot;  )  select    &quot; &amp; [.C79] &amp; &quot;,    null,    '&quot; &amp; [.A79] &amp; &quot;'   where not exists (   select &quot;&quot;IDLogtype&quot;&quot;    from &quot;&quot;LOG_Logtype&quot;&quot;    where &quot;&quot;IDLogtype&quot;&quot; = &quot; &amp; [.C79] &amp; &quot;  );   update &quot;&quot;LOG_Logtype&quot;&quot;  set    &quot;&quot;Name&quot;&quot; = '&quot; &amp; [.A79] &amp; &quot;'  where    &quot;&quot;IDLogtype&quot;&quot; = &quot; &amp; [.C7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79]+1" office:value-type="float" office:value="80">
            <text:p>80</text:p>
          </table:table-cell>
          <table:table-cell table:style-name="ce13" table:formula="of:=SUBSTITUTE(SUBSTITUTE(SUBSTITUTE([.A80];&quot;__WARNING&quot;;&quot;&quot;);&quot;__&quot;;&quot; - &quot;);&quot;_&quot;;&quot; &quot;)">
            <text:p/>
          </table:table-cell>
          <table:table-cell table:style-name="ce13" table:formula="of:=IF([.A80]=&quot;&quot;;&quot;&quot;;&quot;public const int &quot; &amp; [.A80] &amp; &quot; = &quot; &amp; [.C80] &amp; &quot;;&quot;)">
            <text:p/>
          </table:table-cell>
          <table:table-cell table:style-name="ce19" table:formula="of:=IF([.A80]=&quot;&quot;;&quot;&quot;;&quot;items_.Add(&quot; &amp; [.A80] &amp; &quot;, new PseudoEnumItem(&quot;&quot;&quot; &amp; [.D80] &amp; &quot;&quot;&quot;));&quot;)">
            <text:p/>
          </table:table-cell>
          <table:table-cell table:style-name="ce4" table:formula="of:=IF([.A80]=&quot;&quot;;&quot;&quot;;&quot;  insert into &quot;&quot;LOG_Logtype&quot;&quot; (   &quot;&quot;IDLogtype&quot;&quot;,    &quot;&quot;IFLogtype_parent&quot;&quot;,    &quot;&quot;Name&quot;&quot;  )  select    &quot; &amp; [.C80] &amp; &quot;,    null,    '&quot; &amp; [.A80] &amp; &quot;'   where not exists (   select &quot;&quot;IDLogtype&quot;&quot;    from &quot;&quot;LOG_Logtype&quot;&quot;    where &quot;&quot;IDLogtype&quot;&quot; = &quot; &amp; [.C80] &amp; &quot;  );   update &quot;&quot;LOG_Logtype&quot;&quot;  set    &quot;&quot;Name&quot;&quot; = '&quot; &amp; [.A80] &amp; &quot;'  where    &quot;&quot;IDLogtype&quot;&quot; = &quot; &amp; [.C8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0]+1" office:value-type="float" office:value="81">
            <text:p>81</text:p>
          </table:table-cell>
          <table:table-cell table:style-name="ce13" table:formula="of:=SUBSTITUTE(SUBSTITUTE(SUBSTITUTE([.A81];&quot;__WARNING&quot;;&quot;&quot;);&quot;__&quot;;&quot; - &quot;);&quot;_&quot;;&quot; &quot;)">
            <text:p/>
          </table:table-cell>
          <table:table-cell table:style-name="ce13" table:formula="of:=IF([.A81]=&quot;&quot;;&quot;&quot;;&quot;public const int &quot; &amp; [.A81] &amp; &quot; = &quot; &amp; [.C81] &amp; &quot;;&quot;)">
            <text:p/>
          </table:table-cell>
          <table:table-cell table:style-name="ce19" table:formula="of:=IF([.A81]=&quot;&quot;;&quot;&quot;;&quot;items_.Add(&quot; &amp; [.A81] &amp; &quot;, new PseudoEnumItem(&quot;&quot;&quot; &amp; [.D81] &amp; &quot;&quot;&quot;));&quot;)">
            <text:p/>
          </table:table-cell>
          <table:table-cell table:style-name="ce4" table:formula="of:=IF([.A81]=&quot;&quot;;&quot;&quot;;&quot;  insert into &quot;&quot;LOG_Logtype&quot;&quot; (   &quot;&quot;IDLogtype&quot;&quot;,    &quot;&quot;IFLogtype_parent&quot;&quot;,    &quot;&quot;Name&quot;&quot;  )  select    &quot; &amp; [.C81] &amp; &quot;,    null,    '&quot; &amp; [.A81] &amp; &quot;'   where not exists (   select &quot;&quot;IDLogtype&quot;&quot;    from &quot;&quot;LOG_Logtype&quot;&quot;    where &quot;&quot;IDLogtype&quot;&quot; = &quot; &amp; [.C81] &amp; &quot;  );   update &quot;&quot;LOG_Logtype&quot;&quot;  set    &quot;&quot;Name&quot;&quot; = '&quot; &amp; [.A81] &amp; &quot;'  where    &quot;&quot;IDLogtype&quot;&quot; = &quot; &amp; [.C8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1]+1" office:value-type="float" office:value="82">
            <text:p>82</text:p>
          </table:table-cell>
          <table:table-cell table:style-name="ce13" table:formula="of:=SUBSTITUTE(SUBSTITUTE(SUBSTITUTE([.A82];&quot;__WARNING&quot;;&quot;&quot;);&quot;__&quot;;&quot; - &quot;);&quot;_&quot;;&quot; &quot;)">
            <text:p/>
          </table:table-cell>
          <table:table-cell table:style-name="ce13" table:formula="of:=IF([.A82]=&quot;&quot;;&quot;&quot;;&quot;public const int &quot; &amp; [.A82] &amp; &quot; = &quot; &amp; [.C82] &amp; &quot;;&quot;)">
            <text:p/>
          </table:table-cell>
          <table:table-cell table:style-name="ce19" table:formula="of:=IF([.A82]=&quot;&quot;;&quot;&quot;;&quot;items_.Add(&quot; &amp; [.A82] &amp; &quot;, new PseudoEnumItem(&quot;&quot;&quot; &amp; [.D82] &amp; &quot;&quot;&quot;));&quot;)">
            <text:p/>
          </table:table-cell>
          <table:table-cell table:style-name="ce4" table:formula="of:=IF([.A82]=&quot;&quot;;&quot;&quot;;&quot;  insert into &quot;&quot;LOG_Logtype&quot;&quot; (   &quot;&quot;IDLogtype&quot;&quot;,    &quot;&quot;IFLogtype_parent&quot;&quot;,    &quot;&quot;Name&quot;&quot;  )  select    &quot; &amp; [.C82] &amp; &quot;,    null,    '&quot; &amp; [.A82] &amp; &quot;'   where not exists (   select &quot;&quot;IDLogtype&quot;&quot;    from &quot;&quot;LOG_Logtype&quot;&quot;    where &quot;&quot;IDLogtype&quot;&quot; = &quot; &amp; [.C82] &amp; &quot;  );   update &quot;&quot;LOG_Logtype&quot;&quot;  set    &quot;&quot;Name&quot;&quot; = '&quot; &amp; [.A82] &amp; &quot;'  where    &quot;&quot;IDLogtype&quot;&quot; = &quot; &amp; [.C8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2]+1" office:value-type="float" office:value="83">
            <text:p>83</text:p>
          </table:table-cell>
          <table:table-cell table:style-name="ce13" table:formula="of:=SUBSTITUTE(SUBSTITUTE(SUBSTITUTE([.A83];&quot;__WARNING&quot;;&quot;&quot;);&quot;__&quot;;&quot; - &quot;);&quot;_&quot;;&quot; &quot;)">
            <text:p/>
          </table:table-cell>
          <table:table-cell table:style-name="ce13" table:formula="of:=IF([.A83]=&quot;&quot;;&quot;&quot;;&quot;public const int &quot; &amp; [.A83] &amp; &quot; = &quot; &amp; [.C83] &amp; &quot;;&quot;)">
            <text:p/>
          </table:table-cell>
          <table:table-cell table:style-name="ce19" table:formula="of:=IF([.A83]=&quot;&quot;;&quot;&quot;;&quot;items_.Add(&quot; &amp; [.A83] &amp; &quot;, new PseudoEnumItem(&quot;&quot;&quot; &amp; [.D83] &amp; &quot;&quot;&quot;));&quot;)">
            <text:p/>
          </table:table-cell>
          <table:table-cell table:style-name="ce4" table:formula="of:=IF([.A83]=&quot;&quot;;&quot;&quot;;&quot;  insert into &quot;&quot;LOG_Logtype&quot;&quot; (   &quot;&quot;IDLogtype&quot;&quot;,    &quot;&quot;IFLogtype_parent&quot;&quot;,    &quot;&quot;Name&quot;&quot;  )  select    &quot; &amp; [.C83] &amp; &quot;,    null,    '&quot; &amp; [.A83] &amp; &quot;'   where not exists (   select &quot;&quot;IDLogtype&quot;&quot;    from &quot;&quot;LOG_Logtype&quot;&quot;    where &quot;&quot;IDLogtype&quot;&quot; = &quot; &amp; [.C83] &amp; &quot;  );   update &quot;&quot;LOG_Logtype&quot;&quot;  set    &quot;&quot;Name&quot;&quot; = '&quot; &amp; [.A83] &amp; &quot;'  where    &quot;&quot;IDLogtype&quot;&quot; = &quot; &amp; [.C8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3]+1" office:value-type="float" office:value="84">
            <text:p>84</text:p>
          </table:table-cell>
          <table:table-cell table:style-name="ce13" table:formula="of:=SUBSTITUTE(SUBSTITUTE(SUBSTITUTE([.A84];&quot;__WARNING&quot;;&quot;&quot;);&quot;__&quot;;&quot; - &quot;);&quot;_&quot;;&quot; &quot;)">
            <text:p/>
          </table:table-cell>
          <table:table-cell table:style-name="ce13" table:formula="of:=IF([.A84]=&quot;&quot;;&quot;&quot;;&quot;public const int &quot; &amp; [.A84] &amp; &quot; = &quot; &amp; [.C84] &amp; &quot;;&quot;)">
            <text:p/>
          </table:table-cell>
          <table:table-cell table:style-name="ce19" table:formula="of:=IF([.A84]=&quot;&quot;;&quot;&quot;;&quot;items_.Add(&quot; &amp; [.A84] &amp; &quot;, new PseudoEnumItem(&quot;&quot;&quot; &amp; [.D84] &amp; &quot;&quot;&quot;));&quot;)">
            <text:p/>
          </table:table-cell>
          <table:table-cell table:style-name="ce4" table:formula="of:=IF([.A84]=&quot;&quot;;&quot;&quot;;&quot;  insert into &quot;&quot;LOG_Logtype&quot;&quot; (   &quot;&quot;IDLogtype&quot;&quot;,    &quot;&quot;IFLogtype_parent&quot;&quot;,    &quot;&quot;Name&quot;&quot;  )  select    &quot; &amp; [.C84] &amp; &quot;,    null,    '&quot; &amp; [.A84] &amp; &quot;'   where not exists (   select &quot;&quot;IDLogtype&quot;&quot;    from &quot;&quot;LOG_Logtype&quot;&quot;    where &quot;&quot;IDLogtype&quot;&quot; = &quot; &amp; [.C84] &amp; &quot;  );   update &quot;&quot;LOG_Logtype&quot;&quot;  set    &quot;&quot;Name&quot;&quot; = '&quot; &amp; [.A84] &amp; &quot;'  where    &quot;&quot;IDLogtype&quot;&quot; = &quot; &amp; [.C8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4]+1" office:value-type="float" office:value="85">
            <text:p>85</text:p>
          </table:table-cell>
          <table:table-cell table:style-name="ce13" table:formula="of:=SUBSTITUTE(SUBSTITUTE(SUBSTITUTE([.A85];&quot;__WARNING&quot;;&quot;&quot;);&quot;__&quot;;&quot; - &quot;);&quot;_&quot;;&quot; &quot;)">
            <text:p/>
          </table:table-cell>
          <table:table-cell table:style-name="ce13" table:formula="of:=IF([.A85]=&quot;&quot;;&quot;&quot;;&quot;public const int &quot; &amp; [.A85] &amp; &quot; = &quot; &amp; [.C85] &amp; &quot;;&quot;)">
            <text:p/>
          </table:table-cell>
          <table:table-cell table:style-name="ce19" table:formula="of:=IF([.A85]=&quot;&quot;;&quot;&quot;;&quot;items_.Add(&quot; &amp; [.A85] &amp; &quot;, new PseudoEnumItem(&quot;&quot;&quot; &amp; [.D85] &amp; &quot;&quot;&quot;));&quot;)">
            <text:p/>
          </table:table-cell>
          <table:table-cell table:style-name="ce4" table:formula="of:=IF([.A85]=&quot;&quot;;&quot;&quot;;&quot;  insert into &quot;&quot;LOG_Logtype&quot;&quot; (   &quot;&quot;IDLogtype&quot;&quot;,    &quot;&quot;IFLogtype_parent&quot;&quot;,    &quot;&quot;Name&quot;&quot;  )  select    &quot; &amp; [.C85] &amp; &quot;,    null,    '&quot; &amp; [.A85] &amp; &quot;'   where not exists (   select &quot;&quot;IDLogtype&quot;&quot;    from &quot;&quot;LOG_Logtype&quot;&quot;    where &quot;&quot;IDLogtype&quot;&quot; = &quot; &amp; [.C85] &amp; &quot;  );   update &quot;&quot;LOG_Logtype&quot;&quot;  set    &quot;&quot;Name&quot;&quot; = '&quot; &amp; [.A85] &amp; &quot;'  where    &quot;&quot;IDLogtype&quot;&quot; = &quot; &amp; [.C8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5]+1" office:value-type="float" office:value="86">
            <text:p>86</text:p>
          </table:table-cell>
          <table:table-cell table:style-name="ce13" table:formula="of:=SUBSTITUTE(SUBSTITUTE(SUBSTITUTE([.A86];&quot;__WARNING&quot;;&quot;&quot;);&quot;__&quot;;&quot; - &quot;);&quot;_&quot;;&quot; &quot;)">
            <text:p/>
          </table:table-cell>
          <table:table-cell table:style-name="ce13" table:formula="of:=IF([.A86]=&quot;&quot;;&quot;&quot;;&quot;public const int &quot; &amp; [.A86] &amp; &quot; = &quot; &amp; [.C86] &amp; &quot;;&quot;)">
            <text:p/>
          </table:table-cell>
          <table:table-cell table:style-name="ce19" table:formula="of:=IF([.A86]=&quot;&quot;;&quot;&quot;;&quot;items_.Add(&quot; &amp; [.A86] &amp; &quot;, new PseudoEnumItem(&quot;&quot;&quot; &amp; [.D86] &amp; &quot;&quot;&quot;));&quot;)">
            <text:p/>
          </table:table-cell>
          <table:table-cell table:style-name="ce4" table:formula="of:=IF([.A86]=&quot;&quot;;&quot;&quot;;&quot;  insert into &quot;&quot;LOG_Logtype&quot;&quot; (   &quot;&quot;IDLogtype&quot;&quot;,    &quot;&quot;IFLogtype_parent&quot;&quot;,    &quot;&quot;Name&quot;&quot;  )  select    &quot; &amp; [.C86] &amp; &quot;,    null,    '&quot; &amp; [.A86] &amp; &quot;'   where not exists (   select &quot;&quot;IDLogtype&quot;&quot;    from &quot;&quot;LOG_Logtype&quot;&quot;    where &quot;&quot;IDLogtype&quot;&quot; = &quot; &amp; [.C86] &amp; &quot;  );   update &quot;&quot;LOG_Logtype&quot;&quot;  set    &quot;&quot;Name&quot;&quot; = '&quot; &amp; [.A86] &amp; &quot;'  where    &quot;&quot;IDLogtype&quot;&quot; = &quot; &amp; [.C8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6]+1" office:value-type="float" office:value="87">
            <text:p>87</text:p>
          </table:table-cell>
          <table:table-cell table:style-name="ce13" table:formula="of:=SUBSTITUTE(SUBSTITUTE(SUBSTITUTE([.A87];&quot;__WARNING&quot;;&quot;&quot;);&quot;__&quot;;&quot; - &quot;);&quot;_&quot;;&quot; &quot;)">
            <text:p/>
          </table:table-cell>
          <table:table-cell table:style-name="ce13" table:formula="of:=IF([.A87]=&quot;&quot;;&quot;&quot;;&quot;public const int &quot; &amp; [.A87] &amp; &quot; = &quot; &amp; [.C87] &amp; &quot;;&quot;)">
            <text:p/>
          </table:table-cell>
          <table:table-cell table:style-name="ce19" table:formula="of:=IF([.A87]=&quot;&quot;;&quot;&quot;;&quot;items_.Add(&quot; &amp; [.A87] &amp; &quot;, new PseudoEnumItem(&quot;&quot;&quot; &amp; [.D87] &amp; &quot;&quot;&quot;));&quot;)">
            <text:p/>
          </table:table-cell>
          <table:table-cell table:style-name="ce4" table:formula="of:=IF([.A87]=&quot;&quot;;&quot;&quot;;&quot;  insert into &quot;&quot;LOG_Logtype&quot;&quot; (   &quot;&quot;IDLogtype&quot;&quot;,    &quot;&quot;IFLogtype_parent&quot;&quot;,    &quot;&quot;Name&quot;&quot;  )  select    &quot; &amp; [.C87] &amp; &quot;,    null,    '&quot; &amp; [.A87] &amp; &quot;'   where not exists (   select &quot;&quot;IDLogtype&quot;&quot;    from &quot;&quot;LOG_Logtype&quot;&quot;    where &quot;&quot;IDLogtype&quot;&quot; = &quot; &amp; [.C87] &amp; &quot;  );   update &quot;&quot;LOG_Logtype&quot;&quot;  set    &quot;&quot;Name&quot;&quot; = '&quot; &amp; [.A87] &amp; &quot;'  where    &quot;&quot;IDLogtype&quot;&quot; = &quot; &amp; [.C8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7]+1" office:value-type="float" office:value="88">
            <text:p>88</text:p>
          </table:table-cell>
          <table:table-cell table:style-name="ce13" table:formula="of:=SUBSTITUTE(SUBSTITUTE(SUBSTITUTE([.A88];&quot;__WARNING&quot;;&quot;&quot;);&quot;__&quot;;&quot; - &quot;);&quot;_&quot;;&quot; &quot;)">
            <text:p/>
          </table:table-cell>
          <table:table-cell table:style-name="ce13" table:formula="of:=IF([.A88]=&quot;&quot;;&quot;&quot;;&quot;public const int &quot; &amp; [.A88] &amp; &quot; = &quot; &amp; [.C88] &amp; &quot;;&quot;)">
            <text:p/>
          </table:table-cell>
          <table:table-cell table:style-name="ce19" table:formula="of:=IF([.A88]=&quot;&quot;;&quot;&quot;;&quot;items_.Add(&quot; &amp; [.A88] &amp; &quot;, new PseudoEnumItem(&quot;&quot;&quot; &amp; [.D88] &amp; &quot;&quot;&quot;));&quot;)">
            <text:p/>
          </table:table-cell>
          <table:table-cell table:style-name="ce4" table:formula="of:=IF([.A88]=&quot;&quot;;&quot;&quot;;&quot;  insert into &quot;&quot;LOG_Logtype&quot;&quot; (   &quot;&quot;IDLogtype&quot;&quot;,    &quot;&quot;IFLogtype_parent&quot;&quot;,    &quot;&quot;Name&quot;&quot;  )  select    &quot; &amp; [.C88] &amp; &quot;,    null,    '&quot; &amp; [.A88] &amp; &quot;'   where not exists (   select &quot;&quot;IDLogtype&quot;&quot;    from &quot;&quot;LOG_Logtype&quot;&quot;    where &quot;&quot;IDLogtype&quot;&quot; = &quot; &amp; [.C88] &amp; &quot;  );   update &quot;&quot;LOG_Logtype&quot;&quot;  set    &quot;&quot;Name&quot;&quot; = '&quot; &amp; [.A88] &amp; &quot;'  where    &quot;&quot;IDLogtype&quot;&quot; = &quot; &amp; [.C8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8]+1" office:value-type="float" office:value="89">
            <text:p>89</text:p>
          </table:table-cell>
          <table:table-cell table:style-name="ce13" table:formula="of:=SUBSTITUTE(SUBSTITUTE(SUBSTITUTE([.A89];&quot;__WARNING&quot;;&quot;&quot;);&quot;__&quot;;&quot; - &quot;);&quot;_&quot;;&quot; &quot;)">
            <text:p/>
          </table:table-cell>
          <table:table-cell table:style-name="ce13" table:formula="of:=IF([.A89]=&quot;&quot;;&quot;&quot;;&quot;public const int &quot; &amp; [.A89] &amp; &quot; = &quot; &amp; [.C89] &amp; &quot;;&quot;)">
            <text:p/>
          </table:table-cell>
          <table:table-cell table:style-name="ce19" table:formula="of:=IF([.A89]=&quot;&quot;;&quot;&quot;;&quot;items_.Add(&quot; &amp; [.A89] &amp; &quot;, new PseudoEnumItem(&quot;&quot;&quot; &amp; [.D89] &amp; &quot;&quot;&quot;));&quot;)">
            <text:p/>
          </table:table-cell>
          <table:table-cell table:style-name="ce4" table:formula="of:=IF([.A89]=&quot;&quot;;&quot;&quot;;&quot;  insert into &quot;&quot;LOG_Logtype&quot;&quot; (   &quot;&quot;IDLogtype&quot;&quot;,    &quot;&quot;IFLogtype_parent&quot;&quot;,    &quot;&quot;Name&quot;&quot;  )  select    &quot; &amp; [.C89] &amp; &quot;,    null,    '&quot; &amp; [.A89] &amp; &quot;'   where not exists (   select &quot;&quot;IDLogtype&quot;&quot;    from &quot;&quot;LOG_Logtype&quot;&quot;    where &quot;&quot;IDLogtype&quot;&quot; = &quot; &amp; [.C89] &amp; &quot;  );   update &quot;&quot;LOG_Logtype&quot;&quot;  set    &quot;&quot;Name&quot;&quot; = '&quot; &amp; [.A89] &amp; &quot;'  where    &quot;&quot;IDLogtype&quot;&quot; = &quot; &amp; [.C8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89]+1" office:value-type="float" office:value="90">
            <text:p>90</text:p>
          </table:table-cell>
          <table:table-cell table:style-name="ce13" table:formula="of:=SUBSTITUTE(SUBSTITUTE(SUBSTITUTE([.A90];&quot;__WARNING&quot;;&quot;&quot;);&quot;__&quot;;&quot; - &quot;);&quot;_&quot;;&quot; &quot;)">
            <text:p/>
          </table:table-cell>
          <table:table-cell table:style-name="ce13" table:formula="of:=IF([.A90]=&quot;&quot;;&quot;&quot;;&quot;public const int &quot; &amp; [.A90] &amp; &quot; = &quot; &amp; [.C90] &amp; &quot;;&quot;)">
            <text:p/>
          </table:table-cell>
          <table:table-cell table:style-name="ce19" table:formula="of:=IF([.A90]=&quot;&quot;;&quot;&quot;;&quot;items_.Add(&quot; &amp; [.A90] &amp; &quot;, new PseudoEnumItem(&quot;&quot;&quot; &amp; [.D90] &amp; &quot;&quot;&quot;));&quot;)">
            <text:p/>
          </table:table-cell>
          <table:table-cell table:style-name="ce4" table:formula="of:=IF([.A90]=&quot;&quot;;&quot;&quot;;&quot;  insert into &quot;&quot;LOG_Logtype&quot;&quot; (   &quot;&quot;IDLogtype&quot;&quot;,    &quot;&quot;IFLogtype_parent&quot;&quot;,    &quot;&quot;Name&quot;&quot;  )  select    &quot; &amp; [.C90] &amp; &quot;,    null,    '&quot; &amp; [.A90] &amp; &quot;'   where not exists (   select &quot;&quot;IDLogtype&quot;&quot;    from &quot;&quot;LOG_Logtype&quot;&quot;    where &quot;&quot;IDLogtype&quot;&quot; = &quot; &amp; [.C90] &amp; &quot;  );   update &quot;&quot;LOG_Logtype&quot;&quot;  set    &quot;&quot;Name&quot;&quot; = '&quot; &amp; [.A90] &amp; &quot;'  where    &quot;&quot;IDLogtype&quot;&quot; = &quot; &amp; [.C9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0]+1" office:value-type="float" office:value="91">
            <text:p>91</text:p>
          </table:table-cell>
          <table:table-cell table:style-name="ce13" table:formula="of:=SUBSTITUTE(SUBSTITUTE(SUBSTITUTE([.A91];&quot;__WARNING&quot;;&quot;&quot;);&quot;__&quot;;&quot; - &quot;);&quot;_&quot;;&quot; &quot;)">
            <text:p/>
          </table:table-cell>
          <table:table-cell table:style-name="ce13" table:formula="of:=IF([.A91]=&quot;&quot;;&quot;&quot;;&quot;public const int &quot; &amp; [.A91] &amp; &quot; = &quot; &amp; [.C91] &amp; &quot;;&quot;)">
            <text:p/>
          </table:table-cell>
          <table:table-cell table:style-name="ce19" table:formula="of:=IF([.A91]=&quot;&quot;;&quot;&quot;;&quot;items_.Add(&quot; &amp; [.A91] &amp; &quot;, new PseudoEnumItem(&quot;&quot;&quot; &amp; [.D91] &amp; &quot;&quot;&quot;));&quot;)">
            <text:p/>
          </table:table-cell>
          <table:table-cell table:style-name="ce4" table:formula="of:=IF([.A91]=&quot;&quot;;&quot;&quot;;&quot;  insert into &quot;&quot;LOG_Logtype&quot;&quot; (   &quot;&quot;IDLogtype&quot;&quot;,    &quot;&quot;IFLogtype_parent&quot;&quot;,    &quot;&quot;Name&quot;&quot;  )  select    &quot; &amp; [.C91] &amp; &quot;,    null,    '&quot; &amp; [.A91] &amp; &quot;'   where not exists (   select &quot;&quot;IDLogtype&quot;&quot;    from &quot;&quot;LOG_Logtype&quot;&quot;    where &quot;&quot;IDLogtype&quot;&quot; = &quot; &amp; [.C91] &amp; &quot;  );   update &quot;&quot;LOG_Logtype&quot;&quot;  set    &quot;&quot;Name&quot;&quot; = '&quot; &amp; [.A91] &amp; &quot;'  where    &quot;&quot;IDLogtype&quot;&quot; = &quot; &amp; [.C9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1]+1" office:value-type="float" office:value="92">
            <text:p>92</text:p>
          </table:table-cell>
          <table:table-cell table:style-name="ce13" table:formula="of:=SUBSTITUTE(SUBSTITUTE(SUBSTITUTE([.A92];&quot;__WARNING&quot;;&quot;&quot;);&quot;__&quot;;&quot; - &quot;);&quot;_&quot;;&quot; &quot;)">
            <text:p/>
          </table:table-cell>
          <table:table-cell table:style-name="ce13" table:formula="of:=IF([.A92]=&quot;&quot;;&quot;&quot;;&quot;public const int &quot; &amp; [.A92] &amp; &quot; = &quot; &amp; [.C92] &amp; &quot;;&quot;)">
            <text:p/>
          </table:table-cell>
          <table:table-cell table:style-name="ce19" table:formula="of:=IF([.A92]=&quot;&quot;;&quot;&quot;;&quot;items_.Add(&quot; &amp; [.A92] &amp; &quot;, new PseudoEnumItem(&quot;&quot;&quot; &amp; [.D92] &amp; &quot;&quot;&quot;));&quot;)">
            <text:p/>
          </table:table-cell>
          <table:table-cell table:style-name="ce4" table:formula="of:=IF([.A92]=&quot;&quot;;&quot;&quot;;&quot;  insert into &quot;&quot;LOG_Logtype&quot;&quot; (   &quot;&quot;IDLogtype&quot;&quot;,    &quot;&quot;IFLogtype_parent&quot;&quot;,    &quot;&quot;Name&quot;&quot;  )  select    &quot; &amp; [.C92] &amp; &quot;,    null,    '&quot; &amp; [.A92] &amp; &quot;'   where not exists (   select &quot;&quot;IDLogtype&quot;&quot;    from &quot;&quot;LOG_Logtype&quot;&quot;    where &quot;&quot;IDLogtype&quot;&quot; = &quot; &amp; [.C92] &amp; &quot;  );   update &quot;&quot;LOG_Logtype&quot;&quot;  set    &quot;&quot;Name&quot;&quot; = '&quot; &amp; [.A92] &amp; &quot;'  where    &quot;&quot;IDLogtype&quot;&quot; = &quot; &amp; [.C9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2]+1" office:value-type="float" office:value="93">
            <text:p>93</text:p>
          </table:table-cell>
          <table:table-cell table:style-name="ce13" table:formula="of:=SUBSTITUTE(SUBSTITUTE(SUBSTITUTE([.A93];&quot;__WARNING&quot;;&quot;&quot;);&quot;__&quot;;&quot; - &quot;);&quot;_&quot;;&quot; &quot;)">
            <text:p/>
          </table:table-cell>
          <table:table-cell table:style-name="ce13" table:formula="of:=IF([.A93]=&quot;&quot;;&quot;&quot;;&quot;public const int &quot; &amp; [.A93] &amp; &quot; = &quot; &amp; [.C93] &amp; &quot;;&quot;)">
            <text:p/>
          </table:table-cell>
          <table:table-cell table:style-name="ce19" table:formula="of:=IF([.A93]=&quot;&quot;;&quot;&quot;;&quot;items_.Add(&quot; &amp; [.A93] &amp; &quot;, new PseudoEnumItem(&quot;&quot;&quot; &amp; [.D93] &amp; &quot;&quot;&quot;));&quot;)">
            <text:p/>
          </table:table-cell>
          <table:table-cell table:style-name="ce4" table:formula="of:=IF([.A93]=&quot;&quot;;&quot;&quot;;&quot;  insert into &quot;&quot;LOG_Logtype&quot;&quot; (   &quot;&quot;IDLogtype&quot;&quot;,    &quot;&quot;IFLogtype_parent&quot;&quot;,    &quot;&quot;Name&quot;&quot;  )  select    &quot; &amp; [.C93] &amp; &quot;,    null,    '&quot; &amp; [.A93] &amp; &quot;'   where not exists (   select &quot;&quot;IDLogtype&quot;&quot;    from &quot;&quot;LOG_Logtype&quot;&quot;    where &quot;&quot;IDLogtype&quot;&quot; = &quot; &amp; [.C93] &amp; &quot;  );   update &quot;&quot;LOG_Logtype&quot;&quot;  set    &quot;&quot;Name&quot;&quot; = '&quot; &amp; [.A93] &amp; &quot;'  where    &quot;&quot;IDLogtype&quot;&quot; = &quot; &amp; [.C9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3]+1" office:value-type="float" office:value="94">
            <text:p>94</text:p>
          </table:table-cell>
          <table:table-cell table:style-name="ce13" table:formula="of:=SUBSTITUTE(SUBSTITUTE(SUBSTITUTE([.A94];&quot;__WARNING&quot;;&quot;&quot;);&quot;__&quot;;&quot; - &quot;);&quot;_&quot;;&quot; &quot;)">
            <text:p/>
          </table:table-cell>
          <table:table-cell table:style-name="ce13" table:formula="of:=IF([.A94]=&quot;&quot;;&quot;&quot;;&quot;public const int &quot; &amp; [.A94] &amp; &quot; = &quot; &amp; [.C94] &amp; &quot;;&quot;)">
            <text:p/>
          </table:table-cell>
          <table:table-cell table:style-name="ce19" table:formula="of:=IF([.A94]=&quot;&quot;;&quot;&quot;;&quot;items_.Add(&quot; &amp; [.A94] &amp; &quot;, new PseudoEnumItem(&quot;&quot;&quot; &amp; [.D94] &amp; &quot;&quot;&quot;));&quot;)">
            <text:p/>
          </table:table-cell>
          <table:table-cell table:style-name="ce4" table:formula="of:=IF([.A94]=&quot;&quot;;&quot;&quot;;&quot;  insert into &quot;&quot;LOG_Logtype&quot;&quot; (   &quot;&quot;IDLogtype&quot;&quot;,    &quot;&quot;IFLogtype_parent&quot;&quot;,    &quot;&quot;Name&quot;&quot;  )  select    &quot; &amp; [.C94] &amp; &quot;,    null,    '&quot; &amp; [.A94] &amp; &quot;'   where not exists (   select &quot;&quot;IDLogtype&quot;&quot;    from &quot;&quot;LOG_Logtype&quot;&quot;    where &quot;&quot;IDLogtype&quot;&quot; = &quot; &amp; [.C94] &amp; &quot;  );   update &quot;&quot;LOG_Logtype&quot;&quot;  set    &quot;&quot;Name&quot;&quot; = '&quot; &amp; [.A94] &amp; &quot;'  where    &quot;&quot;IDLogtype&quot;&quot; = &quot; &amp; [.C9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4]+1" office:value-type="float" office:value="95">
            <text:p>95</text:p>
          </table:table-cell>
          <table:table-cell table:style-name="ce13" table:formula="of:=SUBSTITUTE(SUBSTITUTE(SUBSTITUTE([.A95];&quot;__WARNING&quot;;&quot;&quot;);&quot;__&quot;;&quot; - &quot;);&quot;_&quot;;&quot; &quot;)">
            <text:p/>
          </table:table-cell>
          <table:table-cell table:style-name="ce13" table:formula="of:=IF([.A95]=&quot;&quot;;&quot;&quot;;&quot;public const int &quot; &amp; [.A95] &amp; &quot; = &quot; &amp; [.C95] &amp; &quot;;&quot;)">
            <text:p/>
          </table:table-cell>
          <table:table-cell table:style-name="ce19" table:formula="of:=IF([.A95]=&quot;&quot;;&quot;&quot;;&quot;items_.Add(&quot; &amp; [.A95] &amp; &quot;, new PseudoEnumItem(&quot;&quot;&quot; &amp; [.D95] &amp; &quot;&quot;&quot;));&quot;)">
            <text:p/>
          </table:table-cell>
          <table:table-cell table:style-name="ce4" table:formula="of:=IF([.A95]=&quot;&quot;;&quot;&quot;;&quot;  insert into &quot;&quot;LOG_Logtype&quot;&quot; (   &quot;&quot;IDLogtype&quot;&quot;,    &quot;&quot;IFLogtype_parent&quot;&quot;,    &quot;&quot;Name&quot;&quot;  )  select    &quot; &amp; [.C95] &amp; &quot;,    null,    '&quot; &amp; [.A95] &amp; &quot;'   where not exists (   select &quot;&quot;IDLogtype&quot;&quot;    from &quot;&quot;LOG_Logtype&quot;&quot;    where &quot;&quot;IDLogtype&quot;&quot; = &quot; &amp; [.C95] &amp; &quot;  );   update &quot;&quot;LOG_Logtype&quot;&quot;  set    &quot;&quot;Name&quot;&quot; = '&quot; &amp; [.A95] &amp; &quot;'  where    &quot;&quot;IDLogtype&quot;&quot; = &quot; &amp; [.C9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5]+1" office:value-type="float" office:value="96">
            <text:p>96</text:p>
          </table:table-cell>
          <table:table-cell table:style-name="ce13" table:formula="of:=SUBSTITUTE(SUBSTITUTE(SUBSTITUTE([.A96];&quot;__WARNING&quot;;&quot;&quot;);&quot;__&quot;;&quot; - &quot;);&quot;_&quot;;&quot; &quot;)">
            <text:p/>
          </table:table-cell>
          <table:table-cell table:style-name="ce13" table:formula="of:=IF([.A96]=&quot;&quot;;&quot;&quot;;&quot;public const int &quot; &amp; [.A96] &amp; &quot; = &quot; &amp; [.C96] &amp; &quot;;&quot;)">
            <text:p/>
          </table:table-cell>
          <table:table-cell table:style-name="ce19" table:formula="of:=IF([.A96]=&quot;&quot;;&quot;&quot;;&quot;items_.Add(&quot; &amp; [.A96] &amp; &quot;, new PseudoEnumItem(&quot;&quot;&quot; &amp; [.D96] &amp; &quot;&quot;&quot;));&quot;)">
            <text:p/>
          </table:table-cell>
          <table:table-cell table:style-name="ce4" table:formula="of:=IF([.A96]=&quot;&quot;;&quot;&quot;;&quot;  insert into &quot;&quot;LOG_Logtype&quot;&quot; (   &quot;&quot;IDLogtype&quot;&quot;,    &quot;&quot;IFLogtype_parent&quot;&quot;,    &quot;&quot;Name&quot;&quot;  )  select    &quot; &amp; [.C96] &amp; &quot;,    null,    '&quot; &amp; [.A96] &amp; &quot;'   where not exists (   select &quot;&quot;IDLogtype&quot;&quot;    from &quot;&quot;LOG_Logtype&quot;&quot;    where &quot;&quot;IDLogtype&quot;&quot; = &quot; &amp; [.C96] &amp; &quot;  );   update &quot;&quot;LOG_Logtype&quot;&quot;  set    &quot;&quot;Name&quot;&quot; = '&quot; &amp; [.A96] &amp; &quot;'  where    &quot;&quot;IDLogtype&quot;&quot; = &quot; &amp; [.C9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6]+1" office:value-type="float" office:value="97">
            <text:p>97</text:p>
          </table:table-cell>
          <table:table-cell table:style-name="ce13" table:formula="of:=SUBSTITUTE(SUBSTITUTE(SUBSTITUTE([.A97];&quot;__WARNING&quot;;&quot;&quot;);&quot;__&quot;;&quot; - &quot;);&quot;_&quot;;&quot; &quot;)">
            <text:p/>
          </table:table-cell>
          <table:table-cell table:style-name="ce13" table:formula="of:=IF([.A97]=&quot;&quot;;&quot;&quot;;&quot;public const int &quot; &amp; [.A97] &amp; &quot; = &quot; &amp; [.C97] &amp; &quot;;&quot;)">
            <text:p/>
          </table:table-cell>
          <table:table-cell table:style-name="ce19" table:formula="of:=IF([.A97]=&quot;&quot;;&quot;&quot;;&quot;items_.Add(&quot; &amp; [.A97] &amp; &quot;, new PseudoEnumItem(&quot;&quot;&quot; &amp; [.D97] &amp; &quot;&quot;&quot;));&quot;)">
            <text:p/>
          </table:table-cell>
          <table:table-cell table:style-name="ce4" table:formula="of:=IF([.A97]=&quot;&quot;;&quot;&quot;;&quot;  insert into &quot;&quot;LOG_Logtype&quot;&quot; (   &quot;&quot;IDLogtype&quot;&quot;,    &quot;&quot;IFLogtype_parent&quot;&quot;,    &quot;&quot;Name&quot;&quot;  )  select    &quot; &amp; [.C97] &amp; &quot;,    null,    '&quot; &amp; [.A97] &amp; &quot;'   where not exists (   select &quot;&quot;IDLogtype&quot;&quot;    from &quot;&quot;LOG_Logtype&quot;&quot;    where &quot;&quot;IDLogtype&quot;&quot; = &quot; &amp; [.C97] &amp; &quot;  );   update &quot;&quot;LOG_Logtype&quot;&quot;  set    &quot;&quot;Name&quot;&quot; = '&quot; &amp; [.A97] &amp; &quot;'  where    &quot;&quot;IDLogtype&quot;&quot; = &quot; &amp; [.C9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7]+1" office:value-type="float" office:value="98">
            <text:p>98</text:p>
          </table:table-cell>
          <table:table-cell table:style-name="ce13" table:formula="of:=SUBSTITUTE(SUBSTITUTE(SUBSTITUTE([.A98];&quot;__WARNING&quot;;&quot;&quot;);&quot;__&quot;;&quot; - &quot;);&quot;_&quot;;&quot; &quot;)">
            <text:p/>
          </table:table-cell>
          <table:table-cell table:style-name="ce13" table:formula="of:=IF([.A98]=&quot;&quot;;&quot;&quot;;&quot;public const int &quot; &amp; [.A98] &amp; &quot; = &quot; &amp; [.C98] &amp; &quot;;&quot;)">
            <text:p/>
          </table:table-cell>
          <table:table-cell table:style-name="ce19" table:formula="of:=IF([.A98]=&quot;&quot;;&quot;&quot;;&quot;items_.Add(&quot; &amp; [.A98] &amp; &quot;, new PseudoEnumItem(&quot;&quot;&quot; &amp; [.D98] &amp; &quot;&quot;&quot;));&quot;)">
            <text:p/>
          </table:table-cell>
          <table:table-cell table:style-name="ce4" table:formula="of:=IF([.A98]=&quot;&quot;;&quot;&quot;;&quot;  insert into &quot;&quot;LOG_Logtype&quot;&quot; (   &quot;&quot;IDLogtype&quot;&quot;,    &quot;&quot;IFLogtype_parent&quot;&quot;,    &quot;&quot;Name&quot;&quot;  )  select    &quot; &amp; [.C98] &amp; &quot;,    null,    '&quot; &amp; [.A98] &amp; &quot;'   where not exists (   select &quot;&quot;IDLogtype&quot;&quot;    from &quot;&quot;LOG_Logtype&quot;&quot;    where &quot;&quot;IDLogtype&quot;&quot; = &quot; &amp; [.C98] &amp; &quot;  );   update &quot;&quot;LOG_Logtype&quot;&quot;  set    &quot;&quot;Name&quot;&quot; = '&quot; &amp; [.A98] &amp; &quot;'  where    &quot;&quot;IDLogtype&quot;&quot; = &quot; &amp; [.C9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20"/>
          <table:table-cell table:style-name="ce12"/>
          <table:table-cell table:style-name="ce13" table:formula="of:=[.C98]+1" office:value-type="float" office:value="99">
            <text:p>99</text:p>
          </table:table-cell>
          <table:table-cell table:style-name="ce13" table:formula="of:=SUBSTITUTE(SUBSTITUTE(SUBSTITUTE([.A99];&quot;__WARNING&quot;;&quot;&quot;);&quot;__&quot;;&quot; - &quot;);&quot;_&quot;;&quot; &quot;)">
            <text:p/>
          </table:table-cell>
          <table:table-cell table:style-name="ce13" table:formula="of:=IF([.A99]=&quot;&quot;;&quot;&quot;;&quot;public const int &quot; &amp; [.A99] &amp; &quot; = &quot; &amp; [.C99] &amp; &quot;;&quot;)">
            <text:p/>
          </table:table-cell>
          <table:table-cell table:style-name="ce19" table:formula="of:=IF([.A99]=&quot;&quot;;&quot;&quot;;&quot;items_.Add(&quot; &amp; [.A99] &amp; &quot;, new PseudoEnumItem(&quot;&quot;&quot; &amp; [.D99] &amp; &quot;&quot;&quot;));&quot;)">
            <text:p/>
          </table:table-cell>
          <table:table-cell table:style-name="ce4" table:formula="of:=IF([.A99]=&quot;&quot;;&quot;&quot;;&quot;  insert into &quot;&quot;LOG_Logtype&quot;&quot; (   &quot;&quot;IDLogtype&quot;&quot;,    &quot;&quot;IFLogtype_parent&quot;&quot;,    &quot;&quot;Name&quot;&quot;  )  select    &quot; &amp; [.C99] &amp; &quot;,    null,    '&quot; &amp; [.A99] &amp; &quot;'   where not exists (   select &quot;&quot;IDLogtype&quot;&quot;    from &quot;&quot;LOG_Logtype&quot;&quot;    where &quot;&quot;IDLogtype&quot;&quot; = &quot; &amp; [.C99] &amp; &quot;  );   update &quot;&quot;LOG_Logtype&quot;&quot;  set    &quot;&quot;Name&quot;&quot; = '&quot; &amp; [.A99] &amp; &quot;'  where    &quot;&quot;IDLogtype&quot;&quot; = &quot; &amp; [.C99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20"/>
          <table:table-cell table:style-name="ce12"/>
          <table:table-cell table:style-name="ce13" table:formula="of:=[.C99]+1" office:value-type="float" office:value="100">
            <text:p>100</text:p>
          </table:table-cell>
          <table:table-cell table:style-name="ce13" table:formula="of:=SUBSTITUTE(SUBSTITUTE(SUBSTITUTE([.A100];&quot;__WARNING&quot;;&quot;&quot;);&quot;__&quot;;&quot; - &quot;);&quot;_&quot;;&quot; &quot;)">
            <text:p/>
          </table:table-cell>
          <table:table-cell table:style-name="ce13" table:formula="of:=IF([.A100]=&quot;&quot;;&quot;&quot;;&quot;public const int &quot; &amp; [.A100] &amp; &quot; = &quot; &amp; [.C100] &amp; &quot;;&quot;)">
            <text:p/>
          </table:table-cell>
          <table:table-cell table:style-name="ce19" table:formula="of:=IF([.A100]=&quot;&quot;;&quot;&quot;;&quot;items_.Add(&quot; &amp; [.A100] &amp; &quot;, new PseudoEnumItem(&quot;&quot;&quot; &amp; [.D100] &amp; &quot;&quot;&quot;));&quot;)">
            <text:p/>
          </table:table-cell>
          <table:table-cell table:style-name="ce4" table:formula="of:=IF([.A100]=&quot;&quot;;&quot;&quot;;&quot;  insert into &quot;&quot;LOG_Logtype&quot;&quot; (   &quot;&quot;IDLogtype&quot;&quot;,    &quot;&quot;IFLogtype_parent&quot;&quot;,    &quot;&quot;Name&quot;&quot;  )  select    &quot; &amp; [.C100] &amp; &quot;,    null,    '&quot; &amp; [.A100] &amp; &quot;'   where not exists (   select &quot;&quot;IDLogtype&quot;&quot;    from &quot;&quot;LOG_Logtype&quot;&quot;    where &quot;&quot;IDLogtype&quot;&quot; = &quot; &amp; [.C100] &amp; &quot;  );   update &quot;&quot;LOG_Logtype&quot;&quot;  set    &quot;&quot;Name&quot;&quot; = '&quot; &amp; [.A100] &amp; &quot;'  where    &quot;&quot;IDLogtype&quot;&quot; = &quot; &amp; [.C100] &amp; &quot;; &quot;)">
            <text:p/>
          </table:table-cell>
          <table:table-cell table:style-name="ce4" table:number-columns-repeated="1017"/>
        </table:table-row>
        <table:table-row table:style-name="ro1" table:number-rows-repeated="65010">
          <table:table-cell table:style-name="ce20"/>
          <table:table-cell table:style-name="ce12"/>
          <table:table-cell table:style-name="ce13" table:number-columns-repeated="4"/>
          <table:table-cell table:style-name="ce4" table:number-columns-repeated="1018"/>
        </table:table-row>
        <table:table-row table:style-name="ro1" table:number-rows-repeated="983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SourceType" table:style-name="ta1" table:print="false">
        <table:table-column table:style-name="co20" table:default-cell-style-name="ce18"/>
        <table:table-column table:style-name="co21" table:default-cell-style-name="ce18"/>
        <table:table-column table:style-name="co3" table:default-cell-style-name="ce18"/>
        <table:table-column table:style-name="co22" table:default-cell-style-name="ce18"/>
        <table:table-column table:style-name="co8" table:number-columns-repeated="1020" table:default-cell-style-name="ce18"/>
        <table:table-row table:style-name="ro1">
          <table:table-cell office:value-type="string">
            <text:p>DIC_Language</text:p>
          </table:table-cell>
          <table:table-cell office:value-type="string">
            <text:p>TX_Name</text:p>
          </table:table-cell>
          <table:table-cell office:value-type="float" office:value="1">
            <text:p>1</text:p>
          </table:table-cell>
          <table:table-cell table:formula="of:=IF([.A1]=&quot;&quot;;&quot;&quot;;&quot;public const int &quot; &amp; UPPER([.A1]) &amp; &quot;__&quot; &amp; UPPER([.B1]) &amp; &quot; = &quot; &amp; [.C1] &amp; &quot;;&quot;)" office:value-type="string" office:string-value="public const int DIC_LANGUAGE__TX_NAME = 1;">
            <text:p>public const int DIC_LANGUAGE__TX_NAME = 1;</text:p>
          </table:table-cell>
          <table:table-cell table:number-columns-repeated="1020"/>
        </table:table-row>
        <table:table-row table:style-name="ro1">
          <table:table-cell office:value-type="string">
            <text:p>NWS_Content</text:p>
          </table:table-cell>
          <table:table-cell office:value-type="string">
            <text:p>TX_Title</text:p>
          </table:table-cell>
          <table:table-cell table:formula="of:=[.C1]+1" office:value-type="float" office:value="2">
            <text:p>2</text:p>
          </table:table-cell>
          <table:table-cell table:formula="of:=IF([.A2]=&quot;&quot;;&quot;&quot;;&quot;public const int &quot; &amp; UPPER([.A2]) &amp; &quot;__&quot; &amp; UPPER([.B2]) &amp; &quot; = &quot; &amp; [.C2] &amp; &quot;;&quot;)" office:value-type="string" office:string-value="public const int NWS_CONTENT__TX_TITLE = 2;">
            <text:p>public const int NWS_CONTENT__TX_TITLE = 2;</text:p>
          </table:table-cell>
          <table:table-cell table:number-columns-repeated="1020"/>
        </table:table-row>
        <table:table-row table:style-name="ro1">
          <table:table-cell office:value-type="string">
            <text:p>NWS_Content</text:p>
          </table:table-cell>
          <table:table-cell office:value-type="string">
            <text:p>TX_Content</text:p>
          </table:table-cell>
          <table:table-cell table:formula="of:=[.C2]+1" office:value-type="float" office:value="3">
            <text:p>3</text:p>
          </table:table-cell>
          <table:table-cell table:formula="of:=IF([.A3]=&quot;&quot;;&quot;&quot;;&quot;public const int &quot; &amp; UPPER([.A3]) &amp; &quot;__&quot; &amp; UPPER([.B3]) &amp; &quot; = &quot; &amp; [.C3] &amp; &quot;;&quot;)" office:value-type="string" office:string-value="public const int NWS_CONTENT__TX_CONTENT = 3;">
            <text:p>public const int NWS_CONTENT__TX_CONTENT = 3;</text:p>
          </table:table-cell>
          <table:table-cell table:number-columns-repeated="1020"/>
        </table:table-row>
        <table:table-row table:style-name="ro2">
          <table:table-cell office:value-type="string">
            <text:p>NWS_Content</text:p>
          </table:table-cell>
          <table:table-cell office:value-type="string">
            <text:p>tx_subtitle</text:p>
          </table:table-cell>
          <table:table-cell table:formula="of:=[.C3]+1" office:value-type="float" office:value="4">
            <text:p>4</text:p>
          </table:table-cell>
          <table:table-cell table:formula="of:=IF([.A4]=&quot;&quot;;&quot;&quot;;&quot;public const int &quot; &amp; UPPER([.A4]) &amp; &quot;__&quot; &amp; UPPER([.B4]) &amp; &quot; = &quot; &amp; [.C4] &amp; &quot;;&quot;)" office:value-type="string" office:string-value="public const int NWS_CONTENT__TX_SUBTITLE = 4;">
            <text:p>public const int NWS_CONTENT__TX_SUBTITLE = 4;</text:p>
          </table:table-cell>
          <table:table-cell table:number-columns-repeated="1020"/>
        </table:table-row>
        <table:table-row table:style-name="ro2">
          <table:table-cell office:value-type="string">
            <text:p>NWS_Content</text:p>
          </table:table-cell>
          <table:table-cell office:value-type="string">
            <text:p>tx_summary</text:p>
          </table:table-cell>
          <table:table-cell table:formula="of:=[.C4]+1" office:value-type="float" office:value="5">
            <text:p>5</text:p>
          </table:table-cell>
          <table:table-cell table:formula="of:=IF([.A5]=&quot;&quot;;&quot;&quot;;&quot;public const int &quot; &amp; UPPER([.A5]) &amp; &quot;__&quot; &amp; UPPER([.B5]) &amp; &quot; = &quot; &amp; [.C5] &amp; &quot;;&quot;)" office:value-type="string" office:string-value="public const int NWS_CONTENT__TX_SUMMARY = 5;">
            <text:p>public const int NWS_CONTENT__TX_SUMMARY = 5;</text:p>
          </table:table-cell>
          <table:table-cell table:number-columns-repeated="1020"/>
        </table:table-row>
        <table:table-row table:style-name="ro1">
          <table:table-cell office:value-type="string">
            <text:p>NWS_Attachment</text:p>
          </table:table-cell>
          <table:table-cell office:value-type="string">
            <text:p>TX_Name</text:p>
          </table:table-cell>
          <table:table-cell table:formula="of:=[.C5]+1" office:value-type="float" office:value="6">
            <text:p>6</text:p>
          </table:table-cell>
          <table:table-cell table:formula="of:=IF([.A6]=&quot;&quot;;&quot;&quot;;&quot;public const int &quot; &amp; UPPER([.A6]) &amp; &quot;__&quot; &amp; UPPER([.B6]) &amp; &quot; = &quot; &amp; [.C6] &amp; &quot;;&quot;)" office:value-type="string" office:string-value="public const int NWS_ATTACHMENT__TX_NAME = 6;">
            <text:p>public const int NWS_ATTACHMENT__TX_NAME = 6;</text:p>
          </table:table-cell>
          <table:table-cell table:number-columns-repeated="1020"/>
        </table:table-row>
        <table:table-row table:style-name="ro1">
          <table:table-cell office:value-type="string">
            <text:p>NWS_Attachment</text:p>
          </table:table-cell>
          <table:table-cell office:value-type="string">
            <text:p>TX_Description</text:p>
          </table:table-cell>
          <table:table-cell table:formula="of:=[.C6]+1" office:value-type="float" office:value="7">
            <text:p>7</text:p>
          </table:table-cell>
          <table:table-cell table:formula="of:=IF([.A7]=&quot;&quot;;&quot;&quot;;&quot;public const int &quot; &amp; UPPER([.A7]) &amp; &quot;__&quot; &amp; UPPER([.B7]) &amp; &quot; = &quot; &amp; [.C7] &amp; &quot;;&quot;)" office:value-type="string" office:string-value="public const int NWS_ATTACHMENT__TX_DESCRIPTION = 7;">
            <text:p>public const int NWS_ATTACHMENT__TX_DESCRIPTION = 7;</text:p>
          </table:table-cell>
          <table:table-cell table:number-columns-repeated="1020"/>
        </table:table-row>
        <table:table-row table:style-name="ro1">
          <table:table-cell office:value-type="string">
            <text:p>NWS_Tag</text:p>
          </table:table-cell>
          <table:table-cell office:value-type="string">
            <text:p>TX_Name</text:p>
          </table:table-cell>
          <table:table-cell table:formula="of:=[.C7]+1" office:value-type="float" office:value="8">
            <text:p>8</text:p>
          </table:table-cell>
          <table:table-cell table:formula="of:=IF([.A8]=&quot;&quot;;&quot;&quot;;&quot;public const int &quot; &amp; UPPER([.A8]) &amp; &quot;__&quot; &amp; UPPER([.B8]) &amp; &quot; = &quot; &amp; [.C8] &amp; &quot;;&quot;)" office:value-type="string" office:string-value="public const int NWS_TAG__TX_NAME = 8;">
            <text:p>public const int NWS_TAG__TX_NAME = 8;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]+1" office:value-type="float" office:value="9">
            <text:p>9</text:p>
          </table:table-cell>
          <table:table-cell table:formula="of:=IF([.A9]=&quot;&quot;;&quot;&quot;;&quot;public const int &quot; &amp; UPPER([.A9]) &amp; &quot;__&quot; &amp; UPPER([.B9]) &amp; &quot; = &quot; &amp; [.C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]+1" office:value-type="float" office:value="10">
            <text:p>10</text:p>
          </table:table-cell>
          <table:table-cell table:formula="of:=IF([.A10]=&quot;&quot;;&quot;&quot;;&quot;public const int &quot; &amp; UPPER([.A10]) &amp; &quot;__&quot; &amp; UPPER([.B10]) &amp; &quot; = &quot; &amp; [.C1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0]+1" office:value-type="float" office:value="11">
            <text:p>11</text:p>
          </table:table-cell>
          <table:table-cell table:formula="of:=IF([.A11]=&quot;&quot;;&quot;&quot;;&quot;public const int &quot; &amp; UPPER([.A11]) &amp; &quot;__&quot; &amp; UPPER([.B11]) &amp; &quot; = &quot; &amp; [.C1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1]+1" office:value-type="float" office:value="12">
            <text:p>12</text:p>
          </table:table-cell>
          <table:table-cell table:formula="of:=IF([.A12]=&quot;&quot;;&quot;&quot;;&quot;public const int &quot; &amp; UPPER([.A12]) &amp; &quot;__&quot; &amp; UPPER([.B12]) &amp; &quot; = &quot; &amp; [.C1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2]+1" office:value-type="float" office:value="13">
            <text:p>13</text:p>
          </table:table-cell>
          <table:table-cell table:formula="of:=IF([.A13]=&quot;&quot;;&quot;&quot;;&quot;public const int &quot; &amp; UPPER([.A13]) &amp; &quot;__&quot; &amp; UPPER([.B13]) &amp; &quot; = &quot; &amp; [.C1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3]+1" office:value-type="float" office:value="14">
            <text:p>14</text:p>
          </table:table-cell>
          <table:table-cell table:formula="of:=IF([.A14]=&quot;&quot;;&quot;&quot;;&quot;public const int &quot; &amp; UPPER([.A14]) &amp; &quot;__&quot; &amp; UPPER([.B14]) &amp; &quot; = &quot; &amp; [.C1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4]+1" office:value-type="float" office:value="15">
            <text:p>15</text:p>
          </table:table-cell>
          <table:table-cell table:formula="of:=IF([.A15]=&quot;&quot;;&quot;&quot;;&quot;public const int &quot; &amp; UPPER([.A15]) &amp; &quot;__&quot; &amp; UPPER([.B15]) &amp; &quot; = &quot; &amp; [.C1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5]+1" office:value-type="float" office:value="16">
            <text:p>16</text:p>
          </table:table-cell>
          <table:table-cell table:formula="of:=IF([.A16]=&quot;&quot;;&quot;&quot;;&quot;public const int &quot; &amp; UPPER([.A16]) &amp; &quot;__&quot; &amp; UPPER([.B16]) &amp; &quot; = &quot; &amp; [.C1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6]+1" office:value-type="float" office:value="17">
            <text:p>17</text:p>
          </table:table-cell>
          <table:table-cell table:formula="of:=IF([.A17]=&quot;&quot;;&quot;&quot;;&quot;public const int &quot; &amp; UPPER([.A17]) &amp; &quot;__&quot; &amp; UPPER([.B17]) &amp; &quot; = &quot; &amp; [.C1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7]+1" office:value-type="float" office:value="18">
            <text:p>18</text:p>
          </table:table-cell>
          <table:table-cell table:formula="of:=IF([.A18]=&quot;&quot;;&quot;&quot;;&quot;public const int &quot; &amp; UPPER([.A18]) &amp; &quot;__&quot; &amp; UPPER([.B18]) &amp; &quot; = &quot; &amp; [.C1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8]+1" office:value-type="float" office:value="19">
            <text:p>19</text:p>
          </table:table-cell>
          <table:table-cell table:formula="of:=IF([.A19]=&quot;&quot;;&quot;&quot;;&quot;public const int &quot; &amp; UPPER([.A19]) &amp; &quot;__&quot; &amp; UPPER([.B19]) &amp; &quot; = &quot; &amp; [.C1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9]+1" office:value-type="float" office:value="20">
            <text:p>20</text:p>
          </table:table-cell>
          <table:table-cell table:formula="of:=IF([.A20]=&quot;&quot;;&quot;&quot;;&quot;public const int &quot; &amp; UPPER([.A20]) &amp; &quot;__&quot; &amp; UPPER([.B20]) &amp; &quot; = &quot; &amp; [.C2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0]+1" office:value-type="float" office:value="21">
            <text:p>21</text:p>
          </table:table-cell>
          <table:table-cell table:formula="of:=IF([.A21]=&quot;&quot;;&quot;&quot;;&quot;public const int &quot; &amp; UPPER([.A21]) &amp; &quot;__&quot; &amp; UPPER([.B21]) &amp; &quot; = &quot; &amp; [.C2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1]+1" office:value-type="float" office:value="22">
            <text:p>22</text:p>
          </table:table-cell>
          <table:table-cell table:formula="of:=IF([.A22]=&quot;&quot;;&quot;&quot;;&quot;public const int &quot; &amp; UPPER([.A22]) &amp; &quot;__&quot; &amp; UPPER([.B22]) &amp; &quot; = &quot; &amp; [.C2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2]+1" office:value-type="float" office:value="23">
            <text:p>23</text:p>
          </table:table-cell>
          <table:table-cell table:formula="of:=IF([.A23]=&quot;&quot;;&quot;&quot;;&quot;public const int &quot; &amp; UPPER([.A23]) &amp; &quot;__&quot; &amp; UPPER([.B23]) &amp; &quot; = &quot; &amp; [.C2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3]+1" office:value-type="float" office:value="24">
            <text:p>24</text:p>
          </table:table-cell>
          <table:table-cell table:formula="of:=IF([.A24]=&quot;&quot;;&quot;&quot;;&quot;public const int &quot; &amp; UPPER([.A24]) &amp; &quot;__&quot; &amp; UPPER([.B24]) &amp; &quot; = &quot; &amp; [.C2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4]+1" office:value-type="float" office:value="25">
            <text:p>25</text:p>
          </table:table-cell>
          <table:table-cell table:formula="of:=IF([.A25]=&quot;&quot;;&quot;&quot;;&quot;public const int &quot; &amp; UPPER([.A25]) &amp; &quot;__&quot; &amp; UPPER([.B25]) &amp; &quot; = &quot; &amp; [.C2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5]+1" office:value-type="float" office:value="26">
            <text:p>26</text:p>
          </table:table-cell>
          <table:table-cell table:formula="of:=IF([.A26]=&quot;&quot;;&quot;&quot;;&quot;public const int &quot; &amp; UPPER([.A26]) &amp; &quot;__&quot; &amp; UPPER([.B26]) &amp; &quot; = &quot; &amp; [.C2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6]+1" office:value-type="float" office:value="27">
            <text:p>27</text:p>
          </table:table-cell>
          <table:table-cell table:formula="of:=IF([.A27]=&quot;&quot;;&quot;&quot;;&quot;public const int &quot; &amp; UPPER([.A27]) &amp; &quot;__&quot; &amp; UPPER([.B27]) &amp; &quot; = &quot; &amp; [.C2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7]+1" office:value-type="float" office:value="28">
            <text:p>28</text:p>
          </table:table-cell>
          <table:table-cell table:formula="of:=IF([.A28]=&quot;&quot;;&quot;&quot;;&quot;public const int &quot; &amp; UPPER([.A28]) &amp; &quot;__&quot; &amp; UPPER([.B28]) &amp; &quot; = &quot; &amp; [.C2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8]+1" office:value-type="float" office:value="29">
            <text:p>29</text:p>
          </table:table-cell>
          <table:table-cell table:formula="of:=IF([.A29]=&quot;&quot;;&quot;&quot;;&quot;public const int &quot; &amp; UPPER([.A29]) &amp; &quot;__&quot; &amp; UPPER([.B29]) &amp; &quot; = &quot; &amp; [.C2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9]+1" office:value-type="float" office:value="30">
            <text:p>30</text:p>
          </table:table-cell>
          <table:table-cell table:formula="of:=IF([.A30]=&quot;&quot;;&quot;&quot;;&quot;public const int &quot; &amp; UPPER([.A30]) &amp; &quot;__&quot; &amp; UPPER([.B30]) &amp; &quot; = &quot; &amp; [.C3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0]+1" office:value-type="float" office:value="31">
            <text:p>31</text:p>
          </table:table-cell>
          <table:table-cell table:formula="of:=IF([.A31]=&quot;&quot;;&quot;&quot;;&quot;public const int &quot; &amp; UPPER([.A31]) &amp; &quot;__&quot; &amp; UPPER([.B31]) &amp; &quot; = &quot; &amp; [.C3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1]+1" office:value-type="float" office:value="32">
            <text:p>32</text:p>
          </table:table-cell>
          <table:table-cell table:formula="of:=IF([.A32]=&quot;&quot;;&quot;&quot;;&quot;public const int &quot; &amp; UPPER([.A32]) &amp; &quot;__&quot; &amp; UPPER([.B32]) &amp; &quot; = &quot; &amp; [.C3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2]+1" office:value-type="float" office:value="33">
            <text:p>33</text:p>
          </table:table-cell>
          <table:table-cell table:formula="of:=IF([.A33]=&quot;&quot;;&quot;&quot;;&quot;public const int &quot; &amp; UPPER([.A33]) &amp; &quot;__&quot; &amp; UPPER([.B33]) &amp; &quot; = &quot; &amp; [.C3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3]+1" office:value-type="float" office:value="34">
            <text:p>34</text:p>
          </table:table-cell>
          <table:table-cell table:formula="of:=IF([.A34]=&quot;&quot;;&quot;&quot;;&quot;public const int &quot; &amp; UPPER([.A34]) &amp; &quot;__&quot; &amp; UPPER([.B34]) &amp; &quot; = &quot; &amp; [.C3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4]+1" office:value-type="float" office:value="35">
            <text:p>35</text:p>
          </table:table-cell>
          <table:table-cell table:formula="of:=IF([.A35]=&quot;&quot;;&quot;&quot;;&quot;public const int &quot; &amp; UPPER([.A35]) &amp; &quot;__&quot; &amp; UPPER([.B35]) &amp; &quot; = &quot; &amp; [.C3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5]+1" office:value-type="float" office:value="36">
            <text:p>36</text:p>
          </table:table-cell>
          <table:table-cell table:formula="of:=IF([.A36]=&quot;&quot;;&quot;&quot;;&quot;public const int &quot; &amp; UPPER([.A36]) &amp; &quot;__&quot; &amp; UPPER([.B36]) &amp; &quot; = &quot; &amp; [.C3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6]+1" office:value-type="float" office:value="37">
            <text:p>37</text:p>
          </table:table-cell>
          <table:table-cell table:formula="of:=IF([.A37]=&quot;&quot;;&quot;&quot;;&quot;public const int &quot; &amp; UPPER([.A37]) &amp; &quot;__&quot; &amp; UPPER([.B37]) &amp; &quot; = &quot; &amp; [.C3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7]+1" office:value-type="float" office:value="38">
            <text:p>38</text:p>
          </table:table-cell>
          <table:table-cell table:formula="of:=IF([.A38]=&quot;&quot;;&quot;&quot;;&quot;public const int &quot; &amp; UPPER([.A38]) &amp; &quot;__&quot; &amp; UPPER([.B38]) &amp; &quot; = &quot; &amp; [.C3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8]+1" office:value-type="float" office:value="39">
            <text:p>39</text:p>
          </table:table-cell>
          <table:table-cell table:formula="of:=IF([.A39]=&quot;&quot;;&quot;&quot;;&quot;public const int &quot; &amp; UPPER([.A39]) &amp; &quot;__&quot; &amp; UPPER([.B39]) &amp; &quot; = &quot; &amp; [.C3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9]+1" office:value-type="float" office:value="40">
            <text:p>40</text:p>
          </table:table-cell>
          <table:table-cell table:formula="of:=IF([.A40]=&quot;&quot;;&quot;&quot;;&quot;public const int &quot; &amp; UPPER([.A40]) &amp; &quot;__&quot; &amp; UPPER([.B40]) &amp; &quot; = &quot; &amp; [.C4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0]+1" office:value-type="float" office:value="41">
            <text:p>41</text:p>
          </table:table-cell>
          <table:table-cell table:formula="of:=IF([.A41]=&quot;&quot;;&quot;&quot;;&quot;public const int &quot; &amp; UPPER([.A41]) &amp; &quot;__&quot; &amp; UPPER([.B41]) &amp; &quot; = &quot; &amp; [.C4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1]+1" office:value-type="float" office:value="42">
            <text:p>42</text:p>
          </table:table-cell>
          <table:table-cell table:formula="of:=IF([.A42]=&quot;&quot;;&quot;&quot;;&quot;public const int &quot; &amp; UPPER([.A42]) &amp; &quot;__&quot; &amp; UPPER([.B42]) &amp; &quot; = &quot; &amp; [.C4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2]+1" office:value-type="float" office:value="43">
            <text:p>43</text:p>
          </table:table-cell>
          <table:table-cell table:formula="of:=IF([.A43]=&quot;&quot;;&quot;&quot;;&quot;public const int &quot; &amp; UPPER([.A43]) &amp; &quot;__&quot; &amp; UPPER([.B43]) &amp; &quot; = &quot; &amp; [.C4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3]+1" office:value-type="float" office:value="44">
            <text:p>44</text:p>
          </table:table-cell>
          <table:table-cell table:formula="of:=IF([.A44]=&quot;&quot;;&quot;&quot;;&quot;public const int &quot; &amp; UPPER([.A44]) &amp; &quot;__&quot; &amp; UPPER([.B44]) &amp; &quot; = &quot; &amp; [.C4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4]+1" office:value-type="float" office:value="45">
            <text:p>45</text:p>
          </table:table-cell>
          <table:table-cell table:formula="of:=IF([.A45]=&quot;&quot;;&quot;&quot;;&quot;public const int &quot; &amp; UPPER([.A45]) &amp; &quot;__&quot; &amp; UPPER([.B45]) &amp; &quot; = &quot; &amp; [.C4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5]+1" office:value-type="float" office:value="46">
            <text:p>46</text:p>
          </table:table-cell>
          <table:table-cell table:formula="of:=IF([.A46]=&quot;&quot;;&quot;&quot;;&quot;public const int &quot; &amp; UPPER([.A46]) &amp; &quot;__&quot; &amp; UPPER([.B46]) &amp; &quot; = &quot; &amp; [.C4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6]+1" office:value-type="float" office:value="47">
            <text:p>47</text:p>
          </table:table-cell>
          <table:table-cell table:formula="of:=IF([.A47]=&quot;&quot;;&quot;&quot;;&quot;public const int &quot; &amp; UPPER([.A47]) &amp; &quot;__&quot; &amp; UPPER([.B47]) &amp; &quot; = &quot; &amp; [.C4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7]+1" office:value-type="float" office:value="48">
            <text:p>48</text:p>
          </table:table-cell>
          <table:table-cell table:formula="of:=IF([.A48]=&quot;&quot;;&quot;&quot;;&quot;public const int &quot; &amp; UPPER([.A48]) &amp; &quot;__&quot; &amp; UPPER([.B48]) &amp; &quot; = &quot; &amp; [.C4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8]+1" office:value-type="float" office:value="49">
            <text:p>49</text:p>
          </table:table-cell>
          <table:table-cell table:formula="of:=IF([.A49]=&quot;&quot;;&quot;&quot;;&quot;public const int &quot; &amp; UPPER([.A49]) &amp; &quot;__&quot; &amp; UPPER([.B49]) &amp; &quot; = &quot; &amp; [.C4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9]+1" office:value-type="float" office:value="50">
            <text:p>50</text:p>
          </table:table-cell>
          <table:table-cell table:formula="of:=IF([.A50]=&quot;&quot;;&quot;&quot;;&quot;public const int &quot; &amp; UPPER([.A50]) &amp; &quot;__&quot; &amp; UPPER([.B50]) &amp; &quot; = &quot; &amp; [.C5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0]+1" office:value-type="float" office:value="51">
            <text:p>51</text:p>
          </table:table-cell>
          <table:table-cell table:formula="of:=IF([.A51]=&quot;&quot;;&quot;&quot;;&quot;public const int &quot; &amp; UPPER([.A51]) &amp; &quot;__&quot; &amp; UPPER([.B51]) &amp; &quot; = &quot; &amp; [.C5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1]+1" office:value-type="float" office:value="52">
            <text:p>52</text:p>
          </table:table-cell>
          <table:table-cell table:formula="of:=IF([.A52]=&quot;&quot;;&quot;&quot;;&quot;public const int &quot; &amp; UPPER([.A52]) &amp; &quot;__&quot; &amp; UPPER([.B52]) &amp; &quot; = &quot; &amp; [.C5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2]+1" office:value-type="float" office:value="53">
            <text:p>53</text:p>
          </table:table-cell>
          <table:table-cell table:formula="of:=IF([.A53]=&quot;&quot;;&quot;&quot;;&quot;public const int &quot; &amp; UPPER([.A53]) &amp; &quot;__&quot; &amp; UPPER([.B53]) &amp; &quot; = &quot; &amp; [.C5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3]+1" office:value-type="float" office:value="54">
            <text:p>54</text:p>
          </table:table-cell>
          <table:table-cell table:formula="of:=IF([.A54]=&quot;&quot;;&quot;&quot;;&quot;public const int &quot; &amp; UPPER([.A54]) &amp; &quot;__&quot; &amp; UPPER([.B54]) &amp; &quot; = &quot; &amp; [.C5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4]+1" office:value-type="float" office:value="55">
            <text:p>55</text:p>
          </table:table-cell>
          <table:table-cell table:formula="of:=IF([.A55]=&quot;&quot;;&quot;&quot;;&quot;public const int &quot; &amp; UPPER([.A55]) &amp; &quot;__&quot; &amp; UPPER([.B55]) &amp; &quot; = &quot; &amp; [.C5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5]+1" office:value-type="float" office:value="56">
            <text:p>56</text:p>
          </table:table-cell>
          <table:table-cell table:formula="of:=IF([.A56]=&quot;&quot;;&quot;&quot;;&quot;public const int &quot; &amp; UPPER([.A56]) &amp; &quot;__&quot; &amp; UPPER([.B56]) &amp; &quot; = &quot; &amp; [.C5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6]+1" office:value-type="float" office:value="57">
            <text:p>57</text:p>
          </table:table-cell>
          <table:table-cell table:formula="of:=IF([.A57]=&quot;&quot;;&quot;&quot;;&quot;public const int &quot; &amp; UPPER([.A57]) &amp; &quot;__&quot; &amp; UPPER([.B57]) &amp; &quot; = &quot; &amp; [.C5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7]+1" office:value-type="float" office:value="58">
            <text:p>58</text:p>
          </table:table-cell>
          <table:table-cell table:formula="of:=IF([.A58]=&quot;&quot;;&quot;&quot;;&quot;public const int &quot; &amp; UPPER([.A58]) &amp; &quot;__&quot; &amp; UPPER([.B58]) &amp; &quot; = &quot; &amp; [.C5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8]+1" office:value-type="float" office:value="59">
            <text:p>59</text:p>
          </table:table-cell>
          <table:table-cell table:formula="of:=IF([.A59]=&quot;&quot;;&quot;&quot;;&quot;public const int &quot; &amp; UPPER([.A59]) &amp; &quot;__&quot; &amp; UPPER([.B59]) &amp; &quot; = &quot; &amp; [.C5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9]+1" office:value-type="float" office:value="60">
            <text:p>60</text:p>
          </table:table-cell>
          <table:table-cell table:formula="of:=IF([.A60]=&quot;&quot;;&quot;&quot;;&quot;public const int &quot; &amp; UPPER([.A60]) &amp; &quot;__&quot; &amp; UPPER([.B60]) &amp; &quot; = &quot; &amp; [.C6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0]+1" office:value-type="float" office:value="61">
            <text:p>61</text:p>
          </table:table-cell>
          <table:table-cell table:formula="of:=IF([.A61]=&quot;&quot;;&quot;&quot;;&quot;public const int &quot; &amp; UPPER([.A61]) &amp; &quot;__&quot; &amp; UPPER([.B61]) &amp; &quot; = &quot; &amp; [.C6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1]+1" office:value-type="float" office:value="62">
            <text:p>62</text:p>
          </table:table-cell>
          <table:table-cell table:formula="of:=IF([.A62]=&quot;&quot;;&quot;&quot;;&quot;public const int &quot; &amp; UPPER([.A62]) &amp; &quot;__&quot; &amp; UPPER([.B62]) &amp; &quot; = &quot; &amp; [.C6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2]+1" office:value-type="float" office:value="63">
            <text:p>63</text:p>
          </table:table-cell>
          <table:table-cell table:formula="of:=IF([.A63]=&quot;&quot;;&quot;&quot;;&quot;public const int &quot; &amp; UPPER([.A63]) &amp; &quot;__&quot; &amp; UPPER([.B63]) &amp; &quot; = &quot; &amp; [.C6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3]+1" office:value-type="float" office:value="64">
            <text:p>64</text:p>
          </table:table-cell>
          <table:table-cell table:formula="of:=IF([.A64]=&quot;&quot;;&quot;&quot;;&quot;public const int &quot; &amp; UPPER([.A64]) &amp; &quot;__&quot; &amp; UPPER([.B64]) &amp; &quot; = &quot; &amp; [.C6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4]+1" office:value-type="float" office:value="65">
            <text:p>65</text:p>
          </table:table-cell>
          <table:table-cell table:formula="of:=IF([.A65]=&quot;&quot;;&quot;&quot;;&quot;public const int &quot; &amp; UPPER([.A65]) &amp; &quot;__&quot; &amp; UPPER([.B65]) &amp; &quot; = &quot; &amp; [.C6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5]+1" office:value-type="float" office:value="66">
            <text:p>66</text:p>
          </table:table-cell>
          <table:table-cell table:formula="of:=IF([.A66]=&quot;&quot;;&quot;&quot;;&quot;public const int &quot; &amp; UPPER([.A66]) &amp; &quot;__&quot; &amp; UPPER([.B66]) &amp; &quot; = &quot; &amp; [.C6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6]+1" office:value-type="float" office:value="67">
            <text:p>67</text:p>
          </table:table-cell>
          <table:table-cell table:formula="of:=IF([.A67]=&quot;&quot;;&quot;&quot;;&quot;public const int &quot; &amp; UPPER([.A67]) &amp; &quot;__&quot; &amp; UPPER([.B67]) &amp; &quot; = &quot; &amp; [.C6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7]+1" office:value-type="float" office:value="68">
            <text:p>68</text:p>
          </table:table-cell>
          <table:table-cell table:formula="of:=IF([.A68]=&quot;&quot;;&quot;&quot;;&quot;public const int &quot; &amp; UPPER([.A68]) &amp; &quot;__&quot; &amp; UPPER([.B68]) &amp; &quot; = &quot; &amp; [.C6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8]+1" office:value-type="float" office:value="69">
            <text:p>69</text:p>
          </table:table-cell>
          <table:table-cell table:formula="of:=IF([.A69]=&quot;&quot;;&quot;&quot;;&quot;public const int &quot; &amp; UPPER([.A69]) &amp; &quot;__&quot; &amp; UPPER([.B69]) &amp; &quot; = &quot; &amp; [.C6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9]+1" office:value-type="float" office:value="70">
            <text:p>70</text:p>
          </table:table-cell>
          <table:table-cell table:formula="of:=IF([.A70]=&quot;&quot;;&quot;&quot;;&quot;public const int &quot; &amp; UPPER([.A70]) &amp; &quot;__&quot; &amp; UPPER([.B70]) &amp; &quot; = &quot; &amp; [.C7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0]+1" office:value-type="float" office:value="71">
            <text:p>71</text:p>
          </table:table-cell>
          <table:table-cell table:formula="of:=IF([.A71]=&quot;&quot;;&quot;&quot;;&quot;public const int &quot; &amp; UPPER([.A71]) &amp; &quot;__&quot; &amp; UPPER([.B71]) &amp; &quot; = &quot; &amp; [.C7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1]+1" office:value-type="float" office:value="72">
            <text:p>72</text:p>
          </table:table-cell>
          <table:table-cell table:formula="of:=IF([.A72]=&quot;&quot;;&quot;&quot;;&quot;public const int &quot; &amp; UPPER([.A72]) &amp; &quot;__&quot; &amp; UPPER([.B72]) &amp; &quot; = &quot; &amp; [.C7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2]+1" office:value-type="float" office:value="73">
            <text:p>73</text:p>
          </table:table-cell>
          <table:table-cell table:formula="of:=IF([.A73]=&quot;&quot;;&quot;&quot;;&quot;public const int &quot; &amp; UPPER([.A73]) &amp; &quot;__&quot; &amp; UPPER([.B73]) &amp; &quot; = &quot; &amp; [.C7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3]+1" office:value-type="float" office:value="74">
            <text:p>74</text:p>
          </table:table-cell>
          <table:table-cell table:formula="of:=IF([.A74]=&quot;&quot;;&quot;&quot;;&quot;public const int &quot; &amp; UPPER([.A74]) &amp; &quot;__&quot; &amp; UPPER([.B74]) &amp; &quot; = &quot; &amp; [.C7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4]+1" office:value-type="float" office:value="75">
            <text:p>75</text:p>
          </table:table-cell>
          <table:table-cell table:formula="of:=IF([.A75]=&quot;&quot;;&quot;&quot;;&quot;public const int &quot; &amp; UPPER([.A75]) &amp; &quot;__&quot; &amp; UPPER([.B75]) &amp; &quot; = &quot; &amp; [.C7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5]+1" office:value-type="float" office:value="76">
            <text:p>76</text:p>
          </table:table-cell>
          <table:table-cell table:formula="of:=IF([.A76]=&quot;&quot;;&quot;&quot;;&quot;public const int &quot; &amp; UPPER([.A76]) &amp; &quot;__&quot; &amp; UPPER([.B76]) &amp; &quot; = &quot; &amp; [.C7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6]+1" office:value-type="float" office:value="77">
            <text:p>77</text:p>
          </table:table-cell>
          <table:table-cell table:formula="of:=IF([.A77]=&quot;&quot;;&quot;&quot;;&quot;public const int &quot; &amp; UPPER([.A77]) &amp; &quot;__&quot; &amp; UPPER([.B77]) &amp; &quot; = &quot; &amp; [.C7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7]+1" office:value-type="float" office:value="78">
            <text:p>78</text:p>
          </table:table-cell>
          <table:table-cell table:formula="of:=IF([.A78]=&quot;&quot;;&quot;&quot;;&quot;public const int &quot; &amp; UPPER([.A78]) &amp; &quot;__&quot; &amp; UPPER([.B78]) &amp; &quot; = &quot; &amp; [.C7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8]+1" office:value-type="float" office:value="79">
            <text:p>79</text:p>
          </table:table-cell>
          <table:table-cell table:formula="of:=IF([.A79]=&quot;&quot;;&quot;&quot;;&quot;public const int &quot; &amp; UPPER([.A79]) &amp; &quot;__&quot; &amp; UPPER([.B79]) &amp; &quot; = &quot; &amp; [.C7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9]+1" office:value-type="float" office:value="80">
            <text:p>80</text:p>
          </table:table-cell>
          <table:table-cell table:formula="of:=IF([.A80]=&quot;&quot;;&quot;&quot;;&quot;public const int &quot; &amp; UPPER([.A80]) &amp; &quot;__&quot; &amp; UPPER([.B80]) &amp; &quot; = &quot; &amp; [.C8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0]+1" office:value-type="float" office:value="81">
            <text:p>81</text:p>
          </table:table-cell>
          <table:table-cell table:formula="of:=IF([.A81]=&quot;&quot;;&quot;&quot;;&quot;public const int &quot; &amp; UPPER([.A81]) &amp; &quot;__&quot; &amp; UPPER([.B81]) &amp; &quot; = &quot; &amp; [.C8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1]+1" office:value-type="float" office:value="82">
            <text:p>82</text:p>
          </table:table-cell>
          <table:table-cell table:formula="of:=IF([.A82]=&quot;&quot;;&quot;&quot;;&quot;public const int &quot; &amp; UPPER([.A82]) &amp; &quot;__&quot; &amp; UPPER([.B82]) &amp; &quot; = &quot; &amp; [.C8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2]+1" office:value-type="float" office:value="83">
            <text:p>83</text:p>
          </table:table-cell>
          <table:table-cell table:formula="of:=IF([.A83]=&quot;&quot;;&quot;&quot;;&quot;public const int &quot; &amp; UPPER([.A83]) &amp; &quot;__&quot; &amp; UPPER([.B83]) &amp; &quot; = &quot; &amp; [.C8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3]+1" office:value-type="float" office:value="84">
            <text:p>84</text:p>
          </table:table-cell>
          <table:table-cell table:formula="of:=IF([.A84]=&quot;&quot;;&quot;&quot;;&quot;public const int &quot; &amp; UPPER([.A84]) &amp; &quot;__&quot; &amp; UPPER([.B84]) &amp; &quot; = &quot; &amp; [.C8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4]+1" office:value-type="float" office:value="85">
            <text:p>85</text:p>
          </table:table-cell>
          <table:table-cell table:formula="of:=IF([.A85]=&quot;&quot;;&quot;&quot;;&quot;public const int &quot; &amp; UPPER([.A85]) &amp; &quot;__&quot; &amp; UPPER([.B85]) &amp; &quot; = &quot; &amp; [.C8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5]+1" office:value-type="float" office:value="86">
            <text:p>86</text:p>
          </table:table-cell>
          <table:table-cell table:formula="of:=IF([.A86]=&quot;&quot;;&quot;&quot;;&quot;public const int &quot; &amp; UPPER([.A86]) &amp; &quot;__&quot; &amp; UPPER([.B86]) &amp; &quot; = &quot; &amp; [.C8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6]+1" office:value-type="float" office:value="87">
            <text:p>87</text:p>
          </table:table-cell>
          <table:table-cell table:formula="of:=IF([.A87]=&quot;&quot;;&quot;&quot;;&quot;public const int &quot; &amp; UPPER([.A87]) &amp; &quot;__&quot; &amp; UPPER([.B87]) &amp; &quot; = &quot; &amp; [.C8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7]+1" office:value-type="float" office:value="88">
            <text:p>88</text:p>
          </table:table-cell>
          <table:table-cell table:formula="of:=IF([.A88]=&quot;&quot;;&quot;&quot;;&quot;public const int &quot; &amp; UPPER([.A88]) &amp; &quot;__&quot; &amp; UPPER([.B88]) &amp; &quot; = &quot; &amp; [.C8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8]+1" office:value-type="float" office:value="89">
            <text:p>89</text:p>
          </table:table-cell>
          <table:table-cell table:formula="of:=IF([.A89]=&quot;&quot;;&quot;&quot;;&quot;public const int &quot; &amp; UPPER([.A89]) &amp; &quot;__&quot; &amp; UPPER([.B89]) &amp; &quot; = &quot; &amp; [.C8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9]+1" office:value-type="float" office:value="90">
            <text:p>90</text:p>
          </table:table-cell>
          <table:table-cell table:formula="of:=IF([.A90]=&quot;&quot;;&quot;&quot;;&quot;public const int &quot; &amp; UPPER([.A90]) &amp; &quot;__&quot; &amp; UPPER([.B90]) &amp; &quot; = &quot; &amp; [.C9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0]+1" office:value-type="float" office:value="91">
            <text:p>91</text:p>
          </table:table-cell>
          <table:table-cell table:formula="of:=IF([.A91]=&quot;&quot;;&quot;&quot;;&quot;public const int &quot; &amp; UPPER([.A91]) &amp; &quot;__&quot; &amp; UPPER([.B91]) &amp; &quot; = &quot; &amp; [.C9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1]+1" office:value-type="float" office:value="92">
            <text:p>92</text:p>
          </table:table-cell>
          <table:table-cell table:formula="of:=IF([.A92]=&quot;&quot;;&quot;&quot;;&quot;public const int &quot; &amp; UPPER([.A92]) &amp; &quot;__&quot; &amp; UPPER([.B92]) &amp; &quot; = &quot; &amp; [.C9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2]+1" office:value-type="float" office:value="93">
            <text:p>93</text:p>
          </table:table-cell>
          <table:table-cell table:formula="of:=IF([.A93]=&quot;&quot;;&quot;&quot;;&quot;public const int &quot; &amp; UPPER([.A93]) &amp; &quot;__&quot; &amp; UPPER([.B93]) &amp; &quot; = &quot; &amp; [.C9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3]+1" office:value-type="float" office:value="94">
            <text:p>94</text:p>
          </table:table-cell>
          <table:table-cell table:formula="of:=IF([.A94]=&quot;&quot;;&quot;&quot;;&quot;public const int &quot; &amp; UPPER([.A94]) &amp; &quot;__&quot; &amp; UPPER([.B94]) &amp; &quot; = &quot; &amp; [.C9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4]+1" office:value-type="float" office:value="95">
            <text:p>95</text:p>
          </table:table-cell>
          <table:table-cell table:formula="of:=IF([.A95]=&quot;&quot;;&quot;&quot;;&quot;public const int &quot; &amp; UPPER([.A95]) &amp; &quot;__&quot; &amp; UPPER([.B95]) &amp; &quot; = &quot; &amp; [.C9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5]+1" office:value-type="float" office:value="96">
            <text:p>96</text:p>
          </table:table-cell>
          <table:table-cell table:formula="of:=IF([.A96]=&quot;&quot;;&quot;&quot;;&quot;public const int &quot; &amp; UPPER([.A96]) &amp; &quot;__&quot; &amp; UPPER([.B96]) &amp; &quot; = &quot; &amp; [.C9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6]+1" office:value-type="float" office:value="97">
            <text:p>97</text:p>
          </table:table-cell>
          <table:table-cell table:formula="of:=IF([.A97]=&quot;&quot;;&quot;&quot;;&quot;public const int &quot; &amp; UPPER([.A97]) &amp; &quot;__&quot; &amp; UPPER([.B97]) &amp; &quot; = &quot; &amp; [.C9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7]+1" office:value-type="float" office:value="98">
            <text:p>98</text:p>
          </table:table-cell>
          <table:table-cell table:formula="of:=IF([.A98]=&quot;&quot;;&quot;&quot;;&quot;public const int &quot; &amp; UPPER([.A98]) &amp; &quot;__&quot; &amp; UPPER([.B98]) &amp; &quot; = &quot; &amp; [.C9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8]+1" office:value-type="float" office:value="99">
            <text:p>99</text:p>
          </table:table-cell>
          <table:table-cell table:formula="of:=IF([.A99]=&quot;&quot;;&quot;&quot;;&quot;public const int &quot; &amp; UPPER([.A99]) &amp; &quot;__&quot; &amp; UPPER([.B99]) &amp; &quot; = &quot; &amp; [.C99] &amp; &quot;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9]+1" office:value-type="float" office:value="100">
            <text:p>100</text:p>
          </table:table-cell>
          <table:table-cell table:formula="of:=IF([.A100]=&quot;&quot;;&quot;&quot;;&quot;public const int &quot; &amp; UPPER([.A100]) &amp; &quot;__&quot; &amp; UPPER([.B100]) &amp; &quot; = &quot; &amp; [.C100] &amp; &quot;;&quot;)">
            <text:p/>
          </table:table-cell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02-10-2011</text:date>, <text:time>04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onteiro</meta:initial-creator>
    <meta:creation-date>2010-03-01T17:17:07.67</meta:creation-date>
    <dc:date>2011-10-02T04:05:23.85</dc:date>
    <dc:creator>Francisco Monteiro</dc:creator>
    <meta:editing-duration>P4DT6H31M51S</meta:editing-duration>
    <meta:editing-cycles>280</meta:editing-cycles>
    <meta:generator>OpenOffice.org/3.3$Win32 OpenOffice.org_project/330m20$Build-9567</meta:generator>
    <meta:document-statistic meta:table-count="4" meta:cell-count="3730" meta:object-count="0"/>
  </office:meta>
</office:document-meta>
</file>